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2256in" svg:height="4.1122in" svg:x="0.3906in" svg:y="1.7437in">
            <draw:object draw:notify-on-update-of-ranges="Sheet1.M5:Sheet1.M5 Sheet1.M6:Sheet1.M105 Sheet1.M109:Sheet1.M109 Sheet1.M110:Sheet1.M209 Sheet1.M213:Sheet1.M213 Sheet1.M214:Sheet1.M313 Sheet1.M317:Sheet1.M317 Sheet1.M318:Sheet1.M417 Sheet1.M421:Sheet1.M421 Sheet1.M422:Sheet1.M5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9913in" svg:height="4.4091in" svg:x="17.5717in" svg:y="1.1858in">
            <draw:object draw:notify-on-update-of-ranges="Sheet1.Y421:Sheet1.Y421 Sheet1.Y422:Sheet1.Y521 Sheet1.Y5:Sheet1.Y5 Sheet1.Y5:Sheet1.Y105 Sheet1.Y109:Sheet1.Y109 Sheet1.Y110:Sheet1.Y209 Sheet1.Y213:Sheet1.Y213 Sheet1.Y214:Sheet1.Y3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.4551in" svg:height="3.5449in" svg:x="1.8421in" svg:y="91.8173in">
            <draw:object draw:notify-on-update-of-ranges="Sheet1.A527:Sheet1.A527 Sheet1.B527:Sheet1.BX527 Sheet1.A528:Sheet1.A528 Sheet1.B528:Sheet1.BX528 Sheet1.A529:Sheet1.A529 Sheet1.B529:Sheet1.BX529 Sheet1.A530:Sheet1.A530 Sheet1.B530:Sheet1.BX530 Sheet1.A531:Sheet1.A531 Sheet1.B531:Sheet1.BX5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.965in" svg:height="4.1728in" svg:x="16.7587in" svg:y="13.6677in">
            <draw:object draw:notify-on-update-of-ranges="Sheet1.S5:Sheet1.S5 Sheet1.S6:Sheet1.S105 Sheet1.T5:Sheet1.T5 Sheet1.T6:Sheet1.T105 Sheet1.U5:Sheet1.U5 Sheet1.U6:Sheet1.U10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6" table:default-cell-style-name="Default"/>
        <table:table-row table:style-name="ro1">
          <table:table-cell office:value-type="string" calcext:value-type="string">
            <text:p>FireGirlTrials_PolicyComparisons_1 Outputs</text:p>
          </table:table-cell>
          <table:table-cell table:number-columns-repeated="7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LET-BURN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LB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LB cells_burned_ave</text:p>
          </table:table-cell>
          <table:table-cell office:value-type="string" calcext:value-type="string">
            <text:p>LB cells_burned_min</text:p>
          </table:table-cell>
          <table:table-cell office:value-type="string" calcext:value-type="string">
            <text:p>LB 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LB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199.531" calcext:value-type="float">
            <text:p>4199.531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0.287" calcext:value-type="float">
            <text:p>7590.287</text:p>
          </table:table-cell>
          <table:table-cell office:value-type="float" office:value="1471.527" calcext:value-type="float">
            <text:p>1471.527</text:p>
          </table:table-cell>
          <table:table-cell office:value-type="float" office:value="7130.963" calcext:value-type="float">
            <text:p>7130.963</text:p>
          </table:table-cell>
          <table:table-cell office:value-type="float" office:value="1268.098" calcext:value-type="float">
            <text:p>1268.098</text:p>
          </table:table-cell>
          <table:table-cell office:value-type="float" office:value="4383.732" calcext:value-type="float">
            <text:p>4383.732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5.788" calcext:value-type="float">
            <text:p>1555.788</text:p>
          </table:table-cell>
          <table:table-cell office:value-type="float" office:value="7483.021" calcext:value-type="float">
            <text:p>7483.021</text:p>
          </table:table-cell>
          <table:table-cell office:value-type="float" office:value="1284.443" calcext:value-type="float">
            <text:p>1284.443</text:p>
          </table:table-cell>
          <table:table-cell office:value-type="float" office:value="4.68" calcext:value-type="float">
            <text:p>4.6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3.993" calcext:value-type="float">
            <text:p>13.993</text:p>
          </table:table-cell>
          <table:table-cell office:value-type="float" office:value="103.533" calcext:value-type="float">
            <text:p>103.533</text:p>
          </table:table-cell>
          <table:table-cell office:value-type="float" office:value="-23.195" calcext:value-type="float">
            <text:p>-23.195</text:p>
          </table:table-cell>
          <table:table-cell office:value-type="float" office:value="13.174" calcext:value-type="float">
            <text:p>13.17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5.359" calcext:value-type="float">
            <text:p>45.359</text:p>
          </table:table-cell>
          <table:table-cell office:value-type="float" office:value="103.533" calcext:value-type="float">
            <text:p>103.533</text:p>
          </table:table-cell>
          <table:table-cell office:value-type="float" office:value="-77.185" calcext:value-type="float">
            <text:p>-77.18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6.922" calcext:value-type="float">
            <text:p>4296.922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46.847" calcext:value-type="float">
            <text:p>7246.847</text:p>
          </table:table-cell>
          <table:table-cell office:value-type="float" office:value="1400.612" calcext:value-type="float">
            <text:p>1400.612</text:p>
          </table:table-cell>
          <table:table-cell office:value-type="float" office:value="7087.084" calcext:value-type="float">
            <text:p>7087.084</text:p>
          </table:table-cell>
          <table:table-cell office:value-type="float" office:value="1506.76" calcext:value-type="float">
            <text:p>1506.76</text:p>
          </table:table-cell>
          <table:table-cell office:value-type="float" office:value="4483.851" calcext:value-type="float">
            <text:p>4483.851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84.806" calcext:value-type="float">
            <text:p>1484.806</text:p>
          </table:table-cell>
          <table:table-cell office:value-type="float" office:value="7441.737" calcext:value-type="float">
            <text:p>7441.737</text:p>
          </table:table-cell>
          <table:table-cell office:value-type="float" office:value="1525.965" calcext:value-type="float">
            <text:p>1525.965</text:p>
          </table:table-cell>
          <table:table-cell office:value-type="float" office:value="7.387" calcext:value-type="float">
            <text:p>7.38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2.172" calcext:value-type="float">
            <text:p>22.172</text:p>
          </table:table-cell>
          <table:table-cell office:value-type="float" office:value="104.548" calcext:value-type="float">
            <text:p>104.548</text:p>
          </table:table-cell>
          <table:table-cell office:value-type="float" office:value="-36.782" calcext:value-type="float">
            <text:p>-36.782</text:p>
          </table:table-cell>
          <table:table-cell office:value-type="float" office:value="11.827" calcext:value-type="float">
            <text:p>11.82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6.544" calcext:value-type="float">
            <text:p>46.544</text:p>
          </table:table-cell>
          <table:table-cell office:value-type="float" office:value="104.548" calcext:value-type="float">
            <text:p>104.548</text:p>
          </table:table-cell>
          <table:table-cell office:value-type="float" office:value="-80.894" calcext:value-type="float">
            <text:p>-80.89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6.96" calcext:value-type="float">
            <text:p>4296.96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6970.929" calcext:value-type="float">
            <text:p>6970.929</text:p>
          </table:table-cell>
          <table:table-cell office:value-type="float" office:value="1326.915" calcext:value-type="float">
            <text:p>1326.915</text:p>
          </table:table-cell>
          <table:table-cell office:value-type="float" office:value="6940.31" calcext:value-type="float">
            <text:p>6940.31</text:p>
          </table:table-cell>
          <table:table-cell office:value-type="float" office:value="1653.609" calcext:value-type="float">
            <text:p>1653.609</text:p>
          </table:table-cell>
          <table:table-cell office:value-type="float" office:value="4484.258" calcext:value-type="float">
            <text:p>4484.25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309.951" calcext:value-type="float">
            <text:p>7309.951</text:p>
          </table:table-cell>
          <table:table-cell office:value-type="float" office:value="1396.4" calcext:value-type="float">
            <text:p>1396.4</text:p>
          </table:table-cell>
          <table:table-cell office:value-type="float" office:value="7266.03" calcext:value-type="float">
            <text:p>7266.03</text:p>
          </table:table-cell>
          <table:table-cell office:value-type="float" office:value="1702.486" calcext:value-type="float">
            <text:p>1702.486</text:p>
          </table:table-cell>
          <table:table-cell office:value-type="float" office:value="6.213" calcext:value-type="float">
            <text:p>6.21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5.919" calcext:value-type="float">
            <text:p>15.919</text:p>
          </table:table-cell>
          <table:table-cell office:value-type="float" office:value="150.021" calcext:value-type="float">
            <text:p>150.021</text:p>
          </table:table-cell>
          <table:table-cell office:value-type="float" office:value="-25.499" calcext:value-type="float">
            <text:p>-25.499</text:p>
          </table:table-cell>
          <table:table-cell office:value-type="float" office:value="18.83" calcext:value-type="float">
            <text:p>18.8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5.856" calcext:value-type="float">
            <text:p>65.856</text:p>
          </table:table-cell>
          <table:table-cell office:value-type="float" office:value="150.021" calcext:value-type="float">
            <text:p>150.021</text:p>
          </table:table-cell>
          <table:table-cell office:value-type="float" office:value="-112.361" calcext:value-type="float">
            <text:p>-112.36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9.063" calcext:value-type="float">
            <text:p>4289.063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272.222" calcext:value-type="float">
            <text:p>1272.222</text:p>
          </table:table-cell>
          <table:table-cell office:value-type="float" office:value="6823.459" calcext:value-type="float">
            <text:p>6823.459</text:p>
          </table:table-cell>
          <table:table-cell office:value-type="float" office:value="1754.667" calcext:value-type="float">
            <text:p>1754.667</text:p>
          </table:table-cell>
          <table:table-cell office:value-type="float" office:value="4477.833" calcext:value-type="float">
            <text:p>4477.833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342.232" calcext:value-type="float">
            <text:p>1342.232</text:p>
          </table:table-cell>
          <table:table-cell office:value-type="float" office:value="7151.696" calcext:value-type="float">
            <text:p>7151.696</text:p>
          </table:table-cell>
          <table:table-cell office:value-type="float" office:value="1803.971" calcext:value-type="float">
            <text:p>1803.971</text:p>
          </table:table-cell>
          <table:table-cell office:value-type="float" office:value="14.773" calcext:value-type="float">
            <text:p>14.773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9.735" calcext:value-type="float">
            <text:p>49.735</text:p>
          </table:table-cell>
          <table:table-cell office:value-type="float" office:value="484.224" calcext:value-type="float">
            <text:p>484.224</text:p>
          </table:table-cell>
          <table:table-cell office:value-type="float" office:value="-84.303" calcext:value-type="float">
            <text:p>-84.303</text:p>
          </table:table-cell>
          <table:table-cell office:value-type="float" office:value="58.648" calcext:value-type="float">
            <text:p>58.648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3.632" calcext:value-type="float">
            <text:p>213.632</text:p>
          </table:table-cell>
          <table:table-cell office:value-type="float" office:value="484.224" calcext:value-type="float">
            <text:p>484.224</text:p>
          </table:table-cell>
          <table:table-cell office:value-type="float" office:value="-366.928" calcext:value-type="float">
            <text:p>-366.92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2.78" calcext:value-type="float">
            <text:p>4292.78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693.631" calcext:value-type="float">
            <text:p>6693.631</text:p>
          </table:table-cell>
          <table:table-cell office:value-type="float" office:value="1247.268" calcext:value-type="float">
            <text:p>1247.268</text:p>
          </table:table-cell>
          <table:table-cell office:value-type="float" office:value="6777.465" calcext:value-type="float">
            <text:p>6777.465</text:p>
          </table:table-cell>
          <table:table-cell office:value-type="float" office:value="1808.095" calcext:value-type="float">
            <text:p>1808.095</text:p>
          </table:table-cell>
          <table:table-cell office:value-type="float" office:value="4485.751" calcext:value-type="float">
            <text:p>4485.75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09.998" calcext:value-type="float">
            <text:p>7009.998</text:p>
          </table:table-cell>
          <table:table-cell office:value-type="float" office:value="1315.818" calcext:value-type="float">
            <text:p>1315.818</text:p>
          </table:table-cell>
          <table:table-cell office:value-type="float" office:value="7106.994" calcext:value-type="float">
            <text:p>7106.994</text:p>
          </table:table-cell>
          <table:table-cell office:value-type="float" office:value="1864.507" calcext:value-type="float">
            <text:p>1864.507</text:p>
          </table:table-cell>
          <table:table-cell office:value-type="float" office:value="9.32" calcext:value-type="float">
            <text:p>9.3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9.682" calcext:value-type="float">
            <text:p>29.682</text:p>
          </table:table-cell>
          <table:table-cell office:value-type="float" office:value="230.284" calcext:value-type="float">
            <text:p>230.284</text:p>
          </table:table-cell>
          <table:table-cell office:value-type="float" office:value="-49.81" calcext:value-type="float">
            <text:p>-49.81</text:p>
          </table:table-cell>
          <table:table-cell office:value-type="float" office:value="28.875" calcext:value-type="float">
            <text:p>28.875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1.104" calcext:value-type="float">
            <text:p>101.104</text:p>
          </table:table-cell>
          <table:table-cell office:value-type="float" office:value="230.284" calcext:value-type="float">
            <text:p>230.284</text:p>
          </table:table-cell>
          <table:table-cell office:value-type="float" office:value="-172.534" calcext:value-type="float">
            <text:p>-172.53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5.217" calcext:value-type="float">
            <text:p>4285.217</text:p>
          </table:table-cell>
          <table:table-cell office:value-type="float" office:value="1815.147" calcext:value-type="float">
            <text:p>1815.147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30.95" calcext:value-type="float">
            <text:p>1230.95</text:p>
          </table:table-cell>
          <table:table-cell office:value-type="float" office:value="6737.395" calcext:value-type="float">
            <text:p>6737.395</text:p>
          </table:table-cell>
          <table:table-cell office:value-type="float" office:value="1833.038" calcext:value-type="float">
            <text:p>1833.038</text:p>
          </table:table-cell>
          <table:table-cell office:value-type="float" office:value="4467.974" calcext:value-type="float">
            <text:p>4467.974</text:p>
          </table:table-cell>
          <table:table-cell office:value-type="float" office:value="1899.494" calcext:value-type="float">
            <text:p>1899.494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300.765" calcext:value-type="float">
            <text:p>1300.765</text:p>
          </table:table-cell>
          <table:table-cell office:value-type="float" office:value="7059.231" calcext:value-type="float">
            <text:p>7059.231</text:p>
          </table:table-cell>
          <table:table-cell office:value-type="float" office:value="1876.717" calcext:value-type="float">
            <text:p>1876.717</text:p>
          </table:table-cell>
          <table:table-cell office:value-type="float" office:value="7.853" calcext:value-type="float">
            <text:p>7.853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2.514" calcext:value-type="float">
            <text:p>22.514</text:p>
          </table:table-cell>
          <table:table-cell office:value-type="float" office:value="219.813" calcext:value-type="float">
            <text:p>219.813</text:p>
          </table:table-cell>
          <table:table-cell office:value-type="float" office:value="-36.996" calcext:value-type="float">
            <text:p>-36.996</text:p>
          </table:table-cell>
          <table:table-cell office:value-type="float" office:value="28.448" calcext:value-type="float">
            <text:p>28.448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96.062" calcext:value-type="float">
            <text:p>96.062</text:p>
          </table:table-cell>
          <table:table-cell office:value-type="float" office:value="219.813" calcext:value-type="float">
            <text:p>219.813</text:p>
          </table:table-cell>
          <table:table-cell office:value-type="float" office:value="-162.917" calcext:value-type="float">
            <text:p>-162.91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85.208" calcext:value-type="float">
            <text:p>4285.208</text:p>
          </table:table-cell>
          <table:table-cell office:value-type="float" office:value="1798.76" calcext:value-type="float">
            <text:p>1798.76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50.856" calcext:value-type="float">
            <text:p>1250.856</text:p>
          </table:table-cell>
          <table:table-cell office:value-type="float" office:value="6777.041" calcext:value-type="float">
            <text:p>6777.041</text:p>
          </table:table-cell>
          <table:table-cell office:value-type="float" office:value="1793.375" calcext:value-type="float">
            <text:p>1793.375</text:p>
          </table:table-cell>
          <table:table-cell office:value-type="float" office:value="4471.631" calcext:value-type="float">
            <text:p>4471.631</text:p>
          </table:table-cell>
          <table:table-cell office:value-type="float" office:value="1889.156" calcext:value-type="float">
            <text:p>1889.156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14.072" calcext:value-type="float">
            <text:p>1314.072</text:p>
          </table:table-cell>
          <table:table-cell office:value-type="float" office:value="7089.397" calcext:value-type="float">
            <text:p>7089.397</text:p>
          </table:table-cell>
          <table:table-cell office:value-type="float" office:value="1853.865" calcext:value-type="float">
            <text:p>1853.865</text:p>
          </table:table-cell>
          <table:table-cell office:value-type="float" office:value="36.72" calcext:value-type="float">
            <text:p>36.72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41.707" calcext:value-type="float">
            <text:p>241.707</text:p>
          </table:table-cell>
          <table:table-cell office:value-type="float" office:value="2662.052" calcext:value-type="float">
            <text:p>2662.052</text:p>
          </table:table-cell>
          <table:table-cell office:value-type="float" office:value="-444.784" calcext:value-type="float">
            <text:p>-444.784</text:p>
          </table:table-cell>
          <table:table-cell office:value-type="float" office:value="199.581" calcext:value-type="float">
            <text:p>199.581</text:p>
          </table:table-cell>
          <table:table-cell office:value-type="float" office:value="0" calcext:value-type="float">
            <text:p>0</text:p>
          </table:table-cell>
          <table:table-cell office:value-type="float" office:value="2103" calcext:value-type="float">
            <text:p>2103</text:p>
          </table:table-cell>
          <table:table-cell office:value-type="float" office:value="1236.117" calcext:value-type="float">
            <text:p>1236.117</text:p>
          </table:table-cell>
          <table:table-cell office:value-type="float" office:value="2662.052" calcext:value-type="float">
            <text:p>2662.052</text:p>
          </table:table-cell>
          <table:table-cell office:value-type="float" office:value="-2262.89" calcext:value-type="float">
            <text:p>-2262.8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293.03" calcext:value-type="float">
            <text:p>4293.03</text:p>
          </table:table-cell>
          <table:table-cell office:value-type="float" office:value="1835.477" calcext:value-type="float">
            <text:p>1835.477</text:p>
          </table:table-cell>
          <table:table-cell office:value-type="float" office:value="6781.626" calcext:value-type="float">
            <text:p>6781.626</text:p>
          </table:table-cell>
          <table:table-cell office:value-type="float" office:value="1236.783" calcext:value-type="float">
            <text:p>1236.783</text:p>
          </table:table-cell>
          <table:table-cell office:value-type="float" office:value="6756.828" calcext:value-type="float">
            <text:p>6756.828</text:p>
          </table:table-cell>
          <table:table-cell office:value-type="float" office:value="1829.233" calcext:value-type="float">
            <text:p>1829.233</text:p>
          </table:table-cell>
          <table:table-cell office:value-type="float" office:value="4480.798" calcext:value-type="float">
            <text:p>4480.798</text:p>
          </table:table-cell>
          <table:table-cell office:value-type="float" office:value="1889.253" calcext:value-type="float">
            <text:p>1889.253</text:p>
          </table:table-cell>
          <table:table-cell office:value-type="float" office:value="7091.605" calcext:value-type="float">
            <text:p>7091.605</text:p>
          </table:table-cell>
          <table:table-cell office:value-type="float" office:value="1306.373" calcext:value-type="float">
            <text:p>1306.373</text:p>
          </table:table-cell>
          <table:table-cell office:value-type="float" office:value="7083.226" calcext:value-type="float">
            <text:p>7083.226</text:p>
          </table:table-cell>
          <table:table-cell office:value-type="float" office:value="1878.37" calcext:value-type="float">
            <text:p>1878.37</text:p>
          </table:table-cell>
          <table:table-cell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86.277" calcext:value-type="float">
            <text:p>86.277</text:p>
          </table:table-cell>
          <table:table-cell office:value-type="float" office:value="2118.094" calcext:value-type="float">
            <text:p>2118.094</text:p>
          </table:table-cell>
          <table:table-cell office:value-type="float" office:value="-144.792" calcext:value-type="float">
            <text:p>-144.792</text:p>
          </table:table-cell>
          <table:table-cell office:value-type="float" office:value="235.841" calcext:value-type="float">
            <text:p>235.841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944.858" calcext:value-type="float">
            <text:p>944.858</text:p>
          </table:table-cell>
          <table:table-cell office:value-type="float" office:value="2118.094" calcext:value-type="float">
            <text:p>2118.094</text:p>
          </table:table-cell>
          <table:table-cell office:value-type="float" office:value="-1646.413" calcext:value-type="float">
            <text:p>-1646.4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03.101" calcext:value-type="float">
            <text:p>4303.101</text:p>
          </table:table-cell>
          <table:table-cell office:value-type="float" office:value="1873.539" calcext:value-type="float">
            <text:p>1873.539</text:p>
          </table:table-cell>
          <table:table-cell office:value-type="float" office:value="6846.111" calcext:value-type="float">
            <text:p>6846.111</text:p>
          </table:table-cell>
          <table:table-cell office:value-type="float" office:value="1237.161" calcext:value-type="float">
            <text:p>1237.161</text:p>
          </table:table-cell>
          <table:table-cell office:value-type="float" office:value="6767.652" calcext:value-type="float">
            <text:p>6767.652</text:p>
          </table:table-cell>
          <table:table-cell office:value-type="float" office:value="1838.55" calcext:value-type="float">
            <text:p>1838.55</text:p>
          </table:table-cell>
          <table:table-cell office:value-type="float" office:value="4487.273" calcext:value-type="float">
            <text:p>4487.273</text:p>
          </table:table-cell>
          <table:table-cell office:value-type="float" office:value="1919.727" calcext:value-type="float">
            <text:p>1919.727</text:p>
          </table:table-cell>
          <table:table-cell office:value-type="float" office:value="7161.599" calcext:value-type="float">
            <text:p>7161.599</text:p>
          </table:table-cell>
          <table:table-cell office:value-type="float" office:value="1307.281" calcext:value-type="float">
            <text:p>1307.281</text:p>
          </table:table-cell>
          <table:table-cell office:value-type="float" office:value="7091.511" calcext:value-type="float">
            <text:p>7091.511</text:p>
          </table:table-cell>
          <table:table-cell office:value-type="float" office:value="1883.035" calcext:value-type="float">
            <text:p>1883.035</text:p>
          </table:table-cell>
          <table:table-cell office:value-type="float" office:value="16.827" calcext:value-type="float">
            <text:p>16.827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1.201" calcext:value-type="float">
            <text:p>41.201</text:p>
          </table:table-cell>
          <table:table-cell office:value-type="float" office:value="797.345" calcext:value-type="float">
            <text:p>797.345</text:p>
          </table:table-cell>
          <table:table-cell office:value-type="float" office:value="-65.25" calcext:value-type="float">
            <text:p>-65.25</text:p>
          </table:table-cell>
          <table:table-cell office:value-type="float" office:value="122.867" calcext:value-type="float">
            <text:p>122.86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38.576" calcext:value-type="float">
            <text:p>338.576</text:p>
          </table:table-cell>
          <table:table-cell office:value-type="float" office:value="797.345" calcext:value-type="float">
            <text:p>797.345</text:p>
          </table:table-cell>
          <table:table-cell office:value-type="float" office:value="-551.611" calcext:value-type="float">
            <text:p>-551.61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03.597" calcext:value-type="float">
            <text:p>4303.597</text:p>
          </table:table-cell>
          <table:table-cell office:value-type="float" office:value="1853.75" calcext:value-type="float">
            <text:p>1853.75</text:p>
          </table:table-cell>
          <table:table-cell office:value-type="float" office:value="6888.76" calcext:value-type="float">
            <text:p>6888.76</text:p>
          </table:table-cell>
          <table:table-cell office:value-type="float" office:value="1218.876" calcext:value-type="float">
            <text:p>1218.876</text:p>
          </table:table-cell>
          <table:table-cell office:value-type="float" office:value="6731.723" calcext:value-type="float">
            <text:p>6731.723</text:p>
          </table:table-cell>
          <table:table-cell office:value-type="float" office:value="1875.471" calcext:value-type="float">
            <text:p>1875.471</text:p>
          </table:table-cell>
          <table:table-cell office:value-type="float" office:value="4491.082" calcext:value-type="float">
            <text:p>4491.082</text:p>
          </table:table-cell>
          <table:table-cell office:value-type="float" office:value="1904.248" calcext:value-type="float">
            <text:p>1904.248</text:p>
          </table:table-cell>
          <table:table-cell office:value-type="float" office:value="7151.89" calcext:value-type="float">
            <text:p>7151.89</text:p>
          </table:table-cell>
          <table:table-cell office:value-type="float" office:value="1284.737" calcext:value-type="float">
            <text:p>1284.737</text:p>
          </table:table-cell>
          <table:table-cell office:value-type="float" office:value="7050.409" calcext:value-type="float">
            <text:p>7050.409</text:p>
          </table:table-cell>
          <table:table-cell office:value-type="float" office:value="1931.755" calcext:value-type="float">
            <text:p>1931.755</text:p>
          </table:table-cell>
          <table:table-cell office:value-type="float" office:value="30.707" calcext:value-type="float">
            <text:p>30.707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102.2" calcext:value-type="float">
            <text:p>102.2</text:p>
          </table:table-cell>
          <table:table-cell office:value-type="float" office:value="2094.166" calcext:value-type="float">
            <text:p>2094.166</text:p>
          </table:table-cell>
          <table:table-cell office:value-type="float" office:value="-172.886" calcext:value-type="float">
            <text:p>-172.886</text:p>
          </table:table-cell>
          <table:table-cell office:value-type="float" office:value="294.149" calcext:value-type="float">
            <text:p>294.149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903.577" calcext:value-type="float">
            <text:p>903.577</text:p>
          </table:table-cell>
          <table:table-cell office:value-type="float" office:value="2094.166" calcext:value-type="float">
            <text:p>2094.166</text:p>
          </table:table-cell>
          <table:table-cell office:value-type="float" office:value="-1505.869" calcext:value-type="float">
            <text:p>-1505.86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29.5" calcext:value-type="float">
            <text:p>4329.5</text:p>
          </table:table-cell>
          <table:table-cell office:value-type="float" office:value="1888.321" calcext:value-type="float">
            <text:p>1888.321</text:p>
          </table:table-cell>
          <table:table-cell office:value-type="float" office:value="6764.018" calcext:value-type="float">
            <text:p>6764.018</text:p>
          </table:table-cell>
          <table:table-cell office:value-type="float" office:value="1209.004" calcext:value-type="float">
            <text:p>1209.004</text:p>
          </table:table-cell>
          <table:table-cell office:value-type="float" office:value="6737.959" calcext:value-type="float">
            <text:p>6737.959</text:p>
          </table:table-cell>
          <table:table-cell office:value-type="float" office:value="1921.041" calcext:value-type="float">
            <text:p>1921.041</text:p>
          </table:table-cell>
          <table:table-cell office:value-type="float" office:value="4520.775" calcext:value-type="float">
            <text:p>4520.775</text:p>
          </table:table-cell>
          <table:table-cell office:value-type="float" office:value="1878.265" calcext:value-type="float">
            <text:p>1878.265</text:p>
          </table:table-cell>
          <table:table-cell office:value-type="float" office:value="7094.453" calcext:value-type="float">
            <text:p>7094.453</text:p>
          </table:table-cell>
          <table:table-cell office:value-type="float" office:value="1275.545" calcext:value-type="float">
            <text:p>1275.545</text:p>
          </table:table-cell>
          <table:table-cell office:value-type="float" office:value="7061.79" calcext:value-type="float">
            <text:p>7061.79</text:p>
          </table:table-cell>
          <table:table-cell office:value-type="float" office:value="1979.759" calcext:value-type="float">
            <text:p>1979.759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32.746" calcext:value-type="float">
            <text:p>32.746</text:p>
          </table:table-cell>
          <table:table-cell office:value-type="float" office:value="928.478" calcext:value-type="float">
            <text:p>928.478</text:p>
          </table:table-cell>
          <table:table-cell office:value-type="float" office:value="-49.607" calcext:value-type="float">
            <text:p>-49.607</text:p>
          </table:table-cell>
          <table:table-cell office:value-type="float" office:value="169.69" calcext:value-type="float">
            <text:p>169.69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80.898" calcext:value-type="float">
            <text:p>380.898</text:p>
          </table:table-cell>
          <table:table-cell office:value-type="float" office:value="928.478" calcext:value-type="float">
            <text:p>928.478</text:p>
          </table:table-cell>
          <table:table-cell office:value-type="float" office:value="-589.098" calcext:value-type="float">
            <text:p>-589.09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43.553" calcext:value-type="float">
            <text:p>4343.553</text:p>
          </table:table-cell>
          <table:table-cell office:value-type="float" office:value="1822.417" calcext:value-type="float">
            <text:p>1822.417</text:p>
          </table:table-cell>
          <table:table-cell office:value-type="float" office:value="6721.597" calcext:value-type="float">
            <text:p>6721.597</text:p>
          </table:table-cell>
          <table:table-cell office:value-type="float" office:value="1187.616" calcext:value-type="float">
            <text:p>1187.616</text:p>
          </table:table-cell>
          <table:table-cell office:value-type="float" office:value="6709.406" calcext:value-type="float">
            <text:p>6709.406</text:p>
          </table:table-cell>
          <table:table-cell office:value-type="float" office:value="1977.7" calcext:value-type="float">
            <text:p>1977.7</text:p>
          </table:table-cell>
          <table:table-cell office:value-type="float" office:value="4531.831" calcext:value-type="float">
            <text:p>4531.831</text:p>
          </table:table-cell>
          <table:table-cell office:value-type="float" office:value="1860.249" calcext:value-type="float">
            <text:p>1860.249</text:p>
          </table:table-cell>
          <table:table-cell office:value-type="float" office:value="7056.634" calcext:value-type="float">
            <text:p>7056.634</text:p>
          </table:table-cell>
          <table:table-cell office:value-type="float" office:value="1255.651" calcext:value-type="float">
            <text:p>1255.651</text:p>
          </table:table-cell>
          <table:table-cell office:value-type="float" office:value="7033.216" calcext:value-type="float">
            <text:p>7033.216</text:p>
          </table:table-cell>
          <table:table-cell office:value-type="float" office:value="2030.446" calcext:value-type="float">
            <text:p>2030.446</text:p>
          </table:table-cell>
          <table:table-cell office:value-type="float" office:value="38.88" calcext:value-type="float">
            <text:p>38.88</text:p>
          </table:table-cell>
          <table:table-cell office:value-type="float" office:value="1" calcext:value-type="float">
            <text:p>1</text:p>
          </table:table-cell>
          <table:table-cell office:value-type="float" office:value="1153" calcext:value-type="float">
            <text:p>1153</text:p>
          </table:table-cell>
          <table:table-cell office:value-type="float" office:value="145.57" calcext:value-type="float">
            <text:p>145.57</text:p>
          </table:table-cell>
          <table:table-cell office:value-type="float" office:value="5197.044" calcext:value-type="float">
            <text:p>5197.044</text:p>
          </table:table-cell>
          <table:table-cell office:value-type="float" office:value="-251.11" calcext:value-type="float">
            <text:p>-251.11</text:p>
          </table:table-cell>
          <table:table-cell office:value-type="float" office:value="564.473" calcext:value-type="float">
            <text:p>564.473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2325.469" calcext:value-type="float">
            <text:p>2325.469</text:p>
          </table:table-cell>
          <table:table-cell office:value-type="float" office:value="5197.044" calcext:value-type="float">
            <text:p>5197.044</text:p>
          </table:table-cell>
          <table:table-cell office:value-type="float" office:value="-4068.099" calcext:value-type="float">
            <text:p>-4068.0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42.474" calcext:value-type="float">
            <text:p>4342.474</text:p>
          </table:table-cell>
          <table:table-cell office:value-type="float" office:value="1952.562" calcext:value-type="float">
            <text:p>1952.562</text:p>
          </table:table-cell>
          <table:table-cell office:value-type="float" office:value="6715.279" calcext:value-type="float">
            <text:p>6715.279</text:p>
          </table:table-cell>
          <table:table-cell office:value-type="float" office:value="1181.693" calcext:value-type="float">
            <text:p>1181.693</text:p>
          </table:table-cell>
          <table:table-cell office:value-type="float" office:value="6696.527" calcext:value-type="float">
            <text:p>6696.527</text:p>
          </table:table-cell>
          <table:table-cell office:value-type="float" office:value="1988.421" calcext:value-type="float">
            <text:p>1988.421</text:p>
          </table:table-cell>
          <table:table-cell office:value-type="float" office:value="4533.472" calcext:value-type="float">
            <text:p>4533.472</text:p>
          </table:table-cell>
          <table:table-cell office:value-type="float" office:value="2032.826" calcext:value-type="float">
            <text:p>2032.826</text:p>
          </table:table-cell>
          <table:table-cell office:value-type="float" office:value="7035.098" calcext:value-type="float">
            <text:p>7035.098</text:p>
          </table:table-cell>
          <table:table-cell office:value-type="float" office:value="1244.331" calcext:value-type="float">
            <text:p>1244.331</text:p>
          </table:table-cell>
          <table:table-cell office:value-type="float" office:value="7012.307" calcext:value-type="float">
            <text:p>7012.307</text:p>
          </table:table-cell>
          <table:table-cell office:value-type="float" office:value="2054.637" calcext:value-type="float">
            <text:p>2054.637</text:p>
          </table:table-cell>
          <table:table-cell office:value-type="float" office:value="33.96" calcext:value-type="float">
            <text:p>33.96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office:value-type="float" office:value="112.221" calcext:value-type="float">
            <text:p>112.221</text:p>
          </table:table-cell>
          <table:table-cell office:value-type="float" office:value="4343.797" calcext:value-type="float">
            <text:p>4343.797</text:p>
          </table:table-cell>
          <table:table-cell office:value-type="float" office:value="-189.595" calcext:value-type="float">
            <text:p>-189.595</text:p>
          </table:table-cell>
          <table:table-cell office:value-type="float" office:value="510.819" calcext:value-type="float">
            <text:p>510.81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1924.087" calcext:value-type="float">
            <text:p>1924.087</text:p>
          </table:table-cell>
          <table:table-cell office:value-type="float" office:value="4343.797" calcext:value-type="float">
            <text:p>4343.797</text:p>
          </table:table-cell>
          <table:table-cell office:value-type="float" office:value="-3322.159" calcext:value-type="float">
            <text:p>-3322.15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45.167" calcext:value-type="float">
            <text:p>4345.167</text:p>
          </table:table-cell>
          <table:table-cell office:value-type="float" office:value="1996.702" calcext:value-type="float">
            <text:p>1996.702</text:p>
          </table:table-cell>
          <table:table-cell office:value-type="float" office:value="6688.075" calcext:value-type="float">
            <text:p>6688.075</text:p>
          </table:table-cell>
          <table:table-cell office:value-type="float" office:value="1161.67" calcext:value-type="float">
            <text:p>1161.67</text:p>
          </table:table-cell>
          <table:table-cell office:value-type="float" office:value="6659.333" calcext:value-type="float">
            <text:p>6659.333</text:p>
          </table:table-cell>
          <table:table-cell office:value-type="float" office:value="2031.002" calcext:value-type="float">
            <text:p>2031.002</text:p>
          </table:table-cell>
          <table:table-cell office:value-type="float" office:value="4534.035" calcext:value-type="float">
            <text:p>4534.035</text:p>
          </table:table-cell>
          <table:table-cell office:value-type="float" office:value="2003.249" calcext:value-type="float">
            <text:p>2003.249</text:p>
          </table:table-cell>
          <table:table-cell office:value-type="float" office:value="6988.028" calcext:value-type="float">
            <text:p>6988.028</text:p>
          </table:table-cell>
          <table:table-cell office:value-type="float" office:value="1225.492" calcext:value-type="float">
            <text:p>1225.492</text:p>
          </table:table-cell>
          <table:table-cell office:value-type="float" office:value="6975.34" calcext:value-type="float">
            <text:p>6975.34</text:p>
          </table:table-cell>
          <table:table-cell office:value-type="float" office:value="2092.73" calcext:value-type="float">
            <text:p>2092.73</text:p>
          </table:table-cell>
          <table:table-cell office:value-type="float" office:value="13.173" calcext:value-type="float">
            <text:p>13.173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40.514" calcext:value-type="float">
            <text:p>40.514</text:p>
          </table:table-cell>
          <table:table-cell office:value-type="float" office:value="1551.592" calcext:value-type="float">
            <text:p>1551.592</text:p>
          </table:table-cell>
          <table:table-cell office:value-type="float" office:value="-67.536" calcext:value-type="float">
            <text:p>-67.536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679.571" calcext:value-type="float">
            <text:p>679.571</text:p>
          </table:table-cell>
          <table:table-cell office:value-type="float" office:value="1551.592" calcext:value-type="float">
            <text:p>1551.592</text:p>
          </table:table-cell>
          <table:table-cell office:value-type="float" office:value="-1155.958" calcext:value-type="float">
            <text:p>-1155.95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65.37" calcext:value-type="float">
            <text:p>4365.37</text:p>
          </table:table-cell>
          <table:table-cell office:value-type="float" office:value="1950.132" calcext:value-type="float">
            <text:p>1950.132</text:p>
          </table:table-cell>
          <table:table-cell office:value-type="float" office:value="6966.186" calcext:value-type="float">
            <text:p>6966.186</text:p>
          </table:table-cell>
          <table:table-cell office:value-type="float" office:value="1162.76" calcext:value-type="float">
            <text:p>1162.76</text:p>
          </table:table-cell>
          <table:table-cell office:value-type="float" office:value="6681.705" calcext:value-type="float">
            <text:p>6681.705</text:p>
          </table:table-cell>
          <table:table-cell office:value-type="float" office:value="2049.034" calcext:value-type="float">
            <text:p>2049.034</text:p>
          </table:table-cell>
          <table:table-cell office:value-type="float" office:value="4558.969" calcext:value-type="float">
            <text:p>4558.969</text:p>
          </table:table-cell>
          <table:table-cell office:value-type="float" office:value="2003.207" calcext:value-type="float">
            <text:p>2003.207</text:p>
          </table:table-cell>
          <table:table-cell office:value-type="float" office:value="7280.603" calcext:value-type="float">
            <text:p>7280.603</text:p>
          </table:table-cell>
          <table:table-cell office:value-type="float" office:value="1225.899" calcext:value-type="float">
            <text:p>1225.899</text:p>
          </table:table-cell>
          <table:table-cell office:value-type="float" office:value="7001.084" calcext:value-type="float">
            <text:p>7001.084</text:p>
          </table:table-cell>
          <table:table-cell office:value-type="float" office:value="2116.854" calcext:value-type="float">
            <text:p>2116.854</text:p>
          </table:table-cell>
          <table:table-cell office:value-type="float" office:value="37.107" calcext:value-type="float">
            <text:p>37.107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96.428" calcext:value-type="float">
            <text:p>96.428</text:p>
          </table:table-cell>
          <table:table-cell office:value-type="float" office:value="5519.276" calcext:value-type="float">
            <text:p>5519.276</text:p>
          </table:table-cell>
          <table:table-cell office:value-type="float" office:value="-154.988" calcext:value-type="float">
            <text:p>-154.988</text:p>
          </table:table-cell>
          <table:table-cell office:value-type="float" office:value="630.629" calcext:value-type="float">
            <text:p>630.62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454.014" calcext:value-type="float">
            <text:p>2454.014</text:p>
          </table:table-cell>
          <table:table-cell office:value-type="float" office:value="5519.276" calcext:value-type="float">
            <text:p>5519.276</text:p>
          </table:table-cell>
          <table:table-cell office:value-type="float" office:value="-4258.018" calcext:value-type="float">
            <text:p>-4258.01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86.02" calcext:value-type="float">
            <text:p>4386.02</text:p>
          </table:table-cell>
          <table:table-cell office:value-type="float" office:value="2045.033" calcext:value-type="float">
            <text:p>2045.033</text:p>
          </table:table-cell>
          <table:table-cell office:value-type="float" office:value="6673.779" calcext:value-type="float">
            <text:p>6673.779</text:p>
          </table:table-cell>
          <table:table-cell office:value-type="float" office:value="1116.38" calcext:value-type="float">
            <text:p>1116.38</text:p>
          </table:table-cell>
          <table:table-cell office:value-type="float" office:value="6609.963" calcext:value-type="float">
            <text:p>6609.963</text:p>
          </table:table-cell>
          <table:table-cell office:value-type="float" office:value="2162.077" calcext:value-type="float">
            <text:p>2162.077</text:p>
          </table:table-cell>
          <table:table-cell office:value-type="float" office:value="4578.621" calcext:value-type="float">
            <text:p>4578.621</text:p>
          </table:table-cell>
          <table:table-cell office:value-type="float" office:value="2047.279" calcext:value-type="float">
            <text:p>2047.279</text:p>
          </table:table-cell>
          <table:table-cell office:value-type="float" office:value="6989.262" calcext:value-type="float">
            <text:p>6989.262</text:p>
          </table:table-cell>
          <table:table-cell office:value-type="float" office:value="1182.361" calcext:value-type="float">
            <text:p>1182.361</text:p>
          </table:table-cell>
          <table:table-cell office:value-type="float" office:value="6934.006" calcext:value-type="float">
            <text:p>6934.006</text:p>
          </table:table-cell>
          <table:table-cell office:value-type="float" office:value="2223.237" calcext:value-type="float">
            <text:p>2223.237</text:p>
          </table:table-cell>
          <table:table-cell office:value-type="float" office:value="24.093" calcext:value-type="float">
            <text:p>24.093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9.048" calcext:value-type="float">
            <text:p>49.048</text:p>
          </table:table-cell>
          <table:table-cell office:value-type="float" office:value="3778.335" calcext:value-type="float">
            <text:p>3778.335</text:p>
          </table:table-cell>
          <table:table-cell office:value-type="float" office:value="-73.615" calcext:value-type="float">
            <text:p>-73.615</text:p>
          </table:table-cell>
          <table:table-cell office:value-type="float" office:value="648.432" calcext:value-type="float">
            <text:p>648.432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571.156" calcext:value-type="float">
            <text:p>1571.156</text:p>
          </table:table-cell>
          <table:table-cell office:value-type="float" office:value="3778.335" calcext:value-type="float">
            <text:p>3778.335</text:p>
          </table:table-cell>
          <table:table-cell office:value-type="float" office:value="-2481.471" calcext:value-type="float">
            <text:p>-2481.47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93.755" calcext:value-type="float">
            <text:p>4393.755</text:p>
          </table:table-cell>
          <table:table-cell office:value-type="float" office:value="1946.636" calcext:value-type="float">
            <text:p>1946.636</text:p>
          </table:table-cell>
          <table:table-cell office:value-type="float" office:value="6972.038" calcext:value-type="float">
            <text:p>6972.038</text:p>
          </table:table-cell>
          <table:table-cell office:value-type="float" office:value="1145.906" calcext:value-type="float">
            <text:p>1145.906</text:p>
          </table:table-cell>
          <table:table-cell office:value-type="float" office:value="6676.517" calcext:value-type="float">
            <text:p>6676.517</text:p>
          </table:table-cell>
          <table:table-cell office:value-type="float" office:value="2110.994" calcext:value-type="float">
            <text:p>2110.994</text:p>
          </table:table-cell>
          <table:table-cell office:value-type="float" office:value="4586.149" calcext:value-type="float">
            <text:p>4586.149</text:p>
          </table:table-cell>
          <table:table-cell office:value-type="float" office:value="1969.778" calcext:value-type="float">
            <text:p>1969.778</text:p>
          </table:table-cell>
          <table:table-cell office:value-type="float" office:value="7315.975" calcext:value-type="float">
            <text:p>7315.975</text:p>
          </table:table-cell>
          <table:table-cell office:value-type="float" office:value="1211.761" calcext:value-type="float">
            <text:p>1211.761</text:p>
          </table:table-cell>
          <table:table-cell office:value-type="float" office:value="7000.1" calcext:value-type="float">
            <text:p>7000.1</text:p>
          </table:table-cell>
          <table:table-cell office:value-type="float" office:value="2172.198" calcext:value-type="float">
            <text:p>2172.198</text:p>
          </table:table-cell>
          <table:table-cell office:value-type="float" office:value="18.88" calcext:value-type="float">
            <text:p>18.88</text:p>
          </table:table-cell>
          <table:table-cell office:value-type="float" office:value="1" calcext:value-type="float">
            <text:p>1</text:p>
          </table:table-cell>
          <table:table-cell office:value-type="float" office:value="1015" calcext:value-type="float">
            <text:p>1015</text:p>
          </table:table-cell>
          <table:table-cell office:value-type="float" office:value="116.814" calcext:value-type="float">
            <text:p>116.814</text:p>
          </table:table-cell>
          <table:table-cell office:value-type="float" office:value="4272.96" calcext:value-type="float">
            <text:p>4272.96</text:p>
          </table:table-cell>
          <table:table-cell office:value-type="float" office:value="-213.825" calcext:value-type="float">
            <text:p>-213.825</text:p>
          </table:table-cell>
          <table:table-cell office:value-type="float" office:value="320.432" calcext:value-type="float">
            <text:p>320.432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984.099" calcext:value-type="float">
            <text:p>1984.099</text:p>
          </table:table-cell>
          <table:table-cell office:value-type="float" office:value="4272.96" calcext:value-type="float">
            <text:p>4272.96</text:p>
          </table:table-cell>
          <table:table-cell office:value-type="float" office:value="-3632.096" calcext:value-type="float">
            <text:p>-3632.09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383.055" calcext:value-type="float">
            <text:p>4383.055</text:p>
          </table:table-cell>
          <table:table-cell office:value-type="float" office:value="1935.38" calcext:value-type="float">
            <text:p>1935.38</text:p>
          </table:table-cell>
          <table:table-cell office:value-type="float" office:value="6623.563" calcext:value-type="float">
            <text:p>6623.563</text:p>
          </table:table-cell>
          <table:table-cell office:value-type="float" office:value="1126.472" calcext:value-type="float">
            <text:p>1126.472</text:p>
          </table:table-cell>
          <table:table-cell office:value-type="float" office:value="6627.102" calcext:value-type="float">
            <text:p>6627.102</text:p>
          </table:table-cell>
          <table:table-cell office:value-type="float" office:value="2139.009" calcext:value-type="float">
            <text:p>2139.009</text:p>
          </table:table-cell>
          <table:table-cell office:value-type="float" office:value="4570.893" calcext:value-type="float">
            <text:p>4570.893</text:p>
          </table:table-cell>
          <table:table-cell office:value-type="float" office:value="1988.256" calcext:value-type="float">
            <text:p>1988.256</text:p>
          </table:table-cell>
          <table:table-cell office:value-type="float" office:value="6942.208" calcext:value-type="float">
            <text:p>6942.208</text:p>
          </table:table-cell>
          <table:table-cell office:value-type="float" office:value="1189.77" calcext:value-type="float">
            <text:p>1189.77</text:p>
          </table:table-cell>
          <table:table-cell office:value-type="float" office:value="6941.036" calcext:value-type="float">
            <text:p>6941.036</text:p>
          </table:table-cell>
          <table:table-cell office:value-type="float" office:value="2200.749" calcext:value-type="float">
            <text:p>2200.749</text:p>
          </table:table-cell>
          <table:table-cell office:value-type="float" office:value="32.253" calcext:value-type="float">
            <text:p>32.253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94.884" calcext:value-type="float">
            <text:p>94.884</text:p>
          </table:table-cell>
          <table:table-cell office:value-type="float" office:value="5871.038" calcext:value-type="float">
            <text:p>5871.038</text:p>
          </table:table-cell>
          <table:table-cell office:value-type="float" office:value="-156.766" calcext:value-type="float">
            <text:p>-156.766</text:p>
          </table:table-cell>
          <table:table-cell office:value-type="float" office:value="809.862" calcext:value-type="float">
            <text:p>809.862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2540.621" calcext:value-type="float">
            <text:p>2540.621</text:p>
          </table:table-cell>
          <table:table-cell office:value-type="float" office:value="5871.038" calcext:value-type="float">
            <text:p>5871.038</text:p>
          </table:table-cell>
          <table:table-cell office:value-type="float" office:value="-4251.314" calcext:value-type="float">
            <text:p>-4251.31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39.925" calcext:value-type="float">
            <text:p>4439.925</text:p>
          </table:table-cell>
          <table:table-cell office:value-type="float" office:value="2021.231" calcext:value-type="float">
            <text:p>2021.231</text:p>
          </table:table-cell>
          <table:table-cell office:value-type="float" office:value="6520.528" calcext:value-type="float">
            <text:p>6520.528</text:p>
          </table:table-cell>
          <table:table-cell office:value-type="float" office:value="1123.82" calcext:value-type="float">
            <text:p>1123.82</text:p>
          </table:table-cell>
          <table:table-cell office:value-type="float" office:value="6678.69" calcext:value-type="float">
            <text:p>6678.69</text:p>
          </table:table-cell>
          <table:table-cell office:value-type="float" office:value="2201.16" calcext:value-type="float">
            <text:p>2201.16</text:p>
          </table:table-cell>
          <table:table-cell office:value-type="float" office:value="4633.935" calcext:value-type="float">
            <text:p>4633.935</text:p>
          </table:table-cell>
          <table:table-cell office:value-type="float" office:value="2104.371" calcext:value-type="float">
            <text:p>2104.371</text:p>
          </table:table-cell>
          <table:table-cell office:value-type="float" office:value="6800.907" calcext:value-type="float">
            <text:p>6800.907</text:p>
          </table:table-cell>
          <table:table-cell office:value-type="float" office:value="1186.256" calcext:value-type="float">
            <text:p>1186.256</text:p>
          </table:table-cell>
          <table:table-cell office:value-type="float" office:value="6997.079" calcext:value-type="float">
            <text:p>6997.079</text:p>
          </table:table-cell>
          <table:table-cell office:value-type="float" office:value="2270.792" calcext:value-type="float">
            <text:p>2270.792</text:p>
          </table:table-cell>
          <table:table-cell office:value-type="float" office:value="26.947" calcext:value-type="float">
            <text:p>26.947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67.62" calcext:value-type="float">
            <text:p>67.62</text:p>
          </table:table-cell>
          <table:table-cell office:value-type="float" office:value="5157.737" calcext:value-type="float">
            <text:p>5157.737</text:p>
          </table:table-cell>
          <table:table-cell office:value-type="float" office:value="-107.76" calcext:value-type="float">
            <text:p>-107.76</text:p>
          </table:table-cell>
          <table:table-cell office:value-type="float" office:value="827.908" calcext:value-type="float">
            <text:p>827.908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2173.498" calcext:value-type="float">
            <text:p>2173.498</text:p>
          </table:table-cell>
          <table:table-cell office:value-type="float" office:value="5157.737" calcext:value-type="float">
            <text:p>5157.737</text:p>
          </table:table-cell>
          <table:table-cell office:value-type="float" office:value="-3501.921" calcext:value-type="float">
            <text:p>-3501.92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43.091" calcext:value-type="float">
            <text:p>4443.091</text:p>
          </table:table-cell>
          <table:table-cell office:value-type="float" office:value="2085.949" calcext:value-type="float">
            <text:p>2085.949</text:p>
          </table:table-cell>
          <table:table-cell office:value-type="float" office:value="6977.379" calcext:value-type="float">
            <text:p>6977.379</text:p>
          </table:table-cell>
          <table:table-cell office:value-type="float" office:value="1112.738" calcext:value-type="float">
            <text:p>1112.738</text:p>
          </table:table-cell>
          <table:table-cell office:value-type="float" office:value="6659.779" calcext:value-type="float">
            <text:p>6659.779</text:p>
          </table:table-cell>
          <table:table-cell office:value-type="float" office:value="2226.403" calcext:value-type="float">
            <text:p>2226.403</text:p>
          </table:table-cell>
          <table:table-cell office:value-type="float" office:value="4639.565" calcext:value-type="float">
            <text:p>4639.565</text:p>
          </table:table-cell>
          <table:table-cell office:value-type="float" office:value="2100.13" calcext:value-type="float">
            <text:p>2100.13</text:p>
          </table:table-cell>
          <table:table-cell office:value-type="float" office:value="7330.715" calcext:value-type="float">
            <text:p>7330.715</text:p>
          </table:table-cell>
          <table:table-cell office:value-type="float" office:value="1179.936" calcext:value-type="float">
            <text:p>1179.936</text:p>
          </table:table-cell>
          <table:table-cell office:value-type="float" office:value="6990.119" calcext:value-type="float">
            <text:p>6990.119</text:p>
          </table:table-cell>
          <table:table-cell office:value-type="float" office:value="2289.012" calcext:value-type="float">
            <text:p>2289.012</text:p>
          </table:table-cell>
          <table:table-cell office:value-type="float" office:value="24.773" calcext:value-type="float">
            <text:p>24.773</text:p>
          </table:table-cell>
          <table:table-cell office:value-type="float" office:value="1" calcext:value-type="float">
            <text:p>1</text:p>
          </table:table-cell>
          <table:table-cell office:value-type="float" office:value="353" calcext:value-type="float">
            <text:p>353</text:p>
          </table:table-cell>
          <table:table-cell office:value-type="float" office:value="70.111" calcext:value-type="float">
            <text:p>70.111</text:p>
          </table:table-cell>
          <table:table-cell office:value-type="float" office:value="5588.069" calcext:value-type="float">
            <text:p>5588.069</text:p>
          </table:table-cell>
          <table:table-cell office:value-type="float" office:value="-114.895" calcext:value-type="float">
            <text:p>-114.895</text:p>
          </table:table-cell>
          <table:table-cell office:value-type="float" office:value="698.525" calcext:value-type="float">
            <text:p>698.525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2454.464" calcext:value-type="float">
            <text:p>2454.464</text:p>
          </table:table-cell>
          <table:table-cell office:value-type="float" office:value="5588.069" calcext:value-type="float">
            <text:p>5588.069</text:p>
          </table:table-cell>
          <table:table-cell office:value-type="float" office:value="-4191.018" calcext:value-type="float">
            <text:p>-4191.01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468.255" calcext:value-type="float">
            <text:p>4468.255</text:p>
          </table:table-cell>
          <table:table-cell office:value-type="float" office:value="2049.053" calcext:value-type="float">
            <text:p>2049.053</text:p>
          </table:table-cell>
          <table:table-cell office:value-type="float" office:value="6809.655" calcext:value-type="float">
            <text:p>6809.655</text:p>
          </table:table-cell>
          <table:table-cell office:value-type="float" office:value="1122.988" calcext:value-type="float">
            <text:p>1122.988</text:p>
          </table:table-cell>
          <table:table-cell office:value-type="float" office:value="6705.362" calcext:value-type="float">
            <text:p>6705.362</text:p>
          </table:table-cell>
          <table:table-cell office:value-type="float" office:value="2231.148" calcext:value-type="float">
            <text:p>2231.148</text:p>
          </table:table-cell>
          <table:table-cell office:value-type="float" office:value="4662.695" calcext:value-type="float">
            <text:p>4662.695</text:p>
          </table:table-cell>
          <table:table-cell office:value-type="float" office:value="2101.876" calcext:value-type="float">
            <text:p>2101.876</text:p>
          </table:table-cell>
          <table:table-cell office:value-type="float" office:value="7130.979" calcext:value-type="float">
            <text:p>7130.979</text:p>
          </table:table-cell>
          <table:table-cell office:value-type="float" office:value="1185.092" calcext:value-type="float">
            <text:p>1185.092</text:p>
          </table:table-cell>
          <table:table-cell office:value-type="float" office:value="7023.519" calcext:value-type="float">
            <text:p>7023.519</text:p>
          </table:table-cell>
          <table:table-cell office:value-type="float" office:value="2301.871" calcext:value-type="float">
            <text:p>2301.871</text:p>
          </table:table-cell>
          <table:table-cell office:value-type="float" office:value="37.773" calcext:value-type="float">
            <text:p>37.773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104.957" calcext:value-type="float">
            <text:p>104.957</text:p>
          </table:table-cell>
          <table:table-cell office:value-type="float" office:value="9357.654" calcext:value-type="float">
            <text:p>9357.654</text:p>
          </table:table-cell>
          <table:table-cell office:value-type="float" office:value="-171.312" calcext:value-type="float">
            <text:p>-171.312</text:p>
          </table:table-cell>
          <table:table-cell office:value-type="float" office:value="1246.649" calcext:value-type="float">
            <text:p>1246.649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4071.581" calcext:value-type="float">
            <text:p>4071.581</text:p>
          </table:table-cell>
          <table:table-cell office:value-type="float" office:value="9357.654" calcext:value-type="float">
            <text:p>9357.654</text:p>
          </table:table-cell>
          <table:table-cell office:value-type="float" office:value="-6864.355" calcext:value-type="float">
            <text:p>-6864.35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21.344" calcext:value-type="float">
            <text:p>4521.344</text:p>
          </table:table-cell>
          <table:table-cell office:value-type="float" office:value="2167.648" calcext:value-type="float">
            <text:p>2167.648</text:p>
          </table:table-cell>
          <table:table-cell office:value-type="float" office:value="6713.056" calcext:value-type="float">
            <text:p>6713.056</text:p>
          </table:table-cell>
          <table:table-cell office:value-type="float" office:value="1122.526" calcext:value-type="float">
            <text:p>1122.526</text:p>
          </table:table-cell>
          <table:table-cell office:value-type="float" office:value="6757.531" calcext:value-type="float">
            <text:p>6757.531</text:p>
          </table:table-cell>
          <table:table-cell office:value-type="float" office:value="2285.158" calcext:value-type="float">
            <text:p>2285.158</text:p>
          </table:table-cell>
          <table:table-cell office:value-type="float" office:value="4727.232" calcext:value-type="float">
            <text:p>4727.232</text:p>
          </table:table-cell>
          <table:table-cell office:value-type="float" office:value="2265.49" calcext:value-type="float">
            <text:p>2265.49</text:p>
          </table:table-cell>
          <table:table-cell office:value-type="float" office:value="7062.397" calcext:value-type="float">
            <text:p>7062.397</text:p>
          </table:table-cell>
          <table:table-cell office:value-type="float" office:value="1183.518" calcext:value-type="float">
            <text:p>1183.518</text:p>
          </table:table-cell>
          <table:table-cell office:value-type="float" office:value="7084.919" calcext:value-type="float">
            <text:p>7084.919</text:p>
          </table:table-cell>
          <table:table-cell office:value-type="float" office:value="2369.544" calcext:value-type="float">
            <text:p>2369.544</text:p>
          </table:table-cell>
          <table:table-cell office:value-type="float" office:value="44.4" calcext:value-type="float">
            <text:p>44.4</text:p>
          </table:table-cell>
          <table:table-cell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office:value-type="float" office:value="120.434" calcext:value-type="float">
            <text:p>120.434</text:p>
          </table:table-cell>
          <table:table-cell office:value-type="float" office:value="13299.722" calcext:value-type="float">
            <text:p>13299.722</text:p>
          </table:table-cell>
          <table:table-cell office:value-type="float" office:value="-195.517" calcext:value-type="float">
            <text:p>-195.517</text:p>
          </table:table-cell>
          <table:table-cell office:value-type="float" office:value="1713.59" calcext:value-type="float">
            <text:p>1713.59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816.033" calcext:value-type="float">
            <text:p>5816.033</text:p>
          </table:table-cell>
          <table:table-cell office:value-type="float" office:value="13299.722" calcext:value-type="float">
            <text:p>13299.722</text:p>
          </table:table-cell>
          <table:table-cell office:value-type="float" office:value="-9872.543" calcext:value-type="float">
            <text:p>-9872.5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55.413" calcext:value-type="float">
            <text:p>4555.413</text:p>
          </table:table-cell>
          <table:table-cell office:value-type="float" office:value="2092.276" calcext:value-type="float">
            <text:p>2092.276</text:p>
          </table:table-cell>
          <table:table-cell office:value-type="float" office:value="6668.518" calcext:value-type="float">
            <text:p>6668.518</text:p>
          </table:table-cell>
          <table:table-cell office:value-type="float" office:value="1092.242" calcext:value-type="float">
            <text:p>1092.242</text:p>
          </table:table-cell>
          <table:table-cell office:value-type="float" office:value="6731.27" calcext:value-type="float">
            <text:p>6731.27</text:p>
          </table:table-cell>
          <table:table-cell office:value-type="float" office:value="2379.556" calcext:value-type="float">
            <text:p>2379.556</text:p>
          </table:table-cell>
          <table:table-cell office:value-type="float" office:value="4754.21" calcext:value-type="float">
            <text:p>4754.21</text:p>
          </table:table-cell>
          <table:table-cell office:value-type="float" office:value="2198.652" calcext:value-type="float">
            <text:p>2198.652</text:p>
          </table:table-cell>
          <table:table-cell office:value-type="float" office:value="7007.877" calcext:value-type="float">
            <text:p>7007.877</text:p>
          </table:table-cell>
          <table:table-cell office:value-type="float" office:value="1154.388" calcext:value-type="float">
            <text:p>1154.388</text:p>
          </table:table-cell>
          <table:table-cell office:value-type="float" office:value="7053.87" calcext:value-type="float">
            <text:p>7053.87</text:p>
          </table:table-cell>
          <table:table-cell office:value-type="float" office:value="2454.551" calcext:value-type="float">
            <text:p>2454.551</text:p>
          </table:table-cell>
          <table:table-cell office:value-type="float" office:value="22.053" calcext:value-type="float">
            <text:p>22.053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66.004" calcext:value-type="float">
            <text:p>66.004</text:p>
          </table:table-cell>
          <table:table-cell office:value-type="float" office:value="6150.816" calcext:value-type="float">
            <text:p>6150.816</text:p>
          </table:table-cell>
          <table:table-cell office:value-type="float" office:value="-109.433" calcext:value-type="float">
            <text:p>-109.433</text:p>
          </table:table-cell>
          <table:table-cell office:value-type="float" office:value="784.103" calcext:value-type="float">
            <text:p>784.103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2693.995" calcext:value-type="float">
            <text:p>2693.995</text:p>
          </table:table-cell>
          <table:table-cell office:value-type="float" office:value="6150.816" calcext:value-type="float">
            <text:p>6150.816</text:p>
          </table:table-cell>
          <table:table-cell office:value-type="float" office:value="-4582.611" calcext:value-type="float">
            <text:p>-4582.61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38.329" calcext:value-type="float">
            <text:p>4538.329</text:p>
          </table:table-cell>
          <table:table-cell office:value-type="float" office:value="2095.57" calcext:value-type="float">
            <text:p>2095.57</text:p>
          </table:table-cell>
          <table:table-cell office:value-type="float" office:value="6595.935" calcext:value-type="float">
            <text:p>6595.935</text:p>
          </table:table-cell>
          <table:table-cell office:value-type="float" office:value="1078.433" calcext:value-type="float">
            <text:p>1078.433</text:p>
          </table:table-cell>
          <table:table-cell office:value-type="float" office:value="6686.678" calcext:value-type="float">
            <text:p>6686.678</text:p>
          </table:table-cell>
          <table:table-cell office:value-type="float" office:value="2389.98" calcext:value-type="float">
            <text:p>2389.98</text:p>
          </table:table-cell>
          <table:table-cell office:value-type="float" office:value="4744.99" calcext:value-type="float">
            <text:p>4744.99</text:p>
          </table:table-cell>
          <table:table-cell office:value-type="float" office:value="2167.46" calcext:value-type="float">
            <text:p>2167.46</text:p>
          </table:table-cell>
          <table:table-cell office:value-type="float" office:value="6930.52" calcext:value-type="float">
            <text:p>6930.52</text:p>
          </table:table-cell>
          <table:table-cell office:value-type="float" office:value="1134.198" calcext:value-type="float">
            <text:p>1134.198</text:p>
          </table:table-cell>
          <table:table-cell office:value-type="float" office:value="7004.427" calcext:value-type="float">
            <text:p>7004.427</text:p>
          </table:table-cell>
          <table:table-cell office:value-type="float" office:value="2485.552" calcext:value-type="float">
            <text:p>2485.552</text:p>
          </table:table-cell>
          <table:table-cell office:value-type="float" office:value="30.307" calcext:value-type="float">
            <text:p>30.307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float" office:value="106.207" calcext:value-type="float">
            <text:p>106.207</text:p>
          </table:table-cell>
          <table:table-cell office:value-type="float" office:value="13013.11" calcext:value-type="float">
            <text:p>13013.11</text:p>
          </table:table-cell>
          <table:table-cell office:value-type="float" office:value="-181.268" calcext:value-type="float">
            <text:p>-181.268</text:p>
          </table:table-cell>
          <table:table-cell office:value-type="float" office:value="1278.132" calcext:value-type="float">
            <text:p>1278.132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5890.751" calcext:value-type="float">
            <text:p>5890.751</text:p>
          </table:table-cell>
          <table:table-cell office:value-type="float" office:value="13013.11" calcext:value-type="float">
            <text:p>13013.11</text:p>
          </table:table-cell>
          <table:table-cell office:value-type="float" office:value="-10456.845" calcext:value-type="float">
            <text:p>-10456.84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56.323" calcext:value-type="float">
            <text:p>4556.323</text:p>
          </table:table-cell>
          <table:table-cell office:value-type="float" office:value="2028.845" calcext:value-type="float">
            <text:p>2028.845</text:p>
          </table:table-cell>
          <table:table-cell office:value-type="float" office:value="6552.252" calcext:value-type="float">
            <text:p>6552.252</text:p>
          </table:table-cell>
          <table:table-cell office:value-type="float" office:value="1077.155" calcext:value-type="float">
            <text:p>1077.155</text:p>
          </table:table-cell>
          <table:table-cell office:value-type="float" office:value="6702.126" calcext:value-type="float">
            <text:p>6702.126</text:p>
          </table:table-cell>
          <table:table-cell office:value-type="float" office:value="2410.521" calcext:value-type="float">
            <text:p>2410.521</text:p>
          </table:table-cell>
          <table:table-cell office:value-type="float" office:value="4760.065" calcext:value-type="float">
            <text:p>4760.065</text:p>
          </table:table-cell>
          <table:table-cell office:value-type="float" office:value="2112.894" calcext:value-type="float">
            <text:p>2112.894</text:p>
          </table:table-cell>
          <table:table-cell office:value-type="float" office:value="6884.65" calcext:value-type="float">
            <text:p>6884.65</text:p>
          </table:table-cell>
          <table:table-cell office:value-type="float" office:value="1138.523" calcext:value-type="float">
            <text:p>1138.523</text:p>
          </table:table-cell>
          <table:table-cell office:value-type="float" office:value="7028.12" calcext:value-type="float">
            <text:p>7028.12</text:p>
          </table:table-cell>
          <table:table-cell office:value-type="float" office:value="2492.011" calcext:value-type="float">
            <text:p>2492.011</text:p>
          </table:table-cell>
          <table:table-cell office:value-type="float" office:value="32.707" calcext:value-type="float">
            <text:p>32.707</text:p>
          </table:table-cell>
          <table:table-cell office:value-type="float" office:value="1" calcext:value-type="float">
            <text:p>1</text:p>
          </table:table-cell>
          <table:table-cell office:value-type="float" office:value="1467" calcext:value-type="float">
            <text:p>1467</text:p>
          </table:table-cell>
          <table:table-cell office:value-type="float" office:value="169.389" calcext:value-type="float">
            <text:p>169.389</text:p>
          </table:table-cell>
          <table:table-cell office:value-type="float" office:value="22481.95" calcext:value-type="float">
            <text:p>22481.95</text:p>
          </table:table-cell>
          <table:table-cell office:value-type="float" office:value="-304.734" calcext:value-type="float">
            <text:p>-304.734</text:p>
          </table:table-cell>
          <table:table-cell office:value-type="float" office:value="1729.635" calcext:value-type="float">
            <text:p>1729.635</text:p>
          </table:table-cell>
          <table:table-cell office:value-type="float" office:value="0" calcext:value-type="float">
            <text:p>0</text:p>
          </table:table-cell>
          <table:table-cell office:value-type="float" office:value="1467" calcext:value-type="float">
            <text:p>1467</text:p>
          </table:table-cell>
          <table:table-cell office:value-type="float" office:value="10417.295" calcext:value-type="float">
            <text:p>10417.295</text:p>
          </table:table-cell>
          <table:table-cell office:value-type="float" office:value="22481.95" calcext:value-type="float">
            <text:p>22481.95</text:p>
          </table:table-cell>
          <table:table-cell office:value-type="float" office:value="-19022.681" calcext:value-type="float">
            <text:p>-19022.6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599.767" calcext:value-type="float">
            <text:p>4599.767</text:p>
          </table:table-cell>
          <table:table-cell office:value-type="float" office:value="2044.041" calcext:value-type="float">
            <text:p>2044.041</text:p>
          </table:table-cell>
          <table:table-cell office:value-type="float" office:value="6788.601" calcext:value-type="float">
            <text:p>6788.601</text:p>
          </table:table-cell>
          <table:table-cell office:value-type="float" office:value="1054.337" calcext:value-type="float">
            <text:p>1054.337</text:p>
          </table:table-cell>
          <table:table-cell office:value-type="float" office:value="6700.114" calcext:value-type="float">
            <text:p>6700.114</text:p>
          </table:table-cell>
          <table:table-cell office:value-type="float" office:value="2499.419" calcext:value-type="float">
            <text:p>2499.419</text:p>
          </table:table-cell>
          <table:table-cell office:value-type="float" office:value="4805.245" calcext:value-type="float">
            <text:p>4805.245</text:p>
          </table:table-cell>
          <table:table-cell office:value-type="float" office:value="2059.076" calcext:value-type="float">
            <text:p>2059.076</text:p>
          </table:table-cell>
          <table:table-cell office:value-type="float" office:value="7093.719" calcext:value-type="float">
            <text:p>7093.719</text:p>
          </table:table-cell>
          <table:table-cell office:value-type="float" office:value="1110.784" calcext:value-type="float">
            <text:p>1110.784</text:p>
          </table:table-cell>
          <table:table-cell office:value-type="float" office:value="7018.041" calcext:value-type="float">
            <text:p>7018.041</text:p>
          </table:table-cell>
          <table:table-cell office:value-type="float" office:value="2592.449" calcext:value-type="float">
            <text:p>2592.449</text:p>
          </table:table-cell>
          <table:table-cell office:value-type="float" office:value="22.12" calcext:value-type="float">
            <text:p>22.12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49.496" calcext:value-type="float">
            <text:p>49.496</text:p>
          </table:table-cell>
          <table:table-cell office:value-type="float" office:value="5240.563" calcext:value-type="float">
            <text:p>5240.563</text:p>
          </table:table-cell>
          <table:table-cell office:value-type="float" office:value="-76.482" calcext:value-type="float">
            <text:p>-76.482</text:p>
          </table:table-cell>
          <table:table-cell office:value-type="float" office:value="838.5" calcext:value-type="float">
            <text:p>838.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2209.758" calcext:value-type="float">
            <text:p>2209.758</text:p>
          </table:table-cell>
          <table:table-cell office:value-type="float" office:value="5240.563" calcext:value-type="float">
            <text:p>5240.563</text:p>
          </table:table-cell>
          <table:table-cell office:value-type="float" office:value="-3563.563" calcext:value-type="float">
            <text:p>-3563.5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633.432" calcext:value-type="float">
            <text:p>4633.432</text:p>
          </table:table-cell>
          <table:table-cell office:value-type="float" office:value="2056.861" calcext:value-type="float">
            <text:p>2056.861</text:p>
          </table:table-cell>
          <table:table-cell office:value-type="float" office:value="6730.369" calcext:value-type="float">
            <text:p>6730.369</text:p>
          </table:table-cell>
          <table:table-cell office:value-type="float" office:value="1023.903" calcext:value-type="float">
            <text:p>1023.903</text:p>
          </table:table-cell>
          <table:table-cell office:value-type="float" office:value="6673.152" calcext:value-type="float">
            <text:p>6673.152</text:p>
          </table:table-cell>
          <table:table-cell office:value-type="float" office:value="2593.712" calcext:value-type="float">
            <text:p>2593.712</text:p>
          </table:table-cell>
          <table:table-cell office:value-type="float" office:value="4839.25" calcext:value-type="float">
            <text:p>4839.25</text:p>
          </table:table-cell>
          <table:table-cell office:value-type="float" office:value="2107.28" calcext:value-type="float">
            <text:p>2107.28</text:p>
          </table:table-cell>
          <table:table-cell office:value-type="float" office:value="7017.673" calcext:value-type="float">
            <text:p>7017.673</text:p>
          </table:table-cell>
          <table:table-cell office:value-type="float" office:value="1077.874" calcext:value-type="float">
            <text:p>1077.874</text:p>
          </table:table-cell>
          <table:table-cell office:value-type="float" office:value="6986.485" calcext:value-type="float">
            <text:p>6986.485</text:p>
          </table:table-cell>
          <table:table-cell office:value-type="float" office:value="2692.015" calcext:value-type="float">
            <text:p>2692.015</text:p>
          </table:table-cell>
          <table:table-cell office:value-type="float" office:value="28.053" calcext:value-type="float">
            <text:p>28.053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96.971" calcext:value-type="float">
            <text:p>96.971</text:p>
          </table:table-cell>
          <table:table-cell office:value-type="float" office:value="15142.354" calcext:value-type="float">
            <text:p>15142.354</text:p>
          </table:table-cell>
          <table:table-cell office:value-type="float" office:value="-165.124" calcext:value-type="float">
            <text:p>-165.124</text:p>
          </table:table-cell>
          <table:table-cell office:value-type="float" office:value="1426.264" calcext:value-type="float">
            <text:p>1426.264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6885.234" calcext:value-type="float">
            <text:p>6885.234</text:p>
          </table:table-cell>
          <table:table-cell office:value-type="float" office:value="15142.354" calcext:value-type="float">
            <text:p>15142.354</text:p>
          </table:table-cell>
          <table:table-cell office:value-type="float" office:value="-12289.825" calcext:value-type="float">
            <text:p>-12289.82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10.709" calcext:value-type="float">
            <text:p>4710.709</text:p>
          </table:table-cell>
          <table:table-cell office:value-type="float" office:value="2104.567" calcext:value-type="float">
            <text:p>2104.567</text:p>
          </table:table-cell>
          <table:table-cell office:value-type="float" office:value="7107.991" calcext:value-type="float">
            <text:p>7107.991</text:p>
          </table:table-cell>
          <table:table-cell office:value-type="float" office:value="1022.298" calcext:value-type="float">
            <text:p>1022.298</text:p>
          </table:table-cell>
          <table:table-cell office:value-type="float" office:value="6747.231" calcext:value-type="float">
            <text:p>6747.231</text:p>
          </table:table-cell>
          <table:table-cell office:value-type="float" office:value="2674.187" calcext:value-type="float">
            <text:p>2674.187</text:p>
          </table:table-cell>
          <table:table-cell office:value-type="float" office:value="4914.377" calcext:value-type="float">
            <text:p>4914.377</text:p>
          </table:table-cell>
          <table:table-cell office:value-type="float" office:value="2128.216" calcext:value-type="float">
            <text:p>2128.216</text:p>
          </table:table-cell>
          <table:table-cell office:value-type="float" office:value="7442.444" calcext:value-type="float">
            <text:p>7442.444</text:p>
          </table:table-cell>
          <table:table-cell office:value-type="float" office:value="1083.65" calcext:value-type="float">
            <text:p>1083.65</text:p>
          </table:table-cell>
          <table:table-cell office:value-type="float" office:value="7073.118" calcext:value-type="float">
            <text:p>7073.118</text:p>
          </table:table-cell>
          <table:table-cell office:value-type="float" office:value="2755.635" calcext:value-type="float">
            <text:p>2755.635</text:p>
          </table:table-cell>
          <table:table-cell office:value-type="float" office:value="50.907" calcext:value-type="float">
            <text:p>50.907</text:p>
          </table:table-cell>
          <table:table-cell office:value-type="float" office:value="1" calcext:value-type="float">
            <text:p>1</text:p>
          </table:table-cell>
          <table:table-cell office:value-type="float" office:value="1346" calcext:value-type="float">
            <text:p>1346</text:p>
          </table:table-cell>
          <table:table-cell office:value-type="float" office:value="170.654" calcext:value-type="float">
            <text:p>170.654</text:p>
          </table:table-cell>
          <table:table-cell office:value-type="float" office:value="16958.289" calcext:value-type="float">
            <text:p>16958.289</text:p>
          </table:table-cell>
          <table:table-cell office:value-type="float" office:value="-289.053" calcext:value-type="float">
            <text:p>-289.053</text:p>
          </table:table-cell>
          <table:table-cell office:value-type="float" office:value="2015.654" calcext:value-type="float">
            <text:p>2015.654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office:value-type="float" office:value="7500.938" calcext:value-type="float">
            <text:p>7500.938</text:p>
          </table:table-cell>
          <table:table-cell office:value-type="float" office:value="16958.289" calcext:value-type="float">
            <text:p>16958.289</text:p>
          </table:table-cell>
          <table:table-cell office:value-type="float" office:value="-12926.981" calcext:value-type="float">
            <text:p>-12926.9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745.411" calcext:value-type="float">
            <text:p>4745.411</text:p>
          </table:table-cell>
          <table:table-cell office:value-type="float" office:value="2015.056" calcext:value-type="float">
            <text:p>2015.056</text:p>
          </table:table-cell>
          <table:table-cell office:value-type="float" office:value="6761.509" calcext:value-type="float">
            <text:p>6761.509</text:p>
          </table:table-cell>
          <table:table-cell office:value-type="float" office:value="1035.181" calcext:value-type="float">
            <text:p>1035.181</text:p>
          </table:table-cell>
          <table:table-cell office:value-type="float" office:value="6807.598" calcext:value-type="float">
            <text:p>6807.598</text:p>
          </table:table-cell>
          <table:table-cell office:value-type="float" office:value="2683.224" calcext:value-type="float">
            <text:p>2683.224</text:p>
          </table:table-cell>
          <table:table-cell office:value-type="float" office:value="4959.697" calcext:value-type="float">
            <text:p>4959.697</text:p>
          </table:table-cell>
          <table:table-cell office:value-type="float" office:value="2089.076" calcext:value-type="float">
            <text:p>2089.076</text:p>
          </table:table-cell>
          <table:table-cell office:value-type="float" office:value="7102.097" calcext:value-type="float">
            <text:p>7102.097</text:p>
          </table:table-cell>
          <table:table-cell office:value-type="float" office:value="1094.469" calcext:value-type="float">
            <text:p>1094.469</text:p>
          </table:table-cell>
          <table:table-cell office:value-type="float" office:value="7139.992" calcext:value-type="float">
            <text:p>7139.992</text:p>
          </table:table-cell>
          <table:table-cell office:value-type="float" office:value="2779.402" calcext:value-type="float">
            <text:p>2779.402</text:p>
          </table:table-cell>
          <table:table-cell office:value-type="float" office:value="29.68" calcext:value-type="float">
            <text:p>29.68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88.781" calcext:value-type="float">
            <text:p>88.781</text:p>
          </table:table-cell>
          <table:table-cell office:value-type="float" office:value="10562.69" calcext:value-type="float">
            <text:p>10562.69</text:p>
          </table:table-cell>
          <table:table-cell office:value-type="float" office:value="-147.18" calcext:value-type="float">
            <text:p>-147.18</text:p>
          </table:table-cell>
          <table:table-cell office:value-type="float" office:value="1417.056" calcext:value-type="float">
            <text:p>1417.05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4590.946" calcext:value-type="float">
            <text:p>4590.946</text:p>
          </table:table-cell>
          <table:table-cell office:value-type="float" office:value="10562.69" calcext:value-type="float">
            <text:p>10562.69</text:p>
          </table:table-cell>
          <table:table-cell office:value-type="float" office:value="-7728.578" calcext:value-type="float">
            <text:p>-7728.57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03.946" calcext:value-type="float">
            <text:p>4803.946</text:p>
          </table:table-cell>
          <table:table-cell office:value-type="float" office:value="2055.622" calcext:value-type="float">
            <text:p>2055.622</text:p>
          </table:table-cell>
          <table:table-cell office:value-type="float" office:value="6854.134" calcext:value-type="float">
            <text:p>6854.134</text:p>
          </table:table-cell>
          <table:table-cell office:value-type="float" office:value="1013.513" calcext:value-type="float">
            <text:p>1013.513</text:p>
          </table:table-cell>
          <table:table-cell office:value-type="float" office:value="6822.967" calcext:value-type="float">
            <text:p>6822.967</text:p>
          </table:table-cell>
          <table:table-cell office:value-type="float" office:value="2784.924" calcext:value-type="float">
            <text:p>2784.924</text:p>
          </table:table-cell>
          <table:table-cell office:value-type="float" office:value="5022.493" calcext:value-type="float">
            <text:p>5022.493</text:p>
          </table:table-cell>
          <table:table-cell office:value-type="float" office:value="2133.6" calcext:value-type="float">
            <text:p>2133.6</text:p>
          </table:table-cell>
          <table:table-cell office:value-type="float" office:value="7190.82" calcext:value-type="float">
            <text:p>7190.82</text:p>
          </table:table-cell>
          <table:table-cell office:value-type="float" office:value="1069.394" calcext:value-type="float">
            <text:p>1069.394</text:p>
          </table:table-cell>
          <table:table-cell office:value-type="float" office:value="7152.835" calcext:value-type="float">
            <text:p>7152.835</text:p>
          </table:table-cell>
          <table:table-cell office:value-type="float" office:value="2892.151" calcext:value-type="float">
            <text:p>2892.151</text:p>
          </table:table-cell>
          <table:table-cell office:value-type="float" office:value="47.96" calcext:value-type="float">
            <text:p>47.96</text:p>
          </table:table-cell>
          <table:table-cell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154.404" calcext:value-type="float">
            <text:p>154.404</text:p>
          </table:table-cell>
          <table:table-cell office:value-type="float" office:value="17037.035" calcext:value-type="float">
            <text:p>17037.035</text:p>
          </table:table-cell>
          <table:table-cell office:value-type="float" office:value="-259.629" calcext:value-type="float">
            <text:p>-259.629</text:p>
          </table:table-cell>
          <table:table-cell office:value-type="float" office:value="2406.931" calcext:value-type="float">
            <text:p>2406.931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7344.053" calcext:value-type="float">
            <text:p>7344.053</text:p>
          </table:table-cell>
          <table:table-cell office:value-type="float" office:value="17037.035" calcext:value-type="float">
            <text:p>17037.035</text:p>
          </table:table-cell>
          <table:table-cell office:value-type="float" office:value="-12223.173" calcext:value-type="float">
            <text:p>-12223.17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37.521" calcext:value-type="float">
            <text:p>4837.521</text:p>
          </table:table-cell>
          <table:table-cell office:value-type="float" office:value="2732.471" calcext:value-type="float">
            <text:p>2732.471</text:p>
          </table:table-cell>
          <table:table-cell office:value-type="float" office:value="6580.101" calcext:value-type="float">
            <text:p>6580.101</text:p>
          </table:table-cell>
          <table:table-cell office:value-type="float" office:value="970.359" calcext:value-type="float">
            <text:p>970.359</text:p>
          </table:table-cell>
          <table:table-cell office:value-type="float" office:value="6770.574" calcext:value-type="float">
            <text:p>6770.574</text:p>
          </table:table-cell>
          <table:table-cell office:value-type="float" office:value="2904.468" calcext:value-type="float">
            <text:p>2904.468</text:p>
          </table:table-cell>
          <table:table-cell office:value-type="float" office:value="5054.545" calcext:value-type="float">
            <text:p>5054.545</text:p>
          </table:table-cell>
          <table:table-cell office:value-type="float" office:value="2801.724" calcext:value-type="float">
            <text:p>2801.724</text:p>
          </table:table-cell>
          <table:table-cell office:value-type="float" office:value="6892.012" calcext:value-type="float">
            <text:p>6892.012</text:p>
          </table:table-cell>
          <table:table-cell office:value-type="float" office:value="1029.777" calcext:value-type="float">
            <text:p>1029.777</text:p>
          </table:table-cell>
          <table:table-cell office:value-type="float" office:value="7105.966" calcext:value-type="float">
            <text:p>7105.966</text:p>
          </table:table-cell>
          <table:table-cell office:value-type="float" office:value="3003.124" calcext:value-type="float">
            <text:p>3003.124</text:p>
          </table:table-cell>
          <table:table-cell office:value-type="float" office:value="17.267" calcext:value-type="float">
            <text:p>17.267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2.061" calcext:value-type="float">
            <text:p>42.061</text:p>
          </table:table-cell>
          <table:table-cell office:value-type="float" office:value="3940.694" calcext:value-type="float">
            <text:p>3940.694</text:p>
          </table:table-cell>
          <table:table-cell office:value-type="float" office:value="-66.524" calcext:value-type="float">
            <text:p>-66.524</text:p>
          </table:table-cell>
          <table:table-cell office:value-type="float" office:value="681.008" calcext:value-type="float">
            <text:p>681.008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636.305" calcext:value-type="float">
            <text:p>1636.305</text:p>
          </table:table-cell>
          <table:table-cell office:value-type="float" office:value="3940.694" calcext:value-type="float">
            <text:p>3940.694</text:p>
          </table:table-cell>
          <table:table-cell office:value-type="float" office:value="-2578.678" calcext:value-type="float">
            <text:p>-2578.67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885.024" calcext:value-type="float">
            <text:p>4885.024</text:p>
          </table:table-cell>
          <table:table-cell office:value-type="float" office:value="2668.925" calcext:value-type="float">
            <text:p>2668.925</text:p>
          </table:table-cell>
          <table:table-cell office:value-type="float" office:value="6530.827" calcext:value-type="float">
            <text:p>6530.827</text:p>
          </table:table-cell>
          <table:table-cell office:value-type="float" office:value="890.238" calcext:value-type="float">
            <text:p>890.238</text:p>
          </table:table-cell>
          <table:table-cell office:value-type="float" office:value="6658.469" calcext:value-type="float">
            <text:p>6658.469</text:p>
          </table:table-cell>
          <table:table-cell office:value-type="float" office:value="3111.579" calcext:value-type="float">
            <text:p>3111.579</text:p>
          </table:table-cell>
          <table:table-cell office:value-type="float" office:value="5098.479" calcext:value-type="float">
            <text:p>5098.479</text:p>
          </table:table-cell>
          <table:table-cell office:value-type="float" office:value="2734.738" calcext:value-type="float">
            <text:p>2734.738</text:p>
          </table:table-cell>
          <table:table-cell office:value-type="float" office:value="6861.337" calcext:value-type="float">
            <text:p>6861.337</text:p>
          </table:table-cell>
          <table:table-cell office:value-type="float" office:value="942.005" calcext:value-type="float">
            <text:p>942.005</text:p>
          </table:table-cell>
          <table:table-cell office:value-type="float" office:value="6975.049" calcext:value-type="float">
            <text:p>6975.049</text:p>
          </table:table-cell>
          <table:table-cell office:value-type="float" office:value="3221.909" calcext:value-type="float">
            <text:p>3221.909</text:p>
          </table:table-cell>
          <table:table-cell office:value-type="float" office:value="30.387" calcext:value-type="float">
            <text:p>30.387</text:p>
          </table:table-cell>
          <table:table-cell office:value-type="float" office:value="1" calcext:value-type="float">
            <text:p>1</text:p>
          </table:table-cell>
          <table:table-cell office:value-type="float" office:value="447" calcext:value-type="float">
            <text:p>447</text:p>
          </table:table-cell>
          <table:table-cell office:value-type="float" office:value="78.412" calcext:value-type="float">
            <text:p>78.412</text:p>
          </table:table-cell>
          <table:table-cell office:value-type="float" office:value="11810.792" calcext:value-type="float">
            <text:p>11810.792</text:p>
          </table:table-cell>
          <table:table-cell office:value-type="float" office:value="-125.817" calcext:value-type="float">
            <text:p>-125.817</text:p>
          </table:table-cell>
          <table:table-cell office:value-type="float" office:value="1718.735" calcext:value-type="float">
            <text:p>1718.735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066.034" calcext:value-type="float">
            <text:p>5066.034</text:p>
          </table:table-cell>
          <table:table-cell office:value-type="float" office:value="11810.792" calcext:value-type="float">
            <text:p>11810.792</text:p>
          </table:table-cell>
          <table:table-cell office:value-type="float" office:value="-8373.322" calcext:value-type="float">
            <text:p>-8373.32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05.744" calcext:value-type="float">
            <text:p>4905.744</text:p>
          </table:table-cell>
          <table:table-cell office:value-type="float" office:value="2650.631" calcext:value-type="float">
            <text:p>2650.631</text:p>
          </table:table-cell>
          <table:table-cell office:value-type="float" office:value="7698.041" calcext:value-type="float">
            <text:p>7698.041</text:p>
          </table:table-cell>
          <table:table-cell office:value-type="float" office:value="962.798" calcext:value-type="float">
            <text:p>962.798</text:p>
          </table:table-cell>
          <table:table-cell office:value-type="float" office:value="6823.736" calcext:value-type="float">
            <text:p>6823.736</text:p>
          </table:table-cell>
          <table:table-cell office:value-type="float" office:value="2987.752" calcext:value-type="float">
            <text:p>2987.752</text:p>
          </table:table-cell>
          <table:table-cell office:value-type="float" office:value="5125.255" calcext:value-type="float">
            <text:p>5125.255</text:p>
          </table:table-cell>
          <table:table-cell office:value-type="float" office:value="2722.04" calcext:value-type="float">
            <text:p>2722.04</text:p>
          </table:table-cell>
          <table:table-cell office:value-type="float" office:value="8069.971" calcext:value-type="float">
            <text:p>8069.971</text:p>
          </table:table-cell>
          <table:table-cell office:value-type="float" office:value="1019.178" calcext:value-type="float">
            <text:p>1019.178</text:p>
          </table:table-cell>
          <table:table-cell office:value-type="float" office:value="7155.563" calcext:value-type="float">
            <text:p>7155.563</text:p>
          </table:table-cell>
          <table:table-cell office:value-type="float" office:value="3094.948" calcext:value-type="float">
            <text:p>3094.948</text:p>
          </table:table-cell>
          <table:table-cell office:value-type="float" office:value="35.04" calcext:value-type="float">
            <text:p>35.04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88.724" calcext:value-type="float">
            <text:p>88.724</text:p>
          </table:table-cell>
          <table:table-cell office:value-type="float" office:value="10780.696" calcext:value-type="float">
            <text:p>10780.696</text:p>
          </table:table-cell>
          <table:table-cell office:value-type="float" office:value="-141.706" calcext:value-type="float">
            <text:p>-141.706</text:p>
          </table:table-cell>
          <table:table-cell office:value-type="float" office:value="1626.717" calcext:value-type="float">
            <text:p>1626.717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4595.136" calcext:value-type="float">
            <text:p>4595.136</text:p>
          </table:table-cell>
          <table:table-cell office:value-type="float" office:value="10780.696" calcext:value-type="float">
            <text:p>10780.696</text:p>
          </table:table-cell>
          <table:table-cell office:value-type="float" office:value="-7527.263" calcext:value-type="float">
            <text:p>-7527.2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4981.146" calcext:value-type="float">
            <text:p>4981.146</text:p>
          </table:table-cell>
          <table:table-cell office:value-type="float" office:value="2630.512" calcext:value-type="float">
            <text:p>2630.512</text:p>
          </table:table-cell>
          <table:table-cell office:value-type="float" office:value="7331.681" calcext:value-type="float">
            <text:p>7331.681</text:p>
          </table:table-cell>
          <table:table-cell office:value-type="float" office:value="977.84" calcext:value-type="float">
            <text:p>977.84</text:p>
          </table:table-cell>
          <table:table-cell office:value-type="float" office:value="6929.103" calcext:value-type="float">
            <text:p>6929.103</text:p>
          </table:table-cell>
          <table:table-cell office:value-type="float" office:value="3033.189" calcext:value-type="float">
            <text:p>3033.189</text:p>
          </table:table-cell>
          <table:table-cell office:value-type="float" office:value="5208.81" calcext:value-type="float">
            <text:p>5208.81</text:p>
          </table:table-cell>
          <table:table-cell office:value-type="float" office:value="2715.661" calcext:value-type="float">
            <text:p>2715.661</text:p>
          </table:table-cell>
          <table:table-cell office:value-type="float" office:value="7683.348" calcext:value-type="float">
            <text:p>7683.348</text:p>
          </table:table-cell>
          <table:table-cell office:value-type="float" office:value="1028.799" calcext:value-type="float">
            <text:p>1028.799</text:p>
          </table:table-cell>
          <table:table-cell office:value-type="float" office:value="7258.282" calcext:value-type="float">
            <text:p>7258.282</text:p>
          </table:table-cell>
          <table:table-cell office:value-type="float" office:value="3159.338" calcext:value-type="float">
            <text:p>3159.338</text:p>
          </table:table-cell>
          <table:table-cell office:value-type="float" office:value="37.973" calcext:value-type="float">
            <text:p>37.973</text:p>
          </table:table-cell>
          <table:table-cell office:value-type="float" office:value="1" calcext:value-type="float">
            <text:p>1</text:p>
          </table:table-cell>
          <table:table-cell office:value-type="float" office:value="639" calcext:value-type="float">
            <text:p>639</text:p>
          </table:table-cell>
          <table:table-cell office:value-type="float" office:value="104.57" calcext:value-type="float">
            <text:p>104.57</text:p>
          </table:table-cell>
          <table:table-cell office:value-type="float" office:value="8723.77" calcext:value-type="float">
            <text:p>8723.77</text:p>
          </table:table-cell>
          <table:table-cell office:value-type="float" office:value="-170.341" calcext:value-type="float">
            <text:p>-170.341</text:p>
          </table:table-cell>
          <table:table-cell office:value-type="float" office:value="1386.621" calcext:value-type="float">
            <text:p>1386.621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683.119" calcext:value-type="float">
            <text:p>3683.119</text:p>
          </table:table-cell>
          <table:table-cell office:value-type="float" office:value="8723.77" calcext:value-type="float">
            <text:p>8723.77</text:p>
          </table:table-cell>
          <table:table-cell office:value-type="float" office:value="-5950.527" calcext:value-type="float">
            <text:p>-5950.52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33.131" calcext:value-type="float">
            <text:p>5033.131</text:p>
          </table:table-cell>
          <table:table-cell office:value-type="float" office:value="2941.999" calcext:value-type="float">
            <text:p>2941.999</text:p>
          </table:table-cell>
          <table:table-cell office:value-type="float" office:value="8458.511" calcext:value-type="float">
            <text:p>8458.511</text:p>
          </table:table-cell>
          <table:table-cell office:value-type="float" office:value="970.036" calcext:value-type="float">
            <text:p>970.036</text:p>
          </table:table-cell>
          <table:table-cell office:value-type="float" office:value="6965.541" calcext:value-type="float">
            <text:p>6965.541</text:p>
          </table:table-cell>
          <table:table-cell office:value-type="float" office:value="3100.72" calcext:value-type="float">
            <text:p>3100.72</text:p>
          </table:table-cell>
          <table:table-cell office:value-type="float" office:value="5264.266" calcext:value-type="float">
            <text:p>5264.266</text:p>
          </table:table-cell>
          <table:table-cell office:value-type="float" office:value="3052.98" calcext:value-type="float">
            <text:p>3052.98</text:p>
          </table:table-cell>
          <table:table-cell office:value-type="float" office:value="8870.535" calcext:value-type="float">
            <text:p>8870.535</text:p>
          </table:table-cell>
          <table:table-cell office:value-type="float" office:value="1021.982" calcext:value-type="float">
            <text:p>1021.982</text:p>
          </table:table-cell>
          <table:table-cell office:value-type="float" office:value="7300.158" calcext:value-type="float">
            <text:p>7300.158</text:p>
          </table:table-cell>
          <table:table-cell office:value-type="float" office:value="3228.374" calcext:value-type="float">
            <text:p>3228.374</text:p>
          </table:table-cell>
          <table:table-cell office:value-type="float" office:value="68.947" calcext:value-type="float">
            <text:p>68.947</text:p>
          </table:table-cell>
          <table:table-cell office:value-type="float" office:value="1" calcext:value-type="float">
            <text:p>1</text:p>
          </table:table-cell>
          <table:table-cell office:value-type="float" office:value="2367" calcext:value-type="float">
            <text:p>2367</text:p>
          </table:table-cell>
          <table:table-cell office:value-type="float" office:value="292.853" calcext:value-type="float">
            <text:p>292.853</text:p>
          </table:table-cell>
          <table:table-cell office:value-type="float" office:value="48591.235" calcext:value-type="float">
            <text:p>48591.235</text:p>
          </table:table-cell>
          <table:table-cell office:value-type="float" office:value="-514.447" calcext:value-type="float">
            <text:p>-514.447</text:p>
          </table:table-cell>
          <table:table-cell office:value-type="float" office:value="3724.031" calcext:value-type="float">
            <text:p>3724.031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22522.542" calcext:value-type="float">
            <text:p>22522.542</text:p>
          </table:table-cell>
          <table:table-cell office:value-type="float" office:value="48591.235" calcext:value-type="float">
            <text:p>48591.235</text:p>
          </table:table-cell>
          <table:table-cell office:value-type="float" office:value="-41143.174" calcext:value-type="float">
            <text:p>-41143.17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51.688" calcext:value-type="float">
            <text:p>5051.688</text:p>
          </table:table-cell>
          <table:table-cell office:value-type="float" office:value="2828.857" calcext:value-type="float">
            <text:p>2828.857</text:p>
          </table:table-cell>
          <table:table-cell office:value-type="float" office:value="7378.324" calcext:value-type="float">
            <text:p>7378.324</text:p>
          </table:table-cell>
          <table:table-cell office:value-type="float" office:value="977.26" calcext:value-type="float">
            <text:p>977.26</text:p>
          </table:table-cell>
          <table:table-cell office:value-type="float" office:value="6998.489" calcext:value-type="float">
            <text:p>6998.489</text:p>
          </table:table-cell>
          <table:table-cell office:value-type="float" office:value="3104.887" calcext:value-type="float">
            <text:p>3104.887</text:p>
          </table:table-cell>
          <table:table-cell office:value-type="float" office:value="5283.507" calcext:value-type="float">
            <text:p>5283.507</text:p>
          </table:table-cell>
          <table:table-cell office:value-type="float" office:value="2908.821" calcext:value-type="float">
            <text:p>2908.821</text:p>
          </table:table-cell>
          <table:table-cell office:value-type="float" office:value="7746.142" calcext:value-type="float">
            <text:p>7746.142</text:p>
          </table:table-cell>
          <table:table-cell office:value-type="float" office:value="1035.827" calcext:value-type="float">
            <text:p>1035.827</text:p>
          </table:table-cell>
          <table:table-cell office:value-type="float" office:value="7346.981" calcext:value-type="float">
            <text:p>7346.981</text:p>
          </table:table-cell>
          <table:table-cell office:value-type="float" office:value="3220.034" calcext:value-type="float">
            <text:p>3220.034</text:p>
          </table:table-cell>
          <table:table-cell office:value-type="float" office:value="107.227" calcext:value-type="float">
            <text:p>107.227</text:p>
          </table:table-cell>
          <table:table-cell office:value-type="float" office:value="1" calcext:value-type="float">
            <text:p>1</text:p>
          </table:table-cell>
          <table:table-cell office:value-type="float" office:value="2466" calcext:value-type="float">
            <text:p>2466</text:p>
          </table:table-cell>
          <table:table-cell office:value-type="float" office:value="387.678" calcext:value-type="float">
            <text:p>387.678</text:p>
          </table:table-cell>
          <table:table-cell office:value-type="float" office:value="70834.011" calcext:value-type="float">
            <text:p>70834.011</text:p>
          </table:table-cell>
          <table:table-cell office:value-type="float" office:value="-665.068" calcext:value-type="float">
            <text:p>-665.068</text:p>
          </table:table-cell>
          <table:table-cell office:value-type="float" office:value="7939.325" calcext:value-type="float">
            <text:p>7939.325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31572.018" calcext:value-type="float">
            <text:p>31572.018</text:p>
          </table:table-cell>
          <table:table-cell office:value-type="float" office:value="70834.011" calcext:value-type="float">
            <text:p>70834.011</text:p>
          </table:table-cell>
          <table:table-cell office:value-type="float" office:value="-54955.361" calcext:value-type="float">
            <text:p>-54955.36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35.614" calcext:value-type="float">
            <text:p>5135.614</text:p>
          </table:table-cell>
          <table:table-cell office:value-type="float" office:value="2756.206" calcext:value-type="float">
            <text:p>2756.206</text:p>
          </table:table-cell>
          <table:table-cell office:value-type="float" office:value="7233.955" calcext:value-type="float">
            <text:p>7233.955</text:p>
          </table:table-cell>
          <table:table-cell office:value-type="float" office:value="960.306" calcext:value-type="float">
            <text:p>960.306</text:p>
          </table:table-cell>
          <table:table-cell office:value-type="float" office:value="7048.642" calcext:value-type="float">
            <text:p>7048.642</text:p>
          </table:table-cell>
          <table:table-cell office:value-type="float" office:value="3222.587" calcext:value-type="float">
            <text:p>3222.587</text:p>
          </table:table-cell>
          <table:table-cell office:value-type="float" office:value="5368.43" calcext:value-type="float">
            <text:p>5368.43</text:p>
          </table:table-cell>
          <table:table-cell office:value-type="float" office:value="2890.746" calcext:value-type="float">
            <text:p>2890.746</text:p>
          </table:table-cell>
          <table:table-cell office:value-type="float" office:value="7565.033" calcext:value-type="float">
            <text:p>7565.033</text:p>
          </table:table-cell>
          <table:table-cell office:value-type="float" office:value="1011.614" calcext:value-type="float">
            <text:p>1011.614</text:p>
          </table:table-cell>
          <table:table-cell office:value-type="float" office:value="7383.669" calcext:value-type="float">
            <text:p>7383.669</text:p>
          </table:table-cell>
          <table:table-cell office:value-type="float" office:value="3353.191" calcext:value-type="float">
            <text:p>3353.191</text:p>
          </table:table-cell>
          <table:table-cell office:value-type="float" office:value="67.2" calcext:value-type="float">
            <text:p>67.2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73.478" calcext:value-type="float">
            <text:p>173.478</text:p>
          </table:table-cell>
          <table:table-cell office:value-type="float" office:value="31255.707" calcext:value-type="float">
            <text:p>31255.707</text:p>
          </table:table-cell>
          <table:table-cell office:value-type="float" office:value="-278.386" calcext:value-type="float">
            <text:p>-278.386</text:p>
          </table:table-cell>
          <table:table-cell office:value-type="float" office:value="4483.477" calcext:value-type="float">
            <text:p>4483.477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13439.185" calcext:value-type="float">
            <text:p>13439.185</text:p>
          </table:table-cell>
          <table:table-cell office:value-type="float" office:value="31255.707" calcext:value-type="float">
            <text:p>31255.707</text:p>
          </table:table-cell>
          <table:table-cell office:value-type="float" office:value="-22288.754" calcext:value-type="float">
            <text:p>-22288.75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62.965" calcext:value-type="float">
            <text:p>5162.965</text:p>
          </table:table-cell>
          <table:table-cell office:value-type="float" office:value="2734.63" calcext:value-type="float">
            <text:p>2734.63</text:p>
          </table:table-cell>
          <table:table-cell office:value-type="float" office:value="6969.748" calcext:value-type="float">
            <text:p>6969.748</text:p>
          </table:table-cell>
          <table:table-cell office:value-type="float" office:value="956.265" calcext:value-type="float">
            <text:p>956.265</text:p>
          </table:table-cell>
          <table:table-cell office:value-type="float" office:value="7067.943" calcext:value-type="float">
            <text:p>7067.943</text:p>
          </table:table-cell>
          <table:table-cell office:value-type="float" office:value="3257.987" calcext:value-type="float">
            <text:p>3257.987</text:p>
          </table:table-cell>
          <table:table-cell office:value-type="float" office:value="5399.242" calcext:value-type="float">
            <text:p>5399.242</text:p>
          </table:table-cell>
          <table:table-cell office:value-type="float" office:value="2870.425" calcext:value-type="float">
            <text:p>2870.425</text:p>
          </table:table-cell>
          <table:table-cell office:value-type="float" office:value="7308.407" calcext:value-type="float">
            <text:p>7308.407</text:p>
          </table:table-cell>
          <table:table-cell office:value-type="float" office:value="1011.621" calcext:value-type="float">
            <text:p>1011.621</text:p>
          </table:table-cell>
          <table:table-cell office:value-type="float" office:value="7414.495" calcext:value-type="float">
            <text:p>7414.495</text:p>
          </table:table-cell>
          <table:table-cell office:value-type="float" office:value="3383.99" calcext:value-type="float">
            <text:p>3383.99</text:p>
          </table:table-cell>
          <table:table-cell office:value-type="float" office:value="54.987" calcext:value-type="float">
            <text:p>54.987</text:p>
          </table:table-cell>
          <table:table-cell office:value-type="float" office:value="1" calcext:value-type="float">
            <text:p>1</text:p>
          </table:table-cell>
          <table:table-cell office:value-type="float" office:value="1702" calcext:value-type="float">
            <text:p>1702</text:p>
          </table:table-cell>
          <table:table-cell office:value-type="float" office:value="213.616" calcext:value-type="float">
            <text:p>213.616</text:p>
          </table:table-cell>
          <table:table-cell office:value-type="float" office:value="38280.501" calcext:value-type="float">
            <text:p>38280.501</text:p>
          </table:table-cell>
          <table:table-cell office:value-type="float" office:value="-370.557" calcext:value-type="float">
            <text:p>-370.557</text:p>
          </table:table-cell>
          <table:table-cell office:value-type="float" office:value="3678.294" calcext:value-type="float">
            <text:p>3678.294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office:value-type="float" office:value="17369.695" calcext:value-type="float">
            <text:p>17369.695</text:p>
          </table:table-cell>
          <table:table-cell office:value-type="float" office:value="38280.501" calcext:value-type="float">
            <text:p>38280.501</text:p>
          </table:table-cell>
          <table:table-cell office:value-type="float" office:value="-30923.913" calcext:value-type="float">
            <text:p>-30923.9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67.71" calcext:value-type="float">
            <text:p>5167.71</text:p>
          </table:table-cell>
          <table:table-cell office:value-type="float" office:value="2834.025" calcext:value-type="float">
            <text:p>2834.025</text:p>
          </table:table-cell>
          <table:table-cell office:value-type="float" office:value="7200.929" calcext:value-type="float">
            <text:p>7200.929</text:p>
          </table:table-cell>
          <table:table-cell office:value-type="float" office:value="914.398" calcext:value-type="float">
            <text:p>914.398</text:p>
          </table:table-cell>
          <table:table-cell office:value-type="float" office:value="6989.284" calcext:value-type="float">
            <text:p>6989.284</text:p>
          </table:table-cell>
          <table:table-cell office:value-type="float" office:value="3346.137" calcext:value-type="float">
            <text:p>3346.137</text:p>
          </table:table-cell>
          <table:table-cell office:value-type="float" office:value="5401.992" calcext:value-type="float">
            <text:p>5401.992</text:p>
          </table:table-cell>
          <table:table-cell office:value-type="float" office:value="2873.235" calcext:value-type="float">
            <text:p>2873.235</text:p>
          </table:table-cell>
          <table:table-cell office:value-type="float" office:value="7490.772" calcext:value-type="float">
            <text:p>7490.772</text:p>
          </table:table-cell>
          <table:table-cell office:value-type="float" office:value="967.211" calcext:value-type="float">
            <text:p>967.211</text:p>
          </table:table-cell>
          <table:table-cell office:value-type="float" office:value="7328.776" calcext:value-type="float">
            <text:p>7328.776</text:p>
          </table:table-cell>
          <table:table-cell office:value-type="float" office:value="3475.208" calcext:value-type="float">
            <text:p>3475.208</text:p>
          </table:table-cell>
          <table:table-cell office:value-type="float" office:value="61.773" calcext:value-type="float">
            <text:p>61.773</text:p>
          </table:table-cell>
          <table:table-cell office:value-type="float" office:value="1" calcext:value-type="float">
            <text:p>1</text:p>
          </table:table-cell>
          <table:table-cell office:value-type="float" office:value="1782" calcext:value-type="float">
            <text:p>1782</text:p>
          </table:table-cell>
          <table:table-cell office:value-type="float" office:value="239.48" calcext:value-type="float">
            <text:p>239.48</text:p>
          </table:table-cell>
          <table:table-cell office:value-type="float" office:value="41819.984" calcext:value-type="float">
            <text:p>41819.984</text:p>
          </table:table-cell>
          <table:table-cell office:value-type="float" office:value="-415.295" calcext:value-type="float">
            <text:p>-415.295</text:p>
          </table:table-cell>
          <table:table-cell office:value-type="float" office:value="4261.007" calcext:value-type="float">
            <text:p>4261.007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18853.941" calcext:value-type="float">
            <text:p>18853.941</text:p>
          </table:table-cell>
          <table:table-cell office:value-type="float" office:value="41819.984" calcext:value-type="float">
            <text:p>41819.984</text:p>
          </table:table-cell>
          <table:table-cell office:value-type="float" office:value="-33297.97" calcext:value-type="float">
            <text:p>-33297.9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73.509" calcext:value-type="float">
            <text:p>5173.509</text:p>
          </table:table-cell>
          <table:table-cell office:value-type="float" office:value="2587.829" calcext:value-type="float">
            <text:p>2587.829</text:p>
          </table:table-cell>
          <table:table-cell office:value-type="float" office:value="6880.143" calcext:value-type="float">
            <text:p>6880.143</text:p>
          </table:table-cell>
          <table:table-cell office:value-type="float" office:value="868.799" calcext:value-type="float">
            <text:p>868.799</text:p>
          </table:table-cell>
          <table:table-cell office:value-type="float" office:value="6904.245" calcext:value-type="float">
            <text:p>6904.245</text:p>
          </table:table-cell>
          <table:table-cell office:value-type="float" office:value="3442.773" calcext:value-type="float">
            <text:p>3442.773</text:p>
          </table:table-cell>
          <table:table-cell office:value-type="float" office:value="5407.529" calcext:value-type="float">
            <text:p>5407.529</text:p>
          </table:table-cell>
          <table:table-cell office:value-type="float" office:value="2717.391" calcext:value-type="float">
            <text:p>2717.391</text:p>
          </table:table-cell>
          <table:table-cell office:value-type="float" office:value="7160.109" calcext:value-type="float">
            <text:p>7160.109</text:p>
          </table:table-cell>
          <table:table-cell office:value-type="float" office:value="911.259" calcext:value-type="float">
            <text:p>911.259</text:p>
          </table:table-cell>
          <table:table-cell office:value-type="float" office:value="7222.849" calcext:value-type="float">
            <text:p>7222.849</text:p>
          </table:table-cell>
          <table:table-cell office:value-type="float" office:value="3592.209" calcext:value-type="float">
            <text:p>3592.209</text:p>
          </table:table-cell>
          <table:table-cell office:value-type="float" office:value="38.12" calcext:value-type="float">
            <text:p>38.12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39.892" calcext:value-type="float">
            <text:p>139.892</text:p>
          </table:table-cell>
          <table:table-cell office:value-type="float" office:value="22525.573" calcext:value-type="float">
            <text:p>22525.573</text:p>
          </table:table-cell>
          <table:table-cell office:value-type="float" office:value="-240.559" calcext:value-type="float">
            <text:p>-240.559</text:p>
          </table:table-cell>
          <table:table-cell office:value-type="float" office:value="2134.257" calcext:value-type="float">
            <text:p>2134.257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10236.08" calcext:value-type="float">
            <text:p>10236.08</text:p>
          </table:table-cell>
          <table:table-cell office:value-type="float" office:value="22525.573" calcext:value-type="float">
            <text:p>22525.573</text:p>
          </table:table-cell>
          <table:table-cell office:value-type="float" office:value="-18257.059" calcext:value-type="float">
            <text:p>-18257.05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91.386" calcext:value-type="float">
            <text:p>5191.386</text:p>
          </table:table-cell>
          <table:table-cell office:value-type="float" office:value="2585.054" calcext:value-type="float">
            <text:p>2585.054</text:p>
          </table:table-cell>
          <table:table-cell office:value-type="float" office:value="6887.07" calcext:value-type="float">
            <text:p>6887.07</text:p>
          </table:table-cell>
          <table:table-cell office:value-type="float" office:value="877.057" calcext:value-type="float">
            <text:p>877.057</text:p>
          </table:table-cell>
          <table:table-cell office:value-type="float" office:value="6938.572" calcext:value-type="float">
            <text:p>6938.572</text:p>
          </table:table-cell>
          <table:table-cell office:value-type="float" office:value="3444.199" calcext:value-type="float">
            <text:p>3444.199</text:p>
          </table:table-cell>
          <table:table-cell office:value-type="float" office:value="5426.079" calcext:value-type="float">
            <text:p>5426.079</text:p>
          </table:table-cell>
          <table:table-cell office:value-type="float" office:value="2619.008" calcext:value-type="float">
            <text:p>2619.008</text:p>
          </table:table-cell>
          <table:table-cell office:value-type="float" office:value="7162.826" calcext:value-type="float">
            <text:p>7162.826</text:p>
          </table:table-cell>
          <table:table-cell office:value-type="float" office:value="926.807" calcext:value-type="float">
            <text:p>926.807</text:p>
          </table:table-cell>
          <table:table-cell office:value-type="float" office:value="7272.374" calcext:value-type="float">
            <text:p>7272.374</text:p>
          </table:table-cell>
          <table:table-cell office:value-type="float" office:value="3579.784" calcext:value-type="float">
            <text:p>3579.784</text:p>
          </table:table-cell>
          <table:table-cell office:value-type="float" office:value="139.493" calcext:value-type="float">
            <text:p>139.49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662.756" calcext:value-type="float">
            <text:p>662.756</text:p>
          </table:table-cell>
          <table:table-cell office:value-type="float" office:value="129582.981" calcext:value-type="float">
            <text:p>129582.981</text:p>
          </table:table-cell>
          <table:table-cell office:value-type="float" office:value="-1180.785" calcext:value-type="float">
            <text:p>-1180.785</text:p>
          </table:table-cell>
          <table:table-cell office:value-type="float" office:value="11507.423" calcext:value-type="float">
            <text:p>11507.42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9271.839" calcext:value-type="float">
            <text:p>59271.839</text:p>
          </table:table-cell>
          <table:table-cell office:value-type="float" office:value="129582.981" calcext:value-type="float">
            <text:p>129582.981</text:p>
          </table:table-cell>
          <table:table-cell office:value-type="float" office:value="-106568.135" calcext:value-type="float">
            <text:p>-106568.13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187.376" calcext:value-type="float">
            <text:p>5187.376</text:p>
          </table:table-cell>
          <table:table-cell office:value-type="float" office:value="2534.862" calcext:value-type="float">
            <text:p>2534.862</text:p>
          </table:table-cell>
          <table:table-cell office:value-type="float" office:value="6717.447" calcext:value-type="float">
            <text:p>6717.447</text:p>
          </table:table-cell>
          <table:table-cell office:value-type="float" office:value="883.412" calcext:value-type="float">
            <text:p>883.412</text:p>
          </table:table-cell>
          <table:table-cell office:value-type="float" office:value="6947.222" calcext:value-type="float">
            <text:p>6947.222</text:p>
          </table:table-cell>
          <table:table-cell office:value-type="float" office:value="3427.53" calcext:value-type="float">
            <text:p>3427.53</text:p>
          </table:table-cell>
          <table:table-cell office:value-type="float" office:value="5426.768" calcext:value-type="float">
            <text:p>5426.768</text:p>
          </table:table-cell>
          <table:table-cell office:value-type="float" office:value="2661.633" calcext:value-type="float">
            <text:p>2661.633</text:p>
          </table:table-cell>
          <table:table-cell office:value-type="float" office:value="7041.507" calcext:value-type="float">
            <text:p>7041.507</text:p>
          </table:table-cell>
          <table:table-cell office:value-type="float" office:value="929.494" calcext:value-type="float">
            <text:p>929.494</text:p>
          </table:table-cell>
          <table:table-cell office:value-type="float" office:value="7278.415" calcext:value-type="float">
            <text:p>7278.415</text:p>
          </table:table-cell>
          <table:table-cell office:value-type="float" office:value="3575.122" calcext:value-type="float">
            <text:p>3575.122</text:p>
          </table:table-cell>
          <table:table-cell office:value-type="float" office:value="77.133" calcext:value-type="float">
            <text:p>77.133</text:p>
          </table:table-cell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319.959" calcext:value-type="float">
            <text:p>319.959</text:p>
          </table:table-cell>
          <table:table-cell office:value-type="float" office:value="59739.671" calcext:value-type="float">
            <text:p>59739.671</text:p>
          </table:table-cell>
          <table:table-cell office:value-type="float" office:value="-560.258" calcext:value-type="float">
            <text:p>-560.258</text:p>
          </table:table-cell>
          <table:table-cell office:value-type="float" office:value="5953.579" calcext:value-type="float">
            <text:p>5953.579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float" office:value="26999.666" calcext:value-type="float">
            <text:p>26999.666</text:p>
          </table:table-cell>
          <table:table-cell office:value-type="float" office:value="59739.671" calcext:value-type="float">
            <text:p>59739.671</text:p>
          </table:table-cell>
          <table:table-cell office:value-type="float" office:value="-47832.513" calcext:value-type="float">
            <text:p>-47832.5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262.169" calcext:value-type="float">
            <text:p>5262.169</text:p>
          </table:table-cell>
          <table:table-cell office:value-type="float" office:value="2560.782" calcext:value-type="float">
            <text:p>2560.782</text:p>
          </table:table-cell>
          <table:table-cell office:value-type="float" office:value="7270.415" calcext:value-type="float">
            <text:p>7270.415</text:p>
          </table:table-cell>
          <table:table-cell office:value-type="float" office:value="893.427" calcext:value-type="float">
            <text:p>893.427</text:p>
          </table:table-cell>
          <table:table-cell office:value-type="float" office:value="7041.966" calcext:value-type="float">
            <text:p>7041.966</text:p>
          </table:table-cell>
          <table:table-cell office:value-type="float" office:value="3482.371" calcext:value-type="float">
            <text:p>3482.371</text:p>
          </table:table-cell>
          <table:table-cell office:value-type="float" office:value="5504.187" calcext:value-type="float">
            <text:p>5504.187</text:p>
          </table:table-cell>
          <table:table-cell office:value-type="float" office:value="2652.935" calcext:value-type="float">
            <text:p>2652.935</text:p>
          </table:table-cell>
          <table:table-cell office:value-type="float" office:value="7598.075" calcext:value-type="float">
            <text:p>7598.075</text:p>
          </table:table-cell>
          <table:table-cell office:value-type="float" office:value="940.465" calcext:value-type="float">
            <text:p>940.465</text:p>
          </table:table-cell>
          <table:table-cell office:value-type="float" office:value="7377.691" calcext:value-type="float">
            <text:p>7377.691</text:p>
          </table:table-cell>
          <table:table-cell office:value-type="float" office:value="3630.684" calcext:value-type="float">
            <text:p>3630.684</text:p>
          </table:table-cell>
          <table:table-cell office:value-type="float" office:value="78.787" calcext:value-type="float">
            <text:p>78.787</text:p>
          </table:table-cell>
          <table:table-cell office:value-type="float" office:value="1" calcext:value-type="float">
            <text:p>1</text:p>
          </table:table-cell>
          <table:table-cell office:value-type="float" office:value="2964" calcext:value-type="float">
            <text:p>2964</text:p>
          </table:table-cell>
          <table:table-cell office:value-type="float" office:value="350.142" calcext:value-type="float">
            <text:p>350.142</text:p>
          </table:table-cell>
          <table:table-cell office:value-type="float" office:value="63620.676" calcext:value-type="float">
            <text:p>63620.676</text:p>
          </table:table-cell>
          <table:table-cell office:value-type="float" office:value="-618.732" calcext:value-type="float">
            <text:p>-618.732</text:p>
          </table:table-cell>
          <table:table-cell office:value-type="float" office:value="5361.909" calcext:value-type="float">
            <text:p>5361.909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29244.87" calcext:value-type="float">
            <text:p>29244.87</text:p>
          </table:table-cell>
          <table:table-cell office:value-type="float" office:value="63620.676" calcext:value-type="float">
            <text:p>63620.676</text:p>
          </table:table-cell>
          <table:table-cell office:value-type="float" office:value="-52896.859" calcext:value-type="float">
            <text:p>-52896.85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244.567" calcext:value-type="float">
            <text:p>5244.567</text:p>
          </table:table-cell>
          <table:table-cell office:value-type="float" office:value="3137.355" calcext:value-type="float">
            <text:p>3137.355</text:p>
          </table:table-cell>
          <table:table-cell office:value-type="float" office:value="7071.313" calcext:value-type="float">
            <text:p>7071.313</text:p>
          </table:table-cell>
          <table:table-cell office:value-type="float" office:value="834.28" calcext:value-type="float">
            <text:p>834.28</text:p>
          </table:table-cell>
          <table:table-cell office:value-type="float" office:value="6906.538" calcext:value-type="float">
            <text:p>6906.538</text:p>
          </table:table-cell>
          <table:table-cell office:value-type="float" office:value="3582.596" calcext:value-type="float">
            <text:p>3582.596</text:p>
          </table:table-cell>
          <table:table-cell office:value-type="float" office:value="5481.487" calcext:value-type="float">
            <text:p>5481.487</text:p>
          </table:table-cell>
          <table:table-cell office:value-type="float" office:value="3281.616" calcext:value-type="float">
            <text:p>3281.616</text:p>
          </table:table-cell>
          <table:table-cell office:value-type="float" office:value="7417.603" calcext:value-type="float">
            <text:p>7417.603</text:p>
          </table:table-cell>
          <table:table-cell office:value-type="float" office:value="877.139" calcext:value-type="float">
            <text:p>877.139</text:p>
          </table:table-cell>
          <table:table-cell office:value-type="float" office:value="7228.837" calcext:value-type="float">
            <text:p>7228.837</text:p>
          </table:table-cell>
          <table:table-cell office:value-type="float" office:value="3734.137" calcext:value-type="float">
            <text:p>3734.137</text:p>
          </table:table-cell>
          <table:table-cell office:value-type="float" office:value="30.573" calcext:value-type="float">
            <text:p>30.573</text:p>
          </table:table-cell>
          <table:table-cell office:value-type="float" office:value="1" calcext:value-type="float">
            <text:p>1</text:p>
          </table:table-cell>
          <table:table-cell office:value-type="float" office:value="747" calcext:value-type="float">
            <text:p>747</text:p>
          </table:table-cell>
          <table:table-cell office:value-type="float" office:value="97.18" calcext:value-type="float">
            <text:p>97.18</text:p>
          </table:table-cell>
          <table:table-cell office:value-type="float" office:value="13982.062" calcext:value-type="float">
            <text:p>13982.062</text:p>
          </table:table-cell>
          <table:table-cell office:value-type="float" office:value="-163.019" calcext:value-type="float">
            <text:p>-163.019</text:p>
          </table:table-cell>
          <table:table-cell office:value-type="float" office:value="1670.373" calcext:value-type="float">
            <text:p>1670.373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6180.25" calcext:value-type="float">
            <text:p>6180.25</text:p>
          </table:table-cell>
          <table:table-cell office:value-type="float" office:value="13982.062" calcext:value-type="float">
            <text:p>13982.062</text:p>
          </table:table-cell>
          <table:table-cell office:value-type="float" office:value="-10641.316" calcext:value-type="float">
            <text:p>-10641.31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29.451" calcext:value-type="float">
            <text:p>5329.451</text:p>
          </table:table-cell>
          <table:table-cell office:value-type="float" office:value="3043.486" calcext:value-type="float">
            <text:p>3043.486</text:p>
          </table:table-cell>
          <table:table-cell office:value-type="float" office:value="7180.074" calcext:value-type="float">
            <text:p>7180.074</text:p>
          </table:table-cell>
          <table:table-cell office:value-type="float" office:value="818.461" calcext:value-type="float">
            <text:p>818.461</text:p>
          </table:table-cell>
          <table:table-cell office:value-type="float" office:value="6959.908" calcext:value-type="float">
            <text:p>6959.908</text:p>
          </table:table-cell>
          <table:table-cell office:value-type="float" office:value="3698.993" calcext:value-type="float">
            <text:p>3698.993</text:p>
          </table:table-cell>
          <table:table-cell office:value-type="float" office:value="5572.491" calcext:value-type="float">
            <text:p>5572.491</text:p>
          </table:table-cell>
          <table:table-cell office:value-type="float" office:value="3199.632" calcext:value-type="float">
            <text:p>3199.632</text:p>
          </table:table-cell>
          <table:table-cell office:value-type="float" office:value="7476.031" calcext:value-type="float">
            <text:p>7476.031</text:p>
          </table:table-cell>
          <table:table-cell office:value-type="float" office:value="861.915" calcext:value-type="float">
            <text:p>861.915</text:p>
          </table:table-cell>
          <table:table-cell office:value-type="float" office:value="7289.513" calcext:value-type="float">
            <text:p>7289.513</text:p>
          </table:table-cell>
          <table:table-cell office:value-type="float" office:value="3855.469" calcext:value-type="float">
            <text:p>3855.469</text:p>
          </table:table-cell>
          <table:table-cell office:value-type="float" office:value="49.227" calcext:value-type="float">
            <text:p>49.227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129.524" calcext:value-type="float">
            <text:p>129.524</text:p>
          </table:table-cell>
          <table:table-cell office:value-type="float" office:value="19634.663" calcext:value-type="float">
            <text:p>19634.663</text:p>
          </table:table-cell>
          <table:table-cell office:value-type="float" office:value="-208.798" calcext:value-type="float">
            <text:p>-208.798</text:p>
          </table:table-cell>
          <table:table-cell office:value-type="float" office:value="2584.203" calcext:value-type="float">
            <text:p>2584.203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8559.029" calcext:value-type="float">
            <text:p>8559.029</text:p>
          </table:table-cell>
          <table:table-cell office:value-type="float" office:value="19634.663" calcext:value-type="float">
            <text:p>19634.663</text:p>
          </table:table-cell>
          <table:table-cell office:value-type="float" office:value="-14466.257" calcext:value-type="float">
            <text:p>-14466.25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58.46" calcext:value-type="float">
            <text:p>5358.46</text:p>
          </table:table-cell>
          <table:table-cell office:value-type="float" office:value="3068.833" calcext:value-type="float">
            <text:p>3068.833</text:p>
          </table:table-cell>
          <table:table-cell office:value-type="float" office:value="7340.056" calcext:value-type="float">
            <text:p>7340.056</text:p>
          </table:table-cell>
          <table:table-cell office:value-type="float" office:value="820.882" calcext:value-type="float">
            <text:p>820.882</text:p>
          </table:table-cell>
          <table:table-cell office:value-type="float" office:value="6993.742" calcext:value-type="float">
            <text:p>6993.742</text:p>
          </table:table-cell>
          <table:table-cell office:value-type="float" office:value="3723.179" calcext:value-type="float">
            <text:p>3723.179</text:p>
          </table:table-cell>
          <table:table-cell office:value-type="float" office:value="5603.722" calcext:value-type="float">
            <text:p>5603.722</text:p>
          </table:table-cell>
          <table:table-cell office:value-type="float" office:value="3220.068" calcext:value-type="float">
            <text:p>3220.068</text:p>
          </table:table-cell>
          <table:table-cell office:value-type="float" office:value="7691.377" calcext:value-type="float">
            <text:p>7691.377</text:p>
          </table:table-cell>
          <table:table-cell office:value-type="float" office:value="867.868" calcext:value-type="float">
            <text:p>867.868</text:p>
          </table:table-cell>
          <table:table-cell office:value-type="float" office:value="7332.603" calcext:value-type="float">
            <text:p>7332.603</text:p>
          </table:table-cell>
          <table:table-cell office:value-type="float" office:value="3874.84" calcext:value-type="float">
            <text:p>3874.84</text:p>
          </table:table-cell>
          <table:table-cell office:value-type="float" office:value="47.147" calcext:value-type="float">
            <text:p>47.147</text:p>
          </table:table-cell>
          <table:table-cell office:value-type="float" office:value="1" calcext:value-type="float">
            <text:p>1</text:p>
          </table:table-cell>
          <table:table-cell office:value-type="float" office:value="1421" calcext:value-type="float">
            <text:p>1421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33121.04" calcext:value-type="float">
            <text:p>33121.04</text:p>
          </table:table-cell>
          <table:table-cell office:value-type="float" office:value="-327.965" calcext:value-type="float">
            <text:p>-327.965</text:p>
          </table:table-cell>
          <table:table-cell office:value-type="float" office:value="3050.805" calcext:value-type="float">
            <text:p>3050.805</text:p>
          </table:table-cell>
          <table:table-cell office:value-type="float" office:value="0" calcext:value-type="float">
            <text:p>0</text:p>
          </table:table-cell>
          <table:table-cell office:value-type="float" office:value="1421" calcext:value-type="float">
            <text:p>1421</text:p>
          </table:table-cell>
          <table:table-cell office:value-type="float" office:value="15094.725" calcext:value-type="float">
            <text:p>15094.725</text:p>
          </table:table-cell>
          <table:table-cell office:value-type="float" office:value="33121.04" calcext:value-type="float">
            <text:p>33121.04</text:p>
          </table:table-cell>
          <table:table-cell office:value-type="float" office:value="-27019.43" calcext:value-type="float">
            <text:p>-27019.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08.276" calcext:value-type="float">
            <text:p>5408.276</text:p>
          </table:table-cell>
          <table:table-cell office:value-type="float" office:value="2965.858" calcext:value-type="float">
            <text:p>2965.858</text:p>
          </table:table-cell>
          <table:table-cell office:value-type="float" office:value="7163.386" calcext:value-type="float">
            <text:p>7163.386</text:p>
          </table:table-cell>
          <table:table-cell office:value-type="float" office:value="770.511" calcext:value-type="float">
            <text:p>770.511</text:p>
          </table:table-cell>
          <table:table-cell office:value-type="float" office:value="6943.213" calcext:value-type="float">
            <text:p>6943.213</text:p>
          </table:table-cell>
          <table:table-cell office:value-type="float" office:value="3873.34" calcext:value-type="float">
            <text:p>3873.34</text:p>
          </table:table-cell>
          <table:table-cell office:value-type="float" office:value="5657.64" calcext:value-type="float">
            <text:p>5657.64</text:p>
          </table:table-cell>
          <table:table-cell office:value-type="float" office:value="3095.106" calcext:value-type="float">
            <text:p>3095.106</text:p>
          </table:table-cell>
          <table:table-cell office:value-type="float" office:value="7526.456" calcext:value-type="float">
            <text:p>7526.456</text:p>
          </table:table-cell>
          <table:table-cell office:value-type="float" office:value="818.424" calcext:value-type="float">
            <text:p>818.424</text:p>
          </table:table-cell>
          <table:table-cell office:value-type="float" office:value="7288.025" calcext:value-type="float">
            <text:p>7288.025</text:p>
          </table:table-cell>
          <table:table-cell office:value-type="float" office:value="4027.256" calcext:value-type="float">
            <text:p>4027.256</text:p>
          </table:table-cell>
          <table:table-cell office:value-type="float" office:value="98.587" calcext:value-type="float">
            <text:p>98.587</text:p>
          </table:table-cell>
          <table:table-cell office:value-type="float" office:value="1" calcext:value-type="float">
            <text:p>1</text:p>
          </table:table-cell>
          <table:table-cell office:value-type="float" office:value="2846" calcext:value-type="float">
            <text:p>2846</text:p>
          </table:table-cell>
          <table:table-cell office:value-type="float" office:value="365.473" calcext:value-type="float">
            <text:p>365.473</text:p>
          </table:table-cell>
          <table:table-cell office:value-type="float" office:value="67909.468" calcext:value-type="float">
            <text:p>67909.468</text:p>
          </table:table-cell>
          <table:table-cell office:value-type="float" office:value="-629.473" calcext:value-type="float">
            <text:p>-629.473</text:p>
          </table:table-cell>
          <table:table-cell office:value-type="float" office:value="7193.162" calcext:value-type="float">
            <text:p>7193.162</text:p>
          </table:table-cell>
          <table:table-cell office:value-type="float" office:value="0" calcext:value-type="float">
            <text:p>0</text:p>
          </table:table-cell>
          <table:table-cell office:value-type="float" office:value="2846" calcext:value-type="float">
            <text:p>2846</text:p>
          </table:table-cell>
          <table:table-cell office:value-type="float" office:value="30478.51" calcext:value-type="float">
            <text:p>30478.51</text:p>
          </table:table-cell>
          <table:table-cell office:value-type="float" office:value="67909.468" calcext:value-type="float">
            <text:p>67909.468</text:p>
          </table:table-cell>
          <table:table-cell office:value-type="float" office:value="-53523.143" calcext:value-type="float">
            <text:p>-53523.1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15.936" calcext:value-type="float">
            <text:p>5415.936</text:p>
          </table:table-cell>
          <table:table-cell office:value-type="float" office:value="2989.466" calcext:value-type="float">
            <text:p>2989.466</text:p>
          </table:table-cell>
          <table:table-cell office:value-type="float" office:value="7190.833" calcext:value-type="float">
            <text:p>7190.833</text:p>
          </table:table-cell>
          <table:table-cell office:value-type="float" office:value="768.781" calcext:value-type="float">
            <text:p>768.781</text:p>
          </table:table-cell>
          <table:table-cell office:value-type="float" office:value="6947.426" calcext:value-type="float">
            <text:p>6947.426</text:p>
          </table:table-cell>
          <table:table-cell office:value-type="float" office:value="3884.447" calcext:value-type="float">
            <text:p>3884.447</text:p>
          </table:table-cell>
          <table:table-cell office:value-type="float" office:value="5660.794" calcext:value-type="float">
            <text:p>5660.794</text:p>
          </table:table-cell>
          <table:table-cell office:value-type="float" office:value="3121.04" calcext:value-type="float">
            <text:p>3121.04</text:p>
          </table:table-cell>
          <table:table-cell office:value-type="float" office:value="7553.145" calcext:value-type="float">
            <text:p>7553.145</text:p>
          </table:table-cell>
          <table:table-cell office:value-type="float" office:value="812.412" calcext:value-type="float">
            <text:p>812.412</text:p>
          </table:table-cell>
          <table:table-cell office:value-type="float" office:value="7279.201" calcext:value-type="float">
            <text:p>7279.201</text:p>
          </table:table-cell>
          <table:table-cell office:value-type="float" office:value="4042.386" calcext:value-type="float">
            <text:p>4042.386</text:p>
          </table:table-cell>
          <table:table-cell office:value-type="float" office:value="69.08" calcext:value-type="float">
            <text:p>69.08</text:p>
          </table:table-cell>
          <table:table-cell office:value-type="float" office:value="1" calcext:value-type="float">
            <text:p>1</text:p>
          </table:table-cell>
          <table:table-cell office:value-type="float" office:value="1782" calcext:value-type="float">
            <text:p>1782</text:p>
          </table:table-cell>
          <table:table-cell office:value-type="float" office:value="240.103" calcext:value-type="float">
            <text:p>240.103</text:p>
          </table:table-cell>
          <table:table-cell office:value-type="float" office:value="44815.591" calcext:value-type="float">
            <text:p>44815.591</text:p>
          </table:table-cell>
          <table:table-cell office:value-type="float" office:value="-409.23" calcext:value-type="float">
            <text:p>-409.23</text:p>
          </table:table-cell>
          <table:table-cell office:value-type="float" office:value="4921.124" calcext:value-type="float">
            <text:p>4921.124</text:p>
          </table:table-cell>
          <table:table-cell office:value-type="float" office:value="0" calcext:value-type="float">
            <text:p>0</text:p>
          </table:table-cell>
          <table:table-cell office:value-type="float" office:value="1782" calcext:value-type="float">
            <text:p>1782</text:p>
          </table:table-cell>
          <table:table-cell office:value-type="float" office:value="20026.316" calcext:value-type="float">
            <text:p>20026.316</text:p>
          </table:table-cell>
          <table:table-cell office:value-type="float" office:value="44815.591" calcext:value-type="float">
            <text:p>44815.591</text:p>
          </table:table-cell>
          <table:table-cell office:value-type="float" office:value="-34973.344" calcext:value-type="float">
            <text:p>-34973.34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398.512" calcext:value-type="float">
            <text:p>5398.512</text:p>
          </table:table-cell>
          <table:table-cell office:value-type="float" office:value="2916.033" calcext:value-type="float">
            <text:p>2916.033</text:p>
          </table:table-cell>
          <table:table-cell office:value-type="float" office:value="7324.277" calcext:value-type="float">
            <text:p>7324.277</text:p>
          </table:table-cell>
          <table:table-cell office:value-type="float" office:value="789.933" calcext:value-type="float">
            <text:p>789.933</text:p>
          </table:table-cell>
          <table:table-cell office:value-type="float" office:value="6972.141" calcext:value-type="float">
            <text:p>6972.141</text:p>
          </table:table-cell>
          <table:table-cell office:value-type="float" office:value="3824.884" calcext:value-type="float">
            <text:p>3824.884</text:p>
          </table:table-cell>
          <table:table-cell office:value-type="float" office:value="5651.875" calcext:value-type="float">
            <text:p>5651.875</text:p>
          </table:table-cell>
          <table:table-cell office:value-type="float" office:value="3024.939" calcext:value-type="float">
            <text:p>3024.939</text:p>
          </table:table-cell>
          <table:table-cell office:value-type="float" office:value="7616.134" calcext:value-type="float">
            <text:p>7616.134</text:p>
          </table:table-cell>
          <table:table-cell office:value-type="float" office:value="832.621" calcext:value-type="float">
            <text:p>832.621</text:p>
          </table:table-cell>
          <table:table-cell office:value-type="float" office:value="7310.541" calcext:value-type="float">
            <text:p>7310.541</text:p>
          </table:table-cell>
          <table:table-cell office:value-type="float" office:value="3993.208" calcext:value-type="float">
            <text:p>3993.208</text:p>
          </table:table-cell>
          <table:table-cell office:value-type="float" office:value="50.507" calcext:value-type="float">
            <text:p>50.507</text:p>
          </table:table-cell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  <table:table-cell office:value-type="float" office:value="165.248" calcext:value-type="float">
            <text:p>165.248</text:p>
          </table:table-cell>
          <table:table-cell office:value-type="float" office:value="25603.608" calcext:value-type="float">
            <text:p>25603.608</text:p>
          </table:table-cell>
          <table:table-cell office:value-type="float" office:value="-278.684" calcext:value-type="float">
            <text:p>-278.684</text:p>
          </table:table-cell>
          <table:table-cell office:value-type="float" office:value="3476.133" calcext:value-type="float">
            <text:p>3476.133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1107.601" calcext:value-type="float">
            <text:p>11107.601</text:p>
          </table:table-cell>
          <table:table-cell office:value-type="float" office:value="25603.608" calcext:value-type="float">
            <text:p>25603.608</text:p>
          </table:table-cell>
          <table:table-cell office:value-type="float" office:value="-18651.342" calcext:value-type="float">
            <text:p>-18651.34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09.945" calcext:value-type="float">
            <text:p>5409.945</text:p>
          </table:table-cell>
          <table:table-cell office:value-type="float" office:value="3031.001" calcext:value-type="float">
            <text:p>3031.001</text:p>
          </table:table-cell>
          <table:table-cell office:value-type="float" office:value="6911.662" calcext:value-type="float">
            <text:p>6911.662</text:p>
          </table:table-cell>
          <table:table-cell office:value-type="float" office:value="713.445" calcext:value-type="float">
            <text:p>713.445</text:p>
          </table:table-cell>
          <table:table-cell office:value-type="float" office:value="6831.201" calcext:value-type="float">
            <text:p>6831.201</text:p>
          </table:table-cell>
          <table:table-cell office:value-type="float" office:value="3988.689" calcext:value-type="float">
            <text:p>3988.689</text:p>
          </table:table-cell>
          <table:table-cell office:value-type="float" office:value="5656.206" calcext:value-type="float">
            <text:p>5656.206</text:p>
          </table:table-cell>
          <table:table-cell office:value-type="float" office:value="3093.434" calcext:value-type="float">
            <text:p>3093.434</text:p>
          </table:table-cell>
          <table:table-cell office:value-type="float" office:value="7268.435" calcext:value-type="float">
            <text:p>7268.435</text:p>
          </table:table-cell>
          <table:table-cell office:value-type="float" office:value="757.978" calcext:value-type="float">
            <text:p>757.978</text:p>
          </table:table-cell>
          <table:table-cell office:value-type="float" office:value="7166.176" calcext:value-type="float">
            <text:p>7166.176</text:p>
          </table:table-cell>
          <table:table-cell office:value-type="float" office:value="4146.236" calcext:value-type="float">
            <text:p>4146.236</text:p>
          </table:table-cell>
          <table:table-cell office:value-type="float" office:value="51.307" calcext:value-type="float">
            <text:p>51.307</text:p>
          </table:table-cell>
          <table:table-cell office:value-type="float" office:value="1" calcext:value-type="float">
            <text:p>1</text:p>
          </table:table-cell>
          <table:table-cell office:value-type="float" office:value="1734" calcext:value-type="float">
            <text:p>1734</text:p>
          </table:table-cell>
          <table:table-cell office:value-type="float" office:value="233.094" calcext:value-type="float">
            <text:p>233.094</text:p>
          </table:table-cell>
          <table:table-cell office:value-type="float" office:value="44833.639" calcext:value-type="float">
            <text:p>44833.639</text:p>
          </table:table-cell>
          <table:table-cell office:value-type="float" office:value="-413.04" calcext:value-type="float">
            <text:p>-413.04</text:p>
          </table:table-cell>
          <table:table-cell office:value-type="float" office:value="3804.464" calcext:value-type="float">
            <text:p>3804.464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office:value-type="float" office:value="20595.919" calcext:value-type="float">
            <text:p>20595.919</text:p>
          </table:table-cell>
          <table:table-cell office:value-type="float" office:value="44833.639" calcext:value-type="float">
            <text:p>44833.639</text:p>
          </table:table-cell>
          <table:table-cell office:value-type="float" office:value="-37224.711" calcext:value-type="float">
            <text:p>-37224.71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16.522" calcext:value-type="float">
            <text:p>5416.522</text:p>
          </table:table-cell>
          <table:table-cell office:value-type="float" office:value="2981.119" calcext:value-type="float">
            <text:p>2981.119</text:p>
          </table:table-cell>
          <table:table-cell office:value-type="float" office:value="6862.038" calcext:value-type="float">
            <text:p>6862.038</text:p>
          </table:table-cell>
          <table:table-cell office:value-type="float" office:value="741.384" calcext:value-type="float">
            <text:p>741.384</text:p>
          </table:table-cell>
          <table:table-cell office:value-type="float" office:value="6893.434" calcext:value-type="float">
            <text:p>6893.434</text:p>
          </table:table-cell>
          <table:table-cell office:value-type="float" office:value="3939.61" calcext:value-type="float">
            <text:p>3939.61</text:p>
          </table:table-cell>
          <table:table-cell office:value-type="float" office:value="5667.607" calcext:value-type="float">
            <text:p>5667.607</text:p>
          </table:table-cell>
          <table:table-cell office:value-type="float" office:value="3104.945" calcext:value-type="float">
            <text:p>3104.945</text:p>
          </table:table-cell>
          <table:table-cell office:value-type="float" office:value="7203.559" calcext:value-type="float">
            <text:p>7203.559</text:p>
          </table:table-cell>
          <table:table-cell office:value-type="float" office:value="782.202" calcext:value-type="float">
            <text:p>782.202</text:p>
          </table:table-cell>
          <table:table-cell office:value-type="float" office:value="7225.834" calcext:value-type="float">
            <text:p>7225.834</text:p>
          </table:table-cell>
          <table:table-cell office:value-type="float" office:value="4109.381" calcext:value-type="float">
            <text:p>4109.381</text:p>
          </table:table-cell>
          <table:table-cell office:value-type="float" office:value="57.493" calcext:value-type="float">
            <text:p>57.493</text:p>
          </table:table-cell>
          <table:table-cell office:value-type="float" office:value="1" calcext:value-type="float">
            <text:p>1</text:p>
          </table:table-cell>
          <table:table-cell office:value-type="float" office:value="1873" calcext:value-type="float">
            <text:p>1873</text:p>
          </table:table-cell>
          <table:table-cell office:value-type="float" office:value="244.297" calcext:value-type="float">
            <text:p>244.297</text:p>
          </table:table-cell>
          <table:table-cell office:value-type="float" office:value="46857.76" calcext:value-type="float">
            <text:p>46857.76</text:p>
          </table:table-cell>
          <table:table-cell office:value-type="float" office:value="-429.17" calcext:value-type="float">
            <text:p>-429.17</text:p>
          </table:table-cell>
          <table:table-cell office:value-type="float" office:value="4278.575" calcext:value-type="float">
            <text:p>4278.575</text:p>
          </table:table-cell>
          <table:table-cell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21373.997" calcext:value-type="float">
            <text:p>21373.997</text:p>
          </table:table-cell>
          <table:table-cell office:value-type="float" office:value="46857.76" calcext:value-type="float">
            <text:p>46857.76</text:p>
          </table:table-cell>
          <table:table-cell office:value-type="float" office:value="-38300.61" calcext:value-type="float">
            <text:p>-38300.6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32.509" calcext:value-type="float">
            <text:p>5432.509</text:p>
          </table:table-cell>
          <table:table-cell office:value-type="float" office:value="2885.369" calcext:value-type="float">
            <text:p>2885.369</text:p>
          </table:table-cell>
          <table:table-cell office:value-type="float" office:value="6915.685" calcext:value-type="float">
            <text:p>6915.685</text:p>
          </table:table-cell>
          <table:table-cell office:value-type="float" office:value="720.719" calcext:value-type="float">
            <text:p>720.719</text:p>
          </table:table-cell>
          <table:table-cell office:value-type="float" office:value="6868.255" calcext:value-type="float">
            <text:p>6868.255</text:p>
          </table:table-cell>
          <table:table-cell office:value-type="float" office:value="3996.763" calcext:value-type="float">
            <text:p>3996.763</text:p>
          </table:table-cell>
          <table:table-cell office:value-type="float" office:value="5680.895" calcext:value-type="float">
            <text:p>5680.895</text:p>
          </table:table-cell>
          <table:table-cell office:value-type="float" office:value="2991.108" calcext:value-type="float">
            <text:p>2991.108</text:p>
          </table:table-cell>
          <table:table-cell office:value-type="float" office:value="7264.731" calcext:value-type="float">
            <text:p>7264.731</text:p>
          </table:table-cell>
          <table:table-cell office:value-type="float" office:value="763.376" calcext:value-type="float">
            <text:p>763.376</text:p>
          </table:table-cell>
          <table:table-cell office:value-type="float" office:value="7201.619" calcext:value-type="float">
            <text:p>7201.619</text:p>
          </table:table-cell>
          <table:table-cell office:value-type="float" office:value="4160.172" calcext:value-type="float">
            <text:p>4160.172</text:p>
          </table:table-cell>
          <table:table-cell office:value-type="float" office:value="51.32" calcext:value-type="float">
            <text:p>51.32</text:p>
          </table:table-cell>
          <table:table-cell office:value-type="float" office:value="1" calcext:value-type="float">
            <text:p>1</text:p>
          </table:table-cell>
          <table:table-cell office:value-type="float" office:value="1439" calcext:value-type="float">
            <text:p>1439</text:p>
          </table:table-cell>
          <table:table-cell office:value-type="float" office:value="191.608" calcext:value-type="float">
            <text:p>191.608</text:p>
          </table:table-cell>
          <table:table-cell office:value-type="float" office:value="33870.862" calcext:value-type="float">
            <text:p>33870.862</text:p>
          </table:table-cell>
          <table:table-cell office:value-type="float" office:value="-330.383" calcext:value-type="float">
            <text:p>-330.383</text:p>
          </table:table-cell>
          <table:table-cell office:value-type="float" office:value="3076.422" calcext:value-type="float">
            <text:p>3076.422</text:p>
          </table:table-cell>
          <table:table-cell office:value-type="float" office:value="0" calcext:value-type="float">
            <text:p>0</text:p>
          </table:table-cell>
          <table:table-cell office:value-type="float" office:value="1439" calcext:value-type="float">
            <text:p>1439</text:p>
          </table:table-cell>
          <table:table-cell office:value-type="float" office:value="15458.263" calcext:value-type="float">
            <text:p>15458.263</text:p>
          </table:table-cell>
          <table:table-cell office:value-type="float" office:value="33870.862" calcext:value-type="float">
            <text:p>33870.862</text:p>
          </table:table-cell>
          <table:table-cell office:value-type="float" office:value="-27718.017" calcext:value-type="float">
            <text:p>-27718.01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63.708" calcext:value-type="float">
            <text:p>5463.708</text:p>
          </table:table-cell>
          <table:table-cell office:value-type="float" office:value="2846.225" calcext:value-type="float">
            <text:p>2846.225</text:p>
          </table:table-cell>
          <table:table-cell office:value-type="float" office:value="7012.475" calcext:value-type="float">
            <text:p>7012.475</text:p>
          </table:table-cell>
          <table:table-cell office:value-type="float" office:value="752.737" calcext:value-type="float">
            <text:p>752.737</text:p>
          </table:table-cell>
          <table:table-cell office:value-type="float" office:value="6963.238" calcext:value-type="float">
            <text:p>6963.238</text:p>
          </table:table-cell>
          <table:table-cell office:value-type="float" office:value="3964.179" calcext:value-type="float">
            <text:p>3964.179</text:p>
          </table:table-cell>
          <table:table-cell office:value-type="float" office:value="5715.689" calcext:value-type="float">
            <text:p>5715.689</text:p>
          </table:table-cell>
          <table:table-cell office:value-type="float" office:value="2972.344" calcext:value-type="float">
            <text:p>2972.344</text:p>
          </table:table-cell>
          <table:table-cell office:value-type="float" office:value="7339.544" calcext:value-type="float">
            <text:p>7339.544</text:p>
          </table:table-cell>
          <table:table-cell office:value-type="float" office:value="792.643" calcext:value-type="float">
            <text:p>792.643</text:p>
          </table:table-cell>
          <table:table-cell office:value-type="float" office:value="7294.715" calcext:value-type="float">
            <text:p>7294.715</text:p>
          </table:table-cell>
          <table:table-cell office:value-type="float" office:value="4136.663" calcext:value-type="float">
            <text:p>4136.663</text:p>
          </table:table-cell>
          <table:table-cell office:value-type="float" office:value="51.12" calcext:value-type="float">
            <text:p>51.12</text:p>
          </table:table-cell>
          <table:table-cell office:value-type="float" office:value="1" calcext:value-type="float">
            <text:p>1</text:p>
          </table:table-cell>
          <table:table-cell office:value-type="float" office:value="1577" calcext:value-type="float">
            <text:p>1577</text:p>
          </table:table-cell>
          <table:table-cell office:value-type="float" office:value="201.727" calcext:value-type="float">
            <text:p>201.727</text:p>
          </table:table-cell>
          <table:table-cell office:value-type="float" office:value="37574.929" calcext:value-type="float">
            <text:p>37574.929</text:p>
          </table:table-cell>
          <table:table-cell office:value-type="float" office:value="-350.74" calcext:value-type="float">
            <text:p>-350.74</text:p>
          </table:table-cell>
          <table:table-cell office:value-type="float" office:value="3293.913" calcext:value-type="float">
            <text:p>3293.913</text:p>
          </table:table-cell>
          <table:table-cell office:value-type="float" office:value="0" calcext:value-type="float">
            <text:p>0</text:p>
          </table:table-cell>
          <table:table-cell office:value-type="float" office:value="1577" calcext:value-type="float">
            <text:p>1577</text:p>
          </table:table-cell>
          <table:table-cell office:value-type="float" office:value="17208.463" calcext:value-type="float">
            <text:p>17208.463</text:p>
          </table:table-cell>
          <table:table-cell office:value-type="float" office:value="37574.929" calcext:value-type="float">
            <text:p>37574.929</text:p>
          </table:table-cell>
          <table:table-cell office:value-type="float" office:value="-30987.104" calcext:value-type="float">
            <text:p>-30987.10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44.74" calcext:value-type="float">
            <text:p>5444.74</text:p>
          </table:table-cell>
          <table:table-cell office:value-type="float" office:value="2799.212" calcext:value-type="float">
            <text:p>2799.212</text:p>
          </table:table-cell>
          <table:table-cell office:value-type="float" office:value="6938.874" calcext:value-type="float">
            <text:p>6938.874</text:p>
          </table:table-cell>
          <table:table-cell office:value-type="float" office:value="761.195" calcext:value-type="float">
            <text:p>761.195</text:p>
          </table:table-cell>
          <table:table-cell office:value-type="float" office:value="6961.118" calcext:value-type="float">
            <text:p>6961.118</text:p>
          </table:table-cell>
          <table:table-cell office:value-type="float" office:value="3928.362" calcext:value-type="float">
            <text:p>3928.362</text:p>
          </table:table-cell>
          <table:table-cell office:value-type="float" office:value="5694.662" calcext:value-type="float">
            <text:p>5694.662</text:p>
          </table:table-cell>
          <table:table-cell office:value-type="float" office:value="2941.865" calcext:value-type="float">
            <text:p>2941.865</text:p>
          </table:table-cell>
          <table:table-cell office:value-type="float" office:value="7264.39" calcext:value-type="float">
            <text:p>7264.39</text:p>
          </table:table-cell>
          <table:table-cell office:value-type="float" office:value="796.437" calcext:value-type="float">
            <text:p>796.437</text:p>
          </table:table-cell>
          <table:table-cell office:value-type="float" office:value="7281.246" calcext:value-type="float">
            <text:p>7281.246</text:p>
          </table:table-cell>
          <table:table-cell office:value-type="float" office:value="4108.078" calcext:value-type="float">
            <text:p>4108.078</text:p>
          </table:table-cell>
          <table:table-cell office:value-type="float" office:value="58.133" calcext:value-type="float">
            <text:p>58.133</text:p>
          </table:table-cell>
          <table:table-cell office:value-type="float" office:value="1" calcext:value-type="float">
            <text:p>1</text:p>
          </table:table-cell>
          <table:table-cell office:value-type="float" office:value="1627" calcext:value-type="float">
            <text:p>1627</text:p>
          </table:table-cell>
          <table:table-cell office:value-type="float" office:value="222.637" calcext:value-type="float">
            <text:p>222.637</text:p>
          </table:table-cell>
          <table:table-cell office:value-type="float" office:value="41167.844" calcext:value-type="float">
            <text:p>41167.844</text:p>
          </table:table-cell>
          <table:table-cell office:value-type="float" office:value="-385.381" calcext:value-type="float">
            <text:p>-385.381</text:p>
          </table:table-cell>
          <table:table-cell office:value-type="float" office:value="4267.66" calcext:value-type="float">
            <text:p>4267.66</text:p>
          </table:table-cell>
          <table:table-cell office:value-type="float" office:value="0" calcext:value-type="float">
            <text:p>0</text:p>
          </table:table-cell>
          <table:table-cell office:value-type="float" office:value="1627" calcext:value-type="float">
            <text:p>1627</text:p>
          </table:table-cell>
          <table:table-cell office:value-type="float" office:value="18523.239" calcext:value-type="float">
            <text:p>18523.239</text:p>
          </table:table-cell>
          <table:table-cell office:value-type="float" office:value="41167.844" calcext:value-type="float">
            <text:p>41167.844</text:p>
          </table:table-cell>
          <table:table-cell office:value-type="float" office:value="-32632.524" calcext:value-type="float">
            <text:p>-32632.52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465.942" calcext:value-type="float">
            <text:p>5465.942</text:p>
          </table:table-cell>
          <table:table-cell office:value-type="float" office:value="3534.751" calcext:value-type="float">
            <text:p>3534.751</text:p>
          </table:table-cell>
          <table:table-cell office:value-type="float" office:value="7345.311" calcext:value-type="float">
            <text:p>7345.311</text:p>
          </table:table-cell>
          <table:table-cell office:value-type="float" office:value="756.611" calcext:value-type="float">
            <text:p>756.611</text:p>
          </table:table-cell>
          <table:table-cell office:value-type="float" office:value="6973.188" calcext:value-type="float">
            <text:p>6973.188</text:p>
          </table:table-cell>
          <table:table-cell office:value-type="float" office:value="3958.696" calcext:value-type="float">
            <text:p>3958.696</text:p>
          </table:table-cell>
          <table:table-cell office:value-type="float" office:value="5722.791" calcext:value-type="float">
            <text:p>5722.791</text:p>
          </table:table-cell>
          <table:table-cell office:value-type="float" office:value="3682.459" calcext:value-type="float">
            <text:p>3682.459</text:p>
          </table:table-cell>
          <table:table-cell office:value-type="float" office:value="7702.128" calcext:value-type="float">
            <text:p>7702.128</text:p>
          </table:table-cell>
          <table:table-cell office:value-type="float" office:value="795.813" calcext:value-type="float">
            <text:p>795.813</text:p>
          </table:table-cell>
          <table:table-cell office:value-type="float" office:value="7308.132" calcext:value-type="float">
            <text:p>7308.132</text:p>
          </table:table-cell>
          <table:table-cell office:value-type="float" office:value="4137.45" calcext:value-type="float">
            <text:p>4137.45</text:p>
          </table:table-cell>
          <table:table-cell office:value-type="float" office:value="183.307" calcext:value-type="float">
            <text:p>183.30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804.168" calcext:value-type="float">
            <text:p>804.168</text:p>
          </table:table-cell>
          <table:table-cell office:value-type="float" office:value="147505.209" calcext:value-type="float">
            <text:p>147505.209</text:p>
          </table:table-cell>
          <table:table-cell office:value-type="float" office:value="-1418.678" calcext:value-type="float">
            <text:p>-1418.678</text:p>
          </table:table-cell>
          <table:table-cell office:value-type="float" office:value="14705.373" calcext:value-type="float">
            <text:p>14705.37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6663.166" calcext:value-type="float">
            <text:p>66663.166</text:p>
          </table:table-cell>
          <table:table-cell office:value-type="float" office:value="147505.209" calcext:value-type="float">
            <text:p>147505.209</text:p>
          </table:table-cell>
          <table:table-cell office:value-type="float" office:value="-118094.463" calcext:value-type="float">
            <text:p>-118094.4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05.136" calcext:value-type="float">
            <text:p>5505.136</text:p>
          </table:table-cell>
          <table:table-cell office:value-type="float" office:value="3521.878" calcext:value-type="float">
            <text:p>3521.878</text:p>
          </table:table-cell>
          <table:table-cell office:value-type="float" office:value="6930.246" calcext:value-type="float">
            <text:p>6930.246</text:p>
          </table:table-cell>
          <table:table-cell office:value-type="float" office:value="731.207" calcext:value-type="float">
            <text:p>731.207</text:p>
          </table:table-cell>
          <table:table-cell office:value-type="float" office:value="6961.776" calcext:value-type="float">
            <text:p>6961.776</text:p>
          </table:table-cell>
          <table:table-cell office:value-type="float" office:value="4048.496" calcext:value-type="float">
            <text:p>4048.496</text:p>
          </table:table-cell>
          <table:table-cell office:value-type="float" office:value="5756.298" calcext:value-type="float">
            <text:p>5756.298</text:p>
          </table:table-cell>
          <table:table-cell office:value-type="float" office:value="3672.759" calcext:value-type="float">
            <text:p>3672.759</text:p>
          </table:table-cell>
          <table:table-cell office:value-type="float" office:value="7257.252" calcext:value-type="float">
            <text:p>7257.252</text:p>
          </table:table-cell>
          <table:table-cell office:value-type="float" office:value="771.7" calcext:value-type="float">
            <text:p>771.7</text:p>
          </table:table-cell>
          <table:table-cell office:value-type="float" office:value="7293.603" calcext:value-type="float">
            <text:p>7293.603</text:p>
          </table:table-cell>
          <table:table-cell office:value-type="float" office:value="4218.993" calcext:value-type="float">
            <text:p>4218.993</text:p>
          </table:table-cell>
          <table:table-cell office:value-type="float" office:value="108.267" calcext:value-type="float">
            <text:p>108.26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76.579" calcext:value-type="float">
            <text:p>576.579</text:p>
          </table:table-cell>
          <table:table-cell office:value-type="float" office:value="120334.19" calcext:value-type="float">
            <text:p>120334.19</text:p>
          </table:table-cell>
          <table:table-cell office:value-type="float" office:value="-1040.337" calcext:value-type="float">
            <text:p>-1040.337</text:p>
          </table:table-cell>
          <table:table-cell office:value-type="float" office:value="9037.6" calcext:value-type="float">
            <text:p>9037.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5868.917" calcext:value-type="float">
            <text:p>55868.917</text:p>
          </table:table-cell>
          <table:table-cell office:value-type="float" office:value="120334.19" calcext:value-type="float">
            <text:p>120334.19</text:p>
          </table:table-cell>
          <table:table-cell office:value-type="float" office:value="-102258.99" calcext:value-type="float">
            <text:p>-102258.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7.744" calcext:value-type="float">
            <text:p>5587.744</text:p>
          </table:table-cell>
          <table:table-cell office:value-type="float" office:value="3584.288" calcext:value-type="float">
            <text:p>3584.288</text:p>
          </table:table-cell>
          <table:table-cell office:value-type="float" office:value="8306.154" calcext:value-type="float">
            <text:p>8306.154</text:p>
          </table:table-cell>
          <table:table-cell office:value-type="float" office:value="833.297" calcext:value-type="float">
            <text:p>833.297</text:p>
          </table:table-cell>
          <table:table-cell office:value-type="float" office:value="7247.757" calcext:value-type="float">
            <text:p>7247.757</text:p>
          </table:table-cell>
          <table:table-cell office:value-type="float" office:value="3927.731" calcext:value-type="float">
            <text:p>3927.731</text:p>
          </table:table-cell>
          <table:table-cell office:value-type="float" office:value="5849.531" calcext:value-type="float">
            <text:p>5849.531</text:p>
          </table:table-cell>
          <table:table-cell office:value-type="float" office:value="3715.614" calcext:value-type="float">
            <text:p>3715.614</text:p>
          </table:table-cell>
          <table:table-cell office:value-type="float" office:value="8695.631" calcext:value-type="float">
            <text:p>8695.631</text:p>
          </table:table-cell>
          <table:table-cell office:value-type="float" office:value="877.952" calcext:value-type="float">
            <text:p>877.952</text:p>
          </table:table-cell>
          <table:table-cell office:value-type="float" office:value="7598.501" calcext:value-type="float">
            <text:p>7598.501</text:p>
          </table:table-cell>
          <table:table-cell office:value-type="float" office:value="4100.561" calcext:value-type="float">
            <text:p>4100.561</text:p>
          </table:table-cell>
          <table:table-cell office:value-type="float" office:value="211.413" calcext:value-type="float">
            <text:p>211.41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929.739" calcext:value-type="float">
            <text:p>929.739</text:p>
          </table:table-cell>
          <table:table-cell office:value-type="float" office:value="178821.039" calcext:value-type="float">
            <text:p>178821.039</text:p>
          </table:table-cell>
          <table:table-cell office:value-type="float" office:value="-1640.722" calcext:value-type="float">
            <text:p>-1640.722</text:p>
          </table:table-cell>
          <table:table-cell office:value-type="float" office:value="17417.363" calcext:value-type="float">
            <text:p>17417.36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81021.787" calcext:value-type="float">
            <text:p>81021.787</text:p>
          </table:table-cell>
          <table:table-cell office:value-type="float" office:value="178821.039" calcext:value-type="float">
            <text:p>178821.039</text:p>
          </table:table-cell>
          <table:table-cell office:value-type="float" office:value="-143986.313" calcext:value-type="float">
            <text:p>-143986.31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8.583" calcext:value-type="float">
            <text:p>5588.583</text:p>
          </table:table-cell>
          <table:table-cell office:value-type="float" office:value="3759.767" calcext:value-type="float">
            <text:p>3759.767</text:p>
          </table:table-cell>
          <table:table-cell office:value-type="float" office:value="7448.397" calcext:value-type="float">
            <text:p>7448.397</text:p>
          </table:table-cell>
          <table:table-cell office:value-type="float" office:value="735.296" calcext:value-type="float">
            <text:p>735.296</text:p>
          </table:table-cell>
          <table:table-cell office:value-type="float" office:value="7053.369" calcext:value-type="float">
            <text:p>7053.369</text:p>
          </table:table-cell>
          <table:table-cell office:value-type="float" office:value="4123.797" calcext:value-type="float">
            <text:p>4123.797</text:p>
          </table:table-cell>
          <table:table-cell office:value-type="float" office:value="5846.99" calcext:value-type="float">
            <text:p>5846.99</text:p>
          </table:table-cell>
          <table:table-cell office:value-type="float" office:value="3939.853" calcext:value-type="float">
            <text:p>3939.853</text:p>
          </table:table-cell>
          <table:table-cell office:value-type="float" office:value="7820.104" calcext:value-type="float">
            <text:p>7820.104</text:p>
          </table:table-cell>
          <table:table-cell office:value-type="float" office:value="774.331" calcext:value-type="float">
            <text:p>774.331</text:p>
          </table:table-cell>
          <table:table-cell office:value-type="float" office:value="7389.536" calcext:value-type="float">
            <text:p>7389.536</text:p>
          </table:table-cell>
          <table:table-cell office:value-type="float" office:value="4304.444" calcext:value-type="float">
            <text:p>4304.444</text:p>
          </table:table-cell>
          <table:table-cell office:value-type="float" office:value="55.547" calcext:value-type="float">
            <text:p>55.547</text:p>
          </table:table-cell>
          <table:table-cell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183.131" calcext:value-type="float">
            <text:p>183.131</text:p>
          </table:table-cell>
          <table:table-cell office:value-type="float" office:value="36274.695" calcext:value-type="float">
            <text:p>36274.695</text:p>
          </table:table-cell>
          <table:table-cell office:value-type="float" office:value="-309.27" calcext:value-type="float">
            <text:p>-309.27</text:p>
          </table:table-cell>
          <table:table-cell office:value-type="float" office:value="3743.557" calcext:value-type="float">
            <text:p>3743.557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 office:value-type="float" office:value="16330.055" calcext:value-type="float">
            <text:p>16330.055</text:p>
          </table:table-cell>
          <table:table-cell office:value-type="float" office:value="36274.695" calcext:value-type="float">
            <text:p>36274.695</text:p>
          </table:table-cell>
          <table:table-cell office:value-type="float" office:value="-28787.581" calcext:value-type="float">
            <text:p>-28787.5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49.451" calcext:value-type="float">
            <text:p>5649.451</text:p>
          </table:table-cell>
          <table:table-cell office:value-type="float" office:value="3689.32" calcext:value-type="float">
            <text:p>3689.32</text:p>
          </table:table-cell>
          <table:table-cell office:value-type="float" office:value="8040.002" calcext:value-type="float">
            <text:p>8040.002</text:p>
          </table:table-cell>
          <table:table-cell office:value-type="float" office:value="801.718" calcext:value-type="float">
            <text:p>801.718</text:p>
          </table:table-cell>
          <table:table-cell office:value-type="float" office:value="7246.555" calcext:value-type="float">
            <text:p>7246.555</text:p>
          </table:table-cell>
          <table:table-cell office:value-type="float" office:value="4052.346" calcext:value-type="float">
            <text:p>4052.346</text:p>
          </table:table-cell>
          <table:table-cell office:value-type="float" office:value="5911.944" calcext:value-type="float">
            <text:p>5911.944</text:p>
          </table:table-cell>
          <table:table-cell office:value-type="float" office:value="3821.069" calcext:value-type="float">
            <text:p>3821.069</text:p>
          </table:table-cell>
          <table:table-cell office:value-type="float" office:value="8394.114" calcext:value-type="float">
            <text:p>8394.114</text:p>
          </table:table-cell>
          <table:table-cell office:value-type="float" office:value="843.127" calcext:value-type="float">
            <text:p>843.127</text:p>
          </table:table-cell>
          <table:table-cell office:value-type="float" office:value="7591.539" calcext:value-type="float">
            <text:p>7591.539</text:p>
          </table:table-cell>
          <table:table-cell office:value-type="float" office:value="4232.348" calcext:value-type="float">
            <text:p>4232.348</text:p>
          </table:table-cell>
          <table:table-cell office:value-type="float" office:value="56.267" calcext:value-type="float">
            <text:p>56.267</text:p>
          </table:table-cell>
          <table:table-cell office:value-type="float" office:value="1" calcext:value-type="float">
            <text:p>1</text:p>
          </table:table-cell>
          <table:table-cell office:value-type="float" office:value="927" calcext:value-type="float">
            <text:p>927</text:p>
          </table:table-cell>
          <table:table-cell office:value-type="float" office:value="157.837" calcext:value-type="float">
            <text:p>157.837</text:p>
          </table:table-cell>
          <table:table-cell office:value-type="float" office:value="22906.711" calcext:value-type="float">
            <text:p>22906.711</text:p>
          </table:table-cell>
          <table:table-cell office:value-type="float" office:value="-258.16" calcext:value-type="float">
            <text:p>-258.16</text:p>
          </table:table-cell>
          <table:table-cell office:value-type="float" office:value="2845.087" calcext:value-type="float">
            <text:p>2845.087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10070.58" calcext:value-type="float">
            <text:p>10070.58</text:p>
          </table:table-cell>
          <table:table-cell office:value-type="float" office:value="22906.711" calcext:value-type="float">
            <text:p>22906.711</text:p>
          </table:table-cell>
          <table:table-cell office:value-type="float" office:value="-17216.536" calcext:value-type="float">
            <text:p>-17216.53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18.079" calcext:value-type="float">
            <text:p>5618.079</text:p>
          </table:table-cell>
          <table:table-cell office:value-type="float" office:value="3650.038" calcext:value-type="float">
            <text:p>3650.038</text:p>
          </table:table-cell>
          <table:table-cell office:value-type="float" office:value="7303.094" calcext:value-type="float">
            <text:p>7303.094</text:p>
          </table:table-cell>
          <table:table-cell office:value-type="float" office:value="766.643" calcext:value-type="float">
            <text:p>766.643</text:p>
          </table:table-cell>
          <table:table-cell office:value-type="float" office:value="7145.31" calcext:value-type="float">
            <text:p>7145.31</text:p>
          </table:table-cell>
          <table:table-cell office:value-type="float" office:value="4090.849" calcext:value-type="float">
            <text:p>4090.849</text:p>
          </table:table-cell>
          <table:table-cell office:value-type="float" office:value="5881.602" calcext:value-type="float">
            <text:p>5881.602</text:p>
          </table:table-cell>
          <table:table-cell office:value-type="float" office:value="3778.105" calcext:value-type="float">
            <text:p>3778.105</text:p>
          </table:table-cell>
          <table:table-cell office:value-type="float" office:value="7683.291" calcext:value-type="float">
            <text:p>7683.291</text:p>
          </table:table-cell>
          <table:table-cell office:value-type="float" office:value="811.104" calcext:value-type="float">
            <text:p>811.104</text:p>
          </table:table-cell>
          <table:table-cell office:value-type="float" office:value="7497.405" calcext:value-type="float">
            <text:p>7497.405</text:p>
          </table:table-cell>
          <table:table-cell office:value-type="float" office:value="4265.799" calcext:value-type="float">
            <text:p>4265.799</text:p>
          </table:table-cell>
          <table:table-cell office:value-type="float" office:value="53.867" calcext:value-type="float">
            <text:p>53.867</text:p>
          </table:table-cell>
          <table:table-cell office:value-type="float" office:value="1" calcext:value-type="float">
            <text:p>1</text:p>
          </table:table-cell>
          <table:table-cell office:value-type="float" office:value="3040" calcext:value-type="float">
            <text:p>3040</text:p>
          </table:table-cell>
          <table:table-cell office:value-type="float" office:value="351.535" calcext:value-type="float">
            <text:p>351.535</text:p>
          </table:table-cell>
          <table:table-cell office:value-type="float" office:value="69400.375" calcext:value-type="float">
            <text:p>69400.375</text:p>
          </table:table-cell>
          <table:table-cell office:value-type="float" office:value="-646.427" calcext:value-type="float">
            <text:p>-646.427</text:p>
          </table:table-cell>
          <table:table-cell office:value-type="float" office:value="4229.519" calcext:value-type="float">
            <text:p>4229.519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32714.615" calcext:value-type="float">
            <text:p>32714.615</text:p>
          </table:table-cell>
          <table:table-cell office:value-type="float" office:value="69400.375" calcext:value-type="float">
            <text:p>69400.375</text:p>
          </table:table-cell>
          <table:table-cell office:value-type="float" office:value="-60941.337" calcext:value-type="float">
            <text:p>-60941.33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589.102" calcext:value-type="float">
            <text:p>5589.102</text:p>
          </table:table-cell>
          <table:table-cell office:value-type="float" office:value="3546.904" calcext:value-type="float">
            <text:p>3546.904</text:p>
          </table:table-cell>
          <table:table-cell office:value-type="float" office:value="7090.229" calcext:value-type="float">
            <text:p>7090.229</text:p>
          </table:table-cell>
          <table:table-cell office:value-type="float" office:value="730.711" calcext:value-type="float">
            <text:p>730.711</text:p>
          </table:table-cell>
          <table:table-cell office:value-type="float" office:value="7044.753" calcext:value-type="float">
            <text:p>7044.753</text:p>
          </table:table-cell>
          <table:table-cell office:value-type="float" office:value="4133.452" calcext:value-type="float">
            <text:p>4133.452</text:p>
          </table:table-cell>
          <table:table-cell office:value-type="float" office:value="5849.362" calcext:value-type="float">
            <text:p>5849.362</text:p>
          </table:table-cell>
          <table:table-cell office:value-type="float" office:value="3705.907" calcext:value-type="float">
            <text:p>3705.907</text:p>
          </table:table-cell>
          <table:table-cell office:value-type="float" office:value="7459.616" calcext:value-type="float">
            <text:p>7459.616</text:p>
          </table:table-cell>
          <table:table-cell office:value-type="float" office:value="771.76" calcext:value-type="float">
            <text:p>771.76</text:p>
          </table:table-cell>
          <table:table-cell office:value-type="float" office:value="7386.785" calcext:value-type="float">
            <text:p>7386.785</text:p>
          </table:table-cell>
          <table:table-cell office:value-type="float" office:value="4311.938" calcext:value-type="float">
            <text:p>4311.938</text:p>
          </table:table-cell>
          <table:table-cell office:value-type="float" office:value="22.28" calcext:value-type="float">
            <text:p>22.28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95.704" calcext:value-type="float">
            <text:p>95.704</text:p>
          </table:table-cell>
          <table:table-cell office:value-type="float" office:value="9989.478" calcext:value-type="float">
            <text:p>9989.478</text:p>
          </table:table-cell>
          <table:table-cell office:value-type="float" office:value="-168.372" calcext:value-type="float">
            <text:p>-168.372</text:p>
          </table:table-cell>
          <table:table-cell office:value-type="float" office:value="774.851" calcext:value-type="float">
            <text:p>774.851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625.579" calcext:value-type="float">
            <text:p>4625.579</text:p>
          </table:table-cell>
          <table:table-cell office:value-type="float" office:value="9989.478" calcext:value-type="float">
            <text:p>9989.478</text:p>
          </table:table-cell>
          <table:table-cell office:value-type="float" office:value="-8439.776" calcext:value-type="float">
            <text:p>-8439.77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49.167" calcext:value-type="float">
            <text:p>5649.167</text:p>
          </table:table-cell>
          <table:table-cell office:value-type="float" office:value="3856.412" calcext:value-type="float">
            <text:p>3856.412</text:p>
          </table:table-cell>
          <table:table-cell office:value-type="float" office:value="7449.675" calcext:value-type="float">
            <text:p>7449.675</text:p>
          </table:table-cell>
          <table:table-cell office:value-type="float" office:value="724.216" calcext:value-type="float">
            <text:p>724.216</text:p>
          </table:table-cell>
          <table:table-cell office:value-type="float" office:value="7091.88" calcext:value-type="float">
            <text:p>7091.88</text:p>
          </table:table-cell>
          <table:table-cell office:value-type="float" office:value="4206.455" calcext:value-type="float">
            <text:p>4206.455</text:p>
          </table:table-cell>
          <table:table-cell office:value-type="float" office:value="5912.55" calcext:value-type="float">
            <text:p>5912.55</text:p>
          </table:table-cell>
          <table:table-cell office:value-type="float" office:value="3998.417" calcext:value-type="float">
            <text:p>3998.417</text:p>
          </table:table-cell>
          <table:table-cell office:value-type="float" office:value="7840.54" calcext:value-type="float">
            <text:p>7840.54</text:p>
          </table:table-cell>
          <table:table-cell office:value-type="float" office:value="763.48" calcext:value-type="float">
            <text:p>763.48</text:p>
          </table:table-cell>
          <table:table-cell office:value-type="float" office:value="7433.48" calcext:value-type="float">
            <text:p>7433.48</text:p>
          </table:table-cell>
          <table:table-cell office:value-type="float" office:value="4391.619" calcext:value-type="float">
            <text:p>4391.619</text:p>
          </table:table-cell>
          <table:table-cell office:value-type="float" office:value="59.747" calcext:value-type="float">
            <text:p>59.747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22.271" calcext:value-type="float">
            <text:p>222.271</text:p>
          </table:table-cell>
          <table:table-cell office:value-type="float" office:value="31180.348" calcext:value-type="float">
            <text:p>31180.348</text:p>
          </table:table-cell>
          <table:table-cell office:value-type="float" office:value="-383.04" calcext:value-type="float">
            <text:p>-383.04</text:p>
          </table:table-cell>
          <table:table-cell office:value-type="float" office:value="3733.478" calcext:value-type="float">
            <text:p>3733.478</text:p>
          </table:table-cell>
          <table:table-cell office:value-type="float" office:value="0" calcext:value-type="float">
            <text:p>0</text:p>
          </table:table-cell>
          <table:table-cell office:value-type="float" office:value="1660" calcext:value-type="float">
            <text:p>1660</text:p>
          </table:table-cell>
          <table:table-cell office:value-type="float" office:value="13777.843" calcext:value-type="float">
            <text:p>13777.843</text:p>
          </table:table-cell>
          <table:table-cell office:value-type="float" office:value="31180.348" calcext:value-type="float">
            <text:p>31180.348</text:p>
          </table:table-cell>
          <table:table-cell office:value-type="float" office:value="-23713.392" calcext:value-type="float">
            <text:p>-23713.392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81.758" calcext:value-type="float">
            <text:p>5681.758</text:p>
          </table:table-cell>
          <table:table-cell office:value-type="float" office:value="3971.783" calcext:value-type="float">
            <text:p>3971.783</text:p>
          </table:table-cell>
          <table:table-cell office:value-type="float" office:value="7124.612" calcext:value-type="float">
            <text:p>7124.612</text:p>
          </table:table-cell>
          <table:table-cell office:value-type="float" office:value="736.483" calcext:value-type="float">
            <text:p>736.483</text:p>
          </table:table-cell>
          <table:table-cell office:value-type="float" office:value="7148.908" calcext:value-type="float">
            <text:p>7148.908</text:p>
          </table:table-cell>
          <table:table-cell office:value-type="float" office:value="4214.608" calcext:value-type="float">
            <text:p>4214.608</text:p>
          </table:table-cell>
          <table:table-cell office:value-type="float" office:value="5947.271" calcext:value-type="float">
            <text:p>5947.271</text:p>
          </table:table-cell>
          <table:table-cell office:value-type="float" office:value="4152.728" calcext:value-type="float">
            <text:p>4152.728</text:p>
          </table:table-cell>
          <table:table-cell office:value-type="float" office:value="7488.62" calcext:value-type="float">
            <text:p>7488.62</text:p>
          </table:table-cell>
          <table:table-cell office:value-type="float" office:value="776.457" calcext:value-type="float">
            <text:p>776.457</text:p>
          </table:table-cell>
          <table:table-cell office:value-type="float" office:value="7494.052" calcext:value-type="float">
            <text:p>7494.052</text:p>
          </table:table-cell>
          <table:table-cell office:value-type="float" office:value="4400.49" calcext:value-type="float">
            <text:p>4400.49</text:p>
          </table:table-cell>
          <table:table-cell office:value-type="float" office:value="32.533" calcext:value-type="float">
            <text:p>32.533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office:value-type="float" office:value="98.325" calcext:value-type="float">
            <text:p>98.325</text:p>
          </table:table-cell>
          <table:table-cell office:value-type="float" office:value="9584.348" calcext:value-type="float">
            <text:p>9584.348</text:p>
          </table:table-cell>
          <table:table-cell office:value-type="float" office:value="-163.341" calcext:value-type="float">
            <text:p>-163.341</text:p>
          </table:table-cell>
          <table:table-cell office:value-type="float" office:value="1341.328" calcext:value-type="float">
            <text:p>1341.328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4137.85" calcext:value-type="float">
            <text:p>4137.85</text:p>
          </table:table-cell>
          <table:table-cell office:value-type="float" office:value="9584.348" calcext:value-type="float">
            <text:p>9584.348</text:p>
          </table:table-cell>
          <table:table-cell office:value-type="float" office:value="-6901.693" calcext:value-type="float">
            <text:p>-6901.69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40.276" calcext:value-type="float">
            <text:p>5740.276</text:p>
          </table:table-cell>
          <table:table-cell office:value-type="float" office:value="3884.431" calcext:value-type="float">
            <text:p>3884.431</text:p>
          </table:table-cell>
          <table:table-cell office:value-type="float" office:value="7436.591" calcext:value-type="float">
            <text:p>7436.591</text:p>
          </table:table-cell>
          <table:table-cell office:value-type="float" office:value="730.077" calcext:value-type="float">
            <text:p>730.077</text:p>
          </table:table-cell>
          <table:table-cell office:value-type="float" office:value="7194.664" calcext:value-type="float">
            <text:p>7194.664</text:p>
          </table:table-cell>
          <table:table-cell office:value-type="float" office:value="4285.888" calcext:value-type="float">
            <text:p>4285.888</text:p>
          </table:table-cell>
          <table:table-cell office:value-type="float" office:value="6010.75" calcext:value-type="float">
            <text:p>6010.75</text:p>
          </table:table-cell>
          <table:table-cell office:value-type="float" office:value="4026.704" calcext:value-type="float">
            <text:p>4026.704</text:p>
          </table:table-cell>
          <table:table-cell office:value-type="float" office:value="7799.529" calcext:value-type="float">
            <text:p>7799.529</text:p>
          </table:table-cell>
          <table:table-cell office:value-type="float" office:value="771.079" calcext:value-type="float">
            <text:p>771.079</text:p>
          </table:table-cell>
          <table:table-cell office:value-type="float" office:value="7546.819" calcext:value-type="float">
            <text:p>7546.819</text:p>
          </table:table-cell>
          <table:table-cell office:value-type="float" office:value="4474.682" calcext:value-type="float">
            <text:p>4474.682</text:p>
          </table:table-cell>
          <table:table-cell office:value-type="float" office:value="47.307" calcext:value-type="float">
            <text:p>47.307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163.92" calcext:value-type="float">
            <text:p>163.92</text:p>
          </table:table-cell>
          <table:table-cell office:value-type="float" office:value="27239.067" calcext:value-type="float">
            <text:p>27239.067</text:p>
          </table:table-cell>
          <table:table-cell office:value-type="float" office:value="-279.238" calcext:value-type="float">
            <text:p>-279.238</text:p>
          </table:table-cell>
          <table:table-cell office:value-type="float" office:value="2572.834" calcext:value-type="float">
            <text:p>2572.834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 office:value-type="float" office:value="12382.012" calcext:value-type="float">
            <text:p>12382.012</text:p>
          </table:table-cell>
          <table:table-cell office:value-type="float" office:value="27239.067" calcext:value-type="float">
            <text:p>27239.067</text:p>
          </table:table-cell>
          <table:table-cell office:value-type="float" office:value="-22093.399" calcext:value-type="float">
            <text:p>-22093.3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90.661" calcext:value-type="float">
            <text:p>5690.661</text:p>
          </table:table-cell>
          <table:table-cell office:value-type="float" office:value="4012.877" calcext:value-type="float">
            <text:p>4012.877</text:p>
          </table:table-cell>
          <table:table-cell office:value-type="float" office:value="7022.828" calcext:value-type="float">
            <text:p>7022.828</text:p>
          </table:table-cell>
          <table:table-cell office:value-type="float" office:value="682.118" calcext:value-type="float">
            <text:p>682.118</text:p>
          </table:table-cell>
          <table:table-cell office:value-type="float" office:value="7049.509" calcext:value-type="float">
            <text:p>7049.509</text:p>
          </table:table-cell>
          <table:table-cell office:value-type="float" office:value="4331.812" calcext:value-type="float">
            <text:p>4331.812</text:p>
          </table:table-cell>
          <table:table-cell office:value-type="float" office:value="5954.614" calcext:value-type="float">
            <text:p>5954.614</text:p>
          </table:table-cell>
          <table:table-cell office:value-type="float" office:value="4209.18" calcext:value-type="float">
            <text:p>4209.18</text:p>
          </table:table-cell>
          <table:table-cell office:value-type="float" office:value="7388.139" calcext:value-type="float">
            <text:p>7388.139</text:p>
          </table:table-cell>
          <table:table-cell office:value-type="float" office:value="717.79" calcext:value-type="float">
            <text:p>717.79</text:p>
          </table:table-cell>
          <table:table-cell office:value-type="float" office:value="7384.525" calcext:value-type="float">
            <text:p>7384.525</text:p>
          </table:table-cell>
          <table:table-cell office:value-type="float" office:value="4524.704" calcext:value-type="float">
            <text:p>4524.704</text:p>
          </table:table-cell>
          <table:table-cell office:value-type="float" office:value="37.56" calcext:value-type="float">
            <text:p>37.56</text:p>
          </table:table-cell>
          <table:table-cell office:value-type="float" office:value="1" calcext:value-type="float">
            <text:p>1</text:p>
          </table:table-cell>
          <table:table-cell office:value-type="float" office:value="1498" calcext:value-type="float">
            <text:p>1498</text:p>
          </table:table-cell>
          <table:table-cell office:value-type="float" office:value="181.233" calcext:value-type="float">
            <text:p>181.233</text:p>
          </table:table-cell>
          <table:table-cell office:value-type="float" office:value="30239.011" calcext:value-type="float">
            <text:p>30239.011</text:p>
          </table:table-cell>
          <table:table-cell office:value-type="float" office:value="-323.474" calcext:value-type="float">
            <text:p>-323.474</text:p>
          </table:table-cell>
          <table:table-cell office:value-type="float" office:value="2625.704" calcext:value-type="float">
            <text:p>2625.704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13861.391" calcext:value-type="float">
            <text:p>13861.391</text:p>
          </table:table-cell>
          <table:table-cell office:value-type="float" office:value="30239.011" calcext:value-type="float">
            <text:p>30239.011</text:p>
          </table:table-cell>
          <table:table-cell office:value-type="float" office:value="-24987.604" calcext:value-type="float">
            <text:p>-24987.60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14.633" calcext:value-type="float">
            <text:p>5714.633</text:p>
          </table:table-cell>
          <table:table-cell office:value-type="float" office:value="4025.197" calcext:value-type="float">
            <text:p>4025.197</text:p>
          </table:table-cell>
          <table:table-cell office:value-type="float" office:value="7110.703" calcext:value-type="float">
            <text:p>7110.703</text:p>
          </table:table-cell>
          <table:table-cell office:value-type="float" office:value="679.557" calcext:value-type="float">
            <text:p>679.557</text:p>
          </table:table-cell>
          <table:table-cell office:value-type="float" office:value="7068.38" calcext:value-type="float">
            <text:p>7068.38</text:p>
          </table:table-cell>
          <table:table-cell office:value-type="float" office:value="4360.887" calcext:value-type="float">
            <text:p>4360.887</text:p>
          </table:table-cell>
          <table:table-cell office:value-type="float" office:value="5982.938" calcext:value-type="float">
            <text:p>5982.938</text:p>
          </table:table-cell>
          <table:table-cell office:value-type="float" office:value="4178.812" calcext:value-type="float">
            <text:p>4178.812</text:p>
          </table:table-cell>
          <table:table-cell office:value-type="float" office:value="7440.962" calcext:value-type="float">
            <text:p>7440.962</text:p>
          </table:table-cell>
          <table:table-cell office:value-type="float" office:value="720.355" calcext:value-type="float">
            <text:p>720.355</text:p>
          </table:table-cell>
          <table:table-cell office:value-type="float" office:value="7417.959" calcext:value-type="float">
            <text:p>7417.959</text:p>
          </table:table-cell>
          <table:table-cell office:value-type="float" office:value="4547.917" calcext:value-type="float">
            <text:p>4547.917</text:p>
          </table:table-cell>
          <table:table-cell office:value-type="float" office:value="43.707" calcext:value-type="float">
            <text:p>43.707</text:p>
          </table:table-cell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  <table:table-cell office:value-type="float" office:value="148.858" calcext:value-type="float">
            <text:p>148.858</text:p>
          </table:table-cell>
          <table:table-cell office:value-type="float" office:value="26501.106" calcext:value-type="float">
            <text:p>26501.106</text:p>
          </table:table-cell>
          <table:table-cell office:value-type="float" office:value="-252.833" calcext:value-type="float">
            <text:p>-252.833</text:p>
          </table:table-cell>
          <table:table-cell office:value-type="float" office:value="2570.136" calcext:value-type="float">
            <text:p>2570.136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2012.923" calcext:value-type="float">
            <text:p>12012.923</text:p>
          </table:table-cell>
          <table:table-cell office:value-type="float" office:value="26501.106" calcext:value-type="float">
            <text:p>26501.106</text:p>
          </table:table-cell>
          <table:table-cell office:value-type="float" office:value="-21360.834" calcext:value-type="float">
            <text:p>-21360.83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89.103" calcext:value-type="float">
            <text:p>5689.103</text:p>
          </table:table-cell>
          <table:table-cell office:value-type="float" office:value="3895.987" calcext:value-type="float">
            <text:p>3895.987</text:p>
          </table:table-cell>
          <table:table-cell office:value-type="float" office:value="6927.009" calcext:value-type="float">
            <text:p>6927.009</text:p>
          </table:table-cell>
          <table:table-cell office:value-type="float" office:value="653.746" calcext:value-type="float">
            <text:p>653.746</text:p>
          </table:table-cell>
          <table:table-cell office:value-type="float" office:value="6991.431" calcext:value-type="float">
            <text:p>6991.431</text:p>
          </table:table-cell>
          <table:table-cell office:value-type="float" office:value="4386.774" calcext:value-type="float">
            <text:p>4386.774</text:p>
          </table:table-cell>
          <table:table-cell office:value-type="float" office:value="5953.91" calcext:value-type="float">
            <text:p>5953.91</text:p>
          </table:table-cell>
          <table:table-cell office:value-type="float" office:value="4070.946" calcext:value-type="float">
            <text:p>4070.946</text:p>
          </table:table-cell>
          <table:table-cell office:value-type="float" office:value="7290.652" calcext:value-type="float">
            <text:p>7290.652</text:p>
          </table:table-cell>
          <table:table-cell office:value-type="float" office:value="687.931" calcext:value-type="float">
            <text:p>687.931</text:p>
          </table:table-cell>
          <table:table-cell office:value-type="float" office:value="7324.34" calcext:value-type="float">
            <text:p>7324.34</text:p>
          </table:table-cell>
          <table:table-cell office:value-type="float" office:value="4583.481" calcext:value-type="float">
            <text:p>4583.481</text:p>
          </table:table-cell>
          <table:table-cell office:value-type="float" office:value="32.44" calcext:value-type="float">
            <text:p>32.44</text:p>
          </table:table-cell>
          <table:table-cell office:value-type="float" office:value="1" calcext:value-type="float">
            <text:p>1</text:p>
          </table:table-cell>
          <table:table-cell office:value-type="float" office:value="1368" calcext:value-type="float">
            <text:p>1368</text:p>
          </table:table-cell>
          <table:table-cell office:value-type="float" office:value="162.541" calcext:value-type="float">
            <text:p>162.541</text:p>
          </table:table-cell>
          <table:table-cell office:value-type="float" office:value="32955.683" calcext:value-type="float">
            <text:p>32955.683</text:p>
          </table:table-cell>
          <table:table-cell office:value-type="float" office:value="-291.359" calcext:value-type="float">
            <text:p>-291.359</text:p>
          </table:table-cell>
          <table:table-cell office:value-type="float" office:value="2534.869" calcext:value-type="float">
            <text:p>2534.869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 office:value-type="float" office:value="15270.71" calcext:value-type="float">
            <text:p>15270.71</text:p>
          </table:table-cell>
          <table:table-cell office:value-type="float" office:value="32955.683" calcext:value-type="float">
            <text:p>32955.683</text:p>
          </table:table-cell>
          <table:table-cell office:value-type="float" office:value="-27885.945" calcext:value-type="float">
            <text:p>-27885.94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79.27" calcext:value-type="float">
            <text:p>5679.27</text:p>
          </table:table-cell>
          <table:table-cell office:value-type="float" office:value="4131.94" calcext:value-type="float">
            <text:p>4131.94</text:p>
          </table:table-cell>
          <table:table-cell office:value-type="float" office:value="6846.091" calcext:value-type="float">
            <text:p>6846.091</text:p>
          </table:table-cell>
          <table:table-cell office:value-type="float" office:value="600.582" calcext:value-type="float">
            <text:p>600.582</text:p>
          </table:table-cell>
          <table:table-cell office:value-type="float" office:value="6875.691" calcext:value-type="float">
            <text:p>6875.691</text:p>
          </table:table-cell>
          <table:table-cell office:value-type="float" office:value="4482.85" calcext:value-type="float">
            <text:p>4482.85</text:p>
          </table:table-cell>
          <table:table-cell office:value-type="float" office:value="5946.214" calcext:value-type="float">
            <text:p>5946.214</text:p>
          </table:table-cell>
          <table:table-cell office:value-type="float" office:value="4310.731" calcext:value-type="float">
            <text:p>4310.731</text:p>
          </table:table-cell>
          <table:table-cell office:value-type="float" office:value="7197.689" calcext:value-type="float">
            <text:p>7197.689</text:p>
          </table:table-cell>
          <table:table-cell office:value-type="float" office:value="632.51" calcext:value-type="float">
            <text:p>632.51</text:p>
          </table:table-cell>
          <table:table-cell office:value-type="float" office:value="7206.238" calcext:value-type="float">
            <text:p>7206.238</text:p>
          </table:table-cell>
          <table:table-cell office:value-type="float" office:value="4686.19" calcext:value-type="float">
            <text:p>4686.19</text:p>
          </table:table-cell>
          <table:table-cell office:value-type="float" office:value="31.333" calcext:value-type="float">
            <text:p>31.333</text:p>
          </table:table-cell>
          <table:table-cell office:value-type="float" office:value="1" calcext:value-type="float">
            <text:p>1</text:p>
          </table:table-cell>
          <table:table-cell office:value-type="float" office:value="853" calcext:value-type="float">
            <text:p>853</text:p>
          </table:table-cell>
          <table:table-cell office:value-type="float" office:value="109.024" calcext:value-type="float">
            <text:p>109.024</text:p>
          </table:table-cell>
          <table:table-cell office:value-type="float" office:value="22032.691" calcext:value-type="float">
            <text:p>22032.691</text:p>
          </table:table-cell>
          <table:table-cell office:value-type="float" office:value="-185.854" calcext:value-type="float">
            <text:p>-185.854</text:p>
          </table:table-cell>
          <table:table-cell office:value-type="float" office:value="2363.548" calcext:value-type="float">
            <text:p>2363.548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9873.561" calcext:value-type="float">
            <text:p>9873.561</text:p>
          </table:table-cell>
          <table:table-cell office:value-type="float" office:value="22032.691" calcext:value-type="float">
            <text:p>22032.691</text:p>
          </table:table-cell>
          <table:table-cell office:value-type="float" office:value="-17305.594" calcext:value-type="float">
            <text:p>-17305.59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670.216" calcext:value-type="float">
            <text:p>5670.216</text:p>
          </table:table-cell>
          <table:table-cell office:value-type="float" office:value="3986.61" calcext:value-type="float">
            <text:p>3986.61</text:p>
          </table:table-cell>
          <table:table-cell office:value-type="float" office:value="7238.201" calcext:value-type="float">
            <text:p>7238.201</text:p>
          </table:table-cell>
          <table:table-cell office:value-type="float" office:value="626.21" calcext:value-type="float">
            <text:p>626.21</text:p>
          </table:table-cell>
          <table:table-cell office:value-type="float" office:value="6917.689" calcext:value-type="float">
            <text:p>6917.689</text:p>
          </table:table-cell>
          <table:table-cell office:value-type="float" office:value="4422.742" calcext:value-type="float">
            <text:p>4422.742</text:p>
          </table:table-cell>
          <table:table-cell office:value-type="float" office:value="5936.534" calcext:value-type="float">
            <text:p>5936.534</text:p>
          </table:table-cell>
          <table:table-cell office:value-type="float" office:value="4143.102" calcext:value-type="float">
            <text:p>4143.102</text:p>
          </table:table-cell>
          <table:table-cell office:value-type="float" office:value="7563.583" calcext:value-type="float">
            <text:p>7563.583</text:p>
          </table:table-cell>
          <table:table-cell office:value-type="float" office:value="659.598" calcext:value-type="float">
            <text:p>659.598</text:p>
          </table:table-cell>
          <table:table-cell office:value-type="float" office:value="7250.519" calcext:value-type="float">
            <text:p>7250.519</text:p>
          </table:table-cell>
          <table:table-cell office:value-type="float" office:value="4622.548" calcext:value-type="float">
            <text:p>4622.548</text:p>
          </table:table-cell>
          <table:table-cell office:value-type="float" office:value="34.027" calcext:value-type="float">
            <text:p>34.027</text:p>
          </table:table-cell>
          <table:table-cell office:value-type="float" office:value="1" calcext:value-type="float">
            <text:p>1</text:p>
          </table:table-cell>
          <table:table-cell office:value-type="float" office:value="882" calcext:value-type="float">
            <text:p>882</text:p>
          </table:table-cell>
          <table:table-cell office:value-type="float" office:value="139.76" calcext:value-type="float">
            <text:p>139.76</text:p>
          </table:table-cell>
          <table:table-cell office:value-type="float" office:value="23087.62" calcext:value-type="float">
            <text:p>23087.62</text:p>
          </table:table-cell>
          <table:table-cell office:value-type="float" office:value="-244.389" calcext:value-type="float">
            <text:p>-244.389</text:p>
          </table:table-cell>
          <table:table-cell office:value-type="float" office:value="1856.145" calcext:value-type="float">
            <text:p>1856.145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0657.824" calcext:value-type="float">
            <text:p>10657.824</text:p>
          </table:table-cell>
          <table:table-cell office:value-type="float" office:value="23087.62" calcext:value-type="float">
            <text:p>23087.62</text:p>
          </table:table-cell>
          <table:table-cell office:value-type="float" office:value="-19375.329" calcext:value-type="float">
            <text:p>-19375.32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08.698" calcext:value-type="float">
            <text:p>5708.698</text:p>
          </table:table-cell>
          <table:table-cell office:value-type="float" office:value="3953.778" calcext:value-type="float">
            <text:p>3953.778</text:p>
          </table:table-cell>
          <table:table-cell office:value-type="float" office:value="7671.421" calcext:value-type="float">
            <text:p>7671.421</text:p>
          </table:table-cell>
          <table:table-cell office:value-type="float" office:value="630.932" calcext:value-type="float">
            <text:p>630.932</text:p>
          </table:table-cell>
          <table:table-cell office:value-type="float" office:value="6965.578" calcext:value-type="float">
            <text:p>6965.578</text:p>
          </table:table-cell>
          <table:table-cell office:value-type="float" office:value="4451.818" calcext:value-type="float">
            <text:p>4451.818</text:p>
          </table:table-cell>
          <table:table-cell office:value-type="float" office:value="5976.455" calcext:value-type="float">
            <text:p>5976.455</text:p>
          </table:table-cell>
          <table:table-cell office:value-type="float" office:value="4134.323" calcext:value-type="float">
            <text:p>4134.323</text:p>
          </table:table-cell>
          <table:table-cell office:value-type="float" office:value="8024.447" calcext:value-type="float">
            <text:p>8024.447</text:p>
          </table:table-cell>
          <table:table-cell office:value-type="float" office:value="668.753" calcext:value-type="float">
            <text:p>668.753</text:p>
          </table:table-cell>
          <table:table-cell office:value-type="float" office:value="7308.679" calcext:value-type="float">
            <text:p>7308.679</text:p>
          </table:table-cell>
          <table:table-cell office:value-type="float" office:value="4644.23" calcext:value-type="float">
            <text:p>4644.23</text:p>
          </table:table-cell>
          <table:table-cell office:value-type="float" office:value="77.88" calcext:value-type="float">
            <text:p>77.88</text:p>
          </table:table-cell>
          <table:table-cell office:value-type="float" office:value="1" calcext:value-type="float">
            <text:p>1</text:p>
          </table:table-cell>
          <table:table-cell office:value-type="float" office:value="2594" calcext:value-type="float">
            <text:p>2594</text:p>
          </table:table-cell>
          <table:table-cell office:value-type="float" office:value="374.17" calcext:value-type="float">
            <text:p>374.17</text:p>
          </table:table-cell>
          <table:table-cell office:value-type="float" office:value="59681.984" calcext:value-type="float">
            <text:p>59681.984</text:p>
          </table:table-cell>
          <table:table-cell office:value-type="float" office:value="-667.505" calcext:value-type="float">
            <text:p>-667.505</text:p>
          </table:table-cell>
          <table:table-cell office:value-type="float" office:value="5108.15" calcext:value-type="float">
            <text:p>5108.15</text:p>
          </table:table-cell>
          <table:table-cell office:value-type="float" office:value="0" calcext:value-type="float">
            <text:p>0</text:p>
          </table:table-cell>
          <table:table-cell office:value-type="float" office:value="2594" calcext:value-type="float">
            <text:p>2594</text:p>
          </table:table-cell>
          <table:table-cell office:value-type="float" office:value="27395.098" calcext:value-type="float">
            <text:p>27395.098</text:p>
          </table:table-cell>
          <table:table-cell office:value-type="float" office:value="59681.984" calcext:value-type="float">
            <text:p>59681.984</text:p>
          </table:table-cell>
          <table:table-cell office:value-type="float" office:value="-49465.684" calcext:value-type="float">
            <text:p>-49465.68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47.229" calcext:value-type="float">
            <text:p>5747.229</text:p>
          </table:table-cell>
          <table:table-cell office:value-type="float" office:value="4432.53" calcext:value-type="float">
            <text:p>4432.53</text:p>
          </table:table-cell>
          <table:table-cell office:value-type="float" office:value="7292.642" calcext:value-type="float">
            <text:p>7292.642</text:p>
          </table:table-cell>
          <table:table-cell office:value-type="float" office:value="600.77" calcext:value-type="float">
            <text:p>600.77</text:p>
          </table:table-cell>
          <table:table-cell office:value-type="float" office:value="6944.025" calcext:value-type="float">
            <text:p>6944.025</text:p>
          </table:table-cell>
          <table:table-cell office:value-type="float" office:value="4550.434" calcext:value-type="float">
            <text:p>4550.434</text:p>
          </table:table-cell>
          <table:table-cell office:value-type="float" office:value="6018.306" calcext:value-type="float">
            <text:p>6018.306</text:p>
          </table:table-cell>
          <table:table-cell office:value-type="float" office:value="4633.655" calcext:value-type="float">
            <text:p>4633.655</text:p>
          </table:table-cell>
          <table:table-cell office:value-type="float" office:value="7676.401" calcext:value-type="float">
            <text:p>7676.401</text:p>
          </table:table-cell>
          <table:table-cell office:value-type="float" office:value="633.645" calcext:value-type="float">
            <text:p>633.645</text:p>
          </table:table-cell>
          <table:table-cell office:value-type="float" office:value="7280.593" calcext:value-type="float">
            <text:p>7280.593</text:p>
          </table:table-cell>
          <table:table-cell office:value-type="float" office:value="4756.02" calcext:value-type="float">
            <text:p>4756.02</text:p>
          </table:table-cell>
          <table:table-cell office:value-type="float" office:value="32.973" calcext:value-type="float">
            <text:p>32.973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88.422" calcext:value-type="float">
            <text:p>88.422</text:p>
          </table:table-cell>
          <table:table-cell office:value-type="float" office:value="14126.812" calcext:value-type="float">
            <text:p>14126.812</text:p>
          </table:table-cell>
          <table:table-cell office:value-type="float" office:value="-143.171" calcext:value-type="float">
            <text:p>-143.171</text:p>
          </table:table-cell>
          <table:table-cell office:value-type="float" office:value="1683.135" calcext:value-type="float">
            <text:p>1683.135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246.505" calcext:value-type="float">
            <text:p>6246.505</text:p>
          </table:table-cell>
          <table:table-cell office:value-type="float" office:value="14126.812" calcext:value-type="float">
            <text:p>14126.812</text:p>
          </table:table-cell>
          <table:table-cell office:value-type="float" office:value="-10760.541" calcext:value-type="float">
            <text:p>-10760.54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43.338" calcext:value-type="float">
            <text:p>5743.338</text:p>
          </table:table-cell>
          <table:table-cell office:value-type="float" office:value="4387.934" calcext:value-type="float">
            <text:p>4387.934</text:p>
          </table:table-cell>
          <table:table-cell office:value-type="float" office:value="6889.531" calcext:value-type="float">
            <text:p>6889.531</text:p>
          </table:table-cell>
          <table:table-cell office:value-type="float" office:value="556.044" calcext:value-type="float">
            <text:p>556.044</text:p>
          </table:table-cell>
          <table:table-cell office:value-type="float" office:value="6851.036" calcext:value-type="float">
            <text:p>6851.036</text:p>
          </table:table-cell>
          <table:table-cell office:value-type="float" office:value="4635.641" calcext:value-type="float">
            <text:p>4635.641</text:p>
          </table:table-cell>
          <table:table-cell office:value-type="float" office:value="6009.499" calcext:value-type="float">
            <text:p>6009.499</text:p>
          </table:table-cell>
          <table:table-cell office:value-type="float" office:value="4574.596" calcext:value-type="float">
            <text:p>4574.596</text:p>
          </table:table-cell>
          <table:table-cell office:value-type="float" office:value="7215.709" calcext:value-type="float">
            <text:p>7215.709</text:p>
          </table:table-cell>
          <table:table-cell office:value-type="float" office:value="583.117" calcext:value-type="float">
            <text:p>583.117</text:p>
          </table:table-cell>
          <table:table-cell office:value-type="float" office:value="7171.128" calcext:value-type="float">
            <text:p>7171.128</text:p>
          </table:table-cell>
          <table:table-cell office:value-type="float" office:value="4847.869" calcext:value-type="float">
            <text:p>4847.869</text:p>
          </table:table-cell>
          <table:table-cell office:value-type="float" office:value="18.187" calcext:value-type="float">
            <text:p>18.187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9.69" calcext:value-type="float">
            <text:p>39.69</text:p>
          </table:table-cell>
          <table:table-cell office:value-type="float" office:value="7720.435" calcext:value-type="float">
            <text:p>7720.435</text:p>
          </table:table-cell>
          <table:table-cell office:value-type="float" office:value="-60.879" calcext:value-type="float">
            <text:p>-60.879</text:p>
          </table:table-cell>
          <table:table-cell office:value-type="float" office:value="839.54" calcext:value-type="float">
            <text:p>839.5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454.087" calcext:value-type="float">
            <text:p>3454.087</text:p>
          </table:table-cell>
          <table:table-cell office:value-type="float" office:value="7720.435" calcext:value-type="float">
            <text:p>7720.435</text:p>
          </table:table-cell>
          <table:table-cell office:value-type="float" office:value="-6041.355" calcext:value-type="float">
            <text:p>-6041.35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33.52" calcext:value-type="float">
            <text:p>5733.52</text:p>
          </table:table-cell>
          <table:table-cell office:value-type="float" office:value="4206.329" calcext:value-type="float">
            <text:p>4206.329</text:p>
          </table:table-cell>
          <table:table-cell office:value-type="float" office:value="6835.778" calcext:value-type="float">
            <text:p>6835.778</text:p>
          </table:table-cell>
          <table:table-cell office:value-type="float" office:value="560.066" calcext:value-type="float">
            <text:p>560.066</text:p>
          </table:table-cell>
          <table:table-cell office:value-type="float" office:value="6849.229" calcext:value-type="float">
            <text:p>6849.229</text:p>
          </table:table-cell>
          <table:table-cell office:value-type="float" office:value="4617.812" calcext:value-type="float">
            <text:p>4617.812</text:p>
          </table:table-cell>
          <table:table-cell office:value-type="float" office:value="5999.685" calcext:value-type="float">
            <text:p>5999.685</text:p>
          </table:table-cell>
          <table:table-cell office:value-type="float" office:value="4412.734" calcext:value-type="float">
            <text:p>4412.734</text:p>
          </table:table-cell>
          <table:table-cell office:value-type="float" office:value="7147.429" calcext:value-type="float">
            <text:p>7147.429</text:p>
          </table:table-cell>
          <table:table-cell office:value-type="float" office:value="586.137" calcext:value-type="float">
            <text:p>586.137</text:p>
          </table:table-cell>
          <table:table-cell office:value-type="float" office:value="7167.331" calcext:value-type="float">
            <text:p>7167.331</text:p>
          </table:table-cell>
          <table:table-cell office:value-type="float" office:value="4832.04" calcext:value-type="float">
            <text:p>4832.04</text:p>
          </table:table-cell>
          <table:table-cell office:value-type="float" office:value="9.987" calcext:value-type="float">
            <text:p>9.987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6.741" calcext:value-type="float">
            <text:p>26.741</text:p>
          </table:table-cell>
          <table:table-cell office:value-type="float" office:value="2664.506" calcext:value-type="float">
            <text:p>2664.506</text:p>
          </table:table-cell>
          <table:table-cell office:value-type="float" office:value="-43.285" calcext:value-type="float">
            <text:p>-43.285</text:p>
          </table:table-cell>
          <table:table-cell office:value-type="float" office:value="294.955" calcext:value-type="float">
            <text:p>294.955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189.473" calcext:value-type="float">
            <text:p>1189.473</text:p>
          </table:table-cell>
          <table:table-cell office:value-type="float" office:value="2664.506" calcext:value-type="float">
            <text:p>2664.506</text:p>
          </table:table-cell>
          <table:table-cell office:value-type="float" office:value="-2074.596" calcext:value-type="float">
            <text:p>-2074.59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51.113" calcext:value-type="float">
            <text:p>5751.113</text:p>
          </table:table-cell>
          <table:table-cell office:value-type="float" office:value="4314.385" calcext:value-type="float">
            <text:p>4314.385</text:p>
          </table:table-cell>
          <table:table-cell office:value-type="float" office:value="7188.195" calcext:value-type="float">
            <text:p>7188.195</text:p>
          </table:table-cell>
          <table:table-cell office:value-type="float" office:value="599.782" calcext:value-type="float">
            <text:p>599.782</text:p>
          </table:table-cell>
          <table:table-cell office:value-type="float" office:value="6945.941" calcext:value-type="float">
            <text:p>6945.941</text:p>
          </table:table-cell>
          <table:table-cell office:value-type="float" office:value="4556.286" calcext:value-type="float">
            <text:p>4556.286</text:p>
          </table:table-cell>
          <table:table-cell office:value-type="float" office:value="6021.596" calcext:value-type="float">
            <text:p>6021.596</text:p>
          </table:table-cell>
          <table:table-cell office:value-type="float" office:value="4515.199" calcext:value-type="float">
            <text:p>4515.199</text:p>
          </table:table-cell>
          <table:table-cell office:value-type="float" office:value="7502.274" calcext:value-type="float">
            <text:p>7502.274</text:p>
          </table:table-cell>
          <table:table-cell office:value-type="float" office:value="633.513" calcext:value-type="float">
            <text:p>633.513</text:p>
          </table:table-cell>
          <table:table-cell office:value-type="float" office:value="7283.619" calcext:value-type="float">
            <text:p>7283.619</text:p>
          </table:table-cell>
          <table:table-cell office:value-type="float" office:value="4759.573" calcext:value-type="float">
            <text:p>4759.573</text:p>
          </table:table-cell>
          <table:table-cell office:value-type="float" office:value="27.707" calcext:value-type="float">
            <text:p>27.707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60.376" calcext:value-type="float">
            <text:p>60.376</text:p>
          </table:table-cell>
          <table:table-cell office:value-type="float" office:value="6251.633" calcext:value-type="float">
            <text:p>6251.633</text:p>
          </table:table-cell>
          <table:table-cell office:value-type="float" office:value="-92.569" calcext:value-type="float">
            <text:p>-92.569</text:p>
          </table:table-cell>
          <table:table-cell office:value-type="float" office:value="880.848" calcext:value-type="float">
            <text:p>880.848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696.039" calcext:value-type="float">
            <text:p>2696.039</text:p>
          </table:table-cell>
          <table:table-cell office:value-type="float" office:value="6251.633" calcext:value-type="float">
            <text:p>6251.633</text:p>
          </table:table-cell>
          <table:table-cell office:value-type="float" office:value="-4489.938" calcext:value-type="float">
            <text:p>-4489.93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782.039" calcext:value-type="float">
            <text:p>5782.039</text:p>
          </table:table-cell>
          <table:table-cell office:value-type="float" office:value="4331.75" calcext:value-type="float">
            <text:p>4331.75</text:p>
          </table:table-cell>
          <table:table-cell office:value-type="float" office:value="7633.051" calcext:value-type="float">
            <text:p>7633.051</text:p>
          </table:table-cell>
          <table:table-cell office:value-type="float" office:value="677.345" calcext:value-type="float">
            <text:p>677.345</text:p>
          </table:table-cell>
          <table:table-cell office:value-type="float" office:value="7131.381" calcext:value-type="float">
            <text:p>7131.381</text:p>
          </table:table-cell>
          <table:table-cell office:value-type="float" office:value="4432.698" calcext:value-type="float">
            <text:p>4432.698</text:p>
          </table:table-cell>
          <table:table-cell office:value-type="float" office:value="6053.981" calcext:value-type="float">
            <text:p>6053.981</text:p>
          </table:table-cell>
          <table:table-cell office:value-type="float" office:value="4510.105" calcext:value-type="float">
            <text:p>4510.105</text:p>
          </table:table-cell>
          <table:table-cell office:value-type="float" office:value="7989.786" calcext:value-type="float">
            <text:p>7989.786</text:p>
          </table:table-cell>
          <table:table-cell office:value-type="float" office:value="713.48" calcext:value-type="float">
            <text:p>713.48</text:p>
          </table:table-cell>
          <table:table-cell office:value-type="float" office:value="7475.306" calcext:value-type="float">
            <text:p>7475.306</text:p>
          </table:table-cell>
          <table:table-cell office:value-type="float" office:value="4632.656" calcext:value-type="float">
            <text:p>4632.656</text:p>
          </table:table-cell>
          <table:table-cell office:value-type="float" office:value="34.587" calcext:value-type="float">
            <text:p>34.587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86.019" calcext:value-type="float">
            <text:p>86.019</text:p>
          </table:table-cell>
          <table:table-cell office:value-type="float" office:value="9067.556" calcext:value-type="float">
            <text:p>9067.556</text:p>
          </table:table-cell>
          <table:table-cell office:value-type="float" office:value="-136.772" calcext:value-type="float">
            <text:p>-136.772</text:p>
          </table:table-cell>
          <table:table-cell office:value-type="float" office:value="1398.377" calcext:value-type="float">
            <text:p>1398.377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3849.792" calcext:value-type="float">
            <text:p>3849.792</text:p>
          </table:table-cell>
          <table:table-cell office:value-type="float" office:value="9067.556" calcext:value-type="float">
            <text:p>9067.556</text:p>
          </table:table-cell>
          <table:table-cell office:value-type="float" office:value="-6270.801" calcext:value-type="float">
            <text:p>-6270.80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05.245" calcext:value-type="float">
            <text:p>5805.245</text:p>
          </table:table-cell>
          <table:table-cell office:value-type="float" office:value="4255.604" calcext:value-type="float">
            <text:p>4255.604</text:p>
          </table:table-cell>
          <table:table-cell office:value-type="float" office:value="7582.067" calcext:value-type="float">
            <text:p>7582.067</text:p>
          </table:table-cell>
          <table:table-cell office:value-type="float" office:value="686.769" calcext:value-type="float">
            <text:p>686.769</text:p>
          </table:table-cell>
          <table:table-cell office:value-type="float" office:value="7173.36" calcext:value-type="float">
            <text:p>7173.36</text:p>
          </table:table-cell>
          <table:table-cell office:value-type="float" office:value="4437.13" calcext:value-type="float">
            <text:p>4437.13</text:p>
          </table:table-cell>
          <table:table-cell office:value-type="float" office:value="6073.175" calcext:value-type="float">
            <text:p>6073.175</text:p>
          </table:table-cell>
          <table:table-cell office:value-type="float" office:value="4443.529" calcext:value-type="float">
            <text:p>4443.529</text:p>
          </table:table-cell>
          <table:table-cell office:value-type="float" office:value="7954.041" calcext:value-type="float">
            <text:p>7954.041</text:p>
          </table:table-cell>
          <table:table-cell office:value-type="float" office:value="722.428" calcext:value-type="float">
            <text:p>722.428</text:p>
          </table:table-cell>
          <table:table-cell office:value-type="float" office:value="7512.324" calcext:value-type="float">
            <text:p>7512.324</text:p>
          </table:table-cell>
          <table:table-cell office:value-type="float" office:value="4634.025" calcext:value-type="float">
            <text:p>4634.025</text:p>
          </table:table-cell>
          <table:table-cell office:value-type="float" office:value="46.96" calcext:value-type="float">
            <text:p>46.96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25.955" calcext:value-type="float">
            <text:p>125.955</text:p>
          </table:table-cell>
          <table:table-cell office:value-type="float" office:value="17245.891" calcext:value-type="float">
            <text:p>17245.891</text:p>
          </table:table-cell>
          <table:table-cell office:value-type="float" office:value="-203.954" calcext:value-type="float">
            <text:p>-203.954</text:p>
          </table:table-cell>
          <table:table-cell office:value-type="float" office:value="2248.541" calcext:value-type="float">
            <text:p>2248.541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528.404" calcext:value-type="float">
            <text:p>7528.404</text:p>
          </table:table-cell>
          <table:table-cell office:value-type="float" office:value="17245.891" calcext:value-type="float">
            <text:p>17245.891</text:p>
          </table:table-cell>
          <table:table-cell office:value-type="float" office:value="-12748.81" calcext:value-type="float">
            <text:p>-12748.8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30.322" calcext:value-type="float">
            <text:p>5830.322</text:p>
          </table:table-cell>
          <table:table-cell office:value-type="float" office:value="4496.926" calcext:value-type="float">
            <text:p>4496.926</text:p>
          </table:table-cell>
          <table:table-cell office:value-type="float" office:value="8049.546" calcext:value-type="float">
            <text:p>8049.546</text:p>
          </table:table-cell>
          <table:table-cell office:value-type="float" office:value="710.347" calcext:value-type="float">
            <text:p>710.347</text:p>
          </table:table-cell>
          <table:table-cell office:value-type="float" office:value="7245.406" calcext:value-type="float">
            <text:p>7245.406</text:p>
          </table:table-cell>
          <table:table-cell office:value-type="float" office:value="4415.238" calcext:value-type="float">
            <text:p>4415.238</text:p>
          </table:table-cell>
          <table:table-cell office:value-type="float" office:value="6103.653" calcext:value-type="float">
            <text:p>6103.653</text:p>
          </table:table-cell>
          <table:table-cell office:value-type="float" office:value="4669.334" calcext:value-type="float">
            <text:p>4669.334</text:p>
          </table:table-cell>
          <table:table-cell office:value-type="float" office:value="8437.478" calcext:value-type="float">
            <text:p>8437.478</text:p>
          </table:table-cell>
          <table:table-cell office:value-type="float" office:value="749.64" calcext:value-type="float">
            <text:p>749.64</text:p>
          </table:table-cell>
          <table:table-cell office:value-type="float" office:value="7597.012" calcext:value-type="float">
            <text:p>7597.012</text:p>
          </table:table-cell>
          <table:table-cell office:value-type="float" office:value="4610.294" calcext:value-type="float">
            <text:p>4610.294</text:p>
          </table:table-cell>
          <table:table-cell office:value-type="float" office:value="59.187" calcext:value-type="float">
            <text:p>59.187</text:p>
          </table:table-cell>
          <table:table-cell office:value-type="float" office:value="1" calcext:value-type="float">
            <text:p>1</text:p>
          </table:table-cell>
          <table:table-cell office:value-type="float" office:value="2799" calcext:value-type="float">
            <text:p>2799</text:p>
          </table:table-cell>
          <table:table-cell office:value-type="float" office:value="330.249" calcext:value-type="float">
            <text:p>330.249</text:p>
          </table:table-cell>
          <table:table-cell office:value-type="float" office:value="61780.725" calcext:value-type="float">
            <text:p>61780.725</text:p>
          </table:table-cell>
          <table:table-cell office:value-type="float" office:value="-598.704" calcext:value-type="float">
            <text:p>-598.704</text:p>
          </table:table-cell>
          <table:table-cell office:value-type="float" office:value="4607.554" calcext:value-type="float">
            <text:p>4607.554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28699.919" calcext:value-type="float">
            <text:p>28699.919</text:p>
          </table:table-cell>
          <table:table-cell office:value-type="float" office:value="61780.725" calcext:value-type="float">
            <text:p>61780.725</text:p>
          </table:table-cell>
          <table:table-cell office:value-type="float" office:value="-52565.617" calcext:value-type="float">
            <text:p>-52565.61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24.635" calcext:value-type="float">
            <text:p>5824.635</text:p>
          </table:table-cell>
          <table:table-cell office:value-type="float" office:value="4607.037" calcext:value-type="float">
            <text:p>4607.037</text:p>
          </table:table-cell>
          <table:table-cell office:value-type="float" office:value="7596.304" calcext:value-type="float">
            <text:p>7596.304</text:p>
          </table:table-cell>
          <table:table-cell office:value-type="float" office:value="649.037" calcext:value-type="float">
            <text:p>649.037</text:p>
          </table:table-cell>
          <table:table-cell office:value-type="float" office:value="7117.582" calcext:value-type="float">
            <text:p>7117.582</text:p>
          </table:table-cell>
          <table:table-cell office:value-type="float" office:value="4531.687" calcext:value-type="float">
            <text:p>4531.687</text:p>
          </table:table-cell>
          <table:table-cell office:value-type="float" office:value="6095.344" calcext:value-type="float">
            <text:p>6095.344</text:p>
          </table:table-cell>
          <table:table-cell office:value-type="float" office:value="4793.699" calcext:value-type="float">
            <text:p>4793.699</text:p>
          </table:table-cell>
          <table:table-cell office:value-type="float" office:value="7975.388" calcext:value-type="float">
            <text:p>7975.388</text:p>
          </table:table-cell>
          <table:table-cell office:value-type="float" office:value="683.423" calcext:value-type="float">
            <text:p>683.423</text:p>
          </table:table-cell>
          <table:table-cell office:value-type="float" office:value="7456.793" calcext:value-type="float">
            <text:p>7456.793</text:p>
          </table:table-cell>
          <table:table-cell office:value-type="float" office:value="4733.896" calcext:value-type="float">
            <text:p>4733.896</text:p>
          </table:table-cell>
          <table:table-cell office:value-type="float" office:value="37.04" calcext:value-type="float">
            <text:p>37.04</text:p>
          </table:table-cell>
          <table:table-cell office:value-type="float" office:value="1" calcext:value-type="float">
            <text:p>1</text:p>
          </table:table-cell>
          <table:table-cell office:value-type="float" office:value="939" calcext:value-type="float">
            <text:p>939</text:p>
          </table:table-cell>
          <table:table-cell office:value-type="float" office:value="119.277" calcext:value-type="float">
            <text:p>119.277</text:p>
          </table:table-cell>
          <table:table-cell office:value-type="float" office:value="18791.847" calcext:value-type="float">
            <text:p>18791.847</text:p>
          </table:table-cell>
          <table:table-cell office:value-type="float" office:value="-200.571" calcext:value-type="float">
            <text:p>-200.571</text:p>
          </table:table-cell>
          <table:table-cell office:value-type="float" office:value="1936.31" calcext:value-type="float">
            <text:p>1936.31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8461.181" calcext:value-type="float">
            <text:p>8461.181</text:p>
          </table:table-cell>
          <table:table-cell office:value-type="float" office:value="18791.847" calcext:value-type="float">
            <text:p>18791.847</text:p>
          </table:table-cell>
          <table:table-cell office:value-type="float" office:value="-14919.228" calcext:value-type="float">
            <text:p>-14919.22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01.582" calcext:value-type="float">
            <text:p>5801.582</text:p>
          </table:table-cell>
          <table:table-cell office:value-type="float" office:value="4565.79" calcext:value-type="float">
            <text:p>4565.79</text:p>
          </table:table-cell>
          <table:table-cell office:value-type="float" office:value="7572.607" calcext:value-type="float">
            <text:p>7572.607</text:p>
          </table:table-cell>
          <table:table-cell office:value-type="float" office:value="621.195" calcext:value-type="float">
            <text:p>621.195</text:p>
          </table:table-cell>
          <table:table-cell office:value-type="float" office:value="7039.066" calcext:value-type="float">
            <text:p>7039.066</text:p>
          </table:table-cell>
          <table:table-cell office:value-type="float" office:value="4564.098" calcext:value-type="float">
            <text:p>4564.098</text:p>
          </table:table-cell>
          <table:table-cell office:value-type="float" office:value="6077.531" calcext:value-type="float">
            <text:p>6077.531</text:p>
          </table:table-cell>
          <table:table-cell office:value-type="float" office:value="4774.492" calcext:value-type="float">
            <text:p>4774.492</text:p>
          </table:table-cell>
          <table:table-cell office:value-type="float" office:value="7939.238" calcext:value-type="float">
            <text:p>7939.238</text:p>
          </table:table-cell>
          <table:table-cell office:value-type="float" office:value="657.198" calcext:value-type="float">
            <text:p>657.198</text:p>
          </table:table-cell>
          <table:table-cell office:value-type="float" office:value="7386.735" calcext:value-type="float">
            <text:p>7386.735</text:p>
          </table:table-cell>
          <table:table-cell office:value-type="float" office:value="4768.326" calcext:value-type="float">
            <text:p>4768.326</text:p>
          </table:table-cell>
          <table:table-cell office:value-type="float" office:value="40.173" calcext:value-type="float">
            <text:p>40.173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204</text:p>
          </table:table-cell>
          <table:table-cell office:value-type="float" office:value="185.571" calcext:value-type="float">
            <text:p>185.571</text:p>
          </table:table-cell>
          <table:table-cell office:value-type="float" office:value="29967.856" calcext:value-type="float">
            <text:p>29967.856</text:p>
          </table:table-cell>
          <table:table-cell office:value-type="float" office:value="-329.503" calcext:value-type="float">
            <text:p>-329.503</text:p>
          </table:table-cell>
          <table:table-cell office:value-type="float" office:value="2635.912" calcext:value-type="float">
            <text:p>2635.912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3720.152" calcext:value-type="float">
            <text:p>13720.152</text:p>
          </table:table-cell>
          <table:table-cell office:value-type="float" office:value="29967.856" calcext:value-type="float">
            <text:p>29967.856</text:p>
          </table:table-cell>
          <table:table-cell office:value-type="float" office:value="-24696.033" calcext:value-type="float">
            <text:p>-24696.03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10.709" calcext:value-type="float">
            <text:p>5810.709</text:p>
          </table:table-cell>
          <table:table-cell office:value-type="float" office:value="4550.149" calcext:value-type="float">
            <text:p>4550.149</text:p>
          </table:table-cell>
          <table:table-cell office:value-type="float" office:value="7798.675" calcext:value-type="float">
            <text:p>7798.675</text:p>
          </table:table-cell>
          <table:table-cell office:value-type="float" office:value="614.864" calcext:value-type="float">
            <text:p>614.864</text:p>
          </table:table-cell>
          <table:table-cell office:value-type="float" office:value="7035.58" calcext:value-type="float">
            <text:p>7035.58</text:p>
          </table:table-cell>
          <table:table-cell office:value-type="float" office:value="4585.837" calcext:value-type="float">
            <text:p>4585.837</text:p>
          </table:table-cell>
          <table:table-cell office:value-type="float" office:value="6082.137" calcext:value-type="float">
            <text:p>6082.137</text:p>
          </table:table-cell>
          <table:table-cell office:value-type="float" office:value="4752.3" calcext:value-type="float">
            <text:p>4752.3</text:p>
          </table:table-cell>
          <table:table-cell office:value-type="float" office:value="8177.072" calcext:value-type="float">
            <text:p>8177.072</text:p>
          </table:table-cell>
          <table:table-cell office:value-type="float" office:value="648.85" calcext:value-type="float">
            <text:p>648.85</text:p>
          </table:table-cell>
          <table:table-cell office:value-type="float" office:value="7374.713" calcext:value-type="float">
            <text:p>7374.713</text:p>
          </table:table-cell>
          <table:table-cell office:value-type="float" office:value="4789.561" calcext:value-type="float">
            <text:p>4789.561</text:p>
          </table:table-cell>
          <table:table-cell office:value-type="float" office:value="70.307" calcext:value-type="float">
            <text:p>70.307</text:p>
          </table:table-cell>
          <table:table-cell office:value-type="float" office:value="1" calcext:value-type="float">
            <text:p>1</text:p>
          </table:table-cell>
          <table:table-cell office:value-type="float" office:value="2217" calcext:value-type="float">
            <text:p>2217</text:p>
          </table:table-cell>
          <table:table-cell office:value-type="float" office:value="288.901" calcext:value-type="float">
            <text:p>288.901</text:p>
          </table:table-cell>
          <table:table-cell office:value-type="float" office:value="57230.435" calcext:value-type="float">
            <text:p>57230.435</text:p>
          </table:table-cell>
          <table:table-cell office:value-type="float" office:value="-505.215" calcext:value-type="float">
            <text:p>-505.215</text:p>
          </table:table-cell>
          <table:table-cell office:value-type="float" office:value="5266.531" calcext:value-type="float">
            <text:p>5266.531</text:p>
          </table:table-cell>
          <table:table-cell office:value-type="float" office:value="0" calcext:value-type="float">
            <text:p>0</text:p>
          </table:table-cell>
          <table:table-cell office:value-type="float" office:value="2217" calcext:value-type="float">
            <text:p>2217</text:p>
          </table:table-cell>
          <table:table-cell office:value-type="float" office:value="26084.959" calcext:value-type="float">
            <text:p>26084.959</text:p>
          </table:table-cell>
          <table:table-cell office:value-type="float" office:value="57230.435" calcext:value-type="float">
            <text:p>57230.435</text:p>
          </table:table-cell>
          <table:table-cell office:value-type="float" office:value="-46697.373" calcext:value-type="float">
            <text:p>-46697.37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14.439" calcext:value-type="float">
            <text:p>5814.439</text:p>
          </table:table-cell>
          <table:table-cell office:value-type="float" office:value="4487.934" calcext:value-type="float">
            <text:p>4487.934</text:p>
          </table:table-cell>
          <table:table-cell office:value-type="float" office:value="7615.276" calcext:value-type="float">
            <text:p>7615.276</text:p>
          </table:table-cell>
          <table:table-cell office:value-type="float" office:value="615.463" calcext:value-type="float">
            <text:p>615.463</text:p>
          </table:table-cell>
          <table:table-cell office:value-type="float" office:value="7040.504" calcext:value-type="float">
            <text:p>7040.504</text:p>
          </table:table-cell>
          <table:table-cell office:value-type="float" office:value="4588.374" calcext:value-type="float">
            <text:p>4588.374</text:p>
          </table:table-cell>
          <table:table-cell office:value-type="float" office:value="6085.007" calcext:value-type="float">
            <text:p>6085.007</text:p>
          </table:table-cell>
          <table:table-cell office:value-type="float" office:value="4675.034" calcext:value-type="float">
            <text:p>4675.034</text:p>
          </table:table-cell>
          <table:table-cell office:value-type="float" office:value="7989.701" calcext:value-type="float">
            <text:p>7989.701</text:p>
          </table:table-cell>
          <table:table-cell office:value-type="float" office:value="653.097" calcext:value-type="float">
            <text:p>653.097</text:p>
          </table:table-cell>
          <table:table-cell office:value-type="float" office:value="7386.043" calcext:value-type="float">
            <text:p>7386.043</text:p>
          </table:table-cell>
          <table:table-cell office:value-type="float" office:value="4783.97" calcext:value-type="float">
            <text:p>4783.97</text:p>
          </table:table-cell>
          <table:table-cell office:value-type="float" office:value="46.2" calcext:value-type="float">
            <text:p>46.2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161.091" calcext:value-type="float">
            <text:p>161.091</text:p>
          </table:table-cell>
          <table:table-cell office:value-type="float" office:value="33892.109" calcext:value-type="float">
            <text:p>33892.109</text:p>
          </table:table-cell>
          <table:table-cell office:value-type="float" office:value="-274.71" calcext:value-type="float">
            <text:p>-274.71</text:p>
          </table:table-cell>
          <table:table-cell office:value-type="float" office:value="3451.365" calcext:value-type="float">
            <text:p>3451.365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5280.714" calcext:value-type="float">
            <text:p>15280.714</text:p>
          </table:table-cell>
          <table:table-cell office:value-type="float" office:value="33892.109" calcext:value-type="float">
            <text:p>33892.109</text:p>
          </table:table-cell>
          <table:table-cell office:value-type="float" office:value="-26989.379" calcext:value-type="float">
            <text:p>-26989.37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26.783" calcext:value-type="float">
            <text:p>5826.783</text:p>
          </table:table-cell>
          <table:table-cell office:value-type="float" office:value="4506.573" calcext:value-type="float">
            <text:p>4506.573</text:p>
          </table:table-cell>
          <table:table-cell office:value-type="float" office:value="7519.417" calcext:value-type="float">
            <text:p>7519.417</text:p>
          </table:table-cell>
          <table:table-cell office:value-type="float" office:value="595.929" calcext:value-type="float">
            <text:p>595.929</text:p>
          </table:table-cell>
          <table:table-cell office:value-type="float" office:value="7013.935" calcext:value-type="float">
            <text:p>7013.935</text:p>
          </table:table-cell>
          <table:table-cell office:value-type="float" office:value="4639.632" calcext:value-type="float">
            <text:p>4639.632</text:p>
          </table:table-cell>
          <table:table-cell office:value-type="float" office:value="6098.564" calcext:value-type="float">
            <text:p>6098.564</text:p>
          </table:table-cell>
          <table:table-cell office:value-type="float" office:value="4670.704" calcext:value-type="float">
            <text:p>4670.704</text:p>
          </table:table-cell>
          <table:table-cell office:value-type="float" office:value="7897.396" calcext:value-type="float">
            <text:p>7897.396</text:p>
          </table:table-cell>
          <table:table-cell office:value-type="float" office:value="629.828" calcext:value-type="float">
            <text:p>629.828</text:p>
          </table:table-cell>
          <table:table-cell office:value-type="float" office:value="7353.245" calcext:value-type="float">
            <text:p>7353.245</text:p>
          </table:table-cell>
          <table:table-cell office:value-type="float" office:value="4843.883" calcext:value-type="float">
            <text:p>4843.883</text:p>
          </table:table-cell>
          <table:table-cell office:value-type="float" office:value="72.133" calcext:value-type="float">
            <text:p>72.133</text:p>
          </table:table-cell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  <table:table-cell office:value-type="float" office:value="206.948" calcext:value-type="float">
            <text:p>206.948</text:p>
          </table:table-cell>
          <table:table-cell office:value-type="float" office:value="38335.425" calcext:value-type="float">
            <text:p>38335.425</text:p>
          </table:table-cell>
          <table:table-cell office:value-type="float" office:value="-340.128" calcext:value-type="float">
            <text:p>-340.128</text:p>
          </table:table-cell>
          <table:table-cell office:value-type="float" office:value="4423.153" calcext:value-type="float">
            <text:p>4423.153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 office:value-type="float" office:value="17023.36" calcext:value-type="float">
            <text:p>17023.36</text:p>
          </table:table-cell>
          <table:table-cell office:value-type="float" office:value="38335.425" calcext:value-type="float">
            <text:p>38335.425</text:p>
          </table:table-cell>
          <table:table-cell office:value-type="float" office:value="-29489.119" calcext:value-type="float">
            <text:p>-29489.11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40.999" calcext:value-type="float">
            <text:p>5840.999</text:p>
          </table:table-cell>
          <table:table-cell office:value-type="float" office:value="4361.145" calcext:value-type="float">
            <text:p>4361.145</text:p>
          </table:table-cell>
          <table:table-cell office:value-type="float" office:value="7589.175" calcext:value-type="float">
            <text:p>7589.175</text:p>
          </table:table-cell>
          <table:table-cell office:value-type="float" office:value="656.243" calcext:value-type="float">
            <text:p>656.243</text:p>
          </table:table-cell>
          <table:table-cell office:value-type="float" office:value="7148.301" calcext:value-type="float">
            <text:p>7148.301</text:p>
          </table:table-cell>
          <table:table-cell office:value-type="float" office:value="4533.696" calcext:value-type="float">
            <text:p>4533.696</text:p>
          </table:table-cell>
          <table:table-cell office:value-type="float" office:value="6114.933" calcext:value-type="float">
            <text:p>6114.933</text:p>
          </table:table-cell>
          <table:table-cell office:value-type="float" office:value="4531.945" calcext:value-type="float">
            <text:p>4531.945</text:p>
          </table:table-cell>
          <table:table-cell office:value-type="float" office:value="7954.202" calcext:value-type="float">
            <text:p>7954.202</text:p>
          </table:table-cell>
          <table:table-cell office:value-type="float" office:value="689.629" calcext:value-type="float">
            <text:p>689.629</text:p>
          </table:table-cell>
          <table:table-cell office:value-type="float" office:value="7488.746" calcext:value-type="float">
            <text:p>7488.746</text:p>
          </table:table-cell>
          <table:table-cell office:value-type="float" office:value="4741.121" calcext:value-type="float">
            <text:p>4741.121</text:p>
          </table:table-cell>
          <table:table-cell office:value-type="float" office:value="92.893" calcext:value-type="float">
            <text:p>92.893</text:p>
          </table:table-cell>
          <table:table-cell office:value-type="float" office:value="1" calcext:value-type="float">
            <text:p>1</text:p>
          </table:table-cell>
          <table:table-cell office:value-type="float" office:value="1897" calcext:value-type="float">
            <text:p>1897</text:p>
          </table:table-cell>
          <table:table-cell office:value-type="float" office:value="318.151" calcext:value-type="float">
            <text:p>318.151</text:p>
          </table:table-cell>
          <table:table-cell office:value-type="float" office:value="66256.615" calcext:value-type="float">
            <text:p>66256.615</text:p>
          </table:table-cell>
          <table:table-cell office:value-type="float" office:value="-540.895" calcext:value-type="float">
            <text:p>-540.895</text:p>
          </table:table-cell>
          <table:table-cell office:value-type="float" office:value="7342.137" calcext:value-type="float">
            <text:p>7342.137</text:p>
          </table:table-cell>
          <table:table-cell office:value-type="float" office:value="0" calcext:value-type="float">
            <text:p>0</text:p>
          </table:table-cell>
          <table:table-cell office:value-type="float" office:value="1897" calcext:value-type="float">
            <text:p>1897</text:p>
          </table:table-cell>
          <table:table-cell office:value-type="float" office:value="29574.024" calcext:value-type="float">
            <text:p>29574.024</text:p>
          </table:table-cell>
          <table:table-cell office:value-type="float" office:value="66256.615" calcext:value-type="float">
            <text:p>66256.615</text:p>
          </table:table-cell>
          <table:table-cell office:value-type="float" office:value="-51572.34" calcext:value-type="float">
            <text:p>-51572.34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47.748" calcext:value-type="float">
            <text:p>5847.748</text:p>
          </table:table-cell>
          <table:table-cell office:value-type="float" office:value="4218.445" calcext:value-type="float">
            <text:p>4218.445</text:p>
          </table:table-cell>
          <table:table-cell office:value-type="float" office:value="7478.914" calcext:value-type="float">
            <text:p>7478.914</text:p>
          </table:table-cell>
          <table:table-cell office:value-type="float" office:value="655.197" calcext:value-type="float">
            <text:p>655.197</text:p>
          </table:table-cell>
          <table:table-cell office:value-type="float" office:value="7152.967" calcext:value-type="float">
            <text:p>7152.967</text:p>
          </table:table-cell>
          <table:table-cell office:value-type="float" office:value="4542.529" calcext:value-type="float">
            <text:p>4542.529</text:p>
          </table:table-cell>
          <table:table-cell office:value-type="float" office:value="6121.772" calcext:value-type="float">
            <text:p>6121.772</text:p>
          </table:table-cell>
          <table:table-cell office:value-type="float" office:value="4411.925" calcext:value-type="float">
            <text:p>4411.925</text:p>
          </table:table-cell>
          <table:table-cell office:value-type="float" office:value="7838.406" calcext:value-type="float">
            <text:p>7838.406</text:p>
          </table:table-cell>
          <table:table-cell office:value-type="float" office:value="689.007" calcext:value-type="float">
            <text:p>689.007</text:p>
          </table:table-cell>
          <table:table-cell office:value-type="float" office:value="7494.344" calcext:value-type="float">
            <text:p>7494.344</text:p>
          </table:table-cell>
          <table:table-cell office:value-type="float" office:value="4749.2" calcext:value-type="float">
            <text:p>4749.2</text:p>
          </table:table-cell>
          <table:table-cell office:value-type="float" office:value="47.893" calcext:value-type="float">
            <text:p>47.893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183.563" calcext:value-type="float">
            <text:p>183.563</text:p>
          </table:table-cell>
          <table:table-cell office:value-type="float" office:value="34958.04" calcext:value-type="float">
            <text:p>34958.04</text:p>
          </table:table-cell>
          <table:table-cell office:value-type="float" office:value="-317.782" calcext:value-type="float">
            <text:p>-317.782</text:p>
          </table:table-cell>
          <table:table-cell office:value-type="float" office:value="3274.245" calcext:value-type="float">
            <text:p>3274.245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 office:value-type="float" office:value="15904.704" calcext:value-type="float">
            <text:p>15904.704</text:p>
          </table:table-cell>
          <table:table-cell office:value-type="float" office:value="34958.04" calcext:value-type="float">
            <text:p>34958.04</text:p>
          </table:table-cell>
          <table:table-cell office:value-type="float" office:value="-28409.55" calcext:value-type="float">
            <text:p>-28409.5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4.222" calcext:value-type="float">
            <text:p>5854.222</text:p>
          </table:table-cell>
          <table:table-cell office:value-type="float" office:value="4364.868" calcext:value-type="float">
            <text:p>4364.868</text:p>
          </table:table-cell>
          <table:table-cell office:value-type="float" office:value="7344.758" calcext:value-type="float">
            <text:p>7344.758</text:p>
          </table:table-cell>
          <table:table-cell office:value-type="float" office:value="618.8" calcext:value-type="float">
            <text:p>618.8</text:p>
          </table:table-cell>
          <table:table-cell office:value-type="float" office:value="7086.935" calcext:value-type="float">
            <text:p>7086.935</text:p>
          </table:table-cell>
          <table:table-cell office:value-type="float" office:value="4621.509" calcext:value-type="float">
            <text:p>4621.509</text:p>
          </table:table-cell>
          <table:table-cell office:value-type="float" office:value="6126.029" calcext:value-type="float">
            <text:p>6126.029</text:p>
          </table:table-cell>
          <table:table-cell office:value-type="float" office:value="4582.42" calcext:value-type="float">
            <text:p>4582.42</text:p>
          </table:table-cell>
          <table:table-cell office:value-type="float" office:value="7675.664" calcext:value-type="float">
            <text:p>7675.664</text:p>
          </table:table-cell>
          <table:table-cell office:value-type="float" office:value="647.725" calcext:value-type="float">
            <text:p>647.725</text:p>
          </table:table-cell>
          <table:table-cell office:value-type="float" office:value="7416.362" calcext:value-type="float">
            <text:p>7416.362</text:p>
          </table:table-cell>
          <table:table-cell office:value-type="float" office:value="4835.695" calcext:value-type="float">
            <text:p>4835.695</text:p>
          </table:table-cell>
          <table:table-cell office:value-type="float" office:value="23.907" calcext:value-type="float">
            <text:p>23.907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57.456" calcext:value-type="float">
            <text:p>57.456</text:p>
          </table:table-cell>
          <table:table-cell office:value-type="float" office:value="10906.092" calcext:value-type="float">
            <text:p>10906.092</text:p>
          </table:table-cell>
          <table:table-cell office:value-type="float" office:value="-90.552" calcext:value-type="float">
            <text:p>-90.552</text:p>
          </table:table-cell>
          <table:table-cell office:value-type="float" office:value="1519.098" calcext:value-type="float">
            <text:p>1519.098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4712.105" calcext:value-type="float">
            <text:p>4712.105</text:p>
          </table:table-cell>
          <table:table-cell office:value-type="float" office:value="10906.092" calcext:value-type="float">
            <text:p>10906.092</text:p>
          </table:table-cell>
          <table:table-cell office:value-type="float" office:value="-7867.897" calcext:value-type="float">
            <text:p>-7867.89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54.003" calcext:value-type="float">
            <text:p>5854.003</text:p>
          </table:table-cell>
          <table:table-cell office:value-type="float" office:value="4377.379" calcext:value-type="float">
            <text:p>4377.379</text:p>
          </table:table-cell>
          <table:table-cell office:value-type="float" office:value="7555.201" calcext:value-type="float">
            <text:p>7555.201</text:p>
          </table:table-cell>
          <table:table-cell office:value-type="float" office:value="589.619" calcext:value-type="float">
            <text:p>589.619</text:p>
          </table:table-cell>
          <table:table-cell office:value-type="float" office:value="7028.585" calcext:value-type="float">
            <text:p>7028.585</text:p>
          </table:table-cell>
          <table:table-cell office:value-type="float" office:value="4679.421" calcext:value-type="float">
            <text:p>4679.421</text:p>
          </table:table-cell>
          <table:table-cell office:value-type="float" office:value="6130.315" calcext:value-type="float">
            <text:p>6130.315</text:p>
          </table:table-cell>
          <table:table-cell office:value-type="float" office:value="4572.904" calcext:value-type="float">
            <text:p>4572.904</text:p>
          </table:table-cell>
          <table:table-cell office:value-type="float" office:value="7903.286" calcext:value-type="float">
            <text:p>7903.286</text:p>
          </table:table-cell>
          <table:table-cell office:value-type="float" office:value="622.257" calcext:value-type="float">
            <text:p>622.257</text:p>
          </table:table-cell>
          <table:table-cell office:value-type="float" office:value="7369.913" calcext:value-type="float">
            <text:p>7369.913</text:p>
          </table:table-cell>
          <table:table-cell office:value-type="float" office:value="4890.716" calcext:value-type="float">
            <text:p>4890.716</text:p>
          </table:table-cell>
          <table:table-cell office:value-type="float" office:value="28.253" calcext:value-type="float">
            <text:p>28.253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78.814" calcext:value-type="float">
            <text:p>78.814</text:p>
          </table:table-cell>
          <table:table-cell office:value-type="float" office:value="13102.709" calcext:value-type="float">
            <text:p>13102.709</text:p>
          </table:table-cell>
          <table:table-cell office:value-type="float" office:value="-128.752" calcext:value-type="float">
            <text:p>-128.752</text:p>
          </table:table-cell>
          <table:table-cell office:value-type="float" office:value="1571.369" calcext:value-type="float">
            <text:p>1571.369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788.528" calcext:value-type="float">
            <text:p>5788.528</text:p>
          </table:table-cell>
          <table:table-cell office:value-type="float" office:value="13102.709" calcext:value-type="float">
            <text:p>13102.709</text:p>
          </table:table-cell>
          <table:table-cell office:value-type="float" office:value="-9959.97" calcext:value-type="float">
            <text:p>-9959.9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31.914" calcext:value-type="float">
            <text:p>5831.914</text:p>
          </table:table-cell>
          <table:table-cell office:value-type="float" office:value="4553.262" calcext:value-type="float">
            <text:p>4553.262</text:p>
          </table:table-cell>
          <table:table-cell office:value-type="float" office:value="7426.897" calcext:value-type="float">
            <text:p>7426.897</text:p>
          </table:table-cell>
          <table:table-cell office:value-type="float" office:value="545.913" calcext:value-type="float">
            <text:p>545.913</text:p>
          </table:table-cell>
          <table:table-cell office:value-type="float" office:value="6919.428" calcext:value-type="float">
            <text:p>6919.428</text:p>
          </table:table-cell>
          <table:table-cell office:value-type="float" office:value="4744.4" calcext:value-type="float">
            <text:p>4744.4</text:p>
          </table:table-cell>
          <table:table-cell office:value-type="float" office:value="6135.517" calcext:value-type="float">
            <text:p>6135.517</text:p>
          </table:table-cell>
          <table:table-cell office:value-type="float" office:value="4778.845" calcext:value-type="float">
            <text:p>4778.845</text:p>
          </table:table-cell>
          <table:table-cell office:value-type="float" office:value="7794.494" calcext:value-type="float">
            <text:p>7794.494</text:p>
          </table:table-cell>
          <table:table-cell office:value-type="float" office:value="593.539" calcext:value-type="float">
            <text:p>593.539</text:p>
          </table:table-cell>
          <table:table-cell office:value-type="float" office:value="7317.908" calcext:value-type="float">
            <text:p>7317.908</text:p>
          </table:table-cell>
          <table:table-cell office:value-type="float" office:value="4953.126" calcext:value-type="float">
            <text:p>4953.126</text:p>
          </table:table-cell>
          <table:table-cell office:value-type="float" office:value="25.947" calcext:value-type="float">
            <text:p>25.947</text:p>
          </table:table-cell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84.105" calcext:value-type="float">
            <text:p>84.105</text:p>
          </table:table-cell>
          <table:table-cell office:value-type="float" office:value="14206.862" calcext:value-type="float">
            <text:p>14206.862</text:p>
          </table:table-cell>
          <table:table-cell office:value-type="float" office:value="-141.599" calcext:value-type="float">
            <text:p>-141.599</text:p>
          </table:table-cell>
          <table:table-cell office:value-type="float" office:value="1395.909" calcext:value-type="float">
            <text:p>1395.909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6430.871" calcext:value-type="float">
            <text:p>6430.871</text:p>
          </table:table-cell>
          <table:table-cell office:value-type="float" office:value="14206.862" calcext:value-type="float">
            <text:p>14206.862</text:p>
          </table:table-cell>
          <table:table-cell office:value-type="float" office:value="-11415.043" calcext:value-type="float">
            <text:p>-11415.04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85.103" calcext:value-type="float">
            <text:p>5885.103</text:p>
          </table:table-cell>
          <table:table-cell office:value-type="float" office:value="4336.36" calcext:value-type="float">
            <text:p>4336.36</text:p>
          </table:table-cell>
          <table:table-cell office:value-type="float" office:value="7351.505" calcext:value-type="float">
            <text:p>7351.505</text:p>
          </table:table-cell>
          <table:table-cell office:value-type="float" office:value="546.535" calcext:value-type="float">
            <text:p>546.535</text:p>
          </table:table-cell>
          <table:table-cell office:value-type="float" office:value="6973.856" calcext:value-type="float">
            <text:p>6973.856</text:p>
          </table:table-cell>
          <table:table-cell office:value-type="float" office:value="4796.349" calcext:value-type="float">
            <text:p>4796.349</text:p>
          </table:table-cell>
          <table:table-cell office:value-type="float" office:value="6162.368" calcext:value-type="float">
            <text:p>6162.368</text:p>
          </table:table-cell>
          <table:table-cell office:value-type="float" office:value="4528.07" calcext:value-type="float">
            <text:p>4528.07</text:p>
          </table:table-cell>
          <table:table-cell office:value-type="float" office:value="7719.781" calcext:value-type="float">
            <text:p>7719.781</text:p>
          </table:table-cell>
          <table:table-cell office:value-type="float" office:value="573.433" calcext:value-type="float">
            <text:p>573.433</text:p>
          </table:table-cell>
          <table:table-cell office:value-type="float" office:value="7304.704" calcext:value-type="float">
            <text:p>7304.704</text:p>
          </table:table-cell>
          <table:table-cell office:value-type="float" office:value="5020.031" calcext:value-type="float">
            <text:p>5020.031</text:p>
          </table:table-cell>
          <table:table-cell office:value-type="float" office:value="46.907" calcext:value-type="float">
            <text:p>46.907</text:p>
          </table:table-cell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float" office:value="156.664" calcext:value-type="float">
            <text:p>156.664</text:p>
          </table:table-cell>
          <table:table-cell office:value-type="float" office:value="28671.58" calcext:value-type="float">
            <text:p>28671.58</text:p>
          </table:table-cell>
          <table:table-cell office:value-type="float" office:value="-265.183" calcext:value-type="float">
            <text:p>-265.183</text:p>
          </table:table-cell>
          <table:table-cell office:value-type="float" office:value="2808.466" calcext:value-type="float">
            <text:p>2808.466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2982.825" calcext:value-type="float">
            <text:p>12982.825</text:p>
          </table:table-cell>
          <table:table-cell office:value-type="float" office:value="28671.58" calcext:value-type="float">
            <text:p>28671.58</text:p>
          </table:table-cell>
          <table:table-cell office:value-type="float" office:value="-23054.648" calcext:value-type="float">
            <text:p>-23054.648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881.719" calcext:value-type="float">
            <text:p>5881.719</text:p>
          </table:table-cell>
          <table:table-cell office:value-type="float" office:value="4481.092" calcext:value-type="float">
            <text:p>4481.092</text:p>
          </table:table-cell>
          <table:table-cell office:value-type="float" office:value="7447.164" calcext:value-type="float">
            <text:p>7447.164</text:p>
          </table:table-cell>
          <table:table-cell office:value-type="float" office:value="546.868" calcext:value-type="float">
            <text:p>546.868</text:p>
          </table:table-cell>
          <table:table-cell office:value-type="float" office:value="6971.136" calcext:value-type="float">
            <text:p>6971.136</text:p>
          </table:table-cell>
          <table:table-cell office:value-type="float" office:value="4792.302" calcext:value-type="float">
            <text:p>4792.302</text:p>
          </table:table-cell>
          <table:table-cell office:value-type="float" office:value="6156.756" calcext:value-type="float">
            <text:p>6156.756</text:p>
          </table:table-cell>
          <table:table-cell office:value-type="float" office:value="4677.504" calcext:value-type="float">
            <text:p>4677.504</text:p>
          </table:table-cell>
          <table:table-cell office:value-type="float" office:value="7826.726" calcext:value-type="float">
            <text:p>7826.726</text:p>
          </table:table-cell>
          <table:table-cell office:value-type="float" office:value="579.296" calcext:value-type="float">
            <text:p>579.296</text:p>
          </table:table-cell>
          <table:table-cell office:value-type="float" office:value="7310.774" calcext:value-type="float">
            <text:p>7310.774</text:p>
          </table:table-cell>
          <table:table-cell office:value-type="float" office:value="5002.739" calcext:value-type="float">
            <text:p>5002.739</text:p>
          </table:table-cell>
          <table:table-cell office:value-type="float" office:value="34.147" calcext:value-type="float">
            <text:p>34.147</text:p>
          </table:table-cell>
          <table:table-cell office:value-type="float" office:value="1" calcext:value-type="float">
            <text:p>1</text:p>
          </table:table-cell>
          <table:table-cell office:value-type="float" office:value="749" calcext:value-type="float">
            <text:p>749</text:p>
          </table:table-cell>
          <table:table-cell office:value-type="float" office:value="118.129" calcext:value-type="float">
            <text:p>118.129</text:p>
          </table:table-cell>
          <table:table-cell office:value-type="float" office:value="23732.927" calcext:value-type="float">
            <text:p>23732.927</text:p>
          </table:table-cell>
          <table:table-cell office:value-type="float" office:value="-201.179" calcext:value-type="float">
            <text:p>-201.179</text:p>
          </table:table-cell>
          <table:table-cell office:value-type="float" office:value="2587.211" calcext:value-type="float">
            <text:p>2587.211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10614.775" calcext:value-type="float">
            <text:p>10614.775</text:p>
          </table:table-cell>
          <table:table-cell office:value-type="float" office:value="23732.927" calcext:value-type="float">
            <text:p>23732.927</text:p>
          </table:table-cell>
          <table:table-cell office:value-type="float" office:value="-18558.505" calcext:value-type="float">
            <text:p>-18558.505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98.33" calcext:value-type="float">
            <text:p>5998.33</text:p>
          </table:table-cell>
          <table:table-cell office:value-type="float" office:value="4492.335" calcext:value-type="float">
            <text:p>4492.335</text:p>
          </table:table-cell>
          <table:table-cell office:value-type="float" office:value="9432.686" calcext:value-type="float">
            <text:p>9432.686</text:p>
          </table:table-cell>
          <table:table-cell office:value-type="float" office:value="698.467" calcext:value-type="float">
            <text:p>698.467</text:p>
          </table:table-cell>
          <table:table-cell office:value-type="float" office:value="7389.747" calcext:value-type="float">
            <text:p>7389.747</text:p>
          </table:table-cell>
          <table:table-cell office:value-type="float" office:value="4606.913" calcext:value-type="float">
            <text:p>4606.913</text:p>
          </table:table-cell>
          <table:table-cell office:value-type="float" office:value="6281.641" calcext:value-type="float">
            <text:p>6281.641</text:p>
          </table:table-cell>
          <table:table-cell office:value-type="float" office:value="4684.41" calcext:value-type="float">
            <text:p>4684.41</text:p>
          </table:table-cell>
          <table:table-cell office:value-type="float" office:value="9896.669" calcext:value-type="float">
            <text:p>9896.669</text:p>
          </table:table-cell>
          <table:table-cell office:value-type="float" office:value="736.892" calcext:value-type="float">
            <text:p>736.892</text:p>
          </table:table-cell>
          <table:table-cell office:value-type="float" office:value="7749.604" calcext:value-type="float">
            <text:p>7749.604</text:p>
          </table:table-cell>
          <table:table-cell office:value-type="float" office:value="4813.677" calcext:value-type="float">
            <text:p>4813.677</text:p>
          </table:table-cell>
          <table:table-cell office:value-type="float" office:value="134.72" calcext:value-type="float">
            <text:p>134.72</text:p>
          </table:table-cell>
          <table:table-cell office:value-type="float" office:value="1" calcext:value-type="float">
            <text:p>1</text:p>
          </table:table-cell>
          <table:table-cell office:value-type="float" office:value="4386" calcext:value-type="float">
            <text:p>4386</text:p>
          </table:table-cell>
          <table:table-cell office:value-type="float" office:value="555.48" calcext:value-type="float">
            <text:p>555.48</text:p>
          </table:table-cell>
          <table:table-cell office:value-type="float" office:value="110552.308" calcext:value-type="float">
            <text:p>110552.308</text:p>
          </table:table-cell>
          <table:table-cell office:value-type="float" office:value="-971.852" calcext:value-type="float">
            <text:p>-971.852</text:p>
          </table:table-cell>
          <table:table-cell office:value-type="float" office:value="9092.813" calcext:value-type="float">
            <text:p>9092.813</text:p>
          </table:table-cell>
          <table:table-cell office:value-type="float" office:value="0" calcext:value-type="float">
            <text:p>0</text:p>
          </table:table-cell>
          <table:table-cell office:value-type="float" office:value="4386" calcext:value-type="float">
            <text:p>4386</text:p>
          </table:table-cell>
          <table:table-cell office:value-type="float" office:value="50930.87" calcext:value-type="float">
            <text:p>50930.87</text:p>
          </table:table-cell>
          <table:table-cell office:value-type="float" office:value="110552.308" calcext:value-type="float">
            <text:p>110552.308</text:p>
          </table:table-cell>
          <table:table-cell office:value-type="float" office:value="-92366.683" calcext:value-type="float">
            <text:p>-92366.68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982.478" calcext:value-type="float">
            <text:p>5982.478</text:p>
          </table:table-cell>
          <table:table-cell office:value-type="float" office:value="4596.966" calcext:value-type="float">
            <text:p>4596.966</text:p>
          </table:table-cell>
          <table:table-cell office:value-type="float" office:value="8720.674" calcext:value-type="float">
            <text:p>8720.674</text:p>
          </table:table-cell>
          <table:table-cell office:value-type="float" office:value="659.006" calcext:value-type="float">
            <text:p>659.006</text:p>
          </table:table-cell>
          <table:table-cell office:value-type="float" office:value="7295.285" calcext:value-type="float">
            <text:p>7295.285</text:p>
          </table:table-cell>
          <table:table-cell office:value-type="float" office:value="4669.671" calcext:value-type="float">
            <text:p>4669.671</text:p>
          </table:table-cell>
          <table:table-cell office:value-type="float" office:value="6261.017" calcext:value-type="float">
            <text:p>6261.017</text:p>
          </table:table-cell>
          <table:table-cell office:value-type="float" office:value="4774.663" calcext:value-type="float">
            <text:p>4774.663</text:p>
          </table:table-cell>
          <table:table-cell office:value-type="float" office:value="9103.869" calcext:value-type="float">
            <text:p>9103.869</text:p>
          </table:table-cell>
          <table:table-cell office:value-type="float" office:value="692.995" calcext:value-type="float">
            <text:p>692.995</text:p>
          </table:table-cell>
          <table:table-cell office:value-type="float" office:value="7641.534" calcext:value-type="float">
            <text:p>7641.534</text:p>
          </table:table-cell>
          <table:table-cell office:value-type="float" office:value="4880.499" calcext:value-type="float">
            <text:p>4880.499</text:p>
          </table:table-cell>
          <table:table-cell office:value-type="float" office:value="31.36" calcext:value-type="float">
            <text:p>31.36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04.973" calcext:value-type="float">
            <text:p>104.973</text:p>
          </table:table-cell>
          <table:table-cell office:value-type="float" office:value="20829.448" calcext:value-type="float">
            <text:p>20829.448</text:p>
          </table:table-cell>
          <table:table-cell office:value-type="float" office:value="-177.757" calcext:value-type="float">
            <text:p>-177.757</text:p>
          </table:table-cell>
          <table:table-cell office:value-type="float" office:value="1979.174" calcext:value-type="float">
            <text:p>1979.174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9462.504" calcext:value-type="float">
            <text:p>9462.504</text:p>
          </table:table-cell>
          <table:table-cell office:value-type="float" office:value="20829.448" calcext:value-type="float">
            <text:p>20829.448</text:p>
          </table:table-cell>
          <table:table-cell office:value-type="float" office:value="-16871.099" calcext:value-type="float">
            <text:p>-16871.09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09.455" calcext:value-type="float">
            <text:p>6009.455</text:p>
          </table:table-cell>
          <table:table-cell office:value-type="float" office:value="4683.406" calcext:value-type="float">
            <text:p>4683.406</text:p>
          </table:table-cell>
          <table:table-cell office:value-type="float" office:value="8281.599" calcext:value-type="float">
            <text:p>8281.599</text:p>
          </table:table-cell>
          <table:table-cell office:value-type="float" office:value="619.133" calcext:value-type="float">
            <text:p>619.133</text:p>
          </table:table-cell>
          <table:table-cell office:value-type="float" office:value="7242.831" calcext:value-type="float">
            <text:p>7242.831</text:p>
          </table:table-cell>
          <table:table-cell office:value-type="float" office:value="4776.079" calcext:value-type="float">
            <text:p>4776.079</text:p>
          </table:table-cell>
          <table:table-cell office:value-type="float" office:value="6291.569" calcext:value-type="float">
            <text:p>6291.569</text:p>
          </table:table-cell>
          <table:table-cell office:value-type="float" office:value="4907.628" calcext:value-type="float">
            <text:p>4907.628</text:p>
          </table:table-cell>
          <table:table-cell office:value-type="float" office:value="8707.412" calcext:value-type="float">
            <text:p>8707.412</text:p>
          </table:table-cell>
          <table:table-cell office:value-type="float" office:value="652.23" calcext:value-type="float">
            <text:p>652.23</text:p>
          </table:table-cell>
          <table:table-cell office:value-type="float" office:value="7590.879" calcext:value-type="float">
            <text:p>7590.879</text:p>
          </table:table-cell>
          <table:table-cell office:value-type="float" office:value="4992.26" calcext:value-type="float">
            <text:p>4992.26</text:p>
          </table:table-cell>
          <table:table-cell office:value-type="float" office:value="48.707" calcext:value-type="float">
            <text:p>48.707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133.678" calcext:value-type="float">
            <text:p>133.678</text:p>
          </table:table-cell>
          <table:table-cell office:value-type="float" office:value="24851.969" calcext:value-type="float">
            <text:p>24851.969</text:p>
          </table:table-cell>
          <table:table-cell office:value-type="float" office:value="-217.594" calcext:value-type="float">
            <text:p>-217.594</text:p>
          </table:table-cell>
          <table:table-cell office:value-type="float" office:value="2803.895" calcext:value-type="float">
            <text:p>2803.895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1067.743" calcext:value-type="float">
            <text:p>11067.743</text:p>
          </table:table-cell>
          <table:table-cell office:value-type="float" office:value="24851.969" calcext:value-type="float">
            <text:p>24851.969</text:p>
          </table:table-cell>
          <table:table-cell office:value-type="float" office:value="-19244.179" calcext:value-type="float">
            <text:p>-19244.179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35.086" calcext:value-type="float">
            <text:p>6035.086</text:p>
          </table:table-cell>
          <table:table-cell office:value-type="float" office:value="4618.99" calcext:value-type="float">
            <text:p>4618.99</text:p>
          </table:table-cell>
          <table:table-cell office:value-type="float" office:value="8134.656" calcext:value-type="float">
            <text:p>8134.656</text:p>
          </table:table-cell>
          <table:table-cell office:value-type="float" office:value="615.957" calcext:value-type="float">
            <text:p>615.957</text:p>
          </table:table-cell>
          <table:table-cell office:value-type="float" office:value="7262.135" calcext:value-type="float">
            <text:p>7262.135</text:p>
          </table:table-cell>
          <table:table-cell office:value-type="float" office:value="4808.036" calcext:value-type="float">
            <text:p>4808.036</text:p>
          </table:table-cell>
          <table:table-cell office:value-type="float" office:value="6315.899" calcext:value-type="float">
            <text:p>6315.899</text:p>
          </table:table-cell>
          <table:table-cell office:value-type="float" office:value="4845.794" calcext:value-type="float">
            <text:p>4845.794</text:p>
          </table:table-cell>
          <table:table-cell office:value-type="float" office:value="8516.282" calcext:value-type="float">
            <text:p>8516.282</text:p>
          </table:table-cell>
          <table:table-cell office:value-type="float" office:value="645.555" calcext:value-type="float">
            <text:p>645.555</text:p>
          </table:table-cell>
          <table:table-cell office:value-type="float" office:value="7601.911" calcext:value-type="float">
            <text:p>7601.911</text:p>
          </table:table-cell>
          <table:table-cell office:value-type="float" office:value="5029.887" calcext:value-type="float">
            <text:p>5029.887</text:p>
          </table:table-cell>
          <table:table-cell office:value-type="float" office:value="58.16" calcext:value-type="float">
            <text:p>58.16</text:p>
          </table:table-cell>
          <table:table-cell office:value-type="float" office:value="1" calcext:value-type="float">
            <text:p>1</text:p>
          </table:table-cell>
          <table:table-cell office:value-type="float" office:value="2468" calcext:value-type="float">
            <text:p>2468</text:p>
          </table:table-cell>
          <table:table-cell office:value-type="float" office:value="293.12" calcext:value-type="float">
            <text:p>293.12</text:p>
          </table:table-cell>
          <table:table-cell office:value-type="float" office:value="61261.799" calcext:value-type="float">
            <text:p>61261.799</text:p>
          </table:table-cell>
          <table:table-cell office:value-type="float" office:value="-525.765" calcext:value-type="float">
            <text:p>-525.765</text:p>
          </table:table-cell>
          <table:table-cell office:value-type="float" office:value="4450.868" calcext:value-type="float">
            <text:p>4450.868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28518.081" calcext:value-type="float">
            <text:p>28518.081</text:p>
          </table:table-cell>
          <table:table-cell office:value-type="float" office:value="61261.799" calcext:value-type="float">
            <text:p>61261.799</text:p>
          </table:table-cell>
          <table:table-cell office:value-type="float" office:value="-52360.063" calcext:value-type="float">
            <text:p>-52360.063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75.417" calcext:value-type="float">
            <text:p>6075.417</text:p>
          </table:table-cell>
          <table:table-cell office:value-type="float" office:value="4638.72" calcext:value-type="float">
            <text:p>4638.72</text:p>
          </table:table-cell>
          <table:table-cell office:value-type="float" office:value="8035.079" calcext:value-type="float">
            <text:p>8035.079</text:p>
          </table:table-cell>
          <table:table-cell office:value-type="float" office:value="660.485" calcext:value-type="float">
            <text:p>660.485</text:p>
          </table:table-cell>
          <table:table-cell office:value-type="float" office:value="7391.17" calcext:value-type="float">
            <text:p>7391.17</text:p>
          </table:table-cell>
          <table:table-cell office:value-type="float" office:value="4759.664" calcext:value-type="float">
            <text:p>4759.664</text:p>
          </table:table-cell>
          <table:table-cell office:value-type="float" office:value="6362.098" calcext:value-type="float">
            <text:p>6362.098</text:p>
          </table:table-cell>
          <table:table-cell office:value-type="float" office:value="4860.636" calcext:value-type="float">
            <text:p>4860.636</text:p>
          </table:table-cell>
          <table:table-cell office:value-type="float" office:value="8408.071" calcext:value-type="float">
            <text:p>8408.071</text:p>
          </table:table-cell>
          <table:table-cell office:value-type="float" office:value="696.095" calcext:value-type="float">
            <text:p>696.095</text:p>
          </table:table-cell>
          <table:table-cell office:value-type="float" office:value="7748.791" calcext:value-type="float">
            <text:p>7748.791</text:p>
          </table:table-cell>
          <table:table-cell office:value-type="float" office:value="4975.405" calcext:value-type="float">
            <text:p>4975.405</text:p>
          </table:table-cell>
          <table:table-cell office:value-type="float" office:value="113.493" calcext:value-type="float">
            <text:p>113.493</text:p>
          </table:table-cell>
          <table:table-cell office:value-type="float" office:value="1" calcext:value-type="float">
            <text:p>1</text:p>
          </table:table-cell>
          <table:table-cell office:value-type="float" office:value="3606" calcext:value-type="float">
            <text:p>3606</text:p>
          </table:table-cell>
          <table:table-cell office:value-type="float" office:value="508.497" calcext:value-type="float">
            <text:p>508.497</text:p>
          </table:table-cell>
          <table:table-cell office:value-type="float" office:value="104872.501" calcext:value-type="float">
            <text:p>104872.501</text:p>
          </table:table-cell>
          <table:table-cell office:value-type="float" office:value="-899.486" calcext:value-type="float">
            <text:p>-899.486</text:p>
          </table:table-cell>
          <table:table-cell office:value-type="float" office:value="9039.617" calcext:value-type="float">
            <text:p>9039.617</text:p>
          </table:table-cell>
          <table:table-cell office:value-type="float" office:value="0" calcext:value-type="float">
            <text:p>0</text:p>
          </table:table-cell>
          <table:table-cell office:value-type="float" office:value="3606" calcext:value-type="float">
            <text:p>3606</text:p>
          </table:table-cell>
          <table:table-cell office:value-type="float" office:value="48106.41" calcext:value-type="float">
            <text:p>48106.41</text:p>
          </table:table-cell>
          <table:table-cell office:value-type="float" office:value="104872.501" calcext:value-type="float">
            <text:p>104872.501</text:p>
          </table:table-cell>
          <table:table-cell office:value-type="float" office:value="-86793.267" calcext:value-type="float">
            <text:p>-86793.26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79.191" calcext:value-type="float">
            <text:p>6079.191</text:p>
          </table:table-cell>
          <table:table-cell office:value-type="float" office:value="4726.22" calcext:value-type="float">
            <text:p>4726.22</text:p>
          </table:table-cell>
          <table:table-cell office:value-type="float" office:value="7770.627" calcext:value-type="float">
            <text:p>7770.627</text:p>
          </table:table-cell>
          <table:table-cell office:value-type="float" office:value="621.239" calcext:value-type="float">
            <text:p>621.239</text:p>
          </table:table-cell>
          <table:table-cell office:value-type="float" office:value="7316.762" calcext:value-type="float">
            <text:p>7316.762</text:p>
          </table:table-cell>
          <table:table-cell office:value-type="float" office:value="4841.62" calcext:value-type="float">
            <text:p>4841.62</text:p>
          </table:table-cell>
          <table:table-cell office:value-type="float" office:value="6366.228" calcext:value-type="float">
            <text:p>6366.228</text:p>
          </table:table-cell>
          <table:table-cell office:value-type="float" office:value="4915.428" calcext:value-type="float">
            <text:p>4915.428</text:p>
          </table:table-cell>
          <table:table-cell office:value-type="float" office:value="8179.018" calcext:value-type="float">
            <text:p>8179.018</text:p>
          </table:table-cell>
          <table:table-cell office:value-type="float" office:value="657.279" calcext:value-type="float">
            <text:p>657.279</text:p>
          </table:table-cell>
          <table:table-cell office:value-type="float" office:value="7675.594" calcext:value-type="float">
            <text:p>7675.594</text:p>
          </table:table-cell>
          <table:table-cell office:value-type="float" office:value="5056.862" calcext:value-type="float">
            <text:p>5056.862</text:p>
          </table:table-cell>
          <table:table-cell office:value-type="float" office:value="25.92" calcext:value-type="float">
            <text:p>25.92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78.987" calcext:value-type="float">
            <text:p>78.987</text:p>
          </table:table-cell>
          <table:table-cell office:value-type="float" office:value="10419.869" calcext:value-type="float">
            <text:p>10419.869</text:p>
          </table:table-cell>
          <table:table-cell office:value-type="float" office:value="-131.43" calcext:value-type="float">
            <text:p>-131.43</text:p>
          </table:table-cell>
          <table:table-cell office:value-type="float" office:value="1022.696" calcext:value-type="float">
            <text:p>1022.696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4717.214" calcext:value-type="float">
            <text:p>4717.214</text:p>
          </table:table-cell>
          <table:table-cell office:value-type="float" office:value="10419.869" calcext:value-type="float">
            <text:p>10419.869</text:p>
          </table:table-cell>
          <table:table-cell office:value-type="float" office:value="-8374.476" calcext:value-type="float">
            <text:p>-8374.47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095.711" calcext:value-type="float">
            <text:p>6095.711</text:p>
          </table:table-cell>
          <table:table-cell office:value-type="float" office:value="4643.971" calcext:value-type="float">
            <text:p>4643.971</text:p>
          </table:table-cell>
          <table:table-cell office:value-type="float" office:value="7767.247" calcext:value-type="float">
            <text:p>7767.247</text:p>
          </table:table-cell>
          <table:table-cell office:value-type="float" office:value="578.116" calcext:value-type="float">
            <text:p>578.116</text:p>
          </table:table-cell>
          <table:table-cell office:value-type="float" office:value="7247.377" calcext:value-type="float">
            <text:p>7247.377</text:p>
          </table:table-cell>
          <table:table-cell office:value-type="float" office:value="4944.046" calcext:value-type="float">
            <text:p>4944.046</text:p>
          </table:table-cell>
          <table:table-cell office:value-type="float" office:value="6380.03" calcext:value-type="float">
            <text:p>6380.03</text:p>
          </table:table-cell>
          <table:table-cell office:value-type="float" office:value="4866.251" calcext:value-type="float">
            <text:p>4866.251</text:p>
          </table:table-cell>
          <table:table-cell office:value-type="float" office:value="8130.07" calcext:value-type="float">
            <text:p>8130.07</text:p>
          </table:table-cell>
          <table:table-cell office:value-type="float" office:value="606.382" calcext:value-type="float">
            <text:p>606.382</text:p>
          </table:table-cell>
          <table:table-cell office:value-type="float" office:value="7588.005" calcext:value-type="float">
            <text:p>7588.005</text:p>
          </table:table-cell>
          <table:table-cell office:value-type="float" office:value="5172.054" calcext:value-type="float">
            <text:p>5172.054</text:p>
          </table:table-cell>
          <table:table-cell office:value-type="float" office:value="102.2" calcext:value-type="float">
            <text:p>102.2</text:p>
          </table:table-cell>
          <table:table-cell office:value-type="float" office:value="1" calcext:value-type="float">
            <text:p>1</text:p>
          </table:table-cell>
          <table:table-cell office:value-type="float" office:value="3486" calcext:value-type="float">
            <text:p>3486</text:p>
          </table:table-cell>
          <table:table-cell office:value-type="float" office:value="459.727" calcext:value-type="float">
            <text:p>459.727</text:p>
          </table:table-cell>
          <table:table-cell office:value-type="float" office:value="95728.541" calcext:value-type="float">
            <text:p>95728.541</text:p>
          </table:table-cell>
          <table:table-cell office:value-type="float" office:value="-813.623" calcext:value-type="float">
            <text:p>-813.623</text:p>
          </table:table-cell>
          <table:table-cell office:value-type="float" office:value="8704.677" calcext:value-type="float">
            <text:p>8704.677</text:p>
          </table:table-cell>
          <table:table-cell office:value-type="float" office:value="0" calcext:value-type="float">
            <text:p>0</text:p>
          </table:table-cell>
          <table:table-cell office:value-type="float" office:value="3486" calcext:value-type="float">
            <text:p>3486</text:p>
          </table:table-cell>
          <table:table-cell office:value-type="float" office:value="43684.439" calcext:value-type="float">
            <text:p>43684.439</text:p>
          </table:table-cell>
          <table:table-cell office:value-type="float" office:value="95728.541" calcext:value-type="float">
            <text:p>95728.541</text:p>
          </table:table-cell>
          <table:table-cell office:value-type="float" office:value="-78319.187" calcext:value-type="float">
            <text:p>-78319.18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41.794" calcext:value-type="float">
            <text:p>6141.794</text:p>
          </table:table-cell>
          <table:table-cell office:value-type="float" office:value="4849.635" calcext:value-type="float">
            <text:p>4849.635</text:p>
          </table:table-cell>
          <table:table-cell office:value-type="float" office:value="8012.128" calcext:value-type="float">
            <text:p>8012.128</text:p>
          </table:table-cell>
          <table:table-cell office:value-type="float" office:value="616.265" calcext:value-type="float">
            <text:p>616.265</text:p>
          </table:table-cell>
          <table:table-cell office:value-type="float" office:value="7369.457" calcext:value-type="float">
            <text:p>7369.457</text:p>
          </table:table-cell>
          <table:table-cell office:value-type="float" office:value="4914.131" calcext:value-type="float">
            <text:p>4914.131</text:p>
          </table:table-cell>
          <table:table-cell office:value-type="float" office:value="6429.019" calcext:value-type="float">
            <text:p>6429.019</text:p>
          </table:table-cell>
          <table:table-cell office:value-type="float" office:value="5039.062" calcext:value-type="float">
            <text:p>5039.062</text:p>
          </table:table-cell>
          <table:table-cell office:value-type="float" office:value="8392.939" calcext:value-type="float">
            <text:p>8392.939</text:p>
          </table:table-cell>
          <table:table-cell office:value-type="float" office:value="650.123" calcext:value-type="float">
            <text:p>650.123</text:p>
          </table:table-cell>
          <table:table-cell office:value-type="float" office:value="7724.129" calcext:value-type="float">
            <text:p>7724.129</text:p>
          </table:table-cell>
          <table:table-cell office:value-type="float" office:value="5133.908" calcext:value-type="float">
            <text:p>5133.908</text:p>
          </table:table-cell>
          <table:table-cell office:value-type="float" office:value="107.373" calcext:value-type="float">
            <text:p>107.373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358.961" calcext:value-type="float">
            <text:p>358.961</text:p>
          </table:table-cell>
          <table:table-cell office:value-type="float" office:value="76993.662" calcext:value-type="float">
            <text:p>76993.662</text:p>
          </table:table-cell>
          <table:table-cell office:value-type="float" office:value="-607.714" calcext:value-type="float">
            <text:p>-607.714</text:p>
          </table:table-cell>
          <table:table-cell office:value-type="float" office:value="8478.778" calcext:value-type="float">
            <text:p>8478.778</text:p>
          </table:table-cell>
          <table:table-cell office:value-type="float" office:value="0" calcext:value-type="float">
            <text:p>0</text:p>
          </table:table-cell>
          <table:table-cell office:value-type="float" office:value="2596" calcext:value-type="float">
            <text:p>2596</text:p>
          </table:table-cell>
          <table:table-cell office:value-type="float" office:value="34393.259" calcext:value-type="float">
            <text:p>34393.259</text:p>
          </table:table-cell>
          <table:table-cell office:value-type="float" office:value="76993.662" calcext:value-type="float">
            <text:p>76993.662</text:p>
          </table:table-cell>
          <table:table-cell office:value-type="float" office:value="-60036.107" calcext:value-type="float">
            <text:p>-60036.10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19.305" calcext:value-type="float">
            <text:p>6119.305</text:p>
          </table:table-cell>
          <table:table-cell office:value-type="float" office:value="4843.357" calcext:value-type="float">
            <text:p>4843.357</text:p>
          </table:table-cell>
          <table:table-cell office:value-type="float" office:value="7775.711" calcext:value-type="float">
            <text:p>7775.711</text:p>
          </table:table-cell>
          <table:table-cell office:value-type="float" office:value="578.459" calcext:value-type="float">
            <text:p>578.459</text:p>
          </table:table-cell>
          <table:table-cell office:value-type="float" office:value="7271.653" calcext:value-type="float">
            <text:p>7271.653</text:p>
          </table:table-cell>
          <table:table-cell office:value-type="float" office:value="4966.956" calcext:value-type="float">
            <text:p>4966.956</text:p>
          </table:table-cell>
          <table:table-cell office:value-type="float" office:value="6409.29" calcext:value-type="float">
            <text:p>6409.29</text:p>
          </table:table-cell>
          <table:table-cell office:value-type="float" office:value="5096.813" calcext:value-type="float">
            <text:p>5096.813</text:p>
          </table:table-cell>
          <table:table-cell office:value-type="float" office:value="8182.85" calcext:value-type="float">
            <text:p>8182.85</text:p>
          </table:table-cell>
          <table:table-cell office:value-type="float" office:value="614.135" calcext:value-type="float">
            <text:p>614.135</text:p>
          </table:table-cell>
          <table:table-cell office:value-type="float" office:value="7632.708" calcext:value-type="float">
            <text:p>7632.708</text:p>
          </table:table-cell>
          <table:table-cell office:value-type="float" office:value="5185.871" calcext:value-type="float">
            <text:p>5185.871</text:p>
          </table:table-cell>
          <table:table-cell office:value-type="float" office:value="38.12" calcext:value-type="float">
            <text:p>38.12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131.052" calcext:value-type="float">
            <text:p>131.052</text:p>
          </table:table-cell>
          <table:table-cell office:value-type="float" office:value="14865.889" calcext:value-type="float">
            <text:p>14865.889</text:p>
          </table:table-cell>
          <table:table-cell office:value-type="float" office:value="-222.948" calcext:value-type="float">
            <text:p>-222.948</text:p>
          </table:table-cell>
          <table:table-cell office:value-type="float" office:value="1780.946" calcext:value-type="float">
            <text:p>1780.94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6568.409" calcext:value-type="float">
            <text:p>6568.409</text:p>
          </table:table-cell>
          <table:table-cell office:value-type="float" office:value="14865.889" calcext:value-type="float">
            <text:p>14865.889</text:p>
          </table:table-cell>
          <table:table-cell office:value-type="float" office:value="-11303.996" calcext:value-type="float">
            <text:p>-11303.996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44.475" calcext:value-type="float">
            <text:p>6144.475</text:p>
          </table:table-cell>
          <table:table-cell office:value-type="float" office:value="4782.218" calcext:value-type="float">
            <text:p>4782.218</text:p>
          </table:table-cell>
          <table:table-cell office:value-type="float" office:value="7782.017" calcext:value-type="float">
            <text:p>7782.017</text:p>
          </table:table-cell>
          <table:table-cell office:value-type="float" office:value="600.553" calcext:value-type="float">
            <text:p>600.553</text:p>
          </table:table-cell>
          <table:table-cell office:value-type="float" office:value="7340.838" calcext:value-type="float">
            <text:p>7340.838</text:p>
          </table:table-cell>
          <table:table-cell office:value-type="float" office:value="4948.112" calcext:value-type="float">
            <text:p>4948.112</text:p>
          </table:table-cell>
          <table:table-cell office:value-type="float" office:value="6433.296" calcext:value-type="float">
            <text:p>6433.296</text:p>
          </table:table-cell>
          <table:table-cell office:value-type="float" office:value="5016.446" calcext:value-type="float">
            <text:p>5016.446</text:p>
          </table:table-cell>
          <table:table-cell office:value-type="float" office:value="8159.624" calcext:value-type="float">
            <text:p>8159.624</text:p>
          </table:table-cell>
          <table:table-cell office:value-type="float" office:value="633.334" calcext:value-type="float">
            <text:p>633.334</text:p>
          </table:table-cell>
          <table:table-cell office:value-type="float" office:value="7694.961" calcext:value-type="float">
            <text:p>7694.961</text:p>
          </table:table-cell>
          <table:table-cell office:value-type="float" office:value="5171.631" calcext:value-type="float">
            <text:p>5171.631</text:p>
          </table:table-cell>
          <table:table-cell office:value-type="float" office:value="50.4" calcext:value-type="float">
            <text:p>50.4</text:p>
          </table:table-cell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  <table:table-cell office:value-type="float" office:value="171.201" calcext:value-type="float">
            <text:p>171.201</text:p>
          </table:table-cell>
          <table:table-cell office:value-type="float" office:value="34071.314" calcext:value-type="float">
            <text:p>34071.314</text:p>
          </table:table-cell>
          <table:table-cell office:value-type="float" office:value="-290.649" calcext:value-type="float">
            <text:p>-290.649</text:p>
          </table:table-cell>
          <table:table-cell office:value-type="float" office:value="3853.907" calcext:value-type="float">
            <text:p>3853.907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15168.604" calcext:value-type="float">
            <text:p>15168.604</text:p>
          </table:table-cell>
          <table:table-cell office:value-type="float" office:value="34071.314" calcext:value-type="float">
            <text:p>34071.314</text:p>
          </table:table-cell>
          <table:table-cell office:value-type="float" office:value="-26363.501" calcext:value-type="float">
            <text:p>-26363.501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6105.079" calcext:value-type="float">
            <text:p>6105.079</text:p>
          </table:table-cell>
          <table:table-cell office:value-type="float" office:value="4787.784" calcext:value-type="float">
            <text:p>4787.784</text:p>
          </table:table-cell>
          <table:table-cell office:value-type="float" office:value="7691.081" calcext:value-type="float">
            <text:p>7691.081</text:p>
          </table:table-cell>
          <table:table-cell office:value-type="float" office:value="567.46" calcext:value-type="float">
            <text:p>567.46</text:p>
          </table:table-cell>
          <table:table-cell office:value-type="float" office:value="7235.518" calcext:value-type="float">
            <text:p>7235.518</text:p>
          </table:table-cell>
          <table:table-cell office:value-type="float" office:value="4974.641" calcext:value-type="float">
            <text:p>4974.641</text:p>
          </table:table-cell>
          <table:table-cell office:value-type="float" office:value="6389.851" calcext:value-type="float">
            <text:p>6389.851</text:p>
          </table:table-cell>
          <table:table-cell office:value-type="float" office:value="5017.285" calcext:value-type="float">
            <text:p>5017.285</text:p>
          </table:table-cell>
          <table:table-cell office:value-type="float" office:value="8078.856" calcext:value-type="float">
            <text:p>8078.856</text:p>
          </table:table-cell>
          <table:table-cell office:value-type="float" office:value="599.289" calcext:value-type="float">
            <text:p>599.289</text:p>
          </table:table-cell>
          <table:table-cell office:value-type="float" office:value="7583.695" calcext:value-type="float">
            <text:p>7583.695</text:p>
          </table:table-cell>
          <table:table-cell office:value-type="float" office:value="5196.007" calcext:value-type="float">
            <text:p>5196.007</text:p>
          </table:table-cell>
          <table:table-cell office:value-type="float" office:value="46.827" calcext:value-type="float">
            <text:p>46.827</text:p>
          </table:table-cell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  <table:table-cell office:value-type="float" office:value="183.244" calcext:value-type="float">
            <text:p>183.244</text:p>
          </table:table-cell>
          <table:table-cell office:value-type="float" office:value="38379.629" calcext:value-type="float">
            <text:p>38379.629</text:p>
          </table:table-cell>
          <table:table-cell office:value-type="float" office:value="-318.214" calcext:value-type="float">
            <text:p>-318.214</text:p>
          </table:table-cell>
          <table:table-cell office:value-type="float" office:value="3741.43" calcext:value-type="float">
            <text:p>3741.43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17387.763" calcext:value-type="float">
            <text:p>17387.763</text:p>
          </table:table-cell>
          <table:table-cell office:value-type="float" office:value="38379.629" calcext:value-type="float">
            <text:p>38379.629</text:p>
          </table:table-cell>
          <table:table-cell office:value-type="float" office:value="-30896.77" calcext:value-type="float">
            <text:p>-30896.77</text:p>
          </table:table-cell>
          <table:table-cell office:value-type="float" office:value="0" calcext:value-type="float">
            <text:p>0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SUPPRESS-ALL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SA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SA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159.642" calcext:value-type="float">
            <text:p>159.642</text:p>
          </table:table-cell>
          <table:table-cell office:value-type="float" office:value="60.03" calcext:value-type="float">
            <text:p>60.03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02.911" calcext:value-type="float">
            <text:p>102.911</text:p>
          </table:table-cell>
          <table:table-cell office:value-type="float" office:value="364.65" calcext:value-type="float">
            <text:p>364.65</text:p>
          </table:table-cell>
          <table:table-cell office:value-type="float" office:value="-45.367" calcext:value-type="float">
            <text:p>-45.367</text:p>
          </table:table-cell>
          <table:table-cell office:value-type="float" office:value="4201.214" calcext:value-type="float">
            <text:p>4201.21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2.723" calcext:value-type="float">
            <text:p>1472.723</text:p>
          </table:table-cell>
          <table:table-cell office:value-type="float" office:value="7135.029" calcext:value-type="float">
            <text:p>7135.029</text:p>
          </table:table-cell>
          <table:table-cell office:value-type="float" office:value="1267.399" calcext:value-type="float">
            <text:p>1267.399</text:p>
          </table:table-cell>
          <table:table-cell office:value-type="float" office:value="4382.598" calcext:value-type="float">
            <text:p>4382.598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91" calcext:value-type="float">
            <text:p>1556.091</text:p>
          </table:table-cell>
          <table:table-cell office:value-type="float" office:value="7482.49" calcext:value-type="float">
            <text:p>7482.49</text:p>
          </table:table-cell>
          <table:table-cell office:value-type="float" office:value="1282.706" calcext:value-type="float">
            <text:p>1282.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38" calcext:value-type="float">
            <text:p>3.738</text:p>
          </table:table-cell>
          <table:table-cell office:value-type="float" office:value="66.107" calcext:value-type="float">
            <text:p>66.107</text:p>
          </table:table-cell>
          <table:table-cell office:value-type="float" office:value="-5.447" calcext:value-type="float">
            <text:p>-5.447</text:p>
          </table:table-cell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882" calcext:value-type="float">
            <text:p>28.882</text:p>
          </table:table-cell>
          <table:table-cell office:value-type="float" office:value="66.107" calcext:value-type="float">
            <text:p>66.107</text:p>
          </table:table-cell>
          <table:table-cell office:value-type="float" office:value="-48.963" calcext:value-type="float">
            <text:p>-48.96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4.411" calcext:value-type="float">
            <text:p>194.411</text:p>
          </table:table-cell>
          <table:table-cell office:value-type="float" office:value="61.539" calcext:value-type="float">
            <text:p>61.539</text:p>
          </table:table-cell>
          <table:table-cell office:value-type="float" office:value="751.262" calcext:value-type="float">
            <text:p>751.262</text:p>
          </table:table-cell>
          <table:table-cell office:value-type="float" office:value="145.366" calcext:value-type="float">
            <text:p>145.366</text:p>
          </table:table-cell>
          <table:table-cell office:value-type="float" office:value="483.994" calcext:value-type="float">
            <text:p>483.994</text:p>
          </table:table-cell>
          <table:table-cell office:value-type="float" office:value="-95.172" calcext:value-type="float">
            <text:p>-95.172</text:p>
          </table:table-cell>
          <table:table-cell office:value-type="float" office:value="4298.724" calcext:value-type="float">
            <text:p>4298.724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02.651" calcext:value-type="float">
            <text:p>1402.651</text:p>
          </table:table-cell>
          <table:table-cell office:value-type="float" office:value="7092.948" calcext:value-type="float">
            <text:p>7092.948</text:p>
          </table:table-cell>
          <table:table-cell office:value-type="float" office:value="1504.501" calcext:value-type="float">
            <text:p>1504.501</text:p>
          </table:table-cell>
          <table:table-cell office:value-type="float" office:value="4481.565" calcext:value-type="float">
            <text:p>4481.565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8.066" calcext:value-type="float">
            <text:p>1478.066</text:p>
          </table:table-cell>
          <table:table-cell office:value-type="float" office:value="7426.023" calcext:value-type="float">
            <text:p>7426.023</text:p>
          </table:table-cell>
          <table:table-cell office:value-type="float" office:value="1537.106" calcext:value-type="float">
            <text:p>1537.106</text:p>
          </table:table-cell>
          <table:table-cell office:value-type="float" office:value="2.827" calcext:value-type="float">
            <text:p>2.82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.308" calcext:value-type="float">
            <text:p>6.308</text:p>
          </table:table-cell>
          <table:table-cell office:value-type="float" office:value="37.681" calcext:value-type="float">
            <text:p>37.681</text:p>
          </table:table-cell>
          <table:table-cell office:value-type="float" office:value="-9.74" calcext:value-type="float">
            <text:p>-9.74</text:p>
          </table:table-cell>
          <table:table-cell office:value-type="float" office:value="4.088" calcext:value-type="float">
            <text:p>4.0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.863" calcext:value-type="float">
            <text:p>16.863</text:p>
          </table:table-cell>
          <table:table-cell office:value-type="float" office:value="37.681" calcext:value-type="float">
            <text:p>37.681</text:p>
          </table:table-cell>
          <table:table-cell office:value-type="float" office:value="-29.505" calcext:value-type="float">
            <text:p>-29.5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8.628" calcext:value-type="float">
            <text:p>198.628</text:p>
          </table:table-cell>
          <table:table-cell office:value-type="float" office:value="61.7" calcext:value-type="float">
            <text:p>61.7</text:p>
          </table:table-cell>
          <table:table-cell office:value-type="float" office:value="853.39" calcext:value-type="float">
            <text:p>853.39</text:p>
          </table:table-cell>
          <table:table-cell office:value-type="float" office:value="147.702" calcext:value-type="float">
            <text:p>147.702</text:p>
          </table:table-cell>
          <table:table-cell office:value-type="float" office:value="492.865" calcext:value-type="float">
            <text:p>492.865</text:p>
          </table:table-cell>
          <table:table-cell office:value-type="float" office:value="-95.61" calcext:value-type="float">
            <text:p>-95.61</text:p>
          </table:table-cell>
          <table:table-cell office:value-type="float" office:value="4304.731" calcext:value-type="float">
            <text:p>4304.731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6971.45" calcext:value-type="float">
            <text:p>6971.45</text:p>
          </table:table-cell>
          <table:table-cell office:value-type="float" office:value="1638.011" calcext:value-type="float">
            <text:p>1638.011</text:p>
          </table:table-cell>
          <table:table-cell office:value-type="float" office:value="4490.711" calcext:value-type="float">
            <text:p>4490.711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09.173" calcext:value-type="float">
            <text:p>1409.173</text:p>
          </table:table-cell>
          <table:table-cell office:value-type="float" office:value="7297.928" calcext:value-type="float">
            <text:p>7297.928</text:p>
          </table:table-cell>
          <table:table-cell office:value-type="float" office:value="1683.495" calcext:value-type="float">
            <text:p>1683.495</text:p>
          </table:table-cell>
          <table:table-cell office:value-type="float" office:value="4.613" calcext:value-type="float">
            <text:p>4.61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891" calcext:value-type="float">
            <text:p>9.891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5.091" calcext:value-type="float">
            <text:p>-15.091</text:p>
          </table:table-cell>
          <table:table-cell office:value-type="float" office:value="20.164" calcext:value-type="float">
            <text:p>20.1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.3" calcext:value-type="float">
            <text:p>69.3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17.889" calcext:value-type="float">
            <text:p>-117.8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59.675" calcext:value-type="float">
            <text:p>159.675</text:p>
          </table:table-cell>
          <table:table-cell office:value-type="float" office:value="60.341" calcext:value-type="float">
            <text:p>60.341</text:p>
          </table:table-cell>
          <table:table-cell office:value-type="float" office:value="609.071" calcext:value-type="float">
            <text:p>609.071</text:p>
          </table:table-cell>
          <table:table-cell office:value-type="float" office:value="118.843" calcext:value-type="float">
            <text:p>118.843</text:p>
          </table:table-cell>
          <table:table-cell office:value-type="float" office:value="396.423" calcext:value-type="float">
            <text:p>396.423</text:p>
          </table:table-cell>
          <table:table-cell office:value-type="float" office:value="-77.073" calcext:value-type="float">
            <text:p>-77.073</text:p>
          </table:table-cell>
          <table:table-cell office:value-type="float" office:value="4296.815" calcext:value-type="float">
            <text:p>4296.815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280.464" calcext:value-type="float">
            <text:p>1280.464</text:p>
          </table:table-cell>
          <table:table-cell office:value-type="float" office:value="6847.63" calcext:value-type="float">
            <text:p>6847.63</text:p>
          </table:table-cell>
          <table:table-cell office:value-type="float" office:value="1746.001" calcext:value-type="float">
            <text:p>1746.001</text:p>
          </table:table-cell>
          <table:table-cell office:value-type="float" office:value="4482.386" calcext:value-type="float">
            <text:p>4482.386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351.949" calcext:value-type="float">
            <text:p>1351.949</text:p>
          </table:table-cell>
          <table:table-cell office:value-type="float" office:value="7175.607" calcext:value-type="float">
            <text:p>7175.607</text:p>
          </table:table-cell>
          <table:table-cell office:value-type="float" office:value="1789.165" calcext:value-type="float">
            <text:p>1789.165</text:p>
          </table:table-cell>
          <table:table-cell office:value-type="float" office:value="2.373" calcext:value-type="float">
            <text:p>2.37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17" calcext:value-type="float">
            <text:p>4.417</text:p>
          </table:table-cell>
          <table:table-cell office:value-type="float" office:value="65.743" calcext:value-type="float">
            <text:p>65.743</text:p>
          </table:table-cell>
          <table:table-cell office:value-type="float" office:value="-6.427" calcext:value-type="float">
            <text:p>-6.427</text:p>
          </table:table-cell>
          <table:table-cell office:value-type="float" office:value="9.649" calcext:value-type="float">
            <text:p>9.6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158" calcext:value-type="float">
            <text:p>28.15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46.444" calcext:value-type="float">
            <text:p>-46.4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70.254" calcext:value-type="float">
            <text:p>170.254</text:p>
          </table:table-cell>
          <table:table-cell office:value-type="float" office:value="61.48" calcext:value-type="float">
            <text:p>61.48</text:p>
          </table:table-cell>
          <table:table-cell office:value-type="float" office:value="804.905" calcext:value-type="float">
            <text:p>804.905</text:p>
          </table:table-cell>
          <table:table-cell office:value-type="float" office:value="116.62" calcext:value-type="float">
            <text:p>116.62</text:p>
          </table:table-cell>
          <table:table-cell office:value-type="float" office:value="402.574" calcext:value-type="float">
            <text:p>402.574</text:p>
          </table:table-cell>
          <table:table-cell office:value-type="float" office:value="-62.066" calcext:value-type="float">
            <text:p>-62.066</text:p>
          </table:table-cell>
          <table:table-cell office:value-type="float" office:value="4286.172" calcext:value-type="float">
            <text:p>4286.172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58.26" calcext:value-type="float">
            <text:p>1258.26</text:p>
          </table:table-cell>
          <table:table-cell office:value-type="float" office:value="6792.755" calcext:value-type="float">
            <text:p>6792.755</text:p>
          </table:table-cell>
          <table:table-cell office:value-type="float" office:value="1779.59" calcext:value-type="float">
            <text:p>1779.59</text:p>
          </table:table-cell>
          <table:table-cell office:value-type="float" office:value="4472.41" calcext:value-type="float">
            <text:p>4472.4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29.415" calcext:value-type="float">
            <text:p>1329.415</text:p>
          </table:table-cell>
          <table:table-cell office:value-type="float" office:value="7120.742" calcext:value-type="float">
            <text:p>7120.742</text:p>
          </table:table-cell>
          <table:table-cell office:value-type="float" office:value="1824.079" calcext:value-type="float">
            <text:p>1824.079</text:p>
          </table:table-cell>
          <table:table-cell office:value-type="float" office:value="2.907" calcext:value-type="float">
            <text:p>2.9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924" calcext:value-type="float">
            <text:p>5.924</text:p>
          </table:table-cell>
          <table:table-cell office:value-type="float" office:value="48.685" calcext:value-type="float">
            <text:p>48.685</text:p>
          </table:table-cell>
          <table:table-cell office:value-type="float" office:value="-8.895" calcext:value-type="float">
            <text:p>-8.895</text:p>
          </table:table-cell>
          <table:table-cell office:value-type="float" office:value="6.133" calcext:value-type="float">
            <text:p>6.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36" calcext:value-type="float">
            <text:p>21.36</text:p>
          </table:table-cell>
          <table:table-cell office:value-type="float" office:value="48.685" calcext:value-type="float">
            <text:p>48.685</text:p>
          </table:table-cell>
          <table:table-cell office:value-type="float" office:value="-36.419" calcext:value-type="float">
            <text:p>-36.4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2.727" calcext:value-type="float">
            <text:p>182.727</text:p>
          </table:table-cell>
          <table:table-cell office:value-type="float" office:value="60.395" calcext:value-type="float">
            <text:p>60.395</text:p>
          </table:table-cell>
          <table:table-cell office:value-type="float" office:value="816.478" calcext:value-type="float">
            <text:p>816.478</text:p>
          </table:table-cell>
          <table:table-cell office:value-type="float" office:value="145.774" calcext:value-type="float">
            <text:p>145.774</text:p>
          </table:table-cell>
          <table:table-cell office:value-type="float" office:value="473.124" calcext:value-type="float">
            <text:p>473.124</text:p>
          </table:table-cell>
          <table:table-cell office:value-type="float" office:value="-107.67" calcext:value-type="float">
            <text:p>-107.67</text:p>
          </table:table-cell>
          <table:table-cell office:value-type="float" office:value="4256.538" calcext:value-type="float">
            <text:p>4256.538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35.75" calcext:value-type="float">
            <text:p>1235.75</text:p>
          </table:table-cell>
          <table:table-cell office:value-type="float" office:value="6718.278" calcext:value-type="float">
            <text:p>6718.278</text:p>
          </table:table-cell>
          <table:table-cell office:value-type="float" office:value="1794.797" calcext:value-type="float">
            <text:p>1794.797</text:p>
          </table:table-cell>
          <table:table-cell office:value-type="float" office:value="4437.786" calcext:value-type="float">
            <text:p>4437.786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04.009" calcext:value-type="float">
            <text:p>1304.009</text:p>
          </table:table-cell>
          <table:table-cell office:value-type="float" office:value="7035.506" calcext:value-type="float">
            <text:p>7035.506</text:p>
          </table:table-cell>
          <table:table-cell office:value-type="float" office:value="1840.067" calcext:value-type="float">
            <text:p>1840.067</text:p>
          </table:table-cell>
          <table:table-cell office:value-type="float" office:value="4.213" calcext:value-type="float">
            <text:p>4.2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138" calcext:value-type="float">
            <text:p>9.138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13.99" calcext:value-type="float">
            <text:p>-13.99</text:p>
          </table:table-cell>
          <table:table-cell office:value-type="float" office:value="19.349" calcext:value-type="float">
            <text:p>19.3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.534" calcext:value-type="float">
            <text:p>54.534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89.287" calcext:value-type="float">
            <text:p>-89.28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4.998" calcext:value-type="float">
            <text:p>304.998</text:p>
          </table:table-cell>
          <table:table-cell office:value-type="float" office:value="62.978" calcext:value-type="float">
            <text:p>62.978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59.697" calcext:value-type="float">
            <text:p>659.697</text:p>
          </table:table-cell>
          <table:table-cell office:value-type="float" office:value="1619.182" calcext:value-type="float">
            <text:p>1619.182</text:p>
          </table:table-cell>
          <table:table-cell office:value-type="float" office:value="-1009.185" calcext:value-type="float">
            <text:p>-1009.185</text:p>
          </table:table-cell>
          <table:table-cell office:value-type="float" office:value="4278.027" calcext:value-type="float">
            <text:p>4278.027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42.119" calcext:value-type="float">
            <text:p>1242.119</text:p>
          </table:table-cell>
          <table:table-cell office:value-type="float" office:value="6752.454" calcext:value-type="float">
            <text:p>6752.454</text:p>
          </table:table-cell>
          <table:table-cell office:value-type="float" office:value="1803.6" calcext:value-type="float">
            <text:p>1803.6</text:p>
          </table:table-cell>
          <table:table-cell office:value-type="float" office:value="4465.541" calcext:value-type="float">
            <text:p>4465.541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09.223" calcext:value-type="float">
            <text:p>1309.223</text:p>
          </table:table-cell>
          <table:table-cell office:value-type="float" office:value="7073.647" calcext:value-type="float">
            <text:p>7073.647</text:p>
          </table:table-cell>
          <table:table-cell office:value-type="float" office:value="1857.434" calcext:value-type="float">
            <text:p>1857.434</text:p>
          </table:table-cell>
          <table:table-cell office:value-type="float" office:value="12.533" calcext:value-type="float">
            <text:p>12.53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8.796" calcext:value-type="float">
            <text:p>58.796</text:p>
          </table:table-cell>
          <table:table-cell office:value-type="float" office:value="821.658" calcext:value-type="float">
            <text:p>821.658</text:p>
          </table:table-cell>
          <table:table-cell office:value-type="float" office:value="-104.595" calcext:value-type="float">
            <text:p>-104.595</text:p>
          </table:table-cell>
          <table:table-cell office:value-type="float" office:value="96.794" calcext:value-type="float">
            <text:p>96.79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63.869" calcext:value-type="float">
            <text:p>363.869</text:p>
          </table:table-cell>
          <table:table-cell office:value-type="float" office:value="821.658" calcext:value-type="float">
            <text:p>821.658</text:p>
          </table:table-cell>
          <table:table-cell office:value-type="float" office:value="-628.07" calcext:value-type="float">
            <text:p>-628.0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1.206" calcext:value-type="float">
            <text:p>311.206</text:p>
          </table:table-cell>
          <table:table-cell office:value-type="float" office:value="60.484" calcext:value-type="float">
            <text:p>60.484</text:p>
          </table:table-cell>
          <table:table-cell office:value-type="float" office:value="6645.569" calcext:value-type="float">
            <text:p>6645.569</text:p>
          </table:table-cell>
          <table:table-cell office:value-type="float" office:value="778.409" calcext:value-type="float">
            <text:p>778.409</text:p>
          </table:table-cell>
          <table:table-cell office:value-type="float" office:value="1861.876" calcext:value-type="float">
            <text:p>1861.876</text:p>
          </table:table-cell>
          <table:table-cell office:value-type="float" office:value="-1239.463" calcext:value-type="float">
            <text:p>-1239.463</text:p>
          </table:table-cell>
          <table:table-cell office:value-type="float" office:value="4283.489" calcext:value-type="float">
            <text:p>4283.489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41.259" calcext:value-type="float">
            <text:p>1241.259</text:p>
          </table:table-cell>
          <table:table-cell office:value-type="float" office:value="6756.204" calcext:value-type="float">
            <text:p>6756.204</text:p>
          </table:table-cell>
          <table:table-cell office:value-type="float" office:value="1810.775" calcext:value-type="float">
            <text:p>1810.775</text:p>
          </table:table-cell>
          <table:table-cell office:value-type="float" office:value="4472.156" calcext:value-type="float">
            <text:p>4472.156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10.444" calcext:value-type="float">
            <text:p>1310.444</text:p>
          </table:table-cell>
          <table:table-cell office:value-type="float" office:value="7082.694" calcext:value-type="float">
            <text:p>7082.694</text:p>
          </table:table-cell>
          <table:table-cell office:value-type="float" office:value="1861.618" calcext:value-type="float">
            <text:p>1861.618</text:p>
          </table:table-cell>
          <table:table-cell office:value-type="float" office:value="14.747" calcext:value-type="float">
            <text:p>14.747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2.521" calcext:value-type="float">
            <text:p>72.521</text:p>
          </table:table-cell>
          <table:table-cell office:value-type="float" office:value="814.122" calcext:value-type="float">
            <text:p>814.122</text:p>
          </table:table-cell>
          <table:table-cell office:value-type="float" office:value="-129.723" calcext:value-type="float">
            <text:p>-129.723</text:p>
          </table:table-cell>
          <table:table-cell office:value-type="float" office:value="82.343" calcext:value-type="float">
            <text:p>82.34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67.34" calcext:value-type="float">
            <text:p>367.34</text:p>
          </table:table-cell>
          <table:table-cell office:value-type="float" office:value="814.122" calcext:value-type="float">
            <text:p>814.122</text:p>
          </table:table-cell>
          <table:table-cell office:value-type="float" office:value="-649.436" calcext:value-type="float">
            <text:p>-649.43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1.808" calcext:value-type="float">
            <text:p>201.808</text:p>
          </table:table-cell>
          <table:table-cell office:value-type="float" office:value="61.984" calcext:value-type="float">
            <text:p>61.984</text:p>
          </table:table-cell>
          <table:table-cell office:value-type="float" office:value="1427.537" calcext:value-type="float">
            <text:p>1427.537</text:p>
          </table:table-cell>
          <table:table-cell office:value-type="float" office:value="235.3" calcext:value-type="float">
            <text:p>235.3</text:p>
          </table:table-cell>
          <table:table-cell office:value-type="float" office:value="670.549" calcext:value-type="float">
            <text:p>670.549</text:p>
          </table:table-cell>
          <table:table-cell office:value-type="float" office:value="-266.933" calcext:value-type="float">
            <text:p>-266.933</text:p>
          </table:table-cell>
          <table:table-cell office:value-type="float" office:value="4299.683" calcext:value-type="float">
            <text:p>4299.683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42.213" calcext:value-type="float">
            <text:p>1242.213</text:p>
          </table:table-cell>
          <table:table-cell office:value-type="float" office:value="6774.298" calcext:value-type="float">
            <text:p>6774.298</text:p>
          </table:table-cell>
          <table:table-cell office:value-type="float" office:value="1825.069" calcext:value-type="float">
            <text:p>1825.069</text:p>
          </table:table-cell>
          <table:table-cell office:value-type="float" office:value="4488.811" calcext:value-type="float">
            <text:p>4488.811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15.517" calcext:value-type="float">
            <text:p>1315.517</text:p>
          </table:table-cell>
          <table:table-cell office:value-type="float" office:value="7109.455" calcext:value-type="float">
            <text:p>7109.455</text:p>
          </table:table-cell>
          <table:table-cell office:value-type="float" office:value="1868.167" calcext:value-type="float">
            <text:p>1868.167</text:p>
          </table:table-cell>
          <table:table-cell office:value-type="float" office:value="5.133" calcext:value-type="float">
            <text:p>5.133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.475" calcext:value-type="float">
            <text:p>15.475</text:p>
          </table:table-cell>
          <table:table-cell office:value-type="float" office:value="245.11" calcext:value-type="float">
            <text:p>245.11</text:p>
          </table:table-cell>
          <table:table-cell office:value-type="float" office:value="-25.694" calcext:value-type="float">
            <text:p>-25.694</text:p>
          </table:table-cell>
          <table:table-cell office:value-type="float" office:value="41.899" calcext:value-type="float">
            <text:p>41.89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2.008" calcext:value-type="float">
            <text:p>102.008</text:p>
          </table:table-cell>
          <table:table-cell office:value-type="float" office:value="245.11" calcext:value-type="float">
            <text:p>245.11</text:p>
          </table:table-cell>
          <table:table-cell office:value-type="float" office:value="-161.312" calcext:value-type="float">
            <text:p>-161.3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0.77" calcext:value-type="float">
            <text:p>210.77</text:p>
          </table:table-cell>
          <table:table-cell office:value-type="float" office:value="60.649" calcext:value-type="float">
            <text:p>60.649</text:p>
          </table:table-cell>
          <table:table-cell office:value-type="float" office:value="1387.709" calcext:value-type="float">
            <text:p>1387.709</text:p>
          </table:table-cell>
          <table:table-cell office:value-type="float" office:value="219.052" calcext:value-type="float">
            <text:p>219.052</text:p>
          </table:table-cell>
          <table:table-cell office:value-type="float" office:value="647.143" calcext:value-type="float">
            <text:p>647.143</text:p>
          </table:table-cell>
          <table:table-cell office:value-type="float" office:value="-225.603" calcext:value-type="float">
            <text:p>-225.603</text:p>
          </table:table-cell>
          <table:table-cell office:value-type="float" office:value="4264.101" calcext:value-type="float">
            <text:p>4264.101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34.514" calcext:value-type="float">
            <text:p>1234.514</text:p>
          </table:table-cell>
          <table:table-cell office:value-type="float" office:value="6723.379" calcext:value-type="float">
            <text:p>6723.379</text:p>
          </table:table-cell>
          <table:table-cell office:value-type="float" office:value="1804.824" calcext:value-type="float">
            <text:p>1804.824</text:p>
          </table:table-cell>
          <table:table-cell office:value-type="float" office:value="4451.229" calcext:value-type="float">
            <text:p>4451.229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295.807" calcext:value-type="float">
            <text:p>1295.807</text:p>
          </table:table-cell>
          <table:table-cell office:value-type="float" office:value="7032.608" calcext:value-type="float">
            <text:p>7032.608</text:p>
          </table:table-cell>
          <table:table-cell office:value-type="float" office:value="1869.85" calcext:value-type="float">
            <text:p>1869.85</text:p>
          </table:table-cell>
          <table:table-cell office:value-type="float" office:value="5.24" calcext:value-type="float">
            <text:p>5.24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.559" calcext:value-type="float">
            <text:p>13.55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1.77" calcext:value-type="float">
            <text:p>-21.77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70.439" calcext:value-type="float">
            <text:p>-270.43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2.357" calcext:value-type="float">
            <text:p>332.357</text:p>
          </table:table-cell>
          <table:table-cell office:value-type="float" office:value="60.03" calcext:value-type="float">
            <text:p>60.03</text:p>
          </table:table-cell>
          <table:table-cell office:value-type="float" office:value="2151.87" calcext:value-type="float">
            <text:p>2151.87</text:p>
          </table:table-cell>
          <table:table-cell office:value-type="float" office:value="443.61" calcext:value-type="float">
            <text:p>443.61</text:p>
          </table:table-cell>
          <table:table-cell office:value-type="float" office:value="1216.073" calcext:value-type="float">
            <text:p>1216.073</text:p>
          </table:table-cell>
          <table:table-cell office:value-type="float" office:value="-551.359" calcext:value-type="float">
            <text:p>-551.359</text:p>
          </table:table-cell>
          <table:table-cell office:value-type="float" office:value="4270.256" calcext:value-type="float">
            <text:p>4270.256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22.219" calcext:value-type="float">
            <text:p>1222.219</text:p>
          </table:table-cell>
          <table:table-cell office:value-type="float" office:value="6705.042" calcext:value-type="float">
            <text:p>6705.042</text:p>
          </table:table-cell>
          <table:table-cell office:value-type="float" office:value="1835.471" calcext:value-type="float">
            <text:p>1835.471</text:p>
          </table:table-cell>
          <table:table-cell office:value-type="float" office:value="4453.86" calcext:value-type="float">
            <text:p>4453.8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288.937" calcext:value-type="float">
            <text:p>1288.937</text:p>
          </table:table-cell>
          <table:table-cell office:value-type="float" office:value="7021.554" calcext:value-type="float">
            <text:p>7021.554</text:p>
          </table:table-cell>
          <table:table-cell office:value-type="float" office:value="1886.165" calcext:value-type="float">
            <text:p>1886.165</text:p>
          </table:table-cell>
          <table:table-cell office:value-type="float" office:value="14.973" calcext:value-type="float">
            <text:p>14.97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6.749" calcext:value-type="float">
            <text:p>36.749</text:p>
          </table:table-cell>
          <table:table-cell office:value-type="float" office:value="1296.689" calcext:value-type="float">
            <text:p>1296.689</text:p>
          </table:table-cell>
          <table:table-cell office:value-type="float" office:value="-58.235" calcext:value-type="float">
            <text:p>-58.235</text:p>
          </table:table-cell>
          <table:table-cell office:value-type="float" office:value="166.558" calcext:value-type="float">
            <text:p>166.55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67.306" calcext:value-type="float">
            <text:p>567.306</text:p>
          </table:table-cell>
          <table:table-cell office:value-type="float" office:value="1296.689" calcext:value-type="float">
            <text:p>1296.689</text:p>
          </table:table-cell>
          <table:table-cell office:value-type="float" office:value="-963.572" calcext:value-type="float">
            <text:p>-963.5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9.465" calcext:value-type="float">
            <text:p>199.465</text:p>
          </table:table-cell>
          <table:table-cell office:value-type="float" office:value="61.495" calcext:value-type="float">
            <text:p>61.495</text:p>
          </table:table-cell>
          <table:table-cell office:value-type="float" office:value="1329.505" calcext:value-type="float">
            <text:p>1329.505</text:p>
          </table:table-cell>
          <table:table-cell office:value-type="float" office:value="186.859" calcext:value-type="float">
            <text:p>186.859</text:p>
          </table:table-cell>
          <table:table-cell office:value-type="float" office:value="571.708" calcext:value-type="float">
            <text:p>571.708</text:p>
          </table:table-cell>
          <table:table-cell office:value-type="float" office:value="-172.777" calcext:value-type="float">
            <text:p>-172.777</text:p>
          </table:table-cell>
          <table:table-cell office:value-type="float" office:value="4257.571" calcext:value-type="float">
            <text:p>4257.571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10.45" calcext:value-type="float">
            <text:p>1210.45</text:p>
          </table:table-cell>
          <table:table-cell office:value-type="float" office:value="6668.912" calcext:value-type="float">
            <text:p>6668.912</text:p>
          </table:table-cell>
          <table:table-cell office:value-type="float" office:value="1846.23" calcext:value-type="float">
            <text:p>1846.23</text:p>
          </table:table-cell>
          <table:table-cell office:value-type="float" office:value="4443.609" calcext:value-type="float">
            <text:p>4443.609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6984.315" calcext:value-type="float">
            <text:p>6984.315</text:p>
          </table:table-cell>
          <table:table-cell office:value-type="float" office:value="1902.903" calcext:value-type="float">
            <text:p>1902.903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.176" calcext:value-type="float">
            <text:p>14.176</text:p>
          </table:table-cell>
          <table:table-cell office:value-type="float" office:value="505.431" calcext:value-type="float">
            <text:p>505.431</text:p>
          </table:table-cell>
          <table:table-cell office:value-type="float" office:value="-23.199" calcext:value-type="float">
            <text:p>-23.199</text:p>
          </table:table-cell>
          <table:table-cell office:value-type="float" office:value="55.766" calcext:value-type="float">
            <text:p>55.76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.724" calcext:value-type="float">
            <text:p>225.724</text:p>
          </table:table-cell>
          <table:table-cell office:value-type="float" office:value="505.431" calcext:value-type="float">
            <text:p>505.431</text:p>
          </table:table-cell>
          <table:table-cell office:value-type="float" office:value="-393.898" calcext:value-type="float">
            <text:p>-393.89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4.165" calcext:value-type="float">
            <text:p>244.165</text:p>
          </table:table-cell>
          <table:table-cell office:value-type="float" office:value="62.211" calcext:value-type="float">
            <text:p>62.211</text:p>
          </table:table-cell>
          <table:table-cell office:value-type="float" office:value="2063.475" calcext:value-type="float">
            <text:p>2063.475</text:p>
          </table:table-cell>
          <table:table-cell office:value-type="float" office:value="316.375" calcext:value-type="float">
            <text:p>316.375</text:p>
          </table:table-cell>
          <table:table-cell office:value-type="float" office:value="874.417" calcext:value-type="float">
            <text:p>874.417</text:p>
          </table:table-cell>
          <table:table-cell office:value-type="float" office:value="-386.087" calcext:value-type="float">
            <text:p>-386.087</text:p>
          </table:table-cell>
          <table:table-cell office:value-type="float" office:value="4243.718" calcext:value-type="float">
            <text:p>4243.718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185.13" calcext:value-type="float">
            <text:p>1185.13</text:p>
          </table:table-cell>
          <table:table-cell office:value-type="float" office:value="6604.619" calcext:value-type="float">
            <text:p>6604.619</text:p>
          </table:table-cell>
          <table:table-cell office:value-type="float" office:value="1882.818" calcext:value-type="float">
            <text:p>1882.818</text:p>
          </table:table-cell>
          <table:table-cell office:value-type="float" office:value="4430.332" calcext:value-type="float">
            <text:p>4430.332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54.184" calcext:value-type="float">
            <text:p>1254.184</text:p>
          </table:table-cell>
          <table:table-cell office:value-type="float" office:value="6928.794" calcext:value-type="float">
            <text:p>6928.794</text:p>
          </table:table-cell>
          <table:table-cell office:value-type="float" office:value="1931.871" calcext:value-type="float">
            <text:p>1931.871</text:p>
          </table:table-cell>
          <table:table-cell office:value-type="float" office:value="9.48" calcext:value-type="float">
            <text:p>9.48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4.412" calcext:value-type="float">
            <text:p>24.412</text:p>
          </table:table-cell>
          <table:table-cell office:value-type="float" office:value="931.065" calcext:value-type="float">
            <text:p>931.065</text:p>
          </table:table-cell>
          <table:table-cell office:value-type="float" office:value="-39.151" calcext:value-type="float">
            <text:p>-39.151</text:p>
          </table:table-cell>
          <table:table-cell office:value-type="float" office:value="130.405" calcext:value-type="float">
            <text:p>130.405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401.917" calcext:value-type="float">
            <text:p>401.917</text:p>
          </table:table-cell>
          <table:table-cell office:value-type="float" office:value="931.065" calcext:value-type="float">
            <text:p>931.065</text:p>
          </table:table-cell>
          <table:table-cell office:value-type="float" office:value="-670.255" calcext:value-type="float">
            <text:p>-670.25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4.36" calcext:value-type="float">
            <text:p>244.36</text:p>
          </table:table-cell>
          <table:table-cell office:value-type="float" office:value="63.747" calcext:value-type="float">
            <text:p>63.747</text:p>
          </table:table-cell>
          <table:table-cell office:value-type="float" office:value="2732.952" calcext:value-type="float">
            <text:p>2732.952</text:p>
          </table:table-cell>
          <table:table-cell office:value-type="float" office:value="349.047" calcext:value-type="float">
            <text:p>349.047</text:p>
          </table:table-cell>
          <table:table-cell office:value-type="float" office:value="939.697" calcext:value-type="float">
            <text:p>939.697</text:p>
          </table:table-cell>
          <table:table-cell office:value-type="float" office:value="-450.977" calcext:value-type="float">
            <text:p>-450.977</text:p>
          </table:table-cell>
          <table:table-cell office:value-type="float" office:value="4232.908" calcext:value-type="float">
            <text:p>4232.908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79.231" calcext:value-type="float">
            <text:p>1179.231</text:p>
          </table:table-cell>
          <table:table-cell office:value-type="float" office:value="6582.057" calcext:value-type="float">
            <text:p>6582.057</text:p>
          </table:table-cell>
          <table:table-cell office:value-type="float" office:value="1883.759" calcext:value-type="float">
            <text:p>1883.759</text:p>
          </table:table-cell>
          <table:table-cell office:value-type="float" office:value="4417.399" calcext:value-type="float">
            <text:p>4417.399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47.12" calcext:value-type="float">
            <text:p>1247.12</text:p>
          </table:table-cell>
          <table:table-cell office:value-type="float" office:value="6901.789" calcext:value-type="float">
            <text:p>6901.789</text:p>
          </table:table-cell>
          <table:table-cell office:value-type="float" office:value="1933.009" calcext:value-type="float">
            <text:p>1933.009</text:p>
          </table:table-cell>
          <table:table-cell office:value-type="float" office:value="8.587" calcext:value-type="float">
            <text:p>8.587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0.396" calcext:value-type="float">
            <text:p>30.396</text:p>
          </table:table-cell>
          <table:table-cell office:value-type="float" office:value="1383.07" calcext:value-type="float">
            <text:p>1383.07</text:p>
          </table:table-cell>
          <table:table-cell office:value-type="float" office:value="-51.965" calcext:value-type="float">
            <text:p>-51.965</text:p>
          </table:table-cell>
          <table:table-cell office:value-type="float" office:value="128.966" calcext:value-type="float">
            <text:p>128.96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29.538" calcext:value-type="float">
            <text:p>629.538</text:p>
          </table:table-cell>
          <table:table-cell office:value-type="float" office:value="1383.07" calcext:value-type="float">
            <text:p>1383.07</text:p>
          </table:table-cell>
          <table:table-cell office:value-type="float" office:value="-1125.138" calcext:value-type="float">
            <text:p>-1125.1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5.629" calcext:value-type="float">
            <text:p>185.629</text:p>
          </table:table-cell>
          <table:table-cell office:value-type="float" office:value="60.377" calcext:value-type="float">
            <text:p>60.377</text:p>
          </table:table-cell>
          <table:table-cell office:value-type="float" office:value="701.947" calcext:value-type="float">
            <text:p>701.947</text:p>
          </table:table-cell>
          <table:table-cell office:value-type="float" office:value="136.533" calcext:value-type="float">
            <text:p>136.533</text:p>
          </table:table-cell>
          <table:table-cell office:value-type="float" office:value="457.616" calcext:value-type="float">
            <text:p>457.616</text:p>
          </table:table-cell>
          <table:table-cell office:value-type="float" office:value="-86.358" calcext:value-type="float">
            <text:p>-86.358</text:p>
          </table:table-cell>
          <table:table-cell office:value-type="float" office:value="4232.909" calcext:value-type="float">
            <text:p>4232.909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78.222" calcext:value-type="float">
            <text:p>1178.222</text:p>
          </table:table-cell>
          <table:table-cell office:value-type="float" office:value="6580.048" calcext:value-type="float">
            <text:p>6580.048</text:p>
          </table:table-cell>
          <table:table-cell office:value-type="float" office:value="1885.771" calcext:value-type="float">
            <text:p>1885.771</text:p>
          </table:table-cell>
          <table:table-cell office:value-type="float" office:value="4416.288" calcext:value-type="float">
            <text:p>4416.288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42.341" calcext:value-type="float">
            <text:p>1242.341</text:p>
          </table:table-cell>
          <table:table-cell office:value-type="float" office:value="6891.159" calcext:value-type="float">
            <text:p>6891.159</text:p>
          </table:table-cell>
          <table:table-cell office:value-type="float" office:value="1941.417" calcext:value-type="float">
            <text:p>1941.417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954" calcext:value-type="float">
            <text:p>7.954</text:p>
          </table:table-cell>
          <table:table-cell office:value-type="float" office:value="363.662" calcext:value-type="float">
            <text:p>363.662</text:p>
          </table:table-cell>
          <table:table-cell office:value-type="float" office:value="-11.298" calcext:value-type="float">
            <text:p>-11.298</text:p>
          </table:table-cell>
          <table:table-cell office:value-type="float" office:value="67.492" calcext:value-type="float">
            <text:p>67.49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.672" calcext:value-type="float">
            <text:p>148.672</text:p>
          </table:table-cell>
          <table:table-cell office:value-type="float" office:value="363.662" calcext:value-type="float">
            <text:p>363.662</text:p>
          </table:table-cell>
          <table:table-cell office:value-type="float" office:value="-228.678" calcext:value-type="float">
            <text:p>-228.67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6.006" calcext:value-type="float">
            <text:p>256.006</text:p>
          </table:table-cell>
          <table:table-cell office:value-type="float" office:value="62.983" calcext:value-type="float">
            <text:p>62.983</text:p>
          </table:table-cell>
          <table:table-cell office:value-type="float" office:value="1997.371" calcext:value-type="float">
            <text:p>1997.371</text:p>
          </table:table-cell>
          <table:table-cell office:value-type="float" office:value="303.199" calcext:value-type="float">
            <text:p>303.199</text:p>
          </table:table-cell>
          <table:table-cell office:value-type="float" office:value="860.01" calcext:value-type="float">
            <text:p>860.01</text:p>
          </table:table-cell>
          <table:table-cell office:value-type="float" office:value="-347.997" calcext:value-type="float">
            <text:p>-347.997</text:p>
          </table:table-cell>
          <table:table-cell office:value-type="float" office:value="4231.269" calcext:value-type="float">
            <text:p>4231.269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71.332" calcext:value-type="float">
            <text:p>1171.332</text:p>
          </table:table-cell>
          <table:table-cell office:value-type="float" office:value="6564.683" calcext:value-type="float">
            <text:p>6564.683</text:p>
          </table:table-cell>
          <table:table-cell office:value-type="float" office:value="1897.856" calcext:value-type="float">
            <text:p>1897.856</text:p>
          </table:table-cell>
          <table:table-cell office:value-type="float" office:value="4417.167" calcext:value-type="float">
            <text:p>4417.167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37.14" calcext:value-type="float">
            <text:p>1237.14</text:p>
          </table:table-cell>
          <table:table-cell office:value-type="float" office:value="6881.676" calcext:value-type="float">
            <text:p>6881.676</text:p>
          </table:table-cell>
          <table:table-cell office:value-type="float" office:value="1952.658" calcext:value-type="float">
            <text:p>1952.658</text:p>
          </table:table-cell>
          <table:table-cell office:value-type="float" office:value="9.24" calcext:value-type="float">
            <text:p>9.2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178" calcext:value-type="float">
            <text:p>25.178</text:p>
          </table:table-cell>
          <table:table-cell office:value-type="float" office:value="1453.568" calcext:value-type="float">
            <text:p>1453.568</text:p>
          </table:table-cell>
          <table:table-cell office:value-type="float" office:value="-40.917" calcext:value-type="float">
            <text:p>-40.917</text:p>
          </table:table-cell>
          <table:table-cell office:value-type="float" office:value="214.195" calcext:value-type="float">
            <text:p>214.19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22.143" calcext:value-type="float">
            <text:p>622.143</text:p>
          </table:table-cell>
          <table:table-cell office:value-type="float" office:value="1453.568" calcext:value-type="float">
            <text:p>1453.568</text:p>
          </table:table-cell>
          <table:table-cell office:value-type="float" office:value="-1025.178" calcext:value-type="float">
            <text:p>-1025.17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0.582" calcext:value-type="float">
            <text:p>180.582</text:p>
          </table:table-cell>
          <table:table-cell office:value-type="float" office:value="64.866" calcext:value-type="float">
            <text:p>64.866</text:p>
          </table:table-cell>
          <table:table-cell office:value-type="float" office:value="845.033" calcext:value-type="float">
            <text:p>845.033</text:p>
          </table:table-cell>
          <table:table-cell office:value-type="float" office:value="152.039" calcext:value-type="float">
            <text:p>152.039</text:p>
          </table:table-cell>
          <table:table-cell office:value-type="float" office:value="483.46" calcext:value-type="float">
            <text:p>483.46</text:p>
          </table:table-cell>
          <table:table-cell office:value-type="float" office:value="-122.296" calcext:value-type="float">
            <text:p>-122.296</text:p>
          </table:table-cell>
          <table:table-cell office:value-type="float" office:value="4215.326" calcext:value-type="float">
            <text:p>4215.326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61.019" calcext:value-type="float">
            <text:p>6461.019</text:p>
          </table:table-cell>
          <table:table-cell office:value-type="float" office:value="1175.324" calcext:value-type="float">
            <text:p>1175.324</text:p>
          </table:table-cell>
          <table:table-cell office:value-type="float" office:value="6556.691" calcext:value-type="float">
            <text:p>6556.691</text:p>
          </table:table-cell>
          <table:table-cell office:value-type="float" office:value="1873.96" calcext:value-type="float">
            <text:p>1873.96</text:p>
          </table:table-cell>
          <table:table-cell office:value-type="float" office:value="4402.29" calcext:value-type="float">
            <text:p>4402.29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91.665" calcext:value-type="float">
            <text:p>6791.665</text:p>
          </table:table-cell>
          <table:table-cell office:value-type="float" office:value="1241.137" calcext:value-type="float">
            <text:p>1241.137</text:p>
          </table:table-cell>
          <table:table-cell office:value-type="float" office:value="6874.763" calcext:value-type="float">
            <text:p>6874.763</text:p>
          </table:table-cell>
          <table:table-cell office:value-type="float" office:value="1929.818" calcext:value-type="float">
            <text:p>1929.818</text:p>
          </table:table-cell>
          <table:table-cell office:value-type="float" office:value="4.307" calcext:value-type="float">
            <text:p>4.3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.415" calcext:value-type="float">
            <text:p>11.415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18.432" calcext:value-type="float">
            <text:p>-18.432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5.764" calcext:value-type="float">
            <text:p>395.764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680.264" calcext:value-type="float">
            <text:p>-680.2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8.957" calcext:value-type="float">
            <text:p>188.957</text:p>
          </table:table-cell>
          <table:table-cell office:value-type="float" office:value="60.444" calcext:value-type="float">
            <text:p>60.444</text:p>
          </table:table-cell>
          <table:table-cell office:value-type="float" office:value="1224.321" calcext:value-type="float">
            <text:p>1224.321</text:p>
          </table:table-cell>
          <table:table-cell office:value-type="float" office:value="184.12" calcext:value-type="float">
            <text:p>184.12</text:p>
          </table:table-cell>
          <table:table-cell office:value-type="float" office:value="555.743" calcext:value-type="float">
            <text:p>555.743</text:p>
          </table:table-cell>
          <table:table-cell office:value-type="float" office:value="-177.83" calcext:value-type="float">
            <text:p>-177.83</text:p>
          </table:table-cell>
          <table:table-cell office:value-type="float" office:value="4226.527" calcext:value-type="float">
            <text:p>4226.527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567.315" calcext:value-type="float">
            <text:p>6567.315</text:p>
          </table:table-cell>
          <table:table-cell office:value-type="float" office:value="1175.925" calcext:value-type="float">
            <text:p>1175.925</text:p>
          </table:table-cell>
          <table:table-cell office:value-type="float" office:value="6569.089" calcext:value-type="float">
            <text:p>6569.089</text:p>
          </table:table-cell>
          <table:table-cell office:value-type="float" office:value="1883.965" calcext:value-type="float">
            <text:p>1883.965</text:p>
          </table:table-cell>
          <table:table-cell office:value-type="float" office:value="4408.307" calcext:value-type="float">
            <text:p>4408.307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907.279" calcext:value-type="float">
            <text:p>6907.279</text:p>
          </table:table-cell>
          <table:table-cell office:value-type="float" office:value="1237.311" calcext:value-type="float">
            <text:p>1237.311</text:p>
          </table:table-cell>
          <table:table-cell office:value-type="float" office:value="6873.157" calcext:value-type="float">
            <text:p>6873.157</text:p>
          </table:table-cell>
          <table:table-cell office:value-type="float" office:value="1943.457" calcext:value-type="float">
            <text:p>1943.457</text:p>
          </table:table-cell>
          <table:table-cell office:value-type="float" office:value="5.387" calcext:value-type="float">
            <text:p>5.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54" calcext:value-type="float">
            <text:p>13.854</text:p>
          </table:table-cell>
          <table:table-cell office:value-type="float" office:value="814.509" calcext:value-type="float">
            <text:p>814.509</text:p>
          </table:table-cell>
          <table:table-cell office:value-type="float" office:value="-22.213" calcext:value-type="float">
            <text:p>-22.213</text:p>
          </table:table-cell>
          <table:table-cell office:value-type="float" office:value="124.635" calcext:value-type="float">
            <text:p>124.63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6.305" calcext:value-type="float">
            <text:p>346.305</text:p>
          </table:table-cell>
          <table:table-cell office:value-type="float" office:value="814.509" calcext:value-type="float">
            <text:p>814.509</text:p>
          </table:table-cell>
          <table:table-cell office:value-type="float" office:value="-565.239" calcext:value-type="float">
            <text:p>-565.23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3.499" calcext:value-type="float">
            <text:p>183.499</text:p>
          </table:table-cell>
          <table:table-cell office:value-type="float" office:value="62.151" calcext:value-type="float">
            <text:p>62.151</text:p>
          </table:table-cell>
          <table:table-cell office:value-type="float" office:value="981.34" calcext:value-type="float">
            <text:p>981.34</text:p>
          </table:table-cell>
          <table:table-cell office:value-type="float" office:value="170.94" calcext:value-type="float">
            <text:p>170.94</text:p>
          </table:table-cell>
          <table:table-cell office:value-type="float" office:value="524.028" calcext:value-type="float">
            <text:p>524.028</text:p>
          </table:table-cell>
          <table:table-cell office:value-type="float" office:value="-157.031" calcext:value-type="float">
            <text:p>-157.031</text:p>
          </table:table-cell>
          <table:table-cell office:value-type="float" office:value="4214.748" calcext:value-type="float">
            <text:p>4214.748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35.019" calcext:value-type="float">
            <text:p>1135.019</text:p>
          </table:table-cell>
          <table:table-cell office:value-type="float" office:value="6475.82" calcext:value-type="float">
            <text:p>6475.82</text:p>
          </table:table-cell>
          <table:table-cell office:value-type="float" office:value="1953.675" calcext:value-type="float">
            <text:p>1953.675</text:p>
          </table:table-cell>
          <table:table-cell office:value-type="float" office:value="4396.228" calcext:value-type="float">
            <text:p>4396.228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07.422" calcext:value-type="float">
            <text:p>1207.422</text:p>
          </table:table-cell>
          <table:table-cell office:value-type="float" office:value="6801.535" calcext:value-type="float">
            <text:p>6801.535</text:p>
          </table:table-cell>
          <table:table-cell office:value-type="float" office:value="1990.921" calcext:value-type="float">
            <text:p>1990.921</text:p>
          </table:table-cell>
          <table:table-cell office:value-type="float" office:value="5.827" calcext:value-type="float">
            <text:p>5.82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404" calcext:value-type="float">
            <text:p>13.404</text:p>
          </table:table-cell>
          <table:table-cell office:value-type="float" office:value="1573.084" calcext:value-type="float">
            <text:p>1573.084</text:p>
          </table:table-cell>
          <table:table-cell office:value-type="float" office:value="-20.875" calcext:value-type="float">
            <text:p>-20.875</text:p>
          </table:table-cell>
          <table:table-cell office:value-type="float" office:value="202.346" calcext:value-type="float">
            <text:p>202.34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8.087" calcext:value-type="float">
            <text:p>688.087</text:p>
          </table:table-cell>
          <table:table-cell office:value-type="float" office:value="1573.084" calcext:value-type="float">
            <text:p>1573.084</text:p>
          </table:table-cell>
          <table:table-cell office:value-type="float" office:value="-1168.393" calcext:value-type="float">
            <text:p>-1168.39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2.827" calcext:value-type="float">
            <text:p>222.827</text:p>
          </table:table-cell>
          <table:table-cell office:value-type="float" office:value="61.63" calcext:value-type="float">
            <text:p>61.63</text:p>
          </table:table-cell>
          <table:table-cell office:value-type="float" office:value="1488.924" calcext:value-type="float">
            <text:p>1488.924</text:p>
          </table:table-cell>
          <table:table-cell office:value-type="float" office:value="219.489" calcext:value-type="float">
            <text:p>219.489</text:p>
          </table:table-cell>
          <table:table-cell office:value-type="float" office:value="660.072" calcext:value-type="float">
            <text:p>660.072</text:p>
          </table:table-cell>
          <table:table-cell office:value-type="float" office:value="-214.418" calcext:value-type="float">
            <text:p>-214.418</text:p>
          </table:table-cell>
          <table:table-cell office:value-type="float" office:value="4216.627" calcext:value-type="float">
            <text:p>4216.627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6.515" calcext:value-type="float">
            <text:p>6466.515</text:p>
          </table:table-cell>
          <table:table-cell office:value-type="float" office:value="1128.689" calcext:value-type="float">
            <text:p>1128.689</text:p>
          </table:table-cell>
          <table:table-cell office:value-type="float" office:value="6465.09" calcext:value-type="float">
            <text:p>6465.09</text:p>
          </table:table-cell>
          <table:table-cell office:value-type="float" office:value="1968.164" calcext:value-type="float">
            <text:p>1968.164</text:p>
          </table:table-cell>
          <table:table-cell office:value-type="float" office:value="4400.629" calcext:value-type="float">
            <text:p>4400.629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804.872" calcext:value-type="float">
            <text:p>6804.872</text:p>
          </table:table-cell>
          <table:table-cell office:value-type="float" office:value="1196.135" calcext:value-type="float">
            <text:p>1196.135</text:p>
          </table:table-cell>
          <table:table-cell office:value-type="float" office:value="6783.451" calcext:value-type="float">
            <text:p>6783.451</text:p>
          </table:table-cell>
          <table:table-cell office:value-type="float" office:value="2017.807" calcext:value-type="float">
            <text:p>2017.807</text:p>
          </table:table-cell>
          <table:table-cell office:value-type="float" office:value="7.067" calcext:value-type="float">
            <text:p>7.06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.65" calcext:value-type="float">
            <text:p>16.65</text:p>
          </table:table-cell>
          <table:table-cell office:value-type="float" office:value="1632.69" calcext:value-type="float">
            <text:p>1632.69</text:p>
          </table:table-cell>
          <table:table-cell office:value-type="float" office:value="-26.103" calcext:value-type="float">
            <text:p>-26.103</text:p>
          </table:table-cell>
          <table:table-cell office:value-type="float" office:value="213.508" calcext:value-type="float">
            <text:p>213.5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12.405" calcext:value-type="float">
            <text:p>712.405</text:p>
          </table:table-cell>
          <table:table-cell office:value-type="float" office:value="1632.69" calcext:value-type="float">
            <text:p>1632.69</text:p>
          </table:table-cell>
          <table:table-cell office:value-type="float" office:value="-1205.675" calcext:value-type="float">
            <text:p>-1205.6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6.187" calcext:value-type="float">
            <text:p>216.187</text:p>
          </table:table-cell>
          <table:table-cell office:value-type="float" office:value="61.07" calcext:value-type="float">
            <text:p>61.07</text:p>
          </table:table-cell>
          <table:table-cell office:value-type="float" office:value="975.542" calcext:value-type="float">
            <text:p>975.542</text:p>
          </table:table-cell>
          <table:table-cell office:value-type="float" office:value="167.917" calcext:value-type="float">
            <text:p>167.917</text:p>
          </table:table-cell>
          <table:table-cell office:value-type="float" office:value="550.695" calcext:value-type="float">
            <text:p>550.695</text:p>
          </table:table-cell>
          <table:table-cell office:value-type="float" office:value="-118.322" calcext:value-type="float">
            <text:p>-118.322</text:p>
          </table:table-cell>
          <table:table-cell office:value-type="float" office:value="4231.141" calcext:value-type="float">
            <text:p>4231.141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80.111" calcext:value-type="float">
            <text:p>6480.111</text:p>
          </table:table-cell>
          <table:table-cell office:value-type="float" office:value="1099.742" calcext:value-type="float">
            <text:p>1099.742</text:p>
          </table:table-cell>
          <table:table-cell office:value-type="float" office:value="6421.94" calcext:value-type="float">
            <text:p>6421.94</text:p>
          </table:table-cell>
          <table:table-cell office:value-type="float" office:value="2040.342" calcext:value-type="float">
            <text:p>2040.342</text:p>
          </table:table-cell>
          <table:table-cell office:value-type="float" office:value="4411.675" calcext:value-type="float">
            <text:p>4411.675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773.255" calcext:value-type="float">
            <text:p>6773.255</text:p>
          </table:table-cell>
          <table:table-cell office:value-type="float" office:value="1162.732" calcext:value-type="float">
            <text:p>1162.732</text:p>
          </table:table-cell>
          <table:table-cell office:value-type="float" office:value="6727.956" calcext:value-type="float">
            <text:p>6727.956</text:p>
          </table:table-cell>
          <table:table-cell office:value-type="float" office:value="2095.394" calcext:value-type="float">
            <text:p>2095.394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15.958" calcext:value-type="float">
            <text:p>-15.958</text:p>
          </table:table-cell>
          <table:table-cell office:value-type="float" office:value="186.247" calcext:value-type="float">
            <text:p>186.2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9.763" calcext:value-type="float">
            <text:p>419.763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649.965" calcext:value-type="float">
            <text:p>-649.9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3.821" calcext:value-type="float">
            <text:p>293.821</text:p>
          </table:table-cell>
          <table:table-cell office:value-type="float" office:value="62.654" calcext:value-type="float">
            <text:p>62.654</text:p>
          </table:table-cell>
          <table:table-cell office:value-type="float" office:value="2469.659" calcext:value-type="float">
            <text:p>2469.659</text:p>
          </table:table-cell>
          <table:table-cell office:value-type="float" office:value="409.682" calcext:value-type="float">
            <text:p>409.682</text:p>
          </table:table-cell>
          <table:table-cell office:value-type="float" office:value="1109.95" calcext:value-type="float">
            <text:p>1109.95</text:p>
          </table:table-cell>
          <table:table-cell office:value-type="float" office:value="-522.308" calcext:value-type="float">
            <text:p>-522.308</text:p>
          </table:table-cell>
          <table:table-cell office:value-type="float" office:value="4272.038" calcext:value-type="float">
            <text:p>4272.038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447.693" calcext:value-type="float">
            <text:p>6447.693</text:p>
          </table:table-cell>
          <table:table-cell office:value-type="float" office:value="1071.564" calcext:value-type="float">
            <text:p>1071.564</text:p>
          </table:table-cell>
          <table:table-cell office:value-type="float" office:value="6406.704" calcext:value-type="float">
            <text:p>6406.704</text:p>
          </table:table-cell>
          <table:table-cell office:value-type="float" office:value="2137.373" calcext:value-type="float">
            <text:p>2137.373</text:p>
          </table:table-cell>
          <table:table-cell office:value-type="float" office:value="4459.33" calcext:value-type="float">
            <text:p>4459.33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721.6" calcext:value-type="float">
            <text:p>6721.6</text:p>
          </table:table-cell>
          <table:table-cell office:value-type="float" office:value="1130.941" calcext:value-type="float">
            <text:p>1130.941</text:p>
          </table:table-cell>
          <table:table-cell office:value-type="float" office:value="6712.28" calcext:value-type="float">
            <text:p>6712.28</text:p>
          </table:table-cell>
          <table:table-cell office:value-type="float" office:value="2206.381" calcext:value-type="float">
            <text:p>2206.381</text:p>
          </table:table-cell>
          <table:table-cell office:value-type="float" office:value="14.373" calcext:value-type="float">
            <text:p>14.373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8.121" calcext:value-type="float">
            <text:p>38.121</text:p>
          </table:table-cell>
          <table:table-cell office:value-type="float" office:value="3937.39" calcext:value-type="float">
            <text:p>3937.39</text:p>
          </table:table-cell>
          <table:table-cell office:value-type="float" office:value="-61.568" calcext:value-type="float">
            <text:p>-61.568</text:p>
          </table:table-cell>
          <table:table-cell office:value-type="float" office:value="524.044" calcext:value-type="float">
            <text:p>524.04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713.439" calcext:value-type="float">
            <text:p>1713.439</text:p>
          </table:table-cell>
          <table:table-cell office:value-type="float" office:value="3937.39" calcext:value-type="float">
            <text:p>3937.39</text:p>
          </table:table-cell>
          <table:table-cell office:value-type="float" office:value="-2889.301" calcext:value-type="float">
            <text:p>-2889.30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3.902" calcext:value-type="float">
            <text:p>323.902</text:p>
          </table:table-cell>
          <table:table-cell office:value-type="float" office:value="62.223" calcext:value-type="float">
            <text:p>62.223</text:p>
          </table:table-cell>
          <table:table-cell office:value-type="float" office:value="3199.766" calcext:value-type="float">
            <text:p>3199.766</text:p>
          </table:table-cell>
          <table:table-cell office:value-type="float" office:value="533.088" calcext:value-type="float">
            <text:p>533.088</text:p>
          </table:table-cell>
          <table:table-cell office:value-type="float" office:value="1385.867" calcext:value-type="float">
            <text:p>1385.867</text:p>
          </table:table-cell>
          <table:table-cell office:value-type="float" office:value="-738.063" calcext:value-type="float">
            <text:p>-738.063</text:p>
          </table:table-cell>
          <table:table-cell office:value-type="float" office:value="4305.935" calcext:value-type="float">
            <text:p>4305.935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428.344" calcext:value-type="float">
            <text:p>6428.344</text:p>
          </table:table-cell>
          <table:table-cell office:value-type="float" office:value="1119.423" calcext:value-type="float">
            <text:p>1119.423</text:p>
          </table:table-cell>
          <table:table-cell office:value-type="float" office:value="6535.941" calcext:value-type="float">
            <text:p>6535.941</text:p>
          </table:table-cell>
          <table:table-cell office:value-type="float" office:value="2075.93" calcext:value-type="float">
            <text:p>2075.93</text:p>
          </table:table-cell>
          <table:table-cell office:value-type="float" office:value="4494.42" calcext:value-type="float">
            <text:p>4494.42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737.167" calcext:value-type="float">
            <text:p>6737.167</text:p>
          </table:table-cell>
          <table:table-cell office:value-type="float" office:value="1180.106" calcext:value-type="float">
            <text:p>1180.106</text:p>
          </table:table-cell>
          <table:table-cell office:value-type="float" office:value="6845.313" calcext:value-type="float">
            <text:p>6845.313</text:p>
          </table:table-cell>
          <table:table-cell office:value-type="float" office:value="2143.528" calcext:value-type="float">
            <text:p>2143.528</text:p>
          </table:table-cell>
          <table:table-cell office:value-type="float" office:value="17.293" calcext:value-type="float">
            <text:p>17.29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6.21" calcext:value-type="float">
            <text:p>46.21</text:p>
          </table:table-cell>
          <table:table-cell office:value-type="float" office:value="3436.55" calcext:value-type="float">
            <text:p>3436.55</text:p>
          </table:table-cell>
          <table:table-cell office:value-type="float" office:value="-74.763" calcext:value-type="float">
            <text:p>-74.763</text:p>
          </table:table-cell>
          <table:table-cell office:value-type="float" office:value="518.893" calcext:value-type="float">
            <text:p>518.89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464.612" calcext:value-type="float">
            <text:p>1464.612</text:p>
          </table:table-cell>
          <table:table-cell office:value-type="float" office:value="3436.55" calcext:value-type="float">
            <text:p>3436.55</text:p>
          </table:table-cell>
          <table:table-cell office:value-type="float" office:value="-2398.764" calcext:value-type="float">
            <text:p>-2398.7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1.251" calcext:value-type="float">
            <text:p>281.251</text:p>
          </table:table-cell>
          <table:table-cell office:value-type="float" office:value="61.38" calcext:value-type="float">
            <text:p>61.38</text:p>
          </table:table-cell>
          <table:table-cell office:value-type="float" office:value="2906.448" calcext:value-type="float">
            <text:p>2906.448</text:p>
          </table:table-cell>
          <table:table-cell office:value-type="float" office:value="469.861" calcext:value-type="float">
            <text:p>469.861</text:p>
          </table:table-cell>
          <table:table-cell office:value-type="float" office:value="1217.263" calcext:value-type="float">
            <text:p>1217.263</text:p>
          </table:table-cell>
          <table:table-cell office:value-type="float" office:value="-654.761" calcext:value-type="float">
            <text:p>-654.761</text:p>
          </table:table-cell>
          <table:table-cell office:value-type="float" office:value="4323.112" calcext:value-type="float">
            <text:p>4323.11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086.455" calcext:value-type="float">
            <text:p>1086.455</text:p>
          </table:table-cell>
          <table:table-cell office:value-type="float" office:value="6487.441" calcext:value-type="float">
            <text:p>6487.441</text:p>
          </table:table-cell>
          <table:table-cell office:value-type="float" office:value="2158.783" calcext:value-type="float">
            <text:p>2158.783</text:p>
          </table:table-cell>
          <table:table-cell office:value-type="float" office:value="4512.964" calcext:value-type="float">
            <text:p>4512.964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48.95" calcext:value-type="float">
            <text:p>1148.95</text:p>
          </table:table-cell>
          <table:table-cell office:value-type="float" office:value="6801.79" calcext:value-type="float">
            <text:p>6801.79</text:p>
          </table:table-cell>
          <table:table-cell office:value-type="float" office:value="2224.137" calcext:value-type="float">
            <text:p>2224.137</text:p>
          </table:table-cell>
          <table:table-cell office:value-type="float" office:value="14.253" calcext:value-type="float">
            <text:p>14.25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2.979" calcext:value-type="float">
            <text:p>42.979</text:p>
          </table:table-cell>
          <table:table-cell office:value-type="float" office:value="5415.815" calcext:value-type="float">
            <text:p>5415.815</text:p>
          </table:table-cell>
          <table:table-cell office:value-type="float" office:value="-71.366" calcext:value-type="float">
            <text:p>-71.366</text:p>
          </table:table-cell>
          <table:table-cell office:value-type="float" office:value="672.992" calcext:value-type="float">
            <text:p>672.99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380.813" calcext:value-type="float">
            <text:p>2380.813</text:p>
          </table:table-cell>
          <table:table-cell office:value-type="float" office:value="5415.815" calcext:value-type="float">
            <text:p>5415.815</text:p>
          </table:table-cell>
          <table:table-cell office:value-type="float" office:value="-4069.831" calcext:value-type="float">
            <text:p>-4069.8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9.572" calcext:value-type="float">
            <text:p>259.572</text:p>
          </table:table-cell>
          <table:table-cell office:value-type="float" office:value="60.139" calcext:value-type="float">
            <text:p>60.139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16.981" calcext:value-type="float">
            <text:p>316.981</text:p>
          </table:table-cell>
          <table:table-cell office:value-type="float" office:value="891.029" calcext:value-type="float">
            <text:p>891.029</text:p>
          </table:table-cell>
          <table:table-cell office:value-type="float" office:value="-371.886" calcext:value-type="float">
            <text:p>-371.886</text:p>
          </table:table-cell>
          <table:table-cell office:value-type="float" office:value="4348.772" calcext:value-type="float">
            <text:p>4348.772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095.366" calcext:value-type="float">
            <text:p>1095.366</text:p>
          </table:table-cell>
          <table:table-cell office:value-type="float" office:value="6530.852" calcext:value-type="float">
            <text:p>6530.852</text:p>
          </table:table-cell>
          <table:table-cell office:value-type="float" office:value="2166.692" calcext:value-type="float">
            <text:p>2166.692</text:p>
          </table:table-cell>
          <table:table-cell office:value-type="float" office:value="4536.822" calcext:value-type="float">
            <text:p>4536.822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155.03" calcext:value-type="float">
            <text:p>1155.03</text:p>
          </table:table-cell>
          <table:table-cell office:value-type="float" office:value="6837.76" calcext:value-type="float">
            <text:p>6837.76</text:p>
          </table:table-cell>
          <table:table-cell office:value-type="float" office:value="2235.884" calcext:value-type="float">
            <text:p>2235.88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9.406" calcext:value-type="float">
            <text:p>29.406</text:p>
          </table:table-cell>
          <table:table-cell office:value-type="float" office:value="3847.208" calcext:value-type="float">
            <text:p>3847.208</text:p>
          </table:table-cell>
          <table:table-cell office:value-type="float" office:value="-46.566" calcext:value-type="float">
            <text:p>-46.566</text:p>
          </table:table-cell>
          <table:table-cell office:value-type="float" office:value="580.519" calcext:value-type="float">
            <text:p>580.519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39.82" calcext:value-type="float">
            <text:p>1639.82</text:p>
          </table:table-cell>
          <table:table-cell office:value-type="float" office:value="3847.208" calcext:value-type="float">
            <text:p>3847.208</text:p>
          </table:table-cell>
          <table:table-cell office:value-type="float" office:value="-2686.169" calcext:value-type="float">
            <text:p>-2686.16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6.088" calcext:value-type="float">
            <text:p>226.088</text:p>
          </table:table-cell>
          <table:table-cell office:value-type="float" office:value="61.504" calcext:value-type="float">
            <text:p>61.504</text:p>
          </table:table-cell>
          <table:table-cell office:value-type="float" office:value="1035.66" calcext:value-type="float">
            <text:p>1035.66</text:p>
          </table:table-cell>
          <table:table-cell office:value-type="float" office:value="180.656" calcext:value-type="float">
            <text:p>180.656</text:p>
          </table:table-cell>
          <table:table-cell office:value-type="float" office:value="585.975" calcext:value-type="float">
            <text:p>585.975</text:p>
          </table:table-cell>
          <table:table-cell office:value-type="float" office:value="-133.798" calcext:value-type="float">
            <text:p>-133.798</text:p>
          </table:table-cell>
          <table:table-cell office:value-type="float" office:value="4343.82" calcext:value-type="float">
            <text:p>4343.82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080.685" calcext:value-type="float">
            <text:p>1080.685</text:p>
          </table:table-cell>
          <table:table-cell office:value-type="float" office:value="6496.656" calcext:value-type="float">
            <text:p>6496.656</text:p>
          </table:table-cell>
          <table:table-cell office:value-type="float" office:value="2190.985" calcext:value-type="float">
            <text:p>2190.985</text:p>
          </table:table-cell>
          <table:table-cell office:value-type="float" office:value="4537.712" calcext:value-type="float">
            <text:p>4537.712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41.227" calcext:value-type="float">
            <text:p>1141.227</text:p>
          </table:table-cell>
          <table:table-cell office:value-type="float" office:value="6811.154" calcext:value-type="float">
            <text:p>6811.154</text:p>
          </table:table-cell>
          <table:table-cell office:value-type="float" office:value="2264.271" calcext:value-type="float">
            <text:p>2264.271</text:p>
          </table:table-cell>
          <table:table-cell office:value-type="float" office:value="7.52" calcext:value-type="float">
            <text:p>7.5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4.713" calcext:value-type="float">
            <text:p>14.713</text:p>
          </table:table-cell>
          <table:table-cell office:value-type="float" office:value="1507.966" calcext:value-type="float">
            <text:p>1507.966</text:p>
          </table:table-cell>
          <table:table-cell office:value-type="float" office:value="-21.789" calcext:value-type="float">
            <text:p>-21.789</text:p>
          </table:table-cell>
          <table:table-cell office:value-type="float" office:value="287.935" calcext:value-type="float">
            <text:p>287.93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12.434" calcext:value-type="float">
            <text:p>612.434</text:p>
          </table:table-cell>
          <table:table-cell office:value-type="float" office:value="1507.966" calcext:value-type="float">
            <text:p>1507.966</text:p>
          </table:table-cell>
          <table:table-cell office:value-type="float" office:value="-932.096" calcext:value-type="float">
            <text:p>-932.0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9.059" calcext:value-type="float">
            <text:p>219.059</text:p>
          </table:table-cell>
          <table:table-cell office:value-type="float" office:value="61.867" calcext:value-type="float">
            <text:p>61.867</text:p>
          </table:table-cell>
          <table:table-cell office:value-type="float" office:value="1522.086" calcext:value-type="float">
            <text:p>1522.086</text:p>
          </table:table-cell>
          <table:table-cell office:value-type="float" office:value="246.68" calcext:value-type="float">
            <text:p>246.68</text:p>
          </table:table-cell>
          <table:table-cell office:value-type="float" office:value="710.471" calcext:value-type="float">
            <text:p>710.471</text:p>
          </table:table-cell>
          <table:table-cell office:value-type="float" office:value="-272.353" calcext:value-type="float">
            <text:p>-272.353</text:p>
          </table:table-cell>
          <table:table-cell office:value-type="float" office:value="4344.491" calcext:value-type="float">
            <text:p>4344.491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48.174" calcext:value-type="float">
            <text:p>1048.174</text:p>
          </table:table-cell>
          <table:table-cell office:value-type="float" office:value="6432.561" calcext:value-type="float">
            <text:p>6432.561</text:p>
          </table:table-cell>
          <table:table-cell office:value-type="float" office:value="2256.42" calcext:value-type="float">
            <text:p>2256.42</text:p>
          </table:table-cell>
          <table:table-cell office:value-type="float" office:value="4540.921" calcext:value-type="float">
            <text:p>4540.921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04.442" calcext:value-type="float">
            <text:p>1104.442</text:p>
          </table:table-cell>
          <table:table-cell office:value-type="float" office:value="6741.082" calcext:value-type="float">
            <text:p>6741.082</text:p>
          </table:table-cell>
          <table:table-cell office:value-type="float" office:value="2340.76" calcext:value-type="float">
            <text:p>2340.76</text:p>
          </table:table-cell>
          <table:table-cell office:value-type="float" office:value="7.573" calcext:value-type="float">
            <text:p>7.573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0.937" calcext:value-type="float">
            <text:p>20.937</text:p>
          </table:table-cell>
          <table:table-cell office:value-type="float" office:value="2697.138" calcext:value-type="float">
            <text:p>2697.138</text:p>
          </table:table-cell>
          <table:table-cell office:value-type="float" office:value="-34.135" calcext:value-type="float">
            <text:p>-34.135</text:p>
          </table:table-cell>
          <table:table-cell office:value-type="float" office:value="347.517" calcext:value-type="float">
            <text:p>347.51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179.468" calcext:value-type="float">
            <text:p>1179.468</text:p>
          </table:table-cell>
          <table:table-cell office:value-type="float" office:value="2697.138" calcext:value-type="float">
            <text:p>2697.138</text:p>
          </table:table-cell>
          <table:table-cell office:value-type="float" office:value="-2002.104" calcext:value-type="float">
            <text:p>-2002.1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0.469" calcext:value-type="float">
            <text:p>310.469</text:p>
          </table:table-cell>
          <table:table-cell office:value-type="float" office:value="60.062" calcext:value-type="float">
            <text:p>60.062</text:p>
          </table:table-cell>
          <table:table-cell office:value-type="float" office:value="4352.486" calcext:value-type="float">
            <text:p>4352.486</text:p>
          </table:table-cell>
          <table:table-cell office:value-type="float" office:value="613.307" calcext:value-type="float">
            <text:p>613.307</text:p>
          </table:table-cell>
          <table:table-cell office:value-type="float" office:value="1532.24" calcext:value-type="float">
            <text:p>1532.24</text:p>
          </table:table-cell>
          <table:table-cell office:value-type="float" office:value="-911.302" calcext:value-type="float">
            <text:p>-911.302</text:p>
          </table:table-cell>
          <table:table-cell office:value-type="float" office:value="4379.827" calcext:value-type="float">
            <text:p>4379.82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36.339" calcext:value-type="float">
            <text:p>1036.339</text:p>
          </table:table-cell>
          <table:table-cell office:value-type="float" office:value="6444.32" calcext:value-type="float">
            <text:p>6444.32</text:p>
          </table:table-cell>
          <table:table-cell office:value-type="float" office:value="2315.335" calcext:value-type="float">
            <text:p>2315.335</text:p>
          </table:table-cell>
          <table:table-cell office:value-type="float" office:value="4568.132" calcext:value-type="float">
            <text:p>4568.132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090.476" calcext:value-type="float">
            <text:p>1090.476</text:p>
          </table:table-cell>
          <table:table-cell office:value-type="float" office:value="6740.471" calcext:value-type="float">
            <text:p>6740.471</text:p>
          </table:table-cell>
          <table:table-cell office:value-type="float" office:value="2395.793" calcext:value-type="float">
            <text:p>2395.793</text:p>
          </table:table-cell>
          <table:table-cell office:value-type="float" office:value="17.373" calcext:value-type="float">
            <text:p>17.37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.934" calcext:value-type="float">
            <text:p>55.934</text:p>
          </table:table-cell>
          <table:table-cell office:value-type="float" office:value="8578.635" calcext:value-type="float">
            <text:p>8578.635</text:p>
          </table:table-cell>
          <table:table-cell office:value-type="float" office:value="-94.053" calcext:value-type="float">
            <text:p>-94.053</text:p>
          </table:table-cell>
          <table:table-cell office:value-type="float" office:value="1063.337" calcext:value-type="float">
            <text:p>1063.337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772.546" calcext:value-type="float">
            <text:p>3772.546</text:p>
          </table:table-cell>
          <table:table-cell office:value-type="float" office:value="8578.635" calcext:value-type="float">
            <text:p>8578.635</text:p>
          </table:table-cell>
          <table:table-cell office:value-type="float" office:value="-6451.961" calcext:value-type="float">
            <text:p>-6451.96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5.472" calcext:value-type="float">
            <text:p>305.472</text:p>
          </table:table-cell>
          <table:table-cell office:value-type="float" office:value="62.34" calcext:value-type="float">
            <text:p>62.34</text:p>
          </table:table-cell>
          <table:table-cell office:value-type="float" office:value="2321.004" calcext:value-type="float">
            <text:p>2321.004</text:p>
          </table:table-cell>
          <table:table-cell office:value-type="float" office:value="409.864" calcext:value-type="float">
            <text:p>409.864</text:p>
          </table:table-cell>
          <table:table-cell office:value-type="float" office:value="1121.962" calcext:value-type="float">
            <text:p>1121.962</text:p>
          </table:table-cell>
          <table:table-cell office:value-type="float" office:value="-511.019" calcext:value-type="float">
            <text:p>-511.019</text:p>
          </table:table-cell>
          <table:table-cell office:value-type="float" office:value="4387.886" calcext:value-type="float">
            <text:p>4387.886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997.785" calcext:value-type="float">
            <text:p>997.785</text:p>
          </table:table-cell>
          <table:table-cell office:value-type="float" office:value="6375.575" calcext:value-type="float">
            <text:p>6375.575</text:p>
          </table:table-cell>
          <table:table-cell office:value-type="float" office:value="2400.196" calcext:value-type="float">
            <text:p>2400.196</text:p>
          </table:table-cell>
          <table:table-cell office:value-type="float" office:value="4581.356" calcext:value-type="float">
            <text:p>4581.356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48.495" calcext:value-type="float">
            <text:p>1048.495</text:p>
          </table:table-cell>
          <table:table-cell office:value-type="float" office:value="6670.065" calcext:value-type="float">
            <text:p>6670.065</text:p>
          </table:table-cell>
          <table:table-cell office:value-type="float" office:value="2492.648" calcext:value-type="float">
            <text:p>2492.648</text:p>
          </table:table-cell>
          <table:table-cell office:value-type="float" office:value="14.84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5.049" calcext:value-type="float">
            <text:p>35.049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54.982" calcext:value-type="float">
            <text:p>-54.982</text:p>
          </table:table-cell>
          <table:table-cell office:value-type="float" office:value="695.886" calcext:value-type="float">
            <text:p>695.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89.487" calcext:value-type="float">
            <text:p>1989.487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3267.375" calcext:value-type="float">
            <text:p>-3267.3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5.525" calcext:value-type="float">
            <text:p>245.525</text:p>
          </table:table-cell>
          <table:table-cell office:value-type="float" office:value="62.444" calcext:value-type="float">
            <text:p>62.444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497.237" calcext:value-type="float">
            <text:p>497.237</text:p>
          </table:table-cell>
          <table:table-cell office:value-type="float" office:value="1236.072" calcext:value-type="float">
            <text:p>1236.072</text:p>
          </table:table-cell>
          <table:table-cell office:value-type="float" office:value="-745.021" calcext:value-type="float">
            <text:p>-745.021</text:p>
          </table:table-cell>
          <table:table-cell office:value-type="float" office:value="4383.165" calcext:value-type="float">
            <text:p>4383.165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974.291" calcext:value-type="float">
            <text:p>974.291</text:p>
          </table:table-cell>
          <table:table-cell office:value-type="float" office:value="6324.052" calcext:value-type="float">
            <text:p>6324.052</text:p>
          </table:table-cell>
          <table:table-cell office:value-type="float" office:value="2442.278" calcext:value-type="float">
            <text:p>2442.278</text:p>
          </table:table-cell>
          <table:table-cell office:value-type="float" office:value="4574.892" calcext:value-type="float">
            <text:p>4574.892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27.934" calcext:value-type="float">
            <text:p>1027.934</text:p>
          </table:table-cell>
          <table:table-cell office:value-type="float" office:value="6622.642" calcext:value-type="float">
            <text:p>6622.642</text:p>
          </table:table-cell>
          <table:table-cell office:value-type="float" office:value="2527.142" calcext:value-type="float">
            <text:p>2527.142</text:p>
          </table:table-cell>
          <table:table-cell office:value-type="float" office:value="10.573" calcext:value-type="float">
            <text:p>10.573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6.107" calcext:value-type="float">
            <text:p>46.107</text:p>
          </table:table-cell>
          <table:table-cell office:value-type="float" office:value="8068.033" calcext:value-type="float">
            <text:p>8068.033</text:p>
          </table:table-cell>
          <table:table-cell office:value-type="float" office:value="-81.276" calcext:value-type="float">
            <text:p>-81.276</text:p>
          </table:table-cell>
          <table:table-cell office:value-type="float" office:value="707.099" calcext:value-type="float">
            <text:p>707.099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95.058" calcext:value-type="float">
            <text:p>3695.058</text:p>
          </table:table-cell>
          <table:table-cell office:value-type="float" office:value="8068.033" calcext:value-type="float">
            <text:p>8068.033</text:p>
          </table:table-cell>
          <table:table-cell office:value-type="float" office:value="-6653.834" calcext:value-type="float">
            <text:p>-6653.83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0.033" calcext:value-type="float">
            <text:p>220.033</text:p>
          </table:table-cell>
          <table:table-cell office:value-type="float" office:value="64.132" calcext:value-type="float">
            <text:p>64.132</text:p>
          </table:table-cell>
          <table:table-cell office:value-type="float" office:value="1914.474" calcext:value-type="float">
            <text:p>1914.474</text:p>
          </table:table-cell>
          <table:table-cell office:value-type="float" office:value="253.511" calcext:value-type="float">
            <text:p>253.511</text:p>
          </table:table-cell>
          <table:table-cell office:value-type="float" office:value="725.053" calcext:value-type="float">
            <text:p>725.053</text:p>
          </table:table-cell>
          <table:table-cell office:value-type="float" office:value="-284.986" calcext:value-type="float">
            <text:p>-284.986</text:p>
          </table:table-cell>
          <table:table-cell office:value-type="float" office:value="4351.875" calcext:value-type="float">
            <text:p>4351.875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978.985" calcext:value-type="float">
            <text:p>978.985</text:p>
          </table:table-cell>
          <table:table-cell office:value-type="float" office:value="6302.113" calcext:value-type="float">
            <text:p>6302.113</text:p>
          </table:table-cell>
          <table:table-cell office:value-type="float" office:value="2401.637" calcext:value-type="float">
            <text:p>2401.637</text:p>
          </table:table-cell>
          <table:table-cell office:value-type="float" office:value="4545.589" calcext:value-type="float">
            <text:p>4545.589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32.756" calcext:value-type="float">
            <text:p>1032.756</text:p>
          </table:table-cell>
          <table:table-cell office:value-type="float" office:value="6602.946" calcext:value-type="float">
            <text:p>6602.946</text:p>
          </table:table-cell>
          <table:table-cell office:value-type="float" office:value="2488.233" calcext:value-type="float">
            <text:p>2488.233</text:p>
          </table:table-cell>
          <table:table-cell office:value-type="float" office:value="7.827" calcext:value-type="float">
            <text:p>7.82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2.116" calcext:value-type="float">
            <text:p>22.116</text:p>
          </table:table-cell>
          <table:table-cell office:value-type="float" office:value="3049.362" calcext:value-type="float">
            <text:p>3049.362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338.419" calcext:value-type="float">
            <text:p>338.41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60.845" calcext:value-type="float">
            <text:p>1360.845</text:p>
          </table:table-cell>
          <table:table-cell office:value-type="float" office:value="3049.362" calcext:value-type="float">
            <text:p>3049.362</text:p>
          </table:table-cell>
          <table:table-cell office:value-type="float" office:value="-2372.524" calcext:value-type="float">
            <text:p>-2372.5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6.666" calcext:value-type="float">
            <text:p>226.666</text:p>
          </table:table-cell>
          <table:table-cell office:value-type="float" office:value="60.421" calcext:value-type="float">
            <text:p>60.421</text:p>
          </table:table-cell>
          <table:table-cell office:value-type="float" office:value="1354.045" calcext:value-type="float">
            <text:p>1354.045</text:p>
          </table:table-cell>
          <table:table-cell office:value-type="float" office:value="226.43" calcext:value-type="float">
            <text:p>226.43</text:p>
          </table:table-cell>
          <table:table-cell office:value-type="float" office:value="677.738" calcext:value-type="float">
            <text:p>677.738</text:p>
          </table:table-cell>
          <table:table-cell office:value-type="float" office:value="-224.405" calcext:value-type="float">
            <text:p>-224.405</text:p>
          </table:table-cell>
          <table:table-cell office:value-type="float" office:value="4370.36" calcext:value-type="float">
            <text:p>4370.36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972.943" calcext:value-type="float">
            <text:p>972.943</text:p>
          </table:table-cell>
          <table:table-cell office:value-type="float" office:value="6308.562" calcext:value-type="float">
            <text:p>6308.562</text:p>
          </table:table-cell>
          <table:table-cell office:value-type="float" office:value="2432.158" calcext:value-type="float">
            <text:p>2432.158</text:p>
          </table:table-cell>
          <table:table-cell office:value-type="float" office:value="4562.721" calcext:value-type="float">
            <text:p>4562.721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29.211" calcext:value-type="float">
            <text:p>1029.211</text:p>
          </table:table-cell>
          <table:table-cell office:value-type="float" office:value="6613.014" calcext:value-type="float">
            <text:p>6613.014</text:p>
          </table:table-cell>
          <table:table-cell office:value-type="float" office:value="2512.428" calcext:value-type="float">
            <text:p>2512.428</text:p>
          </table:table-cell>
          <table:table-cell office:value-type="float" office:value="7.64" calcext:value-type="float">
            <text:p>7.6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188" calcext:value-type="float">
            <text:p>16.188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24.608" calcext:value-type="float">
            <text:p>-24.608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47.529" calcext:value-type="float">
            <text:p>647.529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1006.209" calcext:value-type="float">
            <text:p>-1006.2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7.717" calcext:value-type="float">
            <text:p>267.717</text:p>
          </table:table-cell>
          <table:table-cell office:value-type="float" office:value="60.327" calcext:value-type="float">
            <text:p>60.327</text:p>
          </table:table-cell>
          <table:table-cell office:value-type="float" office:value="1842.125" calcext:value-type="float">
            <text:p>1842.125</text:p>
          </table:table-cell>
          <table:table-cell office:value-type="float" office:value="306.512" calcext:value-type="float">
            <text:p>306.512</text:p>
          </table:table-cell>
          <table:table-cell office:value-type="float" office:value="878.321" calcext:value-type="float">
            <text:p>878.321</text:p>
          </table:table-cell>
          <table:table-cell office:value-type="float" office:value="-342.886" calcext:value-type="float">
            <text:p>-342.886</text:p>
          </table:table-cell>
          <table:table-cell office:value-type="float" office:value="4394.714" calcext:value-type="float">
            <text:p>4394.714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280.188" calcext:value-type="float">
            <text:p>6280.188</text:p>
          </table:table-cell>
          <table:table-cell office:value-type="float" office:value="953.585" calcext:value-type="float">
            <text:p>953.585</text:p>
          </table:table-cell>
          <table:table-cell office:value-type="float" office:value="6294.352" calcext:value-type="float">
            <text:p>6294.352</text:p>
          </table:table-cell>
          <table:table-cell office:value-type="float" office:value="2495.075" calcext:value-type="float">
            <text:p>2495.075</text:p>
          </table:table-cell>
          <table:table-cell office:value-type="float" office:value="4587.528" calcext:value-type="float">
            <text:p>4587.528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565.116" calcext:value-type="float">
            <text:p>6565.116</text:p>
          </table:table-cell>
          <table:table-cell office:value-type="float" office:value="1012.174" calcext:value-type="float">
            <text:p>1012.174</text:p>
          </table:table-cell>
          <table:table-cell office:value-type="float" office:value="6603.883" calcext:value-type="float">
            <text:p>6603.883</text:p>
          </table:table-cell>
          <table:table-cell office:value-type="float" office:value="2571.173" calcext:value-type="float">
            <text:p>2571.173</text:p>
          </table:table-cell>
          <table:table-cell office:value-type="float" office:value="10.32" calcext:value-type="float">
            <text:p>10.32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23.838" calcext:value-type="float">
            <text:p>23.838</text:p>
          </table:table-cell>
          <table:table-cell office:value-type="float" office:value="3414.455" calcext:value-type="float">
            <text:p>3414.455</text:p>
          </table:table-cell>
          <table:table-cell office:value-type="float" office:value="-37.169" calcext:value-type="float">
            <text:p>-37.169</text:p>
          </table:table-cell>
          <table:table-cell office:value-type="float" office:value="501.514" calcext:value-type="float">
            <text:p>501.51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62.245" calcext:value-type="float">
            <text:p>1462.245</text:p>
          </table:table-cell>
          <table:table-cell office:value-type="float" office:value="3414.455" calcext:value-type="float">
            <text:p>3414.455</text:p>
          </table:table-cell>
          <table:table-cell office:value-type="float" office:value="-2411.427" calcext:value-type="float">
            <text:p>-2411.42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3.392" calcext:value-type="float">
            <text:p>283.392</text:p>
          </table:table-cell>
          <table:table-cell office:value-type="float" office:value="60.526" calcext:value-type="float">
            <text:p>60.526</text:p>
          </table:table-cell>
          <table:table-cell office:value-type="float" office:value="2443.368" calcext:value-type="float">
            <text:p>2443.368</text:p>
          </table:table-cell>
          <table:table-cell office:value-type="float" office:value="385.856" calcext:value-type="float">
            <text:p>385.856</text:p>
          </table:table-cell>
          <table:table-cell office:value-type="float" office:value="1052.057" calcext:value-type="float">
            <text:p>1052.057</text:p>
          </table:table-cell>
          <table:table-cell office:value-type="float" office:value="-485.272" calcext:value-type="float">
            <text:p>-485.272</text:p>
          </table:table-cell>
          <table:table-cell office:value-type="float" office:value="4390.82" calcext:value-type="float">
            <text:p>4390.82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63.883" calcext:value-type="float">
            <text:p>963.883</text:p>
          </table:table-cell>
          <table:table-cell office:value-type="float" office:value="6310.973" calcext:value-type="float">
            <text:p>6310.973</text:p>
          </table:table-cell>
          <table:table-cell office:value-type="float" office:value="2470.667" calcext:value-type="float">
            <text:p>2470.667</text:p>
          </table:table-cell>
          <table:table-cell office:value-type="float" office:value="4586.887" calcext:value-type="float">
            <text:p>4586.887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17.197" calcext:value-type="float">
            <text:p>1017.197</text:p>
          </table:table-cell>
          <table:table-cell office:value-type="float" office:value="6613.247" calcext:value-type="float">
            <text:p>6613.247</text:p>
          </table:table-cell>
          <table:table-cell office:value-type="float" office:value="2560.526" calcext:value-type="float">
            <text:p>2560.526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5.611" calcext:value-type="float">
            <text:p>35.611</text:p>
          </table:table-cell>
          <table:table-cell office:value-type="float" office:value="6104.776" calcext:value-type="float">
            <text:p>6104.776</text:p>
          </table:table-cell>
          <table:table-cell office:value-type="float" office:value="-58.208" calcext:value-type="float">
            <text:p>-58.208</text:p>
          </table:table-cell>
          <table:table-cell office:value-type="float" office:value="776.442" calcext:value-type="float">
            <text:p>776.442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74.729" calcext:value-type="float">
            <text:p>2674.729</text:p>
          </table:table-cell>
          <table:table-cell office:value-type="float" office:value="6104.776" calcext:value-type="float">
            <text:p>6104.776</text:p>
          </table:table-cell>
          <table:table-cell office:value-type="float" office:value="-4551.892" calcext:value-type="float">
            <text:p>-4551.8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66.461" calcext:value-type="float">
            <text:p>566.461</text:p>
          </table:table-cell>
          <table:table-cell office:value-type="float" office:value="60.343" calcext:value-type="float">
            <text:p>60.343</text:p>
          </table:table-cell>
          <table:table-cell office:value-type="float" office:value="14615.972" calcext:value-type="float">
            <text:p>14615.972</text:p>
          </table:table-cell>
          <table:table-cell office:value-type="float" office:value="1731.725" calcext:value-type="float">
            <text:p>1731.725</text:p>
          </table:table-cell>
          <table:table-cell office:value-type="float" office:value="4016.233" calcext:value-type="float">
            <text:p>4016.233</text:p>
          </table:table-cell>
          <table:table-cell office:value-type="float" office:value="-2883.311" calcext:value-type="float">
            <text:p>-2883.311</text:p>
          </table:table-cell>
          <table:table-cell office:value-type="float" office:value="4528.766" calcext:value-type="float">
            <text:p>4528.766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997.471" calcext:value-type="float">
            <text:p>997.471</text:p>
          </table:table-cell>
          <table:table-cell office:value-type="float" office:value="6515.83" calcext:value-type="float">
            <text:p>6515.83</text:p>
          </table:table-cell>
          <table:table-cell office:value-type="float" office:value="2541.702" calcext:value-type="float">
            <text:p>2541.702</text:p>
          </table:table-cell>
          <table:table-cell office:value-type="float" office:value="4733.204" calcext:value-type="float">
            <text:p>4733.204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048.015" calcext:value-type="float">
            <text:p>1048.015</text:p>
          </table:table-cell>
          <table:table-cell office:value-type="float" office:value="6820.957" calcext:value-type="float">
            <text:p>6820.957</text:p>
          </table:table-cell>
          <table:table-cell office:value-type="float" office:value="2645.452" calcext:value-type="float">
            <text:p>2645.452</text:p>
          </table:table-cell>
          <table:table-cell office:value-type="float" office:value="39.827" calcext:value-type="float">
            <text:p>39.827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167.125" calcext:value-type="float">
            <text:p>167.125</text:p>
          </table:table-cell>
          <table:table-cell office:value-type="float" office:value="21345.876" calcext:value-type="float">
            <text:p>21345.876</text:p>
          </table:table-cell>
          <table:table-cell office:value-type="float" office:value="-293.103" calcext:value-type="float">
            <text:p>-293.103</text:p>
          </table:table-cell>
          <table:table-cell office:value-type="float" office:value="2140.029" calcext:value-type="float">
            <text:p>2140.029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9640.995" calcext:value-type="float">
            <text:p>9640.995</text:p>
          </table:table-cell>
          <table:table-cell office:value-type="float" office:value="21345.876" calcext:value-type="float">
            <text:p>21345.876</text:p>
          </table:table-cell>
          <table:table-cell office:value-type="float" office:value="-17065.817" calcext:value-type="float">
            <text:p>-17065.8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5.676" calcext:value-type="float">
            <text:p>225.676</text:p>
          </table:table-cell>
          <table:table-cell office:value-type="float" office:value="61.388" calcext:value-type="float">
            <text:p>61.388</text:p>
          </table:table-cell>
          <table:table-cell office:value-type="float" office:value="1803.291" calcext:value-type="float">
            <text:p>1803.291</text:p>
          </table:table-cell>
          <table:table-cell office:value-type="float" office:value="309.25" calcext:value-type="float">
            <text:p>309.25</text:p>
          </table:table-cell>
          <table:table-cell office:value-type="float" office:value="841.733" calcext:value-type="float">
            <text:p>841.733</text:p>
          </table:table-cell>
          <table:table-cell office:value-type="float" office:value="-390.382" calcext:value-type="float">
            <text:p>-390.382</text:p>
          </table:table-cell>
          <table:table-cell office:value-type="float" office:value="4516.19" calcext:value-type="float">
            <text:p>4516.19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33.992" calcext:value-type="float">
            <text:p>933.992</text:p>
          </table:table-cell>
          <table:table-cell office:value-type="float" office:value="6376.799" calcext:value-type="float">
            <text:p>6376.799</text:p>
          </table:table-cell>
          <table:table-cell office:value-type="float" office:value="2655.582" calcext:value-type="float">
            <text:p>2655.582</text:p>
          </table:table-cell>
          <table:table-cell office:value-type="float" office:value="4719.182" calcext:value-type="float">
            <text:p>4719.182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981.741" calcext:value-type="float">
            <text:p>981.741</text:p>
          </table:table-cell>
          <table:table-cell office:value-type="float" office:value="6674.911" calcext:value-type="float">
            <text:p>6674.911</text:p>
          </table:table-cell>
          <table:table-cell office:value-type="float" office:value="2763.453" calcext:value-type="float">
            <text:p>2763.453</text:p>
          </table:table-cell>
          <table:table-cell office:value-type="float" office:value="10.52" calcext:value-type="float">
            <text:p>10.52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7.917" calcext:value-type="float">
            <text:p>27.917</text:p>
          </table:table-cell>
          <table:table-cell office:value-type="float" office:value="5772.623" calcext:value-type="float">
            <text:p>5772.623</text:p>
          </table:table-cell>
          <table:table-cell office:value-type="float" office:value="-45.093" calcext:value-type="float">
            <text:p>-45.093</text:p>
          </table:table-cell>
          <table:table-cell office:value-type="float" office:value="735.802" calcext:value-type="float">
            <text:p>735.80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28.395" calcext:value-type="float">
            <text:p>2528.395</text:p>
          </table:table-cell>
          <table:table-cell office:value-type="float" office:value="5772.623" calcext:value-type="float">
            <text:p>5772.623</text:p>
          </table:table-cell>
          <table:table-cell office:value-type="float" office:value="-4301.019" calcext:value-type="float">
            <text:p>-4301.0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9.182" calcext:value-type="float">
            <text:p>259.182</text:p>
          </table:table-cell>
          <table:table-cell office:value-type="float" office:value="61.817" calcext:value-type="float">
            <text:p>61.817</text:p>
          </table:table-cell>
          <table:table-cell office:value-type="float" office:value="1590.134" calcext:value-type="float">
            <text:p>1590.134</text:p>
          </table:table-cell>
          <table:table-cell office:value-type="float" office:value="306.096" calcext:value-type="float">
            <text:p>306.096</text:p>
          </table:table-cell>
          <table:table-cell office:value-type="float" office:value="868.957" calcext:value-type="float">
            <text:p>868.957</text:p>
          </table:table-cell>
          <table:table-cell office:value-type="float" office:value="-350.593" calcext:value-type="float">
            <text:p>-350.593</text:p>
          </table:table-cell>
          <table:table-cell office:value-type="float" office:value="4528.47" calcext:value-type="float">
            <text:p>4528.47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31.428" calcext:value-type="float">
            <text:p>931.428</text:p>
          </table:table-cell>
          <table:table-cell office:value-type="float" office:value="6383.971" calcext:value-type="float">
            <text:p>6383.971</text:p>
          </table:table-cell>
          <table:table-cell office:value-type="float" office:value="2672.97" calcext:value-type="float">
            <text:p>2672.97</text:p>
          </table:table-cell>
          <table:table-cell office:value-type="float" office:value="4731.136" calcext:value-type="float">
            <text:p>4731.136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983.08" calcext:value-type="float">
            <text:p>983.08</text:p>
          </table:table-cell>
          <table:table-cell office:value-type="float" office:value="6689.531" calcext:value-type="float">
            <text:p>6689.531</text:p>
          </table:table-cell>
          <table:table-cell office:value-type="float" office:value="2772.741" calcext:value-type="float">
            <text:p>2772.741</text:p>
          </table:table-cell>
          <table:table-cell office:value-type="float" office:value="12.24" calcext:value-type="float">
            <text:p>12.24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.034" calcext:value-type="float">
            <text:p>28.034</text:p>
          </table:table-cell>
          <table:table-cell office:value-type="float" office:value="4576.252" calcext:value-type="float">
            <text:p>4576.252</text:p>
          </table:table-cell>
          <table:table-cell office:value-type="float" office:value="-43.606" calcext:value-type="float">
            <text:p>-43.606</text:p>
          </table:table-cell>
          <table:table-cell office:value-type="float" office:value="644.052" calcext:value-type="float">
            <text:p>644.05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73.895" calcext:value-type="float">
            <text:p>1973.895</text:p>
          </table:table-cell>
          <table:table-cell office:value-type="float" office:value="4576.252" calcext:value-type="float">
            <text:p>4576.252</text:p>
          </table:table-cell>
          <table:table-cell office:value-type="float" office:value="-3288.148" calcext:value-type="float">
            <text:p>-3288.14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4.32" calcext:value-type="float">
            <text:p>314.32</text:p>
          </table:table-cell>
          <table:table-cell office:value-type="float" office:value="61.576" calcext:value-type="float">
            <text:p>61.576</text:p>
          </table:table-cell>
          <table:table-cell office:value-type="float" office:value="3467.213" calcext:value-type="float">
            <text:p>3467.213</text:p>
          </table:table-cell>
          <table:table-cell office:value-type="float" office:value="549.567" calcext:value-type="float">
            <text:p>549.567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-780.474" calcext:value-type="float">
            <text:p>-780.474</text:p>
          </table:table-cell>
          <table:table-cell office:value-type="float" office:value="4564.947" calcext:value-type="float">
            <text:p>4564.947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02.207" calcext:value-type="float">
            <text:p>902.207</text:p>
          </table:table-cell>
          <table:table-cell office:value-type="float" office:value="6362.235" calcext:value-type="float">
            <text:p>6362.235</text:p>
          </table:table-cell>
          <table:table-cell office:value-type="float" office:value="2767.659" calcext:value-type="float">
            <text:p>2767.659</text:p>
          </table:table-cell>
          <table:table-cell office:value-type="float" office:value="4770.187" calcext:value-type="float">
            <text:p>4770.187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50.63" calcext:value-type="float">
            <text:p>950.63</text:p>
          </table:table-cell>
          <table:table-cell office:value-type="float" office:value="6663.939" calcext:value-type="float">
            <text:p>6663.939</text:p>
          </table:table-cell>
          <table:table-cell office:value-type="float" office:value="2876.435" calcext:value-type="float">
            <text:p>2876.435</text:p>
          </table:table-cell>
          <table:table-cell office:value-type="float" office:value="15.64" calcext:value-type="float">
            <text:p>15.64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51.627" calcext:value-type="float">
            <text:p>51.627</text:p>
          </table:table-cell>
          <table:table-cell office:value-type="float" office:value="7912.967" calcext:value-type="float">
            <text:p>7912.967</text:p>
          </table:table-cell>
          <table:table-cell office:value-type="float" office:value="-87.206" calcext:value-type="float">
            <text:p>-87.206</text:p>
          </table:table-cell>
          <table:table-cell office:value-type="float" office:value="994.081" calcext:value-type="float">
            <text:p>994.081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73.158" calcext:value-type="float">
            <text:p>3473.158</text:p>
          </table:table-cell>
          <table:table-cell office:value-type="float" office:value="7912.967" calcext:value-type="float">
            <text:p>7912.967</text:p>
          </table:table-cell>
          <table:table-cell office:value-type="float" office:value="-5924.804" calcext:value-type="float">
            <text:p>-5924.8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1.565" calcext:value-type="float">
            <text:p>211.565</text:p>
          </table:table-cell>
          <table:table-cell office:value-type="float" office:value="60.283" calcext:value-type="float">
            <text:p>60.283</text:p>
          </table:table-cell>
          <table:table-cell office:value-type="float" office:value="1039.7" calcext:value-type="float">
            <text:p>1039.7</text:p>
          </table:table-cell>
          <table:table-cell office:value-type="float" office:value="208.512" calcext:value-type="float">
            <text:p>208.512</text:p>
          </table:table-cell>
          <table:table-cell office:value-type="float" office:value="626.942" calcext:value-type="float">
            <text:p>626.942</text:p>
          </table:table-cell>
          <table:table-cell office:value-type="float" office:value="-203.813" calcext:value-type="float">
            <text:p>-203.813</text:p>
          </table:table-cell>
          <table:table-cell office:value-type="float" office:value="4587.739" calcext:value-type="float">
            <text:p>4587.739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868.551" calcext:value-type="float">
            <text:p>868.551</text:p>
          </table:table-cell>
          <table:table-cell office:value-type="float" office:value="6317.98" calcext:value-type="float">
            <text:p>6317.98</text:p>
          </table:table-cell>
          <table:table-cell office:value-type="float" office:value="2857.497" calcext:value-type="float">
            <text:p>2857.497</text:p>
          </table:table-cell>
          <table:table-cell office:value-type="float" office:value="4786.458" calcext:value-type="float">
            <text:p>4786.458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15.472" calcext:value-type="float">
            <text:p>915.472</text:p>
          </table:table-cell>
          <table:table-cell office:value-type="float" office:value="6610.171" calcext:value-type="float">
            <text:p>6610.171</text:p>
          </table:table-cell>
          <table:table-cell office:value-type="float" office:value="2962.745" calcext:value-type="float">
            <text:p>2962.745</text:p>
          </table:table-cell>
          <table:table-cell office:value-type="float" office:value="8.573" calcext:value-type="float">
            <text:p>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.847" calcext:value-type="float">
            <text:p>17.847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26.979" calcext:value-type="float">
            <text:p>-26.979</text:p>
          </table:table-cell>
          <table:table-cell office:value-type="float" office:value="473.794" calcext:value-type="float">
            <text:p>473.7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3.234" calcext:value-type="float">
            <text:p>1203.234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1923.17" calcext:value-type="float">
            <text:p>-1923.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6.254" calcext:value-type="float">
            <text:p>296.254</text:p>
          </table:table-cell>
          <table:table-cell office:value-type="float" office:value="61.934" calcext:value-type="float">
            <text:p>61.934</text:p>
          </table:table-cell>
          <table:table-cell office:value-type="float" office:value="1751.308" calcext:value-type="float">
            <text:p>1751.308</text:p>
          </table:table-cell>
          <table:table-cell office:value-type="float" office:value="368.169" calcext:value-type="float">
            <text:p>368.169</text:p>
          </table:table-cell>
          <table:table-cell office:value-type="float" office:value="1029.685" calcext:value-type="float">
            <text:p>1029.685</text:p>
          </table:table-cell>
          <table:table-cell office:value-type="float" office:value="-437.176" calcext:value-type="float">
            <text:p>-437.176</text:p>
          </table:table-cell>
          <table:table-cell office:value-type="float" office:value="4607.222" calcext:value-type="float">
            <text:p>4607.222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877.549" calcext:value-type="float">
            <text:p>877.549</text:p>
          </table:table-cell>
          <table:table-cell office:value-type="float" office:value="6355.388" calcext:value-type="float">
            <text:p>6355.388</text:p>
          </table:table-cell>
          <table:table-cell office:value-type="float" office:value="2859.055" calcext:value-type="float">
            <text:p>2859.055</text:p>
          </table:table-cell>
          <table:table-cell office:value-type="float" office:value="4812.979" calcext:value-type="float">
            <text:p>4812.979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18.42" calcext:value-type="float">
            <text:p>918.42</text:p>
          </table:table-cell>
          <table:table-cell office:value-type="float" office:value="6642.565" calcext:value-type="float">
            <text:p>6642.565</text:p>
          </table:table-cell>
          <table:table-cell office:value-type="float" office:value="2983.394" calcext:value-type="float">
            <text:p>2983.394</text:p>
          </table:table-cell>
          <table:table-cell office:value-type="float" office:value="15.44" calcext:value-type="float">
            <text:p>15.44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153" calcext:value-type="float">
            <text:p>33.153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50.604" calcext:value-type="float">
            <text:p>-50.604</text:p>
          </table:table-cell>
          <table:table-cell office:value-type="float" office:value="792.863" calcext:value-type="float">
            <text:p>792.86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96.181" calcext:value-type="float">
            <text:p>2096.181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3382.943" calcext:value-type="float">
            <text:p>-33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4.921" calcext:value-type="float">
            <text:p>314.921</text:p>
          </table:table-cell>
          <table:table-cell office:value-type="float" office:value="63.504" calcext:value-type="float">
            <text:p>63.504</text:p>
          </table:table-cell>
          <table:table-cell office:value-type="float" office:value="5034.798" calcext:value-type="float">
            <text:p>5034.798</text:p>
          </table:table-cell>
          <table:table-cell office:value-type="float" office:value="596.575" calcext:value-type="float">
            <text:p>596.575</text:p>
          </table:table-cell>
          <table:table-cell office:value-type="float" office:value="1503.359" calcext:value-type="float">
            <text:p>1503.359</text:p>
          </table:table-cell>
          <table:table-cell office:value-type="float" office:value="-873.518" calcext:value-type="float">
            <text:p>-873.518</text:p>
          </table:table-cell>
          <table:table-cell office:value-type="float" office:value="4638.644" calcext:value-type="float">
            <text:p>4638.644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319.592" calcext:value-type="float">
            <text:p>6319.592</text:p>
          </table:table-cell>
          <table:table-cell office:value-type="float" office:value="859.753" calcext:value-type="float">
            <text:p>859.753</text:p>
          </table:table-cell>
          <table:table-cell office:value-type="float" office:value="6351.361" calcext:value-type="float">
            <text:p>6351.361</text:p>
          </table:table-cell>
          <table:table-cell office:value-type="float" office:value="2925.927" calcext:value-type="float">
            <text:p>2925.927</text:p>
          </table:table-cell>
          <table:table-cell office:value-type="float" office:value="4846.451" calcext:value-type="float">
            <text:p>4846.451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3.906" calcext:value-type="float">
            <text:p>6603.906</text:p>
          </table:table-cell>
          <table:table-cell office:value-type="float" office:value="905.165" calcext:value-type="float">
            <text:p>905.165</text:p>
          </table:table-cell>
          <table:table-cell office:value-type="float" office:value="6649.633" calcext:value-type="float">
            <text:p>6649.633</text:p>
          </table:table-cell>
          <table:table-cell office:value-type="float" office:value="3043.27" calcext:value-type="float">
            <text:p>3043.27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4.22" calcext:value-type="float">
            <text:p>54.2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91.292" calcext:value-type="float">
            <text:p>-91.292</text:p>
          </table:table-cell>
          <table:table-cell office:value-type="float" office:value="987.979" calcext:value-type="float">
            <text:p>987.9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75.692" calcext:value-type="float">
            <text:p>3475.69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5935.954" calcext:value-type="float">
            <text:p>-5935.9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572" calcext:value-type="float">
            <text:p>264.572</text:p>
          </table:table-cell>
          <table:table-cell office:value-type="float" office:value="61.593" calcext:value-type="float">
            <text:p>61.593</text:p>
          </table:table-cell>
          <table:table-cell office:value-type="float" office:value="2346.384" calcext:value-type="float">
            <text:p>2346.384</text:p>
          </table:table-cell>
          <table:table-cell office:value-type="float" office:value="381.291" calcext:value-type="float">
            <text:p>381.291</text:p>
          </table:table-cell>
          <table:table-cell office:value-type="float" office:value="1024.142" calcext:value-type="float">
            <text:p>1024.142</text:p>
          </table:table-cell>
          <table:table-cell office:value-type="float" office:value="-494.999" calcext:value-type="float">
            <text:p>-494.999</text:p>
          </table:table-cell>
          <table:table-cell office:value-type="float" office:value="4647.575" calcext:value-type="float">
            <text:p>4647.575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839.672" calcext:value-type="float">
            <text:p>839.672</text:p>
          </table:table-cell>
          <table:table-cell office:value-type="float" office:value="6320.288" calcext:value-type="float">
            <text:p>6320.288</text:p>
          </table:table-cell>
          <table:table-cell office:value-type="float" office:value="2974.863" calcext:value-type="float">
            <text:p>2974.863</text:p>
          </table:table-cell>
          <table:table-cell office:value-type="float" office:value="4857.503" calcext:value-type="float">
            <text:p>4857.503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886.127" calcext:value-type="float">
            <text:p>886.127</text:p>
          </table:table-cell>
          <table:table-cell office:value-type="float" office:value="6622.758" calcext:value-type="float">
            <text:p>6622.758</text:p>
          </table:table-cell>
          <table:table-cell office:value-type="float" office:value="3092.247" calcext:value-type="float">
            <text:p>3092.247</text:p>
          </table:table-cell>
          <table:table-cell office:value-type="float" office:value="11.973" calcext:value-type="float">
            <text:p>11.97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4.591" calcext:value-type="float">
            <text:p>34.591</text:p>
          </table:table-cell>
          <table:table-cell office:value-type="float" office:value="5505.736" calcext:value-type="float">
            <text:p>5505.736</text:p>
          </table:table-cell>
          <table:table-cell office:value-type="float" office:value="-56.935" calcext:value-type="float">
            <text:p>-56.935</text:p>
          </table:table-cell>
          <table:table-cell office:value-type="float" office:value="711.709" calcext:value-type="float">
            <text:p>711.709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406.517" calcext:value-type="float">
            <text:p>2406.517</text:p>
          </table:table-cell>
          <table:table-cell office:value-type="float" office:value="5505.736" calcext:value-type="float">
            <text:p>5505.736</text:p>
          </table:table-cell>
          <table:table-cell office:value-type="float" office:value="-4082.318" calcext:value-type="float">
            <text:p>-4082.3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5.675" calcext:value-type="float">
            <text:p>285.675</text:p>
          </table:table-cell>
          <table:table-cell office:value-type="float" office:value="61.586" calcext:value-type="float">
            <text:p>61.586</text:p>
          </table:table-cell>
          <table:table-cell office:value-type="float" office:value="3724.529" calcext:value-type="float">
            <text:p>3724.529</text:p>
          </table:table-cell>
          <table:table-cell office:value-type="float" office:value="463.176" calcext:value-type="float">
            <text:p>463.176</text:p>
          </table:table-cell>
          <table:table-cell office:value-type="float" office:value="1208.369" calcext:value-type="float">
            <text:p>1208.369</text:p>
          </table:table-cell>
          <table:table-cell office:value-type="float" office:value="-637.019" calcext:value-type="float">
            <text:p>-637.019</text:p>
          </table:table-cell>
          <table:table-cell office:value-type="float" office:value="4642.139" calcext:value-type="float">
            <text:p>4642.139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855.755" calcext:value-type="float">
            <text:p>855.755</text:p>
          </table:table-cell>
          <table:table-cell office:value-type="float" office:value="6346.89" calcext:value-type="float">
            <text:p>6346.89</text:p>
          </table:table-cell>
          <table:table-cell office:value-type="float" office:value="2937.388" calcext:value-type="float">
            <text:p>2937.388</text:p>
          </table:table-cell>
          <table:table-cell office:value-type="float" office:value="4847.244" calcext:value-type="float">
            <text:p>4847.244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02.2" calcext:value-type="float">
            <text:p>902.2</text:p>
          </table:table-cell>
          <table:table-cell office:value-type="float" office:value="6644.518" calcext:value-type="float">
            <text:p>6644.518</text:p>
          </table:table-cell>
          <table:table-cell office:value-type="float" office:value="3049.97" calcext:value-type="float">
            <text:p>3049.97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.816" calcext:value-type="float">
            <text:p>42.816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72.521" calcext:value-type="float">
            <text:p>-72.521</text:p>
          </table:table-cell>
          <table:table-cell office:value-type="float" office:value="679.35" calcext:value-type="float">
            <text:p>679.3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83.474" calcext:value-type="float">
            <text:p>3783.474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6857.718" calcext:value-type="float">
            <text:p>-6857.7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506" calcext:value-type="float">
            <text:p>276.506</text:p>
          </table:table-cell>
          <table:table-cell office:value-type="float" office:value="62.272" calcext:value-type="float">
            <text:p>62.272</text:p>
          </table:table-cell>
          <table:table-cell office:value-type="float" office:value="3863.147" calcext:value-type="float">
            <text:p>3863.147</text:p>
          </table:table-cell>
          <table:table-cell office:value-type="float" office:value="492.5" calcext:value-type="float">
            <text:p>492.5</text:p>
          </table:table-cell>
          <table:table-cell office:value-type="float" office:value="1257.617" calcext:value-type="float">
            <text:p>1257.617</text:p>
          </table:table-cell>
          <table:table-cell office:value-type="float" office:value="-704.605" calcext:value-type="float">
            <text:p>-704.605</text:p>
          </table:table-cell>
          <table:table-cell office:value-type="float" office:value="4645.994" calcext:value-type="float">
            <text:p>4645.994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7318.747" calcext:value-type="float">
            <text:p>7318.747</text:p>
          </table:table-cell>
          <table:table-cell office:value-type="float" office:value="899.355" calcext:value-type="float">
            <text:p>899.355</text:p>
          </table:table-cell>
          <table:table-cell office:value-type="float" office:value="6437.601" calcext:value-type="float">
            <text:p>6437.601</text:p>
          </table:table-cell>
          <table:table-cell office:value-type="float" office:value="2854.387" calcext:value-type="float">
            <text:p>2854.387</text:p>
          </table:table-cell>
          <table:table-cell office:value-type="float" office:value="4854.577" calcext:value-type="float">
            <text:p>4854.577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7682.876" calcext:value-type="float">
            <text:p>7682.876</text:p>
          </table:table-cell>
          <table:table-cell office:value-type="float" office:value="946.274" calcext:value-type="float">
            <text:p>946.274</text:p>
          </table:table-cell>
          <table:table-cell office:value-type="float" office:value="6739.652" calcext:value-type="float">
            <text:p>6739.652</text:p>
          </table:table-cell>
          <table:table-cell office:value-type="float" office:value="2969.501" calcext:value-type="float">
            <text:p>2969.501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6.892" calcext:value-type="float">
            <text:p>46.892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80.027" calcext:value-type="float">
            <text:p>-80.027</text:p>
          </table:table-cell>
          <table:table-cell office:value-type="float" office:value="899.363" calcext:value-type="float">
            <text:p>899.36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9.128" calcext:value-type="float">
            <text:p>4099.128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7266.518" calcext:value-type="float">
            <text:p>-7266.5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2.266" calcext:value-type="float">
            <text:p>342.266</text:p>
          </table:table-cell>
          <table:table-cell office:value-type="float" office:value="61.994" calcext:value-type="float">
            <text:p>61.994</text:p>
          </table:table-cell>
          <table:table-cell office:value-type="float" office:value="3438.504" calcext:value-type="float">
            <text:p>3438.504</text:p>
          </table:table-cell>
          <table:table-cell office:value-type="float" office:value="517.352" calcext:value-type="float">
            <text:p>517.352</text:p>
          </table:table-cell>
          <table:table-cell office:value-type="float" office:value="1372.884" calcext:value-type="float">
            <text:p>1372.884</text:p>
          </table:table-cell>
          <table:table-cell office:value-type="float" office:value="-688.351" calcext:value-type="float">
            <text:p>-688.351</text:p>
          </table:table-cell>
          <table:table-cell office:value-type="float" office:value="4649.878" calcext:value-type="float">
            <text:p>4649.878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7048.012" calcext:value-type="float">
            <text:p>7048.012</text:p>
          </table:table-cell>
          <table:table-cell office:value-type="float" office:value="848.139" calcext:value-type="float">
            <text:p>848.139</text:p>
          </table:table-cell>
          <table:table-cell office:value-type="float" office:value="6339.458" calcext:value-type="float">
            <text:p>6339.458</text:p>
          </table:table-cell>
          <table:table-cell office:value-type="float" office:value="2960.298" calcext:value-type="float">
            <text:p>2960.298</text:p>
          </table:table-cell>
          <table:table-cell office:value-type="float" office:value="4862.31" calcext:value-type="float">
            <text:p>4862.31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7370.354" calcext:value-type="float">
            <text:p>7370.354</text:p>
          </table:table-cell>
          <table:table-cell office:value-type="float" office:value="891.455" calcext:value-type="float">
            <text:p>891.455</text:p>
          </table:table-cell>
          <table:table-cell office:value-type="float" office:value="6638.179" calcext:value-type="float">
            <text:p>6638.179</text:p>
          </table:table-cell>
          <table:table-cell office:value-type="float" office:value="3086.442" calcext:value-type="float">
            <text:p>3086.442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6.37" calcext:value-type="float">
            <text:p>46.37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75.573" calcext:value-type="float">
            <text:p>-75.573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7.761" calcext:value-type="float">
            <text:p>4087.761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6878.711" calcext:value-type="float">
            <text:p>-6878.7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7.646" calcext:value-type="float">
            <text:p>307.646</text:p>
          </table:table-cell>
          <table:table-cell office:value-type="float" office:value="61.915" calcext:value-type="float">
            <text:p>61.915</text:p>
          </table:table-cell>
          <table:table-cell office:value-type="float" office:value="1946.057" calcext:value-type="float">
            <text:p>1946.057</text:p>
          </table:table-cell>
          <table:table-cell office:value-type="float" office:value="338.721" calcext:value-type="float">
            <text:p>338.721</text:p>
          </table:table-cell>
          <table:table-cell office:value-type="float" office:value="982.413" calcext:value-type="float">
            <text:p>982.413</text:p>
          </table:table-cell>
          <table:table-cell office:value-type="float" office:value="-367.121" calcext:value-type="float">
            <text:p>-367.121</text:p>
          </table:table-cell>
          <table:table-cell office:value-type="float" office:value="4693.995" calcext:value-type="float">
            <text:p>4693.995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951.019" calcext:value-type="float">
            <text:p>6951.019</text:p>
          </table:table-cell>
          <table:table-cell office:value-type="float" office:value="824.21" calcext:value-type="float">
            <text:p>824.21</text:p>
          </table:table-cell>
          <table:table-cell office:value-type="float" office:value="6335.905" calcext:value-type="float">
            <text:p>6335.905</text:p>
          </table:table-cell>
          <table:table-cell office:value-type="float" office:value="3052.084" calcext:value-type="float">
            <text:p>3052.084</text:p>
          </table:table-cell>
          <table:table-cell office:value-type="float" office:value="4903.448" calcext:value-type="float">
            <text:p>4903.448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7307.417" calcext:value-type="float">
            <text:p>7307.417</text:p>
          </table:table-cell>
          <table:table-cell office:value-type="float" office:value="874.041" calcext:value-type="float">
            <text:p>874.041</text:p>
          </table:table-cell>
          <table:table-cell office:value-type="float" office:value="6644.628" calcext:value-type="float">
            <text:p>6644.628</text:p>
          </table:table-cell>
          <table:table-cell office:value-type="float" office:value="3162.268" calcext:value-type="float">
            <text:p>3162.268</text:p>
          </table:table-cell>
          <table:table-cell office:value-type="float" office:value="15.773" calcext:value-type="float">
            <text:p>15.7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.024" calcext:value-type="float">
            <text:p>30.024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44.038" calcext:value-type="float">
            <text:p>-44.038</text:p>
          </table:table-cell>
          <table:table-cell office:value-type="float" office:value="951.273" calcext:value-type="float">
            <text:p>951.27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426.868" calcext:value-type="float">
            <text:p>2426.868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3883.296" calcext:value-type="float">
            <text:p>-3883.2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1.661" calcext:value-type="float">
            <text:p>901.661</text:p>
          </table:table-cell>
          <table:table-cell office:value-type="float" office:value="62.663" calcext:value-type="float">
            <text:p>62.663</text:p>
          </table:table-cell>
          <table:table-cell office:value-type="float" office:value="23156.58" calcext:value-type="float">
            <text:p>23156.58</text:p>
          </table:table-cell>
          <table:table-cell office:value-type="float" office:value="3568.215" calcext:value-type="float">
            <text:p>3568.215</text:p>
          </table:table-cell>
          <table:table-cell office:value-type="float" office:value="8009.909" calcext:value-type="float">
            <text:p>8009.909</text:p>
          </table:table-cell>
          <table:table-cell office:value-type="float" office:value="-6206.587" calcext:value-type="float">
            <text:p>-6206.587</text:p>
          </table:table-cell>
          <table:table-cell office:value-type="float" office:value="4694.447" calcext:value-type="float">
            <text:p>4694.447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886.875" calcext:value-type="float">
            <text:p>6886.875</text:p>
          </table:table-cell>
          <table:table-cell office:value-type="float" office:value="824.417" calcext:value-type="float">
            <text:p>824.417</text:p>
          </table:table-cell>
          <table:table-cell office:value-type="float" office:value="6336.769" calcext:value-type="float">
            <text:p>6336.769</text:p>
          </table:table-cell>
          <table:table-cell office:value-type="float" office:value="3052.125" calcext:value-type="float">
            <text:p>3052.125</text:p>
          </table:table-cell>
          <table:table-cell office:value-type="float" office:value="4903.251" calcext:value-type="float">
            <text:p>4903.251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7223.033" calcext:value-type="float">
            <text:p>7223.033</text:p>
          </table:table-cell>
          <table:table-cell office:value-type="float" office:value="873.066" calcext:value-type="float">
            <text:p>873.066</text:p>
          </table:table-cell>
          <table:table-cell office:value-type="float" office:value="6642.488" calcext:value-type="float">
            <text:p>6642.488</text:p>
          </table:table-cell>
          <table:table-cell office:value-type="float" office:value="3164.014" calcext:value-type="float">
            <text:p>3164.014</text:p>
          </table:table-cell>
          <table:table-cell office:value-type="float" office:value="74.52" calcext:value-type="float">
            <text:p>74.52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47.536" calcext:value-type="float">
            <text:p>347.536</text:p>
          </table:table-cell>
          <table:table-cell office:value-type="float" office:value="68366.181" calcext:value-type="float">
            <text:p>68366.181</text:p>
          </table:table-cell>
          <table:table-cell office:value-type="float" office:value="-617.807" calcext:value-type="float">
            <text:p>-617.807</text:p>
          </table:table-cell>
          <table:table-cell office:value-type="float" office:value="6265.085" calcext:value-type="float">
            <text:p>6265.085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1173.65" calcext:value-type="float">
            <text:p>31173.65</text:p>
          </table:table-cell>
          <table:table-cell office:value-type="float" office:value="68366.181" calcext:value-type="float">
            <text:p>68366.181</text:p>
          </table:table-cell>
          <table:table-cell office:value-type="float" office:value="-55836.011" calcext:value-type="float">
            <text:p>-55836.0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6.209" calcext:value-type="float">
            <text:p>386.209</text:p>
          </table:table-cell>
          <table:table-cell office:value-type="float" office:value="60.317" calcext:value-type="float">
            <text:p>60.317</text:p>
          </table:table-cell>
          <table:table-cell office:value-type="float" office:value="7025.883" calcext:value-type="float">
            <text:p>7025.883</text:p>
          </table:table-cell>
          <table:table-cell office:value-type="float" office:value="1059.377" calcext:value-type="float">
            <text:p>1059.377</text:p>
          </table:table-cell>
          <table:table-cell office:value-type="float" office:value="2496.596" calcext:value-type="float">
            <text:p>2496.596</text:p>
          </table:table-cell>
          <table:table-cell office:value-type="float" office:value="-1724.178" calcext:value-type="float">
            <text:p>-1724.178</text:p>
          </table:table-cell>
          <table:table-cell office:value-type="float" office:value="4695.989" calcext:value-type="float">
            <text:p>4695.98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742.275" calcext:value-type="float">
            <text:p>6742.275</text:p>
          </table:table-cell>
          <table:table-cell office:value-type="float" office:value="832.813" calcext:value-type="float">
            <text:p>832.813</text:p>
          </table:table-cell>
          <table:table-cell office:value-type="float" office:value="6355.038" calcext:value-type="float">
            <text:p>6355.038</text:p>
          </table:table-cell>
          <table:table-cell office:value-type="float" office:value="3036.94" calcext:value-type="float">
            <text:p>3036.94</text:p>
          </table:table-cell>
          <table:table-cell office:value-type="float" office:value="4898.508" calcext:value-type="float">
            <text:p>4898.508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7063.284" calcext:value-type="float">
            <text:p>7063.284</text:p>
          </table:table-cell>
          <table:table-cell office:value-type="float" office:value="879.579" calcext:value-type="float">
            <text:p>879.579</text:p>
          </table:table-cell>
          <table:table-cell office:value-type="float" office:value="6650.719" calcext:value-type="float">
            <text:p>6650.719</text:p>
          </table:table-cell>
          <table:table-cell office:value-type="float" office:value="3146.296" calcext:value-type="float">
            <text:p>3146.296</text:p>
          </table:table-cell>
          <table:table-cell office:value-type="float" office:value="24.613" calcext:value-type="float">
            <text:p>24.613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1.899" calcext:value-type="float">
            <text:p>101.899</text:p>
          </table:table-cell>
          <table:table-cell office:value-type="float" office:value="19806.698" calcext:value-type="float">
            <text:p>19806.698</text:p>
          </table:table-cell>
          <table:table-cell office:value-type="float" office:value="-178.38" calcext:value-type="float">
            <text:p>-178.38</text:p>
          </table:table-cell>
          <table:table-cell office:value-type="float" office:value="1949.091" calcext:value-type="float">
            <text:p>1949.091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964.202" calcext:value-type="float">
            <text:p>8964.202</text:p>
          </table:table-cell>
          <table:table-cell office:value-type="float" office:value="19806.698" calcext:value-type="float">
            <text:p>19806.698</text:p>
          </table:table-cell>
          <table:table-cell office:value-type="float" office:value="-15908.515" calcext:value-type="float">
            <text:p>-15908.51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268" calcext:value-type="float">
            <text:p>276.268</text:p>
          </table:table-cell>
          <table:table-cell office:value-type="float" office:value="61.827" calcext:value-type="float">
            <text:p>61.827</text:p>
          </table:table-cell>
          <table:table-cell office:value-type="float" office:value="2926.739" calcext:value-type="float">
            <text:p>2926.739</text:p>
          </table:table-cell>
          <table:table-cell office:value-type="float" office:value="400.076" calcext:value-type="float">
            <text:p>400.076</text:p>
          </table:table-cell>
          <table:table-cell office:value-type="float" office:value="1073.26" calcext:value-type="float">
            <text:p>1073.26</text:p>
          </table:table-cell>
          <table:table-cell office:value-type="float" office:value="-520.725" calcext:value-type="float">
            <text:p>-520.725</text:p>
          </table:table-cell>
          <table:table-cell office:value-type="float" office:value="4723.045" calcext:value-type="float">
            <text:p>4723.045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7105.947" calcext:value-type="float">
            <text:p>7105.947</text:p>
          </table:table-cell>
          <table:table-cell office:value-type="float" office:value="880.48" calcext:value-type="float">
            <text:p>880.48</text:p>
          </table:table-cell>
          <table:table-cell office:value-type="float" office:value="6477.052" calcext:value-type="float">
            <text:p>6477.052</text:p>
          </table:table-cell>
          <table:table-cell office:value-type="float" office:value="2969.038" calcext:value-type="float">
            <text:p>2969.038</text:p>
          </table:table-cell>
          <table:table-cell office:value-type="float" office:value="4933.047" calcext:value-type="float">
            <text:p>4933.047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7452.87" calcext:value-type="float">
            <text:p>7452.87</text:p>
          </table:table-cell>
          <table:table-cell office:value-type="float" office:value="929.449" calcext:value-type="float">
            <text:p>929.449</text:p>
          </table:table-cell>
          <table:table-cell office:value-type="float" office:value="6784.604" calcext:value-type="float">
            <text:p>6784.604</text:p>
          </table:table-cell>
          <table:table-cell office:value-type="float" office:value="3081.49" calcext:value-type="float">
            <text:p>3081.49</text:p>
          </table:table-cell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7.497" calcext:value-type="float">
            <text:p>37.497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61.017" calcext:value-type="float">
            <text:p>-61.017</text:p>
          </table:table-cell>
          <table:table-cell office:value-type="float" office:value="894.028" calcext:value-type="float">
            <text:p>894.02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868.369" calcext:value-type="float">
            <text:p>2868.369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4820.057" calcext:value-type="float">
            <text:p>-4820.05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9.721" calcext:value-type="float">
            <text:p>229.721</text:p>
          </table:table-cell>
          <table:table-cell office:value-type="float" office:value="60.896" calcext:value-type="float">
            <text:p>60.896</text:p>
          </table:table-cell>
          <table:table-cell office:value-type="float" office:value="1259.342" calcext:value-type="float">
            <text:p>1259.342</text:p>
          </table:table-cell>
          <table:table-cell office:value-type="float" office:value="219.109" calcext:value-type="float">
            <text:p>219.109</text:p>
          </table:table-cell>
          <table:table-cell office:value-type="float" office:value="666.209" calcext:value-type="float">
            <text:p>666.209</text:p>
          </table:table-cell>
          <table:table-cell office:value-type="float" office:value="-206.766" calcext:value-type="float">
            <text:p>-206.766</text:p>
          </table:table-cell>
          <table:table-cell office:value-type="float" office:value="4721.68" calcext:value-type="float">
            <text:p>4721.68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584.452" calcext:value-type="float">
            <text:p>6584.452</text:p>
          </table:table-cell>
          <table:table-cell office:value-type="float" office:value="822.066" calcext:value-type="float">
            <text:p>822.066</text:p>
          </table:table-cell>
          <table:table-cell office:value-type="float" office:value="6359.32" calcext:value-type="float">
            <text:p>6359.32</text:p>
          </table:table-cell>
          <table:table-cell office:value-type="float" office:value="3084.04" calcext:value-type="float">
            <text:p>3084.04</text:p>
          </table:table-cell>
          <table:table-cell office:value-type="float" office:value="4929.442" calcext:value-type="float">
            <text:p>4929.442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919.46" calcext:value-type="float">
            <text:p>6919.46</text:p>
          </table:table-cell>
          <table:table-cell office:value-type="float" office:value="865.641" calcext:value-type="float">
            <text:p>865.641</text:p>
          </table:table-cell>
          <table:table-cell office:value-type="float" office:value="6653.887" calcext:value-type="float">
            <text:p>6653.887</text:p>
          </table:table-cell>
          <table:table-cell office:value-type="float" office:value="3204.998" calcext:value-type="float">
            <text:p>3204.998</text:p>
          </table:table-cell>
          <table:table-cell office:value-type="float" office:value="9.347" calcext:value-type="float">
            <text:p>9.34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43" calcext:value-type="float">
            <text:p>17.4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25.375" calcext:value-type="float">
            <text:p>-25.375</text:p>
          </table:table-cell>
          <table:table-cell office:value-type="float" office:value="481.703" calcext:value-type="float">
            <text:p>481.70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2.213" calcext:value-type="float">
            <text:p>1152.21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1813.623" calcext:value-type="float">
            <text:p>-1813.62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9.237" calcext:value-type="float">
            <text:p>239.237</text:p>
          </table:table-cell>
          <table:table-cell office:value-type="float" office:value="60.434" calcext:value-type="float">
            <text:p>60.434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202.242" calcext:value-type="float">
            <text:p>202.242</text:p>
          </table:table-cell>
          <table:table-cell office:value-type="float" office:value="642.123" calcext:value-type="float">
            <text:p>642.123</text:p>
          </table:table-cell>
          <table:table-cell office:value-type="float" office:value="-163.65" calcext:value-type="float">
            <text:p>-163.65</text:p>
          </table:table-cell>
          <table:table-cell office:value-type="float" office:value="4725.97" calcext:value-type="float">
            <text:p>4725.97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605.017" calcext:value-type="float">
            <text:p>6605.017</text:p>
          </table:table-cell>
          <table:table-cell office:value-type="float" office:value="766.801" calcext:value-type="float">
            <text:p>766.801</text:p>
          </table:table-cell>
          <table:table-cell office:value-type="float" office:value="6253.516" calcext:value-type="float">
            <text:p>6253.516</text:p>
          </table:table-cell>
          <table:table-cell office:value-type="float" office:value="3198.425" calcext:value-type="float">
            <text:p>3198.425</text:p>
          </table:table-cell>
          <table:table-cell office:value-type="float" office:value="4936.034" calcext:value-type="float">
            <text:p>4936.034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893.682" calcext:value-type="float">
            <text:p>6893.682</text:p>
          </table:table-cell>
          <table:table-cell office:value-type="float" office:value="811.184" calcext:value-type="float">
            <text:p>811.184</text:p>
          </table:table-cell>
          <table:table-cell office:value-type="float" office:value="6551.995" calcext:value-type="float">
            <text:p>6551.995</text:p>
          </table:table-cell>
          <table:table-cell office:value-type="float" office:value="3320.073" calcext:value-type="float">
            <text:p>3320.073</text:p>
          </table:table-cell>
          <table:table-cell office:value-type="float" office:value="9.92" calcext:value-type="float">
            <text:p>9.9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.838" calcext:value-type="float">
            <text:p>17.838</text:p>
          </table:table-cell>
          <table:table-cell office:value-type="float" office:value="3282.801" calcext:value-type="float">
            <text:p>3282.801</text:p>
          </table:table-cell>
          <table:table-cell office:value-type="float" office:value="-25.614" calcext:value-type="float">
            <text:p>-25.614</text:p>
          </table:table-cell>
          <table:table-cell office:value-type="float" office:value="541.35" calcext:value-type="float">
            <text:p>541.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76.16" calcext:value-type="float">
            <text:p>1376.16</text:p>
          </table:table-cell>
          <table:table-cell office:value-type="float" office:value="3282.801" calcext:value-type="float">
            <text:p>3282.801</text:p>
          </table:table-cell>
          <table:table-cell office:value-type="float" office:value="-2200.101" calcext:value-type="float">
            <text:p>-2200.10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9.697" calcext:value-type="float">
            <text:p>359.697</text:p>
          </table:table-cell>
          <table:table-cell office:value-type="float" office:value="61.436" calcext:value-type="float">
            <text:p>61.436</text:p>
          </table:table-cell>
          <table:table-cell office:value-type="float" office:value="7019.806" calcext:value-type="float">
            <text:p>7019.806</text:p>
          </table:table-cell>
          <table:table-cell office:value-type="float" office:value="869.511" calcext:value-type="float">
            <text:p>869.511</text:p>
          </table:table-cell>
          <table:table-cell office:value-type="float" office:value="2091.852" calcext:value-type="float">
            <text:p>2091.852</text:p>
          </table:table-cell>
          <table:table-cell office:value-type="float" office:value="-1372.459" calcext:value-type="float">
            <text:p>-1372.459</text:p>
          </table:table-cell>
          <table:table-cell office:value-type="float" office:value="4772.274" calcext:value-type="float">
            <text:p>4772.274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605.19" calcext:value-type="float">
            <text:p>6605.19</text:p>
          </table:table-cell>
          <table:table-cell office:value-type="float" office:value="771.335" calcext:value-type="float">
            <text:p>771.335</text:p>
          </table:table-cell>
          <table:table-cell office:value-type="float" office:value="6308.852" calcext:value-type="float">
            <text:p>6308.852</text:p>
          </table:table-cell>
          <table:table-cell office:value-type="float" office:value="3235.697" calcext:value-type="float">
            <text:p>3235.697</text:p>
          </table:table-cell>
          <table:table-cell office:value-type="float" office:value="4981.134" calcext:value-type="float">
            <text:p>4981.134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944.423" calcext:value-type="float">
            <text:p>6944.423</text:p>
          </table:table-cell>
          <table:table-cell office:value-type="float" office:value="815.259" calcext:value-type="float">
            <text:p>815.259</text:p>
          </table:table-cell>
          <table:table-cell office:value-type="float" office:value="6605.213" calcext:value-type="float">
            <text:p>6605.213</text:p>
          </table:table-cell>
          <table:table-cell office:value-type="float" office:value="3357.056" calcext:value-type="float">
            <text:p>3357.056</text:p>
          </table:table-cell>
          <table:table-cell office:value-type="float" office:value="21.733" calcext:value-type="float">
            <text:p>21.733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3.61" calcext:value-type="float">
            <text:p>83.61</text:p>
          </table:table-cell>
          <table:table-cell office:value-type="float" office:value="13255.314" calcext:value-type="float">
            <text:p>13255.314</text:p>
          </table:table-cell>
          <table:table-cell office:value-type="float" office:value="-144.826" calcext:value-type="float">
            <text:p>-144.826</text:p>
          </table:table-cell>
          <table:table-cell office:value-type="float" office:value="1265.356" calcext:value-type="float">
            <text:p>1265.356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18.746" calcext:value-type="float">
            <text:p>6018.746</text:p>
          </table:table-cell>
          <table:table-cell office:value-type="float" office:value="13255.314" calcext:value-type="float">
            <text:p>13255.314</text:p>
          </table:table-cell>
          <table:table-cell office:value-type="float" office:value="-10724.602" calcext:value-type="float">
            <text:p>-10724.60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0.276" calcext:value-type="float">
            <text:p>300.276</text:p>
          </table:table-cell>
          <table:table-cell office:value-type="float" office:value="67.686" calcext:value-type="float">
            <text:p>67.686</text:p>
          </table:table-cell>
          <table:table-cell office:value-type="float" office:value="5037.573" calcext:value-type="float">
            <text:p>5037.573</text:p>
          </table:table-cell>
          <table:table-cell office:value-type="float" office:value="625.665" calcext:value-type="float">
            <text:p>625.665</text:p>
          </table:table-cell>
          <table:table-cell office:value-type="float" office:value="1546.665" calcext:value-type="float">
            <text:p>1546.665</text:p>
          </table:table-cell>
          <table:table-cell office:value-type="float" office:value="-946.113" calcext:value-type="float">
            <text:p>-946.113</text:p>
          </table:table-cell>
          <table:table-cell office:value-type="float" office:value="4768.093" calcext:value-type="float">
            <text:p>4768.093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641.86" calcext:value-type="float">
            <text:p>6641.86</text:p>
          </table:table-cell>
          <table:table-cell office:value-type="float" office:value="773.706" calcext:value-type="float">
            <text:p>773.706</text:p>
          </table:table-cell>
          <table:table-cell office:value-type="float" office:value="6309.395" calcext:value-type="float">
            <text:p>6309.395</text:p>
          </table:table-cell>
          <table:table-cell office:value-type="float" office:value="3226.791" calcext:value-type="float">
            <text:p>3226.791</text:p>
          </table:table-cell>
          <table:table-cell office:value-type="float" office:value="4978.685" calcext:value-type="float">
            <text:p>4978.685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924.736" calcext:value-type="float">
            <text:p>6924.736</text:p>
          </table:table-cell>
          <table:table-cell office:value-type="float" office:value="817.034" calcext:value-type="float">
            <text:p>817.034</text:p>
          </table:table-cell>
          <table:table-cell office:value-type="float" office:value="6606.301" calcext:value-type="float">
            <text:p>6606.301</text:p>
          </table:table-cell>
          <table:table-cell office:value-type="float" office:value="3351.069" calcext:value-type="float">
            <text:p>3351.069</text:p>
          </table:table-cell>
          <table:table-cell office:value-type="float" office:value="15.413" calcext:value-type="float">
            <text:p>15.413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9.135" calcext:value-type="float">
            <text:p>59.135</text:p>
          </table:table-cell>
          <table:table-cell office:value-type="float" office:value="9743.025" calcext:value-type="float">
            <text:p>9743.025</text:p>
          </table:table-cell>
          <table:table-cell office:value-type="float" office:value="-102.389" calcext:value-type="float">
            <text:p>-102.389</text:p>
          </table:table-cell>
          <table:table-cell office:value-type="float" office:value="999.457" calcext:value-type="float">
            <text:p>999.45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389.116" calcext:value-type="float">
            <text:p>4389.116</text:p>
          </table:table-cell>
          <table:table-cell office:value-type="float" office:value="9743.025" calcext:value-type="float">
            <text:p>9743.025</text:p>
          </table:table-cell>
          <table:table-cell office:value-type="float" office:value="-7744.112" calcext:value-type="float">
            <text:p>-7744.1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78.184" calcext:value-type="float">
            <text:p>478.184</text:p>
          </table:table-cell>
          <table:table-cell office:value-type="float" office:value="60.97" calcext:value-type="float">
            <text:p>60.97</text:p>
          </table:table-cell>
          <table:table-cell office:value-type="float" office:value="9259.54" calcext:value-type="float">
            <text:p>9259.54</text:p>
          </table:table-cell>
          <table:table-cell office:value-type="float" office:value="1290.604" calcext:value-type="float">
            <text:p>1290.604</text:p>
          </table:table-cell>
          <table:table-cell office:value-type="float" office:value="3049.199" calcext:value-type="float">
            <text:p>3049.199</text:p>
          </table:table-cell>
          <table:table-cell office:value-type="float" office:value="-2092.831" calcext:value-type="float">
            <text:p>-2092.831</text:p>
          </table:table-cell>
          <table:table-cell office:value-type="float" office:value="4764.282" calcext:value-type="float">
            <text:p>4764.282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639.34" calcext:value-type="float">
            <text:p>6639.34</text:p>
          </table:table-cell>
          <table:table-cell office:value-type="float" office:value="770.278" calcext:value-type="float">
            <text:p>770.278</text:p>
          </table:table-cell>
          <table:table-cell office:value-type="float" office:value="6298.755" calcext:value-type="float">
            <text:p>6298.755</text:p>
          </table:table-cell>
          <table:table-cell office:value-type="float" office:value="3229.809" calcext:value-type="float">
            <text:p>3229.809</text:p>
          </table:table-cell>
          <table:table-cell office:value-type="float" office:value="4978.913" calcext:value-type="float">
            <text:p>4978.913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928.631" calcext:value-type="float">
            <text:p>6928.631</text:p>
          </table:table-cell>
          <table:table-cell office:value-type="float" office:value="808.461" calcext:value-type="float">
            <text:p>808.461</text:p>
          </table:table-cell>
          <table:table-cell office:value-type="float" office:value="6589.451" calcext:value-type="float">
            <text:p>6589.451</text:p>
          </table:table-cell>
          <table:table-cell office:value-type="float" office:value="3368.375" calcext:value-type="float">
            <text:p>3368.375</text:p>
          </table:table-cell>
          <table:table-cell office:value-type="float" office:value="32.773" calcext:value-type="float">
            <text:p>32.773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4.532" calcext:value-type="float">
            <text:p>124.532</text:p>
          </table:table-cell>
          <table:table-cell office:value-type="float" office:value="24575.702" calcext:value-type="float">
            <text:p>24575.702</text:p>
          </table:table-cell>
          <table:table-cell office:value-type="float" office:value="-215.308" calcext:value-type="float">
            <text:p>-215.308</text:p>
          </table:table-cell>
          <table:table-cell office:value-type="float" office:value="2610.229" calcext:value-type="float">
            <text:p>2610.229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026.278" calcext:value-type="float">
            <text:p>11026.278</text:p>
          </table:table-cell>
          <table:table-cell office:value-type="float" office:value="24575.702" calcext:value-type="float">
            <text:p>24575.702</text:p>
          </table:table-cell>
          <table:table-cell office:value-type="float" office:value="-19355.244" calcext:value-type="float">
            <text:p>-19355.2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7.995" calcext:value-type="float">
            <text:p>267.995</text:p>
          </table:table-cell>
          <table:table-cell office:value-type="float" office:value="60.432" calcext:value-type="float">
            <text:p>60.432</text:p>
          </table:table-cell>
          <table:table-cell office:value-type="float" office:value="2355.263" calcext:value-type="float">
            <text:p>2355.263</text:p>
          </table:table-cell>
          <table:table-cell office:value-type="float" office:value="370.039" calcext:value-type="float">
            <text:p>370.039</text:p>
          </table:table-cell>
          <table:table-cell office:value-type="float" office:value="1005.151" calcext:value-type="float">
            <text:p>1005.151</text:p>
          </table:table-cell>
          <table:table-cell office:value-type="float" office:value="-469.16" calcext:value-type="float">
            <text:p>-469.16</text:p>
          </table:table-cell>
          <table:table-cell office:value-type="float" office:value="4771.267" calcext:value-type="float">
            <text:p>4771.267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478.907" calcext:value-type="float">
            <text:p>6478.907</text:p>
          </table:table-cell>
          <table:table-cell office:value-type="float" office:value="743.951" calcext:value-type="float">
            <text:p>743.951</text:p>
          </table:table-cell>
          <table:table-cell office:value-type="float" office:value="6253.294" calcext:value-type="float">
            <text:p>6253.294</text:p>
          </table:table-cell>
          <table:table-cell office:value-type="float" office:value="3289.241" calcext:value-type="float">
            <text:p>3289.241</text:p>
          </table:table-cell>
          <table:table-cell office:value-type="float" office:value="4986.225" calcext:value-type="float">
            <text:p>4986.225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768.143" calcext:value-type="float">
            <text:p>6768.143</text:p>
          </table:table-cell>
          <table:table-cell office:value-type="float" office:value="784.958" calcext:value-type="float">
            <text:p>784.958</text:p>
          </table:table-cell>
          <table:table-cell office:value-type="float" office:value="6549.942" calcext:value-type="float">
            <text:p>6549.942</text:p>
          </table:table-cell>
          <table:table-cell office:value-type="float" office:value="3422.508" calcext:value-type="float">
            <text:p>3422.508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3.461" calcext:value-type="float">
            <text:p>33.461</text:p>
          </table:table-cell>
          <table:table-cell office:value-type="float" office:value="6271.832" calcext:value-type="float">
            <text:p>6271.832</text:p>
          </table:table-cell>
          <table:table-cell office:value-type="float" office:value="-53.884" calcext:value-type="float">
            <text:p>-53.884</text:p>
          </table:table-cell>
          <table:table-cell office:value-type="float" office:value="811.858" calcext:value-type="float">
            <text:p>811.858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40.81" calcext:value-type="float">
            <text:p>2740.81</text:p>
          </table:table-cell>
          <table:table-cell office:value-type="float" office:value="6271.832" calcext:value-type="float">
            <text:p>6271.832</text:p>
          </table:table-cell>
          <table:table-cell office:value-type="float" office:value="-4648.117" calcext:value-type="float">
            <text:p>-4648.1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9.801" calcext:value-type="float">
            <text:p>329.801</text:p>
          </table:table-cell>
          <table:table-cell office:value-type="float" office:value="61.071" calcext:value-type="float">
            <text:p>61.071</text:p>
          </table:table-cell>
          <table:table-cell office:value-type="float" office:value="4022.413" calcext:value-type="float">
            <text:p>4022.413</text:p>
          </table:table-cell>
          <table:table-cell office:value-type="float" office:value="557.995" calcext:value-type="float">
            <text:p>557.995</text:p>
          </table:table-cell>
          <table:table-cell office:value-type="float" office:value="1441.384" calcext:value-type="float">
            <text:p>1441.384</text:p>
          </table:table-cell>
          <table:table-cell office:value-type="float" office:value="-781.782" calcext:value-type="float">
            <text:p>-781.782</text:p>
          </table:table-cell>
          <table:table-cell office:value-type="float" office:value="4805.856" calcext:value-type="float">
            <text:p>4805.856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18.808" calcext:value-type="float">
            <text:p>718.808</text:p>
          </table:table-cell>
          <table:table-cell office:value-type="float" office:value="6237.795" calcext:value-type="float">
            <text:p>6237.795</text:p>
          </table:table-cell>
          <table:table-cell office:value-type="float" office:value="3373.918" calcext:value-type="float">
            <text:p>3373.918</text:p>
          </table:table-cell>
          <table:table-cell office:value-type="float" office:value="5021.77" calcext:value-type="float">
            <text:p>5021.77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756.522" calcext:value-type="float">
            <text:p>756.522</text:p>
          </table:table-cell>
          <table:table-cell office:value-type="float" office:value="6528.84" calcext:value-type="float">
            <text:p>6528.84</text:p>
          </table:table-cell>
          <table:table-cell office:value-type="float" office:value="3514.701" calcext:value-type="float">
            <text:p>3514.701</text:p>
          </table:table-cell>
          <table:table-cell office:value-type="float" office:value="17.68" calcext:value-type="float">
            <text:p>17.68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2.313" calcext:value-type="float">
            <text:p>52.313</text:p>
          </table:table-cell>
          <table:table-cell office:value-type="float" office:value="10664.986" calcext:value-type="float">
            <text:p>10664.986</text:p>
          </table:table-cell>
          <table:table-cell office:value-type="float" office:value="-86.533" calcext:value-type="float">
            <text:p>-86.533</text:p>
          </table:table-cell>
          <table:table-cell office:value-type="float" office:value="1334.836" calcext:value-type="float">
            <text:p>1334.836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683.57" calcext:value-type="float">
            <text:p>4683.57</text:p>
          </table:table-cell>
          <table:table-cell office:value-type="float" office:value="10664.986" calcext:value-type="float">
            <text:p>10664.986</text:p>
          </table:table-cell>
          <table:table-cell office:value-type="float" office:value="-7995.314" calcext:value-type="float">
            <text:p>-7995.31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00.142" calcext:value-type="float">
            <text:p>400.142</text:p>
          </table:table-cell>
          <table:table-cell office:value-type="float" office:value="60.488" calcext:value-type="float">
            <text:p>60.488</text:p>
          </table:table-cell>
          <table:table-cell office:value-type="float" office:value="3725" calcext:value-type="float">
            <text:p>3725</text:p>
          </table:table-cell>
          <table:table-cell office:value-type="float" office:value="754.64" calcext:value-type="float">
            <text:p>754.64</text:p>
          </table:table-cell>
          <table:table-cell office:value-type="float" office:value="1903.463" calcext:value-type="float">
            <text:p>1903.463</text:p>
          </table:table-cell>
          <table:table-cell office:value-type="float" office:value="-1103.178" calcext:value-type="float">
            <text:p>-1103.178</text:p>
          </table:table-cell>
          <table:table-cell office:value-type="float" office:value="4803.625" calcext:value-type="float">
            <text:p>4803.625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15.241" calcext:value-type="float">
            <text:p>715.241</text:p>
          </table:table-cell>
          <table:table-cell office:value-type="float" office:value="6228.458" calcext:value-type="float">
            <text:p>6228.458</text:p>
          </table:table-cell>
          <table:table-cell office:value-type="float" office:value="3378.792" calcext:value-type="float">
            <text:p>3378.792</text:p>
          </table:table-cell>
          <table:table-cell office:value-type="float" office:value="5018.941" calcext:value-type="float">
            <text:p>5018.941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754.173" calcext:value-type="float">
            <text:p>754.173</text:p>
          </table:table-cell>
          <table:table-cell office:value-type="float" office:value="6521.33" calcext:value-type="float">
            <text:p>6521.33</text:p>
          </table:table-cell>
          <table:table-cell office:value-type="float" office:value="3516.552" calcext:value-type="float">
            <text:p>3516.552</text:p>
          </table:table-cell>
          <table:table-cell office:value-type="float" office:value="26.373" calcext:value-type="float">
            <text:p>26.373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1.824" calcext:value-type="float">
            <text:p>71.824</text:p>
          </table:table-cell>
          <table:table-cell office:value-type="float" office:value="13942.172" calcext:value-type="float">
            <text:p>13942.172</text:p>
          </table:table-cell>
          <table:table-cell office:value-type="float" office:value="-116.707" calcext:value-type="float">
            <text:p>-116.707</text:p>
          </table:table-cell>
          <table:table-cell office:value-type="float" office:value="1802.962" calcext:value-type="float">
            <text:p>1802.96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093.668" calcext:value-type="float">
            <text:p>6093.668</text:p>
          </table:table-cell>
          <table:table-cell office:value-type="float" office:value="13942.172" calcext:value-type="float">
            <text:p>13942.172</text:p>
          </table:table-cell>
          <table:table-cell office:value-type="float" office:value="-10336.247" calcext:value-type="float">
            <text:p>-10336.2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3.232" calcext:value-type="float">
            <text:p>463.232</text:p>
          </table:table-cell>
          <table:table-cell office:value-type="float" office:value="60.115" calcext:value-type="float">
            <text:p>60.115</text:p>
          </table:table-cell>
          <table:table-cell office:value-type="float" office:value="9156.567" calcext:value-type="float">
            <text:p>9156.567</text:p>
          </table:table-cell>
          <table:table-cell office:value-type="float" office:value="1118.535" calcext:value-type="float">
            <text:p>1118.535</text:p>
          </table:table-cell>
          <table:table-cell office:value-type="float" office:value="2691.468" calcext:value-type="float">
            <text:p>2691.468</text:p>
          </table:table-cell>
          <table:table-cell office:value-type="float" office:value="-1765.003" calcext:value-type="float">
            <text:p>-1765.003</text:p>
          </table:table-cell>
          <table:table-cell office:value-type="float" office:value="4822.192" calcext:value-type="float">
            <text:p>4822.192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23.695" calcext:value-type="float">
            <text:p>6423.695</text:p>
          </table:table-cell>
          <table:table-cell office:value-type="float" office:value="711.216" calcext:value-type="float">
            <text:p>711.216</text:p>
          </table:table-cell>
          <table:table-cell office:value-type="float" office:value="6239.007" calcext:value-type="float">
            <text:p>6239.007</text:p>
          </table:table-cell>
          <table:table-cell office:value-type="float" office:value="3405.377" calcext:value-type="float">
            <text:p>3405.377</text:p>
          </table:table-cell>
          <table:table-cell office:value-type="float" office:value="5039.054" calcext:value-type="float">
            <text:p>5039.054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717.136" calcext:value-type="float">
            <text:p>6717.136</text:p>
          </table:table-cell>
          <table:table-cell office:value-type="float" office:value="750.281" calcext:value-type="float">
            <text:p>750.281</text:p>
          </table:table-cell>
          <table:table-cell office:value-type="float" office:value="6533.69" calcext:value-type="float">
            <text:p>6533.69</text:p>
          </table:table-cell>
          <table:table-cell office:value-type="float" office:value="3544.419" calcext:value-type="float">
            <text:p>3544.419</text:p>
          </table:table-cell>
          <table:table-cell office:value-type="float" office:value="28.72" calcext:value-type="float">
            <text:p>28.72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07.145" calcext:value-type="float">
            <text:p>107.145</text:p>
          </table:table-cell>
          <table:table-cell office:value-type="float" office:value="20672.121" calcext:value-type="float">
            <text:p>20672.121</text:p>
          </table:table-cell>
          <table:table-cell office:value-type="float" office:value="-184.724" calcext:value-type="float">
            <text:p>-184.724</text:p>
          </table:table-cell>
          <table:table-cell office:value-type="float" office:value="1956.612" calcext:value-type="float">
            <text:p>1956.612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9394.854" calcext:value-type="float">
            <text:p>9394.854</text:p>
          </table:table-cell>
          <table:table-cell office:value-type="float" office:value="20672.121" calcext:value-type="float">
            <text:p>20672.121</text:p>
          </table:table-cell>
          <table:table-cell office:value-type="float" office:value="-16758.896" calcext:value-type="float">
            <text:p>-16758.8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0.649" calcext:value-type="float">
            <text:p>410.649</text:p>
          </table:table-cell>
          <table:table-cell office:value-type="float" office:value="62.82" calcext:value-type="float">
            <text:p>62.82</text:p>
          </table:table-cell>
          <table:table-cell office:value-type="float" office:value="6159.382" calcext:value-type="float">
            <text:p>6159.382</text:p>
          </table:table-cell>
          <table:table-cell office:value-type="float" office:value="894.959" calcext:value-type="float">
            <text:p>894.959</text:p>
          </table:table-cell>
          <table:table-cell office:value-type="float" office:value="2193.498" calcext:value-type="float">
            <text:p>2193.498</text:p>
          </table:table-cell>
          <table:table-cell office:value-type="float" office:value="-1372.201" calcext:value-type="float">
            <text:p>-1372.201</text:p>
          </table:table-cell>
          <table:table-cell office:value-type="float" office:value="4852.569" calcext:value-type="float">
            <text:p>4852.569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434.235" calcext:value-type="float">
            <text:p>6434.235</text:p>
          </table:table-cell>
          <table:table-cell office:value-type="float" office:value="711.386" calcext:value-type="float">
            <text:p>711.386</text:p>
          </table:table-cell>
          <table:table-cell office:value-type="float" office:value="6269.723" calcext:value-type="float">
            <text:p>6269.723</text:p>
          </table:table-cell>
          <table:table-cell office:value-type="float" office:value="3435.415" calcext:value-type="float">
            <text:p>3435.415</text:p>
          </table:table-cell>
          <table:table-cell office:value-type="float" office:value="5067.089" calcext:value-type="float">
            <text:p>5067.089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723.712" calcext:value-type="float">
            <text:p>6723.712</text:p>
          </table:table-cell>
          <table:table-cell office:value-type="float" office:value="753.699" calcext:value-type="float">
            <text:p>753.699</text:p>
          </table:table-cell>
          <table:table-cell office:value-type="float" office:value="6568.535" calcext:value-type="float">
            <text:p>6568.535</text:p>
          </table:table-cell>
          <table:table-cell office:value-type="float" office:value="3565.643" calcext:value-type="float">
            <text:p>3565.643</text:p>
          </table:table-cell>
          <table:table-cell office:value-type="float" office:value="25.773" calcext:value-type="float">
            <text:p>25.773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1.635" calcext:value-type="float">
            <text:p>81.635</text:p>
          </table:table-cell>
          <table:table-cell office:value-type="float" office:value="16167.591" calcext:value-type="float">
            <text:p>16167.591</text:p>
          </table:table-cell>
          <table:table-cell office:value-type="float" office:value="-136.852" calcext:value-type="float">
            <text:p>-136.852</text:p>
          </table:table-cell>
          <table:table-cell office:value-type="float" office:value="1869.783" calcext:value-type="float">
            <text:p>1869.783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177.247" calcext:value-type="float">
            <text:p>7177.247</text:p>
          </table:table-cell>
          <table:table-cell office:value-type="float" office:value="16167.591" calcext:value-type="float">
            <text:p>16167.591</text:p>
          </table:table-cell>
          <table:table-cell office:value-type="float" office:value="-12428.026" calcext:value-type="float">
            <text:p>-12428.0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6.629" calcext:value-type="float">
            <text:p>466.629</text:p>
          </table:table-cell>
          <table:table-cell office:value-type="float" office:value="61.033" calcext:value-type="float">
            <text:p>61.033</text:p>
          </table:table-cell>
          <table:table-cell office:value-type="float" office:value="6197.935" calcext:value-type="float">
            <text:p>6197.935</text:p>
          </table:table-cell>
          <table:table-cell office:value-type="float" office:value="1001.126" calcext:value-type="float">
            <text:p>1001.126</text:p>
          </table:table-cell>
          <table:table-cell office:value-type="float" office:value="2460.974" calcext:value-type="float">
            <text:p>2460.974</text:p>
          </table:table-cell>
          <table:table-cell office:value-type="float" office:value="-1527.716" calcext:value-type="float">
            <text:p>-1527.716</text:p>
          </table:table-cell>
          <table:table-cell office:value-type="float" office:value="4917.99" calcext:value-type="float">
            <text:p>4917.99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34.606" calcext:value-type="float">
            <text:p>734.606</text:p>
          </table:table-cell>
          <table:table-cell office:value-type="float" office:value="6381.4" calcext:value-type="float">
            <text:p>6381.4</text:p>
          </table:table-cell>
          <table:table-cell office:value-type="float" office:value="3454.58" calcext:value-type="float">
            <text:p>3454.58</text:p>
          </table:table-cell>
          <table:table-cell office:value-type="float" office:value="5138.636" calcext:value-type="float">
            <text:p>5138.636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774.633" calcext:value-type="float">
            <text:p>774.633</text:p>
          </table:table-cell>
          <table:table-cell office:value-type="float" office:value="6681.783" calcext:value-type="float">
            <text:p>6681.783</text:p>
          </table:table-cell>
          <table:table-cell office:value-type="float" office:value="3595.488" calcext:value-type="float">
            <text:p>3595.488</text:p>
          </table:table-cell>
          <table:table-cell office:value-type="float" office:value="31.893" calcext:value-type="float">
            <text:p>31.893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92.651" calcext:value-type="float">
            <text:p>92.651</text:p>
          </table:table-cell>
          <table:table-cell office:value-type="float" office:value="15956.031" calcext:value-type="float">
            <text:p>15956.031</text:p>
          </table:table-cell>
          <table:table-cell office:value-type="float" office:value="-152.676" calcext:value-type="float">
            <text:p>-152.676</text:p>
          </table:table-cell>
          <table:table-cell office:value-type="float" office:value="1993.579" calcext:value-type="float">
            <text:p>1993.579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7008.904" calcext:value-type="float">
            <text:p>7008.904</text:p>
          </table:table-cell>
          <table:table-cell office:value-type="float" office:value="15956.031" calcext:value-type="float">
            <text:p>15956.031</text:p>
          </table:table-cell>
          <table:table-cell office:value-type="float" office:value="-11968.873" calcext:value-type="float">
            <text:p>-11968.8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18.854" calcext:value-type="float">
            <text:p>618.854</text:p>
          </table:table-cell>
          <table:table-cell office:value-type="float" office:value="60.601" calcext:value-type="float">
            <text:p>60.601</text:p>
          </table:table-cell>
          <table:table-cell office:value-type="float" office:value="12710.282" calcext:value-type="float">
            <text:p>12710.282</text:p>
          </table:table-cell>
          <table:table-cell office:value-type="float" office:value="1981.569" calcext:value-type="float">
            <text:p>1981.569</text:p>
          </table:table-cell>
          <table:table-cell office:value-type="float" office:value="4566.342" calcext:value-type="float">
            <text:p>4566.342</text:p>
          </table:table-cell>
          <table:table-cell office:value-type="float" office:value="-3328.634" calcext:value-type="float">
            <text:p>-3328.634</text:p>
          </table:table-cell>
          <table:table-cell office:value-type="float" office:value="4943.917" calcext:value-type="float">
            <text:p>4943.917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783.117" calcext:value-type="float">
            <text:p>783.117</text:p>
          </table:table-cell>
          <table:table-cell office:value-type="float" office:value="6503.967" calcext:value-type="float">
            <text:p>6503.967</text:p>
          </table:table-cell>
          <table:table-cell office:value-type="float" office:value="3383.867" calcext:value-type="float">
            <text:p>3383.867</text:p>
          </table:table-cell>
          <table:table-cell office:value-type="float" office:value="5164.389" calcext:value-type="float">
            <text:p>5164.389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824.86" calcext:value-type="float">
            <text:p>824.86</text:p>
          </table:table-cell>
          <table:table-cell office:value-type="float" office:value="6807.594" calcext:value-type="float">
            <text:p>6807.594</text:p>
          </table:table-cell>
          <table:table-cell office:value-type="float" office:value="3521.185" calcext:value-type="float">
            <text:p>3521.185</text:p>
          </table:table-cell>
          <table:table-cell office:value-type="float" office:value="46.76" calcext:value-type="float">
            <text:p>46.76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89.778" calcext:value-type="float">
            <text:p>189.778</text:p>
          </table:table-cell>
          <table:table-cell office:value-type="float" office:value="36792.378" calcext:value-type="float">
            <text:p>36792.378</text:p>
          </table:table-cell>
          <table:table-cell office:value-type="float" office:value="-331.298" calcext:value-type="float">
            <text:p>-331.298</text:p>
          </table:table-cell>
          <table:table-cell office:value-type="float" office:value="3860.187" calcext:value-type="float">
            <text:p>3860.187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6531.377" calcext:value-type="float">
            <text:p>16531.377</text:p>
          </table:table-cell>
          <table:table-cell office:value-type="float" office:value="36792.378" calcext:value-type="float">
            <text:p>36792.378</text:p>
          </table:table-cell>
          <table:table-cell office:value-type="float" office:value="-29072.005" calcext:value-type="float">
            <text:p>-29072.0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8.036" calcext:value-type="float">
            <text:p>288.036</text:p>
          </table:table-cell>
          <table:table-cell office:value-type="float" office:value="60.082" calcext:value-type="float">
            <text:p>60.082</text:p>
          </table:table-cell>
          <table:table-cell office:value-type="float" office:value="2689.107" calcext:value-type="float">
            <text:p>2689.107</text:p>
          </table:table-cell>
          <table:table-cell office:value-type="float" office:value="440.667" calcext:value-type="float">
            <text:p>440.667</text:p>
          </table:table-cell>
          <table:table-cell office:value-type="float" office:value="1165.891" calcext:value-type="float">
            <text:p>1165.891</text:p>
          </table:table-cell>
          <table:table-cell office:value-type="float" office:value="-589.818" calcext:value-type="float">
            <text:p>-589.818</text:p>
          </table:table-cell>
          <table:table-cell office:value-type="float" office:value="4949.657" calcext:value-type="float">
            <text:p>4949.657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779.99" calcext:value-type="float">
            <text:p>779.99</text:p>
          </table:table-cell>
          <table:table-cell office:value-type="float" office:value="6503.478" calcext:value-type="float">
            <text:p>6503.478</text:p>
          </table:table-cell>
          <table:table-cell office:value-type="float" office:value="3395.837" calcext:value-type="float">
            <text:p>3395.837</text:p>
          </table:table-cell>
          <table:table-cell office:value-type="float" office:value="5171.996" calcext:value-type="float">
            <text:p>5171.996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11.424" calcext:value-type="float">
            <text:p>811.424</text:p>
          </table:table-cell>
          <table:table-cell office:value-type="float" office:value="6788.436" calcext:value-type="float">
            <text:p>6788.436</text:p>
          </table:table-cell>
          <table:table-cell office:value-type="float" office:value="3555.556" calcext:value-type="float">
            <text:p>3555.556</text:p>
          </table:table-cell>
          <table:table-cell office:value-type="float" office:value="14.72" calcext:value-type="float">
            <text:p>14.72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41.51" calcext:value-type="float">
            <text:p>41.51</text:p>
          </table:table-cell>
          <table:table-cell office:value-type="float" office:value="7885.571" calcext:value-type="float">
            <text:p>7885.571</text:p>
          </table:table-cell>
          <table:table-cell office:value-type="float" office:value="-67.972" calcext:value-type="float">
            <text:p>-67.972</text:p>
          </table:table-cell>
          <table:table-cell office:value-type="float" office:value="1042.224" calcext:value-type="float">
            <text:p>1042.22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435.239" calcext:value-type="float">
            <text:p>3435.239</text:p>
          </table:table-cell>
          <table:table-cell office:value-type="float" office:value="7885.571" calcext:value-type="float">
            <text:p>7885.571</text:p>
          </table:table-cell>
          <table:table-cell office:value-type="float" office:value="-5801.124" calcext:value-type="float">
            <text:p>-5801.1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41.53" calcext:value-type="float">
            <text:p>541.53</text:p>
          </table:table-cell>
          <table:table-cell office:value-type="float" office:value="60.112" calcext:value-type="float">
            <text:p>60.112</text:p>
          </table:table-cell>
          <table:table-cell office:value-type="float" office:value="8019.207" calcext:value-type="float">
            <text:p>8019.207</text:p>
          </table:table-cell>
          <table:table-cell office:value-type="float" office:value="1227.096" calcext:value-type="float">
            <text:p>1227.096</text:p>
          </table:table-cell>
          <table:table-cell office:value-type="float" office:value="2986.031" calcext:value-type="float">
            <text:p>2986.031</text:p>
          </table:table-cell>
          <table:table-cell office:value-type="float" office:value="-1902.971" calcext:value-type="float">
            <text:p>-1902.971</text:p>
          </table:table-cell>
          <table:table-cell office:value-type="float" office:value="4980.504" calcext:value-type="float">
            <text:p>4980.504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29.929" calcext:value-type="float">
            <text:p>729.929</text:p>
          </table:table-cell>
          <table:table-cell office:value-type="float" office:value="6434.597" calcext:value-type="float">
            <text:p>6434.597</text:p>
          </table:table-cell>
          <table:table-cell office:value-type="float" office:value="3526.411" calcext:value-type="float">
            <text:p>3526.411</text:p>
          </table:table-cell>
          <table:table-cell office:value-type="float" office:value="5206.298" calcext:value-type="float">
            <text:p>5206.298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767.872" calcext:value-type="float">
            <text:p>767.872</text:p>
          </table:table-cell>
          <table:table-cell office:value-type="float" office:value="6735.978" calcext:value-type="float">
            <text:p>6735.978</text:p>
          </table:table-cell>
          <table:table-cell office:value-type="float" office:value="3676.618" calcext:value-type="float">
            <text:p>3676.618</text:p>
          </table:table-cell>
          <table:table-cell office:value-type="float" office:value="39.533" calcext:value-type="float">
            <text:p>39.533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6.36" calcext:value-type="float">
            <text:p>116.36</text:p>
          </table:table-cell>
          <table:table-cell office:value-type="float" office:value="16469.595" calcext:value-type="float">
            <text:p>16469.595</text:p>
          </table:table-cell>
          <table:table-cell office:value-type="float" office:value="-192.268" calcext:value-type="float">
            <text:p>-192.268</text:p>
          </table:table-cell>
          <table:table-cell office:value-type="float" office:value="2170.535" calcext:value-type="float">
            <text:p>2170.535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177.875" calcext:value-type="float">
            <text:p>7177.875</text:p>
          </table:table-cell>
          <table:table-cell office:value-type="float" office:value="16469.595" calcext:value-type="float">
            <text:p>16469.595</text:p>
          </table:table-cell>
          <table:table-cell office:value-type="float" office:value="-12128.524" calcext:value-type="float">
            <text:p>-12128.5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8.372" calcext:value-type="float">
            <text:p>258.372</text:p>
          </table:table-cell>
          <table:table-cell office:value-type="float" office:value="61.845" calcext:value-type="float">
            <text:p>61.845</text:p>
          </table:table-cell>
          <table:table-cell office:value-type="float" office:value="1809.046" calcext:value-type="float">
            <text:p>1809.046</text:p>
          </table:table-cell>
          <table:table-cell office:value-type="float" office:value="337.476" calcext:value-type="float">
            <text:p>337.476</text:p>
          </table:table-cell>
          <table:table-cell office:value-type="float" office:value="930.659" calcext:value-type="float">
            <text:p>930.659</text:p>
          </table:table-cell>
          <table:table-cell office:value-type="float" office:value="-413.915" calcext:value-type="float">
            <text:p>-413.915</text:p>
          </table:table-cell>
          <table:table-cell office:value-type="float" office:value="4963.525" calcext:value-type="float">
            <text:p>4963.525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29.895" calcext:value-type="float">
            <text:p>729.895</text:p>
          </table:table-cell>
          <table:table-cell office:value-type="float" office:value="6417.55" calcext:value-type="float">
            <text:p>6417.55</text:p>
          </table:table-cell>
          <table:table-cell office:value-type="float" office:value="3509.5" calcext:value-type="float">
            <text:p>3509.5</text:p>
          </table:table-cell>
          <table:table-cell office:value-type="float" office:value="5192.476" calcext:value-type="float">
            <text:p>5192.476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769.456" calcext:value-type="float">
            <text:p>769.456</text:p>
          </table:table-cell>
          <table:table-cell office:value-type="float" office:value="6725.311" calcext:value-type="float">
            <text:p>6725.311</text:p>
          </table:table-cell>
          <table:table-cell office:value-type="float" office:value="3659.64" calcext:value-type="float">
            <text:p>3659.64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1.21" calcext:value-type="float">
            <text:p>31.21</text:p>
          </table:table-cell>
          <table:table-cell office:value-type="float" office:value="6382.969" calcext:value-type="float">
            <text:p>6382.969</text:p>
          </table:table-cell>
          <table:table-cell office:value-type="float" office:value="-49.441" calcext:value-type="float">
            <text:p>-49.441</text:p>
          </table:table-cell>
          <table:table-cell office:value-type="float" office:value="912.123" calcext:value-type="float">
            <text:p>912.12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46.268" calcext:value-type="float">
            <text:p>2746.268</text:p>
          </table:table-cell>
          <table:table-cell office:value-type="float" office:value="6382.969" calcext:value-type="float">
            <text:p>6382.969</text:p>
          </table:table-cell>
          <table:table-cell office:value-type="float" office:value="-4558.724" calcext:value-type="float">
            <text:p>-4558.7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33.123" calcext:value-type="float">
            <text:p>633.123</text:p>
          </table:table-cell>
          <table:table-cell office:value-type="float" office:value="60.061" calcext:value-type="float">
            <text:p>60.061</text:p>
          </table:table-cell>
          <table:table-cell office:value-type="float" office:value="18847.832" calcext:value-type="float">
            <text:p>18847.832</text:p>
          </table:table-cell>
          <table:table-cell office:value-type="float" office:value="2239.634" calcext:value-type="float">
            <text:p>2239.634</text:p>
          </table:table-cell>
          <table:table-cell office:value-type="float" office:value="5094.702" calcext:value-type="float">
            <text:p>5094.702</text:p>
          </table:table-cell>
          <table:table-cell office:value-type="float" office:value="-3828.456" calcext:value-type="float">
            <text:p>-3828.456</text:p>
          </table:table-cell>
          <table:table-cell office:value-type="float" office:value="4997.735" calcext:value-type="float">
            <text:p>4997.735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16.146" calcext:value-type="float">
            <text:p>716.146</text:p>
          </table:table-cell>
          <table:table-cell office:value-type="float" office:value="6424.372" calcext:value-type="float">
            <text:p>6424.372</text:p>
          </table:table-cell>
          <table:table-cell office:value-type="float" office:value="3571.098" calcext:value-type="float">
            <text:p>3571.098</text:p>
          </table:table-cell>
          <table:table-cell office:value-type="float" office:value="5222.907" calcext:value-type="float">
            <text:p>5222.907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758.317" calcext:value-type="float">
            <text:p>758.317</text:p>
          </table:table-cell>
          <table:table-cell office:value-type="float" office:value="6733.552" calcext:value-type="float">
            <text:p>6733.552</text:p>
          </table:table-cell>
          <table:table-cell office:value-type="float" office:value="3712.263" calcext:value-type="float">
            <text:p>3712.263</text:p>
          </table:table-cell>
          <table:table-cell office:value-type="float" office:value="47.013" calcext:value-type="float">
            <text:p>47.013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218.62" calcext:value-type="float">
            <text:p>218.62</text:p>
          </table:table-cell>
          <table:table-cell office:value-type="float" office:value="44780.075" calcext:value-type="float">
            <text:p>44780.075</text:p>
          </table:table-cell>
          <table:table-cell office:value-type="float" office:value="-388.5" calcext:value-type="float">
            <text:p>-388.5</text:p>
          </table:table-cell>
          <table:table-cell office:value-type="float" office:value="3793.644" calcext:value-type="float">
            <text:p>3793.644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20574.463" calcext:value-type="float">
            <text:p>20574.463</text:p>
          </table:table-cell>
          <table:table-cell office:value-type="float" office:value="44780.075" calcext:value-type="float">
            <text:p>44780.075</text:p>
          </table:table-cell>
          <table:table-cell office:value-type="float" office:value="-37192.788" calcext:value-type="float">
            <text:p>-37192.7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4.653" calcext:value-type="float">
            <text:p>274.653</text:p>
          </table:table-cell>
          <table:table-cell office:value-type="float" office:value="60.411" calcext:value-type="float">
            <text:p>60.411</text:p>
          </table:table-cell>
          <table:table-cell office:value-type="float" office:value="1506.285" calcext:value-type="float">
            <text:p>1506.285</text:p>
          </table:table-cell>
          <table:table-cell office:value-type="float" office:value="304.479" calcext:value-type="float">
            <text:p>304.479</text:p>
          </table:table-cell>
          <table:table-cell office:value-type="float" office:value="881.207" calcext:value-type="float">
            <text:p>881.207</text:p>
          </table:table-cell>
          <table:table-cell office:value-type="float" office:value="-331.9" calcext:value-type="float">
            <text:p>-331.9</text:p>
          </table:table-cell>
          <table:table-cell office:value-type="float" office:value="5006.411" calcext:value-type="float">
            <text:p>5006.411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24.488" calcext:value-type="float">
            <text:p>724.488</text:p>
          </table:table-cell>
          <table:table-cell office:value-type="float" office:value="6449.664" calcext:value-type="float">
            <text:p>6449.664</text:p>
          </table:table-cell>
          <table:table-cell office:value-type="float" office:value="3563.157" calcext:value-type="float">
            <text:p>3563.157</text:p>
          </table:table-cell>
          <table:table-cell office:value-type="float" office:value="5231.659" calcext:value-type="float">
            <text:p>5231.659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766.33" calcext:value-type="float">
            <text:p>766.33</text:p>
          </table:table-cell>
          <table:table-cell office:value-type="float" office:value="6758.267" calcext:value-type="float">
            <text:p>6758.267</text:p>
          </table:table-cell>
          <table:table-cell office:value-type="float" office:value="3705.051" calcext:value-type="float">
            <text:p>3705.051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6.538" calcext:value-type="float">
            <text:p>26.538</text:p>
          </table:table-cell>
          <table:table-cell office:value-type="float" office:value="3457.154" calcext:value-type="float">
            <text:p>3457.154</text:p>
          </table:table-cell>
          <table:table-cell office:value-type="float" office:value="-39.481" calcext:value-type="float">
            <text:p>-39.481</text:p>
          </table:table-cell>
          <table:table-cell office:value-type="float" office:value="606.392" calcext:value-type="float">
            <text:p>606.39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431.032" calcext:value-type="float">
            <text:p>1431.032</text:p>
          </table:table-cell>
          <table:table-cell office:value-type="float" office:value="3457.154" calcext:value-type="float">
            <text:p>3457.154</text:p>
          </table:table-cell>
          <table:table-cell office:value-type="float" office:value="-2244.371" calcext:value-type="float">
            <text:p>-2244.3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0.418" calcext:value-type="float">
            <text:p>210.418</text:p>
          </table:table-cell>
          <table:table-cell office:value-type="float" office:value="60.413" calcext:value-type="float">
            <text:p>60.413</text:p>
          </table:table-cell>
          <table:table-cell office:value-type="float" office:value="1778.514" calcext:value-type="float">
            <text:p>1778.514</text:p>
          </table:table-cell>
          <table:table-cell office:value-type="float" office:value="232.9" calcext:value-type="float">
            <text:p>232.9</text:p>
          </table:table-cell>
          <table:table-cell office:value-type="float" office:value="674.38" calcext:value-type="float">
            <text:p>674.38</text:p>
          </table:table-cell>
          <table:table-cell office:value-type="float" office:value="-253.543" calcext:value-type="float">
            <text:p>-253.543</text:p>
          </table:table-cell>
          <table:table-cell office:value-type="float" office:value="4969.084" calcext:value-type="float">
            <text:p>4969.084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06.618" calcext:value-type="float">
            <text:p>706.618</text:p>
          </table:table-cell>
          <table:table-cell office:value-type="float" office:value="6376.74" calcext:value-type="float">
            <text:p>6376.74</text:p>
          </table:table-cell>
          <table:table-cell office:value-type="float" office:value="3561.429" calcext:value-type="float">
            <text:p>3561.429</text:p>
          </table:table-cell>
          <table:table-cell office:value-type="float" office:value="5191.482" calcext:value-type="float">
            <text:p>5191.482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745.459" calcext:value-type="float">
            <text:p>745.459</text:p>
          </table:table-cell>
          <table:table-cell office:value-type="float" office:value="6676.512" calcext:value-type="float">
            <text:p>6676.512</text:p>
          </table:table-cell>
          <table:table-cell office:value-type="float" office:value="3706.451" calcext:value-type="float">
            <text:p>3706.451</text:p>
          </table:table-cell>
          <table:table-cell office:value-type="float" office:value="7.067" calcext:value-type="float">
            <text:p>7.06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1.493" calcext:value-type="float">
            <text:p>21.493</text:p>
          </table:table-cell>
          <table:table-cell office:value-type="float" office:value="4236.955" calcext:value-type="float">
            <text:p>4236.955</text:p>
          </table:table-cell>
          <table:table-cell office:value-type="float" office:value="-35.75" calcext:value-type="float">
            <text:p>-35.75</text:p>
          </table:table-cell>
          <table:table-cell office:value-type="float" office:value="409.527" calcext:value-type="float">
            <text:p>409.52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21.301" calcext:value-type="float">
            <text:p>1921.301</text:p>
          </table:table-cell>
          <table:table-cell office:value-type="float" office:value="4236.955" calcext:value-type="float">
            <text:p>4236.955</text:p>
          </table:table-cell>
          <table:table-cell office:value-type="float" office:value="-3417.9" calcext:value-type="float">
            <text:p>-3417.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0.74" calcext:value-type="float">
            <text:p>280.74</text:p>
          </table:table-cell>
          <table:table-cell office:value-type="float" office:value="61.549" calcext:value-type="float">
            <text:p>61.549</text:p>
          </table:table-cell>
          <table:table-cell office:value-type="float" office:value="5046.755" calcext:value-type="float">
            <text:p>5046.755</text:p>
          </table:table-cell>
          <table:table-cell office:value-type="float" office:value="587.855" calcext:value-type="float">
            <text:p>587.855</text:p>
          </table:table-cell>
          <table:table-cell office:value-type="float" office:value="1451.808" calcext:value-type="float">
            <text:p>1451.808</text:p>
          </table:table-cell>
          <table:table-cell office:value-type="float" office:value="-890.327" calcext:value-type="float">
            <text:p>-890.327</text:p>
          </table:table-cell>
          <table:table-cell office:value-type="float" office:value="4969.18" calcext:value-type="float">
            <text:p>4969.18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03.232" calcext:value-type="float">
            <text:p>703.232</text:p>
          </table:table-cell>
          <table:table-cell office:value-type="float" office:value="6370.089" calcext:value-type="float">
            <text:p>6370.089</text:p>
          </table:table-cell>
          <table:table-cell office:value-type="float" office:value="3568.271" calcext:value-type="float">
            <text:p>3568.271</text:p>
          </table:table-cell>
          <table:table-cell office:value-type="float" office:value="5194.52" calcext:value-type="float">
            <text:p>5194.52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741.976" calcext:value-type="float">
            <text:p>741.976</text:p>
          </table:table-cell>
          <table:table-cell office:value-type="float" office:value="6672.613" calcext:value-type="float">
            <text:p>6672.613</text:p>
          </table:table-cell>
          <table:table-cell office:value-type="float" office:value="3716.428" calcext:value-type="float">
            <text:p>3716.428</text:p>
          </table:table-cell>
          <table:table-cell office:value-type="float" office:value="13.453" calcext:value-type="float">
            <text:p>13.453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.277" calcext:value-type="float">
            <text:p>55.277</text:p>
          </table:table-cell>
          <table:table-cell office:value-type="float" office:value="11268.391" calcext:value-type="float">
            <text:p>11268.391</text:p>
          </table:table-cell>
          <table:table-cell office:value-type="float" office:value="-96.663" calcext:value-type="float">
            <text:p>-96.663</text:p>
          </table:table-cell>
          <table:table-cell office:value-type="float" office:value="994.193" calcext:value-type="float">
            <text:p>994.193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57.466" calcext:value-type="float">
            <text:p>5157.466</text:p>
          </table:table-cell>
          <table:table-cell office:value-type="float" office:value="11268.391" calcext:value-type="float">
            <text:p>11268.391</text:p>
          </table:table-cell>
          <table:table-cell office:value-type="float" office:value="-9280.005" calcext:value-type="float">
            <text:p>-9280.0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3.93" calcext:value-type="float">
            <text:p>343.93</text:p>
          </table:table-cell>
          <table:table-cell office:value-type="float" office:value="62.59" calcext:value-type="float">
            <text:p>62.59</text:p>
          </table:table-cell>
          <table:table-cell office:value-type="float" office:value="2944.418" calcext:value-type="float">
            <text:p>2944.418</text:p>
          </table:table-cell>
          <table:table-cell office:value-type="float" office:value="493.564" calcext:value-type="float">
            <text:p>493.564</text:p>
          </table:table-cell>
          <table:table-cell office:value-type="float" office:value="1327.16" calcext:value-type="float">
            <text:p>1327.16</text:p>
          </table:table-cell>
          <table:table-cell office:value-type="float" office:value="-639.299" calcext:value-type="float">
            <text:p>-639.299</text:p>
          </table:table-cell>
          <table:table-cell office:value-type="float" office:value="5021.404" calcext:value-type="float">
            <text:p>5021.404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654.469" calcext:value-type="float">
            <text:p>654.469</text:p>
          </table:table-cell>
          <table:table-cell office:value-type="float" office:value="6325.173" calcext:value-type="float">
            <text:p>6325.173</text:p>
          </table:table-cell>
          <table:table-cell office:value-type="float" office:value="3717.634" calcext:value-type="float">
            <text:p>3717.634</text:p>
          </table:table-cell>
          <table:table-cell office:value-type="float" office:value="5251.927" calcext:value-type="float">
            <text:p>5251.927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695.85" calcext:value-type="float">
            <text:p>695.85</text:p>
          </table:table-cell>
          <table:table-cell office:value-type="float" office:value="6638.131" calcext:value-type="float">
            <text:p>6638.131</text:p>
          </table:table-cell>
          <table:table-cell office:value-type="float" office:value="3865.724" calcext:value-type="float">
            <text:p>3865.724</text:p>
          </table:table-cell>
          <table:table-cell office:value-type="float" office:value="18.787" calcext:value-type="float">
            <text:p>18.787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5.078" calcext:value-type="float">
            <text:p>45.078</text:p>
          </table:table-cell>
          <table:table-cell office:value-type="float" office:value="6651.727" calcext:value-type="float">
            <text:p>6651.727</text:p>
          </table:table-cell>
          <table:table-cell office:value-type="float" office:value="-71.014" calcext:value-type="float">
            <text:p>-71.014</text:p>
          </table:table-cell>
          <table:table-cell office:value-type="float" office:value="920.671" calcext:value-type="float">
            <text:p>920.67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76.888" calcext:value-type="float">
            <text:p>2876.888</text:p>
          </table:table-cell>
          <table:table-cell office:value-type="float" office:value="6651.727" calcext:value-type="float">
            <text:p>6651.727</text:p>
          </table:table-cell>
          <table:table-cell office:value-type="float" office:value="-4810.384" calcext:value-type="float">
            <text:p>-4810.3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4.856" calcext:value-type="float">
            <text:p>164.856</text:p>
          </table:table-cell>
          <table:table-cell office:value-type="float" office:value="63.018" calcext:value-type="float">
            <text:p>63.018</text:p>
          </table:table-cell>
          <table:table-cell office:value-type="float" office:value="925.814" calcext:value-type="float">
            <text:p>925.814</text:p>
          </table:table-cell>
          <table:table-cell office:value-type="float" office:value="142.711" calcext:value-type="float">
            <text:p>142.711</text:p>
          </table:table-cell>
          <table:table-cell office:value-type="float" office:value="449.151" calcext:value-type="float">
            <text:p>449.151</text:p>
          </table:table-cell>
          <table:table-cell office:value-type="float" office:value="-119.44" calcext:value-type="float">
            <text:p>-119.44</text:p>
          </table:table-cell>
          <table:table-cell office:value-type="float" office:value="4989.689" calcext:value-type="float">
            <text:p>4989.689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44.332" calcext:value-type="float">
            <text:p>644.332</text:p>
          </table:table-cell>
          <table:table-cell office:value-type="float" office:value="6273.264" calcext:value-type="float">
            <text:p>6273.264</text:p>
          </table:table-cell>
          <table:table-cell office:value-type="float" office:value="3706.115" calcext:value-type="float">
            <text:p>3706.115</text:p>
          </table:table-cell>
          <table:table-cell office:value-type="float" office:value="5217.053" calcext:value-type="float">
            <text:p>5217.053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681.558" calcext:value-type="float">
            <text:p>681.558</text:p>
          </table:table-cell>
          <table:table-cell office:value-type="float" office:value="6574.786" calcext:value-type="float">
            <text:p>6574.786</text:p>
          </table:table-cell>
          <table:table-cell office:value-type="float" office:value="3859.321" calcext:value-type="float">
            <text:p>3859.321</text:p>
          </table:table-cell>
          <table:table-cell office:value-type="float" office:value="3.76" calcext:value-type="float">
            <text:p>3.7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09" calcext:value-type="float">
            <text:p>9.09</text:p>
          </table:table-cell>
          <table:table-cell office:value-type="float" office:value="1590.3" calcext:value-type="float">
            <text:p>1590.3</text:p>
          </table:table-cell>
          <table:table-cell office:value-type="float" office:value="-14.349" calcext:value-type="float">
            <text:p>-14.349</text:p>
          </table:table-cell>
          <table:table-cell office:value-type="float" office:value="182.244" calcext:value-type="float">
            <text:p>182.24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06.819" calcext:value-type="float">
            <text:p>706.819</text:p>
          </table:table-cell>
          <table:table-cell office:value-type="float" office:value="1590.3" calcext:value-type="float">
            <text:p>1590.3</text:p>
          </table:table-cell>
          <table:table-cell office:value-type="float" office:value="-1225.812" calcext:value-type="float">
            <text:p>-1225.8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0.427" calcext:value-type="float">
            <text:p>330.427</text:p>
          </table:table-cell>
          <table:table-cell office:value-type="float" office:value="64.918" calcext:value-type="float">
            <text:p>64.918</text:p>
          </table:table-cell>
          <table:table-cell office:value-type="float" office:value="3672.334" calcext:value-type="float">
            <text:p>3672.334</text:p>
          </table:table-cell>
          <table:table-cell office:value-type="float" office:value="534.221" calcext:value-type="float">
            <text:p>534.221</text:p>
          </table:table-cell>
          <table:table-cell office:value-type="float" office:value="1394.65" calcext:value-type="float">
            <text:p>1394.65</text:p>
          </table:table-cell>
          <table:table-cell office:value-type="float" office:value="-733.796" calcext:value-type="float">
            <text:p>-733.796</text:p>
          </table:table-cell>
          <table:table-cell office:value-type="float" office:value="4971.174" calcext:value-type="float">
            <text:p>4971.174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48.208" calcext:value-type="float">
            <text:p>6248.208</text:p>
          </table:table-cell>
          <table:table-cell office:value-type="float" office:value="653.88" calcext:value-type="float">
            <text:p>653.88</text:p>
          </table:table-cell>
          <table:table-cell office:value-type="float" office:value="6273.769" calcext:value-type="float">
            <text:p>6273.769</text:p>
          </table:table-cell>
          <table:table-cell office:value-type="float" office:value="3668.579" calcext:value-type="float">
            <text:p>3668.579</text:p>
          </table:table-cell>
          <table:table-cell office:value-type="float" office:value="5196.658" calcext:value-type="float">
            <text:p>5196.658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529.798" calcext:value-type="float">
            <text:p>6529.798</text:p>
          </table:table-cell>
          <table:table-cell office:value-type="float" office:value="688.812" calcext:value-type="float">
            <text:p>688.812</text:p>
          </table:table-cell>
          <table:table-cell office:value-type="float" office:value="6568.841" calcext:value-type="float">
            <text:p>6568.841</text:p>
          </table:table-cell>
          <table:table-cell office:value-type="float" office:value="3824.474" calcext:value-type="float">
            <text:p>3824.474</text:p>
          </table:table-cell>
          <table:table-cell office:value-type="float" office:value="17.76" calcext:value-type="float">
            <text:p>17.7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50.056" calcext:value-type="float">
            <text:p>50.056</text:p>
          </table:table-cell>
          <table:table-cell office:value-type="float" office:value="8955.091" calcext:value-type="float">
            <text:p>8955.091</text:p>
          </table:table-cell>
          <table:table-cell office:value-type="float" office:value="-81.957" calcext:value-type="float">
            <text:p>-81.957</text:p>
          </table:table-cell>
          <table:table-cell office:value-type="float" office:value="964.683" calcext:value-type="float">
            <text:p>964.68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011.044" calcext:value-type="float">
            <text:p>4011.044</text:p>
          </table:table-cell>
          <table:table-cell office:value-type="float" office:value="8955.091" calcext:value-type="float">
            <text:p>8955.091</text:p>
          </table:table-cell>
          <table:table-cell office:value-type="float" office:value="-7025.726" calcext:value-type="float">
            <text:p>-7025.7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0.281" calcext:value-type="float">
            <text:p>330.281</text:p>
          </table:table-cell>
          <table:table-cell office:value-type="float" office:value="63.123" calcext:value-type="float">
            <text:p>63.123</text:p>
          </table:table-cell>
          <table:table-cell office:value-type="float" office:value="4182.825" calcext:value-type="float">
            <text:p>4182.825</text:p>
          </table:table-cell>
          <table:table-cell office:value-type="float" office:value="576.397" calcext:value-type="float">
            <text:p>576.397</text:p>
          </table:table-cell>
          <table:table-cell office:value-type="float" office:value="1478.523" calcext:value-type="float">
            <text:p>1478.523</text:p>
          </table:table-cell>
          <table:table-cell office:value-type="float" office:value="-817.961" calcext:value-type="float">
            <text:p>-817.961</text:p>
          </table:table-cell>
          <table:table-cell office:value-type="float" office:value="5002.651" calcext:value-type="float">
            <text:p>5002.651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30.766" calcext:value-type="float">
            <text:p>630.766</text:p>
          </table:table-cell>
          <table:table-cell office:value-type="float" office:value="6259.201" calcext:value-type="float">
            <text:p>6259.201</text:p>
          </table:table-cell>
          <table:table-cell office:value-type="float" office:value="3746.101" calcext:value-type="float">
            <text:p>3746.101</text:p>
          </table:table-cell>
          <table:table-cell office:value-type="float" office:value="5229.127" calcext:value-type="float">
            <text:p>5229.127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665.077" calcext:value-type="float">
            <text:p>665.077</text:p>
          </table:table-cell>
          <table:table-cell office:value-type="float" office:value="6554.029" calcext:value-type="float">
            <text:p>6554.029</text:p>
          </table:table-cell>
          <table:table-cell office:value-type="float" office:value="3904.226" calcext:value-type="float">
            <text:p>3904.226</text:p>
          </table:table-cell>
          <table:table-cell office:value-type="float" office:value="17.747" calcext:value-type="float">
            <text:p>17.74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4.428" calcext:value-type="float">
            <text:p>54.428</text:p>
          </table:table-cell>
          <table:table-cell office:value-type="float" office:value="10077.578" calcext:value-type="float">
            <text:p>10077.578</text:p>
          </table:table-cell>
          <table:table-cell office:value-type="float" office:value="-90.68" calcext:value-type="float">
            <text:p>-90.68</text:p>
          </table:table-cell>
          <table:table-cell office:value-type="float" office:value="1122.858" calcext:value-type="float">
            <text:p>1122.85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95.111" calcext:value-type="float">
            <text:p>4495.111</text:p>
          </table:table-cell>
          <table:table-cell office:value-type="float" office:value="10077.578" calcext:value-type="float">
            <text:p>10077.578</text:p>
          </table:table-cell>
          <table:table-cell office:value-type="float" office:value="-7831.862" calcext:value-type="float">
            <text:p>-7831.86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0.427" calcext:value-type="float">
            <text:p>420.427</text:p>
          </table:table-cell>
          <table:table-cell office:value-type="float" office:value="62.194" calcext:value-type="float">
            <text:p>62.194</text:p>
          </table:table-cell>
          <table:table-cell office:value-type="float" office:value="8807.929" calcext:value-type="float">
            <text:p>8807.929</text:p>
          </table:table-cell>
          <table:table-cell office:value-type="float" office:value="1228.922" calcext:value-type="float">
            <text:p>1228.922</text:p>
          </table:table-cell>
          <table:table-cell office:value-type="float" office:value="2868.565" calcext:value-type="float">
            <text:p>2868.565</text:p>
          </table:table-cell>
          <table:table-cell office:value-type="float" office:value="-2027.711" calcext:value-type="float">
            <text:p>-2027.711</text:p>
          </table:table-cell>
          <table:table-cell office:value-type="float" office:value="5004.04" calcext:value-type="float">
            <text:p>5004.04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22.237" calcext:value-type="float">
            <text:p>622.237</text:p>
          </table:table-cell>
          <table:table-cell office:value-type="float" office:value="6243.599" calcext:value-type="float">
            <text:p>6243.599</text:p>
          </table:table-cell>
          <table:table-cell office:value-type="float" office:value="3764.481" calcext:value-type="float">
            <text:p>3764.481</text:p>
          </table:table-cell>
          <table:table-cell office:value-type="float" office:value="5232.401" calcext:value-type="float">
            <text:p>5232.401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658.462" calcext:value-type="float">
            <text:p>658.462</text:p>
          </table:table-cell>
          <table:table-cell office:value-type="float" office:value="6544.124" calcext:value-type="float">
            <text:p>6544.124</text:p>
          </table:table-cell>
          <table:table-cell office:value-type="float" office:value="3920.678" calcext:value-type="float">
            <text:p>3920.678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18.529" calcext:value-type="float">
            <text:p>118.529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209.001" calcext:value-type="float">
            <text:p>-209.001</text:p>
          </table:table-cell>
          <table:table-cell office:value-type="float" office:value="2196.069" calcext:value-type="float">
            <text:p>2196.069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344.835" calcext:value-type="float">
            <text:p>10344.835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18411.899" calcext:value-type="float">
            <text:p>-18411.89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3.115" calcext:value-type="float">
            <text:p>293.115</text:p>
          </table:table-cell>
          <table:table-cell office:value-type="float" office:value="62.001" calcext:value-type="float">
            <text:p>62.001</text:p>
          </table:table-cell>
          <table:table-cell office:value-type="float" office:value="2420.468" calcext:value-type="float">
            <text:p>2420.468</text:p>
          </table:table-cell>
          <table:table-cell office:value-type="float" office:value="414.563" calcext:value-type="float">
            <text:p>414.563</text:p>
          </table:table-cell>
          <table:table-cell office:value-type="float" office:value="1118.966" calcext:value-type="float">
            <text:p>1118.966</text:p>
          </table:table-cell>
          <table:table-cell office:value-type="float" office:value="-532.736" calcext:value-type="float">
            <text:p>-532.736</text:p>
          </table:table-cell>
          <table:table-cell office:value-type="float" office:value="5037.225" calcext:value-type="float">
            <text:p>5037.225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585.444" calcext:value-type="float">
            <text:p>585.444</text:p>
          </table:table-cell>
          <table:table-cell office:value-type="float" office:value="6203.49" calcext:value-type="float">
            <text:p>6203.49</text:p>
          </table:table-cell>
          <table:table-cell office:value-type="float" office:value="3870.961" calcext:value-type="float">
            <text:p>3870.961</text:p>
          </table:table-cell>
          <table:table-cell office:value-type="float" office:value="5265.351" calcext:value-type="float">
            <text:p>5265.351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20.976" calcext:value-type="float">
            <text:p>620.976</text:p>
          </table:table-cell>
          <table:table-cell office:value-type="float" office:value="6502.399" calcext:value-type="float">
            <text:p>6502.399</text:p>
          </table:table-cell>
          <table:table-cell office:value-type="float" office:value="4028.303" calcext:value-type="float">
            <text:p>4028.303</text:p>
          </table:table-cell>
          <table:table-cell office:value-type="float" office:value="15.293" calcext:value-type="float">
            <text:p>15.293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7.267" calcext:value-type="float">
            <text:p>37.267</text:p>
          </table:table-cell>
          <table:table-cell office:value-type="float" office:value="3966.684" calcext:value-type="float">
            <text:p>3966.684</text:p>
          </table:table-cell>
          <table:table-cell office:value-type="float" office:value="-58.945" calcext:value-type="float">
            <text:p>-58.945</text:p>
          </table:table-cell>
          <table:table-cell office:value-type="float" office:value="644.543" calcext:value-type="float">
            <text:p>644.543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7.656" calcext:value-type="float">
            <text:p>1667.656</text:p>
          </table:table-cell>
          <table:table-cell office:value-type="float" office:value="3966.684" calcext:value-type="float">
            <text:p>3966.684</text:p>
          </table:table-cell>
          <table:table-cell office:value-type="float" office:value="-2677.598" calcext:value-type="float">
            <text:p>-2677.59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94" calcext:value-type="float">
            <text:p>291.94</text:p>
          </table:table-cell>
          <table:table-cell office:value-type="float" office:value="62.959" calcext:value-type="float">
            <text:p>62.959</text:p>
          </table:table-cell>
          <table:table-cell office:value-type="float" office:value="7239.598" calcext:value-type="float">
            <text:p>7239.598</text:p>
          </table:table-cell>
          <table:table-cell office:value-type="float" office:value="821.143" calcext:value-type="float">
            <text:p>821.143</text:p>
          </table:table-cell>
          <table:table-cell office:value-type="float" office:value="1927.742" calcext:value-type="float">
            <text:p>1927.742</text:p>
          </table:table-cell>
          <table:table-cell office:value-type="float" office:value="-1343.861" calcext:value-type="float">
            <text:p>-1343.861</text:p>
          </table:table-cell>
          <table:table-cell office:value-type="float" office:value="5030.61" calcext:value-type="float">
            <text:p>5030.61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17.051" calcext:value-type="float">
            <text:p>617.051</text:p>
          </table:table-cell>
          <table:table-cell office:value-type="float" office:value="6259.84" calcext:value-type="float">
            <text:p>6259.84</text:p>
          </table:table-cell>
          <table:table-cell office:value-type="float" office:value="3801.381" calcext:value-type="float">
            <text:p>3801.381</text:p>
          </table:table-cell>
          <table:table-cell office:value-type="float" office:value="5257.949" calcext:value-type="float">
            <text:p>5257.949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651.597" calcext:value-type="float">
            <text:p>651.597</text:p>
          </table:table-cell>
          <table:table-cell office:value-type="float" office:value="6555.998" calcext:value-type="float">
            <text:p>6555.998</text:p>
          </table:table-cell>
          <table:table-cell office:value-type="float" office:value="3959.9" calcext:value-type="float">
            <text:p>3959.9</text:p>
          </table:table-cell>
          <table:table-cell office:value-type="float" office:value="13.253" calcext:value-type="float">
            <text:p>13.25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564" calcext:value-type="float">
            <text:p>77.564</text:p>
          </table:table-cell>
          <table:table-cell office:value-type="float" office:value="15501.8" calcext:value-type="float">
            <text:p>15501.8</text:p>
          </table:table-cell>
          <table:table-cell office:value-type="float" office:value="-141.262" calcext:value-type="float">
            <text:p>-141.262</text:p>
          </table:table-cell>
          <table:table-cell office:value-type="float" office:value="1028.572" calcext:value-type="float">
            <text:p>1028.572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265.304" calcext:value-type="float">
            <text:p>7265.304</text:p>
          </table:table-cell>
          <table:table-cell office:value-type="float" office:value="15501.8" calcext:value-type="float">
            <text:p>15501.8</text:p>
          </table:table-cell>
          <table:table-cell office:value-type="float" office:value="-13444.656" calcext:value-type="float">
            <text:p>-13444.6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7.744" calcext:value-type="float">
            <text:p>417.744</text:p>
          </table:table-cell>
          <table:table-cell office:value-type="float" office:value="60.689" calcext:value-type="float">
            <text:p>60.689</text:p>
          </table:table-cell>
          <table:table-cell office:value-type="float" office:value="6382.019" calcext:value-type="float">
            <text:p>6382.019</text:p>
          </table:table-cell>
          <table:table-cell office:value-type="float" office:value="934.517" calcext:value-type="float">
            <text:p>934.517</text:p>
          </table:table-cell>
          <table:table-cell office:value-type="float" office:value="2279.399" calcext:value-type="float">
            <text:p>2279.399</text:p>
          </table:table-cell>
          <table:table-cell office:value-type="float" office:value="-1443.91" calcext:value-type="float">
            <text:p>-1443.91</text:p>
          </table:table-cell>
          <table:table-cell office:value-type="float" office:value="5057.672" calcext:value-type="float">
            <text:p>5057.672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683.656" calcext:value-type="float">
            <text:p>683.656</text:p>
          </table:table-cell>
          <table:table-cell office:value-type="float" office:value="6419.585" calcext:value-type="float">
            <text:p>6419.585</text:p>
          </table:table-cell>
          <table:table-cell office:value-type="float" office:value="3695.758" calcext:value-type="float">
            <text:p>3695.758</text:p>
          </table:table-cell>
          <table:table-cell office:value-type="float" office:value="5290.572" calcext:value-type="float">
            <text:p>5290.572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719.557" calcext:value-type="float">
            <text:p>719.557</text:p>
          </table:table-cell>
          <table:table-cell office:value-type="float" office:value="6724.002" calcext:value-type="float">
            <text:p>6724.002</text:p>
          </table:table-cell>
          <table:table-cell office:value-type="float" office:value="3857.141" calcext:value-type="float">
            <text:p>3857.141</text:p>
          </table:table-cell>
          <table:table-cell office:value-type="float" office:value="25.48" calcext:value-type="float">
            <text:p>25.48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8.757" calcext:value-type="float">
            <text:p>88.757</text:p>
          </table:table-cell>
          <table:table-cell office:value-type="float" office:value="11998.586" calcext:value-type="float">
            <text:p>11998.586</text:p>
          </table:table-cell>
          <table:table-cell office:value-type="float" office:value="-151.332" calcext:value-type="float">
            <text:p>-151.332</text:p>
          </table:table-cell>
          <table:table-cell office:value-type="float" office:value="1400.651" calcext:value-type="float">
            <text:p>1400.651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319.976" calcext:value-type="float">
            <text:p>5319.976</text:p>
          </table:table-cell>
          <table:table-cell office:value-type="float" office:value="11998.586" calcext:value-type="float">
            <text:p>11998.586</text:p>
          </table:table-cell>
          <table:table-cell office:value-type="float" office:value="-9197.283" calcext:value-type="float">
            <text:p>-9197.28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3.645" calcext:value-type="float">
            <text:p>353.645</text:p>
          </table:table-cell>
          <table:table-cell office:value-type="float" office:value="61.122" calcext:value-type="float">
            <text:p>61.122</text:p>
          </table:table-cell>
          <table:table-cell office:value-type="float" office:value="4948.474" calcext:value-type="float">
            <text:p>4948.474</text:p>
          </table:table-cell>
          <table:table-cell office:value-type="float" office:value="641.567" calcext:value-type="float">
            <text:p>641.567</text:p>
          </table:table-cell>
          <table:table-cell office:value-type="float" office:value="1631.713" calcext:value-type="float">
            <text:p>1631.713</text:p>
          </table:table-cell>
          <table:table-cell office:value-type="float" office:value="-924.423" calcext:value-type="float">
            <text:p>-924.423</text:p>
          </table:table-cell>
          <table:table-cell office:value-type="float" office:value="5050.789" calcext:value-type="float">
            <text:p>5050.789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654.918" calcext:value-type="float">
            <text:p>654.918</text:p>
          </table:table-cell>
          <table:table-cell office:value-type="float" office:value="6355.453" calcext:value-type="float">
            <text:p>6355.453</text:p>
          </table:table-cell>
          <table:table-cell office:value-type="float" office:value="3746.125" calcext:value-type="float">
            <text:p>3746.125</text:p>
          </table:table-cell>
          <table:table-cell office:value-type="float" office:value="5285.492" calcext:value-type="float">
            <text:p>5285.492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689.521" calcext:value-type="float">
            <text:p>689.521</text:p>
          </table:table-cell>
          <table:table-cell office:value-type="float" office:value="6659.089" calcext:value-type="float">
            <text:p>6659.089</text:p>
          </table:table-cell>
          <table:table-cell office:value-type="float" office:value="3911.895" calcext:value-type="float">
            <text:p>3911.895</text:p>
          </table:table-cell>
          <table:table-cell office:value-type="float" office:value="20.653" calcext:value-type="float">
            <text:p>20.6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9.411" calcext:value-type="float">
            <text:p>59.411</text:p>
          </table:table-cell>
          <table:table-cell office:value-type="float" office:value="12592.731" calcext:value-type="float">
            <text:p>12592.731</text:p>
          </table:table-cell>
          <table:table-cell office:value-type="float" office:value="-97.699" calcext:value-type="float">
            <text:p>-97.699</text:p>
          </table:table-cell>
          <table:table-cell office:value-type="float" office:value="1454.069" calcext:value-type="float">
            <text:p>1454.069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591.411" calcext:value-type="float">
            <text:p>5591.411</text:p>
          </table:table-cell>
          <table:table-cell office:value-type="float" office:value="12592.731" calcext:value-type="float">
            <text:p>12592.731</text:p>
          </table:table-cell>
          <table:table-cell office:value-type="float" office:value="-9684.593" calcext:value-type="float">
            <text:p>-9684.59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6.669" calcext:value-type="float">
            <text:p>326.669</text:p>
          </table:table-cell>
          <table:table-cell office:value-type="float" office:value="63.387" calcext:value-type="float">
            <text:p>63.387</text:p>
          </table:table-cell>
          <table:table-cell office:value-type="float" office:value="3007.482" calcext:value-type="float">
            <text:p>3007.482</text:p>
          </table:table-cell>
          <table:table-cell office:value-type="float" office:value="543.643" calcext:value-type="float">
            <text:p>543.643</text:p>
          </table:table-cell>
          <table:table-cell office:value-type="float" office:value="1409.661" calcext:value-type="float">
            <text:p>1409.661</text:p>
          </table:table-cell>
          <table:table-cell office:value-type="float" office:value="-756.323" calcext:value-type="float">
            <text:p>-756.323</text:p>
          </table:table-cell>
          <table:table-cell office:value-type="float" office:value="5063.268" calcext:value-type="float">
            <text:p>5063.268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14.971" calcext:value-type="float">
            <text:p>614.971</text:p>
          </table:table-cell>
          <table:table-cell office:value-type="float" office:value="6288.354" calcext:value-type="float">
            <text:p>6288.354</text:p>
          </table:table-cell>
          <table:table-cell office:value-type="float" office:value="3838.182" calcext:value-type="float">
            <text:p>3838.182</text:p>
          </table:table-cell>
          <table:table-cell office:value-type="float" office:value="5290.939" calcext:value-type="float">
            <text:p>5290.939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648.859" calcext:value-type="float">
            <text:p>648.859</text:p>
          </table:table-cell>
          <table:table-cell office:value-type="float" office:value="6583.533" calcext:value-type="float">
            <text:p>6583.533</text:p>
          </table:table-cell>
          <table:table-cell office:value-type="float" office:value="3998.345" calcext:value-type="float">
            <text:p>3998.345</text:p>
          </table:table-cell>
          <table:table-cell office:value-type="float" office:value="17.187" calcext:value-type="float">
            <text:p>17.18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1.42" calcext:value-type="float">
            <text:p>51.42</text:p>
          </table:table-cell>
          <table:table-cell office:value-type="float" office:value="9751.182" calcext:value-type="float">
            <text:p>9751.182</text:p>
          </table:table-cell>
          <table:table-cell office:value-type="float" office:value="-85.246" calcext:value-type="float">
            <text:p>-85.246</text:p>
          </table:table-cell>
          <table:table-cell office:value-type="float" office:value="1285.739" calcext:value-type="float">
            <text:p>1285.73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49.503" calcext:value-type="float">
            <text:p>4249.503</text:p>
          </table:table-cell>
          <table:table-cell office:value-type="float" office:value="9751.182" calcext:value-type="float">
            <text:p>9751.182</text:p>
          </table:table-cell>
          <table:table-cell office:value-type="float" office:value="-7179.704" calcext:value-type="float">
            <text:p>-7179.7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9.58" calcext:value-type="float">
            <text:p>299.58</text:p>
          </table:table-cell>
          <table:table-cell office:value-type="float" office:value="60.479" calcext:value-type="float">
            <text:p>60.479</text:p>
          </table:table-cell>
          <table:table-cell office:value-type="float" office:value="2977.016" calcext:value-type="float">
            <text:p>2977.016</text:p>
          </table:table-cell>
          <table:table-cell office:value-type="float" office:value="478.703" calcext:value-type="float">
            <text:p>478.703</text:p>
          </table:table-cell>
          <table:table-cell office:value-type="float" office:value="1253.206" calcext:value-type="float">
            <text:p>1253.206</text:p>
          </table:table-cell>
          <table:table-cell office:value-type="float" office:value="-654.046" calcext:value-type="float">
            <text:p>-654.046</text:p>
          </table:table-cell>
          <table:table-cell office:value-type="float" office:value="5084.612" calcext:value-type="float">
            <text:p>5084.612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13.053" calcext:value-type="float">
            <text:p>613.053</text:p>
          </table:table-cell>
          <table:table-cell office:value-type="float" office:value="6305.876" calcext:value-type="float">
            <text:p>6305.876</text:p>
          </table:table-cell>
          <table:table-cell office:value-type="float" office:value="3863.348" calcext:value-type="float">
            <text:p>3863.348</text:p>
          </table:table-cell>
          <table:table-cell office:value-type="float" office:value="5317.751" calcext:value-type="float">
            <text:p>5317.751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645.932" calcext:value-type="float">
            <text:p>645.932</text:p>
          </table:table-cell>
          <table:table-cell office:value-type="float" office:value="6604.513" calcext:value-type="float">
            <text:p>6604.513</text:p>
          </table:table-cell>
          <table:table-cell office:value-type="float" office:value="4030.989" calcext:value-type="float">
            <text:p>4030.989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4.322" calcext:value-type="float">
            <text:p>44.322</text:p>
          </table:table-cell>
          <table:table-cell office:value-type="float" office:value="3960.621" calcext:value-type="float">
            <text:p>3960.621</text:p>
          </table:table-cell>
          <table:table-cell office:value-type="float" office:value="-73.095" calcext:value-type="float">
            <text:p>-73.095</text:p>
          </table:table-cell>
          <table:table-cell office:value-type="float" office:value="508.08" calcext:value-type="float">
            <text:p>508.08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33.115" calcext:value-type="float">
            <text:p>1733.115</text:p>
          </table:table-cell>
          <table:table-cell office:value-type="float" office:value="3960.621" calcext:value-type="float">
            <text:p>3960.621</text:p>
          </table:table-cell>
          <table:table-cell office:value-type="float" office:value="-2944.462" calcext:value-type="float">
            <text:p>-2944.46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2.268" calcext:value-type="float">
            <text:p>412.268</text:p>
          </table:table-cell>
          <table:table-cell office:value-type="float" office:value="63.105" calcext:value-type="float">
            <text:p>63.105</text:p>
          </table:table-cell>
          <table:table-cell office:value-type="float" office:value="5801.625" calcext:value-type="float">
            <text:p>5801.625</text:p>
          </table:table-cell>
          <table:table-cell office:value-type="float" office:value="856.664" calcext:value-type="float">
            <text:p>856.664</text:p>
          </table:table-cell>
          <table:table-cell office:value-type="float" office:value="2118.831" calcext:value-type="float">
            <text:p>2118.831</text:p>
          </table:table-cell>
          <table:table-cell office:value-type="float" office:value="-1294.294" calcext:value-type="float">
            <text:p>-1294.294</text:p>
          </table:table-cell>
          <table:table-cell office:value-type="float" office:value="5147.552" calcext:value-type="float">
            <text:p>5147.552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642.689" calcext:value-type="float">
            <text:p>6642.689</text:p>
          </table:table-cell>
          <table:table-cell office:value-type="float" office:value="609.44" calcext:value-type="float">
            <text:p>609.44</text:p>
          </table:table-cell>
          <table:table-cell office:value-type="float" office:value="6361.618" calcext:value-type="float">
            <text:p>6361.618</text:p>
          </table:table-cell>
          <table:table-cell office:value-type="float" office:value="3933.486" calcext:value-type="float">
            <text:p>3933.486</text:p>
          </table:table-cell>
          <table:table-cell office:value-type="float" office:value="5381.299" calcext:value-type="float">
            <text:p>5381.299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34.016" calcext:value-type="float">
            <text:p>6934.016</text:p>
          </table:table-cell>
          <table:table-cell office:value-type="float" office:value="634.972" calcext:value-type="float">
            <text:p>634.972</text:p>
          </table:table-cell>
          <table:table-cell office:value-type="float" office:value="6646.227" calcext:value-type="float">
            <text:p>6646.227</text:p>
          </table:table-cell>
          <table:table-cell office:value-type="float" office:value="4116.37" calcext:value-type="float">
            <text:p>4116.37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80.644" calcext:value-type="float">
            <text:p>80.644</text:p>
          </table:table-cell>
          <table:table-cell office:value-type="float" office:value="15025.775" calcext:value-type="float">
            <text:p>15025.775</text:p>
          </table:table-cell>
          <table:table-cell office:value-type="float" office:value="-134.452" calcext:value-type="float">
            <text:p>-134.452</text:p>
          </table:table-cell>
          <table:table-cell office:value-type="float" office:value="1784.793" calcext:value-type="float">
            <text:p>1784.793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6646.738" calcext:value-type="float">
            <text:p>6646.738</text:p>
          </table:table-cell>
          <table:table-cell office:value-type="float" office:value="15025.775" calcext:value-type="float">
            <text:p>15025.775</text:p>
          </table:table-cell>
          <table:table-cell office:value-type="float" office:value="-11456.188" calcext:value-type="float">
            <text:p>-11456.1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6.997" calcext:value-type="float">
            <text:p>296.997</text:p>
          </table:table-cell>
          <table:table-cell office:value-type="float" office:value="65.171" calcext:value-type="float">
            <text:p>65.171</text:p>
          </table:table-cell>
          <table:table-cell office:value-type="float" office:value="7096.161" calcext:value-type="float">
            <text:p>7096.161</text:p>
          </table:table-cell>
          <table:table-cell office:value-type="float" office:value="807.725" calcext:value-type="float">
            <text:p>807.725</text:p>
          </table:table-cell>
          <table:table-cell office:value-type="float" office:value="1906.068" calcext:value-type="float">
            <text:p>1906.068</text:p>
          </table:table-cell>
          <table:table-cell office:value-type="float" office:value="-1312.075" calcext:value-type="float">
            <text:p>-1312.075</text:p>
          </table:table-cell>
          <table:table-cell office:value-type="float" office:value="5110.491" calcext:value-type="float">
            <text:p>5110.491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596.851" calcext:value-type="float">
            <text:p>596.851</text:p>
          </table:table-cell>
          <table:table-cell office:value-type="float" office:value="6299.48" calcext:value-type="float">
            <text:p>6299.48</text:p>
          </table:table-cell>
          <table:table-cell office:value-type="float" office:value="3921.502" calcext:value-type="float">
            <text:p>3921.502</text:p>
          </table:table-cell>
          <table:table-cell office:value-type="float" office:value="5343.342" calcext:value-type="float">
            <text:p>5343.342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29.201" calcext:value-type="float">
            <text:p>629.201</text:p>
          </table:table-cell>
          <table:table-cell office:value-type="float" office:value="6596.775" calcext:value-type="float">
            <text:p>6596.775</text:p>
          </table:table-cell>
          <table:table-cell office:value-type="float" office:value="4089.909" calcext:value-type="float">
            <text:p>4089.909</text:p>
          </table:table-cell>
          <table:table-cell office:value-type="float" office:value="15.307" calcext:value-type="float">
            <text:p>15.30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86" calcext:value-type="float">
            <text:p>77.86</text:p>
          </table:table-cell>
          <table:table-cell office:value-type="float" office:value="16121.753" calcext:value-type="float">
            <text:p>16121.753</text:p>
          </table:table-cell>
          <table:table-cell office:value-type="float" office:value="-139.798" calcext:value-type="float">
            <text:p>-139.798</text:p>
          </table:table-cell>
          <table:table-cell office:value-type="float" office:value="1095.674" calcext:value-type="float">
            <text:p>1095.674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542.826" calcext:value-type="float">
            <text:p>7542.826</text:p>
          </table:table-cell>
          <table:table-cell office:value-type="float" office:value="16121.753" calcext:value-type="float">
            <text:p>16121.753</text:p>
          </table:table-cell>
          <table:table-cell office:value-type="float" office:value="-13930.405" calcext:value-type="float">
            <text:p>-13930.40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76.731" calcext:value-type="float">
            <text:p>376.731</text:p>
          </table:table-cell>
          <table:table-cell office:value-type="float" office:value="61.83" calcext:value-type="float">
            <text:p>61.83</text:p>
          </table:table-cell>
          <table:table-cell office:value-type="float" office:value="7643.19" calcext:value-type="float">
            <text:p>7643.19</text:p>
          </table:table-cell>
          <table:table-cell office:value-type="float" office:value="921.499" calcext:value-type="float">
            <text:p>921.499</text:p>
          </table:table-cell>
          <table:table-cell office:value-type="float" office:value="2212.451" calcext:value-type="float">
            <text:p>2212.451</text:p>
          </table:table-cell>
          <table:table-cell office:value-type="float" office:value="-1458.99" calcext:value-type="float">
            <text:p>-1458.99</text:p>
          </table:table-cell>
          <table:table-cell office:value-type="float" office:value="5091.138" calcext:value-type="float">
            <text:p>5091.138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660.809" calcext:value-type="float">
            <text:p>6660.809</text:p>
          </table:table-cell>
          <table:table-cell office:value-type="float" office:value="625.795" calcext:value-type="float">
            <text:p>625.795</text:p>
          </table:table-cell>
          <table:table-cell office:value-type="float" office:value="6337.786" calcext:value-type="float">
            <text:p>6337.786</text:p>
          </table:table-cell>
          <table:table-cell office:value-type="float" office:value="3844.49" calcext:value-type="float">
            <text:p>3844.49</text:p>
          </table:table-cell>
          <table:table-cell office:value-type="float" office:value="5323.611" calcext:value-type="float">
            <text:p>5323.611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60.453" calcext:value-type="float">
            <text:p>660.453</text:p>
          </table:table-cell>
          <table:table-cell office:value-type="float" office:value="6639.302" calcext:value-type="float">
            <text:p>6639.302</text:p>
          </table:table-cell>
          <table:table-cell office:value-type="float" office:value="4007.92" calcext:value-type="float">
            <text:p>4007.92</text:p>
          </table:table-cell>
          <table:table-cell office:value-type="float" office:value="21.28" calcext:value-type="float">
            <text:p>21.28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89.27" calcext:value-type="float">
            <text:p>89.27</text:p>
          </table:table-cell>
          <table:table-cell office:value-type="float" office:value="19315.961" calcext:value-type="float">
            <text:p>19315.961</text:p>
          </table:table-cell>
          <table:table-cell office:value-type="float" office:value="-156.556" calcext:value-type="float">
            <text:p>-156.556</text:p>
          </table:table-cell>
          <table:table-cell office:value-type="float" office:value="1736.683" calcext:value-type="float">
            <text:p>1736.683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8824.486" calcext:value-type="float">
            <text:p>8824.486</text:p>
          </table:table-cell>
          <table:table-cell office:value-type="float" office:value="19315.961" calcext:value-type="float">
            <text:p>19315.961</text:p>
          </table:table-cell>
          <table:table-cell office:value-type="float" office:value="-15842.596" calcext:value-type="float">
            <text:p>-15842.5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3.974" calcext:value-type="float">
            <text:p>463.974</text:p>
          </table:table-cell>
          <table:table-cell office:value-type="float" office:value="60.946" calcext:value-type="float">
            <text:p>60.946</text:p>
          </table:table-cell>
          <table:table-cell office:value-type="float" office:value="16761.387" calcext:value-type="float">
            <text:p>16761.387</text:p>
          </table:table-cell>
          <table:table-cell office:value-type="float" office:value="1907.096" calcext:value-type="float">
            <text:p>1907.096</text:p>
          </table:table-cell>
          <table:table-cell office:value-type="float" office:value="4263.105" calcext:value-type="float">
            <text:p>4263.105</text:p>
          </table:table-cell>
          <table:table-cell office:value-type="float" office:value="-3335.156" calcext:value-type="float">
            <text:p>-3335.156</text:p>
          </table:table-cell>
          <table:table-cell office:value-type="float" office:value="5130.896" calcext:value-type="float">
            <text:p>5130.896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32.36" calcext:value-type="float">
            <text:p>632.36</text:p>
          </table:table-cell>
          <table:table-cell office:value-type="float" office:value="6390.622" calcext:value-type="float">
            <text:p>6390.622</text:p>
          </table:table-cell>
          <table:table-cell office:value-type="float" office:value="3871.169" calcext:value-type="float">
            <text:p>3871.169</text:p>
          </table:table-cell>
          <table:table-cell office:value-type="float" office:value="5366.584" calcext:value-type="float">
            <text:p>5366.584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668.854" calcext:value-type="float">
            <text:p>668.854</text:p>
          </table:table-cell>
          <table:table-cell office:value-type="float" office:value="6699.009" calcext:value-type="float">
            <text:p>6699.009</text:p>
          </table:table-cell>
          <table:table-cell office:value-type="float" office:value="4034.159" calcext:value-type="float">
            <text:p>4034.159</text:p>
          </table:table-cell>
          <table:table-cell office:value-type="float" office:value="31.333" calcext:value-type="float">
            <text:p>31.333</text:p>
          </table:table-cell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186.446" calcext:value-type="float">
            <text:p>186.446</text:p>
          </table:table-cell>
          <table:table-cell office:value-type="float" office:value="38457.654" calcext:value-type="float">
            <text:p>38457.654</text:p>
          </table:table-cell>
          <table:table-cell office:value-type="float" office:value="-340.086" calcext:value-type="float">
            <text:p>-340.086</text:p>
          </table:table-cell>
          <table:table-cell office:value-type="float" office:value="2596.404" calcext:value-type="float">
            <text:p>2596.404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office:value-type="float" office:value="18001.713" calcext:value-type="float">
            <text:p>18001.713</text:p>
          </table:table-cell>
          <table:table-cell office:value-type="float" office:value="38457.654" calcext:value-type="float">
            <text:p>38457.654</text:p>
          </table:table-cell>
          <table:table-cell office:value-type="float" office:value="-33264.847" calcext:value-type="float">
            <text:p>-33264.8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8.984" calcext:value-type="float">
            <text:p>348.984</text:p>
          </table:table-cell>
          <table:table-cell office:value-type="float" office:value="63.926" calcext:value-type="float">
            <text:p>63.926</text:p>
          </table:table-cell>
          <table:table-cell office:value-type="float" office:value="5864.089" calcext:value-type="float">
            <text:p>5864.089</text:p>
          </table:table-cell>
          <table:table-cell office:value-type="float" office:value="849.419" calcext:value-type="float">
            <text:p>849.419</text:p>
          </table:table-cell>
          <table:table-cell office:value-type="float" office:value="2041.114" calcext:value-type="float">
            <text:p>2041.114</text:p>
          </table:table-cell>
          <table:table-cell office:value-type="float" office:value="-1343.146" calcext:value-type="float">
            <text:p>-1343.146</text:p>
          </table:table-cell>
          <table:table-cell office:value-type="float" office:value="5126.788" calcext:value-type="float">
            <text:p>5126.788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587.496" calcext:value-type="float">
            <text:p>587.496</text:p>
          </table:table-cell>
          <table:table-cell office:value-type="float" office:value="6297.14" calcext:value-type="float">
            <text:p>6297.14</text:p>
          </table:table-cell>
          <table:table-cell office:value-type="float" office:value="3956.436" calcext:value-type="float">
            <text:p>3956.436</text:p>
          </table:table-cell>
          <table:table-cell office:value-type="float" office:value="5360.971" calcext:value-type="float">
            <text:p>5360.971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17.487" calcext:value-type="float">
            <text:p>617.487</text:p>
          </table:table-cell>
          <table:table-cell office:value-type="float" office:value="6591.067" calcext:value-type="float">
            <text:p>6591.067</text:p>
          </table:table-cell>
          <table:table-cell office:value-type="float" office:value="4130.874" calcext:value-type="float">
            <text:p>4130.874</text:p>
          </table:table-cell>
          <table:table-cell office:value-type="float" office:value="19.987" calcext:value-type="float">
            <text:p>19.987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80.767" calcext:value-type="float">
            <text:p>80.767</text:p>
          </table:table-cell>
          <table:table-cell office:value-type="float" office:value="16369.29" calcext:value-type="float">
            <text:p>16369.29</text:p>
          </table:table-cell>
          <table:table-cell office:value-type="float" office:value="-140.909" calcext:value-type="float">
            <text:p>-140.909</text:p>
          </table:table-cell>
          <table:table-cell office:value-type="float" office:value="1502.001" calcext:value-type="float">
            <text:p>1502.001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463.116" calcext:value-type="float">
            <text:p>7463.116</text:p>
          </table:table-cell>
          <table:table-cell office:value-type="float" office:value="16369.29" calcext:value-type="float">
            <text:p>16369.29</text:p>
          </table:table-cell>
          <table:table-cell office:value-type="float" office:value="-13365.288" calcext:value-type="float">
            <text:p>-13365.2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843" calcext:value-type="float">
            <text:p>260.843</text:p>
          </table:table-cell>
          <table:table-cell office:value-type="float" office:value="60.276" calcext:value-type="float">
            <text:p>60.276</text:p>
          </table:table-cell>
          <table:table-cell office:value-type="float" office:value="2736.836" calcext:value-type="float">
            <text:p>2736.836</text:p>
          </table:table-cell>
          <table:table-cell office:value-type="float" office:value="404.47" calcext:value-type="float">
            <text:p>404.47</text:p>
          </table:table-cell>
          <table:table-cell office:value-type="float" office:value="1066.588" calcext:value-type="float">
            <text:p>1066.588</text:p>
          </table:table-cell>
          <table:table-cell office:value-type="float" office:value="-544.903" calcext:value-type="float">
            <text:p>-544.903</text:p>
          </table:table-cell>
          <table:table-cell office:value-type="float" office:value="5135.442" calcext:value-type="float">
            <text:p>5135.442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649.635" calcext:value-type="float">
            <text:p>6649.635</text:p>
          </table:table-cell>
          <table:table-cell office:value-type="float" office:value="612.872" calcext:value-type="float">
            <text:p>612.872</text:p>
          </table:table-cell>
          <table:table-cell office:value-type="float" office:value="6356.346" calcext:value-type="float">
            <text:p>6356.346</text:p>
          </table:table-cell>
          <table:table-cell office:value-type="float" office:value="3914.538" calcext:value-type="float">
            <text:p>3914.538</text:p>
          </table:table-cell>
          <table:table-cell office:value-type="float" office:value="5368.142" calcext:value-type="float">
            <text:p>5368.142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959.087" calcext:value-type="float">
            <text:p>6959.087</text:p>
          </table:table-cell>
          <table:table-cell office:value-type="float" office:value="646.693" calcext:value-type="float">
            <text:p>646.693</text:p>
          </table:table-cell>
          <table:table-cell office:value-type="float" office:value="6656.421" calcext:value-type="float">
            <text:p>6656.421</text:p>
          </table:table-cell>
          <table:table-cell office:value-type="float" office:value="4079.863" calcext:value-type="float">
            <text:p>4079.863</text:p>
          </table:table-cell>
          <table:table-cell office:value-type="float" office:value="11.36" calcext:value-type="float">
            <text:p>11.3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36.265" calcext:value-type="float">
            <text:p>36.265</text:p>
          </table:table-cell>
          <table:table-cell office:value-type="float" office:value="7006.73" calcext:value-type="float">
            <text:p>7006.73</text:p>
          </table:table-cell>
          <table:table-cell office:value-type="float" office:value="-60.883" calcext:value-type="float">
            <text:p>-60.883</text:p>
          </table:table-cell>
          <table:table-cell office:value-type="float" office:value="737.423" calcext:value-type="float">
            <text:p>737.423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147.081" calcext:value-type="float">
            <text:p>3147.081</text:p>
          </table:table-cell>
          <table:table-cell office:value-type="float" office:value="7006.73" calcext:value-type="float">
            <text:p>7006.73</text:p>
          </table:table-cell>
          <table:table-cell office:value-type="float" office:value="-5531.884" calcext:value-type="float">
            <text:p>-5531.8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5.012" calcext:value-type="float">
            <text:p>335.012</text:p>
          </table:table-cell>
          <table:table-cell office:value-type="float" office:value="61.666" calcext:value-type="float">
            <text:p>61.666</text:p>
          </table:table-cell>
          <table:table-cell office:value-type="float" office:value="3163.553" calcext:value-type="float">
            <text:p>3163.553</text:p>
          </table:table-cell>
          <table:table-cell office:value-type="float" office:value="533.159" calcext:value-type="float">
            <text:p>533.159</text:p>
          </table:table-cell>
          <table:table-cell office:value-type="float" office:value="1397.119" calcext:value-type="float">
            <text:p>1397.119</text:p>
          </table:table-cell>
          <table:table-cell office:value-type="float" office:value="-727.095" calcext:value-type="float">
            <text:p>-727.095</text:p>
          </table:table-cell>
          <table:table-cell office:value-type="float" office:value="5176.315" calcext:value-type="float">
            <text:p>5176.315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587.988" calcext:value-type="float">
            <text:p>587.988</text:p>
          </table:table-cell>
          <table:table-cell office:value-type="float" office:value="6347.648" calcext:value-type="float">
            <text:p>6347.648</text:p>
          </table:table-cell>
          <table:table-cell office:value-type="float" office:value="4004.982" calcext:value-type="float">
            <text:p>4004.982</text:p>
          </table:table-cell>
          <table:table-cell office:value-type="float" office:value="5411.737" calcext:value-type="float">
            <text:p>5411.737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18.113" calcext:value-type="float">
            <text:p>618.113</text:p>
          </table:table-cell>
          <table:table-cell office:value-type="float" office:value="6643.082" calcext:value-type="float">
            <text:p>6643.082</text:p>
          </table:table-cell>
          <table:table-cell office:value-type="float" office:value="4180.392" calcext:value-type="float">
            <text:p>4180.392</text:p>
          </table:table-cell>
          <table:table-cell office:value-type="float" office:value="19.147" calcext:value-type="float">
            <text:p>19.147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0.573" calcext:value-type="float">
            <text:p>50.573</text:p>
          </table:table-cell>
          <table:table-cell office:value-type="float" office:value="10627.923" calcext:value-type="float">
            <text:p>10627.923</text:p>
          </table:table-cell>
          <table:table-cell office:value-type="float" office:value="-81.601" calcext:value-type="float">
            <text:p>-81.601</text:p>
          </table:table-cell>
          <table:table-cell office:value-type="float" office:value="1421.024" calcext:value-type="float">
            <text:p>1421.02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21.7" calcext:value-type="float">
            <text:p>4621.7</text:p>
          </table:table-cell>
          <table:table-cell office:value-type="float" office:value="10627.923" calcext:value-type="float">
            <text:p>10627.923</text:p>
          </table:table-cell>
          <table:table-cell office:value-type="float" office:value="-7785.875" calcext:value-type="float">
            <text:p>-7785.8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69.38" calcext:value-type="float">
            <text:p>369.38</text:p>
          </table:table-cell>
          <table:table-cell office:value-type="float" office:value="60.156" calcext:value-type="float">
            <text:p>60.156</text:p>
          </table:table-cell>
          <table:table-cell office:value-type="float" office:value="4132.297" calcext:value-type="float">
            <text:p>4132.297</text:p>
          </table:table-cell>
          <table:table-cell office:value-type="float" office:value="586.215" calcext:value-type="float">
            <text:p>586.215</text:p>
          </table:table-cell>
          <table:table-cell office:value-type="float" office:value="1537.181" calcext:value-type="float">
            <text:p>1537.181</text:p>
          </table:table-cell>
          <table:table-cell office:value-type="float" office:value="-798.42" calcext:value-type="float">
            <text:p>-798.42</text:p>
          </table:table-cell>
          <table:table-cell office:value-type="float" office:value="5195.615" calcext:value-type="float">
            <text:p>5195.615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57.361" calcext:value-type="float">
            <text:p>557.361</text:p>
          </table:table-cell>
          <table:table-cell office:value-type="float" office:value="6305.935" calcext:value-type="float">
            <text:p>6305.935</text:p>
          </table:table-cell>
          <table:table-cell office:value-type="float" office:value="4085.296" calcext:value-type="float">
            <text:p>4085.296</text:p>
          </table:table-cell>
          <table:table-cell office:value-type="float" office:value="5435.881" calcext:value-type="float">
            <text:p>5435.881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584.954" calcext:value-type="float">
            <text:p>584.954</text:p>
          </table:table-cell>
          <table:table-cell office:value-type="float" office:value="6601.169" calcext:value-type="float">
            <text:p>6601.169</text:p>
          </table:table-cell>
          <table:table-cell office:value-type="float" office:value="4270.593" calcext:value-type="float">
            <text:p>4270.593</text:p>
          </table:table-cell>
          <table:table-cell office:value-type="float" office:value="23.12" calcext:value-type="float">
            <text:p>23.1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55.874" calcext:value-type="float">
            <text:p>55.874</text:p>
          </table:table-cell>
          <table:table-cell office:value-type="float" office:value="12157.693" calcext:value-type="float">
            <text:p>12157.693</text:p>
          </table:table-cell>
          <table:table-cell office:value-type="float" office:value="-88.187" calcext:value-type="float">
            <text:p>-88.187</text:p>
          </table:table-cell>
          <table:table-cell office:value-type="float" office:value="1722.439" calcext:value-type="float">
            <text:p>1722.439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238.313" calcext:value-type="float">
            <text:p>5238.313</text:p>
          </table:table-cell>
          <table:table-cell office:value-type="float" office:value="12157.693" calcext:value-type="float">
            <text:p>12157.693</text:p>
          </table:table-cell>
          <table:table-cell office:value-type="float" office:value="-8712.815" calcext:value-type="float">
            <text:p>-8712.81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1.946" calcext:value-type="float">
            <text:p>341.9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2643.064" calcext:value-type="float">
            <text:p>2643.064</text:p>
          </table:table-cell>
          <table:table-cell office:value-type="float" office:value="500.982" calcext:value-type="float">
            <text:p>500.982</text:p>
          </table:table-cell>
          <table:table-cell office:value-type="float" office:value="1339.954" calcext:value-type="float">
            <text:p>1339.954</text:p>
          </table:table-cell>
          <table:table-cell office:value-type="float" office:value="-656.062" calcext:value-type="float">
            <text:p>-656.062</text:p>
          </table:table-cell>
          <table:table-cell office:value-type="float" office:value="5230.299" calcext:value-type="float">
            <text:p>5230.299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13.199" calcext:value-type="float">
            <text:p>613.199</text:p>
          </table:table-cell>
          <table:table-cell office:value-type="float" office:value="6451.853" calcext:value-type="float">
            <text:p>6451.853</text:p>
          </table:table-cell>
          <table:table-cell office:value-type="float" office:value="4008.745" calcext:value-type="float">
            <text:p>4008.745</text:p>
          </table:table-cell>
          <table:table-cell office:value-type="float" office:value="5470.106" calcext:value-type="float">
            <text:p>5470.106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50.43" calcext:value-type="float">
            <text:p>650.43</text:p>
          </table:table-cell>
          <table:table-cell office:value-type="float" office:value="6765.829" calcext:value-type="float">
            <text:p>6765.829</text:p>
          </table:table-cell>
          <table:table-cell office:value-type="float" office:value="4174.383" calcext:value-type="float">
            <text:p>4174.383</text:p>
          </table:table-cell>
          <table:table-cell office:value-type="float" office:value="17.573" calcext:value-type="float">
            <text:p>17.573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46.487" calcext:value-type="float">
            <text:p>46.487</text:p>
          </table:table-cell>
          <table:table-cell office:value-type="float" office:value="6867.209" calcext:value-type="float">
            <text:p>6867.209</text:p>
          </table:table-cell>
          <table:table-cell office:value-type="float" office:value="-75.034" calcext:value-type="float">
            <text:p>-75.034</text:p>
          </table:table-cell>
          <table:table-cell office:value-type="float" office:value="856.639" calcext:value-type="float">
            <text:p>856.63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017.2" calcext:value-type="float">
            <text:p>3017.2</text:p>
          </table:table-cell>
          <table:table-cell office:value-type="float" office:value="6867.209" calcext:value-type="float">
            <text:p>6867.209</text:p>
          </table:table-cell>
          <table:table-cell office:value-type="float" office:value="-5153.931" calcext:value-type="float">
            <text:p>-5153.9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1.126" calcext:value-type="float">
            <text:p>301.126</text:p>
          </table:table-cell>
          <table:table-cell office:value-type="float" office:value="61.966" calcext:value-type="float">
            <text:p>61.966</text:p>
          </table:table-cell>
          <table:table-cell office:value-type="float" office:value="3208.518" calcext:value-type="float">
            <text:p>3208.518</text:p>
          </table:table-cell>
          <table:table-cell office:value-type="float" office:value="500.711" calcext:value-type="float">
            <text:p>500.711</text:p>
          </table:table-cell>
          <table:table-cell office:value-type="float" office:value="1298.593" calcext:value-type="float">
            <text:p>1298.593</text:p>
          </table:table-cell>
          <table:table-cell office:value-type="float" office:value="-696.341" calcext:value-type="float">
            <text:p>-696.341</text:p>
          </table:table-cell>
          <table:table-cell office:value-type="float" office:value="5190.049" calcext:value-type="float">
            <text:p>5190.049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598.142" calcext:value-type="float">
            <text:p>598.142</text:p>
          </table:table-cell>
          <table:table-cell office:value-type="float" office:value="6381.609" calcext:value-type="float">
            <text:p>6381.609</text:p>
          </table:table-cell>
          <table:table-cell office:value-type="float" office:value="3998.488" calcext:value-type="float">
            <text:p>3998.488</text:p>
          </table:table-cell>
          <table:table-cell office:value-type="float" office:value="5428.777" calcext:value-type="float">
            <text:p>5428.777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28.474" calcext:value-type="float">
            <text:p>628.474</text:p>
          </table:table-cell>
          <table:table-cell office:value-type="float" office:value="6680.762" calcext:value-type="float">
            <text:p>6680.762</text:p>
          </table:table-cell>
          <table:table-cell office:value-type="float" office:value="4176.791" calcext:value-type="float">
            <text:p>4176.79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7.042" calcext:value-type="float">
            <text:p>47.042</text:p>
          </table:table-cell>
          <table:table-cell office:value-type="float" office:value="10411.557" calcext:value-type="float">
            <text:p>10411.557</text:p>
          </table:table-cell>
          <table:table-cell office:value-type="float" office:value="-78.085" calcext:value-type="float">
            <text:p>-78.085</text:p>
          </table:table-cell>
          <table:table-cell office:value-type="float" office:value="1206.965" calcext:value-type="float">
            <text:p>1206.965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620.542" calcext:value-type="float">
            <text:p>4620.542</text:p>
          </table:table-cell>
          <table:table-cell office:value-type="float" office:value="10411.557" calcext:value-type="float">
            <text:p>10411.557</text:p>
          </table:table-cell>
          <table:table-cell office:value-type="float" office:value="-7997.627" calcext:value-type="float">
            <text:p>-7997.62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9.446" calcext:value-type="float">
            <text:p>229.446</text:p>
          </table:table-cell>
          <table:table-cell office:value-type="float" office:value="61.201" calcext:value-type="float">
            <text:p>61.201</text:p>
          </table:table-cell>
          <table:table-cell office:value-type="float" office:value="1879.333" calcext:value-type="float">
            <text:p>1879.333</text:p>
          </table:table-cell>
          <table:table-cell office:value-type="float" office:value="253.479" calcext:value-type="float">
            <text:p>253.479</text:p>
          </table:table-cell>
          <table:table-cell office:value-type="float" office:value="734.402" calcext:value-type="float">
            <text:p>734.402</text:p>
          </table:table-cell>
          <table:table-cell office:value-type="float" office:value="-275.51" calcext:value-type="float">
            <text:p>-275.51</text:p>
          </table:table-cell>
          <table:table-cell office:value-type="float" office:value="5160.322" calcext:value-type="float">
            <text:p>5160.322</text:p>
          </table:table-cell>
          <table:table-cell office:value-type="float" office:value="3766.287" calcext:value-type="float">
            <text:p>3766.287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567.615" calcext:value-type="float">
            <text:p>567.615</text:p>
          </table:table-cell>
          <table:table-cell office:value-type="float" office:value="6291.069" calcext:value-type="float">
            <text:p>6291.069</text:p>
          </table:table-cell>
          <table:table-cell office:value-type="float" office:value="4029.576" calcext:value-type="float">
            <text:p>4029.576</text:p>
          </table:table-cell>
          <table:table-cell office:value-type="float" office:value="5400.817" calcext:value-type="float">
            <text:p>5400.817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596.252" calcext:value-type="float">
            <text:p>596.252</text:p>
          </table:table-cell>
          <table:table-cell office:value-type="float" office:value="6588.612" calcext:value-type="float">
            <text:p>6588.612</text:p>
          </table:table-cell>
          <table:table-cell office:value-type="float" office:value="4213.022" calcext:value-type="float">
            <text:p>4213.02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604" calcext:value-type="float">
            <text:p>22.604</text:p>
          </table:table-cell>
          <table:table-cell office:value-type="float" office:value="4976.15" calcext:value-type="float">
            <text:p>4976.15</text:p>
          </table:table-cell>
          <table:table-cell office:value-type="float" office:value="-37.23" calcext:value-type="float">
            <text:p>-37.23</text:p>
          </table:table-cell>
          <table:table-cell office:value-type="float" office:value="464.495" calcext:value-type="float">
            <text:p>464.495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4.771" calcext:value-type="float">
            <text:p>2264.771</text:p>
          </table:table-cell>
          <table:table-cell office:value-type="float" office:value="4976.15" calcext:value-type="float">
            <text:p>4976.15</text:p>
          </table:table-cell>
          <table:table-cell office:value-type="float" office:value="-4047.159" calcext:value-type="float">
            <text:p>-4047.15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1.761" calcext:value-type="float">
            <text:p>271.761</text:p>
          </table:table-cell>
          <table:table-cell office:value-type="float" office:value="63.506" calcext:value-type="float">
            <text:p>63.506</text:p>
          </table:table-cell>
          <table:table-cell office:value-type="float" office:value="1806.312" calcext:value-type="float">
            <text:p>1806.312</text:p>
          </table:table-cell>
          <table:table-cell office:value-type="float" office:value="289.767" calcext:value-type="float">
            <text:p>289.767</text:p>
          </table:table-cell>
          <table:table-cell office:value-type="float" office:value="849.006" calcext:value-type="float">
            <text:p>849.006</text:p>
          </table:table-cell>
          <table:table-cell office:value-type="float" office:value="-305.484" calcext:value-type="float">
            <text:p>-305.484</text:p>
          </table:table-cell>
          <table:table-cell office:value-type="float" office:value="5183.12" calcext:value-type="float">
            <text:p>5183.12</text:p>
          </table:table-cell>
          <table:table-cell office:value-type="float" office:value="3693.309" calcext:value-type="float">
            <text:p>3693.309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582.392" calcext:value-type="float">
            <text:p>582.392</text:p>
          </table:table-cell>
          <table:table-cell office:value-type="float" office:value="6343.305" calcext:value-type="float">
            <text:p>6343.305</text:p>
          </table:table-cell>
          <table:table-cell office:value-type="float" office:value="4022.935" calcext:value-type="float">
            <text:p>4022.935</text:p>
          </table:table-cell>
          <table:table-cell office:value-type="float" office:value="5424.397" calcext:value-type="float">
            <text:p>5424.397</text:p>
          </table:table-cell>
          <table:table-cell office:value-type="float" office:value="3883.058" calcext:value-type="float">
            <text:p>3883.058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12.257" calcext:value-type="float">
            <text:p>612.257</text:p>
          </table:table-cell>
          <table:table-cell office:value-type="float" office:value="6644.077" calcext:value-type="float">
            <text:p>6644.077</text:p>
          </table:table-cell>
          <table:table-cell office:value-type="float" office:value="4204.718" calcext:value-type="float">
            <text:p>4204.718</text:p>
          </table:table-cell>
          <table:table-cell office:value-type="float" office:value="12.867" calcext:value-type="float">
            <text:p>12.86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7.05" calcext:value-type="float">
            <text:p>27.05</text:p>
          </table:table-cell>
          <table:table-cell office:value-type="float" office:value="5198.667" calcext:value-type="float">
            <text:p>5198.667</text:p>
          </table:table-cell>
          <table:table-cell office:value-type="float" office:value="-41.019" calcext:value-type="float">
            <text:p>-41.019</text:p>
          </table:table-cell>
          <table:table-cell office:value-type="float" office:value="763.896" calcext:value-type="float">
            <text:p>763.89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226.176" calcext:value-type="float">
            <text:p>2226.176</text:p>
          </table:table-cell>
          <table:table-cell office:value-type="float" office:value="5198.667" calcext:value-type="float">
            <text:p>5198.667</text:p>
          </table:table-cell>
          <table:table-cell office:value-type="float" office:value="-3670.875" calcext:value-type="float">
            <text:p>-3670.8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18.926" calcext:value-type="float">
            <text:p>918.926</text:p>
          </table:table-cell>
          <table:table-cell office:value-type="float" office:value="63.36" calcext:value-type="float">
            <text:p>63.36</text:p>
          </table:table-cell>
          <table:table-cell office:value-type="float" office:value="18021.047" calcext:value-type="float">
            <text:p>18021.047</text:p>
          </table:table-cell>
          <table:table-cell office:value-type="float" office:value="2726.85" calcext:value-type="float">
            <text:p>2726.85</text:p>
          </table:table-cell>
          <table:table-cell office:value-type="float" office:value="6351.089" calcext:value-type="float">
            <text:p>6351.089</text:p>
          </table:table-cell>
          <table:table-cell office:value-type="float" office:value="-4513.237" calcext:value-type="float">
            <text:p>-4513.237</text:p>
          </table:table-cell>
          <table:table-cell office:value-type="float" office:value="5200.886" calcext:value-type="float">
            <text:p>5200.886</text:p>
          </table:table-cell>
          <table:table-cell office:value-type="float" office:value="3620.552" calcext:value-type="float">
            <text:p>3620.552</text:p>
          </table:table-cell>
          <table:table-cell office:value-type="float" office:value="6454.911" calcext:value-type="float">
            <text:p>6454.911</text:p>
          </table:table-cell>
          <table:table-cell office:value-type="float" office:value="592.276" calcext:value-type="float">
            <text:p>592.276</text:p>
          </table:table-cell>
          <table:table-cell office:value-type="float" office:value="6380.759" calcext:value-type="float">
            <text:p>6380.759</text:p>
          </table:table-cell>
          <table:table-cell office:value-type="float" office:value="4021.012" calcext:value-type="float">
            <text:p>4021.012</text:p>
          </table:table-cell>
          <table:table-cell office:value-type="float" office:value="5440.666" calcext:value-type="float">
            <text:p>5440.666</text:p>
          </table:table-cell>
          <table:table-cell office:value-type="float" office:value="3800.76" calcext:value-type="float">
            <text:p>3800.76</text:p>
          </table:table-cell>
          <table:table-cell office:value-type="float" office:value="6748.647" calcext:value-type="float">
            <text:p>6748.647</text:p>
          </table:table-cell>
          <table:table-cell office:value-type="float" office:value="623.535" calcext:value-type="float">
            <text:p>623.535</text:p>
          </table:table-cell>
          <table:table-cell office:value-type="float" office:value="6682.811" calcext:value-type="float">
            <text:p>6682.811</text:p>
          </table:table-cell>
          <table:table-cell office:value-type="float" office:value="4198.521" calcext:value-type="float">
            <text:p>4198.521</text:p>
          </table:table-cell>
          <table:table-cell office:value-type="float" office:value="75.133" calcext:value-type="float">
            <text:p>75.133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265.966" calcext:value-type="float">
            <text:p>265.966</text:p>
          </table:table-cell>
          <table:table-cell office:value-type="float" office:value="62344.212" calcext:value-type="float">
            <text:p>62344.212</text:p>
          </table:table-cell>
          <table:table-cell office:value-type="float" office:value="-454.698" calcext:value-type="float">
            <text:p>-454.698</text:p>
          </table:table-cell>
          <table:table-cell office:value-type="float" office:value="7290.706" calcext:value-type="float">
            <text:p>7290.706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7635.885" calcext:value-type="float">
            <text:p>27635.885</text:p>
          </table:table-cell>
          <table:table-cell office:value-type="float" office:value="62344.212" calcext:value-type="float">
            <text:p>62344.212</text:p>
          </table:table-cell>
          <table:table-cell office:value-type="float" office:value="-47762.8" calcext:value-type="float">
            <text:p>-47762.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93.559" calcext:value-type="float">
            <text:p>593.559</text:p>
          </table:table-cell>
          <table:table-cell office:value-type="float" office:value="60.443" calcext:value-type="float">
            <text:p>60.443</text:p>
          </table:table-cell>
          <table:table-cell office:value-type="float" office:value="12949.643" calcext:value-type="float">
            <text:p>12949.643</text:p>
          </table:table-cell>
          <table:table-cell office:value-type="float" office:value="1732.838" calcext:value-type="float">
            <text:p>1732.838</text:p>
          </table:table-cell>
          <table:table-cell office:value-type="float" office:value="4045.549" calcext:value-type="float">
            <text:p>4045.549</text:p>
          </table:table-cell>
          <table:table-cell office:value-type="float" office:value="-2858.431" calcext:value-type="float">
            <text:p>-2858.431</text:p>
          </table:table-cell>
          <table:table-cell office:value-type="float" office:value="5226.292" calcext:value-type="float">
            <text:p>5226.292</text:p>
          </table:table-cell>
          <table:table-cell office:value-type="float" office:value="3847.732" calcext:value-type="float">
            <text:p>3847.732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603.018" calcext:value-type="float">
            <text:p>603.018</text:p>
          </table:table-cell>
          <table:table-cell office:value-type="float" office:value="6427.565" calcext:value-type="float">
            <text:p>6427.565</text:p>
          </table:table-cell>
          <table:table-cell office:value-type="float" office:value="4025.018" calcext:value-type="float">
            <text:p>4025.018</text:p>
          </table:table-cell>
          <table:table-cell office:value-type="float" office:value="5465.699" calcext:value-type="float">
            <text:p>5465.699</text:p>
          </table:table-cell>
          <table:table-cell office:value-type="float" office:value="4042.788" calcext:value-type="float">
            <text:p>4042.788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35.673" calcext:value-type="float">
            <text:p>635.673</text:p>
          </table:table-cell>
          <table:table-cell office:value-type="float" office:value="6732.024" calcext:value-type="float">
            <text:p>6732.024</text:p>
          </table:table-cell>
          <table:table-cell office:value-type="float" office:value="4199.374" calcext:value-type="float">
            <text:p>4199.374</text:p>
          </table:table-cell>
          <table:table-cell office:value-type="float" office:value="42.36" calcext:value-type="float">
            <text:p>42.36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66.939" calcext:value-type="float">
            <text:p>166.939</text:p>
          </table:table-cell>
          <table:table-cell office:value-type="float" office:value="29630.385" calcext:value-type="float">
            <text:p>29630.385</text:p>
          </table:table-cell>
          <table:table-cell office:value-type="float" office:value="-290.199" calcext:value-type="float">
            <text:p>-290.199</text:p>
          </table:table-cell>
          <table:table-cell office:value-type="float" office:value="3367.931" calcext:value-type="float">
            <text:p>3367.931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3183.287" calcext:value-type="float">
            <text:p>13183.287</text:p>
          </table:table-cell>
          <table:table-cell office:value-type="float" office:value="29630.385" calcext:value-type="float">
            <text:p>29630.385</text:p>
          </table:table-cell>
          <table:table-cell office:value-type="float" office:value="-22894.524" calcext:value-type="float">
            <text:p>-22894.52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1.851" calcext:value-type="float">
            <text:p>351.851</text:p>
          </table:table-cell>
          <table:table-cell office:value-type="float" office:value="61.683" calcext:value-type="float">
            <text:p>61.683</text:p>
          </table:table-cell>
          <table:table-cell office:value-type="float" office:value="7455.632" calcext:value-type="float">
            <text:p>7455.632</text:p>
          </table:table-cell>
          <table:table-cell office:value-type="float" office:value="939.38" calcext:value-type="float">
            <text:p>939.38</text:p>
          </table:table-cell>
          <table:table-cell office:value-type="float" office:value="2223.192" calcext:value-type="float">
            <text:p>2223.192</text:p>
          </table:table-cell>
          <table:table-cell office:value-type="float" office:value="-1519.49" calcext:value-type="float">
            <text:p>-1519.49</text:p>
          </table:table-cell>
          <table:table-cell office:value-type="float" office:value="5210.28" calcext:value-type="float">
            <text:p>5210.28</text:p>
          </table:table-cell>
          <table:table-cell office:value-type="float" office:value="3862.258" calcext:value-type="float">
            <text:p>3862.258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57.643" calcext:value-type="float">
            <text:p>557.643</text:p>
          </table:table-cell>
          <table:table-cell office:value-type="float" office:value="6321.162" calcext:value-type="float">
            <text:p>6321.162</text:p>
          </table:table-cell>
          <table:table-cell office:value-type="float" office:value="4099.397" calcext:value-type="float">
            <text:p>4099.397</text:p>
          </table:table-cell>
          <table:table-cell office:value-type="float" office:value="5448.997" calcext:value-type="float">
            <text:p>5448.997</text:p>
          </table:table-cell>
          <table:table-cell office:value-type="float" office:value="3996.168" calcext:value-type="float">
            <text:p>3996.168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591.736" calcext:value-type="float">
            <text:p>591.736</text:p>
          </table:table-cell>
          <table:table-cell office:value-type="float" office:value="6627.796" calcext:value-type="float">
            <text:p>6627.796</text:p>
          </table:table-cell>
          <table:table-cell office:value-type="float" office:value="4270.199" calcext:value-type="float">
            <text:p>4270.199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89.484" calcext:value-type="float">
            <text:p>89.48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57.74" calcext:value-type="float">
            <text:p>-157.74</text:p>
          </table:table-cell>
          <table:table-cell office:value-type="float" office:value="1350.577" calcext:value-type="float">
            <text:p>1350.57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403.454" calcext:value-type="float">
            <text:p>7403.45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3397.86" calcext:value-type="float">
            <text:p>-13397.8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8.489" calcext:value-type="float">
            <text:p>468.489</text:p>
          </table:table-cell>
          <table:table-cell office:value-type="float" office:value="62.345" calcext:value-type="float">
            <text:p>62.345</text:p>
          </table:table-cell>
          <table:table-cell office:value-type="float" office:value="5702.134" calcext:value-type="float">
            <text:p>5702.134</text:p>
          </table:table-cell>
          <table:table-cell office:value-type="float" office:value="889.258" calcext:value-type="float">
            <text:p>889.258</text:p>
          </table:table-cell>
          <table:table-cell office:value-type="float" office:value="2239.982" calcext:value-type="float">
            <text:p>2239.982</text:p>
          </table:table-cell>
          <table:table-cell office:value-type="float" office:value="-1303.003" calcext:value-type="float">
            <text:p>-1303.003</text:p>
          </table:table-cell>
          <table:table-cell office:value-type="float" office:value="5233.404" calcext:value-type="float">
            <text:p>5233.404</text:p>
          </table:table-cell>
          <table:table-cell office:value-type="float" office:value="3928.051" calcext:value-type="float">
            <text:p>3928.051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26.934" calcext:value-type="float">
            <text:p>526.934</text:p>
          </table:table-cell>
          <table:table-cell office:value-type="float" office:value="6283.112" calcext:value-type="float">
            <text:p>6283.112</text:p>
          </table:table-cell>
          <table:table-cell office:value-type="float" office:value="4183.697" calcext:value-type="float">
            <text:p>4183.697</text:p>
          </table:table-cell>
          <table:table-cell office:value-type="float" office:value="5477.09" calcext:value-type="float">
            <text:p>5477.09</text:p>
          </table:table-cell>
          <table:table-cell office:value-type="float" office:value="4043.079" calcext:value-type="float">
            <text:p>4043.079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57.175" calcext:value-type="float">
            <text:p>557.175</text:p>
          </table:table-cell>
          <table:table-cell office:value-type="float" office:value="6587.04" calcext:value-type="float">
            <text:p>6587.04</text:p>
          </table:table-cell>
          <table:table-cell office:value-type="float" office:value="4367.14" calcext:value-type="float">
            <text:p>4367.14</text:p>
          </table:table-cell>
          <table:table-cell office:value-type="float" office:value="30.293" calcext:value-type="float">
            <text:p>30.29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83.111" calcext:value-type="float">
            <text:p>83.111</text:p>
          </table:table-cell>
          <table:table-cell office:value-type="float" office:value="14511.158" calcext:value-type="float">
            <text:p>14511.158</text:p>
          </table:table-cell>
          <table:table-cell office:value-type="float" office:value="-135.273" calcext:value-type="float">
            <text:p>-135.273</text:p>
          </table:table-cell>
          <table:table-cell office:value-type="float" office:value="2035.641" calcext:value-type="float">
            <text:p>2035.641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262.489" calcext:value-type="float">
            <text:p>6262.489</text:p>
          </table:table-cell>
          <table:table-cell office:value-type="float" office:value="14511.158" calcext:value-type="float">
            <text:p>14511.158</text:p>
          </table:table-cell>
          <table:table-cell office:value-type="float" office:value="-10439.876" calcext:value-type="float">
            <text:p>-10439.87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4.633" calcext:value-type="float">
            <text:p>344.633</text:p>
          </table:table-cell>
          <table:table-cell office:value-type="float" office:value="61.134" calcext:value-type="float">
            <text:p>61.134</text:p>
          </table:table-cell>
          <table:table-cell office:value-type="float" office:value="4018.044" calcext:value-type="float">
            <text:p>4018.044</text:p>
          </table:table-cell>
          <table:table-cell office:value-type="float" office:value="605.907" calcext:value-type="float">
            <text:p>605.907</text:p>
          </table:table-cell>
          <table:table-cell office:value-type="float" office:value="1551.662" calcext:value-type="float">
            <text:p>1551.662</text:p>
          </table:table-cell>
          <table:table-cell office:value-type="float" office:value="-862.395" calcext:value-type="float">
            <text:p>-862.395</text:p>
          </table:table-cell>
          <table:table-cell office:value-type="float" office:value="5277.038" calcext:value-type="float">
            <text:p>5277.038</text:p>
          </table:table-cell>
          <table:table-cell office:value-type="float" office:value="3787.778" calcext:value-type="float">
            <text:p>3787.778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596.22" calcext:value-type="float">
            <text:p>596.22</text:p>
          </table:table-cell>
          <table:table-cell office:value-type="float" office:value="6464.77" calcext:value-type="float">
            <text:p>6464.77</text:p>
          </table:table-cell>
          <table:table-cell office:value-type="float" office:value="4089.307" calcext:value-type="float">
            <text:p>4089.307</text:p>
          </table:table-cell>
          <table:table-cell office:value-type="float" office:value="5520.947" calcext:value-type="float">
            <text:p>5520.947</text:p>
          </table:table-cell>
          <table:table-cell office:value-type="float" office:value="3969.566" calcext:value-type="float">
            <text:p>3969.56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27.248" calcext:value-type="float">
            <text:p>627.248</text:p>
          </table:table-cell>
          <table:table-cell office:value-type="float" office:value="6770.489" calcext:value-type="float">
            <text:p>6770.489</text:p>
          </table:table-cell>
          <table:table-cell office:value-type="float" office:value="4271.405" calcext:value-type="float">
            <text:p>4271.405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57.536" calcext:value-type="float">
            <text:p>57.536</text:p>
          </table:table-cell>
          <table:table-cell office:value-type="float" office:value="6771.482" calcext:value-type="float">
            <text:p>6771.482</text:p>
          </table:table-cell>
          <table:table-cell office:value-type="float" office:value="-94.417" calcext:value-type="float">
            <text:p>-94.417</text:p>
          </table:table-cell>
          <table:table-cell office:value-type="float" office:value="1008.763" calcext:value-type="float">
            <text:p>1008.76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892.783" calcext:value-type="float">
            <text:p>2892.783</text:p>
          </table:table-cell>
          <table:table-cell office:value-type="float" office:value="6771.482" calcext:value-type="float">
            <text:p>6771.482</text:p>
          </table:table-cell>
          <table:table-cell office:value-type="float" office:value="-4753.957" calcext:value-type="float">
            <text:p>-4753.95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0.469" calcext:value-type="float">
            <text:p>310.469</text:p>
          </table:table-cell>
          <table:table-cell office:value-type="float" office:value="60.833" calcext:value-type="float">
            <text:p>60.833</text:p>
          </table:table-cell>
          <table:table-cell office:value-type="float" office:value="4165.617" calcext:value-type="float">
            <text:p>4165.617</text:p>
          </table:table-cell>
          <table:table-cell office:value-type="float" office:value="601.359" calcext:value-type="float">
            <text:p>601.359</text:p>
          </table:table-cell>
          <table:table-cell office:value-type="float" office:value="1508.437" calcext:value-type="float">
            <text:p>1508.437</text:p>
          </table:table-cell>
          <table:table-cell office:value-type="float" office:value="-887.499" calcext:value-type="float">
            <text:p>-887.499</text:p>
          </table:table-cell>
          <table:table-cell office:value-type="float" office:value="5283.557" calcext:value-type="float">
            <text:p>5283.557</text:p>
          </table:table-cell>
          <table:table-cell office:value-type="float" office:value="3905.222" calcext:value-type="float">
            <text:p>3905.222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71.125" calcext:value-type="float">
            <text:p>571.125</text:p>
          </table:table-cell>
          <table:table-cell office:value-type="float" office:value="6421.297" calcext:value-type="float">
            <text:p>6421.297</text:p>
          </table:table-cell>
          <table:table-cell office:value-type="float" office:value="4145.817" calcext:value-type="float">
            <text:p>4145.817</text:p>
          </table:table-cell>
          <table:table-cell office:value-type="float" office:value="5528.741" calcext:value-type="float">
            <text:p>5528.741</text:p>
          </table:table-cell>
          <table:table-cell office:value-type="float" office:value="4062.126" calcext:value-type="float">
            <text:p>4062.126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602.513" calcext:value-type="float">
            <text:p>602.513</text:p>
          </table:table-cell>
          <table:table-cell office:value-type="float" office:value="6729.009" calcext:value-type="float">
            <text:p>6729.009</text:p>
          </table:table-cell>
          <table:table-cell office:value-type="float" office:value="4328.472" calcext:value-type="float">
            <text:p>4328.472</text:p>
          </table:table-cell>
          <table:table-cell office:value-type="float" office:value="17.52" calcext:value-type="float">
            <text:p>17.52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56.977" calcext:value-type="float">
            <text:p>56.977</text:p>
          </table:table-cell>
          <table:table-cell office:value-type="float" office:value="11872.847" calcext:value-type="float">
            <text:p>11872.847</text:p>
          </table:table-cell>
          <table:table-cell office:value-type="float" office:value="-95.984" calcext:value-type="float">
            <text:p>-95.984</text:p>
          </table:table-cell>
          <table:table-cell office:value-type="float" office:value="1258.787" calcext:value-type="float">
            <text:p>1258.787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328.07" calcext:value-type="float">
            <text:p>5328.07</text:p>
          </table:table-cell>
          <table:table-cell office:value-type="float" office:value="11872.847" calcext:value-type="float">
            <text:p>11872.847</text:p>
          </table:table-cell>
          <table:table-cell office:value-type="float" office:value="-9355.272" calcext:value-type="float">
            <text:p>-9355.2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17.147" calcext:value-type="float">
            <text:p>417.147</text:p>
          </table:table-cell>
          <table:table-cell office:value-type="float" office:value="61.15" calcext:value-type="float">
            <text:p>61.15</text:p>
          </table:table-cell>
          <table:table-cell office:value-type="float" office:value="8507.095" calcext:value-type="float">
            <text:p>8507.095</text:p>
          </table:table-cell>
          <table:table-cell office:value-type="float" office:value="1098.225" calcext:value-type="float">
            <text:p>1098.225</text:p>
          </table:table-cell>
          <table:table-cell office:value-type="float" office:value="2604.924" calcext:value-type="float">
            <text:p>2604.924</text:p>
          </table:table-cell>
          <table:table-cell office:value-type="float" office:value="-1770.63" calcext:value-type="float">
            <text:p>-1770.63</text:p>
          </table:table-cell>
          <table:table-cell office:value-type="float" office:value="5294.824" calcext:value-type="float">
            <text:p>5294.824</text:p>
          </table:table-cell>
          <table:table-cell office:value-type="float" office:value="3846.663" calcext:value-type="float">
            <text:p>3846.663</text:p>
          </table:table-cell>
          <table:table-cell office:value-type="float" office:value="6434.954" calcext:value-type="float">
            <text:p>6434.954</text:p>
          </table:table-cell>
          <table:table-cell office:value-type="float" office:value="536.627" calcext:value-type="float">
            <text:p>536.627</text:p>
          </table:table-cell>
          <table:table-cell office:value-type="float" office:value="6363.839" calcext:value-type="float">
            <text:p>6363.839</text:p>
          </table:table-cell>
          <table:table-cell office:value-type="float" office:value="4225.809" calcext:value-type="float">
            <text:p>4225.809</text:p>
          </table:table-cell>
          <table:table-cell office:value-type="float" office:value="5536.941" calcext:value-type="float">
            <text:p>5536.941</text:p>
          </table:table-cell>
          <table:table-cell office:value-type="float" office:value="3995.365" calcext:value-type="float">
            <text:p>3995.365</text:p>
          </table:table-cell>
          <table:table-cell office:value-type="float" office:value="6724.451" calcext:value-type="float">
            <text:p>6724.451</text:p>
          </table:table-cell>
          <table:table-cell office:value-type="float" office:value="564.51" calcext:value-type="float">
            <text:p>564.51</text:p>
          </table:table-cell>
          <table:table-cell office:value-type="float" office:value="6661.502" calcext:value-type="float">
            <text:p>6661.502</text:p>
          </table:table-cell>
          <table:table-cell office:value-type="float" office:value="4412.38" calcext:value-type="float">
            <text:p>4412.38</text:p>
          </table:table-cell>
          <table:table-cell office:value-type="float" office:value="26.2" calcext:value-type="float">
            <text:p>26.2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05.293" calcext:value-type="float">
            <text:p>105.293</text:p>
          </table:table-cell>
          <table:table-cell office:value-type="float" office:value="22011.374" calcext:value-type="float">
            <text:p>22011.374</text:p>
          </table:table-cell>
          <table:table-cell office:value-type="float" office:value="-183.554" calcext:value-type="float">
            <text:p>-183.554</text:p>
          </table:table-cell>
          <table:table-cell office:value-type="float" office:value="1898.115" calcext:value-type="float">
            <text:p>1898.115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96.5" calcext:value-type="float">
            <text:p>10096.5</text:p>
          </table:table-cell>
          <table:table-cell office:value-type="float" office:value="22011.374" calcext:value-type="float">
            <text:p>22011.374</text:p>
          </table:table-cell>
          <table:table-cell office:value-type="float" office:value="-18215.143" calcext:value-type="float">
            <text:p>-18215.1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9.524" calcext:value-type="float">
            <text:p>319.524</text:p>
          </table:table-cell>
          <table:table-cell office:value-type="float" office:value="65.863" calcext:value-type="float">
            <text:p>65.863</text:p>
          </table:table-cell>
          <table:table-cell office:value-type="float" office:value="3040.329" calcext:value-type="float">
            <text:p>3040.329</text:p>
          </table:table-cell>
          <table:table-cell office:value-type="float" office:value="519.263" calcext:value-type="float">
            <text:p>519.263</text:p>
          </table:table-cell>
          <table:table-cell office:value-type="float" office:value="1353.949" calcext:value-type="float">
            <text:p>1353.949</text:p>
          </table:table-cell>
          <table:table-cell office:value-type="float" office:value="-714.901" calcext:value-type="float">
            <text:p>-714.901</text:p>
          </table:table-cell>
          <table:table-cell office:value-type="float" office:value="5285.999" calcext:value-type="float">
            <text:p>5285.999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18.775" calcext:value-type="float">
            <text:p>518.775</text:p>
          </table:table-cell>
          <table:table-cell office:value-type="float" office:value="6319.452" calcext:value-type="float">
            <text:p>6319.452</text:p>
          </table:table-cell>
          <table:table-cell office:value-type="float" office:value="4252.547" calcext:value-type="float">
            <text:p>4252.547</text:p>
          </table:table-cell>
          <table:table-cell office:value-type="float" office:value="5530.724" calcext:value-type="float">
            <text:p>5530.724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46.205" calcext:value-type="float">
            <text:p>546.205</text:p>
          </table:table-cell>
          <table:table-cell office:value-type="float" office:value="6618.82" calcext:value-type="float">
            <text:p>6618.82</text:p>
          </table:table-cell>
          <table:table-cell office:value-type="float" office:value="4442.627" calcext:value-type="float">
            <text:p>4442.627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49.103" calcext:value-type="float">
            <text:p>49.103</text:p>
          </table:table-cell>
          <table:table-cell office:value-type="float" office:value="10420.423" calcext:value-type="float">
            <text:p>10420.423</text:p>
          </table:table-cell>
          <table:table-cell office:value-type="float" office:value="-81.059" calcext:value-type="float">
            <text:p>-81.059</text:p>
          </table:table-cell>
          <table:table-cell office:value-type="float" office:value="1180.108" calcext:value-type="float">
            <text:p>1180.108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638.474" calcext:value-type="float">
            <text:p>4638.474</text:p>
          </table:table-cell>
          <table:table-cell office:value-type="float" office:value="10420.423" calcext:value-type="float">
            <text:p>10420.423</text:p>
          </table:table-cell>
          <table:table-cell office:value-type="float" office:value="-8060.207" calcext:value-type="float">
            <text:p>-8060.20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9.581" calcext:value-type="float">
            <text:p>279.581</text:p>
          </table:table-cell>
          <table:table-cell office:value-type="float" office:value="64.485" calcext:value-type="float">
            <text:p>64.485</text:p>
          </table:table-cell>
          <table:table-cell office:value-type="float" office:value="5810.406" calcext:value-type="float">
            <text:p>5810.406</text:p>
          </table:table-cell>
          <table:table-cell office:value-type="float" office:value="662.308" calcext:value-type="float">
            <text:p>662.308</text:p>
          </table:table-cell>
          <table:table-cell office:value-type="float" office:value="1598.966" calcext:value-type="float">
            <text:p>1598.966</text:p>
          </table:table-cell>
          <table:table-cell office:value-type="float" office:value="-1039.804" calcext:value-type="float">
            <text:p>-1039.804</text:p>
          </table:table-cell>
          <table:table-cell office:value-type="float" office:value="5237.756" calcext:value-type="float">
            <text:p>5237.756</text:p>
          </table:table-cell>
          <table:table-cell office:value-type="float" office:value="3806.814" calcext:value-type="float">
            <text:p>3806.814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506.51" calcext:value-type="float">
            <text:p>506.51</text:p>
          </table:table-cell>
          <table:table-cell office:value-type="float" office:value="6246.775" calcext:value-type="float">
            <text:p>6246.775</text:p>
          </table:table-cell>
          <table:table-cell office:value-type="float" office:value="4228.738" calcext:value-type="float">
            <text:p>4228.738</text:p>
          </table:table-cell>
          <table:table-cell office:value-type="float" office:value="5478.304" calcext:value-type="float">
            <text:p>5478.304</text:p>
          </table:table-cell>
          <table:table-cell office:value-type="float" office:value="3972.308" calcext:value-type="float">
            <text:p>3972.308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33.023" calcext:value-type="float">
            <text:p>533.023</text:p>
          </table:table-cell>
          <table:table-cell office:value-type="float" office:value="6540.14" calcext:value-type="float">
            <text:p>6540.14</text:p>
          </table:table-cell>
          <table:table-cell office:value-type="float" office:value="4416.468" calcext:value-type="float">
            <text:p>4416.468</text:p>
          </table:table-cell>
          <table:table-cell office:value-type="float" office:value="13.133" calcext:value-type="float">
            <text:p>13.133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63.895" calcext:value-type="float">
            <text:p>63.895</text:p>
          </table:table-cell>
          <table:table-cell office:value-type="float" office:value="14439.832" calcext:value-type="float">
            <text:p>14439.832</text:p>
          </table:table-cell>
          <table:table-cell office:value-type="float" office:value="-114.152" calcext:value-type="float">
            <text:p>-114.152</text:p>
          </table:table-cell>
          <table:table-cell office:value-type="float" office:value="1099.869" calcext:value-type="float">
            <text:p>1099.869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6696.425" calcext:value-type="float">
            <text:p>6696.425</text:p>
          </table:table-cell>
          <table:table-cell office:value-type="float" office:value="14439.832" calcext:value-type="float">
            <text:p>14439.832</text:p>
          </table:table-cell>
          <table:table-cell office:value-type="float" office:value="-12240.093" calcext:value-type="float">
            <text:p>-12240.09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COIN-TOSS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CT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CT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97.928" calcext:value-type="float">
            <text:p>97.928</text:p>
          </table:table-cell>
          <table:table-cell office:value-type="float" office:value="0" calcext:value-type="float">
            <text:p>0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15.594" calcext:value-type="float">
            <text:p>115.594</text:p>
          </table:table-cell>
          <table:table-cell office:value-type="float" office:value="328.204" calcext:value-type="float">
            <text:p>328.204</text:p>
          </table:table-cell>
          <table:table-cell office:value-type="float" office:value="-132.348" calcext:value-type="float">
            <text:p>-132.348</text:p>
          </table:table-cell>
          <table:table-cell office:value-type="float" office:value="4200.54" calcext:value-type="float">
            <text:p>4200.5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0.988" calcext:value-type="float">
            <text:p>1470.988</text:p>
          </table:table-cell>
          <table:table-cell office:value-type="float" office:value="7130.898" calcext:value-type="float">
            <text:p>7130.898</text:p>
          </table:table-cell>
          <table:table-cell office:value-type="float" office:value="1270.181" calcext:value-type="float">
            <text:p>1270.181</text:p>
          </table:table-cell>
          <table:table-cell office:value-type="float" office:value="4383.176" calcext:value-type="float">
            <text:p>4383.176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72" calcext:value-type="float">
            <text:p>1556.072</text:p>
          </table:table-cell>
          <table:table-cell office:value-type="float" office:value="7483.03" calcext:value-type="float">
            <text:p>7483.03</text:p>
          </table:table-cell>
          <table:table-cell office:value-type="float" office:value="1283.322" calcext:value-type="float">
            <text:p>1283.322</text:p>
          </table:table-cell>
          <table:table-cell office:value-type="float" office:value="3.267" calcext:value-type="float">
            <text:p>3.26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263" calcext:value-type="float">
            <text:p>7.263</text:p>
          </table:table-cell>
          <table:table-cell office:value-type="float" office:value="88.598" calcext:value-type="float">
            <text:p>88.598</text:p>
          </table:table-cell>
          <table:table-cell office:value-type="float" office:value="-11.203" calcext:value-type="float">
            <text:p>-11.203</text:p>
          </table:table-cell>
          <table:table-cell office:value-type="float" office:value="11.537" calcext:value-type="float">
            <text:p>11.53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8.683" calcext:value-type="float">
            <text:p>38.683</text:p>
          </table:table-cell>
          <table:table-cell office:value-type="float" office:value="88.598" calcext:value-type="float">
            <text:p>88.598</text:p>
          </table:table-cell>
          <table:table-cell office:value-type="float" office:value="-65.524" calcext:value-type="float">
            <text:p>-65.524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office:value-type="float" office:value="88.789" calcext:value-type="float">
            <text:p>88.789</text:p>
          </table:table-cell>
          <table:table-cell office:value-type="float" office:value="0" calcext:value-type="float">
            <text:p>0</text:p>
          </table:table-cell>
          <table:table-cell office:value-type="float" office:value="660.533" calcext:value-type="float">
            <text:p>660.533</text:p>
          </table:table-cell>
          <table:table-cell office:value-type="float" office:value="124.971" calcext:value-type="float">
            <text:p>124.971</text:p>
          </table:table-cell>
          <table:table-cell office:value-type="float" office:value="337.744" calcext:value-type="float">
            <text:p>337.744</text:p>
          </table:table-cell>
          <table:table-cell office:value-type="float" office:value="-160.166" calcext:value-type="float">
            <text:p>-160.166</text:p>
          </table:table-cell>
          <table:table-cell office:value-type="float" office:value="4297.907" calcext:value-type="float">
            <text:p>4297.90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399.505" calcext:value-type="float">
            <text:p>1399.505</text:p>
          </table:table-cell>
          <table:table-cell office:value-type="float" office:value="7085.864" calcext:value-type="float">
            <text:p>7085.864</text:p>
          </table:table-cell>
          <table:table-cell office:value-type="float" office:value="1509.95" calcext:value-type="float">
            <text:p>1509.95</text:p>
          </table:table-cell>
          <table:table-cell office:value-type="float" office:value="4481.223" calcext:value-type="float">
            <text:p>4481.223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5.41" calcext:value-type="float">
            <text:p>1475.41</text:p>
          </table:table-cell>
          <table:table-cell office:value-type="float" office:value="7420.391" calcext:value-type="float">
            <text:p>7420.391</text:p>
          </table:table-cell>
          <table:table-cell office:value-type="float" office:value="1542.055" calcext:value-type="float">
            <text:p>1542.055</text:p>
          </table:table-cell>
          <table:table-cell office:value-type="float" office:value="5.627" calcext:value-type="float">
            <text:p>5.62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9.368" calcext:value-type="float">
            <text:p>19.368</text:p>
          </table:table-cell>
          <table:table-cell office:value-type="float" office:value="75.782" calcext:value-type="float">
            <text:p>75.782</text:p>
          </table:table-cell>
          <table:table-cell office:value-type="float" office:value="-32.956" calcext:value-type="float">
            <text:p>-32.956</text:p>
          </table:table-cell>
          <table:table-cell office:value-type="float" office:value="6.588" calcext:value-type="float">
            <text:p>6.588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.734" calcext:value-type="float">
            <text:p>34.734</text:p>
          </table:table-cell>
          <table:table-cell office:value-type="float" office:value="75.782" calcext:value-type="float">
            <text:p>75.782</text:p>
          </table:table-cell>
          <table:table-cell office:value-type="float" office:value="-62.607" calcext:value-type="float">
            <text:p>-62.607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17.235" calcext:value-type="float">
            <text:p>117.235</text:p>
          </table:table-cell>
          <table:table-cell office:value-type="float" office:value="0" calcext:value-type="float">
            <text:p>0</text:p>
          </table:table-cell>
          <table:table-cell office:value-type="float" office:value="853.39" calcext:value-type="float">
            <text:p>853.39</text:p>
          </table:table-cell>
          <table:table-cell office:value-type="float" office:value="164.967" calcext:value-type="float">
            <text:p>164.967</text:p>
          </table:table-cell>
          <table:table-cell office:value-type="float" office:value="445.865" calcext:value-type="float">
            <text:p>445.865</text:p>
          </table:table-cell>
          <table:table-cell office:value-type="float" office:value="-211.396" calcext:value-type="float">
            <text:p>-211.396</text:p>
          </table:table-cell>
          <table:table-cell office:value-type="float" office:value="4306.736" calcext:value-type="float">
            <text:p>4306.736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40.292" calcext:value-type="float">
            <text:p>1340.292</text:p>
          </table:table-cell>
          <table:table-cell office:value-type="float" office:value="6976.735" calcext:value-type="float">
            <text:p>6976.735</text:p>
          </table:table-cell>
          <table:table-cell office:value-type="float" office:value="1636.737" calcext:value-type="float">
            <text:p>1636.737</text:p>
          </table:table-cell>
          <table:table-cell office:value-type="float" office:value="4491.848" calcext:value-type="float">
            <text:p>4491.84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10.705" calcext:value-type="float">
            <text:p>1410.705</text:p>
          </table:table-cell>
          <table:table-cell office:value-type="float" office:value="7302.117" calcext:value-type="float">
            <text:p>7302.117</text:p>
          </table:table-cell>
          <table:table-cell office:value-type="float" office:value="1681.579" calcext:value-type="float">
            <text:p>1681.579</text:p>
          </table:table-cell>
          <table:table-cell office:value-type="float" office:value="6.307" calcext:value-type="float">
            <text:p>6.30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.793" calcext:value-type="float">
            <text:p>14.793</text:p>
          </table:table-cell>
          <table:table-cell office:value-type="float" office:value="170.314" calcext:value-type="float">
            <text:p>170.314</text:p>
          </table:table-cell>
          <table:table-cell office:value-type="float" office:value="-23.162" calcext:value-type="float">
            <text:p>-23.162</text:p>
          </table:table-cell>
          <table:table-cell office:value-type="float" office:value="21.63" calcext:value-type="float">
            <text:p>21.6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4.637" calcext:value-type="float">
            <text:p>74.637</text:p>
          </table:table-cell>
          <table:table-cell office:value-type="float" office:value="170.314" calcext:value-type="float">
            <text:p>170.314</text:p>
          </table:table-cell>
          <table:table-cell office:value-type="float" office:value="-127.055" calcext:value-type="float">
            <text:p>-127.055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76.261" calcext:value-type="float">
            <text:p>76.261</text:p>
          </table:table-cell>
          <table:table-cell office:value-type="float" office:value="0" calcext:value-type="float">
            <text:p>0</text:p>
          </table:table-cell>
          <table:table-cell office:value-type="float" office:value="576.052" calcext:value-type="float">
            <text:p>576.052</text:p>
          </table:table-cell>
          <table:table-cell office:value-type="float" office:value="103.48" calcext:value-type="float">
            <text:p>103.48</text:p>
          </table:table-cell>
          <table:table-cell office:value-type="float" office:value="282.404" calcext:value-type="float">
            <text:p>282.404</text:p>
          </table:table-cell>
          <table:table-cell office:value-type="float" office:value="-129.883" calcext:value-type="float">
            <text:p>-129.883</text:p>
          </table:table-cell>
          <table:table-cell office:value-type="float" office:value="4290.138" calcext:value-type="float">
            <text:p>4290.138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859.184" calcext:value-type="float">
            <text:p>6859.184</text:p>
          </table:table-cell>
          <table:table-cell office:value-type="float" office:value="1279.303" calcext:value-type="float">
            <text:p>1279.303</text:p>
          </table:table-cell>
          <table:table-cell office:value-type="float" office:value="6838.641" calcext:value-type="float">
            <text:p>6838.641</text:p>
          </table:table-cell>
          <table:table-cell office:value-type="float" office:value="1741.635" calcext:value-type="float">
            <text:p>1741.635</text:p>
          </table:table-cell>
          <table:table-cell office:value-type="float" office:value="4472.894" calcext:value-type="float">
            <text:p>4472.894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207.591" calcext:value-type="float">
            <text:p>7207.591</text:p>
          </table:table-cell>
          <table:table-cell office:value-type="float" office:value="1348.371" calcext:value-type="float">
            <text:p>1348.371</text:p>
          </table:table-cell>
          <table:table-cell office:value-type="float" office:value="7158.986" calcext:value-type="float">
            <text:p>7158.986</text:p>
          </table:table-cell>
          <table:table-cell office:value-type="float" office:value="1786.803" calcext:value-type="float">
            <text:p>1786.803</text:p>
          </table:table-cell>
          <table:table-cell office:value-type="float" office:value="6.467" calcext:value-type="float">
            <text:p>6.46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8.512" calcext:value-type="float">
            <text:p>18.512</text:p>
          </table:table-cell>
          <table:table-cell office:value-type="float" office:value="405.814" calcext:value-type="float">
            <text:p>405.814</text:p>
          </table:table-cell>
          <table:table-cell office:value-type="float" office:value="-30.412" calcext:value-type="float">
            <text:p>-30.412</text:p>
          </table:table-cell>
          <table:table-cell office:value-type="float" office:value="39.573" calcext:value-type="float">
            <text:p>39.57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83.846" calcext:value-type="float">
            <text:p>183.846</text:p>
          </table:table-cell>
          <table:table-cell office:value-type="float" office:value="405.814" calcext:value-type="float">
            <text:p>405.814</text:p>
          </table:table-cell>
          <table:table-cell office:value-type="float" office:value="-326.667" calcext:value-type="float">
            <text:p>-326.667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67.734" calcext:value-type="float">
            <text:p>67.734</text:p>
          </table:table-cell>
          <table:table-cell office:value-type="float" office:value="0" calcext:value-type="float">
            <text:p>0</text:p>
          </table:table-cell>
          <table:table-cell office:value-type="float" office:value="437.872" calcext:value-type="float">
            <text:p>437.872</text:p>
          </table:table-cell>
          <table:table-cell office:value-type="float" office:value="99.723" calcext:value-type="float">
            <text:p>99.723</text:p>
          </table:table-cell>
          <table:table-cell office:value-type="float" office:value="266.393" calcext:value-type="float">
            <text:p>266.393</text:p>
          </table:table-cell>
          <table:table-cell office:value-type="float" office:value="-130.925" calcext:value-type="float">
            <text:p>-130.925</text:p>
          </table:table-cell>
          <table:table-cell office:value-type="float" office:value="4268.271" calcext:value-type="float">
            <text:p>4268.271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774.249" calcext:value-type="float">
            <text:p>6774.249</text:p>
          </table:table-cell>
          <table:table-cell office:value-type="float" office:value="1251.165" calcext:value-type="float">
            <text:p>1251.165</text:p>
          </table:table-cell>
          <table:table-cell office:value-type="float" office:value="6760.72" calcext:value-type="float">
            <text:p>6760.72</text:p>
          </table:table-cell>
          <table:table-cell office:value-type="float" office:value="1775.822" calcext:value-type="float">
            <text:p>1775.822</text:p>
          </table:table-cell>
          <table:table-cell office:value-type="float" office:value="4458.859" calcext:value-type="float">
            <text:p>4458.859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069.149" calcext:value-type="float">
            <text:p>7069.149</text:p>
          </table:table-cell>
          <table:table-cell office:value-type="float" office:value="1322.587" calcext:value-type="float">
            <text:p>1322.587</text:p>
          </table:table-cell>
          <table:table-cell office:value-type="float" office:value="7093.589" calcext:value-type="float">
            <text:p>7093.589</text:p>
          </table:table-cell>
          <table:table-cell office:value-type="float" office:value="1824.13" calcext:value-type="float">
            <text:p>1824.13</text:p>
          </table:table-cell>
          <table:table-cell office:value-type="float" office:value="5.253" calcext:value-type="float">
            <text:p>5.25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1.174" calcext:value-type="float">
            <text:p>21.174</text:p>
          </table:table-cell>
          <table:table-cell office:value-type="float" office:value="174.033" calcext:value-type="float">
            <text:p>174.033</text:p>
          </table:table-cell>
          <table:table-cell office:value-type="float" office:value="-36.927" calcext:value-type="float">
            <text:p>-36.927</text:p>
          </table:table-cell>
          <table:table-cell office:value-type="float" office:value="16.81" calcext:value-type="float">
            <text:p>16.8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78.923" calcext:value-type="float">
            <text:p>78.923</text:p>
          </table:table-cell>
          <table:table-cell office:value-type="float" office:value="174.033" calcext:value-type="float">
            <text:p>174.033</text:p>
          </table:table-cell>
          <table:table-cell office:value-type="float" office:value="-140.412" calcext:value-type="float">
            <text:p>-140.412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87.035" calcext:value-type="float">
            <text:p>87.035</text:p>
          </table:table-cell>
          <table:table-cell office:value-type="float" office:value="0" calcext:value-type="float">
            <text:p>0</text:p>
          </table:table-cell>
          <table:table-cell office:value-type="float" office:value="506.691" calcext:value-type="float">
            <text:p>506.691</text:p>
          </table:table-cell>
          <table:table-cell office:value-type="float" office:value="110.753" calcext:value-type="float">
            <text:p>110.753</text:p>
          </table:table-cell>
          <table:table-cell office:value-type="float" office:value="307.667" calcext:value-type="float">
            <text:p>307.667</text:p>
          </table:table-cell>
          <table:table-cell office:value-type="float" office:value="-133.597" calcext:value-type="float">
            <text:p>-133.597</text:p>
          </table:table-cell>
          <table:table-cell office:value-type="float" office:value="4268.246" calcext:value-type="float">
            <text:p>4268.246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762.679" calcext:value-type="float">
            <text:p>6762.679</text:p>
          </table:table-cell>
          <table:table-cell office:value-type="float" office:value="1229.933" calcext:value-type="float">
            <text:p>1229.933</text:p>
          </table:table-cell>
          <table:table-cell office:value-type="float" office:value="6718.398" calcext:value-type="float">
            <text:p>6718.398</text:p>
          </table:table-cell>
          <table:table-cell office:value-type="float" office:value="1818.094" calcext:value-type="float">
            <text:p>1818.094</text:p>
          </table:table-cell>
          <table:table-cell office:value-type="float" office:value="4450.428" calcext:value-type="float">
            <text:p>4450.428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085.892" calcext:value-type="float">
            <text:p>7085.892</text:p>
          </table:table-cell>
          <table:table-cell office:value-type="float" office:value="1292.043" calcext:value-type="float">
            <text:p>1292.043</text:p>
          </table:table-cell>
          <table:table-cell office:value-type="float" office:value="7024.31" calcext:value-type="float">
            <text:p>7024.31</text:p>
          </table:table-cell>
          <table:table-cell office:value-type="float" office:value="1876.547" calcext:value-type="float">
            <text:p>1876.547</text:p>
          </table:table-cell>
          <table:table-cell office:value-type="float" office:value="5.653" calcext:value-type="float">
            <text:p>5.65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3.569" calcext:value-type="float">
            <text:p>13.569</text:p>
          </table:table-cell>
          <table:table-cell office:value-type="float" office:value="172.175" calcext:value-type="float">
            <text:p>172.175</text:p>
          </table:table-cell>
          <table:table-cell office:value-type="float" office:value="-21.378" calcext:value-type="float">
            <text:p>-21.378</text:p>
          </table:table-cell>
          <table:table-cell office:value-type="float" office:value="25.841" calcext:value-type="float">
            <text:p>25.84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3.457" calcext:value-type="float">
            <text:p>73.457</text:p>
          </table:table-cell>
          <table:table-cell office:value-type="float" office:value="172.175" calcext:value-type="float">
            <text:p>172.175</text:p>
          </table:table-cell>
          <table:table-cell office:value-type="float" office:value="-120.493" calcext:value-type="float">
            <text:p>-120.493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78.382" calcext:value-type="float">
            <text:p>178.382</text:p>
          </table:table-cell>
          <table:table-cell office:value-type="float" office:value="0" calcext:value-type="float">
            <text:p>0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52.843" calcext:value-type="float">
            <text:p>652.843</text:p>
          </table:table-cell>
          <table:table-cell office:value-type="float" office:value="1478.913" calcext:value-type="float">
            <text:p>1478.913</text:p>
          </table:table-cell>
          <table:table-cell office:value-type="float" office:value="-1122.149" calcext:value-type="float">
            <text:p>-1122.149</text:p>
          </table:table-cell>
          <table:table-cell office:value-type="float" office:value="4266.796" calcext:value-type="float">
            <text:p>4266.79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754.736" calcext:value-type="float">
            <text:p>6754.736</text:p>
          </table:table-cell>
          <table:table-cell office:value-type="float" office:value="1238.451" calcext:value-type="float">
            <text:p>1238.451</text:p>
          </table:table-cell>
          <table:table-cell office:value-type="float" office:value="6733.916" calcext:value-type="float">
            <text:p>6733.916</text:p>
          </table:table-cell>
          <table:table-cell office:value-type="float" office:value="1799.675" calcext:value-type="float">
            <text:p>1799.675</text:p>
          </table:table-cell>
          <table:table-cell office:value-type="float" office:value="4456.556" calcext:value-type="float">
            <text:p>4456.556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049.846" calcext:value-type="float">
            <text:p>7049.846</text:p>
          </table:table-cell>
          <table:table-cell office:value-type="float" office:value="1302.409" calcext:value-type="float">
            <text:p>1302.409</text:p>
          </table:table-cell>
          <table:table-cell office:value-type="float" office:value="7051.087" calcext:value-type="float">
            <text:p>7051.087</text:p>
          </table:table-cell>
          <table:table-cell office:value-type="float" office:value="1862.025" calcext:value-type="float">
            <text:p>1862.025</text:p>
          </table:table-cell>
          <table:table-cell office:value-type="float" office:value="10.947" calcext:value-type="float">
            <text:p>10.947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7.443" calcext:value-type="float">
            <text:p>57.443</text:p>
          </table:table-cell>
          <table:table-cell office:value-type="float" office:value="645.53" calcext:value-type="float">
            <text:p>645.53</text:p>
          </table:table-cell>
          <table:table-cell office:value-type="float" office:value="-103.486" calcext:value-type="float">
            <text:p>-103.486</text:p>
          </table:table-cell>
          <table:table-cell office:value-type="float" office:value="62.04" calcext:value-type="float">
            <text:p>62.04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292.901" calcext:value-type="float">
            <text:p>292.901</text:p>
          </table:table-cell>
          <table:table-cell office:value-type="float" office:value="645.53" calcext:value-type="float">
            <text:p>645.53</text:p>
          </table:table-cell>
          <table:table-cell office:value-type="float" office:value="-521.449" calcext:value-type="float">
            <text:p>-521.449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14.187" calcext:value-type="float">
            <text:p>114.187</text:p>
          </table:table-cell>
          <table:table-cell office:value-type="float" office:value="0" calcext:value-type="float">
            <text:p>0</text:p>
          </table:table-cell>
          <table:table-cell office:value-type="float" office:value="952.005" calcext:value-type="float">
            <text:p>952.005</text:p>
          </table:table-cell>
          <table:table-cell office:value-type="float" office:value="160.318" calcext:value-type="float">
            <text:p>160.318</text:p>
          </table:table-cell>
          <table:table-cell office:value-type="float" office:value="433.557" calcext:value-type="float">
            <text:p>433.557</text:p>
          </table:table-cell>
          <table:table-cell office:value-type="float" office:value="-205.184" calcext:value-type="float">
            <text:p>-205.184</text:p>
          </table:table-cell>
          <table:table-cell office:value-type="float" office:value="4273.231" calcext:value-type="float">
            <text:p>4273.231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34.775" calcext:value-type="float">
            <text:p>6834.775</text:p>
          </table:table-cell>
          <table:table-cell office:value-type="float" office:value="1226.028" calcext:value-type="float">
            <text:p>1226.028</text:p>
          </table:table-cell>
          <table:table-cell office:value-type="float" office:value="6715.603" calcext:value-type="float">
            <text:p>6715.603</text:p>
          </table:table-cell>
          <table:table-cell office:value-type="float" office:value="1830.859" calcext:value-type="float">
            <text:p>1830.859</text:p>
          </table:table-cell>
          <table:table-cell office:value-type="float" office:value="4459.397" calcext:value-type="float">
            <text:p>4459.397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41.207" calcext:value-type="float">
            <text:p>7141.207</text:p>
          </table:table-cell>
          <table:table-cell office:value-type="float" office:value="1292.624" calcext:value-type="float">
            <text:p>1292.624</text:p>
          </table:table-cell>
          <table:table-cell office:value-type="float" office:value="7034.436" calcext:value-type="float">
            <text:p>7034.436</text:p>
          </table:table-cell>
          <table:table-cell office:value-type="float" office:value="1884.359" calcext:value-type="float">
            <text:p>1884.359</text:p>
          </table:table-cell>
          <table:table-cell office:value-type="float" office:value="18.627" calcext:value-type="float">
            <text:p>18.627</text:p>
          </table:table-cell>
          <table:table-cell office:value-type="float" office:value="1" calcext:value-type="float">
            <text:p>1</text:p>
          </table:table-cell>
          <table:table-cell office:value-type="float" office:value="654" calcext:value-type="float">
            <text:p>654</text:p>
          </table:table-cell>
          <table:table-cell office:value-type="float" office:value="81.552" calcext:value-type="float">
            <text:p>81.552</text:p>
          </table:table-cell>
          <table:table-cell office:value-type="float" office:value="1996.942" calcext:value-type="float">
            <text:p>1996.942</text:p>
          </table:table-cell>
          <table:table-cell office:value-type="float" office:value="-143.832" calcext:value-type="float">
            <text:p>-143.832</text:p>
          </table:table-cell>
          <table:table-cell office:value-type="float" office:value="167.4" calcext:value-type="float">
            <text:p>167.4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918.398" calcext:value-type="float">
            <text:p>918.398</text:p>
          </table:table-cell>
          <table:table-cell office:value-type="float" office:value="1996.942" calcext:value-type="float">
            <text:p>1996.942</text:p>
          </table:table-cell>
          <table:table-cell office:value-type="float" office:value="-1662.142" calcext:value-type="float">
            <text:p>-1662.142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80.197" calcext:value-type="float">
            <text:p>80.197</text:p>
          </table:table-cell>
          <table:table-cell office:value-type="float" office:value="0" calcext:value-type="float">
            <text:p>0</text:p>
          </table:table-cell>
          <table:table-cell office:value-type="float" office:value="602.574" calcext:value-type="float">
            <text:p>602.574</text:p>
          </table:table-cell>
          <table:table-cell office:value-type="float" office:value="115.154" calcext:value-type="float">
            <text:p>115.154</text:p>
          </table:table-cell>
          <table:table-cell office:value-type="float" office:value="309.595" calcext:value-type="float">
            <text:p>309.595</text:p>
          </table:table-cell>
          <table:table-cell office:value-type="float" office:value="-149.202" calcext:value-type="float">
            <text:p>-149.202</text:p>
          </table:table-cell>
          <table:table-cell office:value-type="float" office:value="4282.818" calcext:value-type="float">
            <text:p>4282.818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770.159" calcext:value-type="float">
            <text:p>6770.159</text:p>
          </table:table-cell>
          <table:table-cell office:value-type="float" office:value="1214.93" calcext:value-type="float">
            <text:p>1214.93</text:p>
          </table:table-cell>
          <table:table-cell office:value-type="float" office:value="6703.083" calcext:value-type="float">
            <text:p>6703.083</text:p>
          </table:table-cell>
          <table:table-cell office:value-type="float" office:value="1862.554" calcext:value-type="float">
            <text:p>1862.554</text:p>
          </table:table-cell>
          <table:table-cell office:value-type="float" office:value="4468.886" calcext:value-type="float">
            <text:p>4468.886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067.873" calcext:value-type="float">
            <text:p>7067.873</text:p>
          </table:table-cell>
          <table:table-cell office:value-type="float" office:value="1285.227" calcext:value-type="float">
            <text:p>1285.227</text:p>
          </table:table-cell>
          <table:table-cell office:value-type="float" office:value="7029.189" calcext:value-type="float">
            <text:p>7029.189</text:p>
          </table:table-cell>
          <table:table-cell office:value-type="float" office:value="1908.582" calcext:value-type="float">
            <text:p>1908.582</text:p>
          </table:table-cell>
          <table:table-cell office:value-type="float" office:value="15.813" calcext:value-type="float">
            <text:p>15.813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5.468" calcext:value-type="float">
            <text:p>45.468</text:p>
          </table:table-cell>
          <table:table-cell office:value-type="float" office:value="812.967" calcext:value-type="float">
            <text:p>812.967</text:p>
          </table:table-cell>
          <table:table-cell office:value-type="float" office:value="-74.763" calcext:value-type="float">
            <text:p>-74.763</text:p>
          </table:table-cell>
          <table:table-cell office:value-type="float" office:value="121.578" calcext:value-type="float">
            <text:p>121.578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47.065" calcext:value-type="float">
            <text:p>347.065</text:p>
          </table:table-cell>
          <table:table-cell office:value-type="float" office:value="812.967" calcext:value-type="float">
            <text:p>812.967</text:p>
          </table:table-cell>
          <table:table-cell office:value-type="float" office:value="-569.811" calcext:value-type="float">
            <text:p>-569.811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39.875" calcext:value-type="float">
            <text:p>139.875</text:p>
          </table:table-cell>
          <table:table-cell office:value-type="float" office:value="0" calcext:value-type="float">
            <text:p>0</text:p>
          </table:table-cell>
          <table:table-cell office:value-type="float" office:value="1808.859" calcext:value-type="float">
            <text:p>1808.859</text:p>
          </table:table-cell>
          <table:table-cell office:value-type="float" office:value="255.193" calcext:value-type="float">
            <text:p>255.193</text:p>
          </table:table-cell>
          <table:table-cell office:value-type="float" office:value="648.246" calcext:value-type="float">
            <text:p>648.246</text:p>
          </table:table-cell>
          <table:table-cell office:value-type="float" office:value="-368.496" calcext:value-type="float">
            <text:p>-368.496</text:p>
          </table:table-cell>
          <table:table-cell office:value-type="float" office:value="4273.644" calcext:value-type="float">
            <text:p>4273.644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753.387" calcext:value-type="float">
            <text:p>6753.387</text:p>
          </table:table-cell>
          <table:table-cell office:value-type="float" office:value="1210.171" calcext:value-type="float">
            <text:p>1210.171</text:p>
          </table:table-cell>
          <table:table-cell office:value-type="float" office:value="6684.428" calcext:value-type="float">
            <text:p>6684.428</text:p>
          </table:table-cell>
          <table:table-cell office:value-type="float" office:value="1862.859" calcext:value-type="float">
            <text:p>1862.859</text:p>
          </table:table-cell>
          <table:table-cell office:value-type="float" office:value="4461.188" calcext:value-type="float">
            <text:p>4461.188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050.76" calcext:value-type="float">
            <text:p>7050.76</text:p>
          </table:table-cell>
          <table:table-cell office:value-type="float" office:value="1272.49" calcext:value-type="float">
            <text:p>1272.49</text:p>
          </table:table-cell>
          <table:table-cell office:value-type="float" office:value="6996.119" calcext:value-type="float">
            <text:p>6996.119</text:p>
          </table:table-cell>
          <table:table-cell office:value-type="float" office:value="1926.258" calcext:value-type="float">
            <text:p>1926.258</text:p>
          </table:table-cell>
          <table:table-cell office:value-type="float" office:value="18.907" calcext:value-type="float">
            <text:p>18.907</text:p>
          </table:table-cell>
          <table:table-cell office:value-type="float" office:value="1" calcext:value-type="float">
            <text:p>1</text:p>
          </table:table-cell>
          <table:table-cell office:value-type="float" office:value="624" calcext:value-type="float">
            <text:p>624</text:p>
          </table:table-cell>
          <table:table-cell office:value-type="float" office:value="77.647" calcext:value-type="float">
            <text:p>77.647</text:p>
          </table:table-cell>
          <table:table-cell office:value-type="float" office:value="1778.638" calcext:value-type="float">
            <text:p>1778.638</text:p>
          </table:table-cell>
          <table:table-cell office:value-type="float" office:value="-135.775" calcext:value-type="float">
            <text:p>-135.775</text:p>
          </table:table-cell>
          <table:table-cell office:value-type="float" office:value="193.054" calcext:value-type="float">
            <text:p>193.054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795.935" calcext:value-type="float">
            <text:p>795.935</text:p>
          </table:table-cell>
          <table:table-cell office:value-type="float" office:value="1778.638" calcext:value-type="float">
            <text:p>1778.638</text:p>
          </table:table-cell>
          <table:table-cell office:value-type="float" office:value="-1392.529" calcext:value-type="float">
            <text:p>-1392.529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office:value-type="float" office:value="126.587" calcext:value-type="float">
            <text:p>126.587</text:p>
          </table:table-cell>
          <table:table-cell office:value-type="float" office:value="0" calcext:value-type="float">
            <text:p>0</text:p>
          </table:table-cell>
          <table:table-cell office:value-type="float" office:value="657.126" calcext:value-type="float">
            <text:p>657.126</text:p>
          </table:table-cell>
          <table:table-cell office:value-type="float" office:value="156.346" calcext:value-type="float">
            <text:p>156.346</text:p>
          </table:table-cell>
          <table:table-cell office:value-type="float" office:value="438.045" calcext:value-type="float">
            <text:p>438.045</text:p>
          </table:table-cell>
          <table:table-cell office:value-type="float" office:value="-184.871" calcext:value-type="float">
            <text:p>-184.871</text:p>
          </table:table-cell>
          <table:table-cell office:value-type="float" office:value="4280.075" calcext:value-type="float">
            <text:p>4280.075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17.031" calcext:value-type="float">
            <text:p>6717.031</text:p>
          </table:table-cell>
          <table:table-cell office:value-type="float" office:value="1194.327" calcext:value-type="float">
            <text:p>1194.327</text:p>
          </table:table-cell>
          <table:table-cell office:value-type="float" office:value="6659.297" calcext:value-type="float">
            <text:p>6659.297</text:p>
          </table:table-cell>
          <table:table-cell office:value-type="float" office:value="1900.854" calcext:value-type="float">
            <text:p>1900.854</text:p>
          </table:table-cell>
          <table:table-cell office:value-type="float" office:value="4467.326" calcext:value-type="float">
            <text:p>4467.32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6992.262" calcext:value-type="float">
            <text:p>6992.262</text:p>
          </table:table-cell>
          <table:table-cell office:value-type="float" office:value="1263.951" calcext:value-type="float">
            <text:p>1263.951</text:p>
          </table:table-cell>
          <table:table-cell office:value-type="float" office:value="6985.246" calcext:value-type="float">
            <text:p>6985.246</text:p>
          </table:table-cell>
          <table:table-cell office:value-type="float" office:value="1949.406" calcext:value-type="float">
            <text:p>1949.406</text:p>
          </table:table-cell>
          <table:table-cell office:value-type="float" office:value="13.32" calcext:value-type="float">
            <text:p>13.32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49.011" calcext:value-type="float">
            <text:p>49.011</text:p>
          </table:table-cell>
          <table:table-cell office:value-type="float" office:value="919.131" calcext:value-type="float">
            <text:p>919.131</text:p>
          </table:table-cell>
          <table:table-cell office:value-type="float" office:value="-84.314" calcext:value-type="float">
            <text:p>-84.314</text:p>
          </table:table-cell>
          <table:table-cell office:value-type="float" office:value="109.964" calcext:value-type="float">
            <text:p>109.964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406.188" calcext:value-type="float">
            <text:p>406.188</text:p>
          </table:table-cell>
          <table:table-cell office:value-type="float" office:value="919.131" calcext:value-type="float">
            <text:p>919.131</text:p>
          </table:table-cell>
          <table:table-cell office:value-type="float" office:value="-699.203" calcext:value-type="float">
            <text:p>-699.203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office:value-type="float" office:value="82.485" calcext:value-type="float">
            <text:p>82.485</text:p>
          </table:table-cell>
          <table:table-cell office:value-type="float" office:value="0" calcext:value-type="float">
            <text:p>0</text:p>
          </table:table-cell>
          <table:table-cell office:value-type="float" office:value="684.66" calcext:value-type="float">
            <text:p>684.66</text:p>
          </table:table-cell>
          <table:table-cell office:value-type="float" office:value="143.114" calcext:value-type="float">
            <text:p>143.114</text:p>
          </table:table-cell>
          <table:table-cell office:value-type="float" office:value="367.584" calcext:value-type="float">
            <text:p>367.584</text:p>
          </table:table-cell>
          <table:table-cell office:value-type="float" office:value="-202.613" calcext:value-type="float">
            <text:p>-202.613</text:p>
          </table:table-cell>
          <table:table-cell office:value-type="float" office:value="4289.473" calcext:value-type="float">
            <text:p>4289.473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73.594" calcext:value-type="float">
            <text:p>6673.594</text:p>
          </table:table-cell>
          <table:table-cell office:value-type="float" office:value="1186.217" calcext:value-type="float">
            <text:p>1186.217</text:p>
          </table:table-cell>
          <table:table-cell office:value-type="float" office:value="6652.538" calcext:value-type="float">
            <text:p>6652.538</text:p>
          </table:table-cell>
          <table:table-cell office:value-type="float" office:value="1926.409" calcext:value-type="float">
            <text:p>1926.409</text:p>
          </table:table-cell>
          <table:table-cell office:value-type="float" office:value="4477.059" calcext:value-type="float">
            <text:p>4477.059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7000.718" calcext:value-type="float">
            <text:p>7000.718</text:p>
          </table:table-cell>
          <table:table-cell office:value-type="float" office:value="1252.208" calcext:value-type="float">
            <text:p>1252.208</text:p>
          </table:table-cell>
          <table:table-cell office:value-type="float" office:value="6971.586" calcext:value-type="float">
            <text:p>6971.586</text:p>
          </table:table-cell>
          <table:table-cell office:value-type="float" office:value="1982.533" calcext:value-type="float">
            <text:p>1982.533</text:p>
          </table:table-cell>
          <table:table-cell office:value-type="float" office:value="14.987" calcext:value-type="float">
            <text:p>14.987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42.335" calcext:value-type="float">
            <text:p>42.335</text:p>
          </table:table-cell>
          <table:table-cell office:value-type="float" office:value="970.131" calcext:value-type="float">
            <text:p>970.131</text:p>
          </table:table-cell>
          <table:table-cell office:value-type="float" office:value="-69.348" calcext:value-type="float">
            <text:p>-69.348</text:p>
          </table:table-cell>
          <table:table-cell office:value-type="float" office:value="146.55" calcext:value-type="float">
            <text:p>146.55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13.423" calcext:value-type="float">
            <text:p>413.423</text:p>
          </table:table-cell>
          <table:table-cell office:value-type="float" office:value="970.131" calcext:value-type="float">
            <text:p>970.131</text:p>
          </table:table-cell>
          <table:table-cell office:value-type="float" office:value="-677.031" calcext:value-type="float">
            <text:p>-677.031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125.181" calcext:value-type="float">
            <text:p>125.181</text:p>
          </table:table-cell>
          <table:table-cell office:value-type="float" office:value="0" calcext:value-type="float">
            <text:p>0</text:p>
          </table:table-cell>
          <table:table-cell office:value-type="float" office:value="993.525" calcext:value-type="float">
            <text:p>993.525</text:p>
          </table:table-cell>
          <table:table-cell office:value-type="float" office:value="200.176" calcext:value-type="float">
            <text:p>200.176</text:p>
          </table:table-cell>
          <table:table-cell office:value-type="float" office:value="523.953" calcext:value-type="float">
            <text:p>523.953</text:p>
          </table:table-cell>
          <table:table-cell office:value-type="float" office:value="-273.591" calcext:value-type="float">
            <text:p>-273.591</text:p>
          </table:table-cell>
          <table:table-cell office:value-type="float" office:value="4289.526" calcext:value-type="float">
            <text:p>4289.526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675.218" calcext:value-type="float">
            <text:p>6675.218</text:p>
          </table:table-cell>
          <table:table-cell office:value-type="float" office:value="1164.682" calcext:value-type="float">
            <text:p>1164.682</text:p>
          </table:table-cell>
          <table:table-cell office:value-type="float" office:value="6609.69" calcext:value-type="float">
            <text:p>6609.69</text:p>
          </table:table-cell>
          <table:table-cell office:value-type="float" office:value="1969.361" calcext:value-type="float">
            <text:p>1969.361</text:p>
          </table:table-cell>
          <table:table-cell office:value-type="float" office:value="4474.104" calcext:value-type="float">
            <text:p>4474.104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989.193" calcext:value-type="float">
            <text:p>6989.193</text:p>
          </table:table-cell>
          <table:table-cell office:value-type="float" office:value="1230.442" calcext:value-type="float">
            <text:p>1230.442</text:p>
          </table:table-cell>
          <table:table-cell office:value-type="float" office:value="6925.27" calcext:value-type="float">
            <text:p>6925.27</text:p>
          </table:table-cell>
          <table:table-cell office:value-type="float" office:value="2022.938" calcext:value-type="float">
            <text:p>2022.938</text:p>
          </table:table-cell>
          <table:table-cell office:value-type="float" office:value="28.853" calcext:value-type="float">
            <text:p>28.853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122.842" calcext:value-type="float">
            <text:p>122.842</text:p>
          </table:table-cell>
          <table:table-cell office:value-type="float" office:value="6122.143" calcext:value-type="float">
            <text:p>6122.143</text:p>
          </table:table-cell>
          <table:table-cell office:value-type="float" office:value="-215.86" calcext:value-type="float">
            <text:p>-215.86</text:p>
          </table:table-cell>
          <table:table-cell office:value-type="float" office:value="609.824" calcext:value-type="float">
            <text:p>609.824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2767.086" calcext:value-type="float">
            <text:p>2767.086</text:p>
          </table:table-cell>
          <table:table-cell office:value-type="float" office:value="6122.143" calcext:value-type="float">
            <text:p>6122.143</text:p>
          </table:table-cell>
          <table:table-cell office:value-type="float" office:value="-4902.495" calcext:value-type="float">
            <text:p>-4902.495</text:p>
          </table:table-cell>
          <table:table-cell office:value-type="float" office:value="42" calcext:value-type="float">
            <text:p>42</text:p>
          </table:table-cell>
          <table:table-cell table:number-columns-repeated="45"/>
        </table:table-row>
        <table:table-row table:style-name="ro1">
          <table:table-cell office:value-type="float" office:value="116.233" calcext:value-type="float">
            <text:p>116.233</text:p>
          </table:table-cell>
          <table:table-cell office:value-type="float" office:value="0" calcext:value-type="float">
            <text:p>0</text:p>
          </table:table-cell>
          <table:table-cell office:value-type="float" office:value="1616.006" calcext:value-type="float">
            <text:p>1616.006</text:p>
          </table:table-cell>
          <table:table-cell office:value-type="float" office:value="222.879" calcext:value-type="float">
            <text:p>222.879</text:p>
          </table:table-cell>
          <table:table-cell office:value-type="float" office:value="560.229" calcext:value-type="float">
            <text:p>560.229</text:p>
          </table:table-cell>
          <table:table-cell office:value-type="float" office:value="-327.764" calcext:value-type="float">
            <text:p>-327.764</text:p>
          </table:table-cell>
          <table:table-cell office:value-type="float" office:value="4300.433" calcext:value-type="float">
            <text:p>4300.433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646.053" calcext:value-type="float">
            <text:p>6646.053</text:p>
          </table:table-cell>
          <table:table-cell office:value-type="float" office:value="1168.485" calcext:value-type="float">
            <text:p>1168.485</text:p>
          </table:table-cell>
          <table:table-cell office:value-type="float" office:value="6628.174" calcext:value-type="float">
            <text:p>6628.174</text:p>
          </table:table-cell>
          <table:table-cell office:value-type="float" office:value="1972.692" calcext:value-type="float">
            <text:p>1972.692</text:p>
          </table:table-cell>
          <table:table-cell office:value-type="float" office:value="4487.639" calcext:value-type="float">
            <text:p>4487.639</text:p>
          </table:table-cell>
          <table:table-cell office:value-type="float" office:value="1891.922" calcext:value-type="float">
            <text:p>1891.922</text:p>
          </table:table-cell>
          <table:table-cell office:value-type="float" office:value="6944.655" calcext:value-type="float">
            <text:p>6944.655</text:p>
          </table:table-cell>
          <table:table-cell office:value-type="float" office:value="1227.55" calcext:value-type="float">
            <text:p>1227.55</text:p>
          </table:table-cell>
          <table:table-cell office:value-type="float" office:value="6933.045" calcext:value-type="float">
            <text:p>6933.045</text:p>
          </table:table-cell>
          <table:table-cell office:value-type="float" office:value="2042.234" calcext:value-type="float">
            <text:p>2042.234</text:p>
          </table:table-cell>
          <table:table-cell office:value-type="float" office:value="23.227" calcext:value-type="float">
            <text:p>23.227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63.522" calcext:value-type="float">
            <text:p>63.522</text:p>
          </table:table-cell>
          <table:table-cell office:value-type="float" office:value="3392.903" calcext:value-type="float">
            <text:p>3392.903</text:p>
          </table:table-cell>
          <table:table-cell office:value-type="float" office:value="-103.316" calcext:value-type="float">
            <text:p>-103.316</text:p>
          </table:table-cell>
          <table:table-cell office:value-type="float" office:value="455.644" calcext:value-type="float">
            <text:p>455.644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1474.452" calcext:value-type="float">
            <text:p>1474.452</text:p>
          </table:table-cell>
          <table:table-cell office:value-type="float" office:value="3392.903" calcext:value-type="float">
            <text:p>3392.903</text:p>
          </table:table-cell>
          <table:table-cell office:value-type="float" office:value="-2481.615" calcext:value-type="float">
            <text:p>-2481.615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47.335" calcext:value-type="float">
            <text:p>147.335</text:p>
          </table:table-cell>
          <table:table-cell office:value-type="float" office:value="0" calcext:value-type="float">
            <text:p>0</text:p>
          </table:table-cell>
          <table:table-cell office:value-type="float" office:value="2625.943" calcext:value-type="float">
            <text:p>2625.943</text:p>
          </table:table-cell>
          <table:table-cell office:value-type="float" office:value="334.537" calcext:value-type="float">
            <text:p>334.537</text:p>
          </table:table-cell>
          <table:table-cell office:value-type="float" office:value="813.768" calcext:value-type="float">
            <text:p>813.768</text:p>
          </table:table-cell>
          <table:table-cell office:value-type="float" office:value="-519.097" calcext:value-type="float">
            <text:p>-519.097</text:p>
          </table:table-cell>
          <table:table-cell office:value-type="float" office:value="4307.624" calcext:value-type="float">
            <text:p>4307.624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665.705" calcext:value-type="float">
            <text:p>6665.705</text:p>
          </table:table-cell>
          <table:table-cell office:value-type="float" office:value="1142.42" calcext:value-type="float">
            <text:p>1142.42</text:p>
          </table:table-cell>
          <table:table-cell office:value-type="float" office:value="6583.442" calcext:value-type="float">
            <text:p>6583.442</text:p>
          </table:table-cell>
          <table:table-cell office:value-type="float" office:value="2031.806" calcext:value-type="float">
            <text:p>2031.806</text:p>
          </table:table-cell>
          <table:table-cell office:value-type="float" office:value="4493.706" calcext:value-type="float">
            <text:p>4493.706</text:p>
          </table:table-cell>
          <table:table-cell office:value-type="float" office:value="1872.757" calcext:value-type="float">
            <text:p>1872.757</text:p>
          </table:table-cell>
          <table:table-cell office:value-type="float" office:value="6969.262" calcext:value-type="float">
            <text:p>6969.262</text:p>
          </table:table-cell>
          <table:table-cell office:value-type="float" office:value="1203.749" calcext:value-type="float">
            <text:p>1203.749</text:p>
          </table:table-cell>
          <table:table-cell office:value-type="float" office:value="6891.698" calcext:value-type="float">
            <text:p>6891.698</text:p>
          </table:table-cell>
          <table:table-cell office:value-type="float" office:value="2095.714" calcext:value-type="float">
            <text:p>2095.714</text:p>
          </table:table-cell>
          <table:table-cell office:value-type="float" office:value="18.733" calcext:value-type="float">
            <text:p>18.733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51.973" calcext:value-type="float">
            <text:p>51.973</text:p>
          </table:table-cell>
          <table:table-cell office:value-type="float" office:value="2114.542" calcext:value-type="float">
            <text:p>2114.542</text:p>
          </table:table-cell>
          <table:table-cell office:value-type="float" office:value="-84.803" calcext:value-type="float">
            <text:p>-84.803</text:p>
          </table:table-cell>
          <table:table-cell office:value-type="float" office:value="298.786" calcext:value-type="float">
            <text:p>298.786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911.477" calcext:value-type="float">
            <text:p>911.477</text:p>
          </table:table-cell>
          <table:table-cell office:value-type="float" office:value="2114.542" calcext:value-type="float">
            <text:p>2114.542</text:p>
          </table:table-cell>
          <table:table-cell office:value-type="float" office:value="-1516.97" calcext:value-type="float">
            <text:p>-1516.97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96.203" calcext:value-type="float">
            <text:p>96.203</text:p>
          </table:table-cell>
          <table:table-cell office:value-type="float" office:value="0" calcext:value-type="float">
            <text:p>0</text:p>
          </table:table-cell>
          <table:table-cell office:value-type="float" office:value="941.132" calcext:value-type="float">
            <text:p>941.132</text:p>
          </table:table-cell>
          <table:table-cell office:value-type="float" office:value="166.598" calcext:value-type="float">
            <text:p>166.598</text:p>
          </table:table-cell>
          <table:table-cell office:value-type="float" office:value="428.084" calcext:value-type="float">
            <text:p>428.084</text:p>
          </table:table-cell>
          <table:table-cell office:value-type="float" office:value="-235.677" calcext:value-type="float">
            <text:p>-235.677</text:p>
          </table:table-cell>
          <table:table-cell office:value-type="float" office:value="4292.383" calcext:value-type="float">
            <text:p>4292.383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545.872" calcext:value-type="float">
            <text:p>6545.872</text:p>
          </table:table-cell>
          <table:table-cell office:value-type="float" office:value="1117.47" calcext:value-type="float">
            <text:p>1117.47</text:p>
          </table:table-cell>
          <table:table-cell office:value-type="float" office:value="6518.498" calcext:value-type="float">
            <text:p>6518.498</text:p>
          </table:table-cell>
          <table:table-cell office:value-type="float" office:value="2066.268" calcext:value-type="float">
            <text:p>2066.268</text:p>
          </table:table-cell>
          <table:table-cell office:value-type="float" office:value="4481.129" calcext:value-type="float">
            <text:p>4481.129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885.418" calcext:value-type="float">
            <text:p>6885.418</text:p>
          </table:table-cell>
          <table:table-cell office:value-type="float" office:value="1180.169" calcext:value-type="float">
            <text:p>1180.169</text:p>
          </table:table-cell>
          <table:table-cell office:value-type="float" office:value="6832.146" calcext:value-type="float">
            <text:p>6832.146</text:p>
          </table:table-cell>
          <table:table-cell office:value-type="float" office:value="2130.111" calcext:value-type="float">
            <text:p>2130.111</text:p>
          </table:table-cell>
          <table:table-cell office:value-type="float" office:value="13.173" calcext:value-type="float">
            <text:p>13.17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7.104" calcext:value-type="float">
            <text:p>27.104</text:p>
          </table:table-cell>
          <table:table-cell office:value-type="float" office:value="1702.268" calcext:value-type="float">
            <text:p>1702.268</text:p>
          </table:table-cell>
          <table:table-cell office:value-type="float" office:value="-40.821" calcext:value-type="float">
            <text:p>-40.821</text:p>
          </table:table-cell>
          <table:table-cell office:value-type="float" office:value="281.548" calcext:value-type="float">
            <text:p>281.548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13.176" calcext:value-type="float">
            <text:p>713.176</text:p>
          </table:table-cell>
          <table:table-cell office:value-type="float" office:value="1702.268" calcext:value-type="float">
            <text:p>1702.268</text:p>
          </table:table-cell>
          <table:table-cell office:value-type="float" office:value="-1139.173" calcext:value-type="float">
            <text:p>-1139.173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82.302" calcext:value-type="float">
            <text:p>82.302</text:p>
          </table:table-cell>
          <table:table-cell office:value-type="float" office:value="0" calcext:value-type="float">
            <text:p>0</text:p>
          </table:table-cell>
          <table:table-cell office:value-type="float" office:value="1361.614" calcext:value-type="float">
            <text:p>1361.614</text:p>
          </table:table-cell>
          <table:table-cell office:value-type="float" office:value="176.014" calcext:value-type="float">
            <text:p>176.014</text:p>
          </table:table-cell>
          <table:table-cell office:value-type="float" office:value="432.939" calcext:value-type="float">
            <text:p>432.939</text:p>
          </table:table-cell>
          <table:table-cell office:value-type="float" office:value="-268.336" calcext:value-type="float">
            <text:p>-268.336</text:p>
          </table:table-cell>
          <table:table-cell office:value-type="float" office:value="4316.171" calcext:value-type="float">
            <text:p>4316.171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7231.578" calcext:value-type="float">
            <text:p>7231.578</text:p>
          </table:table-cell>
          <table:table-cell office:value-type="float" office:value="1129.544" calcext:value-type="float">
            <text:p>1129.544</text:p>
          </table:table-cell>
          <table:table-cell office:value-type="float" office:value="6566.338" calcext:value-type="float">
            <text:p>6566.338</text:p>
          </table:table-cell>
          <table:table-cell office:value-type="float" office:value="2066.004" calcext:value-type="float">
            <text:p>2066.004</text:p>
          </table:table-cell>
          <table:table-cell office:value-type="float" office:value="4503.152" calcext:value-type="float">
            <text:p>4503.152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7605.796" calcext:value-type="float">
            <text:p>7605.796</text:p>
          </table:table-cell>
          <table:table-cell office:value-type="float" office:value="1196.568" calcext:value-type="float">
            <text:p>1196.568</text:p>
          </table:table-cell>
          <table:table-cell office:value-type="float" office:value="6886.839" calcext:value-type="float">
            <text:p>6886.839</text:p>
          </table:table-cell>
          <table:table-cell office:value-type="float" office:value="2119.466" calcext:value-type="float">
            <text:p>2119.466</text:p>
          </table:table-cell>
          <table:table-cell office:value-type="float" office:value="33.04" calcext:value-type="float">
            <text:p>33.04</text:p>
          </table:table-cell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147.604" calcext:value-type="float">
            <text:p>147.604</text:p>
          </table:table-cell>
          <table:table-cell office:value-type="float" office:value="7760.999" calcext:value-type="float">
            <text:p>7760.999</text:p>
          </table:table-cell>
          <table:table-cell office:value-type="float" office:value="-261.003" calcext:value-type="float">
            <text:p>-261.003</text:p>
          </table:table-cell>
          <table:table-cell office:value-type="float" office:value="738.156" calcext:value-type="float">
            <text:p>738.156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 office:value-type="float" office:value="3525.343" calcext:value-type="float">
            <text:p>3525.343</text:p>
          </table:table-cell>
          <table:table-cell office:value-type="float" office:value="7760.999" calcext:value-type="float">
            <text:p>7760.999</text:p>
          </table:table-cell>
          <table:table-cell office:value-type="float" office:value="-6284.688" calcext:value-type="float">
            <text:p>-6284.688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101.165" calcext:value-type="float">
            <text:p>101.165</text:p>
          </table:table-cell>
          <table:table-cell office:value-type="float" office:value="0" calcext:value-type="float">
            <text:p>0</text:p>
          </table:table-cell>
          <table:table-cell office:value-type="float" office:value="898.107" calcext:value-type="float">
            <text:p>898.107</text:p>
          </table:table-cell>
          <table:table-cell office:value-type="float" office:value="152.432" calcext:value-type="float">
            <text:p>152.432</text:p>
          </table:table-cell>
          <table:table-cell office:value-type="float" office:value="404.824" calcext:value-type="float">
            <text:p>404.824</text:p>
          </table:table-cell>
          <table:table-cell office:value-type="float" office:value="-202.494" calcext:value-type="float">
            <text:p>-202.494</text:p>
          </table:table-cell>
          <table:table-cell office:value-type="float" office:value="4309.33" calcext:value-type="float">
            <text:p>4309.33</text:p>
          </table:table-cell>
          <table:table-cell office:value-type="float" office:value="1811.712" calcext:value-type="float">
            <text:p>1811.712</text:p>
          </table:table-cell>
          <table:table-cell office:value-type="float" office:value="7232.408" calcext:value-type="float">
            <text:p>7232.408</text:p>
          </table:table-cell>
          <table:table-cell office:value-type="float" office:value="1133.672" calcext:value-type="float">
            <text:p>1133.672</text:p>
          </table:table-cell>
          <table:table-cell office:value-type="float" office:value="6567.722" calcext:value-type="float">
            <text:p>6567.722</text:p>
          </table:table-cell>
          <table:table-cell office:value-type="float" office:value="2050.939" calcext:value-type="float">
            <text:p>2050.939</text:p>
          </table:table-cell>
          <table:table-cell office:value-type="float" office:value="4495.776" calcext:value-type="float">
            <text:p>4495.776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7543.721" calcext:value-type="float">
            <text:p>7543.721</text:p>
          </table:table-cell>
          <table:table-cell office:value-type="float" office:value="1194.326" calcext:value-type="float">
            <text:p>1194.326</text:p>
          </table:table-cell>
          <table:table-cell office:value-type="float" office:value="6874.995" calcext:value-type="float">
            <text:p>6874.995</text:p>
          </table:table-cell>
          <table:table-cell office:value-type="float" office:value="2116.558" calcext:value-type="float">
            <text:p>2116.558</text:p>
          </table:table-cell>
          <table:table-cell office:value-type="float" office:value="6.507" calcext:value-type="float">
            <text:p>6.507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.489" calcext:value-type="float">
            <text:p>14.489</text:p>
          </table:table-cell>
          <table:table-cell office:value-type="float" office:value="910.415" calcext:value-type="float">
            <text:p>910.415</text:p>
          </table:table-cell>
          <table:table-cell office:value-type="float" office:value="-22.357" calcext:value-type="float">
            <text:p>-22.357</text:p>
          </table:table-cell>
          <table:table-cell office:value-type="float" office:value="156.815" calcext:value-type="float">
            <text:p>156.8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78.294" calcext:value-type="float">
            <text:p>378.294</text:p>
          </table:table-cell>
          <table:table-cell office:value-type="float" office:value="910.415" calcext:value-type="float">
            <text:p>910.415</text:p>
          </table:table-cell>
          <table:table-cell office:value-type="float" office:value="-596.786" calcext:value-type="float">
            <text:p>-596.78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00.871" calcext:value-type="float">
            <text:p>100.871</text:p>
          </table:table-cell>
          <table:table-cell office:value-type="float" office:value="0" calcext:value-type="float">
            <text:p>0</text:p>
          </table:table-cell>
          <table:table-cell office:value-type="float" office:value="413.217" calcext:value-type="float">
            <text:p>413.217</text:p>
          </table:table-cell>
          <table:table-cell office:value-type="float" office:value="119.76" calcext:value-type="float">
            <text:p>119.76</text:p>
          </table:table-cell>
          <table:table-cell office:value-type="float" office:value="339.445" calcext:value-type="float">
            <text:p>339.445</text:p>
          </table:table-cell>
          <table:table-cell office:value-type="float" office:value="-137.703" calcext:value-type="float">
            <text:p>-137.703</text:p>
          </table:table-cell>
          <table:table-cell office:value-type="float" office:value="4314.613" calcext:value-type="float">
            <text:p>4314.613</text:p>
          </table:table-cell>
          <table:table-cell office:value-type="float" office:value="1906.234" calcext:value-type="float">
            <text:p>1906.234</text:p>
          </table:table-cell>
          <table:table-cell office:value-type="float" office:value="7105.044" calcext:value-type="float">
            <text:p>7105.044</text:p>
          </table:table-cell>
          <table:table-cell office:value-type="float" office:value="1114.757" calcext:value-type="float">
            <text:p>1114.757</text:p>
          </table:table-cell>
          <table:table-cell office:value-type="float" office:value="6535.324" calcext:value-type="float">
            <text:p>6535.324</text:p>
          </table:table-cell>
          <table:table-cell office:value-type="float" office:value="2093.903" calcext:value-type="float">
            <text:p>2093.903</text:p>
          </table:table-cell>
          <table:table-cell office:value-type="float" office:value="4502.535" calcext:value-type="float">
            <text:p>4502.535</text:p>
          </table:table-cell>
          <table:table-cell office:value-type="float" office:value="1946.395" calcext:value-type="float">
            <text:p>1946.395</text:p>
          </table:table-cell>
          <table:table-cell office:value-type="float" office:value="7467.228" calcext:value-type="float">
            <text:p>7467.228</text:p>
          </table:table-cell>
          <table:table-cell office:value-type="float" office:value="1177.875" calcext:value-type="float">
            <text:p>1177.875</text:p>
          </table:table-cell>
          <table:table-cell office:value-type="float" office:value="6848.982" calcext:value-type="float">
            <text:p>6848.982</text:p>
          </table:table-cell>
          <table:table-cell office:value-type="float" office:value="2156.087" calcext:value-type="float">
            <text:p>2156.087</text:p>
          </table:table-cell>
          <table:table-cell office:value-type="float" office:value="17.96" calcext:value-type="float">
            <text:p>17.96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70.009" calcext:value-type="float">
            <text:p>70.009</text:p>
          </table:table-cell>
          <table:table-cell office:value-type="float" office:value="5501.718" calcext:value-type="float">
            <text:p>5501.718</text:p>
          </table:table-cell>
          <table:table-cell office:value-type="float" office:value="-121.506" calcext:value-type="float">
            <text:p>-121.506</text:p>
          </table:table-cell>
          <table:table-cell office:value-type="float" office:value="487.116" calcext:value-type="float">
            <text:p>487.116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2517.242" calcext:value-type="float">
            <text:p>2517.242</text:p>
          </table:table-cell>
          <table:table-cell office:value-type="float" office:value="5501.718" calcext:value-type="float">
            <text:p>5501.718</text:p>
          </table:table-cell>
          <table:table-cell office:value-type="float" office:value="-4527.487" calcext:value-type="float">
            <text:p>-4527.487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85.009" calcext:value-type="float">
            <text:p>185.009</text:p>
          </table:table-cell>
          <table:table-cell office:value-type="float" office:value="0" calcext:value-type="float">
            <text:p>0</text:p>
          </table:table-cell>
          <table:table-cell office:value-type="float" office:value="1609.993" calcext:value-type="float">
            <text:p>1609.993</text:p>
          </table:table-cell>
          <table:table-cell office:value-type="float" office:value="348.002" calcext:value-type="float">
            <text:p>348.002</text:p>
          </table:table-cell>
          <table:table-cell office:value-type="float" office:value="878.265" calcext:value-type="float">
            <text:p>878.265</text:p>
          </table:table-cell>
          <table:table-cell office:value-type="float" office:value="-508.247" calcext:value-type="float">
            <text:p>-508.247</text:p>
          </table:table-cell>
          <table:table-cell office:value-type="float" office:value="4370.158" calcext:value-type="float">
            <text:p>4370.158</text:p>
          </table:table-cell>
          <table:table-cell office:value-type="float" office:value="1957.455" calcext:value-type="float">
            <text:p>1957.455</text:p>
          </table:table-cell>
          <table:table-cell office:value-type="float" office:value="7089.047" calcext:value-type="float">
            <text:p>7089.047</text:p>
          </table:table-cell>
          <table:table-cell office:value-type="float" office:value="1121.755" calcext:value-type="float">
            <text:p>1121.755</text:p>
          </table:table-cell>
          <table:table-cell office:value-type="float" office:value="6604.808" calcext:value-type="float">
            <text:p>6604.808</text:p>
          </table:table-cell>
          <table:table-cell office:value-type="float" office:value="2135.509" calcext:value-type="float">
            <text:p>2135.509</text:p>
          </table:table-cell>
          <table:table-cell office:value-type="float" office:value="4559.8" calcext:value-type="float">
            <text:p>4559.8</text:p>
          </table:table-cell>
          <table:table-cell office:value-type="float" office:value="1973.62" calcext:value-type="float">
            <text:p>1973.62</text:p>
          </table:table-cell>
          <table:table-cell office:value-type="float" office:value="7399.894" calcext:value-type="float">
            <text:p>7399.894</text:p>
          </table:table-cell>
          <table:table-cell office:value-type="float" office:value="1183.026" calcext:value-type="float">
            <text:p>1183.026</text:p>
          </table:table-cell>
          <table:table-cell office:value-type="float" office:value="6916.508" calcext:value-type="float">
            <text:p>6916.508</text:p>
          </table:table-cell>
          <table:table-cell office:value-type="float" office:value="2203.091" calcext:value-type="float">
            <text:p>2203.091</text:p>
          </table:table-cell>
          <table:table-cell office:value-type="float" office:value="30.667" calcext:value-type="float">
            <text:p>30.667</text:p>
          </table:table-cell>
          <table:table-cell office:value-type="float" office:value="1" calcext:value-type="float">
            <text:p>1</text:p>
          </table:table-cell>
          <table:table-cell office:value-type="float" office:value="569" calcext:value-type="float">
            <text:p>569</text:p>
          </table:table-cell>
          <table:table-cell office:value-type="float" office:value="76.367" calcext:value-type="float">
            <text:p>76.367</text:p>
          </table:table-cell>
          <table:table-cell office:value-type="float" office:value="7352.16" calcext:value-type="float">
            <text:p>7352.16</text:p>
          </table:table-cell>
          <table:table-cell office:value-type="float" office:value="-121.465" calcext:value-type="float">
            <text:p>-121.465</text:p>
          </table:table-cell>
          <table:table-cell office:value-type="float" office:value="994.355" calcext:value-type="float">
            <text:p>994.355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3191.505" calcext:value-type="float">
            <text:p>3191.505</text:p>
          </table:table-cell>
          <table:table-cell office:value-type="float" office:value="7352.16" calcext:value-type="float">
            <text:p>7352.16</text:p>
          </table:table-cell>
          <table:table-cell office:value-type="float" office:value="-5363.45" calcext:value-type="float">
            <text:p>-5363.45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200.131" calcext:value-type="float">
            <text:p>200.131</text:p>
          </table:table-cell>
          <table:table-cell office:value-type="float" office:value="0" calcext:value-type="float">
            <text:p>0</text:p>
          </table:table-cell>
          <table:table-cell office:value-type="float" office:value="7540.01" calcext:value-type="float">
            <text:p>7540.01</text:p>
          </table:table-cell>
          <table:table-cell office:value-type="float" office:value="882.208" calcext:value-type="float">
            <text:p>882.208</text:p>
          </table:table-cell>
          <table:table-cell office:value-type="float" office:value="1957.579" calcext:value-type="float">
            <text:p>1957.579</text:p>
          </table:table-cell>
          <table:table-cell office:value-type="float" office:value="-1557.318" calcext:value-type="float">
            <text:p>-1557.318</text:p>
          </table:table-cell>
          <table:table-cell office:value-type="float" office:value="4387.383" calcext:value-type="float">
            <text:p>4387.383</text:p>
          </table:table-cell>
          <table:table-cell office:value-type="float" office:value="1856.619" calcext:value-type="float">
            <text:p>1856.619</text:p>
          </table:table-cell>
          <table:table-cell office:value-type="float" office:value="6976.471" calcext:value-type="float">
            <text:p>6976.471</text:p>
          </table:table-cell>
          <table:table-cell office:value-type="float" office:value="1123.894" calcext:value-type="float">
            <text:p>1123.894</text:p>
          </table:table-cell>
          <table:table-cell office:value-type="float" office:value="6626.295" calcext:value-type="float">
            <text:p>6626.295</text:p>
          </table:table-cell>
          <table:table-cell office:value-type="float" office:value="2148.47" calcext:value-type="float">
            <text:p>2148.47</text:p>
          </table:table-cell>
          <table:table-cell office:value-type="float" office:value="4581.251" calcext:value-type="float">
            <text:p>4581.251</text:p>
          </table:table-cell>
          <table:table-cell office:value-type="float" office:value="1910.916" calcext:value-type="float">
            <text:p>1910.916</text:p>
          </table:table-cell>
          <table:table-cell office:value-type="float" office:value="7312.074" calcext:value-type="float">
            <text:p>7312.074</text:p>
          </table:table-cell>
          <table:table-cell office:value-type="float" office:value="1186.139" calcext:value-type="float">
            <text:p>1186.139</text:p>
          </table:table-cell>
          <table:table-cell office:value-type="float" office:value="6944.162" calcext:value-type="float">
            <text:p>6944.162</text:p>
          </table:table-cell>
          <table:table-cell office:value-type="float" office:value="2218.34" calcext:value-type="float">
            <text:p>2218.34</text:p>
          </table:table-cell>
          <table:table-cell office:value-type="float" office:value="28.507" calcext:value-type="float">
            <text:p>28.507</text:p>
          </table:table-cell>
          <table:table-cell office:value-type="float" office:value="1" calcext:value-type="float">
            <text:p>1</text:p>
          </table:table-cell>
          <table:table-cell office:value-type="float" office:value="716" calcext:value-type="float">
            <text:p>716</text:p>
          </table:table-cell>
          <table:table-cell office:value-type="float" office:value="99.546" calcext:value-type="float">
            <text:p>99.546</text:p>
          </table:table-cell>
          <table:table-cell office:value-type="float" office:value="8267.431" calcext:value-type="float">
            <text:p>8267.431</text:p>
          </table:table-cell>
          <table:table-cell office:value-type="float" office:value="-169.799" calcext:value-type="float">
            <text:p>-169.799</text:p>
          </table:table-cell>
          <table:table-cell office:value-type="float" office:value="909.453" calcext:value-type="float">
            <text:p>909.453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3693.575" calcext:value-type="float">
            <text:p>3693.575</text:p>
          </table:table-cell>
          <table:table-cell office:value-type="float" office:value="8267.431" calcext:value-type="float">
            <text:p>8267.431</text:p>
          </table:table-cell>
          <table:table-cell office:value-type="float" office:value="-6448.526" calcext:value-type="float">
            <text:p>-6448.526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95.252" calcext:value-type="float">
            <text:p>95.252</text:p>
          </table:table-cell>
          <table:table-cell office:value-type="float" office:value="0" calcext:value-type="float">
            <text:p>0</text:p>
          </table:table-cell>
          <table:table-cell office:value-type="float" office:value="637.295" calcext:value-type="float">
            <text:p>637.295</text:p>
          </table:table-cell>
          <table:table-cell office:value-type="float" office:value="126.417" calcext:value-type="float">
            <text:p>126.417</text:p>
          </table:table-cell>
          <table:table-cell office:value-type="float" office:value="347.088" calcext:value-type="float">
            <text:p>347.088</text:p>
          </table:table-cell>
          <table:table-cell office:value-type="float" office:value="-156.584" calcext:value-type="float">
            <text:p>-156.584</text:p>
          </table:table-cell>
          <table:table-cell office:value-type="float" office:value="4404.814" calcext:value-type="float">
            <text:p>4404.814</text:p>
          </table:table-cell>
          <table:table-cell office:value-type="float" office:value="1860.771" calcext:value-type="float">
            <text:p>1860.771</text:p>
          </table:table-cell>
          <table:table-cell office:value-type="float" office:value="6901.202" calcext:value-type="float">
            <text:p>6901.202</text:p>
          </table:table-cell>
          <table:table-cell office:value-type="float" office:value="1089.604" calcext:value-type="float">
            <text:p>1089.604</text:p>
          </table:table-cell>
          <table:table-cell office:value-type="float" office:value="6575.417" calcext:value-type="float">
            <text:p>6575.417</text:p>
          </table:table-cell>
          <table:table-cell office:value-type="float" office:value="2234.211" calcext:value-type="float">
            <text:p>2234.211</text:p>
          </table:table-cell>
          <table:table-cell office:value-type="float" office:value="4597.316" calcext:value-type="float">
            <text:p>4597.316</text:p>
          </table:table-cell>
          <table:table-cell office:value-type="float" office:value="1867.241" calcext:value-type="float">
            <text:p>1867.241</text:p>
          </table:table-cell>
          <table:table-cell office:value-type="float" office:value="7253.003" calcext:value-type="float">
            <text:p>7253.003</text:p>
          </table:table-cell>
          <table:table-cell office:value-type="float" office:value="1149.966" calcext:value-type="float">
            <text:p>1149.966</text:p>
          </table:table-cell>
          <table:table-cell office:value-type="float" office:value="6888.166" calcext:value-type="float">
            <text:p>6888.166</text:p>
          </table:table-cell>
          <table:table-cell office:value-type="float" office:value="2306.465" calcext:value-type="float">
            <text:p>2306.465</text:p>
          </table:table-cell>
          <table:table-cell office:value-type="float" office:value="28.213" calcext:value-type="float">
            <text:p>28.213</text:p>
          </table:table-cell>
          <table:table-cell office:value-type="float" office:value="1" calcext:value-type="float">
            <text:p>1</text:p>
          </table:table-cell>
          <table:table-cell office:value-type="float" office:value="723" calcext:value-type="float">
            <text:p>723</text:p>
          </table:table-cell>
          <table:table-cell office:value-type="float" office:value="88.991" calcext:value-type="float">
            <text:p>88.991</text:p>
          </table:table-cell>
          <table:table-cell office:value-type="float" office:value="10775.958" calcext:value-type="float">
            <text:p>10775.958</text:p>
          </table:table-cell>
          <table:table-cell office:value-type="float" office:value="-149.066" calcext:value-type="float">
            <text:p>-149.066</text:p>
          </table:table-cell>
          <table:table-cell office:value-type="float" office:value="1246.769" calcext:value-type="float">
            <text:p>1246.769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4783.484" calcext:value-type="float">
            <text:p>4783.484</text:p>
          </table:table-cell>
          <table:table-cell office:value-type="float" office:value="10775.958" calcext:value-type="float">
            <text:p>10775.958</text:p>
          </table:table-cell>
          <table:table-cell office:value-type="float" office:value="-8282.421" calcext:value-type="float">
            <text:p>-8282.421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63.283" calcext:value-type="float">
            <text:p>163.283</text:p>
          </table:table-cell>
          <table:table-cell office:value-type="float" office:value="0" calcext:value-type="float">
            <text:p>0</text:p>
          </table:table-cell>
          <table:table-cell office:value-type="float" office:value="3989.838" calcext:value-type="float">
            <text:p>3989.838</text:p>
          </table:table-cell>
          <table:table-cell office:value-type="float" office:value="528.146" calcext:value-type="float">
            <text:p>528.146</text:p>
          </table:table-cell>
          <table:table-cell office:value-type="float" office:value="1215.405" calcext:value-type="float">
            <text:p>1215.405</text:p>
          </table:table-cell>
          <table:table-cell office:value-type="float" office:value="-888.839" calcext:value-type="float">
            <text:p>-888.839</text:p>
          </table:table-cell>
          <table:table-cell office:value-type="float" office:value="4422.987" calcext:value-type="float">
            <text:p>4422.987</text:p>
          </table:table-cell>
          <table:table-cell office:value-type="float" office:value="1783.75" calcext:value-type="float">
            <text:p>1783.75</text:p>
          </table:table-cell>
          <table:table-cell office:value-type="float" office:value="6874.698" calcext:value-type="float">
            <text:p>6874.698</text:p>
          </table:table-cell>
          <table:table-cell office:value-type="float" office:value="1049.197" calcext:value-type="float">
            <text:p>1049.197</text:p>
          </table:table-cell>
          <table:table-cell office:value-type="float" office:value="6513.094" calcext:value-type="float">
            <text:p>6513.094</text:p>
          </table:table-cell>
          <table:table-cell office:value-type="float" office:value="2332.88" calcext:value-type="float">
            <text:p>2332.88</text:p>
          </table:table-cell>
          <table:table-cell office:value-type="float" office:value="4614.917" calcext:value-type="float">
            <text:p>4614.917</text:p>
          </table:table-cell>
          <table:table-cell office:value-type="float" office:value="1870.511" calcext:value-type="float">
            <text:p>1870.511</text:p>
          </table:table-cell>
          <table:table-cell office:value-type="float" office:value="7188.843" calcext:value-type="float">
            <text:p>7188.843</text:p>
          </table:table-cell>
          <table:table-cell office:value-type="float" office:value="1105.185" calcext:value-type="float">
            <text:p>1105.185</text:p>
          </table:table-cell>
          <table:table-cell office:value-type="float" office:value="6816.559" calcext:value-type="float">
            <text:p>6816.559</text:p>
          </table:table-cell>
          <table:table-cell office:value-type="float" office:value="2413.275" calcext:value-type="float">
            <text:p>2413.275</text:p>
          </table:table-cell>
          <table:table-cell office:value-type="float" office:value="18.987" calcext:value-type="float">
            <text:p>18.987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49.111" calcext:value-type="float">
            <text:p>49.111</text:p>
          </table:table-cell>
          <table:table-cell office:value-type="float" office:value="5744.492" calcext:value-type="float">
            <text:p>5744.492</text:p>
          </table:table-cell>
          <table:table-cell office:value-type="float" office:value="-78.847" calcext:value-type="float">
            <text:p>-78.847</text:p>
          </table:table-cell>
          <table:table-cell office:value-type="float" office:value="715.288" calcext:value-type="float">
            <text:p>715.288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524.571" calcext:value-type="float">
            <text:p>2524.571</text:p>
          </table:table-cell>
          <table:table-cell office:value-type="float" office:value="5744.492" calcext:value-type="float">
            <text:p>5744.492</text:p>
          </table:table-cell>
          <table:table-cell office:value-type="float" office:value="-4313.916" calcext:value-type="float">
            <text:p>-4313.916</text:p>
          </table:table-cell>
          <table:table-cell office:value-type="float" office:value="29" calcext:value-type="float">
            <text:p>29</text:p>
          </table:table-cell>
          <table:table-cell table:number-columns-repeated="45"/>
        </table:table-row>
        <table:table-row table:style-name="ro1">
          <table:table-cell office:value-type="float" office:value="124.355" calcext:value-type="float">
            <text:p>124.355</text:p>
          </table:table-cell>
          <table:table-cell office:value-type="float" office:value="0" calcext:value-type="float">
            <text:p>0</text:p>
          </table:table-cell>
          <table:table-cell office:value-type="float" office:value="1150.203" calcext:value-type="float">
            <text:p>1150.203</text:p>
          </table:table-cell>
          <table:table-cell office:value-type="float" office:value="193.784" calcext:value-type="float">
            <text:p>193.784</text:p>
          </table:table-cell>
          <table:table-cell office:value-type="float" office:value="510.393" calcext:value-type="float">
            <text:p>510.393</text:p>
          </table:table-cell>
          <table:table-cell office:value-type="float" office:value="-261.683" calcext:value-type="float">
            <text:p>-261.683</text:p>
          </table:table-cell>
          <table:table-cell office:value-type="float" office:value="4399.374" calcext:value-type="float">
            <text:p>4399.374</text:p>
          </table:table-cell>
          <table:table-cell office:value-type="float" office:value="1974.959" calcext:value-type="float">
            <text:p>1974.959</text:p>
          </table:table-cell>
          <table:table-cell office:value-type="float" office:value="6710.303" calcext:value-type="float">
            <text:p>6710.303</text:p>
          </table:table-cell>
          <table:table-cell office:value-type="float" office:value="1028.428" calcext:value-type="float">
            <text:p>1028.428</text:p>
          </table:table-cell>
          <table:table-cell office:value-type="float" office:value="6448.108" calcext:value-type="float">
            <text:p>6448.108</text:p>
          </table:table-cell>
          <table:table-cell office:value-type="float" office:value="2350.641" calcext:value-type="float">
            <text:p>2350.641</text:p>
          </table:table-cell>
          <table:table-cell office:value-type="float" office:value="4591.278" calcext:value-type="float">
            <text:p>4591.278</text:p>
          </table:table-cell>
          <table:table-cell office:value-type="float" office:value="2033.51" calcext:value-type="float">
            <text:p>2033.51</text:p>
          </table:table-cell>
          <table:table-cell office:value-type="float" office:value="7052.488" calcext:value-type="float">
            <text:p>7052.488</text:p>
          </table:table-cell>
          <table:table-cell office:value-type="float" office:value="1089.101" calcext:value-type="float">
            <text:p>1089.101</text:p>
          </table:table-cell>
          <table:table-cell office:value-type="float" office:value="6760.879" calcext:value-type="float">
            <text:p>6760.879</text:p>
          </table:table-cell>
          <table:table-cell office:value-type="float" office:value="2421.678" calcext:value-type="float">
            <text:p>2421.678</text:p>
          </table:table-cell>
          <table:table-cell office:value-type="float" office:value="10.587" calcext:value-type="float">
            <text:p>10.587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0.229" calcext:value-type="float">
            <text:p>30.229</text:p>
          </table:table-cell>
          <table:table-cell office:value-type="float" office:value="3235.765" calcext:value-type="float">
            <text:p>3235.765</text:p>
          </table:table-cell>
          <table:table-cell office:value-type="float" office:value="-49.633" calcext:value-type="float">
            <text:p>-49.633</text:p>
          </table:table-cell>
          <table:table-cell office:value-type="float" office:value="405.37" calcext:value-type="float">
            <text:p>405.3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420.808" calcext:value-type="float">
            <text:p>1420.808</text:p>
          </table:table-cell>
          <table:table-cell office:value-type="float" office:value="3235.765" calcext:value-type="float">
            <text:p>3235.765</text:p>
          </table:table-cell>
          <table:table-cell office:value-type="float" office:value="-2425.026" calcext:value-type="float">
            <text:p>-2425.02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92.112" calcext:value-type="float">
            <text:p>92.112</text:p>
          </table:table-cell>
          <table:table-cell office:value-type="float" office:value="0" calcext:value-type="float">
            <text:p>0</text:p>
          </table:table-cell>
          <table:table-cell office:value-type="float" office:value="2004.413" calcext:value-type="float">
            <text:p>2004.413</text:p>
          </table:table-cell>
          <table:table-cell office:value-type="float" office:value="242.173" calcext:value-type="float">
            <text:p>242.173</text:p>
          </table:table-cell>
          <table:table-cell office:value-type="float" office:value="574.546" calcext:value-type="float">
            <text:p>574.546</text:p>
          </table:table-cell>
          <table:table-cell office:value-type="float" office:value="-390.322" calcext:value-type="float">
            <text:p>-390.322</text:p>
          </table:table-cell>
          <table:table-cell office:value-type="float" office:value="4450.263" calcext:value-type="float">
            <text:p>4450.263</text:p>
          </table:table-cell>
          <table:table-cell office:value-type="float" office:value="1970.284" calcext:value-type="float">
            <text:p>1970.284</text:p>
          </table:table-cell>
          <table:table-cell office:value-type="float" office:value="6430.897" calcext:value-type="float">
            <text:p>6430.897</text:p>
          </table:table-cell>
          <table:table-cell office:value-type="float" office:value="1026.593" calcext:value-type="float">
            <text:p>1026.593</text:p>
          </table:table-cell>
          <table:table-cell office:value-type="float" office:value="6495.341" calcext:value-type="float">
            <text:p>6495.341</text:p>
          </table:table-cell>
          <table:table-cell office:value-type="float" office:value="2405.185" calcext:value-type="float">
            <text:p>2405.185</text:p>
          </table:table-cell>
          <table:table-cell office:value-type="float" office:value="4643.405" calcext:value-type="float">
            <text:p>4643.405</text:p>
          </table:table-cell>
          <table:table-cell office:value-type="float" office:value="1989.589" calcext:value-type="float">
            <text:p>1989.589</text:p>
          </table:table-cell>
          <table:table-cell office:value-type="float" office:value="6712.845" calcext:value-type="float">
            <text:p>6712.845</text:p>
          </table:table-cell>
          <table:table-cell office:value-type="float" office:value="1083.05" calcext:value-type="float">
            <text:p>1083.05</text:p>
          </table:table-cell>
          <table:table-cell office:value-type="float" office:value="6800.951" calcext:value-type="float">
            <text:p>6800.951</text:p>
          </table:table-cell>
          <table:table-cell office:value-type="float" office:value="2485.859" calcext:value-type="float">
            <text:p>2485.859</text:p>
          </table:table-cell>
          <table:table-cell office:value-type="float" office:value="24.773" calcext:value-type="float">
            <text:p>24.773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float" office:value="62.995" calcext:value-type="float">
            <text:p>62.995</text:p>
          </table:table-cell>
          <table:table-cell office:value-type="float" office:value="7020.811" calcext:value-type="float">
            <text:p>7020.811</text:p>
          </table:table-cell>
          <table:table-cell office:value-type="float" office:value="-100.719" calcext:value-type="float">
            <text:p>-100.719</text:p>
          </table:table-cell>
          <table:table-cell office:value-type="float" office:value="949.533" calcext:value-type="float">
            <text:p>949.533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047.674" calcext:value-type="float">
            <text:p>3047.674</text:p>
          </table:table-cell>
          <table:table-cell office:value-type="float" office:value="7020.811" calcext:value-type="float">
            <text:p>7020.811</text:p>
          </table:table-cell>
          <table:table-cell office:value-type="float" office:value="-5121.746" calcext:value-type="float">
            <text:p>-5121.746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96.035" calcext:value-type="float">
            <text:p>96.035</text:p>
          </table:table-cell>
          <table:table-cell office:value-type="float" office:value="0" calcext:value-type="float">
            <text:p>0</text:p>
          </table:table-cell>
          <table:table-cell office:value-type="float" office:value="849.037" calcext:value-type="float">
            <text:p>849.037</text:p>
          </table:table-cell>
          <table:table-cell office:value-type="float" office:value="149.509" calcext:value-type="float">
            <text:p>149.509</text:p>
          </table:table-cell>
          <table:table-cell office:value-type="float" office:value="393.872" calcext:value-type="float">
            <text:p>393.872</text:p>
          </table:table-cell>
          <table:table-cell office:value-type="float" office:value="-201.803" calcext:value-type="float">
            <text:p>-201.803</text:p>
          </table:table-cell>
          <table:table-cell office:value-type="float" office:value="4460.803" calcext:value-type="float">
            <text:p>4460.803</text:p>
          </table:table-cell>
          <table:table-cell office:value-type="float" office:value="1908.88" calcext:value-type="float">
            <text:p>1908.88</text:p>
          </table:table-cell>
          <table:table-cell office:value-type="float" office:value="6459.031" calcext:value-type="float">
            <text:p>6459.031</text:p>
          </table:table-cell>
          <table:table-cell office:value-type="float" office:value="1011.174" calcext:value-type="float">
            <text:p>1011.174</text:p>
          </table:table-cell>
          <table:table-cell office:value-type="float" office:value="6475.165" calcext:value-type="float">
            <text:p>6475.165</text:p>
          </table:table-cell>
          <table:table-cell office:value-type="float" office:value="2446.441" calcext:value-type="float">
            <text:p>2446.441</text:p>
          </table:table-cell>
          <table:table-cell office:value-type="float" office:value="4653.292" calcext:value-type="float">
            <text:p>4653.292</text:p>
          </table:table-cell>
          <table:table-cell office:value-type="float" office:value="1949.731" calcext:value-type="float">
            <text:p>1949.731</text:p>
          </table:table-cell>
          <table:table-cell office:value-type="float" office:value="6774.396" calcext:value-type="float">
            <text:p>6774.396</text:p>
          </table:table-cell>
          <table:table-cell office:value-type="float" office:value="1064.386" calcext:value-type="float">
            <text:p>1064.386</text:p>
          </table:table-cell>
          <table:table-cell office:value-type="float" office:value="6773.657" calcext:value-type="float">
            <text:p>6773.657</text:p>
          </table:table-cell>
          <table:table-cell office:value-type="float" office:value="2532.927" calcext:value-type="float">
            <text:p>2532.927</text:p>
          </table:table-cell>
          <table:table-cell office:value-type="float" office:value="23.92" calcext:value-type="float">
            <text:p>23.9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82.561" calcext:value-type="float">
            <text:p>82.561</text:p>
          </table:table-cell>
          <table:table-cell office:value-type="float" office:value="12044.726" calcext:value-type="float">
            <text:p>12044.726</text:p>
          </table:table-cell>
          <table:table-cell office:value-type="float" office:value="-140.55" calcext:value-type="float">
            <text:p>-140.55</text:p>
          </table:table-cell>
          <table:table-cell office:value-type="float" office:value="1321.287" calcext:value-type="float">
            <text:p>1321.28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5382.976" calcext:value-type="float">
            <text:p>5382.976</text:p>
          </table:table-cell>
          <table:table-cell office:value-type="float" office:value="12044.726" calcext:value-type="float">
            <text:p>12044.726</text:p>
          </table:table-cell>
          <table:table-cell office:value-type="float" office:value="-9402.151" calcext:value-type="float">
            <text:p>-9402.151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23.494" calcext:value-type="float">
            <text:p>123.494</text:p>
          </table:table-cell>
          <table:table-cell office:value-type="float" office:value="0" calcext:value-type="float">
            <text:p>0</text:p>
          </table:table-cell>
          <table:table-cell office:value-type="float" office:value="1550.262" calcext:value-type="float">
            <text:p>1550.262</text:p>
          </table:table-cell>
          <table:table-cell office:value-type="float" office:value="225.992" calcext:value-type="float">
            <text:p>225.992</text:p>
          </table:table-cell>
          <table:table-cell office:value-type="float" office:value="573.693" calcext:value-type="float">
            <text:p>573.693</text:p>
          </table:table-cell>
          <table:table-cell office:value-type="float" office:value="-326.704" calcext:value-type="float">
            <text:p>-326.704</text:p>
          </table:table-cell>
          <table:table-cell office:value-type="float" office:value="4483.977" calcext:value-type="float">
            <text:p>4483.977</text:p>
          </table:table-cell>
          <table:table-cell office:value-type="float" office:value="1849.955" calcext:value-type="float">
            <text:p>1849.955</text:p>
          </table:table-cell>
          <table:table-cell office:value-type="float" office:value="6473.753" calcext:value-type="float">
            <text:p>6473.753</text:p>
          </table:table-cell>
          <table:table-cell office:value-type="float" office:value="989.147" calcext:value-type="float">
            <text:p>989.147</text:p>
          </table:table-cell>
          <table:table-cell office:value-type="float" office:value="6454.46" calcext:value-type="float">
            <text:p>6454.46</text:p>
          </table:table-cell>
          <table:table-cell office:value-type="float" office:value="2513.494" calcext:value-type="float">
            <text:p>2513.494</text:p>
          </table:table-cell>
          <table:table-cell office:value-type="float" office:value="4683.045" calcext:value-type="float">
            <text:p>4683.045</text:p>
          </table:table-cell>
          <table:table-cell office:value-type="float" office:value="1930.955" calcext:value-type="float">
            <text:p>1930.955</text:p>
          </table:table-cell>
          <table:table-cell office:value-type="float" office:value="6797.089" calcext:value-type="float">
            <text:p>6797.089</text:p>
          </table:table-cell>
          <table:table-cell office:value-type="float" office:value="1043.214" calcext:value-type="float">
            <text:p>1043.214</text:p>
          </table:table-cell>
          <table:table-cell office:value-type="float" office:value="6761.233" calcext:value-type="float">
            <text:p>6761.233</text:p>
          </table:table-cell>
          <table:table-cell office:value-type="float" office:value="2604.856" calcext:value-type="float">
            <text:p>2604.856</text:p>
          </table:table-cell>
          <table:table-cell office:value-type="float" office:value="27.88" calcext:value-type="float">
            <text:p>27.88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71.087" calcext:value-type="float">
            <text:p>71.087</text:p>
          </table:table-cell>
          <table:table-cell office:value-type="float" office:value="12181.949" calcext:value-type="float">
            <text:p>12181.949</text:p>
          </table:table-cell>
          <table:table-cell office:value-type="float" office:value="-113.733" calcext:value-type="float">
            <text:p>-113.733</text:p>
          </table:table-cell>
          <table:table-cell office:value-type="float" office:value="1718.488" calcext:value-type="float">
            <text:p>1718.488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5252.472" calcext:value-type="float">
            <text:p>5252.472</text:p>
          </table:table-cell>
          <table:table-cell office:value-type="float" office:value="12181.949" calcext:value-type="float">
            <text:p>12181.949</text:p>
          </table:table-cell>
          <table:table-cell office:value-type="float" office:value="-8744.972" calcext:value-type="float">
            <text:p>-8744.972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90.492" calcext:value-type="float">
            <text:p>90.492</text:p>
          </table:table-cell>
          <table:table-cell office:value-type="float" office:value="0" calcext:value-type="float">
            <text:p>0</text:p>
          </table:table-cell>
          <table:table-cell office:value-type="float" office:value="1322.587" calcext:value-type="float">
            <text:p>1322.587</text:p>
          </table:table-cell>
          <table:table-cell office:value-type="float" office:value="186.479" calcext:value-type="float">
            <text:p>186.479</text:p>
          </table:table-cell>
          <table:table-cell office:value-type="float" office:value="461.977" calcext:value-type="float">
            <text:p>461.977</text:p>
          </table:table-cell>
          <table:table-cell office:value-type="float" office:value="-280.994" calcext:value-type="float">
            <text:p>-280.994</text:p>
          </table:table-cell>
          <table:table-cell office:value-type="float" office:value="4511.677" calcext:value-type="float">
            <text:p>4511.677</text:p>
          </table:table-cell>
          <table:table-cell office:value-type="float" office:value="1841.947" calcext:value-type="float">
            <text:p>1841.947</text:p>
          </table:table-cell>
          <table:table-cell office:value-type="float" office:value="6480.016" calcext:value-type="float">
            <text:p>6480.016</text:p>
          </table:table-cell>
          <table:table-cell office:value-type="float" office:value="973.572" calcext:value-type="float">
            <text:p>973.572</text:p>
          </table:table-cell>
          <table:table-cell office:value-type="float" office:value="6451.132" calcext:value-type="float">
            <text:p>6451.132</text:p>
          </table:table-cell>
          <table:table-cell office:value-type="float" office:value="2572.222" calcext:value-type="float">
            <text:p>2572.222</text:p>
          </table:table-cell>
          <table:table-cell office:value-type="float" office:value="4710.971" calcext:value-type="float">
            <text:p>4710.971</text:p>
          </table:table-cell>
          <table:table-cell office:value-type="float" office:value="1916.679" calcext:value-type="float">
            <text:p>1916.679</text:p>
          </table:table-cell>
          <table:table-cell office:value-type="float" office:value="6785.591" calcext:value-type="float">
            <text:p>6785.591</text:p>
          </table:table-cell>
          <table:table-cell office:value-type="float" office:value="1027.78" calcext:value-type="float">
            <text:p>1027.78</text:p>
          </table:table-cell>
          <table:table-cell office:value-type="float" office:value="6758.415" calcext:value-type="float">
            <text:p>6758.415</text:p>
          </table:table-cell>
          <table:table-cell office:value-type="float" office:value="2663.528" calcext:value-type="float">
            <text:p>2663.528</text:p>
          </table:table-cell>
          <table:table-cell office:value-type="float" office:value="36.627" calcext:value-type="float">
            <text:p>36.627</text:p>
          </table:table-cell>
          <table:table-cell office:value-type="float" office:value="1" calcext:value-type="float">
            <text:p>1</text:p>
          </table:table-cell>
          <table:table-cell office:value-type="float" office:value="1922" calcext:value-type="float">
            <text:p>1922</text:p>
          </table:table-cell>
          <table:table-cell office:value-type="float" office:value="220.431" calcext:value-type="float">
            <text:p>220.431</text:p>
          </table:table-cell>
          <table:table-cell office:value-type="float" office:value="29705.578" calcext:value-type="float">
            <text:p>29705.578</text:p>
          </table:table-cell>
          <table:table-cell office:value-type="float" office:value="-402.495" calcext:value-type="float">
            <text:p>-402.495</text:p>
          </table:table-cell>
          <table:table-cell office:value-type="float" office:value="2096.311" calcext:value-type="float">
            <text:p>2096.311</text:p>
          </table:table-cell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13859.363" calcext:value-type="float">
            <text:p>13859.363</text:p>
          </table:table-cell>
          <table:table-cell office:value-type="float" office:value="29705.578" calcext:value-type="float">
            <text:p>29705.578</text:p>
          </table:table-cell>
          <table:table-cell office:value-type="float" office:value="-25512.956" calcext:value-type="float">
            <text:p>-25512.956</text:p>
          </table:table-cell>
          <table:table-cell office:value-type="float" office:value="28" calcext:value-type="float">
            <text:p>28</text:p>
          </table:table-cell>
          <table:table-cell table:number-columns-repeated="45"/>
        </table:table-row>
        <table:table-row table:style-name="ro1">
          <table:table-cell office:value-type="float" office:value="73.152" calcext:value-type="float">
            <text:p>73.152</text:p>
          </table:table-cell>
          <table:table-cell office:value-type="float" office:value="0" calcext:value-type="float">
            <text:p>0</text:p>
          </table:table-cell>
          <table:table-cell office:value-type="float" office:value="652.562" calcext:value-type="float">
            <text:p>652.562</text:p>
          </table:table-cell>
          <table:table-cell office:value-type="float" office:value="112.276" calcext:value-type="float">
            <text:p>112.276</text:p>
          </table:table-cell>
          <table:table-cell office:value-type="float" office:value="296.817" calcext:value-type="float">
            <text:p>296.817</text:p>
          </table:table-cell>
          <table:table-cell office:value-type="float" office:value="-150.513" calcext:value-type="float">
            <text:p>-150.513</text:p>
          </table:table-cell>
          <table:table-cell office:value-type="float" office:value="4547.299" calcext:value-type="float">
            <text:p>4547.299</text:p>
          </table:table-cell>
          <table:table-cell office:value-type="float" office:value="1897.142" calcext:value-type="float">
            <text:p>1897.142</text:p>
          </table:table-cell>
          <table:table-cell office:value-type="float" office:value="6530.031" calcext:value-type="float">
            <text:p>6530.031</text:p>
          </table:table-cell>
          <table:table-cell office:value-type="float" office:value="999.635" calcext:value-type="float">
            <text:p>999.635</text:p>
          </table:table-cell>
          <table:table-cell office:value-type="float" office:value="6538.675" calcext:value-type="float">
            <text:p>6538.675</text:p>
          </table:table-cell>
          <table:table-cell office:value-type="float" office:value="2555.923" calcext:value-type="float">
            <text:p>2555.923</text:p>
          </table:table-cell>
          <table:table-cell office:value-type="float" office:value="4748.259" calcext:value-type="float">
            <text:p>4748.259</text:p>
          </table:table-cell>
          <table:table-cell office:value-type="float" office:value="1895.927" calcext:value-type="float">
            <text:p>1895.927</text:p>
          </table:table-cell>
          <table:table-cell office:value-type="float" office:value="6856.258" calcext:value-type="float">
            <text:p>6856.258</text:p>
          </table:table-cell>
          <table:table-cell office:value-type="float" office:value="1057.448" calcext:value-type="float">
            <text:p>1057.448</text:p>
          </table:table-cell>
          <table:table-cell office:value-type="float" office:value="6854.803" calcext:value-type="float">
            <text:p>6854.803</text:p>
          </table:table-cell>
          <table:table-cell office:value-type="float" office:value="2641.715" calcext:value-type="float">
            <text:p>2641.715</text:p>
          </table:table-cell>
          <table:table-cell office:value-type="float" office:value="19.893" calcext:value-type="float">
            <text:p>19.893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54.057" calcext:value-type="float">
            <text:p>54.057</text:p>
          </table:table-cell>
          <table:table-cell office:value-type="float" office:value="5815.449" calcext:value-type="float">
            <text:p>5815.449</text:p>
          </table:table-cell>
          <table:table-cell office:value-type="float" office:value="-87.793" calcext:value-type="float">
            <text:p>-87.793</text:p>
          </table:table-cell>
          <table:table-cell office:value-type="float" office:value="792.568" calcext:value-type="float">
            <text:p>792.568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521.398" calcext:value-type="float">
            <text:p>2521.398</text:p>
          </table:table-cell>
          <table:table-cell office:value-type="float" office:value="5815.449" calcext:value-type="float">
            <text:p>5815.449</text:p>
          </table:table-cell>
          <table:table-cell office:value-type="float" office:value="-4230.313" calcext:value-type="float">
            <text:p>-4230.313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95.829" calcext:value-type="float">
            <text:p>195.829</text:p>
          </table:table-cell>
          <table:table-cell office:value-type="float" office:value="0" calcext:value-type="float">
            <text:p>0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575.886" calcext:value-type="float">
            <text:p>575.886</text:p>
          </table:table-cell>
          <table:table-cell office:value-type="float" office:value="1343.053" calcext:value-type="float">
            <text:p>1343.053</text:p>
          </table:table-cell>
          <table:table-cell office:value-type="float" office:value="-951.396" calcext:value-type="float">
            <text:p>-951.396</text:p>
          </table:table-cell>
          <table:table-cell office:value-type="float" office:value="4649.675" calcext:value-type="float">
            <text:p>4649.675</text:p>
          </table:table-cell>
          <table:table-cell office:value-type="float" office:value="1943.894" calcext:value-type="float">
            <text:p>1943.894</text:p>
          </table:table-cell>
          <table:table-cell office:value-type="float" office:value="6843.077" calcext:value-type="float">
            <text:p>6843.077</text:p>
          </table:table-cell>
          <table:table-cell office:value-type="float" office:value="1028.428" calcext:value-type="float">
            <text:p>1028.428</text:p>
          </table:table-cell>
          <table:table-cell office:value-type="float" office:value="6698.408" calcext:value-type="float">
            <text:p>6698.408</text:p>
          </table:table-cell>
          <table:table-cell office:value-type="float" office:value="2600.941" calcext:value-type="float">
            <text:p>2600.941</text:p>
          </table:table-cell>
          <table:table-cell office:value-type="float" office:value="4855.783" calcext:value-type="float">
            <text:p>4855.783</text:p>
          </table:table-cell>
          <table:table-cell office:value-type="float" office:value="1964.737" calcext:value-type="float">
            <text:p>1964.737</text:p>
          </table:table-cell>
          <table:table-cell office:value-type="float" office:value="7194.783" calcext:value-type="float">
            <text:p>7194.783</text:p>
          </table:table-cell>
          <table:table-cell office:value-type="float" office:value="1085.698" calcext:value-type="float">
            <text:p>1085.698</text:p>
          </table:table-cell>
          <table:table-cell office:value-type="float" office:value="7018.605" calcext:value-type="float">
            <text:p>7018.605</text:p>
          </table:table-cell>
          <table:table-cell office:value-type="float" office:value="2692.962" calcext:value-type="float">
            <text:p>2692.962</text:p>
          </table:table-cell>
          <table:table-cell office:value-type="float" office:value="68.293" calcext:value-type="float">
            <text:p>68.293</text:p>
          </table:table-cell>
          <table:table-cell office:value-type="float" office:value="1" calcext:value-type="float">
            <text:p>1</text:p>
          </table:table-cell>
          <table:table-cell office:value-type="float" office:value="2055" calcext:value-type="float">
            <text:p>2055</text:p>
          </table:table-cell>
          <table:table-cell office:value-type="float" office:value="260.833" calcext:value-type="float">
            <text:p>260.833</text:p>
          </table:table-cell>
          <table:table-cell office:value-type="float" office:value="38711.214" calcext:value-type="float">
            <text:p>38711.214</text:p>
          </table:table-cell>
          <table:table-cell office:value-type="float" office:value="-451.313" calcext:value-type="float">
            <text:p>-451.313</text:p>
          </table:table-cell>
          <table:table-cell office:value-type="float" office:value="3928.536" calcext:value-type="float">
            <text:p>3928.536</text:p>
          </table:table-cell>
          <table:table-cell office:value-type="float" office:value="0" calcext:value-type="float">
            <text:p>0</text:p>
          </table:table-cell>
          <table:table-cell office:value-type="float" office:value="2055" calcext:value-type="float">
            <text:p>2055</text:p>
          </table:table-cell>
          <table:table-cell office:value-type="float" office:value="17460.289" calcext:value-type="float">
            <text:p>17460.289</text:p>
          </table:table-cell>
          <table:table-cell office:value-type="float" office:value="38711.214" calcext:value-type="float">
            <text:p>38711.214</text:p>
          </table:table-cell>
          <table:table-cell office:value-type="float" office:value="-30854.143" calcext:value-type="float">
            <text:p>-30854.143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05.767" calcext:value-type="float">
            <text:p>105.767</text:p>
          </table:table-cell>
          <table:table-cell office:value-type="float" office:value="0" calcext:value-type="float">
            <text:p>0</text:p>
          </table:table-cell>
          <table:table-cell office:value-type="float" office:value="701.99" calcext:value-type="float">
            <text:p>701.99</text:p>
          </table:table-cell>
          <table:table-cell office:value-type="float" office:value="136.956" calcext:value-type="float">
            <text:p>136.956</text:p>
          </table:table-cell>
          <table:table-cell office:value-type="float" office:value="378.597" calcext:value-type="float">
            <text:p>378.597</text:p>
          </table:table-cell>
          <table:table-cell office:value-type="float" office:value="-167.063" calcext:value-type="float">
            <text:p>-167.063</text:p>
          </table:table-cell>
          <table:table-cell office:value-type="float" office:value="4631.733" calcext:value-type="float">
            <text:p>4631.733</text:p>
          </table:table-cell>
          <table:table-cell office:value-type="float" office:value="1983.41" calcext:value-type="float">
            <text:p>1983.41</text:p>
          </table:table-cell>
          <table:table-cell office:value-type="float" office:value="6471.423" calcext:value-type="float">
            <text:p>6471.423</text:p>
          </table:table-cell>
          <table:table-cell office:value-type="float" office:value="987.913" calcext:value-type="float">
            <text:p>987.913</text:p>
          </table:table-cell>
          <table:table-cell office:value-type="float" office:value="6599.757" calcext:value-type="float">
            <text:p>6599.757</text:p>
          </table:table-cell>
          <table:table-cell office:value-type="float" office:value="2663.71" calcext:value-type="float">
            <text:p>2663.71</text:p>
          </table:table-cell>
          <table:table-cell office:value-type="float" office:value="4838.755" calcext:value-type="float">
            <text:p>4838.755</text:p>
          </table:table-cell>
          <table:table-cell office:value-type="float" office:value="2024.029" calcext:value-type="float">
            <text:p>2024.029</text:p>
          </table:table-cell>
          <table:table-cell office:value-type="float" office:value="6808.083" calcext:value-type="float">
            <text:p>6808.083</text:p>
          </table:table-cell>
          <table:table-cell office:value-type="float" office:value="1043.515" calcext:value-type="float">
            <text:p>1043.515</text:p>
          </table:table-cell>
          <table:table-cell office:value-type="float" office:value="6917.543" calcext:value-type="float">
            <text:p>6917.543</text:p>
          </table:table-cell>
          <table:table-cell office:value-type="float" office:value="2759.967" calcext:value-type="float">
            <text:p>2759.967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30.095" calcext:value-type="float">
            <text:p>30.095</text:p>
          </table:table-cell>
          <table:table-cell office:value-type="float" office:value="4608.844" calcext:value-type="float">
            <text:p>4608.844</text:p>
          </table:table-cell>
          <table:table-cell office:value-type="float" office:value="-49.751" calcext:value-type="float">
            <text:p>-49.751</text:p>
          </table:table-cell>
          <table:table-cell office:value-type="float" office:value="577.93" calcext:value-type="float">
            <text:p>577.93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023.448" calcext:value-type="float">
            <text:p>2023.448</text:p>
          </table:table-cell>
          <table:table-cell office:value-type="float" office:value="4608.844" calcext:value-type="float">
            <text:p>4608.844</text:p>
          </table:table-cell>
          <table:table-cell office:value-type="float" office:value="-3452.985" calcext:value-type="float">
            <text:p>-3452.985</text:p>
          </table:table-cell>
          <table:table-cell office:value-type="float" office:value="44" calcext:value-type="float">
            <text:p>44</text:p>
          </table:table-cell>
          <table:table-cell table:number-columns-repeated="45"/>
        </table:table-row>
        <table:table-row table:style-name="ro1">
          <table:table-cell office:value-type="float" office:value="117.438" calcext:value-type="float">
            <text:p>117.438</text:p>
          </table:table-cell>
          <table:table-cell office:value-type="float" office:value="0" calcext:value-type="float">
            <text:p>0</text:p>
          </table:table-cell>
          <table:table-cell office:value-type="float" office:value="814.105" calcext:value-type="float">
            <text:p>814.105</text:p>
          </table:table-cell>
          <table:table-cell office:value-type="float" office:value="182.746" calcext:value-type="float">
            <text:p>182.746</text:p>
          </table:table-cell>
          <table:table-cell office:value-type="float" office:value="481.486" calcext:value-type="float">
            <text:p>481.486</text:p>
          </table:table-cell>
          <table:table-cell office:value-type="float" office:value="-246.611" calcext:value-type="float">
            <text:p>-246.611</text:p>
          </table:table-cell>
          <table:table-cell office:value-type="float" office:value="4656.008" calcext:value-type="float">
            <text:p>4656.008</text:p>
          </table:table-cell>
          <table:table-cell office:value-type="float" office:value="1994.205" calcext:value-type="float">
            <text:p>1994.205</text:p>
          </table:table-cell>
          <table:table-cell office:value-type="float" office:value="6419.946" calcext:value-type="float">
            <text:p>6419.946</text:p>
          </table:table-cell>
          <table:table-cell office:value-type="float" office:value="991.198" calcext:value-type="float">
            <text:p>991.198</text:p>
          </table:table-cell>
          <table:table-cell office:value-type="float" office:value="6630.576" calcext:value-type="float">
            <text:p>6630.576</text:p>
          </table:table-cell>
          <table:table-cell office:value-type="float" office:value="2681.441" calcext:value-type="float">
            <text:p>2681.441</text:p>
          </table:table-cell>
          <table:table-cell office:value-type="float" office:value="4870.533" calcext:value-type="float">
            <text:p>4870.533</text:p>
          </table:table-cell>
          <table:table-cell office:value-type="float" office:value="2092.781" calcext:value-type="float">
            <text:p>2092.781</text:p>
          </table:table-cell>
          <table:table-cell office:value-type="float" office:value="6752.722" calcext:value-type="float">
            <text:p>6752.722</text:p>
          </table:table-cell>
          <table:table-cell office:value-type="float" office:value="1044.286" calcext:value-type="float">
            <text:p>1044.286</text:p>
          </table:table-cell>
          <table:table-cell office:value-type="float" office:value="6950.858" calcext:value-type="float">
            <text:p>6950.858</text:p>
          </table:table-cell>
          <table:table-cell office:value-type="float" office:value="2790.208" calcext:value-type="float">
            <text:p>2790.208</text:p>
          </table:table-cell>
          <table:table-cell office:value-type="float" office:value="25.12" calcext:value-type="float">
            <text:p>25.12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78.686" calcext:value-type="float">
            <text:p>78.686</text:p>
          </table:table-cell>
          <table:table-cell office:value-type="float" office:value="10803.444" calcext:value-type="float">
            <text:p>10803.444</text:p>
          </table:table-cell>
          <table:table-cell office:value-type="float" office:value="-131.63" calcext:value-type="float">
            <text:p>-131.63</text:p>
          </table:table-cell>
          <table:table-cell office:value-type="float" office:value="1307.58" calcext:value-type="float">
            <text:p>1307.58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4766.755" calcext:value-type="float">
            <text:p>4766.755</text:p>
          </table:table-cell>
          <table:table-cell office:value-type="float" office:value="10803.444" calcext:value-type="float">
            <text:p>10803.444</text:p>
          </table:table-cell>
          <table:table-cell office:value-type="float" office:value="-8188.284" calcext:value-type="float">
            <text:p>-8188.284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55.454" calcext:value-type="float">
            <text:p>155.454</text:p>
          </table:table-cell>
          <table:table-cell office:value-type="float" office:value="0" calcext:value-type="float">
            <text:p>0</text:p>
          </table:table-cell>
          <table:table-cell office:value-type="float" office:value="3367.255" calcext:value-type="float">
            <text:p>3367.255</text:p>
          </table:table-cell>
          <table:table-cell office:value-type="float" office:value="414.063" calcext:value-type="float">
            <text:p>414.063</text:p>
          </table:table-cell>
          <table:table-cell office:value-type="float" office:value="980.31" calcext:value-type="float">
            <text:p>980.31</text:p>
          </table:table-cell>
          <table:table-cell office:value-type="float" office:value="-669.402" calcext:value-type="float">
            <text:p>-669.402</text:p>
          </table:table-cell>
          <table:table-cell office:value-type="float" office:value="4684.682" calcext:value-type="float">
            <text:p>4684.682</text:p>
          </table:table-cell>
          <table:table-cell office:value-type="float" office:value="2170.886" calcext:value-type="float">
            <text:p>2170.886</text:p>
          </table:table-cell>
          <table:table-cell office:value-type="float" office:value="6345.017" calcext:value-type="float">
            <text:p>6345.017</text:p>
          </table:table-cell>
          <table:table-cell office:value-type="float" office:value="943.284" calcext:value-type="float">
            <text:p>943.284</text:p>
          </table:table-cell>
          <table:table-cell office:value-type="float" office:value="6563.801" calcext:value-type="float">
            <text:p>6563.801</text:p>
          </table:table-cell>
          <table:table-cell office:value-type="float" office:value="2805.564" calcext:value-type="float">
            <text:p>2805.564</text:p>
          </table:table-cell>
          <table:table-cell office:value-type="float" office:value="4894.079" calcext:value-type="float">
            <text:p>4894.079</text:p>
          </table:table-cell>
          <table:table-cell office:value-type="float" office:value="2261.831" calcext:value-type="float">
            <text:p>2261.831</text:p>
          </table:table-cell>
          <table:table-cell office:value-type="float" office:value="6615.136" calcext:value-type="float">
            <text:p>6615.136</text:p>
          </table:table-cell>
          <table:table-cell office:value-type="float" office:value="996.618" calcext:value-type="float">
            <text:p>996.618</text:p>
          </table:table-cell>
          <table:table-cell office:value-type="float" office:value="6879.445" calcext:value-type="float">
            <text:p>6879.445</text:p>
          </table:table-cell>
          <table:table-cell office:value-type="float" office:value="2908.714" calcext:value-type="float">
            <text:p>2908.714</text:p>
          </table:table-cell>
          <table:table-cell office:value-type="float" office:value="22.413" calcext:value-type="float">
            <text:p>22.413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68.688" calcext:value-type="float">
            <text:p>68.688</text:p>
          </table:table-cell>
          <table:table-cell office:value-type="float" office:value="8194.603" calcext:value-type="float">
            <text:p>8194.603</text:p>
          </table:table-cell>
          <table:table-cell office:value-type="float" office:value="-114.421" calcext:value-type="float">
            <text:p>-114.421</text:p>
          </table:table-cell>
          <table:table-cell office:value-type="float" office:value="1064.147" calcext:value-type="float">
            <text:p>1064.147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3579.363" calcext:value-type="float">
            <text:p>3579.363</text:p>
          </table:table-cell>
          <table:table-cell office:value-type="float" office:value="8194.603" calcext:value-type="float">
            <text:p>8194.603</text:p>
          </table:table-cell>
          <table:table-cell office:value-type="float" office:value="-6066.31" calcext:value-type="float">
            <text:p>-6066.31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18.183" calcext:value-type="float">
            <text:p>118.183</text:p>
          </table:table-cell>
          <table:table-cell office:value-type="float" office:value="0" calcext:value-type="float">
            <text:p>0</text:p>
          </table:table-cell>
          <table:table-cell office:value-type="float" office:value="1282.465" calcext:value-type="float">
            <text:p>1282.465</text:p>
          </table:table-cell>
          <table:table-cell office:value-type="float" office:value="210.37" calcext:value-type="float">
            <text:p>210.37</text:p>
          </table:table-cell>
          <table:table-cell office:value-type="float" office:value="537.262" calcext:value-type="float">
            <text:p>537.262</text:p>
          </table:table-cell>
          <table:table-cell office:value-type="float" office:value="-300.896" calcext:value-type="float">
            <text:p>-300.896</text:p>
          </table:table-cell>
          <table:table-cell office:value-type="float" office:value="4808.159" calcext:value-type="float">
            <text:p>4808.159</text:p>
          </table:table-cell>
          <table:table-cell office:value-type="float" office:value="2080.486" calcext:value-type="float">
            <text:p>2080.486</text:p>
          </table:table-cell>
          <table:table-cell office:value-type="float" office:value="7172.966" calcext:value-type="float">
            <text:p>7172.966</text:p>
          </table:table-cell>
          <table:table-cell office:value-type="float" office:value="983.963" calcext:value-type="float">
            <text:p>983.963</text:p>
          </table:table-cell>
          <table:table-cell office:value-type="float" office:value="6768.315" calcext:value-type="float">
            <text:p>6768.315</text:p>
          </table:table-cell>
          <table:table-cell office:value-type="float" office:value="2848.004" calcext:value-type="float">
            <text:p>2848.004</text:p>
          </table:table-cell>
          <table:table-cell office:value-type="float" office:value="5027.059" calcext:value-type="float">
            <text:p>5027.059</text:p>
          </table:table-cell>
          <table:table-cell office:value-type="float" office:value="2181.982" calcext:value-type="float">
            <text:p>2181.982</text:p>
          </table:table-cell>
          <table:table-cell office:value-type="float" office:value="7489.04" calcext:value-type="float">
            <text:p>7489.04</text:p>
          </table:table-cell>
          <table:table-cell office:value-type="float" office:value="1036.574" calcext:value-type="float">
            <text:p>1036.574</text:p>
          </table:table-cell>
          <table:table-cell office:value-type="float" office:value="7092.021" calcext:value-type="float">
            <text:p>7092.021</text:p>
          </table:table-cell>
          <table:table-cell office:value-type="float" office:value="2962.097" calcext:value-type="float">
            <text:p>2962.097</text:p>
          </table:table-cell>
          <table:table-cell office:value-type="float" office:value="52.573" calcext:value-type="float">
            <text:p>52.573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136.608" calcext:value-type="float">
            <text:p>136.608</text:p>
          </table:table-cell>
          <table:table-cell office:value-type="float" office:value="17284.17" calcext:value-type="float">
            <text:p>17284.17</text:p>
          </table:table-cell>
          <table:table-cell office:value-type="float" office:value="-219.564" calcext:value-type="float">
            <text:p>-219.564</text:p>
          </table:table-cell>
          <table:table-cell office:value-type="float" office:value="2480.466" calcext:value-type="float">
            <text:p>2480.466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7431.197" calcext:value-type="float">
            <text:p>7431.197</text:p>
          </table:table-cell>
          <table:table-cell office:value-type="float" office:value="17284.17" calcext:value-type="float">
            <text:p>17284.17</text:p>
          </table:table-cell>
          <table:table-cell office:value-type="float" office:value="-12323.239" calcext:value-type="float">
            <text:p>-12323.239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135.094" calcext:value-type="float">
            <text:p>135.094</text:p>
          </table:table-cell>
          <table:table-cell office:value-type="float" office:value="0" calcext:value-type="float">
            <text:p>0</text:p>
          </table:table-cell>
          <table:table-cell office:value-type="float" office:value="1362.451" calcext:value-type="float">
            <text:p>1362.451</text:p>
          </table:table-cell>
          <table:table-cell office:value-type="float" office:value="233.576" calcext:value-type="float">
            <text:p>233.576</text:p>
          </table:table-cell>
          <table:table-cell office:value-type="float" office:value="600.402" calcext:value-type="float">
            <text:p>600.402</text:p>
          </table:table-cell>
          <table:table-cell office:value-type="float" office:value="-330.214" calcext:value-type="float">
            <text:p>-330.214</text:p>
          </table:table-cell>
          <table:table-cell office:value-type="float" office:value="4854.501" calcext:value-type="float">
            <text:p>4854.501</text:p>
          </table:table-cell>
          <table:table-cell office:value-type="float" office:value="2761.006" calcext:value-type="float">
            <text:p>2761.006</text:p>
          </table:table-cell>
          <table:table-cell office:value-type="float" office:value="6311.208" calcext:value-type="float">
            <text:p>6311.208</text:p>
          </table:table-cell>
          <table:table-cell office:value-type="float" office:value="872.51" calcext:value-type="float">
            <text:p>872.51</text:p>
          </table:table-cell>
          <table:table-cell office:value-type="float" office:value="6592.629" calcext:value-type="float">
            <text:p>6592.629</text:p>
          </table:table-cell>
          <table:table-cell office:value-type="float" office:value="3116.372" calcext:value-type="float">
            <text:p>3116.372</text:p>
          </table:table-cell>
          <table:table-cell office:value-type="float" office:value="5070.721" calcext:value-type="float">
            <text:p>5070.721</text:p>
          </table:table-cell>
          <table:table-cell office:value-type="float" office:value="2850.242" calcext:value-type="float">
            <text:p>2850.242</text:p>
          </table:table-cell>
          <table:table-cell office:value-type="float" office:value="6592.408" calcext:value-type="float">
            <text:p>6592.408</text:p>
          </table:table-cell>
          <table:table-cell office:value-type="float" office:value="918.736" calcext:value-type="float">
            <text:p>918.736</text:p>
          </table:table-cell>
          <table:table-cell office:value-type="float" office:value="6900.937" calcext:value-type="float">
            <text:p>6900.937</text:p>
          </table:table-cell>
          <table:table-cell office:value-type="float" office:value="3240.505" calcext:value-type="float">
            <text:p>3240.505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54.987" calcext:value-type="float">
            <text:p>54.987</text:p>
          </table:table-cell>
          <table:table-cell office:value-type="float" office:value="6321.632" calcext:value-type="float">
            <text:p>6321.632</text:p>
          </table:table-cell>
          <table:table-cell office:value-type="float" office:value="-87.339" calcext:value-type="float">
            <text:p>-87.339</text:p>
          </table:table-cell>
          <table:table-cell office:value-type="float" office:value="1115.98" calcext:value-type="float">
            <text:p>1115.9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613.145" calcext:value-type="float">
            <text:p>2613.145</text:p>
          </table:table-cell>
          <table:table-cell office:value-type="float" office:value="6321.632" calcext:value-type="float">
            <text:p>6321.632</text:p>
          </table:table-cell>
          <table:table-cell office:value-type="float" office:value="-4089.672" calcext:value-type="float">
            <text:p>-4089.672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17.728" calcext:value-type="float">
            <text:p>117.728</text:p>
          </table:table-cell>
          <table:table-cell office:value-type="float" office:value="0" calcext:value-type="float">
            <text:p>0</text:p>
          </table:table-cell>
          <table:table-cell office:value-type="float" office:value="1513.772" calcext:value-type="float">
            <text:p>1513.772</text:p>
          </table:table-cell>
          <table:table-cell office:value-type="float" office:value="205.114" calcext:value-type="float">
            <text:p>205.114</text:p>
          </table:table-cell>
          <table:table-cell office:value-type="float" office:value="526.336" calcext:value-type="float">
            <text:p>526.336</text:p>
          </table:table-cell>
          <table:table-cell office:value-type="float" office:value="-290.881" calcext:value-type="float">
            <text:p>-290.881</text:p>
          </table:table-cell>
          <table:table-cell office:value-type="float" office:value="4796.4" calcext:value-type="float">
            <text:p>4796.4</text:p>
          </table:table-cell>
          <table:table-cell office:value-type="float" office:value="2487.016" calcext:value-type="float">
            <text:p>2487.016</text:p>
          </table:table-cell>
          <table:table-cell office:value-type="float" office:value="6282.068" calcext:value-type="float">
            <text:p>6282.068</text:p>
          </table:table-cell>
          <table:table-cell office:value-type="float" office:value="846.495" calcext:value-type="float">
            <text:p>846.495</text:p>
          </table:table-cell>
          <table:table-cell office:value-type="float" office:value="6482.705" calcext:value-type="float">
            <text:p>6482.705</text:p>
          </table:table-cell>
          <table:table-cell office:value-type="float" office:value="3110.096" calcext:value-type="float">
            <text:p>3110.096</text:p>
          </table:table-cell>
          <table:table-cell office:value-type="float" office:value="5012.177" calcext:value-type="float">
            <text:p>5012.177</text:p>
          </table:table-cell>
          <table:table-cell office:value-type="float" office:value="2561.017" calcext:value-type="float">
            <text:p>2561.017</text:p>
          </table:table-cell>
          <table:table-cell office:value-type="float" office:value="6610.609" calcext:value-type="float">
            <text:p>6610.609</text:p>
          </table:table-cell>
          <table:table-cell office:value-type="float" office:value="896.809" calcext:value-type="float">
            <text:p>896.809</text:p>
          </table:table-cell>
          <table:table-cell office:value-type="float" office:value="6798.712" calcext:value-type="float">
            <text:p>6798.712</text:p>
          </table:table-cell>
          <table:table-cell office:value-type="float" office:value="3225.642" calcext:value-type="float">
            <text:p>3225.642</text:p>
          </table:table-cell>
          <table:table-cell office:value-type="float" office:value="64.893" calcext:value-type="float">
            <text:p>64.893</text:p>
          </table:table-cell>
          <table:table-cell office:value-type="float" office:value="1" calcext:value-type="float">
            <text:p>1</text:p>
          </table:table-cell>
          <table:table-cell office:value-type="float" office:value="4302" calcext:value-type="float">
            <text:p>4302</text:p>
          </table:table-cell>
          <table:table-cell office:value-type="float" office:value="492.909" calcext:value-type="float">
            <text:p>492.909</text:p>
          </table:table-cell>
          <table:table-cell office:value-type="float" office:value="90888.92" calcext:value-type="float">
            <text:p>90888.92</text:p>
          </table:table-cell>
          <table:table-cell office:value-type="float" office:value="-917.032" calcext:value-type="float">
            <text:p>-917.032</text:p>
          </table:table-cell>
          <table:table-cell office:value-type="float" office:value="5273.516" calcext:value-type="float">
            <text:p>5273.516</text:p>
          </table:table-cell>
          <table:table-cell office:value-type="float" office:value="0" calcext:value-type="float">
            <text:p>0</text:p>
          </table:table-cell>
          <table:table-cell office:value-type="float" office:value="4302" calcext:value-type="float">
            <text:p>4302</text:p>
          </table:table-cell>
          <table:table-cell office:value-type="float" office:value="42977.416" calcext:value-type="float">
            <text:p>42977.416</text:p>
          </table:table-cell>
          <table:table-cell office:value-type="float" office:value="90888.92" calcext:value-type="float">
            <text:p>90888.92</text:p>
          </table:table-cell>
          <table:table-cell office:value-type="float" office:value="-80341.888" calcext:value-type="float">
            <text:p>-80341.888</text:p>
          </table:table-cell>
          <table:table-cell office:value-type="float" office:value="42" calcext:value-type="float">
            <text:p>42</text:p>
          </table:table-cell>
          <table:table-cell table:number-columns-repeated="45"/>
        </table:table-row>
        <table:table-row table:style-name="ro1">
          <table:table-cell office:value-type="float" office:value="98.863" calcext:value-type="float">
            <text:p>98.863</text:p>
          </table:table-cell>
          <table:table-cell office:value-type="float" office:value="0" calcext:value-type="float">
            <text:p>0</text:p>
          </table:table-cell>
          <table:table-cell office:value-type="float" office:value="623.125" calcext:value-type="float">
            <text:p>623.125</text:p>
          </table:table-cell>
          <table:table-cell office:value-type="float" office:value="141.882" calcext:value-type="float">
            <text:p>141.882</text:p>
          </table:table-cell>
          <table:table-cell office:value-type="float" office:value="381.507" calcext:value-type="float">
            <text:p>381.507</text:p>
          </table:table-cell>
          <table:table-cell office:value-type="float" office:value="-183.78" calcext:value-type="float">
            <text:p>-183.78</text:p>
          </table:table-cell>
          <table:table-cell office:value-type="float" office:value="4820.163" calcext:value-type="float">
            <text:p>4820.163</text:p>
          </table:table-cell>
          <table:table-cell office:value-type="float" office:value="2372.57" calcext:value-type="float">
            <text:p>2372.57</text:p>
          </table:table-cell>
          <table:table-cell office:value-type="float" office:value="6299.355" calcext:value-type="float">
            <text:p>6299.355</text:p>
          </table:table-cell>
          <table:table-cell office:value-type="float" office:value="815.889" calcext:value-type="float">
            <text:p>815.889</text:p>
          </table:table-cell>
          <table:table-cell office:value-type="float" office:value="6445.498" calcext:value-type="float">
            <text:p>6445.498</text:p>
          </table:table-cell>
          <table:table-cell office:value-type="float" office:value="3194.828" calcext:value-type="float">
            <text:p>3194.828</text:p>
          </table:table-cell>
          <table:table-cell office:value-type="float" office:value="5038.751" calcext:value-type="float">
            <text:p>5038.751</text:p>
          </table:table-cell>
          <table:table-cell office:value-type="float" office:value="2486.372" calcext:value-type="float">
            <text:p>2486.372</text:p>
          </table:table-cell>
          <table:table-cell office:value-type="float" office:value="6607.452" calcext:value-type="float">
            <text:p>6607.452</text:p>
          </table:table-cell>
          <table:table-cell office:value-type="float" office:value="859.055" calcext:value-type="float">
            <text:p>859.055</text:p>
          </table:table-cell>
          <table:table-cell office:value-type="float" office:value="6750.077" calcext:value-type="float">
            <text:p>6750.077</text:p>
          </table:table-cell>
          <table:table-cell office:value-type="float" office:value="3327.425" calcext:value-type="float">
            <text:p>3327.425</text:p>
          </table:table-cell>
          <table:table-cell office:value-type="float" office:value="16.12" calcext:value-type="float">
            <text:p>16.12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34.355" calcext:value-type="float">
            <text:p>34.355</text:p>
          </table:table-cell>
          <table:table-cell office:value-type="float" office:value="3746.418" calcext:value-type="float">
            <text:p>3746.418</text:p>
          </table:table-cell>
          <table:table-cell office:value-type="float" office:value="-52.319" calcext:value-type="float">
            <text:p>-52.319</text:p>
          </table:table-cell>
          <table:table-cell office:value-type="float" office:value="658.759" calcext:value-type="float">
            <text:p>658.75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549.95" calcext:value-type="float">
            <text:p>1549.95</text:p>
          </table:table-cell>
          <table:table-cell office:value-type="float" office:value="3746.418" calcext:value-type="float">
            <text:p>3746.418</text:p>
          </table:table-cell>
          <table:table-cell office:value-type="float" office:value="-2428.9" calcext:value-type="float">
            <text:p>-2428.9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27.384" calcext:value-type="float">
            <text:p>127.384</text:p>
          </table:table-cell>
          <table:table-cell office:value-type="float" office:value="0" calcext:value-type="float">
            <text:p>0</text:p>
          </table:table-cell>
          <table:table-cell office:value-type="float" office:value="1364.302" calcext:value-type="float">
            <text:p>1364.302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539.545" calcext:value-type="float">
            <text:p>539.545</text:p>
          </table:table-cell>
          <table:table-cell office:value-type="float" office:value="-284.777" calcext:value-type="float">
            <text:p>-284.777</text:p>
          </table:table-cell>
          <table:table-cell office:value-type="float" office:value="4882.159" calcext:value-type="float">
            <text:p>4882.159</text:p>
          </table:table-cell>
          <table:table-cell office:value-type="float" office:value="2714.093" calcext:value-type="float">
            <text:p>2714.093</text:p>
          </table:table-cell>
          <table:table-cell office:value-type="float" office:value="6233.918" calcext:value-type="float">
            <text:p>6233.918</text:p>
          </table:table-cell>
          <table:table-cell office:value-type="float" office:value="792.932" calcext:value-type="float">
            <text:p>792.932</text:p>
          </table:table-cell>
          <table:table-cell office:value-type="float" office:value="6461.761" calcext:value-type="float">
            <text:p>6461.761</text:p>
          </table:table-cell>
          <table:table-cell office:value-type="float" office:value="3302.557" calcext:value-type="float">
            <text:p>3302.557</text:p>
          </table:table-cell>
          <table:table-cell office:value-type="float" office:value="5105.071" calcext:value-type="float">
            <text:p>5105.071</text:p>
          </table:table-cell>
          <table:table-cell office:value-type="float" office:value="2773.98" calcext:value-type="float">
            <text:p>2773.98</text:p>
          </table:table-cell>
          <table:table-cell office:value-type="float" office:value="6506.884" calcext:value-type="float">
            <text:p>6506.884</text:p>
          </table:table-cell>
          <table:table-cell office:value-type="float" office:value="837.658" calcext:value-type="float">
            <text:p>837.658</text:p>
          </table:table-cell>
          <table:table-cell office:value-type="float" office:value="6773.772" calcext:value-type="float">
            <text:p>6773.772</text:p>
          </table:table-cell>
          <table:table-cell office:value-type="float" office:value="3436.37" calcext:value-type="float">
            <text:p>3436.37</text:p>
          </table:table-cell>
          <table:table-cell office:value-type="float" office:value="40.853" calcext:value-type="float">
            <text:p>40.853</text:p>
          </table:table-cell>
          <table:table-cell office:value-type="float" office:value="1" calcext:value-type="float">
            <text:p>1</text:p>
          </table:table-cell>
          <table:table-cell office:value-type="float" office:value="822" calcext:value-type="float">
            <text:p>822</text:p>
          </table:table-cell>
          <table:table-cell office:value-type="float" office:value="123.636" calcext:value-type="float">
            <text:p>123.636</text:p>
          </table:table-cell>
          <table:table-cell office:value-type="float" office:value="19756.127" calcext:value-type="float">
            <text:p>19756.127</text:p>
          </table:table-cell>
          <table:table-cell office:value-type="float" office:value="-205.442" calcext:value-type="float">
            <text:p>-205.442</text:p>
          </table:table-cell>
          <table:table-cell office:value-type="float" office:value="2232.663" calcext:value-type="float">
            <text:p>2232.663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8796.469" calcext:value-type="float">
            <text:p>8796.469</text:p>
          </table:table-cell>
          <table:table-cell office:value-type="float" office:value="19756.127" calcext:value-type="float">
            <text:p>19756.127</text:p>
          </table:table-cell>
          <table:table-cell office:value-type="float" office:value="-15290.802" calcext:value-type="float">
            <text:p>-15290.802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60.332" calcext:value-type="float">
            <text:p>160.332</text:p>
          </table:table-cell>
          <table:table-cell office:value-type="float" office:value="0" calcext:value-type="float">
            <text:p>0</text:p>
          </table:table-cell>
          <table:table-cell office:value-type="float" office:value="1493.938" calcext:value-type="float">
            <text:p>1493.938</text:p>
          </table:table-cell>
          <table:table-cell office:value-type="float" office:value="317.668" calcext:value-type="float">
            <text:p>317.668</text:p>
          </table:table-cell>
          <table:table-cell office:value-type="float" office:value="793.159" calcext:value-type="float">
            <text:p>793.159</text:p>
          </table:table-cell>
          <table:table-cell office:value-type="float" office:value="-472.494" calcext:value-type="float">
            <text:p>-472.494</text:p>
          </table:table-cell>
          <table:table-cell office:value-type="float" office:value="4926.455" calcext:value-type="float">
            <text:p>4926.455</text:p>
          </table:table-cell>
          <table:table-cell office:value-type="float" office:value="3269.76" calcext:value-type="float">
            <text:p>3269.76</text:p>
          </table:table-cell>
          <table:table-cell office:value-type="float" office:value="6438.705" calcext:value-type="float">
            <text:p>6438.705</text:p>
          </table:table-cell>
          <table:table-cell office:value-type="float" office:value="744.62" calcext:value-type="float">
            <text:p>744.62</text:p>
          </table:table-cell>
          <table:table-cell office:value-type="float" office:value="6409.815" calcext:value-type="float">
            <text:p>6409.815</text:p>
          </table:table-cell>
          <table:table-cell office:value-type="float" office:value="3443.095" calcext:value-type="float">
            <text:p>3443.095</text:p>
          </table:table-cell>
          <table:table-cell office:value-type="float" office:value="5147.361" calcext:value-type="float">
            <text:p>5147.361</text:p>
          </table:table-cell>
          <table:table-cell office:value-type="float" office:value="3387.533" calcext:value-type="float">
            <text:p>3387.533</text:p>
          </table:table-cell>
          <table:table-cell office:value-type="float" office:value="6713.101" calcext:value-type="float">
            <text:p>6713.101</text:p>
          </table:table-cell>
          <table:table-cell office:value-type="float" office:value="784.407" calcext:value-type="float">
            <text:p>784.407</text:p>
          </table:table-cell>
          <table:table-cell office:value-type="float" office:value="6709.98" calcext:value-type="float">
            <text:p>6709.98</text:p>
          </table:table-cell>
          <table:table-cell office:value-type="float" office:value="3584.743" calcext:value-type="float">
            <text:p>3584.743</text:p>
          </table:table-cell>
          <table:table-cell office:value-type="float" office:value="64.093" calcext:value-type="float">
            <text:p>64.093</text:p>
          </table:table-cell>
          <table:table-cell office:value-type="float" office:value="1" calcext:value-type="float">
            <text:p>1</text:p>
          </table:table-cell>
          <table:table-cell office:value-type="float" office:value="2186" calcext:value-type="float">
            <text:p>2186</text:p>
          </table:table-cell>
          <table:table-cell office:value-type="float" office:value="278.663" calcext:value-type="float">
            <text:p>278.663</text:p>
          </table:table-cell>
          <table:table-cell office:value-type="float" office:value="53877.084" calcext:value-type="float">
            <text:p>53877.084</text:p>
          </table:table-cell>
          <table:table-cell office:value-type="float" office:value="-491.033" calcext:value-type="float">
            <text:p>-491.033</text:p>
          </table:table-cell>
          <table:table-cell office:value-type="float" office:value="4797.041" calcext:value-type="float">
            <text:p>4797.041</text:p>
          </table:table-cell>
          <table:table-cell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float" office:value="24637.312" calcext:value-type="float">
            <text:p>24637.312</text:p>
          </table:table-cell>
          <table:table-cell office:value-type="float" office:value="53877.084" calcext:value-type="float">
            <text:p>53877.084</text:p>
          </table:table-cell>
          <table:table-cell office:value-type="float" office:value="-44283.001" calcext:value-type="float">
            <text:p>-44283.001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275.415" calcext:value-type="float">
            <text:p>275.415</text:p>
          </table:table-cell>
          <table:table-cell office:value-type="float" office:value="0" calcext:value-type="float">
            <text:p>0</text:p>
          </table:table-cell>
          <table:table-cell office:value-type="float" office:value="4257.428" calcext:value-type="float">
            <text:p>4257.428</text:p>
          </table:table-cell>
          <table:table-cell office:value-type="float" office:value="677.7" calcext:value-type="float">
            <text:p>677.7</text:p>
          </table:table-cell>
          <table:table-cell office:value-type="float" office:value="1625.463" calcext:value-type="float">
            <text:p>1625.463</text:p>
          </table:table-cell>
          <table:table-cell office:value-type="float" office:value="-1074.632" calcext:value-type="float">
            <text:p>-1074.632</text:p>
          </table:table-cell>
          <table:table-cell office:value-type="float" office:value="4951.18" calcext:value-type="float">
            <text:p>4951.18</text:p>
          </table:table-cell>
          <table:table-cell office:value-type="float" office:value="3170.781" calcext:value-type="float">
            <text:p>3170.781</text:p>
          </table:table-cell>
          <table:table-cell office:value-type="float" office:value="6351.567" calcext:value-type="float">
            <text:p>6351.567</text:p>
          </table:table-cell>
          <table:table-cell office:value-type="float" office:value="732.46" calcext:value-type="float">
            <text:p>732.46</text:p>
          </table:table-cell>
          <table:table-cell office:value-type="float" office:value="6410.315" calcext:value-type="float">
            <text:p>6410.315</text:p>
          </table:table-cell>
          <table:table-cell office:value-type="float" office:value="3492.045" calcext:value-type="float">
            <text:p>3492.045</text:p>
          </table:table-cell>
          <table:table-cell office:value-type="float" office:value="5174.466" calcext:value-type="float">
            <text:p>5174.466</text:p>
          </table:table-cell>
          <table:table-cell office:value-type="float" office:value="3300.16" calcext:value-type="float">
            <text:p>3300.16</text:p>
          </table:table-cell>
          <table:table-cell office:value-type="float" office:value="6653.985" calcext:value-type="float">
            <text:p>6653.985</text:p>
          </table:table-cell>
          <table:table-cell office:value-type="float" office:value="772.305" calcext:value-type="float">
            <text:p>772.305</text:p>
          </table:table-cell>
          <table:table-cell office:value-type="float" office:value="6712.976" calcext:value-type="float">
            <text:p>6712.976</text:p>
          </table:table-cell>
          <table:table-cell office:value-type="float" office:value="3635.956" calcext:value-type="float">
            <text:p>3635.956</text:p>
          </table:table-cell>
          <table:table-cell office:value-type="float" office:value="26.187" calcext:value-type="float">
            <text:p>26.187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61.488" calcext:value-type="float">
            <text:p>61.488</text:p>
          </table:table-cell>
          <table:table-cell office:value-type="float" office:value="8962.112" calcext:value-type="float">
            <text:p>8962.112</text:p>
          </table:table-cell>
          <table:table-cell office:value-type="float" office:value="-96.304" calcext:value-type="float">
            <text:p>-96.304</text:p>
          </table:table-cell>
          <table:table-cell office:value-type="float" office:value="1412.562" calcext:value-type="float">
            <text:p>1412.562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3789.74" calcext:value-type="float">
            <text:p>3789.74</text:p>
          </table:table-cell>
          <table:table-cell office:value-type="float" office:value="8962.112" calcext:value-type="float">
            <text:p>8962.112</text:p>
          </table:table-cell>
          <table:table-cell office:value-type="float" office:value="-6136.988" calcext:value-type="float">
            <text:p>-6136.98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40.706" calcext:value-type="float">
            <text:p>140.706</text:p>
          </table:table-cell>
          <table:table-cell office:value-type="float" office:value="0" calcext:value-type="float">
            <text:p>0</text:p>
          </table:table-cell>
          <table:table-cell office:value-type="float" office:value="2698.493" calcext:value-type="float">
            <text:p>2698.493</text:p>
          </table:table-cell>
          <table:table-cell office:value-type="float" office:value="353.607" calcext:value-type="float">
            <text:p>353.607</text:p>
          </table:table-cell>
          <table:table-cell office:value-type="float" office:value="845.128" calcext:value-type="float">
            <text:p>845.128</text:p>
          </table:table-cell>
          <table:table-cell office:value-type="float" office:value="-563.716" calcext:value-type="float">
            <text:p>-563.716</text:p>
          </table:table-cell>
          <table:table-cell office:value-type="float" office:value="5006.868" calcext:value-type="float">
            <text:p>5006.868</text:p>
          </table:table-cell>
          <table:table-cell office:value-type="float" office:value="3188.418" calcext:value-type="float">
            <text:p>3188.418</text:p>
          </table:table-cell>
          <table:table-cell office:value-type="float" office:value="7107.562" calcext:value-type="float">
            <text:p>7107.562</text:p>
          </table:table-cell>
          <table:table-cell office:value-type="float" office:value="741.835" calcext:value-type="float">
            <text:p>741.835</text:p>
          </table:table-cell>
          <table:table-cell office:value-type="float" office:value="6484.679" calcext:value-type="float">
            <text:p>6484.679</text:p>
          </table:table-cell>
          <table:table-cell office:value-type="float" office:value="3529.057" calcext:value-type="float">
            <text:p>3529.057</text:p>
          </table:table-cell>
          <table:table-cell office:value-type="float" office:value="5233.768" calcext:value-type="float">
            <text:p>5233.768</text:p>
          </table:table-cell>
          <table:table-cell office:value-type="float" office:value="3334.258" calcext:value-type="float">
            <text:p>3334.258</text:p>
          </table:table-cell>
          <table:table-cell office:value-type="float" office:value="7460.525" calcext:value-type="float">
            <text:p>7460.525</text:p>
          </table:table-cell>
          <table:table-cell office:value-type="float" office:value="784.49" calcext:value-type="float">
            <text:p>784.49</text:p>
          </table:table-cell>
          <table:table-cell office:value-type="float" office:value="6796.552" calcext:value-type="float">
            <text:p>6796.552</text:p>
          </table:table-cell>
          <table:table-cell office:value-type="float" office:value="3670.984" calcext:value-type="float">
            <text:p>3670.984</text:p>
          </table:table-cell>
          <table:table-cell office:value-type="float" office:value="52.427" calcext:value-type="float">
            <text:p>52.427</text:p>
          </table:table-cell>
          <table:table-cell office:value-type="float" office:value="1" calcext:value-type="float">
            <text:p>1</text:p>
          </table:table-cell>
          <table:table-cell office:value-type="float" office:value="2318" calcext:value-type="float">
            <text:p>2318</text:p>
          </table:table-cell>
          <table:table-cell office:value-type="float" office:value="267.935" calcext:value-type="float">
            <text:p>267.935</text:p>
          </table:table-cell>
          <table:table-cell office:value-type="float" office:value="50536.791" calcext:value-type="float">
            <text:p>50536.791</text:p>
          </table:table-cell>
          <table:table-cell office:value-type="float" office:value="-481.328" calcext:value-type="float">
            <text:p>-481.328</text:p>
          </table:table-cell>
          <table:table-cell office:value-type="float" office:value="3992.599" calcext:value-type="float">
            <text:p>3992.599</text:p>
          </table:table-cell>
          <table:table-cell office:value-type="float" office:value="0" calcext:value-type="float">
            <text:p>0</text:p>
          </table:table-cell>
          <table:table-cell office:value-type="float" office:value="2318" calcext:value-type="float">
            <text:p>2318</text:p>
          </table:table-cell>
          <table:table-cell office:value-type="float" office:value="23364.36" calcext:value-type="float">
            <text:p>23364.36</text:p>
          </table:table-cell>
          <table:table-cell office:value-type="float" office:value="50536.791" calcext:value-type="float">
            <text:p>50536.791</text:p>
          </table:table-cell>
          <table:table-cell office:value-type="float" office:value="-42551.594" calcext:value-type="float">
            <text:p>-42551.594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13.296" calcext:value-type="float">
            <text:p>113.296</text:p>
          </table:table-cell>
          <table:table-cell office:value-type="float" office:value="0" calcext:value-type="float">
            <text:p>0</text:p>
          </table:table-cell>
          <table:table-cell office:value-type="float" office:value="1025.409" calcext:value-type="float">
            <text:p>1025.409</text:p>
          </table:table-cell>
          <table:table-cell office:value-type="float" office:value="156.141" calcext:value-type="float">
            <text:p>156.141</text:p>
          </table:table-cell>
          <table:table-cell office:value-type="float" office:value="424.346" calcext:value-type="float">
            <text:p>424.346</text:p>
          </table:table-cell>
          <table:table-cell office:value-type="float" office:value="-197.753" calcext:value-type="float">
            <text:p>-197.753</text:p>
          </table:table-cell>
          <table:table-cell office:value-type="float" office:value="4973.769" calcext:value-type="float">
            <text:p>4973.769</text:p>
          </table:table-cell>
          <table:table-cell office:value-type="float" office:value="3167.576" calcext:value-type="float">
            <text:p>3167.576</text:p>
          </table:table-cell>
          <table:table-cell office:value-type="float" office:value="6390.562" calcext:value-type="float">
            <text:p>6390.562</text:p>
          </table:table-cell>
          <table:table-cell office:value-type="float" office:value="727.682" calcext:value-type="float">
            <text:p>727.682</text:p>
          </table:table-cell>
          <table:table-cell office:value-type="float" office:value="6423.386" calcext:value-type="float">
            <text:p>6423.386</text:p>
          </table:table-cell>
          <table:table-cell office:value-type="float" office:value="3524.152" calcext:value-type="float">
            <text:p>3524.152</text:p>
          </table:table-cell>
          <table:table-cell office:value-type="float" office:value="5199.663" calcext:value-type="float">
            <text:p>5199.663</text:p>
          </table:table-cell>
          <table:table-cell office:value-type="float" office:value="3319.578" calcext:value-type="float">
            <text:p>3319.578</text:p>
          </table:table-cell>
          <table:table-cell office:value-type="float" office:value="6675.448" calcext:value-type="float">
            <text:p>6675.448</text:p>
          </table:table-cell>
          <table:table-cell office:value-type="float" office:value="763.344" calcext:value-type="float">
            <text:p>763.344</text:p>
          </table:table-cell>
          <table:table-cell office:value-type="float" office:value="6720.322" calcext:value-type="float">
            <text:p>6720.322</text:p>
          </table:table-cell>
          <table:table-cell office:value-type="float" office:value="3679.004" calcext:value-type="float">
            <text:p>3679.004</text:p>
          </table:table-cell>
          <table:table-cell office:value-type="float" office:value="13.76" calcext:value-type="float">
            <text:p>13.76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36.457" calcext:value-type="float">
            <text:p>36.457</text:p>
          </table:table-cell>
          <table:table-cell office:value-type="float" office:value="6613.172" calcext:value-type="float">
            <text:p>6613.172</text:p>
          </table:table-cell>
          <table:table-cell office:value-type="float" office:value="-58.866" calcext:value-type="float">
            <text:p>-58.866</text:p>
          </table:table-cell>
          <table:table-cell office:value-type="float" office:value="789.266" calcext:value-type="float">
            <text:p>789.266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923.498" calcext:value-type="float">
            <text:p>2923.498</text:p>
          </table:table-cell>
          <table:table-cell office:value-type="float" office:value="6613.172" calcext:value-type="float">
            <text:p>6613.172</text:p>
          </table:table-cell>
          <table:table-cell office:value-type="float" office:value="-5034.64" calcext:value-type="float">
            <text:p>-5034.64</text:p>
          </table:table-cell>
          <table:table-cell office:value-type="float" office:value="43" calcext:value-type="float">
            <text:p>43</text:p>
          </table:table-cell>
          <table:table-cell table:number-columns-repeated="45"/>
        </table:table-row>
        <table:table-row table:style-name="ro1">
          <table:table-cell office:value-type="float" office:value="180.026" calcext:value-type="float">
            <text:p>180.026</text:p>
          </table:table-cell>
          <table:table-cell office:value-type="float" office:value="0" calcext:value-type="float">
            <text:p>0</text:p>
          </table:table-cell>
          <table:table-cell office:value-type="float" office:value="3377.016" calcext:value-type="float">
            <text:p>3377.016</text:p>
          </table:table-cell>
          <table:table-cell office:value-type="float" office:value="442.8" calcext:value-type="float">
            <text:p>442.8</text:p>
          </table:table-cell>
          <table:table-cell office:value-type="float" office:value="1062.129" calcext:value-type="float">
            <text:p>1062.129</text:p>
          </table:table-cell>
          <table:table-cell office:value-type="float" office:value="-702.078" calcext:value-type="float">
            <text:p>-702.078</text:p>
          </table:table-cell>
          <table:table-cell office:value-type="float" office:value="5039.067" calcext:value-type="float">
            <text:p>5039.067</text:p>
          </table:table-cell>
          <table:table-cell office:value-type="float" office:value="2994.323" calcext:value-type="float">
            <text:p>2994.323</text:p>
          </table:table-cell>
          <table:table-cell office:value-type="float" office:value="6630.886" calcext:value-type="float">
            <text:p>6630.886</text:p>
          </table:table-cell>
          <table:table-cell office:value-type="float" office:value="759.095" calcext:value-type="float">
            <text:p>759.095</text:p>
          </table:table-cell>
          <table:table-cell office:value-type="float" office:value="6551.262" calcext:value-type="float">
            <text:p>6551.262</text:p>
          </table:table-cell>
          <table:table-cell office:value-type="float" office:value="3526.872" calcext:value-type="float">
            <text:p>3526.872</text:p>
          </table:table-cell>
          <table:table-cell office:value-type="float" office:value="5265.534" calcext:value-type="float">
            <text:p>5265.534</text:p>
          </table:table-cell>
          <table:table-cell office:value-type="float" office:value="3122.092" calcext:value-type="float">
            <text:p>3122.092</text:p>
          </table:table-cell>
          <table:table-cell office:value-type="float" office:value="6955.545" calcext:value-type="float">
            <text:p>6955.545</text:p>
          </table:table-cell>
          <table:table-cell office:value-type="float" office:value="802.183" calcext:value-type="float">
            <text:p>802.183</text:p>
          </table:table-cell>
          <table:table-cell office:value-type="float" office:value="6863.564" calcext:value-type="float">
            <text:p>6863.564</text:p>
          </table:table-cell>
          <table:table-cell office:value-type="float" office:value="3667.504" calcext:value-type="float">
            <text:p>3667.504</text:p>
          </table:table-cell>
          <table:table-cell office:value-type="float" office:value="97.373" calcext:value-type="float">
            <text:p>97.373</text:p>
          </table:table-cell>
          <table:table-cell office:value-type="float" office:value="1" calcext:value-type="float">
            <text:p>1</text:p>
          </table:table-cell>
          <table:table-cell office:value-type="float" office:value="3838" calcext:value-type="float">
            <text:p>3838</text:p>
          </table:table-cell>
          <table:table-cell office:value-type="float" office:value="465.038" calcext:value-type="float">
            <text:p>465.038</text:p>
          </table:table-cell>
          <table:table-cell office:value-type="float" office:value="78408.473" calcext:value-type="float">
            <text:p>78408.473</text:p>
          </table:table-cell>
          <table:table-cell office:value-type="float" office:value="-829.029" calcext:value-type="float">
            <text:p>-829.029</text:p>
          </table:table-cell>
          <table:table-cell office:value-type="float" office:value="6497.264" calcext:value-type="float">
            <text:p>6497.264</text:p>
          </table:table-cell>
          <table:table-cell office:value-type="float" office:value="0" calcext:value-type="float">
            <text:p>0</text:p>
          </table:table-cell>
          <table:table-cell office:value-type="float" office:value="3838" calcext:value-type="float">
            <text:p>3838</text:p>
          </table:table-cell>
          <table:table-cell office:value-type="float" office:value="36098.153" calcext:value-type="float">
            <text:p>36098.153</text:p>
          </table:table-cell>
          <table:table-cell office:value-type="float" office:value="78408.473" calcext:value-type="float">
            <text:p>78408.473</text:p>
          </table:table-cell>
          <table:table-cell office:value-type="float" office:value="-65413.945" calcext:value-type="float">
            <text:p>-65413.945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37.768" calcext:value-type="float">
            <text:p>137.768</text:p>
          </table:table-cell>
          <table:table-cell office:value-type="float" office:value="0" calcext:value-type="float">
            <text:p>0</text:p>
          </table:table-cell>
          <table:table-cell office:value-type="float" office:value="1402.786" calcext:value-type="float">
            <text:p>1402.786</text:p>
          </table:table-cell>
          <table:table-cell office:value-type="float" office:value="225.383" calcext:value-type="float">
            <text:p>225.383</text:p>
          </table:table-cell>
          <table:table-cell office:value-type="float" office:value="586.755" calcext:value-type="float">
            <text:p>586.755</text:p>
          </table:table-cell>
          <table:table-cell office:value-type="float" office:value="-311.219" calcext:value-type="float">
            <text:p>-311.219</text:p>
          </table:table-cell>
          <table:table-cell office:value-type="float" office:value="5019.299" calcext:value-type="float">
            <text:p>5019.299</text:p>
          </table:table-cell>
          <table:table-cell office:value-type="float" office:value="3010.453" calcext:value-type="float">
            <text:p>3010.453</text:p>
          </table:table-cell>
          <table:table-cell office:value-type="float" office:value="6297.702" calcext:value-type="float">
            <text:p>6297.702</text:p>
          </table:table-cell>
          <table:table-cell office:value-type="float" office:value="749.844" calcext:value-type="float">
            <text:p>749.844</text:p>
          </table:table-cell>
          <table:table-cell office:value-type="float" office:value="6513.064" calcext:value-type="float">
            <text:p>6513.064</text:p>
          </table:table-cell>
          <table:table-cell office:value-type="float" office:value="3525.534" calcext:value-type="float">
            <text:p>3525.534</text:p>
          </table:table-cell>
          <table:table-cell office:value-type="float" office:value="5248.625" calcext:value-type="float">
            <text:p>5248.625</text:p>
          </table:table-cell>
          <table:table-cell office:value-type="float" office:value="3116.203" calcext:value-type="float">
            <text:p>3116.203</text:p>
          </table:table-cell>
          <table:table-cell office:value-type="float" office:value="6576.983" calcext:value-type="float">
            <text:p>6576.983</text:p>
          </table:table-cell>
          <table:table-cell office:value-type="float" office:value="793.259" calcext:value-type="float">
            <text:p>793.259</text:p>
          </table:table-cell>
          <table:table-cell office:value-type="float" office:value="6828.877" calcext:value-type="float">
            <text:p>6828.877</text:p>
          </table:table-cell>
          <table:table-cell office:value-type="float" office:value="3668.373" calcext:value-type="float">
            <text:p>3668.373</text:p>
          </table:table-cell>
          <table:table-cell office:value-type="float" office:value="32.907" calcext:value-type="float">
            <text:p>32.907</text:p>
          </table:table-cell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154.712" calcext:value-type="float">
            <text:p>154.712</text:p>
          </table:table-cell>
          <table:table-cell office:value-type="float" office:value="28140.722" calcext:value-type="float">
            <text:p>28140.722</text:p>
          </table:table-cell>
          <table:table-cell office:value-type="float" office:value="-275.296" calcext:value-type="float">
            <text:p>-275.296</text:p>
          </table:table-cell>
          <table:table-cell office:value-type="float" office:value="2229.702" calcext:value-type="float">
            <text:p>2229.702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13006.873" calcext:value-type="float">
            <text:p>13006.873</text:p>
          </table:table-cell>
          <table:table-cell office:value-type="float" office:value="28140.722" calcext:value-type="float">
            <text:p>28140.722</text:p>
          </table:table-cell>
          <table:table-cell office:value-type="float" office:value="-23681.318" calcext:value-type="float">
            <text:p>-23681.318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0" calcext:value-type="float">
            <text:p>0</text:p>
          </table:table-cell>
          <table:table-cell office:value-type="float" office:value="5555.452" calcext:value-type="float">
            <text:p>5555.452</text:p>
          </table:table-cell>
          <table:table-cell office:value-type="float" office:value="643.889" calcext:value-type="float">
            <text:p>643.889</text:p>
          </table:table-cell>
          <table:table-cell office:value-type="float" office:value="1467.192" calcext:value-type="float">
            <text:p>1467.192</text:p>
          </table:table-cell>
          <table:table-cell office:value-type="float" office:value="-1098.192" calcext:value-type="float">
            <text:p>-1098.192</text:p>
          </table:table-cell>
          <table:table-cell office:value-type="float" office:value="5049.792" calcext:value-type="float">
            <text:p>5049.792</text:p>
          </table:table-cell>
          <table:table-cell office:value-type="float" office:value="2980.795" calcext:value-type="float">
            <text:p>2980.795</text:p>
          </table:table-cell>
          <table:table-cell office:value-type="float" office:value="7660.688" calcext:value-type="float">
            <text:p>7660.688</text:p>
          </table:table-cell>
          <table:table-cell office:value-type="float" office:value="780.956" calcext:value-type="float">
            <text:p>780.956</text:p>
          </table:table-cell>
          <table:table-cell office:value-type="float" office:value="6605.537" calcext:value-type="float">
            <text:p>6605.537</text:p>
          </table:table-cell>
          <table:table-cell office:value-type="float" office:value="3494.047" calcext:value-type="float">
            <text:p>3494.047</text:p>
          </table:table-cell>
          <table:table-cell office:value-type="float" office:value="5281.562" calcext:value-type="float">
            <text:p>5281.562</text:p>
          </table:table-cell>
          <table:table-cell office:value-type="float" office:value="3110.853" calcext:value-type="float">
            <text:p>3110.853</text:p>
          </table:table-cell>
          <table:table-cell office:value-type="float" office:value="8048.356" calcext:value-type="float">
            <text:p>8048.356</text:p>
          </table:table-cell>
          <table:table-cell office:value-type="float" office:value="825.032" calcext:value-type="float">
            <text:p>825.032</text:p>
          </table:table-cell>
          <table:table-cell office:value-type="float" office:value="6925.111" calcext:value-type="float">
            <text:p>6925.111</text:p>
          </table:table-cell>
          <table:table-cell office:value-type="float" office:value="3638.014" calcext:value-type="float">
            <text:p>3638.014</text:p>
          </table:table-cell>
          <table:table-cell office:value-type="float" office:value="21.933" calcext:value-type="float">
            <text:p>21.933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65.482" calcext:value-type="float">
            <text:p>65.482</text:p>
          </table:table-cell>
          <table:table-cell office:value-type="float" office:value="13245.651" calcext:value-type="float">
            <text:p>13245.651</text:p>
          </table:table-cell>
          <table:table-cell office:value-type="float" office:value="-108.514" calcext:value-type="float">
            <text:p>-108.514</text:p>
          </table:table-cell>
          <table:table-cell office:value-type="float" office:value="1552.252" calcext:value-type="float">
            <text:p>1552.25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869.879" calcext:value-type="float">
            <text:p>5869.879</text:p>
          </table:table-cell>
          <table:table-cell office:value-type="float" office:value="13245.651" calcext:value-type="float">
            <text:p>13245.651</text:p>
          </table:table-cell>
          <table:table-cell office:value-type="float" office:value="-10141.147" calcext:value-type="float">
            <text:p>-10141.147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220.446" calcext:value-type="float">
            <text:p>220.446</text:p>
          </table:table-cell>
          <table:table-cell office:value-type="float" office:value="0" calcext:value-type="float">
            <text:p>0</text:p>
          </table:table-cell>
          <table:table-cell office:value-type="float" office:value="5544.798" calcext:value-type="float">
            <text:p>5544.798</text:p>
          </table:table-cell>
          <table:table-cell office:value-type="float" office:value="703.007" calcext:value-type="float">
            <text:p>703.007</text:p>
          </table:table-cell>
          <table:table-cell office:value-type="float" office:value="1620.907" calcext:value-type="float">
            <text:p>1620.907</text:p>
          </table:table-cell>
          <table:table-cell office:value-type="float" office:value="-1180.016" calcext:value-type="float">
            <text:p>-1180.016</text:p>
          </table:table-cell>
          <table:table-cell office:value-type="float" office:value="5058.373" calcext:value-type="float">
            <text:p>5058.373</text:p>
          </table:table-cell>
          <table:table-cell office:value-type="float" office:value="3228.761" calcext:value-type="float">
            <text:p>3228.761</text:p>
          </table:table-cell>
          <table:table-cell office:value-type="float" office:value="7377.613" calcext:value-type="float">
            <text:p>7377.613</text:p>
          </table:table-cell>
          <table:table-cell office:value-type="float" office:value="745.444" calcext:value-type="float">
            <text:p>745.444</text:p>
          </table:table-cell>
          <table:table-cell office:value-type="float" office:value="6543.374" calcext:value-type="float">
            <text:p>6543.374</text:p>
          </table:table-cell>
          <table:table-cell office:value-type="float" office:value="3573.372" calcext:value-type="float">
            <text:p>3573.372</text:p>
          </table:table-cell>
          <table:table-cell office:value-type="float" office:value="5292.616" calcext:value-type="float">
            <text:p>5292.616</text:p>
          </table:table-cell>
          <table:table-cell office:value-type="float" office:value="3339.779" calcext:value-type="float">
            <text:p>3339.779</text:p>
          </table:table-cell>
          <table:table-cell office:value-type="float" office:value="7758.497" calcext:value-type="float">
            <text:p>7758.497</text:p>
          </table:table-cell>
          <table:table-cell office:value-type="float" office:value="788.16" calcext:value-type="float">
            <text:p>788.16</text:p>
          </table:table-cell>
          <table:table-cell office:value-type="float" office:value="6862.711" calcext:value-type="float">
            <text:p>6862.711</text:p>
          </table:table-cell>
          <table:table-cell office:value-type="float" office:value="3722.521" calcext:value-type="float">
            <text:p>3722.521</text:p>
          </table:table-cell>
          <table:table-cell office:value-type="float" office:value="34.28" calcext:value-type="float">
            <text:p>34.28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97.033" calcext:value-type="float">
            <text:p>97.033</text:p>
          </table:table-cell>
          <table:table-cell office:value-type="float" office:value="19037.568" calcext:value-type="float">
            <text:p>19037.568</text:p>
          </table:table-cell>
          <table:table-cell office:value-type="float" office:value="-159.019" calcext:value-type="float">
            <text:p>-159.019</text:p>
          </table:table-cell>
          <table:table-cell office:value-type="float" office:value="2315.143" calcext:value-type="float">
            <text:p>2315.14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394.361" calcext:value-type="float">
            <text:p>8394.361</text:p>
          </table:table-cell>
          <table:table-cell office:value-type="float" office:value="19037.568" calcext:value-type="float">
            <text:p>19037.568</text:p>
          </table:table-cell>
          <table:table-cell office:value-type="float" office:value="-14407.282" calcext:value-type="float">
            <text:p>-14407.282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325.917" calcext:value-type="float">
            <text:p>325.917</text:p>
          </table:table-cell>
          <table:table-cell office:value-type="float" office:value="0" calcext:value-type="float">
            <text:p>0</text:p>
          </table:table-cell>
          <table:table-cell office:value-type="float" office:value="10910.224" calcext:value-type="float">
            <text:p>10910.224</text:p>
          </table:table-cell>
          <table:table-cell office:value-type="float" office:value="1324.67" calcext:value-type="float">
            <text:p>1324.67</text:p>
          </table:table-cell>
          <table:table-cell office:value-type="float" office:value="2964.795" calcext:value-type="float">
            <text:p>2964.795</text:p>
          </table:table-cell>
          <table:table-cell office:value-type="float" office:value="-2312.96" calcext:value-type="float">
            <text:p>-2312.96</text:p>
          </table:table-cell>
          <table:table-cell office:value-type="float" office:value="5117.742" calcext:value-type="float">
            <text:p>5117.742</text:p>
          </table:table-cell>
          <table:table-cell office:value-type="float" office:value="3225.909" calcext:value-type="float">
            <text:p>3225.909</text:p>
          </table:table-cell>
          <table:table-cell office:value-type="float" office:value="7145.708" calcext:value-type="float">
            <text:p>7145.708</text:p>
          </table:table-cell>
          <table:table-cell office:value-type="float" office:value="746.845" calcext:value-type="float">
            <text:p>746.845</text:p>
          </table:table-cell>
          <table:table-cell office:value-type="float" office:value="6605.534" calcext:value-type="float">
            <text:p>6605.534</text:p>
          </table:table-cell>
          <table:table-cell office:value-type="float" office:value="3629.95" calcext:value-type="float">
            <text:p>3629.95</text:p>
          </table:table-cell>
          <table:table-cell office:value-type="float" office:value="5349.958" calcext:value-type="float">
            <text:p>5349.958</text:p>
          </table:table-cell>
          <table:table-cell office:value-type="float" office:value="3375.417" calcext:value-type="float">
            <text:p>3375.417</text:p>
          </table:table-cell>
          <table:table-cell office:value-type="float" office:value="7465.055" calcext:value-type="float">
            <text:p>7465.055</text:p>
          </table:table-cell>
          <table:table-cell office:value-type="float" office:value="787.3" calcext:value-type="float">
            <text:p>787.3</text:p>
          </table:table-cell>
          <table:table-cell office:value-type="float" office:value="6918.34" calcext:value-type="float">
            <text:p>6918.34</text:p>
          </table:table-cell>
          <table:table-cell office:value-type="float" office:value="3781.575" calcext:value-type="float">
            <text:p>3781.575</text:p>
          </table:table-cell>
          <table:table-cell office:value-type="float" office:value="69.32" calcext:value-type="float">
            <text:p>69.32</text:p>
          </table:table-cell>
          <table:table-cell office:value-type="float" office:value="1" calcext:value-type="float">
            <text:p>1</text:p>
          </table:table-cell>
          <table:table-cell office:value-type="float" office:value="1615" calcext:value-type="float">
            <text:p>1615</text:p>
          </table:table-cell>
          <table:table-cell office:value-type="float" office:value="249.839" calcext:value-type="float">
            <text:p>249.839</text:p>
          </table:table-cell>
          <table:table-cell office:value-type="float" office:value="44266.366" calcext:value-type="float">
            <text:p>44266.366</text:p>
          </table:table-cell>
          <table:table-cell office:value-type="float" office:value="-428.385" calcext:value-type="float">
            <text:p>-428.385</text:p>
          </table:table-cell>
          <table:table-cell office:value-type="float" office:value="5251.048" calcext:value-type="float">
            <text:p>5251.048</text:p>
          </table:table-cell>
          <table:table-cell office:value-type="float" office:value="0" calcext:value-type="float">
            <text:p>0</text:p>
          </table:table-cell>
          <table:table-cell office:value-type="float" office:value="1615" calcext:value-type="float">
            <text:p>1615</text:p>
          </table:table-cell>
          <table:table-cell office:value-type="float" office:value="19584.998" calcext:value-type="float">
            <text:p>19584.998</text:p>
          </table:table-cell>
          <table:table-cell office:value-type="float" office:value="44266.366" calcext:value-type="float">
            <text:p>44266.366</text:p>
          </table:table-cell>
          <table:table-cell office:value-type="float" office:value="-33764.269" calcext:value-type="float">
            <text:p>-33764.269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30.212" calcext:value-type="float">
            <text:p>130.212</text:p>
          </table:table-cell>
          <table:table-cell office:value-type="float" office:value="0" calcext:value-type="float">
            <text:p>0</text:p>
          </table:table-cell>
          <table:table-cell office:value-type="float" office:value="1854.102" calcext:value-type="float">
            <text:p>1854.102</text:p>
          </table:table-cell>
          <table:table-cell office:value-type="float" office:value="269.862" calcext:value-type="float">
            <text:p>269.862</text:p>
          </table:table-cell>
          <table:table-cell office:value-type="float" office:value="667.806" calcext:value-type="float">
            <text:p>667.806</text:p>
          </table:table-cell>
          <table:table-cell office:value-type="float" office:value="-407.381" calcext:value-type="float">
            <text:p>-407.381</text:p>
          </table:table-cell>
          <table:table-cell office:value-type="float" office:value="5178.955" calcext:value-type="float">
            <text:p>5178.955</text:p>
          </table:table-cell>
          <table:table-cell office:value-type="float" office:value="3370.213" calcext:value-type="float">
            <text:p>3370.213</text:p>
          </table:table-cell>
          <table:table-cell office:value-type="float" office:value="7631.229" calcext:value-type="float">
            <text:p>7631.229</text:p>
          </table:table-cell>
          <table:table-cell office:value-type="float" office:value="765.698" calcext:value-type="float">
            <text:p>765.698</text:p>
          </table:table-cell>
          <table:table-cell office:value-type="float" office:value="6704.303" calcext:value-type="float">
            <text:p>6704.303</text:p>
          </table:table-cell>
          <table:table-cell office:value-type="float" office:value="3653.606" calcext:value-type="float">
            <text:p>3653.606</text:p>
          </table:table-cell>
          <table:table-cell office:value-type="float" office:value="5421.194" calcext:value-type="float">
            <text:p>5421.194</text:p>
          </table:table-cell>
          <table:table-cell office:value-type="float" office:value="3539.975" calcext:value-type="float">
            <text:p>3539.975</text:p>
          </table:table-cell>
          <table:table-cell office:value-type="float" office:value="7984.499" calcext:value-type="float">
            <text:p>7984.499</text:p>
          </table:table-cell>
          <table:table-cell office:value-type="float" office:value="805.069" calcext:value-type="float">
            <text:p>805.069</text:p>
          </table:table-cell>
          <table:table-cell office:value-type="float" office:value="7024.975" calcext:value-type="float">
            <text:p>7024.975</text:p>
          </table:table-cell>
          <table:table-cell office:value-type="float" office:value="3817.414" calcext:value-type="float">
            <text:p>3817.414</text:p>
          </table:table-cell>
          <table:table-cell office:value-type="float" office:value="30.867" calcext:value-type="float">
            <text:p>30.867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73.999" calcext:value-type="float">
            <text:p>73.999</text:p>
          </table:table-cell>
          <table:table-cell office:value-type="float" office:value="10528.376" calcext:value-type="float">
            <text:p>10528.376</text:p>
          </table:table-cell>
          <table:table-cell office:value-type="float" office:value="-116.547" calcext:value-type="float">
            <text:p>-116.547</text:p>
          </table:table-cell>
          <table:table-cell office:value-type="float" office:value="1596.379" calcext:value-type="float">
            <text:p>1596.379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4483.705" calcext:value-type="float">
            <text:p>4483.705</text:p>
          </table:table-cell>
          <table:table-cell office:value-type="float" office:value="10528.376" calcext:value-type="float">
            <text:p>10528.376</text:p>
          </table:table-cell>
          <table:table-cell office:value-type="float" office:value="-7335.619" calcext:value-type="float">
            <text:p>-7335.619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09.159" calcext:value-type="float">
            <text:p>109.159</text:p>
          </table:table-cell>
          <table:table-cell office:value-type="float" office:value="0" calcext:value-type="float">
            <text:p>0</text:p>
          </table:table-cell>
          <table:table-cell office:value-type="float" office:value="932.789" calcext:value-type="float">
            <text:p>932.789</text:p>
          </table:table-cell>
          <table:table-cell office:value-type="float" office:value="165.804" calcext:value-type="float">
            <text:p>165.804</text:p>
          </table:table-cell>
          <table:table-cell office:value-type="float" office:value="439.457" calcext:value-type="float">
            <text:p>439.457</text:p>
          </table:table-cell>
          <table:table-cell office:value-type="float" office:value="-221.139" calcext:value-type="float">
            <text:p>-221.139</text:p>
          </table:table-cell>
          <table:table-cell office:value-type="float" office:value="5164.859" calcext:value-type="float">
            <text:p>5164.859</text:p>
          </table:table-cell>
          <table:table-cell office:value-type="float" office:value="3324.494" calcext:value-type="float">
            <text:p>3324.494</text:p>
          </table:table-cell>
          <table:table-cell office:value-type="float" office:value="6817.679" calcext:value-type="float">
            <text:p>6817.679</text:p>
          </table:table-cell>
          <table:table-cell office:value-type="float" office:value="722.231" calcext:value-type="float">
            <text:p>722.231</text:p>
          </table:table-cell>
          <table:table-cell office:value-type="float" office:value="6603.617" calcext:value-type="float">
            <text:p>6603.617</text:p>
          </table:table-cell>
          <table:table-cell office:value-type="float" office:value="3726.101" calcext:value-type="float">
            <text:p>3726.101</text:p>
          </table:table-cell>
          <table:table-cell office:value-type="float" office:value="5400.748" calcext:value-type="float">
            <text:p>5400.748</text:p>
          </table:table-cell>
          <table:table-cell office:value-type="float" office:value="3435.036" calcext:value-type="float">
            <text:p>3435.036</text:p>
          </table:table-cell>
          <table:table-cell office:value-type="float" office:value="7131.124" calcext:value-type="float">
            <text:p>7131.124</text:p>
          </table:table-cell>
          <table:table-cell office:value-type="float" office:value="761.581" calcext:value-type="float">
            <text:p>761.581</text:p>
          </table:table-cell>
          <table:table-cell office:value-type="float" office:value="6917.896" calcext:value-type="float">
            <text:p>6917.896</text:p>
          </table:table-cell>
          <table:table-cell office:value-type="float" office:value="3883.601" calcext:value-type="float">
            <text:p>3883.601</text:p>
          </table:table-cell>
          <table:table-cell office:value-type="float" office:value="18.16" calcext:value-type="float">
            <text:p>18.16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4.759" calcext:value-type="float">
            <text:p>44.759</text:p>
          </table:table-cell>
          <table:table-cell office:value-type="float" office:value="6759.958" calcext:value-type="float">
            <text:p>6759.958</text:p>
          </table:table-cell>
          <table:table-cell office:value-type="float" office:value="-71.004" calcext:value-type="float">
            <text:p>-71.004</text:p>
          </table:table-cell>
          <table:table-cell office:value-type="float" office:value="745.051" calcext:value-type="float">
            <text:p>745.05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019.377" calcext:value-type="float">
            <text:p>3019.377</text:p>
          </table:table-cell>
          <table:table-cell office:value-type="float" office:value="6759.958" calcext:value-type="float">
            <text:p>6759.958</text:p>
          </table:table-cell>
          <table:table-cell office:value-type="float" office:value="-5269.855" calcext:value-type="float">
            <text:p>-5269.855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20.028" calcext:value-type="float">
            <text:p>120.028</text:p>
          </table:table-cell>
          <table:table-cell office:value-type="float" office:value="0" calcext:value-type="float">
            <text:p>0</text:p>
          </table:table-cell>
          <table:table-cell office:value-type="float" office:value="1412.55" calcext:value-type="float">
            <text:p>1412.55</text:p>
          </table:table-cell>
          <table:table-cell office:value-type="float" office:value="213.791" calcext:value-type="float">
            <text:p>213.791</text:p>
          </table:table-cell>
          <table:table-cell office:value-type="float" office:value="545.922" calcext:value-type="float">
            <text:p>545.922</text:p>
          </table:table-cell>
          <table:table-cell office:value-type="float" office:value="-305.866" calcext:value-type="float">
            <text:p>-305.866</text:p>
          </table:table-cell>
          <table:table-cell office:value-type="float" office:value="5171.314" calcext:value-type="float">
            <text:p>5171.314</text:p>
          </table:table-cell>
          <table:table-cell office:value-type="float" office:value="3665.037" calcext:value-type="float">
            <text:p>3665.037</text:p>
          </table:table-cell>
          <table:table-cell office:value-type="float" office:value="6811.637" calcext:value-type="float">
            <text:p>6811.637</text:p>
          </table:table-cell>
          <table:table-cell office:value-type="float" office:value="696.867" calcext:value-type="float">
            <text:p>696.867</text:p>
          </table:table-cell>
          <table:table-cell office:value-type="float" office:value="6559.544" calcext:value-type="float">
            <text:p>6559.544</text:p>
          </table:table-cell>
          <table:table-cell office:value-type="float" office:value="3783.084" calcext:value-type="float">
            <text:p>3783.084</text:p>
          </table:table-cell>
          <table:table-cell office:value-type="float" office:value="5403.675" calcext:value-type="float">
            <text:p>5403.675</text:p>
          </table:table-cell>
          <table:table-cell office:value-type="float" office:value="3811.377" calcext:value-type="float">
            <text:p>3811.377</text:p>
          </table:table-cell>
          <table:table-cell office:value-type="float" office:value="7140.752" calcext:value-type="float">
            <text:p>7140.752</text:p>
          </table:table-cell>
          <table:table-cell office:value-type="float" office:value="736.627" calcext:value-type="float">
            <text:p>736.627</text:p>
          </table:table-cell>
          <table:table-cell office:value-type="float" office:value="6871.111" calcext:value-type="float">
            <text:p>6871.111</text:p>
          </table:table-cell>
          <table:table-cell office:value-type="float" office:value="3936.239" calcext:value-type="float">
            <text:p>3936.239</text:p>
          </table:table-cell>
          <table:table-cell office:value-type="float" office:value="33.427" calcext:value-type="float">
            <text:p>33.427</text:p>
          </table:table-cell>
          <table:table-cell office:value-type="float" office:value="1" calcext:value-type="float">
            <text:p>1</text:p>
          </table:table-cell>
          <table:table-cell office:value-type="float" office:value="729" calcext:value-type="float">
            <text:p>729</text:p>
          </table:table-cell>
          <table:table-cell office:value-type="float" office:value="115.232" calcext:value-type="float">
            <text:p>115.232</text:p>
          </table:table-cell>
          <table:table-cell office:value-type="float" office:value="17709.364" calcext:value-type="float">
            <text:p>17709.364</text:p>
          </table:table-cell>
          <table:table-cell office:value-type="float" office:value="-196.128" calcext:value-type="float">
            <text:p>-196.128</text:p>
          </table:table-cell>
          <table:table-cell office:value-type="float" office:value="1881.225" calcext:value-type="float">
            <text:p>1881.225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945.446" calcext:value-type="float">
            <text:p>7945.446</text:p>
          </table:table-cell>
          <table:table-cell office:value-type="float" office:value="17709.364" calcext:value-type="float">
            <text:p>17709.364</text:p>
          </table:table-cell>
          <table:table-cell office:value-type="float" office:value="-13946.914" calcext:value-type="float">
            <text:p>-13946.914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35.93" calcext:value-type="float">
            <text:p>135.93</text:p>
          </table:table-cell>
          <table:table-cell office:value-type="float" office:value="0" calcext:value-type="float">
            <text:p>0</text:p>
          </table:table-cell>
          <table:table-cell office:value-type="float" office:value="1126.398" calcext:value-type="float">
            <text:p>1126.398</text:p>
          </table:table-cell>
          <table:table-cell office:value-type="float" office:value="198.858" calcext:value-type="float">
            <text:p>198.858</text:p>
          </table:table-cell>
          <table:table-cell office:value-type="float" office:value="532.075" calcext:value-type="float">
            <text:p>532.075</text:p>
          </table:table-cell>
          <table:table-cell office:value-type="float" office:value="-260.215" calcext:value-type="float">
            <text:p>-260.215</text:p>
          </table:table-cell>
          <table:table-cell office:value-type="float" office:value="5223.784" calcext:value-type="float">
            <text:p>5223.784</text:p>
          </table:table-cell>
          <table:table-cell office:value-type="float" office:value="3652.399" calcext:value-type="float">
            <text:p>3652.399</text:p>
          </table:table-cell>
          <table:table-cell office:value-type="float" office:value="7595.235" calcext:value-type="float">
            <text:p>7595.235</text:p>
          </table:table-cell>
          <table:table-cell office:value-type="float" office:value="816.077" calcext:value-type="float">
            <text:p>816.077</text:p>
          </table:table-cell>
          <table:table-cell office:value-type="float" office:value="6849.493" calcext:value-type="float">
            <text:p>6849.493</text:p>
          </table:table-cell>
          <table:table-cell office:value-type="float" office:value="3598.075" calcext:value-type="float">
            <text:p>3598.075</text:p>
          </table:table-cell>
          <table:table-cell office:value-type="float" office:value="5462.841" calcext:value-type="float">
            <text:p>5462.841</text:p>
          </table:table-cell>
          <table:table-cell office:value-type="float" office:value="3791.59" calcext:value-type="float">
            <text:p>3791.59</text:p>
          </table:table-cell>
          <table:table-cell office:value-type="float" office:value="7991.996" calcext:value-type="float">
            <text:p>7991.996</text:p>
          </table:table-cell>
          <table:table-cell office:value-type="float" office:value="861.716" calcext:value-type="float">
            <text:p>861.716</text:p>
          </table:table-cell>
          <table:table-cell office:value-type="float" office:value="7179.468" calcext:value-type="float">
            <text:p>7179.468</text:p>
          </table:table-cell>
          <table:table-cell office:value-type="float" office:value="3746.214" calcext:value-type="float">
            <text:p>3746.214</text:p>
          </table:table-cell>
          <table:table-cell office:value-type="float" office:value="112.28" calcext:value-type="float">
            <text:p>112.2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628.488" calcext:value-type="float">
            <text:p>628.488</text:p>
          </table:table-cell>
          <table:table-cell office:value-type="float" office:value="111006.189" calcext:value-type="float">
            <text:p>111006.189</text:p>
          </table:table-cell>
          <table:table-cell office:value-type="float" office:value="-1139.732" calcext:value-type="float">
            <text:p>-1139.732</text:p>
          </table:table-cell>
          <table:table-cell office:value-type="float" office:value="8799.823" calcext:value-type="float">
            <text:p>8799.82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305.785" calcext:value-type="float">
            <text:p>51305.785</text:p>
          </table:table-cell>
          <table:table-cell office:value-type="float" office:value="111006.189" calcext:value-type="float">
            <text:p>111006.189</text:p>
          </table:table-cell>
          <table:table-cell office:value-type="float" office:value="-93406.542" calcext:value-type="float">
            <text:p>-93406.542</text:p>
          </table:table-cell>
          <table:table-cell office:value-type="float" office:value="43" calcext:value-type="float">
            <text:p>43</text:p>
          </table:table-cell>
          <table:table-cell table:number-columns-repeated="45"/>
        </table:table-row>
        <table:table-row table:style-name="ro1">
          <table:table-cell office:value-type="float" office:value="210.907" calcext:value-type="float">
            <text:p>210.907</text:p>
          </table:table-cell>
          <table:table-cell office:value-type="float" office:value="0" calcext:value-type="float">
            <text:p>0</text:p>
          </table:table-cell>
          <table:table-cell office:value-type="float" office:value="5378.739" calcext:value-type="float">
            <text:p>5378.739</text:p>
          </table:table-cell>
          <table:table-cell office:value-type="float" office:value="693.865" calcext:value-type="float">
            <text:p>693.865</text:p>
          </table:table-cell>
          <table:table-cell office:value-type="float" office:value="1593.157" calcext:value-type="float">
            <text:p>1593.157</text:p>
          </table:table-cell>
          <table:table-cell office:value-type="float" office:value="-1171.342" calcext:value-type="float">
            <text:p>-1171.342</text:p>
          </table:table-cell>
          <table:table-cell office:value-type="float" office:value="5231.302" calcext:value-type="float">
            <text:p>5231.302</text:p>
          </table:table-cell>
          <table:table-cell office:value-type="float" office:value="3563.015" calcext:value-type="float">
            <text:p>3563.015</text:p>
          </table:table-cell>
          <table:table-cell office:value-type="float" office:value="7379.911" calcext:value-type="float">
            <text:p>7379.911</text:p>
          </table:table-cell>
          <table:table-cell office:value-type="float" office:value="793.038" calcext:value-type="float">
            <text:p>793.038</text:p>
          </table:table-cell>
          <table:table-cell office:value-type="float" office:value="6811.114" calcext:value-type="float">
            <text:p>6811.114</text:p>
          </table:table-cell>
          <table:table-cell office:value-type="float" office:value="3651.489" calcext:value-type="float">
            <text:p>3651.489</text:p>
          </table:table-cell>
          <table:table-cell office:value-type="float" office:value="5468.473" calcext:value-type="float">
            <text:p>5468.473</text:p>
          </table:table-cell>
          <table:table-cell office:value-type="float" office:value="3692.02" calcext:value-type="float">
            <text:p>3692.02</text:p>
          </table:table-cell>
          <table:table-cell office:value-type="float" office:value="7730.424" calcext:value-type="float">
            <text:p>7730.424</text:p>
          </table:table-cell>
          <table:table-cell office:value-type="float" office:value="835.145" calcext:value-type="float">
            <text:p>835.145</text:p>
          </table:table-cell>
          <table:table-cell office:value-type="float" office:value="7132.168" calcext:value-type="float">
            <text:p>7132.168</text:p>
          </table:table-cell>
          <table:table-cell office:value-type="float" office:value="3804.778" calcext:value-type="float">
            <text:p>3804.778</text:p>
          </table:table-cell>
          <table:table-cell office:value-type="float" office:value="44.547" calcext:value-type="float">
            <text:p>44.547</text:p>
          </table:table-cell>
          <table:table-cell office:value-type="float" office:value="1" calcext:value-type="float">
            <text:p>1</text:p>
          </table:table-cell>
          <table:table-cell office:value-type="float" office:value="1461" calcext:value-type="float">
            <text:p>1461</text:p>
          </table:table-cell>
          <table:table-cell office:value-type="float" office:value="180.381" calcext:value-type="float">
            <text:p>180.381</text:p>
          </table:table-cell>
          <table:table-cell office:value-type="float" office:value="33031.661" calcext:value-type="float">
            <text:p>33031.661</text:p>
          </table:table-cell>
          <table:table-cell office:value-type="float" office:value="-314.791" calcext:value-type="float">
            <text:p>-314.791</text:p>
          </table:table-cell>
          <table:table-cell office:value-type="float" office:value="3310.682" calcext:value-type="float">
            <text:p>3310.682</text:p>
          </table:table-cell>
          <table:table-cell office:value-type="float" office:value="0" calcext:value-type="float">
            <text:p>0</text:p>
          </table:table-cell>
          <table:table-cell office:value-type="float" office:value="1461" calcext:value-type="float">
            <text:p>1461</text:p>
          </table:table-cell>
          <table:table-cell office:value-type="float" office:value="14919.405" calcext:value-type="float">
            <text:p>14919.405</text:p>
          </table:table-cell>
          <table:table-cell office:value-type="float" office:value="33031.661" calcext:value-type="float">
            <text:p>33031.661</text:p>
          </table:table-cell>
          <table:table-cell office:value-type="float" office:value="-26410.297" calcext:value-type="float">
            <text:p>-26410.297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39.045" calcext:value-type="float">
            <text:p>139.045</text:p>
          </table:table-cell>
          <table:table-cell office:value-type="float" office:value="0" calcext:value-type="float">
            <text:p>0</text:p>
          </table:table-cell>
          <table:table-cell office:value-type="float" office:value="1520.217" calcext:value-type="float">
            <text:p>1520.217</text:p>
          </table:table-cell>
          <table:table-cell office:value-type="float" office:value="228.149" calcext:value-type="float">
            <text:p>228.149</text:p>
          </table:table-cell>
          <table:table-cell office:value-type="float" office:value="593.541" calcext:value-type="float">
            <text:p>593.541</text:p>
          </table:table-cell>
          <table:table-cell office:value-type="float" office:value="-315.452" calcext:value-type="float">
            <text:p>-315.452</text:p>
          </table:table-cell>
          <table:table-cell office:value-type="float" office:value="5201.572" calcext:value-type="float">
            <text:p>5201.572</text:p>
          </table:table-cell>
          <table:table-cell office:value-type="float" office:value="3443.011" calcext:value-type="float">
            <text:p>3443.011</text:p>
          </table:table-cell>
          <table:table-cell office:value-type="float" office:value="7296.303" calcext:value-type="float">
            <text:p>7296.303</text:p>
          </table:table-cell>
          <table:table-cell office:value-type="float" office:value="743.421" calcext:value-type="float">
            <text:p>743.421</text:p>
          </table:table-cell>
          <table:table-cell office:value-type="float" office:value="6682.543" calcext:value-type="float">
            <text:p>6682.543</text:p>
          </table:table-cell>
          <table:table-cell office:value-type="float" office:value="3720.601" calcext:value-type="float">
            <text:p>3720.601</text:p>
          </table:table-cell>
          <table:table-cell office:value-type="float" office:value="5434.092" calcext:value-type="float">
            <text:p>5434.092</text:p>
          </table:table-cell>
          <table:table-cell office:value-type="float" office:value="3608.506" calcext:value-type="float">
            <text:p>3608.506</text:p>
          </table:table-cell>
          <table:table-cell office:value-type="float" office:value="7619.984" calcext:value-type="float">
            <text:p>7619.984</text:p>
          </table:table-cell>
          <table:table-cell office:value-type="float" office:value="779.395" calcext:value-type="float">
            <text:p>779.395</text:p>
          </table:table-cell>
          <table:table-cell office:value-type="float" office:value="6986.727" calcext:value-type="float">
            <text:p>6986.727</text:p>
          </table:table-cell>
          <table:table-cell office:value-type="float" office:value="3881.458" calcext:value-type="float">
            <text:p>3881.458</text:p>
          </table:table-cell>
          <table:table-cell office:value-type="float" office:value="23.227" calcext:value-type="float">
            <text:p>23.227</text:p>
          </table:table-cell>
          <table:table-cell office:value-type="float" office:value="1" calcext:value-type="float">
            <text:p>1</text:p>
          </table:table-cell>
          <table:table-cell office:value-type="float" office:value="632" calcext:value-type="float">
            <text:p>632</text:p>
          </table:table-cell>
          <table:table-cell office:value-type="float" office:value="96.03" calcext:value-type="float">
            <text:p>96.03</text:p>
          </table:table-cell>
          <table:table-cell office:value-type="float" office:value="18723.708" calcext:value-type="float">
            <text:p>18723.708</text:p>
          </table:table-cell>
          <table:table-cell office:value-type="float" office:value="-168.076" calcext:value-type="float">
            <text:p>-168.076</text:p>
          </table:table-cell>
          <table:table-cell office:value-type="float" office:value="1678.341" calcext:value-type="float">
            <text:p>1678.341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8556.472" calcext:value-type="float">
            <text:p>8556.472</text:p>
          </table:table-cell>
          <table:table-cell office:value-type="float" office:value="18723.708" calcext:value-type="float">
            <text:p>18723.708</text:p>
          </table:table-cell>
          <table:table-cell office:value-type="float" office:value="-15367.026" calcext:value-type="float">
            <text:p>-15367.026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60.742" calcext:value-type="float">
            <text:p>160.742</text:p>
          </table:table-cell>
          <table:table-cell office:value-type="float" office:value="0" calcext:value-type="float">
            <text:p>0</text:p>
          </table:table-cell>
          <table:table-cell office:value-type="float" office:value="2388.869" calcext:value-type="float">
            <text:p>2388.869</text:p>
          </table:table-cell>
          <table:table-cell office:value-type="float" office:value="331.982" calcext:value-type="float">
            <text:p>331.982</text:p>
          </table:table-cell>
          <table:table-cell office:value-type="float" office:value="822.085" calcext:value-type="float">
            <text:p>822.085</text:p>
          </table:table-cell>
          <table:table-cell office:value-type="float" office:value="-500.601" calcext:value-type="float">
            <text:p>-500.601</text:p>
          </table:table-cell>
          <table:table-cell office:value-type="float" office:value="5241.376" calcext:value-type="float">
            <text:p>5241.376</text:p>
          </table:table-cell>
          <table:table-cell office:value-type="float" office:value="3353.481" calcext:value-type="float">
            <text:p>3353.481</text:p>
          </table:table-cell>
          <table:table-cell office:value-type="float" office:value="7436.548" calcext:value-type="float">
            <text:p>7436.548</text:p>
          </table:table-cell>
          <table:table-cell office:value-type="float" office:value="745.937" calcext:value-type="float">
            <text:p>745.937</text:p>
          </table:table-cell>
          <table:table-cell office:value-type="float" office:value="6727.358" calcext:value-type="float">
            <text:p>6727.358</text:p>
          </table:table-cell>
          <table:table-cell office:value-type="float" office:value="3755.394" calcext:value-type="float">
            <text:p>3755.394</text:p>
          </table:table-cell>
          <table:table-cell office:value-type="float" office:value="5478.919" calcext:value-type="float">
            <text:p>5478.919</text:p>
          </table:table-cell>
          <table:table-cell office:value-type="float" office:value="3502.957" calcext:value-type="float">
            <text:p>3502.957</text:p>
          </table:table-cell>
          <table:table-cell office:value-type="float" office:value="7814.71" calcext:value-type="float">
            <text:p>7814.71</text:p>
          </table:table-cell>
          <table:table-cell office:value-type="float" office:value="788.458" calcext:value-type="float">
            <text:p>788.458</text:p>
          </table:table-cell>
          <table:table-cell office:value-type="float" office:value="7049.607" calcext:value-type="float">
            <text:p>7049.607</text:p>
          </table:table-cell>
          <table:table-cell office:value-type="float" office:value="3908.23" calcext:value-type="float">
            <text:p>3908.23</text:p>
          </table:table-cell>
          <table:table-cell office:value-type="float" office:value="45.613" calcext:value-type="float">
            <text:p>45.613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office:value-type="float" office:value="197.527" calcext:value-type="float">
            <text:p>197.527</text:p>
          </table:table-cell>
          <table:table-cell office:value-type="float" office:value="35642.579" calcext:value-type="float">
            <text:p>35642.579</text:p>
          </table:table-cell>
          <table:table-cell office:value-type="float" office:value="-347.88" calcext:value-type="float">
            <text:p>-347.88</text:p>
          </table:table-cell>
          <table:table-cell office:value-type="float" office:value="3227.669" calcext:value-type="float">
            <text:p>3227.669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6271.711" calcext:value-type="float">
            <text:p>16271.711</text:p>
          </table:table-cell>
          <table:table-cell office:value-type="float" office:value="35642.579" calcext:value-type="float">
            <text:p>35642.579</text:p>
          </table:table-cell>
          <table:table-cell office:value-type="float" office:value="-29187.242" calcext:value-type="float">
            <text:p>-29187.242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44.636" calcext:value-type="float">
            <text:p>144.636</text:p>
          </table:table-cell>
          <table:table-cell office:value-type="float" office:value="0" calcext:value-type="float">
            <text:p>0</text:p>
          </table:table-cell>
          <table:table-cell office:value-type="float" office:value="2373.414" calcext:value-type="float">
            <text:p>2373.414</text:p>
          </table:table-cell>
          <table:table-cell office:value-type="float" office:value="330.468" calcext:value-type="float">
            <text:p>330.468</text:p>
          </table:table-cell>
          <table:table-cell office:value-type="float" office:value="802.962" calcext:value-type="float">
            <text:p>802.962</text:p>
          </table:table-cell>
          <table:table-cell office:value-type="float" office:value="-513.691" calcext:value-type="float">
            <text:p>-513.691</text:p>
          </table:table-cell>
          <table:table-cell office:value-type="float" office:value="5246.433" calcext:value-type="float">
            <text:p>5246.433</text:p>
          </table:table-cell>
          <table:table-cell office:value-type="float" office:value="3458.833" calcext:value-type="float">
            <text:p>3458.833</text:p>
          </table:table-cell>
          <table:table-cell office:value-type="float" office:value="6893.367" calcext:value-type="float">
            <text:p>6893.367</text:p>
          </table:table-cell>
          <table:table-cell office:value-type="float" office:value="720.15" calcext:value-type="float">
            <text:p>720.15</text:p>
          </table:table-cell>
          <table:table-cell office:value-type="float" office:value="6681.044" calcext:value-type="float">
            <text:p>6681.044</text:p>
          </table:table-cell>
          <table:table-cell office:value-type="float" office:value="3811.821" calcext:value-type="float">
            <text:p>3811.821</text:p>
          </table:table-cell>
          <table:table-cell office:value-type="float" office:value="5482.844" calcext:value-type="float">
            <text:p>5482.844</text:p>
          </table:table-cell>
          <table:table-cell office:value-type="float" office:value="3539.21" calcext:value-type="float">
            <text:p>3539.21</text:p>
          </table:table-cell>
          <table:table-cell office:value-type="float" office:value="7201.503" calcext:value-type="float">
            <text:p>7201.503</text:p>
          </table:table-cell>
          <table:table-cell office:value-type="float" office:value="758.256" calcext:value-type="float">
            <text:p>758.256</text:p>
          </table:table-cell>
          <table:table-cell office:value-type="float" office:value="6993.367" calcext:value-type="float">
            <text:p>6993.367</text:p>
          </table:table-cell>
          <table:table-cell office:value-type="float" office:value="3972.321" calcext:value-type="float">
            <text:p>3972.321</text:p>
          </table:table-cell>
          <table:table-cell office:value-type="float" office:value="45.6" calcext:value-type="float">
            <text:p>45.6</text:p>
          </table:table-cell>
          <table:table-cell office:value-type="float" office:value="1" calcext:value-type="float">
            <text:p>1</text:p>
          </table:table-cell>
          <table:table-cell office:value-type="float" office:value="1652" calcext:value-type="float">
            <text:p>1652</text:p>
          </table:table-cell>
          <table:table-cell office:value-type="float" office:value="193.984" calcext:value-type="float">
            <text:p>193.984</text:p>
          </table:table-cell>
          <table:table-cell office:value-type="float" office:value="38653.816" calcext:value-type="float">
            <text:p>38653.816</text:p>
          </table:table-cell>
          <table:table-cell office:value-type="float" office:value="-340.835" calcext:value-type="float">
            <text:p>-340.835</text:p>
          </table:table-cell>
          <table:table-cell office:value-type="float" office:value="3395.564" calcext:value-type="float">
            <text:p>3395.564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17699.018" calcext:value-type="float">
            <text:p>17699.018</text:p>
          </table:table-cell>
          <table:table-cell office:value-type="float" office:value="38653.816" calcext:value-type="float">
            <text:p>38653.816</text:p>
          </table:table-cell>
          <table:table-cell office:value-type="float" office:value="-31862.688" calcext:value-type="float">
            <text:p>-31862.688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83.192" calcext:value-type="float">
            <text:p>183.192</text:p>
          </table:table-cell>
          <table:table-cell office:value-type="float" office:value="0" calcext:value-type="float">
            <text:p>0</text:p>
          </table:table-cell>
          <table:table-cell office:value-type="float" office:value="2430.412" calcext:value-type="float">
            <text:p>2430.412</text:p>
          </table:table-cell>
          <table:table-cell office:value-type="float" office:value="384.734" calcext:value-type="float">
            <text:p>384.734</text:p>
          </table:table-cell>
          <table:table-cell office:value-type="float" office:value="949.622" calcext:value-type="float">
            <text:p>949.622</text:p>
          </table:table-cell>
          <table:table-cell office:value-type="float" office:value="-583.238" calcext:value-type="float">
            <text:p>-583.238</text:p>
          </table:table-cell>
          <table:table-cell office:value-type="float" office:value="5265.175" calcext:value-type="float">
            <text:p>5265.175</text:p>
          </table:table-cell>
          <table:table-cell office:value-type="float" office:value="3323.751" calcext:value-type="float">
            <text:p>3323.751</text:p>
          </table:table-cell>
          <table:table-cell office:value-type="float" office:value="6871.332" calcext:value-type="float">
            <text:p>6871.332</text:p>
          </table:table-cell>
          <table:table-cell office:value-type="float" office:value="716.45" calcext:value-type="float">
            <text:p>716.45</text:p>
          </table:table-cell>
          <table:table-cell office:value-type="float" office:value="6692.417" calcext:value-type="float">
            <text:p>6692.417</text:p>
          </table:table-cell>
          <table:table-cell office:value-type="float" office:value="3837.932" calcext:value-type="float">
            <text:p>3837.932</text:p>
          </table:table-cell>
          <table:table-cell office:value-type="float" office:value="5503.276" calcext:value-type="float">
            <text:p>5503.276</text:p>
          </table:table-cell>
          <table:table-cell office:value-type="float" office:value="3491.88" calcext:value-type="float">
            <text:p>3491.88</text:p>
          </table:table-cell>
          <table:table-cell office:value-type="float" office:value="7204.409" calcext:value-type="float">
            <text:p>7204.409</text:p>
          </table:table-cell>
          <table:table-cell office:value-type="float" office:value="753.472" calcext:value-type="float">
            <text:p>753.472</text:p>
          </table:table-cell>
          <table:table-cell office:value-type="float" office:value="7004.269" calcext:value-type="float">
            <text:p>7004.269</text:p>
          </table:table-cell>
          <table:table-cell office:value-type="float" office:value="4002.284" calcext:value-type="float">
            <text:p>4002.284</text:p>
          </table:table-cell>
          <table:table-cell office:value-type="float" office:value="29.853" calcext:value-type="float">
            <text:p>29.853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63.676" calcext:value-type="float">
            <text:p>63.676</text:p>
          </table:table-cell>
          <table:table-cell office:value-type="float" office:value="11190.841" calcext:value-type="float">
            <text:p>11190.841</text:p>
          </table:table-cell>
          <table:table-cell office:value-type="float" office:value="-96.997" calcext:value-type="float">
            <text:p>-96.997</text:p>
          </table:table-cell>
          <table:table-cell office:value-type="float" office:value="1838.94" calcext:value-type="float">
            <text:p>1838.94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694.489" calcext:value-type="float">
            <text:p>4694.489</text:p>
          </table:table-cell>
          <table:table-cell office:value-type="float" office:value="11190.841" calcext:value-type="float">
            <text:p>11190.841</text:p>
          </table:table-cell>
          <table:table-cell office:value-type="float" office:value="-7512.962" calcext:value-type="float">
            <text:p>-7512.962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254.003" calcext:value-type="float">
            <text:p>254.003</text:p>
          </table:table-cell>
          <table:table-cell office:value-type="float" office:value="0" calcext:value-type="float">
            <text:p>0</text:p>
          </table:table-cell>
          <table:table-cell office:value-type="float" office:value="10155.125" calcext:value-type="float">
            <text:p>10155.125</text:p>
          </table:table-cell>
          <table:table-cell office:value-type="float" office:value="1168.401" calcext:value-type="float">
            <text:p>1168.401</text:p>
          </table:table-cell>
          <table:table-cell office:value-type="float" office:value="2581.577" calcext:value-type="float">
            <text:p>2581.577</text:p>
          </table:table-cell>
          <table:table-cell office:value-type="float" office:value="-2073.57" calcext:value-type="float">
            <text:p>-2073.57</text:p>
          </table:table-cell>
          <table:table-cell office:value-type="float" office:value="5269.98" calcext:value-type="float">
            <text:p>5269.98</text:p>
          </table:table-cell>
          <table:table-cell office:value-type="float" office:value="3460.217" calcext:value-type="float">
            <text:p>3460.217</text:p>
          </table:table-cell>
          <table:table-cell office:value-type="float" office:value="7235.194" calcext:value-type="float">
            <text:p>7235.194</text:p>
          </table:table-cell>
          <table:table-cell office:value-type="float" office:value="723.704" calcext:value-type="float">
            <text:p>723.704</text:p>
          </table:table-cell>
          <table:table-cell office:value-type="float" office:value="6711.673" calcext:value-type="float">
            <text:p>6711.673</text:p>
          </table:table-cell>
          <table:table-cell office:value-type="float" office:value="3828.288" calcext:value-type="float">
            <text:p>3828.288</text:p>
          </table:table-cell>
          <table:table-cell office:value-type="float" office:value="5512.703" calcext:value-type="float">
            <text:p>5512.703</text:p>
          </table:table-cell>
          <table:table-cell office:value-type="float" office:value="3594.206" calcext:value-type="float">
            <text:p>3594.206</text:p>
          </table:table-cell>
          <table:table-cell office:value-type="float" office:value="7607.832" calcext:value-type="float">
            <text:p>7607.832</text:p>
          </table:table-cell>
          <table:table-cell office:value-type="float" office:value="761.796" calcext:value-type="float">
            <text:p>761.796</text:p>
          </table:table-cell>
          <table:table-cell office:value-type="float" office:value="7030.279" calcext:value-type="float">
            <text:p>7030.279</text:p>
          </table:table-cell>
          <table:table-cell office:value-type="float" office:value="3995.128" calcext:value-type="float">
            <text:p>3995.128</text:p>
          </table:table-cell>
          <table:table-cell office:value-type="float" office:value="89.067" calcext:value-type="float">
            <text:p>89.06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81.463" calcext:value-type="float">
            <text:p>581.463</text:p>
          </table:table-cell>
          <table:table-cell office:value-type="float" office:value="115488.838" calcext:value-type="float">
            <text:p>115488.838</text:p>
          </table:table-cell>
          <table:table-cell office:value-type="float" office:value="-1069.268" calcext:value-type="float">
            <text:p>-1069.268</text:p>
          </table:table-cell>
          <table:table-cell office:value-type="float" office:value="7661.389" calcext:value-type="float">
            <text:p>7661.38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4127.47" calcext:value-type="float">
            <text:p>54127.47</text:p>
          </table:table-cell>
          <table:table-cell office:value-type="float" office:value="115488.838" calcext:value-type="float">
            <text:p>115488.838</text:p>
          </table:table-cell>
          <table:table-cell office:value-type="float" office:value="-100166.061" calcext:value-type="float">
            <text:p>-100166.061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03.349" calcext:value-type="float">
            <text:p>103.349</text:p>
          </table:table-cell>
          <table:table-cell office:value-type="float" office:value="0" calcext:value-type="float">
            <text:p>0</text:p>
          </table:table-cell>
          <table:table-cell office:value-type="float" office:value="1127.469" calcext:value-type="float">
            <text:p>1127.469</text:p>
          </table:table-cell>
          <table:table-cell office:value-type="float" office:value="205.543" calcext:value-type="float">
            <text:p>205.543</text:p>
          </table:table-cell>
          <table:table-cell office:value-type="float" office:value="512.812" calcext:value-type="float">
            <text:p>512.812</text:p>
          </table:table-cell>
          <table:table-cell office:value-type="float" office:value="-306.114" calcext:value-type="float">
            <text:p>-306.114</text:p>
          </table:table-cell>
          <table:table-cell office:value-type="float" office:value="5339.024" calcext:value-type="float">
            <text:p>5339.024</text:p>
          </table:table-cell>
          <table:table-cell office:value-type="float" office:value="3639.875" calcext:value-type="float">
            <text:p>3639.875</text:p>
          </table:table-cell>
          <table:table-cell office:value-type="float" office:value="6986.79" calcext:value-type="float">
            <text:p>6986.79</text:p>
          </table:table-cell>
          <table:table-cell office:value-type="float" office:value="682.582" calcext:value-type="float">
            <text:p>682.582</text:p>
          </table:table-cell>
          <table:table-cell office:value-type="float" office:value="6698.797" calcext:value-type="float">
            <text:p>6698.797</text:p>
          </table:table-cell>
          <table:table-cell office:value-type="float" office:value="3979.251" calcext:value-type="float">
            <text:p>3979.251</text:p>
          </table:table-cell>
          <table:table-cell office:value-type="float" office:value="5584.857" calcext:value-type="float">
            <text:p>5584.857</text:p>
          </table:table-cell>
          <table:table-cell office:value-type="float" office:value="3766.561" calcext:value-type="float">
            <text:p>3766.561</text:p>
          </table:table-cell>
          <table:table-cell office:value-type="float" office:value="7285.551" calcext:value-type="float">
            <text:p>7285.551</text:p>
          </table:table-cell>
          <table:table-cell office:value-type="float" office:value="718.693" calcext:value-type="float">
            <text:p>718.693</text:p>
          </table:table-cell>
          <table:table-cell office:value-type="float" office:value="7016.566" calcext:value-type="float">
            <text:p>7016.566</text:p>
          </table:table-cell>
          <table:table-cell office:value-type="float" office:value="4153.147" calcext:value-type="float">
            <text:p>4153.147</text:p>
          </table:table-cell>
          <table:table-cell office:value-type="float" office:value="65.453" calcext:value-type="float">
            <text:p>65.453</text:p>
          </table:table-cell>
          <table:table-cell office:value-type="float" office:value="1" calcext:value-type="float">
            <text:p>1</text:p>
          </table:table-cell>
          <table:table-cell office:value-type="float" office:value="1217" calcext:value-type="float">
            <text:p>1217</text:p>
          </table:table-cell>
          <table:table-cell office:value-type="float" office:value="199.454" calcext:value-type="float">
            <text:p>199.454</text:p>
          </table:table-cell>
          <table:table-cell office:value-type="float" office:value="38675.931" calcext:value-type="float">
            <text:p>38675.931</text:p>
          </table:table-cell>
          <table:table-cell office:value-type="float" office:value="-331.88" calcext:value-type="float">
            <text:p>-331.88</text:p>
          </table:table-cell>
          <table:table-cell office:value-type="float" office:value="4580.348" calcext:value-type="float">
            <text:p>4580.348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 office:value-type="float" office:value="17115.379" calcext:value-type="float">
            <text:p>17115.379</text:p>
          </table:table-cell>
          <table:table-cell office:value-type="float" office:value="38675.931" calcext:value-type="float">
            <text:p>38675.931</text:p>
          </table:table-cell>
          <table:table-cell office:value-type="float" office:value="-29515.234" calcext:value-type="float">
            <text:p>-29515.234</text:p>
          </table:table-cell>
          <table:table-cell office:value-type="float" office:value="30" calcext:value-type="float">
            <text:p>30</text:p>
          </table:table-cell>
          <table:table-cell table:number-columns-repeated="45"/>
        </table:table-row>
        <table:table-row table:style-name="ro1">
          <table:table-cell office:value-type="float" office:value="225.731" calcext:value-type="float">
            <text:p>225.731</text:p>
          </table:table-cell>
          <table:table-cell office:value-type="float" office:value="0" calcext:value-type="float">
            <text:p>0</text:p>
          </table:table-cell>
          <table:table-cell office:value-type="float" office:value="2760.819" calcext:value-type="float">
            <text:p>2760.819</text:p>
          </table:table-cell>
          <table:table-cell office:value-type="float" office:value="515.971" calcext:value-type="float">
            <text:p>515.971</text:p>
          </table:table-cell>
          <table:table-cell office:value-type="float" office:value="1253.597" calcext:value-type="float">
            <text:p>1253.597</text:p>
          </table:table-cell>
          <table:table-cell office:value-type="float" office:value="-802.136" calcext:value-type="float">
            <text:p>-802.136</text:p>
          </table:table-cell>
          <table:table-cell office:value-type="float" office:value="5378.914" calcext:value-type="float">
            <text:p>5378.914</text:p>
          </table:table-cell>
          <table:table-cell office:value-type="float" office:value="4040.25" calcext:value-type="float">
            <text:p>4040.25</text:p>
          </table:table-cell>
          <table:table-cell office:value-type="float" office:value="7013.407" calcext:value-type="float">
            <text:p>7013.407</text:p>
          </table:table-cell>
          <table:table-cell office:value-type="float" office:value="678.823" calcext:value-type="float">
            <text:p>678.823</text:p>
          </table:table-cell>
          <table:table-cell office:value-type="float" office:value="6731.198" calcext:value-type="float">
            <text:p>6731.198</text:p>
          </table:table-cell>
          <table:table-cell office:value-type="float" office:value="4026.63" calcext:value-type="float">
            <text:p>4026.63</text:p>
          </table:table-cell>
          <table:table-cell office:value-type="float" office:value="5626.226" calcext:value-type="float">
            <text:p>5626.226</text:p>
          </table:table-cell>
          <table:table-cell office:value-type="float" office:value="4219.146" calcext:value-type="float">
            <text:p>4219.146</text:p>
          </table:table-cell>
          <table:table-cell office:value-type="float" office:value="7376.336" calcext:value-type="float">
            <text:p>7376.336</text:p>
          </table:table-cell>
          <table:table-cell office:value-type="float" office:value="715.142" calcext:value-type="float">
            <text:p>715.142</text:p>
          </table:table-cell>
          <table:table-cell office:value-type="float" office:value="7050.863" calcext:value-type="float">
            <text:p>7050.863</text:p>
          </table:table-cell>
          <table:table-cell office:value-type="float" office:value="4201.589" calcext:value-type="float">
            <text:p>4201.589</text:p>
          </table:table-cell>
          <table:table-cell office:value-type="float" office:value="32.747" calcext:value-type="float">
            <text:p>32.747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float" office:value="78.087" calcext:value-type="float">
            <text:p>78.087</text:p>
          </table:table-cell>
          <table:table-cell office:value-type="float" office:value="14823.65" calcext:value-type="float">
            <text:p>14823.65</text:p>
          </table:table-cell>
          <table:table-cell office:value-type="float" office:value="-122.811" calcext:value-type="float">
            <text:p>-122.811</text:p>
          </table:table-cell>
          <table:table-cell office:value-type="float" office:value="1973.746" calcext:value-type="float">
            <text:p>1973.74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6450.424" calcext:value-type="float">
            <text:p>6450.424</text:p>
          </table:table-cell>
          <table:table-cell office:value-type="float" office:value="14823.65" calcext:value-type="float">
            <text:p>14823.65</text:p>
          </table:table-cell>
          <table:table-cell office:value-type="float" office:value="-10876.158" calcext:value-type="float">
            <text:p>-10876.158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216.112" calcext:value-type="float">
            <text:p>216.112</text:p>
          </table:table-cell>
          <table:table-cell office:value-type="float" office:value="0" calcext:value-type="float">
            <text:p>0</text:p>
          </table:table-cell>
          <table:table-cell office:value-type="float" office:value="6156.542" calcext:value-type="float">
            <text:p>6156.542</text:p>
          </table:table-cell>
          <table:table-cell office:value-type="float" office:value="720.153" calcext:value-type="float">
            <text:p>720.153</text:p>
          </table:table-cell>
          <table:table-cell office:value-type="float" office:value="1650.73" calcext:value-type="float">
            <text:p>1650.73</text:p>
          </table:table-cell>
          <table:table-cell office:value-type="float" office:value="-1218.507" calcext:value-type="float">
            <text:p>-1218.507</text:p>
          </table:table-cell>
          <table:table-cell office:value-type="float" office:value="5355.773" calcext:value-type="float">
            <text:p>5355.773</text:p>
          </table:table-cell>
          <table:table-cell office:value-type="float" office:value="3999.052" calcext:value-type="float">
            <text:p>3999.052</text:p>
          </table:table-cell>
          <table:table-cell office:value-type="float" office:value="6710.584" calcext:value-type="float">
            <text:p>6710.584</text:p>
          </table:table-cell>
          <table:table-cell office:value-type="float" office:value="668.908" calcext:value-type="float">
            <text:p>668.908</text:p>
          </table:table-cell>
          <table:table-cell office:value-type="float" office:value="6688.307" calcext:value-type="float">
            <text:p>6688.307</text:p>
          </table:table-cell>
          <table:table-cell office:value-type="float" office:value="4023.239" calcext:value-type="float">
            <text:p>4023.239</text:p>
          </table:table-cell>
          <table:table-cell office:value-type="float" office:value="5603.069" calcext:value-type="float">
            <text:p>5603.069</text:p>
          </table:table-cell>
          <table:table-cell office:value-type="float" office:value="4182.086" calcext:value-type="float">
            <text:p>4182.086</text:p>
          </table:table-cell>
          <table:table-cell office:value-type="float" office:value="7039.712" calcext:value-type="float">
            <text:p>7039.712</text:p>
          </table:table-cell>
          <table:table-cell office:value-type="float" office:value="706.934" calcext:value-type="float">
            <text:p>706.934</text:p>
          </table:table-cell>
          <table:table-cell office:value-type="float" office:value="7011.353" calcext:value-type="float">
            <text:p>7011.353</text:p>
          </table:table-cell>
          <table:table-cell office:value-type="float" office:value="4194.784" calcext:value-type="float">
            <text:p>4194.784</text:p>
          </table:table-cell>
          <table:table-cell office:value-type="float" office:value="36.373" calcext:value-type="float">
            <text:p>36.373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float" office:value="129.979" calcext:value-type="float">
            <text:p>129.979</text:p>
          </table:table-cell>
          <table:table-cell office:value-type="float" office:value="21830.486" calcext:value-type="float">
            <text:p>21830.486</text:p>
          </table:table-cell>
          <table:table-cell office:value-type="float" office:value="-222.559" calcext:value-type="float">
            <text:p>-222.559</text:p>
          </table:table-cell>
          <table:table-cell office:value-type="float" office:value="2400.96" calcext:value-type="float">
            <text:p>2400.96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9753.278" calcext:value-type="float">
            <text:p>9753.278</text:p>
          </table:table-cell>
          <table:table-cell office:value-type="float" office:value="21830.486" calcext:value-type="float">
            <text:p>21830.486</text:p>
          </table:table-cell>
          <table:table-cell office:value-type="float" office:value="-17028.566" calcext:value-type="float">
            <text:p>-17028.566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66.488" calcext:value-type="float">
            <text:p>166.488</text:p>
          </table:table-cell>
          <table:table-cell office:value-type="float" office:value="0" calcext:value-type="float">
            <text:p>0</text:p>
          </table:table-cell>
          <table:table-cell office:value-type="float" office:value="1303.665" calcext:value-type="float">
            <text:p>1303.665</text:p>
          </table:table-cell>
          <table:table-cell office:value-type="float" office:value="304.812" calcext:value-type="float">
            <text:p>304.812</text:p>
          </table:table-cell>
          <table:table-cell office:value-type="float" office:value="773.704" calcext:value-type="float">
            <text:p>773.704</text:p>
          </table:table-cell>
          <table:table-cell office:value-type="float" office:value="-440.727" calcext:value-type="float">
            <text:p>-440.727</text:p>
          </table:table-cell>
          <table:table-cell office:value-type="float" office:value="5402.264" calcext:value-type="float">
            <text:p>5402.264</text:p>
          </table:table-cell>
          <table:table-cell office:value-type="float" office:value="3825.209" calcext:value-type="float">
            <text:p>3825.209</text:p>
          </table:table-cell>
          <table:table-cell office:value-type="float" office:value="7183.132" calcext:value-type="float">
            <text:p>7183.132</text:p>
          </table:table-cell>
          <table:table-cell office:value-type="float" office:value="701.066" calcext:value-type="float">
            <text:p>701.066</text:p>
          </table:table-cell>
          <table:table-cell office:value-type="float" office:value="6798.858" calcext:value-type="float">
            <text:p>6798.858</text:p>
          </table:table-cell>
          <table:table-cell office:value-type="float" office:value="4005.67" calcext:value-type="float">
            <text:p>4005.67</text:p>
          </table:table-cell>
          <table:table-cell office:value-type="float" office:value="5651.586" calcext:value-type="float">
            <text:p>5651.586</text:p>
          </table:table-cell>
          <table:table-cell office:value-type="float" office:value="4006.973" calcext:value-type="float">
            <text:p>4006.973</text:p>
          </table:table-cell>
          <table:table-cell office:value-type="float" office:value="7517.952" calcext:value-type="float">
            <text:p>7517.952</text:p>
          </table:table-cell>
          <table:table-cell office:value-type="float" office:value="739.448" calcext:value-type="float">
            <text:p>739.448</text:p>
          </table:table-cell>
          <table:table-cell office:value-type="float" office:value="7124.642" calcext:value-type="float">
            <text:p>7124.642</text:p>
          </table:table-cell>
          <table:table-cell office:value-type="float" office:value="4178.531" calcext:value-type="float">
            <text:p>4178.531</text:p>
          </table:table-cell>
          <table:table-cell office:value-type="float" office:value="67.267" calcext:value-type="float">
            <text:p>67.267</text:p>
          </table:table-cell>
          <table:table-cell office:value-type="float" office:value="1" calcext:value-type="float">
            <text:p>1</text:p>
          </table:table-cell>
          <table:table-cell office:value-type="float" office:value="2634" calcext:value-type="float">
            <text:p>2634</text:p>
          </table:table-cell>
          <table:table-cell office:value-type="float" office:value="313.381" calcext:value-type="float">
            <text:p>313.381</text:p>
          </table:table-cell>
          <table:table-cell office:value-type="float" office:value="62155.261" calcext:value-type="float">
            <text:p>62155.261</text:p>
          </table:table-cell>
          <table:table-cell office:value-type="float" office:value="-557.02" calcext:value-type="float">
            <text:p>-557.02</text:p>
          </table:table-cell>
          <table:table-cell office:value-type="float" office:value="5418.73" calcext:value-type="float">
            <text:p>5418.73</text:p>
          </table:table-cell>
          <table:table-cell office:value-type="float" office:value="0" calcext:value-type="float">
            <text:p>0</text:p>
          </table:table-cell>
          <table:table-cell office:value-type="float" office:value="2634" calcext:value-type="float">
            <text:p>2634</text:p>
          </table:table-cell>
          <table:table-cell office:value-type="float" office:value="28480.734" calcext:value-type="float">
            <text:p>28480.734</text:p>
          </table:table-cell>
          <table:table-cell office:value-type="float" office:value="62155.261" calcext:value-type="float">
            <text:p>62155.261</text:p>
          </table:table-cell>
          <table:table-cell office:value-type="float" office:value="-51317.801" calcext:value-type="float">
            <text:p>-51317.801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45.834" calcext:value-type="float">
            <text:p>145.834</text:p>
          </table:table-cell>
          <table:table-cell office:value-type="float" office:value="0" calcext:value-type="float">
            <text:p>0</text:p>
          </table:table-cell>
          <table:table-cell office:value-type="float" office:value="2014.182" calcext:value-type="float">
            <text:p>2014.182</text:p>
          </table:table-cell>
          <table:table-cell office:value-type="float" office:value="266.812" calcext:value-type="float">
            <text:p>266.812</text:p>
          </table:table-cell>
          <table:table-cell office:value-type="float" office:value="677.351" calcext:value-type="float">
            <text:p>677.351</text:p>
          </table:table-cell>
          <table:table-cell office:value-type="float" office:value="-385.683" calcext:value-type="float">
            <text:p>-385.683</text:p>
          </table:table-cell>
          <table:table-cell office:value-type="float" office:value="5421.842" calcext:value-type="float">
            <text:p>5421.842</text:p>
          </table:table-cell>
          <table:table-cell office:value-type="float" office:value="4012.957" calcext:value-type="float">
            <text:p>4012.957</text:p>
          </table:table-cell>
          <table:table-cell office:value-type="float" office:value="6900.384" calcext:value-type="float">
            <text:p>6900.384</text:p>
          </table:table-cell>
          <table:table-cell office:value-type="float" office:value="627.315" calcext:value-type="float">
            <text:p>627.315</text:p>
          </table:table-cell>
          <table:table-cell office:value-type="float" office:value="6671.518" calcext:value-type="float">
            <text:p>6671.518</text:p>
          </table:table-cell>
          <table:table-cell office:value-type="float" office:value="4172.166" calcext:value-type="float">
            <text:p>4172.166</text:p>
          </table:table-cell>
          <table:table-cell office:value-type="float" office:value="5672.209" calcext:value-type="float">
            <text:p>5672.209</text:p>
          </table:table-cell>
          <table:table-cell office:value-type="float" office:value="4175.633" calcext:value-type="float">
            <text:p>4175.633</text:p>
          </table:table-cell>
          <table:table-cell office:value-type="float" office:value="7256.98" calcext:value-type="float">
            <text:p>7256.98</text:p>
          </table:table-cell>
          <table:table-cell office:value-type="float" office:value="663.149" calcext:value-type="float">
            <text:p>663.149</text:p>
          </table:table-cell>
          <table:table-cell office:value-type="float" office:value="6993.27" calcext:value-type="float">
            <text:p>6993.27</text:p>
          </table:table-cell>
          <table:table-cell office:value-type="float" office:value="4351.149" calcext:value-type="float">
            <text:p>4351.149</text:p>
          </table:table-cell>
          <table:table-cell office:value-type="float" office:value="28.173" calcext:value-type="float">
            <text:p>28.173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75.342" calcext:value-type="float">
            <text:p>75.342</text:p>
          </table:table-cell>
          <table:table-cell office:value-type="float" office:value="11905.565" calcext:value-type="float">
            <text:p>11905.565</text:p>
          </table:table-cell>
          <table:table-cell office:value-type="float" office:value="-121.916" calcext:value-type="float">
            <text:p>-121.916</text:p>
          </table:table-cell>
          <table:table-cell office:value-type="float" office:value="1522.704" calcext:value-type="float">
            <text:p>1522.70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5212.013" calcext:value-type="float">
            <text:p>5212.013</text:p>
          </table:table-cell>
          <table:table-cell office:value-type="float" office:value="11905.565" calcext:value-type="float">
            <text:p>11905.565</text:p>
          </table:table-cell>
          <table:table-cell office:value-type="float" office:value="-8860.158" calcext:value-type="float">
            <text:p>-8860.15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252.415" calcext:value-type="float">
            <text:p>252.415</text:p>
          </table:table-cell>
          <table:table-cell office:value-type="float" office:value="0" calcext:value-type="float">
            <text:p>0</text:p>
          </table:table-cell>
          <table:table-cell office:value-type="float" office:value="4312.835" calcext:value-type="float">
            <text:p>4312.835</text:p>
          </table:table-cell>
          <table:table-cell office:value-type="float" office:value="661.802" calcext:value-type="float">
            <text:p>661.802</text:p>
          </table:table-cell>
          <table:table-cell office:value-type="float" office:value="1570.792" calcext:value-type="float">
            <text:p>1570.792</text:p>
          </table:table-cell>
          <table:table-cell office:value-type="float" office:value="-1065.963" calcext:value-type="float">
            <text:p>-1065.963</text:p>
          </table:table-cell>
          <table:table-cell office:value-type="float" office:value="5436.515" calcext:value-type="float">
            <text:p>5436.515</text:p>
          </table:table-cell>
          <table:table-cell office:value-type="float" office:value="4104.243" calcext:value-type="float">
            <text:p>4104.243</text:p>
          </table:table-cell>
          <table:table-cell office:value-type="float" office:value="7029.494" calcext:value-type="float">
            <text:p>7029.494</text:p>
          </table:table-cell>
          <table:table-cell office:value-type="float" office:value="639.667" calcext:value-type="float">
            <text:p>639.667</text:p>
          </table:table-cell>
          <table:table-cell office:value-type="float" office:value="6710.797" calcext:value-type="float">
            <text:p>6710.797</text:p>
          </table:table-cell>
          <table:table-cell office:value-type="float" office:value="4162.234" calcext:value-type="float">
            <text:p>4162.234</text:p>
          </table:table-cell>
          <table:table-cell office:value-type="float" office:value="5688.765" calcext:value-type="float">
            <text:p>5688.765</text:p>
          </table:table-cell>
          <table:table-cell office:value-type="float" office:value="4228.485" calcext:value-type="float">
            <text:p>4228.485</text:p>
          </table:table-cell>
          <table:table-cell office:value-type="float" office:value="7395.05" calcext:value-type="float">
            <text:p>7395.05</text:p>
          </table:table-cell>
          <table:table-cell office:value-type="float" office:value="675.199" calcext:value-type="float">
            <text:p>675.199</text:p>
          </table:table-cell>
          <table:table-cell office:value-type="float" office:value="7033.829" calcext:value-type="float">
            <text:p>7033.829</text:p>
          </table:table-cell>
          <table:table-cell office:value-type="float" office:value="4343.7" calcext:value-type="float">
            <text:p>4343.7</text:p>
          </table:table-cell>
          <table:table-cell office:value-type="float" office:value="29.907" calcext:value-type="float">
            <text:p>29.907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77.594" calcext:value-type="float">
            <text:p>77.594</text:p>
          </table:table-cell>
          <table:table-cell office:value-type="float" office:value="11410.979" calcext:value-type="float">
            <text:p>11410.979</text:p>
          </table:table-cell>
          <table:table-cell office:value-type="float" office:value="-124.668" calcext:value-type="float">
            <text:p>-124.668</text:p>
          </table:table-cell>
          <table:table-cell office:value-type="float" office:value="1399.339" calcext:value-type="float">
            <text:p>1399.339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5025.666" calcext:value-type="float">
            <text:p>5025.666</text:p>
          </table:table-cell>
          <table:table-cell office:value-type="float" office:value="11410.979" calcext:value-type="float">
            <text:p>11410.979</text:p>
          </table:table-cell>
          <table:table-cell office:value-type="float" office:value="-8612.302" calcext:value-type="float">
            <text:p>-8612.302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402.323" calcext:value-type="float">
            <text:p>402.323</text:p>
          </table:table-cell>
          <table:table-cell office:value-type="float" office:value="0" calcext:value-type="float">
            <text:p>0</text:p>
          </table:table-cell>
          <table:table-cell office:value-type="float" office:value="22535.326" calcext:value-type="float">
            <text:p>22535.326</text:p>
          </table:table-cell>
          <table:table-cell office:value-type="float" office:value="2579.115" calcext:value-type="float">
            <text:p>2579.115</text:p>
          </table:table-cell>
          <table:table-cell office:value-type="float" office:value="5540.184" calcext:value-type="float">
            <text:p>5540.184</text:p>
          </table:table-cell>
          <table:table-cell office:value-type="float" office:value="-4735.538" calcext:value-type="float">
            <text:p>-4735.538</text:p>
          </table:table-cell>
          <table:table-cell office:value-type="float" office:value="5472.811" calcext:value-type="float">
            <text:p>5472.811</text:p>
          </table:table-cell>
          <table:table-cell office:value-type="float" office:value="4105.451" calcext:value-type="float">
            <text:p>4105.451</text:p>
          </table:table-cell>
          <table:table-cell office:value-type="float" office:value="7593.06" calcext:value-type="float">
            <text:p>7593.06</text:p>
          </table:table-cell>
          <table:table-cell office:value-type="float" office:value="654.965" calcext:value-type="float">
            <text:p>654.965</text:p>
          </table:table-cell>
          <table:table-cell office:value-type="float" office:value="6777.569" calcext:value-type="float">
            <text:p>6777.569</text:p>
          </table:table-cell>
          <table:table-cell office:value-type="float" office:value="4168.054" calcext:value-type="float">
            <text:p>4168.054</text:p>
          </table:table-cell>
          <table:table-cell office:value-type="float" office:value="5722.903" calcext:value-type="float">
            <text:p>5722.903</text:p>
          </table:table-cell>
          <table:table-cell office:value-type="float" office:value="4295.368" calcext:value-type="float">
            <text:p>4295.368</text:p>
          </table:table-cell>
          <table:table-cell office:value-type="float" office:value="7923.438" calcext:value-type="float">
            <text:p>7923.438</text:p>
          </table:table-cell>
          <table:table-cell office:value-type="float" office:value="687.686" calcext:value-type="float">
            <text:p>687.686</text:p>
          </table:table-cell>
          <table:table-cell office:value-type="float" office:value="7092.843" calcext:value-type="float">
            <text:p>7092.843</text:p>
          </table:table-cell>
          <table:table-cell office:value-type="float" office:value="4352.963" calcext:value-type="float">
            <text:p>4352.963</text:p>
          </table:table-cell>
          <table:table-cell office:value-type="float" office:value="61.333" calcext:value-type="float">
            <text:p>61.333</text:p>
          </table:table-cell>
          <table:table-cell office:value-type="float" office:value="1" calcext:value-type="float">
            <text:p>1</text:p>
          </table:table-cell>
          <table:table-cell office:value-type="float" office:value="2168" calcext:value-type="float">
            <text:p>2168</text:p>
          </table:table-cell>
          <table:table-cell office:value-type="float" office:value="281.745" calcext:value-type="float">
            <text:p>281.745</text:p>
          </table:table-cell>
          <table:table-cell office:value-type="float" office:value="39285.139" calcext:value-type="float">
            <text:p>39285.139</text:p>
          </table:table-cell>
          <table:table-cell office:value-type="float" office:value="-499.931" calcext:value-type="float">
            <text:p>-499.931</text:p>
          </table:table-cell>
          <table:table-cell office:value-type="float" office:value="3796.894" calcext:value-type="float">
            <text:p>3796.894</text:p>
          </table:table-cell>
          <table:table-cell office:value-type="float" office:value="0" calcext:value-type="float">
            <text:p>0</text:p>
          </table:table-cell>
          <table:table-cell office:value-type="float" office:value="2168" calcext:value-type="float">
            <text:p>2168</text:p>
          </table:table-cell>
          <table:table-cell office:value-type="float" office:value="17814.47" calcext:value-type="float">
            <text:p>17814.47</text:p>
          </table:table-cell>
          <table:table-cell office:value-type="float" office:value="39285.139" calcext:value-type="float">
            <text:p>39285.139</text:p>
          </table:table-cell>
          <table:table-cell office:value-type="float" office:value="-31691.351" calcext:value-type="float">
            <text:p>-31691.351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38.256" calcext:value-type="float">
            <text:p>138.256</text:p>
          </table:table-cell>
          <table:table-cell office:value-type="float" office:value="0" calcext:value-type="float">
            <text:p>0</text:p>
          </table:table-cell>
          <table:table-cell office:value-type="float" office:value="1605.672" calcext:value-type="float">
            <text:p>1605.672</text:p>
          </table:table-cell>
          <table:table-cell office:value-type="float" office:value="247.739" calcext:value-type="float">
            <text:p>247.739</text:p>
          </table:table-cell>
          <table:table-cell office:value-type="float" office:value="631.778" calcext:value-type="float">
            <text:p>631.778</text:p>
          </table:table-cell>
          <table:table-cell office:value-type="float" office:value="-355.266" calcext:value-type="float">
            <text:p>-355.266</text:p>
          </table:table-cell>
          <table:table-cell office:value-type="float" office:value="5456.844" calcext:value-type="float">
            <text:p>5456.844</text:p>
          </table:table-cell>
          <table:table-cell office:value-type="float" office:value="4214.565" calcext:value-type="float">
            <text:p>4214.565</text:p>
          </table:table-cell>
          <table:table-cell office:value-type="float" office:value="7184.006" calcext:value-type="float">
            <text:p>7184.006</text:p>
          </table:table-cell>
          <table:table-cell office:value-type="float" office:value="609.892" calcext:value-type="float">
            <text:p>609.892</text:p>
          </table:table-cell>
          <table:table-cell office:value-type="float" office:value="6671.81" calcext:value-type="float">
            <text:p>6671.81</text:p>
          </table:table-cell>
          <table:table-cell office:value-type="float" office:value="4241.877" calcext:value-type="float">
            <text:p>4241.877</text:p>
          </table:table-cell>
          <table:table-cell office:value-type="float" office:value="5706.683" calcext:value-type="float">
            <text:p>5706.683</text:p>
          </table:table-cell>
          <table:table-cell office:value-type="float" office:value="4387.832" calcext:value-type="float">
            <text:p>4387.832</text:p>
          </table:table-cell>
          <table:table-cell office:value-type="float" office:value="7486.902" calcext:value-type="float">
            <text:p>7486.902</text:p>
          </table:table-cell>
          <table:table-cell office:value-type="float" office:value="645.146" calcext:value-type="float">
            <text:p>645.146</text:p>
          </table:table-cell>
          <table:table-cell office:value-type="float" office:value="6991.879" calcext:value-type="float">
            <text:p>6991.879</text:p>
          </table:table-cell>
          <table:table-cell office:value-type="float" office:value="4421.487" calcext:value-type="float">
            <text:p>4421.487</text:p>
          </table:table-cell>
          <table:table-cell office:value-type="float" office:value="10.587" calcext:value-type="float">
            <text:p>10.587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6.492" calcext:value-type="float">
            <text:p>26.492</text:p>
          </table:table-cell>
          <table:table-cell office:value-type="float" office:value="3784.68" calcext:value-type="float">
            <text:p>3784.68</text:p>
          </table:table-cell>
          <table:table-cell office:value-type="float" office:value="-42.189" calcext:value-type="float">
            <text:p>-42.189</text:p>
          </table:table-cell>
          <table:table-cell office:value-type="float" office:value="536.824" calcext:value-type="float">
            <text:p>536.82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630.366" calcext:value-type="float">
            <text:p>1630.366</text:p>
          </table:table-cell>
          <table:table-cell office:value-type="float" office:value="3784.68" calcext:value-type="float">
            <text:p>3784.68</text:p>
          </table:table-cell>
          <table:table-cell office:value-type="float" office:value="-2711.031" calcext:value-type="float">
            <text:p>-2711.031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11.118" calcext:value-type="float">
            <text:p>111.118</text:p>
          </table:table-cell>
          <table:table-cell office:value-type="float" office:value="0" calcext:value-type="float">
            <text:p>0</text:p>
          </table:table-cell>
          <table:table-cell office:value-type="float" office:value="1092.31" calcext:value-type="float">
            <text:p>1092.31</text:p>
          </table:table-cell>
          <table:table-cell office:value-type="float" office:value="201.651" calcext:value-type="float">
            <text:p>201.651</text:p>
          </table:table-cell>
          <table:table-cell office:value-type="float" office:value="512.826" calcext:value-type="float">
            <text:p>512.826</text:p>
          </table:table-cell>
          <table:table-cell office:value-type="float" office:value="-290.591" calcext:value-type="float">
            <text:p>-290.591</text:p>
          </table:table-cell>
          <table:table-cell office:value-type="float" office:value="5419.321" calcext:value-type="float">
            <text:p>5419.321</text:p>
          </table:table-cell>
          <table:table-cell office:value-type="float" office:value="4071.43" calcext:value-type="float">
            <text:p>4071.43</text:p>
          </table:table-cell>
          <table:table-cell office:value-type="float" office:value="6876.511" calcext:value-type="float">
            <text:p>6876.511</text:p>
          </table:table-cell>
          <table:table-cell office:value-type="float" office:value="598.463" calcext:value-type="float">
            <text:p>598.463</text:p>
          </table:table-cell>
          <table:table-cell office:value-type="float" office:value="6611.521" calcext:value-type="float">
            <text:p>6611.521</text:p>
          </table:table-cell>
          <table:table-cell office:value-type="float" office:value="4227.122" calcext:value-type="float">
            <text:p>4227.122</text:p>
          </table:table-cell>
          <table:table-cell office:value-type="float" office:value="5666.814" calcext:value-type="float">
            <text:p>5666.814</text:p>
          </table:table-cell>
          <table:table-cell office:value-type="float" office:value="4275.085" calcext:value-type="float">
            <text:p>4275.085</text:p>
          </table:table-cell>
          <table:table-cell office:value-type="float" office:value="7227.751" calcext:value-type="float">
            <text:p>7227.751</text:p>
          </table:table-cell>
          <table:table-cell office:value-type="float" office:value="631.646" calcext:value-type="float">
            <text:p>631.646</text:p>
          </table:table-cell>
          <table:table-cell office:value-type="float" office:value="6925.118" calcext:value-type="float">
            <text:p>6925.118</text:p>
          </table:table-cell>
          <table:table-cell office:value-type="float" office:value="4408.51" calcext:value-type="float">
            <text:p>4408.51</text:p>
          </table:table-cell>
          <table:table-cell office:value-type="float" office:value="18.427" calcext:value-type="float">
            <text:p>18.427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36.982" calcext:value-type="float">
            <text:p>36.982</text:p>
          </table:table-cell>
          <table:table-cell office:value-type="float" office:value="3404.418" calcext:value-type="float">
            <text:p>3404.418</text:p>
          </table:table-cell>
          <table:table-cell office:value-type="float" office:value="-55.246" calcext:value-type="float">
            <text:p>-55.246</text:p>
          </table:table-cell>
          <table:table-cell office:value-type="float" office:value="442.69" calcext:value-type="float">
            <text:p>442.6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86.735" calcext:value-type="float">
            <text:p>1486.735</text:p>
          </table:table-cell>
          <table:table-cell office:value-type="float" office:value="3404.418" calcext:value-type="float">
            <text:p>3404.418</text:p>
          </table:table-cell>
          <table:table-cell office:value-type="float" office:value="-2519.037" calcext:value-type="float">
            <text:p>-2519.037</text:p>
          </table:table-cell>
          <table:table-cell office:value-type="float" office:value="30" calcext:value-type="float">
            <text:p>30</text:p>
          </table:table-cell>
          <table:table-cell table:number-columns-repeated="45"/>
        </table:table-row>
        <table:table-row table:style-name="ro1">
          <table:table-cell office:value-type="float" office:value="208.91" calcext:value-type="float">
            <text:p>208.91</text:p>
          </table:table-cell>
          <table:table-cell office:value-type="float" office:value="0" calcext:value-type="float">
            <text:p>0</text:p>
          </table:table-cell>
          <table:table-cell office:value-type="float" office:value="4378.998" calcext:value-type="float">
            <text:p>4378.998</text:p>
          </table:table-cell>
          <table:table-cell office:value-type="float" office:value="640.406" calcext:value-type="float">
            <text:p>640.406</text:p>
          </table:table-cell>
          <table:table-cell office:value-type="float" office:value="1484.663" calcext:value-type="float">
            <text:p>1484.663</text:p>
          </table:table-cell>
          <table:table-cell office:value-type="float" office:value="-1066.844" calcext:value-type="float">
            <text:p>-1066.844</text:p>
          </table:table-cell>
          <table:table-cell office:value-type="float" office:value="5437.099" calcext:value-type="float">
            <text:p>5437.099</text:p>
          </table:table-cell>
          <table:table-cell office:value-type="float" office:value="3991.063" calcext:value-type="float">
            <text:p>3991.063</text:p>
          </table:table-cell>
          <table:table-cell office:value-type="float" office:value="7561.706" calcext:value-type="float">
            <text:p>7561.706</text:p>
          </table:table-cell>
          <table:table-cell office:value-type="float" office:value="680.298" calcext:value-type="float">
            <text:p>680.298</text:p>
          </table:table-cell>
          <table:table-cell office:value-type="float" office:value="6792.322" calcext:value-type="float">
            <text:p>6792.322</text:p>
          </table:table-cell>
          <table:table-cell office:value-type="float" office:value="4081.876" calcext:value-type="float">
            <text:p>4081.876</text:p>
          </table:table-cell>
          <table:table-cell office:value-type="float" office:value="5690.062" calcext:value-type="float">
            <text:p>5690.062</text:p>
          </table:table-cell>
          <table:table-cell office:value-type="float" office:value="4145.004" calcext:value-type="float">
            <text:p>4145.004</text:p>
          </table:table-cell>
          <table:table-cell office:value-type="float" office:value="7956.045" calcext:value-type="float">
            <text:p>7956.045</text:p>
          </table:table-cell>
          <table:table-cell office:value-type="float" office:value="715.206" calcext:value-type="float">
            <text:p>715.206</text:p>
          </table:table-cell>
          <table:table-cell office:value-type="float" office:value="7114.826" calcext:value-type="float">
            <text:p>7114.826</text:p>
          </table:table-cell>
          <table:table-cell office:value-type="float" office:value="4265.299" calcext:value-type="float">
            <text:p>4265.299</text:p>
          </table:table-cell>
          <table:table-cell office:value-type="float" office:value="53.333" calcext:value-type="float">
            <text:p>53.333</text:p>
          </table:table-cell>
          <table:table-cell office:value-type="float" office:value="1" calcext:value-type="float">
            <text:p>1</text:p>
          </table:table-cell>
          <table:table-cell office:value-type="float" office:value="1034" calcext:value-type="float">
            <text:p>1034</text:p>
          </table:table-cell>
          <table:table-cell office:value-type="float" office:value="157.278" calcext:value-type="float">
            <text:p>157.278</text:p>
          </table:table-cell>
          <table:table-cell office:value-type="float" office:value="27383.016" calcext:value-type="float">
            <text:p>27383.016</text:p>
          </table:table-cell>
          <table:table-cell office:value-type="float" office:value="-259.981" calcext:value-type="float">
            <text:p>-259.981</text:p>
          </table:table-cell>
          <table:table-cell office:value-type="float" office:value="3362.123" calcext:value-type="float">
            <text:p>3362.123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office:value-type="float" office:value="12058.063" calcext:value-type="float">
            <text:p>12058.063</text:p>
          </table:table-cell>
          <table:table-cell office:value-type="float" office:value="27383.016" calcext:value-type="float">
            <text:p>27383.016</text:p>
          </table:table-cell>
          <table:table-cell office:value-type="float" office:value="-20658.771" calcext:value-type="float">
            <text:p>-20658.771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28.815" calcext:value-type="float">
            <text:p>128.815</text:p>
          </table:table-cell>
          <table:table-cell office:value-type="float" office:value="0" calcext:value-type="float">
            <text:p>0</text:p>
          </table:table-cell>
          <table:table-cell office:value-type="float" office:value="1202.724" calcext:value-type="float">
            <text:p>1202.724</text:p>
          </table:table-cell>
          <table:table-cell office:value-type="float" office:value="223.881" calcext:value-type="float">
            <text:p>223.881</text:p>
          </table:table-cell>
          <table:table-cell office:value-type="float" office:value="574.809" calcext:value-type="float">
            <text:p>574.809</text:p>
          </table:table-cell>
          <table:table-cell office:value-type="float" office:value="-317.179" calcext:value-type="float">
            <text:p>-317.179</text:p>
          </table:table-cell>
          <table:table-cell office:value-type="float" office:value="5456.108" calcext:value-type="float">
            <text:p>5456.108</text:p>
          </table:table-cell>
          <table:table-cell office:value-type="float" office:value="4015.733" calcext:value-type="float">
            <text:p>4015.733</text:p>
          </table:table-cell>
          <table:table-cell office:value-type="float" office:value="7781.277" calcext:value-type="float">
            <text:p>7781.277</text:p>
          </table:table-cell>
          <table:table-cell office:value-type="float" office:value="696.59" calcext:value-type="float">
            <text:p>696.59</text:p>
          </table:table-cell>
          <table:table-cell office:value-type="float" office:value="6843.786" calcext:value-type="float">
            <text:p>6843.786</text:p>
          </table:table-cell>
          <table:table-cell office:value-type="float" office:value="4068.429" calcext:value-type="float">
            <text:p>4068.429</text:p>
          </table:table-cell>
          <table:table-cell office:value-type="float" office:value="5706.477" calcext:value-type="float">
            <text:p>5706.477</text:p>
          </table:table-cell>
          <table:table-cell office:value-type="float" office:value="4170.197" calcext:value-type="float">
            <text:p>4170.197</text:p>
          </table:table-cell>
          <table:table-cell office:value-type="float" office:value="8189.643" calcext:value-type="float">
            <text:p>8189.643</text:p>
          </table:table-cell>
          <table:table-cell office:value-type="float" office:value="735.176" calcext:value-type="float">
            <text:p>735.176</text:p>
          </table:table-cell>
          <table:table-cell office:value-type="float" office:value="7171.022" calcext:value-type="float">
            <text:p>7171.022</text:p>
          </table:table-cell>
          <table:table-cell office:value-type="float" office:value="4241.931" calcext:value-type="float">
            <text:p>4241.931</text:p>
          </table:table-cell>
          <table:table-cell office:value-type="float" office:value="17.347" calcext:value-type="float">
            <text:p>17.347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1.672" calcext:value-type="float">
            <text:p>41.672</text:p>
          </table:table-cell>
          <table:table-cell office:value-type="float" office:value="7053.783" calcext:value-type="float">
            <text:p>7053.783</text:p>
          </table:table-cell>
          <table:table-cell office:value-type="float" office:value="-65.667" calcext:value-type="float">
            <text:p>-65.667</text:p>
          </table:table-cell>
          <table:table-cell office:value-type="float" office:value="933.678" calcext:value-type="float">
            <text:p>933.678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072.184" calcext:value-type="float">
            <text:p>3072.184</text:p>
          </table:table-cell>
          <table:table-cell office:value-type="float" office:value="7053.783" calcext:value-type="float">
            <text:p>7053.783</text:p>
          </table:table-cell>
          <table:table-cell office:value-type="float" office:value="-5186.427" calcext:value-type="float">
            <text:p>-5186.427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54.774" calcext:value-type="float">
            <text:p>154.774</text:p>
          </table:table-cell>
          <table:table-cell office:value-type="float" office:value="0" calcext:value-type="float">
            <text:p>0</text:p>
          </table:table-cell>
          <table:table-cell office:value-type="float" office:value="2222.201" calcext:value-type="float">
            <text:p>2222.201</text:p>
          </table:table-cell>
          <table:table-cell office:value-type="float" office:value="336.311" calcext:value-type="float">
            <text:p>336.311</text:p>
          </table:table-cell>
          <table:table-cell office:value-type="float" office:value="824.739" calcext:value-type="float">
            <text:p>824.739</text:p>
          </table:table-cell>
          <table:table-cell office:value-type="float" office:value="-515.191" calcext:value-type="float">
            <text:p>-515.191</text:p>
          </table:table-cell>
          <table:table-cell office:value-type="float" office:value="5462.204" calcext:value-type="float">
            <text:p>5462.204</text:p>
          </table:table-cell>
          <table:table-cell office:value-type="float" office:value="3915.504" calcext:value-type="float">
            <text:p>3915.504</text:p>
          </table:table-cell>
          <table:table-cell office:value-type="float" office:value="7567.803" calcext:value-type="float">
            <text:p>7567.803</text:p>
          </table:table-cell>
          <table:table-cell office:value-type="float" office:value="681.705" calcext:value-type="float">
            <text:p>681.705</text:p>
          </table:table-cell>
          <table:table-cell office:value-type="float" office:value="6820.229" calcext:value-type="float">
            <text:p>6820.229</text:p>
          </table:table-cell>
          <table:table-cell office:value-type="float" office:value="4104.179" calcext:value-type="float">
            <text:p>4104.179</text:p>
          </table:table-cell>
          <table:table-cell office:value-type="float" office:value="5713.932" calcext:value-type="float">
            <text:p>5713.932</text:p>
          </table:table-cell>
          <table:table-cell office:value-type="float" office:value="4067.897" calcext:value-type="float">
            <text:p>4067.897</text:p>
          </table:table-cell>
          <table:table-cell office:value-type="float" office:value="7903.664" calcext:value-type="float">
            <text:p>7903.664</text:p>
          </table:table-cell>
          <table:table-cell office:value-type="float" office:value="720.607" calcext:value-type="float">
            <text:p>720.607</text:p>
          </table:table-cell>
          <table:table-cell office:value-type="float" office:value="7149.454" calcext:value-type="float">
            <text:p>7149.454</text:p>
          </table:table-cell>
          <table:table-cell office:value-type="float" office:value="4278.41" calcext:value-type="float">
            <text:p>4278.41</text:p>
          </table:table-cell>
          <table:table-cell office:value-type="float" office:value="44.333" calcext:value-type="float">
            <text:p>44.333</text:p>
          </table:table-cell>
          <table:table-cell office:value-type="float" office:value="1" calcext:value-type="float">
            <text:p>1</text:p>
          </table:table-cell>
          <table:table-cell office:value-type="float" office:value="2206" calcext:value-type="float">
            <text:p>2206</text:p>
          </table:table-cell>
          <table:table-cell office:value-type="float" office:value="253.279" calcext:value-type="float">
            <text:p>253.279</text:p>
          </table:table-cell>
          <table:table-cell office:value-type="float" office:value="50136.108" calcext:value-type="float">
            <text:p>50136.108</text:p>
          </table:table-cell>
          <table:table-cell office:value-type="float" office:value="-460.223" calcext:value-type="float">
            <text:p>-460.223</text:p>
          </table:table-cell>
          <table:table-cell office:value-type="float" office:value="3448.823" calcext:value-type="float">
            <text:p>3448.823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23436.19" calcext:value-type="float">
            <text:p>23436.19</text:p>
          </table:table-cell>
          <table:table-cell office:value-type="float" office:value="50136.108" calcext:value-type="float">
            <text:p>50136.108</text:p>
          </table:table-cell>
          <table:table-cell office:value-type="float" office:value="-43238.462" calcext:value-type="float">
            <text:p>-43238.462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99.639" calcext:value-type="float">
            <text:p>99.639</text:p>
          </table:table-cell>
          <table:table-cell office:value-type="float" office:value="0" calcext:value-type="float">
            <text:p>0</text:p>
          </table:table-cell>
          <table:table-cell office:value-type="float" office:value="1221.789" calcext:value-type="float">
            <text:p>1221.789</text:p>
          </table:table-cell>
          <table:table-cell office:value-type="float" office:value="172.916" calcext:value-type="float">
            <text:p>172.916</text:p>
          </table:table-cell>
          <table:table-cell office:value-type="float" office:value="444.105" calcext:value-type="float">
            <text:p>444.105</text:p>
          </table:table-cell>
          <table:table-cell office:value-type="float" office:value="-244.827" calcext:value-type="float">
            <text:p>-244.827</text:p>
          </table:table-cell>
          <table:table-cell office:value-type="float" office:value="5456.538" calcext:value-type="float">
            <text:p>5456.538</text:p>
          </table:table-cell>
          <table:table-cell office:value-type="float" office:value="3932.108" calcext:value-type="float">
            <text:p>3932.108</text:p>
          </table:table-cell>
          <table:table-cell office:value-type="float" office:value="7153.989" calcext:value-type="float">
            <text:p>7153.989</text:p>
          </table:table-cell>
          <table:table-cell office:value-type="float" office:value="663.388" calcext:value-type="float">
            <text:p>663.388</text:p>
          </table:table-cell>
          <table:table-cell office:value-type="float" office:value="6778.074" calcext:value-type="float">
            <text:p>6778.074</text:p>
          </table:table-cell>
          <table:table-cell office:value-type="float" office:value="4135.001" calcext:value-type="float">
            <text:p>4135.001</text:p>
          </table:table-cell>
          <table:table-cell office:value-type="float" office:value="5705.486" calcext:value-type="float">
            <text:p>5705.486</text:p>
          </table:table-cell>
          <table:table-cell office:value-type="float" office:value="4085.862" calcext:value-type="float">
            <text:p>4085.862</text:p>
          </table:table-cell>
          <table:table-cell office:value-type="float" office:value="7460.183" calcext:value-type="float">
            <text:p>7460.183</text:p>
          </table:table-cell>
          <table:table-cell office:value-type="float" office:value="697.892" calcext:value-type="float">
            <text:p>697.892</text:p>
          </table:table-cell>
          <table:table-cell office:value-type="float" office:value="7095.759" calcext:value-type="float">
            <text:p>7095.759</text:p>
          </table:table-cell>
          <table:table-cell office:value-type="float" office:value="4315.214" calcext:value-type="float">
            <text:p>4315.214</text:p>
          </table:table-cell>
          <table:table-cell office:value-type="float" office:value="20.68" calcext:value-type="float">
            <text:p>20.68</text:p>
          </table:table-cell>
          <table:table-cell office:value-type="float" office:value="1" calcext:value-type="float">
            <text:p>1</text:p>
          </table:table-cell>
          <table:table-cell office:value-type="float" office:value="325" calcext:value-type="float">
            <text:p>325</text:p>
          </table:table-cell>
          <table:table-cell office:value-type="float" office:value="56.915" calcext:value-type="float">
            <text:p>56.915</text:p>
          </table:table-cell>
          <table:table-cell office:value-type="float" office:value="9453.842" calcext:value-type="float">
            <text:p>9453.842</text:p>
          </table:table-cell>
          <table:table-cell office:value-type="float" office:value="-92.7" calcext:value-type="float">
            <text:p>-92.7</text:p>
          </table:table-cell>
          <table:table-cell office:value-type="float" office:value="1133.287" calcext:value-type="float">
            <text:p>1133.287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176.772" calcext:value-type="float">
            <text:p>4176.772</text:p>
          </table:table-cell>
          <table:table-cell office:value-type="float" office:value="9453.842" calcext:value-type="float">
            <text:p>9453.842</text:p>
          </table:table-cell>
          <table:table-cell office:value-type="float" office:value="-7187.269" calcext:value-type="float">
            <text:p>-7187.269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226.701" calcext:value-type="float">
            <text:p>226.701</text:p>
          </table:table-cell>
          <table:table-cell office:value-type="float" office:value="0" calcext:value-type="float">
            <text:p>0</text:p>
          </table:table-cell>
          <table:table-cell office:value-type="float" office:value="6015.514" calcext:value-type="float">
            <text:p>6015.514</text:p>
          </table:table-cell>
          <table:table-cell office:value-type="float" office:value="776.346" calcext:value-type="float">
            <text:p>776.346</text:p>
          </table:table-cell>
          <table:table-cell office:value-type="float" office:value="1773.262" calcext:value-type="float">
            <text:p>1773.262</text:p>
          </table:table-cell>
          <table:table-cell office:value-type="float" office:value="-1319.86" calcext:value-type="float">
            <text:p>-1319.86</text:p>
          </table:table-cell>
          <table:table-cell office:value-type="float" office:value="5492.994" calcext:value-type="float">
            <text:p>5492.994</text:p>
          </table:table-cell>
          <table:table-cell office:value-type="float" office:value="3914.528" calcext:value-type="float">
            <text:p>3914.528</text:p>
          </table:table-cell>
          <table:table-cell office:value-type="float" office:value="7086.95" calcext:value-type="float">
            <text:p>7086.95</text:p>
          </table:table-cell>
          <table:table-cell office:value-type="float" office:value="642.563" calcext:value-type="float">
            <text:p>642.563</text:p>
          </table:table-cell>
          <table:table-cell office:value-type="float" office:value="6773.045" calcext:value-type="float">
            <text:p>6773.045</text:p>
          </table:table-cell>
          <table:table-cell office:value-type="float" office:value="4212.942" calcext:value-type="float">
            <text:p>4212.942</text:p>
          </table:table-cell>
          <table:table-cell office:value-type="float" office:value="5747.064" calcext:value-type="float">
            <text:p>5747.064</text:p>
          </table:table-cell>
          <table:table-cell office:value-type="float" office:value="4113.819" calcext:value-type="float">
            <text:p>4113.819</text:p>
          </table:table-cell>
          <table:table-cell office:value-type="float" office:value="7442.915" calcext:value-type="float">
            <text:p>7442.915</text:p>
          </table:table-cell>
          <table:table-cell office:value-type="float" office:value="673.353" calcext:value-type="float">
            <text:p>673.353</text:p>
          </table:table-cell>
          <table:table-cell office:value-type="float" office:value="7088.452" calcext:value-type="float">
            <text:p>7088.452</text:p>
          </table:table-cell>
          <table:table-cell office:value-type="float" office:value="4405.676" calcext:value-type="float">
            <text:p>4405.676</text:p>
          </table:table-cell>
          <table:table-cell office:value-type="float" office:value="52.947" calcext:value-type="float">
            <text:p>52.947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135.034" calcext:value-type="float">
            <text:p>135.034</text:p>
          </table:table-cell>
          <table:table-cell office:value-type="float" office:value="28539.295" calcext:value-type="float">
            <text:p>28539.295</text:p>
          </table:table-cell>
          <table:table-cell office:value-type="float" office:value="-216.054" calcext:value-type="float">
            <text:p>-216.054</text:p>
          </table:table-cell>
          <table:table-cell office:value-type="float" office:value="3891.027" calcext:value-type="float">
            <text:p>3891.027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12372.994" calcext:value-type="float">
            <text:p>12372.994</text:p>
          </table:table-cell>
          <table:table-cell office:value-type="float" office:value="28539.295" calcext:value-type="float">
            <text:p>28539.295</text:p>
          </table:table-cell>
          <table:table-cell office:value-type="float" office:value="-20757.242" calcext:value-type="float">
            <text:p>-20757.242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0" calcext:value-type="float">
            <text:p>0</text:p>
          </table:table-cell>
          <table:table-cell office:value-type="float" office:value="3044.524" calcext:value-type="float">
            <text:p>3044.524</text:p>
          </table:table-cell>
          <table:table-cell office:value-type="float" office:value="361.705" calcext:value-type="float">
            <text:p>361.705</text:p>
          </table:table-cell>
          <table:table-cell office:value-type="float" office:value="858.152" calcext:value-type="float">
            <text:p>858.152</text:p>
          </table:table-cell>
          <table:table-cell office:value-type="float" office:value="-582.952" calcext:value-type="float">
            <text:p>-582.952</text:p>
          </table:table-cell>
          <table:table-cell office:value-type="float" office:value="5509.853" calcext:value-type="float">
            <text:p>5509.853</text:p>
          </table:table-cell>
          <table:table-cell office:value-type="float" office:value="4072.874" calcext:value-type="float">
            <text:p>4072.874</text:p>
          </table:table-cell>
          <table:table-cell office:value-type="float" office:value="7019.512" calcext:value-type="float">
            <text:p>7019.512</text:p>
          </table:table-cell>
          <table:table-cell office:value-type="float" office:value="647.089" calcext:value-type="float">
            <text:p>647.089</text:p>
          </table:table-cell>
          <table:table-cell office:value-type="float" office:value="6798.921" calcext:value-type="float">
            <text:p>6798.921</text:p>
          </table:table-cell>
          <table:table-cell office:value-type="float" office:value="4220.785" calcext:value-type="float">
            <text:p>4220.785</text:p>
          </table:table-cell>
          <table:table-cell office:value-type="float" office:value="5762.578" calcext:value-type="float">
            <text:p>5762.578</text:p>
          </table:table-cell>
          <table:table-cell office:value-type="float" office:value="4243.548" calcext:value-type="float">
            <text:p>4243.548</text:p>
          </table:table-cell>
          <table:table-cell office:value-type="float" office:value="7351.13" calcext:value-type="float">
            <text:p>7351.13</text:p>
          </table:table-cell>
          <table:table-cell office:value-type="float" office:value="681.697" calcext:value-type="float">
            <text:p>681.697</text:p>
          </table:table-cell>
          <table:table-cell office:value-type="float" office:value="7120.588" calcext:value-type="float">
            <text:p>7120.588</text:p>
          </table:table-cell>
          <table:table-cell office:value-type="float" office:value="4404.569" calcext:value-type="float">
            <text:p>4404.569</text:p>
          </table:table-cell>
          <table:table-cell office:value-type="float" office:value="23.427" calcext:value-type="float">
            <text:p>23.42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69.838" calcext:value-type="float">
            <text:p>69.838</text:p>
          </table:table-cell>
          <table:table-cell office:value-type="float" office:value="5374.64" calcext:value-type="float">
            <text:p>5374.64</text:p>
          </table:table-cell>
          <table:table-cell office:value-type="float" office:value="-115.698" calcext:value-type="float">
            <text:p>-115.698</text:p>
          </table:table-cell>
          <table:table-cell office:value-type="float" office:value="715.961" calcext:value-type="float">
            <text:p>715.96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2338.574" calcext:value-type="float">
            <text:p>2338.574</text:p>
          </table:table-cell>
          <table:table-cell office:value-type="float" office:value="5374.64" calcext:value-type="float">
            <text:p>5374.64</text:p>
          </table:table-cell>
          <table:table-cell office:value-type="float" office:value="-3942.718" calcext:value-type="float">
            <text:p>-3942.71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78.697" calcext:value-type="float">
            <text:p>178.697</text:p>
          </table:table-cell>
          <table:table-cell office:value-type="float" office:value="0" calcext:value-type="float">
            <text:p>0</text:p>
          </table:table-cell>
          <table:table-cell office:value-type="float" office:value="3823.333" calcext:value-type="float">
            <text:p>3823.333</text:p>
          </table:table-cell>
          <table:table-cell office:value-type="float" office:value="549.387" calcext:value-type="float">
            <text:p>549.387</text:p>
          </table:table-cell>
          <table:table-cell office:value-type="float" office:value="1273.132" calcext:value-type="float">
            <text:p>1273.132</text:p>
          </table:table-cell>
          <table:table-cell office:value-type="float" office:value="-915.737" calcext:value-type="float">
            <text:p>-915.737</text:p>
          </table:table-cell>
          <table:table-cell office:value-type="float" office:value="5576.958" calcext:value-type="float">
            <text:p>5576.958</text:p>
          </table:table-cell>
          <table:table-cell office:value-type="float" office:value="3983.467" calcext:value-type="float">
            <text:p>3983.467</text:p>
          </table:table-cell>
          <table:table-cell office:value-type="float" office:value="6988.522" calcext:value-type="float">
            <text:p>6988.522</text:p>
          </table:table-cell>
          <table:table-cell office:value-type="float" office:value="680.706" calcext:value-type="float">
            <text:p>680.706</text:p>
          </table:table-cell>
          <table:table-cell office:value-type="float" office:value="6932.994" calcext:value-type="float">
            <text:p>6932.994</text:p>
          </table:table-cell>
          <table:table-cell office:value-type="float" office:value="4220.923" calcext:value-type="float">
            <text:p>4220.923</text:p>
          </table:table-cell>
          <table:table-cell office:value-type="float" office:value="5833.356" calcext:value-type="float">
            <text:p>5833.356</text:p>
          </table:table-cell>
          <table:table-cell office:value-type="float" office:value="4142.102" calcext:value-type="float">
            <text:p>4142.102</text:p>
          </table:table-cell>
          <table:table-cell office:value-type="float" office:value="7311.866" calcext:value-type="float">
            <text:p>7311.866</text:p>
          </table:table-cell>
          <table:table-cell office:value-type="float" office:value="717.254" calcext:value-type="float">
            <text:p>717.254</text:p>
          </table:table-cell>
          <table:table-cell office:value-type="float" office:value="7262.198" calcext:value-type="float">
            <text:p>7262.198</text:p>
          </table:table-cell>
          <table:table-cell office:value-type="float" office:value="4404.513" calcext:value-type="float">
            <text:p>4404.513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2304" calcext:value-type="float">
            <text:p>2304</text:p>
          </table:table-cell>
          <table:table-cell office:value-type="float" office:value="327.444" calcext:value-type="float">
            <text:p>327.444</text:p>
          </table:table-cell>
          <table:table-cell office:value-type="float" office:value="65176.914" calcext:value-type="float">
            <text:p>65176.914</text:p>
          </table:table-cell>
          <table:table-cell office:value-type="float" office:value="-564.581" calcext:value-type="float">
            <text:p>-564.581</text:p>
          </table:table-cell>
          <table:table-cell office:value-type="float" office:value="6381.947" calcext:value-type="float">
            <text:p>6381.94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9514.032" calcext:value-type="float">
            <text:p>29514.032</text:p>
          </table:table-cell>
          <table:table-cell office:value-type="float" office:value="65176.914" calcext:value-type="float">
            <text:p>65176.914</text:p>
          </table:table-cell>
          <table:table-cell office:value-type="float" office:value="-52413.02" calcext:value-type="float">
            <text:p>-52413.02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81.961" calcext:value-type="float">
            <text:p>181.961</text:p>
          </table:table-cell>
          <table:table-cell office:value-type="float" office:value="0" calcext:value-type="float">
            <text:p>0</text:p>
          </table:table-cell>
          <table:table-cell office:value-type="float" office:value="3224.498" calcext:value-type="float">
            <text:p>3224.498</text:p>
          </table:table-cell>
          <table:table-cell office:value-type="float" office:value="428.355" calcext:value-type="float">
            <text:p>428.355</text:p>
          </table:table-cell>
          <table:table-cell office:value-type="float" office:value="1035.289" calcext:value-type="float">
            <text:p>1035.289</text:p>
          </table:table-cell>
          <table:table-cell office:value-type="float" office:value="-671.366" calcext:value-type="float">
            <text:p>-671.366</text:p>
          </table:table-cell>
          <table:table-cell office:value-type="float" office:value="5560.793" calcext:value-type="float">
            <text:p>5560.793</text:p>
          </table:table-cell>
          <table:table-cell office:value-type="float" office:value="4009.393" calcext:value-type="float">
            <text:p>4009.393</text:p>
          </table:table-cell>
          <table:table-cell office:value-type="float" office:value="6858.87" calcext:value-type="float">
            <text:p>6858.87</text:p>
          </table:table-cell>
          <table:table-cell office:value-type="float" office:value="639.167" calcext:value-type="float">
            <text:p>639.167</text:p>
          </table:table-cell>
          <table:table-cell office:value-type="float" office:value="6834.079" calcext:value-type="float">
            <text:p>6834.079</text:p>
          </table:table-cell>
          <table:table-cell office:value-type="float" office:value="4287.507" calcext:value-type="float">
            <text:p>4287.507</text:p>
          </table:table-cell>
          <table:table-cell office:value-type="float" office:value="5819.39" calcext:value-type="float">
            <text:p>5819.39</text:p>
          </table:table-cell>
          <table:table-cell office:value-type="float" office:value="4216.445" calcext:value-type="float">
            <text:p>4216.445</text:p>
          </table:table-cell>
          <table:table-cell office:value-type="float" office:value="7210.663" calcext:value-type="float">
            <text:p>7210.663</text:p>
          </table:table-cell>
          <table:table-cell office:value-type="float" office:value="669.871" calcext:value-type="float">
            <text:p>669.871</text:p>
          </table:table-cell>
          <table:table-cell office:value-type="float" office:value="7153.843" calcext:value-type="float">
            <text:p>7153.843</text:p>
          </table:table-cell>
          <table:table-cell office:value-type="float" office:value="4484.938" calcext:value-type="float">
            <text:p>4484.938</text:p>
          </table:table-cell>
          <table:table-cell office:value-type="float" office:value="47.853" calcext:value-type="float">
            <text:p>47.853</text:p>
          </table:table-cell>
          <table:table-cell office:value-type="float" office:value="1" calcext:value-type="float">
            <text:p>1</text:p>
          </table:table-cell>
          <table:table-cell office:value-type="float" office:value="2299" calcext:value-type="float">
            <text:p>2299</text:p>
          </table:table-cell>
          <table:table-cell office:value-type="float" office:value="265.119" calcext:value-type="float">
            <text:p>265.119</text:p>
          </table:table-cell>
          <table:table-cell office:value-type="float" office:value="54606.467" calcext:value-type="float">
            <text:p>54606.467</text:p>
          </table:table-cell>
          <table:table-cell office:value-type="float" office:value="-480.29" calcext:value-type="float">
            <text:p>-480.29</text:p>
          </table:table-cell>
          <table:table-cell office:value-type="float" office:value="3728.748" calcext:value-type="float">
            <text:p>3728.748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25539.714" calcext:value-type="float">
            <text:p>25539.714</text:p>
          </table:table-cell>
          <table:table-cell office:value-type="float" office:value="54606.467" calcext:value-type="float">
            <text:p>54606.467</text:p>
          </table:table-cell>
          <table:table-cell office:value-type="float" office:value="-47148.972" calcext:value-type="float">
            <text:p>-47148.972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276.246" calcext:value-type="float">
            <text:p>276.246</text:p>
          </table:table-cell>
          <table:table-cell office:value-type="float" office:value="0" calcext:value-type="float">
            <text:p>0</text:p>
          </table:table-cell>
          <table:table-cell office:value-type="float" office:value="6853.19" calcext:value-type="float">
            <text:p>6853.19</text:p>
          </table:table-cell>
          <table:table-cell office:value-type="float" office:value="870.051" calcext:value-type="float">
            <text:p>870.051</text:p>
          </table:table-cell>
          <table:table-cell office:value-type="float" office:value="2009.476" calcext:value-type="float">
            <text:p>2009.476</text:p>
          </table:table-cell>
          <table:table-cell office:value-type="float" office:value="-1456.984" calcext:value-type="float">
            <text:p>-1456.984</text:p>
          </table:table-cell>
          <table:table-cell office:value-type="float" office:value="5614.674" calcext:value-type="float">
            <text:p>5614.674</text:p>
          </table:table-cell>
          <table:table-cell office:value-type="float" office:value="3939.377" calcext:value-type="float">
            <text:p>3939.377</text:p>
          </table:table-cell>
          <table:table-cell office:value-type="float" office:value="8687.471" calcext:value-type="float">
            <text:p>8687.471</text:p>
          </table:table-cell>
          <table:table-cell office:value-type="float" office:value="712.015" calcext:value-type="float">
            <text:p>712.015</text:p>
          </table:table-cell>
          <table:table-cell office:value-type="float" office:value="7033.08" calcext:value-type="float">
            <text:p>7033.08</text:p>
          </table:table-cell>
          <table:table-cell office:value-type="float" office:value="4196.267" calcext:value-type="float">
            <text:p>4196.267</text:p>
          </table:table-cell>
          <table:table-cell office:value-type="float" office:value="5876.677" calcext:value-type="float">
            <text:p>5876.677</text:p>
          </table:table-cell>
          <table:table-cell office:value-type="float" office:value="4099.166" calcext:value-type="float">
            <text:p>4099.166</text:p>
          </table:table-cell>
          <table:table-cell office:value-type="float" office:value="9125.038" calcext:value-type="float">
            <text:p>9125.038</text:p>
          </table:table-cell>
          <table:table-cell office:value-type="float" office:value="752.152" calcext:value-type="float">
            <text:p>752.152</text:p>
          </table:table-cell>
          <table:table-cell office:value-type="float" office:value="7375.04" calcext:value-type="float">
            <text:p>7375.04</text:p>
          </table:table-cell>
          <table:table-cell office:value-type="float" office:value="4378.313" calcext:value-type="float">
            <text:p>4378.313</text:p>
          </table:table-cell>
          <table:table-cell office:value-type="float" office:value="73.547" calcext:value-type="float">
            <text:p>73.547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276.283" calcext:value-type="float">
            <text:p>276.283</text:p>
          </table:table-cell>
          <table:table-cell office:value-type="float" office:value="51412.336" calcext:value-type="float">
            <text:p>51412.336</text:p>
          </table:table-cell>
          <table:table-cell office:value-type="float" office:value="-476.838" calcext:value-type="float">
            <text:p>-476.838</text:p>
          </table:table-cell>
          <table:table-cell office:value-type="float" office:value="5787.682" calcext:value-type="float">
            <text:p>5787.682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2902.769" calcext:value-type="float">
            <text:p>22902.769</text:p>
          </table:table-cell>
          <table:table-cell office:value-type="float" office:value="51412.336" calcext:value-type="float">
            <text:p>51412.336</text:p>
          </table:table-cell>
          <table:table-cell office:value-type="float" office:value="-39836.973" calcext:value-type="float">
            <text:p>-39836.973</text:p>
          </table:table-cell>
          <table:table-cell office:value-type="float" office:value="45" calcext:value-type="float">
            <text:p>45</text:p>
          </table:table-cell>
          <table:table-cell table:number-columns-repeated="45"/>
        </table:table-row>
        <table:table-row table:style-name="ro1">
          <table:table-cell office:value-type="float" office:value="154.998" calcext:value-type="float">
            <text:p>154.998</text:p>
          </table:table-cell>
          <table:table-cell office:value-type="float" office:value="0" calcext:value-type="float">
            <text:p>0</text:p>
          </table:table-cell>
          <table:table-cell office:value-type="float" office:value="2468.758" calcext:value-type="float">
            <text:p>2468.758</text:p>
          </table:table-cell>
          <table:table-cell office:value-type="float" office:value="374.619" calcext:value-type="float">
            <text:p>374.619</text:p>
          </table:table-cell>
          <table:table-cell office:value-type="float" office:value="901.278" calcext:value-type="float">
            <text:p>901.278</text:p>
          </table:table-cell>
          <table:table-cell office:value-type="float" office:value="-591.281" calcext:value-type="float">
            <text:p>-591.281</text:p>
          </table:table-cell>
          <table:table-cell office:value-type="float" office:value="5693.282" calcext:value-type="float">
            <text:p>5693.282</text:p>
          </table:table-cell>
          <table:table-cell office:value-type="float" office:value="3898.64" calcext:value-type="float">
            <text:p>3898.64</text:p>
          </table:table-cell>
          <table:table-cell office:value-type="float" office:value="8038.603" calcext:value-type="float">
            <text:p>8038.603</text:p>
          </table:table-cell>
          <table:table-cell office:value-type="float" office:value="700.89" calcext:value-type="float">
            <text:p>700.89</text:p>
          </table:table-cell>
          <table:table-cell office:value-type="float" office:value="7089.526" calcext:value-type="float">
            <text:p>7089.526</text:p>
          </table:table-cell>
          <table:table-cell office:value-type="float" office:value="4297.038" calcext:value-type="float">
            <text:p>4297.038</text:p>
          </table:table-cell>
          <table:table-cell office:value-type="float" office:value="5953.529" calcext:value-type="float">
            <text:p>5953.529</text:p>
          </table:table-cell>
          <table:table-cell office:value-type="float" office:value="4052.193" calcext:value-type="float">
            <text:p>4052.193</text:p>
          </table:table-cell>
          <table:table-cell office:value-type="float" office:value="8382.608" calcext:value-type="float">
            <text:p>8382.608</text:p>
          </table:table-cell>
          <table:table-cell office:value-type="float" office:value="734.659" calcext:value-type="float">
            <text:p>734.659</text:p>
          </table:table-cell>
          <table:table-cell office:value-type="float" office:value="7417.046" calcext:value-type="float">
            <text:p>7417.046</text:p>
          </table:table-cell>
          <table:table-cell office:value-type="float" office:value="4490.013" calcext:value-type="float">
            <text:p>4490.013</text:p>
          </table:table-cell>
          <table:table-cell office:value-type="float" office:value="72.893" calcext:value-type="float">
            <text:p>72.893</text:p>
          </table:table-cell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199.029" calcext:value-type="float">
            <text:p>199.029</text:p>
          </table:table-cell>
          <table:table-cell office:value-type="float" office:value="35413.027" calcext:value-type="float">
            <text:p>35413.027</text:p>
          </table:table-cell>
          <table:table-cell office:value-type="float" office:value="-323.593" calcext:value-type="float">
            <text:p>-323.593</text:p>
          </table:table-cell>
          <table:table-cell office:value-type="float" office:value="4896.458" calcext:value-type="float">
            <text:p>4896.458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 office:value-type="float" office:value="15318.777" calcext:value-type="float">
            <text:p>15318.777</text:p>
          </table:table-cell>
          <table:table-cell office:value-type="float" office:value="35413.027" calcext:value-type="float">
            <text:p>35413.027</text:p>
          </table:table-cell>
          <table:table-cell office:value-type="float" office:value="-25620.111" calcext:value-type="float">
            <text:p>-25620.111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38.046" calcext:value-type="float">
            <text:p>138.046</text:p>
          </table:table-cell>
          <table:table-cell office:value-type="float" office:value="0" calcext:value-type="float">
            <text:p>0</text:p>
          </table:table-cell>
          <table:table-cell office:value-type="float" office:value="4765.08" calcext:value-type="float">
            <text:p>4765.08</text:p>
          </table:table-cell>
          <table:table-cell office:value-type="float" office:value="552.404" calcext:value-type="float">
            <text:p>552.404</text:p>
          </table:table-cell>
          <table:table-cell office:value-type="float" office:value="1238.491" calcext:value-type="float">
            <text:p>1238.491</text:p>
          </table:table-cell>
          <table:table-cell office:value-type="float" office:value="-962.4" calcext:value-type="float">
            <text:p>-962.4</text:p>
          </table:table-cell>
          <table:table-cell office:value-type="float" office:value="5644.506" calcext:value-type="float">
            <text:p>5644.506</text:p>
          </table:table-cell>
          <table:table-cell office:value-type="float" office:value="3975.108" calcext:value-type="float">
            <text:p>3975.108</text:p>
          </table:table-cell>
          <table:table-cell office:value-type="float" office:value="7833.259" calcext:value-type="float">
            <text:p>7833.259</text:p>
          </table:table-cell>
          <table:table-cell office:value-type="float" office:value="666.971" calcext:value-type="float">
            <text:p>666.971</text:p>
          </table:table-cell>
          <table:table-cell office:value-type="float" office:value="6973.18" calcext:value-type="float">
            <text:p>6973.18</text:p>
          </table:table-cell>
          <table:table-cell office:value-type="float" office:value="4315.833" calcext:value-type="float">
            <text:p>4315.833</text:p>
          </table:table-cell>
          <table:table-cell office:value-type="float" office:value="5902.227" calcext:value-type="float">
            <text:p>5902.227</text:p>
          </table:table-cell>
          <table:table-cell office:value-type="float" office:value="4141.919" calcext:value-type="float">
            <text:p>4141.919</text:p>
          </table:table-cell>
          <table:table-cell office:value-type="float" office:value="8181.854" calcext:value-type="float">
            <text:p>8181.854</text:p>
          </table:table-cell>
          <table:table-cell office:value-type="float" office:value="699.276" calcext:value-type="float">
            <text:p>699.276</text:p>
          </table:table-cell>
          <table:table-cell office:value-type="float" office:value="7295.256" calcext:value-type="float">
            <text:p>7295.256</text:p>
          </table:table-cell>
          <table:table-cell office:value-type="float" office:value="4509.197" calcext:value-type="float">
            <text:p>4509.197</text:p>
          </table:table-cell>
          <table:table-cell office:value-type="float" office:value="36.107" calcext:value-type="float">
            <text:p>36.107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119.931" calcext:value-type="float">
            <text:p>119.931</text:p>
          </table:table-cell>
          <table:table-cell office:value-type="float" office:value="25207.948" calcext:value-type="float">
            <text:p>25207.948</text:p>
          </table:table-cell>
          <table:table-cell office:value-type="float" office:value="-202.809" calcext:value-type="float">
            <text:p>-202.809</text:p>
          </table:table-cell>
          <table:table-cell office:value-type="float" office:value="2634.332" calcext:value-type="float">
            <text:p>2634.332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1331.556" calcext:value-type="float">
            <text:p>11331.556</text:p>
          </table:table-cell>
          <table:table-cell office:value-type="float" office:value="25207.948" calcext:value-type="float">
            <text:p>25207.948</text:p>
          </table:table-cell>
          <table:table-cell office:value-type="float" office:value="-19939.284" calcext:value-type="float">
            <text:p>-19939.284</text:p>
          </table:table-cell>
          <table:table-cell office:value-type="float" office:value="33" calcext:value-type="float">
            <text:p>33</text:p>
          </table:table-cell>
          <table:table-cell table:number-columns-repeated="45"/>
        </table:table-row>
        <table:table-row table:style-name="ro1">
          <table:table-cell office:value-type="float" office:value="103.303" calcext:value-type="float">
            <text:p>103.303</text:p>
          </table:table-cell>
          <table:table-cell office:value-type="float" office:value="0" calcext:value-type="float">
            <text:p>0</text:p>
          </table:table-cell>
          <table:table-cell office:value-type="float" office:value="1410.351" calcext:value-type="float">
            <text:p>1410.351</text:p>
          </table:table-cell>
          <table:table-cell office:value-type="float" office:value="195.673" calcext:value-type="float">
            <text:p>195.673</text:p>
          </table:table-cell>
          <table:table-cell office:value-type="float" office:value="493.104" calcext:value-type="float">
            <text:p>493.104</text:p>
          </table:table-cell>
          <table:table-cell office:value-type="float" office:value="-286.497" calcext:value-type="float">
            <text:p>-286.497</text:p>
          </table:table-cell>
          <table:table-cell office:value-type="float" office:value="5671.974" calcext:value-type="float">
            <text:p>5671.974</text:p>
          </table:table-cell>
          <table:table-cell office:value-type="float" office:value="4107.277" calcext:value-type="float">
            <text:p>4107.277</text:p>
          </table:table-cell>
          <table:table-cell office:value-type="float" office:value="7578.378" calcext:value-type="float">
            <text:p>7578.378</text:p>
          </table:table-cell>
          <table:table-cell office:value-type="float" office:value="658.387" calcext:value-type="float">
            <text:p>658.387</text:p>
          </table:table-cell>
          <table:table-cell office:value-type="float" office:value="6983.548" calcext:value-type="float">
            <text:p>6983.548</text:p>
          </table:table-cell>
          <table:table-cell office:value-type="float" office:value="4360.399" calcext:value-type="float">
            <text:p>4360.399</text:p>
          </table:table-cell>
          <table:table-cell office:value-type="float" office:value="5936.922" calcext:value-type="float">
            <text:p>5936.922</text:p>
          </table:table-cell>
          <table:table-cell office:value-type="float" office:value="4257.836" calcext:value-type="float">
            <text:p>4257.836</text:p>
          </table:table-cell>
          <table:table-cell office:value-type="float" office:value="7934.829" calcext:value-type="float">
            <text:p>7934.829</text:p>
          </table:table-cell>
          <table:table-cell office:value-type="float" office:value="694.049" calcext:value-type="float">
            <text:p>694.049</text:p>
          </table:table-cell>
          <table:table-cell office:value-type="float" office:value="7319.538" calcext:value-type="float">
            <text:p>7319.538</text:p>
          </table:table-cell>
          <table:table-cell office:value-type="float" office:value="4554.306" calcext:value-type="float">
            <text:p>4554.306</text:p>
          </table:table-cell>
          <table:table-cell office:value-type="float" office:value="105.36" calcext:value-type="float">
            <text:p>105.36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91.514" calcext:value-type="float">
            <text:p>591.514</text:p>
          </table:table-cell>
          <table:table-cell office:value-type="float" office:value="124863.206" calcext:value-type="float">
            <text:p>124863.206</text:p>
          </table:table-cell>
          <table:table-cell office:value-type="float" office:value="-1072.996" calcext:value-type="float">
            <text:p>-1072.996</text:p>
          </table:table-cell>
          <table:table-cell office:value-type="float" office:value="9388.04" calcext:value-type="float">
            <text:p>9388.0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7966.488" calcext:value-type="float">
            <text:p>57966.488</text:p>
          </table:table-cell>
          <table:table-cell office:value-type="float" office:value="124863.206" calcext:value-type="float">
            <text:p>124863.206</text:p>
          </table:table-cell>
          <table:table-cell office:value-type="float" office:value="-106087.126" calcext:value-type="float">
            <text:p>-106087.126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345.258" calcext:value-type="float">
            <text:p>345.258</text:p>
          </table:table-cell>
          <table:table-cell office:value-type="float" office:value="0" calcext:value-type="float">
            <text:p>0</text:p>
          </table:table-cell>
          <table:table-cell office:value-type="float" office:value="10369.043" calcext:value-type="float">
            <text:p>10369.043</text:p>
          </table:table-cell>
          <table:table-cell office:value-type="float" office:value="1471.474" calcext:value-type="float">
            <text:p>1471.474</text:p>
          </table:table-cell>
          <table:table-cell office:value-type="float" office:value="3276.585" calcext:value-type="float">
            <text:p>3276.585</text:p>
          </table:table-cell>
          <table:table-cell office:value-type="float" office:value="-2586.069" calcext:value-type="float">
            <text:p>-2586.069</text:p>
          </table:table-cell>
          <table:table-cell office:value-type="float" office:value="5652.802" calcext:value-type="float">
            <text:p>5652.802</text:p>
          </table:table-cell>
          <table:table-cell office:value-type="float" office:value="4094.776" calcext:value-type="float">
            <text:p>4094.776</text:p>
          </table:table-cell>
          <table:table-cell office:value-type="float" office:value="7388.274" calcext:value-type="float">
            <text:p>7388.274</text:p>
          </table:table-cell>
          <table:table-cell office:value-type="float" office:value="620.22" calcext:value-type="float">
            <text:p>620.22</text:p>
          </table:table-cell>
          <table:table-cell office:value-type="float" office:value="6888.344" calcext:value-type="float">
            <text:p>6888.344</text:p>
          </table:table-cell>
          <table:table-cell office:value-type="float" office:value="4417.261" calcext:value-type="float">
            <text:p>4417.261</text:p>
          </table:table-cell>
          <table:table-cell office:value-type="float" office:value="5912.103" calcext:value-type="float">
            <text:p>5912.103</text:p>
          </table:table-cell>
          <table:table-cell office:value-type="float" office:value="4308.888" calcext:value-type="float">
            <text:p>4308.888</text:p>
          </table:table-cell>
          <table:table-cell office:value-type="float" office:value="7774.172" calcext:value-type="float">
            <text:p>7774.172</text:p>
          </table:table-cell>
          <table:table-cell office:value-type="float" office:value="654.068" calcext:value-type="float">
            <text:p>654.068</text:p>
          </table:table-cell>
          <table:table-cell office:value-type="float" office:value="7215.074" calcext:value-type="float">
            <text:p>7215.074</text:p>
          </table:table-cell>
          <table:table-cell office:value-type="float" office:value="4609.132" calcext:value-type="float">
            <text:p>4609.132</text:p>
          </table:table-cell>
          <table:table-cell office:value-type="float" office:value="87.56" calcext:value-type="float">
            <text:p>87.56</text:p>
          </table:table-cell>
          <table:table-cell office:value-type="float" office:value="1" calcext:value-type="float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344.015" calcext:value-type="float">
            <text:p>344.015</text:p>
          </table:table-cell>
          <table:table-cell office:value-type="float" office:value="67298.115" calcext:value-type="float">
            <text:p>67298.115</text:p>
          </table:table-cell>
          <table:table-cell office:value-type="float" office:value="-597.754" calcext:value-type="float">
            <text:p>-597.754</text:p>
          </table:table-cell>
          <table:table-cell office:value-type="float" office:value="7400.86" calcext:value-type="float">
            <text:p>7400.86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260</text:p>
          </table:table-cell>
          <table:table-cell office:value-type="float" office:value="30067.361" calcext:value-type="float">
            <text:p>30067.361</text:p>
          </table:table-cell>
          <table:table-cell office:value-type="float" office:value="67298.115" calcext:value-type="float">
            <text:p>67298.115</text:p>
          </table:table-cell>
          <table:table-cell office:value-type="float" office:value="-52496.395" calcext:value-type="float">
            <text:p>-52496.395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80.426" calcext:value-type="float">
            <text:p>180.426</text:p>
          </table:table-cell>
          <table:table-cell office:value-type="float" office:value="0" calcext:value-type="float">
            <text:p>0</text:p>
          </table:table-cell>
          <table:table-cell office:value-type="float" office:value="3530.423" calcext:value-type="float">
            <text:p>3530.423</text:p>
          </table:table-cell>
          <table:table-cell office:value-type="float" office:value="426.362" calcext:value-type="float">
            <text:p>426.362</text:p>
          </table:table-cell>
          <table:table-cell office:value-type="float" office:value="1029.783" calcext:value-type="float">
            <text:p>1029.783</text:p>
          </table:table-cell>
          <table:table-cell office:value-type="float" office:value="-668.931" calcext:value-type="float">
            <text:p>-668.931</text:p>
          </table:table-cell>
          <table:table-cell office:value-type="float" office:value="5641.51" calcext:value-type="float">
            <text:p>5641.51</text:p>
          </table:table-cell>
          <table:table-cell office:value-type="float" office:value="4152.256" calcext:value-type="float">
            <text:p>4152.256</text:p>
          </table:table-cell>
          <table:table-cell office:value-type="float" office:value="7355.472" calcext:value-type="float">
            <text:p>7355.472</text:p>
          </table:table-cell>
          <table:table-cell office:value-type="float" office:value="615.998" calcext:value-type="float">
            <text:p>615.998</text:p>
          </table:table-cell>
          <table:table-cell office:value-type="float" office:value="6868.642" calcext:value-type="float">
            <text:p>6868.642</text:p>
          </table:table-cell>
          <table:table-cell office:value-type="float" office:value="4414.379" calcext:value-type="float">
            <text:p>4414.379</text:p>
          </table:table-cell>
          <table:table-cell office:value-type="float" office:value="5903.665" calcext:value-type="float">
            <text:p>5903.665</text:p>
          </table:table-cell>
          <table:table-cell office:value-type="float" office:value="4320.465" calcext:value-type="float">
            <text:p>4320.465</text:p>
          </table:table-cell>
          <table:table-cell office:value-type="float" office:value="7674.564" calcext:value-type="float">
            <text:p>7674.564</text:p>
          </table:table-cell>
          <table:table-cell office:value-type="float" office:value="644.869" calcext:value-type="float">
            <text:p>644.869</text:p>
          </table:table-cell>
          <table:table-cell office:value-type="float" office:value="7188.31" calcext:value-type="float">
            <text:p>7188.31</text:p>
          </table:table-cell>
          <table:table-cell office:value-type="float" office:value="4619.019" calcext:value-type="float">
            <text:p>4619.019</text:p>
          </table:table-cell>
          <table:table-cell office:value-type="float" office:value="47.013" calcext:value-type="float">
            <text:p>47.013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183.681" calcext:value-type="float">
            <text:p>183.681</text:p>
          </table:table-cell>
          <table:table-cell office:value-type="float" office:value="40240.505" calcext:value-type="float">
            <text:p>40240.505</text:p>
          </table:table-cell>
          <table:table-cell office:value-type="float" office:value="-318.899" calcext:value-type="float">
            <text:p>-318.899</text:p>
          </table:table-cell>
          <table:table-cell office:value-type="float" office:value="3719.368" calcext:value-type="float">
            <text:p>3719.368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8332.964" calcext:value-type="float">
            <text:p>18332.964</text:p>
          </table:table-cell>
          <table:table-cell office:value-type="float" office:value="40240.505" calcext:value-type="float">
            <text:p>40240.505</text:p>
          </table:table-cell>
          <table:table-cell office:value-type="float" office:value="-32801.769" calcext:value-type="float">
            <text:p>-32801.769</text:p>
          </table:table-cell>
          <table:table-cell office:value-type="float" office:value="43" calcext:value-type="float">
            <text:p>43</text:p>
          </table:table-cell>
          <table:table-cell table:number-columns-repeated="45"/>
        </table:table-row>
        <table:table-row table:style-name="ro1">
          <table:table-cell office:value-type="float" office:value="158.345" calcext:value-type="float">
            <text:p>158.345</text:p>
          </table:table-cell>
          <table:table-cell office:value-type="float" office:value="0" calcext:value-type="float">
            <text:p>0</text:p>
          </table:table-cell>
          <table:table-cell office:value-type="float" office:value="3051.331" calcext:value-type="float">
            <text:p>3051.331</text:p>
          </table:table-cell>
          <table:table-cell office:value-type="float" office:value="406.394" calcext:value-type="float">
            <text:p>406.394</text:p>
          </table:table-cell>
          <table:table-cell office:value-type="float" office:value="967.923" calcext:value-type="float">
            <text:p>967.923</text:p>
          </table:table-cell>
          <table:table-cell office:value-type="float" office:value="-651.234" calcext:value-type="float">
            <text:p>-651.234</text:p>
          </table:table-cell>
          <table:table-cell office:value-type="float" office:value="5728.816" calcext:value-type="float">
            <text:p>5728.816</text:p>
          </table:table-cell>
          <table:table-cell office:value-type="float" office:value="4180.391" calcext:value-type="float">
            <text:p>4180.391</text:p>
          </table:table-cell>
          <table:table-cell office:value-type="float" office:value="8653.745" calcext:value-type="float">
            <text:p>8653.745</text:p>
          </table:table-cell>
          <table:table-cell office:value-type="float" office:value="740.739" calcext:value-type="float">
            <text:p>740.739</text:p>
          </table:table-cell>
          <table:table-cell office:value-type="float" office:value="7204.443" calcext:value-type="float">
            <text:p>7204.443</text:p>
          </table:table-cell>
          <table:table-cell office:value-type="float" office:value="4253.188" calcext:value-type="float">
            <text:p>4253.188</text:p>
          </table:table-cell>
          <table:table-cell office:value-type="float" office:value="5997.348" calcext:value-type="float">
            <text:p>5997.348</text:p>
          </table:table-cell>
          <table:table-cell office:value-type="float" office:value="4379.289" calcext:value-type="float">
            <text:p>4379.289</text:p>
          </table:table-cell>
          <table:table-cell office:value-type="float" office:value="9050.24" calcext:value-type="float">
            <text:p>9050.24</text:p>
          </table:table-cell>
          <table:table-cell office:value-type="float" office:value="778.066" calcext:value-type="float">
            <text:p>778.066</text:p>
          </table:table-cell>
          <table:table-cell office:value-type="float" office:value="7547.334" calcext:value-type="float">
            <text:p>7547.334</text:p>
          </table:table-cell>
          <table:table-cell office:value-type="float" office:value="4447.361" calcext:value-type="float">
            <text:p>4447.361</text:p>
          </table:table-cell>
          <table:table-cell office:value-type="float" office:value="107.147" calcext:value-type="float">
            <text:p>107.147</text:p>
          </table:table-cell>
          <table:table-cell office:value-type="float" office:value="1" calcext:value-type="float">
            <text:p>1</text:p>
          </table:table-cell>
          <table:table-cell office:value-type="float" office:value="3234" calcext:value-type="float">
            <text:p>3234</text:p>
          </table:table-cell>
          <table:table-cell office:value-type="float" office:value="465.984" calcext:value-type="float">
            <text:p>465.984</text:p>
          </table:table-cell>
          <table:table-cell office:value-type="float" office:value="98951.413" calcext:value-type="float">
            <text:p>98951.413</text:p>
          </table:table-cell>
          <table:table-cell office:value-type="float" office:value="-821.141" calcext:value-type="float">
            <text:p>-821.141</text:p>
          </table:table-cell>
          <table:table-cell office:value-type="float" office:value="9243.081" calcext:value-type="float">
            <text:p>9243.081</text:p>
          </table:table-cell>
          <table:table-cell office:value-type="float" office:value="0" calcext:value-type="float">
            <text:p>0</text:p>
          </table:table-cell>
          <table:table-cell office:value-type="float" office:value="3234" calcext:value-type="float">
            <text:p>3234</text:p>
          </table:table-cell>
          <table:table-cell office:value-type="float" office:value="45031.994" calcext:value-type="float">
            <text:p>45031.994</text:p>
          </table:table-cell>
          <table:table-cell office:value-type="float" office:value="98951.413" calcext:value-type="float">
            <text:p>98951.413</text:p>
          </table:table-cell>
          <table:table-cell office:value-type="float" office:value="-80465.25" calcext:value-type="float">
            <text:p>-80465.25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173.333" calcext:value-type="float">
            <text:p>173.333</text:p>
          </table:table-cell>
          <table:table-cell office:value-type="float" office:value="0" calcext:value-type="float">
            <text:p>0</text:p>
          </table:table-cell>
          <table:table-cell office:value-type="float" office:value="2267.584" calcext:value-type="float">
            <text:p>2267.584</text:p>
          </table:table-cell>
          <table:table-cell office:value-type="float" office:value="367.309" calcext:value-type="float">
            <text:p>367.309</text:p>
          </table:table-cell>
          <table:table-cell office:value-type="float" office:value="905.05" calcext:value-type="float">
            <text:p>905.05</text:p>
          </table:table-cell>
          <table:table-cell office:value-type="float" office:value="-558.385" calcext:value-type="float">
            <text:p>-558.385</text:p>
          </table:table-cell>
          <table:table-cell office:value-type="float" office:value="5796.71" calcext:value-type="float">
            <text:p>5796.71</text:p>
          </table:table-cell>
          <table:table-cell office:value-type="float" office:value="4276.268" calcext:value-type="float">
            <text:p>4276.268</text:p>
          </table:table-cell>
          <table:table-cell office:value-type="float" office:value="7875.285" calcext:value-type="float">
            <text:p>7875.285</text:p>
          </table:table-cell>
          <table:table-cell office:value-type="float" office:value="752.174" calcext:value-type="float">
            <text:p>752.174</text:p>
          </table:table-cell>
          <table:table-cell office:value-type="float" office:value="7295.118" calcext:value-type="float">
            <text:p>7295.118</text:p>
          </table:table-cell>
          <table:table-cell office:value-type="float" office:value="4298.302" calcext:value-type="float">
            <text:p>4298.302</text:p>
          </table:table-cell>
          <table:table-cell office:value-type="float" office:value="6066.288" calcext:value-type="float">
            <text:p>6066.288</text:p>
          </table:table-cell>
          <table:table-cell office:value-type="float" office:value="4440.108" calcext:value-type="float">
            <text:p>4440.108</text:p>
          </table:table-cell>
          <table:table-cell office:value-type="float" office:value="8278.977" calcext:value-type="float">
            <text:p>8278.977</text:p>
          </table:table-cell>
          <table:table-cell office:value-type="float" office:value="793.846" calcext:value-type="float">
            <text:p>793.846</text:p>
          </table:table-cell>
          <table:table-cell office:value-type="float" office:value="7647.711" calcext:value-type="float">
            <text:p>7647.711</text:p>
          </table:table-cell>
          <table:table-cell office:value-type="float" office:value="4484.866" calcext:value-type="float">
            <text:p>4484.866</text:p>
          </table:table-cell>
          <table:table-cell office:value-type="float" office:value="96.653" calcext:value-type="float">
            <text:p>96.653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76.369" calcext:value-type="float">
            <text:p>576.369</text:p>
          </table:table-cell>
          <table:table-cell office:value-type="float" office:value="109495.48" calcext:value-type="float">
            <text:p>109495.48</text:p>
          </table:table-cell>
          <table:table-cell office:value-type="float" office:value="-1051.533" calcext:value-type="float">
            <text:p>-1051.533</text:p>
          </table:table-cell>
          <table:table-cell office:value-type="float" office:value="7734.262" calcext:value-type="float">
            <text:p>7734.26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1082.329" calcext:value-type="float">
            <text:p>51082.329</text:p>
          </table:table-cell>
          <table:table-cell office:value-type="float" office:value="109495.48" calcext:value-type="float">
            <text:p>109495.48</text:p>
          </table:table-cell>
          <table:table-cell office:value-type="float" office:value="-94026.956" calcext:value-type="float">
            <text:p>-94026.956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57.328" calcext:value-type="float">
            <text:p>157.328</text:p>
          </table:table-cell>
          <table:table-cell office:value-type="float" office:value="0" calcext:value-type="float">
            <text:p>0</text:p>
          </table:table-cell>
          <table:table-cell office:value-type="float" office:value="1566.83" calcext:value-type="float">
            <text:p>1566.83</text:p>
          </table:table-cell>
          <table:table-cell office:value-type="float" office:value="226.551" calcext:value-type="float">
            <text:p>226.551</text:p>
          </table:table-cell>
          <table:table-cell office:value-type="float" office:value="608.641" calcext:value-type="float">
            <text:p>608.641</text:p>
          </table:table-cell>
          <table:table-cell office:value-type="float" office:value="-293.984" calcext:value-type="float">
            <text:p>-293.984</text:p>
          </table:table-cell>
          <table:table-cell office:value-type="float" office:value="5772.405" calcext:value-type="float">
            <text:p>5772.405</text:p>
          </table:table-cell>
          <table:table-cell office:value-type="float" office:value="4137.262" calcext:value-type="float">
            <text:p>4137.262</text:p>
          </table:table-cell>
          <table:table-cell office:value-type="float" office:value="7363.247" calcext:value-type="float">
            <text:p>7363.247</text:p>
          </table:table-cell>
          <table:table-cell office:value-type="float" office:value="689.126" calcext:value-type="float">
            <text:p>689.126</text:p>
          </table:table-cell>
          <table:table-cell office:value-type="float" office:value="7145.215" calcext:value-type="float">
            <text:p>7145.215</text:p>
          </table:table-cell>
          <table:table-cell office:value-type="float" office:value="4399.595" calcext:value-type="float">
            <text:p>4399.595</text:p>
          </table:table-cell>
          <table:table-cell office:value-type="float" office:value="6045.386" calcext:value-type="float">
            <text:p>6045.386</text:p>
          </table:table-cell>
          <table:table-cell office:value-type="float" office:value="4309.063" calcext:value-type="float">
            <text:p>4309.063</text:p>
          </table:table-cell>
          <table:table-cell office:value-type="float" office:value="7748.242" calcext:value-type="float">
            <text:p>7748.242</text:p>
          </table:table-cell>
          <table:table-cell office:value-type="float" office:value="724.548" calcext:value-type="float">
            <text:p>724.548</text:p>
          </table:table-cell>
          <table:table-cell office:value-type="float" office:value="7488.76" calcext:value-type="float">
            <text:p>7488.76</text:p>
          </table:table-cell>
          <table:table-cell office:value-type="float" office:value="4602.012" calcext:value-type="float">
            <text:p>4602.012</text:p>
          </table:table-cell>
          <table:table-cell office:value-type="float" office:value="62.76" calcext:value-type="float">
            <text:p>62.76</text:p>
          </table:table-cell>
          <table:table-cell office:value-type="float" office:value="1" calcext:value-type="float">
            <text:p>1</text:p>
          </table:table-cell>
          <table:table-cell office:value-type="float" office:value="1444" calcext:value-type="float">
            <text:p>1444</text:p>
          </table:table-cell>
          <table:table-cell office:value-type="float" office:value="221.167" calcext:value-type="float">
            <text:p>221.167</text:p>
          </table:table-cell>
          <table:table-cell office:value-type="float" office:value="39120.949" calcext:value-type="float">
            <text:p>39120.949</text:p>
          </table:table-cell>
          <table:table-cell office:value-type="float" office:value="-377.827" calcext:value-type="float">
            <text:p>-377.827</text:p>
          </table:table-cell>
          <table:table-cell office:value-type="float" office:value="4547.539" calcext:value-type="float">
            <text:p>4547.539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17355.239" calcext:value-type="float">
            <text:p>17355.239</text:p>
          </table:table-cell>
          <table:table-cell office:value-type="float" office:value="39120.949" calcext:value-type="float">
            <text:p>39120.949</text:p>
          </table:table-cell>
          <table:table-cell office:value-type="float" office:value="-30025.871" calcext:value-type="float">
            <text:p>-30025.871</text:p>
          </table:table-cell>
          <table:table-cell office:value-type="float" office:value="46" calcext:value-type="float">
            <text:p>46</text:p>
          </table:table-cell>
          <table:table-cell table:number-columns-repeated="45"/>
        </table:table-row>
        <table:table-row table:style-name="ro1">
          <table:table-cell office:value-type="float" office:value="166.649" calcext:value-type="float">
            <text:p>166.649</text:p>
          </table:table-cell>
          <table:table-cell office:value-type="float" office:value="0" calcext:value-type="float">
            <text:p>0</text:p>
          </table:table-cell>
          <table:table-cell office:value-type="float" office:value="4371.296" calcext:value-type="float">
            <text:p>4371.296</text:p>
          </table:table-cell>
          <table:table-cell office:value-type="float" office:value="533.303" calcext:value-type="float">
            <text:p>533.303</text:p>
          </table:table-cell>
          <table:table-cell office:value-type="float" office:value="1229.042" calcext:value-type="float">
            <text:p>1229.042</text:p>
          </table:table-cell>
          <table:table-cell office:value-type="float" office:value="-895.745" calcext:value-type="float">
            <text:p>-895.745</text:p>
          </table:table-cell>
          <table:table-cell office:value-type="float" office:value="5760.692" calcext:value-type="float">
            <text:p>5760.692</text:p>
          </table:table-cell>
          <table:table-cell office:value-type="float" office:value="4086.048" calcext:value-type="float">
            <text:p>4086.048</text:p>
          </table:table-cell>
          <table:table-cell office:value-type="float" office:value="7260.168" calcext:value-type="float">
            <text:p>7260.168</text:p>
          </table:table-cell>
          <table:table-cell office:value-type="float" office:value="692.719" calcext:value-type="float">
            <text:p>692.719</text:p>
          </table:table-cell>
          <table:table-cell office:value-type="float" office:value="7140.658" calcext:value-type="float">
            <text:p>7140.658</text:p>
          </table:table-cell>
          <table:table-cell office:value-type="float" office:value="4380.726" calcext:value-type="float">
            <text:p>4380.726</text:p>
          </table:table-cell>
          <table:table-cell office:value-type="float" office:value="6033.452" calcext:value-type="float">
            <text:p>6033.452</text:p>
          </table:table-cell>
          <table:table-cell office:value-type="float" office:value="4285.563" calcext:value-type="float">
            <text:p>4285.563</text:p>
          </table:table-cell>
          <table:table-cell office:value-type="float" office:value="7603.411" calcext:value-type="float">
            <text:p>7603.411</text:p>
          </table:table-cell>
          <table:table-cell office:value-type="float" office:value="730.18" calcext:value-type="float">
            <text:p>730.18</text:p>
          </table:table-cell>
          <table:table-cell office:value-type="float" office:value="7488.045" calcext:value-type="float">
            <text:p>7488.045</text:p>
          </table:table-cell>
          <table:table-cell office:value-type="float" office:value="4578.859" calcext:value-type="float">
            <text:p>4578.859</text:p>
          </table:table-cell>
          <table:table-cell office:value-type="float" office:value="24.413" calcext:value-type="float">
            <text:p>24.413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70.639" calcext:value-type="float">
            <text:p>70.639</text:p>
          </table:table-cell>
          <table:table-cell office:value-type="float" office:value="12915.4" calcext:value-type="float">
            <text:p>12915.4</text:p>
          </table:table-cell>
          <table:table-cell office:value-type="float" office:value="-116.308" calcext:value-type="float">
            <text:p>-116.308</text:p>
          </table:table-cell>
          <table:table-cell office:value-type="float" office:value="1603.427" calcext:value-type="float">
            <text:p>1603.42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678.41" calcext:value-type="float">
            <text:p>5678.41</text:p>
          </table:table-cell>
          <table:table-cell office:value-type="float" office:value="12915.4" calcext:value-type="float">
            <text:p>12915.4</text:p>
          </table:table-cell>
          <table:table-cell office:value-type="float" office:value="-9708.545" calcext:value-type="float">
            <text:p>-9708.545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137.226" calcext:value-type="float">
            <text:p>137.226</text:p>
          </table:table-cell>
          <table:table-cell office:value-type="float" office:value="0" calcext:value-type="float">
            <text:p>0</text:p>
          </table:table-cell>
          <table:table-cell office:value-type="float" office:value="1547.955" calcext:value-type="float">
            <text:p>1547.955</text:p>
          </table:table-cell>
          <table:table-cell office:value-type="float" office:value="241.931" calcext:value-type="float">
            <text:p>241.931</text:p>
          </table:table-cell>
          <table:table-cell office:value-type="float" office:value="619.178" calcext:value-type="float">
            <text:p>619.178</text:p>
          </table:table-cell>
          <table:table-cell office:value-type="float" office:value="-344.725" calcext:value-type="float">
            <text:p>-344.725</text:p>
          </table:table-cell>
          <table:table-cell office:value-type="float" office:value="5787.237" calcext:value-type="float">
            <text:p>5787.237</text:p>
          </table:table-cell>
          <table:table-cell office:value-type="float" office:value="4020.886" calcext:value-type="float">
            <text:p>4020.886</text:p>
          </table:table-cell>
          <table:table-cell office:value-type="float" office:value="7509.495" calcext:value-type="float">
            <text:p>7509.495</text:p>
          </table:table-cell>
          <table:table-cell office:value-type="float" office:value="670.088" calcext:value-type="float">
            <text:p>670.088</text:p>
          </table:table-cell>
          <table:table-cell office:value-type="float" office:value="7122.121" calcext:value-type="float">
            <text:p>7122.121</text:p>
          </table:table-cell>
          <table:table-cell office:value-type="float" office:value="4452.353" calcext:value-type="float">
            <text:p>4452.353</text:p>
          </table:table-cell>
          <table:table-cell office:value-type="float" office:value="6055.863" calcext:value-type="float">
            <text:p>6055.863</text:p>
          </table:table-cell>
          <table:table-cell office:value-type="float" office:value="4223.518" calcext:value-type="float">
            <text:p>4223.518</text:p>
          </table:table-cell>
          <table:table-cell office:value-type="float" office:value="7900.843" calcext:value-type="float">
            <text:p>7900.843</text:p>
          </table:table-cell>
          <table:table-cell office:value-type="float" office:value="704.988" calcext:value-type="float">
            <text:p>704.988</text:p>
          </table:table-cell>
          <table:table-cell office:value-type="float" office:value="7460.271" calcext:value-type="float">
            <text:p>7460.271</text:p>
          </table:table-cell>
          <table:table-cell office:value-type="float" office:value="4651.455" calcext:value-type="float">
            <text:p>4651.455</text:p>
          </table:table-cell>
          <table:table-cell office:value-type="float" office:value="146.32" calcext:value-type="float">
            <text:p>146.32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727.683" calcext:value-type="float">
            <text:p>727.683</text:p>
          </table:table-cell>
          <table:table-cell office:value-type="float" office:value="162393.078" calcext:value-type="float">
            <text:p>162393.078</text:p>
          </table:table-cell>
          <table:table-cell office:value-type="float" office:value="-1303.298" calcext:value-type="float">
            <text:p>-1303.298</text:p>
          </table:table-cell>
          <table:table-cell office:value-type="float" office:value="14234.128" calcext:value-type="float">
            <text:p>14234.12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74373.169" calcext:value-type="float">
            <text:p>74373.169</text:p>
          </table:table-cell>
          <table:table-cell office:value-type="float" office:value="162393.078" calcext:value-type="float">
            <text:p>162393.078</text:p>
          </table:table-cell>
          <table:table-cell office:value-type="float" office:value="-133924.822" calcext:value-type="float">
            <text:p>-133924.822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74.728" calcext:value-type="float">
            <text:p>74.728</text:p>
          </table:table-cell>
          <table:table-cell office:value-type="float" office:value="0" calcext:value-type="float">
            <text:p>0</text:p>
          </table:table-cell>
          <table:table-cell office:value-type="float" office:value="1017.404" calcext:value-type="float">
            <text:p>1017.404</text:p>
          </table:table-cell>
          <table:table-cell office:value-type="float" office:value="157.421" calcext:value-type="float">
            <text:p>157.421</text:p>
          </table:table-cell>
          <table:table-cell office:value-type="float" office:value="388.326" calcext:value-type="float">
            <text:p>388.326</text:p>
          </table:table-cell>
          <table:table-cell office:value-type="float" office:value="-238.871" calcext:value-type="float">
            <text:p>-238.871</text:p>
          </table:table-cell>
          <table:table-cell office:value-type="float" office:value="5775.951" calcext:value-type="float">
            <text:p>5775.951</text:p>
          </table:table-cell>
          <table:table-cell office:value-type="float" office:value="3955.252" calcext:value-type="float">
            <text:p>3955.252</text:p>
          </table:table-cell>
          <table:table-cell office:value-type="float" office:value="7182.304" calcext:value-type="float">
            <text:p>7182.304</text:p>
          </table:table-cell>
          <table:table-cell office:value-type="float" office:value="631.486" calcext:value-type="float">
            <text:p>631.486</text:p>
          </table:table-cell>
          <table:table-cell office:value-type="float" office:value="7033.935" calcext:value-type="float">
            <text:p>7033.935</text:p>
          </table:table-cell>
          <table:table-cell office:value-type="float" office:value="4517.968" calcext:value-type="float">
            <text:p>4517.968</text:p>
          </table:table-cell>
          <table:table-cell office:value-type="float" office:value="6045.795" calcext:value-type="float">
            <text:p>6045.795</text:p>
          </table:table-cell>
          <table:table-cell office:value-type="float" office:value="4103.425" calcext:value-type="float">
            <text:p>4103.425</text:p>
          </table:table-cell>
          <table:table-cell office:value-type="float" office:value="7537.398" calcext:value-type="float">
            <text:p>7537.398</text:p>
          </table:table-cell>
          <table:table-cell office:value-type="float" office:value="671.76" calcext:value-type="float">
            <text:p>671.76</text:p>
          </table:table-cell>
          <table:table-cell office:value-type="float" office:value="7384.009" calcext:value-type="float">
            <text:p>7384.009</text:p>
          </table:table-cell>
          <table:table-cell office:value-type="float" office:value="4707.581" calcext:value-type="float">
            <text:p>4707.581</text:p>
          </table:table-cell>
          <table:table-cell office:value-type="float" office:value="29.347" calcext:value-type="float">
            <text:p>29.347</text:p>
          </table:table-cell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113.234" calcext:value-type="float">
            <text:p>113.234</text:p>
          </table:table-cell>
          <table:table-cell office:value-type="float" office:value="17400.78" calcext:value-type="float">
            <text:p>17400.78</text:p>
          </table:table-cell>
          <table:table-cell office:value-type="float" office:value="-196.227" calcext:value-type="float">
            <text:p>-196.227</text:p>
          </table:table-cell>
          <table:table-cell office:value-type="float" office:value="1735.889" calcext:value-type="float">
            <text:p>1735.889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7863.498" calcext:value-type="float">
            <text:p>7863.498</text:p>
          </table:table-cell>
          <table:table-cell office:value-type="float" office:value="17400.78" calcext:value-type="float">
            <text:p>17400.78</text:p>
          </table:table-cell>
          <table:table-cell office:value-type="float" office:value="-13929.001" calcext:value-type="float">
            <text:p>-13929.001</text:p>
          </table:table-cell>
          <table:table-cell office:value-type="float" office:value="31" calcext:value-type="float">
            <text:p>31</text:p>
          </table:table-cell>
          <table:table-cell table:number-columns-repeated="45"/>
        </table:table-row>
        <table:table-row table:style-name="ro1">
          <table:table-cell office:value-type="float" office:value="326.617" calcext:value-type="float">
            <text:p>326.617</text:p>
          </table:table-cell>
          <table:table-cell office:value-type="float" office:value="0" calcext:value-type="float">
            <text:p>0</text:p>
          </table:table-cell>
          <table:table-cell office:value-type="float" office:value="4468.703" calcext:value-type="float">
            <text:p>4468.703</text:p>
          </table:table-cell>
          <table:table-cell office:value-type="float" office:value="890.366" calcext:value-type="float">
            <text:p>890.366</text:p>
          </table:table-cell>
          <table:table-cell office:value-type="float" office:value="2100.318" calcext:value-type="float">
            <text:p>2100.318</text:p>
          </table:table-cell>
          <table:table-cell office:value-type="float" office:value="-1447.083" calcext:value-type="float">
            <text:p>-1447.083</text:p>
          </table:table-cell>
          <table:table-cell office:value-type="float" office:value="5798.574" calcext:value-type="float">
            <text:p>5798.574</text:p>
          </table:table-cell>
          <table:table-cell office:value-type="float" office:value="3907.447" calcext:value-type="float">
            <text:p>3907.447</text:p>
          </table:table-cell>
          <table:table-cell office:value-type="float" office:value="7057.807" calcext:value-type="float">
            <text:p>7057.807</text:p>
          </table:table-cell>
          <table:table-cell office:value-type="float" office:value="630.759" calcext:value-type="float">
            <text:p>630.759</text:p>
          </table:table-cell>
          <table:table-cell office:value-type="float" office:value="7055.111" calcext:value-type="float">
            <text:p>7055.111</text:p>
          </table:table-cell>
          <table:table-cell office:value-type="float" office:value="4542.038" calcext:value-type="float">
            <text:p>4542.038</text:p>
          </table:table-cell>
          <table:table-cell office:value-type="float" office:value="6066.786" calcext:value-type="float">
            <text:p>6066.786</text:p>
          </table:table-cell>
          <table:table-cell office:value-type="float" office:value="4101.894" calcext:value-type="float">
            <text:p>4101.894</text:p>
          </table:table-cell>
          <table:table-cell office:value-type="float" office:value="7393.961" calcext:value-type="float">
            <text:p>7393.961</text:p>
          </table:table-cell>
          <table:table-cell office:value-type="float" office:value="668.079" calcext:value-type="float">
            <text:p>668.079</text:p>
          </table:table-cell>
          <table:table-cell office:value-type="float" office:value="7397.667" calcext:value-type="float">
            <text:p>7397.667</text:p>
          </table:table-cell>
          <table:table-cell office:value-type="float" office:value="4735.905" calcext:value-type="float">
            <text:p>4735.905</text:p>
          </table:table-cell>
          <table:table-cell office:value-type="float" office:value="45.04" calcext:value-type="float">
            <text:p>45.0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8.388" calcext:value-type="float">
            <text:p>98.388</text:p>
          </table:table-cell>
          <table:table-cell office:value-type="float" office:value="17873.029" calcext:value-type="float">
            <text:p>17873.029</text:p>
          </table:table-cell>
          <table:table-cell office:value-type="float" office:value="-150.959" calcext:value-type="float">
            <text:p>-150.959</text:p>
          </table:table-cell>
          <table:table-cell office:value-type="float" office:value="2754.4" calcext:value-type="float">
            <text:p>2754.4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7589.284" calcext:value-type="float">
            <text:p>7589.284</text:p>
          </table:table-cell>
          <table:table-cell office:value-type="float" office:value="17873.029" calcext:value-type="float">
            <text:p>17873.029</text:p>
          </table:table-cell>
          <table:table-cell office:value-type="float" office:value="-12364.23" calcext:value-type="float">
            <text:p>-12364.23</text:p>
          </table:table-cell>
          <table:table-cell office:value-type="float" office:value="42" calcext:value-type="float">
            <text:p>42</text:p>
          </table:table-cell>
          <table:table-cell table:number-columns-repeated="45"/>
        </table:table-row>
        <table:table-row table:style-name="ro1">
          <table:table-cell office:value-type="float" office:value="78.985" calcext:value-type="float">
            <text:p>78.985</text:p>
          </table:table-cell>
          <table:table-cell office:value-type="float" office:value="0" calcext:value-type="float">
            <text:p>0</text:p>
          </table:table-cell>
          <table:table-cell office:value-type="float" office:value="627.283" calcext:value-type="float">
            <text:p>627.283</text:p>
          </table:table-cell>
          <table:table-cell office:value-type="float" office:value="117.859" calcext:value-type="float">
            <text:p>117.859</text:p>
          </table:table-cell>
          <table:table-cell office:value-type="float" office:value="313.772" calcext:value-type="float">
            <text:p>313.772</text:p>
          </table:table-cell>
          <table:table-cell office:value-type="float" office:value="-155.802" calcext:value-type="float">
            <text:p>-155.802</text:p>
          </table:table-cell>
          <table:table-cell office:value-type="float" office:value="5819.718" calcext:value-type="float">
            <text:p>5819.718</text:p>
          </table:table-cell>
          <table:table-cell office:value-type="float" office:value="3900.055" calcext:value-type="float">
            <text:p>3900.055</text:p>
          </table:table-cell>
          <table:table-cell office:value-type="float" office:value="7311.956" calcext:value-type="float">
            <text:p>7311.956</text:p>
          </table:table-cell>
          <table:table-cell office:value-type="float" office:value="658.034" calcext:value-type="float">
            <text:p>658.034</text:p>
          </table:table-cell>
          <table:table-cell office:value-type="float" office:value="7130.589" calcext:value-type="float">
            <text:p>7130.589</text:p>
          </table:table-cell>
          <table:table-cell office:value-type="float" office:value="4508.848" calcext:value-type="float">
            <text:p>4508.848</text:p>
          </table:table-cell>
          <table:table-cell office:value-type="float" office:value="6091.599" calcext:value-type="float">
            <text:p>6091.599</text:p>
          </table:table-cell>
          <table:table-cell office:value-type="float" office:value="4087.545" calcext:value-type="float">
            <text:p>4087.545</text:p>
          </table:table-cell>
          <table:table-cell office:value-type="float" office:value="7657.057" calcext:value-type="float">
            <text:p>7657.057</text:p>
          </table:table-cell>
          <table:table-cell office:value-type="float" office:value="687.325" calcext:value-type="float">
            <text:p>687.325</text:p>
          </table:table-cell>
          <table:table-cell office:value-type="float" office:value="7460.82" calcext:value-type="float">
            <text:p>7460.82</text:p>
          </table:table-cell>
          <table:table-cell office:value-type="float" office:value="4722.378" calcext:value-type="float">
            <text:p>4722.378</text:p>
          </table:table-cell>
          <table:table-cell office:value-type="float" office:value="111.613" calcext:value-type="float">
            <text:p>111.613</text:p>
          </table:table-cell>
          <table:table-cell office:value-type="float" office:value="1" calcext:value-type="float">
            <text:p>1</text:p>
          </table:table-cell>
          <table:table-cell office:value-type="float" office:value="2281" calcext:value-type="float">
            <text:p>2281</text:p>
          </table:table-cell>
          <table:table-cell office:value-type="float" office:value="386.263" calcext:value-type="float">
            <text:p>386.263</text:p>
          </table:table-cell>
          <table:table-cell office:value-type="float" office:value="82342.517" calcext:value-type="float">
            <text:p>82342.517</text:p>
          </table:table-cell>
          <table:table-cell office:value-type="float" office:value="-657.861" calcext:value-type="float">
            <text:p>-657.861</text:p>
          </table:table-cell>
          <table:table-cell office:value-type="float" office:value="9537.145" calcext:value-type="float">
            <text:p>9537.145</text:p>
          </table:table-cell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 office:value-type="float" office:value="36547.007" calcext:value-type="float">
            <text:p>36547.007</text:p>
          </table:table-cell>
          <table:table-cell office:value-type="float" office:value="82342.517" calcext:value-type="float">
            <text:p>82342.517</text:p>
          </table:table-cell>
          <table:table-cell office:value-type="float" office:value="-63268.227" calcext:value-type="float">
            <text:p>-63268.227</text:p>
          </table:table-cell>
          <table:table-cell office:value-type="float" office:value="34" calcext:value-type="float">
            <text:p>34</text:p>
          </table:table-cell>
          <table:table-cell table:number-columns-repeated="45"/>
        </table:table-row>
        <table:table-row table:style-name="ro1">
          <table:table-cell office:value-type="float" office:value="162.599" calcext:value-type="float">
            <text:p>162.599</text:p>
          </table:table-cell>
          <table:table-cell office:value-type="float" office:value="0" calcext:value-type="float">
            <text:p>0</text:p>
          </table:table-cell>
          <table:table-cell office:value-type="float" office:value="3306.76" calcext:value-type="float">
            <text:p>3306.76</text:p>
          </table:table-cell>
          <table:table-cell office:value-type="float" office:value="421.865" calcext:value-type="float">
            <text:p>421.865</text:p>
          </table:table-cell>
          <table:table-cell office:value-type="float" office:value="1002.998" calcext:value-type="float">
            <text:p>1002.998</text:p>
          </table:table-cell>
          <table:table-cell office:value-type="float" office:value="-677.8" calcext:value-type="float">
            <text:p>-677.8</text:p>
          </table:table-cell>
          <table:table-cell office:value-type="float" office:value="5806.947" calcext:value-type="float">
            <text:p>5806.947</text:p>
          </table:table-cell>
          <table:table-cell office:value-type="float" office:value="3895.335" calcext:value-type="float">
            <text:p>3895.335</text:p>
          </table:table-cell>
          <table:table-cell office:value-type="float" office:value="7176.638" calcext:value-type="float">
            <text:p>7176.638</text:p>
          </table:table-cell>
          <table:table-cell office:value-type="float" office:value="645.587" calcext:value-type="float">
            <text:p>645.587</text:p>
          </table:table-cell>
          <table:table-cell office:value-type="float" office:value="7093.023" calcext:value-type="float">
            <text:p>7093.023</text:p>
          </table:table-cell>
          <table:table-cell office:value-type="float" office:value="4520.872" calcext:value-type="float">
            <text:p>4520.872</text:p>
          </table:table-cell>
          <table:table-cell office:value-type="float" office:value="6079.355" calcext:value-type="float">
            <text:p>6079.355</text:p>
          </table:table-cell>
          <table:table-cell office:value-type="float" office:value="4043.777" calcext:value-type="float">
            <text:p>4043.777</text:p>
          </table:table-cell>
          <table:table-cell office:value-type="float" office:value="7511.831" calcext:value-type="float">
            <text:p>7511.831</text:p>
          </table:table-cell>
          <table:table-cell office:value-type="float" office:value="682.565" calcext:value-type="float">
            <text:p>682.565</text:p>
          </table:table-cell>
          <table:table-cell office:value-type="float" office:value="7439.093" calcext:value-type="float">
            <text:p>7439.093</text:p>
          </table:table-cell>
          <table:table-cell office:value-type="float" office:value="4719.616" calcext:value-type="float">
            <text:p>4719.616</text:p>
          </table:table-cell>
          <table:table-cell office:value-type="float" office:value="33.48" calcext:value-type="float">
            <text:p>33.48</text:p>
          </table:table-cell>
          <table:table-cell office:value-type="float" office:value="1" calcext:value-type="float">
            <text:p>1</text:p>
          </table:table-cell>
          <table:table-cell office:value-type="float" office:value="614" calcext:value-type="float">
            <text:p>614</text:p>
          </table:table-cell>
          <table:table-cell office:value-type="float" office:value="98.636" calcext:value-type="float">
            <text:p>98.636</text:p>
          </table:table-cell>
          <table:table-cell office:value-type="float" office:value="16371.88" calcext:value-type="float">
            <text:p>16371.88</text:p>
          </table:table-cell>
          <table:table-cell office:value-type="float" office:value="-163.014" calcext:value-type="float">
            <text:p>-163.014</text:p>
          </table:table-cell>
          <table:table-cell office:value-type="float" office:value="2138.893" calcext:value-type="float">
            <text:p>2138.893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7144.707" calcext:value-type="float">
            <text:p>7144.707</text:p>
          </table:table-cell>
          <table:table-cell office:value-type="float" office:value="16371.88" calcext:value-type="float">
            <text:p>16371.88</text:p>
          </table:table-cell>
          <table:table-cell office:value-type="float" office:value="-12094.093" calcext:value-type="float">
            <text:p>-12094.093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05.002" calcext:value-type="float">
            <text:p>105.002</text:p>
          </table:table-cell>
          <table:table-cell office:value-type="float" office:value="0" calcext:value-type="float">
            <text:p>0</text:p>
          </table:table-cell>
          <table:table-cell office:value-type="float" office:value="1005.758" calcext:value-type="float">
            <text:p>1005.758</text:p>
          </table:table-cell>
          <table:table-cell office:value-type="float" office:value="168.06" calcext:value-type="float">
            <text:p>168.06</text:p>
          </table:table-cell>
          <table:table-cell office:value-type="float" office:value="439.795" calcext:value-type="float">
            <text:p>439.795</text:p>
          </table:table-cell>
          <table:table-cell office:value-type="float" office:value="-229.79" calcext:value-type="float">
            <text:p>-229.79</text:p>
          </table:table-cell>
          <table:table-cell office:value-type="float" office:value="5805.461" calcext:value-type="float">
            <text:p>5805.461</text:p>
          </table:table-cell>
          <table:table-cell office:value-type="float" office:value="3895.375" calcext:value-type="float">
            <text:p>3895.375</text:p>
          </table:table-cell>
          <table:table-cell office:value-type="float" office:value="6928.918" calcext:value-type="float">
            <text:p>6928.918</text:p>
          </table:table-cell>
          <table:table-cell office:value-type="float" office:value="616.486" calcext:value-type="float">
            <text:p>616.486</text:p>
          </table:table-cell>
          <table:table-cell office:value-type="float" office:value="7033.565" calcext:value-type="float">
            <text:p>7033.565</text:p>
          </table:table-cell>
          <table:table-cell office:value-type="float" office:value="4577.357" calcext:value-type="float">
            <text:p>4577.357</text:p>
          </table:table-cell>
          <table:table-cell office:value-type="float" office:value="6078.443" calcext:value-type="float">
            <text:p>6078.443</text:p>
          </table:table-cell>
          <table:table-cell office:value-type="float" office:value="4064.821" calcext:value-type="float">
            <text:p>4064.821</text:p>
          </table:table-cell>
          <table:table-cell office:value-type="float" office:value="7269.441" calcext:value-type="float">
            <text:p>7269.441</text:p>
          </table:table-cell>
          <table:table-cell office:value-type="float" office:value="650.512" calcext:value-type="float">
            <text:p>650.512</text:p>
          </table:table-cell>
          <table:table-cell office:value-type="float" office:value="7374.331" calcext:value-type="float">
            <text:p>7374.331</text:p>
          </table:table-cell>
          <table:table-cell office:value-type="float" office:value="4782.556" calcext:value-type="float">
            <text:p>4782.556</text:p>
          </table:table-cell>
          <table:table-cell office:value-type="float" office:value="60.933" calcext:value-type="float">
            <text:p>60.933</text:p>
          </table:table-cell>
          <table:table-cell office:value-type="float" office:value="1" calcext:value-type="float">
            <text:p>1</text:p>
          </table:table-cell>
          <table:table-cell office:value-type="float" office:value="2609" calcext:value-type="float">
            <text:p>2609</text:p>
          </table:table-cell>
          <table:table-cell office:value-type="float" office:value="329.813" calcext:value-type="float">
            <text:p>329.813</text:p>
          </table:table-cell>
          <table:table-cell office:value-type="float" office:value="72514.335" calcext:value-type="float">
            <text:p>72514.335</text:p>
          </table:table-cell>
          <table:table-cell office:value-type="float" office:value="-596.088" calcext:value-type="float">
            <text:p>-596.088</text:p>
          </table:table-cell>
          <table:table-cell office:value-type="float" office:value="5653.673" calcext:value-type="float">
            <text:p>5653.673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33562.868" calcext:value-type="float">
            <text:p>33562.868</text:p>
          </table:table-cell>
          <table:table-cell office:value-type="float" office:value="72514.335" calcext:value-type="float">
            <text:p>72514.335</text:p>
          </table:table-cell>
          <table:table-cell office:value-type="float" office:value="-61206.989" calcext:value-type="float">
            <text:p>-61206.989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26.138" calcext:value-type="float">
            <text:p>126.138</text:p>
          </table:table-cell>
          <table:table-cell office:value-type="float" office:value="0" calcext:value-type="float">
            <text:p>0</text:p>
          </table:table-cell>
          <table:table-cell office:value-type="float" office:value="1981.452" calcext:value-type="float">
            <text:p>1981.452</text:p>
          </table:table-cell>
          <table:table-cell office:value-type="float" office:value="254.634" calcext:value-type="float">
            <text:p>254.634</text:p>
          </table:table-cell>
          <table:table-cell office:value-type="float" office:value="633.396" calcext:value-type="float">
            <text:p>633.396</text:p>
          </table:table-cell>
          <table:table-cell office:value-type="float" office:value="-381.119" calcext:value-type="float">
            <text:p>-381.119</text:p>
          </table:table-cell>
          <table:table-cell office:value-type="float" office:value="5822.428" calcext:value-type="float">
            <text:p>5822.428</text:p>
          </table:table-cell>
          <table:table-cell office:value-type="float" office:value="3873.512" calcext:value-type="float">
            <text:p>3873.512</text:p>
          </table:table-cell>
          <table:table-cell office:value-type="float" office:value="6957.134" calcext:value-type="float">
            <text:p>6957.134</text:p>
          </table:table-cell>
          <table:table-cell office:value-type="float" office:value="604.923" calcext:value-type="float">
            <text:p>604.923</text:p>
          </table:table-cell>
          <table:table-cell office:value-type="float" office:value="7027.497" calcext:value-type="float">
            <text:p>7027.497</text:p>
          </table:table-cell>
          <table:table-cell office:value-type="float" office:value="4617.359" calcext:value-type="float">
            <text:p>4617.359</text:p>
          </table:table-cell>
          <table:table-cell office:value-type="float" office:value="6094.373" calcext:value-type="float">
            <text:p>6094.373</text:p>
          </table:table-cell>
          <table:table-cell office:value-type="float" office:value="4035.818" calcext:value-type="float">
            <text:p>4035.818</text:p>
          </table:table-cell>
          <table:table-cell office:value-type="float" office:value="7264.715" calcext:value-type="float">
            <text:p>7264.715</text:p>
          </table:table-cell>
          <table:table-cell office:value-type="float" office:value="637.01" calcext:value-type="float">
            <text:p>637.01</text:p>
          </table:table-cell>
          <table:table-cell office:value-type="float" office:value="7363.362" calcext:value-type="float">
            <text:p>7363.362</text:p>
          </table:table-cell>
          <table:table-cell office:value-type="float" office:value="4825.384" calcext:value-type="float">
            <text:p>4825.384</text:p>
          </table:table-cell>
          <table:table-cell office:value-type="float" office:value="66.76" calcext:value-type="float">
            <text:p>66.76</text:p>
          </table:table-cell>
          <table:table-cell office:value-type="float" office:value="1" calcext:value-type="float">
            <text:p>1</text:p>
          </table:table-cell>
          <table:table-cell office:value-type="float" office:value="1928" calcext:value-type="float">
            <text:p>1928</text:p>
          </table:table-cell>
          <table:table-cell office:value-type="float" office:value="270.67" calcext:value-type="float">
            <text:p>270.67</text:p>
          </table:table-cell>
          <table:table-cell office:value-type="float" office:value="55577.058" calcext:value-type="float">
            <text:p>55577.058</text:p>
          </table:table-cell>
          <table:table-cell office:value-type="float" office:value="-472.441" calcext:value-type="float">
            <text:p>-472.441</text:p>
          </table:table-cell>
          <table:table-cell office:value-type="float" office:value="4854.345" calcext:value-type="float">
            <text:p>4854.345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  <table:table-cell office:value-type="float" office:value="25461.903" calcext:value-type="float">
            <text:p>25461.903</text:p>
          </table:table-cell>
          <table:table-cell office:value-type="float" office:value="55577.058" calcext:value-type="float">
            <text:p>55577.058</text:p>
          </table:table-cell>
          <table:table-cell office:value-type="float" office:value="-45868.367" calcext:value-type="float">
            <text:p>-45868.367</text:p>
          </table:table-cell>
          <table:table-cell office:value-type="float" office:value="38" calcext:value-type="float">
            <text:p>38</text:p>
          </table:table-cell>
          <table:table-cell table:number-columns-repeated="45"/>
        </table:table-row>
        <table:table-row table:style-name="ro1">
          <table:table-cell office:value-type="float" office:value="107.205" calcext:value-type="float">
            <text:p>107.205</text:p>
          </table:table-cell>
          <table:table-cell office:value-type="float" office:value="0" calcext:value-type="float">
            <text:p>0</text:p>
          </table:table-cell>
          <table:table-cell office:value-type="float" office:value="1226.32" calcext:value-type="float">
            <text:p>1226.32</text:p>
          </table:table-cell>
          <table:table-cell office:value-type="float" office:value="206.155" calcext:value-type="float">
            <text:p>206.155</text:p>
          </table:table-cell>
          <table:table-cell office:value-type="float" office:value="517.888" calcext:value-type="float">
            <text:p>517.888</text:p>
          </table:table-cell>
          <table:table-cell office:value-type="float" office:value="-303.478" calcext:value-type="float">
            <text:p>-303.478</text:p>
          </table:table-cell>
          <table:table-cell office:value-type="float" office:value="5830.8" calcext:value-type="float">
            <text:p>5830.8</text:p>
          </table:table-cell>
          <table:table-cell office:value-type="float" office:value="3939.543" calcext:value-type="float">
            <text:p>3939.543</text:p>
          </table:table-cell>
          <table:table-cell office:value-type="float" office:value="7241.427" calcext:value-type="float">
            <text:p>7241.427</text:p>
          </table:table-cell>
          <table:table-cell office:value-type="float" office:value="586.112" calcext:value-type="float">
            <text:p>586.112</text:p>
          </table:table-cell>
          <table:table-cell office:value-type="float" office:value="6998.396" calcext:value-type="float">
            <text:p>6998.396</text:p>
          </table:table-cell>
          <table:table-cell office:value-type="float" office:value="4663.204" calcext:value-type="float">
            <text:p>4663.204</text:p>
          </table:table-cell>
          <table:table-cell office:value-type="float" office:value="6106.872" calcext:value-type="float">
            <text:p>6106.872</text:p>
          </table:table-cell>
          <table:table-cell office:value-type="float" office:value="4094.566" calcext:value-type="float">
            <text:p>4094.566</text:p>
          </table:table-cell>
          <table:table-cell office:value-type="float" office:value="7584.059" calcext:value-type="float">
            <text:p>7584.059</text:p>
          </table:table-cell>
          <table:table-cell office:value-type="float" office:value="617.087" calcext:value-type="float">
            <text:p>617.087</text:p>
          </table:table-cell>
          <table:table-cell office:value-type="float" office:value="7336.172" calcext:value-type="float">
            <text:p>7336.172</text:p>
          </table:table-cell>
          <table:table-cell office:value-type="float" office:value="4877.571" calcext:value-type="float">
            <text:p>4877.571</text:p>
          </table:table-cell>
          <table:table-cell office:value-type="float" office:value="67.307" calcext:value-type="float">
            <text:p>67.307</text:p>
          </table:table-cell>
          <table:table-cell office:value-type="float" office:value="1" calcext:value-type="float">
            <text:p>1</text:p>
          </table:table-cell>
          <table:table-cell office:value-type="float" office:value="2727" calcext:value-type="float">
            <text:p>2727</text:p>
          </table:table-cell>
          <table:table-cell office:value-type="float" office:value="340.813" calcext:value-type="float">
            <text:p>340.813</text:p>
          </table:table-cell>
          <table:table-cell office:value-type="float" office:value="66908.265" calcext:value-type="float">
            <text:p>66908.265</text:p>
          </table:table-cell>
          <table:table-cell office:value-type="float" office:value="-611.629" calcext:value-type="float">
            <text:p>-611.629</text:p>
          </table:table-cell>
          <table:table-cell office:value-type="float" office:value="5265.948" calcext:value-type="float">
            <text:p>5265.948</text:p>
          </table:table-cell>
          <table:table-cell office:value-type="float" office:value="0" calcext:value-type="float">
            <text:p>0</text:p>
          </table:table-cell>
          <table:table-cell office:value-type="float" office:value="2727" calcext:value-type="float">
            <text:p>2727</text:p>
          </table:table-cell>
          <table:table-cell office:value-type="float" office:value="30943.352" calcext:value-type="float">
            <text:p>30943.352</text:p>
          </table:table-cell>
          <table:table-cell office:value-type="float" office:value="66908.265" calcext:value-type="float">
            <text:p>66908.265</text:p>
          </table:table-cell>
          <table:table-cell office:value-type="float" office:value="-56376.37" calcext:value-type="float">
            <text:p>-56376.37</text:p>
          </table:table-cell>
          <table:table-cell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 office:value-type="float" office:value="113.726" calcext:value-type="float">
            <text:p>113.726</text:p>
          </table:table-cell>
          <table:table-cell office:value-type="float" office:value="0" calcext:value-type="float">
            <text:p>0</text:p>
          </table:table-cell>
          <table:table-cell office:value-type="float" office:value="1527.417" calcext:value-type="float">
            <text:p>1527.417</text:p>
          </table:table-cell>
          <table:table-cell office:value-type="float" office:value="225.88" calcext:value-type="float">
            <text:p>225.88</text:p>
          </table:table-cell>
          <table:table-cell office:value-type="float" office:value="563.701" calcext:value-type="float">
            <text:p>563.701</text:p>
          </table:table-cell>
          <table:table-cell office:value-type="float" office:value="-336.25" calcext:value-type="float">
            <text:p>-336.25</text:p>
          </table:table-cell>
          <table:table-cell office:value-type="float" office:value="5802.624" calcext:value-type="float">
            <text:p>5802.624</text:p>
          </table:table-cell>
          <table:table-cell office:value-type="float" office:value="3929.963" calcext:value-type="float">
            <text:p>3929.963</text:p>
          </table:table-cell>
          <table:table-cell office:value-type="float" office:value="6763.466" calcext:value-type="float">
            <text:p>6763.466</text:p>
          </table:table-cell>
          <table:table-cell office:value-type="float" office:value="573.585" calcext:value-type="float">
            <text:p>573.585</text:p>
          </table:table-cell>
          <table:table-cell office:value-type="float" office:value="6945.264" calcext:value-type="float">
            <text:p>6945.264</text:p>
          </table:table-cell>
          <table:table-cell office:value-type="float" office:value="4659.983" calcext:value-type="float">
            <text:p>4659.983</text:p>
          </table:table-cell>
          <table:table-cell office:value-type="float" office:value="6068.127" calcext:value-type="float">
            <text:p>6068.127</text:p>
          </table:table-cell>
          <table:table-cell office:value-type="float" office:value="4133.007" calcext:value-type="float">
            <text:p>4133.007</text:p>
          </table:table-cell>
          <table:table-cell office:value-type="float" office:value="7093.842" calcext:value-type="float">
            <text:p>7093.842</text:p>
          </table:table-cell>
          <table:table-cell office:value-type="float" office:value="602.516" calcext:value-type="float">
            <text:p>602.516</text:p>
          </table:table-cell>
          <table:table-cell office:value-type="float" office:value="7268.401" calcext:value-type="float">
            <text:p>7268.401</text:p>
          </table:table-cell>
          <table:table-cell office:value-type="float" office:value="4867.853" calcext:value-type="float">
            <text:p>4867.853</text:p>
          </table:table-cell>
          <table:table-cell office:value-type="float" office:value="18.28" calcext:value-type="float">
            <text:p>18.28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float" office:value="105.401" calcext:value-type="float">
            <text:p>105.401</text:p>
          </table:table-cell>
          <table:table-cell office:value-type="float" office:value="22471.029" calcext:value-type="float">
            <text:p>22471.029</text:p>
          </table:table-cell>
          <table:table-cell office:value-type="float" office:value="-191.689" calcext:value-type="float">
            <text:p>-191.689</text:p>
          </table:table-cell>
          <table:table-cell office:value-type="float" office:value="1487.51" calcext:value-type="float">
            <text:p>1487.5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0533.355" calcext:value-type="float">
            <text:p>10533.355</text:p>
          </table:table-cell>
          <table:table-cell office:value-type="float" office:value="22471.029" calcext:value-type="float">
            <text:p>22471.029</text:p>
          </table:table-cell>
          <table:table-cell office:value-type="float" office:value="-19496.008" calcext:value-type="float">
            <text:p>-19496.008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77.202" calcext:value-type="float">
            <text:p>177.202</text:p>
          </table:table-cell>
          <table:table-cell office:value-type="float" office:value="0" calcext:value-type="float">
            <text:p>0</text:p>
          </table:table-cell>
          <table:table-cell office:value-type="float" office:value="1782.06" calcext:value-type="float">
            <text:p>1782.06</text:p>
          </table:table-cell>
          <table:table-cell office:value-type="float" office:value="291.957" calcext:value-type="float">
            <text:p>291.957</text:p>
          </table:table-cell>
          <table:table-cell office:value-type="float" office:value="758.81" calcext:value-type="float">
            <text:p>758.81</text:p>
          </table:table-cell>
          <table:table-cell office:value-type="float" office:value="-404.406" calcext:value-type="float">
            <text:p>-404.406</text:p>
          </table:table-cell>
          <table:table-cell office:value-type="float" office:value="5826.484" calcext:value-type="float">
            <text:p>5826.484</text:p>
          </table:table-cell>
          <table:table-cell office:value-type="float" office:value="3928.953" calcext:value-type="float">
            <text:p>3928.953</text:p>
          </table:table-cell>
          <table:table-cell office:value-type="float" office:value="6789.738" calcext:value-type="float">
            <text:p>6789.738</text:p>
          </table:table-cell>
          <table:table-cell office:value-type="float" office:value="559.411" calcext:value-type="float">
            <text:p>559.411</text:p>
          </table:table-cell>
          <table:table-cell office:value-type="float" office:value="6940.887" calcext:value-type="float">
            <text:p>6940.887</text:p>
          </table:table-cell>
          <table:table-cell office:value-type="float" office:value="4712.081" calcext:value-type="float">
            <text:p>4712.081</text:p>
          </table:table-cell>
          <table:table-cell office:value-type="float" office:value="6098.99" calcext:value-type="float">
            <text:p>6098.99</text:p>
          </table:table-cell>
          <table:table-cell office:value-type="float" office:value="4131.951" calcext:value-type="float">
            <text:p>4131.951</text:p>
          </table:table-cell>
          <table:table-cell office:value-type="float" office:value="7141.084" calcext:value-type="float">
            <text:p>7141.084</text:p>
          </table:table-cell>
          <table:table-cell office:value-type="float" office:value="590.503" calcext:value-type="float">
            <text:p>590.503</text:p>
          </table:table-cell>
          <table:table-cell office:value-type="float" office:value="7275.332" calcext:value-type="float">
            <text:p>7275.332</text:p>
          </table:table-cell>
          <table:table-cell office:value-type="float" office:value="4922.648" calcext:value-type="float">
            <text:p>4922.648</text:p>
          </table:table-cell>
          <table:table-cell office:value-type="float" office:value="55.307" calcext:value-type="float">
            <text:p>55.307</text:p>
          </table:table-cell>
          <table:table-cell office:value-type="float" office:value="1" calcext:value-type="float">
            <text:p>1</text:p>
          </table:table-cell>
          <table:table-cell office:value-type="float" office:value="1376" calcext:value-type="float">
            <text:p>1376</text:p>
          </table:table-cell>
          <table:table-cell office:value-type="float" office:value="216.488" calcext:value-type="float">
            <text:p>216.488</text:p>
          </table:table-cell>
          <table:table-cell office:value-type="float" office:value="45468.025" calcext:value-type="float">
            <text:p>45468.025</text:p>
          </table:table-cell>
          <table:table-cell office:value-type="float" office:value="-375.96" calcext:value-type="float">
            <text:p>-375.96</text:p>
          </table:table-cell>
          <table:table-cell office:value-type="float" office:value="4590.689" calcext:value-type="float">
            <text:p>4590.689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20519.699" calcext:value-type="float">
            <text:p>20519.699</text:p>
          </table:table-cell>
          <table:table-cell office:value-type="float" office:value="45468.025" calcext:value-type="float">
            <text:p>45468.025</text:p>
          </table:table-cell>
          <table:table-cell office:value-type="float" office:value="-36286.648" calcext:value-type="float">
            <text:p>-36286.648</text:p>
          </table:table-cell>
          <table:table-cell office:value-type="float" office:value="39" calcext:value-type="float">
            <text:p>39</text:p>
          </table:table-cell>
          <table:table-cell table:number-columns-repeated="45"/>
        </table:table-row>
        <table:table-row table:style-name="ro1">
          <table:table-cell office:value-type="float" office:value="112.526" calcext:value-type="float">
            <text:p>112.526</text:p>
          </table:table-cell>
          <table:table-cell office:value-type="float" office:value="0" calcext:value-type="float">
            <text:p>0</text:p>
          </table:table-cell>
          <table:table-cell office:value-type="float" office:value="1269.028" calcext:value-type="float">
            <text:p>1269.028</text:p>
          </table:table-cell>
          <table:table-cell office:value-type="float" office:value="204.08" calcext:value-type="float">
            <text:p>204.08</text:p>
          </table:table-cell>
          <table:table-cell office:value-type="float" office:value="519.075" calcext:value-type="float">
            <text:p>519.075</text:p>
          </table:table-cell>
          <table:table-cell office:value-type="float" office:value="-294.022" calcext:value-type="float">
            <text:p>-294.022</text:p>
          </table:table-cell>
          <table:table-cell office:value-type="float" office:value="5835.774" calcext:value-type="float">
            <text:p>5835.774</text:p>
          </table:table-cell>
          <table:table-cell office:value-type="float" office:value="4648.8" calcext:value-type="float">
            <text:p>4648.8</text:p>
          </table:table-cell>
          <table:table-cell office:value-type="float" office:value="6668.312" calcext:value-type="float">
            <text:p>6668.312</text:p>
          </table:table-cell>
          <table:table-cell office:value-type="float" office:value="495.859" calcext:value-type="float">
            <text:p>495.859</text:p>
          </table:table-cell>
          <table:table-cell office:value-type="float" office:value="6823.576" calcext:value-type="float">
            <text:p>6823.576</text:p>
          </table:table-cell>
          <table:table-cell office:value-type="float" office:value="4847.972" calcext:value-type="float">
            <text:p>4847.972</text:p>
          </table:table-cell>
          <table:table-cell office:value-type="float" office:value="6110.251" calcext:value-type="float">
            <text:p>6110.251</text:p>
          </table:table-cell>
          <table:table-cell office:value-type="float" office:value="4841.213" calcext:value-type="float">
            <text:p>4841.213</text:p>
          </table:table-cell>
          <table:table-cell office:value-type="float" office:value="7002.4" calcext:value-type="float">
            <text:p>7002.4</text:p>
          </table:table-cell>
          <table:table-cell office:value-type="float" office:value="523.913" calcext:value-type="float">
            <text:p>523.913</text:p>
          </table:table-cell>
          <table:table-cell office:value-type="float" office:value="7153.94" calcext:value-type="float">
            <text:p>7153.94</text:p>
          </table:table-cell>
          <table:table-cell office:value-type="float" office:value="5066.562" calcext:value-type="float">
            <text:p>5066.562</text:p>
          </table:table-cell>
          <table:table-cell office:value-type="float" office:value="26.507" calcext:value-type="float">
            <text:p>26.50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77.462" calcext:value-type="float">
            <text:p>77.462</text:p>
          </table:table-cell>
          <table:table-cell office:value-type="float" office:value="10787.133" calcext:value-type="float">
            <text:p>10787.133</text:p>
          </table:table-cell>
          <table:table-cell office:value-type="float" office:value="-127.805" calcext:value-type="float">
            <text:p>-127.805</text:p>
          </table:table-cell>
          <table:table-cell office:value-type="float" office:value="1199.598" calcext:value-type="float">
            <text:p>1199.59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4812.773" calcext:value-type="float">
            <text:p>4812.773</text:p>
          </table:table-cell>
          <table:table-cell office:value-type="float" office:value="10787.133" calcext:value-type="float">
            <text:p>10787.133</text:p>
          </table:table-cell>
          <table:table-cell office:value-type="float" office:value="-8387.938" calcext:value-type="float">
            <text:p>-8387.938</text:p>
          </table:table-cell>
          <table:table-cell office:value-type="float" office:value="37" calcext:value-type="float">
            <text:p>37</text:p>
          </table:table-cell>
          <table:table-cell table:number-columns-repeated="45"/>
        </table:table-row>
        <table:table-row table:style-name="ro1">
          <table:table-cell office:value-type="float" office:value="140.941" calcext:value-type="float">
            <text:p>140.941</text:p>
          </table:table-cell>
          <table:table-cell office:value-type="float" office:value="0" calcext:value-type="float">
            <text:p>0</text:p>
          </table:table-cell>
          <table:table-cell office:value-type="float" office:value="4160.76" calcext:value-type="float">
            <text:p>4160.76</text:p>
          </table:table-cell>
          <table:table-cell office:value-type="float" office:value="480.355" calcext:value-type="float">
            <text:p>480.355</text:p>
          </table:table-cell>
          <table:table-cell office:value-type="float" office:value="1097.858" calcext:value-type="float">
            <text:p>1097.858</text:p>
          </table:table-cell>
          <table:table-cell office:value-type="float" office:value="-815.975" calcext:value-type="float">
            <text:p>-815.975</text:p>
          </table:table-cell>
          <table:table-cell office:value-type="float" office:value="5820.433" calcext:value-type="float">
            <text:p>5820.433</text:p>
          </table:table-cell>
          <table:table-cell office:value-type="float" office:value="4365.092" calcext:value-type="float">
            <text:p>4365.092</text:p>
          </table:table-cell>
          <table:table-cell office:value-type="float" office:value="6646.609" calcext:value-type="float">
            <text:p>6646.609</text:p>
          </table:table-cell>
          <table:table-cell office:value-type="float" office:value="500.309" calcext:value-type="float">
            <text:p>500.309</text:p>
          </table:table-cell>
          <table:table-cell office:value-type="float" office:value="6817.099" calcext:value-type="float">
            <text:p>6817.099</text:p>
          </table:table-cell>
          <table:table-cell office:value-type="float" office:value="4823.767" calcext:value-type="float">
            <text:p>4823.767</text:p>
          </table:table-cell>
          <table:table-cell office:value-type="float" office:value="6089.943" calcext:value-type="float">
            <text:p>6089.943</text:p>
          </table:table-cell>
          <table:table-cell office:value-type="float" office:value="4542.597" calcext:value-type="float">
            <text:p>4542.597</text:p>
          </table:table-cell>
          <table:table-cell office:value-type="float" office:value="6972.671" calcext:value-type="float">
            <text:p>6972.671</text:p>
          </table:table-cell>
          <table:table-cell office:value-type="float" office:value="531.071" calcext:value-type="float">
            <text:p>531.071</text:p>
          </table:table-cell>
          <table:table-cell office:value-type="float" office:value="7147.891" calcext:value-type="float">
            <text:p>7147.891</text:p>
          </table:table-cell>
          <table:table-cell office:value-type="float" office:value="5031.995" calcext:value-type="float">
            <text:p>5031.995</text:p>
          </table:table-cell>
          <table:table-cell office:value-type="float" office:value="21.187" calcext:value-type="float">
            <text:p>21.187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89.653" calcext:value-type="float">
            <text:p>89.653</text:p>
          </table:table-cell>
          <table:table-cell office:value-type="float" office:value="19128.461" calcext:value-type="float">
            <text:p>19128.461</text:p>
          </table:table-cell>
          <table:table-cell office:value-type="float" office:value="-157.412" calcext:value-type="float">
            <text:p>-157.412</text:p>
          </table:table-cell>
          <table:table-cell office:value-type="float" office:value="1690.62" calcext:value-type="float">
            <text:p>1690.62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8753.487" calcext:value-type="float">
            <text:p>8753.487</text:p>
          </table:table-cell>
          <table:table-cell office:value-type="float" office:value="19128.461" calcext:value-type="float">
            <text:p>19128.461</text:p>
          </table:table-cell>
          <table:table-cell office:value-type="float" office:value="-15747.221" calcext:value-type="float">
            <text:p>-15747.221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float" office:value="148.198" calcext:value-type="float">
            <text:p>148.198</text:p>
          </table:table-cell>
          <table:table-cell office:value-type="float" office:value="0" calcext:value-type="float">
            <text:p>0</text:p>
          </table:table-cell>
          <table:table-cell office:value-type="float" office:value="2103.642" calcext:value-type="float">
            <text:p>2103.642</text:p>
          </table:table-cell>
          <table:table-cell office:value-type="float" office:value="304.069" calcext:value-type="float">
            <text:p>304.069</text:p>
          </table:table-cell>
          <table:table-cell office:value-type="float" office:value="753.934" calcext:value-type="float">
            <text:p>753.934</text:p>
          </table:table-cell>
          <table:table-cell office:value-type="float" office:value="-457.538" calcext:value-type="float">
            <text:p>-457.538</text:p>
          </table:table-cell>
          <table:table-cell office:value-type="float" office:value="5838.556" calcext:value-type="float">
            <text:p>5838.556</text:p>
          </table:table-cell>
          <table:table-cell office:value-type="float" office:value="4236.953" calcext:value-type="float">
            <text:p>4236.953</text:p>
          </table:table-cell>
          <table:table-cell office:value-type="float" office:value="6550.028" calcext:value-type="float">
            <text:p>6550.028</text:p>
          </table:table-cell>
          <table:table-cell office:value-type="float" office:value="491.498" calcext:value-type="float">
            <text:p>491.498</text:p>
          </table:table-cell>
          <table:table-cell office:value-type="float" office:value="6817.671" calcext:value-type="float">
            <text:p>6817.671</text:p>
          </table:table-cell>
          <table:table-cell office:value-type="float" office:value="4859.441" calcext:value-type="float">
            <text:p>4859.441</text:p>
          </table:table-cell>
          <table:table-cell office:value-type="float" office:value="6112.389" calcext:value-type="float">
            <text:p>6112.389</text:p>
          </table:table-cell>
          <table:table-cell office:value-type="float" office:value="4392.613" calcext:value-type="float">
            <text:p>4392.613</text:p>
          </table:table-cell>
          <table:table-cell office:value-type="float" office:value="6849.152" calcext:value-type="float">
            <text:p>6849.152</text:p>
          </table:table-cell>
          <table:table-cell office:value-type="float" office:value="517.012" calcext:value-type="float">
            <text:p>517.012</text:p>
          </table:table-cell>
          <table:table-cell office:value-type="float" office:value="7142.33" calcext:value-type="float">
            <text:p>7142.33</text:p>
          </table:table-cell>
          <table:table-cell office:value-type="float" office:value="5082.447" calcext:value-type="float">
            <text:p>5082.447</text:p>
          </table:table-cell>
          <table:table-cell office:value-type="float" office:value="68.507" calcext:value-type="float">
            <text:p>68.507</text:p>
          </table:table-cell>
          <table:table-cell office:value-type="float" office:value="1" calcext:value-type="float">
            <text:p>1</text:p>
          </table:table-cell>
          <table:table-cell office:value-type="float" office:value="2578" calcext:value-type="float">
            <text:p>2578</text:p>
          </table:table-cell>
          <table:table-cell office:value-type="float" office:value="325.914" calcext:value-type="float">
            <text:p>325.914</text:p>
          </table:table-cell>
          <table:table-cell office:value-type="float" office:value="59737.395" calcext:value-type="float">
            <text:p>59737.395</text:p>
          </table:table-cell>
          <table:table-cell office:value-type="float" office:value="-580.747" calcext:value-type="float">
            <text:p>-580.747</text:p>
          </table:table-cell>
          <table:table-cell office:value-type="float" office:value="5307.614" calcext:value-type="float">
            <text:p>5307.614</text:p>
          </table:table-cell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 office:value-type="float" office:value="27322.787" calcext:value-type="float">
            <text:p>27322.787</text:p>
          </table:table-cell>
          <table:table-cell office:value-type="float" office:value="59737.395" calcext:value-type="float">
            <text:p>59737.395</text:p>
          </table:table-cell>
          <table:table-cell office:value-type="float" office:value="-49122.168" calcext:value-type="float">
            <text:p>-49122.168</text:p>
          </table:table-cell>
          <table:table-cell office:value-type="float" office:value="41" calcext:value-type="float">
            <text:p>41</text:p>
          </table:table-cell>
          <table:table-cell table:number-columns-repeated="45"/>
        </table:table-row>
        <table:table-row table:style-name="ro1">
          <table:table-cell office:value-type="float" office:value="108.49" calcext:value-type="float">
            <text:p>108.49</text:p>
          </table:table-cell>
          <table:table-cell office:value-type="float" office:value="0" calcext:value-type="float">
            <text:p>0</text:p>
          </table:table-cell>
          <table:table-cell office:value-type="float" office:value="1044.36" calcext:value-type="float">
            <text:p>1044.36</text:p>
          </table:table-cell>
          <table:table-cell office:value-type="float" office:value="191.752" calcext:value-type="float">
            <text:p>191.752</text:p>
          </table:table-cell>
          <table:table-cell office:value-type="float" office:value="490.479" calcext:value-type="float">
            <text:p>490.479</text:p>
          </table:table-cell>
          <table:table-cell office:value-type="float" office:value="-273.499" calcext:value-type="float">
            <text:p>-273.499</text:p>
          </table:table-cell>
          <table:table-cell office:value-type="float" office:value="5834.549" calcext:value-type="float">
            <text:p>5834.549</text:p>
          </table:table-cell>
          <table:table-cell office:value-type="float" office:value="4185.518" calcext:value-type="float">
            <text:p>4185.518</text:p>
          </table:table-cell>
          <table:table-cell office:value-type="float" office:value="7605.328" calcext:value-type="float">
            <text:p>7605.328</text:p>
          </table:table-cell>
          <table:table-cell office:value-type="float" office:value="575.779" calcext:value-type="float">
            <text:p>575.779</text:p>
          </table:table-cell>
          <table:table-cell office:value-type="float" office:value="6981.561" calcext:value-type="float">
            <text:p>6981.561</text:p>
          </table:table-cell>
          <table:table-cell office:value-type="float" office:value="4687.538" calcext:value-type="float">
            <text:p>4687.538</text:p>
          </table:table-cell>
          <table:table-cell office:value-type="float" office:value="6108.231" calcext:value-type="float">
            <text:p>6108.231</text:p>
          </table:table-cell>
          <table:table-cell office:value-type="float" office:value="4389.863" calcext:value-type="float">
            <text:p>4389.863</text:p>
          </table:table-cell>
          <table:table-cell office:value-type="float" office:value="8003.042" calcext:value-type="float">
            <text:p>8003.042</text:p>
          </table:table-cell>
          <table:table-cell office:value-type="float" office:value="606.576" calcext:value-type="float">
            <text:p>606.576</text:p>
          </table:table-cell>
          <table:table-cell office:value-type="float" office:value="7316.593" calcext:value-type="float">
            <text:p>7316.593</text:p>
          </table:table-cell>
          <table:table-cell office:value-type="float" office:value="4899.869" calcext:value-type="float">
            <text:p>4899.869</text:p>
          </table:table-cell>
          <table:table-cell office:value-type="float" office:value="86.28" calcext:value-type="float">
            <text:p>86.28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573.493" calcext:value-type="float">
            <text:p>573.493</text:p>
          </table:table-cell>
          <table:table-cell office:value-type="float" office:value="124811.233" calcext:value-type="float">
            <text:p>124811.233</text:p>
          </table:table-cell>
          <table:table-cell office:value-type="float" office:value="-1056.176" calcext:value-type="float">
            <text:p>-1056.176</text:p>
          </table:table-cell>
          <table:table-cell office:value-type="float" office:value="7795.817" calcext:value-type="float">
            <text:p>7795.8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58739.666" calcext:value-type="float">
            <text:p>58739.666</text:p>
          </table:table-cell>
          <table:table-cell office:value-type="float" office:value="124811.233" calcext:value-type="float">
            <text:p>124811.233</text:p>
          </table:table-cell>
          <table:table-cell office:value-type="float" office:value="-109219.598" calcext:value-type="float">
            <text:p>-109219.598</text:p>
          </table:table-cell>
          <table:table-cell office:value-type="float" office:value="35" calcext:value-type="float">
            <text:p>35</text:p>
          </table:table-cell>
          <table:table-cell table:number-columns-repeated="45"/>
        </table:table-row>
        <table:table-row table:style-name="ro1">
          <table:table-cell office:value-type="float" office:value="83.461" calcext:value-type="float">
            <text:p>83.461</text:p>
          </table:table-cell>
          <table:table-cell office:value-type="float" office:value="0" calcext:value-type="float">
            <text:p>0</text:p>
          </table:table-cell>
          <table:table-cell office:value-type="float" office:value="1087.776" calcext:value-type="float">
            <text:p>1087.7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388.912" calcext:value-type="float">
            <text:p>388.912</text:p>
          </table:table-cell>
          <table:table-cell office:value-type="float" office:value="-221.991" calcext:value-type="float">
            <text:p>-221.991</text:p>
          </table:table-cell>
          <table:table-cell office:value-type="float" office:value="5830.14" calcext:value-type="float">
            <text:p>5830.14</text:p>
          </table:table-cell>
          <table:table-cell office:value-type="float" office:value="4163.949" calcext:value-type="float">
            <text:p>4163.949</text:p>
          </table:table-cell>
          <table:table-cell office:value-type="float" office:value="7138.736" calcext:value-type="float">
            <text:p>7138.736</text:p>
          </table:table-cell>
          <table:table-cell office:value-type="float" office:value="525.81" calcext:value-type="float">
            <text:p>525.81</text:p>
          </table:table-cell>
          <table:table-cell office:value-type="float" office:value="6877.607" calcext:value-type="float">
            <text:p>6877.607</text:p>
          </table:table-cell>
          <table:table-cell office:value-type="float" office:value="4782.674" calcext:value-type="float">
            <text:p>4782.674</text:p>
          </table:table-cell>
          <table:table-cell office:value-type="float" office:value="6100.117" calcext:value-type="float">
            <text:p>6100.117</text:p>
          </table:table-cell>
          <table:table-cell office:value-type="float" office:value="4317.107" calcext:value-type="float">
            <text:p>4317.107</text:p>
          </table:table-cell>
          <table:table-cell office:value-type="float" office:value="7471.782" calcext:value-type="float">
            <text:p>7471.782</text:p>
          </table:table-cell>
          <table:table-cell office:value-type="float" office:value="558.422" calcext:value-type="float">
            <text:p>558.422</text:p>
          </table:table-cell>
          <table:table-cell office:value-type="float" office:value="7212.55" calcext:value-type="float">
            <text:p>7212.55</text:p>
          </table:table-cell>
          <table:table-cell office:value-type="float" office:value="4987.684" calcext:value-type="float">
            <text:p>4987.684</text:p>
          </table:table-cell>
          <table:table-cell office:value-type="float" office:value="16.08" calcext:value-type="float">
            <text:p>16.08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56.008" calcext:value-type="float">
            <text:p>56.008</text:p>
          </table:table-cell>
          <table:table-cell office:value-type="float" office:value="9379.317" calcext:value-type="float">
            <text:p>9379.317</text:p>
          </table:table-cell>
          <table:table-cell office:value-type="float" office:value="-95.494" calcext:value-type="float">
            <text:p>-95.494</text:p>
          </table:table-cell>
          <table:table-cell office:value-type="float" office:value="811.716" calcext:value-type="float">
            <text:p>811.716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300.784" calcext:value-type="float">
            <text:p>4300.784</text:p>
          </table:table-cell>
          <table:table-cell office:value-type="float" office:value="9379.317" calcext:value-type="float">
            <text:p>9379.317</text:p>
          </table:table-cell>
          <table:table-cell office:value-type="float" office:value="-7755.884" calcext:value-type="float">
            <text:p>-7755.884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>
          <table:table-cell office:value-type="float" office:value="222.387" calcext:value-type="float">
            <text:p>222.387</text:p>
          </table:table-cell>
          <table:table-cell office:value-type="float" office:value="0" calcext:value-type="float">
            <text:p>0</text:p>
          </table:table-cell>
          <table:table-cell office:value-type="float" office:value="4892.029" calcext:value-type="float">
            <text:p>4892.029</text:p>
          </table:table-cell>
          <table:table-cell office:value-type="float" office:value="645.683" calcext:value-type="float">
            <text:p>645.683</text:p>
          </table:table-cell>
          <table:table-cell office:value-type="float" office:value="1508.654" calcext:value-type="float">
            <text:p>1508.654</text:p>
          </table:table-cell>
          <table:table-cell office:value-type="float" office:value="-1063.88" calcext:value-type="float">
            <text:p>-1063.88</text:p>
          </table:table-cell>
          <table:table-cell office:value-type="float" office:value="5810.733" calcext:value-type="float">
            <text:p>5810.733</text:p>
          </table:table-cell>
          <table:table-cell office:value-type="float" office:value="4137.528" calcext:value-type="float">
            <text:p>4137.528</text:p>
          </table:table-cell>
          <table:table-cell office:value-type="float" office:value="7062.884" calcext:value-type="float">
            <text:p>7062.884</text:p>
          </table:table-cell>
          <table:table-cell office:value-type="float" office:value="517.014" calcext:value-type="float">
            <text:p>517.014</text:p>
          </table:table-cell>
          <table:table-cell office:value-type="float" office:value="6840.677" calcext:value-type="float">
            <text:p>6840.677</text:p>
          </table:table-cell>
          <table:table-cell office:value-type="float" office:value="4780.789" calcext:value-type="float">
            <text:p>4780.789</text:p>
          </table:table-cell>
          <table:table-cell office:value-type="float" office:value="6085.194" calcext:value-type="float">
            <text:p>6085.194</text:p>
          </table:table-cell>
          <table:table-cell office:value-type="float" office:value="4314.629" calcext:value-type="float">
            <text:p>4314.629</text:p>
          </table:table-cell>
          <table:table-cell office:value-type="float" office:value="7390.43" calcext:value-type="float">
            <text:p>7390.43</text:p>
          </table:table-cell>
          <table:table-cell office:value-type="float" office:value="542.912" calcext:value-type="float">
            <text:p>542.912</text:p>
          </table:table-cell>
          <table:table-cell office:value-type="float" office:value="7166.731" calcext:value-type="float">
            <text:p>7166.731</text:p>
          </table:table-cell>
          <table:table-cell office:value-type="float" office:value="5003.657" calcext:value-type="float">
            <text:p>5003.657</text:p>
          </table:table-cell>
          <table:table-cell office:value-type="float" office:value="33.107" calcext:value-type="float">
            <text:p>33.107</text:p>
          </table:table-cell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  <table:table-cell office:value-type="float" office:value="126.484" calcext:value-type="float">
            <text:p>126.484</text:p>
          </table:table-cell>
          <table:table-cell office:value-type="float" office:value="22418.769" calcext:value-type="float">
            <text:p>22418.769</text:p>
          </table:table-cell>
          <table:table-cell office:value-type="float" office:value="-218.862" calcext:value-type="float">
            <text:p>-218.862</text:p>
          </table:table-cell>
          <table:table-cell office:value-type="float" office:value="2008.581" calcext:value-type="float">
            <text:p>2008.581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0245.553" calcext:value-type="float">
            <text:p>10245.553</text:p>
          </table:table-cell>
          <table:table-cell office:value-type="float" office:value="22418.769" calcext:value-type="float">
            <text:p>22418.769</text:p>
          </table:table-cell>
          <table:table-cell office:value-type="float" office:value="-18401.607" calcext:value-type="float">
            <text:p>-18401.607</text:p>
          </table:table-cell>
          <table:table-cell office:value-type="float" office:value="36" calcext:value-type="float">
            <text:p>36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J1.1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J1.1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J1.1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155.521" calcext:value-type="float">
            <text:p>155.521</text:p>
          </table:table-cell>
          <table:table-cell office:value-type="float" office:value="0" calcext:value-type="float">
            <text:p>0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05.883" calcext:value-type="float">
            <text:p>105.883</text:p>
          </table:table-cell>
          <table:table-cell office:value-type="float" office:value="366.451" calcext:value-type="float">
            <text:p>366.451</text:p>
          </table:table-cell>
          <table:table-cell office:value-type="float" office:value="-55.409" calcext:value-type="float">
            <text:p>-55.409</text:p>
          </table:table-cell>
          <table:table-cell office:value-type="float" office:value="4201.214" calcext:value-type="float">
            <text:p>4201.21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2.723" calcext:value-type="float">
            <text:p>1472.723</text:p>
          </table:table-cell>
          <table:table-cell office:value-type="float" office:value="7135.029" calcext:value-type="float">
            <text:p>7135.029</text:p>
          </table:table-cell>
          <table:table-cell office:value-type="float" office:value="1267.399" calcext:value-type="float">
            <text:p>1267.399</text:p>
          </table:table-cell>
          <table:table-cell office:value-type="float" office:value="4382.598" calcext:value-type="float">
            <text:p>4382.598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91" calcext:value-type="float">
            <text:p>1556.091</text:p>
          </table:table-cell>
          <table:table-cell office:value-type="float" office:value="7482.49" calcext:value-type="float">
            <text:p>7482.49</text:p>
          </table:table-cell>
          <table:table-cell office:value-type="float" office:value="1282.706" calcext:value-type="float">
            <text:p>1282.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38" calcext:value-type="float">
            <text:p>3.738</text:p>
          </table:table-cell>
          <table:table-cell office:value-type="float" office:value="66.107" calcext:value-type="float">
            <text:p>66.107</text:p>
          </table:table-cell>
          <table:table-cell office:value-type="float" office:value="-5.447" calcext:value-type="float">
            <text:p>-5.447</text:p>
          </table:table-cell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882" calcext:value-type="float">
            <text:p>28.882</text:p>
          </table:table-cell>
          <table:table-cell office:value-type="float" office:value="66.107" calcext:value-type="float">
            <text:p>66.107</text:p>
          </table:table-cell>
          <table:table-cell office:value-type="float" office:value="-48.963" calcext:value-type="float">
            <text:p>-48.963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192.429" calcext:value-type="float">
            <text:p>192.429</text:p>
          </table:table-cell>
          <table:table-cell office:value-type="float" office:value="0" calcext:value-type="float">
            <text:p>0</text:p>
          </table:table-cell>
          <table:table-cell office:value-type="float" office:value="751.262" calcext:value-type="float">
            <text:p>751.262</text:p>
          </table:table-cell>
          <table:table-cell office:value-type="float" office:value="146.981" calcext:value-type="float">
            <text:p>146.981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-100.372" calcext:value-type="float">
            <text:p>-100.372</text:p>
          </table:table-cell>
          <table:table-cell office:value-type="float" office:value="4298.737" calcext:value-type="float">
            <text:p>4298.73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02.64" calcext:value-type="float">
            <text:p>1402.64</text:p>
          </table:table-cell>
          <table:table-cell office:value-type="float" office:value="7092.939" calcext:value-type="float">
            <text:p>7092.939</text:p>
          </table:table-cell>
          <table:table-cell office:value-type="float" office:value="1504.535" calcext:value-type="float">
            <text:p>1504.535</text:p>
          </table:table-cell>
          <table:table-cell office:value-type="float" office:value="4481.565" calcext:value-type="float">
            <text:p>4481.565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8.066" calcext:value-type="float">
            <text:p>1478.066</text:p>
          </table:table-cell>
          <table:table-cell office:value-type="float" office:value="7426.023" calcext:value-type="float">
            <text:p>7426.023</text:p>
          </table:table-cell>
          <table:table-cell office:value-type="float" office:value="1537.106" calcext:value-type="float">
            <text:p>1537.106</text:p>
          </table:table-cell>
          <table:table-cell office:value-type="float" office:value="2.867" calcext:value-type="float">
            <text:p>2.8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.306" calcext:value-type="float">
            <text:p>6.306</text:p>
          </table:table-cell>
          <table:table-cell office:value-type="float" office:value="37.681" calcext:value-type="float">
            <text:p>37.681</text:p>
          </table:table-cell>
          <table:table-cell office:value-type="float" office:value="-9.696" calcext:value-type="float">
            <text:p>-9.696</text:p>
          </table:table-cell>
          <table:table-cell office:value-type="float" office:value="4.088" calcext:value-type="float">
            <text:p>4.0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.863" calcext:value-type="float">
            <text:p>16.863</text:p>
          </table:table-cell>
          <table:table-cell office:value-type="float" office:value="37.681" calcext:value-type="float">
            <text:p>37.681</text:p>
          </table:table-cell>
          <table:table-cell office:value-type="float" office:value="-29.505" calcext:value-type="float">
            <text:p>-29.50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98.375" calcext:value-type="float">
            <text:p>198.375</text:p>
          </table:table-cell>
          <table:table-cell office:value-type="float" office:value="61.7" calcext:value-type="float">
            <text:p>61.7</text:p>
          </table:table-cell>
          <table:table-cell office:value-type="float" office:value="853.39" calcext:value-type="float">
            <text:p>853.39</text:p>
          </table:table-cell>
          <table:table-cell office:value-type="float" office:value="147.843" calcext:value-type="float">
            <text:p>147.843</text:p>
          </table:table-cell>
          <table:table-cell office:value-type="float" office:value="492.894" calcext:value-type="float">
            <text:p>492.894</text:p>
          </table:table-cell>
          <table:table-cell office:value-type="float" office:value="-96.144" calcext:value-type="float">
            <text:p>-96.144</text:p>
          </table:table-cell>
          <table:table-cell office:value-type="float" office:value="4307.769" calcext:value-type="float">
            <text:p>4307.769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36.013" calcext:value-type="float">
            <text:p>1336.013</text:p>
          </table:table-cell>
          <table:table-cell office:value-type="float" office:value="6969.243" calcext:value-type="float">
            <text:p>6969.243</text:p>
          </table:table-cell>
          <table:table-cell office:value-type="float" office:value="1646.295" calcext:value-type="float">
            <text:p>1646.295</text:p>
          </table:table-cell>
          <table:table-cell office:value-type="float" office:value="4492.778" calcext:value-type="float">
            <text:p>4492.77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07.377" calcext:value-type="float">
            <text:p>1407.377</text:p>
          </table:table-cell>
          <table:table-cell office:value-type="float" office:value="7296.417" calcext:value-type="float">
            <text:p>7296.417</text:p>
          </table:table-cell>
          <table:table-cell office:value-type="float" office:value="1689.139" calcext:value-type="float">
            <text:p>1689.139</text:p>
          </table:table-cell>
          <table:table-cell office:value-type="float" office:value="4.587" calcext:value-type="float">
            <text:p>4.58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898" calcext:value-type="float">
            <text:p>9.898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5.132" calcext:value-type="float">
            <text:p>-15.132</text:p>
          </table:table-cell>
          <table:table-cell office:value-type="float" office:value="20.164" calcext:value-type="float">
            <text:p>20.1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.3" calcext:value-type="float">
            <text:p>69.3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17.889" calcext:value-type="float">
            <text:p>-117.8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56.652" calcext:value-type="float">
            <text:p>156.652</text:p>
          </table:table-cell>
          <table:table-cell office:value-type="float" office:value="60.341" calcext:value-type="float">
            <text:p>60.341</text:p>
          </table:table-cell>
          <table:table-cell office:value-type="float" office:value="609.071" calcext:value-type="float">
            <text:p>609.071</text:p>
          </table:table-cell>
          <table:table-cell office:value-type="float" office:value="116.633" calcext:value-type="float">
            <text:p>116.633</text:p>
          </table:table-cell>
          <table:table-cell office:value-type="float" office:value="388.996" calcext:value-type="float">
            <text:p>388.996</text:p>
          </table:table-cell>
          <table:table-cell office:value-type="float" office:value="-75.692" calcext:value-type="float">
            <text:p>-75.692</text:p>
          </table:table-cell>
          <table:table-cell office:value-type="float" office:value="4297.898" calcext:value-type="float">
            <text:p>4297.898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279.407" calcext:value-type="float">
            <text:p>1279.407</text:p>
          </table:table-cell>
          <table:table-cell office:value-type="float" office:value="6846.607" calcext:value-type="float">
            <text:p>6846.607</text:p>
          </table:table-cell>
          <table:table-cell office:value-type="float" office:value="1749.188" calcext:value-type="float">
            <text:p>1749.188</text:p>
          </table:table-cell>
          <table:table-cell office:value-type="float" office:value="4483.085" calcext:value-type="float">
            <text:p>4483.085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351.279" calcext:value-type="float">
            <text:p>1351.279</text:p>
          </table:table-cell>
          <table:table-cell office:value-type="float" office:value="7174.971" calcext:value-type="float">
            <text:p>7174.971</text:p>
          </table:table-cell>
          <table:table-cell office:value-type="float" office:value="1791.199" calcext:value-type="float">
            <text:p>1791.199</text:p>
          </table:table-cell>
          <table:table-cell office:value-type="float" office:value="2.413" calcext:value-type="float">
            <text:p>2.4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18" calcext:value-type="float">
            <text:p>4.41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6.389" calcext:value-type="float">
            <text:p>-6.389</text:p>
          </table:table-cell>
          <table:table-cell office:value-type="float" office:value="9.649" calcext:value-type="float">
            <text:p>9.6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158" calcext:value-type="float">
            <text:p>28.15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46.444" calcext:value-type="float">
            <text:p>-46.4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7.512" calcext:value-type="float">
            <text:p>167.512</text:p>
          </table:table-cell>
          <table:table-cell office:value-type="float" office:value="0" calcext:value-type="float">
            <text:p>0</text:p>
          </table:table-cell>
          <table:table-cell office:value-type="float" office:value="804.905" calcext:value-type="float">
            <text:p>804.905</text:p>
          </table:table-cell>
          <table:table-cell office:value-type="float" office:value="118.898" calcext:value-type="float">
            <text:p>118.898</text:p>
          </table:table-cell>
          <table:table-cell office:value-type="float" office:value="404.368" calcext:value-type="float">
            <text:p>404.368</text:p>
          </table:table-cell>
          <table:table-cell office:value-type="float" office:value="-69.345" calcext:value-type="float">
            <text:p>-69.345</text:p>
          </table:table-cell>
          <table:table-cell office:value-type="float" office:value="4285.838" calcext:value-type="float">
            <text:p>4285.838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58.569" calcext:value-type="float">
            <text:p>1258.569</text:p>
          </table:table-cell>
          <table:table-cell office:value-type="float" office:value="6793.036" calcext:value-type="float">
            <text:p>6793.036</text:p>
          </table:table-cell>
          <table:table-cell office:value-type="float" office:value="1778.639" calcext:value-type="float">
            <text:p>1778.639</text:p>
          </table:table-cell>
          <table:table-cell office:value-type="float" office:value="4471.521" calcext:value-type="float">
            <text:p>4471.52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30.224" calcext:value-type="float">
            <text:p>1330.224</text:p>
          </table:table-cell>
          <table:table-cell office:value-type="float" office:value="7121.464" calcext:value-type="float">
            <text:p>7121.464</text:p>
          </table:table-cell>
          <table:table-cell office:value-type="float" office:value="1821.578" calcext:value-type="float">
            <text:p>1821.578</text:p>
          </table:table-cell>
          <table:table-cell office:value-type="float" office:value="2.907" calcext:value-type="float">
            <text:p>2.9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924" calcext:value-type="float">
            <text:p>5.924</text:p>
          </table:table-cell>
          <table:table-cell office:value-type="float" office:value="48.685" calcext:value-type="float">
            <text:p>48.685</text:p>
          </table:table-cell>
          <table:table-cell office:value-type="float" office:value="-8.895" calcext:value-type="float">
            <text:p>-8.895</text:p>
          </table:table-cell>
          <table:table-cell office:value-type="float" office:value="6.133" calcext:value-type="float">
            <text:p>6.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36" calcext:value-type="float">
            <text:p>21.36</text:p>
          </table:table-cell>
          <table:table-cell office:value-type="float" office:value="48.685" calcext:value-type="float">
            <text:p>48.685</text:p>
          </table:table-cell>
          <table:table-cell office:value-type="float" office:value="-36.419" calcext:value-type="float">
            <text:p>-36.419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181.347" calcext:value-type="float">
            <text:p>181.347</text:p>
          </table:table-cell>
          <table:table-cell office:value-type="float" office:value="60.395" calcext:value-type="float">
            <text:p>60.395</text:p>
          </table:table-cell>
          <table:table-cell office:value-type="float" office:value="816.478" calcext:value-type="float">
            <text:p>816.478</text:p>
          </table:table-cell>
          <table:table-cell office:value-type="float" office:value="146.166" calcext:value-type="float">
            <text:p>146.166</text:p>
          </table:table-cell>
          <table:table-cell office:value-type="float" office:value="472.525" calcext:value-type="float">
            <text:p>472.525</text:p>
          </table:table-cell>
          <table:table-cell office:value-type="float" office:value="-109.831" calcext:value-type="float">
            <text:p>-109.831</text:p>
          </table:table-cell>
          <table:table-cell office:value-type="float" office:value="4256.559" calcext:value-type="float">
            <text:p>4256.559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35.73" calcext:value-type="float">
            <text:p>1235.73</text:p>
          </table:table-cell>
          <table:table-cell office:value-type="float" office:value="6718.259" calcext:value-type="float">
            <text:p>6718.259</text:p>
          </table:table-cell>
          <table:table-cell office:value-type="float" office:value="1794.86" calcext:value-type="float">
            <text:p>1794.86</text:p>
          </table:table-cell>
          <table:table-cell office:value-type="float" office:value="4437.821" calcext:value-type="float">
            <text:p>4437.821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03.976" calcext:value-type="float">
            <text:p>1303.976</text:p>
          </table:table-cell>
          <table:table-cell office:value-type="float" office:value="7035.474" calcext:value-type="float">
            <text:p>7035.474</text:p>
          </table:table-cell>
          <table:table-cell office:value-type="float" office:value="1840.168" calcext:value-type="float">
            <text:p>1840.168</text:p>
          </table:table-cell>
          <table:table-cell office:value-type="float" office:value="4.147" calcext:value-type="float">
            <text:p>4.14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143" calcext:value-type="float">
            <text:p>9.143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14.067" calcext:value-type="float">
            <text:p>-14.067</text:p>
          </table:table-cell>
          <table:table-cell office:value-type="float" office:value="19.349" calcext:value-type="float">
            <text:p>19.3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.534" calcext:value-type="float">
            <text:p>54.534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89.287" calcext:value-type="float">
            <text:p>-89.28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7.247" calcext:value-type="float">
            <text:p>297.247</text:p>
          </table:table-cell>
          <table:table-cell office:value-type="float" office:value="0" calcext:value-type="float">
            <text:p>0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61.485" calcext:value-type="float">
            <text:p>661.485</text:p>
          </table:table-cell>
          <table:table-cell office:value-type="float" office:value="1614.993" calcext:value-type="float">
            <text:p>1614.993</text:p>
          </table:table-cell>
          <table:table-cell office:value-type="float" office:value="-1020.5" calcext:value-type="float">
            <text:p>-1020.5</text:p>
          </table:table-cell>
          <table:table-cell office:value-type="float" office:value="4275.776" calcext:value-type="float">
            <text:p>4275.77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44.269" calcext:value-type="float">
            <text:p>1244.269</text:p>
          </table:table-cell>
          <table:table-cell office:value-type="float" office:value="6754.486" calcext:value-type="float">
            <text:p>6754.486</text:p>
          </table:table-cell>
          <table:table-cell office:value-type="float" office:value="1797.066" calcext:value-type="float">
            <text:p>1797.066</text:p>
          </table:table-cell>
          <table:table-cell office:value-type="float" office:value="4463.847" calcext:value-type="float">
            <text:p>4463.847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10.854" calcext:value-type="float">
            <text:p>1310.854</text:p>
          </table:table-cell>
          <table:table-cell office:value-type="float" office:value="7075.202" calcext:value-type="float">
            <text:p>7075.202</text:p>
          </table:table-cell>
          <table:table-cell office:value-type="float" office:value="1852.491" calcext:value-type="float">
            <text:p>1852.491</text:p>
          </table:table-cell>
          <table:table-cell office:value-type="float" office:value="12.333" calcext:value-type="float">
            <text:p>12.33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8.81" calcext:value-type="float">
            <text:p>58.81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104.822" calcext:value-type="float">
            <text:p>-104.822</text:p>
          </table:table-cell>
          <table:table-cell office:value-type="float" office:value="94.169" calcext:value-type="float">
            <text:p>94.169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63.296" calcext:value-type="float">
            <text:p>363.296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629.554" calcext:value-type="float">
            <text:p>-629.554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13.65" calcext:value-type="float">
            <text:p>313.65</text:p>
          </table:table-cell>
          <table:table-cell office:value-type="float" office:value="60.484" calcext:value-type="float">
            <text:p>60.484</text:p>
          </table:table-cell>
          <table:table-cell office:value-type="float" office:value="6645.569" calcext:value-type="float">
            <text:p>6645.569</text:p>
          </table:table-cell>
          <table:table-cell office:value-type="float" office:value="777.946" calcext:value-type="float">
            <text:p>777.946</text:p>
          </table:table-cell>
          <table:table-cell office:value-type="float" office:value="1863.399" calcext:value-type="float">
            <text:p>1863.399</text:p>
          </table:table-cell>
          <table:table-cell office:value-type="float" office:value="-1236.099" calcext:value-type="float">
            <text:p>-1236.099</text:p>
          </table:table-cell>
          <table:table-cell office:value-type="float" office:value="4281.275" calcext:value-type="float">
            <text:p>4281.275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43.468" calcext:value-type="float">
            <text:p>1243.468</text:p>
          </table:table-cell>
          <table:table-cell office:value-type="float" office:value="6758.39" calcext:value-type="float">
            <text:p>6758.39</text:p>
          </table:table-cell>
          <table:table-cell office:value-type="float" office:value="1804.16" calcext:value-type="float">
            <text:p>1804.16</text:p>
          </table:table-cell>
          <table:table-cell office:value-type="float" office:value="4469.615" calcext:value-type="float">
            <text:p>4469.615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12.943" calcext:value-type="float">
            <text:p>1312.943</text:p>
          </table:table-cell>
          <table:table-cell office:value-type="float" office:value="7085.131" calcext:value-type="float">
            <text:p>7085.131</text:p>
          </table:table-cell>
          <table:table-cell office:value-type="float" office:value="1854.098" calcext:value-type="float">
            <text:p>1854.098</text:p>
          </table:table-cell>
          <table:table-cell office:value-type="float" office:value="14.747" calcext:value-type="float">
            <text:p>14.747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2.521" calcext:value-type="float">
            <text:p>72.521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129.723" calcext:value-type="float">
            <text:p>-129.723</text:p>
          </table:table-cell>
          <table:table-cell office:value-type="float" office:value="81.593" calcext:value-type="float">
            <text:p>81.59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67.45" calcext:value-type="float">
            <text:p>367.45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650.406" calcext:value-type="float">
            <text:p>-650.40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0.758" calcext:value-type="float">
            <text:p>200.758</text:p>
          </table:table-cell>
          <table:table-cell office:value-type="float" office:value="61.984" calcext:value-type="float">
            <text:p>61.984</text:p>
          </table:table-cell>
          <table:table-cell office:value-type="float" office:value="1427.537" calcext:value-type="float">
            <text:p>1427.537</text:p>
          </table:table-cell>
          <table:table-cell office:value-type="float" office:value="235.693" calcext:value-type="float">
            <text:p>235.693</text:p>
          </table:table-cell>
          <table:table-cell office:value-type="float" office:value="670.283" calcext:value-type="float">
            <text:p>670.283</text:p>
          </table:table-cell>
          <table:table-cell office:value-type="float" office:value="-268.768" calcext:value-type="float">
            <text:p>-268.768</text:p>
          </table:table-cell>
          <table:table-cell office:value-type="float" office:value="4300.387" calcext:value-type="float">
            <text:p>4300.387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41.488" calcext:value-type="float">
            <text:p>1241.488</text:p>
          </table:table-cell>
          <table:table-cell office:value-type="float" office:value="6773.558" calcext:value-type="float">
            <text:p>6773.558</text:p>
          </table:table-cell>
          <table:table-cell office:value-type="float" office:value="1827.216" calcext:value-type="float">
            <text:p>1827.216</text:p>
          </table:table-cell>
          <table:table-cell office:value-type="float" office:value="4488.555" calcext:value-type="float">
            <text:p>4488.555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15.784" calcext:value-type="float">
            <text:p>1315.784</text:p>
          </table:table-cell>
          <table:table-cell office:value-type="float" office:value="7109.731" calcext:value-type="float">
            <text:p>7109.731</text:p>
          </table:table-cell>
          <table:table-cell office:value-type="float" office:value="1867.379" calcext:value-type="float">
            <text:p>1867.379</text:p>
          </table:table-cell>
          <table:table-cell office:value-type="float" office:value="5.067" calcext:value-type="float">
            <text:p>5.067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.482" calcext:value-type="float">
            <text:p>15.482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25.775" calcext:value-type="float">
            <text:p>-25.775</text:p>
          </table:table-cell>
          <table:table-cell office:value-type="float" office:value="42.672" calcext:value-type="float">
            <text:p>42.67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.907" calcext:value-type="float">
            <text:p>101.907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160.338" calcext:value-type="float">
            <text:p>-160.3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8.175" calcext:value-type="float">
            <text:p>208.175</text:p>
          </table:table-cell>
          <table:table-cell office:value-type="float" office:value="0" calcext:value-type="float">
            <text:p>0</text:p>
          </table:table-cell>
          <table:table-cell office:value-type="float" office:value="1387.709" calcext:value-type="float">
            <text:p>1387.709</text:p>
          </table:table-cell>
          <table:table-cell office:value-type="float" office:value="219.828" calcext:value-type="float">
            <text:p>219.828</text:p>
          </table:table-cell>
          <table:table-cell office:value-type="float" office:value="646.095" calcext:value-type="float">
            <text:p>646.095</text:p>
          </table:table-cell>
          <table:table-cell office:value-type="float" office:value="-229.746" calcext:value-type="float">
            <text:p>-229.746</text:p>
          </table:table-cell>
          <table:table-cell office:value-type="float" office:value="4260.801" calcext:value-type="float">
            <text:p>4260.801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37.786" calcext:value-type="float">
            <text:p>1237.786</text:p>
          </table:table-cell>
          <table:table-cell office:value-type="float" office:value="6726.596" calcext:value-type="float">
            <text:p>6726.596</text:p>
          </table:table-cell>
          <table:table-cell office:value-type="float" office:value="1795.006" calcext:value-type="float">
            <text:p>1795.006</text:p>
          </table:table-cell>
          <table:table-cell office:value-type="float" office:value="4447.659" calcext:value-type="float">
            <text:p>4447.659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299.31" calcext:value-type="float">
            <text:p>1299.31</text:p>
          </table:table-cell>
          <table:table-cell office:value-type="float" office:value="7036.016" calcext:value-type="float">
            <text:p>7036.016</text:p>
          </table:table-cell>
          <table:table-cell office:value-type="float" office:value="1859.302" calcext:value-type="float">
            <text:p>1859.302</text:p>
          </table:table-cell>
          <table:table-cell office:value-type="float" office:value="5.307" calcext:value-type="float">
            <text:p>5.30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.55" calcext:value-type="float">
            <text:p>13.55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1.686" calcext:value-type="float">
            <text:p>-21.686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70.439" calcext:value-type="float">
            <text:p>-270.43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32.663" calcext:value-type="float">
            <text:p>332.663</text:p>
          </table:table-cell>
          <table:table-cell office:value-type="float" office:value="0" calcext:value-type="float">
            <text:p>0</text:p>
          </table:table-cell>
          <table:table-cell office:value-type="float" office:value="2151.87" calcext:value-type="float">
            <text:p>2151.87</text:p>
          </table:table-cell>
          <table:table-cell office:value-type="float" office:value="443.973" calcext:value-type="float">
            <text:p>443.973</text:p>
          </table:table-cell>
          <table:table-cell office:value-type="float" office:value="1217.102" calcext:value-type="float">
            <text:p>1217.102</text:p>
          </table:table-cell>
          <table:table-cell office:value-type="float" office:value="-551.777" calcext:value-type="float">
            <text:p>-551.777</text:p>
          </table:table-cell>
          <table:table-cell office:value-type="float" office:value="4269.42" calcext:value-type="float">
            <text:p>4269.42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23.007" calcext:value-type="float">
            <text:p>1223.007</text:p>
          </table:table-cell>
          <table:table-cell office:value-type="float" office:value="6705.775" calcext:value-type="float">
            <text:p>6705.775</text:p>
          </table:table-cell>
          <table:table-cell office:value-type="float" office:value="1833.066" calcext:value-type="float">
            <text:p>1833.066</text:p>
          </table:table-cell>
          <table:table-cell office:value-type="float" office:value="4453.606" calcext:value-type="float">
            <text:p>4453.60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289.176" calcext:value-type="float">
            <text:p>1289.176</text:p>
          </table:table-cell>
          <table:table-cell office:value-type="float" office:value="7021.776" calcext:value-type="float">
            <text:p>7021.776</text:p>
          </table:table-cell>
          <table:table-cell office:value-type="float" office:value="1885.436" calcext:value-type="float">
            <text:p>1885.436</text:p>
          </table:table-cell>
          <table:table-cell office:value-type="float" office:value="14.973" calcext:value-type="float">
            <text:p>14.97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6.749" calcext:value-type="float">
            <text:p>36.749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58.235" calcext:value-type="float">
            <text:p>-58.235</text:p>
          </table:table-cell>
          <table:table-cell office:value-type="float" office:value="167.928" calcext:value-type="float">
            <text:p>167.92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67.026" calcext:value-type="float">
            <text:p>567.026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961.646" calcext:value-type="float">
            <text:p>-961.64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97.773" calcext:value-type="float">
            <text:p>197.773</text:p>
          </table:table-cell>
          <table:table-cell office:value-type="float" office:value="0" calcext:value-type="float">
            <text:p>0</text:p>
          </table:table-cell>
          <table:table-cell office:value-type="float" office:value="1329.505" calcext:value-type="float">
            <text:p>1329.505</text:p>
          </table:table-cell>
          <table:table-cell office:value-type="float" office:value="188.111" calcext:value-type="float">
            <text:p>188.111</text:p>
          </table:table-cell>
          <table:table-cell office:value-type="float" office:value="572.51" calcext:value-type="float">
            <text:p>572.51</text:p>
          </table:table-cell>
          <table:table-cell office:value-type="float" office:value="-176.964" calcext:value-type="float">
            <text:p>-176.964</text:p>
          </table:table-cell>
          <table:table-cell office:value-type="float" office:value="4256.426" calcext:value-type="float">
            <text:p>4256.426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11.571" calcext:value-type="float">
            <text:p>1211.571</text:p>
          </table:table-cell>
          <table:table-cell office:value-type="float" office:value="6669.999" calcext:value-type="float">
            <text:p>6669.999</text:p>
          </table:table-cell>
          <table:table-cell office:value-type="float" office:value="1842.853" calcext:value-type="float">
            <text:p>1842.853</text:p>
          </table:table-cell>
          <table:table-cell office:value-type="float" office:value="4442.314" calcext:value-type="float">
            <text:p>4442.314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276.621" calcext:value-type="float">
            <text:p>1276.621</text:p>
          </table:table-cell>
          <table:table-cell office:value-type="float" office:value="6985.473" calcext:value-type="float">
            <text:p>6985.473</text:p>
          </table:table-cell>
          <table:table-cell office:value-type="float" office:value="1899.154" calcext:value-type="float">
            <text:p>1899.154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.176" calcext:value-type="float">
            <text:p>14.176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23.199" calcext:value-type="float">
            <text:p>-23.199</text:p>
          </table:table-cell>
          <table:table-cell office:value-type="float" office:value="54.548" calcext:value-type="float">
            <text:p>54.54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.775" calcext:value-type="float">
            <text:p>225.775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395.218" calcext:value-type="float">
            <text:p>-395.2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24.647" calcext:value-type="float">
            <text:p>224.647</text:p>
          </table:table-cell>
          <table:table-cell office:value-type="float" office:value="62.211" calcext:value-type="float">
            <text:p>62.211</text:p>
          </table:table-cell>
          <table:table-cell office:value-type="float" office:value="2063.475" calcext:value-type="float">
            <text:p>2063.475</text:p>
          </table:table-cell>
          <table:table-cell office:value-type="float" office:value="276.919" calcext:value-type="float">
            <text:p>276.919</text:p>
          </table:table-cell>
          <table:table-cell office:value-type="float" office:value="776.299" calcext:value-type="float">
            <text:p>776.299</text:p>
          </table:table-cell>
          <table:table-cell office:value-type="float" office:value="-327.005" calcext:value-type="float">
            <text:p>-327.005</text:p>
          </table:table-cell>
          <table:table-cell office:value-type="float" office:value="4242.113" calcext:value-type="float">
            <text:p>4242.113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186.564" calcext:value-type="float">
            <text:p>1186.564</text:p>
          </table:table-cell>
          <table:table-cell office:value-type="float" office:value="6605.87" calcext:value-type="float">
            <text:p>6605.87</text:p>
          </table:table-cell>
          <table:table-cell office:value-type="float" office:value="1878.355" calcext:value-type="float">
            <text:p>1878.355</text:p>
          </table:table-cell>
          <table:table-cell office:value-type="float" office:value="4428.052" calcext:value-type="float">
            <text:p>4428.052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56.256" calcext:value-type="float">
            <text:p>1256.256</text:p>
          </table:table-cell>
          <table:table-cell office:value-type="float" office:value="6930.643" calcext:value-type="float">
            <text:p>6930.643</text:p>
          </table:table-cell>
          <table:table-cell office:value-type="float" office:value="1925.462" calcext:value-type="float">
            <text:p>1925.462</text:p>
          </table:table-cell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2.657" calcext:value-type="float">
            <text:p>22.657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36.815" calcext:value-type="float">
            <text:p>-36.815</text:p>
          </table:table-cell>
          <table:table-cell office:value-type="float" office:value="113.146" calcext:value-type="float">
            <text:p>113.14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76.592" calcext:value-type="float">
            <text:p>376.592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637.064" calcext:value-type="float">
            <text:p>-637.0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432" calcext:value-type="float">
            <text:p>264.432</text:p>
          </table:table-cell>
          <table:table-cell office:value-type="float" office:value="63.747" calcext:value-type="float">
            <text:p>63.747</text:p>
          </table:table-cell>
          <table:table-cell office:value-type="float" office:value="2732.952" calcext:value-type="float">
            <text:p>2732.952</text:p>
          </table:table-cell>
          <table:table-cell office:value-type="float" office:value="382.463" calcext:value-type="float">
            <text:p>382.463</text:p>
          </table:table-cell>
          <table:table-cell office:value-type="float" office:value="1026.337" calcext:value-type="float">
            <text:p>1026.337</text:p>
          </table:table-cell>
          <table:table-cell office:value-type="float" office:value="-497.473" calcext:value-type="float">
            <text:p>-497.473</text:p>
          </table:table-cell>
          <table:table-cell office:value-type="float" office:value="4235.334" calcext:value-type="float">
            <text:p>4235.334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77.104" calcext:value-type="float">
            <text:p>1177.104</text:p>
          </table:table-cell>
          <table:table-cell office:value-type="float" office:value="6580.246" calcext:value-type="float">
            <text:p>6580.246</text:p>
          </table:table-cell>
          <table:table-cell office:value-type="float" office:value="1890.422" calcext:value-type="float">
            <text:p>1890.422</text:p>
          </table:table-cell>
          <table:table-cell office:value-type="float" office:value="4419.801" calcext:value-type="float">
            <text:p>4419.801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44.946" calcext:value-type="float">
            <text:p>1244.946</text:p>
          </table:table-cell>
          <table:table-cell office:value-type="float" office:value="6899.861" calcext:value-type="float">
            <text:p>6899.861</text:p>
          </table:table-cell>
          <table:table-cell office:value-type="float" office:value="1939.741" calcext:value-type="float">
            <text:p>1939.741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1.885" calcext:value-type="float">
            <text:p>31.885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53.704" calcext:value-type="float">
            <text:p>-53.704</text:p>
          </table:table-cell>
          <table:table-cell office:value-type="float" office:value="150.616" calcext:value-type="float">
            <text:p>150.61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52.241" calcext:value-type="float">
            <text:p>652.241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1148.716" calcext:value-type="float">
            <text:p>-1148.71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49" calcext:value-type="float">
            <text:p>186.649</text:p>
          </table:table-cell>
          <table:table-cell office:value-type="float" office:value="60.377" calcext:value-type="float">
            <text:p>60.377</text:p>
          </table:table-cell>
          <table:table-cell office:value-type="float" office:value="701.947" calcext:value-type="float">
            <text:p>701.947</text:p>
          </table:table-cell>
          <table:table-cell office:value-type="float" office:value="136.646" calcext:value-type="float">
            <text:p>136.646</text:p>
          </table:table-cell>
          <table:table-cell office:value-type="float" office:value="458.862" calcext:value-type="float">
            <text:p>458.862</text:p>
          </table:table-cell>
          <table:table-cell office:value-type="float" office:value="-85.565" calcext:value-type="float">
            <text:p>-85.565</text:p>
          </table:table-cell>
          <table:table-cell office:value-type="float" office:value="4233.237" calcext:value-type="float">
            <text:p>4233.237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77.896" calcext:value-type="float">
            <text:p>1177.896</text:p>
          </table:table-cell>
          <table:table-cell office:value-type="float" office:value="6579.725" calcext:value-type="float">
            <text:p>6579.725</text:p>
          </table:table-cell>
          <table:table-cell office:value-type="float" office:value="1886.749" calcext:value-type="float">
            <text:p>1886.749</text:p>
          </table:table-cell>
          <table:table-cell office:value-type="float" office:value="4416.792" calcext:value-type="float">
            <text:p>4416.792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41.845" calcext:value-type="float">
            <text:p>1241.845</text:p>
          </table:table-cell>
          <table:table-cell office:value-type="float" office:value="6890.675" calcext:value-type="float">
            <text:p>6890.675</text:p>
          </table:table-cell>
          <table:table-cell office:value-type="float" office:value="1942.91" calcext:value-type="float">
            <text:p>1942.91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954" calcext:value-type="float">
            <text:p>7.954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11.298" calcext:value-type="float">
            <text:p>-11.298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.465" calcext:value-type="float">
            <text:p>148.465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227.358" calcext:value-type="float">
            <text:p>-227.3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1.784" calcext:value-type="float">
            <text:p>261.784</text:p>
          </table:table-cell>
          <table:table-cell office:value-type="float" office:value="62.983" calcext:value-type="float">
            <text:p>62.983</text:p>
          </table:table-cell>
          <table:table-cell office:value-type="float" office:value="1997.371" calcext:value-type="float">
            <text:p>1997.371</text:p>
          </table:table-cell>
          <table:table-cell office:value-type="float" office:value="304.249" calcext:value-type="float">
            <text:p>304.249</text:p>
          </table:table-cell>
          <table:table-cell office:value-type="float" office:value="867.879" calcext:value-type="float">
            <text:p>867.879</text:p>
          </table:table-cell>
          <table:table-cell office:value-type="float" office:value="-344.311" calcext:value-type="float">
            <text:p>-344.311</text:p>
          </table:table-cell>
          <table:table-cell office:value-type="float" office:value="4230.341" calcext:value-type="float">
            <text:p>4230.341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72.207" calcext:value-type="float">
            <text:p>1172.207</text:p>
          </table:table-cell>
          <table:table-cell office:value-type="float" office:value="6565.497" calcext:value-type="float">
            <text:p>6565.497</text:p>
          </table:table-cell>
          <table:table-cell office:value-type="float" office:value="1895.185" calcext:value-type="float">
            <text:p>1895.185</text:p>
          </table:table-cell>
          <table:table-cell office:value-type="float" office:value="4416.442" calcext:value-type="float">
            <text:p>4416.442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37.811" calcext:value-type="float">
            <text:p>1237.811</text:p>
          </table:table-cell>
          <table:table-cell office:value-type="float" office:value="6882.288" calcext:value-type="float">
            <text:p>6882.288</text:p>
          </table:table-cell>
          <table:table-cell office:value-type="float" office:value="1950.597" calcext:value-type="float">
            <text:p>1950.597</text:p>
          </table:table-cell>
          <table:table-cell office:value-type="float" office:value="9.613" calcext:value-type="float">
            <text:p>9.61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26" calcext:value-type="float">
            <text:p>25.26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40.708" calcext:value-type="float">
            <text:p>-40.708</text:p>
          </table:table-cell>
          <table:table-cell office:value-type="float" office:value="217.358" calcext:value-type="float">
            <text:p>217.35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21.649" calcext:value-type="float">
            <text:p>621.649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1021.031" calcext:value-type="float">
            <text:p>-1021.0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0.717" calcext:value-type="float">
            <text:p>180.717</text:p>
          </table:table-cell>
          <table:table-cell office:value-type="float" office:value="64.866" calcext:value-type="float">
            <text:p>64.866</text:p>
          </table:table-cell>
          <table:table-cell office:value-type="float" office:value="845.033" calcext:value-type="float">
            <text:p>845.033</text:p>
          </table:table-cell>
          <table:table-cell office:value-type="float" office:value="151.983" calcext:value-type="float">
            <text:p>151.983</text:p>
          </table:table-cell>
          <table:table-cell office:value-type="float" office:value="483.484" calcext:value-type="float">
            <text:p>483.484</text:p>
          </table:table-cell>
          <table:table-cell office:value-type="float" office:value="-122.049" calcext:value-type="float">
            <text:p>-122.049</text:p>
          </table:table-cell>
          <table:table-cell office:value-type="float" office:value="4217.302" calcext:value-type="float">
            <text:p>4217.302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61.019" calcext:value-type="float">
            <text:p>6461.019</text:p>
          </table:table-cell>
          <table:table-cell office:value-type="float" office:value="1173.42" calcext:value-type="float">
            <text:p>1173.42</text:p>
          </table:table-cell>
          <table:table-cell office:value-type="float" office:value="6554.874" calcext:value-type="float">
            <text:p>6554.874</text:p>
          </table:table-cell>
          <table:table-cell office:value-type="float" office:value="1879.73" calcext:value-type="float">
            <text:p>1879.73</text:p>
          </table:table-cell>
          <table:table-cell office:value-type="float" office:value="4404.087" calcext:value-type="float">
            <text:p>4404.087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91.665" calcext:value-type="float">
            <text:p>6791.665</text:p>
          </table:table-cell>
          <table:table-cell office:value-type="float" office:value="1239.432" calcext:value-type="float">
            <text:p>1239.432</text:p>
          </table:table-cell>
          <table:table-cell office:value-type="float" office:value="6873.161" calcext:value-type="float">
            <text:p>6873.161</text:p>
          </table:table-cell>
          <table:table-cell office:value-type="float" office:value="1935.013" calcext:value-type="float">
            <text:p>1935.013</text:p>
          </table:table-cell>
          <table:table-cell office:value-type="float" office:value="4.307" calcext:value-type="float">
            <text:p>4.3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.415" calcext:value-type="float">
            <text:p>11.415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18.432" calcext:value-type="float">
            <text:p>-18.432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5.764" calcext:value-type="float">
            <text:p>395.764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680.264" calcext:value-type="float">
            <text:p>-680.2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0.176" calcext:value-type="float">
            <text:p>190.176</text:p>
          </table:table-cell>
          <table:table-cell office:value-type="float" office:value="60.444" calcext:value-type="float">
            <text:p>60.444</text:p>
          </table:table-cell>
          <table:table-cell office:value-type="float" office:value="1224.321" calcext:value-type="float">
            <text:p>1224.321</text:p>
          </table:table-cell>
          <table:table-cell office:value-type="float" office:value="183.642" calcext:value-type="float">
            <text:p>183.642</text:p>
          </table:table-cell>
          <table:table-cell office:value-type="float" office:value="556.01" calcext:value-type="float">
            <text:p>556.01</text:p>
          </table:table-cell>
          <table:table-cell office:value-type="float" office:value="-175.657" calcext:value-type="float">
            <text:p>-175.657</text:p>
          </table:table-cell>
          <table:table-cell office:value-type="float" office:value="4226.793" calcext:value-type="float">
            <text:p>4226.793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567.315" calcext:value-type="float">
            <text:p>6567.315</text:p>
          </table:table-cell>
          <table:table-cell office:value-type="float" office:value="1175.67" calcext:value-type="float">
            <text:p>1175.67</text:p>
          </table:table-cell>
          <table:table-cell office:value-type="float" office:value="6568.847" calcext:value-type="float">
            <text:p>6568.847</text:p>
          </table:table-cell>
          <table:table-cell office:value-type="float" office:value="1884.738" calcext:value-type="float">
            <text:p>1884.738</text:p>
          </table:table-cell>
          <table:table-cell office:value-type="float" office:value="4408.808" calcext:value-type="float">
            <text:p>4408.808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907.279" calcext:value-type="float">
            <text:p>6907.279</text:p>
          </table:table-cell>
          <table:table-cell office:value-type="float" office:value="1236.827" calcext:value-type="float">
            <text:p>1236.827</text:p>
          </table:table-cell>
          <table:table-cell office:value-type="float" office:value="6872.693" calcext:value-type="float">
            <text:p>6872.693</text:p>
          </table:table-cell>
          <table:table-cell office:value-type="float" office:value="1944.923" calcext:value-type="float">
            <text:p>1944.923</text:p>
          </table:table-cell>
          <table:table-cell office:value-type="float" office:value="5.387" calcext:value-type="float">
            <text:p>5.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54" calcext:value-type="float">
            <text:p>13.854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22.213" calcext:value-type="float">
            <text:p>-22.213</text:p>
          </table:table-cell>
          <table:table-cell office:value-type="float" office:value="123.685" calcext:value-type="float">
            <text:p>123.68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6.547" calcext:value-type="float">
            <text:p>346.547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566.672" calcext:value-type="float">
            <text:p>-566.6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75" calcext:value-type="float">
            <text:p>186.675</text:p>
          </table:table-cell>
          <table:table-cell office:value-type="float" office:value="62.151" calcext:value-type="float">
            <text:p>62.151</text:p>
          </table:table-cell>
          <table:table-cell office:value-type="float" office:value="981.34" calcext:value-type="float">
            <text:p>981.34</text:p>
          </table:table-cell>
          <table:table-cell office:value-type="float" office:value="171.567" calcext:value-type="float">
            <text:p>171.567</text:p>
          </table:table-cell>
          <table:table-cell office:value-type="float" office:value="528.453" calcext:value-type="float">
            <text:p>528.453</text:p>
          </table:table-cell>
          <table:table-cell office:value-type="float" office:value="-155.104" calcext:value-type="float">
            <text:p>-155.104</text:p>
          </table:table-cell>
          <table:table-cell office:value-type="float" office:value="4216.543" calcext:value-type="float">
            <text:p>4216.543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33.223" calcext:value-type="float">
            <text:p>1133.223</text:p>
          </table:table-cell>
          <table:table-cell office:value-type="float" office:value="6474.038" calcext:value-type="float">
            <text:p>6474.038</text:p>
          </table:table-cell>
          <table:table-cell office:value-type="float" office:value="1959.047" calcext:value-type="float">
            <text:p>1959.047</text:p>
          </table:table-cell>
          <table:table-cell office:value-type="float" office:value="4399.17" calcext:value-type="float">
            <text:p>4399.17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04.492" calcext:value-type="float">
            <text:p>1204.492</text:p>
          </table:table-cell>
          <table:table-cell office:value-type="float" office:value="6798.641" calcext:value-type="float">
            <text:p>6798.641</text:p>
          </table:table-cell>
          <table:table-cell office:value-type="float" office:value="1999.7" calcext:value-type="float">
            <text:p>1999.7</text:p>
          </table:table-cell>
          <table:table-cell office:value-type="float" office:value="6.053" calcext:value-type="float">
            <text:p>6.05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464" calcext:value-type="float">
            <text:p>13.464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20.768" calcext:value-type="float">
            <text:p>-20.768</text:p>
          </table:table-cell>
          <table:table-cell office:value-type="float" office:value="207.106" calcext:value-type="float">
            <text:p>207.10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7.905" calcext:value-type="float">
            <text:p>687.905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1163.271" calcext:value-type="float">
            <text:p>-1163.2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8.734" calcext:value-type="float">
            <text:p>218.734</text:p>
          </table:table-cell>
          <table:table-cell office:value-type="float" office:value="0" calcext:value-type="float">
            <text:p>0</text:p>
          </table:table-cell>
          <table:table-cell office:value-type="float" office:value="1488.924" calcext:value-type="float">
            <text:p>1488.924</text:p>
          </table:table-cell>
          <table:table-cell office:value-type="float" office:value="221.417" calcext:value-type="float">
            <text:p>221.417</text:p>
          </table:table-cell>
          <table:table-cell office:value-type="float" office:value="659.819" calcext:value-type="float">
            <text:p>659.819</text:p>
          </table:table-cell>
          <table:table-cell office:value-type="float" office:value="-222.352" calcext:value-type="float">
            <text:p>-222.352</text:p>
          </table:table-cell>
          <table:table-cell office:value-type="float" office:value="4217.027" calcext:value-type="float">
            <text:p>4217.027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6.515" calcext:value-type="float">
            <text:p>6466.515</text:p>
          </table:table-cell>
          <table:table-cell office:value-type="float" office:value="1128.314" calcext:value-type="float">
            <text:p>1128.314</text:p>
          </table:table-cell>
          <table:table-cell office:value-type="float" office:value="6464.744" calcext:value-type="float">
            <text:p>6464.744</text:p>
          </table:table-cell>
          <table:table-cell office:value-type="float" office:value="1969.311" calcext:value-type="float">
            <text:p>1969.311</text:p>
          </table:table-cell>
          <table:table-cell office:value-type="float" office:value="4401.017" calcext:value-type="float">
            <text:p>4401.017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804.872" calcext:value-type="float">
            <text:p>6804.872</text:p>
          </table:table-cell>
          <table:table-cell office:value-type="float" office:value="1195.77" calcext:value-type="float">
            <text:p>1195.77</text:p>
          </table:table-cell>
          <table:table-cell office:value-type="float" office:value="6783.113" calcext:value-type="float">
            <text:p>6783.113</text:p>
          </table:table-cell>
          <table:table-cell office:value-type="float" office:value="2018.92" calcext:value-type="float">
            <text:p>2018.92</text:p>
          </table:table-cell>
          <table:table-cell office:value-type="float" office:value="6.907" calcext:value-type="float">
            <text:p>6.90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.65" calcext:value-type="float">
            <text:p>16.65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26.262" calcext:value-type="float">
            <text:p>-26.262</text:p>
          </table:table-cell>
          <table:table-cell office:value-type="float" office:value="205.688" calcext:value-type="float">
            <text:p>205.6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11.486" calcext:value-type="float">
            <text:p>711.486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1211.665" calcext:value-type="float">
            <text:p>-1211.66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14.401" calcext:value-type="float">
            <text:p>214.401</text:p>
          </table:table-cell>
          <table:table-cell office:value-type="float" office:value="61.07" calcext:value-type="float">
            <text:p>61.07</text:p>
          </table:table-cell>
          <table:table-cell office:value-type="float" office:value="975.542" calcext:value-type="float">
            <text:p>975.542</text:p>
          </table:table-cell>
          <table:table-cell office:value-type="float" office:value="168.516" calcext:value-type="float">
            <text:p>168.516</text:p>
          </table:table-cell>
          <table:table-cell office:value-type="float" office:value="550.103" calcext:value-type="float">
            <text:p>550.103</text:p>
          </table:table-cell>
          <table:table-cell office:value-type="float" office:value="-121.301" calcext:value-type="float">
            <text:p>-121.301</text:p>
          </table:table-cell>
          <table:table-cell office:value-type="float" office:value="4231.118" calcext:value-type="float">
            <text:p>4231.118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80.111" calcext:value-type="float">
            <text:p>6480.111</text:p>
          </table:table-cell>
          <table:table-cell office:value-type="float" office:value="1099.766" calcext:value-type="float">
            <text:p>1099.766</text:p>
          </table:table-cell>
          <table:table-cell office:value-type="float" office:value="6421.965" calcext:value-type="float">
            <text:p>6421.965</text:p>
          </table:table-cell>
          <table:table-cell office:value-type="float" office:value="2040.271" calcext:value-type="float">
            <text:p>2040.271</text:p>
          </table:table-cell>
          <table:table-cell office:value-type="float" office:value="4411.904" calcext:value-type="float">
            <text:p>4411.904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773.255" calcext:value-type="float">
            <text:p>6773.255</text:p>
          </table:table-cell>
          <table:table-cell office:value-type="float" office:value="1162.495" calcext:value-type="float">
            <text:p>1162.495</text:p>
          </table:table-cell>
          <table:table-cell office:value-type="float" office:value="6727.713" calcext:value-type="float">
            <text:p>6727.713</text:p>
          </table:table-cell>
          <table:table-cell office:value-type="float" office:value="2096.095" calcext:value-type="float">
            <text:p>2096.095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15.958" calcext:value-type="float">
            <text:p>-15.958</text:p>
          </table:table-cell>
          <table:table-cell office:value-type="float" office:value="186.247" calcext:value-type="float">
            <text:p>186.2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9.763" calcext:value-type="float">
            <text:p>419.763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649.965" calcext:value-type="float">
            <text:p>-649.9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7.782" calcext:value-type="float">
            <text:p>287.782</text:p>
          </table:table-cell>
          <table:table-cell office:value-type="float" office:value="0" calcext:value-type="float">
            <text:p>0</text:p>
          </table:table-cell>
          <table:table-cell office:value-type="float" office:value="2469.659" calcext:value-type="float">
            <text:p>2469.659</text:p>
          </table:table-cell>
          <table:table-cell office:value-type="float" office:value="411.883" calcext:value-type="float">
            <text:p>411.883</text:p>
          </table:table-cell>
          <table:table-cell office:value-type="float" office:value="1108.294" calcext:value-type="float">
            <text:p>1108.294</text:p>
          </table:table-cell>
          <table:table-cell office:value-type="float" office:value="-532.731" calcext:value-type="float">
            <text:p>-532.731</text:p>
          </table:table-cell>
          <table:table-cell office:value-type="float" office:value="4271.824" calcext:value-type="float">
            <text:p>4271.824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447.693" calcext:value-type="float">
            <text:p>6447.693</text:p>
          </table:table-cell>
          <table:table-cell office:value-type="float" office:value="1071.806" calcext:value-type="float">
            <text:p>1071.806</text:p>
          </table:table-cell>
          <table:table-cell office:value-type="float" office:value="6406.971" calcext:value-type="float">
            <text:p>6406.971</text:p>
          </table:table-cell>
          <table:table-cell office:value-type="float" office:value="2136.678" calcext:value-type="float">
            <text:p>2136.678</text:p>
          </table:table-cell>
          <table:table-cell office:value-type="float" office:value="4459.91" calcext:value-type="float">
            <text:p>4459.91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721.6" calcext:value-type="float">
            <text:p>6721.6</text:p>
          </table:table-cell>
          <table:table-cell office:value-type="float" office:value="1130.281" calcext:value-type="float">
            <text:p>1130.281</text:p>
          </table:table-cell>
          <table:table-cell office:value-type="float" office:value="6711.546" calcext:value-type="float">
            <text:p>6711.546</text:p>
          </table:table-cell>
          <table:table-cell office:value-type="float" office:value="2208.274" calcext:value-type="float">
            <text:p>2208.274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8.112" calcext:value-type="float">
            <text:p>38.112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61.524" calcext:value-type="float">
            <text:p>-61.524</text:p>
          </table:table-cell>
          <table:table-cell office:value-type="float" office:value="524.098" calcext:value-type="float">
            <text:p>524.09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713.424" calcext:value-type="float">
            <text:p>1713.424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2889.219" calcext:value-type="float">
            <text:p>-2889.219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24.437" calcext:value-type="float">
            <text:p>324.437</text:p>
          </table:table-cell>
          <table:table-cell office:value-type="float" office:value="62.223" calcext:value-type="float">
            <text:p>62.223</text:p>
          </table:table-cell>
          <table:table-cell office:value-type="float" office:value="3199.766" calcext:value-type="float">
            <text:p>3199.766</text:p>
          </table:table-cell>
          <table:table-cell office:value-type="float" office:value="532.959" calcext:value-type="float">
            <text:p>532.959</text:p>
          </table:table-cell>
          <table:table-cell office:value-type="float" office:value="1386.146" calcext:value-type="float">
            <text:p>1386.146</text:p>
          </table:table-cell>
          <table:table-cell office:value-type="float" office:value="-737.272" calcext:value-type="float">
            <text:p>-737.272</text:p>
          </table:table-cell>
          <table:table-cell office:value-type="float" office:value="4303.875" calcext:value-type="float">
            <text:p>4303.875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428.344" calcext:value-type="float">
            <text:p>6428.344</text:p>
          </table:table-cell>
          <table:table-cell office:value-type="float" office:value="1121.59" calcext:value-type="float">
            <text:p>1121.59</text:p>
          </table:table-cell>
          <table:table-cell office:value-type="float" office:value="6538.197" calcext:value-type="float">
            <text:p>6538.197</text:p>
          </table:table-cell>
          <table:table-cell office:value-type="float" office:value="2069.553" calcext:value-type="float">
            <text:p>2069.553</text:p>
          </table:table-cell>
          <table:table-cell office:value-type="float" office:value="4493.088" calcext:value-type="float">
            <text:p>4493.088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737.167" calcext:value-type="float">
            <text:p>6737.167</text:p>
          </table:table-cell>
          <table:table-cell office:value-type="float" office:value="1181.506" calcext:value-type="float">
            <text:p>1181.506</text:p>
          </table:table-cell>
          <table:table-cell office:value-type="float" office:value="6846.768" calcext:value-type="float">
            <text:p>6846.768</text:p>
          </table:table-cell>
          <table:table-cell office:value-type="float" office:value="2139.409" calcext:value-type="float">
            <text:p>2139.409</text:p>
          </table:table-cell>
          <table:table-cell office:value-type="float" office:value="17.173" calcext:value-type="float">
            <text:p>17.17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6.241" calcext:value-type="float">
            <text:p>46.24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74.943" calcext:value-type="float">
            <text:p>-74.943</text:p>
          </table:table-cell>
          <table:table-cell office:value-type="float" office:value="514.959" calcext:value-type="float">
            <text:p>514.95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465.411" calcext:value-type="float">
            <text:p>1465.41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2404.29" calcext:value-type="float">
            <text:p>-2404.2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6.94" calcext:value-type="float">
            <text:p>306.94</text:p>
          </table:table-cell>
          <table:table-cell office:value-type="float" office:value="0" calcext:value-type="float">
            <text:p>0</text:p>
          </table:table-cell>
          <table:table-cell office:value-type="float" office:value="2906.448" calcext:value-type="float">
            <text:p>2906.448</text:p>
          </table:table-cell>
          <table:table-cell office:value-type="float" office:value="552.949" calcext:value-type="float">
            <text:p>552.949</text:p>
          </table:table-cell>
          <table:table-cell office:value-type="float" office:value="1408.471" calcext:value-type="float">
            <text:p>1408.471</text:p>
          </table:table-cell>
          <table:table-cell office:value-type="float" office:value="-794.591" calcext:value-type="float">
            <text:p>-794.591</text:p>
          </table:table-cell>
          <table:table-cell office:value-type="float" office:value="4337.512" calcext:value-type="float">
            <text:p>4337.51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081.482" calcext:value-type="float">
            <text:p>1081.482</text:p>
          </table:table-cell>
          <table:table-cell office:value-type="float" office:value="6491.934" calcext:value-type="float">
            <text:p>6491.934</text:p>
          </table:table-cell>
          <table:table-cell office:value-type="float" office:value="2183.09" calcext:value-type="float">
            <text:p>2183.09</text:p>
          </table:table-cell>
          <table:table-cell office:value-type="float" office:value="4528.242" calcext:value-type="float">
            <text:p>4528.242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44.003" calcext:value-type="float">
            <text:p>1144.003</text:p>
          </table:table-cell>
          <table:table-cell office:value-type="float" office:value="6807.213" calcext:value-type="float">
            <text:p>6807.213</text:p>
          </table:table-cell>
          <table:table-cell office:value-type="float" office:value="2249.271" calcext:value-type="float">
            <text:p>2249.271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9.504" calcext:value-type="float">
            <text:p>49.504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82.017" calcext:value-type="float">
            <text:p>-82.017</text:p>
          </table:table-cell>
          <table:table-cell office:value-type="float" office:value="739.961" calcext:value-type="float">
            <text:p>739.96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495.627" calcext:value-type="float">
            <text:p>2495.627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4231.584" calcext:value-type="float">
            <text:p>-4231.58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60.468" calcext:value-type="float">
            <text:p>260.468</text:p>
          </table:table-cell>
          <table:table-cell office:value-type="float" office:value="60.139" calcext:value-type="float">
            <text:p>60.139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16.561" calcext:value-type="float">
            <text:p>316.561</text:p>
          </table:table-cell>
          <table:table-cell office:value-type="float" office:value="891.09" calcext:value-type="float">
            <text:p>891.09</text:p>
          </table:table-cell>
          <table:table-cell office:value-type="float" office:value="-370.153" calcext:value-type="float">
            <text:p>-370.153</text:p>
          </table:table-cell>
          <table:table-cell office:value-type="float" office:value="4359.905" calcext:value-type="float">
            <text:p>4359.905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088.586" calcext:value-type="float">
            <text:p>1088.586</text:p>
          </table:table-cell>
          <table:table-cell office:value-type="float" office:value="6528.479" calcext:value-type="float">
            <text:p>6528.479</text:p>
          </table:table-cell>
          <table:table-cell office:value-type="float" office:value="2191.33" calcext:value-type="float">
            <text:p>2191.33</text:p>
          </table:table-cell>
          <table:table-cell office:value-type="float" office:value="4548.587" calcext:value-type="float">
            <text:p>4548.587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147.538" calcext:value-type="float">
            <text:p>1147.538</text:p>
          </table:table-cell>
          <table:table-cell office:value-type="float" office:value="6834.599" calcext:value-type="float">
            <text:p>6834.599</text:p>
          </table:table-cell>
          <table:table-cell office:value-type="float" office:value="2262.574" calcext:value-type="float">
            <text:p>2262.574</text:p>
          </table:table-cell>
          <table:table-cell office:value-type="float" office:value="12.053" calcext:value-type="float">
            <text:p>12.05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9.393" calcext:value-type="float">
            <text:p>29.39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46.5" calcext:value-type="float">
            <text:p>-46.5</text:p>
          </table:table-cell>
          <table:table-cell office:value-type="float" office:value="582.516" calcext:value-type="float">
            <text:p>582.5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39.203" calcext:value-type="float">
            <text:p>1639.20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2682.943" calcext:value-type="float">
            <text:p>-26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5.082" calcext:value-type="float">
            <text:p>235.082</text:p>
          </table:table-cell>
          <table:table-cell office:value-type="float" office:value="0" calcext:value-type="float">
            <text:p>0</text:p>
          </table:table-cell>
          <table:table-cell office:value-type="float" office:value="1035.66" calcext:value-type="float">
            <text:p>1035.66</text:p>
          </table:table-cell>
          <table:table-cell office:value-type="float" office:value="198.416" calcext:value-type="float">
            <text:p>198.416</text:p>
          </table:table-cell>
          <table:table-cell office:value-type="float" office:value="630.347" calcext:value-type="float">
            <text:p>630.347</text:p>
          </table:table-cell>
          <table:table-cell office:value-type="float" office:value="-160.183" calcext:value-type="float">
            <text:p>-160.183</text:p>
          </table:table-cell>
          <table:table-cell office:value-type="float" office:value="4357.928" calcext:value-type="float">
            <text:p>4357.928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073.442" calcext:value-type="float">
            <text:p>1073.442</text:p>
          </table:table-cell>
          <table:table-cell office:value-type="float" office:value="6496.333" calcext:value-type="float">
            <text:p>6496.333</text:p>
          </table:table-cell>
          <table:table-cell office:value-type="float" office:value="2219.523" calcext:value-type="float">
            <text:p>2219.523</text:p>
          </table:table-cell>
          <table:table-cell office:value-type="float" office:value="4552.902" calcext:value-type="float">
            <text:p>4552.902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33.26" calcext:value-type="float">
            <text:p>1133.26</text:p>
          </table:table-cell>
          <table:table-cell office:value-type="float" office:value="6810.473" calcext:value-type="float">
            <text:p>6810.473</text:p>
          </table:table-cell>
          <table:table-cell office:value-type="float" office:value="2295.332" calcext:value-type="float">
            <text:p>2295.332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.343" calcext:value-type="float">
            <text:p>16.343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24.117" calcext:value-type="float">
            <text:p>-24.117</text:p>
          </table:table-cell>
          <table:table-cell office:value-type="float" office:value="329.001" calcext:value-type="float">
            <text:p>329.0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90.087" calcext:value-type="float">
            <text:p>690.087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1045.723" calcext:value-type="float">
            <text:p>-1045.72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01.844" calcext:value-type="float">
            <text:p>201.844</text:p>
          </table:table-cell>
          <table:table-cell office:value-type="float" office:value="0" calcext:value-type="float">
            <text:p>0</text:p>
          </table:table-cell>
          <table:table-cell office:value-type="float" office:value="1522.086" calcext:value-type="float">
            <text:p>1522.086</text:p>
          </table:table-cell>
          <table:table-cell office:value-type="float" office:value="206.15" calcext:value-type="float">
            <text:p>206.15</text:p>
          </table:table-cell>
          <table:table-cell office:value-type="float" office:value="612.516" calcext:value-type="float">
            <text:p>612.516</text:p>
          </table:table-cell>
          <table:table-cell office:value-type="float" office:value="-208.827" calcext:value-type="float">
            <text:p>-208.827</text:p>
          </table:table-cell>
          <table:table-cell office:value-type="float" office:value="4341.82" calcext:value-type="float">
            <text:p>4341.82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48.853" calcext:value-type="float">
            <text:p>1048.853</text:p>
          </table:table-cell>
          <table:table-cell office:value-type="float" office:value="6431.242" calcext:value-type="float">
            <text:p>6431.242</text:p>
          </table:table-cell>
          <table:table-cell office:value-type="float" office:value="2252.397" calcext:value-type="float">
            <text:p>2252.397</text:p>
          </table:table-cell>
          <table:table-cell office:value-type="float" office:value="4537.581" calcext:value-type="float">
            <text:p>4537.581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05.32" calcext:value-type="float">
            <text:p>1105.32</text:p>
          </table:table-cell>
          <table:table-cell office:value-type="float" office:value="6739.493" calcext:value-type="float">
            <text:p>6739.493</text:p>
          </table:table-cell>
          <table:table-cell office:value-type="float" office:value="2335.67" calcext:value-type="float">
            <text:p>2335.67</text:p>
          </table:table-cell>
          <table:table-cell office:value-type="float" office:value="6.107" calcext:value-type="float">
            <text:p>6.10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7.151" calcext:value-type="float">
            <text:p>17.151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28.059" calcext:value-type="float">
            <text:p>-28.059</text:p>
          </table:table-cell>
          <table:table-cell office:value-type="float" office:value="282.909" calcext:value-type="float">
            <text:p>282.9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53.204" calcext:value-type="float">
            <text:p>1053.204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1815.181" calcext:value-type="float">
            <text:p>-1815.18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5.077" calcext:value-type="float">
            <text:p>315.077</text:p>
          </table:table-cell>
          <table:table-cell office:value-type="float" office:value="60.062" calcext:value-type="float">
            <text:p>60.062</text:p>
          </table:table-cell>
          <table:table-cell office:value-type="float" office:value="4352.486" calcext:value-type="float">
            <text:p>4352.486</text:p>
          </table:table-cell>
          <table:table-cell office:value-type="float" office:value="614.949" calcext:value-type="float">
            <text:p>614.949</text:p>
          </table:table-cell>
          <table:table-cell office:value-type="float" office:value="1540.118" calcext:value-type="float">
            <text:p>1540.118</text:p>
          </table:table-cell>
          <table:table-cell office:value-type="float" office:value="-909.963" calcext:value-type="float">
            <text:p>-909.963</text:p>
          </table:table-cell>
          <table:table-cell office:value-type="float" office:value="4388.497" calcext:value-type="float">
            <text:p>4388.49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33.971" calcext:value-type="float">
            <text:p>1033.971</text:p>
          </table:table-cell>
          <table:table-cell office:value-type="float" office:value="6448.272" calcext:value-type="float">
            <text:p>6448.272</text:p>
          </table:table-cell>
          <table:table-cell office:value-type="float" office:value="2328.722" calcext:value-type="float">
            <text:p>2328.722</text:p>
          </table:table-cell>
          <table:table-cell office:value-type="float" office:value="4577.27" calcext:value-type="float">
            <text:p>4577.27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088.156" calcext:value-type="float">
            <text:p>1088.156</text:p>
          </table:table-cell>
          <table:table-cell office:value-type="float" office:value="6744.988" calcext:value-type="float">
            <text:p>6744.988</text:p>
          </table:table-cell>
          <table:table-cell office:value-type="float" office:value="2409.552" calcext:value-type="float">
            <text:p>2409.552</text:p>
          </table:table-cell>
          <table:table-cell office:value-type="float" office:value="17.933" calcext:value-type="float">
            <text:p>17.93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.977" calcext:value-type="float">
            <text:p>55.977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93.579" calcext:value-type="float">
            <text:p>-93.579</text:p>
          </table:table-cell>
          <table:table-cell office:value-type="float" office:value="1096.903" calcext:value-type="float">
            <text:p>1096.903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774.135" calcext:value-type="float">
            <text:p>3774.135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6421.56" calcext:value-type="float">
            <text:p>-6421.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5.669" calcext:value-type="float">
            <text:p>305.669</text:p>
          </table:table-cell>
          <table:table-cell office:value-type="float" office:value="62.34" calcext:value-type="float">
            <text:p>62.34</text:p>
          </table:table-cell>
          <table:table-cell office:value-type="float" office:value="2321.004" calcext:value-type="float">
            <text:p>2321.004</text:p>
          </table:table-cell>
          <table:table-cell office:value-type="float" office:value="409.784" calcext:value-type="float">
            <text:p>409.784</text:p>
          </table:table-cell>
          <table:table-cell office:value-type="float" office:value="1122.002" calcext:value-type="float">
            <text:p>1122.002</text:p>
          </table:table-cell>
          <table:table-cell office:value-type="float" office:value="-510.663" calcext:value-type="float">
            <text:p>-510.663</text:p>
          </table:table-cell>
          <table:table-cell office:value-type="float" office:value="4391.957" calcext:value-type="float">
            <text:p>4391.957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996.193" calcext:value-type="float">
            <text:p>996.193</text:p>
          </table:table-cell>
          <table:table-cell office:value-type="float" office:value="6376.476" calcext:value-type="float">
            <text:p>6376.476</text:p>
          </table:table-cell>
          <table:table-cell office:value-type="float" office:value="2407.438" calcext:value-type="float">
            <text:p>2407.438</text:p>
          </table:table-cell>
          <table:table-cell office:value-type="float" office:value="4586.15" calcext:value-type="float">
            <text:p>4586.15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46.482" calcext:value-type="float">
            <text:p>1046.482</text:p>
          </table:table-cell>
          <table:table-cell office:value-type="float" office:value="6670.849" calcext:value-type="float">
            <text:p>6670.849</text:p>
          </table:table-cell>
          <table:table-cell office:value-type="float" office:value="2501.451" calcext:value-type="float">
            <text:p>2501.451</text:p>
          </table:table-cell>
          <table:table-cell office:value-type="float" office:value="14.84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5.049" calcext:value-type="float">
            <text:p>35.049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54.982" calcext:value-type="float">
            <text:p>-54.982</text:p>
          </table:table-cell>
          <table:table-cell office:value-type="float" office:value="695.886" calcext:value-type="float">
            <text:p>695.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89.487" calcext:value-type="float">
            <text:p>1989.487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3267.375" calcext:value-type="float">
            <text:p>-3267.3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2.885" calcext:value-type="float">
            <text:p>242.885</text:p>
          </table:table-cell>
          <table:table-cell office:value-type="float" office:value="0" calcext:value-type="float">
            <text:p>0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498.796" calcext:value-type="float">
            <text:p>498.796</text:p>
          </table:table-cell>
          <table:table-cell office:value-type="float" office:value="1236.538" calcext:value-type="float">
            <text:p>1236.538</text:p>
          </table:table-cell>
          <table:table-cell office:value-type="float" office:value="-750.769" calcext:value-type="float">
            <text:p>-750.769</text:p>
          </table:table-cell>
          <table:table-cell office:value-type="float" office:value="4386.922" calcext:value-type="float">
            <text:p>4386.922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972.378" calcext:value-type="float">
            <text:p>972.378</text:p>
          </table:table-cell>
          <table:table-cell office:value-type="float" office:value="6323.998" calcext:value-type="float">
            <text:p>6323.998</text:p>
          </table:table-cell>
          <table:table-cell office:value-type="float" office:value="2449.845" calcext:value-type="float">
            <text:p>2449.845</text:p>
          </table:table-cell>
          <table:table-cell office:value-type="float" office:value="4579.385" calcext:value-type="float">
            <text:p>4579.385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25.636" calcext:value-type="float">
            <text:p>1025.636</text:p>
          </table:table-cell>
          <table:table-cell office:value-type="float" office:value="6622.556" calcext:value-type="float">
            <text:p>6622.556</text:p>
          </table:table-cell>
          <table:table-cell office:value-type="float" office:value="2536.213" calcext:value-type="float">
            <text:p>2536.213</text:p>
          </table:table-cell>
          <table:table-cell office:value-type="float" office:value="10.667" calcext:value-type="float">
            <text:p>10.667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6.094" calcext:value-type="float">
            <text:p>46.094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81.158" calcext:value-type="float">
            <text:p>-81.158</text:p>
          </table:table-cell>
          <table:table-cell office:value-type="float" office:value="707.67" calcext:value-type="float">
            <text:p>707.67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94.952" calcext:value-type="float">
            <text:p>3694.952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6653.052" calcext:value-type="float">
            <text:p>-6653.052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19.719" calcext:value-type="float">
            <text:p>219.719</text:p>
          </table:table-cell>
          <table:table-cell office:value-type="float" office:value="64.132" calcext:value-type="float">
            <text:p>64.132</text:p>
          </table:table-cell>
          <table:table-cell office:value-type="float" office:value="1914.474" calcext:value-type="float">
            <text:p>1914.474</text:p>
          </table:table-cell>
          <table:table-cell office:value-type="float" office:value="253.68" calcext:value-type="float">
            <text:p>253.68</text:p>
          </table:table-cell>
          <table:table-cell office:value-type="float" office:value="725.076" calcext:value-type="float">
            <text:p>725.076</text:p>
          </table:table-cell>
          <table:table-cell office:value-type="float" office:value="-285.637" calcext:value-type="float">
            <text:p>-285.637</text:p>
          </table:table-cell>
          <table:table-cell office:value-type="float" office:value="4354.365" calcext:value-type="float">
            <text:p>4354.365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977.548" calcext:value-type="float">
            <text:p>977.548</text:p>
          </table:table-cell>
          <table:table-cell office:value-type="float" office:value="6301.74" calcext:value-type="float">
            <text:p>6301.74</text:p>
          </table:table-cell>
          <table:table-cell office:value-type="float" office:value="2406.99" calcext:value-type="float">
            <text:p>2406.99</text:p>
          </table:table-cell>
          <table:table-cell office:value-type="float" office:value="4548.442" calcext:value-type="float">
            <text:p>4548.442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31.154" calcext:value-type="float">
            <text:p>1031.154</text:p>
          </table:table-cell>
          <table:table-cell office:value-type="float" office:value="6602.607" calcext:value-type="float">
            <text:p>6602.607</text:p>
          </table:table-cell>
          <table:table-cell office:value-type="float" office:value="2494.277" calcext:value-type="float">
            <text:p>2494.277</text:p>
          </table:table-cell>
          <table:table-cell office:value-type="float" office:value="7.827" calcext:value-type="float">
            <text:p>7.82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2.116" calcext:value-type="float">
            <text:p>22.116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337.057" calcext:value-type="float">
            <text:p>337.05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61.132" calcext:value-type="float">
            <text:p>1361.132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2374.458" calcext:value-type="float">
            <text:p>-2374.4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1.48" calcext:value-type="float">
            <text:p>221.48</text:p>
          </table:table-cell>
          <table:table-cell office:value-type="float" office:value="0" calcext:value-type="float">
            <text:p>0</text:p>
          </table:table-cell>
          <table:table-cell office:value-type="float" office:value="1354.045" calcext:value-type="float">
            <text:p>1354.045</text:p>
          </table:table-cell>
          <table:table-cell office:value-type="float" office:value="229.529" calcext:value-type="float">
            <text:p>229.529</text:p>
          </table:table-cell>
          <table:table-cell office:value-type="float" office:value="678.726" calcext:value-type="float">
            <text:p>678.726</text:p>
          </table:table-cell>
          <table:table-cell office:value-type="float" office:value="-235.766" calcext:value-type="float">
            <text:p>-235.766</text:p>
          </table:table-cell>
          <table:table-cell office:value-type="float" office:value="4371.818" calcext:value-type="float">
            <text:p>4371.818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971.87" calcext:value-type="float">
            <text:p>971.87</text:p>
          </table:table-cell>
          <table:table-cell office:value-type="float" office:value="6307.883" calcext:value-type="float">
            <text:p>6307.883</text:p>
          </table:table-cell>
          <table:table-cell office:value-type="float" office:value="2435.752" calcext:value-type="float">
            <text:p>2435.752</text:p>
          </table:table-cell>
          <table:table-cell office:value-type="float" office:value="4564.764" calcext:value-type="float">
            <text:p>4564.764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27.711" calcext:value-type="float">
            <text:p>1027.711</text:p>
          </table:table-cell>
          <table:table-cell office:value-type="float" office:value="6612.069" calcext:value-type="float">
            <text:p>6612.069</text:p>
          </table:table-cell>
          <table:table-cell office:value-type="float" office:value="2517.46" calcext:value-type="float">
            <text:p>2517.46</text:p>
          </table:table-cell>
          <table:table-cell office:value-type="float" office:value="7.573" calcext:value-type="float">
            <text:p>7.5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205" calcext:value-type="float">
            <text:p>16.205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24.708" calcext:value-type="float">
            <text:p>-24.708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47.529" calcext:value-type="float">
            <text:p>647.529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1006.209" calcext:value-type="float">
            <text:p>-1006.209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45.324" calcext:value-type="float">
            <text:p>345.324</text:p>
          </table:table-cell>
          <table:table-cell office:value-type="float" office:value="60.327" calcext:value-type="float">
            <text:p>60.327</text:p>
          </table:table-cell>
          <table:table-cell office:value-type="float" office:value="5919.614" calcext:value-type="float">
            <text:p>5919.614</text:p>
          </table:table-cell>
          <table:table-cell office:value-type="float" office:value="716.566" calcext:value-type="float">
            <text:p>716.566</text:p>
          </table:table-cell>
          <table:table-cell office:value-type="float" office:value="1772.797" calcext:value-type="float">
            <text:p>1772.797</text:p>
          </table:table-cell>
          <table:table-cell office:value-type="float" office:value="-1082.149" calcext:value-type="float">
            <text:p>-1082.149</text:p>
          </table:table-cell>
          <table:table-cell office:value-type="float" office:value="4433.822" calcext:value-type="float">
            <text:p>4433.822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488.508" calcext:value-type="float">
            <text:p>6488.508</text:p>
          </table:table-cell>
          <table:table-cell office:value-type="float" office:value="978.189" calcext:value-type="float">
            <text:p>978.189</text:p>
          </table:table-cell>
          <table:table-cell office:value-type="float" office:value="6382.475" calcext:value-type="float">
            <text:p>6382.475</text:p>
          </table:table-cell>
          <table:table-cell office:value-type="float" office:value="2485.169" calcext:value-type="float">
            <text:p>2485.169</text:p>
          </table:table-cell>
          <table:table-cell office:value-type="float" office:value="4628.971" calcext:value-type="float">
            <text:p>4628.971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800.72" calcext:value-type="float">
            <text:p>6800.72</text:p>
          </table:table-cell>
          <table:table-cell office:value-type="float" office:value="1037.983" calcext:value-type="float">
            <text:p>1037.983</text:p>
          </table:table-cell>
          <table:table-cell office:value-type="float" office:value="6696.738" calcext:value-type="float">
            <text:p>6696.738</text:p>
          </table:table-cell>
          <table:table-cell office:value-type="float" office:value="2561.203" calcext:value-type="float">
            <text:p>2561.203</text:p>
          </table:table-cell>
          <table:table-cell office:value-type="float" office:value="17.773" calcext:value-type="float">
            <text:p>17.773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67.381" calcext:value-type="float">
            <text:p>67.381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116.457" calcext:value-type="float">
            <text:p>-116.457</text:p>
          </table:table-cell>
          <table:table-cell office:value-type="float" office:value="981.625" calcext:value-type="float">
            <text:p>981.62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329.905" calcext:value-type="float">
            <text:p>4329.905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7643.988" calcext:value-type="float">
            <text:p>-7643.9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2.517" calcext:value-type="float">
            <text:p>282.517</text:p>
          </table:table-cell>
          <table:table-cell office:value-type="float" office:value="60.526" calcext:value-type="float">
            <text:p>60.526</text:p>
          </table:table-cell>
          <table:table-cell office:value-type="float" office:value="2443.368" calcext:value-type="float">
            <text:p>2443.368</text:p>
          </table:table-cell>
          <table:table-cell office:value-type="float" office:value="385.964" calcext:value-type="float">
            <text:p>385.964</text:p>
          </table:table-cell>
          <table:table-cell office:value-type="float" office:value="1051.396" calcext:value-type="float">
            <text:p>1051.396</text:p>
          </table:table-cell>
          <table:table-cell office:value-type="float" office:value="-486.363" calcext:value-type="float">
            <text:p>-486.363</text:p>
          </table:table-cell>
          <table:table-cell office:value-type="float" office:value="4420.896" calcext:value-type="float">
            <text:p>4420.896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78.576" calcext:value-type="float">
            <text:p>978.576</text:p>
          </table:table-cell>
          <table:table-cell office:value-type="float" office:value="6370.32" calcext:value-type="float">
            <text:p>6370.32</text:p>
          </table:table-cell>
          <table:table-cell office:value-type="float" office:value="2471.472" calcext:value-type="float">
            <text:p>2471.472</text:p>
          </table:table-cell>
          <table:table-cell office:value-type="float" office:value="4618.722" calcext:value-type="float">
            <text:p>4618.722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33.154" calcext:value-type="float">
            <text:p>1033.154</text:p>
          </table:table-cell>
          <table:table-cell office:value-type="float" office:value="6676.871" calcext:value-type="float">
            <text:p>6676.871</text:p>
          </table:table-cell>
          <table:table-cell office:value-type="float" office:value="2560.574" calcext:value-type="float">
            <text:p>2560.574</text:p>
          </table:table-cell>
          <table:table-cell office:value-type="float" office:value="12.507" calcext:value-type="float">
            <text:p>12.50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5.631" calcext:value-type="float">
            <text:p>35.631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58.474" calcext:value-type="float">
            <text:p>-58.474</text:p>
          </table:table-cell>
          <table:table-cell office:value-type="float" office:value="760.888" calcext:value-type="float">
            <text:p>760.88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75.298" calcext:value-type="float">
            <text:p>2675.298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4568.579" calcext:value-type="float">
            <text:p>-4568.57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65.742" calcext:value-type="float">
            <text:p>565.742</text:p>
          </table:table-cell>
          <table:table-cell office:value-type="float" office:value="0" calcext:value-type="float">
            <text:p>0</text:p>
          </table:table-cell>
          <table:table-cell office:value-type="float" office:value="14615.972" calcext:value-type="float">
            <text:p>14615.972</text:p>
          </table:table-cell>
          <table:table-cell office:value-type="float" office:value="1731.952" calcext:value-type="float">
            <text:p>1731.952</text:p>
          </table:table-cell>
          <table:table-cell office:value-type="float" office:value="4015.966" calcext:value-type="float">
            <text:p>4015.966</text:p>
          </table:table-cell>
          <table:table-cell office:value-type="float" office:value="-2884.483" calcext:value-type="float">
            <text:p>-2884.483</text:p>
          </table:table-cell>
          <table:table-cell office:value-type="float" office:value="4552.941" calcext:value-type="float">
            <text:p>4552.941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998.197" calcext:value-type="float">
            <text:p>998.197</text:p>
          </table:table-cell>
          <table:table-cell office:value-type="float" office:value="6541.451" calcext:value-type="float">
            <text:p>6541.451</text:p>
          </table:table-cell>
          <table:table-cell office:value-type="float" office:value="2564.431" calcext:value-type="float">
            <text:p>2564.431</text:p>
          </table:table-cell>
          <table:table-cell office:value-type="float" office:value="4758.923" calcext:value-type="float">
            <text:p>4758.923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049.298" calcext:value-type="float">
            <text:p>1049.298</text:p>
          </table:table-cell>
          <table:table-cell office:value-type="float" office:value="6849.232" calcext:value-type="float">
            <text:p>6849.232</text:p>
          </table:table-cell>
          <table:table-cell office:value-type="float" office:value="2668.614" calcext:value-type="float">
            <text:p>2668.614</text:p>
          </table:table-cell>
          <table:table-cell office:value-type="float" office:value="39.827" calcext:value-type="float">
            <text:p>39.827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167.125" calcext:value-type="float">
            <text:p>167.125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293.103" calcext:value-type="float">
            <text:p>-293.103</text:p>
          </table:table-cell>
          <table:table-cell office:value-type="float" office:value="2141.093" calcext:value-type="float">
            <text:p>2141.0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9640.763" calcext:value-type="float">
            <text:p>9640.763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17064.292" calcext:value-type="float">
            <text:p>-17064.29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17.093" calcext:value-type="float">
            <text:p>217.093</text:p>
          </table:table-cell>
          <table:table-cell office:value-type="float" office:value="61.388" calcext:value-type="float">
            <text:p>61.388</text:p>
          </table:table-cell>
          <table:table-cell office:value-type="float" office:value="1803.291" calcext:value-type="float">
            <text:p>1803.291</text:p>
          </table:table-cell>
          <table:table-cell office:value-type="float" office:value="303.644" calcext:value-type="float">
            <text:p>303.644</text:p>
          </table:table-cell>
          <table:table-cell office:value-type="float" office:value="821.984" calcext:value-type="float">
            <text:p>821.984</text:p>
          </table:table-cell>
          <table:table-cell office:value-type="float" office:value="-387.798" calcext:value-type="float">
            <text:p>-387.798</text:p>
          </table:table-cell>
          <table:table-cell office:value-type="float" office:value="4529.751" calcext:value-type="float">
            <text:p>4529.751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38.387" calcext:value-type="float">
            <text:p>938.387</text:p>
          </table:table-cell>
          <table:table-cell office:value-type="float" office:value="6399.114" calcext:value-type="float">
            <text:p>6399.114</text:p>
          </table:table-cell>
          <table:table-cell office:value-type="float" office:value="2660.389" calcext:value-type="float">
            <text:p>2660.389</text:p>
          </table:table-cell>
          <table:table-cell office:value-type="float" office:value="4732.901" calcext:value-type="float">
            <text:p>4732.901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986.204" calcext:value-type="float">
            <text:p>986.204</text:p>
          </table:table-cell>
          <table:table-cell office:value-type="float" office:value="6697.52" calcext:value-type="float">
            <text:p>6697.52</text:p>
          </table:table-cell>
          <table:table-cell office:value-type="float" office:value="2768.283" calcext:value-type="float">
            <text:p>2768.283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7.474" calcext:value-type="float">
            <text:p>27.474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4.919" calcext:value-type="float">
            <text:p>-44.919</text:p>
          </table:table-cell>
          <table:table-cell office:value-type="float" office:value="684.267" calcext:value-type="float">
            <text:p>684.26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03.353" calcext:value-type="float">
            <text:p>2503.353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302.667" calcext:value-type="float">
            <text:p>-4302.6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348" calcext:value-type="float">
            <text:p>260.348</text:p>
          </table:table-cell>
          <table:table-cell office:value-type="float" office:value="61.817" calcext:value-type="float">
            <text:p>61.817</text:p>
          </table:table-cell>
          <table:table-cell office:value-type="float" office:value="1590.134" calcext:value-type="float">
            <text:p>1590.134</text:p>
          </table:table-cell>
          <table:table-cell office:value-type="float" office:value="305.701" calcext:value-type="float">
            <text:p>305.701</text:p>
          </table:table-cell>
          <table:table-cell office:value-type="float" office:value="869.335" calcext:value-type="float">
            <text:p>869.335</text:p>
          </table:table-cell>
          <table:table-cell office:value-type="float" office:value="-348.64" calcext:value-type="float">
            <text:p>-348.64</text:p>
          </table:table-cell>
          <table:table-cell office:value-type="float" office:value="4542.466" calcext:value-type="float">
            <text:p>4542.466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35.427" calcext:value-type="float">
            <text:p>935.427</text:p>
          </table:table-cell>
          <table:table-cell office:value-type="float" office:value="6405.933" calcext:value-type="float">
            <text:p>6405.933</text:p>
          </table:table-cell>
          <table:table-cell office:value-type="float" office:value="2678.999" calcext:value-type="float">
            <text:p>2678.999</text:p>
          </table:table-cell>
          <table:table-cell office:value-type="float" office:value="4745.939" calcext:value-type="float">
            <text:p>4745.939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987.324" calcext:value-type="float">
            <text:p>987.324</text:p>
          </table:table-cell>
          <table:table-cell office:value-type="float" office:value="6712.789" calcext:value-type="float">
            <text:p>6712.789</text:p>
          </table:table-cell>
          <table:table-cell office:value-type="float" office:value="2779.09" calcext:value-type="float">
            <text:p>2779.09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.004" calcext:value-type="float">
            <text:p>28.004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43.413" calcext:value-type="float">
            <text:p>-43.413</text:p>
          </table:table-cell>
          <table:table-cell office:value-type="float" office:value="649.377" calcext:value-type="float">
            <text:p>649.37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72.689" calcext:value-type="float">
            <text:p>1972.689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3280.42" calcext:value-type="float">
            <text:p>-3280.4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3.677" calcext:value-type="float">
            <text:p>303.677</text:p>
          </table:table-cell>
          <table:table-cell office:value-type="float" office:value="0" calcext:value-type="float">
            <text:p>0</text:p>
          </table:table-cell>
          <table:table-cell office:value-type="float" office:value="3467.213" calcext:value-type="float">
            <text:p>3467.213</text:p>
          </table:table-cell>
          <table:table-cell office:value-type="float" office:value="548.605" calcext:value-type="float">
            <text:p>548.605</text:p>
          </table:table-cell>
          <table:table-cell office:value-type="float" office:value="1396.553" calcext:value-type="float">
            <text:p>1396.553</text:p>
          </table:table-cell>
          <table:table-cell office:value-type="float" office:value="-789.2" calcext:value-type="float">
            <text:p>-789.2</text:p>
          </table:table-cell>
          <table:table-cell office:value-type="float" office:value="4576.104" calcext:value-type="float">
            <text:p>4576.104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06.79" calcext:value-type="float">
            <text:p>906.79</text:p>
          </table:table-cell>
          <table:table-cell office:value-type="float" office:value="6382.523" calcext:value-type="float">
            <text:p>6382.523</text:p>
          </table:table-cell>
          <table:table-cell office:value-type="float" office:value="2769.685" calcext:value-type="float">
            <text:p>2769.685</text:p>
          </table:table-cell>
          <table:table-cell office:value-type="float" office:value="4782.33" calcext:value-type="float">
            <text:p>4782.33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55.468" calcext:value-type="float">
            <text:p>955.468</text:p>
          </table:table-cell>
          <table:table-cell office:value-type="float" office:value="6685.72" calcext:value-type="float">
            <text:p>6685.72</text:p>
          </table:table-cell>
          <table:table-cell office:value-type="float" office:value="2878.94" calcext:value-type="float">
            <text:p>2878.94</text:p>
          </table:table-cell>
          <table:table-cell office:value-type="float" office:value="14.88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51.343" calcext:value-type="float">
            <text:p>51.343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87.401" calcext:value-type="float">
            <text:p>-87.401</text:p>
          </table:table-cell>
          <table:table-cell office:value-type="float" office:value="927.275" calcext:value-type="float">
            <text:p>927.27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34.367" calcext:value-type="float">
            <text:p>3434.367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5914.335" calcext:value-type="float">
            <text:p>-5914.335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09.346" calcext:value-type="float">
            <text:p>209.346</text:p>
          </table:table-cell>
          <table:table-cell office:value-type="float" office:value="0" calcext:value-type="float">
            <text:p>0</text:p>
          </table:table-cell>
          <table:table-cell office:value-type="float" office:value="1039.7" calcext:value-type="float">
            <text:p>1039.7</text:p>
          </table:table-cell>
          <table:table-cell office:value-type="float" office:value="209.954" calcext:value-type="float">
            <text:p>209.954</text:p>
          </table:table-cell>
          <table:table-cell office:value-type="float" office:value="627.596" calcext:value-type="float">
            <text:p>627.596</text:p>
          </table:table-cell>
          <table:table-cell office:value-type="float" office:value="-208.904" calcext:value-type="float">
            <text:p>-208.904</text:p>
          </table:table-cell>
          <table:table-cell office:value-type="float" office:value="4600.641" calcext:value-type="float">
            <text:p>4600.641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871.184" calcext:value-type="float">
            <text:p>871.184</text:p>
          </table:table-cell>
          <table:table-cell office:value-type="float" office:value="6336.129" calcext:value-type="float">
            <text:p>6336.129</text:p>
          </table:table-cell>
          <table:table-cell office:value-type="float" office:value="2865.153" calcext:value-type="float">
            <text:p>2865.153</text:p>
          </table:table-cell>
          <table:table-cell office:value-type="float" office:value="4799.668" calcext:value-type="float">
            <text:p>4799.668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17.883" calcext:value-type="float">
            <text:p>917.883</text:p>
          </table:table-cell>
          <table:table-cell office:value-type="float" office:value="6628.186" calcext:value-type="float">
            <text:p>6628.186</text:p>
          </table:table-cell>
          <table:table-cell office:value-type="float" office:value="2971.151" calcext:value-type="float">
            <text:p>2971.151</text:p>
          </table:table-cell>
          <table:table-cell office:value-type="float" office:value="8.573" calcext:value-type="float">
            <text:p>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.847" calcext:value-type="float">
            <text:p>17.847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26.979" calcext:value-type="float">
            <text:p>-26.979</text:p>
          </table:table-cell>
          <table:table-cell office:value-type="float" office:value="473.794" calcext:value-type="float">
            <text:p>473.7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3.234" calcext:value-type="float">
            <text:p>1203.234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1923.17" calcext:value-type="float">
            <text:p>-1923.17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96.64" calcext:value-type="float">
            <text:p>296.64</text:p>
          </table:table-cell>
          <table:table-cell office:value-type="float" office:value="61.934" calcext:value-type="float">
            <text:p>61.934</text:p>
          </table:table-cell>
          <table:table-cell office:value-type="float" office:value="1751.308" calcext:value-type="float">
            <text:p>1751.308</text:p>
          </table:table-cell>
          <table:table-cell office:value-type="float" office:value="367.952" calcext:value-type="float">
            <text:p>367.952</text:p>
          </table:table-cell>
          <table:table-cell office:value-type="float" office:value="1029.638" calcext:value-type="float">
            <text:p>1029.638</text:p>
          </table:table-cell>
          <table:table-cell office:value-type="float" office:value="-436.358" calcext:value-type="float">
            <text:p>-436.358</text:p>
          </table:table-cell>
          <table:table-cell office:value-type="float" office:value="4622.671" calcext:value-type="float">
            <text:p>4622.671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877.473" calcext:value-type="float">
            <text:p>877.473</text:p>
          </table:table-cell>
          <table:table-cell office:value-type="float" office:value="6370.687" calcext:value-type="float">
            <text:p>6370.687</text:p>
          </table:table-cell>
          <table:table-cell office:value-type="float" office:value="2874.655" calcext:value-type="float">
            <text:p>2874.655</text:p>
          </table:table-cell>
          <table:table-cell office:value-type="float" office:value="4828.595" calcext:value-type="float">
            <text:p>4828.595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18.452" calcext:value-type="float">
            <text:p>918.452</text:p>
          </table:table-cell>
          <table:table-cell office:value-type="float" office:value="6658.246" calcext:value-type="float">
            <text:p>6658.246</text:p>
          </table:table-cell>
          <table:table-cell office:value-type="float" office:value="2998.945" calcext:value-type="float">
            <text:p>2998.945</text:p>
          </table:table-cell>
          <table:table-cell office:value-type="float" office:value="15.48" calcext:value-type="float">
            <text:p>15.4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137" calcext:value-type="float">
            <text:p>33.137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50.533" calcext:value-type="float">
            <text:p>-50.533</text:p>
          </table:table-cell>
          <table:table-cell office:value-type="float" office:value="792.863" calcext:value-type="float">
            <text:p>792.86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96.181" calcext:value-type="float">
            <text:p>2096.181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3382.943" calcext:value-type="float">
            <text:p>-33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5.286" calcext:value-type="float">
            <text:p>315.286</text:p>
          </table:table-cell>
          <table:table-cell office:value-type="float" office:value="63.504" calcext:value-type="float">
            <text:p>63.504</text:p>
          </table:table-cell>
          <table:table-cell office:value-type="float" office:value="5034.798" calcext:value-type="float">
            <text:p>5034.798</text:p>
          </table:table-cell>
          <table:table-cell office:value-type="float" office:value="596.478" calcext:value-type="float">
            <text:p>596.478</text:p>
          </table:table-cell>
          <table:table-cell office:value-type="float" office:value="1503.531" calcext:value-type="float">
            <text:p>1503.531</text:p>
          </table:table-cell>
          <table:table-cell office:value-type="float" office:value="-872.959" calcext:value-type="float">
            <text:p>-872.959</text:p>
          </table:table-cell>
          <table:table-cell office:value-type="float" office:value="4652.592" calcext:value-type="float">
            <text:p>4652.592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319.592" calcext:value-type="float">
            <text:p>6319.592</text:p>
          </table:table-cell>
          <table:table-cell office:value-type="float" office:value="858.916" calcext:value-type="float">
            <text:p>858.916</text:p>
          </table:table-cell>
          <table:table-cell office:value-type="float" office:value="6363.64" calcext:value-type="float">
            <text:p>6363.64</text:p>
          </table:table-cell>
          <table:table-cell office:value-type="float" office:value="2941.544" calcext:value-type="float">
            <text:p>2941.544</text:p>
          </table:table-cell>
          <table:table-cell office:value-type="float" office:value="4861.155" calcext:value-type="float">
            <text:p>4861.155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3.906" calcext:value-type="float">
            <text:p>6603.906</text:p>
          </table:table-cell>
          <table:table-cell office:value-type="float" office:value="904.697" calcext:value-type="float">
            <text:p>904.697</text:p>
          </table:table-cell>
          <table:table-cell office:value-type="float" office:value="6663.404" calcext:value-type="float">
            <text:p>6663.404</text:p>
          </table:table-cell>
          <table:table-cell office:value-type="float" office:value="3058.906" calcext:value-type="float">
            <text:p>3058.906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4.22" calcext:value-type="float">
            <text:p>54.2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91.292" calcext:value-type="float">
            <text:p>-91.292</text:p>
          </table:table-cell>
          <table:table-cell office:value-type="float" office:value="987.979" calcext:value-type="float">
            <text:p>987.9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75.692" calcext:value-type="float">
            <text:p>3475.69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5935.954" calcext:value-type="float">
            <text:p>-5935.9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5.039" calcext:value-type="float">
            <text:p>265.039</text:p>
          </table:table-cell>
          <table:table-cell office:value-type="float" office:value="0" calcext:value-type="float">
            <text:p>0</text:p>
          </table:table-cell>
          <table:table-cell office:value-type="float" office:value="2346.384" calcext:value-type="float">
            <text:p>2346.384</text:p>
          </table:table-cell>
          <table:table-cell office:value-type="float" office:value="385.446" calcext:value-type="float">
            <text:p>385.446</text:p>
          </table:table-cell>
          <table:table-cell office:value-type="float" office:value="1032.888" calcext:value-type="float">
            <text:p>1032.888</text:p>
          </table:table-cell>
          <table:table-cell office:value-type="float" office:value="-502.81" calcext:value-type="float">
            <text:p>-502.81</text:p>
          </table:table-cell>
          <table:table-cell office:value-type="float" office:value="4660.862" calcext:value-type="float">
            <text:p>4660.862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840.026" calcext:value-type="float">
            <text:p>840.026</text:p>
          </table:table-cell>
          <table:table-cell office:value-type="float" office:value="6334.279" calcext:value-type="float">
            <text:p>6334.279</text:p>
          </table:table-cell>
          <table:table-cell office:value-type="float" office:value="2987.446" calcext:value-type="float">
            <text:p>2987.446</text:p>
          </table:table-cell>
          <table:table-cell office:value-type="float" office:value="4871.726" calcext:value-type="float">
            <text:p>4871.726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886.336" calcext:value-type="float">
            <text:p>886.336</text:p>
          </table:table-cell>
          <table:table-cell office:value-type="float" office:value="6637.398" calcext:value-type="float">
            <text:p>6637.398</text:p>
          </table:table-cell>
          <table:table-cell office:value-type="float" office:value="3106.054" calcext:value-type="float">
            <text:p>3106.054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4.785" calcext:value-type="float">
            <text:p>34.78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56.922" calcext:value-type="float">
            <text:p>-56.922</text:p>
          </table:table-cell>
          <table:table-cell office:value-type="float" office:value="759.038" calcext:value-type="float">
            <text:p>759.03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434.105" calcext:value-type="float">
            <text:p>2434.10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4089.947" calcext:value-type="float">
            <text:p>-4089.947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85.526" calcext:value-type="float">
            <text:p>285.526</text:p>
          </table:table-cell>
          <table:table-cell office:value-type="float" office:value="61.586" calcext:value-type="float">
            <text:p>61.586</text:p>
          </table:table-cell>
          <table:table-cell office:value-type="float" office:value="3724.529" calcext:value-type="float">
            <text:p>3724.529</text:p>
          </table:table-cell>
          <table:table-cell office:value-type="float" office:value="463.241" calcext:value-type="float">
            <text:p>463.241</text:p>
          </table:table-cell>
          <table:table-cell office:value-type="float" office:value="1208.349" calcext:value-type="float">
            <text:p>1208.349</text:p>
          </table:table-cell>
          <table:table-cell office:value-type="float" office:value="-637.297" calcext:value-type="float">
            <text:p>-637.297</text:p>
          </table:table-cell>
          <table:table-cell office:value-type="float" office:value="4658.389" calcext:value-type="float">
            <text:p>4658.389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854.446" calcext:value-type="float">
            <text:p>854.446</text:p>
          </table:table-cell>
          <table:table-cell office:value-type="float" office:value="6360.534" calcext:value-type="float">
            <text:p>6360.534</text:p>
          </table:table-cell>
          <table:table-cell office:value-type="float" office:value="2956.245" calcext:value-type="float">
            <text:p>2956.245</text:p>
          </table:table-cell>
          <table:table-cell office:value-type="float" office:value="4864.923" calcext:value-type="float">
            <text:p>4864.923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00.767" calcext:value-type="float">
            <text:p>900.767</text:p>
          </table:table-cell>
          <table:table-cell office:value-type="float" office:value="6659.344" calcext:value-type="float">
            <text:p>6659.344</text:p>
          </table:table-cell>
          <table:table-cell office:value-type="float" office:value="3070.503" calcext:value-type="float">
            <text:p>3070.503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.816" calcext:value-type="float">
            <text:p>42.816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72.521" calcext:value-type="float">
            <text:p>-72.521</text:p>
          </table:table-cell>
          <table:table-cell office:value-type="float" office:value="679.35" calcext:value-type="float">
            <text:p>679.3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83.474" calcext:value-type="float">
            <text:p>3783.474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6857.718" calcext:value-type="float">
            <text:p>-6857.7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5.682" calcext:value-type="float">
            <text:p>275.682</text:p>
          </table:table-cell>
          <table:table-cell office:value-type="float" office:value="0" calcext:value-type="float">
            <text:p>0</text:p>
          </table:table-cell>
          <table:table-cell office:value-type="float" office:value="3863.147" calcext:value-type="float">
            <text:p>3863.147</text:p>
          </table:table-cell>
          <table:table-cell office:value-type="float" office:value="492.93" calcext:value-type="float">
            <text:p>492.93</text:p>
          </table:table-cell>
          <table:table-cell office:value-type="float" office:value="1257.649" calcext:value-type="float">
            <text:p>1257.649</text:p>
          </table:table-cell>
          <table:table-cell office:value-type="float" office:value="-706.284" calcext:value-type="float">
            <text:p>-706.284</text:p>
          </table:table-cell>
          <table:table-cell office:value-type="float" office:value="4663.589" calcext:value-type="float">
            <text:p>4663.589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7318.747" calcext:value-type="float">
            <text:p>7318.747</text:p>
          </table:table-cell>
          <table:table-cell office:value-type="float" office:value="895.558" calcext:value-type="float">
            <text:p>895.558</text:p>
          </table:table-cell>
          <table:table-cell office:value-type="float" office:value="6447.632" calcext:value-type="float">
            <text:p>6447.632</text:p>
          </table:table-cell>
          <table:table-cell office:value-type="float" office:value="2879.546" calcext:value-type="float">
            <text:p>2879.546</text:p>
          </table:table-cell>
          <table:table-cell office:value-type="float" office:value="4873.067" calcext:value-type="float">
            <text:p>4873.067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7682.876" calcext:value-type="float">
            <text:p>7682.876</text:p>
          </table:table-cell>
          <table:table-cell office:value-type="float" office:value="942.484" calcext:value-type="float">
            <text:p>942.484</text:p>
          </table:table-cell>
          <table:table-cell office:value-type="float" office:value="6750.59" calcext:value-type="float">
            <text:p>6750.59</text:p>
          </table:table-cell>
          <table:table-cell office:value-type="float" office:value="2995.543" calcext:value-type="float">
            <text:p>2995.543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6.892" calcext:value-type="float">
            <text:p>46.892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80.027" calcext:value-type="float">
            <text:p>-80.027</text:p>
          </table:table-cell>
          <table:table-cell office:value-type="float" office:value="899.363" calcext:value-type="float">
            <text:p>899.36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9.128" calcext:value-type="float">
            <text:p>4099.128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7266.518" calcext:value-type="float">
            <text:p>-7266.5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41.493" calcext:value-type="float">
            <text:p>341.493</text:p>
          </table:table-cell>
          <table:table-cell office:value-type="float" office:value="0" calcext:value-type="float">
            <text:p>0</text:p>
          </table:table-cell>
          <table:table-cell office:value-type="float" office:value="3438.504" calcext:value-type="float">
            <text:p>3438.504</text:p>
          </table:table-cell>
          <table:table-cell office:value-type="float" office:value="517.869" calcext:value-type="float">
            <text:p>517.869</text:p>
          </table:table-cell>
          <table:table-cell office:value-type="float" office:value="1373.14" calcext:value-type="float">
            <text:p>1373.14</text:p>
          </table:table-cell>
          <table:table-cell office:value-type="float" office:value="-690.155" calcext:value-type="float">
            <text:p>-690.155</text:p>
          </table:table-cell>
          <table:table-cell office:value-type="float" office:value="4666.43" calcext:value-type="float">
            <text:p>4666.43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7048.012" calcext:value-type="float">
            <text:p>7048.012</text:p>
          </table:table-cell>
          <table:table-cell office:value-type="float" office:value="843.594" calcext:value-type="float">
            <text:p>843.594</text:p>
          </table:table-cell>
          <table:table-cell office:value-type="float" office:value="6346.956" calcext:value-type="float">
            <text:p>6346.956</text:p>
          </table:table-cell>
          <table:table-cell office:value-type="float" office:value="2985.904" calcext:value-type="float">
            <text:p>2985.904</text:p>
          </table:table-cell>
          <table:table-cell office:value-type="float" office:value="4880.614" calcext:value-type="float">
            <text:p>4880.614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7370.354" calcext:value-type="float">
            <text:p>7370.354</text:p>
          </table:table-cell>
          <table:table-cell office:value-type="float" office:value="886.345" calcext:value-type="float">
            <text:p>886.345</text:p>
          </table:table-cell>
          <table:table-cell office:value-type="float" office:value="6646.303" calcext:value-type="float">
            <text:p>6646.303</text:p>
          </table:table-cell>
          <table:table-cell office:value-type="float" office:value="3114.925" calcext:value-type="float">
            <text:p>3114.925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6.37" calcext:value-type="float">
            <text:p>46.37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75.573" calcext:value-type="float">
            <text:p>-75.573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7.761" calcext:value-type="float">
            <text:p>4087.761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6878.711" calcext:value-type="float">
            <text:p>-6878.71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8.715" calcext:value-type="float">
            <text:p>308.715</text:p>
          </table:table-cell>
          <table:table-cell office:value-type="float" office:value="61.915" calcext:value-type="float">
            <text:p>61.915</text:p>
          </table:table-cell>
          <table:table-cell office:value-type="float" office:value="1946.057" calcext:value-type="float">
            <text:p>1946.057</text:p>
          </table:table-cell>
          <table:table-cell office:value-type="float" office:value="338.477" calcext:value-type="float">
            <text:p>338.477</text:p>
          </table:table-cell>
          <table:table-cell office:value-type="float" office:value="982.995" calcext:value-type="float">
            <text:p>982.995</text:p>
          </table:table-cell>
          <table:table-cell office:value-type="float" office:value="-365.564" calcext:value-type="float">
            <text:p>-365.564</text:p>
          </table:table-cell>
          <table:table-cell office:value-type="float" office:value="4710.297" calcext:value-type="float">
            <text:p>4710.297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951.019" calcext:value-type="float">
            <text:p>6951.019</text:p>
          </table:table-cell>
          <table:table-cell office:value-type="float" office:value="817.087" calcext:value-type="float">
            <text:p>817.087</text:p>
          </table:table-cell>
          <table:table-cell office:value-type="float" office:value="6338.018" calcext:value-type="float">
            <text:p>6338.018</text:p>
          </table:table-cell>
          <table:table-cell office:value-type="float" office:value="3082.576" calcext:value-type="float">
            <text:p>3082.576</text:p>
          </table:table-cell>
          <table:table-cell office:value-type="float" office:value="4919.933" calcext:value-type="float">
            <text:p>4919.933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7307.417" calcext:value-type="float">
            <text:p>7307.417</text:p>
          </table:table-cell>
          <table:table-cell office:value-type="float" office:value="866.976" calcext:value-type="float">
            <text:p>866.976</text:p>
          </table:table-cell>
          <table:table-cell office:value-type="float" office:value="6647.037" calcext:value-type="float">
            <text:p>6647.037</text:p>
          </table:table-cell>
          <table:table-cell office:value-type="float" office:value="3192.829" calcext:value-type="float">
            <text:p>3192.829</text:p>
          </table:table-cell>
          <table:table-cell office:value-type="float" office:value="15.773" calcext:value-type="float">
            <text:p>15.7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.024" calcext:value-type="float">
            <text:p>30.024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44.038" calcext:value-type="float">
            <text:p>-44.038</text:p>
          </table:table-cell>
          <table:table-cell office:value-type="float" office:value="951.273" calcext:value-type="float">
            <text:p>951.27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426.868" calcext:value-type="float">
            <text:p>2426.868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3883.296" calcext:value-type="float">
            <text:p>-3883.2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6.026" calcext:value-type="float">
            <text:p>906.026</text:p>
          </table:table-cell>
          <table:table-cell office:value-type="float" office:value="62.663" calcext:value-type="float">
            <text:p>62.663</text:p>
          </table:table-cell>
          <table:table-cell office:value-type="float" office:value="23156.58" calcext:value-type="float">
            <text:p>23156.58</text:p>
          </table:table-cell>
          <table:table-cell office:value-type="float" office:value="3567.432" calcext:value-type="float">
            <text:p>3567.432</text:p>
          </table:table-cell>
          <table:table-cell office:value-type="float" office:value="8012.714" calcext:value-type="float">
            <text:p>8012.714</text:p>
          </table:table-cell>
          <table:table-cell office:value-type="float" office:value="-6200.663" calcext:value-type="float">
            <text:p>-6200.663</text:p>
          </table:table-cell>
          <table:table-cell office:value-type="float" office:value="4711.522" calcext:value-type="float">
            <text:p>4711.522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886.875" calcext:value-type="float">
            <text:p>6886.875</text:p>
          </table:table-cell>
          <table:table-cell office:value-type="float" office:value="819.142" calcext:value-type="float">
            <text:p>819.142</text:p>
          </table:table-cell>
          <table:table-cell office:value-type="float" office:value="6343.338" calcext:value-type="float">
            <text:p>6343.338</text:p>
          </table:table-cell>
          <table:table-cell office:value-type="float" office:value="3079.707" calcext:value-type="float">
            <text:p>3079.707</text:p>
          </table:table-cell>
          <table:table-cell office:value-type="float" office:value="4920.61" calcext:value-type="float">
            <text:p>4920.61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7223.033" calcext:value-type="float">
            <text:p>7223.033</text:p>
          </table:table-cell>
          <table:table-cell office:value-type="float" office:value="867.888" calcext:value-type="float">
            <text:p>867.888</text:p>
          </table:table-cell>
          <table:table-cell office:value-type="float" office:value="6649.53" calcext:value-type="float">
            <text:p>6649.53</text:p>
          </table:table-cell>
          <table:table-cell office:value-type="float" office:value="3191.689" calcext:value-type="float">
            <text:p>3191.689</text:p>
          </table:table-cell>
          <table:table-cell office:value-type="float" office:value="74.733" calcext:value-type="float">
            <text:p>74.733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47.496" calcext:value-type="float">
            <text:p>347.496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617.513" calcext:value-type="float">
            <text:p>-617.513</text:p>
          </table:table-cell>
          <table:table-cell office:value-type="float" office:value="6266.633" calcext:value-type="float">
            <text:p>6266.633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1173.342" calcext:value-type="float">
            <text:p>31173.342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55833.849" calcext:value-type="float">
            <text:p>-55833.84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6.473" calcext:value-type="float">
            <text:p>386.473</text:p>
          </table:table-cell>
          <table:table-cell office:value-type="float" office:value="60.317" calcext:value-type="float">
            <text:p>60.317</text:p>
          </table:table-cell>
          <table:table-cell office:value-type="float" office:value="7025.883" calcext:value-type="float">
            <text:p>7025.883</text:p>
          </table:table-cell>
          <table:table-cell office:value-type="float" office:value="1059.302" calcext:value-type="float">
            <text:p>1059.302</text:p>
          </table:table-cell>
          <table:table-cell office:value-type="float" office:value="2496.711" calcext:value-type="float">
            <text:p>2496.711</text:p>
          </table:table-cell>
          <table:table-cell office:value-type="float" office:value="-1723.764" calcext:value-type="float">
            <text:p>-1723.764</text:p>
          </table:table-cell>
          <table:table-cell office:value-type="float" office:value="4710.799" calcext:value-type="float">
            <text:p>4710.79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742.275" calcext:value-type="float">
            <text:p>6742.275</text:p>
          </table:table-cell>
          <table:table-cell office:value-type="float" office:value="827.062" calcext:value-type="float">
            <text:p>827.062</text:p>
          </table:table-cell>
          <table:table-cell office:value-type="float" office:value="6358.39" calcext:value-type="float">
            <text:p>6358.39</text:p>
          </table:table-cell>
          <table:table-cell office:value-type="float" office:value="3063.207" calcext:value-type="float">
            <text:p>3063.207</text:p>
          </table:table-cell>
          <table:table-cell office:value-type="float" office:value="4913.631" calcext:value-type="float">
            <text:p>4913.631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7063.284" calcext:value-type="float">
            <text:p>7063.284</text:p>
          </table:table-cell>
          <table:table-cell office:value-type="float" office:value="873.975" calcext:value-type="float">
            <text:p>873.975</text:p>
          </table:table-cell>
          <table:table-cell office:value-type="float" office:value="6654.679" calcext:value-type="float">
            <text:p>6654.679</text:p>
          </table:table-cell>
          <table:table-cell office:value-type="float" office:value="3172.584" calcext:value-type="float">
            <text:p>3172.584</text:p>
          </table:table-cell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78.341" calcext:value-type="float">
            <text:p>-178.341</text:p>
          </table:table-cell>
          <table:table-cell office:value-type="float" office:value="1952.845" calcext:value-type="float">
            <text:p>1952.845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963.444" calcext:value-type="float">
            <text:p>8963.444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5903.251" calcext:value-type="float">
            <text:p>-15903.25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3.368" calcext:value-type="float">
            <text:p>273.368</text:p>
          </table:table-cell>
          <table:table-cell office:value-type="float" office:value="0" calcext:value-type="float">
            <text:p>0</text:p>
          </table:table-cell>
          <table:table-cell office:value-type="float" office:value="2926.739" calcext:value-type="float">
            <text:p>2926.739</text:p>
          </table:table-cell>
          <table:table-cell office:value-type="float" office:value="401.327" calcext:value-type="float">
            <text:p>401.327</text:p>
          </table:table-cell>
          <table:table-cell office:value-type="float" office:value="1072.852" calcext:value-type="float">
            <text:p>1072.852</text:p>
          </table:table-cell>
          <table:table-cell office:value-type="float" office:value="-526.116" calcext:value-type="float">
            <text:p>-526.116</text:p>
          </table:table-cell>
          <table:table-cell office:value-type="float" office:value="4736.809" calcext:value-type="float">
            <text:p>4736.809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7105.947" calcext:value-type="float">
            <text:p>7105.947</text:p>
          </table:table-cell>
          <table:table-cell office:value-type="float" office:value="874.695" calcext:value-type="float">
            <text:p>874.695</text:p>
          </table:table-cell>
          <table:table-cell office:value-type="float" office:value="6479.292" calcext:value-type="float">
            <text:p>6479.292</text:p>
          </table:table-cell>
          <table:table-cell office:value-type="float" office:value="2994.327" calcext:value-type="float">
            <text:p>2994.327</text:p>
          </table:table-cell>
          <table:table-cell office:value-type="float" office:value="4948.408" calcext:value-type="float">
            <text:p>4948.408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7452.87" calcext:value-type="float">
            <text:p>7452.87</text:p>
          </table:table-cell>
          <table:table-cell office:value-type="float" office:value="923.008" calcext:value-type="float">
            <text:p>923.008</text:p>
          </table:table-cell>
          <table:table-cell office:value-type="float" office:value="6787.135" calcext:value-type="float">
            <text:p>6787.135</text:p>
          </table:table-cell>
          <table:table-cell office:value-type="float" office:value="3109.681" calcext:value-type="float">
            <text:p>3109.681</text:p>
          </table:table-cell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7.497" calcext:value-type="float">
            <text:p>37.497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61.017" calcext:value-type="float">
            <text:p>-61.017</text:p>
          </table:table-cell>
          <table:table-cell office:value-type="float" office:value="894.028" calcext:value-type="float">
            <text:p>894.02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868.369" calcext:value-type="float">
            <text:p>2868.369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4820.057" calcext:value-type="float">
            <text:p>-4820.057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28.449" calcext:value-type="float">
            <text:p>228.449</text:p>
          </table:table-cell>
          <table:table-cell office:value-type="float" office:value="0" calcext:value-type="float">
            <text:p>0</text:p>
          </table:table-cell>
          <table:table-cell office:value-type="float" office:value="1259.342" calcext:value-type="float">
            <text:p>1259.342</text:p>
          </table:table-cell>
          <table:table-cell office:value-type="float" office:value="220.122" calcext:value-type="float">
            <text:p>220.122</text:p>
          </table:table-cell>
          <table:table-cell office:value-type="float" office:value="666.955" calcext:value-type="float">
            <text:p>666.955</text:p>
          </table:table-cell>
          <table:table-cell office:value-type="float" office:value="-210.056" calcext:value-type="float">
            <text:p>-210.056</text:p>
          </table:table-cell>
          <table:table-cell office:value-type="float" office:value="4733.922" calcext:value-type="float">
            <text:p>4733.922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584.452" calcext:value-type="float">
            <text:p>6584.452</text:p>
          </table:table-cell>
          <table:table-cell office:value-type="float" office:value="813.574" calcext:value-type="float">
            <text:p>813.574</text:p>
          </table:table-cell>
          <table:table-cell office:value-type="float" office:value="6354.644" calcext:value-type="float">
            <text:p>6354.644</text:p>
          </table:table-cell>
          <table:table-cell office:value-type="float" office:value="3113.201" calcext:value-type="float">
            <text:p>3113.201</text:p>
          </table:table-cell>
          <table:table-cell office:value-type="float" office:value="4942.513" calcext:value-type="float">
            <text:p>4942.513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919.46" calcext:value-type="float">
            <text:p>6919.46</text:p>
          </table:table-cell>
          <table:table-cell office:value-type="float" office:value="857.066" calcext:value-type="float">
            <text:p>857.066</text:p>
          </table:table-cell>
          <table:table-cell office:value-type="float" office:value="6649.876" calcext:value-type="float">
            <text:p>6649.876</text:p>
          </table:table-cell>
          <table:table-cell office:value-type="float" office:value="3235.151" calcext:value-type="float">
            <text:p>3235.151</text:p>
          </table:table-cell>
          <table:table-cell office:value-type="float" office:value="9.347" calcext:value-type="float">
            <text:p>9.34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43" calcext:value-type="float">
            <text:p>17.4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25.375" calcext:value-type="float">
            <text:p>-25.375</text:p>
          </table:table-cell>
          <table:table-cell office:value-type="float" office:value="481.703" calcext:value-type="float">
            <text:p>481.70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2.213" calcext:value-type="float">
            <text:p>1152.21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1813.623" calcext:value-type="float">
            <text:p>-1813.62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29.201" calcext:value-type="float">
            <text:p>229.201</text:p>
          </table:table-cell>
          <table:table-cell office:value-type="float" office:value="0" calcext:value-type="float">
            <text:p>0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205.247" calcext:value-type="float">
            <text:p>205.247</text:p>
          </table:table-cell>
          <table:table-cell office:value-type="float" office:value="638.075" calcext:value-type="float">
            <text:p>638.075</text:p>
          </table:table-cell>
          <table:table-cell office:value-type="float" office:value="-179.673" calcext:value-type="float">
            <text:p>-179.673</text:p>
          </table:table-cell>
          <table:table-cell office:value-type="float" office:value="4732.455" calcext:value-type="float">
            <text:p>4732.455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605.017" calcext:value-type="float">
            <text:p>6605.017</text:p>
          </table:table-cell>
          <table:table-cell office:value-type="float" office:value="764.319" calcext:value-type="float">
            <text:p>764.319</text:p>
          </table:table-cell>
          <table:table-cell office:value-type="float" office:value="6255.055" calcext:value-type="float">
            <text:p>6255.055</text:p>
          </table:table-cell>
          <table:table-cell office:value-type="float" office:value="3209.854" calcext:value-type="float">
            <text:p>3209.854</text:p>
          </table:table-cell>
          <table:table-cell office:value-type="float" office:value="4943.507" calcext:value-type="float">
            <text:p>4943.507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893.682" calcext:value-type="float">
            <text:p>6893.682</text:p>
          </table:table-cell>
          <table:table-cell office:value-type="float" office:value="808.317" calcext:value-type="float">
            <text:p>808.317</text:p>
          </table:table-cell>
          <table:table-cell office:value-type="float" office:value="6553.756" calcext:value-type="float">
            <text:p>6553.756</text:p>
          </table:table-cell>
          <table:table-cell office:value-type="float" office:value="3333.257" calcext:value-type="float">
            <text:p>3333.257</text:p>
          </table:table-cell>
          <table:table-cell office:value-type="float" office:value="10.053" calcext:value-type="float">
            <text:p>10.05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8.498" calcext:value-type="float">
            <text:p>18.498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6.797" calcext:value-type="float">
            <text:p>-26.797</text:p>
          </table:table-cell>
          <table:table-cell office:value-type="float" office:value="510.618" calcext:value-type="float">
            <text:p>510.6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62.099" calcext:value-type="float">
            <text:p>1362.099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202.822" calcext:value-type="float">
            <text:p>-2202.822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50.898" calcext:value-type="float">
            <text:p>350.898</text:p>
          </table:table-cell>
          <table:table-cell office:value-type="float" office:value="0" calcext:value-type="float">
            <text:p>0</text:p>
          </table:table-cell>
          <table:table-cell office:value-type="float" office:value="7019.806" calcext:value-type="float">
            <text:p>7019.806</text:p>
          </table:table-cell>
          <table:table-cell office:value-type="float" office:value="871.978" calcext:value-type="float">
            <text:p>871.978</text:p>
          </table:table-cell>
          <table:table-cell office:value-type="float" office:value="2087.967" calcext:value-type="float">
            <text:p>2087.967</text:p>
          </table:table-cell>
          <table:table-cell office:value-type="float" office:value="-1386.172" calcext:value-type="float">
            <text:p>-1386.172</text:p>
          </table:table-cell>
          <table:table-cell office:value-type="float" office:value="4781.823" calcext:value-type="float">
            <text:p>4781.823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605.19" calcext:value-type="float">
            <text:p>6605.19</text:p>
          </table:table-cell>
          <table:table-cell office:value-type="float" office:value="766.945" calcext:value-type="float">
            <text:p>766.945</text:p>
          </table:table-cell>
          <table:table-cell office:value-type="float" office:value="6309.655" calcext:value-type="float">
            <text:p>6309.655</text:p>
          </table:table-cell>
          <table:table-cell office:value-type="float" office:value="3253.99" calcext:value-type="float">
            <text:p>3253.99</text:p>
          </table:table-cell>
          <table:table-cell office:value-type="float" office:value="4990.913" calcext:value-type="float">
            <text:p>4990.913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944.423" calcext:value-type="float">
            <text:p>6944.423</text:p>
          </table:table-cell>
          <table:table-cell office:value-type="float" office:value="810.642" calcext:value-type="float">
            <text:p>810.642</text:p>
          </table:table-cell>
          <table:table-cell office:value-type="float" office:value="6605.794" calcext:value-type="float">
            <text:p>6605.794</text:p>
          </table:table-cell>
          <table:table-cell office:value-type="float" office:value="3376.031" calcext:value-type="float">
            <text:p>3376.031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3.594" calcext:value-type="float">
            <text:p>83.594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44.728" calcext:value-type="float">
            <text:p>-144.728</text:p>
          </table:table-cell>
          <table:table-cell office:value-type="float" office:value="1264.252" calcext:value-type="float">
            <text:p>1264.252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18.971" calcext:value-type="float">
            <text:p>6018.971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0726.152" calcext:value-type="float">
            <text:p>-10726.152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314.671" calcext:value-type="float">
            <text:p>314.671</text:p>
          </table:table-cell>
          <table:table-cell office:value-type="float" office:value="0" calcext:value-type="float">
            <text:p>0</text:p>
          </table:table-cell>
          <table:table-cell office:value-type="float" office:value="5037.573" calcext:value-type="float">
            <text:p>5037.573</text:p>
          </table:table-cell>
          <table:table-cell office:value-type="float" office:value="636.006" calcext:value-type="float">
            <text:p>636.006</text:p>
          </table:table-cell>
          <table:table-cell office:value-type="float" office:value="1581.659" calcext:value-type="float">
            <text:p>1581.659</text:p>
          </table:table-cell>
          <table:table-cell office:value-type="float" office:value="-952.317" calcext:value-type="float">
            <text:p>-952.317</text:p>
          </table:table-cell>
          <table:table-cell office:value-type="float" office:value="4782.753" calcext:value-type="float">
            <text:p>4782.753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641.86" calcext:value-type="float">
            <text:p>6641.86</text:p>
          </table:table-cell>
          <table:table-cell office:value-type="float" office:value="769.922" calcext:value-type="float">
            <text:p>769.922</text:p>
          </table:table-cell>
          <table:table-cell office:value-type="float" office:value="6316.516" calcext:value-type="float">
            <text:p>6316.516</text:p>
          </table:table-cell>
          <table:table-cell office:value-type="float" office:value="3248.99" calcext:value-type="float">
            <text:p>3248.99</text:p>
          </table:table-cell>
          <table:table-cell office:value-type="float" office:value="4994.243" calcext:value-type="float">
            <text:p>4994.243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924.736" calcext:value-type="float">
            <text:p>6924.736</text:p>
          </table:table-cell>
          <table:table-cell office:value-type="float" office:value="812.895" calcext:value-type="float">
            <text:p>812.895</text:p>
          </table:table-cell>
          <table:table-cell office:value-type="float" office:value="6613.612" calcext:value-type="float">
            <text:p>6613.612</text:p>
          </table:table-cell>
          <table:table-cell office:value-type="float" office:value="3374.874" calcext:value-type="float">
            <text:p>3374.874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9.936" calcext:value-type="float">
            <text:p>59.936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102.638" calcext:value-type="float">
            <text:p>-102.638</text:p>
          </table:table-cell>
          <table:table-cell office:value-type="float" office:value="1057.827" calcext:value-type="float">
            <text:p>1057.82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05.58" calcext:value-type="float">
            <text:p>4405.58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7718.538" calcext:value-type="float">
            <text:p>-7718.53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472.164" calcext:value-type="float">
            <text:p>472.164</text:p>
          </table:table-cell>
          <table:table-cell office:value-type="float" office:value="0" calcext:value-type="float">
            <text:p>0</text:p>
          </table:table-cell>
          <table:table-cell office:value-type="float" office:value="9259.54" calcext:value-type="float">
            <text:p>9259.54</text:p>
          </table:table-cell>
          <table:table-cell office:value-type="float" office:value="1292.707" calcext:value-type="float">
            <text:p>1292.707</text:p>
          </table:table-cell>
          <table:table-cell office:value-type="float" office:value="3047.367" calcext:value-type="float">
            <text:p>3047.367</text:p>
          </table:table-cell>
          <table:table-cell office:value-type="float" office:value="-2103.04" calcext:value-type="float">
            <text:p>-2103.04</text:p>
          </table:table-cell>
          <table:table-cell office:value-type="float" office:value="4779.642" calcext:value-type="float">
            <text:p>4779.642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639.34" calcext:value-type="float">
            <text:p>6639.34</text:p>
          </table:table-cell>
          <table:table-cell office:value-type="float" office:value="766.025" calcext:value-type="float">
            <text:p>766.025</text:p>
          </table:table-cell>
          <table:table-cell office:value-type="float" office:value="6305.642" calcext:value-type="float">
            <text:p>6305.642</text:p>
          </table:table-cell>
          <table:table-cell office:value-type="float" office:value="3253.641" calcext:value-type="float">
            <text:p>3253.641</text:p>
          </table:table-cell>
          <table:table-cell office:value-type="float" office:value="4994.44" calcext:value-type="float">
            <text:p>4994.44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928.631" calcext:value-type="float">
            <text:p>6928.631</text:p>
          </table:table-cell>
          <table:table-cell office:value-type="float" office:value="803.931" calcext:value-type="float">
            <text:p>803.931</text:p>
          </table:table-cell>
          <table:table-cell office:value-type="float" office:value="6595.952" calcext:value-type="float">
            <text:p>6595.952</text:p>
          </table:table-cell>
          <table:table-cell office:value-type="float" office:value="3392.928" calcext:value-type="float">
            <text:p>3392.928</text:p>
          </table:table-cell>
          <table:table-cell office:value-type="float" office:value="32.987" calcext:value-type="float">
            <text:p>32.987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4.51" calcext:value-type="float">
            <text:p>124.51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215.05" calcext:value-type="float">
            <text:p>-215.05</text:p>
          </table:table-cell>
          <table:table-cell office:value-type="float" office:value="2645.502" calcext:value-type="float">
            <text:p>2645.502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023.244" calcext:value-type="float">
            <text:p>11023.244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19313.926" calcext:value-type="float">
            <text:p>-19313.926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259.988" calcext:value-type="float">
            <text:p>259.988</text:p>
          </table:table-cell>
          <table:table-cell office:value-type="float" office:value="0" calcext:value-type="float">
            <text:p>0</text:p>
          </table:table-cell>
          <table:table-cell office:value-type="float" office:value="2355.263" calcext:value-type="float">
            <text:p>2355.263</text:p>
          </table:table-cell>
          <table:table-cell office:value-type="float" office:value="369.65" calcext:value-type="float">
            <text:p>369.65</text:p>
          </table:table-cell>
          <table:table-cell office:value-type="float" office:value="996.369" calcext:value-type="float">
            <text:p>996.369</text:p>
          </table:table-cell>
          <table:table-cell office:value-type="float" office:value="-476.393" calcext:value-type="float">
            <text:p>-476.393</text:p>
          </table:table-cell>
          <table:table-cell office:value-type="float" office:value="4781.292" calcext:value-type="float">
            <text:p>4781.292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478.907" calcext:value-type="float">
            <text:p>6478.907</text:p>
          </table:table-cell>
          <table:table-cell office:value-type="float" office:value="741.681" calcext:value-type="float">
            <text:p>741.681</text:p>
          </table:table-cell>
          <table:table-cell office:value-type="float" office:value="6258.796" calcext:value-type="float">
            <text:p>6258.796</text:p>
          </table:table-cell>
          <table:table-cell office:value-type="float" office:value="3303.788" calcext:value-type="float">
            <text:p>3303.788</text:p>
          </table:table-cell>
          <table:table-cell office:value-type="float" office:value="4998.083" calcext:value-type="float">
            <text:p>4998.083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768.143" calcext:value-type="float">
            <text:p>6768.14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6556.648" calcext:value-type="float">
            <text:p>6556.648</text:p>
          </table:table-cell>
          <table:table-cell office:value-type="float" office:value="3439.518" calcext:value-type="float">
            <text:p>3439.518</text:p>
          </table:table-cell>
          <table:table-cell office:value-type="float" office:value="12.147" calcext:value-type="float">
            <text:p>12.147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3.235" calcext:value-type="float">
            <text:p>33.235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54.06" calcext:value-type="float">
            <text:p>-54.06</text:p>
          </table:table-cell>
          <table:table-cell office:value-type="float" office:value="755.334" calcext:value-type="float">
            <text:p>755.3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09.653" calcext:value-type="float">
            <text:p>2709.653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4642.571" calcext:value-type="float">
            <text:p>-4642.57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4.368" calcext:value-type="float">
            <text:p>314.368</text:p>
          </table:table-cell>
          <table:table-cell office:value-type="float" office:value="61.071" calcext:value-type="float">
            <text:p>61.071</text:p>
          </table:table-cell>
          <table:table-cell office:value-type="float" office:value="4022.413" calcext:value-type="float">
            <text:p>4022.413</text:p>
          </table:table-cell>
          <table:table-cell office:value-type="float" office:value="548.181" calcext:value-type="float">
            <text:p>548.181</text:p>
          </table:table-cell>
          <table:table-cell office:value-type="float" office:value="1406.4" calcext:value-type="float">
            <text:p>1406.4</text:p>
          </table:table-cell>
          <table:table-cell office:value-type="float" office:value="-777.664" calcext:value-type="float">
            <text:p>-777.664</text:p>
          </table:table-cell>
          <table:table-cell office:value-type="float" office:value="4815.451" calcext:value-type="float">
            <text:p>4815.451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15.794" calcext:value-type="float">
            <text:p>715.794</text:p>
          </table:table-cell>
          <table:table-cell office:value-type="float" office:value="6241.385" calcext:value-type="float">
            <text:p>6241.385</text:p>
          </table:table-cell>
          <table:table-cell office:value-type="float" office:value="3389.516" calcext:value-type="float">
            <text:p>3389.516</text:p>
          </table:table-cell>
          <table:table-cell office:value-type="float" office:value="5032.031" calcext:value-type="float">
            <text:p>5032.031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753.258" calcext:value-type="float">
            <text:p>753.258</text:p>
          </table:table-cell>
          <table:table-cell office:value-type="float" office:value="6532.598" calcext:value-type="float">
            <text:p>6532.598</text:p>
          </table:table-cell>
          <table:table-cell office:value-type="float" office:value="3531.465" calcext:value-type="float">
            <text:p>3531.465</text:p>
          </table:table-cell>
          <table:table-cell office:value-type="float" office:value="16.267" calcext:value-type="float">
            <text:p>16.267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1.303" calcext:value-type="float">
            <text:p>51.303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85.934" calcext:value-type="float">
            <text:p>-85.934</text:p>
          </table:table-cell>
          <table:table-cell office:value-type="float" office:value="1198.927" calcext:value-type="float">
            <text:p>1198.92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570.669" calcext:value-type="float">
            <text:p>4570.669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7906.312" calcext:value-type="float">
            <text:p>-7906.3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01.894" calcext:value-type="float">
            <text:p>401.894</text:p>
          </table:table-cell>
          <table:table-cell office:value-type="float" office:value="60.488" calcext:value-type="float">
            <text:p>60.488</text:p>
          </table:table-cell>
          <table:table-cell office:value-type="float" office:value="3725" calcext:value-type="float">
            <text:p>3725</text:p>
          </table:table-cell>
          <table:table-cell office:value-type="float" office:value="754.498" calcext:value-type="float">
            <text:p>754.498</text:p>
          </table:table-cell>
          <table:table-cell office:value-type="float" office:value="1904.932" calcext:value-type="float">
            <text:p>1904.932</text:p>
          </table:table-cell>
          <table:table-cell office:value-type="float" office:value="-1101.144" calcext:value-type="float">
            <text:p>-1101.144</text:p>
          </table:table-cell>
          <table:table-cell office:value-type="float" office:value="4814.651" calcext:value-type="float">
            <text:p>4814.651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09.826" calcext:value-type="float">
            <text:p>709.826</text:p>
          </table:table-cell>
          <table:table-cell office:value-type="float" office:value="6228.698" calcext:value-type="float">
            <text:p>6228.698</text:p>
          </table:table-cell>
          <table:table-cell office:value-type="float" office:value="3400.605" calcext:value-type="float">
            <text:p>3400.605</text:p>
          </table:table-cell>
          <table:table-cell office:value-type="float" office:value="5030.474" calcext:value-type="float">
            <text:p>5030.474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748.956" calcext:value-type="float">
            <text:p>748.956</text:p>
          </table:table-cell>
          <table:table-cell office:value-type="float" office:value="6522.47" calcext:value-type="float">
            <text:p>6522.47</text:p>
          </table:table-cell>
          <table:table-cell office:value-type="float" office:value="3538.478" calcext:value-type="float">
            <text:p>3538.478</text:p>
          </table:table-cell>
          <table:table-cell office:value-type="float" office:value="26.493" calcext:value-type="float">
            <text:p>26.493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1.81" calcext:value-type="float">
            <text:p>71.81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16.56" calcext:value-type="float">
            <text:p>-116.56</text:p>
          </table:table-cell>
          <table:table-cell office:value-type="float" office:value="1816.229" calcext:value-type="float">
            <text:p>1816.22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091.867" calcext:value-type="float">
            <text:p>6091.867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0319.392" calcext:value-type="float">
            <text:p>-10319.3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1.387" calcext:value-type="float">
            <text:p>461.387</text:p>
          </table:table-cell>
          <table:table-cell office:value-type="float" office:value="0" calcext:value-type="float">
            <text:p>0</text:p>
          </table:table-cell>
          <table:table-cell office:value-type="float" office:value="9156.567" calcext:value-type="float">
            <text:p>9156.567</text:p>
          </table:table-cell>
          <table:table-cell office:value-type="float" office:value="1119.122" calcext:value-type="float">
            <text:p>1119.122</text:p>
          </table:table-cell>
          <table:table-cell office:value-type="float" office:value="2690.792" calcext:value-type="float">
            <text:p>2690.792</text:p>
          </table:table-cell>
          <table:table-cell office:value-type="float" office:value="-1768.018" calcext:value-type="float">
            <text:p>-1768.018</text:p>
          </table:table-cell>
          <table:table-cell office:value-type="float" office:value="4831.692" calcext:value-type="float">
            <text:p>4831.692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23.695" calcext:value-type="float">
            <text:p>6423.695</text:p>
          </table:table-cell>
          <table:table-cell office:value-type="float" office:value="706.489" calcext:value-type="float">
            <text:p>706.489</text:p>
          </table:table-cell>
          <table:table-cell office:value-type="float" office:value="6239.091" calcext:value-type="float">
            <text:p>6239.091</text:p>
          </table:table-cell>
          <table:table-cell office:value-type="float" office:value="3424.292" calcext:value-type="float">
            <text:p>3424.292</text:p>
          </table:table-cell>
          <table:table-cell office:value-type="float" office:value="5048.811" calcext:value-type="float">
            <text:p>5048.811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717.136" calcext:value-type="float">
            <text:p>6717.136</text:p>
          </table:table-cell>
          <table:table-cell office:value-type="float" office:value="745.386" calcext:value-type="float">
            <text:p>745.386</text:p>
          </table:table-cell>
          <table:table-cell office:value-type="float" office:value="6533.695" calcext:value-type="float">
            <text:p>6533.695</text:p>
          </table:table-cell>
          <table:table-cell office:value-type="float" office:value="3563.927" calcext:value-type="float">
            <text:p>3563.927</text:p>
          </table:table-cell>
          <table:table-cell office:value-type="float" office:value="28.853" calcext:value-type="float">
            <text:p>28.853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07.117" calcext:value-type="float">
            <text:p>107.11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84.535" calcext:value-type="float">
            <text:p>-184.535</text:p>
          </table:table-cell>
          <table:table-cell office:value-type="float" office:value="1960.59" calcext:value-type="float">
            <text:p>1960.59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9394.077" calcext:value-type="float">
            <text:p>9394.07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6753.372" calcext:value-type="float">
            <text:p>-16753.37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99.575" calcext:value-type="float">
            <text:p>399.575</text:p>
          </table:table-cell>
          <table:table-cell office:value-type="float" office:value="62.82" calcext:value-type="float">
            <text:p>62.82</text:p>
          </table:table-cell>
          <table:table-cell office:value-type="float" office:value="6159.382" calcext:value-type="float">
            <text:p>6159.382</text:p>
          </table:table-cell>
          <table:table-cell office:value-type="float" office:value="894.341" calcext:value-type="float">
            <text:p>894.341</text:p>
          </table:table-cell>
          <table:table-cell office:value-type="float" office:value="2181.193" calcext:value-type="float">
            <text:p>2181.193</text:p>
          </table:table-cell>
          <table:table-cell office:value-type="float" office:value="-1382.043" calcext:value-type="float">
            <text:p>-1382.043</text:p>
          </table:table-cell>
          <table:table-cell office:value-type="float" office:value="4852.527" calcext:value-type="float">
            <text:p>4852.527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434.235" calcext:value-type="float">
            <text:p>6434.235</text:p>
          </table:table-cell>
          <table:table-cell office:value-type="float" office:value="711.062" calcext:value-type="float">
            <text:p>711.062</text:p>
          </table:table-cell>
          <table:table-cell office:value-type="float" office:value="6269.035" calcext:value-type="float">
            <text:p>6269.035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5067.126" calcext:value-type="float">
            <text:p>5067.126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723.712" calcext:value-type="float">
            <text:p>6723.712</text:p>
          </table:table-cell>
          <table:table-cell office:value-type="float" office:value="753.285" calcext:value-type="float">
            <text:p>753.285</text:p>
          </table:table-cell>
          <table:table-cell office:value-type="float" office:value="6567.747" calcext:value-type="float">
            <text:p>6567.747</text:p>
          </table:table-cell>
          <table:table-cell office:value-type="float" office:value="3566.505" calcext:value-type="float">
            <text:p>3566.505</text:p>
          </table:table-cell>
          <table:table-cell office:value-type="float" office:value="24.787" calcext:value-type="float">
            <text:p>24.78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1.527" calcext:value-type="float">
            <text:p>81.527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37.623" calcext:value-type="float">
            <text:p>-137.623</text:p>
          </table:table-cell>
          <table:table-cell office:value-type="float" office:value="1791.732" calcext:value-type="float">
            <text:p>1791.73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165.906" calcext:value-type="float">
            <text:p>7165.906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2483.485" calcext:value-type="float">
            <text:p>-12483.48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59.698" calcext:value-type="float">
            <text:p>459.698</text:p>
          </table:table-cell>
          <table:table-cell office:value-type="float" office:value="0" calcext:value-type="float">
            <text:p>0</text:p>
          </table:table-cell>
          <table:table-cell office:value-type="float" office:value="6197.935" calcext:value-type="float">
            <text:p>6197.935</text:p>
          </table:table-cell>
          <table:table-cell office:value-type="float" office:value="1001.124" calcext:value-type="float">
            <text:p>1001.124</text:p>
          </table:table-cell>
          <table:table-cell office:value-type="float" office:value="2454.04" calcext:value-type="float">
            <text:p>2454.04</text:p>
          </table:table-cell>
          <table:table-cell office:value-type="float" office:value="-1534.644" calcext:value-type="float">
            <text:p>-1534.644</text:p>
          </table:table-cell>
          <table:table-cell office:value-type="float" office:value="4916.054" calcext:value-type="float">
            <text:p>4916.054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33.902" calcext:value-type="float">
            <text:p>733.902</text:p>
          </table:table-cell>
          <table:table-cell office:value-type="float" office:value="6378.063" calcext:value-type="float">
            <text:p>6378.063</text:p>
          </table:table-cell>
          <table:table-cell office:value-type="float" office:value="3454.046" calcext:value-type="float">
            <text:p>3454.046</text:p>
          </table:table-cell>
          <table:table-cell office:value-type="float" office:value="5136.275" calcext:value-type="float">
            <text:p>5136.275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773.954" calcext:value-type="float">
            <text:p>773.954</text:p>
          </table:table-cell>
          <table:table-cell office:value-type="float" office:value="6678.071" calcext:value-type="float">
            <text:p>6678.071</text:p>
          </table:table-cell>
          <table:table-cell office:value-type="float" office:value="3594.479" calcext:value-type="float">
            <text:p>3594.479</text:p>
          </table:table-cell>
          <table:table-cell office:value-type="float" office:value="31.547" calcext:value-type="float">
            <text:p>31.547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92.575" calcext:value-type="float">
            <text:p>92.575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52.871" calcext:value-type="float">
            <text:p>-152.871</text:p>
          </table:table-cell>
          <table:table-cell office:value-type="float" office:value="1976.601" calcext:value-type="float">
            <text:p>1976.60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7004.487" calcext:value-type="float">
            <text:p>7004.487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1977.052" calcext:value-type="float">
            <text:p>-11977.05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79.016" calcext:value-type="float">
            <text:p>679.016</text:p>
          </table:table-cell>
          <table:table-cell office:value-type="float" office:value="0" calcext:value-type="float">
            <text:p>0</text:p>
          </table:table-cell>
          <table:table-cell office:value-type="float" office:value="12710.282" calcext:value-type="float">
            <text:p>12710.282</text:p>
          </table:table-cell>
          <table:table-cell office:value-type="float" office:value="2036.798" calcext:value-type="float">
            <text:p>2036.798</text:p>
          </table:table-cell>
          <table:table-cell office:value-type="float" office:value="4736.526" calcext:value-type="float">
            <text:p>4736.526</text:p>
          </table:table-cell>
          <table:table-cell office:value-type="float" office:value="-3378.494" calcext:value-type="float">
            <text:p>-3378.494</text:p>
          </table:table-cell>
          <table:table-cell office:value-type="float" office:value="4949.778" calcext:value-type="float">
            <text:p>4949.778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782.119" calcext:value-type="float">
            <text:p>782.119</text:p>
          </table:table-cell>
          <table:table-cell office:value-type="float" office:value="6507.838" calcext:value-type="float">
            <text:p>6507.838</text:p>
          </table:table-cell>
          <table:table-cell office:value-type="float" office:value="3391.718" calcext:value-type="float">
            <text:p>3391.718</text:p>
          </table:table-cell>
          <table:table-cell office:value-type="float" office:value="5169.856" calcext:value-type="float">
            <text:p>5169.856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823.767" calcext:value-type="float">
            <text:p>823.767</text:p>
          </table:table-cell>
          <table:table-cell office:value-type="float" office:value="6810.884" calcext:value-type="float">
            <text:p>6810.884</text:p>
          </table:table-cell>
          <table:table-cell office:value-type="float" office:value="3528.827" calcext:value-type="float">
            <text:p>3528.827</text:p>
          </table:table-cell>
          <table:table-cell office:value-type="float" office:value="52.707" calcext:value-type="float">
            <text:p>52.707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95.163" calcext:value-type="float">
            <text:p>195.163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336.077" calcext:value-type="float">
            <text:p>-336.077</text:p>
          </table:table-cell>
          <table:table-cell office:value-type="float" office:value="4461.09" calcext:value-type="float">
            <text:p>4461.09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7188.95" calcext:value-type="float">
            <text:p>17188.95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29781.053" calcext:value-type="float">
            <text:p>-29781.05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64.781" calcext:value-type="float">
            <text:p>264.781</text:p>
          </table:table-cell>
          <table:table-cell office:value-type="float" office:value="60.082" calcext:value-type="float">
            <text:p>60.082</text:p>
          </table:table-cell>
          <table:table-cell office:value-type="float" office:value="2689.107" calcext:value-type="float">
            <text:p>2689.107</text:p>
          </table:table-cell>
          <table:table-cell office:value-type="float" office:value="394.667" calcext:value-type="float">
            <text:p>394.667</text:p>
          </table:table-cell>
          <table:table-cell office:value-type="float" office:value="1050.998" calcext:value-type="float">
            <text:p>1050.998</text:p>
          </table:table-cell>
          <table:table-cell office:value-type="float" office:value="-521.435" calcext:value-type="float">
            <text:p>-521.435</text:p>
          </table:table-cell>
          <table:table-cell office:value-type="float" office:value="4950.713" calcext:value-type="float">
            <text:p>4950.713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779.316" calcext:value-type="float">
            <text:p>779.316</text:p>
          </table:table-cell>
          <table:table-cell office:value-type="float" office:value="6503.19" calcext:value-type="float">
            <text:p>6503.19</text:p>
          </table:table-cell>
          <table:table-cell office:value-type="float" office:value="3398.236" calcext:value-type="float">
            <text:p>3398.236</text:p>
          </table:table-cell>
          <table:table-cell office:value-type="float" office:value="5173.287" calcext:value-type="float">
            <text:p>5173.287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10.64" calcext:value-type="float">
            <text:p>810.64</text:p>
          </table:table-cell>
          <table:table-cell office:value-type="float" office:value="6788.166" calcext:value-type="float">
            <text:p>6788.166</text:p>
          </table:table-cell>
          <table:table-cell office:value-type="float" office:value="3558.409" calcext:value-type="float">
            <text:p>3558.409</text:p>
          </table:table-cell>
          <table:table-cell office:value-type="float" office:value="12.667" calcext:value-type="float">
            <text:p>12.667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37.106" calcext:value-type="float">
            <text:p>37.106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61.252" calcext:value-type="float">
            <text:p>-61.252</text:p>
          </table:table-cell>
          <table:table-cell office:value-type="float" office:value="815.454" calcext:value-type="float">
            <text:p>815.45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800.474" calcext:value-type="float">
            <text:p>2800.474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4763.377" calcext:value-type="float">
            <text:p>-4763.3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44.115" calcext:value-type="float">
            <text:p>544.115</text:p>
          </table:table-cell>
          <table:table-cell office:value-type="float" office:value="0" calcext:value-type="float">
            <text:p>0</text:p>
          </table:table-cell>
          <table:table-cell office:value-type="float" office:value="8019.207" calcext:value-type="float">
            <text:p>8019.207</text:p>
          </table:table-cell>
          <table:table-cell office:value-type="float" office:value="1227.187" calcext:value-type="float">
            <text:p>1227.187</text:p>
          </table:table-cell>
          <table:table-cell office:value-type="float" office:value="2988.797" calcext:value-type="float">
            <text:p>2988.797</text:p>
          </table:table-cell>
          <table:table-cell office:value-type="float" office:value="-1900.568" calcext:value-type="float">
            <text:p>-1900.568</text:p>
          </table:table-cell>
          <table:table-cell office:value-type="float" office:value="4979.204" calcext:value-type="float">
            <text:p>4979.204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28.839" calcext:value-type="float">
            <text:p>728.839</text:p>
          </table:table-cell>
          <table:table-cell office:value-type="float" office:value="6431.125" calcext:value-type="float">
            <text:p>6431.125</text:p>
          </table:table-cell>
          <table:table-cell office:value-type="float" office:value="3527.282" calcext:value-type="float">
            <text:p>3527.282</text:p>
          </table:table-cell>
          <table:table-cell office:value-type="float" office:value="5204.963" calcext:value-type="float">
            <text:p>5204.963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766.694" calcext:value-type="float">
            <text:p>766.694</text:p>
          </table:table-cell>
          <table:table-cell office:value-type="float" office:value="6732.297" calcext:value-type="float">
            <text:p>6732.297</text:p>
          </table:table-cell>
          <table:table-cell office:value-type="float" office:value="3677.63" calcext:value-type="float">
            <text:p>3677.63</text:p>
          </table:table-cell>
          <table:table-cell office:value-type="float" office:value="39.387" calcext:value-type="float">
            <text:p>39.387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6.404" calcext:value-type="float">
            <text:p>116.404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92.503" calcext:value-type="float">
            <text:p>-192.503</text:p>
          </table:table-cell>
          <table:table-cell office:value-type="float" office:value="2168.218" calcext:value-type="float">
            <text:p>2168.218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178.547" calcext:value-type="float">
            <text:p>7178.547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2132.18" calcext:value-type="float">
            <text:p>-12132.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57.567" calcext:value-type="float">
            <text:p>257.567</text:p>
          </table:table-cell>
          <table:table-cell office:value-type="float" office:value="0" calcext:value-type="float">
            <text:p>0</text:p>
          </table:table-cell>
          <table:table-cell office:value-type="float" office:value="1809.046" calcext:value-type="float">
            <text:p>1809.046</text:p>
          </table:table-cell>
          <table:table-cell office:value-type="float" office:value="337.991" calcext:value-type="float">
            <text:p>337.991</text:p>
          </table:table-cell>
          <table:table-cell office:value-type="float" office:value="930.881" calcext:value-type="float">
            <text:p>930.881</text:p>
          </table:table-cell>
          <table:table-cell office:value-type="float" office:value="-415.746" calcext:value-type="float">
            <text:p>-415.746</text:p>
          </table:table-cell>
          <table:table-cell office:value-type="float" office:value="4963.28" calcext:value-type="float">
            <text:p>4963.28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28.565" calcext:value-type="float">
            <text:p>728.565</text:p>
          </table:table-cell>
          <table:table-cell office:value-type="float" office:value="6414.655" calcext:value-type="float">
            <text:p>6414.655</text:p>
          </table:table-cell>
          <table:table-cell office:value-type="float" office:value="3511.905" calcext:value-type="float">
            <text:p>3511.905</text:p>
          </table:table-cell>
          <table:table-cell office:value-type="float" office:value="5192.478" calcext:value-type="float">
            <text:p>5192.478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767.919" calcext:value-type="float">
            <text:p>767.919</text:p>
          </table:table-cell>
          <table:table-cell office:value-type="float" office:value="6722.252" calcext:value-type="float">
            <text:p>6722.252</text:p>
          </table:table-cell>
          <table:table-cell office:value-type="float" office:value="3662.704" calcext:value-type="float">
            <text:p>3662.704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1.21" calcext:value-type="float">
            <text:p>31.21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9.441" calcext:value-type="float">
            <text:p>-49.441</text:p>
          </table:table-cell>
          <table:table-cell office:value-type="float" office:value="911.055" calcext:value-type="float">
            <text:p>911.0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46.606" calcext:value-type="float">
            <text:p>2746.606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560.465" calcext:value-type="float">
            <text:p>-4560.46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27.072" calcext:value-type="float">
            <text:p>627.072</text:p>
          </table:table-cell>
          <table:table-cell office:value-type="float" office:value="0" calcext:value-type="float">
            <text:p>0</text:p>
          </table:table-cell>
          <table:table-cell office:value-type="float" office:value="18847.832" calcext:value-type="float">
            <text:p>18847.832</text:p>
          </table:table-cell>
          <table:table-cell office:value-type="float" office:value="2240.705" calcext:value-type="float">
            <text:p>2240.705</text:p>
          </table:table-cell>
          <table:table-cell office:value-type="float" office:value="5090.785" calcext:value-type="float">
            <text:p>5090.785</text:p>
          </table:table-cell>
          <table:table-cell office:value-type="float" office:value="-3836.64" calcext:value-type="float">
            <text:p>-3836.64</text:p>
          </table:table-cell>
          <table:table-cell office:value-type="float" office:value="4999.051" calcext:value-type="float">
            <text:p>4999.051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13.107" calcext:value-type="float">
            <text:p>713.107</text:p>
          </table:table-cell>
          <table:table-cell office:value-type="float" office:value="6419.632" calcext:value-type="float">
            <text:p>6419.632</text:p>
          </table:table-cell>
          <table:table-cell office:value-type="float" office:value="3578.469" calcext:value-type="float">
            <text:p>3578.469</text:p>
          </table:table-cell>
          <table:table-cell office:value-type="float" office:value="5223.793" calcext:value-type="float">
            <text:p>5223.793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755.296" calcext:value-type="float">
            <text:p>755.296</text:p>
          </table:table-cell>
          <table:table-cell office:value-type="float" office:value="6728.42" calcext:value-type="float">
            <text:p>6728.42</text:p>
          </table:table-cell>
          <table:table-cell office:value-type="float" office:value="3719.166" calcext:value-type="float">
            <text:p>3719.166</text:p>
          </table:table-cell>
          <table:table-cell office:value-type="float" office:value="47.067" calcext:value-type="float">
            <text:p>47.067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218.609" calcext:value-type="float">
            <text:p>218.609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88.425" calcext:value-type="float">
            <text:p>-388.425</text:p>
          </table:table-cell>
          <table:table-cell office:value-type="float" office:value="3792.409" calcext:value-type="float">
            <text:p>3792.409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20574.688" calcext:value-type="float">
            <text:p>20574.688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7194.47" calcext:value-type="float">
            <text:p>-37194.47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0" calcext:value-type="float">
            <text:p>0</text:p>
          </table:table-cell>
          <table:table-cell office:value-type="float" office:value="2918.321" calcext:value-type="float">
            <text:p>2918.321</text:p>
          </table:table-cell>
          <table:table-cell office:value-type="float" office:value="434.957" calcext:value-type="float">
            <text:p>434.957</text:p>
          </table:table-cell>
          <table:table-cell office:value-type="float" office:value="1182.678" calcext:value-type="float">
            <text:p>1182.678</text:p>
          </table:table-cell>
          <table:table-cell office:value-type="float" office:value="-550.278" calcext:value-type="float">
            <text:p>-550.278</text:p>
          </table:table-cell>
          <table:table-cell office:value-type="float" office:value="5027.587" calcext:value-type="float">
            <text:p>5027.587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25.472" calcext:value-type="float">
            <text:p>725.472</text:p>
          </table:table-cell>
          <table:table-cell office:value-type="float" office:value="6472.802" calcext:value-type="float">
            <text:p>6472.802</text:p>
          </table:table-cell>
          <table:table-cell office:value-type="float" office:value="3582.372" calcext:value-type="float">
            <text:p>3582.372</text:p>
          </table:table-cell>
          <table:table-cell office:value-type="float" office:value="5254.957" calcext:value-type="float">
            <text:p>5254.957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766.909" calcext:value-type="float">
            <text:p>766.909</text:p>
          </table:table-cell>
          <table:table-cell office:value-type="float" office:value="6782.719" calcext:value-type="float">
            <text:p>6782.719</text:p>
          </table:table-cell>
          <table:table-cell office:value-type="float" office:value="3727.196" calcext:value-type="float">
            <text:p>3727.196</text:p>
          </table:table-cell>
          <table:table-cell office:value-type="float" office:value="17.973" calcext:value-type="float">
            <text:p>17.973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.054" calcext:value-type="float">
            <text:p>40.05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61.818" calcext:value-type="float">
            <text:p>-61.818</text:p>
          </table:table-cell>
          <table:table-cell office:value-type="float" office:value="1004.753" calcext:value-type="float">
            <text:p>1004.75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983.604" calcext:value-type="float">
            <text:p>2983.60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4938.89" calcext:value-type="float">
            <text:p>-4938.8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16.961" calcext:value-type="float">
            <text:p>216.961</text:p>
          </table:table-cell>
          <table:table-cell office:value-type="float" office:value="60.413" calcext:value-type="float">
            <text:p>60.413</text:p>
          </table:table-cell>
          <table:table-cell office:value-type="float" office:value="1778.514" calcext:value-type="float">
            <text:p>1778.514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687.091" calcext:value-type="float">
            <text:p>687.091</text:p>
          </table:table-cell>
          <table:table-cell office:value-type="float" office:value="-253.17" calcext:value-type="float">
            <text:p>-253.17</text:p>
          </table:table-cell>
          <table:table-cell office:value-type="float" office:value="4991.566" calcext:value-type="float">
            <text:p>4991.566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390.085" calcext:value-type="float">
            <text:p>6390.085</text:p>
          </table:table-cell>
          <table:table-cell office:value-type="float" office:value="3593.047" calcext:value-type="float">
            <text:p>3593.047</text:p>
          </table:table-cell>
          <table:table-cell office:value-type="float" office:value="5213.69" calcext:value-type="float">
            <text:p>5213.69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740.463" calcext:value-type="float">
            <text:p>740.463</text:p>
          </table:table-cell>
          <table:table-cell office:value-type="float" office:value="6688.767" calcext:value-type="float">
            <text:p>6688.767</text:p>
          </table:table-cell>
          <table:table-cell office:value-type="float" office:value="3738.613" calcext:value-type="float">
            <text:p>3738.613</text:p>
          </table:table-cell>
          <table:table-cell office:value-type="float" office:value="7.453" calcext:value-type="float">
            <text:p>7.45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1.677" calcext:value-type="float">
            <text:p>21.677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5.729" calcext:value-type="float">
            <text:p>-35.729</text:p>
          </table:table-cell>
          <table:table-cell office:value-type="float" office:value="418.299" calcext:value-type="float">
            <text:p>418.29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20.913" calcext:value-type="float">
            <text:p>1920.913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408.356" calcext:value-type="float">
            <text:p>-3408.3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1.318" calcext:value-type="float">
            <text:p>271.318</text:p>
          </table:table-cell>
          <table:table-cell office:value-type="float" office:value="0" calcext:value-type="float">
            <text:p>0</text:p>
          </table:table-cell>
          <table:table-cell office:value-type="float" office:value="5046.755" calcext:value-type="float">
            <text:p>5046.755</text:p>
          </table:table-cell>
          <table:table-cell office:value-type="float" office:value="590.472" calcext:value-type="float">
            <text:p>590.472</text:p>
          </table:table-cell>
          <table:table-cell office:value-type="float" office:value="1447.6" calcext:value-type="float">
            <text:p>1447.6</text:p>
          </table:table-cell>
          <table:table-cell office:value-type="float" office:value="-904.963" calcext:value-type="float">
            <text:p>-904.963</text:p>
          </table:table-cell>
          <table:table-cell office:value-type="float" office:value="4988.41" calcext:value-type="float">
            <text:p>4988.41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00.075" calcext:value-type="float">
            <text:p>700.075</text:p>
          </table:table-cell>
          <table:table-cell office:value-type="float" office:value="6383.031" calcext:value-type="float">
            <text:p>6383.031</text:p>
          </table:table-cell>
          <table:table-cell office:value-type="float" office:value="3593.789" calcext:value-type="float">
            <text:p>3593.789</text:p>
          </table:table-cell>
          <table:table-cell office:value-type="float" office:value="5215.455" calcext:value-type="float">
            <text:p>5215.455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738.54" calcext:value-type="float">
            <text:p>738.54</text:p>
          </table:table-cell>
          <table:table-cell office:value-type="float" office:value="6686.703" calcext:value-type="float">
            <text:p>6686.703</text:p>
          </table:table-cell>
          <table:table-cell office:value-type="float" office:value="3744.207" calcext:value-type="float">
            <text:p>3744.207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.285" calcext:value-type="float">
            <text:p>55.285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6.747" calcext:value-type="float">
            <text:p>-96.747</text:p>
          </table:table-cell>
          <table:table-cell office:value-type="float" office:value="987.077" calcext:value-type="float">
            <text:p>987.077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58.464" calcext:value-type="float">
            <text:p>5158.464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289.111" calcext:value-type="float">
            <text:p>-9289.111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343.001" calcext:value-type="float">
            <text:p>343.001</text:p>
          </table:table-cell>
          <table:table-cell office:value-type="float" office:value="0" calcext:value-type="float">
            <text:p>0</text:p>
          </table:table-cell>
          <table:table-cell office:value-type="float" office:value="2944.418" calcext:value-type="float">
            <text:p>2944.418</text:p>
          </table:table-cell>
          <table:table-cell office:value-type="float" office:value="494.145" calcext:value-type="float">
            <text:p>494.145</text:p>
          </table:table-cell>
          <table:table-cell office:value-type="float" office:value="1327.388" calcext:value-type="float">
            <text:p>1327.388</text:p>
          </table:table-cell>
          <table:table-cell office:value-type="float" office:value="-641.385" calcext:value-type="float">
            <text:p>-641.385</text:p>
          </table:table-cell>
          <table:table-cell office:value-type="float" office:value="5041.444" calcext:value-type="float">
            <text:p>5041.444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648.853" calcext:value-type="float">
            <text:p>648.853</text:p>
          </table:table-cell>
          <table:table-cell office:value-type="float" office:value="6334.025" calcext:value-type="float">
            <text:p>6334.025</text:p>
          </table:table-cell>
          <table:table-cell office:value-type="float" office:value="3748.863" calcext:value-type="float">
            <text:p>3748.863</text:p>
          </table:table-cell>
          <table:table-cell office:value-type="float" office:value="5273.565" calcext:value-type="float">
            <text:p>5273.565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689.769" calcext:value-type="float">
            <text:p>689.769</text:p>
          </table:table-cell>
          <table:table-cell office:value-type="float" office:value="6647.656" calcext:value-type="float">
            <text:p>6647.656</text:p>
          </table:table-cell>
          <table:table-cell office:value-type="float" office:value="3899.473" calcext:value-type="float">
            <text:p>3899.473</text:p>
          </table:table-cell>
          <table:table-cell office:value-type="float" office:value="18.92" calcext:value-type="float">
            <text:p>18.92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5.04" calcext:value-type="float">
            <text:p>45.04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70.805" calcext:value-type="float">
            <text:p>-70.805</text:p>
          </table:table-cell>
          <table:table-cell office:value-type="float" office:value="929.211" calcext:value-type="float">
            <text:p>929.21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74.917" calcext:value-type="float">
            <text:p>2874.917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4797.918" calcext:value-type="float">
            <text:p>-4797.918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67.59" calcext:value-type="float">
            <text:p>167.59</text:p>
          </table:table-cell>
          <table:table-cell office:value-type="float" office:value="63.018" calcext:value-type="float">
            <text:p>63.018</text:p>
          </table:table-cell>
          <table:table-cell office:value-type="float" office:value="925.814" calcext:value-type="float">
            <text:p>925.814</text:p>
          </table:table-cell>
          <table:table-cell office:value-type="float" office:value="146.187" calcext:value-type="float">
            <text:p>146.187</text:p>
          </table:table-cell>
          <table:table-cell office:value-type="float" office:value="458.808" calcext:value-type="float">
            <text:p>458.808</text:p>
          </table:table-cell>
          <table:table-cell office:value-type="float" office:value="-123.629" calcext:value-type="float">
            <text:p>-123.629</text:p>
          </table:table-cell>
          <table:table-cell office:value-type="float" office:value="5007.491" calcext:value-type="float">
            <text:p>5007.491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40.966" calcext:value-type="float">
            <text:p>640.966</text:p>
          </table:table-cell>
          <table:table-cell office:value-type="float" office:value="6284.362" calcext:value-type="float">
            <text:p>6284.362</text:p>
          </table:table-cell>
          <table:table-cell office:value-type="float" office:value="3730.621" calcext:value-type="float">
            <text:p>3730.621</text:p>
          </table:table-cell>
          <table:table-cell office:value-type="float" office:value="5236.539" calcext:value-type="float">
            <text:p>5236.539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678.94" calcext:value-type="float">
            <text:p>678.94</text:p>
          </table:table-cell>
          <table:table-cell office:value-type="float" office:value="6589.056" calcext:value-type="float">
            <text:p>6589.056</text:p>
          </table:table-cell>
          <table:table-cell office:value-type="float" office:value="3884.022" calcext:value-type="float">
            <text:p>3884.022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499" calcext:value-type="float">
            <text:p>9.499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4.804" calcext:value-type="float">
            <text:p>-14.804</text:p>
          </table:table-cell>
          <table:table-cell office:value-type="float" office:value="197.706" calcext:value-type="float">
            <text:p>197.7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5.297" calcext:value-type="float">
            <text:p>715.297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227.237" calcext:value-type="float">
            <text:p>-1227.23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6.48" calcext:value-type="float">
            <text:p>326.48</text:p>
          </table:table-cell>
          <table:table-cell office:value-type="float" office:value="0" calcext:value-type="float">
            <text:p>0</text:p>
          </table:table-cell>
          <table:table-cell office:value-type="float" office:value="3672.334" calcext:value-type="float">
            <text:p>3672.334</text:p>
          </table:table-cell>
          <table:table-cell office:value-type="float" office:value="535.764" calcext:value-type="float">
            <text:p>535.764</text:p>
          </table:table-cell>
          <table:table-cell office:value-type="float" office:value="1393.777" calcext:value-type="float">
            <text:p>1393.777</text:p>
          </table:table-cell>
          <table:table-cell office:value-type="float" office:value="-740.817" calcext:value-type="float">
            <text:p>-740.817</text:p>
          </table:table-cell>
          <table:table-cell office:value-type="float" office:value="4992.487" calcext:value-type="float">
            <text:p>4992.487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48.208" calcext:value-type="float">
            <text:p>6248.208</text:p>
          </table:table-cell>
          <table:table-cell office:value-type="float" office:value="652.332" calcext:value-type="float">
            <text:p>652.332</text:p>
          </table:table-cell>
          <table:table-cell office:value-type="float" office:value="6291.999" calcext:value-type="float">
            <text:p>6291.999</text:p>
          </table:table-cell>
          <table:table-cell office:value-type="float" office:value="3692.975" calcext:value-type="float">
            <text:p>3692.975</text:p>
          </table:table-cell>
          <table:table-cell office:value-type="float" office:value="5218.664" calcext:value-type="float">
            <text:p>5218.664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529.798" calcext:value-type="float">
            <text:p>6529.798</text:p>
          </table:table-cell>
          <table:table-cell office:value-type="float" office:value="687.796" calcext:value-type="float">
            <text:p>687.796</text:p>
          </table:table-cell>
          <table:table-cell office:value-type="float" office:value="6588.823" calcext:value-type="float">
            <text:p>6588.823</text:p>
          </table:table-cell>
          <table:table-cell office:value-type="float" office:value="3848.504" calcext:value-type="float">
            <text:p>3848.504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50.093" calcext:value-type="float">
            <text:p>50.093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82.229" calcext:value-type="float">
            <text:p>-82.229</text:p>
          </table:table-cell>
          <table:table-cell office:value-type="float" office:value="951.763" calcext:value-type="float">
            <text:p>951.76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012.282" calcext:value-type="float">
            <text:p>4012.282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7041.112" calcext:value-type="float">
            <text:p>-7041.11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29.29" calcext:value-type="float">
            <text:p>329.29</text:p>
          </table:table-cell>
          <table:table-cell office:value-type="float" office:value="63.123" calcext:value-type="float">
            <text:p>63.123</text:p>
          </table:table-cell>
          <table:table-cell office:value-type="float" office:value="4182.825" calcext:value-type="float">
            <text:p>4182.825</text:p>
          </table:table-cell>
          <table:table-cell office:value-type="float" office:value="576.735" calcext:value-type="float">
            <text:p>576.735</text:p>
          </table:table-cell>
          <table:table-cell office:value-type="float" office:value="1478.206" calcext:value-type="float">
            <text:p>1478.206</text:p>
          </table:table-cell>
          <table:table-cell office:value-type="float" office:value="-819.626" calcext:value-type="float">
            <text:p>-819.626</text:p>
          </table:table-cell>
          <table:table-cell office:value-type="float" office:value="5019.741" calcext:value-type="float">
            <text:p>5019.741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29.875" calcext:value-type="float">
            <text:p>629.875</text:p>
          </table:table-cell>
          <table:table-cell office:value-type="float" office:value="6274.517" calcext:value-type="float">
            <text:p>6274.517</text:p>
          </table:table-cell>
          <table:table-cell office:value-type="float" office:value="3764.966" calcext:value-type="float">
            <text:p>3764.966</text:p>
          </table:table-cell>
          <table:table-cell office:value-type="float" office:value="5247.513" calcext:value-type="float">
            <text:p>5247.513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664.226" calcext:value-type="float">
            <text:p>664.226</text:p>
          </table:table-cell>
          <table:table-cell office:value-type="float" office:value="6570.719" calcext:value-type="float">
            <text:p>6570.719</text:p>
          </table:table-cell>
          <table:table-cell office:value-type="float" office:value="3924.307" calcext:value-type="float">
            <text:p>3924.307</text:p>
          </table:table-cell>
          <table:table-cell office:value-type="float" office:value="17.667" calcext:value-type="float">
            <text:p>17.66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4.445" calcext:value-type="float">
            <text:p>54.44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90.794" calcext:value-type="float">
            <text:p>-90.794</text:p>
          </table:table-cell>
          <table:table-cell office:value-type="float" office:value="1115.885" calcext:value-type="float">
            <text:p>1115.88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96.335" calcext:value-type="float">
            <text:p>4496.33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7841.273" calcext:value-type="float">
            <text:p>-7841.2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2.567" calcext:value-type="float">
            <text:p>422.567</text:p>
          </table:table-cell>
          <table:table-cell office:value-type="float" office:value="62.835" calcext:value-type="float">
            <text:p>62.835</text:p>
          </table:table-cell>
          <table:table-cell office:value-type="float" office:value="8807.929" calcext:value-type="float">
            <text:p>8807.929</text:p>
          </table:table-cell>
          <table:table-cell office:value-type="float" office:value="1228.468" calcext:value-type="float">
            <text:p>1228.468</text:p>
          </table:table-cell>
          <table:table-cell office:value-type="float" office:value="2869.801" calcext:value-type="float">
            <text:p>2869.801</text:p>
          </table:table-cell>
          <table:table-cell office:value-type="float" office:value="-2024.668" calcext:value-type="float">
            <text:p>-2024.668</text:p>
          </table:table-cell>
          <table:table-cell office:value-type="float" office:value="5019.506" calcext:value-type="float">
            <text:p>5019.506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20.545" calcext:value-type="float">
            <text:p>620.545</text:p>
          </table:table-cell>
          <table:table-cell office:value-type="float" office:value="6255.695" calcext:value-type="float">
            <text:p>6255.695</text:p>
          </table:table-cell>
          <table:table-cell office:value-type="float" office:value="3783.318" calcext:value-type="float">
            <text:p>3783.318</text:p>
          </table:table-cell>
          <table:table-cell office:value-type="float" office:value="5247.989" calcext:value-type="float">
            <text:p>5247.989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656.562" calcext:value-type="float">
            <text:p>656.562</text:p>
          </table:table-cell>
          <table:table-cell office:value-type="float" office:value="6555.927" calcext:value-type="float">
            <text:p>6555.927</text:p>
          </table:table-cell>
          <table:table-cell office:value-type="float" office:value="3940.051" calcext:value-type="float">
            <text:p>3940.051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18.529" calcext:value-type="float">
            <text:p>118.529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209.001" calcext:value-type="float">
            <text:p>-209.001</text:p>
          </table:table-cell>
          <table:table-cell office:value-type="float" office:value="2196.069" calcext:value-type="float">
            <text:p>2196.069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344.835" calcext:value-type="float">
            <text:p>10344.835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18411.899" calcext:value-type="float">
            <text:p>-18411.89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5.41" calcext:value-type="float">
            <text:p>295.41</text:p>
          </table:table-cell>
          <table:table-cell office:value-type="float" office:value="62.001" calcext:value-type="float">
            <text:p>62.001</text:p>
          </table:table-cell>
          <table:table-cell office:value-type="float" office:value="2420.468" calcext:value-type="float">
            <text:p>2420.468</text:p>
          </table:table-cell>
          <table:table-cell office:value-type="float" office:value="414.521" calcext:value-type="float">
            <text:p>414.521</text:p>
          </table:table-cell>
          <table:table-cell office:value-type="float" office:value="1121.178" calcext:value-type="float">
            <text:p>1121.178</text:p>
          </table:table-cell>
          <table:table-cell office:value-type="float" office:value="-530.359" calcext:value-type="float">
            <text:p>-530.359</text:p>
          </table:table-cell>
          <table:table-cell office:value-type="float" office:value="5049.876" calcext:value-type="float">
            <text:p>5049.876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583.831" calcext:value-type="float">
            <text:p>583.831</text:p>
          </table:table-cell>
          <table:table-cell office:value-type="float" office:value="6212.926" calcext:value-type="float">
            <text:p>6212.926</text:p>
          </table:table-cell>
          <table:table-cell office:value-type="float" office:value="3886.826" calcext:value-type="float">
            <text:p>3886.826</text:p>
          </table:table-cell>
          <table:table-cell office:value-type="float" office:value="5279.766" calcext:value-type="float">
            <text:p>5279.766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18.526" calcext:value-type="float">
            <text:p>618.526</text:p>
          </table:table-cell>
          <table:table-cell office:value-type="float" office:value="6511.934" calcext:value-type="float">
            <text:p>6511.934</text:p>
          </table:table-cell>
          <table:table-cell office:value-type="float" office:value="4047.598" calcext:value-type="float">
            <text:p>4047.598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7.293" calcext:value-type="float">
            <text:p>37.293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59.092" calcext:value-type="float">
            <text:p>-59.092</text:p>
          </table:table-cell>
          <table:table-cell office:value-type="float" office:value="641.659" calcext:value-type="float">
            <text:p>641.65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8.401" calcext:value-type="float">
            <text:p>1668.401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2681.967" calcext:value-type="float">
            <text:p>-2681.9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644" calcext:value-type="float">
            <text:p>291.644</text:p>
          </table:table-cell>
          <table:table-cell office:value-type="float" office:value="62.959" calcext:value-type="float">
            <text:p>62.959</text:p>
          </table:table-cell>
          <table:table-cell office:value-type="float" office:value="7239.598" calcext:value-type="float">
            <text:p>7239.598</text:p>
          </table:table-cell>
          <table:table-cell office:value-type="float" office:value="821.171" calcext:value-type="float">
            <text:p>821.171</text:p>
          </table:table-cell>
          <table:table-cell office:value-type="float" office:value="1927.5" calcext:value-type="float">
            <text:p>1927.5</text:p>
          </table:table-cell>
          <table:table-cell office:value-type="float" office:value="-1344.213" calcext:value-type="float">
            <text:p>-1344.213</text:p>
          </table:table-cell>
          <table:table-cell office:value-type="float" office:value="5045.501" calcext:value-type="float">
            <text:p>5045.501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12.681" calcext:value-type="float">
            <text:p>612.681</text:p>
          </table:table-cell>
          <table:table-cell office:value-type="float" office:value="6266.025" calcext:value-type="float">
            <text:p>6266.025</text:p>
          </table:table-cell>
          <table:table-cell office:value-type="float" office:value="3824.978" calcext:value-type="float">
            <text:p>3824.978</text:p>
          </table:table-cell>
          <table:table-cell office:value-type="float" office:value="5273.051" calcext:value-type="float">
            <text:p>5273.051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647.325" calcext:value-type="float">
            <text:p>647.325</text:p>
          </table:table-cell>
          <table:table-cell office:value-type="float" office:value="6562.589" calcext:value-type="float">
            <text:p>6562.589</text:p>
          </table:table-cell>
          <table:table-cell office:value-type="float" office:value="3983.513" calcext:value-type="float">
            <text:p>3983.513</text:p>
          </table:table-cell>
          <table:table-cell office:value-type="float" office:value="13.253" calcext:value-type="float">
            <text:p>13.25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564" calcext:value-type="float">
            <text:p>77.56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41.262" calcext:value-type="float">
            <text:p>-141.262</text:p>
          </table:table-cell>
          <table:table-cell office:value-type="float" office:value="1028.265" calcext:value-type="float">
            <text:p>1028.26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265.344" calcext:value-type="float">
            <text:p>7265.34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3445.043" calcext:value-type="float">
            <text:p>-13445.0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34.268" calcext:value-type="float">
            <text:p>434.268</text:p>
          </table:table-cell>
          <table:table-cell office:value-type="float" office:value="0" calcext:value-type="float">
            <text:p>0</text:p>
          </table:table-cell>
          <table:table-cell office:value-type="float" office:value="6382.019" calcext:value-type="float">
            <text:p>6382.019</text:p>
          </table:table-cell>
          <table:table-cell office:value-type="float" office:value="940.475" calcext:value-type="float">
            <text:p>940.475</text:p>
          </table:table-cell>
          <table:table-cell office:value-type="float" office:value="2307.79" calcext:value-type="float">
            <text:p>2307.79</text:p>
          </table:table-cell>
          <table:table-cell office:value-type="float" office:value="-1439.255" calcext:value-type="float">
            <text:p>-1439.255</text:p>
          </table:table-cell>
          <table:table-cell office:value-type="float" office:value="5073.036" calcext:value-type="float">
            <text:p>5073.036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679.554" calcext:value-type="float">
            <text:p>679.554</text:p>
          </table:table-cell>
          <table:table-cell office:value-type="float" office:value="6426.777" calcext:value-type="float">
            <text:p>6426.777</text:p>
          </table:table-cell>
          <table:table-cell office:value-type="float" office:value="3719.294" calcext:value-type="float">
            <text:p>3719.294</text:p>
          </table:table-cell>
          <table:table-cell office:value-type="float" office:value="5307.155" calcext:value-type="float">
            <text:p>5307.155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714.596" calcext:value-type="float">
            <text:p>714.596</text:p>
          </table:table-cell>
          <table:table-cell office:value-type="float" office:value="6730.703" calcext:value-type="float">
            <text:p>6730.703</text:p>
          </table:table-cell>
          <table:table-cell office:value-type="float" office:value="3883.607" calcext:value-type="float">
            <text:p>3883.607</text:p>
          </table:table-cell>
          <table:table-cell office:value-type="float" office:value="27.147" calcext:value-type="float">
            <text:p>27.147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9.363" calcext:value-type="float">
            <text:p>89.363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150.873" calcext:value-type="float">
            <text:p>-150.873</text:p>
          </table:table-cell>
          <table:table-cell office:value-type="float" office:value="1560.775" calcext:value-type="float">
            <text:p>1560.775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454.44" calcext:value-type="float">
            <text:p>5454.44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9305.026" calcext:value-type="float">
            <text:p>-9305.02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38.619" calcext:value-type="float">
            <text:p>338.619</text:p>
          </table:table-cell>
          <table:table-cell office:value-type="float" office:value="60.542" calcext:value-type="float">
            <text:p>60.542</text:p>
          </table:table-cell>
          <table:table-cell office:value-type="float" office:value="4948.474" calcext:value-type="float">
            <text:p>4948.474</text:p>
          </table:table-cell>
          <table:table-cell office:value-type="float" office:value="635.958" calcext:value-type="float">
            <text:p>635.958</text:p>
          </table:table-cell>
          <table:table-cell office:value-type="float" office:value="1605.512" calcext:value-type="float">
            <text:p>1605.512</text:p>
          </table:table-cell>
          <table:table-cell office:value-type="float" office:value="-928.274" calcext:value-type="float">
            <text:p>-928.274</text:p>
          </table:table-cell>
          <table:table-cell office:value-type="float" office:value="5071.147" calcext:value-type="float">
            <text:p>5071.147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648.69" calcext:value-type="float">
            <text:p>648.69</text:p>
          </table:table-cell>
          <table:table-cell office:value-type="float" office:value="6363.403" calcext:value-type="float">
            <text:p>6363.403</text:p>
          </table:table-cell>
          <table:table-cell office:value-type="float" office:value="3778.892" calcext:value-type="float">
            <text:p>3778.892</text:p>
          </table:table-cell>
          <table:table-cell office:value-type="float" office:value="5306.697" calcext:value-type="float">
            <text:p>5306.697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683.141" calcext:value-type="float">
            <text:p>683.141</text:p>
          </table:table-cell>
          <table:table-cell office:value-type="float" office:value="6667.584" calcext:value-type="float">
            <text:p>6667.584</text:p>
          </table:table-cell>
          <table:table-cell office:value-type="float" office:value="3945.811" calcext:value-type="float">
            <text:p>3945.811</text:p>
          </table:table-cell>
          <table:table-cell office:value-type="float" office:value="19.453" calcext:value-type="float">
            <text:p>19.4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8.782" calcext:value-type="float">
            <text:p>58.782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7.647" calcext:value-type="float">
            <text:p>-97.647</text:p>
          </table:table-cell>
          <table:table-cell office:value-type="float" office:value="1324.441" calcext:value-type="float">
            <text:p>1324.44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510.335" calcext:value-type="float">
            <text:p>5510.335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652.709" calcext:value-type="float">
            <text:p>-9652.7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1.428" calcext:value-type="float">
            <text:p>321.428</text:p>
          </table:table-cell>
          <table:table-cell office:value-type="float" office:value="0" calcext:value-type="float">
            <text:p>0</text:p>
          </table:table-cell>
          <table:table-cell office:value-type="float" office:value="3007.482" calcext:value-type="float">
            <text:p>3007.482</text:p>
          </table:table-cell>
          <table:table-cell office:value-type="float" office:value="545.187" calcext:value-type="float">
            <text:p>545.187</text:p>
          </table:table-cell>
          <table:table-cell office:value-type="float" office:value="1407.495" calcext:value-type="float">
            <text:p>1407.495</text:p>
          </table:table-cell>
          <table:table-cell office:value-type="float" office:value="-764.64" calcext:value-type="float">
            <text:p>-764.64</text:p>
          </table:table-cell>
          <table:table-cell office:value-type="float" office:value="5086.045" calcext:value-type="float">
            <text:p>5086.045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07.632" calcext:value-type="float">
            <text:p>607.632</text:p>
          </table:table-cell>
          <table:table-cell office:value-type="float" office:value="6296.509" calcext:value-type="float">
            <text:p>6296.509</text:p>
          </table:table-cell>
          <table:table-cell office:value-type="float" office:value="3875.581" calcext:value-type="float">
            <text:p>3875.581</text:p>
          </table:table-cell>
          <table:table-cell office:value-type="float" office:value="5315.101" calcext:value-type="float">
            <text:p>5315.101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641.159" calcext:value-type="float">
            <text:p>641.159</text:p>
          </table:table-cell>
          <table:table-cell office:value-type="float" office:value="6592.355" calcext:value-type="float">
            <text:p>6592.355</text:p>
          </table:table-cell>
          <table:table-cell office:value-type="float" office:value="4037.848" calcext:value-type="float">
            <text:p>4037.848</text:p>
          </table:table-cell>
          <table:table-cell office:value-type="float" office:value="17.027" calcext:value-type="float">
            <text:p>17.02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1.456" calcext:value-type="float">
            <text:p>51.456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85.479" calcext:value-type="float">
            <text:p>-85.479</text:p>
          </table:table-cell>
          <table:table-cell office:value-type="float" office:value="1281.672" calcext:value-type="float">
            <text:p>1281.67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50.487" calcext:value-type="float">
            <text:p>4250.487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7185.731" calcext:value-type="float">
            <text:p>-7185.73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96.775" calcext:value-type="float">
            <text:p>296.775</text:p>
          </table:table-cell>
          <table:table-cell office:value-type="float" office:value="0" calcext:value-type="float">
            <text:p>0</text:p>
          </table:table-cell>
          <table:table-cell office:value-type="float" office:value="2977.016" calcext:value-type="float">
            <text:p>2977.016</text:p>
          </table:table-cell>
          <table:table-cell office:value-type="float" office:value="479.852" calcext:value-type="float">
            <text:p>479.852</text:p>
          </table:table-cell>
          <table:table-cell office:value-type="float" office:value="1252.689" calcext:value-type="float">
            <text:p>1252.689</text:p>
          </table:table-cell>
          <table:table-cell office:value-type="float" office:value="-659.139" calcext:value-type="float">
            <text:p>-659.139</text:p>
          </table:table-cell>
          <table:table-cell office:value-type="float" office:value="5106.746" calcext:value-type="float">
            <text:p>5106.746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01.206" calcext:value-type="float">
            <text:p>601.206</text:p>
          </table:table-cell>
          <table:table-cell office:value-type="float" office:value="6304.41" calcext:value-type="float">
            <text:p>6304.41</text:p>
          </table:table-cell>
          <table:table-cell office:value-type="float" office:value="3909.082" calcext:value-type="float">
            <text:p>3909.082</text:p>
          </table:table-cell>
          <table:table-cell office:value-type="float" office:value="5340.17" calcext:value-type="float">
            <text:p>5340.17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633.567" calcext:value-type="float">
            <text:p>633.567</text:p>
          </table:table-cell>
          <table:table-cell office:value-type="float" office:value="6602.301" calcext:value-type="float">
            <text:p>6602.301</text:p>
          </table:table-cell>
          <table:table-cell office:value-type="float" office:value="4078.039" calcext:value-type="float">
            <text:p>4078.039</text:p>
          </table:table-cell>
          <table:table-cell office:value-type="float" office:value="15.133" calcext:value-type="float">
            <text:p>15.133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4.332" calcext:value-type="float">
            <text:p>44.332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73.181" calcext:value-type="float">
            <text:p>-73.181</text:p>
          </table:table-cell>
          <table:table-cell office:value-type="float" office:value="507.232" calcext:value-type="float">
            <text:p>507.23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33.347" calcext:value-type="float">
            <text:p>1733.347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2945.773" calcext:value-type="float">
            <text:p>-2945.773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77.862" calcext:value-type="float">
            <text:p>377.862</text:p>
          </table:table-cell>
          <table:table-cell office:value-type="float" office:value="0" calcext:value-type="float">
            <text:p>0</text:p>
          </table:table-cell>
          <table:table-cell office:value-type="float" office:value="5801.625" calcext:value-type="float">
            <text:p>5801.625</text:p>
          </table:table-cell>
          <table:table-cell office:value-type="float" office:value="796.263" calcext:value-type="float">
            <text:p>796.263</text:p>
          </table:table-cell>
          <table:table-cell office:value-type="float" office:value="1964.099" calcext:value-type="float">
            <text:p>1964.099</text:p>
          </table:table-cell>
          <table:table-cell office:value-type="float" office:value="-1208.374" calcext:value-type="float">
            <text:p>-1208.374</text:p>
          </table:table-cell>
          <table:table-cell office:value-type="float" office:value="5182.629" calcext:value-type="float">
            <text:p>5182.629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714.304" calcext:value-type="float">
            <text:p>6714.304</text:p>
          </table:table-cell>
          <table:table-cell office:value-type="float" office:value="625.108" calcext:value-type="float">
            <text:p>625.108</text:p>
          </table:table-cell>
          <table:table-cell office:value-type="float" office:value="6427.908" calcext:value-type="float">
            <text:p>6427.908</text:p>
          </table:table-cell>
          <table:table-cell office:value-type="float" office:value="3937.35" calcext:value-type="float">
            <text:p>3937.35</text:p>
          </table:table-cell>
          <table:table-cell office:value-type="float" office:value="5418.144" calcext:value-type="float">
            <text:p>5418.144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87.893" calcext:value-type="float">
            <text:p>6987.893</text:p>
          </table:table-cell>
          <table:table-cell office:value-type="float" office:value="649.867" calcext:value-type="float">
            <text:p>649.867</text:p>
          </table:table-cell>
          <table:table-cell office:value-type="float" office:value="6712.745" calcext:value-type="float">
            <text:p>6712.745</text:p>
          </table:table-cell>
          <table:table-cell office:value-type="float" office:value="4123.542" calcext:value-type="float">
            <text:p>4123.542</text:p>
          </table:table-cell>
          <table:table-cell office:value-type="float" office:value="49.08" calcext:value-type="float">
            <text:p>49.08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234.481" calcext:value-type="float">
            <text:p>234.48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418.031" calcext:value-type="float">
            <text:p>-418.031</text:p>
          </table:table-cell>
          <table:table-cell office:value-type="float" office:value="3821.73" calcext:value-type="float">
            <text:p>3821.73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19951.941" calcext:value-type="float">
            <text:p>19951.94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35924.574" calcext:value-type="float">
            <text:p>-35924.57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1.089" calcext:value-type="float">
            <text:p>301.089</text:p>
          </table:table-cell>
          <table:table-cell office:value-type="float" office:value="65.171" calcext:value-type="float">
            <text:p>65.171</text:p>
          </table:table-cell>
          <table:table-cell office:value-type="float" office:value="7096.161" calcext:value-type="float">
            <text:p>7096.161</text:p>
          </table:table-cell>
          <table:table-cell office:value-type="float" office:value="807.423" calcext:value-type="float">
            <text:p>807.423</text:p>
          </table:table-cell>
          <table:table-cell office:value-type="float" office:value="1909.557" calcext:value-type="float">
            <text:p>1909.557</text:p>
          </table:table-cell>
          <table:table-cell office:value-type="float" office:value="-1307.379" calcext:value-type="float">
            <text:p>-1307.379</text:p>
          </table:table-cell>
          <table:table-cell office:value-type="float" office:value="5142.007" calcext:value-type="float">
            <text:p>5142.007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603.35" calcext:value-type="float">
            <text:p>603.35</text:p>
          </table:table-cell>
          <table:table-cell office:value-type="float" office:value="6343.942" calcext:value-type="float">
            <text:p>6343.942</text:p>
          </table:table-cell>
          <table:table-cell office:value-type="float" office:value="3940.072" calcext:value-type="float">
            <text:p>3940.072</text:p>
          </table:table-cell>
          <table:table-cell office:value-type="float" office:value="5375.913" calcext:value-type="float">
            <text:p>5375.913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35.959" calcext:value-type="float">
            <text:p>635.959</text:p>
          </table:table-cell>
          <table:table-cell office:value-type="float" office:value="6642.809" calcext:value-type="float">
            <text:p>6642.809</text:p>
          </table:table-cell>
          <table:table-cell office:value-type="float" office:value="4109.018" calcext:value-type="float">
            <text:p>4109.018</text:p>
          </table:table-cell>
          <table:table-cell office:value-type="float" office:value="15.347" calcext:value-type="float">
            <text:p>15.34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853" calcext:value-type="float">
            <text:p>77.853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.745" calcext:value-type="float">
            <text:p>-139.745</text:p>
          </table:table-cell>
          <table:table-cell office:value-type="float" office:value="1096.797" calcext:value-type="float">
            <text:p>1096.797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542.669" calcext:value-type="float">
            <text:p>7542.669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28.97" calcext:value-type="float">
            <text:p>-13928.9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9.149" calcext:value-type="float">
            <text:p>389.149</text:p>
          </table:table-cell>
          <table:table-cell office:value-type="float" office:value="0" calcext:value-type="float">
            <text:p>0</text:p>
          </table:table-cell>
          <table:table-cell office:value-type="float" office:value="7643.19" calcext:value-type="float">
            <text:p>7643.19</text:p>
          </table:table-cell>
          <table:table-cell office:value-type="float" office:value="931.726" calcext:value-type="float">
            <text:p>931.726</text:p>
          </table:table-cell>
          <table:table-cell office:value-type="float" office:value="2245.242" calcext:value-type="float">
            <text:p>2245.242</text:p>
          </table:table-cell>
          <table:table-cell office:value-type="float" office:value="-1466.945" calcext:value-type="float">
            <text:p>-1466.945</text:p>
          </table:table-cell>
          <table:table-cell office:value-type="float" office:value="5133.958" calcext:value-type="float">
            <text:p>5133.958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660.809" calcext:value-type="float">
            <text:p>6660.809</text:p>
          </table:table-cell>
          <table:table-cell office:value-type="float" office:value="632.474" calcext:value-type="float">
            <text:p>632.474</text:p>
          </table:table-cell>
          <table:table-cell office:value-type="float" office:value="6393.91" calcext:value-type="float">
            <text:p>6393.91</text:p>
          </table:table-cell>
          <table:table-cell office:value-type="float" office:value="3874.005" calcext:value-type="float">
            <text:p>3874.005</text:p>
          </table:table-cell>
          <table:table-cell office:value-type="float" office:value="5367.711" calcext:value-type="float">
            <text:p>5367.711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67.098" calcext:value-type="float">
            <text:p>667.098</text:p>
          </table:table-cell>
          <table:table-cell office:value-type="float" office:value="6696.638" calcext:value-type="float">
            <text:p>6696.638</text:p>
          </table:table-cell>
          <table:table-cell office:value-type="float" office:value="4038.783" calcext:value-type="float">
            <text:p>4038.783</text:p>
          </table:table-cell>
          <table:table-cell office:value-type="float" office:value="23.347" calcext:value-type="float">
            <text:p>23.347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89.87" calcext:value-type="float">
            <text:p>89.87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5.683" calcext:value-type="float">
            <text:p>-155.683</text:p>
          </table:table-cell>
          <table:table-cell office:value-type="float" office:value="1911.186" calcext:value-type="float">
            <text:p>1911.186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8855.36" calcext:value-type="float">
            <text:p>8855.36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729.595" calcext:value-type="float">
            <text:p>-15729.595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243.517" calcext:value-type="float">
            <text:p>243.517</text:p>
          </table:table-cell>
          <table:table-cell office:value-type="float" office:value="0" calcext:value-type="float">
            <text:p>0</text:p>
          </table:table-cell>
          <table:table-cell office:value-type="float" office:value="1410.725" calcext:value-type="float">
            <text:p>1410.725</text:p>
          </table:table-cell>
          <table:table-cell office:value-type="float" office:value="220.998" calcext:value-type="float">
            <text:p>220.998</text:p>
          </table:table-cell>
          <table:table-cell office:value-type="float" office:value="683.768" calcext:value-type="float">
            <text:p>683.768</text:p>
          </table:table-cell>
          <table:table-cell office:value-type="float" office:value="-196.734" calcext:value-type="float">
            <text:p>-196.734</text:p>
          </table:table-cell>
          <table:table-cell office:value-type="float" office:value="5151.916" calcext:value-type="float">
            <text:p>5151.916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22.156" calcext:value-type="float">
            <text:p>622.156</text:p>
          </table:table-cell>
          <table:table-cell office:value-type="float" office:value="6391.315" calcext:value-type="float">
            <text:p>6391.315</text:p>
          </table:table-cell>
          <table:table-cell office:value-type="float" office:value="3912.518" calcext:value-type="float">
            <text:p>3912.518</text:p>
          </table:table-cell>
          <table:table-cell office:value-type="float" office:value="5389.27" calcext:value-type="float">
            <text:p>5389.27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659.222" calcext:value-type="float">
            <text:p>659.222</text:p>
          </table:table-cell>
          <table:table-cell office:value-type="float" office:value="6702.508" calcext:value-type="float">
            <text:p>6702.508</text:p>
          </table:table-cell>
          <table:table-cell office:value-type="float" office:value="4076.032" calcext:value-type="float">
            <text:p>4076.032</text:p>
          </table:table-cell>
          <table:table-cell office:value-type="float" office:value="10.333" calcext:value-type="float">
            <text:p>10.33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0.135" calcext:value-type="float">
            <text:p>20.135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9.778" calcext:value-type="float">
            <text:p>-29.778</text:p>
          </table:table-cell>
          <table:table-cell office:value-type="float" office:value="503.835" calcext:value-type="float">
            <text:p>503.83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92.868" calcext:value-type="float">
            <text:p>1292.868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071.689" calcext:value-type="float">
            <text:p>-2071.68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28.269" calcext:value-type="float">
            <text:p>328.269</text:p>
          </table:table-cell>
          <table:table-cell office:value-type="float" office:value="0" calcext:value-type="float">
            <text:p>0</text:p>
          </table:table-cell>
          <table:table-cell office:value-type="float" office:value="5864.089" calcext:value-type="float">
            <text:p>5864.089</text:p>
          </table:table-cell>
          <table:table-cell office:value-type="float" office:value="846.209" calcext:value-type="float">
            <text:p>846.209</text:p>
          </table:table-cell>
          <table:table-cell office:value-type="float" office:value="2014.004" calcext:value-type="float">
            <text:p>2014.004</text:p>
          </table:table-cell>
          <table:table-cell office:value-type="float" office:value="-1357.466" calcext:value-type="float">
            <text:p>-1357.466</text:p>
          </table:table-cell>
          <table:table-cell office:value-type="float" office:value="5143.372" calcext:value-type="float">
            <text:p>5143.372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585.627" calcext:value-type="float">
            <text:p>585.627</text:p>
          </table:table-cell>
          <table:table-cell office:value-type="float" office:value="6310.001" calcext:value-type="float">
            <text:p>6310.001</text:p>
          </table:table-cell>
          <table:table-cell office:value-type="float" office:value="3976.743" calcext:value-type="float">
            <text:p>3976.743</text:p>
          </table:table-cell>
          <table:table-cell office:value-type="float" office:value="5377.225" calcext:value-type="float">
            <text:p>5377.225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15.697" calcext:value-type="float">
            <text:p>615.697</text:p>
          </table:table-cell>
          <table:table-cell office:value-type="float" office:value="6603.757" calcext:value-type="float">
            <text:p>6603.757</text:p>
          </table:table-cell>
          <table:table-cell office:value-type="float" office:value="4150.693" calcext:value-type="float">
            <text:p>4150.693</text:p>
          </table:table-cell>
          <table:table-cell office:value-type="float" office:value="18.813" calcext:value-type="float">
            <text:p>18.813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80.394" calcext:value-type="float">
            <text:p>80.394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41.34" calcext:value-type="float">
            <text:p>-141.34</text:p>
          </table:table-cell>
          <table:table-cell office:value-type="float" office:value="1444.849" calcext:value-type="float">
            <text:p>1444.849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457.39" calcext:value-type="float">
            <text:p>7457.39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3411.034" calcext:value-type="float">
            <text:p>-13411.03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57.256" calcext:value-type="float">
            <text:p>257.256</text:p>
          </table:table-cell>
          <table:table-cell office:value-type="float" office:value="60.276" calcext:value-type="float">
            <text:p>60.276</text:p>
          </table:table-cell>
          <table:table-cell office:value-type="float" office:value="2736.836" calcext:value-type="float">
            <text:p>2736.836</text:p>
          </table:table-cell>
          <table:table-cell office:value-type="float" office:value="404.916" calcext:value-type="float">
            <text:p>404.916</text:p>
          </table:table-cell>
          <table:table-cell office:value-type="float" office:value="1063.891" calcext:value-type="float">
            <text:p>1063.891</text:p>
          </table:table-cell>
          <table:table-cell office:value-type="float" office:value="-549.379" calcext:value-type="float">
            <text:p>-549.379</text:p>
          </table:table-cell>
          <table:table-cell office:value-type="float" office:value="5155.085" calcext:value-type="float">
            <text:p>5155.085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649.635" calcext:value-type="float">
            <text:p>6649.635</text:p>
          </table:table-cell>
          <table:table-cell office:value-type="float" office:value="611.796" calcext:value-type="float">
            <text:p>611.796</text:p>
          </table:table-cell>
          <table:table-cell office:value-type="float" office:value="6373.846" calcext:value-type="float">
            <text:p>6373.846</text:p>
          </table:table-cell>
          <table:table-cell office:value-type="float" office:value="3936.324" calcext:value-type="float">
            <text:p>3936.324</text:p>
          </table:table-cell>
          <table:table-cell office:value-type="float" office:value="5389.999" calcext:value-type="float">
            <text:p>5389.999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959.087" calcext:value-type="float">
            <text:p>6959.087</text:p>
          </table:table-cell>
          <table:table-cell office:value-type="float" office:value="645.133" calcext:value-type="float">
            <text:p>645.133</text:p>
          </table:table-cell>
          <table:table-cell office:value-type="float" office:value="6675.17" calcext:value-type="float">
            <text:p>6675.17</text:p>
          </table:table-cell>
          <table:table-cell office:value-type="float" office:value="4104.827" calcext:value-type="float">
            <text:p>4104.827</text:p>
          </table:table-cell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36.247" calcext:value-type="float">
            <text:p>36.247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60.928" calcext:value-type="float">
            <text:p>-60.928</text:p>
          </table:table-cell>
          <table:table-cell office:value-type="float" office:value="734.746" calcext:value-type="float">
            <text:p>734.74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147.535" calcext:value-type="float">
            <text:p>3147.535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5535.464" calcext:value-type="float">
            <text:p>-5535.4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2.553" calcext:value-type="float">
            <text:p>322.553</text:p>
          </table:table-cell>
          <table:table-cell office:value-type="float" office:value="0" calcext:value-type="float">
            <text:p>0</text:p>
          </table:table-cell>
          <table:table-cell office:value-type="float" office:value="3163.553" calcext:value-type="float">
            <text:p>3163.553</text:p>
          </table:table-cell>
          <table:table-cell office:value-type="float" office:value="536.027" calcext:value-type="float">
            <text:p>536.027</text:p>
          </table:table-cell>
          <table:table-cell office:value-type="float" office:value="1390.373" calcext:value-type="float">
            <text:p>1390.373</text:p>
          </table:table-cell>
          <table:table-cell office:value-type="float" office:value="-745.266" calcext:value-type="float">
            <text:p>-745.266</text:p>
          </table:table-cell>
          <table:table-cell office:value-type="float" office:value="5199.791" calcext:value-type="float">
            <text:p>5199.791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586.178" calcext:value-type="float">
            <text:p>586.178</text:p>
          </table:table-cell>
          <table:table-cell office:value-type="float" office:value="6367.518" calcext:value-type="float">
            <text:p>6367.518</text:p>
          </table:table-cell>
          <table:table-cell office:value-type="float" office:value="4032.064" calcext:value-type="float">
            <text:p>4032.064</text:p>
          </table:table-cell>
          <table:table-cell office:value-type="float" office:value="5435.828" calcext:value-type="float">
            <text:p>5435.828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16.293" calcext:value-type="float">
            <text:p>616.293</text:p>
          </table:table-cell>
          <table:table-cell office:value-type="float" office:value="6663.547" calcext:value-type="float">
            <text:p>6663.547</text:p>
          </table:table-cell>
          <table:table-cell office:value-type="float" office:value="4208.108" calcext:value-type="float">
            <text:p>4208.108</text:p>
          </table:table-cell>
          <table:table-cell office:value-type="float" office:value="19.053" calcext:value-type="float">
            <text:p>19.053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0.547" calcext:value-type="float">
            <text:p>50.547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81.641" calcext:value-type="float">
            <text:p>-81.641</text:p>
          </table:table-cell>
          <table:table-cell office:value-type="float" office:value="1413.972" calcext:value-type="float">
            <text:p>1413.97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20.243" calcext:value-type="float">
            <text:p>4620.243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7790.025" calcext:value-type="float">
            <text:p>-7790.025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69.515" calcext:value-type="float">
            <text:p>369.515</text:p>
          </table:table-cell>
          <table:table-cell office:value-type="float" office:value="60.552" calcext:value-type="float">
            <text:p>60.552</text:p>
          </table:table-cell>
          <table:table-cell office:value-type="float" office:value="4132.297" calcext:value-type="float">
            <text:p>4132.297</text:p>
          </table:table-cell>
          <table:table-cell office:value-type="float" office:value="586.048" calcext:value-type="float">
            <text:p>586.048</text:p>
          </table:table-cell>
          <table:table-cell office:value-type="float" office:value="1536.982" calcext:value-type="float">
            <text:p>1536.982</text:p>
          </table:table-cell>
          <table:table-cell office:value-type="float" office:value="-797.951" calcext:value-type="float">
            <text:p>-797.951</text:p>
          </table:table-cell>
          <table:table-cell office:value-type="float" office:value="5217.485" calcext:value-type="float">
            <text:p>5217.485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53.154" calcext:value-type="float">
            <text:p>553.154</text:p>
          </table:table-cell>
          <table:table-cell office:value-type="float" office:value="6319.425" calcext:value-type="float">
            <text:p>6319.425</text:p>
          </table:table-cell>
          <table:table-cell office:value-type="float" office:value="4115.546" calcext:value-type="float">
            <text:p>4115.546</text:p>
          </table:table-cell>
          <table:table-cell office:value-type="float" office:value="5458.039" calcext:value-type="float">
            <text:p>5458.039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580.724" calcext:value-type="float">
            <text:p>580.724</text:p>
          </table:table-cell>
          <table:table-cell office:value-type="float" office:value="6614.901" calcext:value-type="float">
            <text:p>6614.901</text:p>
          </table:table-cell>
          <table:table-cell office:value-type="float" office:value="4301.177" calcext:value-type="float">
            <text:p>4301.177</text:p>
          </table:table-cell>
          <table:table-cell office:value-type="float" office:value="23.267" calcext:value-type="float">
            <text:p>23.267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55.83" calcext:value-type="float">
            <text:p>55.83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7.953" calcext:value-type="float">
            <text:p>-87.953</text:p>
          </table:table-cell>
          <table:table-cell office:value-type="float" office:value="1735.054" calcext:value-type="float">
            <text:p>1735.05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235.227" calcext:value-type="float">
            <text:p>5235.227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694.054" calcext:value-type="float">
            <text:p>-8694.0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7.628" calcext:value-type="float">
            <text:p>317.628</text:p>
          </table:table-cell>
          <table:table-cell office:value-type="float" office:value="0" calcext:value-type="float">
            <text:p>0</text:p>
          </table:table-cell>
          <table:table-cell office:value-type="float" office:value="2556.965" calcext:value-type="float">
            <text:p>2556.965</text:p>
          </table:table-cell>
          <table:table-cell office:value-type="float" office:value="431.15" calcext:value-type="float">
            <text:p>431.15</text:p>
          </table:table-cell>
          <table:table-cell office:value-type="float" office:value="1176.523" calcext:value-type="float">
            <text:p>1176.523</text:p>
          </table:table-cell>
          <table:table-cell office:value-type="float" office:value="-541.267" calcext:value-type="float">
            <text:p>-541.267</text:p>
          </table:table-cell>
          <table:table-cell office:value-type="float" office:value="5233.106" calcext:value-type="float">
            <text:p>5233.106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05.23" calcext:value-type="float">
            <text:p>605.23</text:p>
          </table:table-cell>
          <table:table-cell office:value-type="float" office:value="6438.785" calcext:value-type="float">
            <text:p>6438.785</text:p>
          </table:table-cell>
          <table:table-cell office:value-type="float" office:value="4027.427" calcext:value-type="float">
            <text:p>4027.427</text:p>
          </table:table-cell>
          <table:table-cell office:value-type="float" office:value="5473.612" calcext:value-type="float">
            <text:p>5473.612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42.272" calcext:value-type="float">
            <text:p>642.272</text:p>
          </table:table-cell>
          <table:table-cell office:value-type="float" office:value="6753.084" calcext:value-type="float">
            <text:p>6753.084</text:p>
          </table:table-cell>
          <table:table-cell office:value-type="float" office:value="4194.141" calcext:value-type="float">
            <text:p>4194.14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.334" calcext:value-type="float">
            <text:p>39.334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62.73" calcext:value-type="float">
            <text:p>-62.73</text:p>
          </table:table-cell>
          <table:table-cell office:value-type="float" office:value="797.097" calcext:value-type="float">
            <text:p>797.097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767.9" calcext:value-type="float">
            <text:p>2767.9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4716.842" calcext:value-type="float">
            <text:p>-4716.84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2.118" calcext:value-type="float">
            <text:p>302.118</text:p>
          </table:table-cell>
          <table:table-cell office:value-type="float" office:value="61.966" calcext:value-type="float">
            <text:p>61.966</text:p>
          </table:table-cell>
          <table:table-cell office:value-type="float" office:value="3208.518" calcext:value-type="float">
            <text:p>3208.518</text:p>
          </table:table-cell>
          <table:table-cell office:value-type="float" office:value="500.897" calcext:value-type="float">
            <text:p>500.897</text:p>
          </table:table-cell>
          <table:table-cell office:value-type="float" office:value="1299.955" calcext:value-type="float">
            <text:p>1299.955</text:p>
          </table:table-cell>
          <table:table-cell office:value-type="float" office:value="-695.72" calcext:value-type="float">
            <text:p>-695.72</text:p>
          </table:table-cell>
          <table:table-cell office:value-type="float" office:value="5197.597" calcext:value-type="float">
            <text:p>5197.597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596.37" calcext:value-type="float">
            <text:p>596.37</text:p>
          </table:table-cell>
          <table:table-cell office:value-type="float" office:value="6385.627" calcext:value-type="float">
            <text:p>6385.627</text:p>
          </table:table-cell>
          <table:table-cell office:value-type="float" office:value="4009.567" calcext:value-type="float">
            <text:p>4009.567</text:p>
          </table:table-cell>
          <table:table-cell office:value-type="float" office:value="5437.091" calcext:value-type="float">
            <text:p>5437.091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26.397" calcext:value-type="float">
            <text:p>626.397</text:p>
          </table:table-cell>
          <table:table-cell office:value-type="float" office:value="6684.937" calcext:value-type="float">
            <text:p>6684.937</text:p>
          </table:table-cell>
          <table:table-cell office:value-type="float" office:value="4189.245" calcext:value-type="float">
            <text:p>4189.245</text:p>
          </table:table-cell>
          <table:table-cell office:value-type="float" office:value="15.813" calcext:value-type="float">
            <text:p>15.81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7.092" calcext:value-type="float">
            <text:p>47.092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7.998" calcext:value-type="float">
            <text:p>-77.998</text:p>
          </table:table-cell>
          <table:table-cell office:value-type="float" office:value="1209.381" calcext:value-type="float">
            <text:p>1209.38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620.037" calcext:value-type="float">
            <text:p>4620.037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994.204" calcext:value-type="float">
            <text:p>-7994.2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3.98" calcext:value-type="float">
            <text:p>223.98</text:p>
          </table:table-cell>
          <table:table-cell office:value-type="float" office:value="0" calcext:value-type="float">
            <text:p>0</text:p>
          </table:table-cell>
          <table:table-cell office:value-type="float" office:value="1879.333" calcext:value-type="float">
            <text:p>1879.333</text:p>
          </table:table-cell>
          <table:table-cell office:value-type="float" office:value="254.218" calcext:value-type="float">
            <text:p>254.218</text:p>
          </table:table-cell>
          <table:table-cell office:value-type="float" office:value="730.409" calcext:value-type="float">
            <text:p>730.409</text:p>
          </table:table-cell>
          <table:table-cell office:value-type="float" office:value="-282.449" calcext:value-type="float">
            <text:p>-282.449</text:p>
          </table:table-cell>
          <table:table-cell office:value-type="float" office:value="5170.66" calcext:value-type="float">
            <text:p>5170.66</text:p>
          </table:table-cell>
          <table:table-cell office:value-type="float" office:value="3766.287" calcext:value-type="float">
            <text:p>3766.287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567.709" calcext:value-type="float">
            <text:p>567.709</text:p>
          </table:table-cell>
          <table:table-cell office:value-type="float" office:value="6301.595" calcext:value-type="float">
            <text:p>6301.595</text:p>
          </table:table-cell>
          <table:table-cell office:value-type="float" office:value="4039.726" calcext:value-type="float">
            <text:p>4039.726</text:p>
          </table:table-cell>
          <table:table-cell office:value-type="float" office:value="5410.93" calcext:value-type="float">
            <text:p>5410.93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595.982" calcext:value-type="float">
            <text:p>595.982</text:p>
          </table:table-cell>
          <table:table-cell office:value-type="float" office:value="6598.187" calcext:value-type="float">
            <text:p>6598.187</text:p>
          </table:table-cell>
          <table:table-cell office:value-type="float" office:value="4223.672" calcext:value-type="float">
            <text:p>4223.672</text:p>
          </table:table-cell>
          <table:table-cell office:value-type="float" office:value="7.547" calcext:value-type="float">
            <text:p>7.54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573" calcext:value-type="float">
            <text:p>22.573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37.421" calcext:value-type="float">
            <text:p>-37.421</text:p>
          </table:table-cell>
          <table:table-cell office:value-type="float" office:value="463.089" calcext:value-type="float">
            <text:p>463.08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5.026" calcext:value-type="float">
            <text:p>2265.026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4049.074" calcext:value-type="float">
            <text:p>-4049.074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264.542" calcext:value-type="float">
            <text:p>264.542</text:p>
          </table:table-cell>
          <table:table-cell office:value-type="float" office:value="0" calcext:value-type="float">
            <text:p>0</text:p>
          </table:table-cell>
          <table:table-cell office:value-type="float" office:value="1806.312" calcext:value-type="float">
            <text:p>1806.312</text:p>
          </table:table-cell>
          <table:table-cell office:value-type="float" office:value="285.651" calcext:value-type="float">
            <text:p>285.651</text:p>
          </table:table-cell>
          <table:table-cell office:value-type="float" office:value="833.588" calcext:value-type="float">
            <text:p>833.588</text:p>
          </table:table-cell>
          <table:table-cell office:value-type="float" office:value="-304.504" calcext:value-type="float">
            <text:p>-304.504</text:p>
          </table:table-cell>
          <table:table-cell office:value-type="float" office:value="5187.598" calcext:value-type="float">
            <text:p>5187.598</text:p>
          </table:table-cell>
          <table:table-cell office:value-type="float" office:value="3693.309" calcext:value-type="float">
            <text:p>3693.309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571.139" calcext:value-type="float">
            <text:p>571.139</text:p>
          </table:table-cell>
          <table:table-cell office:value-type="float" office:value="6325.365" calcext:value-type="float">
            <text:p>6325.365</text:p>
          </table:table-cell>
          <table:table-cell office:value-type="float" office:value="4049.831" calcext:value-type="float">
            <text:p>4049.831</text:p>
          </table:table-cell>
          <table:table-cell office:value-type="float" office:value="5428.656" calcext:value-type="float">
            <text:p>5428.656</text:p>
          </table:table-cell>
          <table:table-cell office:value-type="float" office:value="3883.058" calcext:value-type="float">
            <text:p>3883.058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01.413" calcext:value-type="float">
            <text:p>601.413</text:p>
          </table:table-cell>
          <table:table-cell office:value-type="float" office:value="6626.733" calcext:value-type="float">
            <text:p>6626.733</text:p>
          </table:table-cell>
          <table:table-cell office:value-type="float" office:value="4230.579" calcext:value-type="float">
            <text:p>4230.579</text:p>
          </table:table-cell>
          <table:table-cell office:value-type="float" office:value="12.187" calcext:value-type="float">
            <text:p>12.18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6.459" calcext:value-type="float">
            <text:p>26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40.522" calcext:value-type="float">
            <text:p>-40.522</text:p>
          </table:table-cell>
          <table:table-cell office:value-type="float" office:value="695.812" calcext:value-type="float">
            <text:p>695.81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168.459" calcext:value-type="float">
            <text:p>2168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3623.981" calcext:value-type="float">
            <text:p>-3623.981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900.763" calcext:value-type="float">
            <text:p>900.763</text:p>
          </table:table-cell>
          <table:table-cell office:value-type="float" office:value="0" calcext:value-type="float">
            <text:p>0</text:p>
          </table:table-cell>
          <table:table-cell office:value-type="float" office:value="18021.047" calcext:value-type="float">
            <text:p>18021.047</text:p>
          </table:table-cell>
          <table:table-cell office:value-type="float" office:value="2725.879" calcext:value-type="float">
            <text:p>2725.879</text:p>
          </table:table-cell>
          <table:table-cell office:value-type="float" office:value="6330.993" calcext:value-type="float">
            <text:p>6330.993</text:p>
          </table:table-cell>
          <table:table-cell office:value-type="float" office:value="-4529.467" calcext:value-type="float">
            <text:p>-4529.467</text:p>
          </table:table-cell>
          <table:table-cell office:value-type="float" office:value="5185.77" calcext:value-type="float">
            <text:p>5185.77</text:p>
          </table:table-cell>
          <table:table-cell office:value-type="float" office:value="3620.552" calcext:value-type="float">
            <text:p>3620.552</text:p>
          </table:table-cell>
          <table:table-cell office:value-type="float" office:value="6226.231" calcext:value-type="float">
            <text:p>6226.231</text:p>
          </table:table-cell>
          <table:table-cell office:value-type="float" office:value="563.716" calcext:value-type="float">
            <text:p>563.716</text:p>
          </table:table-cell>
          <table:table-cell office:value-type="float" office:value="6308.749" calcext:value-type="float">
            <text:p>6308.749</text:p>
          </table:table-cell>
          <table:table-cell office:value-type="float" office:value="4062.79" calcext:value-type="float">
            <text:p>4062.79</text:p>
          </table:table-cell>
          <table:table-cell office:value-type="float" office:value="5424.304" calcext:value-type="float">
            <text:p>5424.304</text:p>
          </table:table-cell>
          <table:table-cell office:value-type="float" office:value="3800.76" calcext:value-type="float">
            <text:p>3800.76</text:p>
          </table:table-cell>
          <table:table-cell office:value-type="float" office:value="6490.133" calcext:value-type="float">
            <text:p>6490.133</text:p>
          </table:table-cell>
          <table:table-cell office:value-type="float" office:value="593.867" calcext:value-type="float">
            <text:p>593.867</text:p>
          </table:table-cell>
          <table:table-cell office:value-type="float" office:value="6607.347" calcext:value-type="float">
            <text:p>6607.347</text:p>
          </table:table-cell>
          <table:table-cell office:value-type="float" office:value="4241.262" calcext:value-type="float">
            <text:p>4241.262</text:p>
          </table:table-cell>
          <table:table-cell office:value-type="float" office:value="73.027" calcext:value-type="float">
            <text:p>73.027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265.993" calcext:value-type="float">
            <text:p>265.993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56.859" calcext:value-type="float">
            <text:p>-456.859</text:p>
          </table:table-cell>
          <table:table-cell office:value-type="float" office:value="7121.091" calcext:value-type="float">
            <text:p>7121.091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7644.148" calcext:value-type="float">
            <text:p>27644.148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7948.875" calcext:value-type="float">
            <text:p>-47948.87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02.432" calcext:value-type="float">
            <text:p>602.432</text:p>
          </table:table-cell>
          <table:table-cell office:value-type="float" office:value="0" calcext:value-type="float">
            <text:p>0</text:p>
          </table:table-cell>
          <table:table-cell office:value-type="float" office:value="12949.643" calcext:value-type="float">
            <text:p>12949.643</text:p>
          </table:table-cell>
          <table:table-cell office:value-type="float" office:value="1732.351" calcext:value-type="float">
            <text:p>1732.351</text:p>
          </table:table-cell>
          <table:table-cell office:value-type="float" office:value="4053.452" calcext:value-type="float">
            <text:p>4053.452</text:p>
          </table:table-cell>
          <table:table-cell office:value-type="float" office:value="-2848.588" calcext:value-type="float">
            <text:p>-2848.588</text:p>
          </table:table-cell>
          <table:table-cell office:value-type="float" office:value="5225.926" calcext:value-type="float">
            <text:p>5225.926</text:p>
          </table:table-cell>
          <table:table-cell office:value-type="float" office:value="3847.732" calcext:value-type="float">
            <text:p>3847.732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594.412" calcext:value-type="float">
            <text:p>594.412</text:p>
          </table:table-cell>
          <table:table-cell office:value-type="float" office:value="6410.056" calcext:value-type="float">
            <text:p>6410.056</text:p>
          </table:table-cell>
          <table:table-cell office:value-type="float" office:value="4041.796" calcext:value-type="float">
            <text:p>4041.796</text:p>
          </table:table-cell>
          <table:table-cell office:value-type="float" office:value="5463.781" calcext:value-type="float">
            <text:p>5463.781</text:p>
          </table:table-cell>
          <table:table-cell office:value-type="float" office:value="4042.788" calcext:value-type="float">
            <text:p>4042.788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25.29" calcext:value-type="float">
            <text:p>625.29</text:p>
          </table:table-cell>
          <table:table-cell office:value-type="float" office:value="6709.423" calcext:value-type="float">
            <text:p>6709.423</text:p>
          </table:table-cell>
          <table:table-cell office:value-type="float" office:value="4218.14" calcext:value-type="float">
            <text:p>4218.14</text:p>
          </table:table-cell>
          <table:table-cell office:value-type="float" office:value="43.227" calcext:value-type="float">
            <text:p>43.227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66.906" calcext:value-type="float">
            <text:p>166.906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89.267" calcext:value-type="float">
            <text:p>-289.267</text:p>
          </table:table-cell>
          <table:table-cell office:value-type="float" office:value="3430.869" calcext:value-type="float">
            <text:p>3430.869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3178.517" calcext:value-type="float">
            <text:p>13178.517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2822.084" calcext:value-type="float">
            <text:p>-22822.08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50.325" calcext:value-type="float">
            <text:p>350.325</text:p>
          </table:table-cell>
          <table:table-cell office:value-type="float" office:value="0" calcext:value-type="float">
            <text:p>0</text:p>
          </table:table-cell>
          <table:table-cell office:value-type="float" office:value="7455.632" calcext:value-type="float">
            <text:p>7455.632</text:p>
          </table:table-cell>
          <table:table-cell office:value-type="float" office:value="939.973" calcext:value-type="float">
            <text:p>939.973</text:p>
          </table:table-cell>
          <table:table-cell office:value-type="float" office:value="2222.848" calcext:value-type="float">
            <text:p>2222.848</text:p>
          </table:table-cell>
          <table:table-cell office:value-type="float" office:value="-1522.198" calcext:value-type="float">
            <text:p>-1522.198</text:p>
          </table:table-cell>
          <table:table-cell office:value-type="float" office:value="5206.362" calcext:value-type="float">
            <text:p>5206.362</text:p>
          </table:table-cell>
          <table:table-cell office:value-type="float" office:value="3862.258" calcext:value-type="float">
            <text:p>3862.258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47.933" calcext:value-type="float">
            <text:p>547.933</text:p>
          </table:table-cell>
          <table:table-cell office:value-type="float" office:value="6297.901" calcext:value-type="float">
            <text:p>6297.901</text:p>
          </table:table-cell>
          <table:table-cell office:value-type="float" office:value="4114.823" calcext:value-type="float">
            <text:p>4114.823</text:p>
          </table:table-cell>
          <table:table-cell office:value-type="float" office:value="5445.255" calcext:value-type="float">
            <text:p>5445.255</text:p>
          </table:table-cell>
          <table:table-cell office:value-type="float" office:value="3996.168" calcext:value-type="float">
            <text:p>3996.168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582.028" calcext:value-type="float">
            <text:p>582.028</text:p>
          </table:table-cell>
          <table:table-cell office:value-type="float" office:value="6604.715" calcext:value-type="float">
            <text:p>6604.715</text:p>
          </table:table-cell>
          <table:table-cell office:value-type="float" office:value="4285.796" calcext:value-type="float">
            <text:p>4285.796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89.484" calcext:value-type="float">
            <text:p>89.48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57.74" calcext:value-type="float">
            <text:p>-157.74</text:p>
          </table:table-cell>
          <table:table-cell office:value-type="float" office:value="1350.577" calcext:value-type="float">
            <text:p>1350.57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403.454" calcext:value-type="float">
            <text:p>7403.45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3397.86" calcext:value-type="float">
            <text:p>-13397.8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481.265" calcext:value-type="float">
            <text:p>481.265</text:p>
          </table:table-cell>
          <table:table-cell office:value-type="float" office:value="0" calcext:value-type="float">
            <text:p>0</text:p>
          </table:table-cell>
          <table:table-cell office:value-type="float" office:value="5702.134" calcext:value-type="float">
            <text:p>5702.134</text:p>
          </table:table-cell>
          <table:table-cell office:value-type="float" office:value="894.408" calcext:value-type="float">
            <text:p>894.408</text:p>
          </table:table-cell>
          <table:table-cell office:value-type="float" office:value="2263.016" calcext:value-type="float">
            <text:p>2263.016</text:p>
          </table:table-cell>
          <table:table-cell office:value-type="float" office:value="-1300.487" calcext:value-type="float">
            <text:p>-1300.487</text:p>
          </table:table-cell>
          <table:table-cell office:value-type="float" office:value="5230.758" calcext:value-type="float">
            <text:p>5230.758</text:p>
          </table:table-cell>
          <table:table-cell office:value-type="float" office:value="3928.051" calcext:value-type="float">
            <text:p>3928.051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20.122" calcext:value-type="float">
            <text:p>520.122</text:p>
          </table:table-cell>
          <table:table-cell office:value-type="float" office:value="6266.894" calcext:value-type="float">
            <text:p>6266.894</text:p>
          </table:table-cell>
          <table:table-cell office:value-type="float" office:value="4194.622" calcext:value-type="float">
            <text:p>4194.622</text:p>
          </table:table-cell>
          <table:table-cell office:value-type="float" office:value="5474.386" calcext:value-type="float">
            <text:p>5474.386</text:p>
          </table:table-cell>
          <table:table-cell office:value-type="float" office:value="4043.079" calcext:value-type="float">
            <text:p>4043.079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50.389" calcext:value-type="float">
            <text:p>550.389</text:p>
          </table:table-cell>
          <table:table-cell office:value-type="float" office:value="6570.818" calcext:value-type="float">
            <text:p>6570.818</text:p>
          </table:table-cell>
          <table:table-cell office:value-type="float" office:value="4377.954" calcext:value-type="float">
            <text:p>4377.954</text:p>
          </table:table-cell>
          <table:table-cell office:value-type="float" office:value="31.787" calcext:value-type="float">
            <text:p>31.787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83.282" calcext:value-type="float">
            <text:p>83.282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34.12" calcext:value-type="float">
            <text:p>-134.12</text:p>
          </table:table-cell>
          <table:table-cell office:value-type="float" office:value="2043.326" calcext:value-type="float">
            <text:p>2043.326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260.383" calcext:value-type="float">
            <text:p>6260.383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0427.996" calcext:value-type="float">
            <text:p>-10427.996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63.545" calcext:value-type="float">
            <text:p>363.545</text:p>
          </table:table-cell>
          <table:table-cell office:value-type="float" office:value="0" calcext:value-type="float">
            <text:p>0</text:p>
          </table:table-cell>
          <table:table-cell office:value-type="float" office:value="4018.044" calcext:value-type="float">
            <text:p>4018.044</text:p>
          </table:table-cell>
          <table:table-cell office:value-type="float" office:value="617.848" calcext:value-type="float">
            <text:p>617.848</text:p>
          </table:table-cell>
          <table:table-cell office:value-type="float" office:value="1594.361" calcext:value-type="float">
            <text:p>1594.361</text:p>
          </table:table-cell>
          <table:table-cell office:value-type="float" office:value="-867.271" calcext:value-type="float">
            <text:p>-867.271</text:p>
          </table:table-cell>
          <table:table-cell office:value-type="float" office:value="5288.364" calcext:value-type="float">
            <text:p>5288.364</text:p>
          </table:table-cell>
          <table:table-cell office:value-type="float" office:value="3787.778" calcext:value-type="float">
            <text:p>3787.778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608.014" calcext:value-type="float">
            <text:p>608.014</text:p>
          </table:table-cell>
          <table:table-cell office:value-type="float" office:value="6499.59" calcext:value-type="float">
            <text:p>6499.59</text:p>
          </table:table-cell>
          <table:table-cell office:value-type="float" office:value="4077.139" calcext:value-type="float">
            <text:p>4077.139</text:p>
          </table:table-cell>
          <table:table-cell office:value-type="float" office:value="5532.153" calcext:value-type="float">
            <text:p>5532.153</text:p>
          </table:table-cell>
          <table:table-cell office:value-type="float" office:value="3969.566" calcext:value-type="float">
            <text:p>3969.56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38.811" calcext:value-type="float">
            <text:p>638.811</text:p>
          </table:table-cell>
          <table:table-cell office:value-type="float" office:value="6804.73" calcext:value-type="float">
            <text:p>6804.73</text:p>
          </table:table-cell>
          <table:table-cell office:value-type="float" office:value="4259.577" calcext:value-type="float">
            <text:p>4259.577</text:p>
          </table:table-cell>
          <table:table-cell office:value-type="float" office:value="22.107" calcext:value-type="float">
            <text:p>22.107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58.669" calcext:value-type="float">
            <text:p>58.669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94.768" calcext:value-type="float">
            <text:p>-94.768</text:p>
          </table:table-cell>
          <table:table-cell office:value-type="float" office:value="1087.024" calcext:value-type="float">
            <text:p>1087.02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934.96" calcext:value-type="float">
            <text:p>2934.96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4759.716" calcext:value-type="float">
            <text:p>-4759.716</text:p>
          </table:table-cell>
          <table:table-cell office:value-type="float" office:value="73" calcext:value-type="float">
            <text:p>73</text:p>
          </table:table-cell>
          <table:table-cell table:number-columns-repeated="45"/>
        </table:table-row>
        <table:table-row table:style-name="ro1">
          <table:table-cell office:value-type="float" office:value="307.77" calcext:value-type="float">
            <text:p>307.77</text:p>
          </table:table-cell>
          <table:table-cell office:value-type="float" office:value="0" calcext:value-type="float">
            <text:p>0</text:p>
          </table:table-cell>
          <table:table-cell office:value-type="float" office:value="4165.617" calcext:value-type="float">
            <text:p>4165.617</text:p>
          </table:table-cell>
          <table:table-cell office:value-type="float" office:value="602.372" calcext:value-type="float">
            <text:p>602.372</text:p>
          </table:table-cell>
          <table:table-cell office:value-type="float" office:value="1507.756" calcext:value-type="float">
            <text:p>1507.756</text:p>
          </table:table-cell>
          <table:table-cell office:value-type="float" office:value="-892.216" calcext:value-type="float">
            <text:p>-892.216</text:p>
          </table:table-cell>
          <table:table-cell office:value-type="float" office:value="5288.817" calcext:value-type="float">
            <text:p>5288.817</text:p>
          </table:table-cell>
          <table:table-cell office:value-type="float" office:value="3905.222" calcext:value-type="float">
            <text:p>3905.222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74.07" calcext:value-type="float">
            <text:p>574.07</text:p>
          </table:table-cell>
          <table:table-cell office:value-type="float" office:value="6432.422" calcext:value-type="float">
            <text:p>6432.422</text:p>
          </table:table-cell>
          <table:table-cell office:value-type="float" office:value="4145.212" calcext:value-type="float">
            <text:p>4145.212</text:p>
          </table:table-cell>
          <table:table-cell office:value-type="float" office:value="5534.201" calcext:value-type="float">
            <text:p>5534.201</text:p>
          </table:table-cell>
          <table:table-cell office:value-type="float" office:value="4062.126" calcext:value-type="float">
            <text:p>4062.126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604.98" calcext:value-type="float">
            <text:p>604.98</text:p>
          </table:table-cell>
          <table:table-cell office:value-type="float" office:value="6739.382" calcext:value-type="float">
            <text:p>6739.382</text:p>
          </table:table-cell>
          <table:table-cell office:value-type="float" office:value="4329.02" calcext:value-type="float">
            <text:p>4329.02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56.966" calcext:value-type="float">
            <text:p>56.96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5.923" calcext:value-type="float">
            <text:p>-95.923</text:p>
          </table:table-cell>
          <table:table-cell office:value-type="float" office:value="1256.332" calcext:value-type="float">
            <text:p>1256.33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328.626" calcext:value-type="float">
            <text:p>5328.62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358.836" calcext:value-type="float">
            <text:p>-9358.83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419.24" calcext:value-type="float">
            <text:p>419.24</text:p>
          </table:table-cell>
          <table:table-cell office:value-type="float" office:value="0" calcext:value-type="float">
            <text:p>0</text:p>
          </table:table-cell>
          <table:table-cell office:value-type="float" office:value="8507.095" calcext:value-type="float">
            <text:p>8507.095</text:p>
          </table:table-cell>
          <table:table-cell office:value-type="float" office:value="1098.882" calcext:value-type="float">
            <text:p>1098.882</text:p>
          </table:table-cell>
          <table:table-cell office:value-type="float" office:value="2608.325" calcext:value-type="float">
            <text:p>2608.325</text:p>
          </table:table-cell>
          <table:table-cell office:value-type="float" office:value="-1769.846" calcext:value-type="float">
            <text:p>-1769.846</text:p>
          </table:table-cell>
          <table:table-cell office:value-type="float" office:value="5304.509" calcext:value-type="float">
            <text:p>5304.509</text:p>
          </table:table-cell>
          <table:table-cell office:value-type="float" office:value="3846.663" calcext:value-type="float">
            <text:p>3846.663</text:p>
          </table:table-cell>
          <table:table-cell office:value-type="float" office:value="6434.954" calcext:value-type="float">
            <text:p>6434.954</text:p>
          </table:table-cell>
          <table:table-cell office:value-type="float" office:value="537.599" calcext:value-type="float">
            <text:p>537.599</text:p>
          </table:table-cell>
          <table:table-cell office:value-type="float" office:value="6375.461" calcext:value-type="float">
            <text:p>6375.461</text:p>
          </table:table-cell>
          <table:table-cell office:value-type="float" office:value="4233.558" calcext:value-type="float">
            <text:p>4233.558</text:p>
          </table:table-cell>
          <table:table-cell office:value-type="float" office:value="5546.977" calcext:value-type="float">
            <text:p>5546.977</text:p>
          </table:table-cell>
          <table:table-cell office:value-type="float" office:value="3995.365" calcext:value-type="float">
            <text:p>3995.365</text:p>
          </table:table-cell>
          <table:table-cell office:value-type="float" office:value="6724.451" calcext:value-type="float">
            <text:p>6724.451</text:p>
          </table:table-cell>
          <table:table-cell office:value-type="float" office:value="564.645" calcext:value-type="float">
            <text:p>564.645</text:p>
          </table:table-cell>
          <table:table-cell office:value-type="float" office:value="6671.808" calcext:value-type="float">
            <text:p>6671.808</text:p>
          </table:table-cell>
          <table:table-cell office:value-type="float" office:value="4422.145" calcext:value-type="float">
            <text:p>4422.145</text:p>
          </table:table-cell>
          <table:table-cell office:value-type="float" office:value="26.653" calcext:value-type="float">
            <text:p>26.653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05.232" calcext:value-type="float">
            <text:p>105.232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.98" calcext:value-type="float">
            <text:p>-182.98</text:p>
          </table:table-cell>
          <table:table-cell office:value-type="float" office:value="1902.837" calcext:value-type="float">
            <text:p>1902.837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95.694" calcext:value-type="float">
            <text:p>10095.694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08.816" calcext:value-type="float">
            <text:p>-18208.816</text:p>
          </table:table-cell>
          <table:table-cell office:value-type="float" office:value="72" calcext:value-type="float">
            <text:p>72</text:p>
          </table:table-cell>
          <table:table-cell table:number-columns-repeated="45"/>
        </table:table-row>
        <table:table-row table:style-name="ro1">
          <table:table-cell office:value-type="float" office:value="299.391" calcext:value-type="float">
            <text:p>299.391</text:p>
          </table:table-cell>
          <table:table-cell office:value-type="float" office:value="65.863" calcext:value-type="float">
            <text:p>65.863</text:p>
          </table:table-cell>
          <table:table-cell office:value-type="float" office:value="3040.329" calcext:value-type="float">
            <text:p>3040.329</text:p>
          </table:table-cell>
          <table:table-cell office:value-type="float" office:value="499.506" calcext:value-type="float">
            <text:p>499.506</text:p>
          </table:table-cell>
          <table:table-cell office:value-type="float" office:value="1294.458" calcext:value-type="float">
            <text:p>1294.458</text:p>
          </table:table-cell>
          <table:table-cell office:value-type="float" office:value="-695.675" calcext:value-type="float">
            <text:p>-695.675</text:p>
          </table:table-cell>
          <table:table-cell office:value-type="float" office:value="5291.545" calcext:value-type="float">
            <text:p>5291.545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10.768" calcext:value-type="float">
            <text:p>510.768</text:p>
          </table:table-cell>
          <table:table-cell office:value-type="float" office:value="6309.047" calcext:value-type="float">
            <text:p>6309.047</text:p>
          </table:table-cell>
          <table:table-cell office:value-type="float" office:value="4274.044" calcext:value-type="float">
            <text:p>4274.044</text:p>
          </table:table-cell>
          <table:table-cell office:value-type="float" office:value="5535.613" calcext:value-type="float">
            <text:p>5535.613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36.823" calcext:value-type="float">
            <text:p>536.823</text:p>
          </table:table-cell>
          <table:table-cell office:value-type="float" office:value="6605.019" calcext:value-type="float">
            <text:p>6605.019</text:p>
          </table:table-cell>
          <table:table-cell office:value-type="float" office:value="4466.207" calcext:value-type="float">
            <text:p>4466.207</text:p>
          </table:table-cell>
          <table:table-cell office:value-type="float" office:value="15.067" calcext:value-type="float">
            <text:p>15.067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47.398" calcext:value-type="float">
            <text:p>47.39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79.356" calcext:value-type="float">
            <text:p>-79.356</text:p>
          </table:table-cell>
          <table:table-cell office:value-type="float" office:value="1126.981" calcext:value-type="float">
            <text:p>1126.98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628.858" calcext:value-type="float">
            <text:p>4628.85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8094.177" calcext:value-type="float">
            <text:p>-8094.1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4.791" calcext:value-type="float">
            <text:p>274.791</text:p>
          </table:table-cell>
          <table:table-cell office:value-type="float" office:value="0" calcext:value-type="float">
            <text:p>0</text:p>
          </table:table-cell>
          <table:table-cell office:value-type="float" office:value="5810.406" calcext:value-type="float">
            <text:p>5810.406</text:p>
          </table:table-cell>
          <table:table-cell office:value-type="float" office:value="663.07" calcext:value-type="float">
            <text:p>663.07</text:p>
          </table:table-cell>
          <table:table-cell office:value-type="float" office:value="1595.693" calcext:value-type="float">
            <text:p>1595.693</text:p>
          </table:table-cell>
          <table:table-cell office:value-type="float" office:value="-1046.111" calcext:value-type="float">
            <text:p>-1046.111</text:p>
          </table:table-cell>
          <table:table-cell office:value-type="float" office:value="5241.188" calcext:value-type="float">
            <text:p>5241.188</text:p>
          </table:table-cell>
          <table:table-cell office:value-type="float" office:value="3806.814" calcext:value-type="float">
            <text:p>3806.814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498.431" calcext:value-type="float">
            <text:p>498.431</text:p>
          </table:table-cell>
          <table:table-cell office:value-type="float" office:value="6234.113" calcext:value-type="float">
            <text:p>6234.113</text:p>
          </table:table-cell>
          <table:table-cell office:value-type="float" office:value="4248.263" calcext:value-type="float">
            <text:p>4248.263</text:p>
          </table:table-cell>
          <table:table-cell office:value-type="float" office:value="5481.752" calcext:value-type="float">
            <text:p>5481.752</text:p>
          </table:table-cell>
          <table:table-cell office:value-type="float" office:value="3972.308" calcext:value-type="float">
            <text:p>3972.308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25.082" calcext:value-type="float">
            <text:p>525.082</text:p>
          </table:table-cell>
          <table:table-cell office:value-type="float" office:value="6527.77" calcext:value-type="float">
            <text:p>6527.77</text:p>
          </table:table-cell>
          <table:table-cell office:value-type="float" office:value="4435.734" calcext:value-type="float">
            <text:p>4435.734</text:p>
          </table:table-cell>
          <table:table-cell office:value-type="float" office:value="13.067" calcext:value-type="float">
            <text:p>13.067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63.897" calcext:value-type="float">
            <text:p>63.89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14.222" calcext:value-type="float">
            <text:p>-114.222</text:p>
          </table:table-cell>
          <table:table-cell office:value-type="float" office:value="1100.968" calcext:value-type="float">
            <text:p>1100.968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6696.287" calcext:value-type="float">
            <text:p>6696.28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2238.719" calcext:value-type="float">
            <text:p>-12238.71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PATHWAYS GENERATED UNDER a J2 POLICY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supp_ave</text:p>
          </table:table-cell>
          <table:table-cell office:value-type="string" calcext:value-type="string">
            <text:p>supp_min</text:p>
          </table:table-cell>
          <table:table-cell office:value-type="string" calcext:value-type="string">
            <text:p>supp_max</text:p>
          </table:table-cell>
          <table:table-cell office:value-type="string" calcext:value-type="string">
            <text:p>supp_std</text:p>
          </table:table-cell>
          <table:table-cell office:value-type="string" calcext:value-type="string">
            <text:p>supp_95_low</text:p>
          </table:table-cell>
          <table:table-cell office:value-type="string" calcext:value-type="string">
            <text:p>supp_95_high</text:p>
          </table:table-cell>
          <table:table-cell office:value-type="string" calcext:value-type="string">
            <text:p>harv_ave</text:p>
          </table:table-cell>
          <table:table-cell office:value-type="string" calcext:value-type="string">
            <text:p>harv_min</text:p>
          </table:table-cell>
          <table:table-cell office:value-type="string" calcext:value-type="string">
            <text:p>harv_max</text:p>
          </table:table-cell>
          <table:table-cell office:value-type="string" calcext:value-type="string">
            <text:p>harv_std</text:p>
          </table:table-cell>
          <table:table-cell office:value-type="string" calcext:value-type="string">
            <text:p>harv_95_low</text:p>
          </table:table-cell>
          <table:table-cell office:value-type="string" calcext:value-type="string">
            <text:p>harv_95_high</text:p>
          </table:table-cell>
          <table:table-cell office:value-type="string" calcext:value-type="string">
            <text:p>J2 grwth_ave</text:p>
          </table:table-cell>
          <table:table-cell office:value-type="string" calcext:value-type="string">
            <text:p>grwth_min</text:p>
          </table:table-cell>
          <table:table-cell office:value-type="string" calcext:value-type="string">
            <text:p>grwth_max</text:p>
          </table:table-cell>
          <table:table-cell office:value-type="string" calcext:value-type="string">
            <text:p>grwth_std</text:p>
          </table:table-cell>
          <table:table-cell office:value-type="string" calcext:value-type="string">
            <text:p>grwth_95_low</text:p>
          </table:table-cell>
          <table:table-cell office:value-type="string" calcext:value-type="string">
            <text:p>grwth_95_high</text:p>
          </table:table-cell>
          <table:table-cell office:value-type="string" calcext:value-type="string">
            <text:p>cells_burned_ave</text:p>
          </table:table-cell>
          <table:table-cell office:value-type="string" calcext:value-type="string">
            <text:p>cells_burned_min</text:p>
          </table:table-cell>
          <table:table-cell office:value-type="string" calcext:value-type="string">
            <text:p>cells_burned_max</text:p>
          </table:table-cell>
          <table:table-cell office:value-type="string" calcext:value-type="string">
            <text:p>cells_burned_std</text:p>
          </table:table-cell>
          <table:table-cell office:value-type="string" calcext:value-type="string">
            <text:p>cells_burned_95_low</text:p>
          </table:table-cell>
          <table:table-cell office:value-type="string" calcext:value-type="string">
            <text:p>cells_burned_95_high</text:p>
          </table:table-cell>
          <table:table-cell office:value-type="string" calcext:value-type="string">
            <text:p>J2 timb_lost_ave</text:p>
          </table:table-cell>
          <table:table-cell office:value-type="string" calcext:value-type="string">
            <text:p>timb_lost_min</text:p>
          </table:table-cell>
          <table:table-cell office:value-type="string" calcext:value-type="string">
            <text:p>timb_lost_max</text:p>
          </table:table-cell>
          <table:table-cell office:value-type="string" calcext:value-type="string">
            <text:p>timb_lost_std</text:p>
          </table:table-cell>
          <table:table-cell office:value-type="string" calcext:value-type="string">
            <text:p>timb_lost_95_low</text:p>
          </table:table-cell>
          <table:table-cell office:value-type="string" calcext:value-type="string">
            <text:p>timb_lost_95_high</text:p>
          </table:table-cell>
          <table:table-cell office:value-type="string" calcext:value-type="string">
            <text:p>supp_decicions</text:p>
          </table:table-cell>
          <table:table-cell table:number-columns-repeated="45"/>
        </table:table-row>
        <table:table-row table:style-name="ro1">
          <table:table-cell office:value-type="float" office:value="159.642" calcext:value-type="float">
            <text:p>159.642</text:p>
          </table:table-cell>
          <table:table-cell office:value-type="float" office:value="60.03" calcext:value-type="float">
            <text:p>60.03</text:p>
          </table:table-cell>
          <table:table-cell office:value-type="float" office:value="584.882" calcext:value-type="float">
            <text:p>584.882</text:p>
          </table:table-cell>
          <table:table-cell office:value-type="float" office:value="102.911" calcext:value-type="float">
            <text:p>102.911</text:p>
          </table:table-cell>
          <table:table-cell office:value-type="float" office:value="364.65" calcext:value-type="float">
            <text:p>364.65</text:p>
          </table:table-cell>
          <table:table-cell office:value-type="float" office:value="-45.367" calcext:value-type="float">
            <text:p>-45.367</text:p>
          </table:table-cell>
          <table:table-cell office:value-type="float" office:value="4201.214" calcext:value-type="float">
            <text:p>4201.214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7595.769" calcext:value-type="float">
            <text:p>7595.769</text:p>
          </table:table-cell>
          <table:table-cell office:value-type="float" office:value="1472.723" calcext:value-type="float">
            <text:p>1472.723</text:p>
          </table:table-cell>
          <table:table-cell office:value-type="float" office:value="7135.029" calcext:value-type="float">
            <text:p>7135.029</text:p>
          </table:table-cell>
          <table:table-cell office:value-type="float" office:value="1267.399" calcext:value-type="float">
            <text:p>1267.399</text:p>
          </table:table-cell>
          <table:table-cell office:value-type="float" office:value="4382.598" calcext:value-type="float">
            <text:p>4382.598</text:p>
          </table:table-cell>
          <table:table-cell office:value-type="float" office:value="1564.443" calcext:value-type="float">
            <text:p>1564.443</text:p>
          </table:table-cell>
          <table:table-cell office:value-type="float" office:value="7987.784" calcext:value-type="float">
            <text:p>7987.784</text:p>
          </table:table-cell>
          <table:table-cell office:value-type="float" office:value="1556.091" calcext:value-type="float">
            <text:p>1556.091</text:p>
          </table:table-cell>
          <table:table-cell office:value-type="float" office:value="7482.49" calcext:value-type="float">
            <text:p>7482.49</text:p>
          </table:table-cell>
          <table:table-cell office:value-type="float" office:value="1282.706" calcext:value-type="float">
            <text:p>1282.7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738" calcext:value-type="float">
            <text:p>3.738</text:p>
          </table:table-cell>
          <table:table-cell office:value-type="float" office:value="66.107" calcext:value-type="float">
            <text:p>66.107</text:p>
          </table:table-cell>
          <table:table-cell office:value-type="float" office:value="-5.447" calcext:value-type="float">
            <text:p>-5.447</text:p>
          </table:table-cell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.882" calcext:value-type="float">
            <text:p>28.882</text:p>
          </table:table-cell>
          <table:table-cell office:value-type="float" office:value="66.107" calcext:value-type="float">
            <text:p>66.107</text:p>
          </table:table-cell>
          <table:table-cell office:value-type="float" office:value="-48.963" calcext:value-type="float">
            <text:p>-48.96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2.429" calcext:value-type="float">
            <text:p>192.429</text:p>
          </table:table-cell>
          <table:table-cell office:value-type="float" office:value="0" calcext:value-type="float">
            <text:p>0</text:p>
          </table:table-cell>
          <table:table-cell office:value-type="float" office:value="751.262" calcext:value-type="float">
            <text:p>751.262</text:p>
          </table:table-cell>
          <table:table-cell office:value-type="float" office:value="146.981" calcext:value-type="float">
            <text:p>146.981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-100.372" calcext:value-type="float">
            <text:p>-100.372</text:p>
          </table:table-cell>
          <table:table-cell office:value-type="float" office:value="4298.737" calcext:value-type="float">
            <text:p>4298.737</text:p>
          </table:table-cell>
          <table:table-cell office:value-type="float" office:value="1643.528" calcext:value-type="float">
            <text:p>1643.528</text:p>
          </table:table-cell>
          <table:table-cell office:value-type="float" office:value="7254.373" calcext:value-type="float">
            <text:p>7254.373</text:p>
          </table:table-cell>
          <table:table-cell office:value-type="float" office:value="1402.64" calcext:value-type="float">
            <text:p>1402.64</text:p>
          </table:table-cell>
          <table:table-cell office:value-type="float" office:value="7092.939" calcext:value-type="float">
            <text:p>7092.939</text:p>
          </table:table-cell>
          <table:table-cell office:value-type="float" office:value="1504.535" calcext:value-type="float">
            <text:p>1504.535</text:p>
          </table:table-cell>
          <table:table-cell office:value-type="float" office:value="4481.565" calcext:value-type="float">
            <text:p>4481.565</text:p>
          </table:table-cell>
          <table:table-cell office:value-type="float" office:value="1630.34" calcext:value-type="float">
            <text:p>1630.34</text:p>
          </table:table-cell>
          <table:table-cell office:value-type="float" office:value="7621.326" calcext:value-type="float">
            <text:p>7621.326</text:p>
          </table:table-cell>
          <table:table-cell office:value-type="float" office:value="1478.066" calcext:value-type="float">
            <text:p>1478.066</text:p>
          </table:table-cell>
          <table:table-cell office:value-type="float" office:value="7426.023" calcext:value-type="float">
            <text:p>7426.023</text:p>
          </table:table-cell>
          <table:table-cell office:value-type="float" office:value="1537.106" calcext:value-type="float">
            <text:p>1537.106</text:p>
          </table:table-cell>
          <table:table-cell office:value-type="float" office:value="2.867" calcext:value-type="float">
            <text:p>2.86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6.306" calcext:value-type="float">
            <text:p>6.306</text:p>
          </table:table-cell>
          <table:table-cell office:value-type="float" office:value="37.681" calcext:value-type="float">
            <text:p>37.681</text:p>
          </table:table-cell>
          <table:table-cell office:value-type="float" office:value="-9.696" calcext:value-type="float">
            <text:p>-9.696</text:p>
          </table:table-cell>
          <table:table-cell office:value-type="float" office:value="4.088" calcext:value-type="float">
            <text:p>4.08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.863" calcext:value-type="float">
            <text:p>16.863</text:p>
          </table:table-cell>
          <table:table-cell office:value-type="float" office:value="37.681" calcext:value-type="float">
            <text:p>37.681</text:p>
          </table:table-cell>
          <table:table-cell office:value-type="float" office:value="-29.505" calcext:value-type="float">
            <text:p>-29.50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98.375" calcext:value-type="float">
            <text:p>198.375</text:p>
          </table:table-cell>
          <table:table-cell office:value-type="float" office:value="61.7" calcext:value-type="float">
            <text:p>61.7</text:p>
          </table:table-cell>
          <table:table-cell office:value-type="float" office:value="853.39" calcext:value-type="float">
            <text:p>853.39</text:p>
          </table:table-cell>
          <table:table-cell office:value-type="float" office:value="147.843" calcext:value-type="float">
            <text:p>147.843</text:p>
          </table:table-cell>
          <table:table-cell office:value-type="float" office:value="492.894" calcext:value-type="float">
            <text:p>492.894</text:p>
          </table:table-cell>
          <table:table-cell office:value-type="float" office:value="-96.144" calcext:value-type="float">
            <text:p>-96.144</text:p>
          </table:table-cell>
          <table:table-cell office:value-type="float" office:value="4307.769" calcext:value-type="float">
            <text:p>4307.769</text:p>
          </table:table-cell>
          <table:table-cell office:value-type="float" office:value="1704.419" calcext:value-type="float">
            <text:p>1704.419</text:p>
          </table:table-cell>
          <table:table-cell office:value-type="float" office:value="7176.101" calcext:value-type="float">
            <text:p>7176.101</text:p>
          </table:table-cell>
          <table:table-cell office:value-type="float" office:value="1336.013" calcext:value-type="float">
            <text:p>1336.013</text:p>
          </table:table-cell>
          <table:table-cell office:value-type="float" office:value="6969.243" calcext:value-type="float">
            <text:p>6969.243</text:p>
          </table:table-cell>
          <table:table-cell office:value-type="float" office:value="1646.295" calcext:value-type="float">
            <text:p>1646.295</text:p>
          </table:table-cell>
          <table:table-cell office:value-type="float" office:value="4492.778" calcext:value-type="float">
            <text:p>4492.778</text:p>
          </table:table-cell>
          <table:table-cell office:value-type="float" office:value="1724.867" calcext:value-type="float">
            <text:p>1724.867</text:p>
          </table:table-cell>
          <table:table-cell office:value-type="float" office:value="7515.855" calcext:value-type="float">
            <text:p>7515.855</text:p>
          </table:table-cell>
          <table:table-cell office:value-type="float" office:value="1407.377" calcext:value-type="float">
            <text:p>1407.377</text:p>
          </table:table-cell>
          <table:table-cell office:value-type="float" office:value="7296.417" calcext:value-type="float">
            <text:p>7296.417</text:p>
          </table:table-cell>
          <table:table-cell office:value-type="float" office:value="1689.139" calcext:value-type="float">
            <text:p>1689.139</text:p>
          </table:table-cell>
          <table:table-cell office:value-type="float" office:value="4.587" calcext:value-type="float">
            <text:p>4.587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898" calcext:value-type="float">
            <text:p>9.898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5.132" calcext:value-type="float">
            <text:p>-15.132</text:p>
          </table:table-cell>
          <table:table-cell office:value-type="float" office:value="20.164" calcext:value-type="float">
            <text:p>20.164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9.3" calcext:value-type="float">
            <text:p>69.3</text:p>
          </table:table-cell>
          <table:table-cell office:value-type="float" office:value="158.217" calcext:value-type="float">
            <text:p>158.217</text:p>
          </table:table-cell>
          <table:table-cell office:value-type="float" office:value="-117.889" calcext:value-type="float">
            <text:p>-117.8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56.652" calcext:value-type="float">
            <text:p>156.652</text:p>
          </table:table-cell>
          <table:table-cell office:value-type="float" office:value="60.341" calcext:value-type="float">
            <text:p>60.341</text:p>
          </table:table-cell>
          <table:table-cell office:value-type="float" office:value="609.071" calcext:value-type="float">
            <text:p>609.071</text:p>
          </table:table-cell>
          <table:table-cell office:value-type="float" office:value="116.633" calcext:value-type="float">
            <text:p>116.633</text:p>
          </table:table-cell>
          <table:table-cell office:value-type="float" office:value="388.996" calcext:value-type="float">
            <text:p>388.996</text:p>
          </table:table-cell>
          <table:table-cell office:value-type="float" office:value="-75.692" calcext:value-type="float">
            <text:p>-75.692</text:p>
          </table:table-cell>
          <table:table-cell office:value-type="float" office:value="4297.898" calcext:value-type="float">
            <text:p>4297.898</text:p>
          </table:table-cell>
          <table:table-cell office:value-type="float" office:value="1723.564" calcext:value-type="float">
            <text:p>1723.564</text:p>
          </table:table-cell>
          <table:table-cell office:value-type="float" office:value="6958.727" calcext:value-type="float">
            <text:p>6958.727</text:p>
          </table:table-cell>
          <table:table-cell office:value-type="float" office:value="1279.407" calcext:value-type="float">
            <text:p>1279.407</text:p>
          </table:table-cell>
          <table:table-cell office:value-type="float" office:value="6846.607" calcext:value-type="float">
            <text:p>6846.607</text:p>
          </table:table-cell>
          <table:table-cell office:value-type="float" office:value="1749.188" calcext:value-type="float">
            <text:p>1749.188</text:p>
          </table:table-cell>
          <table:table-cell office:value-type="float" office:value="4483.085" calcext:value-type="float">
            <text:p>4483.085</text:p>
          </table:table-cell>
          <table:table-cell office:value-type="float" office:value="1760.442" calcext:value-type="float">
            <text:p>1760.442</text:p>
          </table:table-cell>
          <table:table-cell office:value-type="float" office:value="7305.235" calcext:value-type="float">
            <text:p>7305.235</text:p>
          </table:table-cell>
          <table:table-cell office:value-type="float" office:value="1351.279" calcext:value-type="float">
            <text:p>1351.279</text:p>
          </table:table-cell>
          <table:table-cell office:value-type="float" office:value="7174.971" calcext:value-type="float">
            <text:p>7174.971</text:p>
          </table:table-cell>
          <table:table-cell office:value-type="float" office:value="1791.199" calcext:value-type="float">
            <text:p>1791.199</text:p>
          </table:table-cell>
          <table:table-cell office:value-type="float" office:value="2.413" calcext:value-type="float">
            <text:p>2.4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.418" calcext:value-type="float">
            <text:p>4.41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6.389" calcext:value-type="float">
            <text:p>-6.389</text:p>
          </table:table-cell>
          <table:table-cell office:value-type="float" office:value="9.649" calcext:value-type="float">
            <text:p>9.64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.158" calcext:value-type="float">
            <text:p>28.158</text:p>
          </table:table-cell>
          <table:table-cell office:value-type="float" office:value="65.743" calcext:value-type="float">
            <text:p>65.743</text:p>
          </table:table-cell>
          <table:table-cell office:value-type="float" office:value="-46.444" calcext:value-type="float">
            <text:p>-46.44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8.497" calcext:value-type="float">
            <text:p>168.497</text:p>
          </table:table-cell>
          <table:table-cell office:value-type="float" office:value="0" calcext:value-type="float">
            <text:p>0</text:p>
          </table:table-cell>
          <table:table-cell office:value-type="float" office:value="804.905" calcext:value-type="float">
            <text:p>804.905</text:p>
          </table:table-cell>
          <table:table-cell office:value-type="float" office:value="117.806" calcext:value-type="float">
            <text:p>117.806</text:p>
          </table:table-cell>
          <table:table-cell office:value-type="float" office:value="403.18" calcext:value-type="float">
            <text:p>403.18</text:p>
          </table:table-cell>
          <table:table-cell office:value-type="float" office:value="-66.185" calcext:value-type="float">
            <text:p>-66.185</text:p>
          </table:table-cell>
          <table:table-cell office:value-type="float" office:value="4285.838" calcext:value-type="float">
            <text:p>4285.838</text:p>
          </table:table-cell>
          <table:table-cell office:value-type="float" office:value="1697.112" calcext:value-type="float">
            <text:p>1697.112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58.569" calcext:value-type="float">
            <text:p>1258.569</text:p>
          </table:table-cell>
          <table:table-cell office:value-type="float" office:value="6793.036" calcext:value-type="float">
            <text:p>6793.036</text:p>
          </table:table-cell>
          <table:table-cell office:value-type="float" office:value="1778.639" calcext:value-type="float">
            <text:p>1778.639</text:p>
          </table:table-cell>
          <table:table-cell office:value-type="float" office:value="4471.521" calcext:value-type="float">
            <text:p>4471.521</text:p>
          </table:table-cell>
          <table:table-cell office:value-type="float" office:value="1781.998" calcext:value-type="float">
            <text:p>1781.998</text:p>
          </table:table-cell>
          <table:table-cell office:value-type="float" office:value="7346.141" calcext:value-type="float">
            <text:p>7346.141</text:p>
          </table:table-cell>
          <table:table-cell office:value-type="float" office:value="1330.224" calcext:value-type="float">
            <text:p>1330.224</text:p>
          </table:table-cell>
          <table:table-cell office:value-type="float" office:value="7121.464" calcext:value-type="float">
            <text:p>7121.464</text:p>
          </table:table-cell>
          <table:table-cell office:value-type="float" office:value="1821.578" calcext:value-type="float">
            <text:p>1821.578</text:p>
          </table:table-cell>
          <table:table-cell office:value-type="float" office:value="2.907" calcext:value-type="float">
            <text:p>2.90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.924" calcext:value-type="float">
            <text:p>5.924</text:p>
          </table:table-cell>
          <table:table-cell office:value-type="float" office:value="48.685" calcext:value-type="float">
            <text:p>48.685</text:p>
          </table:table-cell>
          <table:table-cell office:value-type="float" office:value="-8.895" calcext:value-type="float">
            <text:p>-8.895</text:p>
          </table:table-cell>
          <table:table-cell office:value-type="float" office:value="6.133" calcext:value-type="float">
            <text:p>6.13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.36" calcext:value-type="float">
            <text:p>21.36</text:p>
          </table:table-cell>
          <table:table-cell office:value-type="float" office:value="48.685" calcext:value-type="float">
            <text:p>48.685</text:p>
          </table:table-cell>
          <table:table-cell office:value-type="float" office:value="-36.419" calcext:value-type="float">
            <text:p>-36.419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181.347" calcext:value-type="float">
            <text:p>181.347</text:p>
          </table:table-cell>
          <table:table-cell office:value-type="float" office:value="60.395" calcext:value-type="float">
            <text:p>60.395</text:p>
          </table:table-cell>
          <table:table-cell office:value-type="float" office:value="816.478" calcext:value-type="float">
            <text:p>816.478</text:p>
          </table:table-cell>
          <table:table-cell office:value-type="float" office:value="146.166" calcext:value-type="float">
            <text:p>146.166</text:p>
          </table:table-cell>
          <table:table-cell office:value-type="float" office:value="472.525" calcext:value-type="float">
            <text:p>472.525</text:p>
          </table:table-cell>
          <table:table-cell office:value-type="float" office:value="-109.831" calcext:value-type="float">
            <text:p>-109.831</text:p>
          </table:table-cell>
          <table:table-cell office:value-type="float" office:value="4256.559" calcext:value-type="float">
            <text:p>4256.559</text:p>
          </table:table-cell>
          <table:table-cell office:value-type="float" office:value="1816.276" calcext:value-type="float">
            <text:p>1816.276</text:p>
          </table:table-cell>
          <table:table-cell office:value-type="float" office:value="6979.591" calcext:value-type="float">
            <text:p>6979.591</text:p>
          </table:table-cell>
          <table:table-cell office:value-type="float" office:value="1235.73" calcext:value-type="float">
            <text:p>1235.73</text:p>
          </table:table-cell>
          <table:table-cell office:value-type="float" office:value="6718.259" calcext:value-type="float">
            <text:p>6718.259</text:p>
          </table:table-cell>
          <table:table-cell office:value-type="float" office:value="1794.86" calcext:value-type="float">
            <text:p>1794.86</text:p>
          </table:table-cell>
          <table:table-cell office:value-type="float" office:value="4437.821" calcext:value-type="float">
            <text:p>4437.821</text:p>
          </table:table-cell>
          <table:table-cell office:value-type="float" office:value="1899.739" calcext:value-type="float">
            <text:p>1899.739</text:p>
          </table:table-cell>
          <table:table-cell office:value-type="float" office:value="7308.801" calcext:value-type="float">
            <text:p>7308.801</text:p>
          </table:table-cell>
          <table:table-cell office:value-type="float" office:value="1303.976" calcext:value-type="float">
            <text:p>1303.976</text:p>
          </table:table-cell>
          <table:table-cell office:value-type="float" office:value="7035.474" calcext:value-type="float">
            <text:p>7035.474</text:p>
          </table:table-cell>
          <table:table-cell office:value-type="float" office:value="1840.168" calcext:value-type="float">
            <text:p>1840.168</text:p>
          </table:table-cell>
          <table:table-cell office:value-type="float" office:value="4.147" calcext:value-type="float">
            <text:p>4.14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.143" calcext:value-type="float">
            <text:p>9.143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14.067" calcext:value-type="float">
            <text:p>-14.067</text:p>
          </table:table-cell>
          <table:table-cell office:value-type="float" office:value="19.349" calcext:value-type="float">
            <text:p>19.34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4.534" calcext:value-type="float">
            <text:p>54.534</text:p>
          </table:table-cell>
          <table:table-cell office:value-type="float" office:value="127.986" calcext:value-type="float">
            <text:p>127.986</text:p>
          </table:table-cell>
          <table:table-cell office:value-type="float" office:value="-89.287" calcext:value-type="float">
            <text:p>-89.28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4.235" calcext:value-type="float">
            <text:p>304.235</text:p>
          </table:table-cell>
          <table:table-cell office:value-type="float" office:value="62.978" calcext:value-type="float">
            <text:p>62.978</text:p>
          </table:table-cell>
          <table:table-cell office:value-type="float" office:value="5573.568" calcext:value-type="float">
            <text:p>5573.568</text:p>
          </table:table-cell>
          <table:table-cell office:value-type="float" office:value="659.797" calcext:value-type="float">
            <text:p>659.797</text:p>
          </table:table-cell>
          <table:table-cell office:value-type="float" office:value="1618.617" calcext:value-type="float">
            <text:p>1618.617</text:p>
          </table:table-cell>
          <table:table-cell office:value-type="float" office:value="-1010.147" calcext:value-type="float">
            <text:p>-1010.147</text:p>
          </table:table-cell>
          <table:table-cell office:value-type="float" office:value="4275.776" calcext:value-type="float">
            <text:p>4275.776</text:p>
          </table:table-cell>
          <table:table-cell office:value-type="float" office:value="1742.649" calcext:value-type="float">
            <text:p>1742.649</text:p>
          </table:table-cell>
          <table:table-cell office:value-type="float" office:value="6941.808" calcext:value-type="float">
            <text:p>6941.808</text:p>
          </table:table-cell>
          <table:table-cell office:value-type="float" office:value="1244.269" calcext:value-type="float">
            <text:p>1244.269</text:p>
          </table:table-cell>
          <table:table-cell office:value-type="float" office:value="6754.486" calcext:value-type="float">
            <text:p>6754.486</text:p>
          </table:table-cell>
          <table:table-cell office:value-type="float" office:value="1797.066" calcext:value-type="float">
            <text:p>1797.066</text:p>
          </table:table-cell>
          <table:table-cell office:value-type="float" office:value="4463.847" calcext:value-type="float">
            <text:p>4463.847</text:p>
          </table:table-cell>
          <table:table-cell office:value-type="float" office:value="1821.378" calcext:value-type="float">
            <text:p>1821.378</text:p>
          </table:table-cell>
          <table:table-cell office:value-type="float" office:value="7273.6" calcext:value-type="float">
            <text:p>7273.6</text:p>
          </table:table-cell>
          <table:table-cell office:value-type="float" office:value="1310.854" calcext:value-type="float">
            <text:p>1310.854</text:p>
          </table:table-cell>
          <table:table-cell office:value-type="float" office:value="7075.202" calcext:value-type="float">
            <text:p>7075.202</text:p>
          </table:table-cell>
          <table:table-cell office:value-type="float" office:value="1852.491" calcext:value-type="float">
            <text:p>1852.491</text:p>
          </table:table-cell>
          <table:table-cell office:value-type="float" office:value="12.333" calcext:value-type="float">
            <text:p>12.333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58.81" calcext:value-type="float">
            <text:p>58.81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104.822" calcext:value-type="float">
            <text:p>-104.822</text:p>
          </table:table-cell>
          <table:table-cell office:value-type="float" office:value="94.169" calcext:value-type="float">
            <text:p>94.169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63.296" calcext:value-type="float">
            <text:p>363.296</text:p>
          </table:table-cell>
          <table:table-cell office:value-type="float" office:value="817.892" calcext:value-type="float">
            <text:p>817.892</text:p>
          </table:table-cell>
          <table:table-cell office:value-type="float" office:value="-629.554" calcext:value-type="float">
            <text:p>-629.5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3.65" calcext:value-type="float">
            <text:p>313.65</text:p>
          </table:table-cell>
          <table:table-cell office:value-type="float" office:value="60.484" calcext:value-type="float">
            <text:p>60.484</text:p>
          </table:table-cell>
          <table:table-cell office:value-type="float" office:value="6645.569" calcext:value-type="float">
            <text:p>6645.569</text:p>
          </table:table-cell>
          <table:table-cell office:value-type="float" office:value="777.946" calcext:value-type="float">
            <text:p>777.946</text:p>
          </table:table-cell>
          <table:table-cell office:value-type="float" office:value="1863.399" calcext:value-type="float">
            <text:p>1863.399</text:p>
          </table:table-cell>
          <table:table-cell office:value-type="float" office:value="-1236.099" calcext:value-type="float">
            <text:p>-1236.099</text:p>
          </table:table-cell>
          <table:table-cell office:value-type="float" office:value="4281.275" calcext:value-type="float">
            <text:p>4281.275</text:p>
          </table:table-cell>
          <table:table-cell office:value-type="float" office:value="1808.297" calcext:value-type="float">
            <text:p>1808.297</text:p>
          </table:table-cell>
          <table:table-cell office:value-type="float" office:value="6812.895" calcext:value-type="float">
            <text:p>6812.895</text:p>
          </table:table-cell>
          <table:table-cell office:value-type="float" office:value="1243.468" calcext:value-type="float">
            <text:p>1243.468</text:p>
          </table:table-cell>
          <table:table-cell office:value-type="float" office:value="6758.39" calcext:value-type="float">
            <text:p>6758.39</text:p>
          </table:table-cell>
          <table:table-cell office:value-type="float" office:value="1804.16" calcext:value-type="float">
            <text:p>1804.16</text:p>
          </table:table-cell>
          <table:table-cell office:value-type="float" office:value="4469.615" calcext:value-type="float">
            <text:p>4469.615</text:p>
          </table:table-cell>
          <table:table-cell office:value-type="float" office:value="1878.122" calcext:value-type="float">
            <text:p>1878.122</text:p>
          </table:table-cell>
          <table:table-cell office:value-type="float" office:value="7162.349" calcext:value-type="float">
            <text:p>7162.349</text:p>
          </table:table-cell>
          <table:table-cell office:value-type="float" office:value="1312.943" calcext:value-type="float">
            <text:p>1312.943</text:p>
          </table:table-cell>
          <table:table-cell office:value-type="float" office:value="7085.131" calcext:value-type="float">
            <text:p>7085.131</text:p>
          </table:table-cell>
          <table:table-cell office:value-type="float" office:value="1854.098" calcext:value-type="float">
            <text:p>1854.098</text:p>
          </table:table-cell>
          <table:table-cell office:value-type="float" office:value="14.747" calcext:value-type="float">
            <text:p>14.747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float" office:value="72.521" calcext:value-type="float">
            <text:p>72.521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129.723" calcext:value-type="float">
            <text:p>-129.723</text:p>
          </table:table-cell>
          <table:table-cell office:value-type="float" office:value="81.593" calcext:value-type="float">
            <text:p>81.593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67.45" calcext:value-type="float">
            <text:p>367.45</text:p>
          </table:table-cell>
          <table:table-cell office:value-type="float" office:value="813.591" calcext:value-type="float">
            <text:p>813.591</text:p>
          </table:table-cell>
          <table:table-cell office:value-type="float" office:value="-650.406" calcext:value-type="float">
            <text:p>-650.40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0.758" calcext:value-type="float">
            <text:p>200.758</text:p>
          </table:table-cell>
          <table:table-cell office:value-type="float" office:value="61.984" calcext:value-type="float">
            <text:p>61.984</text:p>
          </table:table-cell>
          <table:table-cell office:value-type="float" office:value="1427.537" calcext:value-type="float">
            <text:p>1427.537</text:p>
          </table:table-cell>
          <table:table-cell office:value-type="float" office:value="235.693" calcext:value-type="float">
            <text:p>235.693</text:p>
          </table:table-cell>
          <table:table-cell office:value-type="float" office:value="670.283" calcext:value-type="float">
            <text:p>670.283</text:p>
          </table:table-cell>
          <table:table-cell office:value-type="float" office:value="-268.768" calcext:value-type="float">
            <text:p>-268.768</text:p>
          </table:table-cell>
          <table:table-cell office:value-type="float" office:value="4300.387" calcext:value-type="float">
            <text:p>4300.387</text:p>
          </table:table-cell>
          <table:table-cell office:value-type="float" office:value="1866.511" calcext:value-type="float">
            <text:p>1866.511</text:p>
          </table:table-cell>
          <table:table-cell office:value-type="float" office:value="6874.982" calcext:value-type="float">
            <text:p>6874.982</text:p>
          </table:table-cell>
          <table:table-cell office:value-type="float" office:value="1241.488" calcext:value-type="float">
            <text:p>1241.488</text:p>
          </table:table-cell>
          <table:table-cell office:value-type="float" office:value="6773.558" calcext:value-type="float">
            <text:p>6773.558</text:p>
          </table:table-cell>
          <table:table-cell office:value-type="float" office:value="1827.216" calcext:value-type="float">
            <text:p>1827.216</text:p>
          </table:table-cell>
          <table:table-cell office:value-type="float" office:value="4488.555" calcext:value-type="float">
            <text:p>4488.555</text:p>
          </table:table-cell>
          <table:table-cell office:value-type="float" office:value="1870.111" calcext:value-type="float">
            <text:p>1870.111</text:p>
          </table:table-cell>
          <table:table-cell office:value-type="float" office:value="7222.312" calcext:value-type="float">
            <text:p>7222.312</text:p>
          </table:table-cell>
          <table:table-cell office:value-type="float" office:value="1315.784" calcext:value-type="float">
            <text:p>1315.784</text:p>
          </table:table-cell>
          <table:table-cell office:value-type="float" office:value="7109.731" calcext:value-type="float">
            <text:p>7109.731</text:p>
          </table:table-cell>
          <table:table-cell office:value-type="float" office:value="1867.379" calcext:value-type="float">
            <text:p>1867.379</text:p>
          </table:table-cell>
          <table:table-cell office:value-type="float" office:value="5.067" calcext:value-type="float">
            <text:p>5.067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5.482" calcext:value-type="float">
            <text:p>15.482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25.775" calcext:value-type="float">
            <text:p>-25.775</text:p>
          </table:table-cell>
          <table:table-cell office:value-type="float" office:value="42.672" calcext:value-type="float">
            <text:p>42.67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.907" calcext:value-type="float">
            <text:p>101.907</text:p>
          </table:table-cell>
          <table:table-cell office:value-type="float" office:value="245.682" calcext:value-type="float">
            <text:p>245.682</text:p>
          </table:table-cell>
          <table:table-cell office:value-type="float" office:value="-160.338" calcext:value-type="float">
            <text:p>-160.3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9.189" calcext:value-type="float">
            <text:p>209.189</text:p>
          </table:table-cell>
          <table:table-cell office:value-type="float" office:value="60.649" calcext:value-type="float">
            <text:p>60.649</text:p>
          </table:table-cell>
          <table:table-cell office:value-type="float" office:value="1387.709" calcext:value-type="float">
            <text:p>1387.709</text:p>
          </table:table-cell>
          <table:table-cell office:value-type="float" office:value="219.04" calcext:value-type="float">
            <text:p>219.04</text:p>
          </table:table-cell>
          <table:table-cell office:value-type="float" office:value="645.538" calcext:value-type="float">
            <text:p>645.538</text:p>
          </table:table-cell>
          <table:table-cell office:value-type="float" office:value="-227.16" calcext:value-type="float">
            <text:p>-227.16</text:p>
          </table:table-cell>
          <table:table-cell office:value-type="float" office:value="4260.801" calcext:value-type="float">
            <text:p>4260.801</text:p>
          </table:table-cell>
          <table:table-cell office:value-type="float" office:value="1788.655" calcext:value-type="float">
            <text:p>1788.655</text:p>
          </table:table-cell>
          <table:table-cell office:value-type="float" office:value="6929.487" calcext:value-type="float">
            <text:p>6929.487</text:p>
          </table:table-cell>
          <table:table-cell office:value-type="float" office:value="1237.786" calcext:value-type="float">
            <text:p>1237.786</text:p>
          </table:table-cell>
          <table:table-cell office:value-type="float" office:value="6726.596" calcext:value-type="float">
            <text:p>6726.596</text:p>
          </table:table-cell>
          <table:table-cell office:value-type="float" office:value="1795.006" calcext:value-type="float">
            <text:p>1795.006</text:p>
          </table:table-cell>
          <table:table-cell office:value-type="float" office:value="4447.659" calcext:value-type="float">
            <text:p>4447.659</text:p>
          </table:table-cell>
          <table:table-cell office:value-type="float" office:value="1845.03" calcext:value-type="float">
            <text:p>1845.03</text:p>
          </table:table-cell>
          <table:table-cell office:value-type="float" office:value="7220.329" calcext:value-type="float">
            <text:p>7220.329</text:p>
          </table:table-cell>
          <table:table-cell office:value-type="float" office:value="1299.31" calcext:value-type="float">
            <text:p>1299.31</text:p>
          </table:table-cell>
          <table:table-cell office:value-type="float" office:value="7036.016" calcext:value-type="float">
            <text:p>7036.016</text:p>
          </table:table-cell>
          <table:table-cell office:value-type="float" office:value="1859.302" calcext:value-type="float">
            <text:p>1859.302</text:p>
          </table:table-cell>
          <table:table-cell office:value-type="float" office:value="5.307" calcext:value-type="float">
            <text:p>5.307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3.55" calcext:value-type="float">
            <text:p>13.55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1.686" calcext:value-type="float">
            <text:p>-21.686</text:p>
          </table:table-cell>
          <table:table-cell office:value-type="float" office:value="45.09" calcext:value-type="float">
            <text:p>45.0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8.39" calcext:value-type="float">
            <text:p>158.39</text:p>
          </table:table-cell>
          <table:table-cell office:value-type="float" office:value="360.619" calcext:value-type="float">
            <text:p>360.619</text:p>
          </table:table-cell>
          <table:table-cell office:value-type="float" office:value="-270.439" calcext:value-type="float">
            <text:p>-270.43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4.85" calcext:value-type="float">
            <text:p>334.85</text:p>
          </table:table-cell>
          <table:table-cell office:value-type="float" office:value="60.03" calcext:value-type="float">
            <text:p>60.03</text:p>
          </table:table-cell>
          <table:table-cell office:value-type="float" office:value="2151.87" calcext:value-type="float">
            <text:p>2151.87</text:p>
          </table:table-cell>
          <table:table-cell office:value-type="float" office:value="442.731" calcext:value-type="float">
            <text:p>442.731</text:p>
          </table:table-cell>
          <table:table-cell office:value-type="float" office:value="1216.815" calcext:value-type="float">
            <text:p>1216.815</text:p>
          </table:table-cell>
          <table:table-cell office:value-type="float" office:value="-547.114" calcext:value-type="float">
            <text:p>-547.114</text:p>
          </table:table-cell>
          <table:table-cell office:value-type="float" office:value="4269.42" calcext:value-type="float">
            <text:p>4269.42</text:p>
          </table:table-cell>
          <table:table-cell office:value-type="float" office:value="1772.524" calcext:value-type="float">
            <text:p>1772.524</text:p>
          </table:table-cell>
          <table:table-cell office:value-type="float" office:value="6738.421" calcext:value-type="float">
            <text:p>6738.421</text:p>
          </table:table-cell>
          <table:table-cell office:value-type="float" office:value="1223.007" calcext:value-type="float">
            <text:p>1223.007</text:p>
          </table:table-cell>
          <table:table-cell office:value-type="float" office:value="6705.775" calcext:value-type="float">
            <text:p>6705.775</text:p>
          </table:table-cell>
          <table:table-cell office:value-type="float" office:value="1833.066" calcext:value-type="float">
            <text:p>1833.066</text:p>
          </table:table-cell>
          <table:table-cell office:value-type="float" office:value="4453.606" calcext:value-type="float">
            <text:p>4453.606</text:p>
          </table:table-cell>
          <table:table-cell office:value-type="float" office:value="1830.49" calcext:value-type="float">
            <text:p>1830.49</text:p>
          </table:table-cell>
          <table:table-cell office:value-type="float" office:value="7009.616" calcext:value-type="float">
            <text:p>7009.616</text:p>
          </table:table-cell>
          <table:table-cell office:value-type="float" office:value="1289.176" calcext:value-type="float">
            <text:p>1289.176</text:p>
          </table:table-cell>
          <table:table-cell office:value-type="float" office:value="7021.776" calcext:value-type="float">
            <text:p>7021.776</text:p>
          </table:table-cell>
          <table:table-cell office:value-type="float" office:value="1885.436" calcext:value-type="float">
            <text:p>1885.436</text:p>
          </table:table-cell>
          <table:table-cell office:value-type="float" office:value="14.973" calcext:value-type="float">
            <text:p>14.97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36.749" calcext:value-type="float">
            <text:p>36.749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58.235" calcext:value-type="float">
            <text:p>-58.235</text:p>
          </table:table-cell>
          <table:table-cell office:value-type="float" office:value="167.928" calcext:value-type="float">
            <text:p>167.92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67.026" calcext:value-type="float">
            <text:p>567.026</text:p>
          </table:table-cell>
          <table:table-cell office:value-type="float" office:value="1297.501" calcext:value-type="float">
            <text:p>1297.501</text:p>
          </table:table-cell>
          <table:table-cell office:value-type="float" office:value="-961.646" calcext:value-type="float">
            <text:p>-961.64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9.221" calcext:value-type="float">
            <text:p>199.221</text:p>
          </table:table-cell>
          <table:table-cell office:value-type="float" office:value="61.495" calcext:value-type="float">
            <text:p>61.495</text:p>
          </table:table-cell>
          <table:table-cell office:value-type="float" office:value="1329.505" calcext:value-type="float">
            <text:p>1329.505</text:p>
          </table:table-cell>
          <table:table-cell office:value-type="float" office:value="186.998" calcext:value-type="float">
            <text:p>186.998</text:p>
          </table:table-cell>
          <table:table-cell office:value-type="float" office:value="571.74" calcext:value-type="float">
            <text:p>571.74</text:p>
          </table:table-cell>
          <table:table-cell office:value-type="float" office:value="-173.297" calcext:value-type="float">
            <text:p>-173.297</text:p>
          </table:table-cell>
          <table:table-cell office:value-type="float" office:value="4256.426" calcext:value-type="float">
            <text:p>4256.426</text:p>
          </table:table-cell>
          <table:table-cell office:value-type="float" office:value="1758.516" calcext:value-type="float">
            <text:p>1758.516</text:p>
          </table:table-cell>
          <table:table-cell office:value-type="float" office:value="6636.645" calcext:value-type="float">
            <text:p>6636.645</text:p>
          </table:table-cell>
          <table:table-cell office:value-type="float" office:value="1211.571" calcext:value-type="float">
            <text:p>1211.571</text:p>
          </table:table-cell>
          <table:table-cell office:value-type="float" office:value="6669.999" calcext:value-type="float">
            <text:p>6669.999</text:p>
          </table:table-cell>
          <table:table-cell office:value-type="float" office:value="1842.853" calcext:value-type="float">
            <text:p>1842.853</text:p>
          </table:table-cell>
          <table:table-cell office:value-type="float" office:value="4442.314" calcext:value-type="float">
            <text:p>4442.314</text:p>
          </table:table-cell>
          <table:table-cell office:value-type="float" office:value="1832.544" calcext:value-type="float">
            <text:p>1832.544</text:p>
          </table:table-cell>
          <table:table-cell office:value-type="float" office:value="6985.797" calcext:value-type="float">
            <text:p>6985.797</text:p>
          </table:table-cell>
          <table:table-cell office:value-type="float" office:value="1276.621" calcext:value-type="float">
            <text:p>1276.621</text:p>
          </table:table-cell>
          <table:table-cell office:value-type="float" office:value="6985.473" calcext:value-type="float">
            <text:p>6985.473</text:p>
          </table:table-cell>
          <table:table-cell office:value-type="float" office:value="1899.154" calcext:value-type="float">
            <text:p>1899.154</text:p>
          </table:table-cell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4.176" calcext:value-type="float">
            <text:p>14.176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23.199" calcext:value-type="float">
            <text:p>-23.199</text:p>
          </table:table-cell>
          <table:table-cell office:value-type="float" office:value="54.548" calcext:value-type="float">
            <text:p>54.54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25.775" calcext:value-type="float">
            <text:p>225.775</text:p>
          </table:table-cell>
          <table:table-cell office:value-type="float" office:value="504.314" calcext:value-type="float">
            <text:p>504.314</text:p>
          </table:table-cell>
          <table:table-cell office:value-type="float" office:value="-395.218" calcext:value-type="float">
            <text:p>-395.2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4.647" calcext:value-type="float">
            <text:p>224.647</text:p>
          </table:table-cell>
          <table:table-cell office:value-type="float" office:value="62.211" calcext:value-type="float">
            <text:p>62.211</text:p>
          </table:table-cell>
          <table:table-cell office:value-type="float" office:value="2063.475" calcext:value-type="float">
            <text:p>2063.475</text:p>
          </table:table-cell>
          <table:table-cell office:value-type="float" office:value="276.919" calcext:value-type="float">
            <text:p>276.919</text:p>
          </table:table-cell>
          <table:table-cell office:value-type="float" office:value="776.299" calcext:value-type="float">
            <text:p>776.299</text:p>
          </table:table-cell>
          <table:table-cell office:value-type="float" office:value="-327.005" calcext:value-type="float">
            <text:p>-327.005</text:p>
          </table:table-cell>
          <table:table-cell office:value-type="float" office:value="4242.113" calcext:value-type="float">
            <text:p>4242.113</text:p>
          </table:table-cell>
          <table:table-cell office:value-type="float" office:value="1775.224" calcext:value-type="float">
            <text:p>1775.224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1186.564" calcext:value-type="float">
            <text:p>1186.564</text:p>
          </table:table-cell>
          <table:table-cell office:value-type="float" office:value="6605.87" calcext:value-type="float">
            <text:p>6605.87</text:p>
          </table:table-cell>
          <table:table-cell office:value-type="float" office:value="1878.355" calcext:value-type="float">
            <text:p>1878.355</text:p>
          </table:table-cell>
          <table:table-cell office:value-type="float" office:value="4428.052" calcext:value-type="float">
            <text:p>4428.052</text:p>
          </table:table-cell>
          <table:table-cell office:value-type="float" office:value="1815.503" calcext:value-type="float">
            <text:p>1815.503</text:p>
          </table:table-cell>
          <table:table-cell office:value-type="float" office:value="6887.091" calcext:value-type="float">
            <text:p>6887.091</text:p>
          </table:table-cell>
          <table:table-cell office:value-type="float" office:value="1256.256" calcext:value-type="float">
            <text:p>1256.256</text:p>
          </table:table-cell>
          <table:table-cell office:value-type="float" office:value="6930.643" calcext:value-type="float">
            <text:p>6930.643</text:p>
          </table:table-cell>
          <table:table-cell office:value-type="float" office:value="1925.462" calcext:value-type="float">
            <text:p>1925.462</text:p>
          </table:table-cell>
          <table:table-cell office:value-type="float" office:value="8.32" calcext:value-type="float">
            <text:p>8.32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2.657" calcext:value-type="float">
            <text:p>22.657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36.815" calcext:value-type="float">
            <text:p>-36.815</text:p>
          </table:table-cell>
          <table:table-cell office:value-type="float" office:value="113.146" calcext:value-type="float">
            <text:p>113.146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76.592" calcext:value-type="float">
            <text:p>376.592</text:p>
          </table:table-cell>
          <table:table-cell office:value-type="float" office:value="863.356" calcext:value-type="float">
            <text:p>863.356</text:p>
          </table:table-cell>
          <table:table-cell office:value-type="float" office:value="-637.064" calcext:value-type="float">
            <text:p>-637.0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432" calcext:value-type="float">
            <text:p>264.432</text:p>
          </table:table-cell>
          <table:table-cell office:value-type="float" office:value="63.747" calcext:value-type="float">
            <text:p>63.747</text:p>
          </table:table-cell>
          <table:table-cell office:value-type="float" office:value="2732.952" calcext:value-type="float">
            <text:p>2732.952</text:p>
          </table:table-cell>
          <table:table-cell office:value-type="float" office:value="382.463" calcext:value-type="float">
            <text:p>382.463</text:p>
          </table:table-cell>
          <table:table-cell office:value-type="float" office:value="1026.337" calcext:value-type="float">
            <text:p>1026.337</text:p>
          </table:table-cell>
          <table:table-cell office:value-type="float" office:value="-497.473" calcext:value-type="float">
            <text:p>-497.473</text:p>
          </table:table-cell>
          <table:table-cell office:value-type="float" office:value="4235.334" calcext:value-type="float">
            <text:p>4235.334</text:p>
          </table:table-cell>
          <table:table-cell office:value-type="float" office:value="1803.084" calcext:value-type="float">
            <text:p>1803.084</text:p>
          </table:table-cell>
          <table:table-cell office:value-type="float" office:value="6504.541" calcext:value-type="float">
            <text:p>6504.541</text:p>
          </table:table-cell>
          <table:table-cell office:value-type="float" office:value="1177.104" calcext:value-type="float">
            <text:p>1177.104</text:p>
          </table:table-cell>
          <table:table-cell office:value-type="float" office:value="6580.246" calcext:value-type="float">
            <text:p>6580.246</text:p>
          </table:table-cell>
          <table:table-cell office:value-type="float" office:value="1890.422" calcext:value-type="float">
            <text:p>1890.422</text:p>
          </table:table-cell>
          <table:table-cell office:value-type="float" office:value="4419.801" calcext:value-type="float">
            <text:p>4419.801</text:p>
          </table:table-cell>
          <table:table-cell office:value-type="float" office:value="1873.778" calcext:value-type="float">
            <text:p>1873.778</text:p>
          </table:table-cell>
          <table:table-cell office:value-type="float" office:value="6812.767" calcext:value-type="float">
            <text:p>6812.767</text:p>
          </table:table-cell>
          <table:table-cell office:value-type="float" office:value="1244.946" calcext:value-type="float">
            <text:p>1244.946</text:p>
          </table:table-cell>
          <table:table-cell office:value-type="float" office:value="6899.861" calcext:value-type="float">
            <text:p>6899.861</text:p>
          </table:table-cell>
          <table:table-cell office:value-type="float" office:value="1939.741" calcext:value-type="float">
            <text:p>1939.741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31.885" calcext:value-type="float">
            <text:p>31.885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53.704" calcext:value-type="float">
            <text:p>-53.704</text:p>
          </table:table-cell>
          <table:table-cell office:value-type="float" office:value="150.616" calcext:value-type="float">
            <text:p>150.61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652.241" calcext:value-type="float">
            <text:p>652.241</text:p>
          </table:table-cell>
          <table:table-cell office:value-type="float" office:value="1449.947" calcext:value-type="float">
            <text:p>1449.947</text:p>
          </table:table-cell>
          <table:table-cell office:value-type="float" office:value="-1148.716" calcext:value-type="float">
            <text:p>-1148.71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49" calcext:value-type="float">
            <text:p>186.649</text:p>
          </table:table-cell>
          <table:table-cell office:value-type="float" office:value="60.377" calcext:value-type="float">
            <text:p>60.377</text:p>
          </table:table-cell>
          <table:table-cell office:value-type="float" office:value="701.947" calcext:value-type="float">
            <text:p>701.947</text:p>
          </table:table-cell>
          <table:table-cell office:value-type="float" office:value="136.646" calcext:value-type="float">
            <text:p>136.646</text:p>
          </table:table-cell>
          <table:table-cell office:value-type="float" office:value="458.862" calcext:value-type="float">
            <text:p>458.862</text:p>
          </table:table-cell>
          <table:table-cell office:value-type="float" office:value="-85.565" calcext:value-type="float">
            <text:p>-85.565</text:p>
          </table:table-cell>
          <table:table-cell office:value-type="float" office:value="4233.237" calcext:value-type="float">
            <text:p>4233.237</text:p>
          </table:table-cell>
          <table:table-cell office:value-type="float" office:value="1799.707" calcext:value-type="float">
            <text:p>1799.707</text:p>
          </table:table-cell>
          <table:table-cell office:value-type="float" office:value="6473.054" calcext:value-type="float">
            <text:p>6473.054</text:p>
          </table:table-cell>
          <table:table-cell office:value-type="float" office:value="1177.896" calcext:value-type="float">
            <text:p>1177.896</text:p>
          </table:table-cell>
          <table:table-cell office:value-type="float" office:value="6579.725" calcext:value-type="float">
            <text:p>6579.725</text:p>
          </table:table-cell>
          <table:table-cell office:value-type="float" office:value="1886.749" calcext:value-type="float">
            <text:p>1886.749</text:p>
          </table:table-cell>
          <table:table-cell office:value-type="float" office:value="4416.792" calcext:value-type="float">
            <text:p>4416.792</text:p>
          </table:table-cell>
          <table:table-cell office:value-type="float" office:value="1851.222" calcext:value-type="float">
            <text:p>1851.222</text:p>
          </table:table-cell>
          <table:table-cell office:value-type="float" office:value="6789.556" calcext:value-type="float">
            <text:p>6789.556</text:p>
          </table:table-cell>
          <table:table-cell office:value-type="float" office:value="1241.845" calcext:value-type="float">
            <text:p>1241.845</text:p>
          </table:table-cell>
          <table:table-cell office:value-type="float" office:value="6890.675" calcext:value-type="float">
            <text:p>6890.675</text:p>
          </table:table-cell>
          <table:table-cell office:value-type="float" office:value="1942.91" calcext:value-type="float">
            <text:p>1942.91</text:p>
          </table:table-cell>
          <table:table-cell office:value-type="float" office:value="4.547" calcext:value-type="float">
            <text:p>4.5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954" calcext:value-type="float">
            <text:p>7.954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11.298" calcext:value-type="float">
            <text:p>-11.298</text:p>
          </table:table-cell>
          <table:table-cell office:value-type="float" office:value="68.4" calcext:value-type="float">
            <text:p>68.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.465" calcext:value-type="float">
            <text:p>148.465</text:p>
          </table:table-cell>
          <table:table-cell office:value-type="float" office:value="364.157" calcext:value-type="float">
            <text:p>364.157</text:p>
          </table:table-cell>
          <table:table-cell office:value-type="float" office:value="-227.358" calcext:value-type="float">
            <text:p>-227.3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1.784" calcext:value-type="float">
            <text:p>261.784</text:p>
          </table:table-cell>
          <table:table-cell office:value-type="float" office:value="62.983" calcext:value-type="float">
            <text:p>62.983</text:p>
          </table:table-cell>
          <table:table-cell office:value-type="float" office:value="1997.371" calcext:value-type="float">
            <text:p>1997.371</text:p>
          </table:table-cell>
          <table:table-cell office:value-type="float" office:value="304.249" calcext:value-type="float">
            <text:p>304.249</text:p>
          </table:table-cell>
          <table:table-cell office:value-type="float" office:value="867.879" calcext:value-type="float">
            <text:p>867.879</text:p>
          </table:table-cell>
          <table:table-cell office:value-type="float" office:value="-344.311" calcext:value-type="float">
            <text:p>-344.311</text:p>
          </table:table-cell>
          <table:table-cell office:value-type="float" office:value="4230.341" calcext:value-type="float">
            <text:p>4230.341</text:p>
          </table:table-cell>
          <table:table-cell office:value-type="float" office:value="1788.343" calcext:value-type="float">
            <text:p>1788.343</text:p>
          </table:table-cell>
          <table:table-cell office:value-type="float" office:value="6484.757" calcext:value-type="float">
            <text:p>6484.757</text:p>
          </table:table-cell>
          <table:table-cell office:value-type="float" office:value="1172.207" calcext:value-type="float">
            <text:p>1172.207</text:p>
          </table:table-cell>
          <table:table-cell office:value-type="float" office:value="6565.497" calcext:value-type="float">
            <text:p>6565.497</text:p>
          </table:table-cell>
          <table:table-cell office:value-type="float" office:value="1895.185" calcext:value-type="float">
            <text:p>1895.185</text:p>
          </table:table-cell>
          <table:table-cell office:value-type="float" office:value="4416.442" calcext:value-type="float">
            <text:p>4416.442</text:p>
          </table:table-cell>
          <table:table-cell office:value-type="float" office:value="1833.569" calcext:value-type="float">
            <text:p>1833.569</text:p>
          </table:table-cell>
          <table:table-cell office:value-type="float" office:value="6796.533" calcext:value-type="float">
            <text:p>6796.533</text:p>
          </table:table-cell>
          <table:table-cell office:value-type="float" office:value="1237.811" calcext:value-type="float">
            <text:p>1237.811</text:p>
          </table:table-cell>
          <table:table-cell office:value-type="float" office:value="6882.288" calcext:value-type="float">
            <text:p>6882.288</text:p>
          </table:table-cell>
          <table:table-cell office:value-type="float" office:value="1950.597" calcext:value-type="float">
            <text:p>1950.597</text:p>
          </table:table-cell>
          <table:table-cell office:value-type="float" office:value="9.613" calcext:value-type="float">
            <text:p>9.61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25.26" calcext:value-type="float">
            <text:p>25.26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40.708" calcext:value-type="float">
            <text:p>-40.708</text:p>
          </table:table-cell>
          <table:table-cell office:value-type="float" office:value="217.358" calcext:value-type="float">
            <text:p>217.35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621.649" calcext:value-type="float">
            <text:p>621.649</text:p>
          </table:table-cell>
          <table:table-cell office:value-type="float" office:value="1455.747" calcext:value-type="float">
            <text:p>1455.747</text:p>
          </table:table-cell>
          <table:table-cell office:value-type="float" office:value="-1021.031" calcext:value-type="float">
            <text:p>-1021.0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0.717" calcext:value-type="float">
            <text:p>180.717</text:p>
          </table:table-cell>
          <table:table-cell office:value-type="float" office:value="64.866" calcext:value-type="float">
            <text:p>64.866</text:p>
          </table:table-cell>
          <table:table-cell office:value-type="float" office:value="845.033" calcext:value-type="float">
            <text:p>845.033</text:p>
          </table:table-cell>
          <table:table-cell office:value-type="float" office:value="151.983" calcext:value-type="float">
            <text:p>151.983</text:p>
          </table:table-cell>
          <table:table-cell office:value-type="float" office:value="483.484" calcext:value-type="float">
            <text:p>483.484</text:p>
          </table:table-cell>
          <table:table-cell office:value-type="float" office:value="-122.049" calcext:value-type="float">
            <text:p>-122.049</text:p>
          </table:table-cell>
          <table:table-cell office:value-type="float" office:value="4217.302" calcext:value-type="float">
            <text:p>4217.302</text:p>
          </table:table-cell>
          <table:table-cell office:value-type="float" office:value="1782.884" calcext:value-type="float">
            <text:p>1782.884</text:p>
          </table:table-cell>
          <table:table-cell office:value-type="float" office:value="6461.019" calcext:value-type="float">
            <text:p>6461.019</text:p>
          </table:table-cell>
          <table:table-cell office:value-type="float" office:value="1173.42" calcext:value-type="float">
            <text:p>1173.42</text:p>
          </table:table-cell>
          <table:table-cell office:value-type="float" office:value="6554.874" calcext:value-type="float">
            <text:p>6554.874</text:p>
          </table:table-cell>
          <table:table-cell office:value-type="float" office:value="1879.73" calcext:value-type="float">
            <text:p>1879.73</text:p>
          </table:table-cell>
          <table:table-cell office:value-type="float" office:value="4404.087" calcext:value-type="float">
            <text:p>4404.087</text:p>
          </table:table-cell>
          <table:table-cell office:value-type="float" office:value="1813.733" calcext:value-type="float">
            <text:p>1813.733</text:p>
          </table:table-cell>
          <table:table-cell office:value-type="float" office:value="6791.665" calcext:value-type="float">
            <text:p>6791.665</text:p>
          </table:table-cell>
          <table:table-cell office:value-type="float" office:value="1239.432" calcext:value-type="float">
            <text:p>1239.432</text:p>
          </table:table-cell>
          <table:table-cell office:value-type="float" office:value="6873.161" calcext:value-type="float">
            <text:p>6873.161</text:p>
          </table:table-cell>
          <table:table-cell office:value-type="float" office:value="1935.013" calcext:value-type="float">
            <text:p>1935.013</text:p>
          </table:table-cell>
          <table:table-cell office:value-type="float" office:value="4.307" calcext:value-type="float">
            <text:p>4.30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1.415" calcext:value-type="float">
            <text:p>11.415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18.432" calcext:value-type="float">
            <text:p>-18.432</text:p>
          </table:table-cell>
          <table:table-cell office:value-type="float" office:value="108.138" calcext:value-type="float">
            <text:p>108.13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95.764" calcext:value-type="float">
            <text:p>395.764</text:p>
          </table:table-cell>
          <table:table-cell office:value-type="float" office:value="896.539" calcext:value-type="float">
            <text:p>896.539</text:p>
          </table:table-cell>
          <table:table-cell office:value-type="float" office:value="-680.264" calcext:value-type="float">
            <text:p>-680.2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90.176" calcext:value-type="float">
            <text:p>190.176</text:p>
          </table:table-cell>
          <table:table-cell office:value-type="float" office:value="60.444" calcext:value-type="float">
            <text:p>60.444</text:p>
          </table:table-cell>
          <table:table-cell office:value-type="float" office:value="1224.321" calcext:value-type="float">
            <text:p>1224.321</text:p>
          </table:table-cell>
          <table:table-cell office:value-type="float" office:value="183.642" calcext:value-type="float">
            <text:p>183.642</text:p>
          </table:table-cell>
          <table:table-cell office:value-type="float" office:value="556.01" calcext:value-type="float">
            <text:p>556.01</text:p>
          </table:table-cell>
          <table:table-cell office:value-type="float" office:value="-175.657" calcext:value-type="float">
            <text:p>-175.657</text:p>
          </table:table-cell>
          <table:table-cell office:value-type="float" office:value="4226.793" calcext:value-type="float">
            <text:p>4226.793</text:p>
          </table:table-cell>
          <table:table-cell office:value-type="float" office:value="1872.319" calcext:value-type="float">
            <text:p>1872.319</text:p>
          </table:table-cell>
          <table:table-cell office:value-type="float" office:value="6567.315" calcext:value-type="float">
            <text:p>6567.315</text:p>
          </table:table-cell>
          <table:table-cell office:value-type="float" office:value="1175.67" calcext:value-type="float">
            <text:p>1175.67</text:p>
          </table:table-cell>
          <table:table-cell office:value-type="float" office:value="6568.847" calcext:value-type="float">
            <text:p>6568.847</text:p>
          </table:table-cell>
          <table:table-cell office:value-type="float" office:value="1884.738" calcext:value-type="float">
            <text:p>1884.738</text:p>
          </table:table-cell>
          <table:table-cell office:value-type="float" office:value="4408.808" calcext:value-type="float">
            <text:p>4408.808</text:p>
          </table:table-cell>
          <table:table-cell office:value-type="float" office:value="1879.763" calcext:value-type="float">
            <text:p>1879.763</text:p>
          </table:table-cell>
          <table:table-cell office:value-type="float" office:value="6907.279" calcext:value-type="float">
            <text:p>6907.279</text:p>
          </table:table-cell>
          <table:table-cell office:value-type="float" office:value="1236.827" calcext:value-type="float">
            <text:p>1236.827</text:p>
          </table:table-cell>
          <table:table-cell office:value-type="float" office:value="6872.693" calcext:value-type="float">
            <text:p>6872.693</text:p>
          </table:table-cell>
          <table:table-cell office:value-type="float" office:value="1944.923" calcext:value-type="float">
            <text:p>1944.923</text:p>
          </table:table-cell>
          <table:table-cell office:value-type="float" office:value="5.387" calcext:value-type="float">
            <text:p>5.3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.854" calcext:value-type="float">
            <text:p>13.854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22.213" calcext:value-type="float">
            <text:p>-22.213</text:p>
          </table:table-cell>
          <table:table-cell office:value-type="float" office:value="123.685" calcext:value-type="float">
            <text:p>123.68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6.547" calcext:value-type="float">
            <text:p>346.547</text:p>
          </table:table-cell>
          <table:table-cell office:value-type="float" office:value="814.043" calcext:value-type="float">
            <text:p>814.043</text:p>
          </table:table-cell>
          <table:table-cell office:value-type="float" office:value="-566.672" calcext:value-type="float">
            <text:p>-566.6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86.675" calcext:value-type="float">
            <text:p>186.675</text:p>
          </table:table-cell>
          <table:table-cell office:value-type="float" office:value="62.151" calcext:value-type="float">
            <text:p>62.151</text:p>
          </table:table-cell>
          <table:table-cell office:value-type="float" office:value="981.34" calcext:value-type="float">
            <text:p>981.34</text:p>
          </table:table-cell>
          <table:table-cell office:value-type="float" office:value="171.567" calcext:value-type="float">
            <text:p>171.567</text:p>
          </table:table-cell>
          <table:table-cell office:value-type="float" office:value="528.453" calcext:value-type="float">
            <text:p>528.453</text:p>
          </table:table-cell>
          <table:table-cell office:value-type="float" office:value="-155.104" calcext:value-type="float">
            <text:p>-155.104</text:p>
          </table:table-cell>
          <table:table-cell office:value-type="float" office:value="4216.543" calcext:value-type="float">
            <text:p>4216.543</text:p>
          </table:table-cell>
          <table:table-cell office:value-type="float" office:value="1813.143" calcext:value-type="float">
            <text:p>1813.143</text:p>
          </table:table-cell>
          <table:table-cell office:value-type="float" office:value="6533.678" calcext:value-type="float">
            <text:p>6533.678</text:p>
          </table:table-cell>
          <table:table-cell office:value-type="float" office:value="1133.223" calcext:value-type="float">
            <text:p>1133.223</text:p>
          </table:table-cell>
          <table:table-cell office:value-type="float" office:value="6474.038" calcext:value-type="float">
            <text:p>6474.038</text:p>
          </table:table-cell>
          <table:table-cell office:value-type="float" office:value="1959.047" calcext:value-type="float">
            <text:p>1959.047</text:p>
          </table:table-cell>
          <table:table-cell office:value-type="float" office:value="4399.17" calcext:value-type="float">
            <text:p>4399.17</text:p>
          </table:table-cell>
          <table:table-cell office:value-type="float" office:value="1894.79" calcext:value-type="float">
            <text:p>1894.79</text:p>
          </table:table-cell>
          <table:table-cell office:value-type="float" office:value="6844.046" calcext:value-type="float">
            <text:p>6844.046</text:p>
          </table:table-cell>
          <table:table-cell office:value-type="float" office:value="1204.492" calcext:value-type="float">
            <text:p>1204.492</text:p>
          </table:table-cell>
          <table:table-cell office:value-type="float" office:value="6798.641" calcext:value-type="float">
            <text:p>6798.641</text:p>
          </table:table-cell>
          <table:table-cell office:value-type="float" office:value="1999.7" calcext:value-type="float">
            <text:p>1999.7</text:p>
          </table:table-cell>
          <table:table-cell office:value-type="float" office:value="6.053" calcext:value-type="float">
            <text:p>6.05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.464" calcext:value-type="float">
            <text:p>13.464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20.768" calcext:value-type="float">
            <text:p>-20.768</text:p>
          </table:table-cell>
          <table:table-cell office:value-type="float" office:value="207.106" calcext:value-type="float">
            <text:p>207.10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87.905" calcext:value-type="float">
            <text:p>687.905</text:p>
          </table:table-cell>
          <table:table-cell office:value-type="float" office:value="1577.484" calcext:value-type="float">
            <text:p>1577.484</text:p>
          </table:table-cell>
          <table:table-cell office:value-type="float" office:value="-1163.271" calcext:value-type="float">
            <text:p>-1163.2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0.902" calcext:value-type="float">
            <text:p>220.902</text:p>
          </table:table-cell>
          <table:table-cell office:value-type="float" office:value="61.63" calcext:value-type="float">
            <text:p>61.63</text:p>
          </table:table-cell>
          <table:table-cell office:value-type="float" office:value="1488.924" calcext:value-type="float">
            <text:p>1488.924</text:p>
          </table:table-cell>
          <table:table-cell office:value-type="float" office:value="220.057" calcext:value-type="float">
            <text:p>220.057</text:p>
          </table:table-cell>
          <table:table-cell office:value-type="float" office:value="659.277" calcext:value-type="float">
            <text:p>659.277</text:p>
          </table:table-cell>
          <table:table-cell office:value-type="float" office:value="-217.473" calcext:value-type="float">
            <text:p>-217.473</text:p>
          </table:table-cell>
          <table:table-cell office:value-type="float" office:value="4217.027" calcext:value-type="float">
            <text:p>4217.027</text:p>
          </table:table-cell>
          <table:table-cell office:value-type="float" office:value="1849.724" calcext:value-type="float">
            <text:p>1849.724</text:p>
          </table:table-cell>
          <table:table-cell office:value-type="float" office:value="6466.515" calcext:value-type="float">
            <text:p>6466.515</text:p>
          </table:table-cell>
          <table:table-cell office:value-type="float" office:value="1128.314" calcext:value-type="float">
            <text:p>1128.314</text:p>
          </table:table-cell>
          <table:table-cell office:value-type="float" office:value="6464.744" calcext:value-type="float">
            <text:p>6464.744</text:p>
          </table:table-cell>
          <table:table-cell office:value-type="float" office:value="1969.311" calcext:value-type="float">
            <text:p>1969.311</text:p>
          </table:table-cell>
          <table:table-cell office:value-type="float" office:value="4401.017" calcext:value-type="float">
            <text:p>4401.017</text:p>
          </table:table-cell>
          <table:table-cell office:value-type="float" office:value="1870.587" calcext:value-type="float">
            <text:p>1870.587</text:p>
          </table:table-cell>
          <table:table-cell office:value-type="float" office:value="6804.872" calcext:value-type="float">
            <text:p>6804.872</text:p>
          </table:table-cell>
          <table:table-cell office:value-type="float" office:value="1195.77" calcext:value-type="float">
            <text:p>1195.77</text:p>
          </table:table-cell>
          <table:table-cell office:value-type="float" office:value="6783.113" calcext:value-type="float">
            <text:p>6783.113</text:p>
          </table:table-cell>
          <table:table-cell office:value-type="float" office:value="2018.92" calcext:value-type="float">
            <text:p>2018.92</text:p>
          </table:table-cell>
          <table:table-cell office:value-type="float" office:value="6.907" calcext:value-type="float">
            <text:p>6.907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6.65" calcext:value-type="float">
            <text:p>16.65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26.262" calcext:value-type="float">
            <text:p>-26.262</text:p>
          </table:table-cell>
          <table:table-cell office:value-type="float" office:value="205.688" calcext:value-type="float">
            <text:p>205.6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11.486" calcext:value-type="float">
            <text:p>711.486</text:p>
          </table:table-cell>
          <table:table-cell office:value-type="float" office:value="1623.04" calcext:value-type="float">
            <text:p>1623.04</text:p>
          </table:table-cell>
          <table:table-cell office:value-type="float" office:value="-1211.665" calcext:value-type="float">
            <text:p>-1211.6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4.401" calcext:value-type="float">
            <text:p>214.401</text:p>
          </table:table-cell>
          <table:table-cell office:value-type="float" office:value="61.07" calcext:value-type="float">
            <text:p>61.07</text:p>
          </table:table-cell>
          <table:table-cell office:value-type="float" office:value="975.542" calcext:value-type="float">
            <text:p>975.542</text:p>
          </table:table-cell>
          <table:table-cell office:value-type="float" office:value="168.516" calcext:value-type="float">
            <text:p>168.516</text:p>
          </table:table-cell>
          <table:table-cell office:value-type="float" office:value="550.103" calcext:value-type="float">
            <text:p>550.103</text:p>
          </table:table-cell>
          <table:table-cell office:value-type="float" office:value="-121.301" calcext:value-type="float">
            <text:p>-121.301</text:p>
          </table:table-cell>
          <table:table-cell office:value-type="float" office:value="4231.118" calcext:value-type="float">
            <text:p>4231.118</text:p>
          </table:table-cell>
          <table:table-cell office:value-type="float" office:value="1813.121" calcext:value-type="float">
            <text:p>1813.121</text:p>
          </table:table-cell>
          <table:table-cell office:value-type="float" office:value="6480.111" calcext:value-type="float">
            <text:p>6480.111</text:p>
          </table:table-cell>
          <table:table-cell office:value-type="float" office:value="1099.766" calcext:value-type="float">
            <text:p>1099.766</text:p>
          </table:table-cell>
          <table:table-cell office:value-type="float" office:value="6421.965" calcext:value-type="float">
            <text:p>6421.965</text:p>
          </table:table-cell>
          <table:table-cell office:value-type="float" office:value="2040.271" calcext:value-type="float">
            <text:p>2040.271</text:p>
          </table:table-cell>
          <table:table-cell office:value-type="float" office:value="4411.904" calcext:value-type="float">
            <text:p>4411.904</text:p>
          </table:table-cell>
          <table:table-cell office:value-type="float" office:value="1848.354" calcext:value-type="float">
            <text:p>1848.354</text:p>
          </table:table-cell>
          <table:table-cell office:value-type="float" office:value="6773.255" calcext:value-type="float">
            <text:p>6773.255</text:p>
          </table:table-cell>
          <table:table-cell office:value-type="float" office:value="1162.495" calcext:value-type="float">
            <text:p>1162.495</text:p>
          </table:table-cell>
          <table:table-cell office:value-type="float" office:value="6727.713" calcext:value-type="float">
            <text:p>6727.713</text:p>
          </table:table-cell>
          <table:table-cell office:value-type="float" office:value="2096.095" calcext:value-type="float">
            <text:p>2096.095</text:p>
          </table:table-cell>
          <table:table-cell office:value-type="float" office:value="6.333" calcext:value-type="float">
            <text:p>6.33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1.19" calcext:value-type="float">
            <text:p>11.19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15.958" calcext:value-type="float">
            <text:p>-15.958</text:p>
          </table:table-cell>
          <table:table-cell office:value-type="float" office:value="186.247" calcext:value-type="float">
            <text:p>186.24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19.763" calcext:value-type="float">
            <text:p>419.763</text:p>
          </table:table-cell>
          <table:table-cell office:value-type="float" office:value="1022.459" calcext:value-type="float">
            <text:p>1022.459</text:p>
          </table:table-cell>
          <table:table-cell office:value-type="float" office:value="-649.965" calcext:value-type="float">
            <text:p>-649.96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3" calcext:value-type="float">
            <text:p>291.3</text:p>
          </table:table-cell>
          <table:table-cell office:value-type="float" office:value="62.654" calcext:value-type="float">
            <text:p>62.654</text:p>
          </table:table-cell>
          <table:table-cell office:value-type="float" office:value="2469.659" calcext:value-type="float">
            <text:p>2469.659</text:p>
          </table:table-cell>
          <table:table-cell office:value-type="float" office:value="410.01" calcext:value-type="float">
            <text:p>410.01</text:p>
          </table:table-cell>
          <table:table-cell office:value-type="float" office:value="1108.081" calcext:value-type="float">
            <text:p>1108.081</text:p>
          </table:table-cell>
          <table:table-cell office:value-type="float" office:value="-525.481" calcext:value-type="float">
            <text:p>-525.481</text:p>
          </table:table-cell>
          <table:table-cell office:value-type="float" office:value="4271.824" calcext:value-type="float">
            <text:p>4271.824</text:p>
          </table:table-cell>
          <table:table-cell office:value-type="float" office:value="1830.615" calcext:value-type="float">
            <text:p>1830.615</text:p>
          </table:table-cell>
          <table:table-cell office:value-type="float" office:value="6447.693" calcext:value-type="float">
            <text:p>6447.693</text:p>
          </table:table-cell>
          <table:table-cell office:value-type="float" office:value="1071.806" calcext:value-type="float">
            <text:p>1071.806</text:p>
          </table:table-cell>
          <table:table-cell office:value-type="float" office:value="6406.971" calcext:value-type="float">
            <text:p>6406.971</text:p>
          </table:table-cell>
          <table:table-cell office:value-type="float" office:value="2136.678" calcext:value-type="float">
            <text:p>2136.678</text:p>
          </table:table-cell>
          <table:table-cell office:value-type="float" office:value="4459.91" calcext:value-type="float">
            <text:p>4459.91</text:p>
          </table:table-cell>
          <table:table-cell office:value-type="float" office:value="1902.507" calcext:value-type="float">
            <text:p>1902.507</text:p>
          </table:table-cell>
          <table:table-cell office:value-type="float" office:value="6721.6" calcext:value-type="float">
            <text:p>6721.6</text:p>
          </table:table-cell>
          <table:table-cell office:value-type="float" office:value="1130.281" calcext:value-type="float">
            <text:p>1130.281</text:p>
          </table:table-cell>
          <table:table-cell office:value-type="float" office:value="6711.546" calcext:value-type="float">
            <text:p>6711.546</text:p>
          </table:table-cell>
          <table:table-cell office:value-type="float" office:value="2208.274" calcext:value-type="float">
            <text:p>2208.274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38.112" calcext:value-type="float">
            <text:p>38.112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61.524" calcext:value-type="float">
            <text:p>-61.524</text:p>
          </table:table-cell>
          <table:table-cell office:value-type="float" office:value="524.098" calcext:value-type="float">
            <text:p>524.098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713.424" calcext:value-type="float">
            <text:p>1713.424</text:p>
          </table:table-cell>
          <table:table-cell office:value-type="float" office:value="3937.414" calcext:value-type="float">
            <text:p>3937.414</text:p>
          </table:table-cell>
          <table:table-cell office:value-type="float" office:value="-2889.219" calcext:value-type="float">
            <text:p>-2889.2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4.437" calcext:value-type="float">
            <text:p>324.437</text:p>
          </table:table-cell>
          <table:table-cell office:value-type="float" office:value="62.223" calcext:value-type="float">
            <text:p>62.223</text:p>
          </table:table-cell>
          <table:table-cell office:value-type="float" office:value="3199.766" calcext:value-type="float">
            <text:p>3199.766</text:p>
          </table:table-cell>
          <table:table-cell office:value-type="float" office:value="532.959" calcext:value-type="float">
            <text:p>532.959</text:p>
          </table:table-cell>
          <table:table-cell office:value-type="float" office:value="1386.146" calcext:value-type="float">
            <text:p>1386.146</text:p>
          </table:table-cell>
          <table:table-cell office:value-type="float" office:value="-737.272" calcext:value-type="float">
            <text:p>-737.272</text:p>
          </table:table-cell>
          <table:table-cell office:value-type="float" office:value="4303.875" calcext:value-type="float">
            <text:p>4303.875</text:p>
          </table:table-cell>
          <table:table-cell office:value-type="float" office:value="1833.283" calcext:value-type="float">
            <text:p>1833.283</text:p>
          </table:table-cell>
          <table:table-cell office:value-type="float" office:value="6428.344" calcext:value-type="float">
            <text:p>6428.344</text:p>
          </table:table-cell>
          <table:table-cell office:value-type="float" office:value="1121.59" calcext:value-type="float">
            <text:p>1121.59</text:p>
          </table:table-cell>
          <table:table-cell office:value-type="float" office:value="6538.197" calcext:value-type="float">
            <text:p>6538.197</text:p>
          </table:table-cell>
          <table:table-cell office:value-type="float" office:value="2069.553" calcext:value-type="float">
            <text:p>2069.553</text:p>
          </table:table-cell>
          <table:table-cell office:value-type="float" office:value="4493.088" calcext:value-type="float">
            <text:p>4493.088</text:p>
          </table:table-cell>
          <table:table-cell office:value-type="float" office:value="1890.237" calcext:value-type="float">
            <text:p>1890.237</text:p>
          </table:table-cell>
          <table:table-cell office:value-type="float" office:value="6737.167" calcext:value-type="float">
            <text:p>6737.167</text:p>
          </table:table-cell>
          <table:table-cell office:value-type="float" office:value="1181.506" calcext:value-type="float">
            <text:p>1181.506</text:p>
          </table:table-cell>
          <table:table-cell office:value-type="float" office:value="6846.768" calcext:value-type="float">
            <text:p>6846.768</text:p>
          </table:table-cell>
          <table:table-cell office:value-type="float" office:value="2139.409" calcext:value-type="float">
            <text:p>2139.409</text:p>
          </table:table-cell>
          <table:table-cell office:value-type="float" office:value="17.173" calcext:value-type="float">
            <text:p>17.173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46.241" calcext:value-type="float">
            <text:p>46.24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74.943" calcext:value-type="float">
            <text:p>-74.943</text:p>
          </table:table-cell>
          <table:table-cell office:value-type="float" office:value="514.959" calcext:value-type="float">
            <text:p>514.95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1465.411" calcext:value-type="float">
            <text:p>1465.411</text:p>
          </table:table-cell>
          <table:table-cell office:value-type="float" office:value="3434.209" calcext:value-type="float">
            <text:p>3434.209</text:p>
          </table:table-cell>
          <table:table-cell office:value-type="float" office:value="-2404.29" calcext:value-type="float">
            <text:p>-2404.2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8.685" calcext:value-type="float">
            <text:p>308.685</text:p>
          </table:table-cell>
          <table:table-cell office:value-type="float" office:value="61.38" calcext:value-type="float">
            <text:p>61.38</text:p>
          </table:table-cell>
          <table:table-cell office:value-type="float" office:value="2906.448" calcext:value-type="float">
            <text:p>2906.448</text:p>
          </table:table-cell>
          <table:table-cell office:value-type="float" office:value="552.184" calcext:value-type="float">
            <text:p>552.184</text:p>
          </table:table-cell>
          <table:table-cell office:value-type="float" office:value="1408.692" calcext:value-type="float">
            <text:p>1408.692</text:p>
          </table:table-cell>
          <table:table-cell office:value-type="float" office:value="-791.321" calcext:value-type="float">
            <text:p>-791.321</text:p>
          </table:table-cell>
          <table:table-cell office:value-type="float" office:value="4337.512" calcext:value-type="float">
            <text:p>4337.512</text:p>
          </table:table-cell>
          <table:table-cell office:value-type="float" office:value="1845.591" calcext:value-type="float">
            <text:p>1845.591</text:p>
          </table:table-cell>
          <table:table-cell office:value-type="float" office:value="6319.253" calcext:value-type="float">
            <text:p>6319.253</text:p>
          </table:table-cell>
          <table:table-cell office:value-type="float" office:value="1081.482" calcext:value-type="float">
            <text:p>1081.482</text:p>
          </table:table-cell>
          <table:table-cell office:value-type="float" office:value="6491.934" calcext:value-type="float">
            <text:p>6491.934</text:p>
          </table:table-cell>
          <table:table-cell office:value-type="float" office:value="2183.09" calcext:value-type="float">
            <text:p>2183.09</text:p>
          </table:table-cell>
          <table:table-cell office:value-type="float" office:value="4528.242" calcext:value-type="float">
            <text:p>4528.242</text:p>
          </table:table-cell>
          <table:table-cell office:value-type="float" office:value="1866.675" calcext:value-type="float">
            <text:p>1866.675</text:p>
          </table:table-cell>
          <table:table-cell office:value-type="float" office:value="6623.538" calcext:value-type="float">
            <text:p>6623.538</text:p>
          </table:table-cell>
          <table:table-cell office:value-type="float" office:value="1144.003" calcext:value-type="float">
            <text:p>1144.003</text:p>
          </table:table-cell>
          <table:table-cell office:value-type="float" office:value="6807.213" calcext:value-type="float">
            <text:p>6807.213</text:p>
          </table:table-cell>
          <table:table-cell office:value-type="float" office:value="2249.271" calcext:value-type="float">
            <text:p>2249.271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49.504" calcext:value-type="float">
            <text:p>49.504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82.017" calcext:value-type="float">
            <text:p>-82.017</text:p>
          </table:table-cell>
          <table:table-cell office:value-type="float" office:value="739.961" calcext:value-type="float">
            <text:p>739.96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495.627" calcext:value-type="float">
            <text:p>2495.627</text:p>
          </table:table-cell>
          <table:table-cell office:value-type="float" office:value="5711.506" calcext:value-type="float">
            <text:p>5711.506</text:p>
          </table:table-cell>
          <table:table-cell office:value-type="float" office:value="-4231.584" calcext:value-type="float">
            <text:p>-4231.5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468" calcext:value-type="float">
            <text:p>260.468</text:p>
          </table:table-cell>
          <table:table-cell office:value-type="float" office:value="60.139" calcext:value-type="float">
            <text:p>60.139</text:p>
          </table:table-cell>
          <table:table-cell office:value-type="float" office:value="1667.733" calcext:value-type="float">
            <text:p>1667.733</text:p>
          </table:table-cell>
          <table:table-cell office:value-type="float" office:value="316.561" calcext:value-type="float">
            <text:p>316.561</text:p>
          </table:table-cell>
          <table:table-cell office:value-type="float" office:value="891.09" calcext:value-type="float">
            <text:p>891.09</text:p>
          </table:table-cell>
          <table:table-cell office:value-type="float" office:value="-370.153" calcext:value-type="float">
            <text:p>-370.153</text:p>
          </table:table-cell>
          <table:table-cell office:value-type="float" office:value="4359.905" calcext:value-type="float">
            <text:p>4359.905</text:p>
          </table:table-cell>
          <table:table-cell office:value-type="float" office:value="1793.48" calcext:value-type="float">
            <text:p>1793.48</text:p>
          </table:table-cell>
          <table:table-cell office:value-type="float" office:value="7077.235" calcext:value-type="float">
            <text:p>7077.235</text:p>
          </table:table-cell>
          <table:table-cell office:value-type="float" office:value="1088.586" calcext:value-type="float">
            <text:p>1088.586</text:p>
          </table:table-cell>
          <table:table-cell office:value-type="float" office:value="6528.479" calcext:value-type="float">
            <text:p>6528.479</text:p>
          </table:table-cell>
          <table:table-cell office:value-type="float" office:value="2191.33" calcext:value-type="float">
            <text:p>2191.33</text:p>
          </table:table-cell>
          <table:table-cell office:value-type="float" office:value="4548.587" calcext:value-type="float">
            <text:p>4548.587</text:p>
          </table:table-cell>
          <table:table-cell office:value-type="float" office:value="1879.979" calcext:value-type="float">
            <text:p>1879.979</text:p>
          </table:table-cell>
          <table:table-cell office:value-type="float" office:value="7372.635" calcext:value-type="float">
            <text:p>7372.635</text:p>
          </table:table-cell>
          <table:table-cell office:value-type="float" office:value="1147.538" calcext:value-type="float">
            <text:p>1147.538</text:p>
          </table:table-cell>
          <table:table-cell office:value-type="float" office:value="6834.599" calcext:value-type="float">
            <text:p>6834.599</text:p>
          </table:table-cell>
          <table:table-cell office:value-type="float" office:value="2262.574" calcext:value-type="float">
            <text:p>2262.574</text:p>
          </table:table-cell>
          <table:table-cell office:value-type="float" office:value="12.053" calcext:value-type="float">
            <text:p>12.05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9.393" calcext:value-type="float">
            <text:p>29.39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46.5" calcext:value-type="float">
            <text:p>-46.5</text:p>
          </table:table-cell>
          <table:table-cell office:value-type="float" office:value="582.516" calcext:value-type="float">
            <text:p>582.5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639.203" calcext:value-type="float">
            <text:p>1639.203</text:p>
          </table:table-cell>
          <table:table-cell office:value-type="float" office:value="3847.976" calcext:value-type="float">
            <text:p>3847.976</text:p>
          </table:table-cell>
          <table:table-cell office:value-type="float" office:value="-2682.943" calcext:value-type="float">
            <text:p>-26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6.975" calcext:value-type="float">
            <text:p>236.975</text:p>
          </table:table-cell>
          <table:table-cell office:value-type="float" office:value="61.504" calcext:value-type="float">
            <text:p>61.504</text:p>
          </table:table-cell>
          <table:table-cell office:value-type="float" office:value="1035.66" calcext:value-type="float">
            <text:p>1035.66</text:p>
          </table:table-cell>
          <table:table-cell office:value-type="float" office:value="196.835" calcext:value-type="float">
            <text:p>196.835</text:p>
          </table:table-cell>
          <table:table-cell office:value-type="float" office:value="629.09" calcext:value-type="float">
            <text:p>629.09</text:p>
          </table:table-cell>
          <table:table-cell office:value-type="float" office:value="-155.14" calcext:value-type="float">
            <text:p>-155.14</text:p>
          </table:table-cell>
          <table:table-cell office:value-type="float" office:value="4357.928" calcext:value-type="float">
            <text:p>4357.928</text:p>
          </table:table-cell>
          <table:table-cell office:value-type="float" office:value="1802.423" calcext:value-type="float">
            <text:p>1802.423</text:p>
          </table:table-cell>
          <table:table-cell office:value-type="float" office:value="6769.662" calcext:value-type="float">
            <text:p>6769.662</text:p>
          </table:table-cell>
          <table:table-cell office:value-type="float" office:value="1073.442" calcext:value-type="float">
            <text:p>1073.442</text:p>
          </table:table-cell>
          <table:table-cell office:value-type="float" office:value="6496.333" calcext:value-type="float">
            <text:p>6496.333</text:p>
          </table:table-cell>
          <table:table-cell office:value-type="float" office:value="2219.523" calcext:value-type="float">
            <text:p>2219.523</text:p>
          </table:table-cell>
          <table:table-cell office:value-type="float" office:value="4552.902" calcext:value-type="float">
            <text:p>4552.902</text:p>
          </table:table-cell>
          <table:table-cell office:value-type="float" office:value="1880.721" calcext:value-type="float">
            <text:p>1880.721</text:p>
          </table:table-cell>
          <table:table-cell office:value-type="float" office:value="7102.352" calcext:value-type="float">
            <text:p>7102.352</text:p>
          </table:table-cell>
          <table:table-cell office:value-type="float" office:value="1133.26" calcext:value-type="float">
            <text:p>1133.26</text:p>
          </table:table-cell>
          <table:table-cell office:value-type="float" office:value="6810.473" calcext:value-type="float">
            <text:p>6810.473</text:p>
          </table:table-cell>
          <table:table-cell office:value-type="float" office:value="2295.332" calcext:value-type="float">
            <text:p>2295.332</text:p>
          </table:table-cell>
          <table:table-cell office:value-type="float" office:value="8.44" calcext:value-type="float">
            <text:p>8.4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6.343" calcext:value-type="float">
            <text:p>16.343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24.117" calcext:value-type="float">
            <text:p>-24.117</text:p>
          </table:table-cell>
          <table:table-cell office:value-type="float" office:value="329.001" calcext:value-type="float">
            <text:p>329.00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90.087" calcext:value-type="float">
            <text:p>690.087</text:p>
          </table:table-cell>
          <table:table-cell office:value-type="float" office:value="1703.725" calcext:value-type="float">
            <text:p>1703.725</text:p>
          </table:table-cell>
          <table:table-cell office:value-type="float" office:value="-1045.723" calcext:value-type="float">
            <text:p>-1045.72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03.012" calcext:value-type="float">
            <text:p>203.012</text:p>
          </table:table-cell>
          <table:table-cell office:value-type="float" office:value="61.867" calcext:value-type="float">
            <text:p>61.867</text:p>
          </table:table-cell>
          <table:table-cell office:value-type="float" office:value="1522.086" calcext:value-type="float">
            <text:p>1522.086</text:p>
          </table:table-cell>
          <table:table-cell office:value-type="float" office:value="205.249" calcext:value-type="float">
            <text:p>205.249</text:p>
          </table:table-cell>
          <table:table-cell office:value-type="float" office:value="611.89" calcext:value-type="float">
            <text:p>611.89</text:p>
          </table:table-cell>
          <table:table-cell office:value-type="float" office:value="-205.866" calcext:value-type="float">
            <text:p>-205.866</text:p>
          </table:table-cell>
          <table:table-cell office:value-type="float" office:value="4341.82" calcext:value-type="float">
            <text:p>4341.82</text:p>
          </table:table-cell>
          <table:table-cell office:value-type="float" office:value="1975.478" calcext:value-type="float">
            <text:p>1975.478</text:p>
          </table:table-cell>
          <table:table-cell office:value-type="float" office:value="6571.516" calcext:value-type="float">
            <text:p>6571.516</text:p>
          </table:table-cell>
          <table:table-cell office:value-type="float" office:value="1048.853" calcext:value-type="float">
            <text:p>1048.853</text:p>
          </table:table-cell>
          <table:table-cell office:value-type="float" office:value="6431.242" calcext:value-type="float">
            <text:p>6431.242</text:p>
          </table:table-cell>
          <table:table-cell office:value-type="float" office:value="2252.397" calcext:value-type="float">
            <text:p>2252.397</text:p>
          </table:table-cell>
          <table:table-cell office:value-type="float" office:value="4537.581" calcext:value-type="float">
            <text:p>4537.581</text:p>
          </table:table-cell>
          <table:table-cell office:value-type="float" office:value="2076.422" calcext:value-type="float">
            <text:p>2076.422</text:p>
          </table:table-cell>
          <table:table-cell office:value-type="float" office:value="6915.299" calcext:value-type="float">
            <text:p>6915.299</text:p>
          </table:table-cell>
          <table:table-cell office:value-type="float" office:value="1105.32" calcext:value-type="float">
            <text:p>1105.32</text:p>
          </table:table-cell>
          <table:table-cell office:value-type="float" office:value="6739.493" calcext:value-type="float">
            <text:p>6739.493</text:p>
          </table:table-cell>
          <table:table-cell office:value-type="float" office:value="2335.67" calcext:value-type="float">
            <text:p>2335.67</text:p>
          </table:table-cell>
          <table:table-cell office:value-type="float" office:value="6.107" calcext:value-type="float">
            <text:p>6.10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7.151" calcext:value-type="float">
            <text:p>17.151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28.059" calcext:value-type="float">
            <text:p>-28.059</text:p>
          </table:table-cell>
          <table:table-cell office:value-type="float" office:value="282.909" calcext:value-type="float">
            <text:p>282.90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53.204" calcext:value-type="float">
            <text:p>1053.204</text:p>
          </table:table-cell>
          <table:table-cell office:value-type="float" office:value="2380.999" calcext:value-type="float">
            <text:p>2380.999</text:p>
          </table:table-cell>
          <table:table-cell office:value-type="float" office:value="-1815.181" calcext:value-type="float">
            <text:p>-1815.18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5.077" calcext:value-type="float">
            <text:p>315.077</text:p>
          </table:table-cell>
          <table:table-cell office:value-type="float" office:value="60.062" calcext:value-type="float">
            <text:p>60.062</text:p>
          </table:table-cell>
          <table:table-cell office:value-type="float" office:value="4352.486" calcext:value-type="float">
            <text:p>4352.486</text:p>
          </table:table-cell>
          <table:table-cell office:value-type="float" office:value="614.949" calcext:value-type="float">
            <text:p>614.949</text:p>
          </table:table-cell>
          <table:table-cell office:value-type="float" office:value="1540.118" calcext:value-type="float">
            <text:p>1540.118</text:p>
          </table:table-cell>
          <table:table-cell office:value-type="float" office:value="-909.963" calcext:value-type="float">
            <text:p>-909.963</text:p>
          </table:table-cell>
          <table:table-cell office:value-type="float" office:value="4388.497" calcext:value-type="float">
            <text:p>4388.497</text:p>
          </table:table-cell>
          <table:table-cell office:value-type="float" office:value="1987.938" calcext:value-type="float">
            <text:p>1987.938</text:p>
          </table:table-cell>
          <table:table-cell office:value-type="float" office:value="6530.815" calcext:value-type="float">
            <text:p>6530.815</text:p>
          </table:table-cell>
          <table:table-cell office:value-type="float" office:value="1033.971" calcext:value-type="float">
            <text:p>1033.971</text:p>
          </table:table-cell>
          <table:table-cell office:value-type="float" office:value="6448.272" calcext:value-type="float">
            <text:p>6448.272</text:p>
          </table:table-cell>
          <table:table-cell office:value-type="float" office:value="2328.722" calcext:value-type="float">
            <text:p>2328.722</text:p>
          </table:table-cell>
          <table:table-cell office:value-type="float" office:value="4577.27" calcext:value-type="float">
            <text:p>4577.27</text:p>
          </table:table-cell>
          <table:table-cell office:value-type="float" office:value="2071.825" calcext:value-type="float">
            <text:p>2071.825</text:p>
          </table:table-cell>
          <table:table-cell office:value-type="float" office:value="6871.455" calcext:value-type="float">
            <text:p>6871.455</text:p>
          </table:table-cell>
          <table:table-cell office:value-type="float" office:value="1088.156" calcext:value-type="float">
            <text:p>1088.156</text:p>
          </table:table-cell>
          <table:table-cell office:value-type="float" office:value="6744.988" calcext:value-type="float">
            <text:p>6744.988</text:p>
          </table:table-cell>
          <table:table-cell office:value-type="float" office:value="2409.552" calcext:value-type="float">
            <text:p>2409.552</text:p>
          </table:table-cell>
          <table:table-cell office:value-type="float" office:value="17.933" calcext:value-type="float">
            <text:p>17.933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55.977" calcext:value-type="float">
            <text:p>55.977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93.579" calcext:value-type="float">
            <text:p>-93.579</text:p>
          </table:table-cell>
          <table:table-cell office:value-type="float" office:value="1096.903" calcext:value-type="float">
            <text:p>1096.903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774.135" calcext:value-type="float">
            <text:p>3774.135</text:p>
          </table:table-cell>
          <table:table-cell office:value-type="float" office:value="8615.365" calcext:value-type="float">
            <text:p>8615.365</text:p>
          </table:table-cell>
          <table:table-cell office:value-type="float" office:value="-6421.56" calcext:value-type="float">
            <text:p>-6421.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5.669" calcext:value-type="float">
            <text:p>305.669</text:p>
          </table:table-cell>
          <table:table-cell office:value-type="float" office:value="62.34" calcext:value-type="float">
            <text:p>62.34</text:p>
          </table:table-cell>
          <table:table-cell office:value-type="float" office:value="2321.004" calcext:value-type="float">
            <text:p>2321.004</text:p>
          </table:table-cell>
          <table:table-cell office:value-type="float" office:value="409.784" calcext:value-type="float">
            <text:p>409.784</text:p>
          </table:table-cell>
          <table:table-cell office:value-type="float" office:value="1122.002" calcext:value-type="float">
            <text:p>1122.002</text:p>
          </table:table-cell>
          <table:table-cell office:value-type="float" office:value="-510.663" calcext:value-type="float">
            <text:p>-510.663</text:p>
          </table:table-cell>
          <table:table-cell office:value-type="float" office:value="4391.957" calcext:value-type="float">
            <text:p>4391.957</text:p>
          </table:table-cell>
          <table:table-cell office:value-type="float" office:value="1995.602" calcext:value-type="float">
            <text:p>1995.602</text:p>
          </table:table-cell>
          <table:table-cell office:value-type="float" office:value="6568.389" calcext:value-type="float">
            <text:p>6568.389</text:p>
          </table:table-cell>
          <table:table-cell office:value-type="float" office:value="996.193" calcext:value-type="float">
            <text:p>996.193</text:p>
          </table:table-cell>
          <table:table-cell office:value-type="float" office:value="6376.476" calcext:value-type="float">
            <text:p>6376.476</text:p>
          </table:table-cell>
          <table:table-cell office:value-type="float" office:value="2407.438" calcext:value-type="float">
            <text:p>2407.438</text:p>
          </table:table-cell>
          <table:table-cell office:value-type="float" office:value="4586.15" calcext:value-type="float">
            <text:p>4586.15</text:p>
          </table:table-cell>
          <table:table-cell office:value-type="float" office:value="2095.92" calcext:value-type="float">
            <text:p>2095.92</text:p>
          </table:table-cell>
          <table:table-cell office:value-type="float" office:value="6895.487" calcext:value-type="float">
            <text:p>6895.487</text:p>
          </table:table-cell>
          <table:table-cell office:value-type="float" office:value="1046.482" calcext:value-type="float">
            <text:p>1046.482</text:p>
          </table:table-cell>
          <table:table-cell office:value-type="float" office:value="6670.849" calcext:value-type="float">
            <text:p>6670.849</text:p>
          </table:table-cell>
          <table:table-cell office:value-type="float" office:value="2501.451" calcext:value-type="float">
            <text:p>2501.451</text:p>
          </table:table-cell>
          <table:table-cell office:value-type="float" office:value="14.84" calcext:value-type="float">
            <text:p>14.84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35.049" calcext:value-type="float">
            <text:p>35.049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54.982" calcext:value-type="float">
            <text:p>-54.982</text:p>
          </table:table-cell>
          <table:table-cell office:value-type="float" office:value="695.886" calcext:value-type="float">
            <text:p>695.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89.487" calcext:value-type="float">
            <text:p>1989.487</text:p>
          </table:table-cell>
          <table:table-cell office:value-type="float" office:value="4659.148" calcext:value-type="float">
            <text:p>4659.148</text:p>
          </table:table-cell>
          <table:table-cell office:value-type="float" office:value="-3267.375" calcext:value-type="float">
            <text:p>-3267.3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7.853" calcext:value-type="float">
            <text:p>247.853</text:p>
          </table:table-cell>
          <table:table-cell office:value-type="float" office:value="62.444" calcext:value-type="float">
            <text:p>62.444</text:p>
          </table:table-cell>
          <table:table-cell office:value-type="float" office:value="4369.643" calcext:value-type="float">
            <text:p>4369.643</text:p>
          </table:table-cell>
          <table:table-cell office:value-type="float" office:value="497.504" calcext:value-type="float">
            <text:p>497.504</text:p>
          </table:table-cell>
          <table:table-cell office:value-type="float" office:value="1238.932" calcext:value-type="float">
            <text:p>1238.932</text:p>
          </table:table-cell>
          <table:table-cell office:value-type="float" office:value="-743.226" calcext:value-type="float">
            <text:p>-743.226</text:p>
          </table:table-cell>
          <table:table-cell office:value-type="float" office:value="4386.922" calcext:value-type="float">
            <text:p>4386.922</text:p>
          </table:table-cell>
          <table:table-cell office:value-type="float" office:value="2436.286" calcext:value-type="float">
            <text:p>2436.286</text:p>
          </table:table-cell>
          <table:table-cell office:value-type="float" office:value="6475.202" calcext:value-type="float">
            <text:p>6475.202</text:p>
          </table:table-cell>
          <table:table-cell office:value-type="float" office:value="972.378" calcext:value-type="float">
            <text:p>972.378</text:p>
          </table:table-cell>
          <table:table-cell office:value-type="float" office:value="6323.998" calcext:value-type="float">
            <text:p>6323.998</text:p>
          </table:table-cell>
          <table:table-cell office:value-type="float" office:value="2449.845" calcext:value-type="float">
            <text:p>2449.845</text:p>
          </table:table-cell>
          <table:table-cell office:value-type="float" office:value="4579.385" calcext:value-type="float">
            <text:p>4579.385</text:p>
          </table:table-cell>
          <table:table-cell office:value-type="float" office:value="2469.098" calcext:value-type="float">
            <text:p>2469.098</text:p>
          </table:table-cell>
          <table:table-cell office:value-type="float" office:value="6777.665" calcext:value-type="float">
            <text:p>6777.665</text:p>
          </table:table-cell>
          <table:table-cell office:value-type="float" office:value="1025.636" calcext:value-type="float">
            <text:p>1025.636</text:p>
          </table:table-cell>
          <table:table-cell office:value-type="float" office:value="6622.556" calcext:value-type="float">
            <text:p>6622.556</text:p>
          </table:table-cell>
          <table:table-cell office:value-type="float" office:value="2536.213" calcext:value-type="float">
            <text:p>2536.213</text:p>
          </table:table-cell>
          <table:table-cell office:value-type="float" office:value="10.667" calcext:value-type="float">
            <text:p>10.667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46.094" calcext:value-type="float">
            <text:p>46.094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81.158" calcext:value-type="float">
            <text:p>-81.158</text:p>
          </table:table-cell>
          <table:table-cell office:value-type="float" office:value="707.67" calcext:value-type="float">
            <text:p>707.67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94.952" calcext:value-type="float">
            <text:p>3694.952</text:p>
          </table:table-cell>
          <table:table-cell office:value-type="float" office:value="8068.393" calcext:value-type="float">
            <text:p>8068.393</text:p>
          </table:table-cell>
          <table:table-cell office:value-type="float" office:value="-6653.052" calcext:value-type="float">
            <text:p>-6653.05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9.719" calcext:value-type="float">
            <text:p>219.719</text:p>
          </table:table-cell>
          <table:table-cell office:value-type="float" office:value="64.132" calcext:value-type="float">
            <text:p>64.132</text:p>
          </table:table-cell>
          <table:table-cell office:value-type="float" office:value="1914.474" calcext:value-type="float">
            <text:p>1914.474</text:p>
          </table:table-cell>
          <table:table-cell office:value-type="float" office:value="253.68" calcext:value-type="float">
            <text:p>253.68</text:p>
          </table:table-cell>
          <table:table-cell office:value-type="float" office:value="725.076" calcext:value-type="float">
            <text:p>725.076</text:p>
          </table:table-cell>
          <table:table-cell office:value-type="float" office:value="-285.637" calcext:value-type="float">
            <text:p>-285.637</text:p>
          </table:table-cell>
          <table:table-cell office:value-type="float" office:value="4354.365" calcext:value-type="float">
            <text:p>4354.365</text:p>
          </table:table-cell>
          <table:table-cell office:value-type="float" office:value="2239.186" calcext:value-type="float">
            <text:p>2239.186</text:p>
          </table:table-cell>
          <table:table-cell office:value-type="float" office:value="6603.155" calcext:value-type="float">
            <text:p>6603.155</text:p>
          </table:table-cell>
          <table:table-cell office:value-type="float" office:value="977.548" calcext:value-type="float">
            <text:p>977.548</text:p>
          </table:table-cell>
          <table:table-cell office:value-type="float" office:value="6301.74" calcext:value-type="float">
            <text:p>6301.74</text:p>
          </table:table-cell>
          <table:table-cell office:value-type="float" office:value="2406.99" calcext:value-type="float">
            <text:p>2406.99</text:p>
          </table:table-cell>
          <table:table-cell office:value-type="float" office:value="4548.442" calcext:value-type="float">
            <text:p>4548.442</text:p>
          </table:table-cell>
          <table:table-cell office:value-type="float" office:value="2288.802" calcext:value-type="float">
            <text:p>2288.802</text:p>
          </table:table-cell>
          <table:table-cell office:value-type="float" office:value="6925.953" calcext:value-type="float">
            <text:p>6925.953</text:p>
          </table:table-cell>
          <table:table-cell office:value-type="float" office:value="1031.154" calcext:value-type="float">
            <text:p>1031.154</text:p>
          </table:table-cell>
          <table:table-cell office:value-type="float" office:value="6602.607" calcext:value-type="float">
            <text:p>6602.607</text:p>
          </table:table-cell>
          <table:table-cell office:value-type="float" office:value="2494.277" calcext:value-type="float">
            <text:p>2494.277</text:p>
          </table:table-cell>
          <table:table-cell office:value-type="float" office:value="7.827" calcext:value-type="float">
            <text:p>7.827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2.116" calcext:value-type="float">
            <text:p>22.116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36.231" calcext:value-type="float">
            <text:p>-36.231</text:p>
          </table:table-cell>
          <table:table-cell office:value-type="float" office:value="337.057" calcext:value-type="float">
            <text:p>337.05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361.132" calcext:value-type="float">
            <text:p>1361.132</text:p>
          </table:table-cell>
          <table:table-cell office:value-type="float" office:value="3048.571" calcext:value-type="float">
            <text:p>3048.571</text:p>
          </table:table-cell>
          <table:table-cell office:value-type="float" office:value="-2374.458" calcext:value-type="float">
            <text:p>-2374.45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5.578" calcext:value-type="float">
            <text:p>225.578</text:p>
          </table:table-cell>
          <table:table-cell office:value-type="float" office:value="60.421" calcext:value-type="float">
            <text:p>60.421</text:p>
          </table:table-cell>
          <table:table-cell office:value-type="float" office:value="1354.045" calcext:value-type="float">
            <text:p>1354.045</text:p>
          </table:table-cell>
          <table:table-cell office:value-type="float" office:value="226.937" calcext:value-type="float">
            <text:p>226.937</text:p>
          </table:table-cell>
          <table:table-cell office:value-type="float" office:value="677.66" calcext:value-type="float">
            <text:p>677.66</text:p>
          </table:table-cell>
          <table:table-cell office:value-type="float" office:value="-226.504" calcext:value-type="float">
            <text:p>-226.504</text:p>
          </table:table-cell>
          <table:table-cell office:value-type="float" office:value="4371.818" calcext:value-type="float">
            <text:p>4371.818</text:p>
          </table:table-cell>
          <table:table-cell office:value-type="float" office:value="2273.489" calcext:value-type="float">
            <text:p>2273.489</text:p>
          </table:table-cell>
          <table:table-cell office:value-type="float" office:value="6392.489" calcext:value-type="float">
            <text:p>6392.489</text:p>
          </table:table-cell>
          <table:table-cell office:value-type="float" office:value="971.87" calcext:value-type="float">
            <text:p>971.87</text:p>
          </table:table-cell>
          <table:table-cell office:value-type="float" office:value="6307.883" calcext:value-type="float">
            <text:p>6307.883</text:p>
          </table:table-cell>
          <table:table-cell office:value-type="float" office:value="2435.752" calcext:value-type="float">
            <text:p>2435.752</text:p>
          </table:table-cell>
          <table:table-cell office:value-type="float" office:value="4564.764" calcext:value-type="float">
            <text:p>4564.764</text:p>
          </table:table-cell>
          <table:table-cell office:value-type="float" office:value="2370.316" calcext:value-type="float">
            <text:p>2370.316</text:p>
          </table:table-cell>
          <table:table-cell office:value-type="float" office:value="6680.296" calcext:value-type="float">
            <text:p>6680.296</text:p>
          </table:table-cell>
          <table:table-cell office:value-type="float" office:value="1027.711" calcext:value-type="float">
            <text:p>1027.711</text:p>
          </table:table-cell>
          <table:table-cell office:value-type="float" office:value="6612.069" calcext:value-type="float">
            <text:p>6612.069</text:p>
          </table:table-cell>
          <table:table-cell office:value-type="float" office:value="2517.46" calcext:value-type="float">
            <text:p>2517.46</text:p>
          </table:table-cell>
          <table:table-cell office:value-type="float" office:value="7.573" calcext:value-type="float">
            <text:p>7.573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6.205" calcext:value-type="float">
            <text:p>16.205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24.708" calcext:value-type="float">
            <text:p>-24.708</text:p>
          </table:table-cell>
          <table:table-cell office:value-type="float" office:value="283.735" calcext:value-type="float">
            <text:p>283.73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47.529" calcext:value-type="float">
            <text:p>647.529</text:p>
          </table:table-cell>
          <table:table-cell office:value-type="float" office:value="1573.679" calcext:value-type="float">
            <text:p>1573.679</text:p>
          </table:table-cell>
          <table:table-cell office:value-type="float" office:value="-1006.209" calcext:value-type="float">
            <text:p>-1006.2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5.324" calcext:value-type="float">
            <text:p>345.324</text:p>
          </table:table-cell>
          <table:table-cell office:value-type="float" office:value="60.327" calcext:value-type="float">
            <text:p>60.327</text:p>
          </table:table-cell>
          <table:table-cell office:value-type="float" office:value="5919.614" calcext:value-type="float">
            <text:p>5919.614</text:p>
          </table:table-cell>
          <table:table-cell office:value-type="float" office:value="716.566" calcext:value-type="float">
            <text:p>716.566</text:p>
          </table:table-cell>
          <table:table-cell office:value-type="float" office:value="1772.797" calcext:value-type="float">
            <text:p>1772.797</text:p>
          </table:table-cell>
          <table:table-cell office:value-type="float" office:value="-1082.149" calcext:value-type="float">
            <text:p>-1082.149</text:p>
          </table:table-cell>
          <table:table-cell office:value-type="float" office:value="4433.822" calcext:value-type="float">
            <text:p>4433.822</text:p>
          </table:table-cell>
          <table:table-cell office:value-type="float" office:value="2485.258" calcext:value-type="float">
            <text:p>2485.258</text:p>
          </table:table-cell>
          <table:table-cell office:value-type="float" office:value="6488.508" calcext:value-type="float">
            <text:p>6488.508</text:p>
          </table:table-cell>
          <table:table-cell office:value-type="float" office:value="978.189" calcext:value-type="float">
            <text:p>978.189</text:p>
          </table:table-cell>
          <table:table-cell office:value-type="float" office:value="6382.475" calcext:value-type="float">
            <text:p>6382.475</text:p>
          </table:table-cell>
          <table:table-cell office:value-type="float" office:value="2485.169" calcext:value-type="float">
            <text:p>2485.169</text:p>
          </table:table-cell>
          <table:table-cell office:value-type="float" office:value="4628.971" calcext:value-type="float">
            <text:p>4628.971</text:p>
          </table:table-cell>
          <table:table-cell office:value-type="float" office:value="2569.01" calcext:value-type="float">
            <text:p>2569.01</text:p>
          </table:table-cell>
          <table:table-cell office:value-type="float" office:value="6800.72" calcext:value-type="float">
            <text:p>6800.72</text:p>
          </table:table-cell>
          <table:table-cell office:value-type="float" office:value="1037.983" calcext:value-type="float">
            <text:p>1037.983</text:p>
          </table:table-cell>
          <table:table-cell office:value-type="float" office:value="6696.738" calcext:value-type="float">
            <text:p>6696.738</text:p>
          </table:table-cell>
          <table:table-cell office:value-type="float" office:value="2561.203" calcext:value-type="float">
            <text:p>2561.203</text:p>
          </table:table-cell>
          <table:table-cell office:value-type="float" office:value="17.773" calcext:value-type="float">
            <text:p>17.773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67.381" calcext:value-type="float">
            <text:p>67.381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116.457" calcext:value-type="float">
            <text:p>-116.457</text:p>
          </table:table-cell>
          <table:table-cell office:value-type="float" office:value="981.625" calcext:value-type="float">
            <text:p>981.62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329.905" calcext:value-type="float">
            <text:p>4329.905</text:p>
          </table:table-cell>
          <table:table-cell office:value-type="float" office:value="9607.238" calcext:value-type="float">
            <text:p>9607.238</text:p>
          </table:table-cell>
          <table:table-cell office:value-type="float" office:value="-7643.988" calcext:value-type="float">
            <text:p>-7643.98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2.517" calcext:value-type="float">
            <text:p>282.517</text:p>
          </table:table-cell>
          <table:table-cell office:value-type="float" office:value="60.526" calcext:value-type="float">
            <text:p>60.526</text:p>
          </table:table-cell>
          <table:table-cell office:value-type="float" office:value="2443.368" calcext:value-type="float">
            <text:p>2443.368</text:p>
          </table:table-cell>
          <table:table-cell office:value-type="float" office:value="385.964" calcext:value-type="float">
            <text:p>385.964</text:p>
          </table:table-cell>
          <table:table-cell office:value-type="float" office:value="1051.396" calcext:value-type="float">
            <text:p>1051.396</text:p>
          </table:table-cell>
          <table:table-cell office:value-type="float" office:value="-486.363" calcext:value-type="float">
            <text:p>-486.363</text:p>
          </table:table-cell>
          <table:table-cell office:value-type="float" office:value="4420.896" calcext:value-type="float">
            <text:p>4420.896</text:p>
          </table:table-cell>
          <table:table-cell office:value-type="float" office:value="2408.246" calcext:value-type="float">
            <text:p>2408.246</text:p>
          </table:table-cell>
          <table:table-cell office:value-type="float" office:value="6333.162" calcext:value-type="float">
            <text:p>6333.162</text:p>
          </table:table-cell>
          <table:table-cell office:value-type="float" office:value="978.576" calcext:value-type="float">
            <text:p>978.576</text:p>
          </table:table-cell>
          <table:table-cell office:value-type="float" office:value="6370.32" calcext:value-type="float">
            <text:p>6370.32</text:p>
          </table:table-cell>
          <table:table-cell office:value-type="float" office:value="2471.472" calcext:value-type="float">
            <text:p>2471.472</text:p>
          </table:table-cell>
          <table:table-cell office:value-type="float" office:value="4618.722" calcext:value-type="float">
            <text:p>4618.722</text:p>
          </table:table-cell>
          <table:table-cell office:value-type="float" office:value="2505.694" calcext:value-type="float">
            <text:p>2505.694</text:p>
          </table:table-cell>
          <table:table-cell office:value-type="float" office:value="6620.156" calcext:value-type="float">
            <text:p>6620.156</text:p>
          </table:table-cell>
          <table:table-cell office:value-type="float" office:value="1033.154" calcext:value-type="float">
            <text:p>1033.154</text:p>
          </table:table-cell>
          <table:table-cell office:value-type="float" office:value="6676.871" calcext:value-type="float">
            <text:p>6676.871</text:p>
          </table:table-cell>
          <table:table-cell office:value-type="float" office:value="2560.574" calcext:value-type="float">
            <text:p>2560.574</text:p>
          </table:table-cell>
          <table:table-cell office:value-type="float" office:value="12.507" calcext:value-type="float">
            <text:p>12.50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5.631" calcext:value-type="float">
            <text:p>35.631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58.474" calcext:value-type="float">
            <text:p>-58.474</text:p>
          </table:table-cell>
          <table:table-cell office:value-type="float" office:value="760.888" calcext:value-type="float">
            <text:p>760.88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675.298" calcext:value-type="float">
            <text:p>2675.298</text:p>
          </table:table-cell>
          <table:table-cell office:value-type="float" office:value="6090.355" calcext:value-type="float">
            <text:p>6090.355</text:p>
          </table:table-cell>
          <table:table-cell office:value-type="float" office:value="-4568.579" calcext:value-type="float">
            <text:p>-4568.57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66.833" calcext:value-type="float">
            <text:p>566.833</text:p>
          </table:table-cell>
          <table:table-cell office:value-type="float" office:value="60.343" calcext:value-type="float">
            <text:p>60.343</text:p>
          </table:table-cell>
          <table:table-cell office:value-type="float" office:value="14615.972" calcext:value-type="float">
            <text:p>14615.972</text:p>
          </table:table-cell>
          <table:table-cell office:value-type="float" office:value="1731.621" calcext:value-type="float">
            <text:p>1731.621</text:p>
          </table:table-cell>
          <table:table-cell office:value-type="float" office:value="4016.398" calcext:value-type="float">
            <text:p>4016.398</text:p>
          </table:table-cell>
          <table:table-cell office:value-type="float" office:value="-2882.732" calcext:value-type="float">
            <text:p>-2882.732</text:p>
          </table:table-cell>
          <table:table-cell office:value-type="float" office:value="4552.941" calcext:value-type="float">
            <text:p>4552.941</text:p>
          </table:table-cell>
          <table:table-cell office:value-type="float" office:value="2328.343" calcext:value-type="float">
            <text:p>2328.343</text:p>
          </table:table-cell>
          <table:table-cell office:value-type="float" office:value="8166.439" calcext:value-type="float">
            <text:p>8166.439</text:p>
          </table:table-cell>
          <table:table-cell office:value-type="float" office:value="998.197" calcext:value-type="float">
            <text:p>998.197</text:p>
          </table:table-cell>
          <table:table-cell office:value-type="float" office:value="6541.451" calcext:value-type="float">
            <text:p>6541.451</text:p>
          </table:table-cell>
          <table:table-cell office:value-type="float" office:value="2564.431" calcext:value-type="float">
            <text:p>2564.431</text:p>
          </table:table-cell>
          <table:table-cell office:value-type="float" office:value="4758.923" calcext:value-type="float">
            <text:p>4758.923</text:p>
          </table:table-cell>
          <table:table-cell office:value-type="float" office:value="2450.021" calcext:value-type="float">
            <text:p>2450.021</text:p>
          </table:table-cell>
          <table:table-cell office:value-type="float" office:value="8549.357" calcext:value-type="float">
            <text:p>8549.357</text:p>
          </table:table-cell>
          <table:table-cell office:value-type="float" office:value="1049.298" calcext:value-type="float">
            <text:p>1049.298</text:p>
          </table:table-cell>
          <table:table-cell office:value-type="float" office:value="6849.232" calcext:value-type="float">
            <text:p>6849.232</text:p>
          </table:table-cell>
          <table:table-cell office:value-type="float" office:value="2668.614" calcext:value-type="float">
            <text:p>2668.614</text:p>
          </table:table-cell>
          <table:table-cell office:value-type="float" office:value="39.827" calcext:value-type="float">
            <text:p>39.827</text:p>
          </table:table-cell>
          <table:table-cell office:value-type="float" office:value="1" calcext:value-type="float">
            <text:p>1</text:p>
          </table:table-cell>
          <table:table-cell office:value-type="float" office:value="1408" calcext:value-type="float">
            <text:p>1408</text:p>
          </table:table-cell>
          <table:table-cell office:value-type="float" office:value="167.125" calcext:value-type="float">
            <text:p>167.125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293.103" calcext:value-type="float">
            <text:p>-293.103</text:p>
          </table:table-cell>
          <table:table-cell office:value-type="float" office:value="2141.093" calcext:value-type="float">
            <text:p>2141.0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9640.763" calcext:value-type="float">
            <text:p>9640.763</text:p>
          </table:table-cell>
          <table:table-cell office:value-type="float" office:value="21346.478" calcext:value-type="float">
            <text:p>21346.478</text:p>
          </table:table-cell>
          <table:table-cell office:value-type="float" office:value="-17064.292" calcext:value-type="float">
            <text:p>-17064.2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7.093" calcext:value-type="float">
            <text:p>217.093</text:p>
          </table:table-cell>
          <table:table-cell office:value-type="float" office:value="61.388" calcext:value-type="float">
            <text:p>61.388</text:p>
          </table:table-cell>
          <table:table-cell office:value-type="float" office:value="1803.291" calcext:value-type="float">
            <text:p>1803.291</text:p>
          </table:table-cell>
          <table:table-cell office:value-type="float" office:value="303.644" calcext:value-type="float">
            <text:p>303.644</text:p>
          </table:table-cell>
          <table:table-cell office:value-type="float" office:value="821.984" calcext:value-type="float">
            <text:p>821.984</text:p>
          </table:table-cell>
          <table:table-cell office:value-type="float" office:value="-387.798" calcext:value-type="float">
            <text:p>-387.798</text:p>
          </table:table-cell>
          <table:table-cell office:value-type="float" office:value="4529.751" calcext:value-type="float">
            <text:p>4529.751</text:p>
          </table:table-cell>
          <table:table-cell office:value-type="float" office:value="2476.21" calcext:value-type="float">
            <text:p>2476.21</text:p>
          </table:table-cell>
          <table:table-cell office:value-type="float" office:value="7223.915" calcext:value-type="float">
            <text:p>7223.915</text:p>
          </table:table-cell>
          <table:table-cell office:value-type="float" office:value="938.387" calcext:value-type="float">
            <text:p>938.387</text:p>
          </table:table-cell>
          <table:table-cell office:value-type="float" office:value="6399.114" calcext:value-type="float">
            <text:p>6399.114</text:p>
          </table:table-cell>
          <table:table-cell office:value-type="float" office:value="2660.389" calcext:value-type="float">
            <text:p>2660.389</text:p>
          </table:table-cell>
          <table:table-cell office:value-type="float" office:value="4732.901" calcext:value-type="float">
            <text:p>4732.901</text:p>
          </table:table-cell>
          <table:table-cell office:value-type="float" office:value="2594.134" calcext:value-type="float">
            <text:p>2594.134</text:p>
          </table:table-cell>
          <table:table-cell office:value-type="float" office:value="7570.635" calcext:value-type="float">
            <text:p>7570.635</text:p>
          </table:table-cell>
          <table:table-cell office:value-type="float" office:value="986.204" calcext:value-type="float">
            <text:p>986.204</text:p>
          </table:table-cell>
          <table:table-cell office:value-type="float" office:value="6697.52" calcext:value-type="float">
            <text:p>6697.52</text:p>
          </table:table-cell>
          <table:table-cell office:value-type="float" office:value="2768.283" calcext:value-type="float">
            <text:p>2768.283</text:p>
          </table:table-cell>
          <table:table-cell office:value-type="float" office:value="9.813" calcext:value-type="float">
            <text:p>9.813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7.474" calcext:value-type="float">
            <text:p>27.474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4.919" calcext:value-type="float">
            <text:p>-44.919</text:p>
          </table:table-cell>
          <table:table-cell office:value-type="float" office:value="684.267" calcext:value-type="float">
            <text:p>684.26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503.353" calcext:value-type="float">
            <text:p>2503.353</text:p>
          </table:table-cell>
          <table:table-cell office:value-type="float" office:value="5671.202" calcext:value-type="float">
            <text:p>5671.202</text:p>
          </table:table-cell>
          <table:table-cell office:value-type="float" office:value="-4302.667" calcext:value-type="float">
            <text:p>-4302.6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348" calcext:value-type="float">
            <text:p>260.348</text:p>
          </table:table-cell>
          <table:table-cell office:value-type="float" office:value="61.817" calcext:value-type="float">
            <text:p>61.817</text:p>
          </table:table-cell>
          <table:table-cell office:value-type="float" office:value="1590.134" calcext:value-type="float">
            <text:p>1590.134</text:p>
          </table:table-cell>
          <table:table-cell office:value-type="float" office:value="305.701" calcext:value-type="float">
            <text:p>305.701</text:p>
          </table:table-cell>
          <table:table-cell office:value-type="float" office:value="869.335" calcext:value-type="float">
            <text:p>869.335</text:p>
          </table:table-cell>
          <table:table-cell office:value-type="float" office:value="-348.64" calcext:value-type="float">
            <text:p>-348.64</text:p>
          </table:table-cell>
          <table:table-cell office:value-type="float" office:value="4542.466" calcext:value-type="float">
            <text:p>4542.466</text:p>
          </table:table-cell>
          <table:table-cell office:value-type="float" office:value="2416.904" calcext:value-type="float">
            <text:p>2416.904</text:p>
          </table:table-cell>
          <table:table-cell office:value-type="float" office:value="6727.321" calcext:value-type="float">
            <text:p>6727.321</text:p>
          </table:table-cell>
          <table:table-cell office:value-type="float" office:value="935.427" calcext:value-type="float">
            <text:p>935.427</text:p>
          </table:table-cell>
          <table:table-cell office:value-type="float" office:value="6405.933" calcext:value-type="float">
            <text:p>6405.933</text:p>
          </table:table-cell>
          <table:table-cell office:value-type="float" office:value="2678.999" calcext:value-type="float">
            <text:p>2678.999</text:p>
          </table:table-cell>
          <table:table-cell office:value-type="float" office:value="4745.939" calcext:value-type="float">
            <text:p>4745.939</text:p>
          </table:table-cell>
          <table:table-cell office:value-type="float" office:value="2530.74" calcext:value-type="float">
            <text:p>2530.74</text:p>
          </table:table-cell>
          <table:table-cell office:value-type="float" office:value="7073.075" calcext:value-type="float">
            <text:p>7073.075</text:p>
          </table:table-cell>
          <table:table-cell office:value-type="float" office:value="987.324" calcext:value-type="float">
            <text:p>987.324</text:p>
          </table:table-cell>
          <table:table-cell office:value-type="float" office:value="6712.789" calcext:value-type="float">
            <text:p>6712.789</text:p>
          </table:table-cell>
          <table:table-cell office:value-type="float" office:value="2779.09" calcext:value-type="float">
            <text:p>2779.09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28.004" calcext:value-type="float">
            <text:p>28.004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43.413" calcext:value-type="float">
            <text:p>-43.413</text:p>
          </table:table-cell>
          <table:table-cell office:value-type="float" office:value="649.377" calcext:value-type="float">
            <text:p>649.37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972.689" calcext:value-type="float">
            <text:p>1972.689</text:p>
          </table:table-cell>
          <table:table-cell office:value-type="float" office:value="4579.174" calcext:value-type="float">
            <text:p>4579.174</text:p>
          </table:table-cell>
          <table:table-cell office:value-type="float" office:value="-3280.42" calcext:value-type="float">
            <text:p>-3280.4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6.455" calcext:value-type="float">
            <text:p>306.455</text:p>
          </table:table-cell>
          <table:table-cell office:value-type="float" office:value="61.576" calcext:value-type="float">
            <text:p>61.576</text:p>
          </table:table-cell>
          <table:table-cell office:value-type="float" office:value="3467.213" calcext:value-type="float">
            <text:p>3467.213</text:p>
          </table:table-cell>
          <table:table-cell office:value-type="float" office:value="547.325" calcext:value-type="float">
            <text:p>547.325</text:p>
          </table:table-cell>
          <table:table-cell office:value-type="float" office:value="1396.783" calcext:value-type="float">
            <text:p>1396.783</text:p>
          </table:table-cell>
          <table:table-cell office:value-type="float" office:value="-783.873" calcext:value-type="float">
            <text:p>-783.873</text:p>
          </table:table-cell>
          <table:table-cell office:value-type="float" office:value="4576.104" calcext:value-type="float">
            <text:p>4576.104</text:p>
          </table:table-cell>
          <table:table-cell office:value-type="float" office:value="2704.07" calcext:value-type="float">
            <text:p>2704.07</text:p>
          </table:table-cell>
          <table:table-cell office:value-type="float" office:value="6504.774" calcext:value-type="float">
            <text:p>6504.774</text:p>
          </table:table-cell>
          <table:table-cell office:value-type="float" office:value="906.79" calcext:value-type="float">
            <text:p>906.79</text:p>
          </table:table-cell>
          <table:table-cell office:value-type="float" office:value="6382.523" calcext:value-type="float">
            <text:p>6382.523</text:p>
          </table:table-cell>
          <table:table-cell office:value-type="float" office:value="2769.685" calcext:value-type="float">
            <text:p>2769.685</text:p>
          </table:table-cell>
          <table:table-cell office:value-type="float" office:value="4782.33" calcext:value-type="float">
            <text:p>4782.33</text:p>
          </table:table-cell>
          <table:table-cell office:value-type="float" office:value="2805.789" calcext:value-type="float">
            <text:p>2805.789</text:p>
          </table:table-cell>
          <table:table-cell office:value-type="float" office:value="6795.034" calcext:value-type="float">
            <text:p>6795.034</text:p>
          </table:table-cell>
          <table:table-cell office:value-type="float" office:value="955.468" calcext:value-type="float">
            <text:p>955.468</text:p>
          </table:table-cell>
          <table:table-cell office:value-type="float" office:value="6685.72" calcext:value-type="float">
            <text:p>6685.72</text:p>
          </table:table-cell>
          <table:table-cell office:value-type="float" office:value="2878.94" calcext:value-type="float">
            <text:p>2878.94</text:p>
          </table:table-cell>
          <table:table-cell office:value-type="float" office:value="14.88" calcext:value-type="float">
            <text:p>14.88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51.343" calcext:value-type="float">
            <text:p>51.343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87.401" calcext:value-type="float">
            <text:p>-87.401</text:p>
          </table:table-cell>
          <table:table-cell office:value-type="float" office:value="927.275" calcext:value-type="float">
            <text:p>927.275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434.367" calcext:value-type="float">
            <text:p>3434.367</text:p>
          </table:table-cell>
          <table:table-cell office:value-type="float" office:value="7768.885" calcext:value-type="float">
            <text:p>7768.885</text:p>
          </table:table-cell>
          <table:table-cell office:value-type="float" office:value="-5914.335" calcext:value-type="float">
            <text:p>-5914.33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1.204" calcext:value-type="float">
            <text:p>211.204</text:p>
          </table:table-cell>
          <table:table-cell office:value-type="float" office:value="60.283" calcext:value-type="float">
            <text:p>60.283</text:p>
          </table:table-cell>
          <table:table-cell office:value-type="float" office:value="1039.7" calcext:value-type="float">
            <text:p>1039.7</text:p>
          </table:table-cell>
          <table:table-cell office:value-type="float" office:value="208.706" calcext:value-type="float">
            <text:p>208.706</text:p>
          </table:table-cell>
          <table:table-cell office:value-type="float" office:value="626.968" calcext:value-type="float">
            <text:p>626.968</text:p>
          </table:table-cell>
          <table:table-cell office:value-type="float" office:value="-204.56" calcext:value-type="float">
            <text:p>-204.56</text:p>
          </table:table-cell>
          <table:table-cell office:value-type="float" office:value="4600.641" calcext:value-type="float">
            <text:p>4600.641</text:p>
          </table:table-cell>
          <table:table-cell office:value-type="float" office:value="2673.737" calcext:value-type="float">
            <text:p>2673.737</text:p>
          </table:table-cell>
          <table:table-cell office:value-type="float" office:value="6225.986" calcext:value-type="float">
            <text:p>6225.986</text:p>
          </table:table-cell>
          <table:table-cell office:value-type="float" office:value="871.184" calcext:value-type="float">
            <text:p>871.184</text:p>
          </table:table-cell>
          <table:table-cell office:value-type="float" office:value="6336.129" calcext:value-type="float">
            <text:p>6336.129</text:p>
          </table:table-cell>
          <table:table-cell office:value-type="float" office:value="2865.153" calcext:value-type="float">
            <text:p>2865.153</text:p>
          </table:table-cell>
          <table:table-cell office:value-type="float" office:value="4799.668" calcext:value-type="float">
            <text:p>4799.668</text:p>
          </table:table-cell>
          <table:table-cell office:value-type="float" office:value="2801.96" calcext:value-type="float">
            <text:p>2801.96</text:p>
          </table:table-cell>
          <table:table-cell office:value-type="float" office:value="6521.345" calcext:value-type="float">
            <text:p>6521.345</text:p>
          </table:table-cell>
          <table:table-cell office:value-type="float" office:value="917.883" calcext:value-type="float">
            <text:p>917.883</text:p>
          </table:table-cell>
          <table:table-cell office:value-type="float" office:value="6628.186" calcext:value-type="float">
            <text:p>6628.186</text:p>
          </table:table-cell>
          <table:table-cell office:value-type="float" office:value="2971.151" calcext:value-type="float">
            <text:p>2971.151</text:p>
          </table:table-cell>
          <table:table-cell office:value-type="float" office:value="8.573" calcext:value-type="float">
            <text:p>8.57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7.847" calcext:value-type="float">
            <text:p>17.847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26.979" calcext:value-type="float">
            <text:p>-26.979</text:p>
          </table:table-cell>
          <table:table-cell office:value-type="float" office:value="473.794" calcext:value-type="float">
            <text:p>473.79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03.234" calcext:value-type="float">
            <text:p>1203.234</text:p>
          </table:table-cell>
          <table:table-cell office:value-type="float" office:value="2870.759" calcext:value-type="float">
            <text:p>2870.759</text:p>
          </table:table-cell>
          <table:table-cell office:value-type="float" office:value="-1923.17" calcext:value-type="float">
            <text:p>-1923.1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6.64" calcext:value-type="float">
            <text:p>296.64</text:p>
          </table:table-cell>
          <table:table-cell office:value-type="float" office:value="61.934" calcext:value-type="float">
            <text:p>61.934</text:p>
          </table:table-cell>
          <table:table-cell office:value-type="float" office:value="1751.308" calcext:value-type="float">
            <text:p>1751.308</text:p>
          </table:table-cell>
          <table:table-cell office:value-type="float" office:value="367.952" calcext:value-type="float">
            <text:p>367.952</text:p>
          </table:table-cell>
          <table:table-cell office:value-type="float" office:value="1029.638" calcext:value-type="float">
            <text:p>1029.638</text:p>
          </table:table-cell>
          <table:table-cell office:value-type="float" office:value="-436.358" calcext:value-type="float">
            <text:p>-436.358</text:p>
          </table:table-cell>
          <table:table-cell office:value-type="float" office:value="4622.671" calcext:value-type="float">
            <text:p>4622.671</text:p>
          </table:table-cell>
          <table:table-cell office:value-type="float" office:value="2657.26" calcext:value-type="float">
            <text:p>2657.26</text:p>
          </table:table-cell>
          <table:table-cell office:value-type="float" office:value="6290.607" calcext:value-type="float">
            <text:p>6290.607</text:p>
          </table:table-cell>
          <table:table-cell office:value-type="float" office:value="877.473" calcext:value-type="float">
            <text:p>877.473</text:p>
          </table:table-cell>
          <table:table-cell office:value-type="float" office:value="6370.687" calcext:value-type="float">
            <text:p>6370.687</text:p>
          </table:table-cell>
          <table:table-cell office:value-type="float" office:value="2874.655" calcext:value-type="float">
            <text:p>2874.655</text:p>
          </table:table-cell>
          <table:table-cell office:value-type="float" office:value="4828.595" calcext:value-type="float">
            <text:p>4828.595</text:p>
          </table:table-cell>
          <table:table-cell office:value-type="float" office:value="2794.947" calcext:value-type="float">
            <text:p>2794.947</text:p>
          </table:table-cell>
          <table:table-cell office:value-type="float" office:value="6541.463" calcext:value-type="float">
            <text:p>6541.463</text:p>
          </table:table-cell>
          <table:table-cell office:value-type="float" office:value="918.452" calcext:value-type="float">
            <text:p>918.452</text:p>
          </table:table-cell>
          <table:table-cell office:value-type="float" office:value="6658.246" calcext:value-type="float">
            <text:p>6658.246</text:p>
          </table:table-cell>
          <table:table-cell office:value-type="float" office:value="2998.945" calcext:value-type="float">
            <text:p>2998.945</text:p>
          </table:table-cell>
          <table:table-cell office:value-type="float" office:value="15.48" calcext:value-type="float">
            <text:p>15.48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33.137" calcext:value-type="float">
            <text:p>33.137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50.533" calcext:value-type="float">
            <text:p>-50.533</text:p>
          </table:table-cell>
          <table:table-cell office:value-type="float" office:value="792.863" calcext:value-type="float">
            <text:p>792.863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96.181" calcext:value-type="float">
            <text:p>2096.181</text:p>
          </table:table-cell>
          <table:table-cell office:value-type="float" office:value="4968.669" calcext:value-type="float">
            <text:p>4968.669</text:p>
          </table:table-cell>
          <table:table-cell office:value-type="float" office:value="-3382.943" calcext:value-type="float">
            <text:p>-3382.9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5.286" calcext:value-type="float">
            <text:p>315.286</text:p>
          </table:table-cell>
          <table:table-cell office:value-type="float" office:value="63.504" calcext:value-type="float">
            <text:p>63.504</text:p>
          </table:table-cell>
          <table:table-cell office:value-type="float" office:value="5034.798" calcext:value-type="float">
            <text:p>5034.798</text:p>
          </table:table-cell>
          <table:table-cell office:value-type="float" office:value="596.478" calcext:value-type="float">
            <text:p>596.478</text:p>
          </table:table-cell>
          <table:table-cell office:value-type="float" office:value="1503.531" calcext:value-type="float">
            <text:p>1503.531</text:p>
          </table:table-cell>
          <table:table-cell office:value-type="float" office:value="-872.959" calcext:value-type="float">
            <text:p>-872.959</text:p>
          </table:table-cell>
          <table:table-cell office:value-type="float" office:value="4652.592" calcext:value-type="float">
            <text:p>4652.592</text:p>
          </table:table-cell>
          <table:table-cell office:value-type="float" office:value="2586.108" calcext:value-type="float">
            <text:p>2586.108</text:p>
          </table:table-cell>
          <table:table-cell office:value-type="float" office:value="6319.592" calcext:value-type="float">
            <text:p>6319.592</text:p>
          </table:table-cell>
          <table:table-cell office:value-type="float" office:value="858.916" calcext:value-type="float">
            <text:p>858.916</text:p>
          </table:table-cell>
          <table:table-cell office:value-type="float" office:value="6363.64" calcext:value-type="float">
            <text:p>6363.64</text:p>
          </table:table-cell>
          <table:table-cell office:value-type="float" office:value="2941.544" calcext:value-type="float">
            <text:p>2941.544</text:p>
          </table:table-cell>
          <table:table-cell office:value-type="float" office:value="4861.155" calcext:value-type="float">
            <text:p>4861.155</text:p>
          </table:table-cell>
          <table:table-cell office:value-type="float" office:value="2719.968" calcext:value-type="float">
            <text:p>2719.968</text:p>
          </table:table-cell>
          <table:table-cell office:value-type="float" office:value="6603.906" calcext:value-type="float">
            <text:p>6603.906</text:p>
          </table:table-cell>
          <table:table-cell office:value-type="float" office:value="904.697" calcext:value-type="float">
            <text:p>904.697</text:p>
          </table:table-cell>
          <table:table-cell office:value-type="float" office:value="6663.404" calcext:value-type="float">
            <text:p>6663.404</text:p>
          </table:table-cell>
          <table:table-cell office:value-type="float" office:value="3058.906" calcext:value-type="float">
            <text:p>3058.906</text:p>
          </table:table-cell>
          <table:table-cell office:value-type="float" office:value="16.72" calcext:value-type="float">
            <text:p>16.72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float" office:value="54.22" calcext:value-type="float">
            <text:p>54.2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91.292" calcext:value-type="float">
            <text:p>-91.292</text:p>
          </table:table-cell>
          <table:table-cell office:value-type="float" office:value="987.979" calcext:value-type="float">
            <text:p>987.979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475.692" calcext:value-type="float">
            <text:p>3475.692</text:p>
          </table:table-cell>
          <table:table-cell office:value-type="float" office:value="7911.912" calcext:value-type="float">
            <text:p>7911.912</text:p>
          </table:table-cell>
          <table:table-cell office:value-type="float" office:value="-5935.954" calcext:value-type="float">
            <text:p>-5935.9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9.606" calcext:value-type="float">
            <text:p>269.606</text:p>
          </table:table-cell>
          <table:table-cell office:value-type="float" office:value="61.593" calcext:value-type="float">
            <text:p>61.593</text:p>
          </table:table-cell>
          <table:table-cell office:value-type="float" office:value="2346.384" calcext:value-type="float">
            <text:p>2346.384</text:p>
          </table:table-cell>
          <table:table-cell office:value-type="float" office:value="383.499" calcext:value-type="float">
            <text:p>383.499</text:p>
          </table:table-cell>
          <table:table-cell office:value-type="float" office:value="1033.574" calcext:value-type="float">
            <text:p>1033.574</text:p>
          </table:table-cell>
          <table:table-cell office:value-type="float" office:value="-494.363" calcext:value-type="float">
            <text:p>-494.363</text:p>
          </table:table-cell>
          <table:table-cell office:value-type="float" office:value="4660.862" calcext:value-type="float">
            <text:p>4660.862</text:p>
          </table:table-cell>
          <table:table-cell office:value-type="float" office:value="2714.471" calcext:value-type="float">
            <text:p>2714.471</text:p>
          </table:table-cell>
          <table:table-cell office:value-type="float" office:value="6318.302" calcext:value-type="float">
            <text:p>6318.302</text:p>
          </table:table-cell>
          <table:table-cell office:value-type="float" office:value="840.026" calcext:value-type="float">
            <text:p>840.026</text:p>
          </table:table-cell>
          <table:table-cell office:value-type="float" office:value="6334.279" calcext:value-type="float">
            <text:p>6334.279</text:p>
          </table:table-cell>
          <table:table-cell office:value-type="float" office:value="2987.446" calcext:value-type="float">
            <text:p>2987.446</text:p>
          </table:table-cell>
          <table:table-cell office:value-type="float" office:value="4871.726" calcext:value-type="float">
            <text:p>4871.726</text:p>
          </table:table-cell>
          <table:table-cell office:value-type="float" office:value="2781.189" calcext:value-type="float">
            <text:p>2781.189</text:p>
          </table:table-cell>
          <table:table-cell office:value-type="float" office:value="6642.306" calcext:value-type="float">
            <text:p>6642.306</text:p>
          </table:table-cell>
          <table:table-cell office:value-type="float" office:value="886.336" calcext:value-type="float">
            <text:p>886.336</text:p>
          </table:table-cell>
          <table:table-cell office:value-type="float" office:value="6637.398" calcext:value-type="float">
            <text:p>6637.398</text:p>
          </table:table-cell>
          <table:table-cell office:value-type="float" office:value="3106.054" calcext:value-type="float">
            <text:p>3106.054</text:p>
          </table:table-cell>
          <table:table-cell office:value-type="float" office:value="12.373" calcext:value-type="float">
            <text:p>12.37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34.785" calcext:value-type="float">
            <text:p>34.78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56.922" calcext:value-type="float">
            <text:p>-56.922</text:p>
          </table:table-cell>
          <table:table-cell office:value-type="float" office:value="759.038" calcext:value-type="float">
            <text:p>759.038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434.105" calcext:value-type="float">
            <text:p>2434.105</text:p>
          </table:table-cell>
          <table:table-cell office:value-type="float" office:value="5608.024" calcext:value-type="float">
            <text:p>5608.024</text:p>
          </table:table-cell>
          <table:table-cell office:value-type="float" office:value="-4089.947" calcext:value-type="float">
            <text:p>-4089.9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85.526" calcext:value-type="float">
            <text:p>285.526</text:p>
          </table:table-cell>
          <table:table-cell office:value-type="float" office:value="61.586" calcext:value-type="float">
            <text:p>61.586</text:p>
          </table:table-cell>
          <table:table-cell office:value-type="float" office:value="3724.529" calcext:value-type="float">
            <text:p>3724.529</text:p>
          </table:table-cell>
          <table:table-cell office:value-type="float" office:value="463.241" calcext:value-type="float">
            <text:p>463.241</text:p>
          </table:table-cell>
          <table:table-cell office:value-type="float" office:value="1208.349" calcext:value-type="float">
            <text:p>1208.349</text:p>
          </table:table-cell>
          <table:table-cell office:value-type="float" office:value="-637.297" calcext:value-type="float">
            <text:p>-637.297</text:p>
          </table:table-cell>
          <table:table-cell office:value-type="float" office:value="4658.389" calcext:value-type="float">
            <text:p>4658.389</text:p>
          </table:table-cell>
          <table:table-cell office:value-type="float" office:value="2652.437" calcext:value-type="float">
            <text:p>2652.437</text:p>
          </table:table-cell>
          <table:table-cell office:value-type="float" office:value="6651.067" calcext:value-type="float">
            <text:p>6651.067</text:p>
          </table:table-cell>
          <table:table-cell office:value-type="float" office:value="854.446" calcext:value-type="float">
            <text:p>854.446</text:p>
          </table:table-cell>
          <table:table-cell office:value-type="float" office:value="6360.534" calcext:value-type="float">
            <text:p>6360.534</text:p>
          </table:table-cell>
          <table:table-cell office:value-type="float" office:value="2956.245" calcext:value-type="float">
            <text:p>2956.245</text:p>
          </table:table-cell>
          <table:table-cell office:value-type="float" office:value="4864.923" calcext:value-type="float">
            <text:p>4864.923</text:p>
          </table:table-cell>
          <table:table-cell office:value-type="float" office:value="2728.612" calcext:value-type="float">
            <text:p>2728.612</text:p>
          </table:table-cell>
          <table:table-cell office:value-type="float" office:value="6940.286" calcext:value-type="float">
            <text:p>6940.286</text:p>
          </table:table-cell>
          <table:table-cell office:value-type="float" office:value="900.767" calcext:value-type="float">
            <text:p>900.767</text:p>
          </table:table-cell>
          <table:table-cell office:value-type="float" office:value="6659.344" calcext:value-type="float">
            <text:p>6659.344</text:p>
          </table:table-cell>
          <table:table-cell office:value-type="float" office:value="3070.503" calcext:value-type="float">
            <text:p>3070.503</text:p>
          </table:table-cell>
          <table:table-cell office:value-type="float" office:value="12.773" calcext:value-type="float">
            <text:p>12.773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42.816" calcext:value-type="float">
            <text:p>42.816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72.521" calcext:value-type="float">
            <text:p>-72.521</text:p>
          </table:table-cell>
          <table:table-cell office:value-type="float" office:value="679.35" calcext:value-type="float">
            <text:p>679.3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783.474" calcext:value-type="float">
            <text:p>3783.474</text:p>
          </table:table-cell>
          <table:table-cell office:value-type="float" office:value="8216.418" calcext:value-type="float">
            <text:p>8216.418</text:p>
          </table:table-cell>
          <table:table-cell office:value-type="float" office:value="-6857.718" calcext:value-type="float">
            <text:p>-6857.7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663" calcext:value-type="float">
            <text:p>276.663</text:p>
          </table:table-cell>
          <table:table-cell office:value-type="float" office:value="62.272" calcext:value-type="float">
            <text:p>62.272</text:p>
          </table:table-cell>
          <table:table-cell office:value-type="float" office:value="3863.147" calcext:value-type="float">
            <text:p>3863.147</text:p>
          </table:table-cell>
          <table:table-cell office:value-type="float" office:value="492.453" calcext:value-type="float">
            <text:p>492.453</text:p>
          </table:table-cell>
          <table:table-cell office:value-type="float" office:value="1257.68" calcext:value-type="float">
            <text:p>1257.68</text:p>
          </table:table-cell>
          <table:table-cell office:value-type="float" office:value="-704.355" calcext:value-type="float">
            <text:p>-704.355</text:p>
          </table:table-cell>
          <table:table-cell office:value-type="float" office:value="4663.589" calcext:value-type="float">
            <text:p>4663.589</text:p>
          </table:table-cell>
          <table:table-cell office:value-type="float" office:value="2821.099" calcext:value-type="float">
            <text:p>2821.099</text:p>
          </table:table-cell>
          <table:table-cell office:value-type="float" office:value="7318.747" calcext:value-type="float">
            <text:p>7318.747</text:p>
          </table:table-cell>
          <table:table-cell office:value-type="float" office:value="895.558" calcext:value-type="float">
            <text:p>895.558</text:p>
          </table:table-cell>
          <table:table-cell office:value-type="float" office:value="6447.632" calcext:value-type="float">
            <text:p>6447.632</text:p>
          </table:table-cell>
          <table:table-cell office:value-type="float" office:value="2879.546" calcext:value-type="float">
            <text:p>2879.546</text:p>
          </table:table-cell>
          <table:table-cell office:value-type="float" office:value="4873.067" calcext:value-type="float">
            <text:p>4873.067</text:p>
          </table:table-cell>
          <table:table-cell office:value-type="float" office:value="2951.512" calcext:value-type="float">
            <text:p>2951.512</text:p>
          </table:table-cell>
          <table:table-cell office:value-type="float" office:value="7682.876" calcext:value-type="float">
            <text:p>7682.876</text:p>
          </table:table-cell>
          <table:table-cell office:value-type="float" office:value="942.484" calcext:value-type="float">
            <text:p>942.484</text:p>
          </table:table-cell>
          <table:table-cell office:value-type="float" office:value="6750.59" calcext:value-type="float">
            <text:p>6750.59</text:p>
          </table:table-cell>
          <table:table-cell office:value-type="float" office:value="2995.543" calcext:value-type="float">
            <text:p>2995.543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46.892" calcext:value-type="float">
            <text:p>46.892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80.027" calcext:value-type="float">
            <text:p>-80.027</text:p>
          </table:table-cell>
          <table:table-cell office:value-type="float" office:value="899.363" calcext:value-type="float">
            <text:p>899.36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4099.128" calcext:value-type="float">
            <text:p>4099.128</text:p>
          </table:table-cell>
          <table:table-cell office:value-type="float" office:value="9065.245" calcext:value-type="float">
            <text:p>9065.245</text:p>
          </table:table-cell>
          <table:table-cell office:value-type="float" office:value="-7266.518" calcext:value-type="float">
            <text:p>-7266.5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2.723" calcext:value-type="float">
            <text:p>342.723</text:p>
          </table:table-cell>
          <table:table-cell office:value-type="float" office:value="61.994" calcext:value-type="float">
            <text:p>61.994</text:p>
          </table:table-cell>
          <table:table-cell office:value-type="float" office:value="3438.504" calcext:value-type="float">
            <text:p>3438.504</text:p>
          </table:table-cell>
          <table:table-cell office:value-type="float" office:value="517.165" calcext:value-type="float">
            <text:p>517.165</text:p>
          </table:table-cell>
          <table:table-cell office:value-type="float" office:value="1372.969" calcext:value-type="float">
            <text:p>1372.969</text:p>
          </table:table-cell>
          <table:table-cell office:value-type="float" office:value="-687.523" calcext:value-type="float">
            <text:p>-687.523</text:p>
          </table:table-cell>
          <table:table-cell office:value-type="float" office:value="4666.43" calcext:value-type="float">
            <text:p>4666.43</text:p>
          </table:table-cell>
          <table:table-cell office:value-type="float" office:value="2928.433" calcext:value-type="float">
            <text:p>2928.433</text:p>
          </table:table-cell>
          <table:table-cell office:value-type="float" office:value="7048.012" calcext:value-type="float">
            <text:p>7048.012</text:p>
          </table:table-cell>
          <table:table-cell office:value-type="float" office:value="843.594" calcext:value-type="float">
            <text:p>843.594</text:p>
          </table:table-cell>
          <table:table-cell office:value-type="float" office:value="6346.956" calcext:value-type="float">
            <text:p>6346.956</text:p>
          </table:table-cell>
          <table:table-cell office:value-type="float" office:value="2985.904" calcext:value-type="float">
            <text:p>2985.904</text:p>
          </table:table-cell>
          <table:table-cell office:value-type="float" office:value="4880.614" calcext:value-type="float">
            <text:p>4880.614</text:p>
          </table:table-cell>
          <table:table-cell office:value-type="float" office:value="3075.425" calcext:value-type="float">
            <text:p>3075.425</text:p>
          </table:table-cell>
          <table:table-cell office:value-type="float" office:value="7370.354" calcext:value-type="float">
            <text:p>7370.354</text:p>
          </table:table-cell>
          <table:table-cell office:value-type="float" office:value="886.345" calcext:value-type="float">
            <text:p>886.345</text:p>
          </table:table-cell>
          <table:table-cell office:value-type="float" office:value="6646.303" calcext:value-type="float">
            <text:p>6646.303</text:p>
          </table:table-cell>
          <table:table-cell office:value-type="float" office:value="3114.925" calcext:value-type="float">
            <text:p>3114.925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office:value-type="float" office:value="46.37" calcext:value-type="float">
            <text:p>46.37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75.573" calcext:value-type="float">
            <text:p>-75.573</text:p>
          </table:table-cell>
          <table:table-cell office:value-type="float" office:value="1264.527" calcext:value-type="float">
            <text:p>1264.52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87.761" calcext:value-type="float">
            <text:p>4087.761</text:p>
          </table:table-cell>
          <table:table-cell office:value-type="float" office:value="9407.765" calcext:value-type="float">
            <text:p>9407.765</text:p>
          </table:table-cell>
          <table:table-cell office:value-type="float" office:value="-6878.711" calcext:value-type="float">
            <text:p>-6878.7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8.715" calcext:value-type="float">
            <text:p>308.715</text:p>
          </table:table-cell>
          <table:table-cell office:value-type="float" office:value="61.915" calcext:value-type="float">
            <text:p>61.915</text:p>
          </table:table-cell>
          <table:table-cell office:value-type="float" office:value="1946.057" calcext:value-type="float">
            <text:p>1946.057</text:p>
          </table:table-cell>
          <table:table-cell office:value-type="float" office:value="338.477" calcext:value-type="float">
            <text:p>338.477</text:p>
          </table:table-cell>
          <table:table-cell office:value-type="float" office:value="982.995" calcext:value-type="float">
            <text:p>982.995</text:p>
          </table:table-cell>
          <table:table-cell office:value-type="float" office:value="-365.564" calcext:value-type="float">
            <text:p>-365.564</text:p>
          </table:table-cell>
          <table:table-cell office:value-type="float" office:value="4710.297" calcext:value-type="float">
            <text:p>4710.297</text:p>
          </table:table-cell>
          <table:table-cell office:value-type="float" office:value="2858.217" calcext:value-type="float">
            <text:p>2858.217</text:p>
          </table:table-cell>
          <table:table-cell office:value-type="float" office:value="6951.019" calcext:value-type="float">
            <text:p>6951.019</text:p>
          </table:table-cell>
          <table:table-cell office:value-type="float" office:value="817.087" calcext:value-type="float">
            <text:p>817.087</text:p>
          </table:table-cell>
          <table:table-cell office:value-type="float" office:value="6338.018" calcext:value-type="float">
            <text:p>6338.018</text:p>
          </table:table-cell>
          <table:table-cell office:value-type="float" office:value="3082.576" calcext:value-type="float">
            <text:p>3082.576</text:p>
          </table:table-cell>
          <table:table-cell office:value-type="float" office:value="4919.933" calcext:value-type="float">
            <text:p>4919.933</text:p>
          </table:table-cell>
          <table:table-cell office:value-type="float" office:value="2961.199" calcext:value-type="float">
            <text:p>2961.199</text:p>
          </table:table-cell>
          <table:table-cell office:value-type="float" office:value="7307.417" calcext:value-type="float">
            <text:p>7307.417</text:p>
          </table:table-cell>
          <table:table-cell office:value-type="float" office:value="866.976" calcext:value-type="float">
            <text:p>866.976</text:p>
          </table:table-cell>
          <table:table-cell office:value-type="float" office:value="6647.037" calcext:value-type="float">
            <text:p>6647.037</text:p>
          </table:table-cell>
          <table:table-cell office:value-type="float" office:value="3192.829" calcext:value-type="float">
            <text:p>3192.829</text:p>
          </table:table-cell>
          <table:table-cell office:value-type="float" office:value="15.773" calcext:value-type="float">
            <text:p>15.773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0.024" calcext:value-type="float">
            <text:p>30.024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44.038" calcext:value-type="float">
            <text:p>-44.038</text:p>
          </table:table-cell>
          <table:table-cell office:value-type="float" office:value="951.273" calcext:value-type="float">
            <text:p>951.27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426.868" calcext:value-type="float">
            <text:p>2426.868</text:p>
          </table:table-cell>
          <table:table-cell office:value-type="float" office:value="5785.843" calcext:value-type="float">
            <text:p>5785.843</text:p>
          </table:table-cell>
          <table:table-cell office:value-type="float" office:value="-3883.296" calcext:value-type="float">
            <text:p>-3883.2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6.026" calcext:value-type="float">
            <text:p>906.026</text:p>
          </table:table-cell>
          <table:table-cell office:value-type="float" office:value="62.663" calcext:value-type="float">
            <text:p>62.663</text:p>
          </table:table-cell>
          <table:table-cell office:value-type="float" office:value="23156.58" calcext:value-type="float">
            <text:p>23156.58</text:p>
          </table:table-cell>
          <table:table-cell office:value-type="float" office:value="3567.432" calcext:value-type="float">
            <text:p>3567.432</text:p>
          </table:table-cell>
          <table:table-cell office:value-type="float" office:value="8012.714" calcext:value-type="float">
            <text:p>8012.714</text:p>
          </table:table-cell>
          <table:table-cell office:value-type="float" office:value="-6200.663" calcext:value-type="float">
            <text:p>-6200.663</text:p>
          </table:table-cell>
          <table:table-cell office:value-type="float" office:value="4711.522" calcext:value-type="float">
            <text:p>4711.522</text:p>
          </table:table-cell>
          <table:table-cell office:value-type="float" office:value="2896.183" calcext:value-type="float">
            <text:p>2896.183</text:p>
          </table:table-cell>
          <table:table-cell office:value-type="float" office:value="6886.875" calcext:value-type="float">
            <text:p>6886.875</text:p>
          </table:table-cell>
          <table:table-cell office:value-type="float" office:value="819.142" calcext:value-type="float">
            <text:p>819.142</text:p>
          </table:table-cell>
          <table:table-cell office:value-type="float" office:value="6343.338" calcext:value-type="float">
            <text:p>6343.338</text:p>
          </table:table-cell>
          <table:table-cell office:value-type="float" office:value="3079.707" calcext:value-type="float">
            <text:p>3079.707</text:p>
          </table:table-cell>
          <table:table-cell office:value-type="float" office:value="4920.61" calcext:value-type="float">
            <text:p>4920.61</text:p>
          </table:table-cell>
          <table:table-cell office:value-type="float" office:value="2973.673" calcext:value-type="float">
            <text:p>2973.673</text:p>
          </table:table-cell>
          <table:table-cell office:value-type="float" office:value="7223.033" calcext:value-type="float">
            <text:p>7223.033</text:p>
          </table:table-cell>
          <table:table-cell office:value-type="float" office:value="867.888" calcext:value-type="float">
            <text:p>867.888</text:p>
          </table:table-cell>
          <table:table-cell office:value-type="float" office:value="6649.53" calcext:value-type="float">
            <text:p>6649.53</text:p>
          </table:table-cell>
          <table:table-cell office:value-type="float" office:value="3191.689" calcext:value-type="float">
            <text:p>3191.689</text:p>
          </table:table-cell>
          <table:table-cell office:value-type="float" office:value="74.733" calcext:value-type="float">
            <text:p>74.733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47.496" calcext:value-type="float">
            <text:p>347.496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617.513" calcext:value-type="float">
            <text:p>-617.513</text:p>
          </table:table-cell>
          <table:table-cell office:value-type="float" office:value="6266.633" calcext:value-type="float">
            <text:p>6266.633</text:p>
          </table:table-cell>
          <table:table-cell office:value-type="float" office:value="0" calcext:value-type="float">
            <text:p>0</text:p>
          </table:table-cell>
          <table:table-cell office:value-type="float" office:value="2244" calcext:value-type="float">
            <text:p>2244</text:p>
          </table:table-cell>
          <table:table-cell office:value-type="float" office:value="31173.342" calcext:value-type="float">
            <text:p>31173.342</text:p>
          </table:table-cell>
          <table:table-cell office:value-type="float" office:value="68367.115" calcext:value-type="float">
            <text:p>68367.115</text:p>
          </table:table-cell>
          <table:table-cell office:value-type="float" office:value="-55833.849" calcext:value-type="float">
            <text:p>-55833.84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86.473" calcext:value-type="float">
            <text:p>386.473</text:p>
          </table:table-cell>
          <table:table-cell office:value-type="float" office:value="60.317" calcext:value-type="float">
            <text:p>60.317</text:p>
          </table:table-cell>
          <table:table-cell office:value-type="float" office:value="7025.883" calcext:value-type="float">
            <text:p>7025.883</text:p>
          </table:table-cell>
          <table:table-cell office:value-type="float" office:value="1059.302" calcext:value-type="float">
            <text:p>1059.302</text:p>
          </table:table-cell>
          <table:table-cell office:value-type="float" office:value="2496.711" calcext:value-type="float">
            <text:p>2496.711</text:p>
          </table:table-cell>
          <table:table-cell office:value-type="float" office:value="-1723.764" calcext:value-type="float">
            <text:p>-1723.764</text:p>
          </table:table-cell>
          <table:table-cell office:value-type="float" office:value="4710.799" calcext:value-type="float">
            <text:p>4710.799</text:p>
          </table:table-cell>
          <table:table-cell office:value-type="float" office:value="2858.448" calcext:value-type="float">
            <text:p>2858.448</text:p>
          </table:table-cell>
          <table:table-cell office:value-type="float" office:value="6742.275" calcext:value-type="float">
            <text:p>6742.275</text:p>
          </table:table-cell>
          <table:table-cell office:value-type="float" office:value="827.062" calcext:value-type="float">
            <text:p>827.062</text:p>
          </table:table-cell>
          <table:table-cell office:value-type="float" office:value="6358.39" calcext:value-type="float">
            <text:p>6358.39</text:p>
          </table:table-cell>
          <table:table-cell office:value-type="float" office:value="3063.207" calcext:value-type="float">
            <text:p>3063.207</text:p>
          </table:table-cell>
          <table:table-cell office:value-type="float" office:value="4913.631" calcext:value-type="float">
            <text:p>4913.631</text:p>
          </table:table-cell>
          <table:table-cell office:value-type="float" office:value="2932.324" calcext:value-type="float">
            <text:p>2932.324</text:p>
          </table:table-cell>
          <table:table-cell office:value-type="float" office:value="7063.284" calcext:value-type="float">
            <text:p>7063.284</text:p>
          </table:table-cell>
          <table:table-cell office:value-type="float" office:value="873.975" calcext:value-type="float">
            <text:p>873.975</text:p>
          </table:table-cell>
          <table:table-cell office:value-type="float" office:value="6654.679" calcext:value-type="float">
            <text:p>6654.679</text:p>
          </table:table-cell>
          <table:table-cell office:value-type="float" office:value="3172.584" calcext:value-type="float">
            <text:p>3172.584</text:p>
          </table:table-cell>
          <table:table-cell office:value-type="float" office:value="24.64" calcext:value-type="float">
            <text:p>24.64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78.341" calcext:value-type="float">
            <text:p>-178.341</text:p>
          </table:table-cell>
          <table:table-cell office:value-type="float" office:value="1952.845" calcext:value-type="float">
            <text:p>1952.845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963.444" calcext:value-type="float">
            <text:p>8963.444</text:p>
          </table:table-cell>
          <table:table-cell office:value-type="float" office:value="19808.942" calcext:value-type="float">
            <text:p>19808.942</text:p>
          </table:table-cell>
          <table:table-cell office:value-type="float" office:value="-15903.251" calcext:value-type="float">
            <text:p>-15903.25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6.13" calcext:value-type="float">
            <text:p>276.13</text:p>
          </table:table-cell>
          <table:table-cell office:value-type="float" office:value="61.827" calcext:value-type="float">
            <text:p>61.827</text:p>
          </table:table-cell>
          <table:table-cell office:value-type="float" office:value="2926.739" calcext:value-type="float">
            <text:p>2926.739</text:p>
          </table:table-cell>
          <table:table-cell office:value-type="float" office:value="400.147" calcext:value-type="float">
            <text:p>400.147</text:p>
          </table:table-cell>
          <table:table-cell office:value-type="float" office:value="1073.264" calcext:value-type="float">
            <text:p>1073.264</text:p>
          </table:table-cell>
          <table:table-cell office:value-type="float" office:value="-521.004" calcext:value-type="float">
            <text:p>-521.004</text:p>
          </table:table-cell>
          <table:table-cell office:value-type="float" office:value="4736.809" calcext:value-type="float">
            <text:p>4736.809</text:p>
          </table:table-cell>
          <table:table-cell office:value-type="float" office:value="2764.313" calcext:value-type="float">
            <text:p>2764.313</text:p>
          </table:table-cell>
          <table:table-cell office:value-type="float" office:value="7105.947" calcext:value-type="float">
            <text:p>7105.947</text:p>
          </table:table-cell>
          <table:table-cell office:value-type="float" office:value="874.695" calcext:value-type="float">
            <text:p>874.695</text:p>
          </table:table-cell>
          <table:table-cell office:value-type="float" office:value="6479.292" calcext:value-type="float">
            <text:p>6479.292</text:p>
          </table:table-cell>
          <table:table-cell office:value-type="float" office:value="2994.327" calcext:value-type="float">
            <text:p>2994.327</text:p>
          </table:table-cell>
          <table:table-cell office:value-type="float" office:value="4948.408" calcext:value-type="float">
            <text:p>4948.408</text:p>
          </table:table-cell>
          <table:table-cell office:value-type="float" office:value="2909.211" calcext:value-type="float">
            <text:p>2909.211</text:p>
          </table:table-cell>
          <table:table-cell office:value-type="float" office:value="7452.87" calcext:value-type="float">
            <text:p>7452.87</text:p>
          </table:table-cell>
          <table:table-cell office:value-type="float" office:value="923.008" calcext:value-type="float">
            <text:p>923.008</text:p>
          </table:table-cell>
          <table:table-cell office:value-type="float" office:value="6787.135" calcext:value-type="float">
            <text:p>6787.135</text:p>
          </table:table-cell>
          <table:table-cell office:value-type="float" office:value="3109.681" calcext:value-type="float">
            <text:p>3109.681</text:p>
          </table:table-cell>
          <table:table-cell office:value-type="float" office:value="13.68" calcext:value-type="float">
            <text:p>13.68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7.497" calcext:value-type="float">
            <text:p>37.497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61.017" calcext:value-type="float">
            <text:p>-61.017</text:p>
          </table:table-cell>
          <table:table-cell office:value-type="float" office:value="894.028" calcext:value-type="float">
            <text:p>894.028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2868.369" calcext:value-type="float">
            <text:p>2868.369</text:p>
          </table:table-cell>
          <table:table-cell office:value-type="float" office:value="6608.113" calcext:value-type="float">
            <text:p>6608.113</text:p>
          </table:table-cell>
          <table:table-cell office:value-type="float" office:value="-4820.057" calcext:value-type="float">
            <text:p>-4820.05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0.033" calcext:value-type="float">
            <text:p>230.033</text:p>
          </table:table-cell>
          <table:table-cell office:value-type="float" office:value="60.896" calcext:value-type="float">
            <text:p>60.896</text:p>
          </table:table-cell>
          <table:table-cell office:value-type="float" office:value="1259.342" calcext:value-type="float">
            <text:p>1259.342</text:p>
          </table:table-cell>
          <table:table-cell office:value-type="float" office:value="218.896" calcext:value-type="float">
            <text:p>218.896</text:p>
          </table:table-cell>
          <table:table-cell office:value-type="float" office:value="666.097" calcext:value-type="float">
            <text:p>666.097</text:p>
          </table:table-cell>
          <table:table-cell office:value-type="float" office:value="-206.031" calcext:value-type="float">
            <text:p>-206.031</text:p>
          </table:table-cell>
          <table:table-cell office:value-type="float" office:value="4733.922" calcext:value-type="float">
            <text:p>4733.922</text:p>
          </table:table-cell>
          <table:table-cell office:value-type="float" office:value="2695.271" calcext:value-type="float">
            <text:p>2695.271</text:p>
          </table:table-cell>
          <table:table-cell office:value-type="float" office:value="6584.452" calcext:value-type="float">
            <text:p>6584.452</text:p>
          </table:table-cell>
          <table:table-cell office:value-type="float" office:value="813.574" calcext:value-type="float">
            <text:p>813.574</text:p>
          </table:table-cell>
          <table:table-cell office:value-type="float" office:value="6354.644" calcext:value-type="float">
            <text:p>6354.644</text:p>
          </table:table-cell>
          <table:table-cell office:value-type="float" office:value="3113.201" calcext:value-type="float">
            <text:p>3113.201</text:p>
          </table:table-cell>
          <table:table-cell office:value-type="float" office:value="4942.513" calcext:value-type="float">
            <text:p>4942.513</text:p>
          </table:table-cell>
          <table:table-cell office:value-type="float" office:value="2814.022" calcext:value-type="float">
            <text:p>2814.022</text:p>
          </table:table-cell>
          <table:table-cell office:value-type="float" office:value="6919.46" calcext:value-type="float">
            <text:p>6919.46</text:p>
          </table:table-cell>
          <table:table-cell office:value-type="float" office:value="857.066" calcext:value-type="float">
            <text:p>857.066</text:p>
          </table:table-cell>
          <table:table-cell office:value-type="float" office:value="6649.876" calcext:value-type="float">
            <text:p>6649.876</text:p>
          </table:table-cell>
          <table:table-cell office:value-type="float" office:value="3235.151" calcext:value-type="float">
            <text:p>3235.151</text:p>
          </table:table-cell>
          <table:table-cell office:value-type="float" office:value="9.347" calcext:value-type="float">
            <text:p>9.34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7.43" calcext:value-type="float">
            <text:p>17.4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25.375" calcext:value-type="float">
            <text:p>-25.375</text:p>
          </table:table-cell>
          <table:table-cell office:value-type="float" office:value="481.703" calcext:value-type="float">
            <text:p>481.70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52.213" calcext:value-type="float">
            <text:p>1152.213</text:p>
          </table:table-cell>
          <table:table-cell office:value-type="float" office:value="2777.029" calcext:value-type="float">
            <text:p>2777.029</text:p>
          </table:table-cell>
          <table:table-cell office:value-type="float" office:value="-1813.623" calcext:value-type="float">
            <text:p>-1813.62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31.88" calcext:value-type="float">
            <text:p>231.88</text:p>
          </table:table-cell>
          <table:table-cell office:value-type="float" office:value="0" calcext:value-type="float">
            <text:p>0</text:p>
          </table:table-cell>
          <table:table-cell office:value-type="float" office:value="1120.302" calcext:value-type="float">
            <text:p>1120.302</text:p>
          </table:table-cell>
          <table:table-cell office:value-type="float" office:value="203.542" calcext:value-type="float">
            <text:p>203.542</text:p>
          </table:table-cell>
          <table:table-cell office:value-type="float" office:value="637.357" calcext:value-type="float">
            <text:p>637.357</text:p>
          </table:table-cell>
          <table:table-cell office:value-type="float" office:value="-173.598" calcext:value-type="float">
            <text:p>-173.598</text:p>
          </table:table-cell>
          <table:table-cell office:value-type="float" office:value="4732.455" calcext:value-type="float">
            <text:p>4732.455</text:p>
          </table:table-cell>
          <table:table-cell office:value-type="float" office:value="2748.614" calcext:value-type="float">
            <text:p>2748.614</text:p>
          </table:table-cell>
          <table:table-cell office:value-type="float" office:value="6605.017" calcext:value-type="float">
            <text:p>6605.017</text:p>
          </table:table-cell>
          <table:table-cell office:value-type="float" office:value="764.319" calcext:value-type="float">
            <text:p>764.319</text:p>
          </table:table-cell>
          <table:table-cell office:value-type="float" office:value="6255.055" calcext:value-type="float">
            <text:p>6255.055</text:p>
          </table:table-cell>
          <table:table-cell office:value-type="float" office:value="3209.854" calcext:value-type="float">
            <text:p>3209.854</text:p>
          </table:table-cell>
          <table:table-cell office:value-type="float" office:value="4943.507" calcext:value-type="float">
            <text:p>4943.507</text:p>
          </table:table-cell>
          <table:table-cell office:value-type="float" office:value="2886.527" calcext:value-type="float">
            <text:p>2886.527</text:p>
          </table:table-cell>
          <table:table-cell office:value-type="float" office:value="6893.682" calcext:value-type="float">
            <text:p>6893.682</text:p>
          </table:table-cell>
          <table:table-cell office:value-type="float" office:value="808.317" calcext:value-type="float">
            <text:p>808.317</text:p>
          </table:table-cell>
          <table:table-cell office:value-type="float" office:value="6553.756" calcext:value-type="float">
            <text:p>6553.756</text:p>
          </table:table-cell>
          <table:table-cell office:value-type="float" office:value="3333.257" calcext:value-type="float">
            <text:p>3333.257</text:p>
          </table:table-cell>
          <table:table-cell office:value-type="float" office:value="10.053" calcext:value-type="float">
            <text:p>10.05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8.498" calcext:value-type="float">
            <text:p>18.498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6.797" calcext:value-type="float">
            <text:p>-26.797</text:p>
          </table:table-cell>
          <table:table-cell office:value-type="float" office:value="510.618" calcext:value-type="float">
            <text:p>510.6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62.099" calcext:value-type="float">
            <text:p>1362.099</text:p>
          </table:table-cell>
          <table:table-cell office:value-type="float" office:value="3224.058" calcext:value-type="float">
            <text:p>3224.058</text:p>
          </table:table-cell>
          <table:table-cell office:value-type="float" office:value="-2202.822" calcext:value-type="float">
            <text:p>-2202.822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57.41" calcext:value-type="float">
            <text:p>357.41</text:p>
          </table:table-cell>
          <table:table-cell office:value-type="float" office:value="61.436" calcext:value-type="float">
            <text:p>61.436</text:p>
          </table:table-cell>
          <table:table-cell office:value-type="float" office:value="7019.806" calcext:value-type="float">
            <text:p>7019.806</text:p>
          </table:table-cell>
          <table:table-cell office:value-type="float" office:value="869.996" calcext:value-type="float">
            <text:p>869.996</text:p>
          </table:table-cell>
          <table:table-cell office:value-type="float" office:value="2090.53" calcext:value-type="float">
            <text:p>2090.53</text:p>
          </table:table-cell>
          <table:table-cell office:value-type="float" office:value="-1375.711" calcext:value-type="float">
            <text:p>-1375.711</text:p>
          </table:table-cell>
          <table:table-cell office:value-type="float" office:value="4781.823" calcext:value-type="float">
            <text:p>4781.823</text:p>
          </table:table-cell>
          <table:table-cell office:value-type="float" office:value="3115.271" calcext:value-type="float">
            <text:p>3115.271</text:p>
          </table:table-cell>
          <table:table-cell office:value-type="float" office:value="6605.19" calcext:value-type="float">
            <text:p>6605.19</text:p>
          </table:table-cell>
          <table:table-cell office:value-type="float" office:value="766.945" calcext:value-type="float">
            <text:p>766.945</text:p>
          </table:table-cell>
          <table:table-cell office:value-type="float" office:value="6309.655" calcext:value-type="float">
            <text:p>6309.655</text:p>
          </table:table-cell>
          <table:table-cell office:value-type="float" office:value="3253.99" calcext:value-type="float">
            <text:p>3253.99</text:p>
          </table:table-cell>
          <table:table-cell office:value-type="float" office:value="4990.913" calcext:value-type="float">
            <text:p>4990.913</text:p>
          </table:table-cell>
          <table:table-cell office:value-type="float" office:value="3215.556" calcext:value-type="float">
            <text:p>3215.556</text:p>
          </table:table-cell>
          <table:table-cell office:value-type="float" office:value="6944.423" calcext:value-type="float">
            <text:p>6944.423</text:p>
          </table:table-cell>
          <table:table-cell office:value-type="float" office:value="810.642" calcext:value-type="float">
            <text:p>810.642</text:p>
          </table:table-cell>
          <table:table-cell office:value-type="float" office:value="6605.794" calcext:value-type="float">
            <text:p>6605.794</text:p>
          </table:table-cell>
          <table:table-cell office:value-type="float" office:value="3376.031" calcext:value-type="float">
            <text:p>3376.031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669" calcext:value-type="float">
            <text:p>669</text:p>
          </table:table-cell>
          <table:table-cell office:value-type="float" office:value="83.594" calcext:value-type="float">
            <text:p>83.594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44.728" calcext:value-type="float">
            <text:p>-144.728</text:p>
          </table:table-cell>
          <table:table-cell office:value-type="float" office:value="1264.252" calcext:value-type="float">
            <text:p>1264.252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6018.971" calcext:value-type="float">
            <text:p>6018.971</text:p>
          </table:table-cell>
          <table:table-cell office:value-type="float" office:value="13254.657" calcext:value-type="float">
            <text:p>13254.657</text:p>
          </table:table-cell>
          <table:table-cell office:value-type="float" office:value="-10726.152" calcext:value-type="float">
            <text:p>-10726.15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6.464" calcext:value-type="float">
            <text:p>316.464</text:p>
          </table:table-cell>
          <table:table-cell office:value-type="float" office:value="67.686" calcext:value-type="float">
            <text:p>67.686</text:p>
          </table:table-cell>
          <table:table-cell office:value-type="float" office:value="5037.573" calcext:value-type="float">
            <text:p>5037.573</text:p>
          </table:table-cell>
          <table:table-cell office:value-type="float" office:value="635.305" calcext:value-type="float">
            <text:p>635.305</text:p>
          </table:table-cell>
          <table:table-cell office:value-type="float" office:value="1582.057" calcext:value-type="float">
            <text:p>1582.057</text:p>
          </table:table-cell>
          <table:table-cell office:value-type="float" office:value="-949.128" calcext:value-type="float">
            <text:p>-949.128</text:p>
          </table:table-cell>
          <table:table-cell office:value-type="float" office:value="4782.753" calcext:value-type="float">
            <text:p>4782.753</text:p>
          </table:table-cell>
          <table:table-cell office:value-type="float" office:value="3123.432" calcext:value-type="float">
            <text:p>3123.432</text:p>
          </table:table-cell>
          <table:table-cell office:value-type="float" office:value="6641.86" calcext:value-type="float">
            <text:p>6641.86</text:p>
          </table:table-cell>
          <table:table-cell office:value-type="float" office:value="769.922" calcext:value-type="float">
            <text:p>769.922</text:p>
          </table:table-cell>
          <table:table-cell office:value-type="float" office:value="6316.516" calcext:value-type="float">
            <text:p>6316.516</text:p>
          </table:table-cell>
          <table:table-cell office:value-type="float" office:value="3248.99" calcext:value-type="float">
            <text:p>3248.99</text:p>
          </table:table-cell>
          <table:table-cell office:value-type="float" office:value="4994.243" calcext:value-type="float">
            <text:p>4994.243</text:p>
          </table:table-cell>
          <table:table-cell office:value-type="float" office:value="3225.806" calcext:value-type="float">
            <text:p>3225.806</text:p>
          </table:table-cell>
          <table:table-cell office:value-type="float" office:value="6924.736" calcext:value-type="float">
            <text:p>6924.736</text:p>
          </table:table-cell>
          <table:table-cell office:value-type="float" office:value="812.895" calcext:value-type="float">
            <text:p>812.895</text:p>
          </table:table-cell>
          <table:table-cell office:value-type="float" office:value="6613.612" calcext:value-type="float">
            <text:p>6613.612</text:p>
          </table:table-cell>
          <table:table-cell office:value-type="float" office:value="3374.874" calcext:value-type="float">
            <text:p>3374.874</text:p>
          </table:table-cell>
          <table:table-cell office:value-type="float" office:value="16.76" calcext:value-type="float">
            <text:p>16.76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float" office:value="59.936" calcext:value-type="float">
            <text:p>59.936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102.638" calcext:value-type="float">
            <text:p>-102.638</text:p>
          </table:table-cell>
          <table:table-cell office:value-type="float" office:value="1057.827" calcext:value-type="float">
            <text:p>1057.82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4405.58" calcext:value-type="float">
            <text:p>4405.58</text:p>
          </table:table-cell>
          <table:table-cell office:value-type="float" office:value="9834.192" calcext:value-type="float">
            <text:p>9834.192</text:p>
          </table:table-cell>
          <table:table-cell office:value-type="float" office:value="-7718.538" calcext:value-type="float">
            <text:p>-7718.53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78.484" calcext:value-type="float">
            <text:p>478.484</text:p>
          </table:table-cell>
          <table:table-cell office:value-type="float" office:value="60.97" calcext:value-type="float">
            <text:p>60.97</text:p>
          </table:table-cell>
          <table:table-cell office:value-type="float" office:value="9259.54" calcext:value-type="float">
            <text:p>9259.54</text:p>
          </table:table-cell>
          <table:table-cell office:value-type="float" office:value="1290.789" calcext:value-type="float">
            <text:p>1290.789</text:p>
          </table:table-cell>
          <table:table-cell office:value-type="float" office:value="3049.867" calcext:value-type="float">
            <text:p>3049.867</text:p>
          </table:table-cell>
          <table:table-cell office:value-type="float" office:value="-2092.899" calcext:value-type="float">
            <text:p>-2092.899</text:p>
          </table:table-cell>
          <table:table-cell office:value-type="float" office:value="4779.642" calcext:value-type="float">
            <text:p>4779.642</text:p>
          </table:table-cell>
          <table:table-cell office:value-type="float" office:value="3056.268" calcext:value-type="float">
            <text:p>3056.268</text:p>
          </table:table-cell>
          <table:table-cell office:value-type="float" office:value="6639.34" calcext:value-type="float">
            <text:p>6639.34</text:p>
          </table:table-cell>
          <table:table-cell office:value-type="float" office:value="766.025" calcext:value-type="float">
            <text:p>766.025</text:p>
          </table:table-cell>
          <table:table-cell office:value-type="float" office:value="6305.642" calcext:value-type="float">
            <text:p>6305.642</text:p>
          </table:table-cell>
          <table:table-cell office:value-type="float" office:value="3253.641" calcext:value-type="float">
            <text:p>3253.641</text:p>
          </table:table-cell>
          <table:table-cell office:value-type="float" office:value="4994.44" calcext:value-type="float">
            <text:p>4994.44</text:p>
          </table:table-cell>
          <table:table-cell office:value-type="float" office:value="3183.601" calcext:value-type="float">
            <text:p>3183.601</text:p>
          </table:table-cell>
          <table:table-cell office:value-type="float" office:value="6928.631" calcext:value-type="float">
            <text:p>6928.631</text:p>
          </table:table-cell>
          <table:table-cell office:value-type="float" office:value="803.931" calcext:value-type="float">
            <text:p>803.931</text:p>
          </table:table-cell>
          <table:table-cell office:value-type="float" office:value="6595.952" calcext:value-type="float">
            <text:p>6595.952</text:p>
          </table:table-cell>
          <table:table-cell office:value-type="float" office:value="3392.928" calcext:value-type="float">
            <text:p>3392.928</text:p>
          </table:table-cell>
          <table:table-cell office:value-type="float" office:value="32.987" calcext:value-type="float">
            <text:p>32.987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24.51" calcext:value-type="float">
            <text:p>124.51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215.05" calcext:value-type="float">
            <text:p>-215.05</text:p>
          </table:table-cell>
          <table:table-cell office:value-type="float" office:value="2645.502" calcext:value-type="float">
            <text:p>2645.502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11023.244" calcext:value-type="float">
            <text:p>11023.244</text:p>
          </table:table-cell>
          <table:table-cell office:value-type="float" office:value="24604.929" calcext:value-type="float">
            <text:p>24604.929</text:p>
          </table:table-cell>
          <table:table-cell office:value-type="float" office:value="-19313.926" calcext:value-type="float">
            <text:p>-19313.9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0.837" calcext:value-type="float">
            <text:p>260.837</text:p>
          </table:table-cell>
          <table:table-cell office:value-type="float" office:value="60.432" calcext:value-type="float">
            <text:p>60.432</text:p>
          </table:table-cell>
          <table:table-cell office:value-type="float" office:value="2355.263" calcext:value-type="float">
            <text:p>2355.263</text:p>
          </table:table-cell>
          <table:table-cell office:value-type="float" office:value="369.125" calcext:value-type="float">
            <text:p>369.125</text:p>
          </table:table-cell>
          <table:table-cell office:value-type="float" office:value="996.172" calcext:value-type="float">
            <text:p>996.172</text:p>
          </table:table-cell>
          <table:table-cell office:value-type="float" office:value="-474.497" calcext:value-type="float">
            <text:p>-474.497</text:p>
          </table:table-cell>
          <table:table-cell office:value-type="float" office:value="4781.292" calcext:value-type="float">
            <text:p>4781.292</text:p>
          </table:table-cell>
          <table:table-cell office:value-type="float" office:value="3050.968" calcext:value-type="float">
            <text:p>3050.968</text:p>
          </table:table-cell>
          <table:table-cell office:value-type="float" office:value="6478.907" calcext:value-type="float">
            <text:p>6478.907</text:p>
          </table:table-cell>
          <table:table-cell office:value-type="float" office:value="741.681" calcext:value-type="float">
            <text:p>741.681</text:p>
          </table:table-cell>
          <table:table-cell office:value-type="float" office:value="6258.796" calcext:value-type="float">
            <text:p>6258.796</text:p>
          </table:table-cell>
          <table:table-cell office:value-type="float" office:value="3303.788" calcext:value-type="float">
            <text:p>3303.788</text:p>
          </table:table-cell>
          <table:table-cell office:value-type="float" office:value="4998.083" calcext:value-type="float">
            <text:p>4998.083</text:p>
          </table:table-cell>
          <table:table-cell office:value-type="float" office:value="3140.545" calcext:value-type="float">
            <text:p>3140.545</text:p>
          </table:table-cell>
          <table:table-cell office:value-type="float" office:value="6768.143" calcext:value-type="float">
            <text:p>6768.143</text:p>
          </table:table-cell>
          <table:table-cell office:value-type="float" office:value="782.372" calcext:value-type="float">
            <text:p>782.372</text:p>
          </table:table-cell>
          <table:table-cell office:value-type="float" office:value="6556.648" calcext:value-type="float">
            <text:p>6556.648</text:p>
          </table:table-cell>
          <table:table-cell office:value-type="float" office:value="3439.518" calcext:value-type="float">
            <text:p>3439.518</text:p>
          </table:table-cell>
          <table:table-cell office:value-type="float" office:value="12.147" calcext:value-type="float">
            <text:p>12.147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3.235" calcext:value-type="float">
            <text:p>33.235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54.06" calcext:value-type="float">
            <text:p>-54.06</text:p>
          </table:table-cell>
          <table:table-cell office:value-type="float" office:value="755.334" calcext:value-type="float">
            <text:p>755.334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709.653" calcext:value-type="float">
            <text:p>2709.653</text:p>
          </table:table-cell>
          <table:table-cell office:value-type="float" office:value="6153.239" calcext:value-type="float">
            <text:p>6153.239</text:p>
          </table:table-cell>
          <table:table-cell office:value-type="float" office:value="-4642.571" calcext:value-type="float">
            <text:p>-4642.57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4.368" calcext:value-type="float">
            <text:p>314.368</text:p>
          </table:table-cell>
          <table:table-cell office:value-type="float" office:value="61.071" calcext:value-type="float">
            <text:p>61.071</text:p>
          </table:table-cell>
          <table:table-cell office:value-type="float" office:value="4022.413" calcext:value-type="float">
            <text:p>4022.413</text:p>
          </table:table-cell>
          <table:table-cell office:value-type="float" office:value="548.181" calcext:value-type="float">
            <text:p>548.181</text:p>
          </table:table-cell>
          <table:table-cell office:value-type="float" office:value="1406.4" calcext:value-type="float">
            <text:p>1406.4</text:p>
          </table:table-cell>
          <table:table-cell office:value-type="float" office:value="-777.664" calcext:value-type="float">
            <text:p>-777.664</text:p>
          </table:table-cell>
          <table:table-cell office:value-type="float" office:value="4815.451" calcext:value-type="float">
            <text:p>4815.451</text:p>
          </table:table-cell>
          <table:table-cell office:value-type="float" office:value="2954.666" calcext:value-type="float">
            <text:p>2954.666</text:p>
          </table:table-cell>
          <table:table-cell office:value-type="float" office:value="6467.881" calcext:value-type="float">
            <text:p>6467.881</text:p>
          </table:table-cell>
          <table:table-cell office:value-type="float" office:value="715.794" calcext:value-type="float">
            <text:p>715.794</text:p>
          </table:table-cell>
          <table:table-cell office:value-type="float" office:value="6241.385" calcext:value-type="float">
            <text:p>6241.385</text:p>
          </table:table-cell>
          <table:table-cell office:value-type="float" office:value="3389.516" calcext:value-type="float">
            <text:p>3389.516</text:p>
          </table:table-cell>
          <table:table-cell office:value-type="float" office:value="5032.031" calcext:value-type="float">
            <text:p>5032.031</text:p>
          </table:table-cell>
          <table:table-cell office:value-type="float" office:value="3070.657" calcext:value-type="float">
            <text:p>3070.657</text:p>
          </table:table-cell>
          <table:table-cell office:value-type="float" office:value="6754.627" calcext:value-type="float">
            <text:p>6754.627</text:p>
          </table:table-cell>
          <table:table-cell office:value-type="float" office:value="753.258" calcext:value-type="float">
            <text:p>753.258</text:p>
          </table:table-cell>
          <table:table-cell office:value-type="float" office:value="6532.598" calcext:value-type="float">
            <text:p>6532.598</text:p>
          </table:table-cell>
          <table:table-cell office:value-type="float" office:value="3531.465" calcext:value-type="float">
            <text:p>3531.465</text:p>
          </table:table-cell>
          <table:table-cell office:value-type="float" office:value="16.267" calcext:value-type="float">
            <text:p>16.267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float" office:value="51.303" calcext:value-type="float">
            <text:p>51.303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85.934" calcext:value-type="float">
            <text:p>-85.934</text:p>
          </table:table-cell>
          <table:table-cell office:value-type="float" office:value="1198.927" calcext:value-type="float">
            <text:p>1198.92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570.669" calcext:value-type="float">
            <text:p>4570.669</text:p>
          </table:table-cell>
          <table:table-cell office:value-type="float" office:value="10304.166" calcext:value-type="float">
            <text:p>10304.166</text:p>
          </table:table-cell>
          <table:table-cell office:value-type="float" office:value="-7906.312" calcext:value-type="float">
            <text:p>-7906.3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01.894" calcext:value-type="float">
            <text:p>401.894</text:p>
          </table:table-cell>
          <table:table-cell office:value-type="float" office:value="60.488" calcext:value-type="float">
            <text:p>60.488</text:p>
          </table:table-cell>
          <table:table-cell office:value-type="float" office:value="3725" calcext:value-type="float">
            <text:p>3725</text:p>
          </table:table-cell>
          <table:table-cell office:value-type="float" office:value="754.498" calcext:value-type="float">
            <text:p>754.498</text:p>
          </table:table-cell>
          <table:table-cell office:value-type="float" office:value="1904.932" calcext:value-type="float">
            <text:p>1904.932</text:p>
          </table:table-cell>
          <table:table-cell office:value-type="float" office:value="-1101.144" calcext:value-type="float">
            <text:p>-1101.144</text:p>
          </table:table-cell>
          <table:table-cell office:value-type="float" office:value="4814.651" calcext:value-type="float">
            <text:p>4814.651</text:p>
          </table:table-cell>
          <table:table-cell office:value-type="float" office:value="2924.268" calcext:value-type="float">
            <text:p>2924.268</text:p>
          </table:table-cell>
          <table:table-cell office:value-type="float" office:value="6527.523" calcext:value-type="float">
            <text:p>6527.523</text:p>
          </table:table-cell>
          <table:table-cell office:value-type="float" office:value="709.826" calcext:value-type="float">
            <text:p>709.826</text:p>
          </table:table-cell>
          <table:table-cell office:value-type="float" office:value="6228.698" calcext:value-type="float">
            <text:p>6228.698</text:p>
          </table:table-cell>
          <table:table-cell office:value-type="float" office:value="3400.605" calcext:value-type="float">
            <text:p>3400.605</text:p>
          </table:table-cell>
          <table:table-cell office:value-type="float" office:value="5030.474" calcext:value-type="float">
            <text:p>5030.474</text:p>
          </table:table-cell>
          <table:table-cell office:value-type="float" office:value="3012.807" calcext:value-type="float">
            <text:p>3012.807</text:p>
          </table:table-cell>
          <table:table-cell office:value-type="float" office:value="6799.329" calcext:value-type="float">
            <text:p>6799.329</text:p>
          </table:table-cell>
          <table:table-cell office:value-type="float" office:value="748.956" calcext:value-type="float">
            <text:p>748.956</text:p>
          </table:table-cell>
          <table:table-cell office:value-type="float" office:value="6522.47" calcext:value-type="float">
            <text:p>6522.47</text:p>
          </table:table-cell>
          <table:table-cell office:value-type="float" office:value="3538.478" calcext:value-type="float">
            <text:p>3538.478</text:p>
          </table:table-cell>
          <table:table-cell office:value-type="float" office:value="26.493" calcext:value-type="float">
            <text:p>26.493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71.81" calcext:value-type="float">
            <text:p>71.81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16.56" calcext:value-type="float">
            <text:p>-116.56</text:p>
          </table:table-cell>
          <table:table-cell office:value-type="float" office:value="1816.229" calcext:value-type="float">
            <text:p>1816.229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6091.867" calcext:value-type="float">
            <text:p>6091.867</text:p>
          </table:table-cell>
          <table:table-cell office:value-type="float" office:value="13951.85" calcext:value-type="float">
            <text:p>13951.85</text:p>
          </table:table-cell>
          <table:table-cell office:value-type="float" office:value="-10319.392" calcext:value-type="float">
            <text:p>-10319.39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2.981" calcext:value-type="float">
            <text:p>462.981</text:p>
          </table:table-cell>
          <table:table-cell office:value-type="float" office:value="60.115" calcext:value-type="float">
            <text:p>60.115</text:p>
          </table:table-cell>
          <table:table-cell office:value-type="float" office:value="9156.567" calcext:value-type="float">
            <text:p>9156.567</text:p>
          </table:table-cell>
          <table:table-cell office:value-type="float" office:value="1118.548" calcext:value-type="float">
            <text:p>1118.548</text:p>
          </table:table-cell>
          <table:table-cell office:value-type="float" office:value="2691.244" calcext:value-type="float">
            <text:p>2691.244</text:p>
          </table:table-cell>
          <table:table-cell office:value-type="float" office:value="-1765.282" calcext:value-type="float">
            <text:p>-1765.282</text:p>
          </table:table-cell>
          <table:table-cell office:value-type="float" office:value="4831.692" calcext:value-type="float">
            <text:p>4831.692</text:p>
          </table:table-cell>
          <table:table-cell office:value-type="float" office:value="2987.851" calcext:value-type="float">
            <text:p>2987.851</text:p>
          </table:table-cell>
          <table:table-cell office:value-type="float" office:value="6423.695" calcext:value-type="float">
            <text:p>6423.695</text:p>
          </table:table-cell>
          <table:table-cell office:value-type="float" office:value="706.489" calcext:value-type="float">
            <text:p>706.489</text:p>
          </table:table-cell>
          <table:table-cell office:value-type="float" office:value="6239.091" calcext:value-type="float">
            <text:p>6239.091</text:p>
          </table:table-cell>
          <table:table-cell office:value-type="float" office:value="3424.292" calcext:value-type="float">
            <text:p>3424.292</text:p>
          </table:table-cell>
          <table:table-cell office:value-type="float" office:value="5048.811" calcext:value-type="float">
            <text:p>5048.811</text:p>
          </table:table-cell>
          <table:table-cell office:value-type="float" office:value="3050.987" calcext:value-type="float">
            <text:p>3050.987</text:p>
          </table:table-cell>
          <table:table-cell office:value-type="float" office:value="6717.136" calcext:value-type="float">
            <text:p>6717.136</text:p>
          </table:table-cell>
          <table:table-cell office:value-type="float" office:value="745.386" calcext:value-type="float">
            <text:p>745.386</text:p>
          </table:table-cell>
          <table:table-cell office:value-type="float" office:value="6533.695" calcext:value-type="float">
            <text:p>6533.695</text:p>
          </table:table-cell>
          <table:table-cell office:value-type="float" office:value="3563.927" calcext:value-type="float">
            <text:p>3563.927</text:p>
          </table:table-cell>
          <table:table-cell office:value-type="float" office:value="28.853" calcext:value-type="float">
            <text:p>28.853</text:p>
          </table:table-cell>
          <table:table-cell office:value-type="float" office:value="1" calcext:value-type="float">
            <text:p>1</text:p>
          </table:table-cell>
          <table:table-cell office:value-type="float" office:value="877" calcext:value-type="float">
            <text:p>877</text:p>
          </table:table-cell>
          <table:table-cell office:value-type="float" office:value="107.117" calcext:value-type="float">
            <text:p>107.11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84.535" calcext:value-type="float">
            <text:p>-184.535</text:p>
          </table:table-cell>
          <table:table-cell office:value-type="float" office:value="1960.59" calcext:value-type="float">
            <text:p>1960.59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9394.077" calcext:value-type="float">
            <text:p>9394.077</text:p>
          </table:table-cell>
          <table:table-cell office:value-type="float" office:value="20674.552" calcext:value-type="float">
            <text:p>20674.552</text:p>
          </table:table-cell>
          <table:table-cell office:value-type="float" office:value="-16753.372" calcext:value-type="float">
            <text:p>-16753.37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99.575" calcext:value-type="float">
            <text:p>399.575</text:p>
          </table:table-cell>
          <table:table-cell office:value-type="float" office:value="62.82" calcext:value-type="float">
            <text:p>62.82</text:p>
          </table:table-cell>
          <table:table-cell office:value-type="float" office:value="6159.382" calcext:value-type="float">
            <text:p>6159.382</text:p>
          </table:table-cell>
          <table:table-cell office:value-type="float" office:value="894.341" calcext:value-type="float">
            <text:p>894.341</text:p>
          </table:table-cell>
          <table:table-cell office:value-type="float" office:value="2181.193" calcext:value-type="float">
            <text:p>2181.193</text:p>
          </table:table-cell>
          <table:table-cell office:value-type="float" office:value="-1382.043" calcext:value-type="float">
            <text:p>-1382.043</text:p>
          </table:table-cell>
          <table:table-cell office:value-type="float" office:value="4852.527" calcext:value-type="float">
            <text:p>4852.527</text:p>
          </table:table-cell>
          <table:table-cell office:value-type="float" office:value="3034.836" calcext:value-type="float">
            <text:p>3034.836</text:p>
          </table:table-cell>
          <table:table-cell office:value-type="float" office:value="6434.235" calcext:value-type="float">
            <text:p>6434.235</text:p>
          </table:table-cell>
          <table:table-cell office:value-type="float" office:value="711.062" calcext:value-type="float">
            <text:p>711.062</text:p>
          </table:table-cell>
          <table:table-cell office:value-type="float" office:value="6269.035" calcext:value-type="float">
            <text:p>6269.035</text:p>
          </table:table-cell>
          <table:table-cell office:value-type="float" office:value="3436.02" calcext:value-type="float">
            <text:p>3436.02</text:p>
          </table:table-cell>
          <table:table-cell office:value-type="float" office:value="5067.126" calcext:value-type="float">
            <text:p>5067.126</text:p>
          </table:table-cell>
          <table:table-cell office:value-type="float" office:value="3098.538" calcext:value-type="float">
            <text:p>3098.538</text:p>
          </table:table-cell>
          <table:table-cell office:value-type="float" office:value="6723.712" calcext:value-type="float">
            <text:p>6723.712</text:p>
          </table:table-cell>
          <table:table-cell office:value-type="float" office:value="753.285" calcext:value-type="float">
            <text:p>753.285</text:p>
          </table:table-cell>
          <table:table-cell office:value-type="float" office:value="6567.747" calcext:value-type="float">
            <text:p>6567.747</text:p>
          </table:table-cell>
          <table:table-cell office:value-type="float" office:value="3566.505" calcext:value-type="float">
            <text:p>3566.505</text:p>
          </table:table-cell>
          <table:table-cell office:value-type="float" office:value="24.787" calcext:value-type="float">
            <text:p>24.787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81.527" calcext:value-type="float">
            <text:p>81.527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37.623" calcext:value-type="float">
            <text:p>-137.623</text:p>
          </table:table-cell>
          <table:table-cell office:value-type="float" office:value="1791.732" calcext:value-type="float">
            <text:p>1791.732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7165.906" calcext:value-type="float">
            <text:p>7165.906</text:p>
          </table:table-cell>
          <table:table-cell office:value-type="float" office:value="16066.949" calcext:value-type="float">
            <text:p>16066.949</text:p>
          </table:table-cell>
          <table:table-cell office:value-type="float" office:value="-12483.485" calcext:value-type="float">
            <text:p>-12483.48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60.512" calcext:value-type="float">
            <text:p>460.512</text:p>
          </table:table-cell>
          <table:table-cell office:value-type="float" office:value="61.033" calcext:value-type="float">
            <text:p>61.033</text:p>
          </table:table-cell>
          <table:table-cell office:value-type="float" office:value="6197.935" calcext:value-type="float">
            <text:p>6197.935</text:p>
          </table:table-cell>
          <table:table-cell office:value-type="float" office:value="1000.775" calcext:value-type="float">
            <text:p>1000.775</text:p>
          </table:table-cell>
          <table:table-cell office:value-type="float" office:value="2454.158" calcext:value-type="float">
            <text:p>2454.158</text:p>
          </table:table-cell>
          <table:table-cell office:value-type="float" office:value="-1533.135" calcext:value-type="float">
            <text:p>-1533.135</text:p>
          </table:table-cell>
          <table:table-cell office:value-type="float" office:value="4916.054" calcext:value-type="float">
            <text:p>4916.054</text:p>
          </table:table-cell>
          <table:table-cell office:value-type="float" office:value="3180.881" calcext:value-type="float">
            <text:p>3180.881</text:p>
          </table:table-cell>
          <table:table-cell office:value-type="float" office:value="6580.237" calcext:value-type="float">
            <text:p>6580.237</text:p>
          </table:table-cell>
          <table:table-cell office:value-type="float" office:value="733.902" calcext:value-type="float">
            <text:p>733.902</text:p>
          </table:table-cell>
          <table:table-cell office:value-type="float" office:value="6378.063" calcext:value-type="float">
            <text:p>6378.063</text:p>
          </table:table-cell>
          <table:table-cell office:value-type="float" office:value="3454.046" calcext:value-type="float">
            <text:p>3454.046</text:p>
          </table:table-cell>
          <table:table-cell office:value-type="float" office:value="5136.275" calcext:value-type="float">
            <text:p>5136.275</text:p>
          </table:table-cell>
          <table:table-cell office:value-type="float" office:value="3334.314" calcext:value-type="float">
            <text:p>3334.314</text:p>
          </table:table-cell>
          <table:table-cell office:value-type="float" office:value="6918.603" calcext:value-type="float">
            <text:p>6918.603</text:p>
          </table:table-cell>
          <table:table-cell office:value-type="float" office:value="773.954" calcext:value-type="float">
            <text:p>773.954</text:p>
          </table:table-cell>
          <table:table-cell office:value-type="float" office:value="6678.071" calcext:value-type="float">
            <text:p>6678.071</text:p>
          </table:table-cell>
          <table:table-cell office:value-type="float" office:value="3594.479" calcext:value-type="float">
            <text:p>3594.479</text:p>
          </table:table-cell>
          <table:table-cell office:value-type="float" office:value="31.547" calcext:value-type="float">
            <text:p>31.547</text:p>
          </table:table-cell>
          <table:table-cell office:value-type="float" office:value="1" calcext:value-type="float">
            <text:p>1</text:p>
          </table:table-cell>
          <table:table-cell office:value-type="float" office:value="589" calcext:value-type="float">
            <text:p>589</text:p>
          </table:table-cell>
          <table:table-cell office:value-type="float" office:value="92.575" calcext:value-type="float">
            <text:p>92.575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52.871" calcext:value-type="float">
            <text:p>-152.871</text:p>
          </table:table-cell>
          <table:table-cell office:value-type="float" office:value="1976.601" calcext:value-type="float">
            <text:p>1976.601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7004.487" calcext:value-type="float">
            <text:p>7004.487</text:p>
          </table:table-cell>
          <table:table-cell office:value-type="float" office:value="15930.253" calcext:value-type="float">
            <text:p>15930.253</text:p>
          </table:table-cell>
          <table:table-cell office:value-type="float" office:value="-11977.052" calcext:value-type="float">
            <text:p>-11977.05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80.199" calcext:value-type="float">
            <text:p>680.199</text:p>
          </table:table-cell>
          <table:table-cell office:value-type="float" office:value="60.601" calcext:value-type="float">
            <text:p>60.601</text:p>
          </table:table-cell>
          <table:table-cell office:value-type="float" office:value="12710.282" calcext:value-type="float">
            <text:p>12710.282</text:p>
          </table:table-cell>
          <table:table-cell office:value-type="float" office:value="2036.429" calcext:value-type="float">
            <text:p>2036.429</text:p>
          </table:table-cell>
          <table:table-cell office:value-type="float" office:value="4736.974" calcext:value-type="float">
            <text:p>4736.974</text:p>
          </table:table-cell>
          <table:table-cell office:value-type="float" office:value="-3376.576" calcext:value-type="float">
            <text:p>-3376.576</text:p>
          </table:table-cell>
          <table:table-cell office:value-type="float" office:value="4949.778" calcext:value-type="float">
            <text:p>4949.778</text:p>
          </table:table-cell>
          <table:table-cell office:value-type="float" office:value="3014.046" calcext:value-type="float">
            <text:p>3014.046</text:p>
          </table:table-cell>
          <table:table-cell office:value-type="float" office:value="6673.955" calcext:value-type="float">
            <text:p>6673.955</text:p>
          </table:table-cell>
          <table:table-cell office:value-type="float" office:value="782.119" calcext:value-type="float">
            <text:p>782.119</text:p>
          </table:table-cell>
          <table:table-cell office:value-type="float" office:value="6507.838" calcext:value-type="float">
            <text:p>6507.838</text:p>
          </table:table-cell>
          <table:table-cell office:value-type="float" office:value="3391.718" calcext:value-type="float">
            <text:p>3391.718</text:p>
          </table:table-cell>
          <table:table-cell office:value-type="float" office:value="5169.856" calcext:value-type="float">
            <text:p>5169.856</text:p>
          </table:table-cell>
          <table:table-cell office:value-type="float" office:value="3127.608" calcext:value-type="float">
            <text:p>3127.608</text:p>
          </table:table-cell>
          <table:table-cell office:value-type="float" office:value="6964.888" calcext:value-type="float">
            <text:p>6964.888</text:p>
          </table:table-cell>
          <table:table-cell office:value-type="float" office:value="823.767" calcext:value-type="float">
            <text:p>823.767</text:p>
          </table:table-cell>
          <table:table-cell office:value-type="float" office:value="6810.884" calcext:value-type="float">
            <text:p>6810.884</text:p>
          </table:table-cell>
          <table:table-cell office:value-type="float" office:value="3528.827" calcext:value-type="float">
            <text:p>3528.827</text:p>
          </table:table-cell>
          <table:table-cell office:value-type="float" office:value="52.707" calcext:value-type="float">
            <text:p>52.707</text:p>
          </table:table-cell>
          <table:table-cell office:value-type="float" office:value="1" calcext:value-type="float">
            <text:p>1</text:p>
          </table:table-cell>
          <table:table-cell office:value-type="float" office:value="1193" calcext:value-type="float">
            <text:p>1193</text:p>
          </table:table-cell>
          <table:table-cell office:value-type="float" office:value="195.163" calcext:value-type="float">
            <text:p>195.163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336.077" calcext:value-type="float">
            <text:p>-336.077</text:p>
          </table:table-cell>
          <table:table-cell office:value-type="float" office:value="4461.09" calcext:value-type="float">
            <text:p>4461.09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 office:value-type="float" office:value="17188.95" calcext:value-type="float">
            <text:p>17188.95</text:p>
          </table:table-cell>
          <table:table-cell office:value-type="float" office:value="38703.234" calcext:value-type="float">
            <text:p>38703.234</text:p>
          </table:table-cell>
          <table:table-cell office:value-type="float" office:value="-29781.053" calcext:value-type="float">
            <text:p>-29781.05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64.781" calcext:value-type="float">
            <text:p>264.781</text:p>
          </table:table-cell>
          <table:table-cell office:value-type="float" office:value="60.082" calcext:value-type="float">
            <text:p>60.082</text:p>
          </table:table-cell>
          <table:table-cell office:value-type="float" office:value="2689.107" calcext:value-type="float">
            <text:p>2689.107</text:p>
          </table:table-cell>
          <table:table-cell office:value-type="float" office:value="394.667" calcext:value-type="float">
            <text:p>394.667</text:p>
          </table:table-cell>
          <table:table-cell office:value-type="float" office:value="1050.998" calcext:value-type="float">
            <text:p>1050.998</text:p>
          </table:table-cell>
          <table:table-cell office:value-type="float" office:value="-521.435" calcext:value-type="float">
            <text:p>-521.435</text:p>
          </table:table-cell>
          <table:table-cell office:value-type="float" office:value="4950.713" calcext:value-type="float">
            <text:p>4950.713</text:p>
          </table:table-cell>
          <table:table-cell office:value-type="float" office:value="3399.813" calcext:value-type="float">
            <text:p>3399.813</text:p>
          </table:table-cell>
          <table:table-cell office:value-type="float" office:value="6705.975" calcext:value-type="float">
            <text:p>6705.975</text:p>
          </table:table-cell>
          <table:table-cell office:value-type="float" office:value="779.316" calcext:value-type="float">
            <text:p>779.316</text:p>
          </table:table-cell>
          <table:table-cell office:value-type="float" office:value="6503.19" calcext:value-type="float">
            <text:p>6503.19</text:p>
          </table:table-cell>
          <table:table-cell office:value-type="float" office:value="3398.236" calcext:value-type="float">
            <text:p>3398.236</text:p>
          </table:table-cell>
          <table:table-cell office:value-type="float" office:value="5173.287" calcext:value-type="float">
            <text:p>5173.287</text:p>
          </table:table-cell>
          <table:table-cell office:value-type="float" office:value="3518.491" calcext:value-type="float">
            <text:p>3518.491</text:p>
          </table:table-cell>
          <table:table-cell office:value-type="float" office:value="6964.842" calcext:value-type="float">
            <text:p>6964.842</text:p>
          </table:table-cell>
          <table:table-cell office:value-type="float" office:value="810.64" calcext:value-type="float">
            <text:p>810.64</text:p>
          </table:table-cell>
          <table:table-cell office:value-type="float" office:value="6788.166" calcext:value-type="float">
            <text:p>6788.166</text:p>
          </table:table-cell>
          <table:table-cell office:value-type="float" office:value="3558.409" calcext:value-type="float">
            <text:p>3558.409</text:p>
          </table:table-cell>
          <table:table-cell office:value-type="float" office:value="12.667" calcext:value-type="float">
            <text:p>12.667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37.106" calcext:value-type="float">
            <text:p>37.106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61.252" calcext:value-type="float">
            <text:p>-61.252</text:p>
          </table:table-cell>
          <table:table-cell office:value-type="float" office:value="815.454" calcext:value-type="float">
            <text:p>815.454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2800.474" calcext:value-type="float">
            <text:p>2800.474</text:p>
          </table:table-cell>
          <table:table-cell office:value-type="float" office:value="6394.285" calcext:value-type="float">
            <text:p>6394.285</text:p>
          </table:table-cell>
          <table:table-cell office:value-type="float" office:value="-4763.377" calcext:value-type="float">
            <text:p>-4763.3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545.146" calcext:value-type="float">
            <text:p>545.146</text:p>
          </table:table-cell>
          <table:table-cell office:value-type="float" office:value="60.112" calcext:value-type="float">
            <text:p>60.112</text:p>
          </table:table-cell>
          <table:table-cell office:value-type="float" office:value="8019.207" calcext:value-type="float">
            <text:p>8019.207</text:p>
          </table:table-cell>
          <table:table-cell office:value-type="float" office:value="1226.762" calcext:value-type="float">
            <text:p>1226.762</text:p>
          </table:table-cell>
          <table:table-cell office:value-type="float" office:value="2988.981" calcext:value-type="float">
            <text:p>2988.981</text:p>
          </table:table-cell>
          <table:table-cell office:value-type="float" office:value="-1898.69" calcext:value-type="float">
            <text:p>-1898.69</text:p>
          </table:table-cell>
          <table:table-cell office:value-type="float" office:value="4979.204" calcext:value-type="float">
            <text:p>4979.204</text:p>
          </table:table-cell>
          <table:table-cell office:value-type="float" office:value="3533.43" calcext:value-type="float">
            <text:p>3533.43</text:p>
          </table:table-cell>
          <table:table-cell office:value-type="float" office:value="6423.081" calcext:value-type="float">
            <text:p>6423.081</text:p>
          </table:table-cell>
          <table:table-cell office:value-type="float" office:value="728.839" calcext:value-type="float">
            <text:p>728.839</text:p>
          </table:table-cell>
          <table:table-cell office:value-type="float" office:value="6431.125" calcext:value-type="float">
            <text:p>6431.125</text:p>
          </table:table-cell>
          <table:table-cell office:value-type="float" office:value="3527.282" calcext:value-type="float">
            <text:p>3527.282</text:p>
          </table:table-cell>
          <table:table-cell office:value-type="float" office:value="5204.963" calcext:value-type="float">
            <text:p>5204.963</text:p>
          </table:table-cell>
          <table:table-cell office:value-type="float" office:value="3662.026" calcext:value-type="float">
            <text:p>3662.026</text:p>
          </table:table-cell>
          <table:table-cell office:value-type="float" office:value="6714.876" calcext:value-type="float">
            <text:p>6714.876</text:p>
          </table:table-cell>
          <table:table-cell office:value-type="float" office:value="766.694" calcext:value-type="float">
            <text:p>766.694</text:p>
          </table:table-cell>
          <table:table-cell office:value-type="float" office:value="6732.297" calcext:value-type="float">
            <text:p>6732.297</text:p>
          </table:table-cell>
          <table:table-cell office:value-type="float" office:value="3677.63" calcext:value-type="float">
            <text:p>3677.63</text:p>
          </table:table-cell>
          <table:table-cell office:value-type="float" office:value="39.387" calcext:value-type="float">
            <text:p>39.387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116.404" calcext:value-type="float">
            <text:p>116.404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92.503" calcext:value-type="float">
            <text:p>-192.503</text:p>
          </table:table-cell>
          <table:table-cell office:value-type="float" office:value="2168.218" calcext:value-type="float">
            <text:p>2168.218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7178.547" calcext:value-type="float">
            <text:p>7178.547</text:p>
          </table:table-cell>
          <table:table-cell office:value-type="float" office:value="16468.617" calcext:value-type="float">
            <text:p>16468.617</text:p>
          </table:table-cell>
          <table:table-cell office:value-type="float" office:value="-12132.18" calcext:value-type="float">
            <text:p>-12132.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7.567" calcext:value-type="float">
            <text:p>257.567</text:p>
          </table:table-cell>
          <table:table-cell office:value-type="float" office:value="0" calcext:value-type="float">
            <text:p>0</text:p>
          </table:table-cell>
          <table:table-cell office:value-type="float" office:value="1809.046" calcext:value-type="float">
            <text:p>1809.046</text:p>
          </table:table-cell>
          <table:table-cell office:value-type="float" office:value="337.991" calcext:value-type="float">
            <text:p>337.991</text:p>
          </table:table-cell>
          <table:table-cell office:value-type="float" office:value="930.881" calcext:value-type="float">
            <text:p>930.881</text:p>
          </table:table-cell>
          <table:table-cell office:value-type="float" office:value="-415.746" calcext:value-type="float">
            <text:p>-415.746</text:p>
          </table:table-cell>
          <table:table-cell office:value-type="float" office:value="4963.28" calcext:value-type="float">
            <text:p>4963.28</text:p>
          </table:table-cell>
          <table:table-cell office:value-type="float" office:value="3280.567" calcext:value-type="float">
            <text:p>3280.567</text:p>
          </table:table-cell>
          <table:table-cell office:value-type="float" office:value="6396.793" calcext:value-type="float">
            <text:p>6396.793</text:p>
          </table:table-cell>
          <table:table-cell office:value-type="float" office:value="728.565" calcext:value-type="float">
            <text:p>728.565</text:p>
          </table:table-cell>
          <table:table-cell office:value-type="float" office:value="6414.655" calcext:value-type="float">
            <text:p>6414.655</text:p>
          </table:table-cell>
          <table:table-cell office:value-type="float" office:value="3511.905" calcext:value-type="float">
            <text:p>3511.905</text:p>
          </table:table-cell>
          <table:table-cell office:value-type="float" office:value="5192.478" calcext:value-type="float">
            <text:p>5192.478</text:p>
          </table:table-cell>
          <table:table-cell office:value-type="float" office:value="3416.008" calcext:value-type="float">
            <text:p>3416.008</text:p>
          </table:table-cell>
          <table:table-cell office:value-type="float" office:value="6678.602" calcext:value-type="float">
            <text:p>6678.602</text:p>
          </table:table-cell>
          <table:table-cell office:value-type="float" office:value="767.919" calcext:value-type="float">
            <text:p>767.919</text:p>
          </table:table-cell>
          <table:table-cell office:value-type="float" office:value="6722.252" calcext:value-type="float">
            <text:p>6722.252</text:p>
          </table:table-cell>
          <table:table-cell office:value-type="float" office:value="3662.704" calcext:value-type="float">
            <text:p>3662.704</text:p>
          </table:table-cell>
          <table:table-cell office:value-type="float" office:value="12.733" calcext:value-type="float">
            <text:p>12.73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31.21" calcext:value-type="float">
            <text:p>31.21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9.441" calcext:value-type="float">
            <text:p>-49.441</text:p>
          </table:table-cell>
          <table:table-cell office:value-type="float" office:value="911.055" calcext:value-type="float">
            <text:p>911.055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746.606" calcext:value-type="float">
            <text:p>2746.606</text:p>
          </table:table-cell>
          <table:table-cell office:value-type="float" office:value="6382.576" calcext:value-type="float">
            <text:p>6382.576</text:p>
          </table:table-cell>
          <table:table-cell office:value-type="float" office:value="-4560.465" calcext:value-type="float">
            <text:p>-4560.46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628.084" calcext:value-type="float">
            <text:p>628.084</text:p>
          </table:table-cell>
          <table:table-cell office:value-type="float" office:value="60.061" calcext:value-type="float">
            <text:p>60.061</text:p>
          </table:table-cell>
          <table:table-cell office:value-type="float" office:value="18847.832" calcext:value-type="float">
            <text:p>18847.832</text:p>
          </table:table-cell>
          <table:table-cell office:value-type="float" office:value="2240.438" calcext:value-type="float">
            <text:p>2240.438</text:p>
          </table:table-cell>
          <table:table-cell office:value-type="float" office:value="5091.267" calcext:value-type="float">
            <text:p>5091.267</text:p>
          </table:table-cell>
          <table:table-cell office:value-type="float" office:value="-3835.098" calcext:value-type="float">
            <text:p>-3835.098</text:p>
          </table:table-cell>
          <table:table-cell office:value-type="float" office:value="4999.051" calcext:value-type="float">
            <text:p>4999.051</text:p>
          </table:table-cell>
          <table:table-cell office:value-type="float" office:value="3332.244" calcext:value-type="float">
            <text:p>3332.244</text:p>
          </table:table-cell>
          <table:table-cell office:value-type="float" office:value="6425.762" calcext:value-type="float">
            <text:p>6425.762</text:p>
          </table:table-cell>
          <table:table-cell office:value-type="float" office:value="713.107" calcext:value-type="float">
            <text:p>713.107</text:p>
          </table:table-cell>
          <table:table-cell office:value-type="float" office:value="6419.632" calcext:value-type="float">
            <text:p>6419.632</text:p>
          </table:table-cell>
          <table:table-cell office:value-type="float" office:value="3578.469" calcext:value-type="float">
            <text:p>3578.469</text:p>
          </table:table-cell>
          <table:table-cell office:value-type="float" office:value="5223.793" calcext:value-type="float">
            <text:p>5223.793</text:p>
          </table:table-cell>
          <table:table-cell office:value-type="float" office:value="3451.307" calcext:value-type="float">
            <text:p>3451.307</text:p>
          </table:table-cell>
          <table:table-cell office:value-type="float" office:value="6726.582" calcext:value-type="float">
            <text:p>6726.582</text:p>
          </table:table-cell>
          <table:table-cell office:value-type="float" office:value="755.296" calcext:value-type="float">
            <text:p>755.296</text:p>
          </table:table-cell>
          <table:table-cell office:value-type="float" office:value="6728.42" calcext:value-type="float">
            <text:p>6728.42</text:p>
          </table:table-cell>
          <table:table-cell office:value-type="float" office:value="3719.166" calcext:value-type="float">
            <text:p>3719.166</text:p>
          </table:table-cell>
          <table:table-cell office:value-type="float" office:value="47.067" calcext:value-type="float">
            <text:p>47.067</text:p>
          </table:table-cell>
          <table:table-cell office:value-type="float" office:value="1" calcext:value-type="float">
            <text:p>1</text:p>
          </table:table-cell>
          <table:table-cell office:value-type="float" office:value="1830" calcext:value-type="float">
            <text:p>1830</text:p>
          </table:table-cell>
          <table:table-cell office:value-type="float" office:value="218.609" calcext:value-type="float">
            <text:p>218.609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88.425" calcext:value-type="float">
            <text:p>-388.425</text:p>
          </table:table-cell>
          <table:table-cell office:value-type="float" office:value="3792.409" calcext:value-type="float">
            <text:p>3792.409</text:p>
          </table:table-cell>
          <table:table-cell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20574.688" calcext:value-type="float">
            <text:p>20574.688</text:p>
          </table:table-cell>
          <table:table-cell office:value-type="float" office:value="44779.288" calcext:value-type="float">
            <text:p>44779.288</text:p>
          </table:table-cell>
          <table:table-cell office:value-type="float" office:value="-37194.47" calcext:value-type="float">
            <text:p>-37194.4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9.13" calcext:value-type="float">
            <text:p>319.13</text:p>
          </table:table-cell>
          <table:table-cell office:value-type="float" office:value="60.411" calcext:value-type="float">
            <text:p>60.411</text:p>
          </table:table-cell>
          <table:table-cell office:value-type="float" office:value="2918.321" calcext:value-type="float">
            <text:p>2918.321</text:p>
          </table:table-cell>
          <table:table-cell office:value-type="float" office:value="433.555" calcext:value-type="float">
            <text:p>433.555</text:p>
          </table:table-cell>
          <table:table-cell office:value-type="float" office:value="1182.816" calcext:value-type="float">
            <text:p>1182.816</text:p>
          </table:table-cell>
          <table:table-cell office:value-type="float" office:value="-544.555" calcext:value-type="float">
            <text:p>-544.555</text:p>
          </table:table-cell>
          <table:table-cell office:value-type="float" office:value="5027.587" calcext:value-type="float">
            <text:p>5027.587</text:p>
          </table:table-cell>
          <table:table-cell office:value-type="float" office:value="3203.868" calcext:value-type="float">
            <text:p>3203.868</text:p>
          </table:table-cell>
          <table:table-cell office:value-type="float" office:value="6442.057" calcext:value-type="float">
            <text:p>6442.057</text:p>
          </table:table-cell>
          <table:table-cell office:value-type="float" office:value="725.472" calcext:value-type="float">
            <text:p>725.472</text:p>
          </table:table-cell>
          <table:table-cell office:value-type="float" office:value="6472.802" calcext:value-type="float">
            <text:p>6472.802</text:p>
          </table:table-cell>
          <table:table-cell office:value-type="float" office:value="3582.372" calcext:value-type="float">
            <text:p>3582.372</text:p>
          </table:table-cell>
          <table:table-cell office:value-type="float" office:value="5254.957" calcext:value-type="float">
            <text:p>5254.957</text:p>
          </table:table-cell>
          <table:table-cell office:value-type="float" office:value="3331.45" calcext:value-type="float">
            <text:p>3331.45</text:p>
          </table:table-cell>
          <table:table-cell office:value-type="float" office:value="6729.024" calcext:value-type="float">
            <text:p>6729.024</text:p>
          </table:table-cell>
          <table:table-cell office:value-type="float" office:value="766.909" calcext:value-type="float">
            <text:p>766.909</text:p>
          </table:table-cell>
          <table:table-cell office:value-type="float" office:value="6782.719" calcext:value-type="float">
            <text:p>6782.719</text:p>
          </table:table-cell>
          <table:table-cell office:value-type="float" office:value="3727.196" calcext:value-type="float">
            <text:p>3727.196</text:p>
          </table:table-cell>
          <table:table-cell office:value-type="float" office:value="17.973" calcext:value-type="float">
            <text:p>17.973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.054" calcext:value-type="float">
            <text:p>40.05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61.818" calcext:value-type="float">
            <text:p>-61.818</text:p>
          </table:table-cell>
          <table:table-cell office:value-type="float" office:value="1004.753" calcext:value-type="float">
            <text:p>1004.75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983.604" calcext:value-type="float">
            <text:p>2983.604</text:p>
          </table:table-cell>
          <table:table-cell office:value-type="float" office:value="6948.397" calcext:value-type="float">
            <text:p>6948.397</text:p>
          </table:table-cell>
          <table:table-cell office:value-type="float" office:value="-4938.89" calcext:value-type="float">
            <text:p>-4938.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16.961" calcext:value-type="float">
            <text:p>216.961</text:p>
          </table:table-cell>
          <table:table-cell office:value-type="float" office:value="60.413" calcext:value-type="float">
            <text:p>60.413</text:p>
          </table:table-cell>
          <table:table-cell office:value-type="float" office:value="1778.514" calcext:value-type="float">
            <text:p>1778.514</text:p>
          </table:table-cell>
          <table:table-cell office:value-type="float" office:value="235.997" calcext:value-type="float">
            <text:p>235.997</text:p>
          </table:table-cell>
          <table:table-cell office:value-type="float" office:value="687.091" calcext:value-type="float">
            <text:p>687.091</text:p>
          </table:table-cell>
          <table:table-cell office:value-type="float" office:value="-253.17" calcext:value-type="float">
            <text:p>-253.17</text:p>
          </table:table-cell>
          <table:table-cell office:value-type="float" office:value="4991.566" calcext:value-type="float">
            <text:p>4991.566</text:p>
          </table:table-cell>
          <table:table-cell office:value-type="float" office:value="3269.134" calcext:value-type="float">
            <text:p>3269.134</text:p>
          </table:table-cell>
          <table:table-cell office:value-type="float" office:value="6311.78" calcext:value-type="float">
            <text:p>6311.78</text:p>
          </table:table-cell>
          <table:table-cell office:value-type="float" office:value="702.032" calcext:value-type="float">
            <text:p>702.032</text:p>
          </table:table-cell>
          <table:table-cell office:value-type="float" office:value="6390.085" calcext:value-type="float">
            <text:p>6390.085</text:p>
          </table:table-cell>
          <table:table-cell office:value-type="float" office:value="3593.047" calcext:value-type="float">
            <text:p>3593.047</text:p>
          </table:table-cell>
          <table:table-cell office:value-type="float" office:value="5213.69" calcext:value-type="float">
            <text:p>5213.69</text:p>
          </table:table-cell>
          <table:table-cell office:value-type="float" office:value="3411.478" calcext:value-type="float">
            <text:p>3411.478</text:p>
          </table:table-cell>
          <table:table-cell office:value-type="float" office:value="6619.785" calcext:value-type="float">
            <text:p>6619.785</text:p>
          </table:table-cell>
          <table:table-cell office:value-type="float" office:value="740.463" calcext:value-type="float">
            <text:p>740.463</text:p>
          </table:table-cell>
          <table:table-cell office:value-type="float" office:value="6688.767" calcext:value-type="float">
            <text:p>6688.767</text:p>
          </table:table-cell>
          <table:table-cell office:value-type="float" office:value="3738.613" calcext:value-type="float">
            <text:p>3738.613</text:p>
          </table:table-cell>
          <table:table-cell office:value-type="float" office:value="7.453" calcext:value-type="float">
            <text:p>7.453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21.677" calcext:value-type="float">
            <text:p>21.677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5.729" calcext:value-type="float">
            <text:p>-35.729</text:p>
          </table:table-cell>
          <table:table-cell office:value-type="float" office:value="418.299" calcext:value-type="float">
            <text:p>418.299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920.913" calcext:value-type="float">
            <text:p>1920.913</text:p>
          </table:table-cell>
          <table:table-cell office:value-type="float" office:value="4244.953" calcext:value-type="float">
            <text:p>4244.953</text:p>
          </table:table-cell>
          <table:table-cell office:value-type="float" office:value="-3408.356" calcext:value-type="float">
            <text:p>-3408.35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9.577" calcext:value-type="float">
            <text:p>279.577</text:p>
          </table:table-cell>
          <table:table-cell office:value-type="float" office:value="61.549" calcext:value-type="float">
            <text:p>61.549</text:p>
          </table:table-cell>
          <table:table-cell office:value-type="float" office:value="5046.755" calcext:value-type="float">
            <text:p>5046.755</text:p>
          </table:table-cell>
          <table:table-cell office:value-type="float" office:value="588.129" calcext:value-type="float">
            <text:p>588.129</text:p>
          </table:table-cell>
          <table:table-cell office:value-type="float" office:value="1451.189" calcext:value-type="float">
            <text:p>1451.189</text:p>
          </table:table-cell>
          <table:table-cell office:value-type="float" office:value="-892.036" calcext:value-type="float">
            <text:p>-892.036</text:p>
          </table:table-cell>
          <table:table-cell office:value-type="float" office:value="4988.41" calcext:value-type="float">
            <text:p>4988.41</text:p>
          </table:table-cell>
          <table:table-cell office:value-type="float" office:value="3180.599" calcext:value-type="float">
            <text:p>3180.599</text:p>
          </table:table-cell>
          <table:table-cell office:value-type="float" office:value="6383.283" calcext:value-type="float">
            <text:p>6383.283</text:p>
          </table:table-cell>
          <table:table-cell office:value-type="float" office:value="700.075" calcext:value-type="float">
            <text:p>700.075</text:p>
          </table:table-cell>
          <table:table-cell office:value-type="float" office:value="6383.031" calcext:value-type="float">
            <text:p>6383.031</text:p>
          </table:table-cell>
          <table:table-cell office:value-type="float" office:value="3593.789" calcext:value-type="float">
            <text:p>3593.789</text:p>
          </table:table-cell>
          <table:table-cell office:value-type="float" office:value="5215.455" calcext:value-type="float">
            <text:p>5215.455</text:p>
          </table:table-cell>
          <table:table-cell office:value-type="float" office:value="3286.861" calcext:value-type="float">
            <text:p>3286.861</text:p>
          </table:table-cell>
          <table:table-cell office:value-type="float" office:value="6698.838" calcext:value-type="float">
            <text:p>6698.838</text:p>
          </table:table-cell>
          <table:table-cell office:value-type="float" office:value="738.54" calcext:value-type="float">
            <text:p>738.54</text:p>
          </table:table-cell>
          <table:table-cell office:value-type="float" office:value="6686.703" calcext:value-type="float">
            <text:p>6686.703</text:p>
          </table:table-cell>
          <table:table-cell office:value-type="float" office:value="3744.207" calcext:value-type="float">
            <text:p>3744.207</text:p>
          </table:table-cell>
          <table:table-cell office:value-type="float" office:value="13.387" calcext:value-type="float">
            <text:p>13.387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5.285" calcext:value-type="float">
            <text:p>55.285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6.747" calcext:value-type="float">
            <text:p>-96.747</text:p>
          </table:table-cell>
          <table:table-cell office:value-type="float" office:value="987.077" calcext:value-type="float">
            <text:p>987.077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5158.464" calcext:value-type="float">
            <text:p>5158.464</text:p>
          </table:table-cell>
          <table:table-cell office:value-type="float" office:value="11263.264" calcext:value-type="float">
            <text:p>11263.264</text:p>
          </table:table-cell>
          <table:table-cell office:value-type="float" office:value="-9289.111" calcext:value-type="float">
            <text:p>-9289.11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45.241" calcext:value-type="float">
            <text:p>345.241</text:p>
          </table:table-cell>
          <table:table-cell office:value-type="float" office:value="62.59" calcext:value-type="float">
            <text:p>62.59</text:p>
          </table:table-cell>
          <table:table-cell office:value-type="float" office:value="2944.418" calcext:value-type="float">
            <text:p>2944.418</text:p>
          </table:table-cell>
          <table:table-cell office:value-type="float" office:value="492.964" calcext:value-type="float">
            <text:p>492.964</text:p>
          </table:table-cell>
          <table:table-cell office:value-type="float" office:value="1327.276" calcext:value-type="float">
            <text:p>1327.276</text:p>
          </table:table-cell>
          <table:table-cell office:value-type="float" office:value="-636.795" calcext:value-type="float">
            <text:p>-636.795</text:p>
          </table:table-cell>
          <table:table-cell office:value-type="float" office:value="5041.444" calcext:value-type="float">
            <text:p>5041.444</text:p>
          </table:table-cell>
          <table:table-cell office:value-type="float" office:value="3598.755" calcext:value-type="float">
            <text:p>3598.755</text:p>
          </table:table-cell>
          <table:table-cell office:value-type="float" office:value="6339.704" calcext:value-type="float">
            <text:p>6339.704</text:p>
          </table:table-cell>
          <table:table-cell office:value-type="float" office:value="648.853" calcext:value-type="float">
            <text:p>648.853</text:p>
          </table:table-cell>
          <table:table-cell office:value-type="float" office:value="6334.025" calcext:value-type="float">
            <text:p>6334.025</text:p>
          </table:table-cell>
          <table:table-cell office:value-type="float" office:value="3748.863" calcext:value-type="float">
            <text:p>3748.863</text:p>
          </table:table-cell>
          <table:table-cell office:value-type="float" office:value="5273.565" calcext:value-type="float">
            <text:p>5273.565</text:p>
          </table:table-cell>
          <table:table-cell office:value-type="float" office:value="3710.834" calcext:value-type="float">
            <text:p>3710.834</text:p>
          </table:table-cell>
          <table:table-cell office:value-type="float" office:value="6671.199" calcext:value-type="float">
            <text:p>6671.199</text:p>
          </table:table-cell>
          <table:table-cell office:value-type="float" office:value="689.769" calcext:value-type="float">
            <text:p>689.769</text:p>
          </table:table-cell>
          <table:table-cell office:value-type="float" office:value="6647.656" calcext:value-type="float">
            <text:p>6647.656</text:p>
          </table:table-cell>
          <table:table-cell office:value-type="float" office:value="3899.473" calcext:value-type="float">
            <text:p>3899.473</text:p>
          </table:table-cell>
          <table:table-cell office:value-type="float" office:value="18.92" calcext:value-type="float">
            <text:p>18.92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5.04" calcext:value-type="float">
            <text:p>45.04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70.805" calcext:value-type="float">
            <text:p>-70.805</text:p>
          </table:table-cell>
          <table:table-cell office:value-type="float" office:value="929.211" calcext:value-type="float">
            <text:p>929.21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874.917" calcext:value-type="float">
            <text:p>2874.917</text:p>
          </table:table-cell>
          <table:table-cell office:value-type="float" office:value="6656.34" calcext:value-type="float">
            <text:p>6656.34</text:p>
          </table:table-cell>
          <table:table-cell office:value-type="float" office:value="-4797.918" calcext:value-type="float">
            <text:p>-4797.918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167.59" calcext:value-type="float">
            <text:p>167.59</text:p>
          </table:table-cell>
          <table:table-cell office:value-type="float" office:value="63.018" calcext:value-type="float">
            <text:p>63.018</text:p>
          </table:table-cell>
          <table:table-cell office:value-type="float" office:value="925.814" calcext:value-type="float">
            <text:p>925.814</text:p>
          </table:table-cell>
          <table:table-cell office:value-type="float" office:value="146.187" calcext:value-type="float">
            <text:p>146.187</text:p>
          </table:table-cell>
          <table:table-cell office:value-type="float" office:value="458.808" calcext:value-type="float">
            <text:p>458.808</text:p>
          </table:table-cell>
          <table:table-cell office:value-type="float" office:value="-123.629" calcext:value-type="float">
            <text:p>-123.629</text:p>
          </table:table-cell>
          <table:table-cell office:value-type="float" office:value="5007.491" calcext:value-type="float">
            <text:p>5007.491</text:p>
          </table:table-cell>
          <table:table-cell office:value-type="float" office:value="3539.868" calcext:value-type="float">
            <text:p>3539.868</text:p>
          </table:table-cell>
          <table:table-cell office:value-type="float" office:value="6332.777" calcext:value-type="float">
            <text:p>6332.777</text:p>
          </table:table-cell>
          <table:table-cell office:value-type="float" office:value="640.966" calcext:value-type="float">
            <text:p>640.966</text:p>
          </table:table-cell>
          <table:table-cell office:value-type="float" office:value="6284.362" calcext:value-type="float">
            <text:p>6284.362</text:p>
          </table:table-cell>
          <table:table-cell office:value-type="float" office:value="3730.621" calcext:value-type="float">
            <text:p>3730.621</text:p>
          </table:table-cell>
          <table:table-cell office:value-type="float" office:value="5236.539" calcext:value-type="float">
            <text:p>5236.539</text:p>
          </table:table-cell>
          <table:table-cell office:value-type="float" office:value="3654.038" calcext:value-type="float">
            <text:p>3654.038</text:p>
          </table:table-cell>
          <table:table-cell office:value-type="float" office:value="6619.051" calcext:value-type="float">
            <text:p>6619.051</text:p>
          </table:table-cell>
          <table:table-cell office:value-type="float" office:value="678.94" calcext:value-type="float">
            <text:p>678.94</text:p>
          </table:table-cell>
          <table:table-cell office:value-type="float" office:value="6589.056" calcext:value-type="float">
            <text:p>6589.056</text:p>
          </table:table-cell>
          <table:table-cell office:value-type="float" office:value="3884.022" calcext:value-type="float">
            <text:p>3884.022</text:p>
          </table:table-cell>
          <table:table-cell office:value-type="float" office:value="4.12" calcext:value-type="float">
            <text:p>4.1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9.499" calcext:value-type="float">
            <text:p>9.499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4.804" calcext:value-type="float">
            <text:p>-14.804</text:p>
          </table:table-cell>
          <table:table-cell office:value-type="float" office:value="197.706" calcext:value-type="float">
            <text:p>197.7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5.297" calcext:value-type="float">
            <text:p>715.297</text:p>
          </table:table-cell>
          <table:table-cell office:value-type="float" office:value="1622.65" calcext:value-type="float">
            <text:p>1622.65</text:p>
          </table:table-cell>
          <table:table-cell office:value-type="float" office:value="-1227.237" calcext:value-type="float">
            <text:p>-1227.23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8.717" calcext:value-type="float">
            <text:p>328.717</text:p>
          </table:table-cell>
          <table:table-cell office:value-type="float" office:value="64.918" calcext:value-type="float">
            <text:p>64.918</text:p>
          </table:table-cell>
          <table:table-cell office:value-type="float" office:value="3672.334" calcext:value-type="float">
            <text:p>3672.334</text:p>
          </table:table-cell>
          <table:table-cell office:value-type="float" office:value="534.745" calcext:value-type="float">
            <text:p>534.745</text:p>
          </table:table-cell>
          <table:table-cell office:value-type="float" office:value="1393.985" calcext:value-type="float">
            <text:p>1393.985</text:p>
          </table:table-cell>
          <table:table-cell office:value-type="float" office:value="-736.55" calcext:value-type="float">
            <text:p>-736.55</text:p>
          </table:table-cell>
          <table:table-cell office:value-type="float" office:value="4992.487" calcext:value-type="float">
            <text:p>4992.487</text:p>
          </table:table-cell>
          <table:table-cell office:value-type="float" office:value="3530.081" calcext:value-type="float">
            <text:p>3530.081</text:p>
          </table:table-cell>
          <table:table-cell office:value-type="float" office:value="6248.208" calcext:value-type="float">
            <text:p>6248.208</text:p>
          </table:table-cell>
          <table:table-cell office:value-type="float" office:value="652.332" calcext:value-type="float">
            <text:p>652.332</text:p>
          </table:table-cell>
          <table:table-cell office:value-type="float" office:value="6291.999" calcext:value-type="float">
            <text:p>6291.999</text:p>
          </table:table-cell>
          <table:table-cell office:value-type="float" office:value="3692.975" calcext:value-type="float">
            <text:p>3692.975</text:p>
          </table:table-cell>
          <table:table-cell office:value-type="float" office:value="5218.664" calcext:value-type="float">
            <text:p>5218.664</text:p>
          </table:table-cell>
          <table:table-cell office:value-type="float" office:value="3668.216" calcext:value-type="float">
            <text:p>3668.216</text:p>
          </table:table-cell>
          <table:table-cell office:value-type="float" office:value="6529.798" calcext:value-type="float">
            <text:p>6529.798</text:p>
          </table:table-cell>
          <table:table-cell office:value-type="float" office:value="687.796" calcext:value-type="float">
            <text:p>687.796</text:p>
          </table:table-cell>
          <table:table-cell office:value-type="float" office:value="6588.823" calcext:value-type="float">
            <text:p>6588.823</text:p>
          </table:table-cell>
          <table:table-cell office:value-type="float" office:value="3848.504" calcext:value-type="float">
            <text:p>3848.504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50.093" calcext:value-type="float">
            <text:p>50.093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82.229" calcext:value-type="float">
            <text:p>-82.229</text:p>
          </table:table-cell>
          <table:table-cell office:value-type="float" office:value="951.763" calcext:value-type="float">
            <text:p>951.76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4012.282" calcext:value-type="float">
            <text:p>4012.282</text:p>
          </table:table-cell>
          <table:table-cell office:value-type="float" office:value="8944.638" calcext:value-type="float">
            <text:p>8944.638</text:p>
          </table:table-cell>
          <table:table-cell office:value-type="float" office:value="-7041.112" calcext:value-type="float">
            <text:p>-7041.11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9.29" calcext:value-type="float">
            <text:p>329.29</text:p>
          </table:table-cell>
          <table:table-cell office:value-type="float" office:value="63.123" calcext:value-type="float">
            <text:p>63.123</text:p>
          </table:table-cell>
          <table:table-cell office:value-type="float" office:value="4182.825" calcext:value-type="float">
            <text:p>4182.825</text:p>
          </table:table-cell>
          <table:table-cell office:value-type="float" office:value="576.735" calcext:value-type="float">
            <text:p>576.735</text:p>
          </table:table-cell>
          <table:table-cell office:value-type="float" office:value="1478.206" calcext:value-type="float">
            <text:p>1478.206</text:p>
          </table:table-cell>
          <table:table-cell office:value-type="float" office:value="-819.626" calcext:value-type="float">
            <text:p>-819.626</text:p>
          </table:table-cell>
          <table:table-cell office:value-type="float" office:value="5019.741" calcext:value-type="float">
            <text:p>5019.741</text:p>
          </table:table-cell>
          <table:table-cell office:value-type="float" office:value="3441.351" calcext:value-type="float">
            <text:p>3441.351</text:p>
          </table:table-cell>
          <table:table-cell office:value-type="float" office:value="6301.678" calcext:value-type="float">
            <text:p>6301.678</text:p>
          </table:table-cell>
          <table:table-cell office:value-type="float" office:value="629.875" calcext:value-type="float">
            <text:p>629.875</text:p>
          </table:table-cell>
          <table:table-cell office:value-type="float" office:value="6274.517" calcext:value-type="float">
            <text:p>6274.517</text:p>
          </table:table-cell>
          <table:table-cell office:value-type="float" office:value="3764.966" calcext:value-type="float">
            <text:p>3764.966</text:p>
          </table:table-cell>
          <table:table-cell office:value-type="float" office:value="5247.513" calcext:value-type="float">
            <text:p>5247.513</text:p>
          </table:table-cell>
          <table:table-cell office:value-type="float" office:value="3588.148" calcext:value-type="float">
            <text:p>3588.148</text:p>
          </table:table-cell>
          <table:table-cell office:value-type="float" office:value="6578.939" calcext:value-type="float">
            <text:p>6578.939</text:p>
          </table:table-cell>
          <table:table-cell office:value-type="float" office:value="664.226" calcext:value-type="float">
            <text:p>664.226</text:p>
          </table:table-cell>
          <table:table-cell office:value-type="float" office:value="6570.719" calcext:value-type="float">
            <text:p>6570.719</text:p>
          </table:table-cell>
          <table:table-cell office:value-type="float" office:value="3924.307" calcext:value-type="float">
            <text:p>3924.307</text:p>
          </table:table-cell>
          <table:table-cell office:value-type="float" office:value="17.667" calcext:value-type="float">
            <text:p>17.667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54.445" calcext:value-type="float">
            <text:p>54.44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90.794" calcext:value-type="float">
            <text:p>-90.794</text:p>
          </table:table-cell>
          <table:table-cell office:value-type="float" office:value="1115.885" calcext:value-type="float">
            <text:p>1115.885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4496.335" calcext:value-type="float">
            <text:p>4496.335</text:p>
          </table:table-cell>
          <table:table-cell office:value-type="float" office:value="10073.043" calcext:value-type="float">
            <text:p>10073.043</text:p>
          </table:table-cell>
          <table:table-cell office:value-type="float" office:value="-7841.273" calcext:value-type="float">
            <text:p>-7841.2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2.567" calcext:value-type="float">
            <text:p>422.567</text:p>
          </table:table-cell>
          <table:table-cell office:value-type="float" office:value="62.835" calcext:value-type="float">
            <text:p>62.835</text:p>
          </table:table-cell>
          <table:table-cell office:value-type="float" office:value="8807.929" calcext:value-type="float">
            <text:p>8807.929</text:p>
          </table:table-cell>
          <table:table-cell office:value-type="float" office:value="1228.468" calcext:value-type="float">
            <text:p>1228.468</text:p>
          </table:table-cell>
          <table:table-cell office:value-type="float" office:value="2869.801" calcext:value-type="float">
            <text:p>2869.801</text:p>
          </table:table-cell>
          <table:table-cell office:value-type="float" office:value="-2024.668" calcext:value-type="float">
            <text:p>-2024.668</text:p>
          </table:table-cell>
          <table:table-cell office:value-type="float" office:value="5019.506" calcext:value-type="float">
            <text:p>5019.506</text:p>
          </table:table-cell>
          <table:table-cell office:value-type="float" office:value="3581.941" calcext:value-type="float">
            <text:p>3581.941</text:p>
          </table:table-cell>
          <table:table-cell office:value-type="float" office:value="6423.737" calcext:value-type="float">
            <text:p>6423.737</text:p>
          </table:table-cell>
          <table:table-cell office:value-type="float" office:value="620.545" calcext:value-type="float">
            <text:p>620.545</text:p>
          </table:table-cell>
          <table:table-cell office:value-type="float" office:value="6255.695" calcext:value-type="float">
            <text:p>6255.695</text:p>
          </table:table-cell>
          <table:table-cell office:value-type="float" office:value="3783.318" calcext:value-type="float">
            <text:p>3783.318</text:p>
          </table:table-cell>
          <table:table-cell office:value-type="float" office:value="5247.989" calcext:value-type="float">
            <text:p>5247.989</text:p>
          </table:table-cell>
          <table:table-cell office:value-type="float" office:value="3712.339" calcext:value-type="float">
            <text:p>3712.339</text:p>
          </table:table-cell>
          <table:table-cell office:value-type="float" office:value="6761.019" calcext:value-type="float">
            <text:p>6761.019</text:p>
          </table:table-cell>
          <table:table-cell office:value-type="float" office:value="656.562" calcext:value-type="float">
            <text:p>656.562</text:p>
          </table:table-cell>
          <table:table-cell office:value-type="float" office:value="6555.927" calcext:value-type="float">
            <text:p>6555.927</text:p>
          </table:table-cell>
          <table:table-cell office:value-type="float" office:value="3940.051" calcext:value-type="float">
            <text:p>3940.051</text:p>
          </table:table-cell>
          <table:table-cell office:value-type="float" office:value="27.12" calcext:value-type="float">
            <text:p>27.12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18.529" calcext:value-type="float">
            <text:p>118.529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209.001" calcext:value-type="float">
            <text:p>-209.001</text:p>
          </table:table-cell>
          <table:table-cell office:value-type="float" office:value="2196.069" calcext:value-type="float">
            <text:p>2196.069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10344.835" calcext:value-type="float">
            <text:p>10344.835</text:p>
          </table:table-cell>
          <table:table-cell office:value-type="float" office:value="22804.036" calcext:value-type="float">
            <text:p>22804.036</text:p>
          </table:table-cell>
          <table:table-cell office:value-type="float" office:value="-18411.899" calcext:value-type="float">
            <text:p>-18411.89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5.41" calcext:value-type="float">
            <text:p>295.41</text:p>
          </table:table-cell>
          <table:table-cell office:value-type="float" office:value="62.001" calcext:value-type="float">
            <text:p>62.001</text:p>
          </table:table-cell>
          <table:table-cell office:value-type="float" office:value="2420.468" calcext:value-type="float">
            <text:p>2420.468</text:p>
          </table:table-cell>
          <table:table-cell office:value-type="float" office:value="414.521" calcext:value-type="float">
            <text:p>414.521</text:p>
          </table:table-cell>
          <table:table-cell office:value-type="float" office:value="1121.178" calcext:value-type="float">
            <text:p>1121.178</text:p>
          </table:table-cell>
          <table:table-cell office:value-type="float" office:value="-530.359" calcext:value-type="float">
            <text:p>-530.359</text:p>
          </table:table-cell>
          <table:table-cell office:value-type="float" office:value="5049.876" calcext:value-type="float">
            <text:p>5049.876</text:p>
          </table:table-cell>
          <table:table-cell office:value-type="float" office:value="3522.848" calcext:value-type="float">
            <text:p>3522.848</text:p>
          </table:table-cell>
          <table:table-cell office:value-type="float" office:value="6320.457" calcext:value-type="float">
            <text:p>6320.457</text:p>
          </table:table-cell>
          <table:table-cell office:value-type="float" office:value="583.831" calcext:value-type="float">
            <text:p>583.831</text:p>
          </table:table-cell>
          <table:table-cell office:value-type="float" office:value="6212.926" calcext:value-type="float">
            <text:p>6212.926</text:p>
          </table:table-cell>
          <table:table-cell office:value-type="float" office:value="3886.826" calcext:value-type="float">
            <text:p>3886.826</text:p>
          </table:table-cell>
          <table:table-cell office:value-type="float" office:value="5279.766" calcext:value-type="float">
            <text:p>5279.766</text:p>
          </table:table-cell>
          <table:table-cell office:value-type="float" office:value="3687.252" calcext:value-type="float">
            <text:p>3687.252</text:p>
          </table:table-cell>
          <table:table-cell office:value-type="float" office:value="6637.715" calcext:value-type="float">
            <text:p>6637.715</text:p>
          </table:table-cell>
          <table:table-cell office:value-type="float" office:value="618.526" calcext:value-type="float">
            <text:p>618.526</text:p>
          </table:table-cell>
          <table:table-cell office:value-type="float" office:value="6511.934" calcext:value-type="float">
            <text:p>6511.934</text:p>
          </table:table-cell>
          <table:table-cell office:value-type="float" office:value="4047.598" calcext:value-type="float">
            <text:p>4047.598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7.293" calcext:value-type="float">
            <text:p>37.293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59.092" calcext:value-type="float">
            <text:p>-59.092</text:p>
          </table:table-cell>
          <table:table-cell office:value-type="float" office:value="641.659" calcext:value-type="float">
            <text:p>641.659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668.401" calcext:value-type="float">
            <text:p>1668.401</text:p>
          </table:table-cell>
          <table:table-cell office:value-type="float" office:value="3965.284" calcext:value-type="float">
            <text:p>3965.284</text:p>
          </table:table-cell>
          <table:table-cell office:value-type="float" office:value="-2681.967" calcext:value-type="float">
            <text:p>-2681.96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1.644" calcext:value-type="float">
            <text:p>291.644</text:p>
          </table:table-cell>
          <table:table-cell office:value-type="float" office:value="62.959" calcext:value-type="float">
            <text:p>62.959</text:p>
          </table:table-cell>
          <table:table-cell office:value-type="float" office:value="7239.598" calcext:value-type="float">
            <text:p>7239.598</text:p>
          </table:table-cell>
          <table:table-cell office:value-type="float" office:value="821.171" calcext:value-type="float">
            <text:p>821.171</text:p>
          </table:table-cell>
          <table:table-cell office:value-type="float" office:value="1927.5" calcext:value-type="float">
            <text:p>1927.5</text:p>
          </table:table-cell>
          <table:table-cell office:value-type="float" office:value="-1344.213" calcext:value-type="float">
            <text:p>-1344.213</text:p>
          </table:table-cell>
          <table:table-cell office:value-type="float" office:value="5045.501" calcext:value-type="float">
            <text:p>5045.501</text:p>
          </table:table-cell>
          <table:table-cell office:value-type="float" office:value="3607.277" calcext:value-type="float">
            <text:p>3607.277</text:p>
          </table:table-cell>
          <table:table-cell office:value-type="float" office:value="6580.419" calcext:value-type="float">
            <text:p>6580.419</text:p>
          </table:table-cell>
          <table:table-cell office:value-type="float" office:value="612.681" calcext:value-type="float">
            <text:p>612.681</text:p>
          </table:table-cell>
          <table:table-cell office:value-type="float" office:value="6266.025" calcext:value-type="float">
            <text:p>6266.025</text:p>
          </table:table-cell>
          <table:table-cell office:value-type="float" office:value="3824.978" calcext:value-type="float">
            <text:p>3824.978</text:p>
          </table:table-cell>
          <table:table-cell office:value-type="float" office:value="5273.051" calcext:value-type="float">
            <text:p>5273.051</text:p>
          </table:table-cell>
          <table:table-cell office:value-type="float" office:value="3742.23" calcext:value-type="float">
            <text:p>3742.23</text:p>
          </table:table-cell>
          <table:table-cell office:value-type="float" office:value="6894.046" calcext:value-type="float">
            <text:p>6894.046</text:p>
          </table:table-cell>
          <table:table-cell office:value-type="float" office:value="647.325" calcext:value-type="float">
            <text:p>647.325</text:p>
          </table:table-cell>
          <table:table-cell office:value-type="float" office:value="6562.589" calcext:value-type="float">
            <text:p>6562.589</text:p>
          </table:table-cell>
          <table:table-cell office:value-type="float" office:value="3983.513" calcext:value-type="float">
            <text:p>3983.513</text:p>
          </table:table-cell>
          <table:table-cell office:value-type="float" office:value="13.253" calcext:value-type="float">
            <text:p>13.253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564" calcext:value-type="float">
            <text:p>77.56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41.262" calcext:value-type="float">
            <text:p>-141.262</text:p>
          </table:table-cell>
          <table:table-cell office:value-type="float" office:value="1028.265" calcext:value-type="float">
            <text:p>1028.265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265.344" calcext:value-type="float">
            <text:p>7265.344</text:p>
          </table:table-cell>
          <table:table-cell office:value-type="float" office:value="15501.572" calcext:value-type="float">
            <text:p>15501.572</text:p>
          </table:table-cell>
          <table:table-cell office:value-type="float" office:value="-13445.043" calcext:value-type="float">
            <text:p>-13445.04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36.118" calcext:value-type="float">
            <text:p>436.118</text:p>
          </table:table-cell>
          <table:table-cell office:value-type="float" office:value="60.689" calcext:value-type="float">
            <text:p>60.689</text:p>
          </table:table-cell>
          <table:table-cell office:value-type="float" office:value="6382.019" calcext:value-type="float">
            <text:p>6382.019</text:p>
          </table:table-cell>
          <table:table-cell office:value-type="float" office:value="939.755" calcext:value-type="float">
            <text:p>939.755</text:p>
          </table:table-cell>
          <table:table-cell office:value-type="float" office:value="2308.206" calcext:value-type="float">
            <text:p>2308.206</text:p>
          </table:table-cell>
          <table:table-cell office:value-type="float" office:value="-1435.971" calcext:value-type="float">
            <text:p>-1435.971</text:p>
          </table:table-cell>
          <table:table-cell office:value-type="float" office:value="5073.036" calcext:value-type="float">
            <text:p>5073.036</text:p>
          </table:table-cell>
          <table:table-cell office:value-type="float" office:value="3709.962" calcext:value-type="float">
            <text:p>3709.962</text:p>
          </table:table-cell>
          <table:table-cell office:value-type="float" office:value="7431.287" calcext:value-type="float">
            <text:p>7431.287</text:p>
          </table:table-cell>
          <table:table-cell office:value-type="float" office:value="679.554" calcext:value-type="float">
            <text:p>679.554</text:p>
          </table:table-cell>
          <table:table-cell office:value-type="float" office:value="6426.777" calcext:value-type="float">
            <text:p>6426.777</text:p>
          </table:table-cell>
          <table:table-cell office:value-type="float" office:value="3719.294" calcext:value-type="float">
            <text:p>3719.294</text:p>
          </table:table-cell>
          <table:table-cell office:value-type="float" office:value="5307.155" calcext:value-type="float">
            <text:p>5307.155</text:p>
          </table:table-cell>
          <table:table-cell office:value-type="float" office:value="3833.01" calcext:value-type="float">
            <text:p>3833.01</text:p>
          </table:table-cell>
          <table:table-cell office:value-type="float" office:value="7764.714" calcext:value-type="float">
            <text:p>7764.714</text:p>
          </table:table-cell>
          <table:table-cell office:value-type="float" office:value="714.596" calcext:value-type="float">
            <text:p>714.596</text:p>
          </table:table-cell>
          <table:table-cell office:value-type="float" office:value="6730.703" calcext:value-type="float">
            <text:p>6730.703</text:p>
          </table:table-cell>
          <table:table-cell office:value-type="float" office:value="3883.607" calcext:value-type="float">
            <text:p>3883.607</text:p>
          </table:table-cell>
          <table:table-cell office:value-type="float" office:value="27.147" calcext:value-type="float">
            <text:p>27.147</text:p>
          </table:table-cell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office:value-type="float" office:value="89.363" calcext:value-type="float">
            <text:p>89.363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150.873" calcext:value-type="float">
            <text:p>-150.873</text:p>
          </table:table-cell>
          <table:table-cell office:value-type="float" office:value="1560.775" calcext:value-type="float">
            <text:p>1560.775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5454.44" calcext:value-type="float">
            <text:p>5454.44</text:p>
          </table:table-cell>
          <table:table-cell office:value-type="float" office:value="12426.576" calcext:value-type="float">
            <text:p>12426.576</text:p>
          </table:table-cell>
          <table:table-cell office:value-type="float" office:value="-9305.026" calcext:value-type="float">
            <text:p>-9305.02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8.619" calcext:value-type="float">
            <text:p>338.619</text:p>
          </table:table-cell>
          <table:table-cell office:value-type="float" office:value="60.542" calcext:value-type="float">
            <text:p>60.542</text:p>
          </table:table-cell>
          <table:table-cell office:value-type="float" office:value="4948.474" calcext:value-type="float">
            <text:p>4948.474</text:p>
          </table:table-cell>
          <table:table-cell office:value-type="float" office:value="635.958" calcext:value-type="float">
            <text:p>635.958</text:p>
          </table:table-cell>
          <table:table-cell office:value-type="float" office:value="1605.512" calcext:value-type="float">
            <text:p>1605.512</text:p>
          </table:table-cell>
          <table:table-cell office:value-type="float" office:value="-928.274" calcext:value-type="float">
            <text:p>-928.274</text:p>
          </table:table-cell>
          <table:table-cell office:value-type="float" office:value="5071.147" calcext:value-type="float">
            <text:p>5071.147</text:p>
          </table:table-cell>
          <table:table-cell office:value-type="float" office:value="3524.535" calcext:value-type="float">
            <text:p>3524.535</text:p>
          </table:table-cell>
          <table:table-cell office:value-type="float" office:value="6655.294" calcext:value-type="float">
            <text:p>6655.294</text:p>
          </table:table-cell>
          <table:table-cell office:value-type="float" office:value="648.69" calcext:value-type="float">
            <text:p>648.69</text:p>
          </table:table-cell>
          <table:table-cell office:value-type="float" office:value="6363.403" calcext:value-type="float">
            <text:p>6363.403</text:p>
          </table:table-cell>
          <table:table-cell office:value-type="float" office:value="3778.892" calcext:value-type="float">
            <text:p>3778.892</text:p>
          </table:table-cell>
          <table:table-cell office:value-type="float" office:value="5306.697" calcext:value-type="float">
            <text:p>5306.697</text:p>
          </table:table-cell>
          <table:table-cell office:value-type="float" office:value="3703.53" calcext:value-type="float">
            <text:p>3703.53</text:p>
          </table:table-cell>
          <table:table-cell office:value-type="float" office:value="6951.735" calcext:value-type="float">
            <text:p>6951.735</text:p>
          </table:table-cell>
          <table:table-cell office:value-type="float" office:value="683.141" calcext:value-type="float">
            <text:p>683.141</text:p>
          </table:table-cell>
          <table:table-cell office:value-type="float" office:value="6667.584" calcext:value-type="float">
            <text:p>6667.584</text:p>
          </table:table-cell>
          <table:table-cell office:value-type="float" office:value="3945.811" calcext:value-type="float">
            <text:p>3945.811</text:p>
          </table:table-cell>
          <table:table-cell office:value-type="float" office:value="19.453" calcext:value-type="float">
            <text:p>19.453</text:p>
          </table:table-cell>
          <table:table-cell office:value-type="float" office:value="1" calcext:value-type="float">
            <text:p>1</text:p>
          </table:table-cell>
          <table:table-cell office:value-type="float" office:value="453" calcext:value-type="float">
            <text:p>453</text:p>
          </table:table-cell>
          <table:table-cell office:value-type="float" office:value="58.782" calcext:value-type="float">
            <text:p>58.782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7.647" calcext:value-type="float">
            <text:p>-97.647</text:p>
          </table:table-cell>
          <table:table-cell office:value-type="float" office:value="1324.441" calcext:value-type="float">
            <text:p>1324.44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5510.335" calcext:value-type="float">
            <text:p>5510.335</text:p>
          </table:table-cell>
          <table:table-cell office:value-type="float" office:value="12301.591" calcext:value-type="float">
            <text:p>12301.591</text:p>
          </table:table-cell>
          <table:table-cell office:value-type="float" office:value="-9652.709" calcext:value-type="float">
            <text:p>-9652.70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3.306" calcext:value-type="float">
            <text:p>323.306</text:p>
          </table:table-cell>
          <table:table-cell office:value-type="float" office:value="63.387" calcext:value-type="float">
            <text:p>63.387</text:p>
          </table:table-cell>
          <table:table-cell office:value-type="float" office:value="3007.482" calcext:value-type="float">
            <text:p>3007.482</text:p>
          </table:table-cell>
          <table:table-cell office:value-type="float" office:value="544.318" calcext:value-type="float">
            <text:p>544.318</text:p>
          </table:table-cell>
          <table:table-cell office:value-type="float" office:value="1407.643" calcext:value-type="float">
            <text:p>1407.643</text:p>
          </table:table-cell>
          <table:table-cell office:value-type="float" office:value="-761.032" calcext:value-type="float">
            <text:p>-761.032</text:p>
          </table:table-cell>
          <table:table-cell office:value-type="float" office:value="5086.045" calcext:value-type="float">
            <text:p>5086.045</text:p>
          </table:table-cell>
          <table:table-cell office:value-type="float" office:value="3695.687" calcext:value-type="float">
            <text:p>3695.687</text:p>
          </table:table-cell>
          <table:table-cell office:value-type="float" office:value="6366.233" calcext:value-type="float">
            <text:p>6366.233</text:p>
          </table:table-cell>
          <table:table-cell office:value-type="float" office:value="607.632" calcext:value-type="float">
            <text:p>607.632</text:p>
          </table:table-cell>
          <table:table-cell office:value-type="float" office:value="6296.509" calcext:value-type="float">
            <text:p>6296.509</text:p>
          </table:table-cell>
          <table:table-cell office:value-type="float" office:value="3875.581" calcext:value-type="float">
            <text:p>3875.581</text:p>
          </table:table-cell>
          <table:table-cell office:value-type="float" office:value="5315.101" calcext:value-type="float">
            <text:p>5315.101</text:p>
          </table:table-cell>
          <table:table-cell office:value-type="float" office:value="3838.502" calcext:value-type="float">
            <text:p>3838.502</text:p>
          </table:table-cell>
          <table:table-cell office:value-type="float" office:value="6620.952" calcext:value-type="float">
            <text:p>6620.952</text:p>
          </table:table-cell>
          <table:table-cell office:value-type="float" office:value="641.159" calcext:value-type="float">
            <text:p>641.159</text:p>
          </table:table-cell>
          <table:table-cell office:value-type="float" office:value="6592.355" calcext:value-type="float">
            <text:p>6592.355</text:p>
          </table:table-cell>
          <table:table-cell office:value-type="float" office:value="4037.848" calcext:value-type="float">
            <text:p>4037.848</text:p>
          </table:table-cell>
          <table:table-cell office:value-type="float" office:value="17.027" calcext:value-type="float">
            <text:p>17.027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1.456" calcext:value-type="float">
            <text:p>51.456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85.479" calcext:value-type="float">
            <text:p>-85.479</text:p>
          </table:table-cell>
          <table:table-cell office:value-type="float" office:value="1281.672" calcext:value-type="float">
            <text:p>1281.672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250.487" calcext:value-type="float">
            <text:p>4250.487</text:p>
          </table:table-cell>
          <table:table-cell office:value-type="float" office:value="9749.075" calcext:value-type="float">
            <text:p>9749.075</text:p>
          </table:table-cell>
          <table:table-cell office:value-type="float" office:value="-7185.731" calcext:value-type="float">
            <text:p>-7185.73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8.114" calcext:value-type="float">
            <text:p>298.114</text:p>
          </table:table-cell>
          <table:table-cell office:value-type="float" office:value="60.479" calcext:value-type="float">
            <text:p>60.479</text:p>
          </table:table-cell>
          <table:table-cell office:value-type="float" office:value="2977.016" calcext:value-type="float">
            <text:p>2977.016</text:p>
          </table:table-cell>
          <table:table-cell office:value-type="float" office:value="479.162" calcext:value-type="float">
            <text:p>479.162</text:p>
          </table:table-cell>
          <table:table-cell office:value-type="float" office:value="1252.653" calcext:value-type="float">
            <text:p>1252.653</text:p>
          </table:table-cell>
          <table:table-cell office:value-type="float" office:value="-656.425" calcext:value-type="float">
            <text:p>-656.425</text:p>
          </table:table-cell>
          <table:table-cell office:value-type="float" office:value="5106.746" calcext:value-type="float">
            <text:p>5106.746</text:p>
          </table:table-cell>
          <table:table-cell office:value-type="float" office:value="3786.031" calcext:value-type="float">
            <text:p>3786.031</text:p>
          </table:table-cell>
          <table:table-cell office:value-type="float" office:value="6982.23" calcext:value-type="float">
            <text:p>6982.23</text:p>
          </table:table-cell>
          <table:table-cell office:value-type="float" office:value="601.206" calcext:value-type="float">
            <text:p>601.206</text:p>
          </table:table-cell>
          <table:table-cell office:value-type="float" office:value="6304.41" calcext:value-type="float">
            <text:p>6304.41</text:p>
          </table:table-cell>
          <table:table-cell office:value-type="float" office:value="3909.082" calcext:value-type="float">
            <text:p>3909.082</text:p>
          </table:table-cell>
          <table:table-cell office:value-type="float" office:value="5340.17" calcext:value-type="float">
            <text:p>5340.17</text:p>
          </table:table-cell>
          <table:table-cell office:value-type="float" office:value="3920.486" calcext:value-type="float">
            <text:p>3920.486</text:p>
          </table:table-cell>
          <table:table-cell office:value-type="float" office:value="7281.873" calcext:value-type="float">
            <text:p>7281.873</text:p>
          </table:table-cell>
          <table:table-cell office:value-type="float" office:value="633.567" calcext:value-type="float">
            <text:p>633.567</text:p>
          </table:table-cell>
          <table:table-cell office:value-type="float" office:value="6602.301" calcext:value-type="float">
            <text:p>6602.301</text:p>
          </table:table-cell>
          <table:table-cell office:value-type="float" office:value="4078.039" calcext:value-type="float">
            <text:p>4078.039</text:p>
          </table:table-cell>
          <table:table-cell office:value-type="float" office:value="15.133" calcext:value-type="float">
            <text:p>15.133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4.332" calcext:value-type="float">
            <text:p>44.332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73.181" calcext:value-type="float">
            <text:p>-73.181</text:p>
          </table:table-cell>
          <table:table-cell office:value-type="float" office:value="507.232" calcext:value-type="float">
            <text:p>507.23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733.347" calcext:value-type="float">
            <text:p>1733.347</text:p>
          </table:table-cell>
          <table:table-cell office:value-type="float" office:value="3960.237" calcext:value-type="float">
            <text:p>3960.237</text:p>
          </table:table-cell>
          <table:table-cell office:value-type="float" office:value="-2945.773" calcext:value-type="float">
            <text:p>-2945.773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77.862" calcext:value-type="float">
            <text:p>377.862</text:p>
          </table:table-cell>
          <table:table-cell office:value-type="float" office:value="0" calcext:value-type="float">
            <text:p>0</text:p>
          </table:table-cell>
          <table:table-cell office:value-type="float" office:value="5801.625" calcext:value-type="float">
            <text:p>5801.625</text:p>
          </table:table-cell>
          <table:table-cell office:value-type="float" office:value="796.263" calcext:value-type="float">
            <text:p>796.263</text:p>
          </table:table-cell>
          <table:table-cell office:value-type="float" office:value="1964.099" calcext:value-type="float">
            <text:p>1964.099</text:p>
          </table:table-cell>
          <table:table-cell office:value-type="float" office:value="-1208.374" calcext:value-type="float">
            <text:p>-1208.374</text:p>
          </table:table-cell>
          <table:table-cell office:value-type="float" office:value="5182.629" calcext:value-type="float">
            <text:p>5182.629</text:p>
          </table:table-cell>
          <table:table-cell office:value-type="float" office:value="3552.718" calcext:value-type="float">
            <text:p>3552.718</text:p>
          </table:table-cell>
          <table:table-cell office:value-type="float" office:value="6714.304" calcext:value-type="float">
            <text:p>6714.304</text:p>
          </table:table-cell>
          <table:table-cell office:value-type="float" office:value="625.108" calcext:value-type="float">
            <text:p>625.108</text:p>
          </table:table-cell>
          <table:table-cell office:value-type="float" office:value="6427.908" calcext:value-type="float">
            <text:p>6427.908</text:p>
          </table:table-cell>
          <table:table-cell office:value-type="float" office:value="3937.35" calcext:value-type="float">
            <text:p>3937.35</text:p>
          </table:table-cell>
          <table:table-cell office:value-type="float" office:value="5418.144" calcext:value-type="float">
            <text:p>5418.144</text:p>
          </table:table-cell>
          <table:table-cell office:value-type="float" office:value="3735.112" calcext:value-type="float">
            <text:p>3735.112</text:p>
          </table:table-cell>
          <table:table-cell office:value-type="float" office:value="6987.893" calcext:value-type="float">
            <text:p>6987.893</text:p>
          </table:table-cell>
          <table:table-cell office:value-type="float" office:value="649.867" calcext:value-type="float">
            <text:p>649.867</text:p>
          </table:table-cell>
          <table:table-cell office:value-type="float" office:value="6712.745" calcext:value-type="float">
            <text:p>6712.745</text:p>
          </table:table-cell>
          <table:table-cell office:value-type="float" office:value="4123.542" calcext:value-type="float">
            <text:p>4123.542</text:p>
          </table:table-cell>
          <table:table-cell office:value-type="float" office:value="49.08" calcext:value-type="float">
            <text:p>49.08</text:p>
          </table:table-cell>
          <table:table-cell office:value-type="float" office:value="1" calcext:value-type="float">
            <text:p>1</text:p>
          </table:table-cell>
          <table:table-cell office:value-type="float" office:value="1960" calcext:value-type="float">
            <text:p>1960</text:p>
          </table:table-cell>
          <table:table-cell office:value-type="float" office:value="234.481" calcext:value-type="float">
            <text:p>234.48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418.031" calcext:value-type="float">
            <text:p>-418.031</text:p>
          </table:table-cell>
          <table:table-cell office:value-type="float" office:value="3821.73" calcext:value-type="float">
            <text:p>3821.73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19951.941" calcext:value-type="float">
            <text:p>19951.941</text:p>
          </table:table-cell>
          <table:table-cell office:value-type="float" office:value="43568.034" calcext:value-type="float">
            <text:p>43568.034</text:p>
          </table:table-cell>
          <table:table-cell office:value-type="float" office:value="-35924.574" calcext:value-type="float">
            <text:p>-35924.57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01.089" calcext:value-type="float">
            <text:p>301.089</text:p>
          </table:table-cell>
          <table:table-cell office:value-type="float" office:value="65.171" calcext:value-type="float">
            <text:p>65.171</text:p>
          </table:table-cell>
          <table:table-cell office:value-type="float" office:value="7096.161" calcext:value-type="float">
            <text:p>7096.161</text:p>
          </table:table-cell>
          <table:table-cell office:value-type="float" office:value="807.423" calcext:value-type="float">
            <text:p>807.423</text:p>
          </table:table-cell>
          <table:table-cell office:value-type="float" office:value="1909.557" calcext:value-type="float">
            <text:p>1909.557</text:p>
          </table:table-cell>
          <table:table-cell office:value-type="float" office:value="-1307.379" calcext:value-type="float">
            <text:p>-1307.379</text:p>
          </table:table-cell>
          <table:table-cell office:value-type="float" office:value="5142.007" calcext:value-type="float">
            <text:p>5142.007</text:p>
          </table:table-cell>
          <table:table-cell office:value-type="float" office:value="3422.189" calcext:value-type="float">
            <text:p>3422.189</text:p>
          </table:table-cell>
          <table:table-cell office:value-type="float" office:value="6444.056" calcext:value-type="float">
            <text:p>6444.056</text:p>
          </table:table-cell>
          <table:table-cell office:value-type="float" office:value="603.35" calcext:value-type="float">
            <text:p>603.35</text:p>
          </table:table-cell>
          <table:table-cell office:value-type="float" office:value="6343.942" calcext:value-type="float">
            <text:p>6343.942</text:p>
          </table:table-cell>
          <table:table-cell office:value-type="float" office:value="3940.072" calcext:value-type="float">
            <text:p>3940.072</text:p>
          </table:table-cell>
          <table:table-cell office:value-type="float" office:value="5375.913" calcext:value-type="float">
            <text:p>5375.913</text:p>
          </table:table-cell>
          <table:table-cell office:value-type="float" office:value="3571.285" calcext:value-type="float">
            <text:p>3571.285</text:p>
          </table:table-cell>
          <table:table-cell office:value-type="float" office:value="6740.307" calcext:value-type="float">
            <text:p>6740.307</text:p>
          </table:table-cell>
          <table:table-cell office:value-type="float" office:value="635.959" calcext:value-type="float">
            <text:p>635.959</text:p>
          </table:table-cell>
          <table:table-cell office:value-type="float" office:value="6642.809" calcext:value-type="float">
            <text:p>6642.809</text:p>
          </table:table-cell>
          <table:table-cell office:value-type="float" office:value="4109.018" calcext:value-type="float">
            <text:p>4109.018</text:p>
          </table:table-cell>
          <table:table-cell office:value-type="float" office:value="15.347" calcext:value-type="float">
            <text:p>15.347</text:p>
          </table:table-cell>
          <table:table-cell office:value-type="float" office:value="1" calcext:value-type="float">
            <text:p>1</text:p>
          </table:table-cell>
          <table:table-cell office:value-type="float" office:value="675" calcext:value-type="float">
            <text:p>675</text:p>
          </table:table-cell>
          <table:table-cell office:value-type="float" office:value="77.853" calcext:value-type="float">
            <text:p>77.853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.745" calcext:value-type="float">
            <text:p>-139.745</text:p>
          </table:table-cell>
          <table:table-cell office:value-type="float" office:value="1096.797" calcext:value-type="float">
            <text:p>1096.797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542.669" calcext:value-type="float">
            <text:p>7542.669</text:p>
          </table:table-cell>
          <table:table-cell office:value-type="float" office:value="16122.563" calcext:value-type="float">
            <text:p>16122.563</text:p>
          </table:table-cell>
          <table:table-cell office:value-type="float" office:value="-13928.97" calcext:value-type="float">
            <text:p>-13928.9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96.865" calcext:value-type="float">
            <text:p>396.865</text:p>
          </table:table-cell>
          <table:table-cell office:value-type="float" office:value="61.83" calcext:value-type="float">
            <text:p>61.83</text:p>
          </table:table-cell>
          <table:table-cell office:value-type="float" office:value="7643.19" calcext:value-type="float">
            <text:p>7643.19</text:p>
          </table:table-cell>
          <table:table-cell office:value-type="float" office:value="929.299" calcext:value-type="float">
            <text:p>929.299</text:p>
          </table:table-cell>
          <table:table-cell office:value-type="float" office:value="2248.124" calcext:value-type="float">
            <text:p>2248.124</text:p>
          </table:table-cell>
          <table:table-cell office:value-type="float" office:value="-1454.394" calcext:value-type="float">
            <text:p>-1454.394</text:p>
          </table:table-cell>
          <table:table-cell office:value-type="float" office:value="5133.958" calcext:value-type="float">
            <text:p>5133.958</text:p>
          </table:table-cell>
          <table:table-cell office:value-type="float" office:value="3420.966" calcext:value-type="float">
            <text:p>3420.966</text:p>
          </table:table-cell>
          <table:table-cell office:value-type="float" office:value="6660.809" calcext:value-type="float">
            <text:p>6660.809</text:p>
          </table:table-cell>
          <table:table-cell office:value-type="float" office:value="632.474" calcext:value-type="float">
            <text:p>632.474</text:p>
          </table:table-cell>
          <table:table-cell office:value-type="float" office:value="6393.91" calcext:value-type="float">
            <text:p>6393.91</text:p>
          </table:table-cell>
          <table:table-cell office:value-type="float" office:value="3874.005" calcext:value-type="float">
            <text:p>3874.005</text:p>
          </table:table-cell>
          <table:table-cell office:value-type="float" office:value="5367.711" calcext:value-type="float">
            <text:p>5367.711</text:p>
          </table:table-cell>
          <table:table-cell office:value-type="float" office:value="3531.261" calcext:value-type="float">
            <text:p>3531.261</text:p>
          </table:table-cell>
          <table:table-cell office:value-type="float" office:value="6973.03" calcext:value-type="float">
            <text:p>6973.03</text:p>
          </table:table-cell>
          <table:table-cell office:value-type="float" office:value="667.098" calcext:value-type="float">
            <text:p>667.098</text:p>
          </table:table-cell>
          <table:table-cell office:value-type="float" office:value="6696.638" calcext:value-type="float">
            <text:p>6696.638</text:p>
          </table:table-cell>
          <table:table-cell office:value-type="float" office:value="4038.783" calcext:value-type="float">
            <text:p>4038.783</text:p>
          </table:table-cell>
          <table:table-cell office:value-type="float" office:value="23.347" calcext:value-type="float">
            <text:p>23.347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89.87" calcext:value-type="float">
            <text:p>89.87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5.683" calcext:value-type="float">
            <text:p>-155.683</text:p>
          </table:table-cell>
          <table:table-cell office:value-type="float" office:value="1911.186" calcext:value-type="float">
            <text:p>1911.186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8855.36" calcext:value-type="float">
            <text:p>8855.36</text:p>
          </table:table-cell>
          <table:table-cell office:value-type="float" office:value="19551.968" calcext:value-type="float">
            <text:p>19551.968</text:p>
          </table:table-cell>
          <table:table-cell office:value-type="float" office:value="-15729.595" calcext:value-type="float">
            <text:p>-15729.59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47.246" calcext:value-type="float">
            <text:p>247.246</text:p>
          </table:table-cell>
          <table:table-cell office:value-type="float" office:value="60.946" calcext:value-type="float">
            <text:p>60.946</text:p>
          </table:table-cell>
          <table:table-cell office:value-type="float" office:value="1410.725" calcext:value-type="float">
            <text:p>1410.725</text:p>
          </table:table-cell>
          <table:table-cell office:value-type="float" office:value="219.21" calcext:value-type="float">
            <text:p>219.21</text:p>
          </table:table-cell>
          <table:table-cell office:value-type="float" office:value="683.935" calcext:value-type="float">
            <text:p>683.935</text:p>
          </table:table-cell>
          <table:table-cell office:value-type="float" office:value="-189.442" calcext:value-type="float">
            <text:p>-189.442</text:p>
          </table:table-cell>
          <table:table-cell office:value-type="float" office:value="5151.916" calcext:value-type="float">
            <text:p>5151.916</text:p>
          </table:table-cell>
          <table:table-cell office:value-type="float" office:value="3669.635" calcext:value-type="float">
            <text:p>3669.635</text:p>
          </table:table-cell>
          <table:table-cell office:value-type="float" office:value="6589.666" calcext:value-type="float">
            <text:p>6589.666</text:p>
          </table:table-cell>
          <table:table-cell office:value-type="float" office:value="622.156" calcext:value-type="float">
            <text:p>622.156</text:p>
          </table:table-cell>
          <table:table-cell office:value-type="float" office:value="6391.315" calcext:value-type="float">
            <text:p>6391.315</text:p>
          </table:table-cell>
          <table:table-cell office:value-type="float" office:value="3912.518" calcext:value-type="float">
            <text:p>3912.518</text:p>
          </table:table-cell>
          <table:table-cell office:value-type="float" office:value="5389.27" calcext:value-type="float">
            <text:p>5389.27</text:p>
          </table:table-cell>
          <table:table-cell office:value-type="float" office:value="3857.609" calcext:value-type="float">
            <text:p>3857.609</text:p>
          </table:table-cell>
          <table:table-cell office:value-type="float" office:value="6936.365" calcext:value-type="float">
            <text:p>6936.365</text:p>
          </table:table-cell>
          <table:table-cell office:value-type="float" office:value="659.222" calcext:value-type="float">
            <text:p>659.222</text:p>
          </table:table-cell>
          <table:table-cell office:value-type="float" office:value="6702.508" calcext:value-type="float">
            <text:p>6702.508</text:p>
          </table:table-cell>
          <table:table-cell office:value-type="float" office:value="4076.032" calcext:value-type="float">
            <text:p>4076.032</text:p>
          </table:table-cell>
          <table:table-cell office:value-type="float" office:value="10.333" calcext:value-type="float">
            <text:p>10.333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20.135" calcext:value-type="float">
            <text:p>20.135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9.778" calcext:value-type="float">
            <text:p>-29.778</text:p>
          </table:table-cell>
          <table:table-cell office:value-type="float" office:value="503.835" calcext:value-type="float">
            <text:p>503.835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92.868" calcext:value-type="float">
            <text:p>1292.868</text:p>
          </table:table-cell>
          <table:table-cell office:value-type="float" office:value="3079.36" calcext:value-type="float">
            <text:p>3079.36</text:p>
          </table:table-cell>
          <table:table-cell office:value-type="float" office:value="-2071.689" calcext:value-type="float">
            <text:p>-2071.68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33.95" calcext:value-type="float">
            <text:p>333.95</text:p>
          </table:table-cell>
          <table:table-cell office:value-type="float" office:value="61.565" calcext:value-type="float">
            <text:p>61.565</text:p>
          </table:table-cell>
          <table:table-cell office:value-type="float" office:value="5864.089" calcext:value-type="float">
            <text:p>5864.089</text:p>
          </table:table-cell>
          <table:table-cell office:value-type="float" office:value="845.416" calcext:value-type="float">
            <text:p>845.416</text:p>
          </table:table-cell>
          <table:table-cell office:value-type="float" office:value="2018.105" calcext:value-type="float">
            <text:p>2018.105</text:p>
          </table:table-cell>
          <table:table-cell office:value-type="float" office:value="-1350.205" calcext:value-type="float">
            <text:p>-1350.205</text:p>
          </table:table-cell>
          <table:table-cell office:value-type="float" office:value="5143.372" calcext:value-type="float">
            <text:p>5143.372</text:p>
          </table:table-cell>
          <table:table-cell office:value-type="float" office:value="3700.058" calcext:value-type="float">
            <text:p>3700.058</text:p>
          </table:table-cell>
          <table:table-cell office:value-type="float" office:value="6260.923" calcext:value-type="float">
            <text:p>6260.923</text:p>
          </table:table-cell>
          <table:table-cell office:value-type="float" office:value="585.627" calcext:value-type="float">
            <text:p>585.627</text:p>
          </table:table-cell>
          <table:table-cell office:value-type="float" office:value="6310.001" calcext:value-type="float">
            <text:p>6310.001</text:p>
          </table:table-cell>
          <table:table-cell office:value-type="float" office:value="3976.743" calcext:value-type="float">
            <text:p>3976.743</text:p>
          </table:table-cell>
          <table:table-cell office:value-type="float" office:value="5377.225" calcext:value-type="float">
            <text:p>5377.225</text:p>
          </table:table-cell>
          <table:table-cell office:value-type="float" office:value="3826.668" calcext:value-type="float">
            <text:p>3826.668</text:p>
          </table:table-cell>
          <table:table-cell office:value-type="float" office:value="6582.219" calcext:value-type="float">
            <text:p>6582.219</text:p>
          </table:table-cell>
          <table:table-cell office:value-type="float" office:value="615.697" calcext:value-type="float">
            <text:p>615.697</text:p>
          </table:table-cell>
          <table:table-cell office:value-type="float" office:value="6603.757" calcext:value-type="float">
            <text:p>6603.757</text:p>
          </table:table-cell>
          <table:table-cell office:value-type="float" office:value="4150.693" calcext:value-type="float">
            <text:p>4150.693</text:p>
          </table:table-cell>
          <table:table-cell office:value-type="float" office:value="18.813" calcext:value-type="float">
            <text:p>18.813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80.394" calcext:value-type="float">
            <text:p>80.394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41.34" calcext:value-type="float">
            <text:p>-141.34</text:p>
          </table:table-cell>
          <table:table-cell office:value-type="float" office:value="1444.849" calcext:value-type="float">
            <text:p>1444.849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457.39" calcext:value-type="float">
            <text:p>7457.39</text:p>
          </table:table-cell>
          <table:table-cell office:value-type="float" office:value="16300.733" calcext:value-type="float">
            <text:p>16300.733</text:p>
          </table:table-cell>
          <table:table-cell office:value-type="float" office:value="-13411.034" calcext:value-type="float">
            <text:p>-13411.03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57.256" calcext:value-type="float">
            <text:p>257.256</text:p>
          </table:table-cell>
          <table:table-cell office:value-type="float" office:value="60.276" calcext:value-type="float">
            <text:p>60.276</text:p>
          </table:table-cell>
          <table:table-cell office:value-type="float" office:value="2736.836" calcext:value-type="float">
            <text:p>2736.836</text:p>
          </table:table-cell>
          <table:table-cell office:value-type="float" office:value="404.916" calcext:value-type="float">
            <text:p>404.916</text:p>
          </table:table-cell>
          <table:table-cell office:value-type="float" office:value="1063.891" calcext:value-type="float">
            <text:p>1063.891</text:p>
          </table:table-cell>
          <table:table-cell office:value-type="float" office:value="-549.379" calcext:value-type="float">
            <text:p>-549.379</text:p>
          </table:table-cell>
          <table:table-cell office:value-type="float" office:value="5155.085" calcext:value-type="float">
            <text:p>5155.085</text:p>
          </table:table-cell>
          <table:table-cell office:value-type="float" office:value="3487.641" calcext:value-type="float">
            <text:p>3487.641</text:p>
          </table:table-cell>
          <table:table-cell office:value-type="float" office:value="6649.635" calcext:value-type="float">
            <text:p>6649.635</text:p>
          </table:table-cell>
          <table:table-cell office:value-type="float" office:value="611.796" calcext:value-type="float">
            <text:p>611.796</text:p>
          </table:table-cell>
          <table:table-cell office:value-type="float" office:value="6373.846" calcext:value-type="float">
            <text:p>6373.846</text:p>
          </table:table-cell>
          <table:table-cell office:value-type="float" office:value="3936.324" calcext:value-type="float">
            <text:p>3936.324</text:p>
          </table:table-cell>
          <table:table-cell office:value-type="float" office:value="5389.999" calcext:value-type="float">
            <text:p>5389.999</text:p>
          </table:table-cell>
          <table:table-cell office:value-type="float" office:value="3639.252" calcext:value-type="float">
            <text:p>3639.252</text:p>
          </table:table-cell>
          <table:table-cell office:value-type="float" office:value="6959.087" calcext:value-type="float">
            <text:p>6959.087</text:p>
          </table:table-cell>
          <table:table-cell office:value-type="float" office:value="645.133" calcext:value-type="float">
            <text:p>645.133</text:p>
          </table:table-cell>
          <table:table-cell office:value-type="float" office:value="6675.17" calcext:value-type="float">
            <text:p>6675.17</text:p>
          </table:table-cell>
          <table:table-cell office:value-type="float" office:value="4104.827" calcext:value-type="float">
            <text:p>4104.827</text:p>
          </table:table-cell>
          <table:table-cell office:value-type="float" office:value="11.28" calcext:value-type="float">
            <text:p>11.28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36.247" calcext:value-type="float">
            <text:p>36.247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60.928" calcext:value-type="float">
            <text:p>-60.928</text:p>
          </table:table-cell>
          <table:table-cell office:value-type="float" office:value="734.746" calcext:value-type="float">
            <text:p>734.746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147.535" calcext:value-type="float">
            <text:p>3147.535</text:p>
          </table:table-cell>
          <table:table-cell office:value-type="float" office:value="7004.957" calcext:value-type="float">
            <text:p>7004.957</text:p>
          </table:table-cell>
          <table:table-cell office:value-type="float" office:value="-5535.464" calcext:value-type="float">
            <text:p>-5535.46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26.859" calcext:value-type="float">
            <text:p>326.859</text:p>
          </table:table-cell>
          <table:table-cell office:value-type="float" office:value="0" calcext:value-type="float">
            <text:p>0</text:p>
          </table:table-cell>
          <table:table-cell office:value-type="float" office:value="3163.553" calcext:value-type="float">
            <text:p>3163.553</text:p>
          </table:table-cell>
          <table:table-cell office:value-type="float" office:value="534.714" calcext:value-type="float">
            <text:p>534.714</text:p>
          </table:table-cell>
          <table:table-cell office:value-type="float" office:value="1392.063" calcext:value-type="float">
            <text:p>1392.063</text:p>
          </table:table-cell>
          <table:table-cell office:value-type="float" office:value="-738.346" calcext:value-type="float">
            <text:p>-738.346</text:p>
          </table:table-cell>
          <table:table-cell office:value-type="float" office:value="5199.791" calcext:value-type="float">
            <text:p>5199.791</text:p>
          </table:table-cell>
          <table:table-cell office:value-type="float" office:value="3563.282" calcext:value-type="float">
            <text:p>3563.282</text:p>
          </table:table-cell>
          <table:table-cell office:value-type="float" office:value="6449.783" calcext:value-type="float">
            <text:p>6449.783</text:p>
          </table:table-cell>
          <table:table-cell office:value-type="float" office:value="586.178" calcext:value-type="float">
            <text:p>586.178</text:p>
          </table:table-cell>
          <table:table-cell office:value-type="float" office:value="6367.518" calcext:value-type="float">
            <text:p>6367.518</text:p>
          </table:table-cell>
          <table:table-cell office:value-type="float" office:value="4032.064" calcext:value-type="float">
            <text:p>4032.064</text:p>
          </table:table-cell>
          <table:table-cell office:value-type="float" office:value="5435.828" calcext:value-type="float">
            <text:p>5435.828</text:p>
          </table:table-cell>
          <table:table-cell office:value-type="float" office:value="3688.822" calcext:value-type="float">
            <text:p>3688.822</text:p>
          </table:table-cell>
          <table:table-cell office:value-type="float" office:value="6764.482" calcext:value-type="float">
            <text:p>6764.482</text:p>
          </table:table-cell>
          <table:table-cell office:value-type="float" office:value="616.293" calcext:value-type="float">
            <text:p>616.293</text:p>
          </table:table-cell>
          <table:table-cell office:value-type="float" office:value="6663.547" calcext:value-type="float">
            <text:p>6663.547</text:p>
          </table:table-cell>
          <table:table-cell office:value-type="float" office:value="4208.108" calcext:value-type="float">
            <text:p>4208.108</text:p>
          </table:table-cell>
          <table:table-cell office:value-type="float" office:value="19.053" calcext:value-type="float">
            <text:p>19.053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50.547" calcext:value-type="float">
            <text:p>50.547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81.641" calcext:value-type="float">
            <text:p>-81.641</text:p>
          </table:table-cell>
          <table:table-cell office:value-type="float" office:value="1413.972" calcext:value-type="float">
            <text:p>1413.97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4620.243" calcext:value-type="float">
            <text:p>4620.243</text:p>
          </table:table-cell>
          <table:table-cell office:value-type="float" office:value="10617.969" calcext:value-type="float">
            <text:p>10617.969</text:p>
          </table:table-cell>
          <table:table-cell office:value-type="float" office:value="-7790.025" calcext:value-type="float">
            <text:p>-7790.025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69.515" calcext:value-type="float">
            <text:p>369.515</text:p>
          </table:table-cell>
          <table:table-cell office:value-type="float" office:value="60.552" calcext:value-type="float">
            <text:p>60.552</text:p>
          </table:table-cell>
          <table:table-cell office:value-type="float" office:value="4132.297" calcext:value-type="float">
            <text:p>4132.297</text:p>
          </table:table-cell>
          <table:table-cell office:value-type="float" office:value="586.048" calcext:value-type="float">
            <text:p>586.048</text:p>
          </table:table-cell>
          <table:table-cell office:value-type="float" office:value="1536.982" calcext:value-type="float">
            <text:p>1536.982</text:p>
          </table:table-cell>
          <table:table-cell office:value-type="float" office:value="-797.951" calcext:value-type="float">
            <text:p>-797.951</text:p>
          </table:table-cell>
          <table:table-cell office:value-type="float" office:value="5217.485" calcext:value-type="float">
            <text:p>5217.485</text:p>
          </table:table-cell>
          <table:table-cell office:value-type="float" office:value="3992.557" calcext:value-type="float">
            <text:p>3992.557</text:p>
          </table:table-cell>
          <table:table-cell office:value-type="float" office:value="6505.973" calcext:value-type="float">
            <text:p>6505.973</text:p>
          </table:table-cell>
          <table:table-cell office:value-type="float" office:value="553.154" calcext:value-type="float">
            <text:p>553.154</text:p>
          </table:table-cell>
          <table:table-cell office:value-type="float" office:value="6319.425" calcext:value-type="float">
            <text:p>6319.425</text:p>
          </table:table-cell>
          <table:table-cell office:value-type="float" office:value="4115.546" calcext:value-type="float">
            <text:p>4115.546</text:p>
          </table:table-cell>
          <table:table-cell office:value-type="float" office:value="5458.039" calcext:value-type="float">
            <text:p>5458.039</text:p>
          </table:table-cell>
          <table:table-cell office:value-type="float" office:value="4178.055" calcext:value-type="float">
            <text:p>4178.055</text:p>
          </table:table-cell>
          <table:table-cell office:value-type="float" office:value="6796.543" calcext:value-type="float">
            <text:p>6796.543</text:p>
          </table:table-cell>
          <table:table-cell office:value-type="float" office:value="580.724" calcext:value-type="float">
            <text:p>580.724</text:p>
          </table:table-cell>
          <table:table-cell office:value-type="float" office:value="6614.901" calcext:value-type="float">
            <text:p>6614.901</text:p>
          </table:table-cell>
          <table:table-cell office:value-type="float" office:value="4301.177" calcext:value-type="float">
            <text:p>4301.177</text:p>
          </table:table-cell>
          <table:table-cell office:value-type="float" office:value="23.267" calcext:value-type="float">
            <text:p>23.267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55.83" calcext:value-type="float">
            <text:p>55.83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7.953" calcext:value-type="float">
            <text:p>-87.953</text:p>
          </table:table-cell>
          <table:table-cell office:value-type="float" office:value="1735.054" calcext:value-type="float">
            <text:p>1735.05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5235.227" calcext:value-type="float">
            <text:p>5235.227</text:p>
          </table:table-cell>
          <table:table-cell office:value-type="float" office:value="12164.162" calcext:value-type="float">
            <text:p>12164.162</text:p>
          </table:table-cell>
          <table:table-cell office:value-type="float" office:value="-8694.054" calcext:value-type="float">
            <text:p>-8694.05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19.301" calcext:value-type="float">
            <text:p>319.301</text:p>
          </table:table-cell>
          <table:table-cell office:value-type="float" office:value="62.053" calcext:value-type="float">
            <text:p>62.053</text:p>
          </table:table-cell>
          <table:table-cell office:value-type="float" office:value="2556.965" calcext:value-type="float">
            <text:p>2556.965</text:p>
          </table:table-cell>
          <table:table-cell office:value-type="float" office:value="430.157" calcext:value-type="float">
            <text:p>430.157</text:p>
          </table:table-cell>
          <table:table-cell office:value-type="float" office:value="1176.217" calcext:value-type="float">
            <text:p>1176.217</text:p>
          </table:table-cell>
          <table:table-cell office:value-type="float" office:value="-537.616" calcext:value-type="float">
            <text:p>-537.616</text:p>
          </table:table-cell>
          <table:table-cell office:value-type="float" office:value="5233.106" calcext:value-type="float">
            <text:p>5233.106</text:p>
          </table:table-cell>
          <table:table-cell office:value-type="float" office:value="3972.641" calcext:value-type="float">
            <text:p>3972.641</text:p>
          </table:table-cell>
          <table:table-cell office:value-type="float" office:value="7233.114" calcext:value-type="float">
            <text:p>7233.114</text:p>
          </table:table-cell>
          <table:table-cell office:value-type="float" office:value="605.23" calcext:value-type="float">
            <text:p>605.23</text:p>
          </table:table-cell>
          <table:table-cell office:value-type="float" office:value="6438.785" calcext:value-type="float">
            <text:p>6438.785</text:p>
          </table:table-cell>
          <table:table-cell office:value-type="float" office:value="4027.427" calcext:value-type="float">
            <text:p>4027.427</text:p>
          </table:table-cell>
          <table:table-cell office:value-type="float" office:value="5473.612" calcext:value-type="float">
            <text:p>5473.612</text:p>
          </table:table-cell>
          <table:table-cell office:value-type="float" office:value="4108.086" calcext:value-type="float">
            <text:p>4108.086</text:p>
          </table:table-cell>
          <table:table-cell office:value-type="float" office:value="7605.355" calcext:value-type="float">
            <text:p>7605.355</text:p>
          </table:table-cell>
          <table:table-cell office:value-type="float" office:value="642.272" calcext:value-type="float">
            <text:p>642.272</text:p>
          </table:table-cell>
          <table:table-cell office:value-type="float" office:value="6753.084" calcext:value-type="float">
            <text:p>6753.084</text:p>
          </table:table-cell>
          <table:table-cell office:value-type="float" office:value="4194.141" calcext:value-type="float">
            <text:p>4194.141</text:p>
          </table:table-cell>
          <table:table-cell office:value-type="float" office:value="15.627" calcext:value-type="float">
            <text:p>15.627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.334" calcext:value-type="float">
            <text:p>39.334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62.73" calcext:value-type="float">
            <text:p>-62.73</text:p>
          </table:table-cell>
          <table:table-cell office:value-type="float" office:value="797.097" calcext:value-type="float">
            <text:p>797.097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767.9" calcext:value-type="float">
            <text:p>2767.9</text:p>
          </table:table-cell>
          <table:table-cell office:value-type="float" office:value="6311.036" calcext:value-type="float">
            <text:p>6311.036</text:p>
          </table:table-cell>
          <table:table-cell office:value-type="float" office:value="-4716.842" calcext:value-type="float">
            <text:p>-4716.842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02.118" calcext:value-type="float">
            <text:p>302.118</text:p>
          </table:table-cell>
          <table:table-cell office:value-type="float" office:value="61.966" calcext:value-type="float">
            <text:p>61.966</text:p>
          </table:table-cell>
          <table:table-cell office:value-type="float" office:value="3208.518" calcext:value-type="float">
            <text:p>3208.518</text:p>
          </table:table-cell>
          <table:table-cell office:value-type="float" office:value="500.897" calcext:value-type="float">
            <text:p>500.897</text:p>
          </table:table-cell>
          <table:table-cell office:value-type="float" office:value="1299.955" calcext:value-type="float">
            <text:p>1299.955</text:p>
          </table:table-cell>
          <table:table-cell office:value-type="float" office:value="-695.72" calcext:value-type="float">
            <text:p>-695.72</text:p>
          </table:table-cell>
          <table:table-cell office:value-type="float" office:value="5197.597" calcext:value-type="float">
            <text:p>5197.597</text:p>
          </table:table-cell>
          <table:table-cell office:value-type="float" office:value="3783.715" calcext:value-type="float">
            <text:p>3783.715</text:p>
          </table:table-cell>
          <table:table-cell office:value-type="float" office:value="6637.353" calcext:value-type="float">
            <text:p>6637.353</text:p>
          </table:table-cell>
          <table:table-cell office:value-type="float" office:value="596.37" calcext:value-type="float">
            <text:p>596.37</text:p>
          </table:table-cell>
          <table:table-cell office:value-type="float" office:value="6385.627" calcext:value-type="float">
            <text:p>6385.627</text:p>
          </table:table-cell>
          <table:table-cell office:value-type="float" office:value="4009.567" calcext:value-type="float">
            <text:p>4009.567</text:p>
          </table:table-cell>
          <table:table-cell office:value-type="float" office:value="5437.091" calcext:value-type="float">
            <text:p>5437.091</text:p>
          </table:table-cell>
          <table:table-cell office:value-type="float" office:value="3963.415" calcext:value-type="float">
            <text:p>3963.415</text:p>
          </table:table-cell>
          <table:table-cell office:value-type="float" office:value="6946.53" calcext:value-type="float">
            <text:p>6946.53</text:p>
          </table:table-cell>
          <table:table-cell office:value-type="float" office:value="626.397" calcext:value-type="float">
            <text:p>626.397</text:p>
          </table:table-cell>
          <table:table-cell office:value-type="float" office:value="6684.937" calcext:value-type="float">
            <text:p>6684.937</text:p>
          </table:table-cell>
          <table:table-cell office:value-type="float" office:value="4189.245" calcext:value-type="float">
            <text:p>4189.245</text:p>
          </table:table-cell>
          <table:table-cell office:value-type="float" office:value="15.813" calcext:value-type="float">
            <text:p>15.813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47.092" calcext:value-type="float">
            <text:p>47.092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7.998" calcext:value-type="float">
            <text:p>-77.998</text:p>
          </table:table-cell>
          <table:table-cell office:value-type="float" office:value="1209.381" calcext:value-type="float">
            <text:p>1209.381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4620.037" calcext:value-type="float">
            <text:p>4620.037</text:p>
          </table:table-cell>
          <table:table-cell office:value-type="float" office:value="10412.966" calcext:value-type="float">
            <text:p>10412.966</text:p>
          </table:table-cell>
          <table:table-cell office:value-type="float" office:value="-7994.204" calcext:value-type="float">
            <text:p>-7994.20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25.156" calcext:value-type="float">
            <text:p>225.156</text:p>
          </table:table-cell>
          <table:table-cell office:value-type="float" office:value="0" calcext:value-type="float">
            <text:p>0</text:p>
          </table:table-cell>
          <table:table-cell office:value-type="float" office:value="1879.333" calcext:value-type="float">
            <text:p>1879.333</text:p>
          </table:table-cell>
          <table:table-cell office:value-type="float" office:value="253.382" calcext:value-type="float">
            <text:p>253.382</text:p>
          </table:table-cell>
          <table:table-cell office:value-type="float" office:value="729.919" calcext:value-type="float">
            <text:p>729.919</text:p>
          </table:table-cell>
          <table:table-cell office:value-type="float" office:value="-279.607" calcext:value-type="float">
            <text:p>-279.607</text:p>
          </table:table-cell>
          <table:table-cell office:value-type="float" office:value="5170.66" calcext:value-type="float">
            <text:p>5170.66</text:p>
          </table:table-cell>
          <table:table-cell office:value-type="float" office:value="3766.287" calcext:value-type="float">
            <text:p>3766.287</text:p>
          </table:table-cell>
          <table:table-cell office:value-type="float" office:value="6372.772" calcext:value-type="float">
            <text:p>6372.772</text:p>
          </table:table-cell>
          <table:table-cell office:value-type="float" office:value="567.709" calcext:value-type="float">
            <text:p>567.709</text:p>
          </table:table-cell>
          <table:table-cell office:value-type="float" office:value="6301.595" calcext:value-type="float">
            <text:p>6301.595</text:p>
          </table:table-cell>
          <table:table-cell office:value-type="float" office:value="4039.726" calcext:value-type="float">
            <text:p>4039.726</text:p>
          </table:table-cell>
          <table:table-cell office:value-type="float" office:value="5410.93" calcext:value-type="float">
            <text:p>5410.93</text:p>
          </table:table-cell>
          <table:table-cell office:value-type="float" office:value="3941.323" calcext:value-type="float">
            <text:p>3941.323</text:p>
          </table:table-cell>
          <table:table-cell office:value-type="float" office:value="6666.235" calcext:value-type="float">
            <text:p>6666.235</text:p>
          </table:table-cell>
          <table:table-cell office:value-type="float" office:value="595.982" calcext:value-type="float">
            <text:p>595.982</text:p>
          </table:table-cell>
          <table:table-cell office:value-type="float" office:value="6598.187" calcext:value-type="float">
            <text:p>6598.187</text:p>
          </table:table-cell>
          <table:table-cell office:value-type="float" office:value="4223.672" calcext:value-type="float">
            <text:p>4223.672</text:p>
          </table:table-cell>
          <table:table-cell office:value-type="float" office:value="7.547" calcext:value-type="float">
            <text:p>7.547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2.573" calcext:value-type="float">
            <text:p>22.573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37.421" calcext:value-type="float">
            <text:p>-37.421</text:p>
          </table:table-cell>
          <table:table-cell office:value-type="float" office:value="463.089" calcext:value-type="float">
            <text:p>463.08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265.026" calcext:value-type="float">
            <text:p>2265.026</text:p>
          </table:table-cell>
          <table:table-cell office:value-type="float" office:value="4975.252" calcext:value-type="float">
            <text:p>4975.252</text:p>
          </table:table-cell>
          <table:table-cell office:value-type="float" office:value="-4049.074" calcext:value-type="float">
            <text:p>-4049.074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267.077" calcext:value-type="float">
            <text:p>267.077</text:p>
          </table:table-cell>
          <table:table-cell office:value-type="float" office:value="63.506" calcext:value-type="float">
            <text:p>63.506</text:p>
          </table:table-cell>
          <table:table-cell office:value-type="float" office:value="1806.312" calcext:value-type="float">
            <text:p>1806.312</text:p>
          </table:table-cell>
          <table:table-cell office:value-type="float" office:value="284.131" calcext:value-type="float">
            <text:p>284.131</text:p>
          </table:table-cell>
          <table:table-cell office:value-type="float" office:value="833.096" calcext:value-type="float">
            <text:p>833.096</text:p>
          </table:table-cell>
          <table:table-cell office:value-type="float" office:value="-298.942" calcext:value-type="float">
            <text:p>-298.942</text:p>
          </table:table-cell>
          <table:table-cell office:value-type="float" office:value="5187.598" calcext:value-type="float">
            <text:p>5187.598</text:p>
          </table:table-cell>
          <table:table-cell office:value-type="float" office:value="3693.309" calcext:value-type="float">
            <text:p>3693.309</text:p>
          </table:table-cell>
          <table:table-cell office:value-type="float" office:value="6430.866" calcext:value-type="float">
            <text:p>6430.866</text:p>
          </table:table-cell>
          <table:table-cell office:value-type="float" office:value="571.139" calcext:value-type="float">
            <text:p>571.139</text:p>
          </table:table-cell>
          <table:table-cell office:value-type="float" office:value="6325.365" calcext:value-type="float">
            <text:p>6325.365</text:p>
          </table:table-cell>
          <table:table-cell office:value-type="float" office:value="4049.831" calcext:value-type="float">
            <text:p>4049.831</text:p>
          </table:table-cell>
          <table:table-cell office:value-type="float" office:value="5428.656" calcext:value-type="float">
            <text:p>5428.656</text:p>
          </table:table-cell>
          <table:table-cell office:value-type="float" office:value="3883.058" calcext:value-type="float">
            <text:p>3883.058</text:p>
          </table:table-cell>
          <table:table-cell office:value-type="float" office:value="6746.653" calcext:value-type="float">
            <text:p>6746.653</text:p>
          </table:table-cell>
          <table:table-cell office:value-type="float" office:value="601.413" calcext:value-type="float">
            <text:p>601.413</text:p>
          </table:table-cell>
          <table:table-cell office:value-type="float" office:value="6626.733" calcext:value-type="float">
            <text:p>6626.733</text:p>
          </table:table-cell>
          <table:table-cell office:value-type="float" office:value="4230.579" calcext:value-type="float">
            <text:p>4230.579</text:p>
          </table:table-cell>
          <table:table-cell office:value-type="float" office:value="12.187" calcext:value-type="float">
            <text:p>12.187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6.459" calcext:value-type="float">
            <text:p>26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40.522" calcext:value-type="float">
            <text:p>-40.522</text:p>
          </table:table-cell>
          <table:table-cell office:value-type="float" office:value="695.812" calcext:value-type="float">
            <text:p>695.81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168.459" calcext:value-type="float">
            <text:p>2168.459</text:p>
          </table:table-cell>
          <table:table-cell office:value-type="float" office:value="5015.604" calcext:value-type="float">
            <text:p>5015.604</text:p>
          </table:table-cell>
          <table:table-cell office:value-type="float" office:value="-3623.981" calcext:value-type="float">
            <text:p>-3623.981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901.774" calcext:value-type="float">
            <text:p>901.774</text:p>
          </table:table-cell>
          <table:table-cell office:value-type="float" office:value="63.36" calcext:value-type="float">
            <text:p>63.36</text:p>
          </table:table-cell>
          <table:table-cell office:value-type="float" office:value="18021.047" calcext:value-type="float">
            <text:p>18021.047</text:p>
          </table:table-cell>
          <table:table-cell office:value-type="float" office:value="2725.559" calcext:value-type="float">
            <text:p>2725.559</text:p>
          </table:table-cell>
          <table:table-cell office:value-type="float" office:value="6331.366" calcext:value-type="float">
            <text:p>6331.366</text:p>
          </table:table-cell>
          <table:table-cell office:value-type="float" office:value="-4527.819" calcext:value-type="float">
            <text:p>-4527.819</text:p>
          </table:table-cell>
          <table:table-cell office:value-type="float" office:value="5185.77" calcext:value-type="float">
            <text:p>5185.77</text:p>
          </table:table-cell>
          <table:table-cell office:value-type="float" office:value="3620.552" calcext:value-type="float">
            <text:p>3620.552</text:p>
          </table:table-cell>
          <table:table-cell office:value-type="float" office:value="6226.231" calcext:value-type="float">
            <text:p>6226.231</text:p>
          </table:table-cell>
          <table:table-cell office:value-type="float" office:value="563.716" calcext:value-type="float">
            <text:p>563.716</text:p>
          </table:table-cell>
          <table:table-cell office:value-type="float" office:value="6308.749" calcext:value-type="float">
            <text:p>6308.749</text:p>
          </table:table-cell>
          <table:table-cell office:value-type="float" office:value="4062.79" calcext:value-type="float">
            <text:p>4062.79</text:p>
          </table:table-cell>
          <table:table-cell office:value-type="float" office:value="5424.304" calcext:value-type="float">
            <text:p>5424.304</text:p>
          </table:table-cell>
          <table:table-cell office:value-type="float" office:value="3800.76" calcext:value-type="float">
            <text:p>3800.76</text:p>
          </table:table-cell>
          <table:table-cell office:value-type="float" office:value="6490.133" calcext:value-type="float">
            <text:p>6490.133</text:p>
          </table:table-cell>
          <table:table-cell office:value-type="float" office:value="593.867" calcext:value-type="float">
            <text:p>593.867</text:p>
          </table:table-cell>
          <table:table-cell office:value-type="float" office:value="6607.347" calcext:value-type="float">
            <text:p>6607.347</text:p>
          </table:table-cell>
          <table:table-cell office:value-type="float" office:value="4241.262" calcext:value-type="float">
            <text:p>4241.262</text:p>
          </table:table-cell>
          <table:table-cell office:value-type="float" office:value="73.027" calcext:value-type="float">
            <text:p>73.027</text:p>
          </table:table-cell>
          <table:table-cell office:value-type="float" office:value="1" calcext:value-type="float">
            <text:p>1</text:p>
          </table:table-cell>
          <table:table-cell office:value-type="float" office:value="1752" calcext:value-type="float">
            <text:p>1752</text:p>
          </table:table-cell>
          <table:table-cell office:value-type="float" office:value="265.993" calcext:value-type="float">
            <text:p>265.993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56.859" calcext:value-type="float">
            <text:p>-456.859</text:p>
          </table:table-cell>
          <table:table-cell office:value-type="float" office:value="7121.091" calcext:value-type="float">
            <text:p>7121.091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27644.148" calcext:value-type="float">
            <text:p>27644.148</text:p>
          </table:table-cell>
          <table:table-cell office:value-type="float" office:value="62191.057" calcext:value-type="float">
            <text:p>62191.057</text:p>
          </table:table-cell>
          <table:table-cell office:value-type="float" office:value="-47948.875" calcext:value-type="float">
            <text:p>-47948.875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603.897" calcext:value-type="float">
            <text:p>603.897</text:p>
          </table:table-cell>
          <table:table-cell office:value-type="float" office:value="60.443" calcext:value-type="float">
            <text:p>60.443</text:p>
          </table:table-cell>
          <table:table-cell office:value-type="float" office:value="12949.643" calcext:value-type="float">
            <text:p>12949.643</text:p>
          </table:table-cell>
          <table:table-cell office:value-type="float" office:value="1731.887" calcext:value-type="float">
            <text:p>1731.887</text:p>
          </table:table-cell>
          <table:table-cell office:value-type="float" office:value="4053.993" calcext:value-type="float">
            <text:p>4053.993</text:p>
          </table:table-cell>
          <table:table-cell office:value-type="float" office:value="-2846.198" calcext:value-type="float">
            <text:p>-2846.198</text:p>
          </table:table-cell>
          <table:table-cell office:value-type="float" office:value="5225.926" calcext:value-type="float">
            <text:p>5225.926</text:p>
          </table:table-cell>
          <table:table-cell office:value-type="float" office:value="3847.732" calcext:value-type="float">
            <text:p>3847.732</text:p>
          </table:table-cell>
          <table:table-cell office:value-type="float" office:value="7316.679" calcext:value-type="float">
            <text:p>7316.679</text:p>
          </table:table-cell>
          <table:table-cell office:value-type="float" office:value="594.412" calcext:value-type="float">
            <text:p>594.412</text:p>
          </table:table-cell>
          <table:table-cell office:value-type="float" office:value="6410.056" calcext:value-type="float">
            <text:p>6410.056</text:p>
          </table:table-cell>
          <table:table-cell office:value-type="float" office:value="4041.796" calcext:value-type="float">
            <text:p>4041.796</text:p>
          </table:table-cell>
          <table:table-cell office:value-type="float" office:value="5463.781" calcext:value-type="float">
            <text:p>5463.781</text:p>
          </table:table-cell>
          <table:table-cell office:value-type="float" office:value="4042.788" calcext:value-type="float">
            <text:p>4042.788</text:p>
          </table:table-cell>
          <table:table-cell office:value-type="float" office:value="7642.481" calcext:value-type="float">
            <text:p>7642.481</text:p>
          </table:table-cell>
          <table:table-cell office:value-type="float" office:value="625.29" calcext:value-type="float">
            <text:p>625.29</text:p>
          </table:table-cell>
          <table:table-cell office:value-type="float" office:value="6709.423" calcext:value-type="float">
            <text:p>6709.423</text:p>
          </table:table-cell>
          <table:table-cell office:value-type="float" office:value="4218.14" calcext:value-type="float">
            <text:p>4218.14</text:p>
          </table:table-cell>
          <table:table-cell office:value-type="float" office:value="43.227" calcext:value-type="float">
            <text:p>43.227</text:p>
          </table:table-cell>
          <table:table-cell office:value-type="float" office:value="1" calcext:value-type="float">
            <text:p>1</text:p>
          </table:table-cell>
          <table:table-cell office:value-type="float" office:value="1233" calcext:value-type="float">
            <text:p>1233</text:p>
          </table:table-cell>
          <table:table-cell office:value-type="float" office:value="166.906" calcext:value-type="float">
            <text:p>166.906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89.267" calcext:value-type="float">
            <text:p>-289.267</text:p>
          </table:table-cell>
          <table:table-cell office:value-type="float" office:value="3430.869" calcext:value-type="float">
            <text:p>3430.869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3178.517" calcext:value-type="float">
            <text:p>13178.517</text:p>
          </table:table-cell>
          <table:table-cell office:value-type="float" office:value="29683.821" calcext:value-type="float">
            <text:p>29683.821</text:p>
          </table:table-cell>
          <table:table-cell office:value-type="float" office:value="-22822.084" calcext:value-type="float">
            <text:p>-22822.084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52.853" calcext:value-type="float">
            <text:p>352.853</text:p>
          </table:table-cell>
          <table:table-cell office:value-type="float" office:value="61.683" calcext:value-type="float">
            <text:p>61.683</text:p>
          </table:table-cell>
          <table:table-cell office:value-type="float" office:value="7455.632" calcext:value-type="float">
            <text:p>7455.632</text:p>
          </table:table-cell>
          <table:table-cell office:value-type="float" office:value="939.283" calcext:value-type="float">
            <text:p>939.283</text:p>
          </table:table-cell>
          <table:table-cell office:value-type="float" office:value="2223.999" calcext:value-type="float">
            <text:p>2223.999</text:p>
          </table:table-cell>
          <table:table-cell office:value-type="float" office:value="-1518.294" calcext:value-type="float">
            <text:p>-1518.294</text:p>
          </table:table-cell>
          <table:table-cell office:value-type="float" office:value="5206.362" calcext:value-type="float">
            <text:p>5206.362</text:p>
          </table:table-cell>
          <table:table-cell office:value-type="float" office:value="3862.258" calcext:value-type="float">
            <text:p>3862.258</text:p>
          </table:table-cell>
          <table:table-cell office:value-type="float" office:value="6928.924" calcext:value-type="float">
            <text:p>6928.924</text:p>
          </table:table-cell>
          <table:table-cell office:value-type="float" office:value="547.933" calcext:value-type="float">
            <text:p>547.933</text:p>
          </table:table-cell>
          <table:table-cell office:value-type="float" office:value="6297.901" calcext:value-type="float">
            <text:p>6297.901</text:p>
          </table:table-cell>
          <table:table-cell office:value-type="float" office:value="4114.823" calcext:value-type="float">
            <text:p>4114.823</text:p>
          </table:table-cell>
          <table:table-cell office:value-type="float" office:value="5445.255" calcext:value-type="float">
            <text:p>5445.255</text:p>
          </table:table-cell>
          <table:table-cell office:value-type="float" office:value="3996.168" calcext:value-type="float">
            <text:p>3996.168</text:p>
          </table:table-cell>
          <table:table-cell office:value-type="float" office:value="7289.172" calcext:value-type="float">
            <text:p>7289.172</text:p>
          </table:table-cell>
          <table:table-cell office:value-type="float" office:value="582.028" calcext:value-type="float">
            <text:p>582.028</text:p>
          </table:table-cell>
          <table:table-cell office:value-type="float" office:value="6604.715" calcext:value-type="float">
            <text:p>6604.715</text:p>
          </table:table-cell>
          <table:table-cell office:value-type="float" office:value="4285.796" calcext:value-type="float">
            <text:p>4285.796</text:p>
          </table:table-cell>
          <table:table-cell office:value-type="float" office:value="20.52" calcext:value-type="float">
            <text:p>20.52</text:p>
          </table:table-cell>
          <table:table-cell office:value-type="float" office:value="1" calcext:value-type="float">
            <text:p>1</text:p>
          </table:table-cell>
          <table:table-cell office:value-type="float" office:value="706" calcext:value-type="float">
            <text:p>706</text:p>
          </table:table-cell>
          <table:table-cell office:value-type="float" office:value="89.484" calcext:value-type="float">
            <text:p>89.48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57.74" calcext:value-type="float">
            <text:p>-157.74</text:p>
          </table:table-cell>
          <table:table-cell office:value-type="float" office:value="1350.577" calcext:value-type="float">
            <text:p>1350.57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403.454" calcext:value-type="float">
            <text:p>7403.454</text:p>
          </table:table-cell>
          <table:table-cell office:value-type="float" office:value="16099.013" calcext:value-type="float">
            <text:p>16099.013</text:p>
          </table:table-cell>
          <table:table-cell office:value-type="float" office:value="-13397.86" calcext:value-type="float">
            <text:p>-13397.8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87.138" calcext:value-type="float">
            <text:p>487.138</text:p>
          </table:table-cell>
          <table:table-cell office:value-type="float" office:value="62.345" calcext:value-type="float">
            <text:p>62.345</text:p>
          </table:table-cell>
          <table:table-cell office:value-type="float" office:value="5702.134" calcext:value-type="float">
            <text:p>5702.134</text:p>
          </table:table-cell>
          <table:table-cell office:value-type="float" office:value="892.17" calcext:value-type="float">
            <text:p>892.17</text:p>
          </table:table-cell>
          <table:table-cell office:value-type="float" office:value="2264.432" calcext:value-type="float">
            <text:p>2264.432</text:p>
          </table:table-cell>
          <table:table-cell office:value-type="float" office:value="-1290.155" calcext:value-type="float">
            <text:p>-1290.155</text:p>
          </table:table-cell>
          <table:table-cell office:value-type="float" office:value="5230.758" calcext:value-type="float">
            <text:p>5230.758</text:p>
          </table:table-cell>
          <table:table-cell office:value-type="float" office:value="3928.051" calcext:value-type="float">
            <text:p>3928.051</text:p>
          </table:table-cell>
          <table:table-cell office:value-type="float" office:value="6796.282" calcext:value-type="float">
            <text:p>6796.282</text:p>
          </table:table-cell>
          <table:table-cell office:value-type="float" office:value="520.122" calcext:value-type="float">
            <text:p>520.122</text:p>
          </table:table-cell>
          <table:table-cell office:value-type="float" office:value="6266.894" calcext:value-type="float">
            <text:p>6266.894</text:p>
          </table:table-cell>
          <table:table-cell office:value-type="float" office:value="4194.622" calcext:value-type="float">
            <text:p>4194.622</text:p>
          </table:table-cell>
          <table:table-cell office:value-type="float" office:value="5474.386" calcext:value-type="float">
            <text:p>5474.386</text:p>
          </table:table-cell>
          <table:table-cell office:value-type="float" office:value="4043.079" calcext:value-type="float">
            <text:p>4043.079</text:p>
          </table:table-cell>
          <table:table-cell office:value-type="float" office:value="7134.901" calcext:value-type="float">
            <text:p>7134.901</text:p>
          </table:table-cell>
          <table:table-cell office:value-type="float" office:value="550.389" calcext:value-type="float">
            <text:p>550.389</text:p>
          </table:table-cell>
          <table:table-cell office:value-type="float" office:value="6570.818" calcext:value-type="float">
            <text:p>6570.818</text:p>
          </table:table-cell>
          <table:table-cell office:value-type="float" office:value="4377.954" calcext:value-type="float">
            <text:p>4377.954</text:p>
          </table:table-cell>
          <table:table-cell office:value-type="float" office:value="31.787" calcext:value-type="float">
            <text:p>31.787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float" office:value="83.282" calcext:value-type="float">
            <text:p>83.282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34.12" calcext:value-type="float">
            <text:p>-134.12</text:p>
          </table:table-cell>
          <table:table-cell office:value-type="float" office:value="2043.326" calcext:value-type="float">
            <text:p>2043.326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6260.383" calcext:value-type="float">
            <text:p>6260.383</text:p>
          </table:table-cell>
          <table:table-cell office:value-type="float" office:value="14514.648" calcext:value-type="float">
            <text:p>14514.648</text:p>
          </table:table-cell>
          <table:table-cell office:value-type="float" office:value="-10427.996" calcext:value-type="float">
            <text:p>-10427.99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365.143" calcext:value-type="float">
            <text:p>365.143</text:p>
          </table:table-cell>
          <table:table-cell office:value-type="float" office:value="0" calcext:value-type="float">
            <text:p>0</text:p>
          </table:table-cell>
          <table:table-cell office:value-type="float" office:value="4018.044" calcext:value-type="float">
            <text:p>4018.044</text:p>
          </table:table-cell>
          <table:table-cell office:value-type="float" office:value="617.06" calcext:value-type="float">
            <text:p>617.06</text:p>
          </table:table-cell>
          <table:table-cell office:value-type="float" office:value="1594.39" calcext:value-type="float">
            <text:p>1594.39</text:p>
          </table:table-cell>
          <table:table-cell office:value-type="float" office:value="-864.103" calcext:value-type="float">
            <text:p>-864.103</text:p>
          </table:table-cell>
          <table:table-cell office:value-type="float" office:value="5288.364" calcext:value-type="float">
            <text:p>5288.364</text:p>
          </table:table-cell>
          <table:table-cell office:value-type="float" office:value="3787.778" calcext:value-type="float">
            <text:p>3787.778</text:p>
          </table:table-cell>
          <table:table-cell office:value-type="float" office:value="6822.346" calcext:value-type="float">
            <text:p>6822.346</text:p>
          </table:table-cell>
          <table:table-cell office:value-type="float" office:value="608.014" calcext:value-type="float">
            <text:p>608.014</text:p>
          </table:table-cell>
          <table:table-cell office:value-type="float" office:value="6499.59" calcext:value-type="float">
            <text:p>6499.59</text:p>
          </table:table-cell>
          <table:table-cell office:value-type="float" office:value="4077.139" calcext:value-type="float">
            <text:p>4077.139</text:p>
          </table:table-cell>
          <table:table-cell office:value-type="float" office:value="5532.153" calcext:value-type="float">
            <text:p>5532.153</text:p>
          </table:table-cell>
          <table:table-cell office:value-type="float" office:value="3969.566" calcext:value-type="float">
            <text:p>3969.566</text:p>
          </table:table-cell>
          <table:table-cell office:value-type="float" office:value="7087.479" calcext:value-type="float">
            <text:p>7087.479</text:p>
          </table:table-cell>
          <table:table-cell office:value-type="float" office:value="638.811" calcext:value-type="float">
            <text:p>638.811</text:p>
          </table:table-cell>
          <table:table-cell office:value-type="float" office:value="6804.73" calcext:value-type="float">
            <text:p>6804.73</text:p>
          </table:table-cell>
          <table:table-cell office:value-type="float" office:value="4259.577" calcext:value-type="float">
            <text:p>4259.577</text:p>
          </table:table-cell>
          <table:table-cell office:value-type="float" office:value="22.107" calcext:value-type="float">
            <text:p>22.107</text:p>
          </table:table-cell>
          <table:table-cell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58.669" calcext:value-type="float">
            <text:p>58.669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94.768" calcext:value-type="float">
            <text:p>-94.768</text:p>
          </table:table-cell>
          <table:table-cell office:value-type="float" office:value="1087.024" calcext:value-type="float">
            <text:p>1087.024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2934.96" calcext:value-type="float">
            <text:p>2934.96</text:p>
          </table:table-cell>
          <table:table-cell office:value-type="float" office:value="6933.764" calcext:value-type="float">
            <text:p>6933.764</text:p>
          </table:table-cell>
          <table:table-cell office:value-type="float" office:value="-4759.716" calcext:value-type="float">
            <text:p>-4759.716</text:p>
          </table:table-cell>
          <table:table-cell office:value-type="float" office:value="74" calcext:value-type="float">
            <text:p>74</text:p>
          </table:table-cell>
          <table:table-cell table:number-columns-repeated="45"/>
        </table:table-row>
        <table:table-row table:style-name="ro1">
          <table:table-cell office:value-type="float" office:value="310.462" calcext:value-type="float">
            <text:p>310.462</text:p>
          </table:table-cell>
          <table:table-cell office:value-type="float" office:value="60.833" calcext:value-type="float">
            <text:p>60.833</text:p>
          </table:table-cell>
          <table:table-cell office:value-type="float" office:value="4165.617" calcext:value-type="float">
            <text:p>4165.617</text:p>
          </table:table-cell>
          <table:table-cell office:value-type="float" office:value="601.441" calcext:value-type="float">
            <text:p>601.441</text:p>
          </table:table-cell>
          <table:table-cell office:value-type="float" office:value="1508.593" calcext:value-type="float">
            <text:p>1508.593</text:p>
          </table:table-cell>
          <table:table-cell office:value-type="float" office:value="-887.67" calcext:value-type="float">
            <text:p>-887.67</text:p>
          </table:table-cell>
          <table:table-cell office:value-type="float" office:value="5288.817" calcext:value-type="float">
            <text:p>5288.817</text:p>
          </table:table-cell>
          <table:table-cell office:value-type="float" office:value="3905.222" calcext:value-type="float">
            <text:p>3905.222</text:p>
          </table:table-cell>
          <table:table-cell office:value-type="float" office:value="6577.22" calcext:value-type="float">
            <text:p>6577.22</text:p>
          </table:table-cell>
          <table:table-cell office:value-type="float" office:value="574.07" calcext:value-type="float">
            <text:p>574.07</text:p>
          </table:table-cell>
          <table:table-cell office:value-type="float" office:value="6432.422" calcext:value-type="float">
            <text:p>6432.422</text:p>
          </table:table-cell>
          <table:table-cell office:value-type="float" office:value="4145.212" calcext:value-type="float">
            <text:p>4145.212</text:p>
          </table:table-cell>
          <table:table-cell office:value-type="float" office:value="5534.201" calcext:value-type="float">
            <text:p>5534.201</text:p>
          </table:table-cell>
          <table:table-cell office:value-type="float" office:value="4062.126" calcext:value-type="float">
            <text:p>4062.126</text:p>
          </table:table-cell>
          <table:table-cell office:value-type="float" office:value="6894.39" calcext:value-type="float">
            <text:p>6894.39</text:p>
          </table:table-cell>
          <table:table-cell office:value-type="float" office:value="604.98" calcext:value-type="float">
            <text:p>604.98</text:p>
          </table:table-cell>
          <table:table-cell office:value-type="float" office:value="6739.382" calcext:value-type="float">
            <text:p>6739.382</text:p>
          </table:table-cell>
          <table:table-cell office:value-type="float" office:value="4329.02" calcext:value-type="float">
            <text:p>4329.02</text:p>
          </table:table-cell>
          <table:table-cell office:value-type="float" office:value="17.56" calcext:value-type="float">
            <text:p>17.56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56.966" calcext:value-type="float">
            <text:p>56.96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5.923" calcext:value-type="float">
            <text:p>-95.923</text:p>
          </table:table-cell>
          <table:table-cell office:value-type="float" office:value="1256.332" calcext:value-type="float">
            <text:p>1256.332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5328.626" calcext:value-type="float">
            <text:p>5328.626</text:p>
          </table:table-cell>
          <table:table-cell office:value-type="float" office:value="11871.5" calcext:value-type="float">
            <text:p>11871.5</text:p>
          </table:table-cell>
          <table:table-cell office:value-type="float" office:value="-9358.836" calcext:value-type="float">
            <text:p>-9358.83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424.734" calcext:value-type="float">
            <text:p>424.734</text:p>
          </table:table-cell>
          <table:table-cell office:value-type="float" office:value="61.15" calcext:value-type="float">
            <text:p>61.15</text:p>
          </table:table-cell>
          <table:table-cell office:value-type="float" office:value="8507.095" calcext:value-type="float">
            <text:p>8507.095</text:p>
          </table:table-cell>
          <table:table-cell office:value-type="float" office:value="1097.139" calcext:value-type="float">
            <text:p>1097.139</text:p>
          </table:table-cell>
          <table:table-cell office:value-type="float" office:value="2610.347" calcext:value-type="float">
            <text:p>2610.347</text:p>
          </table:table-cell>
          <table:table-cell office:value-type="float" office:value="-1760.88" calcext:value-type="float">
            <text:p>-1760.88</text:p>
          </table:table-cell>
          <table:table-cell office:value-type="float" office:value="5304.509" calcext:value-type="float">
            <text:p>5304.509</text:p>
          </table:table-cell>
          <table:table-cell office:value-type="float" office:value="3846.663" calcext:value-type="float">
            <text:p>3846.663</text:p>
          </table:table-cell>
          <table:table-cell office:value-type="float" office:value="6434.954" calcext:value-type="float">
            <text:p>6434.954</text:p>
          </table:table-cell>
          <table:table-cell office:value-type="float" office:value="537.599" calcext:value-type="float">
            <text:p>537.599</text:p>
          </table:table-cell>
          <table:table-cell office:value-type="float" office:value="6375.461" calcext:value-type="float">
            <text:p>6375.461</text:p>
          </table:table-cell>
          <table:table-cell office:value-type="float" office:value="4233.558" calcext:value-type="float">
            <text:p>4233.558</text:p>
          </table:table-cell>
          <table:table-cell office:value-type="float" office:value="5546.977" calcext:value-type="float">
            <text:p>5546.977</text:p>
          </table:table-cell>
          <table:table-cell office:value-type="float" office:value="3995.365" calcext:value-type="float">
            <text:p>3995.365</text:p>
          </table:table-cell>
          <table:table-cell office:value-type="float" office:value="6724.451" calcext:value-type="float">
            <text:p>6724.451</text:p>
          </table:table-cell>
          <table:table-cell office:value-type="float" office:value="564.645" calcext:value-type="float">
            <text:p>564.645</text:p>
          </table:table-cell>
          <table:table-cell office:value-type="float" office:value="6671.808" calcext:value-type="float">
            <text:p>6671.808</text:p>
          </table:table-cell>
          <table:table-cell office:value-type="float" office:value="4422.145" calcext:value-type="float">
            <text:p>4422.145</text:p>
          </table:table-cell>
          <table:table-cell office:value-type="float" office:value="26.653" calcext:value-type="float">
            <text:p>26.653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105.232" calcext:value-type="float">
            <text:p>105.232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.98" calcext:value-type="float">
            <text:p>-182.98</text:p>
          </table:table-cell>
          <table:table-cell office:value-type="float" office:value="1902.837" calcext:value-type="float">
            <text:p>1902.837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10095.694" calcext:value-type="float">
            <text:p>10095.694</text:p>
          </table:table-cell>
          <table:table-cell office:value-type="float" office:value="22014.49" calcext:value-type="float">
            <text:p>22014.49</text:p>
          </table:table-cell>
          <table:table-cell office:value-type="float" office:value="-18208.816" calcext:value-type="float">
            <text:p>-18208.816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99.391" calcext:value-type="float">
            <text:p>299.391</text:p>
          </table:table-cell>
          <table:table-cell office:value-type="float" office:value="65.863" calcext:value-type="float">
            <text:p>65.863</text:p>
          </table:table-cell>
          <table:table-cell office:value-type="float" office:value="3040.329" calcext:value-type="float">
            <text:p>3040.329</text:p>
          </table:table-cell>
          <table:table-cell office:value-type="float" office:value="499.506" calcext:value-type="float">
            <text:p>499.506</text:p>
          </table:table-cell>
          <table:table-cell office:value-type="float" office:value="1294.458" calcext:value-type="float">
            <text:p>1294.458</text:p>
          </table:table-cell>
          <table:table-cell office:value-type="float" office:value="-695.675" calcext:value-type="float">
            <text:p>-695.675</text:p>
          </table:table-cell>
          <table:table-cell office:value-type="float" office:value="5291.545" calcext:value-type="float">
            <text:p>5291.545</text:p>
          </table:table-cell>
          <table:table-cell office:value-type="float" office:value="3775.578" calcext:value-type="float">
            <text:p>3775.578</text:p>
          </table:table-cell>
          <table:table-cell office:value-type="float" office:value="6364.424" calcext:value-type="float">
            <text:p>6364.424</text:p>
          </table:table-cell>
          <table:table-cell office:value-type="float" office:value="510.768" calcext:value-type="float">
            <text:p>510.768</text:p>
          </table:table-cell>
          <table:table-cell office:value-type="float" office:value="6309.047" calcext:value-type="float">
            <text:p>6309.047</text:p>
          </table:table-cell>
          <table:table-cell office:value-type="float" office:value="4274.044" calcext:value-type="float">
            <text:p>4274.044</text:p>
          </table:table-cell>
          <table:table-cell office:value-type="float" office:value="5535.613" calcext:value-type="float">
            <text:p>5535.613</text:p>
          </table:table-cell>
          <table:table-cell office:value-type="float" office:value="3971.437" calcext:value-type="float">
            <text:p>3971.437</text:p>
          </table:table-cell>
          <table:table-cell office:value-type="float" office:value="6663.31" calcext:value-type="float">
            <text:p>6663.31</text:p>
          </table:table-cell>
          <table:table-cell office:value-type="float" office:value="536.823" calcext:value-type="float">
            <text:p>536.823</text:p>
          </table:table-cell>
          <table:table-cell office:value-type="float" office:value="6605.019" calcext:value-type="float">
            <text:p>6605.019</text:p>
          </table:table-cell>
          <table:table-cell office:value-type="float" office:value="4466.207" calcext:value-type="float">
            <text:p>4466.207</text:p>
          </table:table-cell>
          <table:table-cell office:value-type="float" office:value="15.067" calcext:value-type="float">
            <text:p>15.067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47.398" calcext:value-type="float">
            <text:p>47.39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79.356" calcext:value-type="float">
            <text:p>-79.356</text:p>
          </table:table-cell>
          <table:table-cell office:value-type="float" office:value="1126.981" calcext:value-type="float">
            <text:p>1126.98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628.858" calcext:value-type="float">
            <text:p>4628.858</text:p>
          </table:table-cell>
          <table:table-cell office:value-type="float" office:value="10348.138" calcext:value-type="float">
            <text:p>10348.138</text:p>
          </table:table-cell>
          <table:table-cell office:value-type="float" office:value="-8094.177" calcext:value-type="float">
            <text:p>-8094.177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>
          <table:table-cell office:value-type="float" office:value="277.167" calcext:value-type="float">
            <text:p>277.167</text:p>
          </table:table-cell>
          <table:table-cell office:value-type="float" office:value="64.485" calcext:value-type="float">
            <text:p>64.485</text:p>
          </table:table-cell>
          <table:table-cell office:value-type="float" office:value="5810.406" calcext:value-type="float">
            <text:p>5810.406</text:p>
          </table:table-cell>
          <table:table-cell office:value-type="float" office:value="662.399" calcext:value-type="float">
            <text:p>662.399</text:p>
          </table:table-cell>
          <table:table-cell office:value-type="float" office:value="1596.735" calcext:value-type="float">
            <text:p>1596.735</text:p>
          </table:table-cell>
          <table:table-cell office:value-type="float" office:value="-1042.4" calcext:value-type="float">
            <text:p>-1042.4</text:p>
          </table:table-cell>
          <table:table-cell office:value-type="float" office:value="5241.188" calcext:value-type="float">
            <text:p>5241.188</text:p>
          </table:table-cell>
          <table:table-cell office:value-type="float" office:value="3806.814" calcext:value-type="float">
            <text:p>3806.814</text:p>
          </table:table-cell>
          <table:table-cell office:value-type="float" office:value="6352.444" calcext:value-type="float">
            <text:p>6352.444</text:p>
          </table:table-cell>
          <table:table-cell office:value-type="float" office:value="498.431" calcext:value-type="float">
            <text:p>498.431</text:p>
          </table:table-cell>
          <table:table-cell office:value-type="float" office:value="6234.113" calcext:value-type="float">
            <text:p>6234.113</text:p>
          </table:table-cell>
          <table:table-cell office:value-type="float" office:value="4248.263" calcext:value-type="float">
            <text:p>4248.263</text:p>
          </table:table-cell>
          <table:table-cell office:value-type="float" office:value="5481.752" calcext:value-type="float">
            <text:p>5481.752</text:p>
          </table:table-cell>
          <table:table-cell office:value-type="float" office:value="3972.308" calcext:value-type="float">
            <text:p>3972.308</text:p>
          </table:table-cell>
          <table:table-cell office:value-type="float" office:value="6677.846" calcext:value-type="float">
            <text:p>6677.846</text:p>
          </table:table-cell>
          <table:table-cell office:value-type="float" office:value="525.082" calcext:value-type="float">
            <text:p>525.082</text:p>
          </table:table-cell>
          <table:table-cell office:value-type="float" office:value="6527.77" calcext:value-type="float">
            <text:p>6527.77</text:p>
          </table:table-cell>
          <table:table-cell office:value-type="float" office:value="4435.734" calcext:value-type="float">
            <text:p>4435.734</text:p>
          </table:table-cell>
          <table:table-cell office:value-type="float" office:value="13.067" calcext:value-type="float">
            <text:p>13.067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float" office:value="63.897" calcext:value-type="float">
            <text:p>63.89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14.222" calcext:value-type="float">
            <text:p>-114.222</text:p>
          </table:table-cell>
          <table:table-cell office:value-type="float" office:value="1100.968" calcext:value-type="float">
            <text:p>1100.968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6696.287" calcext:value-type="float">
            <text:p>6696.287</text:p>
          </table:table-cell>
          <table:table-cell office:value-type="float" office:value="14440.655" calcext:value-type="float">
            <text:p>14440.655</text:p>
          </table:table-cell>
          <table:table-cell office:value-type="float" office:value="-12238.719" calcext:value-type="float">
            <text:p>-12238.719</text:p>
          </table:table-cell>
          <table:table-cell office:value-type="float" office:value="75" calcext:value-type="float">
            <text:p>75</text:p>
          </table:table-cell>
          <table:table-cell table:number-columns-repeated="45"/>
        </table:table-row>
        <table:table-row table:style-name="ro1" table:number-rows-repeated="4">
          <table:table-cell table:number-columns-repeated="76"/>
        </table:table-row>
        <table:table-row table:style-name="ro1">
          <table:table-cell office:value-type="string" calcext:value-type="string">
            <text:p>PATHWAY NET VALUES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Let-Burn Pathways</text:p>
          </table:table-cell>
          <table:table-cell office:value-type="float" office:value="514547.061" calcext:value-type="float">
            <text:p>514547.061</text:p>
          </table:table-cell>
          <table:table-cell office:value-type="float" office:value="404109.268" calcext:value-type="float">
            <text:p>404109.268</text:p>
          </table:table-cell>
          <table:table-cell office:value-type="float" office:value="516836.924" calcext:value-type="float">
            <text:p>516836.924</text:p>
          </table:table-cell>
          <table:table-cell office:value-type="float" office:value="484846.698" calcext:value-type="float">
            <text:p>484846.698</text:p>
          </table:table-cell>
          <table:table-cell office:value-type="float" office:value="437465.651" calcext:value-type="float">
            <text:p>437465.651</text:p>
          </table:table-cell>
          <table:table-cell office:value-type="float" office:value="504325.719" calcext:value-type="float">
            <text:p>504325.719</text:p>
          </table:table-cell>
          <table:table-cell office:value-type="float" office:value="452457.448" calcext:value-type="float">
            <text:p>452457.448</text:p>
          </table:table-cell>
          <table:table-cell office:value-type="float" office:value="604414.447" calcext:value-type="float">
            <text:p>604414.447</text:p>
          </table:table-cell>
          <table:table-cell office:value-type="float" office:value="499607.044" calcext:value-type="float">
            <text:p>499607.044</text:p>
          </table:table-cell>
          <table:table-cell office:value-type="float" office:value="525229.369" calcext:value-type="float">
            <text:p>525229.369</text:p>
          </table:table-cell>
          <table:table-cell office:value-type="float" office:value="505651.357" calcext:value-type="float">
            <text:p>505651.357</text:p>
          </table:table-cell>
          <table:table-cell office:value-type="float" office:value="547876.893" calcext:value-type="float">
            <text:p>547876.893</text:p>
          </table:table-cell>
          <table:table-cell office:value-type="float" office:value="546483.052" calcext:value-type="float">
            <text:p>546483.052</text:p>
          </table:table-cell>
          <table:table-cell office:value-type="float" office:value="473858.958" calcext:value-type="float">
            <text:p>473858.958</text:p>
          </table:table-cell>
          <table:table-cell office:value-type="float" office:value="632682.332" calcext:value-type="float">
            <text:p>632682.332</text:p>
          </table:table-cell>
          <table:table-cell office:value-type="float" office:value="602341.319" calcext:value-type="float">
            <text:p>602341.319</text:p>
          </table:table-cell>
          <table:table-cell office:value-type="float" office:value="567790.198" calcext:value-type="float">
            <text:p>567790.198</text:p>
          </table:table-cell>
          <table:table-cell office:value-type="float" office:value="420735.072" calcext:value-type="float">
            <text:p>420735.072</text:p>
          </table:table-cell>
          <table:table-cell office:value-type="float" office:value="590601.582" calcext:value-type="float">
            <text:p>590601.582</text:p>
          </table:table-cell>
          <table:table-cell office:value-type="float" office:value="432855.758" calcext:value-type="float">
            <text:p>432855.758</text:p>
          </table:table-cell>
          <table:table-cell office:value-type="float" office:value="475835.153" calcext:value-type="float">
            <text:p>475835.153</text:p>
          </table:table-cell>
          <table:table-cell office:value-type="float" office:value="570525.857" calcext:value-type="float">
            <text:p>570525.857</text:p>
          </table:table-cell>
          <table:table-cell office:value-type="float" office:value="639482.356" calcext:value-type="float">
            <text:p>639482.356</text:p>
          </table:table-cell>
          <table:table-cell office:value-type="float" office:value="389916.008" calcext:value-type="float">
            <text:p>389916.008</text:p>
          </table:table-cell>
          <table:table-cell office:value-type="float" office:value="593218.603" calcext:value-type="float">
            <text:p>593218.603</text:p>
          </table:table-cell>
          <table:table-cell office:value-type="float" office:value="511864.152" calcext:value-type="float">
            <text:p>511864.152</text:p>
          </table:table-cell>
          <table:table-cell office:value-type="float" office:value="625020.128" calcext:value-type="float">
            <text:p>625020.128</text:p>
          </table:table-cell>
          <table:table-cell office:value-type="float" office:value="490585.831" calcext:value-type="float">
            <text:p>490585.831</text:p>
          </table:table-cell>
          <table:table-cell office:value-type="float" office:value="485804.643" calcext:value-type="float">
            <text:p>485804.643</text:p>
          </table:table-cell>
          <table:table-cell office:value-type="float" office:value="595455.946" calcext:value-type="float">
            <text:p>595455.946</text:p>
          </table:table-cell>
          <table:table-cell office:value-type="float" office:value="531094.824" calcext:value-type="float">
            <text:p>531094.824</text:p>
          </table:table-cell>
          <table:table-cell office:value-type="float" office:value="511218.323" calcext:value-type="float">
            <text:p>511218.323</text:p>
          </table:table-cell>
          <table:table-cell office:value-type="float" office:value="586986.453" calcext:value-type="float">
            <text:p>586986.453</text:p>
          </table:table-cell>
          <table:table-cell office:value-type="float" office:value="433064.205" calcext:value-type="float">
            <text:p>433064.205</text:p>
          </table:table-cell>
          <table:table-cell office:value-type="float" office:value="579220.2" calcext:value-type="float">
            <text:p>579220.2</text:p>
          </table:table-cell>
          <table:table-cell office:value-type="float" office:value="393725.432" calcext:value-type="float">
            <text:p>393725.432</text:p>
          </table:table-cell>
          <table:table-cell office:value-type="float" office:value="537701.83" calcext:value-type="float">
            <text:p>537701.83</text:p>
          </table:table-cell>
          <table:table-cell office:value-type="float" office:value="458104.997" calcext:value-type="float">
            <text:p>458104.997</text:p>
          </table:table-cell>
          <table:table-cell office:value-type="float" office:value="556209.178" calcext:value-type="float">
            <text:p>556209.178</text:p>
          </table:table-cell>
          <table:table-cell office:value-type="float" office:value="447056.317" calcext:value-type="float">
            <text:p>447056.317</text:p>
          </table:table-cell>
          <table:table-cell office:value-type="float" office:value="557536.278" calcext:value-type="float">
            <text:p>557536.278</text:p>
          </table:table-cell>
          <table:table-cell office:value-type="float" office:value="542262" calcext:value-type="float">
            <text:p>542262</text:p>
          </table:table-cell>
          <table:table-cell office:value-type="float" office:value="538576.525" calcext:value-type="float">
            <text:p>538576.525</text:p>
          </table:table-cell>
          <table:table-cell office:value-type="float" office:value="486786.73" calcext:value-type="float">
            <text:p>486786.73</text:p>
          </table:table-cell>
          <table:table-cell office:value-type="float" office:value="519695.645" calcext:value-type="float">
            <text:p>519695.645</text:p>
          </table:table-cell>
          <table:table-cell office:value-type="float" office:value="642562.94" calcext:value-type="float">
            <text:p>642562.94</text:p>
          </table:table-cell>
          <table:table-cell office:value-type="float" office:value="606313.848" calcext:value-type="float">
            <text:p>606313.848</text:p>
          </table:table-cell>
          <table:table-cell office:value-type="float" office:value="395784.299" calcext:value-type="float">
            <text:p>395784.299</text:p>
          </table:table-cell>
          <table:table-cell office:value-type="float" office:value="620914.518" calcext:value-type="float">
            <text:p>620914.518</text:p>
          </table:table-cell>
          <table:table-cell office:value-type="float" office:value="543681.088" calcext:value-type="float">
            <text:p>543681.088</text:p>
          </table:table-cell>
          <table:table-cell office:value-type="float" office:value="390787.463" calcext:value-type="float">
            <text:p>390787.463</text:p>
          </table:table-cell>
          <table:table-cell office:value-type="float" office:value="477870.091" calcext:value-type="float">
            <text:p>477870.091</text:p>
          </table:table-cell>
          <table:table-cell office:value-type="float" office:value="561584.003" calcext:value-type="float">
            <text:p>561584.003</text:p>
          </table:table-cell>
          <table:table-cell office:value-type="float" office:value="580603.778" calcext:value-type="float">
            <text:p>580603.778</text:p>
          </table:table-cell>
          <table:table-cell office:value-type="float" office:value="437405.236" calcext:value-type="float">
            <text:p>437405.236</text:p>
          </table:table-cell>
          <table:table-cell office:value-type="float" office:value="553678.223" calcext:value-type="float">
            <text:p>553678.223</text:p>
          </table:table-cell>
          <table:table-cell office:value-type="float" office:value="541898.992" calcext:value-type="float">
            <text:p>541898.992</text:p>
          </table:table-cell>
          <table:table-cell office:value-type="float" office:value="481265.136" calcext:value-type="float">
            <text:p>481265.136</text:p>
          </table:table-cell>
          <table:table-cell office:value-type="float" office:value="555904.687" calcext:value-type="float">
            <text:p>555904.687</text:p>
          </table:table-cell>
          <table:table-cell office:value-type="float" office:value="548493.189" calcext:value-type="float">
            <text:p>548493.189</text:p>
          </table:table-cell>
          <table:table-cell office:value-type="float" office:value="472797.111" calcext:value-type="float">
            <text:p>472797.111</text:p>
          </table:table-cell>
          <table:table-cell office:value-type="float" office:value="510807.633" calcext:value-type="float">
            <text:p>510807.633</text:p>
          </table:table-cell>
          <table:table-cell office:value-type="float" office:value="552683.687" calcext:value-type="float">
            <text:p>552683.687</text:p>
          </table:table-cell>
          <table:table-cell office:value-type="float" office:value="580346.851" calcext:value-type="float">
            <text:p>580346.851</text:p>
          </table:table-cell>
          <table:table-cell office:value-type="float" office:value="529980.256" calcext:value-type="float">
            <text:p>529980.256</text:p>
          </table:table-cell>
          <table:table-cell office:value-type="float" office:value="549195.658" calcext:value-type="float">
            <text:p>549195.658</text:p>
          </table:table-cell>
          <table:table-cell office:value-type="float" office:value="634362.863" calcext:value-type="float">
            <text:p>634362.863</text:p>
          </table:table-cell>
          <table:table-cell office:value-type="float" office:value="475346.496" calcext:value-type="float">
            <text:p>475346.496</text:p>
          </table:table-cell>
          <table:table-cell office:value-type="float" office:value="586436.487" calcext:value-type="float">
            <text:p>586436.487</text:p>
          </table:table-cell>
          <table:table-cell office:value-type="float" office:value="589943.735" calcext:value-type="float">
            <text:p>589943.735</text:p>
          </table:table-cell>
          <table:table-cell office:value-type="float" office:value="504755.538" calcext:value-type="float">
            <text:p>504755.538</text:p>
          </table:table-cell>
          <table:table-cell office:value-type="float" office:value="567790.646" calcext:value-type="float">
            <text:p>567790.646</text:p>
          </table:table-cell>
          <table:table-cell office:value-type="float" office:value="511673.508" calcext:value-type="float">
            <text:p>511673.508</text:p>
          </table:table-cell>
          <table:table-cell office:value-type="float" office:value="510542.206" calcext:value-type="float">
            <text:p>510542.206</text:p>
          </table:table-cell>
          <table:table-cell office:value-type="float" office:value="577575.744" calcext:value-type="float">
            <text:p>577575.744</text:p>
          </table:table-cell>
        </table:table-row>
        <table:table-row table:style-name="ro1">
          <table:table-cell office:value-type="string" calcext:value-type="string">
            <text:p>Suppress-All Pathways</text:p>
          </table:table-cell>
          <table:table-cell office:value-type="float" office:value="402668.314" calcext:value-type="float">
            <text:p>402668.314</text:p>
          </table:table-cell>
          <table:table-cell office:value-type="float" office:value="278744.144" calcext:value-type="float">
            <text:p>278744.144</text:p>
          </table:table-cell>
          <table:table-cell office:value-type="float" office:value="365357.248" calcext:value-type="float">
            <text:p>365357.248</text:p>
          </table:table-cell>
          <table:table-cell office:value-type="float" office:value="435088.992" calcext:value-type="float">
            <text:p>435088.992</text:p>
          </table:table-cell>
          <table:table-cell office:value-type="float" office:value="349537.427" calcext:value-type="float">
            <text:p>349537.427</text:p>
          </table:table-cell>
          <table:table-cell office:value-type="float" office:value="397832.729" calcext:value-type="float">
            <text:p>397832.729</text:p>
          </table:table-cell>
          <table:table-cell office:value-type="float" office:value="371043.495" calcext:value-type="float">
            <text:p>371043.495</text:p>
          </table:table-cell>
          <table:table-cell office:value-type="float" office:value="504874.632" calcext:value-type="float">
            <text:p>504874.632</text:p>
          </table:table-cell>
          <table:table-cell office:value-type="float" office:value="397484.427" calcext:value-type="float">
            <text:p>397484.427</text:p>
          </table:table-cell>
          <table:table-cell office:value-type="float" office:value="445729.199" calcext:value-type="float">
            <text:p>445729.199</text:p>
          </table:table-cell>
          <table:table-cell office:value-type="float" office:value="375402.822" calcext:value-type="float">
            <text:p>375402.822</text:p>
          </table:table-cell>
          <table:table-cell office:value-type="float" office:value="454420.402" calcext:value-type="float">
            <text:p>454420.402</text:p>
          </table:table-cell>
          <table:table-cell office:value-type="float" office:value="413994.672" calcext:value-type="float">
            <text:p>413994.672</text:p>
          </table:table-cell>
          <table:table-cell office:value-type="float" office:value="338455.831" calcext:value-type="float">
            <text:p>338455.831</text:p>
          </table:table-cell>
          <table:table-cell office:value-type="float" office:value="570420.031" calcext:value-type="float">
            <text:p>570420.031</text:p>
          </table:table-cell>
          <table:table-cell office:value-type="float" office:value="563699.426" calcext:value-type="float">
            <text:p>563699.426</text:p>
          </table:table-cell>
          <table:table-cell office:value-type="float" office:value="552353.733" calcext:value-type="float">
            <text:p>552353.733</text:p>
          </table:table-cell>
          <table:table-cell office:value-type="float" office:value="393844.165" calcext:value-type="float">
            <text:p>393844.165</text:p>
          </table:table-cell>
          <table:table-cell office:value-type="float" office:value="520621.206" calcext:value-type="float">
            <text:p>520621.206</text:p>
          </table:table-cell>
          <table:table-cell office:value-type="float" office:value="348487.792" calcext:value-type="float">
            <text:p>348487.792</text:p>
          </table:table-cell>
          <table:table-cell office:value-type="float" office:value="381183.015" calcext:value-type="float">
            <text:p>381183.015</text:p>
          </table:table-cell>
          <table:table-cell office:value-type="float" office:value="466324.137" calcext:value-type="float">
            <text:p>466324.137</text:p>
          </table:table-cell>
          <table:table-cell office:value-type="float" office:value="540382.308" calcext:value-type="float">
            <text:p>540382.308</text:p>
          </table:table-cell>
          <table:table-cell office:value-type="float" office:value="278195.694" calcext:value-type="float">
            <text:p>278195.694</text:p>
          </table:table-cell>
          <table:table-cell office:value-type="float" office:value="505915.276" calcext:value-type="float">
            <text:p>505915.276</text:p>
          </table:table-cell>
          <table:table-cell office:value-type="float" office:value="396581.935" calcext:value-type="float">
            <text:p>396581.935</text:p>
          </table:table-cell>
          <table:table-cell office:value-type="float" office:value="499780.082" calcext:value-type="float">
            <text:p>499780.082</text:p>
          </table:table-cell>
          <table:table-cell office:value-type="float" office:value="415056.235" calcext:value-type="float">
            <text:p>415056.235</text:p>
          </table:table-cell>
          <table:table-cell office:value-type="float" office:value="368688.667" calcext:value-type="float">
            <text:p>368688.667</text:p>
          </table:table-cell>
          <table:table-cell office:value-type="float" office:value="500782.275" calcext:value-type="float">
            <text:p>500782.275</text:p>
          </table:table-cell>
          <table:table-cell office:value-type="float" office:value="530284.465" calcext:value-type="float">
            <text:p>530284.465</text:p>
          </table:table-cell>
          <table:table-cell office:value-type="float" office:value="366839.79" calcext:value-type="float">
            <text:p>366839.79</text:p>
          </table:table-cell>
          <table:table-cell office:value-type="float" office:value="530184.909" calcext:value-type="float">
            <text:p>530184.909</text:p>
          </table:table-cell>
          <table:table-cell office:value-type="float" office:value="377469.673" calcext:value-type="float">
            <text:p>377469.673</text:p>
          </table:table-cell>
          <table:table-cell office:value-type="float" office:value="467398.437" calcext:value-type="float">
            <text:p>467398.437</text:p>
          </table:table-cell>
          <table:table-cell office:value-type="float" office:value="312492.664" calcext:value-type="float">
            <text:p>312492.664</text:p>
          </table:table-cell>
          <table:table-cell office:value-type="float" office:value="428195.908" calcext:value-type="float">
            <text:p>428195.908</text:p>
          </table:table-cell>
          <table:table-cell office:value-type="float" office:value="391517.772" calcext:value-type="float">
            <text:p>391517.772</text:p>
          </table:table-cell>
          <table:table-cell office:value-type="float" office:value="492354.105" calcext:value-type="float">
            <text:p>492354.105</text:p>
          </table:table-cell>
          <table:table-cell office:value-type="float" office:value="310785.707" calcext:value-type="float">
            <text:p>310785.707</text:p>
          </table:table-cell>
          <table:table-cell office:value-type="float" office:value="497395.594" calcext:value-type="float">
            <text:p>497395.594</text:p>
          </table:table-cell>
          <table:table-cell office:value-type="float" office:value="473947.221" calcext:value-type="float">
            <text:p>473947.221</text:p>
          </table:table-cell>
          <table:table-cell office:value-type="float" office:value="428196.193" calcext:value-type="float">
            <text:p>428196.193</text:p>
          </table:table-cell>
          <table:table-cell office:value-type="float" office:value="430437.846" calcext:value-type="float">
            <text:p>430437.846</text:p>
          </table:table-cell>
          <table:table-cell office:value-type="float" office:value="377695.494" calcext:value-type="float">
            <text:p>377695.494</text:p>
          </table:table-cell>
          <table:table-cell office:value-type="float" office:value="603768.961" calcext:value-type="float">
            <text:p>603768.961</text:p>
          </table:table-cell>
          <table:table-cell office:value-type="float" office:value="583992.984" calcext:value-type="float">
            <text:p>583992.984</text:p>
          </table:table-cell>
          <table:table-cell office:value-type="float" office:value="324713.648" calcext:value-type="float">
            <text:p>324713.648</text:p>
          </table:table-cell>
          <table:table-cell office:value-type="float" office:value="530011.641" calcext:value-type="float">
            <text:p>530011.641</text:p>
          </table:table-cell>
          <table:table-cell office:value-type="float" office:value="422056.976" calcext:value-type="float">
            <text:p>422056.976</text:p>
          </table:table-cell>
          <table:table-cell office:value-type="float" office:value="320958.145" calcext:value-type="float">
            <text:p>320958.145</text:p>
          </table:table-cell>
          <table:table-cell office:value-type="float" office:value="436681.736" calcext:value-type="float">
            <text:p>436681.736</text:p>
          </table:table-cell>
          <table:table-cell office:value-type="float" office:value="493940.445" calcext:value-type="float">
            <text:p>493940.445</text:p>
          </table:table-cell>
          <table:table-cell office:value-type="float" office:value="497539.114" calcext:value-type="float">
            <text:p>497539.114</text:p>
          </table:table-cell>
          <table:table-cell office:value-type="float" office:value="378253.426" calcext:value-type="float">
            <text:p>378253.426</text:p>
          </table:table-cell>
          <table:table-cell office:value-type="float" office:value="457524.976" calcext:value-type="float">
            <text:p>457524.976</text:p>
          </table:table-cell>
          <table:table-cell office:value-type="float" office:value="449822.219" calcext:value-type="float">
            <text:p>449822.219</text:p>
          </table:table-cell>
          <table:table-cell office:value-type="float" office:value="398540.002" calcext:value-type="float">
            <text:p>398540.002</text:p>
          </table:table-cell>
          <table:table-cell office:value-type="float" office:value="460888.723" calcext:value-type="float">
            <text:p>460888.723</text:p>
          </table:table-cell>
          <table:table-cell office:value-type="float" office:value="516640.167" calcext:value-type="float">
            <text:p>516640.167</text:p>
          </table:table-cell>
          <table:table-cell office:value-type="float" office:value="325384.033" calcext:value-type="float">
            <text:p>325384.033</text:p>
          </table:table-cell>
          <table:table-cell office:value-type="float" office:value="456443.347" calcext:value-type="float">
            <text:p>456443.347</text:p>
          </table:table-cell>
          <table:table-cell office:value-type="float" office:value="415484.605" calcext:value-type="float">
            <text:p>415484.605</text:p>
          </table:table-cell>
          <table:table-cell office:value-type="float" office:value="518980.638" calcext:value-type="float">
            <text:p>518980.638</text:p>
          </table:table-cell>
          <table:table-cell office:value-type="float" office:value="480995.29" calcext:value-type="float">
            <text:p>480995.29</text:p>
          </table:table-cell>
          <table:table-cell office:value-type="float" office:value="428636.707" calcext:value-type="float">
            <text:p>428636.707</text:p>
          </table:table-cell>
          <table:table-cell office:value-type="float" office:value="599707.358" calcext:value-type="float">
            <text:p>599707.358</text:p>
          </table:table-cell>
          <table:table-cell office:value-type="float" office:value="421071.377" calcext:value-type="float">
            <text:p>421071.377</text:p>
          </table:table-cell>
          <table:table-cell office:value-type="float" office:value="518076.315" calcext:value-type="float">
            <text:p>518076.315</text:p>
          </table:table-cell>
          <table:table-cell office:value-type="float" office:value="488020.298" calcext:value-type="float">
            <text:p>488020.298</text:p>
          </table:table-cell>
          <table:table-cell office:value-type="float" office:value="345799.357" calcext:value-type="float">
            <text:p>345799.357</text:p>
          </table:table-cell>
          <table:table-cell office:value-type="float" office:value="527003.251" calcext:value-type="float">
            <text:p>527003.251</text:p>
          </table:table-cell>
          <table:table-cell office:value-type="float" office:value="451016.707" calcext:value-type="float">
            <text:p>451016.707</text:p>
          </table:table-cell>
          <table:table-cell office:value-type="float" office:value="429957.165" calcext:value-type="float">
            <text:p>429957.165</text:p>
          </table:table-cell>
          <table:table-cell office:value-type="float" office:value="498032.331" calcext:value-type="float">
            <text:p>498032.331</text:p>
          </table:table-cell>
        </table:table-row>
        <table:table-row table:style-name="ro1">
          <table:table-cell office:value-type="string" calcext:value-type="string">
            <text:p>Coin-Toss Pathways</text:p>
          </table:table-cell>
          <table:table-cell office:value-type="float" office:value="473803.871" calcext:value-type="float">
            <text:p>473803.871</text:p>
          </table:table-cell>
          <table:table-cell office:value-type="float" office:value="394922.088" calcext:value-type="float">
            <text:p>394922.088</text:p>
          </table:table-cell>
          <table:table-cell office:value-type="float" office:value="449316.595" calcext:value-type="float">
            <text:p>449316.595</text:p>
          </table:table-cell>
          <table:table-cell office:value-type="float" office:value="508877.135" calcext:value-type="float">
            <text:p>508877.135</text:p>
          </table:table-cell>
          <table:table-cell office:value-type="float" office:value="377843.158" calcext:value-type="float">
            <text:p>377843.158</text:p>
          </table:table-cell>
          <table:table-cell office:value-type="float" office:value="473924.023" calcext:value-type="float">
            <text:p>473924.023</text:p>
          </table:table-cell>
          <table:table-cell office:value-type="float" office:value="473245.416" calcext:value-type="float">
            <text:p>473245.416</text:p>
          </table:table-cell>
          <table:table-cell office:value-type="float" office:value="556429.718" calcext:value-type="float">
            <text:p>556429.718</text:p>
          </table:table-cell>
          <table:table-cell office:value-type="float" office:value="445700.047" calcext:value-type="float">
            <text:p>445700.047</text:p>
          </table:table-cell>
          <table:table-cell office:value-type="float" office:value="512100.797" calcext:value-type="float">
            <text:p>512100.797</text:p>
          </table:table-cell>
          <table:table-cell office:value-type="float" office:value="477654.261" calcext:value-type="float">
            <text:p>477654.261</text:p>
          </table:table-cell>
          <table:table-cell office:value-type="float" office:value="500905.387" calcext:value-type="float">
            <text:p>500905.387</text:p>
          </table:table-cell>
          <table:table-cell office:value-type="float" office:value="475162.238" calcext:value-type="float">
            <text:p>475162.238</text:p>
          </table:table-cell>
          <table:table-cell office:value-type="float" office:value="443178.27" calcext:value-type="float">
            <text:p>443178.27</text:p>
          </table:table-cell>
          <table:table-cell office:value-type="float" office:value="606027.287" calcext:value-type="float">
            <text:p>606027.287</text:p>
          </table:table-cell>
          <table:table-cell office:value-type="float" office:value="557195.786" calcext:value-type="float">
            <text:p>557195.786</text:p>
          </table:table-cell>
          <table:table-cell office:value-type="float" office:value="586466.567" calcext:value-type="float">
            <text:p>586466.567</text:p>
          </table:table-cell>
          <table:table-cell office:value-type="float" office:value="449938.108" calcext:value-type="float">
            <text:p>449938.108</text:p>
          </table:table-cell>
          <table:table-cell office:value-type="float" office:value="589167.127" calcext:value-type="float">
            <text:p>589167.127</text:p>
          </table:table-cell>
          <table:table-cell office:value-type="float" office:value="434383.214" calcext:value-type="float">
            <text:p>434383.214</text:p>
          </table:table-cell>
          <table:table-cell office:value-type="float" office:value="485774.745" calcext:value-type="float">
            <text:p>485774.745</text:p>
          </table:table-cell>
          <table:table-cell office:value-type="float" office:value="526434.821" calcext:value-type="float">
            <text:p>526434.821</text:p>
          </table:table-cell>
          <table:table-cell office:value-type="float" office:value="632950.855" calcext:value-type="float">
            <text:p>632950.855</text:p>
          </table:table-cell>
          <table:table-cell office:value-type="float" office:value="301841.703" calcext:value-type="float">
            <text:p>301841.703</text:p>
          </table:table-cell>
          <table:table-cell office:value-type="float" office:value="529646.553" calcext:value-type="float">
            <text:p>529646.553</text:p>
          </table:table-cell>
          <table:table-cell office:value-type="float" office:value="420333.534" calcext:value-type="float">
            <text:p>420333.534</text:p>
          </table:table-cell>
          <table:table-cell office:value-type="float" office:value="527309.683" calcext:value-type="float">
            <text:p>527309.683</text:p>
          </table:table-cell>
          <table:table-cell office:value-type="float" office:value="432407.294" calcext:value-type="float">
            <text:p>432407.294</text:p>
          </table:table-cell>
          <table:table-cell office:value-type="float" office:value="436689.922" calcext:value-type="float">
            <text:p>436689.922</text:p>
          </table:table-cell>
          <table:table-cell office:value-type="float" office:value="538210.987" calcext:value-type="float">
            <text:p>538210.987</text:p>
          </table:table-cell>
          <table:table-cell office:value-type="float" office:value="525638.458" calcext:value-type="float">
            <text:p>525638.458</text:p>
          </table:table-cell>
          <table:table-cell office:value-type="float" office:value="449374.512" calcext:value-type="float">
            <text:p>449374.512</text:p>
          </table:table-cell>
          <table:table-cell office:value-type="float" office:value="583669.266" calcext:value-type="float">
            <text:p>583669.266</text:p>
          </table:table-cell>
          <table:table-cell office:value-type="float" office:value="437124.501" calcext:value-type="float">
            <text:p>437124.501</text:p>
          </table:table-cell>
          <table:table-cell office:value-type="float" office:value="520236.835" calcext:value-type="float">
            <text:p>520236.835</text:p>
          </table:table-cell>
          <table:table-cell office:value-type="float" office:value="397695.072" calcext:value-type="float">
            <text:p>397695.072</text:p>
          </table:table-cell>
          <table:table-cell office:value-type="float" office:value="493430.477" calcext:value-type="float">
            <text:p>493430.477</text:p>
          </table:table-cell>
          <table:table-cell office:value-type="float" office:value="442841.377" calcext:value-type="float">
            <text:p>442841.377</text:p>
          </table:table-cell>
          <table:table-cell office:value-type="float" office:value="514355.671" calcext:value-type="float">
            <text:p>514355.671</text:p>
          </table:table-cell>
          <table:table-cell office:value-type="float" office:value="437595.425" calcext:value-type="float">
            <text:p>437595.425</text:p>
          </table:table-cell>
          <table:table-cell office:value-type="float" office:value="460829.787" calcext:value-type="float">
            <text:p>460829.787</text:p>
          </table:table-cell>
          <table:table-cell office:value-type="float" office:value="534025.261" calcext:value-type="float">
            <text:p>534025.261</text:p>
          </table:table-cell>
          <table:table-cell office:value-type="float" office:value="526549.501" calcext:value-type="float">
            <text:p>526549.501</text:p>
          </table:table-cell>
          <table:table-cell office:value-type="float" office:value="412491.461" calcext:value-type="float">
            <text:p>412491.461</text:p>
          </table:table-cell>
          <table:table-cell office:value-type="float" office:value="445439.549" calcext:value-type="float">
            <text:p>445439.549</text:p>
          </table:table-cell>
          <table:table-cell office:value-type="float" office:value="625334.758" calcext:value-type="float">
            <text:p>625334.758</text:p>
          </table:table-cell>
          <table:table-cell office:value-type="float" office:value="596924.806" calcext:value-type="float">
            <text:p>596924.806</text:p>
          </table:table-cell>
          <table:table-cell office:value-type="float" office:value="347266.747" calcext:value-type="float">
            <text:p>347266.747</text:p>
          </table:table-cell>
          <table:table-cell office:value-type="float" office:value="576236.724" calcext:value-type="float">
            <text:p>576236.724</text:p>
          </table:table-cell>
          <table:table-cell office:value-type="float" office:value="488979.731" calcext:value-type="float">
            <text:p>488979.731</text:p>
          </table:table-cell>
          <table:table-cell office:value-type="float" office:value="409004.821" calcext:value-type="float">
            <text:p>409004.821</text:p>
          </table:table-cell>
          <table:table-cell office:value-type="float" office:value="463431.293" calcext:value-type="float">
            <text:p>463431.293</text:p>
          </table:table-cell>
          <table:table-cell office:value-type="float" office:value="535831.363" calcext:value-type="float">
            <text:p>535831.363</text:p>
          </table:table-cell>
          <table:table-cell office:value-type="float" office:value="566841.358" calcext:value-type="float">
            <text:p>566841.358</text:p>
          </table:table-cell>
          <table:table-cell office:value-type="float" office:value="443616.338" calcext:value-type="float">
            <text:p>443616.338</text:p>
          </table:table-cell>
          <table:table-cell office:value-type="float" office:value="527012.041" calcext:value-type="float">
            <text:p>527012.041</text:p>
          </table:table-cell>
          <table:table-cell office:value-type="float" office:value="556981.811" calcext:value-type="float">
            <text:p>556981.811</text:p>
          </table:table-cell>
          <table:table-cell office:value-type="float" office:value="458193.532" calcext:value-type="float">
            <text:p>458193.532</text:p>
          </table:table-cell>
          <table:table-cell office:value-type="float" office:value="546534.338" calcext:value-type="float">
            <text:p>546534.338</text:p>
          </table:table-cell>
          <table:table-cell office:value-type="float" office:value="567992.243" calcext:value-type="float">
            <text:p>567992.243</text:p>
          </table:table-cell>
          <table:table-cell office:value-type="float" office:value="430158.085" calcext:value-type="float">
            <text:p>430158.085</text:p>
          </table:table-cell>
          <table:table-cell office:value-type="float" office:value="436546.617" calcext:value-type="float">
            <text:p>436546.617</text:p>
          </table:table-cell>
          <table:table-cell office:value-type="float" office:value="495109.436" calcext:value-type="float">
            <text:p>495109.436</text:p>
          </table:table-cell>
          <table:table-cell office:value-type="float" office:value="510254.477" calcext:value-type="float">
            <text:p>510254.477</text:p>
          </table:table-cell>
          <table:table-cell office:value-type="float" office:value="477365.31" calcext:value-type="float">
            <text:p>477365.31</text:p>
          </table:table-cell>
          <table:table-cell office:value-type="float" office:value="494824.874" calcext:value-type="float">
            <text:p>494824.874</text:p>
          </table:table-cell>
          <table:table-cell office:value-type="float" office:value="598528.892" calcext:value-type="float">
            <text:p>598528.892</text:p>
          </table:table-cell>
          <table:table-cell office:value-type="float" office:value="461364.442" calcext:value-type="float">
            <text:p>461364.442</text:p>
          </table:table-cell>
          <table:table-cell office:value-type="float" office:value="543737.582" calcext:value-type="float">
            <text:p>543737.582</text:p>
          </table:table-cell>
          <table:table-cell office:value-type="float" office:value="578838.74" calcext:value-type="float">
            <text:p>578838.74</text:p>
          </table:table-cell>
          <table:table-cell office:value-type="float" office:value="386932.852" calcext:value-type="float">
            <text:p>386932.852</text:p>
          </table:table-cell>
          <table:table-cell office:value-type="float" office:value="570736.052" calcext:value-type="float">
            <text:p>570736.052</text:p>
          </table:table-cell>
          <table:table-cell office:value-type="float" office:value="445292.102" calcext:value-type="float">
            <text:p>445292.102</text:p>
          </table:table-cell>
          <table:table-cell office:value-type="float" office:value="497526.043" calcext:value-type="float">
            <text:p>497526.043</text:p>
          </table:table-cell>
          <table:table-cell office:value-type="float" office:value="592592.918" calcext:value-type="float">
            <text:p>592592.918</text:p>
          </table:table-cell>
        </table:table-row>
        <table:table-row table:style-name="ro1">
          <table:table-cell office:value-type="string" calcext:value-type="string">
            <text:p>J1.1 Pathways</text:p>
          </table:table-cell>
          <table:table-cell office:value-type="float" office:value="402812.717" calcext:value-type="float">
            <text:p>402812.717</text:p>
          </table:table-cell>
          <table:table-cell office:value-type="float" office:value="278933.725" calcext:value-type="float">
            <text:p>278933.725</text:p>
          </table:table-cell>
          <table:table-cell office:value-type="float" office:value="387440.924" calcext:value-type="float">
            <text:p>387440.924</text:p>
          </table:table-cell>
          <table:table-cell office:value-type="float" office:value="435489.133" calcext:value-type="float">
            <text:p>435489.133</text:p>
          </table:table-cell>
          <table:table-cell office:value-type="float" office:value="349736.111" calcext:value-type="float">
            <text:p>349736.111</text:p>
          </table:table-cell>
          <table:table-cell office:value-type="float" office:value="397832.729" calcext:value-type="float">
            <text:p>397832.729</text:p>
          </table:table-cell>
          <table:table-cell office:value-type="float" office:value="371043.495" calcext:value-type="float">
            <text:p>371043.495</text:p>
          </table:table-cell>
          <table:table-cell office:value-type="float" office:value="504966.884" calcext:value-type="float">
            <text:p>504966.884</text:p>
          </table:table-cell>
          <table:table-cell office:value-type="float" office:value="397902.497" calcext:value-type="float">
            <text:p>397902.497</text:p>
          </table:table-cell>
          <table:table-cell office:value-type="float" office:value="446131.973" calcext:value-type="float">
            <text:p>446131.973</text:p>
          </table:table-cell>
          <table:table-cell office:value-type="float" office:value="375402.822" calcext:value-type="float">
            <text:p>375402.822</text:p>
          </table:table-cell>
          <table:table-cell office:value-type="float" office:value="454420.402" calcext:value-type="float">
            <text:p>454420.402</text:p>
          </table:table-cell>
          <table:table-cell office:value-type="float" office:value="414535.897" calcext:value-type="float">
            <text:p>414535.897</text:p>
          </table:table-cell>
          <table:table-cell office:value-type="float" office:value="338455.831" calcext:value-type="float">
            <text:p>338455.831</text:p>
          </table:table-cell>
          <table:table-cell office:value-type="float" office:value="570420.031" calcext:value-type="float">
            <text:p>570420.031</text:p>
          </table:table-cell>
          <table:table-cell office:value-type="float" office:value="563699.426" calcext:value-type="float">
            <text:p>563699.426</text:p>
          </table:table-cell>
          <table:table-cell office:value-type="float" office:value="552623.391" calcext:value-type="float">
            <text:p>552623.391</text:p>
          </table:table-cell>
          <table:table-cell office:value-type="float" office:value="393844.165" calcext:value-type="float">
            <text:p>393844.165</text:p>
          </table:table-cell>
          <table:table-cell office:value-type="float" office:value="520621.206" calcext:value-type="float">
            <text:p>520621.206</text:p>
          </table:table-cell>
          <table:table-cell office:value-type="float" office:value="348487.792" calcext:value-type="float">
            <text:p>348487.792</text:p>
          </table:table-cell>
          <table:table-cell office:value-type="float" office:value="381183.015" calcext:value-type="float">
            <text:p>381183.015</text:p>
          </table:table-cell>
          <table:table-cell office:value-type="float" office:value="466641.359" calcext:value-type="float">
            <text:p>466641.359</text:p>
          </table:table-cell>
          <table:table-cell office:value-type="float" office:value="540639.014" calcext:value-type="float">
            <text:p>540639.014</text:p>
          </table:table-cell>
          <table:table-cell office:value-type="float" office:value="278668.341" calcext:value-type="float">
            <text:p>278668.341</text:p>
          </table:table-cell>
          <table:table-cell office:value-type="float" office:value="506056.844" calcext:value-type="float">
            <text:p>506056.844</text:p>
          </table:table-cell>
          <table:table-cell office:value-type="float" office:value="396581.935" calcext:value-type="float">
            <text:p>396581.935</text:p>
          </table:table-cell>
          <table:table-cell office:value-type="float" office:value="499974.945" calcext:value-type="float">
            <text:p>499974.945</text:p>
          </table:table-cell>
          <table:table-cell office:value-type="float" office:value="415171.841" calcext:value-type="float">
            <text:p>415171.841</text:p>
          </table:table-cell>
          <table:table-cell office:value-type="float" office:value="368688.667" calcext:value-type="float">
            <text:p>368688.667</text:p>
          </table:table-cell>
          <table:table-cell office:value-type="float" office:value="501063.087" calcext:value-type="float">
            <text:p>501063.087</text:p>
          </table:table-cell>
          <table:table-cell office:value-type="float" office:value="530451.895" calcext:value-type="float">
            <text:p>530451.895</text:p>
          </table:table-cell>
          <table:table-cell office:value-type="float" office:value="366839.79" calcext:value-type="float">
            <text:p>366839.79</text:p>
          </table:table-cell>
          <table:table-cell office:value-type="float" office:value="530278.286" calcext:value-type="float">
            <text:p>530278.286</text:p>
          </table:table-cell>
          <table:table-cell office:value-type="float" office:value="428342.963" calcext:value-type="float">
            <text:p>428342.963</text:p>
          </table:table-cell>
          <table:table-cell office:value-type="float" office:value="467540.848" calcext:value-type="float">
            <text:p>467540.848</text:p>
          </table:table-cell>
          <table:table-cell office:value-type="float" office:value="312810.252" calcext:value-type="float">
            <text:p>312810.252</text:p>
          </table:table-cell>
          <table:table-cell office:value-type="float" office:value="428513.789" calcext:value-type="float">
            <text:p>428513.789</text:p>
          </table:table-cell>
          <table:table-cell office:value-type="float" office:value="391517.772" calcext:value-type="float">
            <text:p>391517.772</text:p>
          </table:table-cell>
          <table:table-cell office:value-type="float" office:value="492494.952" calcext:value-type="float">
            <text:p>492494.952</text:p>
          </table:table-cell>
          <table:table-cell office:value-type="float" office:value="310785.707" calcext:value-type="float">
            <text:p>310785.707</text:p>
          </table:table-cell>
          <table:table-cell office:value-type="float" office:value="497504.245" calcext:value-type="float">
            <text:p>497504.245</text:p>
          </table:table-cell>
          <table:table-cell office:value-type="float" office:value="474186.672" calcext:value-type="float">
            <text:p>474186.672</text:p>
          </table:table-cell>
          <table:table-cell office:value-type="float" office:value="428314.977" calcext:value-type="float">
            <text:p>428314.977</text:p>
          </table:table-cell>
          <table:table-cell office:value-type="float" office:value="438427.904" calcext:value-type="float">
            <text:p>438427.904</text:p>
          </table:table-cell>
          <table:table-cell office:value-type="float" office:value="377837.501" calcext:value-type="float">
            <text:p>377837.501</text:p>
          </table:table-cell>
          <table:table-cell office:value-type="float" office:value="603768.961" calcext:value-type="float">
            <text:p>603768.961</text:p>
          </table:table-cell>
          <table:table-cell office:value-type="float" office:value="584096.091" calcext:value-type="float">
            <text:p>584096.091</text:p>
          </table:table-cell>
          <table:table-cell office:value-type="float" office:value="324953.078" calcext:value-type="float">
            <text:p>324953.078</text:p>
          </table:table-cell>
          <table:table-cell office:value-type="float" office:value="530011.641" calcext:value-type="float">
            <text:p>530011.641</text:p>
          </table:table-cell>
          <table:table-cell office:value-type="float" office:value="422271.158" calcext:value-type="float">
            <text:p>422271.158</text:p>
          </table:table-cell>
          <table:table-cell office:value-type="float" office:value="320958.145" calcext:value-type="float">
            <text:p>320958.145</text:p>
          </table:table-cell>
          <table:table-cell office:value-type="float" office:value="436681.736" calcext:value-type="float">
            <text:p>436681.736</text:p>
          </table:table-cell>
          <table:table-cell office:value-type="float" office:value="494101.257" calcext:value-type="float">
            <text:p>494101.257</text:p>
          </table:table-cell>
          <table:table-cell office:value-type="float" office:value="497627.311" calcext:value-type="float">
            <text:p>497627.311</text:p>
          </table:table-cell>
          <table:table-cell office:value-type="float" office:value="378502.104" calcext:value-type="float">
            <text:p>378502.104</text:p>
          </table:table-cell>
          <table:table-cell office:value-type="float" office:value="457632.409" calcext:value-type="float">
            <text:p>457632.409</text:p>
          </table:table-cell>
          <table:table-cell office:value-type="float" office:value="449822.219" calcext:value-type="float">
            <text:p>449822.219</text:p>
          </table:table-cell>
          <table:table-cell office:value-type="float" office:value="398540.002" calcext:value-type="float">
            <text:p>398540.002</text:p>
          </table:table-cell>
          <table:table-cell office:value-type="float" office:value="461041.757" calcext:value-type="float">
            <text:p>461041.757</text:p>
          </table:table-cell>
          <table:table-cell office:value-type="float" office:value="516804.247" calcext:value-type="float">
            <text:p>516804.247</text:p>
          </table:table-cell>
          <table:table-cell office:value-type="float" office:value="325994.725" calcext:value-type="float">
            <text:p>325994.725</text:p>
          </table:table-cell>
          <table:table-cell office:value-type="float" office:value="456532.048" calcext:value-type="float">
            <text:p>456532.048</text:p>
          </table:table-cell>
          <table:table-cell office:value-type="float" office:value="415995.308" calcext:value-type="float">
            <text:p>415995.308</text:p>
          </table:table-cell>
          <table:table-cell office:value-type="float" office:value="518980.638" calcext:value-type="float">
            <text:p>518980.638</text:p>
          </table:table-cell>
          <table:table-cell office:value-type="float" office:value="480995.29" calcext:value-type="float">
            <text:p>480995.29</text:p>
          </table:table-cell>
          <table:table-cell office:value-type="float" office:value="428817.031" calcext:value-type="float">
            <text:p>428817.031</text:p>
          </table:table-cell>
          <table:table-cell office:value-type="float" office:value="599707.358" calcext:value-type="float">
            <text:p>599707.358</text:p>
          </table:table-cell>
          <table:table-cell office:value-type="float" office:value="421071.377" calcext:value-type="float">
            <text:p>421071.377</text:p>
          </table:table-cell>
          <table:table-cell office:value-type="float" office:value="518275.279" calcext:value-type="float">
            <text:p>518275.279</text:p>
          </table:table-cell>
          <table:table-cell office:value-type="float" office:value="488020.298" calcext:value-type="float">
            <text:p>488020.298</text:p>
          </table:table-cell>
          <table:table-cell office:value-type="float" office:value="346154.849" calcext:value-type="float">
            <text:p>346154.849</text:p>
          </table:table-cell>
          <table:table-cell office:value-type="float" office:value="527003.251" calcext:value-type="float">
            <text:p>527003.251</text:p>
          </table:table-cell>
          <table:table-cell office:value-type="float" office:value="451300.627" calcext:value-type="float">
            <text:p>451300.627</text:p>
          </table:table-cell>
          <table:table-cell office:value-type="float" office:value="430459.672" calcext:value-type="float">
            <text:p>430459.672</text:p>
          </table:table-cell>
          <table:table-cell office:value-type="float" office:value="498475.358" calcext:value-type="float">
            <text:p>498475.358</text:p>
          </table:table-cell>
        </table:table-row>
        <table:table-row table:style-name="ro1">
          <table:table-cell office:value-type="string" calcext:value-type="string">
            <text:p>J2 Pathways</text:p>
          </table:table-cell>
          <table:table-cell office:value-type="float" office:value="402668.314" calcext:value-type="float">
            <text:p>402668.314</text:p>
          </table:table-cell>
          <table:table-cell office:value-type="float" office:value="278744.144" calcext:value-type="float">
            <text:p>278744.144</text:p>
          </table:table-cell>
          <table:table-cell office:value-type="float" office:value="386775.306" calcext:value-type="float">
            <text:p>386775.306</text:p>
          </table:table-cell>
          <table:table-cell office:value-type="float" office:value="435088.992" calcext:value-type="float">
            <text:p>435088.992</text:p>
          </table:table-cell>
          <table:table-cell office:value-type="float" office:value="349537.427" calcext:value-type="float">
            <text:p>349537.427</text:p>
          </table:table-cell>
          <table:table-cell office:value-type="float" office:value="397832.729" calcext:value-type="float">
            <text:p>397832.729</text:p>
          </table:table-cell>
          <table:table-cell office:value-type="float" office:value="371043.495" calcext:value-type="float">
            <text:p>371043.495</text:p>
          </table:table-cell>
          <table:table-cell office:value-type="float" office:value="504874.632" calcext:value-type="float">
            <text:p>504874.632</text:p>
          </table:table-cell>
          <table:table-cell office:value-type="float" office:value="397484.427" calcext:value-type="float">
            <text:p>397484.427</text:p>
          </table:table-cell>
          <table:table-cell office:value-type="float" office:value="445729.199" calcext:value-type="float">
            <text:p>445729.199</text:p>
          </table:table-cell>
          <table:table-cell office:value-type="float" office:value="375402.822" calcext:value-type="float">
            <text:p>375402.822</text:p>
          </table:table-cell>
          <table:table-cell office:value-type="float" office:value="454420.402" calcext:value-type="float">
            <text:p>454420.402</text:p>
          </table:table-cell>
          <table:table-cell office:value-type="float" office:value="413994.672" calcext:value-type="float">
            <text:p>413994.672</text:p>
          </table:table-cell>
          <table:table-cell office:value-type="float" office:value="338455.831" calcext:value-type="float">
            <text:p>338455.831</text:p>
          </table:table-cell>
          <table:table-cell office:value-type="float" office:value="570420.031" calcext:value-type="float">
            <text:p>570420.031</text:p>
          </table:table-cell>
          <table:table-cell office:value-type="float" office:value="563699.426" calcext:value-type="float">
            <text:p>563699.426</text:p>
          </table:table-cell>
          <table:table-cell office:value-type="float" office:value="552416.216" calcext:value-type="float">
            <text:p>552416.216</text:p>
          </table:table-cell>
          <table:table-cell office:value-type="float" office:value="393844.165" calcext:value-type="float">
            <text:p>393844.165</text:p>
          </table:table-cell>
          <table:table-cell office:value-type="float" office:value="520621.206" calcext:value-type="float">
            <text:p>520621.206</text:p>
          </table:table-cell>
          <table:table-cell office:value-type="float" office:value="348487.792" calcext:value-type="float">
            <text:p>348487.792</text:p>
          </table:table-cell>
          <table:table-cell office:value-type="float" office:value="381183.015" calcext:value-type="float">
            <text:p>381183.015</text:p>
          </table:table-cell>
          <table:table-cell office:value-type="float" office:value="466432.915" calcext:value-type="float">
            <text:p>466432.915</text:p>
          </table:table-cell>
          <table:table-cell office:value-type="float" office:value="540382.308" calcext:value-type="float">
            <text:p>540382.308</text:p>
          </table:table-cell>
          <table:table-cell office:value-type="float" office:value="278195.694" calcext:value-type="float">
            <text:p>278195.694</text:p>
          </table:table-cell>
          <table:table-cell office:value-type="float" office:value="505915.276" calcext:value-type="float">
            <text:p>505915.276</text:p>
          </table:table-cell>
          <table:table-cell office:value-type="float" office:value="396581.935" calcext:value-type="float">
            <text:p>396581.935</text:p>
          </table:table-cell>
          <table:table-cell office:value-type="float" office:value="499780.082" calcext:value-type="float">
            <text:p>499780.082</text:p>
          </table:table-cell>
          <table:table-cell office:value-type="float" office:value="415056.235" calcext:value-type="float">
            <text:p>415056.235</text:p>
          </table:table-cell>
          <table:table-cell office:value-type="float" office:value="368688.667" calcext:value-type="float">
            <text:p>368688.667</text:p>
          </table:table-cell>
          <table:table-cell office:value-type="float" office:value="500782.275" calcext:value-type="float">
            <text:p>500782.275</text:p>
          </table:table-cell>
          <table:table-cell office:value-type="float" office:value="530284.465" calcext:value-type="float">
            <text:p>530284.465</text:p>
          </table:table-cell>
          <table:table-cell office:value-type="float" office:value="366839.79" calcext:value-type="float">
            <text:p>366839.79</text:p>
          </table:table-cell>
          <table:table-cell office:value-type="float" office:value="530184.909" calcext:value-type="float">
            <text:p>530184.909</text:p>
          </table:table-cell>
          <table:table-cell office:value-type="float" office:value="428342.963" calcext:value-type="float">
            <text:p>428342.963</text:p>
          </table:table-cell>
          <table:table-cell office:value-type="float" office:value="467398.437" calcext:value-type="float">
            <text:p>467398.437</text:p>
          </table:table-cell>
          <table:table-cell office:value-type="float" office:value="312492.664" calcext:value-type="float">
            <text:p>312492.664</text:p>
          </table:table-cell>
          <table:table-cell office:value-type="float" office:value="428195.908" calcext:value-type="float">
            <text:p>428195.908</text:p>
          </table:table-cell>
          <table:table-cell office:value-type="float" office:value="391517.772" calcext:value-type="float">
            <text:p>391517.772</text:p>
          </table:table-cell>
          <table:table-cell office:value-type="float" office:value="492354.105" calcext:value-type="float">
            <text:p>492354.105</text:p>
          </table:table-cell>
          <table:table-cell office:value-type="float" office:value="310785.707" calcext:value-type="float">
            <text:p>310785.707</text:p>
          </table:table-cell>
          <table:table-cell office:value-type="float" office:value="497395.594" calcext:value-type="float">
            <text:p>497395.594</text:p>
          </table:table-cell>
          <table:table-cell office:value-type="float" office:value="473947.221" calcext:value-type="float">
            <text:p>473947.221</text:p>
          </table:table-cell>
          <table:table-cell office:value-type="float" office:value="428196.193" calcext:value-type="float">
            <text:p>428196.193</text:p>
          </table:table-cell>
          <table:table-cell office:value-type="float" office:value="438364.205" calcext:value-type="float">
            <text:p>438364.205</text:p>
          </table:table-cell>
          <table:table-cell office:value-type="float" office:value="377695.494" calcext:value-type="float">
            <text:p>377695.494</text:p>
          </table:table-cell>
          <table:table-cell office:value-type="float" office:value="603768.961" calcext:value-type="float">
            <text:p>603768.961</text:p>
          </table:table-cell>
          <table:table-cell office:value-type="float" office:value="584096.091" calcext:value-type="float">
            <text:p>584096.091</text:p>
          </table:table-cell>
          <table:table-cell office:value-type="float" office:value="324713.648" calcext:value-type="float">
            <text:p>324713.648</text:p>
          </table:table-cell>
          <table:table-cell office:value-type="float" office:value="530011.641" calcext:value-type="float">
            <text:p>530011.641</text:p>
          </table:table-cell>
          <table:table-cell office:value-type="float" office:value="422056.976" calcext:value-type="float">
            <text:p>422056.976</text:p>
          </table:table-cell>
          <table:table-cell office:value-type="float" office:value="320958.145" calcext:value-type="float">
            <text:p>320958.145</text:p>
          </table:table-cell>
          <table:table-cell office:value-type="float" office:value="436681.736" calcext:value-type="float">
            <text:p>436681.736</text:p>
          </table:table-cell>
          <table:table-cell office:value-type="float" office:value="494101.257" calcext:value-type="float">
            <text:p>494101.257</text:p>
          </table:table-cell>
          <table:table-cell office:value-type="float" office:value="497539.114" calcext:value-type="float">
            <text:p>497539.114</text:p>
          </table:table-cell>
          <table:table-cell office:value-type="float" office:value="378253.426" calcext:value-type="float">
            <text:p>378253.426</text:p>
          </table:table-cell>
          <table:table-cell office:value-type="float" office:value="457632.409" calcext:value-type="float">
            <text:p>457632.409</text:p>
          </table:table-cell>
          <table:table-cell office:value-type="float" office:value="449822.219" calcext:value-type="float">
            <text:p>449822.219</text:p>
          </table:table-cell>
          <table:table-cell office:value-type="float" office:value="398540.002" calcext:value-type="float">
            <text:p>398540.002</text:p>
          </table:table-cell>
          <table:table-cell office:value-type="float" office:value="460888.723" calcext:value-type="float">
            <text:p>460888.723</text:p>
          </table:table-cell>
          <table:table-cell office:value-type="float" office:value="516640.167" calcext:value-type="float">
            <text:p>516640.167</text:p>
          </table:table-cell>
          <table:table-cell office:value-type="float" office:value="325384.033" calcext:value-type="float">
            <text:p>325384.033</text:p>
          </table:table-cell>
          <table:table-cell office:value-type="float" office:value="456443.347" calcext:value-type="float">
            <text:p>456443.347</text:p>
          </table:table-cell>
          <table:table-cell office:value-type="float" office:value="415484.605" calcext:value-type="float">
            <text:p>415484.605</text:p>
          </table:table-cell>
          <table:table-cell office:value-type="float" office:value="518980.638" calcext:value-type="float">
            <text:p>518980.638</text:p>
          </table:table-cell>
          <table:table-cell office:value-type="float" office:value="480995.29" calcext:value-type="float">
            <text:p>480995.29</text:p>
          </table:table-cell>
          <table:table-cell office:value-type="float" office:value="428636.707" calcext:value-type="float">
            <text:p>428636.707</text:p>
          </table:table-cell>
          <table:table-cell office:value-type="float" office:value="599707.358" calcext:value-type="float">
            <text:p>599707.358</text:p>
          </table:table-cell>
          <table:table-cell office:value-type="float" office:value="421071.377" calcext:value-type="float">
            <text:p>421071.377</text:p>
          </table:table-cell>
          <table:table-cell office:value-type="float" office:value="518076.315" calcext:value-type="float">
            <text:p>518076.315</text:p>
          </table:table-cell>
          <table:table-cell office:value-type="float" office:value="488020.298" calcext:value-type="float">
            <text:p>488020.298</text:p>
          </table:table-cell>
          <table:table-cell office:value-type="float" office:value="345799.357" calcext:value-type="float">
            <text:p>345799.357</text:p>
          </table:table-cell>
          <table:table-cell office:value-type="float" office:value="527003.251" calcext:value-type="float">
            <text:p>527003.251</text:p>
          </table:table-cell>
          <table:table-cell office:value-type="float" office:value="451016.707" calcext:value-type="float">
            <text:p>451016.707</text:p>
          </table:table-cell>
          <table:table-cell office:value-type="float" office:value="429957.165" calcext:value-type="float">
            <text:p>429957.165</text:p>
          </table:table-cell>
          <table:table-cell office:value-type="float" office:value="498032.331" calcext:value-type="float">
            <text:p>498032.331</text:p>
          </table:table-cell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AVERAGE NET VALUES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Let-Burn Pathways</text:p>
          </table:table-cell>
          <table:table-cell office:value-type="float" office:value="525529" calcext:value-type="float">
            <text:p>52552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Suppress-All Pathways</text:p>
          </table:table-cell>
          <table:table-cell office:value-type="float" office:value="440375" calcext:value-type="float">
            <text:p>440375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Coin-Toss Pathways</text:p>
          </table:table-cell>
          <table:table-cell office:value-type="float" office:value="493722" calcext:value-type="float">
            <text:p>49372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J1.1 Pathways</text:p>
          </table:table-cell>
          <table:table-cell office:value-type="float" office:value="441599" calcext:value-type="float">
            <text:p>441599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J2 Pathways</text:p>
          </table:table-cell>
          <table:table-cell office:value-type="float" office:value="441451" calcext:value-type="float">
            <text:p>441451</text:p>
          </table:table-cell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14:09:56.542628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0:32:52.673735907</meta:creation-date>
    <dc:date>2015-04-25T14:24:31.706703137</dc:date>
    <meta:editing-duration>PT13M43S</meta:editing-duration>
    <meta:editing-cycles>4</meta:editing-cycles>
    <meta:generator>LibreOffice/4.2.7.2$Linux_X86_64 LibreOffice_project/420m0$Build-2</meta:generator>
    <meta:document-statistic meta:table-count="1" meta:cell-count="160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0" chart:maximum="7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974cm" svg:height="10.446cm" xlink:href=".." xlink:type="simple" chart:class="chart:line" chart:style-name="ch1">
        <chart:legend chart:legend-position="end" svg:x="21.502cm" svg:y="3.928cm" style:legend-expansion="high" chart:style-name="ch2"/>
        <chart:plot-area chart:style-name="ch3" table:cell-range-address="Sheet1.M5:Sheet1.M105 Sheet1.M109:Sheet1.M209 Sheet1.M213:Sheet1.M313 Sheet1.M317:Sheet1.M417 Sheet1.M421:Sheet1.M521" chart:data-source-has-labels="row" svg:x="0.519cm" svg:y="0.208cm" svg:width="20.464cm" svg:height="10.03cm">
          <chartooo:coordinate-region svg:x="1.511cm" svg:y="0.407cm" svg:width="19.331cm" svg:height="8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6:Sheet1.M105" chart:label-cell-address="Sheet1.M5:Sheet1.M5" chart:class="chart:line">
            <chart:data-point chart:repeated="100"/>
          </chart:series>
          <chart:series chart:style-name="ch8" chart:values-cell-range-address="Sheet1.M110:Sheet1.M209" chart:label-cell-address="Sheet1.M109:Sheet1.M109" chart:class="chart:line">
            <chart:data-point chart:repeated="100"/>
          </chart:series>
          <chart:series chart:style-name="ch9" chart:values-cell-range-address="Sheet1.M214:Sheet1.M313" chart:label-cell-address="Sheet1.M213:Sheet1.M213" chart:class="chart:line">
            <chart:data-point chart:repeated="100"/>
          </chart:series>
          <chart:series chart:style-name="ch10" chart:values-cell-range-address="Sheet1.M318:Sheet1.M417" chart:label-cell-address="Sheet1.M317:Sheet1.M317" chart:class="chart:line">
            <chart:data-point chart:repeated="100"/>
          </chart:series>
          <chart:series chart:style-name="ch11" chart:values-cell-range-address="Sheet1.M422:Sheet1.M521" chart:label-cell-address="Sheet1.M421:Sheet1.M42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grwth_ave</text:p>
                <draw:g>
                  <svg:desc>Sheet1.M5:Sheet1.M5</svg:desc>
                </draw:g>
              </table:table-cell>
              <table:table-cell office:value-type="string">
                <text:p>SA grwth_ave</text:p>
                <draw:g>
                  <svg:desc>Sheet1.M109:Sheet1.M109</svg:desc>
                </draw:g>
              </table:table-cell>
              <table:table-cell office:value-type="string">
                <text:p>CT grwth_ave</text:p>
                <draw:g>
                  <svg:desc>Sheet1.M213:Sheet1.M213</svg:desc>
                </draw:g>
              </table:table-cell>
              <table:table-cell office:value-type="string">
                <text:p>J1.1 grwth_ave</text:p>
                <draw:g>
                  <svg:desc>Sheet1.M317:Sheet1.M317</svg:desc>
                </draw:g>
              </table:table-cell>
              <table:table-cell office:value-type="string">
                <text:p>J2 grwth_ave</text:p>
                <draw:g>
                  <svg:desc>Sheet1.M421:Sheet1.M4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3.732">
                <text:p>4383.732</text:p>
                <draw:g>
                  <svg:desc>Sheet1.M6:Sheet1.M105</svg:desc>
                </draw:g>
              </table:table-cell>
              <table:table-cell office:value-type="float" office:value="4382.598">
                <text:p>4382.598</text:p>
                <draw:g>
                  <svg:desc>Sheet1.M110:Sheet1.M209</svg:desc>
                </draw:g>
              </table:table-cell>
              <table:table-cell office:value-type="float" office:value="4383.176">
                <text:p>4383.176</text:p>
                <draw:g>
                  <svg:desc>Sheet1.M214:Sheet1.M313</svg:desc>
                </draw:g>
              </table:table-cell>
              <table:table-cell office:value-type="float" office:value="4382.598">
                <text:p>4382.598</text:p>
                <draw:g>
                  <svg:desc>Sheet1.M318:Sheet1.M417</svg:desc>
                </draw:g>
              </table:table-cell>
              <table:table-cell office:value-type="float" office:value="4382.598">
                <text:p>4382.598</text:p>
                <draw:g>
                  <svg:desc>Sheet1.M422:Sheet1.M5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3.851">
                <text:p>4483.851</text:p>
              </table:table-cell>
              <table:table-cell office:value-type="float" office:value="4481.565">
                <text:p>4481.565</text:p>
              </table:table-cell>
              <table:table-cell office:value-type="float" office:value="4481.223">
                <text:p>4481.223</text:p>
              </table:table-cell>
              <table:table-cell office:value-type="float" office:value="4481.565">
                <text:p>4481.565</text:p>
              </table:table-cell>
              <table:table-cell office:value-type="float" office:value="4481.565">
                <text:p>4481.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4.258">
                <text:p>4484.258</text:p>
              </table:table-cell>
              <table:table-cell office:value-type="float" office:value="4490.711">
                <text:p>4490.711</text:p>
              </table:table-cell>
              <table:table-cell office:value-type="float" office:value="4491.848">
                <text:p>4491.848</text:p>
              </table:table-cell>
              <table:table-cell office:value-type="float" office:value="4492.778">
                <text:p>4492.778</text:p>
              </table:table-cell>
              <table:table-cell office:value-type="float" office:value="4492.778">
                <text:p>4492.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77.833">
                <text:p>4477.833</text:p>
              </table:table-cell>
              <table:table-cell office:value-type="float" office:value="4482.386">
                <text:p>4482.386</text:p>
              </table:table-cell>
              <table:table-cell office:value-type="float" office:value="4472.894">
                <text:p>4472.894</text:p>
              </table:table-cell>
              <table:table-cell office:value-type="float" office:value="4483.085">
                <text:p>4483.085</text:p>
              </table:table-cell>
              <table:table-cell office:value-type="float" office:value="4483.085">
                <text:p>4483.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85.751">
                <text:p>4485.751</text:p>
              </table:table-cell>
              <table:table-cell office:value-type="float" office:value="4472.41">
                <text:p>4472.41</text:p>
              </table:table-cell>
              <table:table-cell office:value-type="float" office:value="4458.859">
                <text:p>4458.859</text:p>
              </table:table-cell>
              <table:table-cell office:value-type="float" office:value="4471.521">
                <text:p>4471.521</text:p>
              </table:table-cell>
              <table:table-cell office:value-type="float" office:value="4471.521">
                <text:p>4471.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67.974">
                <text:p>4467.974</text:p>
              </table:table-cell>
              <table:table-cell office:value-type="float" office:value="4437.786">
                <text:p>4437.786</text:p>
              </table:table-cell>
              <table:table-cell office:value-type="float" office:value="4450.428">
                <text:p>4450.428</text:p>
              </table:table-cell>
              <table:table-cell office:value-type="float" office:value="4437.821">
                <text:p>4437.821</text:p>
              </table:table-cell>
              <table:table-cell office:value-type="float" office:value="4437.821">
                <text:p>4437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71.631">
                <text:p>4471.631</text:p>
              </table:table-cell>
              <table:table-cell office:value-type="float" office:value="4465.541">
                <text:p>4465.541</text:p>
              </table:table-cell>
              <table:table-cell office:value-type="float" office:value="4456.556">
                <text:p>4456.556</text:p>
              </table:table-cell>
              <table:table-cell office:value-type="float" office:value="4463.847">
                <text:p>4463.847</text:p>
              </table:table-cell>
              <table:table-cell office:value-type="float" office:value="4463.847">
                <text:p>4463.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0.798">
                <text:p>4480.798</text:p>
              </table:table-cell>
              <table:table-cell office:value-type="float" office:value="4472.156">
                <text:p>4472.156</text:p>
              </table:table-cell>
              <table:table-cell office:value-type="float" office:value="4459.397">
                <text:p>4459.397</text:p>
              </table:table-cell>
              <table:table-cell office:value-type="float" office:value="4469.615">
                <text:p>4469.615</text:p>
              </table:table-cell>
              <table:table-cell office:value-type="float" office:value="4469.615">
                <text:p>4469.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7.273">
                <text:p>4487.273</text:p>
              </table:table-cell>
              <table:table-cell office:value-type="float" office:value="4488.811">
                <text:p>4488.811</text:p>
              </table:table-cell>
              <table:table-cell office:value-type="float" office:value="4468.886">
                <text:p>4468.886</text:p>
              </table:table-cell>
              <table:table-cell office:value-type="float" office:value="4488.555">
                <text:p>4488.555</text:p>
              </table:table-cell>
              <table:table-cell office:value-type="float" office:value="4488.555">
                <text:p>4488.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91.082">
                <text:p>4491.082</text:p>
              </table:table-cell>
              <table:table-cell office:value-type="float" office:value="4451.229">
                <text:p>4451.229</text:p>
              </table:table-cell>
              <table:table-cell office:value-type="float" office:value="4461.188">
                <text:p>4461.188</text:p>
              </table:table-cell>
              <table:table-cell office:value-type="float" office:value="4447.659">
                <text:p>4447.659</text:p>
              </table:table-cell>
              <table:table-cell office:value-type="float" office:value="4447.659">
                <text:p>4447.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0.775">
                <text:p>4520.775</text:p>
              </table:table-cell>
              <table:table-cell office:value-type="float" office:value="4453.86">
                <text:p>4453.86</text:p>
              </table:table-cell>
              <table:table-cell office:value-type="float" office:value="4467.326">
                <text:p>4467.326</text:p>
              </table:table-cell>
              <table:table-cell office:value-type="float" office:value="4453.606">
                <text:p>4453.606</text:p>
              </table:table-cell>
              <table:table-cell office:value-type="float" office:value="4453.606">
                <text:p>4453.6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31.831">
                <text:p>4531.831</text:p>
              </table:table-cell>
              <table:table-cell office:value-type="float" office:value="4443.609">
                <text:p>4443.609</text:p>
              </table:table-cell>
              <table:table-cell office:value-type="float" office:value="4477.059">
                <text:p>4477.059</text:p>
              </table:table-cell>
              <table:table-cell office:value-type="float" office:value="4442.314">
                <text:p>4442.314</text:p>
              </table:table-cell>
              <table:table-cell office:value-type="float" office:value="4442.314">
                <text:p>4442.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33.472">
                <text:p>4533.472</text:p>
              </table:table-cell>
              <table:table-cell office:value-type="float" office:value="4430.332">
                <text:p>4430.332</text:p>
              </table:table-cell>
              <table:table-cell office:value-type="float" office:value="4474.104">
                <text:p>4474.104</text:p>
              </table:table-cell>
              <table:table-cell office:value-type="float" office:value="4428.052">
                <text:p>4428.052</text:p>
              </table:table-cell>
              <table:table-cell office:value-type="float" office:value="4428.052">
                <text:p>4428.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34.035">
                <text:p>4534.035</text:p>
              </table:table-cell>
              <table:table-cell office:value-type="float" office:value="4417.399">
                <text:p>4417.399</text:p>
              </table:table-cell>
              <table:table-cell office:value-type="float" office:value="4487.639">
                <text:p>4487.639</text:p>
              </table:table-cell>
              <table:table-cell office:value-type="float" office:value="4419.801">
                <text:p>4419.801</text:p>
              </table:table-cell>
              <table:table-cell office:value-type="float" office:value="4419.801">
                <text:p>4419.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58.969">
                <text:p>4558.969</text:p>
              </table:table-cell>
              <table:table-cell office:value-type="float" office:value="4416.288">
                <text:p>4416.288</text:p>
              </table:table-cell>
              <table:table-cell office:value-type="float" office:value="4493.706">
                <text:p>4493.706</text:p>
              </table:table-cell>
              <table:table-cell office:value-type="float" office:value="4416.792">
                <text:p>4416.792</text:p>
              </table:table-cell>
              <table:table-cell office:value-type="float" office:value="4416.792">
                <text:p>4416.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78.621">
                <text:p>4578.621</text:p>
              </table:table-cell>
              <table:table-cell office:value-type="float" office:value="4417.167">
                <text:p>4417.167</text:p>
              </table:table-cell>
              <table:table-cell office:value-type="float" office:value="4481.129">
                <text:p>4481.129</text:p>
              </table:table-cell>
              <table:table-cell office:value-type="float" office:value="4416.442">
                <text:p>4416.442</text:p>
              </table:table-cell>
              <table:table-cell office:value-type="float" office:value="4416.442">
                <text:p>4416.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86.149">
                <text:p>4586.149</text:p>
              </table:table-cell>
              <table:table-cell office:value-type="float" office:value="4402.29">
                <text:p>4402.29</text:p>
              </table:table-cell>
              <table:table-cell office:value-type="float" office:value="4503.152">
                <text:p>4503.152</text:p>
              </table:table-cell>
              <table:table-cell office:value-type="float" office:value="4404.087">
                <text:p>4404.087</text:p>
              </table:table-cell>
              <table:table-cell office:value-type="float" office:value="4404.087">
                <text:p>4404.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70.893">
                <text:p>4570.893</text:p>
              </table:table-cell>
              <table:table-cell office:value-type="float" office:value="4408.307">
                <text:p>4408.307</text:p>
              </table:table-cell>
              <table:table-cell office:value-type="float" office:value="4495.776">
                <text:p>4495.776</text:p>
              </table:table-cell>
              <table:table-cell office:value-type="float" office:value="4408.808">
                <text:p>4408.808</text:p>
              </table:table-cell>
              <table:table-cell office:value-type="float" office:value="4408.808">
                <text:p>4408.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33.935">
                <text:p>4633.935</text:p>
              </table:table-cell>
              <table:table-cell office:value-type="float" office:value="4396.228">
                <text:p>4396.228</text:p>
              </table:table-cell>
              <table:table-cell office:value-type="float" office:value="4502.535">
                <text:p>4502.535</text:p>
              </table:table-cell>
              <table:table-cell office:value-type="float" office:value="4399.17">
                <text:p>4399.17</text:p>
              </table:table-cell>
              <table:table-cell office:value-type="float" office:value="4399.17">
                <text:p>4399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39.565">
                <text:p>4639.565</text:p>
              </table:table-cell>
              <table:table-cell office:value-type="float" office:value="4400.629">
                <text:p>4400.629</text:p>
              </table:table-cell>
              <table:table-cell office:value-type="float" office:value="4559.8">
                <text:p>4559.8</text:p>
              </table:table-cell>
              <table:table-cell office:value-type="float" office:value="4401.017">
                <text:p>4401.017</text:p>
              </table:table-cell>
              <table:table-cell office:value-type="float" office:value="4401.017">
                <text:p>4401.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62.695">
                <text:p>4662.695</text:p>
              </table:table-cell>
              <table:table-cell office:value-type="float" office:value="4411.675">
                <text:p>4411.675</text:p>
              </table:table-cell>
              <table:table-cell office:value-type="float" office:value="4581.251">
                <text:p>4581.251</text:p>
              </table:table-cell>
              <table:table-cell office:value-type="float" office:value="4411.904">
                <text:p>4411.904</text:p>
              </table:table-cell>
              <table:table-cell office:value-type="float" office:value="4411.904">
                <text:p>4411.9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7.232">
                <text:p>4727.232</text:p>
              </table:table-cell>
              <table:table-cell office:value-type="float" office:value="4459.33">
                <text:p>4459.33</text:p>
              </table:table-cell>
              <table:table-cell office:value-type="float" office:value="4597.316">
                <text:p>4597.316</text:p>
              </table:table-cell>
              <table:table-cell office:value-type="float" office:value="4459.91">
                <text:p>4459.91</text:p>
              </table:table-cell>
              <table:table-cell office:value-type="float" office:value="4459.91">
                <text:p>4459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54.21">
                <text:p>4754.21</text:p>
              </table:table-cell>
              <table:table-cell office:value-type="float" office:value="4494.42">
                <text:p>4494.42</text:p>
              </table:table-cell>
              <table:table-cell office:value-type="float" office:value="4614.917">
                <text:p>4614.917</text:p>
              </table:table-cell>
              <table:table-cell office:value-type="float" office:value="4493.088">
                <text:p>4493.088</text:p>
              </table:table-cell>
              <table:table-cell office:value-type="float" office:value="4493.088">
                <text:p>4493.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44.99">
                <text:p>4744.99</text:p>
              </table:table-cell>
              <table:table-cell office:value-type="float" office:value="4512.964">
                <text:p>4512.964</text:p>
              </table:table-cell>
              <table:table-cell office:value-type="float" office:value="4591.278">
                <text:p>4591.278</text:p>
              </table:table-cell>
              <table:table-cell office:value-type="float" office:value="4528.242">
                <text:p>4528.242</text:p>
              </table:table-cell>
              <table:table-cell office:value-type="float" office:value="4528.242">
                <text:p>4528.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60.065">
                <text:p>4760.065</text:p>
              </table:table-cell>
              <table:table-cell office:value-type="float" office:value="4536.822">
                <text:p>4536.822</text:p>
              </table:table-cell>
              <table:table-cell office:value-type="float" office:value="4643.405">
                <text:p>4643.405</text:p>
              </table:table-cell>
              <table:table-cell office:value-type="float" office:value="4548.587">
                <text:p>4548.587</text:p>
              </table:table-cell>
              <table:table-cell office:value-type="float" office:value="4548.587">
                <text:p>4548.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05.245">
                <text:p>4805.245</text:p>
              </table:table-cell>
              <table:table-cell office:value-type="float" office:value="4537.712">
                <text:p>4537.712</text:p>
              </table:table-cell>
              <table:table-cell office:value-type="float" office:value="4653.292">
                <text:p>4653.292</text:p>
              </table:table-cell>
              <table:table-cell office:value-type="float" office:value="4552.902">
                <text:p>4552.902</text:p>
              </table:table-cell>
              <table:table-cell office:value-type="float" office:value="4552.902">
                <text:p>4552.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39.25">
                <text:p>4839.25</text:p>
              </table:table-cell>
              <table:table-cell office:value-type="float" office:value="4540.921">
                <text:p>4540.921</text:p>
              </table:table-cell>
              <table:table-cell office:value-type="float" office:value="4683.045">
                <text:p>4683.045</text:p>
              </table:table-cell>
              <table:table-cell office:value-type="float" office:value="4537.581">
                <text:p>4537.581</text:p>
              </table:table-cell>
              <table:table-cell office:value-type="float" office:value="4537.581">
                <text:p>4537.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14.377">
                <text:p>4914.377</text:p>
              </table:table-cell>
              <table:table-cell office:value-type="float" office:value="4568.132">
                <text:p>4568.132</text:p>
              </table:table-cell>
              <table:table-cell office:value-type="float" office:value="4710.971">
                <text:p>4710.971</text:p>
              </table:table-cell>
              <table:table-cell office:value-type="float" office:value="4577.27">
                <text:p>4577.27</text:p>
              </table:table-cell>
              <table:table-cell office:value-type="float" office:value="4577.27">
                <text:p>4577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59.697">
                <text:p>4959.697</text:p>
              </table:table-cell>
              <table:table-cell office:value-type="float" office:value="4581.356">
                <text:p>4581.356</text:p>
              </table:table-cell>
              <table:table-cell office:value-type="float" office:value="4748.259">
                <text:p>4748.259</text:p>
              </table:table-cell>
              <table:table-cell office:value-type="float" office:value="4586.15">
                <text:p>4586.15</text:p>
              </table:table-cell>
              <table:table-cell office:value-type="float" office:value="4586.15">
                <text:p>4586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22.493">
                <text:p>5022.493</text:p>
              </table:table-cell>
              <table:table-cell office:value-type="float" office:value="4574.892">
                <text:p>4574.892</text:p>
              </table:table-cell>
              <table:table-cell office:value-type="float" office:value="4855.783">
                <text:p>4855.783</text:p>
              </table:table-cell>
              <table:table-cell office:value-type="float" office:value="4579.385">
                <text:p>4579.385</text:p>
              </table:table-cell>
              <table:table-cell office:value-type="float" office:value="4579.385">
                <text:p>4579.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54.545">
                <text:p>5054.545</text:p>
              </table:table-cell>
              <table:table-cell office:value-type="float" office:value="4545.589">
                <text:p>4545.589</text:p>
              </table:table-cell>
              <table:table-cell office:value-type="float" office:value="4838.755">
                <text:p>4838.755</text:p>
              </table:table-cell>
              <table:table-cell office:value-type="float" office:value="4548.442">
                <text:p>4548.442</text:p>
              </table:table-cell>
              <table:table-cell office:value-type="float" office:value="4548.442">
                <text:p>4548.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98.479">
                <text:p>5098.479</text:p>
              </table:table-cell>
              <table:table-cell office:value-type="float" office:value="4562.721">
                <text:p>4562.721</text:p>
              </table:table-cell>
              <table:table-cell office:value-type="float" office:value="4870.533">
                <text:p>4870.533</text:p>
              </table:table-cell>
              <table:table-cell office:value-type="float" office:value="4564.764">
                <text:p>4564.764</text:p>
              </table:table-cell>
              <table:table-cell office:value-type="float" office:value="4564.764">
                <text:p>4564.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25.255">
                <text:p>5125.255</text:p>
              </table:table-cell>
              <table:table-cell office:value-type="float" office:value="4587.528">
                <text:p>4587.528</text:p>
              </table:table-cell>
              <table:table-cell office:value-type="float" office:value="4894.079">
                <text:p>4894.079</text:p>
              </table:table-cell>
              <table:table-cell office:value-type="float" office:value="4628.971">
                <text:p>4628.971</text:p>
              </table:table-cell>
              <table:table-cell office:value-type="float" office:value="4628.971">
                <text:p>4628.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08.81">
                <text:p>5208.81</text:p>
              </table:table-cell>
              <table:table-cell office:value-type="float" office:value="4586.887">
                <text:p>4586.887</text:p>
              </table:table-cell>
              <table:table-cell office:value-type="float" office:value="5027.059">
                <text:p>5027.059</text:p>
              </table:table-cell>
              <table:table-cell office:value-type="float" office:value="4618.722">
                <text:p>4618.722</text:p>
              </table:table-cell>
              <table:table-cell office:value-type="float" office:value="4618.722">
                <text:p>4618.7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64.266">
                <text:p>5264.266</text:p>
              </table:table-cell>
              <table:table-cell office:value-type="float" office:value="4733.204">
                <text:p>4733.204</text:p>
              </table:table-cell>
              <table:table-cell office:value-type="float" office:value="5070.721">
                <text:p>5070.721</text:p>
              </table:table-cell>
              <table:table-cell office:value-type="float" office:value="4758.923">
                <text:p>4758.923</text:p>
              </table:table-cell>
              <table:table-cell office:value-type="float" office:value="4758.923">
                <text:p>4758.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83.507">
                <text:p>5283.507</text:p>
              </table:table-cell>
              <table:table-cell office:value-type="float" office:value="4719.182">
                <text:p>4719.182</text:p>
              </table:table-cell>
              <table:table-cell office:value-type="float" office:value="5012.177">
                <text:p>5012.177</text:p>
              </table:table-cell>
              <table:table-cell office:value-type="float" office:value="4732.901">
                <text:p>4732.901</text:p>
              </table:table-cell>
              <table:table-cell office:value-type="float" office:value="4732.901">
                <text:p>4732.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68.43">
                <text:p>5368.43</text:p>
              </table:table-cell>
              <table:table-cell office:value-type="float" office:value="4731.136">
                <text:p>4731.136</text:p>
              </table:table-cell>
              <table:table-cell office:value-type="float" office:value="5038.751">
                <text:p>5038.751</text:p>
              </table:table-cell>
              <table:table-cell office:value-type="float" office:value="4745.939">
                <text:p>4745.939</text:p>
              </table:table-cell>
              <table:table-cell office:value-type="float" office:value="4745.939">
                <text:p>4745.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99.242">
                <text:p>5399.242</text:p>
              </table:table-cell>
              <table:table-cell office:value-type="float" office:value="4770.187">
                <text:p>4770.187</text:p>
              </table:table-cell>
              <table:table-cell office:value-type="float" office:value="5105.071">
                <text:p>5105.071</text:p>
              </table:table-cell>
              <table:table-cell office:value-type="float" office:value="4782.33">
                <text:p>4782.33</text:p>
              </table:table-cell>
              <table:table-cell office:value-type="float" office:value="4782.33">
                <text:p>4782.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01.992">
                <text:p>5401.992</text:p>
              </table:table-cell>
              <table:table-cell office:value-type="float" office:value="4786.458">
                <text:p>4786.458</text:p>
              </table:table-cell>
              <table:table-cell office:value-type="float" office:value="5147.361">
                <text:p>5147.361</text:p>
              </table:table-cell>
              <table:table-cell office:value-type="float" office:value="4799.668">
                <text:p>4799.668</text:p>
              </table:table-cell>
              <table:table-cell office:value-type="float" office:value="4799.668">
                <text:p>4799.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7.529">
                <text:p>5407.529</text:p>
              </table:table-cell>
              <table:table-cell office:value-type="float" office:value="4812.979">
                <text:p>4812.979</text:p>
              </table:table-cell>
              <table:table-cell office:value-type="float" office:value="5174.466">
                <text:p>5174.466</text:p>
              </table:table-cell>
              <table:table-cell office:value-type="float" office:value="4828.595">
                <text:p>4828.595</text:p>
              </table:table-cell>
              <table:table-cell office:value-type="float" office:value="4828.595">
                <text:p>4828.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26.079">
                <text:p>5426.079</text:p>
              </table:table-cell>
              <table:table-cell office:value-type="float" office:value="4846.451">
                <text:p>4846.451</text:p>
              </table:table-cell>
              <table:table-cell office:value-type="float" office:value="5233.768">
                <text:p>5233.768</text:p>
              </table:table-cell>
              <table:table-cell office:value-type="float" office:value="4861.155">
                <text:p>4861.155</text:p>
              </table:table-cell>
              <table:table-cell office:value-type="float" office:value="4861.155">
                <text:p>4861.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26.768">
                <text:p>5426.768</text:p>
              </table:table-cell>
              <table:table-cell office:value-type="float" office:value="4857.503">
                <text:p>4857.503</text:p>
              </table:table-cell>
              <table:table-cell office:value-type="float" office:value="5199.663">
                <text:p>5199.663</text:p>
              </table:table-cell>
              <table:table-cell office:value-type="float" office:value="4871.726">
                <text:p>4871.726</text:p>
              </table:table-cell>
              <table:table-cell office:value-type="float" office:value="4871.726">
                <text:p>4871.7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04.187">
                <text:p>5504.187</text:p>
              </table:table-cell>
              <table:table-cell office:value-type="float" office:value="4847.244">
                <text:p>4847.244</text:p>
              </table:table-cell>
              <table:table-cell office:value-type="float" office:value="5265.534">
                <text:p>5265.534</text:p>
              </table:table-cell>
              <table:table-cell office:value-type="float" office:value="4864.923">
                <text:p>4864.923</text:p>
              </table:table-cell>
              <table:table-cell office:value-type="float" office:value="4864.923">
                <text:p>4864.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81.487">
                <text:p>5481.487</text:p>
              </table:table-cell>
              <table:table-cell office:value-type="float" office:value="4854.577">
                <text:p>4854.577</text:p>
              </table:table-cell>
              <table:table-cell office:value-type="float" office:value="5248.625">
                <text:p>5248.625</text:p>
              </table:table-cell>
              <table:table-cell office:value-type="float" office:value="4873.067">
                <text:p>4873.067</text:p>
              </table:table-cell>
              <table:table-cell office:value-type="float" office:value="4873.067">
                <text:p>4873.0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72.491">
                <text:p>5572.491</text:p>
              </table:table-cell>
              <table:table-cell office:value-type="float" office:value="4862.31">
                <text:p>4862.31</text:p>
              </table:table-cell>
              <table:table-cell office:value-type="float" office:value="5281.562">
                <text:p>5281.562</text:p>
              </table:table-cell>
              <table:table-cell office:value-type="float" office:value="4880.614">
                <text:p>4880.614</text:p>
              </table:table-cell>
              <table:table-cell office:value-type="float" office:value="4880.614">
                <text:p>4880.6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03.722">
                <text:p>5603.722</text:p>
              </table:table-cell>
              <table:table-cell office:value-type="float" office:value="4903.448">
                <text:p>4903.448</text:p>
              </table:table-cell>
              <table:table-cell office:value-type="float" office:value="5292.616">
                <text:p>5292.616</text:p>
              </table:table-cell>
              <table:table-cell office:value-type="float" office:value="4919.933">
                <text:p>4919.933</text:p>
              </table:table-cell>
              <table:table-cell office:value-type="float" office:value="4919.933">
                <text:p>4919.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57.64">
                <text:p>5657.64</text:p>
              </table:table-cell>
              <table:table-cell office:value-type="float" office:value="4903.251">
                <text:p>4903.251</text:p>
              </table:table-cell>
              <table:table-cell office:value-type="float" office:value="5349.958">
                <text:p>5349.958</text:p>
              </table:table-cell>
              <table:table-cell office:value-type="float" office:value="4920.61">
                <text:p>4920.61</text:p>
              </table:table-cell>
              <table:table-cell office:value-type="float" office:value="4920.61">
                <text:p>4920.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60.794">
                <text:p>5660.794</text:p>
              </table:table-cell>
              <table:table-cell office:value-type="float" office:value="4898.508">
                <text:p>4898.508</text:p>
              </table:table-cell>
              <table:table-cell office:value-type="float" office:value="5421.194">
                <text:p>5421.194</text:p>
              </table:table-cell>
              <table:table-cell office:value-type="float" office:value="4913.631">
                <text:p>4913.631</text:p>
              </table:table-cell>
              <table:table-cell office:value-type="float" office:value="4913.631">
                <text:p>4913.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51.875">
                <text:p>5651.875</text:p>
              </table:table-cell>
              <table:table-cell office:value-type="float" office:value="4933.047">
                <text:p>4933.047</text:p>
              </table:table-cell>
              <table:table-cell office:value-type="float" office:value="5400.748">
                <text:p>5400.748</text:p>
              </table:table-cell>
              <table:table-cell office:value-type="float" office:value="4948.408">
                <text:p>4948.408</text:p>
              </table:table-cell>
              <table:table-cell office:value-type="float" office:value="4948.408">
                <text:p>4948.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56.206">
                <text:p>5656.206</text:p>
              </table:table-cell>
              <table:table-cell office:value-type="float" office:value="4929.442">
                <text:p>4929.442</text:p>
              </table:table-cell>
              <table:table-cell office:value-type="float" office:value="5403.675">
                <text:p>5403.675</text:p>
              </table:table-cell>
              <table:table-cell office:value-type="float" office:value="4942.513">
                <text:p>4942.513</text:p>
              </table:table-cell>
              <table:table-cell office:value-type="float" office:value="4942.513">
                <text:p>4942.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67.607">
                <text:p>5667.607</text:p>
              </table:table-cell>
              <table:table-cell office:value-type="float" office:value="4936.034">
                <text:p>4936.034</text:p>
              </table:table-cell>
              <table:table-cell office:value-type="float" office:value="5462.841">
                <text:p>5462.841</text:p>
              </table:table-cell>
              <table:table-cell office:value-type="float" office:value="4943.507">
                <text:p>4943.507</text:p>
              </table:table-cell>
              <table:table-cell office:value-type="float" office:value="4943.507">
                <text:p>4943.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80.895">
                <text:p>5680.895</text:p>
              </table:table-cell>
              <table:table-cell office:value-type="float" office:value="4981.134">
                <text:p>4981.134</text:p>
              </table:table-cell>
              <table:table-cell office:value-type="float" office:value="5468.473">
                <text:p>5468.473</text:p>
              </table:table-cell>
              <table:table-cell office:value-type="float" office:value="4990.913">
                <text:p>4990.913</text:p>
              </table:table-cell>
              <table:table-cell office:value-type="float" office:value="4990.913">
                <text:p>4990.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15.689">
                <text:p>5715.689</text:p>
              </table:table-cell>
              <table:table-cell office:value-type="float" office:value="4978.685">
                <text:p>4978.685</text:p>
              </table:table-cell>
              <table:table-cell office:value-type="float" office:value="5434.092">
                <text:p>5434.092</text:p>
              </table:table-cell>
              <table:table-cell office:value-type="float" office:value="4994.243">
                <text:p>4994.243</text:p>
              </table:table-cell>
              <table:table-cell office:value-type="float" office:value="4994.243">
                <text:p>4994.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94.662">
                <text:p>5694.662</text:p>
              </table:table-cell>
              <table:table-cell office:value-type="float" office:value="4978.913">
                <text:p>4978.913</text:p>
              </table:table-cell>
              <table:table-cell office:value-type="float" office:value="5478.919">
                <text:p>5478.919</text:p>
              </table:table-cell>
              <table:table-cell office:value-type="float" office:value="4994.44">
                <text:p>4994.44</text:p>
              </table:table-cell>
              <table:table-cell office:value-type="float" office:value="4994.44">
                <text:p>4994.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22.791">
                <text:p>5722.791</text:p>
              </table:table-cell>
              <table:table-cell office:value-type="float" office:value="4986.225">
                <text:p>4986.225</text:p>
              </table:table-cell>
              <table:table-cell office:value-type="float" office:value="5482.844">
                <text:p>5482.844</text:p>
              </table:table-cell>
              <table:table-cell office:value-type="float" office:value="4998.083">
                <text:p>4998.083</text:p>
              </table:table-cell>
              <table:table-cell office:value-type="float" office:value="4998.083">
                <text:p>4998.0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56.298">
                <text:p>5756.298</text:p>
              </table:table-cell>
              <table:table-cell office:value-type="float" office:value="5021.77">
                <text:p>5021.77</text:p>
              </table:table-cell>
              <table:table-cell office:value-type="float" office:value="5503.276">
                <text:p>5503.276</text:p>
              </table:table-cell>
              <table:table-cell office:value-type="float" office:value="5032.031">
                <text:p>5032.031</text:p>
              </table:table-cell>
              <table:table-cell office:value-type="float" office:value="5032.031">
                <text:p>5032.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49.531">
                <text:p>5849.531</text:p>
              </table:table-cell>
              <table:table-cell office:value-type="float" office:value="5018.941">
                <text:p>5018.941</text:p>
              </table:table-cell>
              <table:table-cell office:value-type="float" office:value="5512.703">
                <text:p>5512.703</text:p>
              </table:table-cell>
              <table:table-cell office:value-type="float" office:value="5030.474">
                <text:p>5030.474</text:p>
              </table:table-cell>
              <table:table-cell office:value-type="float" office:value="5030.474">
                <text:p>5030.4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46.99">
                <text:p>5846.99</text:p>
              </table:table-cell>
              <table:table-cell office:value-type="float" office:value="5039.054">
                <text:p>5039.054</text:p>
              </table:table-cell>
              <table:table-cell office:value-type="float" office:value="5584.857">
                <text:p>5584.857</text:p>
              </table:table-cell>
              <table:table-cell office:value-type="float" office:value="5048.811">
                <text:p>5048.811</text:p>
              </table:table-cell>
              <table:table-cell office:value-type="float" office:value="5048.811">
                <text:p>5048.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1.944">
                <text:p>5911.944</text:p>
              </table:table-cell>
              <table:table-cell office:value-type="float" office:value="5067.089">
                <text:p>5067.089</text:p>
              </table:table-cell>
              <table:table-cell office:value-type="float" office:value="5626.226">
                <text:p>5626.226</text:p>
              </table:table-cell>
              <table:table-cell office:value-type="float" office:value="5067.126">
                <text:p>5067.126</text:p>
              </table:table-cell>
              <table:table-cell office:value-type="float" office:value="5067.126">
                <text:p>5067.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81.602">
                <text:p>5881.602</text:p>
              </table:table-cell>
              <table:table-cell office:value-type="float" office:value="5138.636">
                <text:p>5138.636</text:p>
              </table:table-cell>
              <table:table-cell office:value-type="float" office:value="5603.069">
                <text:p>5603.069</text:p>
              </table:table-cell>
              <table:table-cell office:value-type="float" office:value="5136.275">
                <text:p>5136.275</text:p>
              </table:table-cell>
              <table:table-cell office:value-type="float" office:value="5136.275">
                <text:p>5136.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49.362">
                <text:p>5849.362</text:p>
              </table:table-cell>
              <table:table-cell office:value-type="float" office:value="5164.389">
                <text:p>5164.389</text:p>
              </table:table-cell>
              <table:table-cell office:value-type="float" office:value="5651.586">
                <text:p>5651.586</text:p>
              </table:table-cell>
              <table:table-cell office:value-type="float" office:value="5169.856">
                <text:p>5169.856</text:p>
              </table:table-cell>
              <table:table-cell office:value-type="float" office:value="5169.856">
                <text:p>5169.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2.55">
                <text:p>5912.55</text:p>
              </table:table-cell>
              <table:table-cell office:value-type="float" office:value="5171.996">
                <text:p>5171.996</text:p>
              </table:table-cell>
              <table:table-cell office:value-type="float" office:value="5672.209">
                <text:p>5672.209</text:p>
              </table:table-cell>
              <table:table-cell office:value-type="float" office:value="5173.287">
                <text:p>5173.287</text:p>
              </table:table-cell>
              <table:table-cell office:value-type="float" office:value="5173.287">
                <text:p>5173.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47.271">
                <text:p>5947.271</text:p>
              </table:table-cell>
              <table:table-cell office:value-type="float" office:value="5206.298">
                <text:p>5206.298</text:p>
              </table:table-cell>
              <table:table-cell office:value-type="float" office:value="5688.765">
                <text:p>5688.765</text:p>
              </table:table-cell>
              <table:table-cell office:value-type="float" office:value="5204.963">
                <text:p>5204.963</text:p>
              </table:table-cell>
              <table:table-cell office:value-type="float" office:value="5204.963">
                <text:p>5204.9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10.75">
                <text:p>6010.75</text:p>
              </table:table-cell>
              <table:table-cell office:value-type="float" office:value="5192.476">
                <text:p>5192.476</text:p>
              </table:table-cell>
              <table:table-cell office:value-type="float" office:value="5722.903">
                <text:p>5722.903</text:p>
              </table:table-cell>
              <table:table-cell office:value-type="float" office:value="5192.478">
                <text:p>5192.478</text:p>
              </table:table-cell>
              <table:table-cell office:value-type="float" office:value="5192.478">
                <text:p>5192.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54.614">
                <text:p>5954.614</text:p>
              </table:table-cell>
              <table:table-cell office:value-type="float" office:value="5222.907">
                <text:p>5222.907</text:p>
              </table:table-cell>
              <table:table-cell office:value-type="float" office:value="5706.683">
                <text:p>5706.683</text:p>
              </table:table-cell>
              <table:table-cell office:value-type="float" office:value="5223.793">
                <text:p>5223.793</text:p>
              </table:table-cell>
              <table:table-cell office:value-type="float" office:value="5223.793">
                <text:p>5223.7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82.938">
                <text:p>5982.938</text:p>
              </table:table-cell>
              <table:table-cell office:value-type="float" office:value="5231.659">
                <text:p>5231.659</text:p>
              </table:table-cell>
              <table:table-cell office:value-type="float" office:value="5666.814">
                <text:p>5666.814</text:p>
              </table:table-cell>
              <table:table-cell office:value-type="float" office:value="5254.957">
                <text:p>5254.957</text:p>
              </table:table-cell>
              <table:table-cell office:value-type="float" office:value="5254.957">
                <text:p>5254.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53.91">
                <text:p>5953.91</text:p>
              </table:table-cell>
              <table:table-cell office:value-type="float" office:value="5191.482">
                <text:p>5191.482</text:p>
              </table:table-cell>
              <table:table-cell office:value-type="float" office:value="5690.062">
                <text:p>5690.062</text:p>
              </table:table-cell>
              <table:table-cell office:value-type="float" office:value="5213.69">
                <text:p>5213.69</text:p>
              </table:table-cell>
              <table:table-cell office:value-type="float" office:value="5213.69">
                <text:p>5213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46.214">
                <text:p>5946.214</text:p>
              </table:table-cell>
              <table:table-cell office:value-type="float" office:value="5194.52">
                <text:p>5194.52</text:p>
              </table:table-cell>
              <table:table-cell office:value-type="float" office:value="5706.477">
                <text:p>5706.477</text:p>
              </table:table-cell>
              <table:table-cell office:value-type="float" office:value="5215.455">
                <text:p>5215.455</text:p>
              </table:table-cell>
              <table:table-cell office:value-type="float" office:value="5215.455">
                <text:p>5215.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36.534">
                <text:p>5936.534</text:p>
              </table:table-cell>
              <table:table-cell office:value-type="float" office:value="5251.927">
                <text:p>5251.927</text:p>
              </table:table-cell>
              <table:table-cell office:value-type="float" office:value="5713.932">
                <text:p>5713.932</text:p>
              </table:table-cell>
              <table:table-cell office:value-type="float" office:value="5273.565">
                <text:p>5273.565</text:p>
              </table:table-cell>
              <table:table-cell office:value-type="float" office:value="5273.565">
                <text:p>5273.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76.455">
                <text:p>5976.455</text:p>
              </table:table-cell>
              <table:table-cell office:value-type="float" office:value="5217.053">
                <text:p>5217.053</text:p>
              </table:table-cell>
              <table:table-cell office:value-type="float" office:value="5705.486">
                <text:p>5705.486</text:p>
              </table:table-cell>
              <table:table-cell office:value-type="float" office:value="5236.539">
                <text:p>5236.539</text:p>
              </table:table-cell>
              <table:table-cell office:value-type="float" office:value="5236.539">
                <text:p>5236.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18.306">
                <text:p>6018.306</text:p>
              </table:table-cell>
              <table:table-cell office:value-type="float" office:value="5196.658">
                <text:p>5196.658</text:p>
              </table:table-cell>
              <table:table-cell office:value-type="float" office:value="5747.064">
                <text:p>5747.064</text:p>
              </table:table-cell>
              <table:table-cell office:value-type="float" office:value="5218.664">
                <text:p>5218.664</text:p>
              </table:table-cell>
              <table:table-cell office:value-type="float" office:value="5218.664">
                <text:p>5218.6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09.499">
                <text:p>6009.499</text:p>
              </table:table-cell>
              <table:table-cell office:value-type="float" office:value="5229.127">
                <text:p>5229.127</text:p>
              </table:table-cell>
              <table:table-cell office:value-type="float" office:value="5762.578">
                <text:p>5762.578</text:p>
              </table:table-cell>
              <table:table-cell office:value-type="float" office:value="5247.513">
                <text:p>5247.513</text:p>
              </table:table-cell>
              <table:table-cell office:value-type="float" office:value="5247.513">
                <text:p>5247.5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99.685">
                <text:p>5999.685</text:p>
              </table:table-cell>
              <table:table-cell office:value-type="float" office:value="5232.401">
                <text:p>5232.401</text:p>
              </table:table-cell>
              <table:table-cell office:value-type="float" office:value="5833.356">
                <text:p>5833.356</text:p>
              </table:table-cell>
              <table:table-cell office:value-type="float" office:value="5247.989">
                <text:p>5247.989</text:p>
              </table:table-cell>
              <table:table-cell office:value-type="float" office:value="5247.989">
                <text:p>5247.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21.596">
                <text:p>6021.596</text:p>
              </table:table-cell>
              <table:table-cell office:value-type="float" office:value="5265.351">
                <text:p>5265.351</text:p>
              </table:table-cell>
              <table:table-cell office:value-type="float" office:value="5819.39">
                <text:p>5819.39</text:p>
              </table:table-cell>
              <table:table-cell office:value-type="float" office:value="5279.766">
                <text:p>5279.766</text:p>
              </table:table-cell>
              <table:table-cell office:value-type="float" office:value="5279.766">
                <text:p>5279.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53.981">
                <text:p>6053.981</text:p>
              </table:table-cell>
              <table:table-cell office:value-type="float" office:value="5257.949">
                <text:p>5257.949</text:p>
              </table:table-cell>
              <table:table-cell office:value-type="float" office:value="5876.677">
                <text:p>5876.677</text:p>
              </table:table-cell>
              <table:table-cell office:value-type="float" office:value="5273.051">
                <text:p>5273.051</text:p>
              </table:table-cell>
              <table:table-cell office:value-type="float" office:value="5273.051">
                <text:p>5273.0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73.175">
                <text:p>6073.175</text:p>
              </table:table-cell>
              <table:table-cell office:value-type="float" office:value="5290.572">
                <text:p>5290.572</text:p>
              </table:table-cell>
              <table:table-cell office:value-type="float" office:value="5953.529">
                <text:p>5953.529</text:p>
              </table:table-cell>
              <table:table-cell office:value-type="float" office:value="5307.155">
                <text:p>5307.155</text:p>
              </table:table-cell>
              <table:table-cell office:value-type="float" office:value="5307.155">
                <text:p>5307.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03.653">
                <text:p>6103.653</text:p>
              </table:table-cell>
              <table:table-cell office:value-type="float" office:value="5285.492">
                <text:p>5285.492</text:p>
              </table:table-cell>
              <table:table-cell office:value-type="float" office:value="5902.227">
                <text:p>5902.227</text:p>
              </table:table-cell>
              <table:table-cell office:value-type="float" office:value="5306.697">
                <text:p>5306.697</text:p>
              </table:table-cell>
              <table:table-cell office:value-type="float" office:value="5306.697">
                <text:p>5306.6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95.344">
                <text:p>6095.344</text:p>
              </table:table-cell>
              <table:table-cell office:value-type="float" office:value="5290.939">
                <text:p>5290.939</text:p>
              </table:table-cell>
              <table:table-cell office:value-type="float" office:value="5936.922">
                <text:p>5936.922</text:p>
              </table:table-cell>
              <table:table-cell office:value-type="float" office:value="5315.101">
                <text:p>5315.101</text:p>
              </table:table-cell>
              <table:table-cell office:value-type="float" office:value="5315.101">
                <text:p>5315.1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77.531">
                <text:p>6077.531</text:p>
              </table:table-cell>
              <table:table-cell office:value-type="float" office:value="5317.751">
                <text:p>5317.751</text:p>
              </table:table-cell>
              <table:table-cell office:value-type="float" office:value="5912.103">
                <text:p>5912.103</text:p>
              </table:table-cell>
              <table:table-cell office:value-type="float" office:value="5340.17">
                <text:p>5340.17</text:p>
              </table:table-cell>
              <table:table-cell office:value-type="float" office:value="5340.17">
                <text:p>5340.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2.137">
                <text:p>6082.137</text:p>
              </table:table-cell>
              <table:table-cell office:value-type="float" office:value="5381.299">
                <text:p>5381.299</text:p>
              </table:table-cell>
              <table:table-cell office:value-type="float" office:value="5903.665">
                <text:p>5903.665</text:p>
              </table:table-cell>
              <table:table-cell office:value-type="float" office:value="5418.144">
                <text:p>5418.144</text:p>
              </table:table-cell>
              <table:table-cell office:value-type="float" office:value="5418.144">
                <text:p>5418.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85.007">
                <text:p>6085.007</text:p>
              </table:table-cell>
              <table:table-cell office:value-type="float" office:value="5343.342">
                <text:p>5343.342</text:p>
              </table:table-cell>
              <table:table-cell office:value-type="float" office:value="5997.348">
                <text:p>5997.348</text:p>
              </table:table-cell>
              <table:table-cell office:value-type="float" office:value="5375.913">
                <text:p>5375.913</text:p>
              </table:table-cell>
              <table:table-cell office:value-type="float" office:value="5375.913">
                <text:p>5375.9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098.564">
                <text:p>6098.564</text:p>
              </table:table-cell>
              <table:table-cell office:value-type="float" office:value="5323.611">
                <text:p>5323.611</text:p>
              </table:table-cell>
              <table:table-cell office:value-type="float" office:value="6066.288">
                <text:p>6066.288</text:p>
              </table:table-cell>
              <table:table-cell office:value-type="float" office:value="5367.711">
                <text:p>5367.711</text:p>
              </table:table-cell>
              <table:table-cell office:value-type="float" office:value="5367.711">
                <text:p>5367.7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14.933">
                <text:p>6114.933</text:p>
              </table:table-cell>
              <table:table-cell office:value-type="float" office:value="5366.584">
                <text:p>5366.584</text:p>
              </table:table-cell>
              <table:table-cell office:value-type="float" office:value="6045.386">
                <text:p>6045.386</text:p>
              </table:table-cell>
              <table:table-cell office:value-type="float" office:value="5389.27">
                <text:p>5389.27</text:p>
              </table:table-cell>
              <table:table-cell office:value-type="float" office:value="5389.27">
                <text:p>5389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21.772">
                <text:p>6121.772</text:p>
              </table:table-cell>
              <table:table-cell office:value-type="float" office:value="5360.971">
                <text:p>5360.971</text:p>
              </table:table-cell>
              <table:table-cell office:value-type="float" office:value="6033.452">
                <text:p>6033.452</text:p>
              </table:table-cell>
              <table:table-cell office:value-type="float" office:value="5377.225">
                <text:p>5377.225</text:p>
              </table:table-cell>
              <table:table-cell office:value-type="float" office:value="5377.225">
                <text:p>5377.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26.029">
                <text:p>6126.029</text:p>
              </table:table-cell>
              <table:table-cell office:value-type="float" office:value="5368.142">
                <text:p>5368.142</text:p>
              </table:table-cell>
              <table:table-cell office:value-type="float" office:value="6055.863">
                <text:p>6055.863</text:p>
              </table:table-cell>
              <table:table-cell office:value-type="float" office:value="5389.999">
                <text:p>5389.999</text:p>
              </table:table-cell>
              <table:table-cell office:value-type="float" office:value="5389.999">
                <text:p>5389.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30.315">
                <text:p>6130.315</text:p>
              </table:table-cell>
              <table:table-cell office:value-type="float" office:value="5411.737">
                <text:p>5411.737</text:p>
              </table:table-cell>
              <table:table-cell office:value-type="float" office:value="6045.795">
                <text:p>6045.795</text:p>
              </table:table-cell>
              <table:table-cell office:value-type="float" office:value="5435.828">
                <text:p>5435.828</text:p>
              </table:table-cell>
              <table:table-cell office:value-type="float" office:value="5435.828">
                <text:p>5435.8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35.517">
                <text:p>6135.517</text:p>
              </table:table-cell>
              <table:table-cell office:value-type="float" office:value="5435.881">
                <text:p>5435.881</text:p>
              </table:table-cell>
              <table:table-cell office:value-type="float" office:value="6066.786">
                <text:p>6066.786</text:p>
              </table:table-cell>
              <table:table-cell office:value-type="float" office:value="5458.039">
                <text:p>5458.039</text:p>
              </table:table-cell>
              <table:table-cell office:value-type="float" office:value="5458.039">
                <text:p>5458.0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62.368">
                <text:p>6162.368</text:p>
              </table:table-cell>
              <table:table-cell office:value-type="float" office:value="5470.106">
                <text:p>5470.106</text:p>
              </table:table-cell>
              <table:table-cell office:value-type="float" office:value="6091.599">
                <text:p>6091.599</text:p>
              </table:table-cell>
              <table:table-cell office:value-type="float" office:value="5473.612">
                <text:p>5473.612</text:p>
              </table:table-cell>
              <table:table-cell office:value-type="float" office:value="5473.612">
                <text:p>5473.6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56.756">
                <text:p>6156.756</text:p>
              </table:table-cell>
              <table:table-cell office:value-type="float" office:value="5428.777">
                <text:p>5428.777</text:p>
              </table:table-cell>
              <table:table-cell office:value-type="float" office:value="6079.355">
                <text:p>6079.355</text:p>
              </table:table-cell>
              <table:table-cell office:value-type="float" office:value="5437.091">
                <text:p>5437.091</text:p>
              </table:table-cell>
              <table:table-cell office:value-type="float" office:value="5437.091">
                <text:p>5437.0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81.641">
                <text:p>6281.641</text:p>
              </table:table-cell>
              <table:table-cell office:value-type="float" office:value="5400.817">
                <text:p>5400.817</text:p>
              </table:table-cell>
              <table:table-cell office:value-type="float" office:value="6078.443">
                <text:p>6078.443</text:p>
              </table:table-cell>
              <table:table-cell office:value-type="float" office:value="5410.93">
                <text:p>5410.93</text:p>
              </table:table-cell>
              <table:table-cell office:value-type="float" office:value="5410.93">
                <text:p>5410.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61.017">
                <text:p>6261.017</text:p>
              </table:table-cell>
              <table:table-cell office:value-type="float" office:value="5424.397">
                <text:p>5424.397</text:p>
              </table:table-cell>
              <table:table-cell office:value-type="float" office:value="6094.373">
                <text:p>6094.373</text:p>
              </table:table-cell>
              <table:table-cell office:value-type="float" office:value="5428.656">
                <text:p>5428.656</text:p>
              </table:table-cell>
              <table:table-cell office:value-type="float" office:value="5428.656">
                <text:p>5428.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91.569">
                <text:p>6291.569</text:p>
              </table:table-cell>
              <table:table-cell office:value-type="float" office:value="5440.666">
                <text:p>5440.666</text:p>
              </table:table-cell>
              <table:table-cell office:value-type="float" office:value="6106.872">
                <text:p>6106.872</text:p>
              </table:table-cell>
              <table:table-cell office:value-type="float" office:value="5424.304">
                <text:p>5424.304</text:p>
              </table:table-cell>
              <table:table-cell office:value-type="float" office:value="5424.304">
                <text:p>5424.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15.899">
                <text:p>6315.899</text:p>
              </table:table-cell>
              <table:table-cell office:value-type="float" office:value="5465.699">
                <text:p>5465.699</text:p>
              </table:table-cell>
              <table:table-cell office:value-type="float" office:value="6068.127">
                <text:p>6068.127</text:p>
              </table:table-cell>
              <table:table-cell office:value-type="float" office:value="5463.781">
                <text:p>5463.781</text:p>
              </table:table-cell>
              <table:table-cell office:value-type="float" office:value="5463.781">
                <text:p>5463.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62.098">
                <text:p>6362.098</text:p>
              </table:table-cell>
              <table:table-cell office:value-type="float" office:value="5448.997">
                <text:p>5448.997</text:p>
              </table:table-cell>
              <table:table-cell office:value-type="float" office:value="6098.99">
                <text:p>6098.99</text:p>
              </table:table-cell>
              <table:table-cell office:value-type="float" office:value="5445.255">
                <text:p>5445.255</text:p>
              </table:table-cell>
              <table:table-cell office:value-type="float" office:value="5445.255">
                <text:p>5445.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66.228">
                <text:p>6366.228</text:p>
              </table:table-cell>
              <table:table-cell office:value-type="float" office:value="5477.09">
                <text:p>5477.09</text:p>
              </table:table-cell>
              <table:table-cell office:value-type="float" office:value="6110.251">
                <text:p>6110.251</text:p>
              </table:table-cell>
              <table:table-cell office:value-type="float" office:value="5474.386">
                <text:p>5474.386</text:p>
              </table:table-cell>
              <table:table-cell office:value-type="float" office:value="5474.386">
                <text:p>5474.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80.03">
                <text:p>6380.03</text:p>
              </table:table-cell>
              <table:table-cell office:value-type="float" office:value="5520.947">
                <text:p>5520.947</text:p>
              </table:table-cell>
              <table:table-cell office:value-type="float" office:value="6089.943">
                <text:p>6089.943</text:p>
              </table:table-cell>
              <table:table-cell office:value-type="float" office:value="5532.153">
                <text:p>5532.153</text:p>
              </table:table-cell>
              <table:table-cell office:value-type="float" office:value="5532.153">
                <text:p>5532.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29.019">
                <text:p>6429.019</text:p>
              </table:table-cell>
              <table:table-cell office:value-type="float" office:value="5528.741">
                <text:p>5528.741</text:p>
              </table:table-cell>
              <table:table-cell office:value-type="float" office:value="6112.389">
                <text:p>6112.389</text:p>
              </table:table-cell>
              <table:table-cell office:value-type="float" office:value="5534.201">
                <text:p>5534.201</text:p>
              </table:table-cell>
              <table:table-cell office:value-type="float" office:value="5534.201">
                <text:p>5534.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409.29">
                <text:p>6409.29</text:p>
              </table:table-cell>
              <table:table-cell office:value-type="float" office:value="5536.941">
                <text:p>5536.941</text:p>
              </table:table-cell>
              <table:table-cell office:value-type="float" office:value="6108.231">
                <text:p>6108.231</text:p>
              </table:table-cell>
              <table:table-cell office:value-type="float" office:value="5546.977">
                <text:p>5546.977</text:p>
              </table:table-cell>
              <table:table-cell office:value-type="float" office:value="5546.977">
                <text:p>5546.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433.296">
                <text:p>6433.296</text:p>
              </table:table-cell>
              <table:table-cell office:value-type="float" office:value="5530.724">
                <text:p>5530.724</text:p>
              </table:table-cell>
              <table:table-cell office:value-type="float" office:value="6100.117">
                <text:p>6100.117</text:p>
              </table:table-cell>
              <table:table-cell office:value-type="float" office:value="5535.613">
                <text:p>5535.613</text:p>
              </table:table-cell>
              <table:table-cell office:value-type="float" office:value="5535.613">
                <text:p>5535.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89.851">
                <text:p>6389.851</text:p>
              </table:table-cell>
              <table:table-cell office:value-type="float" office:value="5478.304">
                <text:p>5478.304</text:p>
              </table:table-cell>
              <table:table-cell office:value-type="float" office:value="6085.194">
                <text:p>6085.194</text:p>
              </table:table-cell>
              <table:table-cell office:value-type="float" office:value="5481.752">
                <text:p>5481.752</text:p>
              </table:table-cell>
              <table:table-cell office:value-type="float" office:value="5481.752">
                <text:p>5481.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379cm" svg:height="11.2cm" xlink:href=".." xlink:type="simple" chart:class="chart:line" chart:style-name="ch1">
        <chart:title svg:x="9.391cm" svg:y="0.36cm" chart:style-name="ch2">
          <text:p>Timber Loss - Averages per Year</text:p>
        </chart:title>
        <chart:subtitle svg:x="8.61cm" svg:y="1.389cm" chart:style-name="ch3">
          <text:p>Landscapes evolving under 4 differenc policies</text:p>
        </chart:subtitle>
        <chart:legend chart:legend-position="bottom" svg:x="3.49cm" svg:y="10.417cm" style:legend-expansion="wide" chart:style-name="ch4"/>
        <chart:plot-area chart:style-name="ch5" table:cell-range-address="Sheet1.Y421:Sheet1.Y521 Sheet1.Y5:Sheet1.Y105 Sheet1.Y109:Sheet1.Y209 Sheet1.Y213:Sheet1.Y313" chart:data-source-has-labels="row" svg:x="1.518cm" svg:y="2.322cm" svg:width="23.354cm" svg:height="6.89cm">
          <chartooo:coordinate-region svg:x="2.695cm" svg:y="2.521cm" svg:width="22.177cm" svg:height="5.767cm"/>
          <chart:axis chart:dimension="x" chart:name="primary-x" chart:style-name="ch6">
            <chart:title svg:x="12.82cm" svg:y="9.436cm" chart:style-name="ch7">
              <text:p>Year</text:p>
            </chart:title>
          </chart:axis>
          <chart:axis chart:dimension="y" chart:name="primary-y" chart:style-name="ch6">
            <chart:title svg:x="0.451cm" svg:y="8.258cm" chart:style-name="ch8">
              <text:p>Value of Timber Lost (units of cost)</text:p>
            </chart:title>
            <chart:grid chart:style-name="ch9" chart:class="major"/>
          </chart:axis>
          <chart:series chart:style-name="ch10" chart:values-cell-range-address="Sheet1.Y422:Sheet1.Y521" chart:label-cell-address="Sheet1.Y421:Sheet1.Y421" chart:class="chart:line">
            <chart:data-point chart:repeated="100"/>
          </chart:series>
          <chart:series chart:style-name="ch11" chart:values-cell-range-address="Sheet1.Y5:Sheet1.Y105" chart:label-cell-address="Sheet1.Y5:Sheet1.Y5" chart:class="chart:line">
            <chart:data-point chart:repeated="101"/>
          </chart:series>
          <chart:series chart:style-name="ch12" chart:values-cell-range-address="Sheet1.Y110:Sheet1.Y209" chart:label-cell-address="Sheet1.Y109:Sheet1.Y109" chart:class="chart:line">
            <chart:data-point chart:repeated="100"/>
          </chart:series>
          <chart:series chart:style-name="ch13" chart:values-cell-range-address="Sheet1.Y214:Sheet1.Y313" chart:label-cell-address="Sheet1.Y213:Sheet1.Y213" chart:class="chart:line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2 timb_lost_ave</text:p>
                <draw:g>
                  <svg:desc>Sheet1.Y421:Sheet1.Y421</svg:desc>
                </draw:g>
              </table:table-cell>
              <table:table-cell office:value-type="string">
                <text:p>LB timb_lost_ave</text:p>
                <draw:g>
                  <svg:desc>Sheet1.Y5:Sheet1.Y5</svg:desc>
                </draw:g>
              </table:table-cell>
              <table:table-cell office:value-type="string">
                <text:p>SA timb_lost_ave</text:p>
                <draw:g>
                  <svg:desc>Sheet1.Y109:Sheet1.Y109</svg:desc>
                </draw:g>
              </table:table-cell>
              <table:table-cell office:value-type="string">
                <text:p>CT timb_lost_ave</text:p>
                <draw:g>
                  <svg:desc>Sheet1.Y213:Sheet1.Y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72">
                <text:p>8.572</text:p>
                <draw:g>
                  <svg:desc>Sheet1.Y422:Sheet1.Y521</svg:desc>
                </draw:g>
              </table:table-cell>
              <table:table-cell office:value-type="float" office:value="NaN">
                <text:p>NaN</text:p>
                <draw:g>
                  <svg:desc>Sheet1.Y5:Sheet1.Y105</svg:desc>
                </draw:g>
              </table:table-cell>
              <table:table-cell office:value-type="float" office:value="8.572">
                <text:p>8.572</text:p>
                <draw:g>
                  <svg:desc>Sheet1.Y110:Sheet1.Y209</svg:desc>
                </draw:g>
              </table:table-cell>
              <table:table-cell office:value-type="float" office:value="11.537">
                <text:p>11.537</text:p>
                <draw:g>
                  <svg:desc>Sheet1.Y214:Sheet1.Y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88">
                <text:p>4.088</text:p>
              </table:table-cell>
              <table:table-cell office:value-type="float" office:value="13.174">
                <text:p>13.174</text:p>
              </table:table-cell>
              <table:table-cell office:value-type="float" office:value="4.088">
                <text:p>4.088</text:p>
              </table:table-cell>
              <table:table-cell office:value-type="float" office:value="6.588">
                <text:p>6.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164">
                <text:p>20.164</text:p>
              </table:table-cell>
              <table:table-cell office:value-type="float" office:value="11.827">
                <text:p>11.827</text:p>
              </table:table-cell>
              <table:table-cell office:value-type="float" office:value="20.164">
                <text:p>20.164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49">
                <text:p>9.649</text:p>
              </table:table-cell>
              <table:table-cell office:value-type="float" office:value="18.83">
                <text:p>18.83</text:p>
              </table:table-cell>
              <table:table-cell office:value-type="float" office:value="9.649">
                <text:p>9.649</text:p>
              </table:table-cell>
              <table:table-cell office:value-type="float" office:value="39.573">
                <text:p>39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133">
                <text:p>6.133</text:p>
              </table:table-cell>
              <table:table-cell office:value-type="float" office:value="58.648">
                <text:p>58.648</text:p>
              </table:table-cell>
              <table:table-cell office:value-type="float" office:value="6.133">
                <text:p>6.133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349">
                <text:p>19.349</text:p>
              </table:table-cell>
              <table:table-cell office:value-type="float" office:value="28.875">
                <text:p>28.875</text:p>
              </table:table-cell>
              <table:table-cell office:value-type="float" office:value="19.349">
                <text:p>19.349</text:p>
              </table:table-cell>
              <table:table-cell office:value-type="float" office:value="25.841">
                <text:p>25.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.169">
                <text:p>94.169</text:p>
              </table:table-cell>
              <table:table-cell office:value-type="float" office:value="28.448">
                <text:p>28.448</text:p>
              </table:table-cell>
              <table:table-cell office:value-type="float" office:value="96.794">
                <text:p>96.794</text:p>
              </table:table-cell>
              <table:table-cell office:value-type="float" office:value="62.04">
                <text:p>62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.593">
                <text:p>81.593</text:p>
              </table:table-cell>
              <table:table-cell office:value-type="float" office:value="199.581">
                <text:p>199.581</text:p>
              </table:table-cell>
              <table:table-cell office:value-type="float" office:value="82.343">
                <text:p>82.343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672">
                <text:p>42.672</text:p>
              </table:table-cell>
              <table:table-cell office:value-type="float" office:value="235.841">
                <text:p>235.841</text:p>
              </table:table-cell>
              <table:table-cell office:value-type="float" office:value="41.899">
                <text:p>41.899</text:p>
              </table:table-cell>
              <table:table-cell office:value-type="float" office:value="121.578">
                <text:p>121.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09">
                <text:p>45.09</text:p>
              </table:table-cell>
              <table:table-cell office:value-type="float" office:value="122.867">
                <text:p>122.867</text:p>
              </table:table-cell>
              <table:table-cell office:value-type="float" office:value="45.09">
                <text:p>45.09</text:p>
              </table:table-cell>
              <table:table-cell office:value-type="float" office:value="193.054">
                <text:p>193.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928">
                <text:p>167.928</text:p>
              </table:table-cell>
              <table:table-cell office:value-type="float" office:value="294.149">
                <text:p>294.149</text:p>
              </table:table-cell>
              <table:table-cell office:value-type="float" office:value="166.558">
                <text:p>166.558</text:p>
              </table:table-cell>
              <table:table-cell office:value-type="float" office:value="109.964">
                <text:p>109.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548">
                <text:p>54.548</text:p>
              </table:table-cell>
              <table:table-cell office:value-type="float" office:value="169.69">
                <text:p>169.69</text:p>
              </table:table-cell>
              <table:table-cell office:value-type="float" office:value="55.766">
                <text:p>55.766</text:p>
              </table:table-cell>
              <table:table-cell office:value-type="float" office:value="146.55">
                <text:p>146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146">
                <text:p>113.146</text:p>
              </table:table-cell>
              <table:table-cell office:value-type="float" office:value="564.473">
                <text:p>564.473</text:p>
              </table:table-cell>
              <table:table-cell office:value-type="float" office:value="130.405">
                <text:p>130.405</text:p>
              </table:table-cell>
              <table:table-cell office:value-type="float" office:value="609.824">
                <text:p>609.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.616">
                <text:p>150.616</text:p>
              </table:table-cell>
              <table:table-cell office:value-type="float" office:value="510.819">
                <text:p>510.819</text:p>
              </table:table-cell>
              <table:table-cell office:value-type="float" office:value="128.966">
                <text:p>128.966</text:p>
              </table:table-cell>
              <table:table-cell office:value-type="float" office:value="455.644">
                <text:p>455.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4">
                <text:p>68.4</text:p>
              </table:table-cell>
              <table:table-cell office:value-type="float" office:value="197.817">
                <text:p>197.817</text:p>
              </table:table-cell>
              <table:table-cell office:value-type="float" office:value="67.492">
                <text:p>67.492</text:p>
              </table:table-cell>
              <table:table-cell office:value-type="float" office:value="298.786">
                <text:p>298.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.358">
                <text:p>217.358</text:p>
              </table:table-cell>
              <table:table-cell office:value-type="float" office:value="630.629">
                <text:p>630.629</text:p>
              </table:table-cell>
              <table:table-cell office:value-type="float" office:value="214.195">
                <text:p>214.195</text:p>
              </table:table-cell>
              <table:table-cell office:value-type="float" office:value="281.548">
                <text:p>281.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.138">
                <text:p>108.138</text:p>
              </table:table-cell>
              <table:table-cell office:value-type="float" office:value="648.432">
                <text:p>648.432</text:p>
              </table:table-cell>
              <table:table-cell office:value-type="float" office:value="108.138">
                <text:p>108.138</text:p>
              </table:table-cell>
              <table:table-cell office:value-type="float" office:value="738.156">
                <text:p>738.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.685">
                <text:p>123.685</text:p>
              </table:table-cell>
              <table:table-cell office:value-type="float" office:value="320.432">
                <text:p>320.432</text:p>
              </table:table-cell>
              <table:table-cell office:value-type="float" office:value="124.635">
                <text:p>124.635</text:p>
              </table:table-cell>
              <table:table-cell office:value-type="float" office:value="156.815">
                <text:p>156.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.106">
                <text:p>207.106</text:p>
              </table:table-cell>
              <table:table-cell office:value-type="float" office:value="809.862">
                <text:p>809.862</text:p>
              </table:table-cell>
              <table:table-cell office:value-type="float" office:value="202.346">
                <text:p>202.346</text:p>
              </table:table-cell>
              <table:table-cell office:value-type="float" office:value="487.116">
                <text:p>487.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5.688">
                <text:p>205.688</text:p>
              </table:table-cell>
              <table:table-cell office:value-type="float" office:value="827.908">
                <text:p>827.908</text:p>
              </table:table-cell>
              <table:table-cell office:value-type="float" office:value="213.508">
                <text:p>213.508</text:p>
              </table:table-cell>
              <table:table-cell office:value-type="float" office:value="994.355">
                <text:p>994.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6.247">
                <text:p>186.247</text:p>
              </table:table-cell>
              <table:table-cell office:value-type="float" office:value="698.525">
                <text:p>698.525</text:p>
              </table:table-cell>
              <table:table-cell office:value-type="float" office:value="186.247">
                <text:p>186.247</text:p>
              </table:table-cell>
              <table:table-cell office:value-type="float" office:value="909.453">
                <text:p>909.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4.098">
                <text:p>524.098</text:p>
              </table:table-cell>
              <table:table-cell office:value-type="float" office:value="1246.649">
                <text:p>1246.649</text:p>
              </table:table-cell>
              <table:table-cell office:value-type="float" office:value="524.044">
                <text:p>524.044</text:p>
              </table:table-cell>
              <table:table-cell office:value-type="float" office:value="1246.769">
                <text:p>1246.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4.959">
                <text:p>514.959</text:p>
              </table:table-cell>
              <table:table-cell office:value-type="float" office:value="1713.59">
                <text:p>1713.59</text:p>
              </table:table-cell>
              <table:table-cell office:value-type="float" office:value="518.893">
                <text:p>518.893</text:p>
              </table:table-cell>
              <table:table-cell office:value-type="float" office:value="715.288">
                <text:p>715.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9.961">
                <text:p>739.961</text:p>
              </table:table-cell>
              <table:table-cell office:value-type="float" office:value="784.103">
                <text:p>784.103</text:p>
              </table:table-cell>
              <table:table-cell office:value-type="float" office:value="672.992">
                <text:p>672.992</text:p>
              </table:table-cell>
              <table:table-cell office:value-type="float" office:value="405.37">
                <text:p>405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2.516">
                <text:p>582.516</text:p>
              </table:table-cell>
              <table:table-cell office:value-type="float" office:value="1278.132">
                <text:p>1278.132</text:p>
              </table:table-cell>
              <table:table-cell office:value-type="float" office:value="580.519">
                <text:p>580.519</text:p>
              </table:table-cell>
              <table:table-cell office:value-type="float" office:value="949.533">
                <text:p>949.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.001">
                <text:p>329.001</text:p>
              </table:table-cell>
              <table:table-cell office:value-type="float" office:value="1729.635">
                <text:p>1729.635</text:p>
              </table:table-cell>
              <table:table-cell office:value-type="float" office:value="287.935">
                <text:p>287.935</text:p>
              </table:table-cell>
              <table:table-cell office:value-type="float" office:value="1321.287">
                <text:p>1321.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2.909">
                <text:p>282.909</text:p>
              </table:table-cell>
              <table:table-cell office:value-type="float" office:value="838.5">
                <text:p>838.5</text:p>
              </table:table-cell>
              <table:table-cell office:value-type="float" office:value="347.517">
                <text:p>347.517</text:p>
              </table:table-cell>
              <table:table-cell office:value-type="float" office:value="1718.488">
                <text:p>1718.4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6.903">
                <text:p>1096.903</text:p>
              </table:table-cell>
              <table:table-cell office:value-type="float" office:value="1426.264">
                <text:p>1426.264</text:p>
              </table:table-cell>
              <table:table-cell office:value-type="float" office:value="1063.337">
                <text:p>1063.337</text:p>
              </table:table-cell>
              <table:table-cell office:value-type="float" office:value="2096.311">
                <text:p>2096.3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5.886">
                <text:p>695.886</text:p>
              </table:table-cell>
              <table:table-cell office:value-type="float" office:value="2015.654">
                <text:p>2015.654</text:p>
              </table:table-cell>
              <table:table-cell office:value-type="float" office:value="695.886">
                <text:p>695.886</text:p>
              </table:table-cell>
              <table:table-cell office:value-type="float" office:value="792.568">
                <text:p>792.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7.67">
                <text:p>707.67</text:p>
              </table:table-cell>
              <table:table-cell office:value-type="float" office:value="1417.056">
                <text:p>1417.056</text:p>
              </table:table-cell>
              <table:table-cell office:value-type="float" office:value="707.099">
                <text:p>707.099</text:p>
              </table:table-cell>
              <table:table-cell office:value-type="float" office:value="3928.536">
                <text:p>3928.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7.057">
                <text:p>337.057</text:p>
              </table:table-cell>
              <table:table-cell office:value-type="float" office:value="2406.931">
                <text:p>2406.931</text:p>
              </table:table-cell>
              <table:table-cell office:value-type="float" office:value="338.419">
                <text:p>338.419</text:p>
              </table:table-cell>
              <table:table-cell office:value-type="float" office:value="577.93">
                <text:p>577.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.735">
                <text:p>283.735</text:p>
              </table:table-cell>
              <table:table-cell office:value-type="float" office:value="681.008">
                <text:p>681.008</text:p>
              </table:table-cell>
              <table:table-cell office:value-type="float" office:value="283.735">
                <text:p>283.735</text:p>
              </table:table-cell>
              <table:table-cell office:value-type="float" office:value="1307.58">
                <text:p>1307.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1.625">
                <text:p>981.625</text:p>
              </table:table-cell>
              <table:table-cell office:value-type="float" office:value="1718.735">
                <text:p>1718.735</text:p>
              </table:table-cell>
              <table:table-cell office:value-type="float" office:value="501.514">
                <text:p>501.514</text:p>
              </table:table-cell>
              <table:table-cell office:value-type="float" office:value="1064.147">
                <text:p>1064.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.888">
                <text:p>760.888</text:p>
              </table:table-cell>
              <table:table-cell office:value-type="float" office:value="1626.717">
                <text:p>1626.717</text:p>
              </table:table-cell>
              <table:table-cell office:value-type="float" office:value="776.442">
                <text:p>776.442</text:p>
              </table:table-cell>
              <table:table-cell office:value-type="float" office:value="2480.466">
                <text:p>2480.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41.093">
                <text:p>2141.093</text:p>
              </table:table-cell>
              <table:table-cell office:value-type="float" office:value="1386.621">
                <text:p>1386.621</text:p>
              </table:table-cell>
              <table:table-cell office:value-type="float" office:value="2140.029">
                <text:p>2140.029</text:p>
              </table:table-cell>
              <table:table-cell office:value-type="float" office:value="1115.98">
                <text:p>1115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4.267">
                <text:p>684.267</text:p>
              </table:table-cell>
              <table:table-cell office:value-type="float" office:value="3724.031">
                <text:p>3724.031</text:p>
              </table:table-cell>
              <table:table-cell office:value-type="float" office:value="735.802">
                <text:p>735.802</text:p>
              </table:table-cell>
              <table:table-cell office:value-type="float" office:value="5273.516">
                <text:p>5273.5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9.377">
                <text:p>649.377</text:p>
              </table:table-cell>
              <table:table-cell office:value-type="float" office:value="7939.325">
                <text:p>7939.325</text:p>
              </table:table-cell>
              <table:table-cell office:value-type="float" office:value="644.052">
                <text:p>644.052</text:p>
              </table:table-cell>
              <table:table-cell office:value-type="float" office:value="658.759">
                <text:p>658.7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7.275">
                <text:p>927.275</text:p>
              </table:table-cell>
              <table:table-cell office:value-type="float" office:value="4483.477">
                <text:p>4483.477</text:p>
              </table:table-cell>
              <table:table-cell office:value-type="float" office:value="994.081">
                <text:p>994.081</text:p>
              </table:table-cell>
              <table:table-cell office:value-type="float" office:value="2232.663">
                <text:p>2232.6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3.794">
                <text:p>473.794</text:p>
              </table:table-cell>
              <table:table-cell office:value-type="float" office:value="3678.294">
                <text:p>3678.294</text:p>
              </table:table-cell>
              <table:table-cell office:value-type="float" office:value="473.794">
                <text:p>473.794</text:p>
              </table:table-cell>
              <table:table-cell office:value-type="float" office:value="4797.041">
                <text:p>4797.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2.863">
                <text:p>792.863</text:p>
              </table:table-cell>
              <table:table-cell office:value-type="float" office:value="4261.007">
                <text:p>4261.007</text:p>
              </table:table-cell>
              <table:table-cell office:value-type="float" office:value="792.863">
                <text:p>792.863</text:p>
              </table:table-cell>
              <table:table-cell office:value-type="float" office:value="1412.562">
                <text:p>1412.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7.979">
                <text:p>987.979</text:p>
              </table:table-cell>
              <table:table-cell office:value-type="float" office:value="2134.257">
                <text:p>2134.257</text:p>
              </table:table-cell>
              <table:table-cell office:value-type="float" office:value="987.979">
                <text:p>987.979</text:p>
              </table:table-cell>
              <table:table-cell office:value-type="float" office:value="3992.599">
                <text:p>3992.5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9.038">
                <text:p>759.038</text:p>
              </table:table-cell>
              <table:table-cell office:value-type="float" office:value="11507.423">
                <text:p>11507.423</text:p>
              </table:table-cell>
              <table:table-cell office:value-type="float" office:value="711.709">
                <text:p>711.709</text:p>
              </table:table-cell>
              <table:table-cell office:value-type="float" office:value="789.266">
                <text:p>789.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9.35">
                <text:p>679.35</text:p>
              </table:table-cell>
              <table:table-cell office:value-type="float" office:value="5953.579">
                <text:p>5953.579</text:p>
              </table:table-cell>
              <table:table-cell office:value-type="float" office:value="679.35">
                <text:p>679.35</text:p>
              </table:table-cell>
              <table:table-cell office:value-type="float" office:value="6497.264">
                <text:p>6497.2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9.363">
                <text:p>899.363</text:p>
              </table:table-cell>
              <table:table-cell office:value-type="float" office:value="5361.909">
                <text:p>5361.909</text:p>
              </table:table-cell>
              <table:table-cell office:value-type="float" office:value="899.363">
                <text:p>899.363</text:p>
              </table:table-cell>
              <table:table-cell office:value-type="float" office:value="2229.702">
                <text:p>2229.7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4.527">
                <text:p>1264.527</text:p>
              </table:table-cell>
              <table:table-cell office:value-type="float" office:value="1670.373">
                <text:p>1670.373</text:p>
              </table:table-cell>
              <table:table-cell office:value-type="float" office:value="1264.527">
                <text:p>1264.527</text:p>
              </table:table-cell>
              <table:table-cell office:value-type="float" office:value="1552.252">
                <text:p>1552.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1.273">
                <text:p>951.273</text:p>
              </table:table-cell>
              <table:table-cell office:value-type="float" office:value="2584.203">
                <text:p>2584.203</text:p>
              </table:table-cell>
              <table:table-cell office:value-type="float" office:value="951.273">
                <text:p>951.273</text:p>
              </table:table-cell>
              <table:table-cell office:value-type="float" office:value="2315.143">
                <text:p>2315.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66.633">
                <text:p>6266.633</text:p>
              </table:table-cell>
              <table:table-cell office:value-type="float" office:value="3050.805">
                <text:p>3050.805</text:p>
              </table:table-cell>
              <table:table-cell office:value-type="float" office:value="6265.085">
                <text:p>6265.085</text:p>
              </table:table-cell>
              <table:table-cell office:value-type="float" office:value="5251.048">
                <text:p>5251.0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2.845">
                <text:p>1952.845</text:p>
              </table:table-cell>
              <table:table-cell office:value-type="float" office:value="7193.162">
                <text:p>7193.162</text:p>
              </table:table-cell>
              <table:table-cell office:value-type="float" office:value="1949.091">
                <text:p>1949.091</text:p>
              </table:table-cell>
              <table:table-cell office:value-type="float" office:value="1596.379">
                <text:p>1596.3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4.028">
                <text:p>894.028</text:p>
              </table:table-cell>
              <table:table-cell office:value-type="float" office:value="4921.124">
                <text:p>4921.124</text:p>
              </table:table-cell>
              <table:table-cell office:value-type="float" office:value="894.028">
                <text:p>894.028</text:p>
              </table:table-cell>
              <table:table-cell office:value-type="float" office:value="745.051">
                <text:p>745.0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1.703">
                <text:p>481.703</text:p>
              </table:table-cell>
              <table:table-cell office:value-type="float" office:value="3476.133">
                <text:p>3476.133</text:p>
              </table:table-cell>
              <table:table-cell office:value-type="float" office:value="481.703">
                <text:p>481.703</text:p>
              </table:table-cell>
              <table:table-cell office:value-type="float" office:value="1881.225">
                <text:p>1881.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.618">
                <text:p>510.618</text:p>
              </table:table-cell>
              <table:table-cell office:value-type="float" office:value="3804.464">
                <text:p>3804.464</text:p>
              </table:table-cell>
              <table:table-cell office:value-type="float" office:value="541.35">
                <text:p>541.35</text:p>
              </table:table-cell>
              <table:table-cell office:value-type="float" office:value="8799.823">
                <text:p>8799.8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64.252">
                <text:p>1264.252</text:p>
              </table:table-cell>
              <table:table-cell office:value-type="float" office:value="4278.575">
                <text:p>4278.575</text:p>
              </table:table-cell>
              <table:table-cell office:value-type="float" office:value="1265.356">
                <text:p>1265.356</text:p>
              </table:table-cell>
              <table:table-cell office:value-type="float" office:value="3310.682">
                <text:p>3310.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7.827">
                <text:p>1057.827</text:p>
              </table:table-cell>
              <table:table-cell office:value-type="float" office:value="3076.422">
                <text:p>3076.422</text:p>
              </table:table-cell>
              <table:table-cell office:value-type="float" office:value="999.457">
                <text:p>999.457</text:p>
              </table:table-cell>
              <table:table-cell office:value-type="float" office:value="1678.341">
                <text:p>1678.3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45.502">
                <text:p>2645.502</text:p>
              </table:table-cell>
              <table:table-cell office:value-type="float" office:value="3293.913">
                <text:p>3293.913</text:p>
              </table:table-cell>
              <table:table-cell office:value-type="float" office:value="2610.229">
                <text:p>2610.229</text:p>
              </table:table-cell>
              <table:table-cell office:value-type="float" office:value="3227.669">
                <text:p>3227.6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5.334">
                <text:p>755.334</text:p>
              </table:table-cell>
              <table:table-cell office:value-type="float" office:value="4267.66">
                <text:p>4267.66</text:p>
              </table:table-cell>
              <table:table-cell office:value-type="float" office:value="811.858">
                <text:p>811.858</text:p>
              </table:table-cell>
              <table:table-cell office:value-type="float" office:value="3395.564">
                <text:p>3395.5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8.927">
                <text:p>1198.927</text:p>
              </table:table-cell>
              <table:table-cell office:value-type="float" office:value="14705.373">
                <text:p>14705.373</text:p>
              </table:table-cell>
              <table:table-cell office:value-type="float" office:value="1334.836">
                <text:p>1334.836</text:p>
              </table:table-cell>
              <table:table-cell office:value-type="float" office:value="1838.94">
                <text:p>1838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6.229">
                <text:p>1816.229</text:p>
              </table:table-cell>
              <table:table-cell office:value-type="float" office:value="9037.6">
                <text:p>9037.6</text:p>
              </table:table-cell>
              <table:table-cell office:value-type="float" office:value="1802.962">
                <text:p>1802.962</text:p>
              </table:table-cell>
              <table:table-cell office:value-type="float" office:value="7661.389">
                <text:p>7661.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60.59">
                <text:p>1960.59</text:p>
              </table:table-cell>
              <table:table-cell office:value-type="float" office:value="17417.363">
                <text:p>17417.363</text:p>
              </table:table-cell>
              <table:table-cell office:value-type="float" office:value="1956.612">
                <text:p>1956.612</text:p>
              </table:table-cell>
              <table:table-cell office:value-type="float" office:value="4580.348">
                <text:p>4580.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91.732">
                <text:p>1791.732</text:p>
              </table:table-cell>
              <table:table-cell office:value-type="float" office:value="3743.557">
                <text:p>3743.557</text:p>
              </table:table-cell>
              <table:table-cell office:value-type="float" office:value="1869.783">
                <text:p>1869.783</text:p>
              </table:table-cell>
              <table:table-cell office:value-type="float" office:value="1973.746">
                <text:p>1973.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6.601">
                <text:p>1976.601</text:p>
              </table:table-cell>
              <table:table-cell office:value-type="float" office:value="2845.087">
                <text:p>2845.087</text:p>
              </table:table-cell>
              <table:table-cell office:value-type="float" office:value="1993.579">
                <text:p>1993.579</text:p>
              </table:table-cell>
              <table:table-cell office:value-type="float" office:value="2400.96">
                <text:p>2400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61.09">
                <text:p>4461.09</text:p>
              </table:table-cell>
              <table:table-cell office:value-type="float" office:value="4229.519">
                <text:p>4229.519</text:p>
              </table:table-cell>
              <table:table-cell office:value-type="float" office:value="3860.187">
                <text:p>3860.187</text:p>
              </table:table-cell>
              <table:table-cell office:value-type="float" office:value="5418.73">
                <text:p>5418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5.454">
                <text:p>815.454</text:p>
              </table:table-cell>
              <table:table-cell office:value-type="float" office:value="774.851">
                <text:p>774.851</text:p>
              </table:table-cell>
              <table:table-cell office:value-type="float" office:value="1042.224">
                <text:p>1042.224</text:p>
              </table:table-cell>
              <table:table-cell office:value-type="float" office:value="1522.704">
                <text:p>1522.7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68.218">
                <text:p>2168.218</text:p>
              </table:table-cell>
              <table:table-cell office:value-type="float" office:value="3733.478">
                <text:p>3733.478</text:p>
              </table:table-cell>
              <table:table-cell office:value-type="float" office:value="2170.535">
                <text:p>2170.535</text:p>
              </table:table-cell>
              <table:table-cell office:value-type="float" office:value="1399.339">
                <text:p>1399.3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1.055">
                <text:p>911.055</text:p>
              </table:table-cell>
              <table:table-cell office:value-type="float" office:value="1341.328">
                <text:p>1341.328</text:p>
              </table:table-cell>
              <table:table-cell office:value-type="float" office:value="912.123">
                <text:p>912.123</text:p>
              </table:table-cell>
              <table:table-cell office:value-type="float" office:value="3796.894">
                <text:p>3796.8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92.409">
                <text:p>3792.409</text:p>
              </table:table-cell>
              <table:table-cell office:value-type="float" office:value="2572.834">
                <text:p>2572.834</text:p>
              </table:table-cell>
              <table:table-cell office:value-type="float" office:value="3793.644">
                <text:p>3793.644</text:p>
              </table:table-cell>
              <table:table-cell office:value-type="float" office:value="536.824">
                <text:p>536.8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4.753">
                <text:p>1004.753</text:p>
              </table:table-cell>
              <table:table-cell office:value-type="float" office:value="2625.704">
                <text:p>2625.704</text:p>
              </table:table-cell>
              <table:table-cell office:value-type="float" office:value="606.392">
                <text:p>606.392</text:p>
              </table:table-cell>
              <table:table-cell office:value-type="float" office:value="442.69">
                <text:p>442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8.299">
                <text:p>418.299</text:p>
              </table:table-cell>
              <table:table-cell office:value-type="float" office:value="2570.136">
                <text:p>2570.136</text:p>
              </table:table-cell>
              <table:table-cell office:value-type="float" office:value="409.527">
                <text:p>409.527</text:p>
              </table:table-cell>
              <table:table-cell office:value-type="float" office:value="3362.123">
                <text:p>3362.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7.077">
                <text:p>987.077</text:p>
              </table:table-cell>
              <table:table-cell office:value-type="float" office:value="2534.869">
                <text:p>2534.869</text:p>
              </table:table-cell>
              <table:table-cell office:value-type="float" office:value="994.193">
                <text:p>994.193</text:p>
              </table:table-cell>
              <table:table-cell office:value-type="float" office:value="933.678">
                <text:p>933.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29.211">
                <text:p>929.211</text:p>
              </table:table-cell>
              <table:table-cell office:value-type="float" office:value="2363.548">
                <text:p>2363.548</text:p>
              </table:table-cell>
              <table:table-cell office:value-type="float" office:value="920.671">
                <text:p>920.671</text:p>
              </table:table-cell>
              <table:table-cell office:value-type="float" office:value="3448.823">
                <text:p>3448.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.706">
                <text:p>197.706</text:p>
              </table:table-cell>
              <table:table-cell office:value-type="float" office:value="1856.145">
                <text:p>1856.145</text:p>
              </table:table-cell>
              <table:table-cell office:value-type="float" office:value="182.244">
                <text:p>182.244</text:p>
              </table:table-cell>
              <table:table-cell office:value-type="float" office:value="1133.287">
                <text:p>1133.2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1.763">
                <text:p>951.763</text:p>
              </table:table-cell>
              <table:table-cell office:value-type="float" office:value="5108.15">
                <text:p>5108.15</text:p>
              </table:table-cell>
              <table:table-cell office:value-type="float" office:value="964.683">
                <text:p>964.683</text:p>
              </table:table-cell>
              <table:table-cell office:value-type="float" office:value="3891.027">
                <text:p>3891.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5.885">
                <text:p>1115.885</text:p>
              </table:table-cell>
              <table:table-cell office:value-type="float" office:value="1683.135">
                <text:p>1683.135</text:p>
              </table:table-cell>
              <table:table-cell office:value-type="float" office:value="1122.858">
                <text:p>1122.858</text:p>
              </table:table-cell>
              <table:table-cell office:value-type="float" office:value="715.961">
                <text:p>715.9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6.069">
                <text:p>2196.069</text:p>
              </table:table-cell>
              <table:table-cell office:value-type="float" office:value="839.54">
                <text:p>839.54</text:p>
              </table:table-cell>
              <table:table-cell office:value-type="float" office:value="2196.069">
                <text:p>2196.069</text:p>
              </table:table-cell>
              <table:table-cell office:value-type="float" office:value="6381.947">
                <text:p>6381.9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1.659">
                <text:p>641.659</text:p>
              </table:table-cell>
              <table:table-cell office:value-type="float" office:value="294.955">
                <text:p>294.955</text:p>
              </table:table-cell>
              <table:table-cell office:value-type="float" office:value="644.543">
                <text:p>644.543</text:p>
              </table:table-cell>
              <table:table-cell office:value-type="float" office:value="3728.748">
                <text:p>3728.7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8.265">
                <text:p>1028.265</text:p>
              </table:table-cell>
              <table:table-cell office:value-type="float" office:value="880.848">
                <text:p>880.848</text:p>
              </table:table-cell>
              <table:table-cell office:value-type="float" office:value="1028.572">
                <text:p>1028.572</text:p>
              </table:table-cell>
              <table:table-cell office:value-type="float" office:value="5787.682">
                <text:p>5787.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60.775">
                <text:p>1560.775</text:p>
              </table:table-cell>
              <table:table-cell office:value-type="float" office:value="1398.377">
                <text:p>1398.377</text:p>
              </table:table-cell>
              <table:table-cell office:value-type="float" office:value="1400.651">
                <text:p>1400.651</text:p>
              </table:table-cell>
              <table:table-cell office:value-type="float" office:value="4896.458">
                <text:p>4896.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24.441">
                <text:p>1324.441</text:p>
              </table:table-cell>
              <table:table-cell office:value-type="float" office:value="2248.541">
                <text:p>2248.541</text:p>
              </table:table-cell>
              <table:table-cell office:value-type="float" office:value="1454.069">
                <text:p>1454.069</text:p>
              </table:table-cell>
              <table:table-cell office:value-type="float" office:value="2634.332">
                <text:p>2634.3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81.672">
                <text:p>1281.672</text:p>
              </table:table-cell>
              <table:table-cell office:value-type="float" office:value="4607.554">
                <text:p>4607.554</text:p>
              </table:table-cell>
              <table:table-cell office:value-type="float" office:value="1285.739">
                <text:p>1285.739</text:p>
              </table:table-cell>
              <table:table-cell office:value-type="float" office:value="9388.04">
                <text:p>9388.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7.232">
                <text:p>507.232</text:p>
              </table:table-cell>
              <table:table-cell office:value-type="float" office:value="1936.31">
                <text:p>1936.31</text:p>
              </table:table-cell>
              <table:table-cell office:value-type="float" office:value="508.08">
                <text:p>508.08</text:p>
              </table:table-cell>
              <table:table-cell office:value-type="float" office:value="7400.86">
                <text:p>7400.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21.73">
                <text:p>3821.73</text:p>
              </table:table-cell>
              <table:table-cell office:value-type="float" office:value="2635.912">
                <text:p>2635.912</text:p>
              </table:table-cell>
              <table:table-cell office:value-type="float" office:value="1784.793">
                <text:p>1784.793</text:p>
              </table:table-cell>
              <table:table-cell office:value-type="float" office:value="3719.368">
                <text:p>3719.3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96.797">
                <text:p>1096.797</text:p>
              </table:table-cell>
              <table:table-cell office:value-type="float" office:value="5266.531">
                <text:p>5266.531</text:p>
              </table:table-cell>
              <table:table-cell office:value-type="float" office:value="1095.674">
                <text:p>1095.674</text:p>
              </table:table-cell>
              <table:table-cell office:value-type="float" office:value="9243.081">
                <text:p>9243.0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11.186">
                <text:p>1911.186</text:p>
              </table:table-cell>
              <table:table-cell office:value-type="float" office:value="3451.365">
                <text:p>3451.365</text:p>
              </table:table-cell>
              <table:table-cell office:value-type="float" office:value="1736.683">
                <text:p>1736.683</text:p>
              </table:table-cell>
              <table:table-cell office:value-type="float" office:value="7734.262">
                <text:p>7734.2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3.835">
                <text:p>503.835</text:p>
              </table:table-cell>
              <table:table-cell office:value-type="float" office:value="4423.153">
                <text:p>4423.153</text:p>
              </table:table-cell>
              <table:table-cell office:value-type="float" office:value="2596.404">
                <text:p>2596.404</text:p>
              </table:table-cell>
              <table:table-cell office:value-type="float" office:value="4547.539">
                <text:p>4547.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4.849">
                <text:p>1444.849</text:p>
              </table:table-cell>
              <table:table-cell office:value-type="float" office:value="7342.137">
                <text:p>7342.137</text:p>
              </table:table-cell>
              <table:table-cell office:value-type="float" office:value="1502.001">
                <text:p>1502.001</text:p>
              </table:table-cell>
              <table:table-cell office:value-type="float" office:value="1603.427">
                <text:p>1603.4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4.746">
                <text:p>734.746</text:p>
              </table:table-cell>
              <table:table-cell office:value-type="float" office:value="3274.245">
                <text:p>3274.245</text:p>
              </table:table-cell>
              <table:table-cell office:value-type="float" office:value="737.423">
                <text:p>737.423</text:p>
              </table:table-cell>
              <table:table-cell office:value-type="float" office:value="14234.128">
                <text:p>14234.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13.972">
                <text:p>1413.972</text:p>
              </table:table-cell>
              <table:table-cell office:value-type="float" office:value="1519.098">
                <text:p>1519.098</text:p>
              </table:table-cell>
              <table:table-cell office:value-type="float" office:value="1421.024">
                <text:p>1421.024</text:p>
              </table:table-cell>
              <table:table-cell office:value-type="float" office:value="1735.889">
                <text:p>1735.8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5.054">
                <text:p>1735.054</text:p>
              </table:table-cell>
              <table:table-cell office:value-type="float" office:value="1571.369">
                <text:p>1571.369</text:p>
              </table:table-cell>
              <table:table-cell office:value-type="float" office:value="1722.439">
                <text:p>1722.439</text:p>
              </table:table-cell>
              <table:table-cell office:value-type="float" office:value="2754.4">
                <text:p>2754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97.097">
                <text:p>797.097</text:p>
              </table:table-cell>
              <table:table-cell office:value-type="float" office:value="1395.909">
                <text:p>1395.909</text:p>
              </table:table-cell>
              <table:table-cell office:value-type="float" office:value="856.639">
                <text:p>856.639</text:p>
              </table:table-cell>
              <table:table-cell office:value-type="float" office:value="9537.145">
                <text:p>9537.1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9.381">
                <text:p>1209.381</text:p>
              </table:table-cell>
              <table:table-cell office:value-type="float" office:value="2808.466">
                <text:p>2808.466</text:p>
              </table:table-cell>
              <table:table-cell office:value-type="float" office:value="1206.965">
                <text:p>1206.965</text:p>
              </table:table-cell>
              <table:table-cell office:value-type="float" office:value="2138.893">
                <text:p>2138.8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3.089">
                <text:p>463.089</text:p>
              </table:table-cell>
              <table:table-cell office:value-type="float" office:value="2587.211">
                <text:p>2587.211</text:p>
              </table:table-cell>
              <table:table-cell office:value-type="float" office:value="464.495">
                <text:p>464.495</text:p>
              </table:table-cell>
              <table:table-cell office:value-type="float" office:value="5653.673">
                <text:p>5653.6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5.812">
                <text:p>695.812</text:p>
              </table:table-cell>
              <table:table-cell office:value-type="float" office:value="9092.813">
                <text:p>9092.813</text:p>
              </table:table-cell>
              <table:table-cell office:value-type="float" office:value="763.896">
                <text:p>763.896</text:p>
              </table:table-cell>
              <table:table-cell office:value-type="float" office:value="4854.345">
                <text:p>4854.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21.091">
                <text:p>7121.091</text:p>
              </table:table-cell>
              <table:table-cell office:value-type="float" office:value="1979.174">
                <text:p>1979.174</text:p>
              </table:table-cell>
              <table:table-cell office:value-type="float" office:value="7290.706">
                <text:p>7290.706</text:p>
              </table:table-cell>
              <table:table-cell office:value-type="float" office:value="5265.948">
                <text:p>5265.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30.869">
                <text:p>3430.869</text:p>
              </table:table-cell>
              <table:table-cell office:value-type="float" office:value="2803.895">
                <text:p>2803.895</text:p>
              </table:table-cell>
              <table:table-cell office:value-type="float" office:value="3367.931">
                <text:p>3367.931</text:p>
              </table:table-cell>
              <table:table-cell office:value-type="float" office:value="1487.51">
                <text:p>1487.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50.577">
                <text:p>1350.577</text:p>
              </table:table-cell>
              <table:table-cell office:value-type="float" office:value="4450.868">
                <text:p>4450.868</text:p>
              </table:table-cell>
              <table:table-cell office:value-type="float" office:value="1350.577">
                <text:p>1350.577</text:p>
              </table:table-cell>
              <table:table-cell office:value-type="float" office:value="4590.689">
                <text:p>4590.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3.326">
                <text:p>2043.326</text:p>
              </table:table-cell>
              <table:table-cell office:value-type="float" office:value="9039.617">
                <text:p>9039.617</text:p>
              </table:table-cell>
              <table:table-cell office:value-type="float" office:value="2035.641">
                <text:p>2035.641</text:p>
              </table:table-cell>
              <table:table-cell office:value-type="float" office:value="1199.598">
                <text:p>1199.5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7.024">
                <text:p>1087.024</text:p>
              </table:table-cell>
              <table:table-cell office:value-type="float" office:value="1022.696">
                <text:p>1022.696</text:p>
              </table:table-cell>
              <table:table-cell office:value-type="float" office:value="1008.763">
                <text:p>1008.763</text:p>
              </table:table-cell>
              <table:table-cell office:value-type="float" office:value="1690.62">
                <text:p>1690.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6.332">
                <text:p>1256.332</text:p>
              </table:table-cell>
              <table:table-cell office:value-type="float" office:value="8704.677">
                <text:p>8704.677</text:p>
              </table:table-cell>
              <table:table-cell office:value-type="float" office:value="1258.787">
                <text:p>1258.787</text:p>
              </table:table-cell>
              <table:table-cell office:value-type="float" office:value="5307.614">
                <text:p>5307.6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02.837">
                <text:p>1902.837</text:p>
              </table:table-cell>
              <table:table-cell office:value-type="float" office:value="8478.778">
                <text:p>8478.778</text:p>
              </table:table-cell>
              <table:table-cell office:value-type="float" office:value="1898.115">
                <text:p>1898.115</text:p>
              </table:table-cell>
              <table:table-cell office:value-type="float" office:value="7795.817">
                <text:p>7795.8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6.981">
                <text:p>1126.981</text:p>
              </table:table-cell>
              <table:table-cell office:value-type="float" office:value="1780.946">
                <text:p>1780.946</text:p>
              </table:table-cell>
              <table:table-cell office:value-type="float" office:value="1180.108">
                <text:p>1180.108</text:p>
              </table:table-cell>
              <table:table-cell office:value-type="float" office:value="811.716">
                <text:p>811.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0.968">
                <text:p>1100.968</text:p>
              </table:table-cell>
              <table:table-cell office:value-type="float" office:value="3853.907">
                <text:p>3853.907</text:p>
              </table:table-cell>
              <table:table-cell office:value-type="float" office:value="1099.869">
                <text:p>1099.869</text:p>
              </table:table-cell>
              <table:table-cell office:value-type="float" office:value="2008.581">
                <text:p>2008.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41.43">
                <text:p>3741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1.957cm" svg:height="9.005cm" xlink:href=".." xlink:type="simple" chart:class="chart:bar" chart:style-name="ch1">
        <chart:legend svg:x="1.221cm" svg:y="8.205cm" style:legend-expansion="custom" chartooo:width="16.588cm" chartooo:height="0.598cm" style:legend-expansion-aspect-ratio="27.7391304347826" chart:style-name="ch2"/>
        <chart:plot-area chart:style-name="ch3" table:cell-range-address="Sheet1.A527:Sheet1.BX531" chart:data-source-has-labels="column" svg:x="0.888cm" svg:y="0.177cm" svg:width="50.026cm" svg:height="7.831cm">
          <chartooo:coordinate-region svg:x="2.25cm" svg:y="0.376cm" svg:width="48.664cm" svg:height="6.9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27:Sheet1.BX527" chart:label-cell-address="Sheet1.A527:Sheet1.A527" chart:class="chart:bar">
            <chart:data-point chart:repeated="75"/>
          </chart:series>
          <chart:series chart:style-name="ch8" chart:values-cell-range-address="Sheet1.B528:Sheet1.BX528" chart:label-cell-address="Sheet1.A528:Sheet1.A528" chart:class="chart:bar">
            <chart:data-point chart:repeated="75"/>
          </chart:series>
          <chart:series chart:style-name="ch9" chart:values-cell-range-address="Sheet1.B529:Sheet1.BX529" chart:label-cell-address="Sheet1.A529:Sheet1.A529" chart:class="chart:bar">
            <chart:data-point chart:repeated="75"/>
          </chart:series>
          <chart:series chart:style-name="ch10" chart:values-cell-range-address="Sheet1.B530:Sheet1.BX530" chart:label-cell-address="Sheet1.A530:Sheet1.A530" chart:class="chart:bar">
            <chart:data-point chart:repeated="75"/>
          </chart:series>
          <chart:series chart:style-name="ch11" chart:values-cell-range-address="Sheet1.B531:Sheet1.BX531" chart:label-cell-address="Sheet1.A531:Sheet1.A53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</table:table-row>
          </table:table-header-rows>
          <table:table-rows>
            <table:table-row>
              <table:table-cell office:value-type="string">
                <text:p>Let-Burn Pathways</text:p>
                <draw:g>
                  <svg:desc>Sheet1.A527:Sheet1.A527</svg:desc>
                </draw:g>
              </table:table-cell>
              <table:table-cell office:value-type="float" office:value="514547.061">
                <text:p>514547.061</text:p>
                <draw:g>
                  <svg:desc>Sheet1.B527:Sheet1.BX527</svg:desc>
                </draw:g>
              </table:table-cell>
              <table:table-cell office:value-type="float" office:value="404109.268">
                <text:p>404109.268</text:p>
              </table:table-cell>
              <table:table-cell office:value-type="float" office:value="516836.924">
                <text:p>516836.924</text:p>
              </table:table-cell>
              <table:table-cell office:value-type="float" office:value="484846.698">
                <text:p>484846.698</text:p>
              </table:table-cell>
              <table:table-cell office:value-type="float" office:value="437465.651">
                <text:p>437465.651</text:p>
              </table:table-cell>
              <table:table-cell office:value-type="float" office:value="504325.719">
                <text:p>504325.719</text:p>
              </table:table-cell>
              <table:table-cell office:value-type="float" office:value="452457.448">
                <text:p>452457.448</text:p>
              </table:table-cell>
              <table:table-cell office:value-type="float" office:value="604414.447">
                <text:p>604414.447</text:p>
              </table:table-cell>
              <table:table-cell office:value-type="float" office:value="499607.044">
                <text:p>499607.044</text:p>
              </table:table-cell>
              <table:table-cell office:value-type="float" office:value="525229.369">
                <text:p>525229.369</text:p>
              </table:table-cell>
              <table:table-cell office:value-type="float" office:value="505651.357">
                <text:p>505651.357</text:p>
              </table:table-cell>
              <table:table-cell office:value-type="float" office:value="547876.893">
                <text:p>547876.893</text:p>
              </table:table-cell>
              <table:table-cell office:value-type="float" office:value="546483.052">
                <text:p>546483.052</text:p>
              </table:table-cell>
              <table:table-cell office:value-type="float" office:value="473858.958">
                <text:p>473858.958</text:p>
              </table:table-cell>
              <table:table-cell office:value-type="float" office:value="632682.332">
                <text:p>632682.332</text:p>
              </table:table-cell>
              <table:table-cell office:value-type="float" office:value="602341.319">
                <text:p>602341.319</text:p>
              </table:table-cell>
              <table:table-cell office:value-type="float" office:value="567790.198">
                <text:p>567790.198</text:p>
              </table:table-cell>
              <table:table-cell office:value-type="float" office:value="420735.072">
                <text:p>420735.072</text:p>
              </table:table-cell>
              <table:table-cell office:value-type="float" office:value="590601.582">
                <text:p>590601.582</text:p>
              </table:table-cell>
              <table:table-cell office:value-type="float" office:value="432855.758">
                <text:p>432855.758</text:p>
              </table:table-cell>
              <table:table-cell office:value-type="float" office:value="475835.153">
                <text:p>475835.153</text:p>
              </table:table-cell>
              <table:table-cell office:value-type="float" office:value="570525.857">
                <text:p>570525.857</text:p>
              </table:table-cell>
              <table:table-cell office:value-type="float" office:value="639482.356">
                <text:p>639482.356</text:p>
              </table:table-cell>
              <table:table-cell office:value-type="float" office:value="389916.008">
                <text:p>389916.008</text:p>
              </table:table-cell>
              <table:table-cell office:value-type="float" office:value="593218.603">
                <text:p>593218.603</text:p>
              </table:table-cell>
              <table:table-cell office:value-type="float" office:value="511864.152">
                <text:p>511864.152</text:p>
              </table:table-cell>
              <table:table-cell office:value-type="float" office:value="625020.128">
                <text:p>625020.128</text:p>
              </table:table-cell>
              <table:table-cell office:value-type="float" office:value="490585.831">
                <text:p>490585.831</text:p>
              </table:table-cell>
              <table:table-cell office:value-type="float" office:value="485804.643">
                <text:p>485804.643</text:p>
              </table:table-cell>
              <table:table-cell office:value-type="float" office:value="595455.946">
                <text:p>595455.946</text:p>
              </table:table-cell>
              <table:table-cell office:value-type="float" office:value="531094.824">
                <text:p>531094.824</text:p>
              </table:table-cell>
              <table:table-cell office:value-type="float" office:value="511218.323">
                <text:p>511218.323</text:p>
              </table:table-cell>
              <table:table-cell office:value-type="float" office:value="586986.453">
                <text:p>586986.453</text:p>
              </table:table-cell>
              <table:table-cell office:value-type="float" office:value="433064.205">
                <text:p>433064.205</text:p>
              </table:table-cell>
              <table:table-cell office:value-type="float" office:value="579220.2">
                <text:p>579220.2</text:p>
              </table:table-cell>
              <table:table-cell office:value-type="float" office:value="393725.432">
                <text:p>393725.432</text:p>
              </table:table-cell>
              <table:table-cell office:value-type="float" office:value="537701.83">
                <text:p>537701.83</text:p>
              </table:table-cell>
              <table:table-cell office:value-type="float" office:value="458104.997">
                <text:p>458104.997</text:p>
              </table:table-cell>
              <table:table-cell office:value-type="float" office:value="556209.178">
                <text:p>556209.178</text:p>
              </table:table-cell>
              <table:table-cell office:value-type="float" office:value="447056.317">
                <text:p>447056.317</text:p>
              </table:table-cell>
              <table:table-cell office:value-type="float" office:value="557536.278">
                <text:p>557536.278</text:p>
              </table:table-cell>
              <table:table-cell office:value-type="float" office:value="542262">
                <text:p>542262</text:p>
              </table:table-cell>
              <table:table-cell office:value-type="float" office:value="538576.525">
                <text:p>538576.525</text:p>
              </table:table-cell>
              <table:table-cell office:value-type="float" office:value="486786.73">
                <text:p>486786.73</text:p>
              </table:table-cell>
              <table:table-cell office:value-type="float" office:value="519695.645">
                <text:p>519695.645</text:p>
              </table:table-cell>
              <table:table-cell office:value-type="float" office:value="642562.94">
                <text:p>642562.94</text:p>
              </table:table-cell>
              <table:table-cell office:value-type="float" office:value="606313.848">
                <text:p>606313.848</text:p>
              </table:table-cell>
              <table:table-cell office:value-type="float" office:value="395784.299">
                <text:p>395784.299</text:p>
              </table:table-cell>
              <table:table-cell office:value-type="float" office:value="620914.518">
                <text:p>620914.518</text:p>
              </table:table-cell>
              <table:table-cell office:value-type="float" office:value="543681.088">
                <text:p>543681.088</text:p>
              </table:table-cell>
              <table:table-cell office:value-type="float" office:value="390787.463">
                <text:p>390787.463</text:p>
              </table:table-cell>
              <table:table-cell office:value-type="float" office:value="477870.091">
                <text:p>477870.091</text:p>
              </table:table-cell>
              <table:table-cell office:value-type="float" office:value="561584.003">
                <text:p>561584.003</text:p>
              </table:table-cell>
              <table:table-cell office:value-type="float" office:value="580603.778">
                <text:p>580603.778</text:p>
              </table:table-cell>
              <table:table-cell office:value-type="float" office:value="437405.236">
                <text:p>437405.236</text:p>
              </table:table-cell>
              <table:table-cell office:value-type="float" office:value="553678.223">
                <text:p>553678.223</text:p>
              </table:table-cell>
              <table:table-cell office:value-type="float" office:value="541898.992">
                <text:p>541898.992</text:p>
              </table:table-cell>
              <table:table-cell office:value-type="float" office:value="481265.136">
                <text:p>481265.136</text:p>
              </table:table-cell>
              <table:table-cell office:value-type="float" office:value="555904.687">
                <text:p>555904.687</text:p>
              </table:table-cell>
              <table:table-cell office:value-type="float" office:value="548493.189">
                <text:p>548493.189</text:p>
              </table:table-cell>
              <table:table-cell office:value-type="float" office:value="472797.111">
                <text:p>472797.111</text:p>
              </table:table-cell>
              <table:table-cell office:value-type="float" office:value="510807.633">
                <text:p>510807.633</text:p>
              </table:table-cell>
              <table:table-cell office:value-type="float" office:value="552683.687">
                <text:p>552683.687</text:p>
              </table:table-cell>
              <table:table-cell office:value-type="float" office:value="580346.851">
                <text:p>580346.851</text:p>
              </table:table-cell>
              <table:table-cell office:value-type="float" office:value="529980.256">
                <text:p>529980.256</text:p>
              </table:table-cell>
              <table:table-cell office:value-type="float" office:value="549195.658">
                <text:p>549195.658</text:p>
              </table:table-cell>
              <table:table-cell office:value-type="float" office:value="634362.863">
                <text:p>634362.863</text:p>
              </table:table-cell>
              <table:table-cell office:value-type="float" office:value="475346.496">
                <text:p>475346.496</text:p>
              </table:table-cell>
              <table:table-cell office:value-type="float" office:value="586436.487">
                <text:p>586436.487</text:p>
              </table:table-cell>
              <table:table-cell office:value-type="float" office:value="589943.735">
                <text:p>589943.735</text:p>
              </table:table-cell>
              <table:table-cell office:value-type="float" office:value="504755.538">
                <text:p>504755.538</text:p>
              </table:table-cell>
              <table:table-cell office:value-type="float" office:value="567790.646">
                <text:p>567790.646</text:p>
              </table:table-cell>
              <table:table-cell office:value-type="float" office:value="511673.508">
                <text:p>511673.508</text:p>
              </table:table-cell>
              <table:table-cell office:value-type="float" office:value="510542.206">
                <text:p>510542.206</text:p>
              </table:table-cell>
              <table:table-cell office:value-type="float" office:value="577575.744">
                <text:p>577575.744</text:p>
              </table:table-cell>
            </table:table-row>
            <table:table-row>
              <table:table-cell office:value-type="string">
                <text:p>Suppress-All Pathways</text:p>
                <draw:g>
                  <svg:desc>Sheet1.A528:Sheet1.A528</svg:desc>
                </draw:g>
              </table:table-cell>
              <table:table-cell office:value-type="float" office:value="402668.314">
                <text:p>402668.314</text:p>
                <draw:g>
                  <svg:desc>Sheet1.B528:Sheet1.BX528</svg:desc>
                </draw:g>
              </table:table-cell>
              <table:table-cell office:value-type="float" office:value="278744.144">
                <text:p>278744.144</text:p>
              </table:table-cell>
              <table:table-cell office:value-type="float" office:value="365357.248">
                <text:p>365357.248</text:p>
              </table:table-cell>
              <table:table-cell office:value-type="float" office:value="435088.992">
                <text:p>435088.992</text:p>
              </table:table-cell>
              <table:table-cell office:value-type="float" office:value="349537.427">
                <text:p>349537.427</text:p>
              </table:table-cell>
              <table:table-cell office:value-type="float" office:value="397832.729">
                <text:p>397832.729</text:p>
              </table:table-cell>
              <table:table-cell office:value-type="float" office:value="371043.495">
                <text:p>371043.495</text:p>
              </table:table-cell>
              <table:table-cell office:value-type="float" office:value="504874.632">
                <text:p>504874.632</text:p>
              </table:table-cell>
              <table:table-cell office:value-type="float" office:value="397484.427">
                <text:p>397484.427</text:p>
              </table:table-cell>
              <table:table-cell office:value-type="float" office:value="445729.199">
                <text:p>445729.199</text:p>
              </table:table-cell>
              <table:table-cell office:value-type="float" office:value="375402.822">
                <text:p>375402.822</text:p>
              </table:table-cell>
              <table:table-cell office:value-type="float" office:value="454420.402">
                <text:p>454420.402</text:p>
              </table:table-cell>
              <table:table-cell office:value-type="float" office:value="413994.672">
                <text:p>413994.672</text:p>
              </table:table-cell>
              <table:table-cell office:value-type="float" office:value="338455.831">
                <text:p>338455.831</text:p>
              </table:table-cell>
              <table:table-cell office:value-type="float" office:value="570420.031">
                <text:p>570420.031</text:p>
              </table:table-cell>
              <table:table-cell office:value-type="float" office:value="563699.426">
                <text:p>563699.426</text:p>
              </table:table-cell>
              <table:table-cell office:value-type="float" office:value="552353.733">
                <text:p>552353.733</text:p>
              </table:table-cell>
              <table:table-cell office:value-type="float" office:value="393844.165">
                <text:p>393844.165</text:p>
              </table:table-cell>
              <table:table-cell office:value-type="float" office:value="520621.206">
                <text:p>520621.206</text:p>
              </table:table-cell>
              <table:table-cell office:value-type="float" office:value="348487.792">
                <text:p>348487.792</text:p>
              </table:table-cell>
              <table:table-cell office:value-type="float" office:value="381183.015">
                <text:p>381183.015</text:p>
              </table:table-cell>
              <table:table-cell office:value-type="float" office:value="466324.137">
                <text:p>466324.137</text:p>
              </table:table-cell>
              <table:table-cell office:value-type="float" office:value="540382.308">
                <text:p>540382.308</text:p>
              </table:table-cell>
              <table:table-cell office:value-type="float" office:value="278195.694">
                <text:p>278195.694</text:p>
              </table:table-cell>
              <table:table-cell office:value-type="float" office:value="505915.276">
                <text:p>505915.276</text:p>
              </table:table-cell>
              <table:table-cell office:value-type="float" office:value="396581.935">
                <text:p>396581.935</text:p>
              </table:table-cell>
              <table:table-cell office:value-type="float" office:value="499780.082">
                <text:p>499780.082</text:p>
              </table:table-cell>
              <table:table-cell office:value-type="float" office:value="415056.235">
                <text:p>415056.235</text:p>
              </table:table-cell>
              <table:table-cell office:value-type="float" office:value="368688.667">
                <text:p>368688.667</text:p>
              </table:table-cell>
              <table:table-cell office:value-type="float" office:value="500782.275">
                <text:p>500782.275</text:p>
              </table:table-cell>
              <table:table-cell office:value-type="float" office:value="530284.465">
                <text:p>530284.465</text:p>
              </table:table-cell>
              <table:table-cell office:value-type="float" office:value="366839.79">
                <text:p>366839.79</text:p>
              </table:table-cell>
              <table:table-cell office:value-type="float" office:value="530184.909">
                <text:p>530184.909</text:p>
              </table:table-cell>
              <table:table-cell office:value-type="float" office:value="377469.673">
                <text:p>377469.673</text:p>
              </table:table-cell>
              <table:table-cell office:value-type="float" office:value="467398.437">
                <text:p>467398.437</text:p>
              </table:table-cell>
              <table:table-cell office:value-type="float" office:value="312492.664">
                <text:p>312492.664</text:p>
              </table:table-cell>
              <table:table-cell office:value-type="float" office:value="428195.908">
                <text:p>428195.908</text:p>
              </table:table-cell>
              <table:table-cell office:value-type="float" office:value="391517.772">
                <text:p>391517.772</text:p>
              </table:table-cell>
              <table:table-cell office:value-type="float" office:value="492354.105">
                <text:p>492354.105</text:p>
              </table:table-cell>
              <table:table-cell office:value-type="float" office:value="310785.707">
                <text:p>310785.707</text:p>
              </table:table-cell>
              <table:table-cell office:value-type="float" office:value="497395.594">
                <text:p>497395.594</text:p>
              </table:table-cell>
              <table:table-cell office:value-type="float" office:value="473947.221">
                <text:p>473947.221</text:p>
              </table:table-cell>
              <table:table-cell office:value-type="float" office:value="428196.193">
                <text:p>428196.193</text:p>
              </table:table-cell>
              <table:table-cell office:value-type="float" office:value="430437.846">
                <text:p>430437.846</text:p>
              </table:table-cell>
              <table:table-cell office:value-type="float" office:value="377695.494">
                <text:p>377695.494</text:p>
              </table:table-cell>
              <table:table-cell office:value-type="float" office:value="603768.961">
                <text:p>603768.961</text:p>
              </table:table-cell>
              <table:table-cell office:value-type="float" office:value="583992.984">
                <text:p>583992.984</text:p>
              </table:table-cell>
              <table:table-cell office:value-type="float" office:value="324713.648">
                <text:p>324713.648</text:p>
              </table:table-cell>
              <table:table-cell office:value-type="float" office:value="530011.641">
                <text:p>530011.641</text:p>
              </table:table-cell>
              <table:table-cell office:value-type="float" office:value="422056.976">
                <text:p>422056.976</text:p>
              </table:table-cell>
              <table:table-cell office:value-type="float" office:value="320958.145">
                <text:p>320958.145</text:p>
              </table:table-cell>
              <table:table-cell office:value-type="float" office:value="436681.736">
                <text:p>436681.736</text:p>
              </table:table-cell>
              <table:table-cell office:value-type="float" office:value="493940.445">
                <text:p>493940.445</text:p>
              </table:table-cell>
              <table:table-cell office:value-type="float" office:value="497539.114">
                <text:p>497539.114</text:p>
              </table:table-cell>
              <table:table-cell office:value-type="float" office:value="378253.426">
                <text:p>378253.426</text:p>
              </table:table-cell>
              <table:table-cell office:value-type="float" office:value="457524.976">
                <text:p>457524.976</text:p>
              </table:table-cell>
              <table:table-cell office:value-type="float" office:value="449822.219">
                <text:p>449822.219</text:p>
              </table:table-cell>
              <table:table-cell office:value-type="float" office:value="398540.002">
                <text:p>398540.002</text:p>
              </table:table-cell>
              <table:table-cell office:value-type="float" office:value="460888.723">
                <text:p>460888.723</text:p>
              </table:table-cell>
              <table:table-cell office:value-type="float" office:value="516640.167">
                <text:p>516640.167</text:p>
              </table:table-cell>
              <table:table-cell office:value-type="float" office:value="325384.033">
                <text:p>325384.033</text:p>
              </table:table-cell>
              <table:table-cell office:value-type="float" office:value="456443.347">
                <text:p>456443.347</text:p>
              </table:table-cell>
              <table:table-cell office:value-type="float" office:value="415484.605">
                <text:p>415484.605</text:p>
              </table:table-cell>
              <table:table-cell office:value-type="float" office:value="518980.638">
                <text:p>518980.638</text:p>
              </table:table-cell>
              <table:table-cell office:value-type="float" office:value="480995.29">
                <text:p>480995.29</text:p>
              </table:table-cell>
              <table:table-cell office:value-type="float" office:value="428636.707">
                <text:p>428636.707</text:p>
              </table:table-cell>
              <table:table-cell office:value-type="float" office:value="599707.358">
                <text:p>599707.358</text:p>
              </table:table-cell>
              <table:table-cell office:value-type="float" office:value="421071.377">
                <text:p>421071.377</text:p>
              </table:table-cell>
              <table:table-cell office:value-type="float" office:value="518076.315">
                <text:p>518076.315</text:p>
              </table:table-cell>
              <table:table-cell office:value-type="float" office:value="488020.298">
                <text:p>488020.298</text:p>
              </table:table-cell>
              <table:table-cell office:value-type="float" office:value="345799.357">
                <text:p>345799.357</text:p>
              </table:table-cell>
              <table:table-cell office:value-type="float" office:value="527003.251">
                <text:p>527003.251</text:p>
              </table:table-cell>
              <table:table-cell office:value-type="float" office:value="451016.707">
                <text:p>451016.707</text:p>
              </table:table-cell>
              <table:table-cell office:value-type="float" office:value="429957.165">
                <text:p>429957.165</text:p>
              </table:table-cell>
              <table:table-cell office:value-type="float" office:value="498032.331">
                <text:p>498032.331</text:p>
              </table:table-cell>
            </table:table-row>
            <table:table-row>
              <table:table-cell office:value-type="string">
                <text:p>Coin-Toss Pathways</text:p>
                <draw:g>
                  <svg:desc>Sheet1.A529:Sheet1.A529</svg:desc>
                </draw:g>
              </table:table-cell>
              <table:table-cell office:value-type="float" office:value="473803.871">
                <text:p>473803.871</text:p>
                <draw:g>
                  <svg:desc>Sheet1.B529:Sheet1.BX529</svg:desc>
                </draw:g>
              </table:table-cell>
              <table:table-cell office:value-type="float" office:value="394922.088">
                <text:p>394922.088</text:p>
              </table:table-cell>
              <table:table-cell office:value-type="float" office:value="449316.595">
                <text:p>449316.595</text:p>
              </table:table-cell>
              <table:table-cell office:value-type="float" office:value="508877.135">
                <text:p>508877.135</text:p>
              </table:table-cell>
              <table:table-cell office:value-type="float" office:value="377843.158">
                <text:p>377843.158</text:p>
              </table:table-cell>
              <table:table-cell office:value-type="float" office:value="473924.023">
                <text:p>473924.023</text:p>
              </table:table-cell>
              <table:table-cell office:value-type="float" office:value="473245.416">
                <text:p>473245.416</text:p>
              </table:table-cell>
              <table:table-cell office:value-type="float" office:value="556429.718">
                <text:p>556429.718</text:p>
              </table:table-cell>
              <table:table-cell office:value-type="float" office:value="445700.047">
                <text:p>445700.047</text:p>
              </table:table-cell>
              <table:table-cell office:value-type="float" office:value="512100.797">
                <text:p>512100.797</text:p>
              </table:table-cell>
              <table:table-cell office:value-type="float" office:value="477654.261">
                <text:p>477654.261</text:p>
              </table:table-cell>
              <table:table-cell office:value-type="float" office:value="500905.387">
                <text:p>500905.387</text:p>
              </table:table-cell>
              <table:table-cell office:value-type="float" office:value="475162.238">
                <text:p>475162.238</text:p>
              </table:table-cell>
              <table:table-cell office:value-type="float" office:value="443178.27">
                <text:p>443178.27</text:p>
              </table:table-cell>
              <table:table-cell office:value-type="float" office:value="606027.287">
                <text:p>606027.287</text:p>
              </table:table-cell>
              <table:table-cell office:value-type="float" office:value="557195.786">
                <text:p>557195.786</text:p>
              </table:table-cell>
              <table:table-cell office:value-type="float" office:value="586466.567">
                <text:p>586466.567</text:p>
              </table:table-cell>
              <table:table-cell office:value-type="float" office:value="449938.108">
                <text:p>449938.108</text:p>
              </table:table-cell>
              <table:table-cell office:value-type="float" office:value="589167.127">
                <text:p>589167.127</text:p>
              </table:table-cell>
              <table:table-cell office:value-type="float" office:value="434383.214">
                <text:p>434383.214</text:p>
              </table:table-cell>
              <table:table-cell office:value-type="float" office:value="485774.745">
                <text:p>485774.745</text:p>
              </table:table-cell>
              <table:table-cell office:value-type="float" office:value="526434.821">
                <text:p>526434.821</text:p>
              </table:table-cell>
              <table:table-cell office:value-type="float" office:value="632950.855">
                <text:p>632950.855</text:p>
              </table:table-cell>
              <table:table-cell office:value-type="float" office:value="301841.703">
                <text:p>301841.703</text:p>
              </table:table-cell>
              <table:table-cell office:value-type="float" office:value="529646.553">
                <text:p>529646.553</text:p>
              </table:table-cell>
              <table:table-cell office:value-type="float" office:value="420333.534">
                <text:p>420333.534</text:p>
              </table:table-cell>
              <table:table-cell office:value-type="float" office:value="527309.683">
                <text:p>527309.683</text:p>
              </table:table-cell>
              <table:table-cell office:value-type="float" office:value="432407.294">
                <text:p>432407.294</text:p>
              </table:table-cell>
              <table:table-cell office:value-type="float" office:value="436689.922">
                <text:p>436689.922</text:p>
              </table:table-cell>
              <table:table-cell office:value-type="float" office:value="538210.987">
                <text:p>538210.987</text:p>
              </table:table-cell>
              <table:table-cell office:value-type="float" office:value="525638.458">
                <text:p>525638.458</text:p>
              </table:table-cell>
              <table:table-cell office:value-type="float" office:value="449374.512">
                <text:p>449374.512</text:p>
              </table:table-cell>
              <table:table-cell office:value-type="float" office:value="583669.266">
                <text:p>583669.266</text:p>
              </table:table-cell>
              <table:table-cell office:value-type="float" office:value="437124.501">
                <text:p>437124.501</text:p>
              </table:table-cell>
              <table:table-cell office:value-type="float" office:value="520236.835">
                <text:p>520236.835</text:p>
              </table:table-cell>
              <table:table-cell office:value-type="float" office:value="397695.072">
                <text:p>397695.072</text:p>
              </table:table-cell>
              <table:table-cell office:value-type="float" office:value="493430.477">
                <text:p>493430.477</text:p>
              </table:table-cell>
              <table:table-cell office:value-type="float" office:value="442841.377">
                <text:p>442841.377</text:p>
              </table:table-cell>
              <table:table-cell office:value-type="float" office:value="514355.671">
                <text:p>514355.671</text:p>
              </table:table-cell>
              <table:table-cell office:value-type="float" office:value="437595.425">
                <text:p>437595.425</text:p>
              </table:table-cell>
              <table:table-cell office:value-type="float" office:value="460829.787">
                <text:p>460829.787</text:p>
              </table:table-cell>
              <table:table-cell office:value-type="float" office:value="534025.261">
                <text:p>534025.261</text:p>
              </table:table-cell>
              <table:table-cell office:value-type="float" office:value="526549.501">
                <text:p>526549.501</text:p>
              </table:table-cell>
              <table:table-cell office:value-type="float" office:value="412491.461">
                <text:p>412491.461</text:p>
              </table:table-cell>
              <table:table-cell office:value-type="float" office:value="445439.549">
                <text:p>445439.549</text:p>
              </table:table-cell>
              <table:table-cell office:value-type="float" office:value="625334.758">
                <text:p>625334.758</text:p>
              </table:table-cell>
              <table:table-cell office:value-type="float" office:value="596924.806">
                <text:p>596924.806</text:p>
              </table:table-cell>
              <table:table-cell office:value-type="float" office:value="347266.747">
                <text:p>347266.747</text:p>
              </table:table-cell>
              <table:table-cell office:value-type="float" office:value="576236.724">
                <text:p>576236.724</text:p>
              </table:table-cell>
              <table:table-cell office:value-type="float" office:value="488979.731">
                <text:p>488979.731</text:p>
              </table:table-cell>
              <table:table-cell office:value-type="float" office:value="409004.821">
                <text:p>409004.821</text:p>
              </table:table-cell>
              <table:table-cell office:value-type="float" office:value="463431.293">
                <text:p>463431.293</text:p>
              </table:table-cell>
              <table:table-cell office:value-type="float" office:value="535831.363">
                <text:p>535831.363</text:p>
              </table:table-cell>
              <table:table-cell office:value-type="float" office:value="566841.358">
                <text:p>566841.358</text:p>
              </table:table-cell>
              <table:table-cell office:value-type="float" office:value="443616.338">
                <text:p>443616.338</text:p>
              </table:table-cell>
              <table:table-cell office:value-type="float" office:value="527012.041">
                <text:p>527012.041</text:p>
              </table:table-cell>
              <table:table-cell office:value-type="float" office:value="556981.811">
                <text:p>556981.811</text:p>
              </table:table-cell>
              <table:table-cell office:value-type="float" office:value="458193.532">
                <text:p>458193.532</text:p>
              </table:table-cell>
              <table:table-cell office:value-type="float" office:value="546534.338">
                <text:p>546534.338</text:p>
              </table:table-cell>
              <table:table-cell office:value-type="float" office:value="567992.243">
                <text:p>567992.243</text:p>
              </table:table-cell>
              <table:table-cell office:value-type="float" office:value="430158.085">
                <text:p>430158.085</text:p>
              </table:table-cell>
              <table:table-cell office:value-type="float" office:value="436546.617">
                <text:p>436546.617</text:p>
              </table:table-cell>
              <table:table-cell office:value-type="float" office:value="495109.436">
                <text:p>495109.436</text:p>
              </table:table-cell>
              <table:table-cell office:value-type="float" office:value="510254.477">
                <text:p>510254.477</text:p>
              </table:table-cell>
              <table:table-cell office:value-type="float" office:value="477365.31">
                <text:p>477365.31</text:p>
              </table:table-cell>
              <table:table-cell office:value-type="float" office:value="494824.874">
                <text:p>494824.874</text:p>
              </table:table-cell>
              <table:table-cell office:value-type="float" office:value="598528.892">
                <text:p>598528.892</text:p>
              </table:table-cell>
              <table:table-cell office:value-type="float" office:value="461364.442">
                <text:p>461364.442</text:p>
              </table:table-cell>
              <table:table-cell office:value-type="float" office:value="543737.582">
                <text:p>543737.582</text:p>
              </table:table-cell>
              <table:table-cell office:value-type="float" office:value="578838.74">
                <text:p>578838.74</text:p>
              </table:table-cell>
              <table:table-cell office:value-type="float" office:value="386932.852">
                <text:p>386932.852</text:p>
              </table:table-cell>
              <table:table-cell office:value-type="float" office:value="570736.052">
                <text:p>570736.052</text:p>
              </table:table-cell>
              <table:table-cell office:value-type="float" office:value="445292.102">
                <text:p>445292.102</text:p>
              </table:table-cell>
              <table:table-cell office:value-type="float" office:value="497526.043">
                <text:p>497526.043</text:p>
              </table:table-cell>
              <table:table-cell office:value-type="float" office:value="592592.918">
                <text:p>592592.918</text:p>
              </table:table-cell>
            </table:table-row>
            <table:table-row>
              <table:table-cell office:value-type="string">
                <text:p>J1.1 Pathways</text:p>
                <draw:g>
                  <svg:desc>Sheet1.A530:Sheet1.A530</svg:desc>
                </draw:g>
              </table:table-cell>
              <table:table-cell office:value-type="float" office:value="402812.717">
                <text:p>402812.717</text:p>
                <draw:g>
                  <svg:desc>Sheet1.B530:Sheet1.BX530</svg:desc>
                </draw:g>
              </table:table-cell>
              <table:table-cell office:value-type="float" office:value="278933.725">
                <text:p>278933.725</text:p>
              </table:table-cell>
              <table:table-cell office:value-type="float" office:value="387440.924">
                <text:p>387440.924</text:p>
              </table:table-cell>
              <table:table-cell office:value-type="float" office:value="435489.133">
                <text:p>435489.133</text:p>
              </table:table-cell>
              <table:table-cell office:value-type="float" office:value="349736.111">
                <text:p>349736.111</text:p>
              </table:table-cell>
              <table:table-cell office:value-type="float" office:value="397832.729">
                <text:p>397832.729</text:p>
              </table:table-cell>
              <table:table-cell office:value-type="float" office:value="371043.495">
                <text:p>371043.495</text:p>
              </table:table-cell>
              <table:table-cell office:value-type="float" office:value="504966.884">
                <text:p>504966.884</text:p>
              </table:table-cell>
              <table:table-cell office:value-type="float" office:value="397902.497">
                <text:p>397902.497</text:p>
              </table:table-cell>
              <table:table-cell office:value-type="float" office:value="446131.973">
                <text:p>446131.973</text:p>
              </table:table-cell>
              <table:table-cell office:value-type="float" office:value="375402.822">
                <text:p>375402.822</text:p>
              </table:table-cell>
              <table:table-cell office:value-type="float" office:value="454420.402">
                <text:p>454420.402</text:p>
              </table:table-cell>
              <table:table-cell office:value-type="float" office:value="414535.897">
                <text:p>414535.897</text:p>
              </table:table-cell>
              <table:table-cell office:value-type="float" office:value="338455.831">
                <text:p>338455.831</text:p>
              </table:table-cell>
              <table:table-cell office:value-type="float" office:value="570420.031">
                <text:p>570420.031</text:p>
              </table:table-cell>
              <table:table-cell office:value-type="float" office:value="563699.426">
                <text:p>563699.426</text:p>
              </table:table-cell>
              <table:table-cell office:value-type="float" office:value="552623.391">
                <text:p>552623.391</text:p>
              </table:table-cell>
              <table:table-cell office:value-type="float" office:value="393844.165">
                <text:p>393844.165</text:p>
              </table:table-cell>
              <table:table-cell office:value-type="float" office:value="520621.206">
                <text:p>520621.206</text:p>
              </table:table-cell>
              <table:table-cell office:value-type="float" office:value="348487.792">
                <text:p>348487.792</text:p>
              </table:table-cell>
              <table:table-cell office:value-type="float" office:value="381183.015">
                <text:p>381183.015</text:p>
              </table:table-cell>
              <table:table-cell office:value-type="float" office:value="466641.359">
                <text:p>466641.359</text:p>
              </table:table-cell>
              <table:table-cell office:value-type="float" office:value="540639.014">
                <text:p>540639.014</text:p>
              </table:table-cell>
              <table:table-cell office:value-type="float" office:value="278668.341">
                <text:p>278668.341</text:p>
              </table:table-cell>
              <table:table-cell office:value-type="float" office:value="506056.844">
                <text:p>506056.844</text:p>
              </table:table-cell>
              <table:table-cell office:value-type="float" office:value="396581.935">
                <text:p>396581.935</text:p>
              </table:table-cell>
              <table:table-cell office:value-type="float" office:value="499974.945">
                <text:p>499974.945</text:p>
              </table:table-cell>
              <table:table-cell office:value-type="float" office:value="415171.841">
                <text:p>415171.841</text:p>
              </table:table-cell>
              <table:table-cell office:value-type="float" office:value="368688.667">
                <text:p>368688.667</text:p>
              </table:table-cell>
              <table:table-cell office:value-type="float" office:value="501063.087">
                <text:p>501063.087</text:p>
              </table:table-cell>
              <table:table-cell office:value-type="float" office:value="530451.895">
                <text:p>530451.895</text:p>
              </table:table-cell>
              <table:table-cell office:value-type="float" office:value="366839.79">
                <text:p>366839.79</text:p>
              </table:table-cell>
              <table:table-cell office:value-type="float" office:value="530278.286">
                <text:p>530278.286</text:p>
              </table:table-cell>
              <table:table-cell office:value-type="float" office:value="428342.963">
                <text:p>428342.963</text:p>
              </table:table-cell>
              <table:table-cell office:value-type="float" office:value="467540.848">
                <text:p>467540.848</text:p>
              </table:table-cell>
              <table:table-cell office:value-type="float" office:value="312810.252">
                <text:p>312810.252</text:p>
              </table:table-cell>
              <table:table-cell office:value-type="float" office:value="428513.789">
                <text:p>428513.789</text:p>
              </table:table-cell>
              <table:table-cell office:value-type="float" office:value="391517.772">
                <text:p>391517.772</text:p>
              </table:table-cell>
              <table:table-cell office:value-type="float" office:value="492494.952">
                <text:p>492494.952</text:p>
              </table:table-cell>
              <table:table-cell office:value-type="float" office:value="310785.707">
                <text:p>310785.707</text:p>
              </table:table-cell>
              <table:table-cell office:value-type="float" office:value="497504.245">
                <text:p>497504.245</text:p>
              </table:table-cell>
              <table:table-cell office:value-type="float" office:value="474186.672">
                <text:p>474186.672</text:p>
              </table:table-cell>
              <table:table-cell office:value-type="float" office:value="428314.977">
                <text:p>428314.977</text:p>
              </table:table-cell>
              <table:table-cell office:value-type="float" office:value="438427.904">
                <text:p>438427.904</text:p>
              </table:table-cell>
              <table:table-cell office:value-type="float" office:value="377837.501">
                <text:p>377837.501</text:p>
              </table:table-cell>
              <table:table-cell office:value-type="float" office:value="603768.961">
                <text:p>603768.961</text:p>
              </table:table-cell>
              <table:table-cell office:value-type="float" office:value="584096.091">
                <text:p>584096.091</text:p>
              </table:table-cell>
              <table:table-cell office:value-type="float" office:value="324953.078">
                <text:p>324953.078</text:p>
              </table:table-cell>
              <table:table-cell office:value-type="float" office:value="530011.641">
                <text:p>530011.641</text:p>
              </table:table-cell>
              <table:table-cell office:value-type="float" office:value="422271.158">
                <text:p>422271.158</text:p>
              </table:table-cell>
              <table:table-cell office:value-type="float" office:value="320958.145">
                <text:p>320958.145</text:p>
              </table:table-cell>
              <table:table-cell office:value-type="float" office:value="436681.736">
                <text:p>436681.736</text:p>
              </table:table-cell>
              <table:table-cell office:value-type="float" office:value="494101.257">
                <text:p>494101.257</text:p>
              </table:table-cell>
              <table:table-cell office:value-type="float" office:value="497627.311">
                <text:p>497627.311</text:p>
              </table:table-cell>
              <table:table-cell office:value-type="float" office:value="378502.104">
                <text:p>378502.104</text:p>
              </table:table-cell>
              <table:table-cell office:value-type="float" office:value="457632.409">
                <text:p>457632.409</text:p>
              </table:table-cell>
              <table:table-cell office:value-type="float" office:value="449822.219">
                <text:p>449822.219</text:p>
              </table:table-cell>
              <table:table-cell office:value-type="float" office:value="398540.002">
                <text:p>398540.002</text:p>
              </table:table-cell>
              <table:table-cell office:value-type="float" office:value="461041.757">
                <text:p>461041.757</text:p>
              </table:table-cell>
              <table:table-cell office:value-type="float" office:value="516804.247">
                <text:p>516804.247</text:p>
              </table:table-cell>
              <table:table-cell office:value-type="float" office:value="325994.725">
                <text:p>325994.725</text:p>
              </table:table-cell>
              <table:table-cell office:value-type="float" office:value="456532.048">
                <text:p>456532.048</text:p>
              </table:table-cell>
              <table:table-cell office:value-type="float" office:value="415995.308">
                <text:p>415995.308</text:p>
              </table:table-cell>
              <table:table-cell office:value-type="float" office:value="518980.638">
                <text:p>518980.638</text:p>
              </table:table-cell>
              <table:table-cell office:value-type="float" office:value="480995.29">
                <text:p>480995.29</text:p>
              </table:table-cell>
              <table:table-cell office:value-type="float" office:value="428817.031">
                <text:p>428817.031</text:p>
              </table:table-cell>
              <table:table-cell office:value-type="float" office:value="599707.358">
                <text:p>599707.358</text:p>
              </table:table-cell>
              <table:table-cell office:value-type="float" office:value="421071.377">
                <text:p>421071.377</text:p>
              </table:table-cell>
              <table:table-cell office:value-type="float" office:value="518275.279">
                <text:p>518275.279</text:p>
              </table:table-cell>
              <table:table-cell office:value-type="float" office:value="488020.298">
                <text:p>488020.298</text:p>
              </table:table-cell>
              <table:table-cell office:value-type="float" office:value="346154.849">
                <text:p>346154.849</text:p>
              </table:table-cell>
              <table:table-cell office:value-type="float" office:value="527003.251">
                <text:p>527003.251</text:p>
              </table:table-cell>
              <table:table-cell office:value-type="float" office:value="451300.627">
                <text:p>451300.627</text:p>
              </table:table-cell>
              <table:table-cell office:value-type="float" office:value="430459.672">
                <text:p>430459.672</text:p>
              </table:table-cell>
              <table:table-cell office:value-type="float" office:value="498475.358">
                <text:p>498475.358</text:p>
              </table:table-cell>
            </table:table-row>
            <table:table-row>
              <table:table-cell office:value-type="string">
                <text:p>J2 Pathways</text:p>
                <draw:g>
                  <svg:desc>Sheet1.A531:Sheet1.A531</svg:desc>
                </draw:g>
              </table:table-cell>
              <table:table-cell office:value-type="float" office:value="402668.314">
                <text:p>402668.314</text:p>
                <draw:g>
                  <svg:desc>Sheet1.B531:Sheet1.BX531</svg:desc>
                </draw:g>
              </table:table-cell>
              <table:table-cell office:value-type="float" office:value="278744.144">
                <text:p>278744.144</text:p>
              </table:table-cell>
              <table:table-cell office:value-type="float" office:value="386775.306">
                <text:p>386775.306</text:p>
              </table:table-cell>
              <table:table-cell office:value-type="float" office:value="435088.992">
                <text:p>435088.992</text:p>
              </table:table-cell>
              <table:table-cell office:value-type="float" office:value="349537.427">
                <text:p>349537.427</text:p>
              </table:table-cell>
              <table:table-cell office:value-type="float" office:value="397832.729">
                <text:p>397832.729</text:p>
              </table:table-cell>
              <table:table-cell office:value-type="float" office:value="371043.495">
                <text:p>371043.495</text:p>
              </table:table-cell>
              <table:table-cell office:value-type="float" office:value="504874.632">
                <text:p>504874.632</text:p>
              </table:table-cell>
              <table:table-cell office:value-type="float" office:value="397484.427">
                <text:p>397484.427</text:p>
              </table:table-cell>
              <table:table-cell office:value-type="float" office:value="445729.199">
                <text:p>445729.199</text:p>
              </table:table-cell>
              <table:table-cell office:value-type="float" office:value="375402.822">
                <text:p>375402.822</text:p>
              </table:table-cell>
              <table:table-cell office:value-type="float" office:value="454420.402">
                <text:p>454420.402</text:p>
              </table:table-cell>
              <table:table-cell office:value-type="float" office:value="413994.672">
                <text:p>413994.672</text:p>
              </table:table-cell>
              <table:table-cell office:value-type="float" office:value="338455.831">
                <text:p>338455.831</text:p>
              </table:table-cell>
              <table:table-cell office:value-type="float" office:value="570420.031">
                <text:p>570420.031</text:p>
              </table:table-cell>
              <table:table-cell office:value-type="float" office:value="563699.426">
                <text:p>563699.426</text:p>
              </table:table-cell>
              <table:table-cell office:value-type="float" office:value="552416.216">
                <text:p>552416.216</text:p>
              </table:table-cell>
              <table:table-cell office:value-type="float" office:value="393844.165">
                <text:p>393844.165</text:p>
              </table:table-cell>
              <table:table-cell office:value-type="float" office:value="520621.206">
                <text:p>520621.206</text:p>
              </table:table-cell>
              <table:table-cell office:value-type="float" office:value="348487.792">
                <text:p>348487.792</text:p>
              </table:table-cell>
              <table:table-cell office:value-type="float" office:value="381183.015">
                <text:p>381183.015</text:p>
              </table:table-cell>
              <table:table-cell office:value-type="float" office:value="466432.915">
                <text:p>466432.915</text:p>
              </table:table-cell>
              <table:table-cell office:value-type="float" office:value="540382.308">
                <text:p>540382.308</text:p>
              </table:table-cell>
              <table:table-cell office:value-type="float" office:value="278195.694">
                <text:p>278195.694</text:p>
              </table:table-cell>
              <table:table-cell office:value-type="float" office:value="505915.276">
                <text:p>505915.276</text:p>
              </table:table-cell>
              <table:table-cell office:value-type="float" office:value="396581.935">
                <text:p>396581.935</text:p>
              </table:table-cell>
              <table:table-cell office:value-type="float" office:value="499780.082">
                <text:p>499780.082</text:p>
              </table:table-cell>
              <table:table-cell office:value-type="float" office:value="415056.235">
                <text:p>415056.235</text:p>
              </table:table-cell>
              <table:table-cell office:value-type="float" office:value="368688.667">
                <text:p>368688.667</text:p>
              </table:table-cell>
              <table:table-cell office:value-type="float" office:value="500782.275">
                <text:p>500782.275</text:p>
              </table:table-cell>
              <table:table-cell office:value-type="float" office:value="530284.465">
                <text:p>530284.465</text:p>
              </table:table-cell>
              <table:table-cell office:value-type="float" office:value="366839.79">
                <text:p>366839.79</text:p>
              </table:table-cell>
              <table:table-cell office:value-type="float" office:value="530184.909">
                <text:p>530184.909</text:p>
              </table:table-cell>
              <table:table-cell office:value-type="float" office:value="428342.963">
                <text:p>428342.963</text:p>
              </table:table-cell>
              <table:table-cell office:value-type="float" office:value="467398.437">
                <text:p>467398.437</text:p>
              </table:table-cell>
              <table:table-cell office:value-type="float" office:value="312492.664">
                <text:p>312492.664</text:p>
              </table:table-cell>
              <table:table-cell office:value-type="float" office:value="428195.908">
                <text:p>428195.908</text:p>
              </table:table-cell>
              <table:table-cell office:value-type="float" office:value="391517.772">
                <text:p>391517.772</text:p>
              </table:table-cell>
              <table:table-cell office:value-type="float" office:value="492354.105">
                <text:p>492354.105</text:p>
              </table:table-cell>
              <table:table-cell office:value-type="float" office:value="310785.707">
                <text:p>310785.707</text:p>
              </table:table-cell>
              <table:table-cell office:value-type="float" office:value="497395.594">
                <text:p>497395.594</text:p>
              </table:table-cell>
              <table:table-cell office:value-type="float" office:value="473947.221">
                <text:p>473947.221</text:p>
              </table:table-cell>
              <table:table-cell office:value-type="float" office:value="428196.193">
                <text:p>428196.193</text:p>
              </table:table-cell>
              <table:table-cell office:value-type="float" office:value="438364.205">
                <text:p>438364.205</text:p>
              </table:table-cell>
              <table:table-cell office:value-type="float" office:value="377695.494">
                <text:p>377695.494</text:p>
              </table:table-cell>
              <table:table-cell office:value-type="float" office:value="603768.961">
                <text:p>603768.961</text:p>
              </table:table-cell>
              <table:table-cell office:value-type="float" office:value="584096.091">
                <text:p>584096.091</text:p>
              </table:table-cell>
              <table:table-cell office:value-type="float" office:value="324713.648">
                <text:p>324713.648</text:p>
              </table:table-cell>
              <table:table-cell office:value-type="float" office:value="530011.641">
                <text:p>530011.641</text:p>
              </table:table-cell>
              <table:table-cell office:value-type="float" office:value="422056.976">
                <text:p>422056.976</text:p>
              </table:table-cell>
              <table:table-cell office:value-type="float" office:value="320958.145">
                <text:p>320958.145</text:p>
              </table:table-cell>
              <table:table-cell office:value-type="float" office:value="436681.736">
                <text:p>436681.736</text:p>
              </table:table-cell>
              <table:table-cell office:value-type="float" office:value="494101.257">
                <text:p>494101.257</text:p>
              </table:table-cell>
              <table:table-cell office:value-type="float" office:value="497539.114">
                <text:p>497539.114</text:p>
              </table:table-cell>
              <table:table-cell office:value-type="float" office:value="378253.426">
                <text:p>378253.426</text:p>
              </table:table-cell>
              <table:table-cell office:value-type="float" office:value="457632.409">
                <text:p>457632.409</text:p>
              </table:table-cell>
              <table:table-cell office:value-type="float" office:value="449822.219">
                <text:p>449822.219</text:p>
              </table:table-cell>
              <table:table-cell office:value-type="float" office:value="398540.002">
                <text:p>398540.002</text:p>
              </table:table-cell>
              <table:table-cell office:value-type="float" office:value="460888.723">
                <text:p>460888.723</text:p>
              </table:table-cell>
              <table:table-cell office:value-type="float" office:value="516640.167">
                <text:p>516640.167</text:p>
              </table:table-cell>
              <table:table-cell office:value-type="float" office:value="325384.033">
                <text:p>325384.033</text:p>
              </table:table-cell>
              <table:table-cell office:value-type="float" office:value="456443.347">
                <text:p>456443.347</text:p>
              </table:table-cell>
              <table:table-cell office:value-type="float" office:value="415484.605">
                <text:p>415484.605</text:p>
              </table:table-cell>
              <table:table-cell office:value-type="float" office:value="518980.638">
                <text:p>518980.638</text:p>
              </table:table-cell>
              <table:table-cell office:value-type="float" office:value="480995.29">
                <text:p>480995.29</text:p>
              </table:table-cell>
              <table:table-cell office:value-type="float" office:value="428636.707">
                <text:p>428636.707</text:p>
              </table:table-cell>
              <table:table-cell office:value-type="float" office:value="599707.358">
                <text:p>599707.358</text:p>
              </table:table-cell>
              <table:table-cell office:value-type="float" office:value="421071.377">
                <text:p>421071.377</text:p>
              </table:table-cell>
              <table:table-cell office:value-type="float" office:value="518076.315">
                <text:p>518076.315</text:p>
              </table:table-cell>
              <table:table-cell office:value-type="float" office:value="488020.298">
                <text:p>488020.298</text:p>
              </table:table-cell>
              <table:table-cell office:value-type="float" office:value="345799.357">
                <text:p>345799.357</text:p>
              </table:table-cell>
              <table:table-cell office:value-type="float" office:value="527003.251">
                <text:p>527003.251</text:p>
              </table:table-cell>
              <table:table-cell office:value-type="float" office:value="451016.707">
                <text:p>451016.707</text:p>
              </table:table-cell>
              <table:table-cell office:value-type="float" office:value="429957.165">
                <text:p>429957.165</text:p>
              </table:table-cell>
              <table:table-cell office:value-type="float" office:value="498032.331">
                <text:p>498032.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772cm" svg:height="10.6cm" xlink:href=".." xlink:type="simple" chart:class="chart:line" chart:style-name="ch1">
        <chart:title svg:x="5.879cm" svg:y="0.348cm" chart:style-name="ch2">
          <text:p>Cells Burned in 100 Landscapes with a Let-Burn Policy</text:p>
        </chart:title>
        <chart:subtitle svg:x="7.413cm" svg:y="1.365cm" chart:style-name="ch3">
          <text:p>Average, Min, and Max Cells burned per year</text:p>
        </chart:subtitle>
        <chart:legend chart:legend-position="bottom" svg:x="4.83cm" svg:y="9.817cm" style:legend-expansion="wide" chart:style-name="ch4"/>
        <chart:plot-area chart:style-name="ch5" table:cell-range-address="Sheet1.S5:Sheet1.U105" chart:data-source-has-labels="row" svg:x="1.466cm" svg:y="2.286cm" svg:width="20.851cm" svg:height="6.338cm">
          <chartooo:coordinate-region svg:x="2.458cm" svg:y="2.485cm" svg:width="19.718cm" svg:height="5.215cm"/>
          <chart:axis chart:dimension="x" chart:name="primary-x" chart:style-name="ch6">
            <chart:title svg:x="11.516cm" svg:y="8.836cm" chart:style-name="ch7">
              <text:p>Year</text:p>
            </chart:title>
          </chart:axis>
          <chart:axis chart:dimension="y" chart:name="primary-y" chart:style-name="ch6">
            <chart:title svg:x="0.451cm" svg:y="7.087cm" chart:style-name="ch8">
              <text:p>Average Cells Burned</text:p>
            </chart:title>
            <chart:grid chart:style-name="ch9" chart:class="major"/>
          </chart:axis>
          <chart:series chart:style-name="ch10" chart:values-cell-range-address="Sheet1.S6:Sheet1.S105" chart:label-cell-address="Sheet1.S5:Sheet1.S5" chart:class="chart:line">
            <chart:data-point chart:repeated="100"/>
          </chart:series>
          <chart:series chart:style-name="ch11" chart:values-cell-range-address="Sheet1.T6:Sheet1.T105" chart:label-cell-address="Sheet1.T5:Sheet1.T5" chart:class="chart:line">
            <chart:data-point chart:repeated="100"/>
          </chart:series>
          <chart:series chart:style-name="ch12" chart:values-cell-range-address="Sheet1.U6:Sheet1.U105" chart:label-cell-address="Sheet1.U5:Sheet1.U5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B cells_burned_ave</text:p>
                <draw:g>
                  <svg:desc>Sheet1.S5:Sheet1.S5</svg:desc>
                </draw:g>
              </table:table-cell>
              <table:table-cell office:value-type="string">
                <text:p>LB cells_burned_min</text:p>
                <draw:g>
                  <svg:desc>Sheet1.T5:Sheet1.T5</svg:desc>
                </draw:g>
              </table:table-cell>
              <table:table-cell office:value-type="string">
                <text:p>LB cells_burned_max</text:p>
                <draw:g>
                  <svg:desc>Sheet1.U5:Sheet1.U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8">
                <text:p>4.68</text:p>
                <draw:g>
                  <svg:desc>Sheet1.S6:Sheet1.S105</svg:desc>
                </draw:g>
              </table:table-cell>
              <table:table-cell office:value-type="float" office:value="1">
                <text:p>1</text:p>
                <draw:g>
                  <svg:desc>Sheet1.T6:Sheet1.T105</svg:desc>
                </draw:g>
              </table:table-cell>
              <table:table-cell office:value-type="float" office:value="110">
                <text:p>110</text:p>
                <draw:g>
                  <svg:desc>Sheet1.U6:Sheet1.U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7">
                <text:p>7.387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13">
                <text:p>6.213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73">
                <text:p>14.773</text:p>
              </table:table-cell>
              <table:table-cell office:value-type="float" office:value="1">
                <text:p>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32">
                <text:p>9.32</text:p>
              </table:table-cell>
              <table:table-cell office:value-type="float" office:value="1">
                <text:p>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3">
                <text:p>7.853</text:p>
              </table:table-cell>
              <table:table-cell office:value-type="float" office:value="1">
                <text:p>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72">
                <text:p>36.72</text:p>
              </table:table-cell>
              <table:table-cell office:value-type="float" office:value="1">
                <text:p>1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08">
                <text:p>27.08</text:p>
              </table:table-cell>
              <table:table-cell office:value-type="float" office:value="1">
                <text:p>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827">
                <text:p>16.827</text:p>
              </table:table-cell>
              <table:table-cell office:value-type="float" office:value="1">
                <text:p>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707">
                <text:p>30.707</text:p>
              </table:table-cell>
              <table:table-cell office:value-type="float" office:value="1">
                <text:p>1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627">
                <text:p>15.627</text:p>
              </table:table-cell>
              <table:table-cell office:value-type="float" office:value="1">
                <text:p>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88">
                <text:p>38.88</text:p>
              </table:table-cell>
              <table:table-cell office:value-type="float" office:value="1">
                <text:p>1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96">
                <text:p>33.96</text:p>
              </table:table-cell>
              <table:table-cell office:value-type="float" office:value="1">
                <text:p>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173">
                <text:p>13.173</text:p>
              </table:table-cell>
              <table:table-cell office:value-type="float" office:value="1">
                <text:p>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107">
                <text:p>37.107</text:p>
              </table:table-cell>
              <table:table-cell office:value-type="float" office:value="1">
                <text:p>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093">
                <text:p>24.093</text:p>
              </table:table-cell>
              <table:table-cell office:value-type="float" office:value="1">
                <text:p>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88">
                <text:p>18.88</text:p>
              </table:table-cell>
              <table:table-cell office:value-type="float" office:value="1">
                <text:p>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.253">
                <text:p>32.253</text:p>
              </table:table-cell>
              <table:table-cell office:value-type="float" office:value="1">
                <text:p>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947">
                <text:p>26.947</text:p>
              </table:table-cell>
              <table:table-cell office:value-type="float" office:value="1">
                <text:p>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73">
                <text:p>24.773</text:p>
              </table:table-cell>
              <table:table-cell office:value-type="float" office:value="1">
                <text:p>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773">
                <text:p>37.773</text:p>
              </table:table-cell>
              <table:table-cell office:value-type="float" office:value="1">
                <text:p>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4">
                <text:p>44.4</text:p>
              </table:table-cell>
              <table:table-cell office:value-type="float" office:value="1">
                <text:p>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53">
                <text:p>22.053</text:p>
              </table:table-cell>
              <table:table-cell office:value-type="float" office:value="1">
                <text:p>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307">
                <text:p>30.307</text:p>
              </table:table-cell>
              <table:table-cell office:value-type="float" office:value="1">
                <text:p>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707">
                <text:p>32.707</text:p>
              </table:table-cell>
              <table:table-cell office:value-type="float" office:value="1">
                <text:p>1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12">
                <text:p>22.12</text:p>
              </table:table-cell>
              <table:table-cell office:value-type="float" office:value="1">
                <text:p>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053">
                <text:p>28.053</text:p>
              </table:table-cell>
              <table:table-cell office:value-type="float" office:value="1">
                <text:p>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907">
                <text:p>50.907</text:p>
              </table:table-cell>
              <table:table-cell office:value-type="float" office:value="1">
                <text:p>1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68">
                <text:p>29.68</text:p>
              </table:table-cell>
              <table:table-cell office:value-type="float" office:value="1">
                <text:p>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.96">
                <text:p>47.96</text:p>
              </table:table-cell>
              <table:table-cell office:value-type="float" office:value="1">
                <text:p>1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267">
                <text:p>17.267</text:p>
              </table:table-cell>
              <table:table-cell office:value-type="float" office:value="1">
                <text:p>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387">
                <text:p>30.387</text:p>
              </table:table-cell>
              <table:table-cell office:value-type="float" office:value="1">
                <text:p>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04">
                <text:p>35.04</text:p>
              </table:table-cell>
              <table:table-cell office:value-type="float" office:value="1">
                <text:p>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973">
                <text:p>37.973</text:p>
              </table:table-cell>
              <table:table-cell office:value-type="float" office:value="1">
                <text:p>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47">
                <text:p>68.947</text:p>
              </table:table-cell>
              <table:table-cell office:value-type="float" office:value="1">
                <text:p>1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.227">
                <text:p>107.227</text:p>
              </table:table-cell>
              <table:table-cell office:value-type="float" office:value="1">
                <text:p>1</text:p>
              </table:table-cell>
              <table:table-cell office:value-type="float" office:value="2466">
                <text:p>2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.2">
                <text:p>67.2</text:p>
              </table:table-cell>
              <table:table-cell office:value-type="float" office:value="1">
                <text:p>1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.987">
                <text:p>54.987</text:p>
              </table:table-cell>
              <table:table-cell office:value-type="float" office:value="1">
                <text:p>1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773">
                <text:p>61.773</text:p>
              </table:table-cell>
              <table:table-cell office:value-type="float" office:value="1">
                <text:p>1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12">
                <text:p>38.12</text:p>
              </table:table-cell>
              <table:table-cell office:value-type="float" office:value="1">
                <text:p>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.493">
                <text:p>139.493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.133">
                <text:p>77.133</text:p>
              </table:table-cell>
              <table:table-cell office:value-type="float" office:value="1">
                <text:p>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.787">
                <text:p>78.787</text:p>
              </table:table-cell>
              <table:table-cell office:value-type="float" office:value="1">
                <text:p>1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573">
                <text:p>30.573</text:p>
              </table:table-cell>
              <table:table-cell office:value-type="float" office:value="1">
                <text:p>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227">
                <text:p>49.227</text:p>
              </table:table-cell>
              <table:table-cell office:value-type="float" office:value="1">
                <text:p>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147">
                <text:p>47.147</text:p>
              </table:table-cell>
              <table:table-cell office:value-type="float" office:value="1">
                <text:p>1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587">
                <text:p>98.587</text:p>
              </table:table-cell>
              <table:table-cell office:value-type="float" office:value="1">
                <text:p>1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08">
                <text:p>69.08</text:p>
              </table:table-cell>
              <table:table-cell office:value-type="float" office:value="1">
                <text:p>1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.507">
                <text:p>50.507</text:p>
              </table:table-cell>
              <table:table-cell office:value-type="float" office:value="1">
                <text:p>1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307">
                <text:p>51.307</text:p>
              </table:table-cell>
              <table:table-cell office:value-type="float" office:value="1">
                <text:p>1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93">
                <text:p>57.493</text:p>
              </table:table-cell>
              <table:table-cell office:value-type="float" office:value="1">
                <text:p>1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32">
                <text:p>51.32</text:p>
              </table:table-cell>
              <table:table-cell office:value-type="float" office:value="1">
                <text:p>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12">
                <text:p>51.12</text:p>
              </table:table-cell>
              <table:table-cell office:value-type="float" office:value="1">
                <text:p>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133">
                <text:p>58.133</text:p>
              </table:table-cell>
              <table:table-cell office:value-type="float" office:value="1">
                <text:p>1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3.307">
                <text:p>183.307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8.267">
                <text:p>108.267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1.413">
                <text:p>211.413</text:p>
              </table:table-cell>
              <table:table-cell office:value-type="float" office:value="1">
                <text:p>1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.547">
                <text:p>55.547</text:p>
              </table:table-cell>
              <table:table-cell office:value-type="float" office:value="1">
                <text:p>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6.267">
                <text:p>56.267</text:p>
              </table:table-cell>
              <table:table-cell office:value-type="float" office:value="1">
                <text:p>1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.867">
                <text:p>53.867</text:p>
              </table:table-cell>
              <table:table-cell office:value-type="float" office:value="1">
                <text:p>1</text:p>
              </table:table-cell>
              <table:table-cell office:value-type="float" office:value="3040">
                <text:p>30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28">
                <text:p>22.28</text:p>
              </table:table-cell>
              <table:table-cell office:value-type="float" office:value="1">
                <text:p>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.747">
                <text:p>59.747</text:p>
              </table:table-cell>
              <table:table-cell office:value-type="float" office:value="1">
                <text:p>1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.533">
                <text:p>32.533</text:p>
              </table:table-cell>
              <table:table-cell office:value-type="float" office:value="1">
                <text:p>1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.307">
                <text:p>47.307</text:p>
              </table:table-cell>
              <table:table-cell office:value-type="float" office:value="1">
                <text:p>1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56">
                <text:p>37.56</text:p>
              </table:table-cell>
              <table:table-cell office:value-type="float" office:value="1">
                <text:p>1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707">
                <text:p>43.707</text:p>
              </table:table-cell>
              <table:table-cell office:value-type="float" office:value="1">
                <text:p>1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44">
                <text:p>32.44</text:p>
              </table:table-cell>
              <table:table-cell office:value-type="float" office:value="1">
                <text:p>1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.333">
                <text:p>31.333</text:p>
              </table:table-cell>
              <table:table-cell office:value-type="float" office:value="1">
                <text:p>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027">
                <text:p>34.027</text:p>
              </table:table-cell>
              <table:table-cell office:value-type="float" office:value="1">
                <text:p>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.88">
                <text:p>77.88</text:p>
              </table:table-cell>
              <table:table-cell office:value-type="float" office:value="1">
                <text:p>1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.973">
                <text:p>32.973</text:p>
              </table:table-cell>
              <table:table-cell office:value-type="float" office:value="1">
                <text:p>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87">
                <text:p>18.187</text:p>
              </table:table-cell>
              <table:table-cell office:value-type="float" office:value="1">
                <text:p>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987">
                <text:p>9.987</text:p>
              </table:table-cell>
              <table:table-cell office:value-type="float" office:value="1">
                <text:p>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707">
                <text:p>27.707</text:p>
              </table:table-cell>
              <table:table-cell office:value-type="float" office:value="1">
                <text:p>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587">
                <text:p>34.587</text:p>
              </table:table-cell>
              <table:table-cell office:value-type="float" office:value="1">
                <text:p>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96">
                <text:p>46.96</text:p>
              </table:table-cell>
              <table:table-cell office:value-type="float" office:value="1">
                <text:p>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187">
                <text:p>59.187</text:p>
              </table:table-cell>
              <table:table-cell office:value-type="float" office:value="1">
                <text:p>1</text:p>
              </table:table-cell>
              <table:table-cell office:value-type="float" office:value="2799">
                <text:p>2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04">
                <text:p>37.04</text:p>
              </table:table-cell>
              <table:table-cell office:value-type="float" office:value="1">
                <text:p>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173">
                <text:p>40.173</text:p>
              </table:table-cell>
              <table:table-cell office:value-type="float" office:value="1">
                <text:p>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307">
                <text:p>70.307</text:p>
              </table:table-cell>
              <table:table-cell office:value-type="float" office:value="1">
                <text:p>1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2">
                <text:p>46.2</text:p>
              </table:table-cell>
              <table:table-cell office:value-type="float" office:value="1">
                <text:p>1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.133">
                <text:p>72.133</text:p>
              </table:table-cell>
              <table:table-cell office:value-type="float" office:value="1">
                <text:p>1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2.893">
                <text:p>92.893</text:p>
              </table:table-cell>
              <table:table-cell office:value-type="float" office:value="1">
                <text:p>1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.893">
                <text:p>47.893</text:p>
              </table:table-cell>
              <table:table-cell office:value-type="float" office:value="1">
                <text:p>1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907">
                <text:p>23.907</text:p>
              </table:table-cell>
              <table:table-cell office:value-type="float" office:value="1">
                <text:p>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.253">
                <text:p>28.253</text:p>
              </table:table-cell>
              <table:table-cell office:value-type="float" office:value="1">
                <text:p>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947">
                <text:p>25.947</text:p>
              </table:table-cell>
              <table:table-cell office:value-type="float" office:value="1">
                <text:p>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907">
                <text:p>46.907</text:p>
              </table:table-cell>
              <table:table-cell office:value-type="float" office:value="1">
                <text:p>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147">
                <text:p>34.147</text:p>
              </table:table-cell>
              <table:table-cell office:value-type="float" office:value="1">
                <text:p>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.72">
                <text:p>134.72</text:p>
              </table:table-cell>
              <table:table-cell office:value-type="float" office:value="1">
                <text:p>1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.36">
                <text:p>31.36</text:p>
              </table:table-cell>
              <table:table-cell office:value-type="float" office:value="1">
                <text:p>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.707">
                <text:p>48.707</text:p>
              </table:table-cell>
              <table:table-cell office:value-type="float" office:value="1">
                <text:p>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.16">
                <text:p>58.16</text:p>
              </table:table-cell>
              <table:table-cell office:value-type="float" office:value="1">
                <text:p>1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.493">
                <text:p>113.493</text:p>
              </table:table-cell>
              <table:table-cell office:value-type="float" office:value="1">
                <text:p>1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92">
                <text:p>25.92</text:p>
              </table:table-cell>
              <table:table-cell office:value-type="float" office:value="1">
                <text:p>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.2">
                <text:p>102.2</text:p>
              </table:table-cell>
              <table:table-cell office:value-type="float" office:value="1">
                <text:p>1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.373">
                <text:p>107.373</text:p>
              </table:table-cell>
              <table:table-cell office:value-type="float" office:value="1">
                <text:p>1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.12">
                <text:p>38.12</text:p>
              </table:table-cell>
              <table:table-cell office:value-type="float" office:value="1">
                <text:p>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4">
                <text:p>50.4</text:p>
              </table:table-cell>
              <table:table-cell office:value-type="float" office:value="1">
                <text:p>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827">
                <text:p>46.827</text:p>
              </table:table-cell>
              <table:table-cell office:value-type="float" office:value="1">
                <text:p>1</text:p>
              </table:table-cell>
              <table:table-cell office:value-type="float" office:value="1225">
                <text:p>12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